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en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4" table:default-cell-style-name="ce1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ce12"/>
        <table:table-column table:style-name="co7" table:number-columns-repeated="9" table:default-cell-style-name="ce12"/>
        <table:table-column table:style-name="co7" table:number-columns-repeated="61" table:default-cell-style-name="Default"/>
        <table:table-column table:style-name="co9" table:number-columns-repeated="931" table:default-cell-style-name="Default"/>
        <table:table-row table:style-name="ro1">
          <table:table-cell office:value-type="string" calcext:value-type="string">
            <text:p>Priority</text:p>
          </table:table-cell>
          <table:table-cell table:number-columns-repeated="5" table:style-name="ce1" office:value-type="string" calcext:value-type="string">
            <text:p>LIMIT</text:p>
          </table:table-cell>
          <table:table-cell table:style-name="ce15"/>
          <table:table-cell table:number-columns-repeated="3" table:style-name="ce15" office:value-type="string" calcext:value-type="string">
            <text:p>WAIT</text:p>
          </table:table-cell>
          <table:table-cell table:style-name="ce15"/>
          <table:table-cell table:style-name="ce17" office:value-type="string" calcext:value-type="string" table:number-columns-spanned="10" table:number-rows-spanned="1">
            <text:p>NEXT PRIO</text:p>
          </table:table-cell>
          <table:covered-table-cell table:number-columns-repeated="9" table:style-name="ce15"/>
          <table:table-cell table:style-name="ce15"/>
          <table:table-cell table:style-name="ce18" office:value-type="string" calcext:value-type="string" table:number-columns-spanned="10" table:number-rows-spanned="1">
            <text:p>RETRY</text:p>
          </table:table-cell>
          <table:covered-table-cell/>
          <table:covered-table-cell table:number-columns-repeated="8" table:style-name="ce15"/>
          <table:table-cell table:style-name="ce15" table:number-columns-repeated="992"/>
        </table:table-row>
        <table:table-row table:style-name="ro1">
          <table:table-cell/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1.5" calcext:value-type="float">
            <text:p>1,50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/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989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3.2*POWER((EXP([.$A3])-1)/(EXP(1)-1);2)+0.8)*[.B$2]" office:value-type="float" office:value="0.16" calcext:value-type="float">
            <text:p>0,16</text:p>
          </table:table-cell>
          <table:table-cell table:style-name="ce6" table:formula="of:=(3.2*POWER((EXP([.$A3])-1)/(EXP(1)-1);2)+0.8)*[.C$2]" office:value-type="float" office:value="0.4" calcext:value-type="float">
            <text:p>0,40</text:p>
          </table:table-cell>
          <table:table-cell table:style-name="ce6" table:formula="of:=(3.2*POWER((EXP([.$A3])-1)/(EXP(1)-1);2)+0.8)*[.D$2]" office:value-type="float" office:value="0.64" calcext:value-type="float">
            <text:p>0,64</text:p>
          </table:table-cell>
          <table:table-cell table:style-name="ce6" table:formula="of:=(3.2*POWER((EXP([.$A3])-1)/(EXP(1)-1);2)+0.8)*[.E$2]" office:value-type="float" office:value="0.8" calcext:value-type="float">
            <text:p>0,80</text:p>
          </table:table-cell>
          <table:table-cell table:style-name="ce6" table:formula="of:=(3.2*POWER((EXP([.$A3])-1)/(EXP(1)-1);2)+0.8)*[.F$2]" office:value-type="float" office:value="1.2" calcext:value-type="float">
            <text:p>1,20</text:p>
          </table:table-cell>
          <table:table-cell/>
          <table:table-cell table:style-name="ce11" table:formula="of:=(1+(59*(1-[.$A3])))*[.H$2]" office:value-type="float" office:value="300" calcext:value-type="float">
            <text:p>300</text:p>
          </table:table-cell>
          <table:table-cell table:style-name="ce11" table:formula="of:=(1+(59*(1-[.$A3])))*[.I$2]" office:value-type="float" office:value="600" calcext:value-type="float">
            <text:p>600</text:p>
          </table:table-cell>
          <table:table-cell table:style-name="ce11" table:formula="of:=(1+(59*(1-[.$A3])))*[.J$2]" office:value-type="float" office:value="1800" calcext:value-type="float">
            <text:p>1800</text:p>
          </table:table-cell>
          <table:table-cell/>
          <table:table-cell table:formula="of:=1-POWER(1-[.A3];1.1)" office:value-type="float" office:value="0" calcext:value-type="float">
            <text:p>0,00</text:p>
          </table:table-cell>
          <table:table-cell table:style-name="ce6" table:formula="of:=1-POWER(1-[.L3];1.1)" office:value-type="float" office:value="0" calcext:value-type="float">
            <text:p>0,00</text:p>
          </table:table-cell>
          <table:table-cell table:style-name="ce6" table:formula="of:=1-POWER(1-[.M3];1.1)" office:value-type="float" office:value="0" calcext:value-type="float">
            <text:p>0,00</text:p>
          </table:table-cell>
          <table:table-cell table:style-name="ce6" table:formula="of:=1-POWER(1-[.N3];1.1)" office:value-type="float" office:value="0" calcext:value-type="float">
            <text:p>0,00</text:p>
          </table:table-cell>
          <table:table-cell table:style-name="ce6" table:formula="of:=1-POWER(1-[.O3];1.1)" office:value-type="float" office:value="0" calcext:value-type="float">
            <text:p>0,00</text:p>
          </table:table-cell>
          <table:table-cell table:style-name="ce6" table:formula="of:=1-POWER(1-[.P3];1.1)" office:value-type="float" office:value="0" calcext:value-type="float">
            <text:p>0,00</text:p>
          </table:table-cell>
          <table:table-cell table:style-name="ce6" table:formula="of:=1-POWER(1-[.Q3];1.1)" office:value-type="float" office:value="0" calcext:value-type="float">
            <text:p>0,00</text:p>
          </table:table-cell>
          <table:table-cell table:style-name="ce6" table:formula="of:=1-POWER(1-[.R3];1.1)" office:value-type="float" office:value="0" calcext:value-type="float">
            <text:p>0,00</text:p>
          </table:table-cell>
          <table:table-cell table:style-name="ce6" table:formula="of:=1-POWER(1-[.S3];1.1)" office:value-type="float" office:value="0" calcext:value-type="float">
            <text:p>0,00</text:p>
          </table:table-cell>
          <table:table-cell table:style-name="ce6" table:formula="of:=1-POWER(1-[.T3];1.1)" office:value-type="float" office:value="0" calcext:value-type="float">
            <text:p>0,00</text:p>
          </table:table-cell>
          <table:table-cell/>
          <table:table-cell office:value-type="string" calcext:value-type="string">
            <text:p>WAIT</text:p>
          </table:table-cell>
          <table:table-cell table:formula="of:=POWER([.X2];2)" office:value-type="float" office:value="1" calcext:value-type="float">
            <text:p>1</text:p>
          </table:table-cell>
          <table:table-cell table:formula="of:=POWER([.Y2];3)" office:value-type="float" office:value="8" calcext:value-type="float">
            <text:p>8</text:p>
          </table:table-cell>
          <table:table-cell table:formula="of:=POWER([.Z2];3)" office:value-type="float" office:value="27" calcext:value-type="float">
            <text:p>27</text:p>
          </table:table-cell>
          <table:table-cell table:formula="of:=POWER([.AA2];3)" office:value-type="float" office:value="64" calcext:value-type="float">
            <text:p>64</text:p>
          </table:table-cell>
          <table:table-cell table:formula="of:=POWER([.AB2];3)" office:value-type="float" office:value="125" calcext:value-type="float">
            <text:p>125</text:p>
          </table:table-cell>
          <table:table-cell table:formula="of:=POWER([.AC2];3)" office:value-type="float" office:value="216" calcext:value-type="float">
            <text:p>216</text:p>
          </table:table-cell>
          <table:table-cell table:formula="of:=POWER([.AD2];3)" office:value-type="float" office:value="343" calcext:value-type="float">
            <text:p>343</text:p>
          </table:table-cell>
          <table:table-cell table:formula="of:=POWER([.AE2];3)" office:value-type="float" office:value="512" calcext:value-type="float">
            <text:p>512</text:p>
          </table:table-cell>
          <table:table-cell table:formula="of:=POWER([.AF2];3)" office:value-type="float" office:value="729" calcext:value-type="float">
            <text:p>729</text:p>
          </table:table-cell>
          <table:table-cell table:style-name="ce12" table:formula="of:=POWER([.AG2];3)" office:value-type="float" office:value="1000" calcext:value-type="float">
            <text:p>1000</text:p>
          </table:table-cell>
          <table:table-cell table:style-name="ce12" table:formula="of:=POWER([.AH2];3)" office:value-type="float" office:value="1331" calcext:value-type="float">
            <text:p>1331</text:p>
          </table:table-cell>
          <table:table-cell table:style-name="ce12" table:formula="of:=POWER([.AI2];3)" office:value-type="float" office:value="1728" calcext:value-type="float">
            <text:p>1728</text:p>
          </table:table-cell>
          <table:table-cell table:number-columns-repeated="989"/>
        </table:table-row>
        <table:table-row table:style-name="ro1">
          <table:table-cell table:formula="of:=[.A3]+0.1" office:value-type="float" office:value="0.1" calcext:value-type="float">
            <text:p>0,10</text:p>
          </table:table-cell>
          <table:table-cell table:formula="of:=(3.2*POWER((EXP([.$A4])-1)/(EXP(1)-1);2)+0.8)*[.B$2]" office:value-type="float" office:value="0.16239763190752" calcext:value-type="float">
            <text:p>0,16</text:p>
          </table:table-cell>
          <table:table-cell table:style-name="ce6" table:formula="of:=(3.2*POWER((EXP([.$A4])-1)/(EXP(1)-1);2)+0.8)*[.C$2]" office:value-type="float" office:value="0.405994079768799" calcext:value-type="float">
            <text:p>0,41</text:p>
          </table:table-cell>
          <table:table-cell table:style-name="ce6" table:formula="of:=(3.2*POWER((EXP([.$A4])-1)/(EXP(1)-1);2)+0.8)*[.D$2]" office:value-type="float" office:value="0.649590527630078" calcext:value-type="float">
            <text:p>0,65</text:p>
          </table:table-cell>
          <table:table-cell table:style-name="ce6" table:formula="of:=(3.2*POWER((EXP([.$A4])-1)/(EXP(1)-1);2)+0.8)*[.E$2]" office:value-type="float" office:value="0.811988159537598" calcext:value-type="float">
            <text:p>0,81</text:p>
          </table:table-cell>
          <table:table-cell table:style-name="ce6" table:formula="of:=(3.2*POWER((EXP([.$A4])-1)/(EXP(1)-1);2)+0.8)*[.F$2]" office:value-type="float" office:value="1.2179822393064" calcext:value-type="float">
            <text:p>1,22</text:p>
          </table:table-cell>
          <table:table-cell/>
          <table:table-cell table:style-name="ce11" table:formula="of:=(1+(59*(1-[.$A4])))*[.H$2]" office:value-type="float" office:value="270.5" calcext:value-type="float">
            <text:p>271</text:p>
          </table:table-cell>
          <table:table-cell table:style-name="ce11" table:formula="of:=(1+(59*(1-[.$A4])))*[.I$2]" office:value-type="float" office:value="541" calcext:value-type="float">
            <text:p>541</text:p>
          </table:table-cell>
          <table:table-cell table:style-name="ce11" table:formula="of:=(1+(59*(1-[.$A4])))*[.J$2]" office:value-type="float" office:value="1623" calcext:value-type="float">
            <text:p>1623</text:p>
          </table:table-cell>
          <table:table-cell/>
          <table:table-cell table:formula="of:=1-POWER(1-[.A4];1.1)" office:value-type="float" office:value="0.109432667614407" calcext:value-type="float">
            <text:p>0,11</text:p>
          </table:table-cell>
          <table:table-cell table:style-name="ce6" table:formula="of:=1-POWER(1-[.L4];1.1)" office:value-type="float" office:value="0.119694457112589" calcext:value-type="float">
            <text:p>0,12</text:p>
          </table:table-cell>
          <table:table-cell table:style-name="ce6" table:formula="of:=1-POWER(1-[.M4];1.1)" office:value-type="float" office:value="0.130845906229524" calcext:value-type="float">
            <text:p>0,13</text:p>
          </table:table-cell>
          <table:table-cell table:style-name="ce6" table:formula="of:=1-POWER(1-[.N4];1.1)" office:value-type="float" office:value="0.142949410302733" calcext:value-type="float">
            <text:p>0,14</text:p>
          </table:table-cell>
          <table:table-cell table:style-name="ce6" table:formula="of:=1-POWER(1-[.O4];1.1)" office:value-type="float" office:value="0.156068681660221" calcext:value-type="float">
            <text:p>0,16</text:p>
          </table:table-cell>
          <table:table-cell table:style-name="ce6" table:formula="of:=1-POWER(1-[.P4];1.1)" office:value-type="float" office:value="0.170268048606388" calcext:value-type="float">
            <text:p>0,17</text:p>
          </table:table-cell>
          <table:table-cell table:style-name="ce6" table:formula="of:=1-POWER(1-[.Q4];1.1)" office:value-type="float" office:value="0.185611568747822" calcext:value-type="float">
            <text:p>0,19</text:p>
          </table:table-cell>
          <table:table-cell table:style-name="ce6" table:formula="of:=1-POWER(1-[.R4];1.1)" office:value-type="float" office:value="0.202161930364701" calcext:value-type="float">
            <text:p>0,20</text:p>
          </table:table-cell>
          <table:table-cell table:style-name="ce6" table:formula="of:=1-POWER(1-[.S4];1.1)" office:value-type="float" office:value="0.219979115469577" calcext:value-type="float">
            <text:p>0,22</text:p>
          </table:table-cell>
          <table:table-cell table:style-name="ce6" table:formula="of:=1-POWER(1-[.T4];1.1)" office:value-type="float" office:value="0.239118799537166" calcext:value-type="float">
            <text:p>0,24</text:p>
          </table:table-cell>
          <table:table-cell/>
          <table:table-cell office:value-type="string" calcext:value-type="string">
            <text:p>TOTAL</text:p>
          </table:table-cell>
          <table:table-cell table:formula="of:=[.X3]" office:value-type="float" office:value="1" calcext:value-type="float">
            <text:p>1</text:p>
          </table:table-cell>
          <table:table-cell table:formula="of:=[.X4]+[.Y3]" office:value-type="float" office:value="9" calcext:value-type="float">
            <text:p>9</text:p>
          </table:table-cell>
          <table:table-cell table:formula="of:=[.Y4]+[.Z3]" office:value-type="float" office:value="36" calcext:value-type="float">
            <text:p>36</text:p>
          </table:table-cell>
          <table:table-cell table:formula="of:=[.Z4]+[.AA3]" office:value-type="float" office:value="100" calcext:value-type="float">
            <text:p>100</text:p>
          </table:table-cell>
          <table:table-cell table:formula="of:=[.AA4]+[.AB3]" office:value-type="float" office:value="225" calcext:value-type="float">
            <text:p>225</text:p>
          </table:table-cell>
          <table:table-cell table:formula="of:=[.AB4]+[.AC3]" office:value-type="float" office:value="441" calcext:value-type="float">
            <text:p>441</text:p>
          </table:table-cell>
          <table:table-cell table:formula="of:=[.AC4]+[.AD3]" office:value-type="float" office:value="784" calcext:value-type="float">
            <text:p>784</text:p>
          </table:table-cell>
          <table:table-cell table:formula="of:=[.AD4]+[.AE3]" office:value-type="float" office:value="1296" calcext:value-type="float">
            <text:p>1296</text:p>
          </table:table-cell>
          <table:table-cell table:formula="of:=[.AE4]+[.AF3]" office:value-type="float" office:value="2025" calcext:value-type="float">
            <text:p>2025</text:p>
          </table:table-cell>
          <table:table-cell table:style-name="ce12" table:formula="of:=[.AF4]+[.AG3]" office:value-type="float" office:value="3025" calcext:value-type="float">
            <text:p>3025</text:p>
          </table:table-cell>
          <table:table-cell table:style-name="ce12" table:formula="of:=[.AG4]+[.AH3]" office:value-type="float" office:value="4356" calcext:value-type="float">
            <text:p>4356</text:p>
          </table:table-cell>
          <table:table-cell table:style-name="ce12" table:formula="of:=[.AH4]+[.AI3]" office:value-type="float" office:value="6084" calcext:value-type="float">
            <text:p>6084</text:p>
          </table:table-cell>
          <table:table-cell table:number-columns-repeated="989"/>
        </table:table-row>
        <table:table-row table:style-name="ro1">
          <table:table-cell table:formula="of:=[.A4]+0.1" office:value-type="float" office:value="0.2" calcext:value-type="float">
            <text:p>0,20</text:p>
          </table:table-cell>
          <table:table-cell table:formula="of:=(3.2*POWER((EXP([.$A5])-1)/(EXP(1)-1);2)+0.8)*[.B$2]" office:value-type="float" office:value="0.170625692245299" calcext:value-type="float">
            <text:p>0,17</text:p>
          </table:table-cell>
          <table:table-cell table:style-name="ce6" table:formula="of:=(3.2*POWER((EXP([.$A5])-1)/(EXP(1)-1);2)+0.8)*[.C$2]" office:value-type="float" office:value="0.426564230613247" calcext:value-type="float">
            <text:p>0,43</text:p>
          </table:table-cell>
          <table:table-cell table:style-name="ce6" table:formula="of:=(3.2*POWER((EXP([.$A5])-1)/(EXP(1)-1);2)+0.8)*[.D$2]" office:value-type="float" office:value="0.682502768981195" calcext:value-type="float">
            <text:p>0,68</text:p>
          </table:table-cell>
          <table:table-cell table:style-name="ce6" table:formula="of:=(3.2*POWER((EXP([.$A5])-1)/(EXP(1)-1);2)+0.8)*[.E$2]" office:value-type="float" office:value="0.853128461226493" calcext:value-type="float">
            <text:p>0,85</text:p>
          </table:table-cell>
          <table:table-cell table:style-name="ce6" table:formula="of:=(3.2*POWER((EXP([.$A5])-1)/(EXP(1)-1);2)+0.8)*[.F$2]" office:value-type="float" office:value="1.27969269183974" calcext:value-type="float">
            <text:p>1,28</text:p>
          </table:table-cell>
          <table:table-cell/>
          <table:table-cell table:style-name="ce11" table:formula="of:=(1+(59*(1-[.$A5])))*[.H$2]" office:value-type="float" office:value="241" calcext:value-type="float">
            <text:p>241</text:p>
          </table:table-cell>
          <table:table-cell table:style-name="ce11" table:formula="of:=(1+(59*(1-[.$A5])))*[.I$2]" office:value-type="float" office:value="482" calcext:value-type="float">
            <text:p>482</text:p>
          </table:table-cell>
          <table:table-cell table:style-name="ce11" table:formula="of:=(1+(59*(1-[.$A5])))*[.J$2]" office:value-type="float" office:value="1446" calcext:value-type="float">
            <text:p>1446</text:p>
          </table:table-cell>
          <table:table-cell/>
          <table:table-cell table:formula="of:=1-POWER(1-[.A5];1.1)" office:value-type="float" office:value="0.217653785165657" calcext:value-type="float">
            <text:p>0,22</text:p>
          </table:table-cell>
          <table:table-cell table:style-name="ce6" table:formula="of:=1-POWER(1-[.L5];1.1)" office:value-type="float" office:value="0.236623327940772" calcext:value-type="float">
            <text:p>0,24</text:p>
          </table:table-cell>
          <table:table-cell table:style-name="ce6" table:formula="of:=1-POWER(1-[.M5];1.1)" office:value-type="float" office:value="0.25695900944272" calcext:value-type="float">
            <text:p>0,26</text:p>
          </table:table-cell>
          <table:table-cell table:style-name="ce6" table:formula="of:=1-POWER(1-[.N5];1.1)" office:value-type="float" office:value="0.278703126112204" calcext:value-type="float">
            <text:p>0,28</text:p>
          </table:table-cell>
          <table:table-cell table:style-name="ce6" table:formula="of:=1-POWER(1-[.O5];1.1)" office:value-type="float" office:value="0.301887434660244" calcext:value-type="float">
            <text:p>0,30</text:p>
          </table:table-cell>
          <table:table-cell table:style-name="ce6" table:formula="of:=1-POWER(1-[.P5];1.1)" office:value-type="float" office:value="0.326530394219659" calcext:value-type="float">
            <text:p>0,33</text:p>
          </table:table-cell>
          <table:table-cell table:style-name="ce6" table:formula="of:=1-POWER(1-[.Q5];1.1)" office:value-type="float" office:value="0.352634127898967" calcext:value-type="float">
            <text:p>0,35</text:p>
          </table:table-cell>
          <table:table-cell table:style-name="ce6" table:formula="of:=1-POWER(1-[.R5];1.1)" office:value-type="float" office:value="0.380181149111371" calcext:value-type="float">
            <text:p>0,38</text:p>
          </table:table-cell>
          <table:table-cell table:style-name="ce6" table:formula="of:=1-POWER(1-[.S5];1.1)" office:value-type="float" office:value="0.409130927459364" calcext:value-type="float">
            <text:p>0,41</text:p>
          </table:table-cell>
          <table:table-cell table:style-name="ce6" table:formula="of:=1-POWER(1-[.T5];1.1)" office:value-type="float" office:value="0.439416404872304" calcext:value-type="float">
            <text:p>0,44</text:p>
          </table:table-cell>
          <table:table-cell/>
          <table:table-cell office:value-type="string" calcext:value-type="string">
            <text:p>min</text:p>
          </table:table-cell>
          <table:table-cell table:formula="of:=ROUND([.X3]/60)" office:value-type="float" office:value="0" calcext:value-type="float">
            <text:p>0</text:p>
          </table:table-cell>
          <table:table-cell table:formula="of:=ROUND([.Y3]/60)" office:value-type="float" office:value="0" calcext:value-type="float">
            <text:p>0</text:p>
          </table:table-cell>
          <table:table-cell table:formula="of:=ROUND([.Z3]/60)" office:value-type="float" office:value="0" calcext:value-type="float">
            <text:p>0</text:p>
          </table:table-cell>
          <table:table-cell table:formula="of:=ROUND([.AA3]/60)" office:value-type="float" office:value="1" calcext:value-type="float">
            <text:p>1</text:p>
          </table:table-cell>
          <table:table-cell table:formula="of:=ROUND([.AB3]/60)" office:value-type="float" office:value="2" calcext:value-type="float">
            <text:p>2</text:p>
          </table:table-cell>
          <table:table-cell table:formula="of:=ROUND([.AC3]/60)" office:value-type="float" office:value="4" calcext:value-type="float">
            <text:p>4</text:p>
          </table:table-cell>
          <table:table-cell table:formula="of:=ROUND([.AD3]/60)" office:value-type="float" office:value="6" calcext:value-type="float">
            <text:p>6</text:p>
          </table:table-cell>
          <table:table-cell table:formula="of:=ROUND([.AE3]/60)" office:value-type="float" office:value="9" calcext:value-type="float">
            <text:p>9</text:p>
          </table:table-cell>
          <table:table-cell table:formula="of:=ROUND([.AF3]/60)" office:value-type="float" office:value="12" calcext:value-type="float">
            <text:p>12</text:p>
          </table:table-cell>
          <table:table-cell table:style-name="ce12" table:formula="of:=ROUND([.AG3]/60)" office:value-type="float" office:value="17" calcext:value-type="float">
            <text:p>17</text:p>
          </table:table-cell>
          <table:table-cell table:style-name="ce12" table:formula="of:=ROUND([.AH3]/60)" office:value-type="float" office:value="22" calcext:value-type="float">
            <text:p>22</text:p>
          </table:table-cell>
          <table:table-cell table:style-name="ce12" table:formula="of:=ROUND([.AI3]/60)"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table:style-name="ce2" table:formula="of:=[.A5]+0.1" office:value-type="float" office:value="0.3" calcext:value-type="float">
            <text:p>0,30</text:p>
          </table:table-cell>
          <table:table-cell table:style-name="ce7" table:formula="of:=(3.2*POWER((EXP([.$A6])-1)/(EXP(1)-1);2)+0.8)*[.B$2]" office:value-type="float" office:value="0.186532416285965" calcext:value-type="float">
            <text:p>0,19</text:p>
          </table:table-cell>
          <table:table-cell table:style-name="ce7" table:formula="of:=(3.2*POWER((EXP([.$A6])-1)/(EXP(1)-1);2)+0.8)*[.C$2]" office:value-type="float" office:value="0.466331040714912" calcext:value-type="float">
            <text:p>0,47</text:p>
          </table:table-cell>
          <table:table-cell table:style-name="ce7" table:formula="of:=(3.2*POWER((EXP([.$A6])-1)/(EXP(1)-1);2)+0.8)*[.D$2]" office:value-type="float" office:value="0.746129665143859" calcext:value-type="float">
            <text:p>0,75</text:p>
          </table:table-cell>
          <table:table-cell table:style-name="ce7" table:formula="of:=(3.2*POWER((EXP([.$A6])-1)/(EXP(1)-1);2)+0.8)*[.E$2]" office:value-type="float" office:value="0.932662081429824" calcext:value-type="float">
            <text:p>0,93</text:p>
          </table:table-cell>
          <table:table-cell table:style-name="ce7" table:formula="of:=(3.2*POWER((EXP([.$A6])-1)/(EXP(1)-1);2)+0.8)*[.F$2]" office:value-type="float" office:value="1.39899312214474" calcext:value-type="float">
            <text:p>1,40</text:p>
          </table:table-cell>
          <table:table-cell/>
          <table:table-cell table:style-name="ce16" table:formula="of:=(1+(59*(1-[.$A6])))*[.H$2]" office:value-type="float" office:value="211.5" calcext:value-type="float">
            <text:p>212</text:p>
          </table:table-cell>
          <table:table-cell table:style-name="ce16" table:formula="of:=(1+(59*(1-[.$A6])))*[.I$2]" office:value-type="float" office:value="423" calcext:value-type="float">
            <text:p>423</text:p>
          </table:table-cell>
          <table:table-cell table:style-name="ce16" table:formula="of:=(1+(59*(1-[.$A6])))*[.J$2]" office:value-type="float" office:value="1269" calcext:value-type="float">
            <text:p>1269</text:p>
          </table:table-cell>
          <table:table-cell/>
          <table:table-cell table:formula="of:=1-POWER(1-[.A6];1.1)" office:value-type="float" office:value="0.324527233416128" calcext:value-type="float">
            <text:p>0,32</text:p>
          </table:table-cell>
          <table:table-cell table:style-name="ce6" table:formula="of:=1-POWER(1-[.L6];1.1)" office:value-type="float" office:value="0.350515743230899" calcext:value-type="float">
            <text:p>0,35</text:p>
          </table:table-cell>
          <table:table-cell table:style-name="ce6" table:formula="of:=1-POWER(1-[.M6];1.1)" office:value-type="float" office:value="0.377949718062502" calcext:value-type="float">
            <text:p>0,38</text:p>
          </table:table-cell>
          <table:table-cell table:style-name="ce6" table:formula="of:=1-POWER(1-[.N6];1.1)" office:value-type="float" office:value="0.406790577953001" calcext:value-type="float">
            <text:p>0,41</text:p>
          </table:table-cell>
          <table:table-cell table:style-name="ce6" table:formula="of:=1-POWER(1-[.O6];1.1)" office:value-type="float" office:value="0.436973489462597" calcext:value-type="float">
            <text:p>0,44</text:p>
          </table:table-cell>
          <table:table-cell table:style-name="ce6" table:formula="of:=1-POWER(1-[.P6];1.1)" office:value-type="float" office:value="0.4684039700888" calcext:value-type="float">
            <text:p>0,47</text:p>
          </table:table-cell>
          <table:table-cell table:style-name="ce6" table:formula="of:=1-POWER(1-[.Q6];1.1)" office:value-type="float" office:value="0.500954778154012" calcext:value-type="float">
            <text:p>0,50</text:p>
          </table:table-cell>
          <table:table-cell table:style-name="ce6" table:formula="of:=1-POWER(1-[.R6];1.1)" office:value-type="float" office:value="0.534463334086018" calcext:value-type="float">
            <text:p>0,53</text:p>
          </table:table-cell>
          <table:table-cell table:style-name="ce6" table:formula="of:=1-POWER(1-[.S6];1.1)" office:value-type="float" office:value="0.568729967912452" calcext:value-type="float">
            <text:p>0,57</text:p>
          </table:table-cell>
          <table:table-cell table:style-name="ce6" table:formula="of:=1-POWER(1-[.T6];1.1)" office:value-type="float" office:value="0.603517330097196" calcext:value-type="float">
            <text:p>0,60</text:p>
          </table:table-cell>
          <table:table-cell/>
          <table:table-cell office:value-type="string" calcext:value-type="string">
            <text:p>tmin</text:p>
          </table:table-cell>
          <table:table-cell table:formula="of:=ROUND([.X4]/60)" office:value-type="float" office:value="0" calcext:value-type="float">
            <text:p>0</text:p>
          </table:table-cell>
          <table:table-cell table:formula="of:=ROUND([.Y4]/60)" office:value-type="float" office:value="0" calcext:value-type="float">
            <text:p>0</text:p>
          </table:table-cell>
          <table:table-cell table:formula="of:=ROUND([.Z4]/60)" office:value-type="float" office:value="1" calcext:value-type="float">
            <text:p>1</text:p>
          </table:table-cell>
          <table:table-cell table:formula="of:=ROUND([.AA4]/60)" office:value-type="float" office:value="2" calcext:value-type="float">
            <text:p>2</text:p>
          </table:table-cell>
          <table:table-cell table:formula="of:=ROUND([.AB4]/60)" office:value-type="float" office:value="4" calcext:value-type="float">
            <text:p>4</text:p>
          </table:table-cell>
          <table:table-cell table:formula="of:=ROUND([.AC4]/60)" office:value-type="float" office:value="7" calcext:value-type="float">
            <text:p>7</text:p>
          </table:table-cell>
          <table:table-cell table:formula="of:=ROUND([.AD4]/60)" office:value-type="float" office:value="13" calcext:value-type="float">
            <text:p>13</text:p>
          </table:table-cell>
          <table:table-cell table:formula="of:=ROUND([.AE4]/60)" office:value-type="float" office:value="22" calcext:value-type="float">
            <text:p>22</text:p>
          </table:table-cell>
          <table:table-cell table:formula="of:=ROUND([.AF4]/60)" office:value-type="float" office:value="34" calcext:value-type="float">
            <text:p>34</text:p>
          </table:table-cell>
          <table:table-cell table:style-name="ce12" table:formula="of:=ROUND([.AG4]/60)" office:value-type="float" office:value="50" calcext:value-type="float">
            <text:p>50</text:p>
          </table:table-cell>
          <table:table-cell table:style-name="ce12" table:formula="of:=ROUND([.AH4]/60)" office:value-type="float" office:value="73" calcext:value-type="float">
            <text:p>73</text:p>
          </table:table-cell>
          <table:table-cell table:style-name="ce12" table:formula="of:=ROUND([.AI4]/60)" office:value-type="float" office:value="101" calcext:value-type="float">
            <text:p>101</text:p>
          </table:table-cell>
          <table:table-cell table:number-columns-repeated="989"/>
        </table:table-row>
        <table:table-row table:style-name="ro1">
          <table:table-cell table:formula="of:=[.A6]+0.1" office:value-type="float" office:value="0.4" calcext:value-type="float">
            <text:p>0,40</text:p>
          </table:table-cell>
          <table:table-cell table:formula="of:=(3.2*POWER((EXP([.$A7])-1)/(EXP(1)-1);2)+0.8)*[.B$2]" office:value-type="float" office:value="0.212433861997908" calcext:value-type="float">
            <text:p>0,21</text:p>
          </table:table-cell>
          <table:table-cell table:style-name="ce6" table:formula="of:=(3.2*POWER((EXP([.$A7])-1)/(EXP(1)-1);2)+0.8)*[.C$2]" office:value-type="float" office:value="0.53108465499477" calcext:value-type="float">
            <text:p>0,53</text:p>
          </table:table-cell>
          <table:table-cell table:style-name="ce6" table:formula="of:=(3.2*POWER((EXP([.$A7])-1)/(EXP(1)-1);2)+0.8)*[.D$2]" office:value-type="float" office:value="0.849735447991633" calcext:value-type="float">
            <text:p>0,85</text:p>
          </table:table-cell>
          <table:table-cell table:style-name="ce6" table:formula="of:=(3.2*POWER((EXP([.$A7])-1)/(EXP(1)-1);2)+0.8)*[.E$2]" office:value-type="float" office:value="1.06216930998954" calcext:value-type="float">
            <text:p>1,06</text:p>
          </table:table-cell>
          <table:table-cell table:style-name="ce6" table:formula="of:=(3.2*POWER((EXP([.$A7])-1)/(EXP(1)-1);2)+0.8)*[.F$2]" office:value-type="float" office:value="1.59325396498431" calcext:value-type="float">
            <text:p>1,59</text:p>
          </table:table-cell>
          <table:table-cell/>
          <table:table-cell table:style-name="ce11" table:formula="of:=(1+(59*(1-[.$A7])))*[.H$2]" office:value-type="float" office:value="182" calcext:value-type="float">
            <text:p>182</text:p>
          </table:table-cell>
          <table:table-cell table:style-name="ce11" table:formula="of:=(1+(59*(1-[.$A7])))*[.I$2]" office:value-type="float" office:value="364" calcext:value-type="float">
            <text:p>364</text:p>
          </table:table-cell>
          <table:table-cell table:style-name="ce11" table:formula="of:=(1+(59*(1-[.$A7])))*[.J$2]" office:value-type="float" office:value="1092" calcext:value-type="float">
            <text:p>1092</text:p>
          </table:table-cell>
          <table:table-cell/>
          <table:table-cell table:formula="of:=1-POWER(1-[.A7];1.1)" office:value-type="float" office:value="0.429879870096594" calcext:value-type="float">
            <text:p>0,43</text:p>
          </table:table-cell>
          <table:table-cell table:style-name="ce6" table:formula="of:=1-POWER(1-[.L7];1.1)" office:value-type="float" office:value="0.46103195996495" calcext:value-type="float">
            <text:p>0,46</text:p>
          </table:table-cell>
          <table:table-cell table:style-name="ce6" table:formula="of:=1-POWER(1-[.M7];1.1)" office:value-type="float" office:value="0.493336855375214" calcext:value-type="float">
            <text:p>0,49</text:p>
          </table:table-cell>
          <table:table-cell table:style-name="ce6" table:formula="of:=1-POWER(1-[.N7];1.1)" office:value-type="float" office:value="0.526640338519538" calcext:value-type="float">
            <text:p>0,53</text:p>
          </table:table-cell>
          <table:table-cell table:style-name="ce6" table:formula="of:=1-POWER(1-[.O7];1.1)" office:value-type="float" office:value="0.560751415883387" calcext:value-type="float">
            <text:p>0,56</text:p>
          </table:table-cell>
          <table:table-cell table:style-name="ce6" table:formula="of:=1-POWER(1-[.P7];1.1)" office:value-type="float" office:value="0.595441428358898" calcext:value-type="float">
            <text:p>0,60</text:p>
          </table:table-cell>
          <table:table-cell table:style-name="ce6" table:formula="of:=1-POWER(1-[.Q7];1.1)" office:value-type="float" office:value="0.630444603939218" calcext:value-type="float">
            <text:p>0,63</text:p>
          </table:table-cell>
          <table:table-cell table:style-name="ce6" table:formula="of:=1-POWER(1-[.R7];1.1)" office:value-type="float" office:value="0.665460423483137" calcext:value-type="float">
            <text:p>0,67</text:p>
          </table:table-cell>
          <table:table-cell table:style-name="ce6" table:formula="of:=1-POWER(1-[.S7];1.1)" office:value-type="float" office:value="0.700158147022226" calcext:value-type="float">
            <text:p>0,70</text:p>
          </table:table-cell>
          <table:table-cell table:style-name="ce6" table:formula="of:=1-POWER(1-[.T7];1.1)" office:value-type="float" office:value="0.734183779688965" calcext:value-type="float">
            <text:p>0,73</text:p>
          </table:table-cell>
          <table:table-cell table:number-columns-repeated="1003"/>
        </table:table-row>
        <table:table-row table:style-name="ro1">
          <table:table-cell table:formula="of:=[.A7]+0.1" office:value-type="float" office:value="0.5" calcext:value-type="float">
            <text:p>0,50</text:p>
          </table:table-cell>
          <table:table-cell table:formula="of:=(3.2*POWER((EXP([.$A8])-1)/(EXP(1)-1);2)+0.8)*[.B$2]" office:value-type="float" office:value="0.251223652221793" calcext:value-type="float">
            <text:p>0,25</text:p>
          </table:table-cell>
          <table:table-cell table:style-name="ce6" table:formula="of:=(3.2*POWER((EXP([.$A8])-1)/(EXP(1)-1);2)+0.8)*[.C$2]" office:value-type="float" office:value="0.628059130554482" calcext:value-type="float">
            <text:p>0,63</text:p>
          </table:table-cell>
          <table:table-cell table:style-name="ce6" table:formula="of:=(3.2*POWER((EXP([.$A8])-1)/(EXP(1)-1);2)+0.8)*[.D$2]" office:value-type="float" office:value="1.00489460888717" calcext:value-type="float">
            <text:p>1,00</text:p>
          </table:table-cell>
          <table:table-cell table:style-name="ce6" table:formula="of:=(3.2*POWER((EXP([.$A8])-1)/(EXP(1)-1);2)+0.8)*[.E$2]" office:value-type="float" office:value="1.25611826110896" calcext:value-type="float">
            <text:p>1,26</text:p>
          </table:table-cell>
          <table:table-cell table:style-name="ce6" table:formula="of:=(3.2*POWER((EXP([.$A8])-1)/(EXP(1)-1);2)+0.8)*[.F$2]" office:value-type="float" office:value="1.88417739166344" calcext:value-type="float">
            <text:p>1,88</text:p>
          </table:table-cell>
          <table:table-cell/>
          <table:table-cell table:style-name="ce11" table:formula="of:=(1+(59*(1-[.$A8])))*[.H$2]" office:value-type="float" office:value="152.5" calcext:value-type="float">
            <text:p>153</text:p>
          </table:table-cell>
          <table:table-cell table:style-name="ce11" table:formula="of:=(1+(59*(1-[.$A8])))*[.I$2]" office:value-type="float" office:value="305" calcext:value-type="float">
            <text:p>305</text:p>
          </table:table-cell>
          <table:table-cell table:style-name="ce11" table:formula="of:=(1+(59*(1-[.$A8])))*[.J$2]" office:value-type="float" office:value="915" calcext:value-type="float">
            <text:p>915</text:p>
          </table:table-cell>
          <table:table-cell/>
          <table:table-cell table:formula="of:=1-POWER(1-[.A8];1.1)" office:value-type="float" office:value="0.533483504231596" calcext:value-type="float">
            <text:p>0,53</text:p>
          </table:table-cell>
          <table:table-cell table:style-name="ce6" table:formula="of:=1-POWER(1-[.L8];1.1)" office:value-type="float" office:value="0.567731384346067" calcext:value-type="float">
            <text:p>0,57</text:p>
          </table:table-cell>
          <table:table-cell table:style-name="ce6" table:formula="of:=1-POWER(1-[.M8];1.1)" office:value-type="float" office:value="0.602507374525513" calcext:value-type="float">
            <text:p>0,60</text:p>
          </table:table-cell>
          <table:table-cell table:style-name="ce6" table:formula="of:=1-POWER(1-[.N8];1.1)" office:value-type="float" office:value="0.637538416573497" calcext:value-type="float">
            <text:p>0,64</text:p>
          </table:table-cell>
          <table:table-cell table:style-name="ce6" table:formula="of:=1-POWER(1-[.O8];1.1)" office:value-type="float" office:value="0.672517436243918" calcext:value-type="float">
            <text:p>0,67</text:p>
          </table:table-cell>
          <table:table-cell table:style-name="ce6" table:formula="of:=1-POWER(1-[.P8];1.1)" office:value-type="float" office:value="0.707108343779547" calcext:value-type="float">
            <text:p>0,71</text:p>
          </table:table-cell>
          <table:table-cell table:style-name="ce6" table:formula="of:=1-POWER(1-[.Q8];1.1)" office:value-type="float" office:value="0.740953517318841" calcext:value-type="float">
            <text:p>0,74</text:p>
          </table:table-cell>
          <table:table-cell table:style-name="ce6" table:formula="of:=1-POWER(1-[.R8];1.1)" office:value-type="float" office:value="0.773683889941722" calcext:value-type="float">
            <text:p>0,77</text:p>
          </table:table-cell>
          <table:table-cell table:style-name="ce6" table:formula="of:=1-POWER(1-[.S8];1.1)" office:value-type="float" office:value="0.804931557325217" calcext:value-type="float">
            <text:p>0,80</text:p>
          </table:table-cell>
          <table:table-cell table:style-name="ce6" table:formula="of:=1-POWER(1-[.T8];1.1)" office:value-type="float" office:value="0.834344553848792" calcext:value-type="float">
            <text:p>0,83</text:p>
          </table:table-cell>
          <table:table-cell table:number-columns-repeated="1003"/>
        </table:table-row>
        <table:table-row table:style-name="ro1">
          <table:table-cell table:formula="of:=[.A8]+0.1" office:value-type="float" office:value="0.6" calcext:value-type="float">
            <text:p>0,60</text:p>
          </table:table-cell>
          <table:table-cell table:formula="of:=(3.2*POWER((EXP([.$A9])-1)/(EXP(1)-1);2)+0.8)*[.B$2]" office:value-type="float" office:value="0.306507662440173" calcext:value-type="float">
            <text:p>0,31</text:p>
          </table:table-cell>
          <table:table-cell table:style-name="ce6" table:formula="of:=(3.2*POWER((EXP([.$A9])-1)/(EXP(1)-1);2)+0.8)*[.C$2]" office:value-type="float" office:value="0.766269156100433" calcext:value-type="float">
            <text:p>0,77</text:p>
          </table:table-cell>
          <table:table-cell table:style-name="ce6" table:formula="of:=(3.2*POWER((EXP([.$A9])-1)/(EXP(1)-1);2)+0.8)*[.D$2]" office:value-type="float" office:value="1.22603064976069" calcext:value-type="float">
            <text:p>1,23</text:p>
          </table:table-cell>
          <table:table-cell table:style-name="ce6" table:formula="of:=(3.2*POWER((EXP([.$A9])-1)/(EXP(1)-1);2)+0.8)*[.E$2]" office:value-type="float" office:value="1.53253831220087" calcext:value-type="float">
            <text:p>1,53</text:p>
          </table:table-cell>
          <table:table-cell table:style-name="ce6" table:formula="of:=(3.2*POWER((EXP([.$A9])-1)/(EXP(1)-1);2)+0.8)*[.F$2]" office:value-type="float" office:value="2.2988074683013" calcext:value-type="float">
            <text:p>2,30</text:p>
          </table:table-cell>
          <table:table-cell/>
          <table:table-cell table:style-name="ce11" table:formula="of:=(1+(59*(1-[.$A9])))*[.H$2]" office:value-type="float" office:value="123" calcext:value-type="float">
            <text:p>123</text:p>
          </table:table-cell>
          <table:table-cell table:style-name="ce11" table:formula="of:=(1+(59*(1-[.$A9])))*[.I$2]" office:value-type="float" office:value="246" calcext:value-type="float">
            <text:p>246</text:p>
          </table:table-cell>
          <table:table-cell table:style-name="ce11" table:formula="of:=(1+(59*(1-[.$A9])))*[.J$2]" office:value-type="float" office:value="738" calcext:value-type="float">
            <text:p>738</text:p>
          </table:table-cell>
          <table:table-cell/>
          <table:table-cell table:formula="of:=1-POWER(1-[.A9];1.1)" office:value-type="float" office:value="0.635022585377808" calcext:value-type="float">
            <text:p>0,64</text:p>
          </table:table-cell>
          <table:table-cell table:style-name="ce6" table:formula="of:=1-POWER(1-[.L9];1.1)" office:value-type="float" office:value="0.670016222746452" calcext:value-type="float">
            <text:p>0,67</text:p>
          </table:table-cell>
          <table:table-cell table:style-name="ce6" table:formula="of:=1-POWER(1-[.M9];1.1)" office:value-type="float" office:value="0.704646685828224" calcext:value-type="float">
            <text:p>0,70</text:p>
          </table:table-cell>
          <table:table-cell table:style-name="ce6" table:formula="of:=1-POWER(1-[.N9];1.1)" office:value-type="float" office:value="0.738557592970043" calcext:value-type="float">
            <text:p>0,74</text:p>
          </table:table-cell>
          <table:table-cell table:style-name="ce6" table:formula="of:=1-POWER(1-[.O9];1.1)" office:value-type="float" office:value="0.771380307312202" calcext:value-type="float">
            <text:p>0,77</text:p>
          </table:table-cell>
          <table:table-cell table:style-name="ce6" table:formula="of:=1-POWER(1-[.P9];1.1)" office:value-type="float" office:value="0.80274637174886" calcext:value-type="float">
            <text:p>0,80</text:p>
          </table:table-cell>
          <table:table-cell table:style-name="ce6" table:formula="of:=1-POWER(1-[.Q9];1.1)" office:value-type="float" office:value="0.832302147824406" calcext:value-type="float">
            <text:p>0,83</text:p>
          </table:table-cell>
          <table:table-cell table:style-name="ce6" table:formula="of:=1-POWER(1-[.R9];1.1)" office:value-type="float" office:value="0.859725008726094" calcext:value-type="float">
            <text:p>0,86</text:p>
          </table:table-cell>
          <table:table-cell table:style-name="ce6" table:formula="of:=1-POWER(1-[.S9];1.1)" office:value-type="float" office:value="0.884740090194805" calcext:value-type="float">
            <text:p>0,88</text:p>
          </table:table-cell>
          <table:table-cell table:style-name="ce6" table:formula="of:=1-POWER(1-[.T9];1.1)" office:value-type="float" office:value="0.907136274444074" calcext:value-type="float">
            <text:p>0,91</text:p>
          </table:table-cell>
          <table:table-cell table:number-columns-repeated="1003"/>
        </table:table-row>
        <table:table-row table:style-name="ro1">
          <table:table-cell table:formula="of:=[.A9]+0.1" office:value-type="float" office:value="0.7" calcext:value-type="float">
            <text:p>0,70</text:p>
          </table:table-cell>
          <table:table-cell table:formula="of:=(3.2*POWER((EXP([.$A10])-1)/(EXP(1)-1);2)+0.8)*[.B$2]" office:value-type="float" office:value="0.382769245353274" calcext:value-type="float">
            <text:p>0,38</text:p>
          </table:table-cell>
          <table:table-cell table:style-name="ce6" table:formula="of:=(3.2*POWER((EXP([.$A10])-1)/(EXP(1)-1);2)+0.8)*[.C$2]" office:value-type="float" office:value="0.956923113383184" calcext:value-type="float">
            <text:p>0,96</text:p>
          </table:table-cell>
          <table:table-cell table:style-name="ce6" table:formula="of:=(3.2*POWER((EXP([.$A10])-1)/(EXP(1)-1);2)+0.8)*[.D$2]" office:value-type="float" office:value="1.53107698141309" calcext:value-type="float">
            <text:p>1,53</text:p>
          </table:table-cell>
          <table:table-cell table:style-name="ce6" table:formula="of:=(3.2*POWER((EXP([.$A10])-1)/(EXP(1)-1);2)+0.8)*[.E$2]" office:value-type="float" office:value="1.91384622676637" calcext:value-type="float">
            <text:p>1,91</text:p>
          </table:table-cell>
          <table:table-cell table:style-name="ce6" table:formula="of:=(3.2*POWER((EXP([.$A10])-1)/(EXP(1)-1);2)+0.8)*[.F$2]" office:value-type="float" office:value="2.87076934014955" calcext:value-type="float">
            <text:p>2,87</text:p>
          </table:table-cell>
          <table:table-cell/>
          <table:table-cell table:style-name="ce11" table:formula="of:=(1+(59*(1-[.$A10])))*[.H$2]" office:value-type="float" office:value="93.5" calcext:value-type="float">
            <text:p>94</text:p>
          </table:table-cell>
          <table:table-cell table:style-name="ce11" table:formula="of:=(1+(59*(1-[.$A10])))*[.I$2]" office:value-type="float" office:value="187" calcext:value-type="float">
            <text:p>187</text:p>
          </table:table-cell>
          <table:table-cell table:style-name="ce11" table:formula="of:=(1+(59*(1-[.$A10])))*[.J$2]" office:value-type="float" office:value="561" calcext:value-type="float">
            <text:p>561</text:p>
          </table:table-cell>
          <table:table-cell/>
          <table:table-cell table:formula="of:=1-POWER(1-[.A10];1.1)" office:value-type="float" office:value="0.734029554830436" calcext:value-type="float">
            <text:p>0,73</text:p>
          </table:table-cell>
          <table:table-cell table:style-name="ce6" table:formula="of:=1-POWER(1-[.L10];1.1)" office:value-type="float" office:value="0.767021031452335" calcext:value-type="float">
            <text:p>0,77</text:p>
          </table:table-cell>
          <table:table-cell table:style-name="ce6" table:formula="of:=1-POWER(1-[.M10];1.1)" office:value-type="float" office:value="0.798605136411934" calcext:value-type="float">
            <text:p>0,80</text:p>
          </table:table-cell>
          <table:table-cell table:style-name="ce6" table:formula="of:=1-POWER(1-[.N10];1.1)" office:value-type="float" office:value="0.828425307569558" calcext:value-type="float">
            <text:p>0,83</text:p>
          </table:table-cell>
          <table:table-cell table:style-name="ce6" table:formula="of:=1-POWER(1-[.O10];1.1)" office:value-type="float" office:value="0.856153747547263" calcext:value-type="float">
            <text:p>0,86</text:p>
          </table:table-cell>
          <table:table-cell table:style-name="ce6" table:formula="of:=1-POWER(1-[.P10];1.1)" office:value-type="float" office:value="0.881508169913857" calcext:value-type="float">
            <text:p>0,88</text:p>
          </table:table-cell>
          <table:table-cell table:style-name="ce6" table:formula="of:=1-POWER(1-[.Q10];1.1)" office:value-type="float" office:value="0.904267974494612" calcext:value-type="float">
            <text:p>0,90</text:p>
          </table:table-cell>
          <table:table-cell table:style-name="ce6" table:formula="of:=1-POWER(1-[.R10];1.1)" office:value-type="float" office:value="0.92428830438216" calcext:value-type="float">
            <text:p>0,92</text:p>
          </table:table-cell>
          <table:table-cell table:style-name="ce6" table:formula="of:=1-POWER(1-[.S10];1.1)" office:value-type="float" office:value="0.941510316690904" calcext:value-type="float">
            <text:p>0,94</text:p>
          </table:table-cell>
          <table:table-cell table:style-name="ce6" table:formula="of:=1-POWER(1-[.T10];1.1)" office:value-type="float" office:value="0.955966095430148" calcext:value-type="float">
            <text:p>0,96</text:p>
          </table:table-cell>
          <table:table-cell table:number-columns-repeated="1003"/>
        </table:table-row>
        <table:table-row table:style-name="ro1">
          <table:table-cell table:formula="of:=[.A10]+0.1" office:value-type="float" office:value="0.8" calcext:value-type="float">
            <text:p>0,80</text:p>
          </table:table-cell>
          <table:table-cell table:formula="of:=(3.2*POWER((EXP([.$A11])-1)/(EXP(1)-1);2)+0.8)*[.B$2]" office:value-type="float" office:value="0.485571828555565" calcext:value-type="float">
            <text:p>0,49</text:p>
          </table:table-cell>
          <table:table-cell table:style-name="ce6" table:formula="of:=(3.2*POWER((EXP([.$A11])-1)/(EXP(1)-1);2)+0.8)*[.C$2]" office:value-type="float" office:value="1.21392957138891" calcext:value-type="float">
            <text:p>1,21</text:p>
          </table:table-cell>
          <table:table-cell table:style-name="ce6" table:formula="of:=(3.2*POWER((EXP([.$A11])-1)/(EXP(1)-1);2)+0.8)*[.D$2]" office:value-type="float" office:value="1.94228731422226" calcext:value-type="float">
            <text:p>1,94</text:p>
          </table:table-cell>
          <table:table-cell table:style-name="ce6" table:formula="of:=(3.2*POWER((EXP([.$A11])-1)/(EXP(1)-1);2)+0.8)*[.E$2]" office:value-type="float" office:value="2.42785914277783" calcext:value-type="float">
            <text:p>2,43</text:p>
          </table:table-cell>
          <table:table-cell table:style-name="ce6" table:formula="of:=(3.2*POWER((EXP([.$A11])-1)/(EXP(1)-1);2)+0.8)*[.F$2]" office:value-type="float" office:value="3.64178871416674" calcext:value-type="float">
            <text:p>3,64</text:p>
          </table:table-cell>
          <table:table-cell/>
          <table:table-cell table:style-name="ce11" table:formula="of:=(1+(59*(1-[.$A11])))*[.H$2]" office:value-type="float" office:value="64" calcext:value-type="float">
            <text:p>64</text:p>
          </table:table-cell>
          <table:table-cell table:style-name="ce11" table:formula="of:=(1+(59*(1-[.$A11])))*[.I$2]" office:value-type="float" office:value="128" calcext:value-type="float">
            <text:p>128</text:p>
          </table:table-cell>
          <table:table-cell table:style-name="ce11" table:formula="of:=(1+(59*(1-[.$A11])))*[.J$2]" office:value-type="float" office:value="384" calcext:value-type="float">
            <text:p>384</text:p>
          </table:table-cell>
          <table:table-cell/>
          <table:table-cell table:formula="of:=1-POWER(1-[.A11];1.1)" office:value-type="float" office:value="0.829732015495843" calcext:value-type="float">
            <text:p>0,83</text:p>
          </table:table-cell>
          <table:table-cell table:style-name="ce6" table:formula="of:=1-POWER(1-[.L11];1.1)" office:value-type="float" office:value="0.857358369418353" calcext:value-type="float">
            <text:p>0,86</text:p>
          </table:table-cell>
          <table:table-cell table:style-name="ce6" table:formula="of:=1-POWER(1-[.M11];1.1)" office:value-type="float" office:value="0.882599235707269" calcext:value-type="float">
            <text:p>0,88</text:p>
          </table:table-cell>
          <table:table-cell table:style-name="ce6" table:formula="of:=1-POWER(1-[.N11];1.1)" office:value-type="float" office:value="0.905237171173085" calcext:value-type="float">
            <text:p>0,91</text:p>
          </table:table-cell>
          <table:table-cell table:style-name="ce6" table:formula="of:=1-POWER(1-[.O11];1.1)" office:value-type="float" office:value="0.925131036913472" calcext:value-type="float">
            <text:p>0,93</text:p>
          </table:table-cell>
          <table:table-cell table:style-name="ce6" table:formula="of:=1-POWER(1-[.P11];1.1)" office:value-type="float" office:value="0.94222605812603" calcext:value-type="float">
            <text:p>0,94</text:p>
          </table:table-cell>
          <table:table-cell table:style-name="ce6" table:formula="of:=1-POWER(1-[.Q11];1.1)" office:value-type="float" office:value="0.956558461240727" calcext:value-type="float">
            <text:p>0,96</text:p>
          </table:table-cell>
          <table:table-cell table:style-name="ce6" table:formula="of:=1-POWER(1-[.R11];1.1)" office:value-type="float" office:value="0.96825350963643" calcext:value-type="float">
            <text:p>0,97</text:p>
          </table:table-cell>
          <table:table-cell table:style-name="ce6" table:formula="of:=1-POWER(1-[.S11];1.1)" office:value-type="float" office:value="0.977516428891464" calcext:value-type="float">
            <text:p>0,98</text:p>
          </table:table-cell>
          <table:table-cell table:style-name="ce6" table:formula="of:=1-POWER(1-[.T11];1.1)" office:value-type="float" office:value="0.98461661811177" calcext:value-type="float">
            <text:p>0,98</text:p>
          </table:table-cell>
          <table:table-cell table:number-columns-repeated="1003"/>
        </table:table-row>
        <table:table-row table:style-name="ro1">
          <table:table-cell table:formula="of:=[.A11]+0.1" office:value-type="float" office:value="0.9" calcext:value-type="float">
            <text:p>0,90</text:p>
          </table:table-cell>
          <table:table-cell table:formula="of:=(3.2*POWER((EXP([.$A12])-1)/(EXP(1)-1);2)+0.8)*[.B$2]" office:value-type="float" office:value="0.621807243108123" calcext:value-type="float">
            <text:p>0,62</text:p>
          </table:table-cell>
          <table:table-cell table:style-name="ce6" table:formula="of:=(3.2*POWER((EXP([.$A12])-1)/(EXP(1)-1);2)+0.8)*[.C$2]" office:value-type="float" office:value="1.55451810777031" calcext:value-type="float">
            <text:p>1,55</text:p>
          </table:table-cell>
          <table:table-cell table:style-name="ce6" table:formula="of:=(3.2*POWER((EXP([.$A12])-1)/(EXP(1)-1);2)+0.8)*[.D$2]" office:value-type="float" office:value="2.48722897243249" calcext:value-type="float">
            <text:p>2,49</text:p>
          </table:table-cell>
          <table:table-cell table:style-name="ce6" table:formula="of:=(3.2*POWER((EXP([.$A12])-1)/(EXP(1)-1);2)+0.8)*[.E$2]" office:value-type="float" office:value="3.10903621554061" calcext:value-type="float">
            <text:p>3,11</text:p>
          </table:table-cell>
          <table:table-cell table:style-name="ce6" table:formula="of:=(3.2*POWER((EXP([.$A12])-1)/(EXP(1)-1);2)+0.8)*[.F$2]" office:value-type="float" office:value="4.66355432331092" calcext:value-type="float">
            <text:p>4,66</text:p>
          </table:table-cell>
          <table:table-cell/>
          <table:table-cell table:style-name="ce11" table:formula="of:=(1+(59*(1-[.$A12])))*[.H$2]" office:value-type="float" office:value="34.5" calcext:value-type="float">
            <text:p>35</text:p>
          </table:table-cell>
          <table:table-cell table:style-name="ce11" table:formula="of:=(1+(59*(1-[.$A12])))*[.I$2]" office:value-type="float" office:value="69.0000000000001" calcext:value-type="float">
            <text:p>69</text:p>
          </table:table-cell>
          <table:table-cell table:style-name="ce11" table:formula="of:=(1+(59*(1-[.$A12])))*[.J$2]" office:value-type="float" office:value="207" calcext:value-type="float">
            <text:p>207</text:p>
          </table:table-cell>
          <table:table-cell/>
          <table:table-cell table:formula="of:=1-POWER(1-[.A12];1.1)" office:value-type="float" office:value="0.920567176527572" calcext:value-type="float">
            <text:p>0,92</text:p>
          </table:table-cell>
          <table:table-cell table:style-name="ce6" table:formula="of:=1-POWER(1-[.L12];1.1)" office:value-type="float" office:value="0.938340499813852" calcext:value-type="float">
            <text:p>0,94</text:p>
          </table:table-cell>
          <table:table-cell table:style-name="ce6" table:formula="of:=1-POWER(1-[.M12];1.1)" office:value-type="float" office:value="0.953334061968571" calcext:value-type="float">
            <text:p>0,95</text:p>
          </table:table-cell>
          <table:table-cell table:style-name="ce6" table:formula="of:=1-POWER(1-[.N12];1.1)" office:value-type="float" office:value="0.965652115013422" calcext:value-type="float">
            <text:p>0,97</text:p>
          </table:table-cell>
          <table:table-cell table:style-name="ce6" table:formula="of:=1-POWER(1-[.O12];1.1)" office:value-type="float" office:value="0.975481720022664" calcext:value-type="float">
            <text:p>0,98</text:p>
          </table:table-cell>
          <table:table-cell table:style-name="ce6" table:formula="of:=1-POWER(1-[.P12];1.1)" office:value-type="float" office:value="0.983078494478149" calcext:value-type="float">
            <text:p>0,98</text:p>
          </table:table-cell>
          <table:table-cell table:style-name="ce6" table:formula="of:=1-POWER(1-[.Q12];1.1)" office:value-type="float" office:value="0.988746622182153" calcext:value-type="float">
            <text:p>0,99</text:p>
          </table:table-cell>
          <table:table-cell table:style-name="ce6" table:formula="of:=1-POWER(1-[.R12];1.1)" office:value-type="float" office:value="0.992815257792914" calcext:value-type="float">
            <text:p>0,99</text:p>
          </table:table-cell>
          <table:table-cell table:style-name="ce6" table:formula="of:=1-POWER(1-[.S12];1.1)" office:value-type="float" office:value="0.99561416479809" calcext:value-type="float">
            <text:p>1,00</text:p>
          </table:table-cell>
          <table:table-cell table:style-name="ce6" table:formula="of:=1-POWER(1-[.T12];1.1)" office:value-type="float" office:value="0.99745165900999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12]+0.1" office:value-type="float" office:value="1" calcext:value-type="float">
            <text:p>1,00</text:p>
          </table:table-cell>
          <table:table-cell table:formula="of:=(3.2*POWER((EXP([.$A13])-1)/(EXP(1)-1);2)+0.8)*[.B$2]" office:value-type="float" office:value="0.8" calcext:value-type="float">
            <text:p>0,80</text:p>
          </table:table-cell>
          <table:table-cell table:style-name="ce6" table:formula="of:=(3.2*POWER((EXP([.$A13])-1)/(EXP(1)-1);2)+0.8)*[.C$2]" office:value-type="float" office:value="2" calcext:value-type="float">
            <text:p>2,00</text:p>
          </table:table-cell>
          <table:table-cell table:style-name="ce6" table:formula="of:=(3.2*POWER((EXP([.$A13])-1)/(EXP(1)-1);2)+0.8)*[.D$2]" office:value-type="float" office:value="3.2" calcext:value-type="float">
            <text:p>3,20</text:p>
          </table:table-cell>
          <table:table-cell table:style-name="ce6" table:formula="of:=(3.2*POWER((EXP([.$A13])-1)/(EXP(1)-1);2)+0.8)*[.E$2]" office:value-type="float" office:value="4" calcext:value-type="float">
            <text:p>4,00</text:p>
          </table:table-cell>
          <table:table-cell table:style-name="ce6" table:formula="of:=(3.2*POWER((EXP([.$A13])-1)/(EXP(1)-1);2)+0.8)*[.F$2]" office:value-type="float" office:value="6" calcext:value-type="float">
            <text:p>6,00</text:p>
          </table:table-cell>
          <table:table-cell/>
          <table:table-cell table:style-name="ce11" table:formula="of:=(1+(59*(1-[.$A13])))*[.H$2]" office:value-type="float" office:value="5" calcext:value-type="float">
            <text:p>5</text:p>
          </table:table-cell>
          <table:table-cell table:style-name="ce11" table:formula="of:=(1+(59*(1-[.$A13])))*[.I$2]" office:value-type="float" office:value="10" calcext:value-type="float">
            <text:p>10</text:p>
          </table:table-cell>
          <table:table-cell table:style-name="ce11" table:formula="of:=(1+(59*(1-[.$A13])))*[.J$2]" office:value-type="float" office:value="30" calcext:value-type="float">
            <text:p>30</text:p>
          </table:table-cell>
          <table:table-cell/>
          <table:table-cell table:formula="of:=1-POWER(1-[.A13];1.1)" office:value-type="float" office:value="1" calcext:value-type="float">
            <text:p>1,00</text:p>
          </table:table-cell>
          <table:table-cell table:style-name="ce6" table:formula="of:=1-POWER(1-[.L13];1.1)" office:value-type="float" office:value="1" calcext:value-type="float">
            <text:p>1,00</text:p>
          </table:table-cell>
          <table:table-cell table:style-name="ce6" table:formula="of:=1-POWER(1-[.M13];1.1)" office:value-type="float" office:value="1" calcext:value-type="float">
            <text:p>1,00</text:p>
          </table:table-cell>
          <table:table-cell table:style-name="ce6" table:formula="of:=1-POWER(1-[.N13];1.1)" office:value-type="float" office:value="1" calcext:value-type="float">
            <text:p>1,00</text:p>
          </table:table-cell>
          <table:table-cell table:style-name="ce6" table:formula="of:=1-POWER(1-[.O13];1.1)" office:value-type="float" office:value="1" calcext:value-type="float">
            <text:p>1,00</text:p>
          </table:table-cell>
          <table:table-cell table:style-name="ce6" table:formula="of:=1-POWER(1-[.P13];1.1)" office:value-type="float" office:value="1" calcext:value-type="float">
            <text:p>1,00</text:p>
          </table:table-cell>
          <table:table-cell table:style-name="ce6" table:formula="of:=1-POWER(1-[.Q13];1.1)" office:value-type="float" office:value="1" calcext:value-type="float">
            <text:p>1,00</text:p>
          </table:table-cell>
          <table:table-cell table:style-name="ce6" table:formula="of:=1-POWER(1-[.R13];1.1)" office:value-type="float" office:value="1" calcext:value-type="float">
            <text:p>1,00</text:p>
          </table:table-cell>
          <table:table-cell table:style-name="ce6" table:formula="of:=1-POWER(1-[.S13];1.1)" office:value-type="float" office:value="1" calcext:value-type="float">
            <text:p>1,00</text:p>
          </table:table-cell>
          <table:table-cell table:style-name="ce6" table:formula="of:=1-POWER(1-[.T13];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um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B16]+0.1" office:value-type="float" office:value="0.1" calcext:value-type="float">
            <text:p>0,1</text:p>
          </table:table-cell>
          <table:table-cell table:style-name="ce8" table:formula="of:=[.C16]+0.1" office:value-type="float" office:value="0.2" calcext:value-type="float">
            <text:p>0,2</text:p>
          </table:table-cell>
          <table:table-cell table:style-name="ce13" table:formula="of:=[.D16]+0.1" office:value-type="float" office:value="0.3" calcext:value-type="float">
            <text:p>0,3</text:p>
          </table:table-cell>
          <table:table-cell table:style-name="ce8" table:formula="of:=[.E16]+0.1" office:value-type="float" office:value="0.4" calcext:value-type="float">
            <text:p>0,4</text:p>
          </table:table-cell>
          <table:table-cell table:style-name="ce8" table:formula="of:=[.F16]+0.1" office:value-type="float" office:value="0.5" calcext:value-type="float">
            <text:p>0,5</text:p>
          </table:table-cell>
          <table:table-cell table:style-name="ce8" table:formula="of:=[.G16]+0.1" office:value-type="float" office:value="0.6" calcext:value-type="float">
            <text:p>0,6</text:p>
          </table:table-cell>
          <table:table-cell table:style-name="ce8" table:formula="of:=[.H16]+0.1" office:value-type="float" office:value="0.7" calcext:value-type="float">
            <text:p>0,7</text:p>
          </table:table-cell>
          <table:table-cell table:style-name="ce8" table:formula="of:=[.I16]+0.1" office:value-type="float" office:value="0.8" calcext:value-type="float">
            <text:p>0,8</text:p>
          </table:table-cell>
          <table:table-cell table:style-name="ce8" table:formula="of:=[.J16]+0.1" office:value-type="float" office:value="0.9" calcext:value-type="float">
            <text:p>0,9</text:p>
          </table:table-cell>
          <table:table-cell table:style-name="ce8" table:formula="of:=[.K16]+0.1" office:value-type="float" office:value="1" calcext:value-type="float">
            <text:p>1</text:p>
          </table:table-cell>
          <table:table-cell table:style-name="ce8" table:number-columns-repeated="10"/>
          <table:table-cell table:style-name="ce15" table:number-columns-repeated="6"/>
          <table:table-cell table:style-name="ce1"/>
          <table:table-cell table:style-name="ce15" table:number-columns-repeated="28"/>
          <table:table-cell table:style-name="ce8" table:number-columns-repeated="967"/>
        </table:table-row>
        <table:table-row table:style-name="ro1">
          <table:table-cell table:style-name="ce3" table:formula="of:=[.A41]" office:value-type="float" office:value="0" calcext:value-type="float">
            <text:p>0</text:p>
          </table:table-cell>
          <table:table-cell table:style-name="ce9" table:formula="of:=SUM([.$B38:.$CO38])/60" office:value-type="float" office:value="920" calcext:value-type="float">
            <text:p>920</text:p>
          </table:table-cell>
          <table:table-cell table:style-name="ce9" table:formula="of:=SUM([.$B39:.$CO39])/60" office:value-type="float" office:value="197.811820852723" calcext:value-type="float">
            <text:p>198</text:p>
          </table:table-cell>
          <table:table-cell table:style-name="ce9" table:formula="of:=SUM([.$B40:.$CO40])/60" office:value-type="float" office:value="129.778788209334" calcext:value-type="float">
            <text:p>130</text:p>
          </table:table-cell>
          <table:table-cell table:style-name="ce14" table:formula="of:=SUM([.$B41:.$CO41])/60" office:value-type="float" office:value="92.0329475614306" calcext:value-type="float">
            <text:p>92</text:p>
          </table:table-cell>
          <table:table-cell table:style-name="ce9" table:formula="of:=SUM([.$B42:.$CO42])/60" office:value-type="float" office:value="66.7269771558627" calcext:value-type="float">
            <text:p>67</text:p>
          </table:table-cell>
          <table:table-cell table:style-name="ce9" table:formula="of:=SUM([.$B43:.$CO43])/60" office:value-type="float" office:value="48.3869519377492" calcext:value-type="float">
            <text:p>48</text:p>
          </table:table-cell>
          <table:table-cell table:style-name="ce9" table:formula="of:=SUM([.$B44:.$CO44])/60" office:value-type="float" office:value="34.4259041975188" calcext:value-type="float">
            <text:p>34</text:p>
          </table:table-cell>
          <table:table-cell table:style-name="ce9" table:formula="of:=SUM([.$B45:.$CO45])/60" office:value-type="float" office:value="23.5773441497569" calcext:value-type="float">
            <text:p>24</text:p>
          </table:table-cell>
          <table:table-cell table:style-name="ce9" table:formula="of:=SUM([.$B46:.$CO46])/60" office:value-type="float" office:value="15.1244735178205" calcext:value-type="float">
            <text:p>15</text:p>
          </table:table-cell>
          <table:table-cell table:style-name="ce9" table:formula="of:=SUM([.$B47:.$CO47])/60" office:value-type="float" office:value="8.6847016344741" calcext:value-type="float">
            <text:p>9</text:p>
          </table:table-cell>
          <table:table-cell table:style-name="ce9" table:formula="of:=SUM([.$B48:.$CO48])/60" office:value-type="float" office:value="0" calcext:value-type="float">
            <text:p>0</text:p>
          </table:table-cell>
          <table:table-cell table:style-name="ce9" table:number-columns-repeated="10"/>
          <table:table-cell table:style-name="ce11" table:number-columns-repeated="35"/>
          <table:table-cell table:style-name="ce9" table:number-columns-repeated="967"/>
        </table:table-row>
        <table:table-row table:style-name="ro1">
          <table:table-cell table:style-name="ce3" table:formula="of:=[.A64]" office:value-type="float" office:value="1000" calcext:value-type="float">
            <text:p>1000</text:p>
          </table:table-cell>
          <table:table-cell table:style-name="ce9" table:formula="of:=SUM([.$B61:.$CO61])/60" office:value-type="float" office:value="935.333333333333" calcext:value-type="float">
            <text:p>935</text:p>
          </table:table-cell>
          <table:table-cell table:style-name="ce9" table:formula="of:=SUM([.$B62:.$CO62])/60" office:value-type="float" office:value="207.97848751939" calcext:value-type="float">
            <text:p>208</text:p>
          </table:table-cell>
          <table:table-cell table:style-name="ce9" table:formula="of:=SUM([.$B63:.$CO63])/60" office:value-type="float" office:value="138.612121542667" calcext:value-type="float">
            <text:p>139</text:p>
          </table:table-cell>
          <table:table-cell table:style-name="ce14" table:formula="of:=SUM([.$B64:.$CO64])/60" office:value-type="float" office:value="100.032947561431" calcext:value-type="float">
            <text:p>100</text:p>
          </table:table-cell>
          <table:table-cell table:style-name="ce9" table:formula="of:=SUM([.$B65:.$CO65])/60" office:value-type="float" office:value="74.0603104891961" calcext:value-type="float">
            <text:p>74</text:p>
          </table:table-cell>
          <table:table-cell table:style-name="ce9" table:formula="of:=SUM([.$B66:.$CO66])/60" office:value-type="float" office:value="55.2202852710825" calcext:value-type="float">
            <text:p>55</text:p>
          </table:table-cell>
          <table:table-cell table:style-name="ce9" table:formula="of:=SUM([.$B67:.$CO67])/60" office:value-type="float" office:value="40.7592375308522" calcext:value-type="float">
            <text:p>41</text:p>
          </table:table-cell>
          <table:table-cell table:style-name="ce9" table:formula="of:=SUM([.$B68:.$CO68])/60" office:value-type="float" office:value="29.4106774830903" calcext:value-type="float">
            <text:p>29</text:p>
          </table:table-cell>
          <table:table-cell table:style-name="ce9" table:formula="of:=SUM([.$B69:.$CO69])/60" office:value-type="float" office:value="20.4578068511539" calcext:value-type="float">
            <text:p>20</text:p>
          </table:table-cell>
          <table:table-cell table:style-name="ce9" table:formula="of:=SUM([.$B70:.$CO70])/60" office:value-type="float" office:value="13.5180349678074" calcext:value-type="float">
            <text:p>14</text:p>
          </table:table-cell>
          <table:table-cell table:style-name="ce9" table:formula="of:=SUM([.$B71:.$CO71])/60" office:value-type="float" office:value="0" calcext:value-type="float">
            <text:p>0</text:p>
          </table:table-cell>
          <table:table-cell table:style-name="ce9" table:number-columns-repeated="10"/>
          <table:table-cell table:style-name="ce11" table:number-columns-repeated="35"/>
          <table:table-cell table:style-name="ce9" table:number-columns-repeated="967"/>
        </table:table-row>
        <table:table-row table:style-name="ro1">
          <table:table-cell table:style-name="ce3" table:formula="of:=[.A87]" office:value-type="float" office:value="5000" calcext:value-type="float">
            <text:p>5000</text:p>
          </table:table-cell>
          <table:table-cell table:style-name="ce9" table:formula="of:=SUM([.$B84:.$CO84])/60" office:value-type="float" office:value="996.666666666667" calcext:value-type="float">
            <text:p>997</text:p>
          </table:table-cell>
          <table:table-cell table:style-name="ce9" table:formula="of:=SUM([.$B85:.$CO85])/60" office:value-type="float" office:value="248.645154186057" calcext:value-type="float">
            <text:p>249</text:p>
          </table:table-cell>
          <table:table-cell table:style-name="ce9" table:formula="of:=SUM([.$B86:.$CO86])/60" office:value-type="float" office:value="173.945454876001" calcext:value-type="float">
            <text:p>174</text:p>
          </table:table-cell>
          <table:table-cell table:style-name="ce14" table:formula="of:=SUM([.$B87:.$CO87])/60" office:value-type="float" office:value="132.032947561431" calcext:value-type="float">
            <text:p>132</text:p>
          </table:table-cell>
          <table:table-cell table:style-name="ce9" table:formula="of:=SUM([.$B88:.$CO88])/60" office:value-type="float" office:value="103.393643822529" calcext:value-type="float">
            <text:p>103</text:p>
          </table:table-cell>
          <table:table-cell table:style-name="ce9" table:formula="of:=SUM([.$B89:.$CO89])/60" office:value-type="float" office:value="82.5536186044158" calcext:value-type="float">
            <text:p>83</text:p>
          </table:table-cell>
          <table:table-cell table:style-name="ce9" table:formula="of:=SUM([.$B90:.$CO90])/60" office:value-type="float" office:value="66.0925708641855" calcext:value-type="float">
            <text:p>66</text:p>
          </table:table-cell>
          <table:table-cell table:style-name="ce9" table:formula="of:=SUM([.$B91:.$CO91])/60" office:value-type="float" office:value="52.7440108164236" calcext:value-type="float">
            <text:p>53</text:p>
          </table:table-cell>
          <table:table-cell table:style-name="ce9" table:formula="of:=SUM([.$B92:.$CO92])/60" office:value-type="float" office:value="41.7911401844872" calcext:value-type="float">
            <text:p>42</text:p>
          </table:table-cell>
          <table:table-cell table:style-name="ce9" table:formula="of:=SUM([.$B93:.$CO93])/60" office:value-type="float" office:value="32.8513683011408" calcext:value-type="float">
            <text:p>33</text:p>
          </table:table-cell>
          <table:table-cell table:style-name="ce9" table:formula="of:=SUM([.$B94:.$CO94])/60" office:value-type="float" office:value="0" calcext:value-type="float">
            <text:p>0</text:p>
          </table:table-cell>
          <table:table-cell table:style-name="ce9" table:number-columns-repeated="10"/>
          <table:table-cell table:style-name="ce11" table:number-columns-repeated="35"/>
          <table:table-cell table:style-name="ce9" table:number-columns-repeated="967"/>
        </table:table-row>
        <table:table-row table:style-name="ro1">
          <table:table-cell table:style-name="ce3" table:formula="of:=[.A110]" office:value-type="float" office:value="10000" calcext:value-type="float">
            <text:p>10000</text:p>
          </table:table-cell>
          <table:table-cell table:style-name="ce9" table:formula="of:=SUM([.$B107:.$CO107])/60" office:value-type="float" office:value="1073.33333333333" calcext:value-type="float">
            <text:p>1073</text:p>
          </table:table-cell>
          <table:table-cell table:style-name="ce9" table:formula="of:=SUM([.$B108:.$CO108])/60" office:value-type="float" office:value="299.47848751939" calcext:value-type="float">
            <text:p>299</text:p>
          </table:table-cell>
          <table:table-cell table:style-name="ce9" table:formula="of:=SUM([.$B109:.$CO109])/60" office:value-type="float" office:value="218.112121542668" calcext:value-type="float">
            <text:p>218</text:p>
          </table:table-cell>
          <table:table-cell table:style-name="ce14" table:formula="of:=SUM([.$B110:.$CO110])/60" office:value-type="float" office:value="172.032947561431" calcext:value-type="float">
            <text:p>172</text:p>
          </table:table-cell>
          <table:table-cell table:style-name="ce9" table:formula="of:=SUM([.$B111:.$CO111])/60" office:value-type="float" office:value="140.060310489196" calcext:value-type="float">
            <text:p>140</text:p>
          </table:table-cell>
          <table:table-cell table:style-name="ce9" table:formula="of:=SUM([.$B112:.$CO112])/60" office:value-type="float" office:value="116.720285271082" calcext:value-type="float">
            <text:p>117</text:p>
          </table:table-cell>
          <table:table-cell table:style-name="ce9" table:formula="of:=SUM([.$B113:.$CO113])/60" office:value-type="float" office:value="97.7592375308522" calcext:value-type="float">
            <text:p>98</text:p>
          </table:table-cell>
          <table:table-cell table:style-name="ce9" table:formula="of:=SUM([.$B114:.$CO114])/60" office:value-type="float" office:value="81.9106774830902" calcext:value-type="float">
            <text:p>82</text:p>
          </table:table-cell>
          <table:table-cell table:style-name="ce9" table:formula="of:=SUM([.$B115:.$CO115])/60" office:value-type="float" office:value="68.4578068511539" calcext:value-type="float">
            <text:p>68</text:p>
          </table:table-cell>
          <table:table-cell table:style-name="ce9" table:formula="of:=SUM([.$B116:.$CO116])/60" office:value-type="float" office:value="57.0180349678074" calcext:value-type="float">
            <text:p>57</text:p>
          </table:table-cell>
          <table:table-cell table:style-name="ce9" table:formula="of:=SUM([.$B117:.$CO117])/60" office:value-type="float" office:value="0" calcext:value-type="float">
            <text:p>0</text:p>
          </table:table-cell>
          <table:table-cell table:style-name="ce9" table:number-columns-repeated="10"/>
          <table:table-cell table:style-name="ce11" table:number-columns-repeated="35"/>
          <table:table-cell table:style-name="ce9" table:number-columns-repeated="967"/>
        </table:table-row>
        <table:table-row table:style-name="ro1">
          <table:table-cell table:style-name="ce3" table:formula="of:=[.A133]" office:value-type="float" office:value="100000" calcext:value-type="float">
            <text:p>100000</text:p>
          </table:table-cell>
          <table:table-cell table:style-name="ce9" table:formula="of:=SUM([.$B130:.$CO130])/60" office:value-type="float" office:value="2453.33333333333" calcext:value-type="float">
            <text:p>2453</text:p>
          </table:table-cell>
          <table:table-cell table:style-name="ce9" table:formula="of:=SUM([.$B131:.$CO131])/60" office:value-type="float" office:value="1214.47848751939" calcext:value-type="float">
            <text:p>1214</text:p>
          </table:table-cell>
          <table:table-cell table:style-name="ce9" table:formula="of:=SUM([.$B132:.$CO132])/60" office:value-type="float" office:value="1013.11212154267" calcext:value-type="float">
            <text:p>1013</text:p>
          </table:table-cell>
          <table:table-cell table:style-name="ce14" table:formula="of:=SUM([.$B133:.$CO133])/60" office:value-type="float" office:value="892.032947561431" calcext:value-type="float">
            <text:p>892</text:p>
          </table:table-cell>
          <table:table-cell table:style-name="ce9" table:formula="of:=SUM([.$B134:.$CO134])/60" office:value-type="float" office:value="800.060310489196" calcext:value-type="float">
            <text:p>800</text:p>
          </table:table-cell>
          <table:table-cell table:style-name="ce9" table:formula="of:=SUM([.$B135:.$CO135])/60" office:value-type="float" office:value="731.720285271082" calcext:value-type="float">
            <text:p>732</text:p>
          </table:table-cell>
          <table:table-cell table:style-name="ce9" table:formula="of:=SUM([.$B136:.$CO136])/60" office:value-type="float" office:value="667.759237530852" calcext:value-type="float">
            <text:p>668</text:p>
          </table:table-cell>
          <table:table-cell table:style-name="ce9" table:formula="of:=SUM([.$B137:.$CO137])/60" office:value-type="float" office:value="606.91067748309" calcext:value-type="float">
            <text:p>607</text:p>
          </table:table-cell>
          <table:table-cell table:style-name="ce9" table:formula="of:=SUM([.$B138:.$CO138])/60" office:value-type="float" office:value="548.457806851154" calcext:value-type="float">
            <text:p>548</text:p>
          </table:table-cell>
          <table:table-cell table:style-name="ce9" table:formula="of:=SUM([.$B139:.$CO139])/60" office:value-type="float" office:value="492.018034967807" calcext:value-type="float">
            <text:p>492</text:p>
          </table:table-cell>
          <table:table-cell table:style-name="ce9" table:formula="of:=SUM([.$B140:.$CO140])/60" office:value-type="float" office:value="0" calcext:value-type="float">
            <text:p>0</text:p>
          </table:table-cell>
          <table:table-cell table:style-name="ce9" table:number-columns-repeated="10"/>
          <table:table-cell table:style-name="ce11" table:number-columns-repeated="35"/>
          <table:table-cell table:style-name="ce9" table:number-columns-repeated="967"/>
        </table:table-row>
        <table:table-row table:style-name="ro1" table:number-rows-repeated="4">
          <table:table-cell table:style-name="ce3"/>
          <table:table-cell table:style-name="ce9" table:number-columns-repeated="21"/>
          <table:table-cell table:style-name="ce11" table:number-columns-repeated="35"/>
          <table:table-cell table:style-name="ce9" table:number-columns-repeated="967"/>
        </table:table-row>
        <table:table-row table:style-name="ro1">
          <table:table-cell table:number-columns-repeated="6"/>
          <table:table-cell table:style-name="ce12" table:number-columns-repeated="16"/>
          <table:table-cell table:number-columns-repeated="10"/>
          <table:table-cell table:style-name="ce12" table:number-columns-repeated="20"/>
          <table:table-cell table:number-columns-repeated="972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27];1.1)" office:value-type="float" office:value="0" calcext:value-type="float">
            <text:p>0,00</text:p>
          </table:table-cell>
          <table:table-cell table:style-name="ce10" table:formula="of:=1-POWER(1-[.B27];1.1)" office:value-type="float" office:value="0" calcext:value-type="float">
            <text:p>0,00</text:p>
          </table:table-cell>
          <table:table-cell table:style-name="ce10" table:formula="of:=1-POWER(1-[.C27];1.1)" office:value-type="float" office:value="0" calcext:value-type="float">
            <text:p>0,00</text:p>
          </table:table-cell>
          <table:table-cell table:style-name="ce10" table:formula="of:=1-POWER(1-[.D27];1.1)" office:value-type="float" office:value="0" calcext:value-type="float">
            <text:p>0,00</text:p>
          </table:table-cell>
          <table:table-cell table:style-name="ce10" table:formula="of:=1-POWER(1-[.E27];1.1)" office:value-type="float" office:value="0" calcext:value-type="float">
            <text:p>0,00</text:p>
          </table:table-cell>
          <table:table-cell table:style-name="ce10" table:formula="of:=1-POWER(1-[.F27];1.1)" office:value-type="float" office:value="0" calcext:value-type="float">
            <text:p>0,00</text:p>
          </table:table-cell>
          <table:table-cell table:style-name="ce10" table:formula="of:=1-POWER(1-[.G27];1.1)" office:value-type="float" office:value="0" calcext:value-type="float">
            <text:p>0,00</text:p>
          </table:table-cell>
          <table:table-cell table:style-name="ce10" table:formula="of:=1-POWER(1-[.H27];1.1)" office:value-type="float" office:value="0" calcext:value-type="float">
            <text:p>0,00</text:p>
          </table:table-cell>
          <table:table-cell table:style-name="ce10" table:formula="of:=1-POWER(1-[.I27];1.1)" office:value-type="float" office:value="0" calcext:value-type="float">
            <text:p>0,00</text:p>
          </table:table-cell>
          <table:table-cell table:style-name="ce10" table:formula="of:=1-POWER(1-[.J27];1.1)" office:value-type="float" office:value="0" calcext:value-type="float">
            <text:p>0,00</text:p>
          </table:table-cell>
          <table:table-cell table:style-name="ce10" table:formula="of:=1-POWER(1-[.K27];1.1)" office:value-type="float" office:value="0" calcext:value-type="float">
            <text:p>0,00</text:p>
          </table:table-cell>
          <table:table-cell table:style-name="ce10" table:formula="of:=1-POWER(1-[.L27];1.1)" office:value-type="float" office:value="0" calcext:value-type="float">
            <text:p>0,00</text:p>
          </table:table-cell>
          <table:table-cell table:style-name="ce10" table:formula="of:=1-POWER(1-[.M27];1.1)" office:value-type="float" office:value="0" calcext:value-type="float">
            <text:p>0,00</text:p>
          </table:table-cell>
          <table:table-cell table:style-name="ce10" table:formula="of:=1-POWER(1-[.N27];1.1)" office:value-type="float" office:value="0" calcext:value-type="float">
            <text:p>0,00</text:p>
          </table:table-cell>
          <table:table-cell table:style-name="ce10" table:formula="of:=1-POWER(1-[.O27];1.1)" office:value-type="float" office:value="0" calcext:value-type="float">
            <text:p>0,00</text:p>
          </table:table-cell>
          <table:table-cell table:style-name="ce10" table:formula="of:=1-POWER(1-[.P27];1.1)" office:value-type="float" office:value="0" calcext:value-type="float">
            <text:p>0,00</text:p>
          </table:table-cell>
          <table:table-cell table:style-name="ce10" table:formula="of:=1-POWER(1-[.Q27];1.1)" office:value-type="float" office:value="0" calcext:value-type="float">
            <text:p>0,00</text:p>
          </table:table-cell>
          <table:table-cell table:style-name="ce10" table:formula="of:=1-POWER(1-[.R27];1.1)" office:value-type="float" office:value="0" calcext:value-type="float">
            <text:p>0,00</text:p>
          </table:table-cell>
          <table:table-cell table:style-name="ce10" table:formula="of:=1-POWER(1-[.S27];1.1)" office:value-type="float" office:value="0" calcext:value-type="float">
            <text:p>0,00</text:p>
          </table:table-cell>
          <table:table-cell table:style-name="ce10" table:formula="of:=1-POWER(1-[.T27];1.1)" office:value-type="float" office:value="0" calcext:value-type="float">
            <text:p>0,00</text:p>
          </table:table-cell>
          <table:table-cell table:style-name="ce10" table:formula="of:=1-POWER(1-[.U27];1.1)" office:value-type="float" office:value="0" calcext:value-type="float">
            <text:p>0,00</text:p>
          </table:table-cell>
          <table:table-cell table:style-name="ce10" table:formula="of:=1-POWER(1-[.V27];1.1)" office:value-type="float" office:value="0" calcext:value-type="float">
            <text:p>0,00</text:p>
          </table:table-cell>
          <table:table-cell table:style-name="ce10" table:formula="of:=1-POWER(1-[.W27];1.1)" office:value-type="float" office:value="0" calcext:value-type="float">
            <text:p>0,00</text:p>
          </table:table-cell>
          <table:table-cell table:style-name="ce10" table:formula="of:=1-POWER(1-[.X27];1.1)" office:value-type="float" office:value="0" calcext:value-type="float">
            <text:p>0,00</text:p>
          </table:table-cell>
          <table:table-cell table:style-name="ce10" table:formula="of:=1-POWER(1-[.Y27];1.1)" office:value-type="float" office:value="0" calcext:value-type="float">
            <text:p>0,00</text:p>
          </table:table-cell>
          <table:table-cell table:style-name="ce10" table:formula="of:=1-POWER(1-[.Z27];1.1)" office:value-type="float" office:value="0" calcext:value-type="float">
            <text:p>0,00</text:p>
          </table:table-cell>
          <table:table-cell table:style-name="ce10" table:formula="of:=1-POWER(1-[.AA27];1.1)" office:value-type="float" office:value="0" calcext:value-type="float">
            <text:p>0,00</text:p>
          </table:table-cell>
          <table:table-cell table:style-name="ce10" table:formula="of:=1-POWER(1-[.AB27];1.1)" office:value-type="float" office:value="0" calcext:value-type="float">
            <text:p>0,00</text:p>
          </table:table-cell>
          <table:table-cell table:style-name="ce10" table:formula="of:=1-POWER(1-[.AC27];1.1)" office:value-type="float" office:value="0" calcext:value-type="float">
            <text:p>0,00</text:p>
          </table:table-cell>
          <table:table-cell table:style-name="ce10" table:formula="of:=1-POWER(1-[.AD27];1.1)" office:value-type="float" office:value="0" calcext:value-type="float">
            <text:p>0,00</text:p>
          </table:table-cell>
          <table:table-cell table:style-name="ce10" table:formula="of:=1-POWER(1-[.AE27];1.1)" office:value-type="float" office:value="0" calcext:value-type="float">
            <text:p>0,00</text:p>
          </table:table-cell>
          <table:table-cell table:style-name="ce10" table:formula="of:=1-POWER(1-[.AF27];1.1)" office:value-type="float" office:value="0" calcext:value-type="float">
            <text:p>0,00</text:p>
          </table:table-cell>
          <table:table-cell table:style-name="ce10" table:formula="of:=1-POWER(1-[.AG27];1.1)" office:value-type="float" office:value="0" calcext:value-type="float">
            <text:p>0,00</text:p>
          </table:table-cell>
          <table:table-cell table:style-name="ce10" table:formula="of:=1-POWER(1-[.AH27];1.1)" office:value-type="float" office:value="0" calcext:value-type="float">
            <text:p>0,00</text:p>
          </table:table-cell>
          <table:table-cell table:style-name="ce10" table:formula="of:=1-POWER(1-[.AI27];1.1)" office:value-type="float" office:value="0" calcext:value-type="float">
            <text:p>0,00</text:p>
          </table:table-cell>
          <table:table-cell table:style-name="ce10" table:formula="of:=1-POWER(1-[.AJ27];1.1)" office:value-type="float" office:value="0" calcext:value-type="float">
            <text:p>0,00</text:p>
          </table:table-cell>
          <table:table-cell table:style-name="ce10" table:formula="of:=1-POWER(1-[.AK27];1.1)" office:value-type="float" office:value="0" calcext:value-type="float">
            <text:p>0,00</text:p>
          </table:table-cell>
          <table:table-cell table:style-name="ce10" table:formula="of:=1-POWER(1-[.AL27];1.1)" office:value-type="float" office:value="0" calcext:value-type="float">
            <text:p>0,00</text:p>
          </table:table-cell>
          <table:table-cell table:style-name="ce10" table:formula="of:=1-POWER(1-[.AM27];1.1)" office:value-type="float" office:value="0" calcext:value-type="float">
            <text:p>0,00</text:p>
          </table:table-cell>
          <table:table-cell table:style-name="ce10" table:formula="of:=1-POWER(1-[.AN27];1.1)" office:value-type="float" office:value="0" calcext:value-type="float">
            <text:p>0,00</text:p>
          </table:table-cell>
          <table:table-cell table:style-name="ce10" table:formula="of:=1-POWER(1-[.AO27];1.1)" office:value-type="float" office:value="0" calcext:value-type="float">
            <text:p>0,00</text:p>
          </table:table-cell>
          <table:table-cell table:style-name="ce10" table:formula="of:=1-POWER(1-[.AP27];1.1)" office:value-type="float" office:value="0" calcext:value-type="float">
            <text:p>0,00</text:p>
          </table:table-cell>
          <table:table-cell table:style-name="ce10" table:formula="of:=1-POWER(1-[.AQ27];1.1)" office:value-type="float" office:value="0" calcext:value-type="float">
            <text:p>0,00</text:p>
          </table:table-cell>
          <table:table-cell table:style-name="ce10" table:formula="of:=1-POWER(1-[.AR27];1.1)" office:value-type="float" office:value="0" calcext:value-type="float">
            <text:p>0,00</text:p>
          </table:table-cell>
          <table:table-cell table:style-name="ce10" table:formula="of:=1-POWER(1-[.AS27];1.1)" office:value-type="float" office:value="0" calcext:value-type="float">
            <text:p>0,00</text:p>
          </table:table-cell>
          <table:table-cell table:style-name="ce10" table:formula="of:=1-POWER(1-[.AT27];1.1)" office:value-type="float" office:value="0" calcext:value-type="float">
            <text:p>0,00</text:p>
          </table:table-cell>
          <table:table-cell table:style-name="ce10" table:formula="of:=1-POWER(1-[.AU27];1.1)" office:value-type="float" office:value="0" calcext:value-type="float">
            <text:p>0,00</text:p>
          </table:table-cell>
          <table:table-cell table:style-name="ce10" table:formula="of:=1-POWER(1-[.AV27];1.1)" office:value-type="float" office:value="0" calcext:value-type="float">
            <text:p>0,00</text:p>
          </table:table-cell>
          <table:table-cell table:style-name="ce10" table:formula="of:=1-POWER(1-[.AW27];1.1)" office:value-type="float" office:value="0" calcext:value-type="float">
            <text:p>0,00</text:p>
          </table:table-cell>
          <table:table-cell table:style-name="ce10" table:formula="of:=1-POWER(1-[.AX27];1.1)" office:value-type="float" office:value="0" calcext:value-type="float">
            <text:p>0,00</text:p>
          </table:table-cell>
          <table:table-cell table:style-name="ce10" table:formula="of:=1-POWER(1-[.AY27];1.1)" office:value-type="float" office:value="0" calcext:value-type="float">
            <text:p>0,00</text:p>
          </table:table-cell>
          <table:table-cell table:style-name="ce10" table:formula="of:=1-POWER(1-[.AZ27];1.1)" office:value-type="float" office:value="0" calcext:value-type="float">
            <text:p>0,00</text:p>
          </table:table-cell>
          <table:table-cell table:style-name="ce10" table:formula="of:=1-POWER(1-[.BA27];1.1)" office:value-type="float" office:value="0" calcext:value-type="float">
            <text:p>0,00</text:p>
          </table:table-cell>
          <table:table-cell table:style-name="ce10" table:formula="of:=1-POWER(1-[.BB27];1.1)" office:value-type="float" office:value="0" calcext:value-type="float">
            <text:p>0,00</text:p>
          </table:table-cell>
          <table:table-cell table:style-name="ce10" table:formula="of:=1-POWER(1-[.BC27];1.1)" office:value-type="float" office:value="0" calcext:value-type="float">
            <text:p>0,00</text:p>
          </table:table-cell>
          <table:table-cell table:style-name="ce10" table:formula="of:=1-POWER(1-[.BD27];1.1)" office:value-type="float" office:value="0" calcext:value-type="float">
            <text:p>0,00</text:p>
          </table:table-cell>
          <table:table-cell table:style-name="ce10" table:formula="of:=1-POWER(1-[.BE27];1.1)" office:value-type="float" office:value="0" calcext:value-type="float">
            <text:p>0,00</text:p>
          </table:table-cell>
          <table:table-cell table:style-name="ce10" table:formula="of:=1-POWER(1-[.BF27];1.1)" office:value-type="float" office:value="0" calcext:value-type="float">
            <text:p>0,00</text:p>
          </table:table-cell>
          <table:table-cell table:style-name="ce10" table:formula="of:=1-POWER(1-[.BG27];1.1)" office:value-type="float" office:value="0" calcext:value-type="float">
            <text:p>0,00</text:p>
          </table:table-cell>
          <table:table-cell table:style-name="ce10" table:formula="of:=1-POWER(1-[.BH27];1.1)" office:value-type="float" office:value="0" calcext:value-type="float">
            <text:p>0,00</text:p>
          </table:table-cell>
          <table:table-cell table:style-name="ce10" table:formula="of:=1-POWER(1-[.BI27];1.1)" office:value-type="float" office:value="0" calcext:value-type="float">
            <text:p>0,00</text:p>
          </table:table-cell>
          <table:table-cell table:style-name="ce10" table:formula="of:=1-POWER(1-[.BJ27];1.1)" office:value-type="float" office:value="0" calcext:value-type="float">
            <text:p>0,00</text:p>
          </table:table-cell>
          <table:table-cell table:style-name="ce10" table:formula="of:=1-POWER(1-[.BK27];1.1)" office:value-type="float" office:value="0" calcext:value-type="float">
            <text:p>0,00</text:p>
          </table:table-cell>
          <table:table-cell table:style-name="ce10" table:formula="of:=1-POWER(1-[.BL27];1.1)" office:value-type="float" office:value="0" calcext:value-type="float">
            <text:p>0,00</text:p>
          </table:table-cell>
          <table:table-cell table:style-name="ce10" table:formula="of:=1-POWER(1-[.BM27];1.1)" office:value-type="float" office:value="0" calcext:value-type="float">
            <text:p>0,00</text:p>
          </table:table-cell>
          <table:table-cell table:style-name="ce10" table:formula="of:=1-POWER(1-[.BN27];1.1)" office:value-type="float" office:value="0" calcext:value-type="float">
            <text:p>0,00</text:p>
          </table:table-cell>
          <table:table-cell table:style-name="ce10" table:formula="of:=1-POWER(1-[.BO27];1.1)" office:value-type="float" office:value="0" calcext:value-type="float">
            <text:p>0,00</text:p>
          </table:table-cell>
          <table:table-cell table:style-name="ce10" table:formula="of:=1-POWER(1-[.BP27];1.1)" office:value-type="float" office:value="0" calcext:value-type="float">
            <text:p>0,00</text:p>
          </table:table-cell>
          <table:table-cell table:style-name="ce10" table:formula="of:=1-POWER(1-[.BQ27];1.1)" office:value-type="float" office:value="0" calcext:value-type="float">
            <text:p>0,00</text:p>
          </table:table-cell>
          <table:table-cell table:style-name="ce10" table:formula="of:=1-POWER(1-[.BR27];1.1)" office:value-type="float" office:value="0" calcext:value-type="float">
            <text:p>0,00</text:p>
          </table:table-cell>
          <table:table-cell table:style-name="ce10" table:formula="of:=1-POWER(1-[.BS27];1.1)" office:value-type="float" office:value="0" calcext:value-type="float">
            <text:p>0,00</text:p>
          </table:table-cell>
          <table:table-cell table:style-name="ce10" table:formula="of:=1-POWER(1-[.BT27];1.1)" office:value-type="float" office:value="0" calcext:value-type="float">
            <text:p>0,00</text:p>
          </table:table-cell>
          <table:table-cell table:style-name="ce10" table:formula="of:=1-POWER(1-[.BU27];1.1)" office:value-type="float" office:value="0" calcext:value-type="float">
            <text:p>0,00</text:p>
          </table:table-cell>
          <table:table-cell table:style-name="ce10" table:formula="of:=1-POWER(1-[.BV27];1.1)" office:value-type="float" office:value="0" calcext:value-type="float">
            <text:p>0,00</text:p>
          </table:table-cell>
          <table:table-cell table:style-name="ce10" table:formula="of:=1-POWER(1-[.BW27];1.1)" office:value-type="float" office:value="0" calcext:value-type="float">
            <text:p>0,00</text:p>
          </table:table-cell>
          <table:table-cell table:style-name="ce10" table:formula="of:=1-POWER(1-[.BX27];1.1)" office:value-type="float" office:value="0" calcext:value-type="float">
            <text:p>0,00</text:p>
          </table:table-cell>
          <table:table-cell table:style-name="ce10" table:formula="of:=1-POWER(1-[.BY27];1.1)" office:value-type="float" office:value="0" calcext:value-type="float">
            <text:p>0,00</text:p>
          </table:table-cell>
          <table:table-cell table:style-name="ce10" table:formula="of:=1-POWER(1-[.BZ27];1.1)" office:value-type="float" office:value="0" calcext:value-type="float">
            <text:p>0,00</text:p>
          </table:table-cell>
          <table:table-cell table:style-name="ce10" table:formula="of:=1-POWER(1-[.CA27];1.1)" office:value-type="float" office:value="0" calcext:value-type="float">
            <text:p>0,00</text:p>
          </table:table-cell>
          <table:table-cell table:style-name="ce10" table:formula="of:=1-POWER(1-[.CB27];1.1)" office:value-type="float" office:value="0" calcext:value-type="float">
            <text:p>0,00</text:p>
          </table:table-cell>
          <table:table-cell table:style-name="ce10" table:formula="of:=1-POWER(1-[.CC27];1.1)" office:value-type="float" office:value="0" calcext:value-type="float">
            <text:p>0,00</text:p>
          </table:table-cell>
          <table:table-cell table:style-name="ce10" table:formula="of:=1-POWER(1-[.CD27];1.1)" office:value-type="float" office:value="0" calcext:value-type="float">
            <text:p>0,00</text:p>
          </table:table-cell>
          <table:table-cell table:style-name="ce10" table:formula="of:=1-POWER(1-[.CE27];1.1)" office:value-type="float" office:value="0" calcext:value-type="float">
            <text:p>0,00</text:p>
          </table:table-cell>
          <table:table-cell table:style-name="ce10" table:formula="of:=1-POWER(1-[.CF27];1.1)" office:value-type="float" office:value="0" calcext:value-type="float">
            <text:p>0,00</text:p>
          </table:table-cell>
          <table:table-cell table:style-name="ce10" table:formula="of:=1-POWER(1-[.CG27];1.1)" office:value-type="float" office:value="0" calcext:value-type="float">
            <text:p>0,00</text:p>
          </table:table-cell>
          <table:table-cell table:style-name="ce10" table:formula="of:=1-POWER(1-[.CH27];1.1)" office:value-type="float" office:value="0" calcext:value-type="float">
            <text:p>0,00</text:p>
          </table:table-cell>
          <table:table-cell table:style-name="ce10" table:formula="of:=1-POWER(1-[.CI27];1.1)" office:value-type="float" office:value="0" calcext:value-type="float">
            <text:p>0,00</text:p>
          </table:table-cell>
          <table:table-cell table:style-name="ce10" table:formula="of:=1-POWER(1-[.CJ27];1.1)" office:value-type="float" office:value="0" calcext:value-type="float">
            <text:p>0,00</text:p>
          </table:table-cell>
          <table:table-cell table:style-name="ce10" table:formula="of:=1-POWER(1-[.CK27];1.1)" office:value-type="float" office:value="0" calcext:value-type="float">
            <text:p>0,00</text:p>
          </table:table-cell>
          <table:table-cell table:style-name="ce10" table:formula="of:=1-POWER(1-[.CL27];1.1)" office:value-type="float" office:value="0" calcext:value-type="float">
            <text:p>0,00</text:p>
          </table:table-cell>
          <table:table-cell table:style-name="ce10" table:formula="of:=1-POWER(1-[.CM27];1.1)" office:value-type="float" office:value="0" calcext:value-type="float">
            <text:p>0,00</text:p>
          </table:table-cell>
          <table:table-cell table:style-name="ce10" table:formula="of:=1-POWER(1-[.CN27];1.1)" office:value-type="float" office:value="0" calcext:value-type="float">
            <text:p>0,00</text:p>
          </table:table-cell>
          <table:table-cell table:style-name="ce19" table:number-columns-repeated="931"/>
        </table:table-row>
        <table:table-row table:style-name="ro1">
          <table:table-cell table:formula="of:=[.A27]+0.1" office:value-type="float" office:value="0.1" calcext:value-type="float">
            <text:p>0,10</text:p>
          </table:table-cell>
          <table:table-cell table:style-name="ce10" table:formula="of:=1-POWER(1-[.A28];1.1)" office:value-type="float" office:value="0.109432667614407" calcext:value-type="float">
            <text:p>0,11</text:p>
          </table:table-cell>
          <table:table-cell table:style-name="ce10" table:formula="of:=1-POWER(1-[.B28];1.1)" office:value-type="float" office:value="0.119694457112589" calcext:value-type="float">
            <text:p>0,12</text:p>
          </table:table-cell>
          <table:table-cell table:style-name="ce10" table:formula="of:=1-POWER(1-[.C28];1.1)" office:value-type="float" office:value="0.130845906229524" calcext:value-type="float">
            <text:p>0,13</text:p>
          </table:table-cell>
          <table:table-cell table:style-name="ce10" table:formula="of:=1-POWER(1-[.D28];1.1)" office:value-type="float" office:value="0.142949410302733" calcext:value-type="float">
            <text:p>0,14</text:p>
          </table:table-cell>
          <table:table-cell table:style-name="ce10" table:formula="of:=1-POWER(1-[.E28];1.1)" office:value-type="float" office:value="0.156068681660221" calcext:value-type="float">
            <text:p>0,16</text:p>
          </table:table-cell>
          <table:table-cell table:style-name="ce10" table:formula="of:=1-POWER(1-[.F28];1.1)" office:value-type="float" office:value="0.170268048606388" calcext:value-type="float">
            <text:p>0,17</text:p>
          </table:table-cell>
          <table:table-cell table:style-name="ce10" table:formula="of:=1-POWER(1-[.G28];1.1)" office:value-type="float" office:value="0.185611568747822" calcext:value-type="float">
            <text:p>0,19</text:p>
          </table:table-cell>
          <table:table-cell table:style-name="ce10" table:formula="of:=1-POWER(1-[.H28];1.1)" office:value-type="float" office:value="0.202161930364701" calcext:value-type="float">
            <text:p>0,20</text:p>
          </table:table-cell>
          <table:table-cell table:style-name="ce10" table:formula="of:=1-POWER(1-[.I28];1.1)" office:value-type="float" office:value="0.219979115469577" calcext:value-type="float">
            <text:p>0,22</text:p>
          </table:table-cell>
          <table:table-cell table:style-name="ce10" table:formula="of:=1-POWER(1-[.J28];1.1)" office:value-type="float" office:value="0.239118799537166" calcext:value-type="float">
            <text:p>0,24</text:p>
          </table:table-cell>
          <table:table-cell table:style-name="ce10" table:formula="of:=1-POWER(1-[.K28];1.1)" office:value-type="float" office:value="0.259630466170446" calcext:value-type="float">
            <text:p>0,26</text:p>
          </table:table-cell>
          <table:table-cell table:style-name="ce10" table:formula="of:=1-POWER(1-[.L28];1.1)" office:value-type="float" office:value="0.281555220827542" calcext:value-type="float">
            <text:p>0,28</text:p>
          </table:table-cell>
          <table:table-cell table:style-name="ce10" table:formula="of:=1-POWER(1-[.M28];1.1)" office:value-type="float" office:value="0.304923296903314" calcext:value-type="float">
            <text:p>0,30</text:p>
          </table:table-cell>
          <table:table-cell table:style-name="ce10" table:formula="of:=1-POWER(1-[.N28];1.1)" office:value-type="float" office:value="0.329751260743737" calcext:value-type="float">
            <text:p>0,33</text:p>
          </table:table-cell>
          <table:table-cell table:style-name="ce10" table:formula="of:=1-POWER(1-[.O28];1.1)" office:value-type="float" office:value="0.356038940396628" calcext:value-type="float">
            <text:p>0,36</text:p>
          </table:table-cell>
          <table:table-cell table:style-name="ce10" table:formula="of:=1-POWER(1-[.P28];1.1)" office:value-type="float" office:value="0.383766126836498" calcext:value-type="float">
            <text:p>0,38</text:p>
          </table:table-cell>
          <table:table-cell table:style-name="ce10" table:formula="of:=1-POWER(1-[.Q28];1.1)" office:value-type="float" office:value="0.412889126626496" calcext:value-type="float">
            <text:p>0,41</text:p>
          </table:table-cell>
          <table:table-cell table:style-name="ce10" table:formula="of:=1-POWER(1-[.R28];1.1)" office:value-type="float" office:value="0.443337281714232" calcext:value-type="float">
            <text:p>0,44</text:p>
          </table:table-cell>
          <table:table-cell table:style-name="ce10" table:formula="of:=1-POWER(1-[.S28];1.1)" office:value-type="float" office:value="0.475009614914387" calcext:value-type="float">
            <text:p>0,48</text:p>
          </table:table-cell>
          <table:table-cell table:style-name="ce10" table:formula="of:=1-POWER(1-[.T28];1.1)" office:value-type="float" office:value="0.507771807317245" calcext:value-type="float">
            <text:p>0,51</text:p>
          </table:table-cell>
          <table:table-cell table:style-name="ce10" table:formula="of:=1-POWER(1-[.U28];1.1)" office:value-type="float" office:value="0.541453763830203" calcext:value-type="float">
            <text:p>0,54</text:p>
          </table:table-cell>
          <table:table-cell table:style-name="ce10" table:formula="of:=1-POWER(1-[.V28];1.1)" office:value-type="float" office:value="0.575848071134396" calcext:value-type="float">
            <text:p>0,58</text:p>
          </table:table-cell>
          <table:table-cell table:style-name="ce10" table:formula="of:=1-POWER(1-[.W28];1.1)" office:value-type="float" office:value="0.610709692392051" calcext:value-type="float">
            <text:p>0,61</text:p>
          </table:table-cell>
          <table:table-cell table:style-name="ce10" table:formula="of:=1-POWER(1-[.X28];1.1)" office:value-type="float" office:value="0.645757266798651" calcext:value-type="float">
            <text:p>0,65</text:p>
          </table:table-cell>
          <table:table-cell table:style-name="ce10" table:formula="of:=1-POWER(1-[.Y28];1.1)" office:value-type="float" office:value="0.680676379207367" calcext:value-type="float">
            <text:p>0,68</text:p>
          </table:table-cell>
          <table:table-cell table:style-name="ce10" table:formula="of:=1-POWER(1-[.Z28];1.1)" office:value-type="float" office:value="0.715125123721089" calcext:value-type="float">
            <text:p>0,72</text:p>
          </table:table-cell>
          <table:table-cell table:style-name="ce10" table:formula="of:=1-POWER(1-[.AA28];1.1)" office:value-type="float" office:value="0.748742193209238" calcext:value-type="float">
            <text:p>0,75</text:p>
          </table:table-cell>
          <table:table-cell table:style-name="ce10" table:formula="of:=1-POWER(1-[.AB28];1.1)" office:value-type="float" office:value="0.781157573779641" calcext:value-type="float">
            <text:p>0,78</text:p>
          </table:table-cell>
          <table:table-cell table:style-name="ce10" table:formula="of:=1-POWER(1-[.AC28];1.1)" office:value-type="float" office:value="0.812005703697316" calcext:value-type="float">
            <text:p>0,81</text:p>
          </table:table-cell>
          <table:table-cell table:style-name="ce10" table:formula="of:=1-POWER(1-[.AD28];1.1)" office:value-type="float" office:value="0.840940673063761" calcext:value-type="float">
            <text:p>0,84</text:p>
          </table:table-cell>
          <table:table-cell table:style-name="ce10" table:formula="of:=1-POWER(1-[.AE28];1.1)" office:value-type="float" office:value="0.867652709541887" calcext:value-type="float">
            <text:p>0,87</text:p>
          </table:table-cell>
          <table:table-cell table:style-name="ce10" table:formula="of:=1-POWER(1-[.AF28];1.1)" office:value-type="float" office:value="0.891884848835479" calcext:value-type="float">
            <text:p>0,89</text:p>
          </table:table-cell>
          <table:table-cell table:style-name="ce10" table:formula="of:=1-POWER(1-[.AG28];1.1)" office:value-type="float" office:value="0.913448377046969" calcext:value-type="float">
            <text:p>0,91</text:p>
          </table:table-cell>
          <table:table-cell table:style-name="ce10" table:formula="of:=1-POWER(1-[.AH28];1.1)" office:value-type="float" office:value="0.93223542210613" calcext:value-type="float">
            <text:p>0,93</text:p>
          </table:table-cell>
          <table:table-cell table:style-name="ce10" table:formula="of:=1-POWER(1-[.AI28];1.1)" office:value-type="float" office:value="0.948227038126926" calcext:value-type="float">
            <text:p>0,95</text:p>
          </table:table-cell>
          <table:table-cell table:style-name="ce10" table:formula="of:=1-POWER(1-[.AJ28];1.1)" office:value-type="float" office:value="0.961495338277183" calcext:value-type="float">
            <text:p>0,96</text:p>
          </table:table-cell>
          <table:table-cell table:style-name="ce10" table:formula="of:=1-POWER(1-[.AK28];1.1)" office:value-type="float" office:value="0.972198729487457" calcext:value-type="float">
            <text:p>0,97</text:p>
          </table:table-cell>
          <table:table-cell table:style-name="ce10" table:formula="of:=1-POWER(1-[.AL28];1.1)" office:value-type="float" office:value="0.980570075730046" calcext:value-type="float">
            <text:p>0,98</text:p>
          </table:table-cell>
          <table:table-cell table:style-name="ce10" table:formula="of:=1-POWER(1-[.AM28];1.1)" office:value-type="float" office:value="0.986898584543561" calcext:value-type="float">
            <text:p>0,99</text:p>
          </table:table-cell>
          <table:table-cell table:style-name="ce10" table:formula="of:=1-POWER(1-[.AN28];1.1)" office:value-type="float" office:value="0.991507216745118" calcext:value-type="float">
            <text:p>0,99</text:p>
          </table:table-cell>
          <table:table-cell table:style-name="ce10" table:formula="of:=1-POWER(1-[.AO28];1.1)" office:value-type="float" office:value="0.994728247112174" calcext:value-type="float">
            <text:p>0,99</text:p>
          </table:table-cell>
          <table:table-cell table:style-name="ce10" table:formula="of:=1-POWER(1-[.AP28];1.1)" office:value-type="float" office:value="0.996880029059019" calcext:value-type="float">
            <text:p>1,00</text:p>
          </table:table-cell>
          <table:table-cell table:style-name="ce10" table:formula="of:=1-POWER(1-[.AQ28];1.1)" office:value-type="float" office:value="0.99824787291166" calcext:value-type="float">
            <text:p>1,00</text:p>
          </table:table-cell>
          <table:table-cell table:style-name="ce10" table:formula="of:=1-POWER(1-[.AR28];1.1)" office:value-type="float" office:value="0.999071200090577" calcext:value-type="float">
            <text:p>1,00</text:p>
          </table:table-cell>
          <table:table-cell table:style-name="ce10" table:formula="of:=1-POWER(1-[.AS28];1.1)" office:value-type="float" office:value="0.999537922969275" calcext:value-type="float">
            <text:p>1,00</text:p>
          </table:table-cell>
          <table:table-cell table:style-name="ce10" table:formula="of:=1-POWER(1-[.AT28];1.1)" office:value-type="float" office:value="0.999785619233734" calcext:value-type="float">
            <text:p>1,00</text:p>
          </table:table-cell>
          <table:table-cell table:style-name="ce10" table:formula="of:=1-POWER(1-[.AU28];1.1)" office:value-type="float" office:value="0.999907890505097" calcext:value-type="float">
            <text:p>1,00</text:p>
          </table:table-cell>
          <table:table-cell table:style-name="ce10" table:formula="of:=1-POWER(1-[.AV28];1.1)" office:value-type="float" office:value="0.999963630708492" calcext:value-type="float">
            <text:p>1,00</text:p>
          </table:table-cell>
          <table:table-cell table:style-name="ce10" table:formula="of:=1-POWER(1-[.AW28];1.1)" office:value-type="float" office:value="0.999986913957545" calcext:value-type="float">
            <text:p>1,00</text:p>
          </table:table-cell>
          <table:table-cell table:style-name="ce10" table:formula="of:=1-POWER(1-[.AX28];1.1)" office:value-type="float" office:value="0.999995749019063" calcext:value-type="float">
            <text:p>1,00</text:p>
          </table:table-cell>
          <table:table-cell table:style-name="ce10" table:formula="of:=1-POWER(1-[.AY28];1.1)" office:value-type="float" office:value="0.999998765934892" calcext:value-type="float">
            <text:p>1,00</text:p>
          </table:table-cell>
          <table:table-cell table:style-name="ce10" table:formula="of:=1-POWER(1-[.AZ28];1.1)" office:value-type="float" office:value="0.999999683428452" calcext:value-type="float">
            <text:p>1,00</text:p>
          </table:table-cell>
          <table:table-cell table:style-name="ce10" table:formula="of:=1-POWER(1-[.BA28];1.1)" office:value-type="float" office:value="0.999999929120757" calcext:value-type="float">
            <text:p>1,00</text:p>
          </table:table-cell>
          <table:table-cell table:style-name="ce10" table:formula="of:=1-POWER(1-[.BB28];1.1)" office:value-type="float" office:value="0.999999986336216" calcext:value-type="float">
            <text:p>1,00</text:p>
          </table:table-cell>
          <table:table-cell table:style-name="ce10" table:formula="of:=1-POWER(1-[.BC28];1.1)" office:value-type="float" office:value="0.999999997765769" calcext:value-type="float">
            <text:p>1,00</text:p>
          </table:table-cell>
          <table:table-cell table:style-name="ce10" table:formula="of:=1-POWER(1-[.BD28];1.1)" office:value-type="float" office:value="0.999999999695182" calcext:value-type="float">
            <text:p>1,00</text:p>
          </table:table-cell>
          <table:table-cell table:style-name="ce10" table:formula="of:=1-POWER(1-[.BE28];1.1)" office:value-type="float" office:value="0.999999999965924" calcext:value-type="float">
            <text:p>1,00</text:p>
          </table:table-cell>
          <table:table-cell table:style-name="ce10" table:formula="of:=1-POWER(1-[.BF28];1.1)" office:value-type="float" office:value="0.99999999999694" calcext:value-type="float">
            <text:p>1,00</text:p>
          </table:table-cell>
          <table:table-cell table:style-name="ce10" table:formula="of:=1-POWER(1-[.BG28];1.1)" office:value-type="float" office:value="0.999999999999784" calcext:value-type="float">
            <text:p>1,00</text:p>
          </table:table-cell>
          <table:table-cell table:style-name="ce10" table:formula="of:=1-POWER(1-[.BH28];1.1)" office:value-type="float" office:value="0.999999999999988" calcext:value-type="float">
            <text:p>1,00</text:p>
          </table:table-cell>
          <table:table-cell table:style-name="ce10" table:formula="of:=1-POWER(1-[.BI28];1.1)" office:value-type="float" office:value="1" calcext:value-type="float">
            <text:p>1,00</text:p>
          </table:table-cell>
          <table:table-cell table:style-name="ce10" table:formula="of:=1-POWER(1-[.BJ28];1.1)" office:value-type="float" office:value="1" calcext:value-type="float">
            <text:p>1,00</text:p>
          </table:table-cell>
          <table:table-cell table:style-name="ce10" table:formula="of:=1-POWER(1-[.BK28];1.1)" office:value-type="float" office:value="1" calcext:value-type="float">
            <text:p>1,00</text:p>
          </table:table-cell>
          <table:table-cell table:style-name="ce10" table:formula="of:=1-POWER(1-[.BL28];1.1)" office:value-type="float" office:value="1" calcext:value-type="float">
            <text:p>1,00</text:p>
          </table:table-cell>
          <table:table-cell table:style-name="ce10" table:formula="of:=1-POWER(1-[.BM28];1.1)" office:value-type="float" office:value="1" calcext:value-type="float">
            <text:p>1,00</text:p>
          </table:table-cell>
          <table:table-cell table:style-name="ce10" table:formula="of:=1-POWER(1-[.BN28];1.1)" office:value-type="float" office:value="1" calcext:value-type="float">
            <text:p>1,00</text:p>
          </table:table-cell>
          <table:table-cell table:style-name="ce10" table:formula="of:=1-POWER(1-[.BO28];1.1)" office:value-type="float" office:value="1" calcext:value-type="float">
            <text:p>1,00</text:p>
          </table:table-cell>
          <table:table-cell table:style-name="ce10" table:formula="of:=1-POWER(1-[.BP28];1.1)" office:value-type="float" office:value="1" calcext:value-type="float">
            <text:p>1,00</text:p>
          </table:table-cell>
          <table:table-cell table:style-name="ce10" table:formula="of:=1-POWER(1-[.BQ28];1.1)" office:value-type="float" office:value="1" calcext:value-type="float">
            <text:p>1,00</text:p>
          </table:table-cell>
          <table:table-cell table:style-name="ce10" table:formula="of:=1-POWER(1-[.BR28];1.1)" office:value-type="float" office:value="1" calcext:value-type="float">
            <text:p>1,00</text:p>
          </table:table-cell>
          <table:table-cell table:style-name="ce10" table:formula="of:=1-POWER(1-[.BS28];1.1)" office:value-type="float" office:value="1" calcext:value-type="float">
            <text:p>1,00</text:p>
          </table:table-cell>
          <table:table-cell table:style-name="ce10" table:formula="of:=1-POWER(1-[.BT28];1.1)" office:value-type="float" office:value="1" calcext:value-type="float">
            <text:p>1,00</text:p>
          </table:table-cell>
          <table:table-cell table:style-name="ce10" table:formula="of:=1-POWER(1-[.BU28];1.1)" office:value-type="float" office:value="1" calcext:value-type="float">
            <text:p>1,00</text:p>
          </table:table-cell>
          <table:table-cell table:style-name="ce10" table:formula="of:=1-POWER(1-[.BV28];1.1)" office:value-type="float" office:value="1" calcext:value-type="float">
            <text:p>1,00</text:p>
          </table:table-cell>
          <table:table-cell table:style-name="ce10" table:formula="of:=1-POWER(1-[.BW28];1.1)" office:value-type="float" office:value="1" calcext:value-type="float">
            <text:p>1,00</text:p>
          </table:table-cell>
          <table:table-cell table:style-name="ce10" table:formula="of:=1-POWER(1-[.BX28];1.1)" office:value-type="float" office:value="1" calcext:value-type="float">
            <text:p>1,00</text:p>
          </table:table-cell>
          <table:table-cell table:style-name="ce10" table:formula="of:=1-POWER(1-[.BY28];1.1)" office:value-type="float" office:value="1" calcext:value-type="float">
            <text:p>1,00</text:p>
          </table:table-cell>
          <table:table-cell table:style-name="ce10" table:formula="of:=1-POWER(1-[.BZ28];1.1)" office:value-type="float" office:value="1" calcext:value-type="float">
            <text:p>1,00</text:p>
          </table:table-cell>
          <table:table-cell table:style-name="ce10" table:formula="of:=1-POWER(1-[.CA28];1.1)" office:value-type="float" office:value="1" calcext:value-type="float">
            <text:p>1,00</text:p>
          </table:table-cell>
          <table:table-cell table:style-name="ce10" table:formula="of:=1-POWER(1-[.CB28];1.1)" office:value-type="float" office:value="1" calcext:value-type="float">
            <text:p>1,00</text:p>
          </table:table-cell>
          <table:table-cell table:style-name="ce10" table:formula="of:=1-POWER(1-[.CC28];1.1)" office:value-type="float" office:value="1" calcext:value-type="float">
            <text:p>1,00</text:p>
          </table:table-cell>
          <table:table-cell table:style-name="ce10" table:formula="of:=1-POWER(1-[.CD28];1.1)" office:value-type="float" office:value="1" calcext:value-type="float">
            <text:p>1,00</text:p>
          </table:table-cell>
          <table:table-cell table:style-name="ce10" table:formula="of:=1-POWER(1-[.CE28];1.1)" office:value-type="float" office:value="1" calcext:value-type="float">
            <text:p>1,00</text:p>
          </table:table-cell>
          <table:table-cell table:style-name="ce10" table:formula="of:=1-POWER(1-[.CF28];1.1)" office:value-type="float" office:value="1" calcext:value-type="float">
            <text:p>1,00</text:p>
          </table:table-cell>
          <table:table-cell table:style-name="ce10" table:formula="of:=1-POWER(1-[.CG28];1.1)" office:value-type="float" office:value="1" calcext:value-type="float">
            <text:p>1,00</text:p>
          </table:table-cell>
          <table:table-cell table:style-name="ce10" table:formula="of:=1-POWER(1-[.CH28];1.1)" office:value-type="float" office:value="1" calcext:value-type="float">
            <text:p>1,00</text:p>
          </table:table-cell>
          <table:table-cell table:style-name="ce10" table:formula="of:=1-POWER(1-[.CI28];1.1)" office:value-type="float" office:value="1" calcext:value-type="float">
            <text:p>1,00</text:p>
          </table:table-cell>
          <table:table-cell table:style-name="ce10" table:formula="of:=1-POWER(1-[.CJ28];1.1)" office:value-type="float" office:value="1" calcext:value-type="float">
            <text:p>1,00</text:p>
          </table:table-cell>
          <table:table-cell table:style-name="ce10" table:formula="of:=1-POWER(1-[.CK28];1.1)" office:value-type="float" office:value="1" calcext:value-type="float">
            <text:p>1,00</text:p>
          </table:table-cell>
          <table:table-cell table:style-name="ce10" table:formula="of:=1-POWER(1-[.CL28];1.1)" office:value-type="float" office:value="1" calcext:value-type="float">
            <text:p>1,00</text:p>
          </table:table-cell>
          <table:table-cell table:style-name="ce10" table:formula="of:=1-POWER(1-[.CM28];1.1)" office:value-type="float" office:value="1" calcext:value-type="float">
            <text:p>1,00</text:p>
          </table:table-cell>
          <table:table-cell table:style-name="ce10" table:formula="of:=1-POWER(1-[.CN28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28]+0.1" office:value-type="float" office:value="0.2" calcext:value-type="float">
            <text:p>0,20</text:p>
          </table:table-cell>
          <table:table-cell table:style-name="ce10" table:formula="of:=1-POWER(1-[.A29];1.1)" office:value-type="float" office:value="0.217653785165657" calcext:value-type="float">
            <text:p>0,22</text:p>
          </table:table-cell>
          <table:table-cell table:style-name="ce10" table:formula="of:=1-POWER(1-[.B29];1.1)" office:value-type="float" office:value="0.236623327940772" calcext:value-type="float">
            <text:p>0,24</text:p>
          </table:table-cell>
          <table:table-cell table:style-name="ce10" table:formula="of:=1-POWER(1-[.C29];1.1)" office:value-type="float" office:value="0.25695900944272" calcext:value-type="float">
            <text:p>0,26</text:p>
          </table:table-cell>
          <table:table-cell table:style-name="ce10" table:formula="of:=1-POWER(1-[.D29];1.1)" office:value-type="float" office:value="0.278703126112204" calcext:value-type="float">
            <text:p>0,28</text:p>
          </table:table-cell>
          <table:table-cell table:style-name="ce10" table:formula="of:=1-POWER(1-[.E29];1.1)" office:value-type="float" office:value="0.301887434660244" calcext:value-type="float">
            <text:p>0,30</text:p>
          </table:table-cell>
          <table:table-cell table:style-name="ce10" table:formula="of:=1-POWER(1-[.F29];1.1)" office:value-type="float" office:value="0.326530394219659" calcext:value-type="float">
            <text:p>0,33</text:p>
          </table:table-cell>
          <table:table-cell table:style-name="ce10" table:formula="of:=1-POWER(1-[.G29];1.1)" office:value-type="float" office:value="0.352634127898967" calcext:value-type="float">
            <text:p>0,35</text:p>
          </table:table-cell>
          <table:table-cell table:style-name="ce10" table:formula="of:=1-POWER(1-[.H29];1.1)" office:value-type="float" office:value="0.380181149111371" calcext:value-type="float">
            <text:p>0,38</text:p>
          </table:table-cell>
          <table:table-cell table:style-name="ce10" table:formula="of:=1-POWER(1-[.I29];1.1)" office:value-type="float" office:value="0.409130927459364" calcext:value-type="float">
            <text:p>0,41</text:p>
          </table:table-cell>
          <table:table-cell table:style-name="ce10" table:formula="of:=1-POWER(1-[.J29];1.1)" office:value-type="float" office:value="0.439416404872304" calcext:value-type="float">
            <text:p>0,44</text:p>
          </table:table-cell>
          <table:table-cell table:style-name="ce10" table:formula="of:=1-POWER(1-[.K29];1.1)" office:value-type="float" office:value="0.470940614825456" calcext:value-type="float">
            <text:p>0,47</text:p>
          </table:table-cell>
          <table:table-cell table:style-name="ce10" table:formula="of:=1-POWER(1-[.L29];1.1)" office:value-type="float" office:value="0.503573604655472" calcext:value-type="float">
            <text:p>0,50</text:p>
          </table:table-cell>
          <table:table-cell table:style-name="ce10" table:formula="of:=1-POWER(1-[.M29];1.1)" office:value-type="float" office:value="0.537149910859978" calcext:value-type="float">
            <text:p>0,54</text:p>
          </table:table-cell>
          <table:table-cell table:style-name="ce10" table:formula="of:=1-POWER(1-[.N29];1.1)" office:value-type="float" office:value="0.571466885878767" calcext:value-type="float">
            <text:p>0,57</text:p>
          </table:table-cell>
          <table:table-cell table:style-name="ce10" table:formula="of:=1-POWER(1-[.O29];1.1)" office:value-type="float" office:value="0.606284216333984" calcext:value-type="float">
            <text:p>0,61</text:p>
          </table:table-cell>
          <table:table-cell table:style-name="ce10" table:formula="of:=1-POWER(1-[.P29];1.1)" office:value-type="float" office:value="0.641324999057017" calcext:value-type="float">
            <text:p>0,64</text:p>
          </table:table-cell>
          <table:table-cell table:style-name="ce10" table:formula="of:=1-POWER(1-[.Q29];1.1)" office:value-type="float" office:value="0.676278742361814" calcext:value-type="float">
            <text:p>0,68</text:p>
          </table:table-cell>
          <table:table-cell table:style-name="ce10" table:formula="of:=1-POWER(1-[.R29];1.1)" office:value-type="float" office:value="0.710806624237677" calcext:value-type="float">
            <text:p>0,71</text:p>
          </table:table-cell>
          <table:table-cell table:style-name="ce10" table:formula="of:=1-POWER(1-[.S29];1.1)" office:value-type="float" office:value="0.744549254231869" calcext:value-type="float">
            <text:p>0,74</text:p>
          </table:table-cell>
          <table:table-cell table:style-name="ce10" table:formula="of:=1-POWER(1-[.T29];1.1)" office:value-type="float" office:value="0.777137041022551" calcext:value-type="float">
            <text:p>0,78</text:p>
          </table:table-cell>
          <table:table-cell table:style-name="ce10" table:formula="of:=1-POWER(1-[.U29];1.1)" office:value-type="float" office:value="0.808203056623532" calcext:value-type="float">
            <text:p>0,81</text:p>
          </table:table-cell>
          <table:table-cell table:style-name="ce10" table:formula="of:=1-POWER(1-[.V29];1.1)" office:value-type="float" office:value="0.837398012466847" calcext:value-type="float">
            <text:p>0,84</text:p>
          </table:table-cell>
          <table:table-cell table:style-name="ce10" table:formula="of:=1-POWER(1-[.W29];1.1)" office:value-type="float" office:value="0.864406636218951" calcext:value-type="float">
            <text:p>0,86</text:p>
          </table:table-cell>
          <table:table-cell table:style-name="ce10" table:formula="of:=1-POWER(1-[.X29];1.1)" office:value-type="float" office:value="0.888964391162271" calcext:value-type="float">
            <text:p>0,89</text:p>
          </table:table-cell>
          <table:table-cell table:style-name="ce10" table:formula="of:=1-POWER(1-[.Y29];1.1)" office:value-type="float" office:value="0.910873160566255" calcext:value-type="float">
            <text:p>0,91</text:p>
          </table:table-cell>
          <table:table-cell table:style-name="ce10" table:formula="of:=1-POWER(1-[.Z29];1.1)" office:value-type="float" office:value="0.930014292602645" calcext:value-type="float">
            <text:p>0,93</text:p>
          </table:table-cell>
          <table:table-cell table:style-name="ce10" table:formula="of:=1-POWER(1-[.AA29];1.1)" office:value-type="float" office:value="0.946357341591046" calcext:value-type="float">
            <text:p>0,95</text:p>
          </table:table-cell>
          <table:table-cell table:style-name="ce10" table:formula="of:=1-POWER(1-[.AB29];1.1)" office:value-type="float" office:value="0.959963019031299" calcext:value-type="float">
            <text:p>0,96</text:p>
          </table:table-cell>
          <table:table-cell table:style-name="ce10" table:formula="of:=1-POWER(1-[.AC29];1.1)" office:value-type="float" office:value="0.970979328730903" calcext:value-type="float">
            <text:p>0,97</text:p>
          </table:table-cell>
          <table:table-cell table:style-name="ce10" table:formula="of:=1-POWER(1-[.AD29];1.1)" office:value-type="float" office:value="0.979630601758517" calcext:value-type="float">
            <text:p>0,98</text:p>
          </table:table-cell>
          <table:table-cell table:style-name="ce10" table:formula="of:=1-POWER(1-[.AE29];1.1)" office:value-type="float" office:value="0.986200097466703" calcext:value-type="float">
            <text:p>0,99</text:p>
          </table:table-cell>
          <table:table-cell table:style-name="ce10" table:formula="of:=1-POWER(1-[.AF29];1.1)" office:value-type="float" office:value="0.991007848382655" calcext:value-type="float">
            <text:p>0,99</text:p>
          </table:table-cell>
          <table:table-cell table:style-name="ce10" table:formula="of:=1-POWER(1-[.AG29];1.1)" office:value-type="float" office:value="0.994386289877201" calcext:value-type="float">
            <text:p>0,99</text:p>
          </table:table-cell>
          <table:table-cell table:style-name="ce10" table:formula="of:=1-POWER(1-[.AH29];1.1)" office:value-type="float" office:value="0.996656702824975" calcext:value-type="float">
            <text:p>1,00</text:p>
          </table:table-cell>
          <table:table-cell table:style-name="ce10" table:formula="of:=1-POWER(1-[.AI29];1.1)" office:value-type="float" office:value="0.99810943123035" calcext:value-type="float">
            <text:p>1,00</text:p>
          </table:table-cell>
          <table:table-cell table:style-name="ce10" table:formula="of:=1-POWER(1-[.AJ29];1.1)" office:value-type="float" office:value="0.998990161957297" calcext:value-type="float">
            <text:p>1,00</text:p>
          </table:table-cell>
          <table:table-cell table:style-name="ce10" table:formula="of:=1-POWER(1-[.AK29];1.1)" office:value-type="float" office:value="0.999493386334698" calcext:value-type="float">
            <text:p>1,00</text:p>
          </table:table-cell>
          <table:table-cell table:style-name="ce10" table:formula="of:=1-POWER(1-[.AL29];1.1)" office:value-type="float" office:value="0.999762783665846" calcext:value-type="float">
            <text:p>1,00</text:p>
          </table:table-cell>
          <table:table-cell table:style-name="ce10" table:formula="of:=1-POWER(1-[.AM29];1.1)" office:value-type="float" office:value="0.999897042248545" calcext:value-type="float">
            <text:p>1,00</text:p>
          </table:table-cell>
          <table:table-cell table:style-name="ce10" table:formula="of:=1-POWER(1-[.AN29];1.1)" office:value-type="float" office:value="0.99995889213192" calcext:value-type="float">
            <text:p>1,00</text:p>
          </table:table-cell>
          <table:table-cell table:style-name="ce10" table:formula="of:=1-POWER(1-[.AO29];1.1)" office:value-type="float" office:value="0.999985026702637" calcext:value-type="float">
            <text:p>1,00</text:p>
          </table:table-cell>
          <table:table-cell table:style-name="ce10" table:formula="of:=1-POWER(1-[.AP29];1.1)" office:value-type="float" office:value="0.999995069974172" calcext:value-type="float">
            <text:p>1,00</text:p>
          </table:table-cell>
          <table:table-cell table:style-name="ce10" table:formula="of:=1-POWER(1-[.AQ29];1.1)" office:value-type="float" office:value="0.999998547439888" calcext:value-type="float">
            <text:p>1,00</text:p>
          </table:table-cell>
          <table:table-cell table:style-name="ce10" table:formula="of:=1-POWER(1-[.AR29];1.1)" office:value-type="float" office:value="0.999999621254462" calcext:value-type="float">
            <text:p>1,00</text:p>
          </table:table-cell>
          <table:table-cell table:style-name="ce10" table:formula="of:=1-POWER(1-[.AS29];1.1)" office:value-type="float" office:value="0.999999913665917" calcext:value-type="float">
            <text:p>1,00</text:p>
          </table:table-cell>
          <table:table-cell table:style-name="ce10" table:formula="of:=1-POWER(1-[.AT29];1.1)" office:value-type="float" office:value="0.999999983025363" calcext:value-type="float">
            <text:p>1,00</text:p>
          </table:table-cell>
          <table:table-cell table:style-name="ce10" table:formula="of:=1-POWER(1-[.AU29];1.1)" office:value-type="float" office:value="0.999999997163515" calcext:value-type="float">
            <text:p>1,00</text:p>
          </table:table-cell>
          <table:table-cell table:style-name="ce10" table:formula="of:=1-POWER(1-[.AV29];1.1)" office:value-type="float" office:value="0.999999999603669" calcext:value-type="float">
            <text:p>1,00</text:p>
          </table:table-cell>
          <table:table-cell table:style-name="ce10" table:formula="of:=1-POWER(1-[.AW29];1.1)" office:value-type="float" office:value="0.999999999954515" calcext:value-type="float">
            <text:p>1,00</text:p>
          </table:table-cell>
          <table:table-cell table:style-name="ce10" table:formula="of:=1-POWER(1-[.AX29];1.1)" office:value-type="float" office:value="0.999999999995796" calcext:value-type="float">
            <text:p>1,00</text:p>
          </table:table-cell>
          <table:table-cell table:style-name="ce10" table:formula="of:=1-POWER(1-[.AY29];1.1)" office:value-type="float" office:value="0.999999999999694" calcext:value-type="float">
            <text:p>1,00</text:p>
          </table:table-cell>
          <table:table-cell table:style-name="ce10" table:formula="of:=1-POWER(1-[.AZ29];1.1)" office:value-type="float" office:value="0.999999999999983" calcext:value-type="float">
            <text:p>1,00</text:p>
          </table:table-cell>
          <table:table-cell table:style-name="ce10" table:formula="of:=1-POWER(1-[.BA29];1.1)" office:value-type="float" office:value="0.999999999999999" calcext:value-type="float">
            <text:p>1,00</text:p>
          </table:table-cell>
          <table:table-cell table:style-name="ce10" table:formula="of:=1-POWER(1-[.BB29];1.1)" office:value-type="float" office:value="1" calcext:value-type="float">
            <text:p>1,00</text:p>
          </table:table-cell>
          <table:table-cell table:style-name="ce10" table:formula="of:=1-POWER(1-[.BC29];1.1)" office:value-type="float" office:value="1" calcext:value-type="float">
            <text:p>1,00</text:p>
          </table:table-cell>
          <table:table-cell table:style-name="ce10" table:formula="of:=1-POWER(1-[.BD29];1.1)" office:value-type="float" office:value="1" calcext:value-type="float">
            <text:p>1,00</text:p>
          </table:table-cell>
          <table:table-cell table:style-name="ce10" table:formula="of:=1-POWER(1-[.BE29];1.1)" office:value-type="float" office:value="1" calcext:value-type="float">
            <text:p>1,00</text:p>
          </table:table-cell>
          <table:table-cell table:style-name="ce10" table:formula="of:=1-POWER(1-[.BF29];1.1)" office:value-type="float" office:value="1" calcext:value-type="float">
            <text:p>1,00</text:p>
          </table:table-cell>
          <table:table-cell table:style-name="ce10" table:formula="of:=1-POWER(1-[.BG29];1.1)" office:value-type="float" office:value="1" calcext:value-type="float">
            <text:p>1,00</text:p>
          </table:table-cell>
          <table:table-cell table:style-name="ce10" table:formula="of:=1-POWER(1-[.BH29];1.1)" office:value-type="float" office:value="1" calcext:value-type="float">
            <text:p>1,00</text:p>
          </table:table-cell>
          <table:table-cell table:style-name="ce10" table:formula="of:=1-POWER(1-[.BI29];1.1)" office:value-type="float" office:value="1" calcext:value-type="float">
            <text:p>1,00</text:p>
          </table:table-cell>
          <table:table-cell table:style-name="ce10" table:formula="of:=1-POWER(1-[.BJ29];1.1)" office:value-type="float" office:value="1" calcext:value-type="float">
            <text:p>1,00</text:p>
          </table:table-cell>
          <table:table-cell table:style-name="ce10" table:formula="of:=1-POWER(1-[.BK29];1.1)" office:value-type="float" office:value="1" calcext:value-type="float">
            <text:p>1,00</text:p>
          </table:table-cell>
          <table:table-cell table:style-name="ce10" table:formula="of:=1-POWER(1-[.BL29];1.1)" office:value-type="float" office:value="1" calcext:value-type="float">
            <text:p>1,00</text:p>
          </table:table-cell>
          <table:table-cell table:style-name="ce10" table:formula="of:=1-POWER(1-[.BM29];1.1)" office:value-type="float" office:value="1" calcext:value-type="float">
            <text:p>1,00</text:p>
          </table:table-cell>
          <table:table-cell table:style-name="ce10" table:formula="of:=1-POWER(1-[.BN29];1.1)" office:value-type="float" office:value="1" calcext:value-type="float">
            <text:p>1,00</text:p>
          </table:table-cell>
          <table:table-cell table:style-name="ce10" table:formula="of:=1-POWER(1-[.BO29];1.1)" office:value-type="float" office:value="1" calcext:value-type="float">
            <text:p>1,00</text:p>
          </table:table-cell>
          <table:table-cell table:style-name="ce10" table:formula="of:=1-POWER(1-[.BP29];1.1)" office:value-type="float" office:value="1" calcext:value-type="float">
            <text:p>1,00</text:p>
          </table:table-cell>
          <table:table-cell table:style-name="ce10" table:formula="of:=1-POWER(1-[.BQ29];1.1)" office:value-type="float" office:value="1" calcext:value-type="float">
            <text:p>1,00</text:p>
          </table:table-cell>
          <table:table-cell table:style-name="ce10" table:formula="of:=1-POWER(1-[.BR29];1.1)" office:value-type="float" office:value="1" calcext:value-type="float">
            <text:p>1,00</text:p>
          </table:table-cell>
          <table:table-cell table:style-name="ce10" table:formula="of:=1-POWER(1-[.BS29];1.1)" office:value-type="float" office:value="1" calcext:value-type="float">
            <text:p>1,00</text:p>
          </table:table-cell>
          <table:table-cell table:style-name="ce10" table:formula="of:=1-POWER(1-[.BT29];1.1)" office:value-type="float" office:value="1" calcext:value-type="float">
            <text:p>1,00</text:p>
          </table:table-cell>
          <table:table-cell table:style-name="ce10" table:formula="of:=1-POWER(1-[.BU29];1.1)" office:value-type="float" office:value="1" calcext:value-type="float">
            <text:p>1,00</text:p>
          </table:table-cell>
          <table:table-cell table:style-name="ce10" table:formula="of:=1-POWER(1-[.BV29];1.1)" office:value-type="float" office:value="1" calcext:value-type="float">
            <text:p>1,00</text:p>
          </table:table-cell>
          <table:table-cell table:style-name="ce10" table:formula="of:=1-POWER(1-[.BW29];1.1)" office:value-type="float" office:value="1" calcext:value-type="float">
            <text:p>1,00</text:p>
          </table:table-cell>
          <table:table-cell table:style-name="ce10" table:formula="of:=1-POWER(1-[.BX29];1.1)" office:value-type="float" office:value="1" calcext:value-type="float">
            <text:p>1,00</text:p>
          </table:table-cell>
          <table:table-cell table:style-name="ce10" table:formula="of:=1-POWER(1-[.BY29];1.1)" office:value-type="float" office:value="1" calcext:value-type="float">
            <text:p>1,00</text:p>
          </table:table-cell>
          <table:table-cell table:style-name="ce10" table:formula="of:=1-POWER(1-[.BZ29];1.1)" office:value-type="float" office:value="1" calcext:value-type="float">
            <text:p>1,00</text:p>
          </table:table-cell>
          <table:table-cell table:style-name="ce10" table:formula="of:=1-POWER(1-[.CA29];1.1)" office:value-type="float" office:value="1" calcext:value-type="float">
            <text:p>1,00</text:p>
          </table:table-cell>
          <table:table-cell table:style-name="ce10" table:formula="of:=1-POWER(1-[.CB29];1.1)" office:value-type="float" office:value="1" calcext:value-type="float">
            <text:p>1,00</text:p>
          </table:table-cell>
          <table:table-cell table:style-name="ce10" table:formula="of:=1-POWER(1-[.CC29];1.1)" office:value-type="float" office:value="1" calcext:value-type="float">
            <text:p>1,00</text:p>
          </table:table-cell>
          <table:table-cell table:style-name="ce10" table:formula="of:=1-POWER(1-[.CD29];1.1)" office:value-type="float" office:value="1" calcext:value-type="float">
            <text:p>1,00</text:p>
          </table:table-cell>
          <table:table-cell table:style-name="ce10" table:formula="of:=1-POWER(1-[.CE29];1.1)" office:value-type="float" office:value="1" calcext:value-type="float">
            <text:p>1,00</text:p>
          </table:table-cell>
          <table:table-cell table:style-name="ce10" table:formula="of:=1-POWER(1-[.CF29];1.1)" office:value-type="float" office:value="1" calcext:value-type="float">
            <text:p>1,00</text:p>
          </table:table-cell>
          <table:table-cell table:style-name="ce10" table:formula="of:=1-POWER(1-[.CG29];1.1)" office:value-type="float" office:value="1" calcext:value-type="float">
            <text:p>1,00</text:p>
          </table:table-cell>
          <table:table-cell table:style-name="ce10" table:formula="of:=1-POWER(1-[.CH29];1.1)" office:value-type="float" office:value="1" calcext:value-type="float">
            <text:p>1,00</text:p>
          </table:table-cell>
          <table:table-cell table:style-name="ce10" table:formula="of:=1-POWER(1-[.CI29];1.1)" office:value-type="float" office:value="1" calcext:value-type="float">
            <text:p>1,00</text:p>
          </table:table-cell>
          <table:table-cell table:style-name="ce10" table:formula="of:=1-POWER(1-[.CJ29];1.1)" office:value-type="float" office:value="1" calcext:value-type="float">
            <text:p>1,00</text:p>
          </table:table-cell>
          <table:table-cell table:style-name="ce10" table:formula="of:=1-POWER(1-[.CK29];1.1)" office:value-type="float" office:value="1" calcext:value-type="float">
            <text:p>1,00</text:p>
          </table:table-cell>
          <table:table-cell table:style-name="ce10" table:formula="of:=1-POWER(1-[.CL29];1.1)" office:value-type="float" office:value="1" calcext:value-type="float">
            <text:p>1,00</text:p>
          </table:table-cell>
          <table:table-cell table:style-name="ce10" table:formula="of:=1-POWER(1-[.CM29];1.1)" office:value-type="float" office:value="1" calcext:value-type="float">
            <text:p>1,00</text:p>
          </table:table-cell>
          <table:table-cell table:style-name="ce10" table:formula="of:=1-POWER(1-[.CN29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style-name="ce2" table:formula="of:=[.A29]+0.1" office:value-type="float" office:value="0.3" calcext:value-type="float">
            <text:p>0,30</text:p>
          </table:table-cell>
          <table:table-cell table:style-name="ce10" table:formula="of:=1-POWER(1-[.A30];1.1)" office:value-type="float" office:value="0.324527233416128" calcext:value-type="float">
            <text:p>0,32</text:p>
          </table:table-cell>
          <table:table-cell table:style-name="ce10" table:formula="of:=1-POWER(1-[.B30];1.1)" office:value-type="float" office:value="0.350515743230899" calcext:value-type="float">
            <text:p>0,35</text:p>
          </table:table-cell>
          <table:table-cell table:style-name="ce10" table:formula="of:=1-POWER(1-[.C30];1.1)" office:value-type="float" office:value="0.377949718062502" calcext:value-type="float">
            <text:p>0,38</text:p>
          </table:table-cell>
          <table:table-cell table:style-name="ce10" table:formula="of:=1-POWER(1-[.D30];1.1)" office:value-type="float" office:value="0.406790577953001" calcext:value-type="float">
            <text:p>0,41</text:p>
          </table:table-cell>
          <table:table-cell table:style-name="ce10" table:formula="of:=1-POWER(1-[.E30];1.1)" office:value-type="float" office:value="0.436973489462597" calcext:value-type="float">
            <text:p>0,44</text:p>
          </table:table-cell>
          <table:table-cell table:style-name="ce10" table:formula="of:=1-POWER(1-[.F30];1.1)" office:value-type="float" office:value="0.4684039700888" calcext:value-type="float">
            <text:p>0,47</text:p>
          </table:table-cell>
          <table:table-cell table:style-name="ce10" table:formula="of:=1-POWER(1-[.G30];1.1)" office:value-type="float" office:value="0.500954778154012" calcext:value-type="float">
            <text:p>0,50</text:p>
          </table:table-cell>
          <table:table-cell table:style-name="ce10" table:formula="of:=1-POWER(1-[.H30];1.1)" office:value-type="float" office:value="0.534463334086018" calcext:value-type="float">
            <text:p>0,53</text:p>
          </table:table-cell>
          <table:table-cell table:style-name="ce10" table:formula="of:=1-POWER(1-[.I30];1.1)" office:value-type="float" office:value="0.568729967912452" calcext:value-type="float">
            <text:p>0,57</text:p>
          </table:table-cell>
          <table:table-cell table:style-name="ce10" table:formula="of:=1-POWER(1-[.J30];1.1)" office:value-type="float" office:value="0.603517330097196" calcext:value-type="float">
            <text:p>0,60</text:p>
          </table:table-cell>
          <table:table-cell table:style-name="ce10" table:formula="of:=1-POWER(1-[.K30];1.1)" office:value-type="float" office:value="0.638551330735949" calcext:value-type="float">
            <text:p>0,64</text:p>
          </table:table-cell>
          <table:table-cell table:style-name="ce10" table:formula="of:=1-POWER(1-[.L30];1.1)" office:value-type="float" office:value="0.673523975665786" calcext:value-type="float">
            <text:p>0,67</text:p>
          </table:table-cell>
          <table:table-cell table:style-name="ce10" table:formula="of:=1-POWER(1-[.M30];1.1)" office:value-type="float" office:value="0.708098435625739" calcext:value-type="float">
            <text:p>0,71</text:p>
          </table:table-cell>
          <table:table-cell table:style-name="ce10" table:formula="of:=1-POWER(1-[.N30];1.1)" office:value-type="float" office:value="0.741916604015258" calcext:value-type="float">
            <text:p>0,74</text:p>
          </table:table-cell>
          <table:table-cell table:style-name="ce10" table:formula="of:=1-POWER(1-[.O30];1.1)" office:value-type="float" office:value="0.774609259076837" calcext:value-type="float">
            <text:p>0,77</text:p>
          </table:table-cell>
          <table:table-cell table:style-name="ce10" table:formula="of:=1-POWER(1-[.P30];1.1)" office:value-type="float" office:value="0.805808740586836" calcext:value-type="float">
            <text:p>0,81</text:p>
          </table:table-cell>
          <table:table-cell table:style-name="ce10" table:formula="of:=1-POWER(1-[.Q30];1.1)" office:value-type="float" office:value="0.835163780237043" calcext:value-type="float">
            <text:p>0,84</text:p>
          </table:table-cell>
          <table:table-cell table:style-name="ce10" table:formula="of:=1-POWER(1-[.R30];1.1)" office:value-type="float" office:value="0.862355801646331" calcext:value-type="float">
            <text:p>0,86</text:p>
          </table:table-cell>
          <table:table-cell table:style-name="ce10" table:formula="of:=1-POWER(1-[.S30];1.1)" office:value-type="float" office:value="0.887115659033238" calcext:value-type="float">
            <text:p>0,89</text:p>
          </table:table-cell>
          <table:table-cell table:style-name="ce10" table:formula="of:=1-POWER(1-[.T30];1.1)" office:value-type="float" office:value="0.909239459813301" calcext:value-type="float">
            <text:p>0,91</text:p>
          </table:table-cell>
          <table:table-cell table:style-name="ce10" table:formula="of:=1-POWER(1-[.U30];1.1)" office:value-type="float" office:value="0.928601879534872" calcext:value-type="float">
            <text:p>0,93</text:p>
          </table:table-cell>
          <table:table-cell table:style-name="ce10" table:formula="of:=1-POWER(1-[.V30];1.1)" office:value-type="float" office:value="0.945165301845611" calcext:value-type="float">
            <text:p>0,95</text:p>
          </table:table-cell>
          <table:table-cell table:style-name="ce10" table:formula="of:=1-POWER(1-[.W30];1.1)" office:value-type="float" office:value="0.958983272929188" calcext:value-type="float">
            <text:p>0,96</text:p>
          </table:table-cell>
          <table:table-cell table:style-name="ce10" table:formula="of:=1-POWER(1-[.X30];1.1)" office:value-type="float" office:value="0.970197197609875" calcext:value-type="float">
            <text:p>0,97</text:p>
          </table:table-cell>
          <table:table-cell table:style-name="ce10" table:formula="of:=1-POWER(1-[.Y30];1.1)" office:value-type="float" office:value="0.979025925151647" calcext:value-type="float">
            <text:p>0,98</text:p>
          </table:table-cell>
          <table:table-cell table:style-name="ce10" table:formula="of:=1-POWER(1-[.Z30];1.1)" office:value-type="float" office:value="0.985748811160953" calcext:value-type="float">
            <text:p>0,99</text:p>
          </table:table-cell>
          <table:table-cell table:style-name="ce10" table:formula="of:=1-POWER(1-[.AA30];1.1)" office:value-type="float" office:value="0.990683855753017" calcext:value-type="float">
            <text:p>0,99</text:p>
          </table:table-cell>
          <table:table-cell table:style-name="ce10" table:formula="of:=1-POWER(1-[.AB30];1.1)" office:value-type="float" office:value="0.994163401425047" calcext:value-type="float">
            <text:p>0,99</text:p>
          </table:table-cell>
          <table:table-cell table:style-name="ce10" table:formula="of:=1-POWER(1-[.AC30];1.1)" office:value-type="float" office:value="0.996510398722333" calcext:value-type="float">
            <text:p>1,00</text:p>
          </table:table-cell>
          <table:table-cell table:style-name="ce10" table:formula="of:=1-POWER(1-[.AD30];1.1)" office:value-type="float" office:value="0.998018229369424" calcext:value-type="float">
            <text:p>1,00</text:p>
          </table:table-cell>
          <table:table-cell table:style-name="ce10" table:formula="of:=1-POWER(1-[.AE30];1.1)" office:value-type="float" office:value="0.99893644800453" calcext:value-type="float">
            <text:p>1,00</text:p>
          </table:table-cell>
          <table:table-cell table:style-name="ce10" table:formula="of:=1-POWER(1-[.AF30];1.1)" office:value-type="float" office:value="0.999463666901229" calcext:value-type="float">
            <text:p>1,00</text:p>
          </table:table-cell>
          <table:table-cell table:style-name="ce10" table:formula="of:=1-POWER(1-[.AG30];1.1)" office:value-type="float" office:value="0.999747432154599" calcext:value-type="float">
            <text:p>1,00</text:p>
          </table:table-cell>
          <table:table-cell table:style-name="ce10" table:formula="of:=1-POWER(1-[.AH30];1.1)" office:value-type="float" office:value="0.999889689750894" calcext:value-type="float">
            <text:p>1,00</text:p>
          </table:table-cell>
          <table:table-cell table:style-name="ce10" table:formula="of:=1-POWER(1-[.AI30];1.1)" office:value-type="float" office:value="0.99995565165148" calcext:value-type="float">
            <text:p>1,00</text:p>
          </table:table-cell>
          <table:table-cell table:style-name="ce10" table:formula="of:=1-POWER(1-[.AJ30];1.1)" office:value-type="float" office:value="0.999983723343547" calcext:value-type="float">
            <text:p>1,00</text:p>
          </table:table-cell>
          <table:table-cell table:style-name="ce10" table:formula="of:=1-POWER(1-[.AK30];1.1)" office:value-type="float" office:value="0.999994595920657" calcext:value-type="float">
            <text:p>1,00</text:p>
          </table:table-cell>
          <table:table-cell table:style-name="ce10" table:formula="of:=1-POWER(1-[.AL30];1.1)" office:value-type="float" office:value="0.99999839308136" calcext:value-type="float">
            <text:p>1,00</text:p>
          </table:table-cell>
          <table:table-cell table:style-name="ce10" table:formula="of:=1-POWER(1-[.AM30];1.1)" office:value-type="float" office:value="0.999999576753596" calcext:value-type="float">
            <text:p>1,00</text:p>
          </table:table-cell>
          <table:table-cell table:style-name="ce10" table:formula="of:=1-POWER(1-[.AN30];1.1)" office:value-type="float" office:value="0.99999990244431" calcext:value-type="float">
            <text:p>1,00</text:p>
          </table:table-cell>
          <table:table-cell table:style-name="ce10" table:formula="of:=1-POWER(1-[.AO30];1.1)" office:value-type="float" office:value="0.999999980583191" calcext:value-type="float">
            <text:p>1,00</text:p>
          </table:table-cell>
          <table:table-cell table:style-name="ce10" table:formula="of:=1-POWER(1-[.AP30];1.1)" office:value-type="float" office:value="0.999999996711517" calcext:value-type="float">
            <text:p>1,00</text:p>
          </table:table-cell>
          <table:table-cell table:style-name="ce10" table:formula="of:=1-POWER(1-[.AQ30];1.1)" office:value-type="float" office:value="0.999999999533668" calcext:value-type="float">
            <text:p>1,00</text:p>
          </table:table-cell>
          <table:table-cell table:style-name="ce10" table:formula="of:=1-POWER(1-[.AR30];1.1)" office:value-type="float" office:value="0.999999999945604" calcext:value-type="float">
            <text:p>1,00</text:p>
          </table:table-cell>
          <table:table-cell table:style-name="ce10" table:formula="of:=1-POWER(1-[.AS30];1.1)" office:value-type="float" office:value="0.999999999994882" calcext:value-type="float">
            <text:p>1,00</text:p>
          </table:table-cell>
          <table:table-cell table:style-name="ce10" table:formula="of:=1-POWER(1-[.AT30];1.1)" office:value-type="float" office:value="0.99999999999962" calcext:value-type="float">
            <text:p>1,00</text:p>
          </table:table-cell>
          <table:table-cell table:style-name="ce10" table:formula="of:=1-POWER(1-[.AU30];1.1)" office:value-type="float" office:value="0.999999999999978" calcext:value-type="float">
            <text:p>1,00</text:p>
          </table:table-cell>
          <table:table-cell table:style-name="ce10" table:formula="of:=1-POWER(1-[.AV30];1.1)" office:value-type="float" office:value="0.999999999999999" calcext:value-type="float">
            <text:p>1,00</text:p>
          </table:table-cell>
          <table:table-cell table:style-name="ce10" table:formula="of:=1-POWER(1-[.AW30];1.1)" office:value-type="float" office:value="1" calcext:value-type="float">
            <text:p>1,00</text:p>
          </table:table-cell>
          <table:table-cell table:style-name="ce10" table:formula="of:=1-POWER(1-[.AX30];1.1)" office:value-type="float" office:value="1" calcext:value-type="float">
            <text:p>1,00</text:p>
          </table:table-cell>
          <table:table-cell table:style-name="ce10" table:formula="of:=1-POWER(1-[.AY30];1.1)" office:value-type="float" office:value="1" calcext:value-type="float">
            <text:p>1,00</text:p>
          </table:table-cell>
          <table:table-cell table:style-name="ce10" table:formula="of:=1-POWER(1-[.AZ30];1.1)" office:value-type="float" office:value="1" calcext:value-type="float">
            <text:p>1,00</text:p>
          </table:table-cell>
          <table:table-cell table:style-name="ce10" table:formula="of:=1-POWER(1-[.BA30];1.1)" office:value-type="float" office:value="1" calcext:value-type="float">
            <text:p>1,00</text:p>
          </table:table-cell>
          <table:table-cell table:style-name="ce10" table:formula="of:=1-POWER(1-[.BB30];1.1)" office:value-type="float" office:value="1" calcext:value-type="float">
            <text:p>1,00</text:p>
          </table:table-cell>
          <table:table-cell table:style-name="ce10" table:formula="of:=1-POWER(1-[.BC30];1.1)" office:value-type="float" office:value="1" calcext:value-type="float">
            <text:p>1,00</text:p>
          </table:table-cell>
          <table:table-cell table:style-name="ce10" table:formula="of:=1-POWER(1-[.BD30];1.1)" office:value-type="float" office:value="1" calcext:value-type="float">
            <text:p>1,00</text:p>
          </table:table-cell>
          <table:table-cell table:style-name="ce10" table:formula="of:=1-POWER(1-[.BE30];1.1)" office:value-type="float" office:value="1" calcext:value-type="float">
            <text:p>1,00</text:p>
          </table:table-cell>
          <table:table-cell table:style-name="ce10" table:formula="of:=1-POWER(1-[.BF30];1.1)" office:value-type="float" office:value="1" calcext:value-type="float">
            <text:p>1,00</text:p>
          </table:table-cell>
          <table:table-cell table:style-name="ce10" table:formula="of:=1-POWER(1-[.BG30];1.1)" office:value-type="float" office:value="1" calcext:value-type="float">
            <text:p>1,00</text:p>
          </table:table-cell>
          <table:table-cell table:style-name="ce10" table:formula="of:=1-POWER(1-[.BH30];1.1)" office:value-type="float" office:value="1" calcext:value-type="float">
            <text:p>1,00</text:p>
          </table:table-cell>
          <table:table-cell table:style-name="ce10" table:formula="of:=1-POWER(1-[.BI30];1.1)" office:value-type="float" office:value="1" calcext:value-type="float">
            <text:p>1,00</text:p>
          </table:table-cell>
          <table:table-cell table:style-name="ce10" table:formula="of:=1-POWER(1-[.BJ30];1.1)" office:value-type="float" office:value="1" calcext:value-type="float">
            <text:p>1,00</text:p>
          </table:table-cell>
          <table:table-cell table:style-name="ce10" table:formula="of:=1-POWER(1-[.BK30];1.1)" office:value-type="float" office:value="1" calcext:value-type="float">
            <text:p>1,00</text:p>
          </table:table-cell>
          <table:table-cell table:style-name="ce10" table:formula="of:=1-POWER(1-[.BL30];1.1)" office:value-type="float" office:value="1" calcext:value-type="float">
            <text:p>1,00</text:p>
          </table:table-cell>
          <table:table-cell table:style-name="ce10" table:formula="of:=1-POWER(1-[.BM30];1.1)" office:value-type="float" office:value="1" calcext:value-type="float">
            <text:p>1,00</text:p>
          </table:table-cell>
          <table:table-cell table:style-name="ce10" table:formula="of:=1-POWER(1-[.BN30];1.1)" office:value-type="float" office:value="1" calcext:value-type="float">
            <text:p>1,00</text:p>
          </table:table-cell>
          <table:table-cell table:style-name="ce10" table:formula="of:=1-POWER(1-[.BO30];1.1)" office:value-type="float" office:value="1" calcext:value-type="float">
            <text:p>1,00</text:p>
          </table:table-cell>
          <table:table-cell table:style-name="ce10" table:formula="of:=1-POWER(1-[.BP30];1.1)" office:value-type="float" office:value="1" calcext:value-type="float">
            <text:p>1,00</text:p>
          </table:table-cell>
          <table:table-cell table:style-name="ce10" table:formula="of:=1-POWER(1-[.BQ30];1.1)" office:value-type="float" office:value="1" calcext:value-type="float">
            <text:p>1,00</text:p>
          </table:table-cell>
          <table:table-cell table:style-name="ce10" table:formula="of:=1-POWER(1-[.BR30];1.1)" office:value-type="float" office:value="1" calcext:value-type="float">
            <text:p>1,00</text:p>
          </table:table-cell>
          <table:table-cell table:style-name="ce10" table:formula="of:=1-POWER(1-[.BS30];1.1)" office:value-type="float" office:value="1" calcext:value-type="float">
            <text:p>1,00</text:p>
          </table:table-cell>
          <table:table-cell table:style-name="ce10" table:formula="of:=1-POWER(1-[.BT30];1.1)" office:value-type="float" office:value="1" calcext:value-type="float">
            <text:p>1,00</text:p>
          </table:table-cell>
          <table:table-cell table:style-name="ce10" table:formula="of:=1-POWER(1-[.BU30];1.1)" office:value-type="float" office:value="1" calcext:value-type="float">
            <text:p>1,00</text:p>
          </table:table-cell>
          <table:table-cell table:style-name="ce10" table:formula="of:=1-POWER(1-[.BV30];1.1)" office:value-type="float" office:value="1" calcext:value-type="float">
            <text:p>1,00</text:p>
          </table:table-cell>
          <table:table-cell table:style-name="ce10" table:formula="of:=1-POWER(1-[.BW30];1.1)" office:value-type="float" office:value="1" calcext:value-type="float">
            <text:p>1,00</text:p>
          </table:table-cell>
          <table:table-cell table:style-name="ce10" table:formula="of:=1-POWER(1-[.BX30];1.1)" office:value-type="float" office:value="1" calcext:value-type="float">
            <text:p>1,00</text:p>
          </table:table-cell>
          <table:table-cell table:style-name="ce10" table:formula="of:=1-POWER(1-[.BY30];1.1)" office:value-type="float" office:value="1" calcext:value-type="float">
            <text:p>1,00</text:p>
          </table:table-cell>
          <table:table-cell table:style-name="ce10" table:formula="of:=1-POWER(1-[.BZ30];1.1)" office:value-type="float" office:value="1" calcext:value-type="float">
            <text:p>1,00</text:p>
          </table:table-cell>
          <table:table-cell table:style-name="ce10" table:formula="of:=1-POWER(1-[.CA30];1.1)" office:value-type="float" office:value="1" calcext:value-type="float">
            <text:p>1,00</text:p>
          </table:table-cell>
          <table:table-cell table:style-name="ce10" table:formula="of:=1-POWER(1-[.CB30];1.1)" office:value-type="float" office:value="1" calcext:value-type="float">
            <text:p>1,00</text:p>
          </table:table-cell>
          <table:table-cell table:style-name="ce10" table:formula="of:=1-POWER(1-[.CC30];1.1)" office:value-type="float" office:value="1" calcext:value-type="float">
            <text:p>1,00</text:p>
          </table:table-cell>
          <table:table-cell table:style-name="ce10" table:formula="of:=1-POWER(1-[.CD30];1.1)" office:value-type="float" office:value="1" calcext:value-type="float">
            <text:p>1,00</text:p>
          </table:table-cell>
          <table:table-cell table:style-name="ce10" table:formula="of:=1-POWER(1-[.CE30];1.1)" office:value-type="float" office:value="1" calcext:value-type="float">
            <text:p>1,00</text:p>
          </table:table-cell>
          <table:table-cell table:style-name="ce10" table:formula="of:=1-POWER(1-[.CF30];1.1)" office:value-type="float" office:value="1" calcext:value-type="float">
            <text:p>1,00</text:p>
          </table:table-cell>
          <table:table-cell table:style-name="ce10" table:formula="of:=1-POWER(1-[.CG30];1.1)" office:value-type="float" office:value="1" calcext:value-type="float">
            <text:p>1,00</text:p>
          </table:table-cell>
          <table:table-cell table:style-name="ce10" table:formula="of:=1-POWER(1-[.CH30];1.1)" office:value-type="float" office:value="1" calcext:value-type="float">
            <text:p>1,00</text:p>
          </table:table-cell>
          <table:table-cell table:style-name="ce10" table:formula="of:=1-POWER(1-[.CI30];1.1)" office:value-type="float" office:value="1" calcext:value-type="float">
            <text:p>1,00</text:p>
          </table:table-cell>
          <table:table-cell table:style-name="ce10" table:formula="of:=1-POWER(1-[.CJ30];1.1)" office:value-type="float" office:value="1" calcext:value-type="float">
            <text:p>1,00</text:p>
          </table:table-cell>
          <table:table-cell table:style-name="ce10" table:formula="of:=1-POWER(1-[.CK30];1.1)" office:value-type="float" office:value="1" calcext:value-type="float">
            <text:p>1,00</text:p>
          </table:table-cell>
          <table:table-cell table:style-name="ce10" table:formula="of:=1-POWER(1-[.CL30];1.1)" office:value-type="float" office:value="1" calcext:value-type="float">
            <text:p>1,00</text:p>
          </table:table-cell>
          <table:table-cell table:style-name="ce10" table:formula="of:=1-POWER(1-[.CM30];1.1)" office:value-type="float" office:value="1" calcext:value-type="float">
            <text:p>1,00</text:p>
          </table:table-cell>
          <table:table-cell table:style-name="ce10" table:formula="of:=1-POWER(1-[.CN30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0]+0.1" office:value-type="float" office:value="0.4" calcext:value-type="float">
            <text:p>0,40</text:p>
          </table:table-cell>
          <table:table-cell table:style-name="ce10" table:formula="of:=1-POWER(1-[.A31];1.1)" office:value-type="float" office:value="0.429879870096594" calcext:value-type="float">
            <text:p>0,43</text:p>
          </table:table-cell>
          <table:table-cell table:style-name="ce10" table:formula="of:=1-POWER(1-[.B31];1.1)" office:value-type="float" office:value="0.46103195996495" calcext:value-type="float">
            <text:p>0,46</text:p>
          </table:table-cell>
          <table:table-cell table:style-name="ce10" table:formula="of:=1-POWER(1-[.C31];1.1)" office:value-type="float" office:value="0.493336855375214" calcext:value-type="float">
            <text:p>0,49</text:p>
          </table:table-cell>
          <table:table-cell table:style-name="ce10" table:formula="of:=1-POWER(1-[.D31];1.1)" office:value-type="float" office:value="0.526640338519538" calcext:value-type="float">
            <text:p>0,53</text:p>
          </table:table-cell>
          <table:table-cell table:style-name="ce10" table:formula="of:=1-POWER(1-[.E31];1.1)" office:value-type="float" office:value="0.560751415883387" calcext:value-type="float">
            <text:p>0,56</text:p>
          </table:table-cell>
          <table:table-cell table:style-name="ce10" table:formula="of:=1-POWER(1-[.F31];1.1)" office:value-type="float" office:value="0.595441428358898" calcext:value-type="float">
            <text:p>0,60</text:p>
          </table:table-cell>
          <table:table-cell table:style-name="ce10" table:formula="of:=1-POWER(1-[.G31];1.1)" office:value-type="float" office:value="0.630444603939218" calcext:value-type="float">
            <text:p>0,63</text:p>
          </table:table-cell>
          <table:table-cell table:style-name="ce10" table:formula="of:=1-POWER(1-[.H31];1.1)" office:value-type="float" office:value="0.665460423483137" calcext:value-type="float">
            <text:p>0,67</text:p>
          </table:table-cell>
          <table:table-cell table:style-name="ce10" table:formula="of:=1-POWER(1-[.I31];1.1)" office:value-type="float" office:value="0.700158147022226" calcext:value-type="float">
            <text:p>0,70</text:p>
          </table:table-cell>
          <table:table-cell table:style-name="ce10" table:formula="of:=1-POWER(1-[.J31];1.1)" office:value-type="float" office:value="0.734183779688965" calcext:value-type="float">
            <text:p>0,73</text:p>
          </table:table-cell>
          <table:table-cell table:style-name="ce10" table:formula="of:=1-POWER(1-[.K31];1.1)" office:value-type="float" office:value="0.767169631110336" calcext:value-type="float">
            <text:p>0,77</text:p>
          </table:table-cell>
          <table:table-cell table:style-name="ce10" table:formula="of:=1-POWER(1-[.L31];1.1)" office:value-type="float" office:value="0.79874643190648" calcext:value-type="float">
            <text:p>0,80</text:p>
          </table:table-cell>
          <table:table-cell table:style-name="ce10" table:formula="of:=1-POWER(1-[.M31];1.1)" office:value-type="float" office:value="0.828557714464107" calcext:value-type="float">
            <text:p>0,83</text:p>
          </table:table-cell>
          <table:table-cell table:style-name="ce10" table:formula="of:=1-POWER(1-[.N31];1.1)" office:value-type="float" office:value="0.856275852096881" calcext:value-type="float">
            <text:p>0,86</text:p>
          </table:table-cell>
          <table:table-cell table:style-name="ce10" table:formula="of:=1-POWER(1-[.O31];1.1)" office:value-type="float" office:value="0.881618805782164" calcext:value-type="float">
            <text:p>0,88</text:p>
          </table:table-cell>
          <table:table-cell table:style-name="ce10" table:formula="of:=1-POWER(1-[.P31];1.1)" office:value-type="float" office:value="0.9043662934359" calcext:value-type="float">
            <text:p>0,90</text:p>
          </table:table-cell>
          <table:table-cell table:style-name="ce10" table:formula="of:=1-POWER(1-[.Q31];1.1)" office:value-type="float" office:value="0.924373833362473" calcext:value-type="float">
            <text:p>0,92</text:p>
          </table:table-cell>
          <table:table-cell table:style-name="ce10" table:formula="of:=1-POWER(1-[.R31];1.1)" office:value-type="float" office:value="0.941582993815641" calcext:value-type="float">
            <text:p>0,94</text:p>
          </table:table-cell>
          <table:table-cell table:style-name="ce10" table:formula="of:=1-POWER(1-[.S31];1.1)" office:value-type="float" office:value="0.95602627808704" calcext:value-type="float">
            <text:p>0,96</text:p>
          </table:table-cell>
          <table:table-cell table:style-name="ce10" table:formula="of:=1-POWER(1-[.T31];1.1)" office:value-type="float" office:value="0.967825445057609" calcext:value-type="float">
            <text:p>0,97</text:p>
          </table:table-cell>
          <table:table-cell table:style-name="ce10" table:formula="of:=1-POWER(1-[.U31];1.1)" office:value-type="float" office:value="0.977182723615576" calcext:value-type="float">
            <text:p>0,98</text:p>
          </table:table-cell>
          <table:table-cell table:style-name="ce10" table:formula="of:=1-POWER(1-[.V31];1.1)" office:value-type="float" office:value="0.984365277285948" calcext:value-type="float">
            <text:p>0,98</text:p>
          </table:table-cell>
          <table:table-cell table:style-name="ce10" table:formula="of:=1-POWER(1-[.W31];1.1)" office:value-type="float" office:value="0.989684288168637" calcext:value-type="float">
            <text:p>0,99</text:p>
          </table:table-cell>
          <table:table-cell table:style-name="ce10" table:formula="of:=1-POWER(1-[.X31];1.1)" office:value-type="float" office:value="0.993470963119338" calcext:value-type="float">
            <text:p>0,99</text:p>
          </table:table-cell>
          <table:table-cell table:style-name="ce10" table:formula="of:=1-POWER(1-[.Y31];1.1)" office:value-type="float" office:value="0.996052391876565" calcext:value-type="float">
            <text:p>1,00</text:p>
          </table:table-cell>
          <table:table-cell table:style-name="ce10" table:formula="of:=1-POWER(1-[.Z31];1.1)" office:value-type="float" office:value="0.997730305332029" calcext:value-type="float">
            <text:p>1,00</text:p>
          </table:table-cell>
          <table:table-cell table:style-name="ce10" table:formula="of:=1-POWER(1-[.AA31];1.1)" office:value-type="float" office:value="0.998765292230071" calcext:value-type="float">
            <text:p>1,00</text:p>
          </table:table-cell>
          <table:table-cell table:style-name="ce10" table:formula="of:=1-POWER(1-[.AB31];1.1)" office:value-type="float" office:value="0.999367994876146" calcext:value-type="float">
            <text:p>1,00</text:p>
          </table:table-cell>
          <table:table-cell table:style-name="ce10" table:formula="of:=1-POWER(1-[.AC31];1.1)" office:value-type="float" office:value="0.999697453133566" calcext:value-type="float">
            <text:p>1,00</text:p>
          </table:table-cell>
          <table:table-cell table:style-name="ce10" table:formula="of:=1-POWER(1-[.AD31];1.1)" office:value-type="float" office:value="0.999865453648618" calcext:value-type="float">
            <text:p>1,00</text:p>
          </table:table-cell>
          <table:table-cell table:style-name="ce10" table:formula="of:=1-POWER(1-[.AE31];1.1)" office:value-type="float" office:value="0.999944822868679" calcext:value-type="float">
            <text:p>1,00</text:p>
          </table:table-cell>
          <table:table-cell table:style-name="ce10" table:formula="of:=1-POWER(1-[.AF31];1.1)" office:value-type="float" office:value="0.99997930168322" calcext:value-type="float">
            <text:p>1,00</text:p>
          </table:table-cell>
          <table:table-cell table:style-name="ce10" table:formula="of:=1-POWER(1-[.AG31];1.1)" office:value-type="float" office:value="0.999992960715269" calcext:value-type="float">
            <text:p>1,00</text:p>
          </table:table-cell>
          <table:table-cell table:style-name="ce10" table:formula="of:=1-POWER(1-[.AH31];1.1)" office:value-type="float" office:value="0.999997850777465" calcext:value-type="float">
            <text:p>1,00</text:p>
          </table:table-cell>
          <table:table-cell table:style-name="ce10" table:formula="of:=1-POWER(1-[.AI31];1.1)" office:value-type="float" office:value="0.999999417213445" calcext:value-type="float">
            <text:p>1,00</text:p>
          </table:table-cell>
          <table:table-cell table:style-name="ce10" table:formula="of:=1-POWER(1-[.AJ31];1.1)" office:value-type="float" office:value="0.999999861305105" calcext:value-type="float">
            <text:p>1,00</text:p>
          </table:table-cell>
          <table:table-cell table:style-name="ce10" table:formula="of:=1-POWER(1-[.AK31];1.1)" office:value-type="float" office:value="0.999999971406552" calcext:value-type="float">
            <text:p>1,00</text:p>
          </table:table-cell>
          <table:table-cell table:style-name="ce10" table:formula="of:=1-POWER(1-[.AL31];1.1)" office:value-type="float" office:value="0.999999994966232" calcext:value-type="float">
            <text:p>1,00</text:p>
          </table:table-cell>
          <table:table-cell table:style-name="ce10" table:formula="of:=1-POWER(1-[.AM31];1.1)" office:value-type="float" office:value="0.999999999255127" calcext:value-type="float">
            <text:p>1,00</text:p>
          </table:table-cell>
          <table:table-cell table:style-name="ce10" table:formula="of:=1-POWER(1-[.AN31];1.1)" office:value-type="float" office:value="0.999999999908948" calcext:value-type="float">
            <text:p>1,00</text:p>
          </table:table-cell>
          <table:table-cell table:style-name="ce10" table:formula="of:=1-POWER(1-[.AO31];1.1)" office:value-type="float" office:value="0.99999999999098" calcext:value-type="float">
            <text:p>1,00</text:p>
          </table:table-cell>
          <table:table-cell table:style-name="ce10" table:formula="of:=1-POWER(1-[.AP31];1.1)" office:value-type="float" office:value="0.999999999999291" calcext:value-type="float">
            <text:p>1,00</text:p>
          </table:table-cell>
          <table:table-cell table:style-name="ce10" table:formula="of:=1-POWER(1-[.AQ31];1.1)" office:value-type="float" office:value="0.999999999999957" calcext:value-type="float">
            <text:p>1,00</text:p>
          </table:table-cell>
          <table:table-cell table:style-name="ce10" table:formula="of:=1-POWER(1-[.AR31];1.1)" office:value-type="float" office:value="0.999999999999998" calcext:value-type="float">
            <text:p>1,00</text:p>
          </table:table-cell>
          <table:table-cell table:style-name="ce10" table:formula="of:=1-POWER(1-[.AS31];1.1)" office:value-type="float" office:value="1" calcext:value-type="float">
            <text:p>1,00</text:p>
          </table:table-cell>
          <table:table-cell table:style-name="ce10" table:formula="of:=1-POWER(1-[.AT31];1.1)" office:value-type="float" office:value="1" calcext:value-type="float">
            <text:p>1,00</text:p>
          </table:table-cell>
          <table:table-cell table:style-name="ce10" table:formula="of:=1-POWER(1-[.AU31];1.1)" office:value-type="float" office:value="1" calcext:value-type="float">
            <text:p>1,00</text:p>
          </table:table-cell>
          <table:table-cell table:style-name="ce10" table:formula="of:=1-POWER(1-[.AV31];1.1)" office:value-type="float" office:value="1" calcext:value-type="float">
            <text:p>1,00</text:p>
          </table:table-cell>
          <table:table-cell table:style-name="ce10" table:formula="of:=1-POWER(1-[.AW31];1.1)" office:value-type="float" office:value="1" calcext:value-type="float">
            <text:p>1,00</text:p>
          </table:table-cell>
          <table:table-cell table:style-name="ce10" table:formula="of:=1-POWER(1-[.AX31];1.1)" office:value-type="float" office:value="1" calcext:value-type="float">
            <text:p>1,00</text:p>
          </table:table-cell>
          <table:table-cell table:style-name="ce10" table:formula="of:=1-POWER(1-[.AY31];1.1)" office:value-type="float" office:value="1" calcext:value-type="float">
            <text:p>1,00</text:p>
          </table:table-cell>
          <table:table-cell table:style-name="ce10" table:formula="of:=1-POWER(1-[.AZ31];1.1)" office:value-type="float" office:value="1" calcext:value-type="float">
            <text:p>1,00</text:p>
          </table:table-cell>
          <table:table-cell table:style-name="ce10" table:formula="of:=1-POWER(1-[.BA31];1.1)" office:value-type="float" office:value="1" calcext:value-type="float">
            <text:p>1,00</text:p>
          </table:table-cell>
          <table:table-cell table:style-name="ce10" table:formula="of:=1-POWER(1-[.BB31];1.1)" office:value-type="float" office:value="1" calcext:value-type="float">
            <text:p>1,00</text:p>
          </table:table-cell>
          <table:table-cell table:style-name="ce10" table:formula="of:=1-POWER(1-[.BC31];1.1)" office:value-type="float" office:value="1" calcext:value-type="float">
            <text:p>1,00</text:p>
          </table:table-cell>
          <table:table-cell table:style-name="ce10" table:formula="of:=1-POWER(1-[.BD31];1.1)" office:value-type="float" office:value="1" calcext:value-type="float">
            <text:p>1,00</text:p>
          </table:table-cell>
          <table:table-cell table:style-name="ce10" table:formula="of:=1-POWER(1-[.BE31];1.1)" office:value-type="float" office:value="1" calcext:value-type="float">
            <text:p>1,00</text:p>
          </table:table-cell>
          <table:table-cell table:style-name="ce10" table:formula="of:=1-POWER(1-[.BF31];1.1)" office:value-type="float" office:value="1" calcext:value-type="float">
            <text:p>1,00</text:p>
          </table:table-cell>
          <table:table-cell table:style-name="ce10" table:formula="of:=1-POWER(1-[.BG31];1.1)" office:value-type="float" office:value="1" calcext:value-type="float">
            <text:p>1,00</text:p>
          </table:table-cell>
          <table:table-cell table:style-name="ce10" table:formula="of:=1-POWER(1-[.BH31];1.1)" office:value-type="float" office:value="1" calcext:value-type="float">
            <text:p>1,00</text:p>
          </table:table-cell>
          <table:table-cell table:style-name="ce10" table:formula="of:=1-POWER(1-[.BI31];1.1)" office:value-type="float" office:value="1" calcext:value-type="float">
            <text:p>1,00</text:p>
          </table:table-cell>
          <table:table-cell table:style-name="ce10" table:formula="of:=1-POWER(1-[.BJ31];1.1)" office:value-type="float" office:value="1" calcext:value-type="float">
            <text:p>1,00</text:p>
          </table:table-cell>
          <table:table-cell table:style-name="ce10" table:formula="of:=1-POWER(1-[.BK31];1.1)" office:value-type="float" office:value="1" calcext:value-type="float">
            <text:p>1,00</text:p>
          </table:table-cell>
          <table:table-cell table:style-name="ce10" table:formula="of:=1-POWER(1-[.BL31];1.1)" office:value-type="float" office:value="1" calcext:value-type="float">
            <text:p>1,00</text:p>
          </table:table-cell>
          <table:table-cell table:style-name="ce10" table:formula="of:=1-POWER(1-[.BM31];1.1)" office:value-type="float" office:value="1" calcext:value-type="float">
            <text:p>1,00</text:p>
          </table:table-cell>
          <table:table-cell table:style-name="ce10" table:formula="of:=1-POWER(1-[.BN31];1.1)" office:value-type="float" office:value="1" calcext:value-type="float">
            <text:p>1,00</text:p>
          </table:table-cell>
          <table:table-cell table:style-name="ce10" table:formula="of:=1-POWER(1-[.BO31];1.1)" office:value-type="float" office:value="1" calcext:value-type="float">
            <text:p>1,00</text:p>
          </table:table-cell>
          <table:table-cell table:style-name="ce10" table:formula="of:=1-POWER(1-[.BP31];1.1)" office:value-type="float" office:value="1" calcext:value-type="float">
            <text:p>1,00</text:p>
          </table:table-cell>
          <table:table-cell table:style-name="ce10" table:formula="of:=1-POWER(1-[.BQ31];1.1)" office:value-type="float" office:value="1" calcext:value-type="float">
            <text:p>1,00</text:p>
          </table:table-cell>
          <table:table-cell table:style-name="ce10" table:formula="of:=1-POWER(1-[.BR31];1.1)" office:value-type="float" office:value="1" calcext:value-type="float">
            <text:p>1,00</text:p>
          </table:table-cell>
          <table:table-cell table:style-name="ce10" table:formula="of:=1-POWER(1-[.BS31];1.1)" office:value-type="float" office:value="1" calcext:value-type="float">
            <text:p>1,00</text:p>
          </table:table-cell>
          <table:table-cell table:style-name="ce10" table:formula="of:=1-POWER(1-[.BT31];1.1)" office:value-type="float" office:value="1" calcext:value-type="float">
            <text:p>1,00</text:p>
          </table:table-cell>
          <table:table-cell table:style-name="ce10" table:formula="of:=1-POWER(1-[.BU31];1.1)" office:value-type="float" office:value="1" calcext:value-type="float">
            <text:p>1,00</text:p>
          </table:table-cell>
          <table:table-cell table:style-name="ce10" table:formula="of:=1-POWER(1-[.BV31];1.1)" office:value-type="float" office:value="1" calcext:value-type="float">
            <text:p>1,00</text:p>
          </table:table-cell>
          <table:table-cell table:style-name="ce10" table:formula="of:=1-POWER(1-[.BW31];1.1)" office:value-type="float" office:value="1" calcext:value-type="float">
            <text:p>1,00</text:p>
          </table:table-cell>
          <table:table-cell table:style-name="ce10" table:formula="of:=1-POWER(1-[.BX31];1.1)" office:value-type="float" office:value="1" calcext:value-type="float">
            <text:p>1,00</text:p>
          </table:table-cell>
          <table:table-cell table:style-name="ce10" table:formula="of:=1-POWER(1-[.BY31];1.1)" office:value-type="float" office:value="1" calcext:value-type="float">
            <text:p>1,00</text:p>
          </table:table-cell>
          <table:table-cell table:style-name="ce10" table:formula="of:=1-POWER(1-[.BZ31];1.1)" office:value-type="float" office:value="1" calcext:value-type="float">
            <text:p>1,00</text:p>
          </table:table-cell>
          <table:table-cell table:style-name="ce10" table:formula="of:=1-POWER(1-[.CA31];1.1)" office:value-type="float" office:value="1" calcext:value-type="float">
            <text:p>1,00</text:p>
          </table:table-cell>
          <table:table-cell table:style-name="ce10" table:formula="of:=1-POWER(1-[.CB31];1.1)" office:value-type="float" office:value="1" calcext:value-type="float">
            <text:p>1,00</text:p>
          </table:table-cell>
          <table:table-cell table:style-name="ce10" table:formula="of:=1-POWER(1-[.CC31];1.1)" office:value-type="float" office:value="1" calcext:value-type="float">
            <text:p>1,00</text:p>
          </table:table-cell>
          <table:table-cell table:style-name="ce10" table:formula="of:=1-POWER(1-[.CD31];1.1)" office:value-type="float" office:value="1" calcext:value-type="float">
            <text:p>1,00</text:p>
          </table:table-cell>
          <table:table-cell table:style-name="ce10" table:formula="of:=1-POWER(1-[.CE31];1.1)" office:value-type="float" office:value="1" calcext:value-type="float">
            <text:p>1,00</text:p>
          </table:table-cell>
          <table:table-cell table:style-name="ce10" table:formula="of:=1-POWER(1-[.CF31];1.1)" office:value-type="float" office:value="1" calcext:value-type="float">
            <text:p>1,00</text:p>
          </table:table-cell>
          <table:table-cell table:style-name="ce10" table:formula="of:=1-POWER(1-[.CG31];1.1)" office:value-type="float" office:value="1" calcext:value-type="float">
            <text:p>1,00</text:p>
          </table:table-cell>
          <table:table-cell table:style-name="ce10" table:formula="of:=1-POWER(1-[.CH31];1.1)" office:value-type="float" office:value="1" calcext:value-type="float">
            <text:p>1,00</text:p>
          </table:table-cell>
          <table:table-cell table:style-name="ce10" table:formula="of:=1-POWER(1-[.CI31];1.1)" office:value-type="float" office:value="1" calcext:value-type="float">
            <text:p>1,00</text:p>
          </table:table-cell>
          <table:table-cell table:style-name="ce10" table:formula="of:=1-POWER(1-[.CJ31];1.1)" office:value-type="float" office:value="1" calcext:value-type="float">
            <text:p>1,00</text:p>
          </table:table-cell>
          <table:table-cell table:style-name="ce10" table:formula="of:=1-POWER(1-[.CK31];1.1)" office:value-type="float" office:value="1" calcext:value-type="float">
            <text:p>1,00</text:p>
          </table:table-cell>
          <table:table-cell table:style-name="ce10" table:formula="of:=1-POWER(1-[.CL31];1.1)" office:value-type="float" office:value="1" calcext:value-type="float">
            <text:p>1,00</text:p>
          </table:table-cell>
          <table:table-cell table:style-name="ce10" table:formula="of:=1-POWER(1-[.CM31];1.1)" office:value-type="float" office:value="1" calcext:value-type="float">
            <text:p>1,00</text:p>
          </table:table-cell>
          <table:table-cell table:style-name="ce10" table:formula="of:=1-POWER(1-[.CN31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1]+0.1" office:value-type="float" office:value="0.5" calcext:value-type="float">
            <text:p>0,50</text:p>
          </table:table-cell>
          <table:table-cell table:style-name="ce10" table:formula="of:=1-POWER(1-[.A32];1.1)" office:value-type="float" office:value="0.533483504231596" calcext:value-type="float">
            <text:p>0,53</text:p>
          </table:table-cell>
          <table:table-cell table:style-name="ce10" table:formula="of:=1-POWER(1-[.B32];1.1)" office:value-type="float" office:value="0.567731384346067" calcext:value-type="float">
            <text:p>0,57</text:p>
          </table:table-cell>
          <table:table-cell table:style-name="ce10" table:formula="of:=1-POWER(1-[.C32];1.1)" office:value-type="float" office:value="0.602507374525513" calcext:value-type="float">
            <text:p>0,60</text:p>
          </table:table-cell>
          <table:table-cell table:style-name="ce10" table:formula="of:=1-POWER(1-[.D32];1.1)" office:value-type="float" office:value="0.637538416573497" calcext:value-type="float">
            <text:p>0,64</text:p>
          </table:table-cell>
          <table:table-cell table:style-name="ce10" table:formula="of:=1-POWER(1-[.E32];1.1)" office:value-type="float" office:value="0.672517436243918" calcext:value-type="float">
            <text:p>0,67</text:p>
          </table:table-cell>
          <table:table-cell table:style-name="ce10" table:formula="of:=1-POWER(1-[.F32];1.1)" office:value-type="float" office:value="0.707108343779547" calcext:value-type="float">
            <text:p>0,71</text:p>
          </table:table-cell>
          <table:table-cell table:style-name="ce10" table:formula="of:=1-POWER(1-[.G32];1.1)" office:value-type="float" office:value="0.740953517318841" calcext:value-type="float">
            <text:p>0,74</text:p>
          </table:table-cell>
          <table:table-cell table:style-name="ce10" table:formula="of:=1-POWER(1-[.H32];1.1)" office:value-type="float" office:value="0.773683889941722" calcext:value-type="float">
            <text:p>0,77</text:p>
          </table:table-cell>
          <table:table-cell table:style-name="ce10" table:formula="of:=1-POWER(1-[.I32];1.1)" office:value-type="float" office:value="0.804931557325217" calcext:value-type="float">
            <text:p>0,80</text:p>
          </table:table-cell>
          <table:table-cell table:style-name="ce10" table:formula="of:=1-POWER(1-[.J32];1.1)" office:value-type="float" office:value="0.834344553848792" calcext:value-type="float">
            <text:p>0,83</text:p>
          </table:table-cell>
          <table:table-cell table:style-name="ce10" table:formula="of:=1-POWER(1-[.K32];1.1)" office:value-type="float" office:value="0.861603122940014" calcext:value-type="float">
            <text:p>0,86</text:p>
          </table:table-cell>
          <table:table-cell table:style-name="ce10" table:formula="of:=1-POWER(1-[.L32];1.1)" office:value-type="float" office:value="0.886436460658496" calcext:value-type="float">
            <text:p>0,89</text:p>
          </table:table-cell>
          <table:table-cell table:style-name="ce10" table:formula="of:=1-POWER(1-[.M32];1.1)" office:value-type="float" office:value="0.908638586257964" calcext:value-type="float">
            <text:p>0,91</text:p>
          </table:table-cell>
          <table:table-cell table:style-name="ce10" table:formula="of:=1-POWER(1-[.N32];1.1)" office:value-type="float" office:value="0.928081753089373" calcext:value-type="float">
            <text:p>0,93</text:p>
          </table:table-cell>
          <table:table-cell table:style-name="ce10" table:formula="of:=1-POWER(1-[.O32];1.1)" office:value-type="float" office:value="0.944725731774858" calcext:value-type="float">
            <text:p>0,94</text:p>
          </table:table-cell>
          <table:table-cell table:style-name="ce10" table:formula="of:=1-POWER(1-[.P32];1.1)" office:value-type="float" office:value="0.95862144676756" calcext:value-type="float">
            <text:p>0,96</text:p>
          </table:table-cell>
          <table:table-cell table:style-name="ce10" table:formula="of:=1-POWER(1-[.Q32];1.1)" office:value-type="float" office:value="0.969907876742396" calcext:value-type="float">
            <text:p>0,97</text:p>
          </table:table-cell>
          <table:table-cell table:style-name="ce10" table:formula="of:=1-POWER(1-[.R32];1.1)" office:value-type="float" office:value="0.978801842468947" calcext:value-type="float">
            <text:p>0,98</text:p>
          </table:table-cell>
          <table:table-cell table:style-name="ce10" table:formula="of:=1-POWER(1-[.S32];1.1)" office:value-type="float" office:value="0.985581239545692" calcext:value-type="float">
            <text:p>0,99</text:p>
          </table:table-cell>
          <table:table-cell table:style-name="ce10" table:formula="of:=1-POWER(1-[.T32];1.1)" office:value-type="float" office:value="0.990563287599038" calcext:value-type="float">
            <text:p>0,99</text:p>
          </table:table-cell>
          <table:table-cell table:style-name="ce10" table:formula="of:=1-POWER(1-[.U32];1.1)" office:value-type="float" office:value="0.994080257835339" calcext:value-type="float">
            <text:p>0,99</text:p>
          </table:table-cell>
          <table:table-cell table:style-name="ce10" table:formula="of:=1-POWER(1-[.V32];1.1)" office:value-type="float" office:value="0.996455678815735" calcext:value-type="float">
            <text:p>1,00</text:p>
          </table:table-cell>
          <table:table-cell table:style-name="ce10" table:formula="of:=1-POWER(1-[.W32];1.1)" office:value-type="float" office:value="0.997984019265271" calcext:value-type="float">
            <text:p>1,00</text:p>
          </table:table-cell>
          <table:table-cell table:style-name="ce10" table:formula="of:=1-POWER(1-[.X32];1.1)" office:value-type="float" office:value="0.99891623526484" calcext:value-type="float">
            <text:p>1,00</text:p>
          </table:table-cell>
          <table:table-cell table:style-name="ce10" table:formula="of:=1-POWER(1-[.Y32];1.1)" office:value-type="float" office:value="0.999452444032008" calcext:value-type="float">
            <text:p>1,00</text:p>
          </table:table-cell>
          <table:table-cell table:style-name="ce10" table:formula="of:=1-POWER(1-[.Z32];1.1)" office:value-type="float" office:value="0.999741612578215" calcext:value-type="float">
            <text:p>1,00</text:p>
          </table:table-cell>
          <table:table-cell table:style-name="ce10" table:formula="of:=1-POWER(1-[.AA32];1.1)" office:value-type="float" office:value="0.999886890650333" calcext:value-type="float">
            <text:p>1,00</text:p>
          </table:table-cell>
          <table:table-cell table:style-name="ce10" table:formula="of:=1-POWER(1-[.AB32];1.1)" office:value-type="float" office:value="0.999954412229222" calcext:value-type="float">
            <text:p>1,00</text:p>
          </table:table-cell>
          <table:table-cell table:style-name="ce10" table:formula="of:=1-POWER(1-[.AC32];1.1)" office:value-type="float" office:value="0.999983222270371" calcext:value-type="float">
            <text:p>1,00</text:p>
          </table:table-cell>
          <table:table-cell table:style-name="ce10" table:formula="of:=1-POWER(1-[.AD32];1.1)" office:value-type="float" office:value="0.999994412641849" calcext:value-type="float">
            <text:p>1,00</text:p>
          </table:table-cell>
          <table:table-cell table:style-name="ce10" table:formula="of:=1-POWER(1-[.AE32];1.1)" office:value-type="float" office:value="0.999998333032389" calcext:value-type="float">
            <text:p>1,00</text:p>
          </table:table-cell>
          <table:table-cell table:style-name="ce10" table:formula="of:=1-POWER(1-[.AF32];1.1)" office:value-type="float" office:value="0.999999559323514" calcext:value-type="float">
            <text:p>1,00</text:p>
          </table:table-cell>
          <table:table-cell table:style-name="ce10" table:formula="of:=1-POWER(1-[.AG32];1.1)" office:value-type="float" office:value="0.999999898016041" calcext:value-type="float">
            <text:p>1,00</text:p>
          </table:table-cell>
          <table:table-cell table:style-name="ce10" table:formula="of:=1-POWER(1-[.AH32];1.1)" office:value-type="float" office:value="0.99999997961151" calcext:value-type="float">
            <text:p>1,00</text:p>
          </table:table-cell>
          <table:table-cell table:style-name="ce10" table:formula="of:=1-POWER(1-[.AI32];1.1)" office:value-type="float" office:value="0.999999996530047" calcext:value-type="float">
            <text:p>1,00</text:p>
          </table:table-cell>
          <table:table-cell table:style-name="ce10" table:formula="of:=1-POWER(1-[.AJ32];1.1)" office:value-type="float" office:value="0.999999999505284" calcext:value-type="float">
            <text:p>1,00</text:p>
          </table:table-cell>
          <table:table-cell table:style-name="ce10" table:formula="of:=1-POWER(1-[.AK32];1.1)" office:value-type="float" office:value="0.999999999941951" calcext:value-type="float">
            <text:p>1,00</text:p>
          </table:table-cell>
          <table:table-cell table:style-name="ce10" table:formula="of:=1-POWER(1-[.AL32];1.1)" office:value-type="float" office:value="0.999999999994502" calcext:value-type="float">
            <text:p>1,00</text:p>
          </table:table-cell>
          <table:table-cell table:style-name="ce10" table:formula="of:=1-POWER(1-[.AM32];1.1)" office:value-type="float" office:value="0.999999999999589" calcext:value-type="float">
            <text:p>1,00</text:p>
          </table:table-cell>
          <table:table-cell table:style-name="ce10" table:formula="of:=1-POWER(1-[.AN32];1.1)" office:value-type="float" office:value="0.999999999999976" calcext:value-type="float">
            <text:p>1,00</text:p>
          </table:table-cell>
          <table:table-cell table:style-name="ce10" table:formula="of:=1-POWER(1-[.AO32];1.1)" office:value-type="float" office:value="0.999999999999999" calcext:value-type="float">
            <text:p>1,00</text:p>
          </table:table-cell>
          <table:table-cell table:style-name="ce10" table:formula="of:=1-POWER(1-[.AP32];1.1)" office:value-type="float" office:value="1" calcext:value-type="float">
            <text:p>1,00</text:p>
          </table:table-cell>
          <table:table-cell table:style-name="ce10" table:formula="of:=1-POWER(1-[.AQ32];1.1)" office:value-type="float" office:value="1" calcext:value-type="float">
            <text:p>1,00</text:p>
          </table:table-cell>
          <table:table-cell table:style-name="ce10" table:formula="of:=1-POWER(1-[.AR32];1.1)" office:value-type="float" office:value="1" calcext:value-type="float">
            <text:p>1,00</text:p>
          </table:table-cell>
          <table:table-cell table:style-name="ce10" table:formula="of:=1-POWER(1-[.AS32];1.1)" office:value-type="float" office:value="1" calcext:value-type="float">
            <text:p>1,00</text:p>
          </table:table-cell>
          <table:table-cell table:style-name="ce10" table:formula="of:=1-POWER(1-[.AT32];1.1)" office:value-type="float" office:value="1" calcext:value-type="float">
            <text:p>1,00</text:p>
          </table:table-cell>
          <table:table-cell table:style-name="ce10" table:formula="of:=1-POWER(1-[.AU32];1.1)" office:value-type="float" office:value="1" calcext:value-type="float">
            <text:p>1,00</text:p>
          </table:table-cell>
          <table:table-cell table:style-name="ce10" table:formula="of:=1-POWER(1-[.AV32];1.1)" office:value-type="float" office:value="1" calcext:value-type="float">
            <text:p>1,00</text:p>
          </table:table-cell>
          <table:table-cell table:style-name="ce10" table:formula="of:=1-POWER(1-[.AW32];1.1)" office:value-type="float" office:value="1" calcext:value-type="float">
            <text:p>1,00</text:p>
          </table:table-cell>
          <table:table-cell table:style-name="ce10" table:formula="of:=1-POWER(1-[.AX32];1.1)" office:value-type="float" office:value="1" calcext:value-type="float">
            <text:p>1,00</text:p>
          </table:table-cell>
          <table:table-cell table:style-name="ce10" table:formula="of:=1-POWER(1-[.AY32];1.1)" office:value-type="float" office:value="1" calcext:value-type="float">
            <text:p>1,00</text:p>
          </table:table-cell>
          <table:table-cell table:style-name="ce10" table:formula="of:=1-POWER(1-[.AZ32];1.1)" office:value-type="float" office:value="1" calcext:value-type="float">
            <text:p>1,00</text:p>
          </table:table-cell>
          <table:table-cell table:style-name="ce10" table:formula="of:=1-POWER(1-[.BA32];1.1)" office:value-type="float" office:value="1" calcext:value-type="float">
            <text:p>1,00</text:p>
          </table:table-cell>
          <table:table-cell table:style-name="ce10" table:formula="of:=1-POWER(1-[.BB32];1.1)" office:value-type="float" office:value="1" calcext:value-type="float">
            <text:p>1,00</text:p>
          </table:table-cell>
          <table:table-cell table:style-name="ce10" table:formula="of:=1-POWER(1-[.BC32];1.1)" office:value-type="float" office:value="1" calcext:value-type="float">
            <text:p>1,00</text:p>
          </table:table-cell>
          <table:table-cell table:style-name="ce10" table:formula="of:=1-POWER(1-[.BD32];1.1)" office:value-type="float" office:value="1" calcext:value-type="float">
            <text:p>1,00</text:p>
          </table:table-cell>
          <table:table-cell table:style-name="ce10" table:formula="of:=1-POWER(1-[.BE32];1.1)" office:value-type="float" office:value="1" calcext:value-type="float">
            <text:p>1,00</text:p>
          </table:table-cell>
          <table:table-cell table:style-name="ce10" table:formula="of:=1-POWER(1-[.BF32];1.1)" office:value-type="float" office:value="1" calcext:value-type="float">
            <text:p>1,00</text:p>
          </table:table-cell>
          <table:table-cell table:style-name="ce10" table:formula="of:=1-POWER(1-[.BG32];1.1)" office:value-type="float" office:value="1" calcext:value-type="float">
            <text:p>1,00</text:p>
          </table:table-cell>
          <table:table-cell table:style-name="ce10" table:formula="of:=1-POWER(1-[.BH32];1.1)" office:value-type="float" office:value="1" calcext:value-type="float">
            <text:p>1,00</text:p>
          </table:table-cell>
          <table:table-cell table:style-name="ce10" table:formula="of:=1-POWER(1-[.BI32];1.1)" office:value-type="float" office:value="1" calcext:value-type="float">
            <text:p>1,00</text:p>
          </table:table-cell>
          <table:table-cell table:style-name="ce10" table:formula="of:=1-POWER(1-[.BJ32];1.1)" office:value-type="float" office:value="1" calcext:value-type="float">
            <text:p>1,00</text:p>
          </table:table-cell>
          <table:table-cell table:style-name="ce10" table:formula="of:=1-POWER(1-[.BK32];1.1)" office:value-type="float" office:value="1" calcext:value-type="float">
            <text:p>1,00</text:p>
          </table:table-cell>
          <table:table-cell table:style-name="ce10" table:formula="of:=1-POWER(1-[.BL32];1.1)" office:value-type="float" office:value="1" calcext:value-type="float">
            <text:p>1,00</text:p>
          </table:table-cell>
          <table:table-cell table:style-name="ce10" table:formula="of:=1-POWER(1-[.BM32];1.1)" office:value-type="float" office:value="1" calcext:value-type="float">
            <text:p>1,00</text:p>
          </table:table-cell>
          <table:table-cell table:style-name="ce10" table:formula="of:=1-POWER(1-[.BN32];1.1)" office:value-type="float" office:value="1" calcext:value-type="float">
            <text:p>1,00</text:p>
          </table:table-cell>
          <table:table-cell table:style-name="ce10" table:formula="of:=1-POWER(1-[.BO32];1.1)" office:value-type="float" office:value="1" calcext:value-type="float">
            <text:p>1,00</text:p>
          </table:table-cell>
          <table:table-cell table:style-name="ce10" table:formula="of:=1-POWER(1-[.BP32];1.1)" office:value-type="float" office:value="1" calcext:value-type="float">
            <text:p>1,00</text:p>
          </table:table-cell>
          <table:table-cell table:style-name="ce10" table:formula="of:=1-POWER(1-[.BQ32];1.1)" office:value-type="float" office:value="1" calcext:value-type="float">
            <text:p>1,00</text:p>
          </table:table-cell>
          <table:table-cell table:style-name="ce10" table:formula="of:=1-POWER(1-[.BR32];1.1)" office:value-type="float" office:value="1" calcext:value-type="float">
            <text:p>1,00</text:p>
          </table:table-cell>
          <table:table-cell table:style-name="ce10" table:formula="of:=1-POWER(1-[.BS32];1.1)" office:value-type="float" office:value="1" calcext:value-type="float">
            <text:p>1,00</text:p>
          </table:table-cell>
          <table:table-cell table:style-name="ce10" table:formula="of:=1-POWER(1-[.BT32];1.1)" office:value-type="float" office:value="1" calcext:value-type="float">
            <text:p>1,00</text:p>
          </table:table-cell>
          <table:table-cell table:style-name="ce10" table:formula="of:=1-POWER(1-[.BU32];1.1)" office:value-type="float" office:value="1" calcext:value-type="float">
            <text:p>1,00</text:p>
          </table:table-cell>
          <table:table-cell table:style-name="ce10" table:formula="of:=1-POWER(1-[.BV32];1.1)" office:value-type="float" office:value="1" calcext:value-type="float">
            <text:p>1,00</text:p>
          </table:table-cell>
          <table:table-cell table:style-name="ce10" table:formula="of:=1-POWER(1-[.BW32];1.1)" office:value-type="float" office:value="1" calcext:value-type="float">
            <text:p>1,00</text:p>
          </table:table-cell>
          <table:table-cell table:style-name="ce10" table:formula="of:=1-POWER(1-[.BX32];1.1)" office:value-type="float" office:value="1" calcext:value-type="float">
            <text:p>1,00</text:p>
          </table:table-cell>
          <table:table-cell table:style-name="ce10" table:formula="of:=1-POWER(1-[.BY32];1.1)" office:value-type="float" office:value="1" calcext:value-type="float">
            <text:p>1,00</text:p>
          </table:table-cell>
          <table:table-cell table:style-name="ce10" table:formula="of:=1-POWER(1-[.BZ32];1.1)" office:value-type="float" office:value="1" calcext:value-type="float">
            <text:p>1,00</text:p>
          </table:table-cell>
          <table:table-cell table:style-name="ce10" table:formula="of:=1-POWER(1-[.CA32];1.1)" office:value-type="float" office:value="1" calcext:value-type="float">
            <text:p>1,00</text:p>
          </table:table-cell>
          <table:table-cell table:style-name="ce10" table:formula="of:=1-POWER(1-[.CB32];1.1)" office:value-type="float" office:value="1" calcext:value-type="float">
            <text:p>1,00</text:p>
          </table:table-cell>
          <table:table-cell table:style-name="ce10" table:formula="of:=1-POWER(1-[.CC32];1.1)" office:value-type="float" office:value="1" calcext:value-type="float">
            <text:p>1,00</text:p>
          </table:table-cell>
          <table:table-cell table:style-name="ce10" table:formula="of:=1-POWER(1-[.CD32];1.1)" office:value-type="float" office:value="1" calcext:value-type="float">
            <text:p>1,00</text:p>
          </table:table-cell>
          <table:table-cell table:style-name="ce10" table:formula="of:=1-POWER(1-[.CE32];1.1)" office:value-type="float" office:value="1" calcext:value-type="float">
            <text:p>1,00</text:p>
          </table:table-cell>
          <table:table-cell table:style-name="ce10" table:formula="of:=1-POWER(1-[.CF32];1.1)" office:value-type="float" office:value="1" calcext:value-type="float">
            <text:p>1,00</text:p>
          </table:table-cell>
          <table:table-cell table:style-name="ce10" table:formula="of:=1-POWER(1-[.CG32];1.1)" office:value-type="float" office:value="1" calcext:value-type="float">
            <text:p>1,00</text:p>
          </table:table-cell>
          <table:table-cell table:style-name="ce10" table:formula="of:=1-POWER(1-[.CH32];1.1)" office:value-type="float" office:value="1" calcext:value-type="float">
            <text:p>1,00</text:p>
          </table:table-cell>
          <table:table-cell table:style-name="ce10" table:formula="of:=1-POWER(1-[.CI32];1.1)" office:value-type="float" office:value="1" calcext:value-type="float">
            <text:p>1,00</text:p>
          </table:table-cell>
          <table:table-cell table:style-name="ce10" table:formula="of:=1-POWER(1-[.CJ32];1.1)" office:value-type="float" office:value="1" calcext:value-type="float">
            <text:p>1,00</text:p>
          </table:table-cell>
          <table:table-cell table:style-name="ce10" table:formula="of:=1-POWER(1-[.CK32];1.1)" office:value-type="float" office:value="1" calcext:value-type="float">
            <text:p>1,00</text:p>
          </table:table-cell>
          <table:table-cell table:style-name="ce10" table:formula="of:=1-POWER(1-[.CL32];1.1)" office:value-type="float" office:value="1" calcext:value-type="float">
            <text:p>1,00</text:p>
          </table:table-cell>
          <table:table-cell table:style-name="ce10" table:formula="of:=1-POWER(1-[.CM32];1.1)" office:value-type="float" office:value="1" calcext:value-type="float">
            <text:p>1,00</text:p>
          </table:table-cell>
          <table:table-cell table:style-name="ce10" table:formula="of:=1-POWER(1-[.CN32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2]+0.1" office:value-type="float" office:value="0.6" calcext:value-type="float">
            <text:p>0,60</text:p>
          </table:table-cell>
          <table:table-cell table:style-name="ce10" table:formula="of:=1-POWER(1-[.A33];1.1)" office:value-type="float" office:value="0.635022585377808" calcext:value-type="float">
            <text:p>0,64</text:p>
          </table:table-cell>
          <table:table-cell table:style-name="ce10" table:formula="of:=1-POWER(1-[.B33];1.1)" office:value-type="float" office:value="0.670016222746452" calcext:value-type="float">
            <text:p>0,67</text:p>
          </table:table-cell>
          <table:table-cell table:style-name="ce10" table:formula="of:=1-POWER(1-[.C33];1.1)" office:value-type="float" office:value="0.704646685828224" calcext:value-type="float">
            <text:p>0,70</text:p>
          </table:table-cell>
          <table:table-cell table:style-name="ce10" table:formula="of:=1-POWER(1-[.D33];1.1)" office:value-type="float" office:value="0.738557592970043" calcext:value-type="float">
            <text:p>0,74</text:p>
          </table:table-cell>
          <table:table-cell table:style-name="ce10" table:formula="of:=1-POWER(1-[.E33];1.1)" office:value-type="float" office:value="0.771380307312202" calcext:value-type="float">
            <text:p>0,77</text:p>
          </table:table-cell>
          <table:table-cell table:style-name="ce10" table:formula="of:=1-POWER(1-[.F33];1.1)" office:value-type="float" office:value="0.80274637174886" calcext:value-type="float">
            <text:p>0,80</text:p>
          </table:table-cell>
          <table:table-cell table:style-name="ce10" table:formula="of:=1-POWER(1-[.G33];1.1)" office:value-type="float" office:value="0.832302147824406" calcext:value-type="float">
            <text:p>0,83</text:p>
          </table:table-cell>
          <table:table-cell table:style-name="ce10" table:formula="of:=1-POWER(1-[.H33];1.1)" office:value-type="float" office:value="0.859725008726094" calcext:value-type="float">
            <text:p>0,86</text:p>
          </table:table-cell>
          <table:table-cell table:style-name="ce10" table:formula="of:=1-POWER(1-[.I33];1.1)" office:value-type="float" office:value="0.884740090194805" calcext:value-type="float">
            <text:p>0,88</text:p>
          </table:table-cell>
          <table:table-cell table:style-name="ce10" table:formula="of:=1-POWER(1-[.J33];1.1)" office:value-type="float" office:value="0.907136274444074" calcext:value-type="float">
            <text:p>0,91</text:p>
          </table:table-cell>
          <table:table-cell table:style-name="ce10" table:formula="of:=1-POWER(1-[.K33];1.1)" office:value-type="float" office:value="0.926779833312567" calcext:value-type="float">
            <text:p>0,93</text:p>
          </table:table-cell>
          <table:table-cell table:style-name="ce10" table:formula="of:=1-POWER(1-[.L33];1.1)" office:value-type="float" office:value="0.943624061522131" calcext:value-type="float">
            <text:p>0,94</text:p>
          </table:table-cell>
          <table:table-cell table:style-name="ce10" table:formula="of:=1-POWER(1-[.M33];1.1)" office:value-type="float" office:value="0.95771336150554" calcext:value-type="float">
            <text:p>0,96</text:p>
          </table:table-cell>
          <table:table-cell table:style-name="ce10" table:formula="of:=1-POWER(1-[.N33];1.1)" office:value-type="float" office:value="0.96918064968925" calcext:value-type="float">
            <text:p>0,97</text:p>
          </table:table-cell>
          <table:table-cell table:style-name="ce10" table:formula="of:=1-POWER(1-[.O33];1.1)" office:value-type="float" office:value="0.978237648169173" calcext:value-type="float">
            <text:p>0,98</text:p>
          </table:table-cell>
          <table:table-cell table:style-name="ce10" table:formula="of:=1-POWER(1-[.P33];1.1)" office:value-type="float" office:value="0.985158547380335" calcext:value-type="float">
            <text:p>0,99</text:p>
          </table:table-cell>
          <table:table-cell table:style-name="ce10" table:formula="of:=1-POWER(1-[.Q33];1.1)" office:value-type="float" office:value="0.990258540014045" calcext:value-type="float">
            <text:p>0,99</text:p>
          </table:table-cell>
          <table:table-cell table:style-name="ce10" table:formula="of:=1-POWER(1-[.R33];1.1)" office:value-type="float" office:value="0.993869633263653" calcext:value-type="float">
            <text:p>0,99</text:p>
          </table:table-cell>
          <table:table-cell table:style-name="ce10" table:formula="of:=1-POWER(1-[.S33];1.1)" office:value-type="float" office:value="0.996316716888895" calcext:value-type="float">
            <text:p>1,00</text:p>
          </table:table-cell>
          <table:table-cell table:style-name="ce10" table:formula="of:=1-POWER(1-[.T33];1.1)" office:value-type="float" office:value="0.997896906351302" calcext:value-type="float">
            <text:p>1,00</text:p>
          </table:table-cell>
          <table:table-cell table:style-name="ce10" table:formula="of:=1-POWER(1-[.U33];1.1)" office:value-type="float" office:value="0.998864611547241" calcext:value-type="float">
            <text:p>1,00</text:p>
          </table:table-cell>
          <table:table-cell table:style-name="ce10" table:formula="of:=1-POWER(1-[.V33];1.1)" office:value-type="float" office:value="0.999423686330983" calcext:value-type="float">
            <text:p>1,00</text:p>
          </table:table-cell>
          <table:table-cell table:style-name="ce10" table:formula="of:=1-POWER(1-[.W33];1.1)" office:value-type="float" office:value="0.99972664639086" calcext:value-type="float">
            <text:p>1,00</text:p>
          </table:table-cell>
          <table:table-cell table:style-name="ce10" table:formula="of:=1-POWER(1-[.X33];1.1)" office:value-type="float" office:value="0.999879663522795" calcext:value-type="float">
            <text:p>1,00</text:p>
          </table:table-cell>
          <table:table-cell table:style-name="ce10" table:formula="of:=1-POWER(1-[.Y33];1.1)" office:value-type="float" office:value="0.99995119806716" calcext:value-type="float">
            <text:p>1,00</text:p>
          </table:table-cell>
          <table:table-cell table:style-name="ce10" table:formula="of:=1-POWER(1-[.Z33];1.1)" office:value-type="float" office:value="0.999981916573504" calcext:value-type="float">
            <text:p>1,00</text:p>
          </table:table-cell>
          <table:table-cell table:style-name="ce10" table:formula="of:=1-POWER(1-[.AA33];1.1)" office:value-type="float" office:value="0.999993932513793" calcext:value-type="float">
            <text:p>1,00</text:p>
          </table:table-cell>
          <table:table-cell table:style-name="ce10" table:formula="of:=1-POWER(1-[.AB33];1.1)" office:value-type="float" office:value="0.999998174803289" calcext:value-type="float">
            <text:p>1,00</text:p>
          </table:table-cell>
          <table:table-cell table:style-name="ce10" table:formula="of:=1-POWER(1-[.AC33];1.1)" office:value-type="float" office:value="0.999999513099024" calcext:value-type="float">
            <text:p>1,00</text:p>
          </table:table-cell>
          <table:table-cell table:style-name="ce10" table:formula="of:=1-POWER(1-[.AD33];1.1)" office:value-type="float" office:value="0.999999886188877" calcext:value-type="float">
            <text:p>1,00</text:p>
          </table:table-cell>
          <table:table-cell table:style-name="ce10" table:formula="of:=1-POWER(1-[.AE33];1.1)" office:value-type="float" office:value="0.999999976996009" calcext:value-type="float">
            <text:p>1,00</text:p>
          </table:table-cell>
          <table:table-cell table:style-name="ce10" table:formula="of:=1-POWER(1-[.AF33];1.1)" office:value-type="float" office:value="0.99999999603737" calcext:value-type="float">
            <text:p>1,00</text:p>
          </table:table-cell>
          <table:table-cell table:style-name="ce10" table:formula="of:=1-POWER(1-[.AG33];1.1)" office:value-type="float" office:value="0.999999999427492" calcext:value-type="float">
            <text:p>1,00</text:p>
          </table:table-cell>
          <table:table-cell table:style-name="ce10" table:formula="of:=1-POWER(1-[.AH33];1.1)" office:value-type="float" office:value="0.999999999931835" calcext:value-type="float">
            <text:p>1,00</text:p>
          </table:table-cell>
          <table:table-cell table:style-name="ce10" table:formula="of:=1-POWER(1-[.AI33];1.1)" office:value-type="float" office:value="0.99999999999344" calcext:value-type="float">
            <text:p>1,00</text:p>
          </table:table-cell>
          <table:table-cell table:style-name="ce10" table:formula="of:=1-POWER(1-[.AJ33];1.1)" office:value-type="float" office:value="0.9999999999995" calcext:value-type="float">
            <text:p>1,00</text:p>
          </table:table-cell>
          <table:table-cell table:style-name="ce10" table:formula="of:=1-POWER(1-[.AK33];1.1)" office:value-type="float" office:value="0.999999999999971" calcext:value-type="float">
            <text:p>1,00</text:p>
          </table:table-cell>
          <table:table-cell table:style-name="ce10" table:formula="of:=1-POWER(1-[.AL33];1.1)" office:value-type="float" office:value="0.999999999999999" calcext:value-type="float">
            <text:p>1,00</text:p>
          </table:table-cell>
          <table:table-cell table:style-name="ce10" table:formula="of:=1-POWER(1-[.AM33];1.1)" office:value-type="float" office:value="1" calcext:value-type="float">
            <text:p>1,00</text:p>
          </table:table-cell>
          <table:table-cell table:style-name="ce10" table:formula="of:=1-POWER(1-[.AN33];1.1)" office:value-type="float" office:value="1" calcext:value-type="float">
            <text:p>1,00</text:p>
          </table:table-cell>
          <table:table-cell table:style-name="ce10" table:formula="of:=1-POWER(1-[.AO33];1.1)" office:value-type="float" office:value="1" calcext:value-type="float">
            <text:p>1,00</text:p>
          </table:table-cell>
          <table:table-cell table:style-name="ce10" table:formula="of:=1-POWER(1-[.AP33];1.1)" office:value-type="float" office:value="1" calcext:value-type="float">
            <text:p>1,00</text:p>
          </table:table-cell>
          <table:table-cell table:style-name="ce10" table:formula="of:=1-POWER(1-[.AQ33];1.1)" office:value-type="float" office:value="1" calcext:value-type="float">
            <text:p>1,00</text:p>
          </table:table-cell>
          <table:table-cell table:style-name="ce10" table:formula="of:=1-POWER(1-[.AR33];1.1)" office:value-type="float" office:value="1" calcext:value-type="float">
            <text:p>1,00</text:p>
          </table:table-cell>
          <table:table-cell table:style-name="ce10" table:formula="of:=1-POWER(1-[.AS33];1.1)" office:value-type="float" office:value="1" calcext:value-type="float">
            <text:p>1,00</text:p>
          </table:table-cell>
          <table:table-cell table:style-name="ce10" table:formula="of:=1-POWER(1-[.AT33];1.1)" office:value-type="float" office:value="1" calcext:value-type="float">
            <text:p>1,00</text:p>
          </table:table-cell>
          <table:table-cell table:style-name="ce10" table:formula="of:=1-POWER(1-[.AU33];1.1)" office:value-type="float" office:value="1" calcext:value-type="float">
            <text:p>1,00</text:p>
          </table:table-cell>
          <table:table-cell table:style-name="ce10" table:formula="of:=1-POWER(1-[.AV33];1.1)" office:value-type="float" office:value="1" calcext:value-type="float">
            <text:p>1,00</text:p>
          </table:table-cell>
          <table:table-cell table:style-name="ce10" table:formula="of:=1-POWER(1-[.AW33];1.1)" office:value-type="float" office:value="1" calcext:value-type="float">
            <text:p>1,00</text:p>
          </table:table-cell>
          <table:table-cell table:style-name="ce10" table:formula="of:=1-POWER(1-[.AX33];1.1)" office:value-type="float" office:value="1" calcext:value-type="float">
            <text:p>1,00</text:p>
          </table:table-cell>
          <table:table-cell table:style-name="ce10" table:formula="of:=1-POWER(1-[.AY33];1.1)" office:value-type="float" office:value="1" calcext:value-type="float">
            <text:p>1,00</text:p>
          </table:table-cell>
          <table:table-cell table:style-name="ce10" table:formula="of:=1-POWER(1-[.AZ33];1.1)" office:value-type="float" office:value="1" calcext:value-type="float">
            <text:p>1,00</text:p>
          </table:table-cell>
          <table:table-cell table:style-name="ce10" table:formula="of:=1-POWER(1-[.BA33];1.1)" office:value-type="float" office:value="1" calcext:value-type="float">
            <text:p>1,00</text:p>
          </table:table-cell>
          <table:table-cell table:style-name="ce10" table:formula="of:=1-POWER(1-[.BB33];1.1)" office:value-type="float" office:value="1" calcext:value-type="float">
            <text:p>1,00</text:p>
          </table:table-cell>
          <table:table-cell table:style-name="ce10" table:formula="of:=1-POWER(1-[.BC33];1.1)" office:value-type="float" office:value="1" calcext:value-type="float">
            <text:p>1,00</text:p>
          </table:table-cell>
          <table:table-cell table:style-name="ce10" table:formula="of:=1-POWER(1-[.BD33];1.1)" office:value-type="float" office:value="1" calcext:value-type="float">
            <text:p>1,00</text:p>
          </table:table-cell>
          <table:table-cell table:style-name="ce10" table:formula="of:=1-POWER(1-[.BE33];1.1)" office:value-type="float" office:value="1" calcext:value-type="float">
            <text:p>1,00</text:p>
          </table:table-cell>
          <table:table-cell table:style-name="ce10" table:formula="of:=1-POWER(1-[.BF33];1.1)" office:value-type="float" office:value="1" calcext:value-type="float">
            <text:p>1,00</text:p>
          </table:table-cell>
          <table:table-cell table:style-name="ce10" table:formula="of:=1-POWER(1-[.BG33];1.1)" office:value-type="float" office:value="1" calcext:value-type="float">
            <text:p>1,00</text:p>
          </table:table-cell>
          <table:table-cell table:style-name="ce10" table:formula="of:=1-POWER(1-[.BH33];1.1)" office:value-type="float" office:value="1" calcext:value-type="float">
            <text:p>1,00</text:p>
          </table:table-cell>
          <table:table-cell table:style-name="ce10" table:formula="of:=1-POWER(1-[.BI33];1.1)" office:value-type="float" office:value="1" calcext:value-type="float">
            <text:p>1,00</text:p>
          </table:table-cell>
          <table:table-cell table:style-name="ce10" table:formula="of:=1-POWER(1-[.BJ33];1.1)" office:value-type="float" office:value="1" calcext:value-type="float">
            <text:p>1,00</text:p>
          </table:table-cell>
          <table:table-cell table:style-name="ce10" table:formula="of:=1-POWER(1-[.BK33];1.1)" office:value-type="float" office:value="1" calcext:value-type="float">
            <text:p>1,00</text:p>
          </table:table-cell>
          <table:table-cell table:style-name="ce10" table:formula="of:=1-POWER(1-[.BL33];1.1)" office:value-type="float" office:value="1" calcext:value-type="float">
            <text:p>1,00</text:p>
          </table:table-cell>
          <table:table-cell table:style-name="ce10" table:formula="of:=1-POWER(1-[.BM33];1.1)" office:value-type="float" office:value="1" calcext:value-type="float">
            <text:p>1,00</text:p>
          </table:table-cell>
          <table:table-cell table:style-name="ce10" table:formula="of:=1-POWER(1-[.BN33];1.1)" office:value-type="float" office:value="1" calcext:value-type="float">
            <text:p>1,00</text:p>
          </table:table-cell>
          <table:table-cell table:style-name="ce10" table:formula="of:=1-POWER(1-[.BO33];1.1)" office:value-type="float" office:value="1" calcext:value-type="float">
            <text:p>1,00</text:p>
          </table:table-cell>
          <table:table-cell table:style-name="ce10" table:formula="of:=1-POWER(1-[.BP33];1.1)" office:value-type="float" office:value="1" calcext:value-type="float">
            <text:p>1,00</text:p>
          </table:table-cell>
          <table:table-cell table:style-name="ce10" table:formula="of:=1-POWER(1-[.BQ33];1.1)" office:value-type="float" office:value="1" calcext:value-type="float">
            <text:p>1,00</text:p>
          </table:table-cell>
          <table:table-cell table:style-name="ce10" table:formula="of:=1-POWER(1-[.BR33];1.1)" office:value-type="float" office:value="1" calcext:value-type="float">
            <text:p>1,00</text:p>
          </table:table-cell>
          <table:table-cell table:style-name="ce10" table:formula="of:=1-POWER(1-[.BS33];1.1)" office:value-type="float" office:value="1" calcext:value-type="float">
            <text:p>1,00</text:p>
          </table:table-cell>
          <table:table-cell table:style-name="ce10" table:formula="of:=1-POWER(1-[.BT33];1.1)" office:value-type="float" office:value="1" calcext:value-type="float">
            <text:p>1,00</text:p>
          </table:table-cell>
          <table:table-cell table:style-name="ce10" table:formula="of:=1-POWER(1-[.BU33];1.1)" office:value-type="float" office:value="1" calcext:value-type="float">
            <text:p>1,00</text:p>
          </table:table-cell>
          <table:table-cell table:style-name="ce10" table:formula="of:=1-POWER(1-[.BV33];1.1)" office:value-type="float" office:value="1" calcext:value-type="float">
            <text:p>1,00</text:p>
          </table:table-cell>
          <table:table-cell table:style-name="ce10" table:formula="of:=1-POWER(1-[.BW33];1.1)" office:value-type="float" office:value="1" calcext:value-type="float">
            <text:p>1,00</text:p>
          </table:table-cell>
          <table:table-cell table:style-name="ce10" table:formula="of:=1-POWER(1-[.BX33];1.1)" office:value-type="float" office:value="1" calcext:value-type="float">
            <text:p>1,00</text:p>
          </table:table-cell>
          <table:table-cell table:style-name="ce10" table:formula="of:=1-POWER(1-[.BY33];1.1)" office:value-type="float" office:value="1" calcext:value-type="float">
            <text:p>1,00</text:p>
          </table:table-cell>
          <table:table-cell table:style-name="ce10" table:formula="of:=1-POWER(1-[.BZ33];1.1)" office:value-type="float" office:value="1" calcext:value-type="float">
            <text:p>1,00</text:p>
          </table:table-cell>
          <table:table-cell table:style-name="ce10" table:formula="of:=1-POWER(1-[.CA33];1.1)" office:value-type="float" office:value="1" calcext:value-type="float">
            <text:p>1,00</text:p>
          </table:table-cell>
          <table:table-cell table:style-name="ce10" table:formula="of:=1-POWER(1-[.CB33];1.1)" office:value-type="float" office:value="1" calcext:value-type="float">
            <text:p>1,00</text:p>
          </table:table-cell>
          <table:table-cell table:style-name="ce10" table:formula="of:=1-POWER(1-[.CC33];1.1)" office:value-type="float" office:value="1" calcext:value-type="float">
            <text:p>1,00</text:p>
          </table:table-cell>
          <table:table-cell table:style-name="ce10" table:formula="of:=1-POWER(1-[.CD33];1.1)" office:value-type="float" office:value="1" calcext:value-type="float">
            <text:p>1,00</text:p>
          </table:table-cell>
          <table:table-cell table:style-name="ce10" table:formula="of:=1-POWER(1-[.CE33];1.1)" office:value-type="float" office:value="1" calcext:value-type="float">
            <text:p>1,00</text:p>
          </table:table-cell>
          <table:table-cell table:style-name="ce10" table:formula="of:=1-POWER(1-[.CF33];1.1)" office:value-type="float" office:value="1" calcext:value-type="float">
            <text:p>1,00</text:p>
          </table:table-cell>
          <table:table-cell table:style-name="ce10" table:formula="of:=1-POWER(1-[.CG33];1.1)" office:value-type="float" office:value="1" calcext:value-type="float">
            <text:p>1,00</text:p>
          </table:table-cell>
          <table:table-cell table:style-name="ce10" table:formula="of:=1-POWER(1-[.CH33];1.1)" office:value-type="float" office:value="1" calcext:value-type="float">
            <text:p>1,00</text:p>
          </table:table-cell>
          <table:table-cell table:style-name="ce10" table:formula="of:=1-POWER(1-[.CI33];1.1)" office:value-type="float" office:value="1" calcext:value-type="float">
            <text:p>1,00</text:p>
          </table:table-cell>
          <table:table-cell table:style-name="ce10" table:formula="of:=1-POWER(1-[.CJ33];1.1)" office:value-type="float" office:value="1" calcext:value-type="float">
            <text:p>1,00</text:p>
          </table:table-cell>
          <table:table-cell table:style-name="ce10" table:formula="of:=1-POWER(1-[.CK33];1.1)" office:value-type="float" office:value="1" calcext:value-type="float">
            <text:p>1,00</text:p>
          </table:table-cell>
          <table:table-cell table:style-name="ce10" table:formula="of:=1-POWER(1-[.CL33];1.1)" office:value-type="float" office:value="1" calcext:value-type="float">
            <text:p>1,00</text:p>
          </table:table-cell>
          <table:table-cell table:style-name="ce10" table:formula="of:=1-POWER(1-[.CM33];1.1)" office:value-type="float" office:value="1" calcext:value-type="float">
            <text:p>1,00</text:p>
          </table:table-cell>
          <table:table-cell table:style-name="ce10" table:formula="of:=1-POWER(1-[.CN33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3]+0.1" office:value-type="float" office:value="0.7" calcext:value-type="float">
            <text:p>0,70</text:p>
          </table:table-cell>
          <table:table-cell table:style-name="ce10" table:formula="of:=1-POWER(1-[.A34];1.1)" office:value-type="float" office:value="0.734029554830436" calcext:value-type="float">
            <text:p>0,73</text:p>
          </table:table-cell>
          <table:table-cell table:style-name="ce10" table:formula="of:=1-POWER(1-[.B34];1.1)" office:value-type="float" office:value="0.767021031452335" calcext:value-type="float">
            <text:p>0,77</text:p>
          </table:table-cell>
          <table:table-cell table:style-name="ce10" table:formula="of:=1-POWER(1-[.C34];1.1)" office:value-type="float" office:value="0.798605136411934" calcext:value-type="float">
            <text:p>0,80</text:p>
          </table:table-cell>
          <table:table-cell table:style-name="ce10" table:formula="of:=1-POWER(1-[.D34];1.1)" office:value-type="float" office:value="0.828425307569558" calcext:value-type="float">
            <text:p>0,83</text:p>
          </table:table-cell>
          <table:table-cell table:style-name="ce10" table:formula="of:=1-POWER(1-[.E34];1.1)" office:value-type="float" office:value="0.856153747547263" calcext:value-type="float">
            <text:p>0,86</text:p>
          </table:table-cell>
          <table:table-cell table:style-name="ce10" table:formula="of:=1-POWER(1-[.F34];1.1)" office:value-type="float" office:value="0.881508169913857" calcext:value-type="float">
            <text:p>0,88</text:p>
          </table:table-cell>
          <table:table-cell table:style-name="ce10" table:formula="of:=1-POWER(1-[.G34];1.1)" office:value-type="float" office:value="0.904267974494612" calcext:value-type="float">
            <text:p>0,90</text:p>
          </table:table-cell>
          <table:table-cell table:style-name="ce10" table:formula="of:=1-POWER(1-[.H34];1.1)" office:value-type="float" office:value="0.92428830438216" calcext:value-type="float">
            <text:p>0,92</text:p>
          </table:table-cell>
          <table:table-cell table:style-name="ce10" table:formula="of:=1-POWER(1-[.I34];1.1)" office:value-type="float" office:value="0.941510316690904" calcext:value-type="float">
            <text:p>0,94</text:p>
          </table:table-cell>
          <table:table-cell table:style-name="ce10" table:formula="of:=1-POWER(1-[.J34];1.1)" office:value-type="float" office:value="0.955966095430148" calcext:value-type="float">
            <text:p>0,96</text:p>
          </table:table-cell>
          <table:table-cell table:style-name="ce10" table:formula="of:=1-POWER(1-[.K34];1.1)" office:value-type="float" office:value="0.967777004060946" calcext:value-type="float">
            <text:p>0,97</text:p>
          </table:table-cell>
          <table:table-cell table:style-name="ce10" table:formula="of:=1-POWER(1-[.L34];1.1)" office:value-type="float" office:value="0.977144932502193" calcext:value-type="float">
            <text:p>0,98</text:p>
          </table:table-cell>
          <table:table-cell table:style-name="ce10" table:formula="of:=1-POWER(1-[.M34];1.1)" office:value-type="float" office:value="0.984336790418275" calcext:value-type="float">
            <text:p>0,98</text:p>
          </table:table-cell>
          <table:table-cell table:style-name="ce10" table:formula="of:=1-POWER(1-[.N34];1.1)" office:value-type="float" office:value="0.989663611244084" calcext:value-type="float">
            <text:p>0,99</text:p>
          </table:table-cell>
          <table:table-cell table:style-name="ce10" table:formula="of:=1-POWER(1-[.O34];1.1)" office:value-type="float" office:value="0.993456566117991" calcext:value-type="float">
            <text:p>0,99</text:p>
          </table:table-cell>
          <table:table-cell table:style-name="ce10" table:formula="of:=1-POWER(1-[.P34];1.1)" office:value-type="float" office:value="0.996042815582122" calcext:value-type="float">
            <text:p>1,00</text:p>
          </table:table-cell>
          <table:table-cell table:style-name="ce10" table:formula="of:=1-POWER(1-[.Q34];1.1)" office:value-type="float" office:value="0.997724248072043" calcext:value-type="float">
            <text:p>1,00</text:p>
          </table:table-cell>
          <table:table-cell table:style-name="ce10" table:formula="of:=1-POWER(1-[.R34];1.1)" office:value-type="float" office:value="0.998761667100411" calcext:value-type="float">
            <text:p>1,00</text:p>
          </table:table-cell>
          <table:table-cell table:style-name="ce10" table:formula="of:=1-POWER(1-[.S34];1.1)" office:value-type="float" office:value="0.999365953437453" calcext:value-type="float">
            <text:p>1,00</text:p>
          </table:table-cell>
          <table:table-cell table:style-name="ce10" table:formula="of:=1-POWER(1-[.T34];1.1)" office:value-type="float" office:value="0.99969637797838" calcext:value-type="float">
            <text:p>1,00</text:p>
          </table:table-cell>
          <table:table-cell table:style-name="ce10" table:formula="of:=1-POWER(1-[.U34];1.1)" office:value-type="float" office:value="0.999864927606904" calcext:value-type="float">
            <text:p>1,00</text:p>
          </table:table-cell>
          <table:table-cell table:style-name="ce10" table:formula="of:=1-POWER(1-[.V34];1.1)" office:value-type="float" office:value="0.999944585521074" calcext:value-type="float">
            <text:p>1,00</text:p>
          </table:table-cell>
          <table:table-cell table:style-name="ce10" table:formula="of:=1-POWER(1-[.W34];1.1)" office:value-type="float" office:value="0.999979203723683" calcext:value-type="float">
            <text:p>1,00</text:p>
          </table:table-cell>
          <table:table-cell table:style-name="ce10" table:formula="of:=1-POWER(1-[.X34];1.1)" office:value-type="float" office:value="0.999992924060074" calcext:value-type="float">
            <text:p>1,00</text:p>
          </table:table-cell>
          <table:table-cell table:style-name="ce10" table:formula="of:=1-POWER(1-[.Y34];1.1)" office:value-type="float" office:value="0.999997838463613" calcext:value-type="float">
            <text:p>1,00</text:p>
          </table:table-cell>
          <table:table-cell table:style-name="ce10" table:formula="of:=1-POWER(1-[.Z34];1.1)" office:value-type="float" office:value="0.999999413539446" calcext:value-type="float">
            <text:p>1,00</text:p>
          </table:table-cell>
          <table:table-cell table:style-name="ce10" table:formula="of:=1-POWER(1-[.AA34];1.1)" office:value-type="float" office:value="0.999999860343007" calcext:value-type="float">
            <text:p>1,00</text:p>
          </table:table-cell>
          <table:table-cell table:style-name="ce10" table:formula="of:=1-POWER(1-[.AB34];1.1)" office:value-type="float" office:value="0.999999971188295" calcext:value-type="float">
            <text:p>1,00</text:p>
          </table:table-cell>
          <table:table-cell table:style-name="ce10" table:formula="of:=1-POWER(1-[.AC34];1.1)" office:value-type="float" office:value="0.999999994923951" calcext:value-type="float">
            <text:p>1,00</text:p>
          </table:table-cell>
          <table:table-cell table:style-name="ce10" table:formula="of:=1-POWER(1-[.AD34];1.1)" office:value-type="float" office:value="0.999999999248241" calcext:value-type="float">
            <text:p>1,00</text:p>
          </table:table-cell>
          <table:table-cell table:style-name="ce10" table:formula="of:=1-POWER(1-[.AE34];1.1)" office:value-type="float" office:value="0.999999999908022" calcext:value-type="float">
            <text:p>1,00</text:p>
          </table:table-cell>
          <table:table-cell table:style-name="ce10" table:formula="of:=1-POWER(1-[.AF34];1.1)" office:value-type="float" office:value="0.999999999990879" calcext:value-type="float">
            <text:p>1,00</text:p>
          </table:table-cell>
          <table:table-cell table:style-name="ce10" table:formula="of:=1-POWER(1-[.AG34];1.1)" office:value-type="float" office:value="0.999999999999282" calcext:value-type="float">
            <text:p>1,00</text:p>
          </table:table-cell>
          <table:table-cell table:style-name="ce10" table:formula="of:=1-POWER(1-[.AH34];1.1)" office:value-type="float" office:value="0.999999999999956" calcext:value-type="float">
            <text:p>1,00</text:p>
          </table:table-cell>
          <table:table-cell table:style-name="ce10" table:formula="of:=1-POWER(1-[.AI34];1.1)" office:value-type="float" office:value="0.999999999999998" calcext:value-type="float">
            <text:p>1,00</text:p>
          </table:table-cell>
          <table:table-cell table:style-name="ce10" table:formula="of:=1-POWER(1-[.AJ34];1.1)" office:value-type="float" office:value="1" calcext:value-type="float">
            <text:p>1,00</text:p>
          </table:table-cell>
          <table:table-cell table:style-name="ce10" table:formula="of:=1-POWER(1-[.AK34];1.1)" office:value-type="float" office:value="1" calcext:value-type="float">
            <text:p>1,00</text:p>
          </table:table-cell>
          <table:table-cell table:style-name="ce10" table:formula="of:=1-POWER(1-[.AL34];1.1)" office:value-type="float" office:value="1" calcext:value-type="float">
            <text:p>1,00</text:p>
          </table:table-cell>
          <table:table-cell table:style-name="ce10" table:formula="of:=1-POWER(1-[.AM34];1.1)" office:value-type="float" office:value="1" calcext:value-type="float">
            <text:p>1,00</text:p>
          </table:table-cell>
          <table:table-cell table:style-name="ce10" table:formula="of:=1-POWER(1-[.AN34];1.1)" office:value-type="float" office:value="1" calcext:value-type="float">
            <text:p>1,00</text:p>
          </table:table-cell>
          <table:table-cell table:style-name="ce10" table:formula="of:=1-POWER(1-[.AO34];1.1)" office:value-type="float" office:value="1" calcext:value-type="float">
            <text:p>1,00</text:p>
          </table:table-cell>
          <table:table-cell table:style-name="ce10" table:formula="of:=1-POWER(1-[.AP34];1.1)" office:value-type="float" office:value="1" calcext:value-type="float">
            <text:p>1,00</text:p>
          </table:table-cell>
          <table:table-cell table:style-name="ce10" table:formula="of:=1-POWER(1-[.AQ34];1.1)" office:value-type="float" office:value="1" calcext:value-type="float">
            <text:p>1,00</text:p>
          </table:table-cell>
          <table:table-cell table:style-name="ce10" table:formula="of:=1-POWER(1-[.AR34];1.1)" office:value-type="float" office:value="1" calcext:value-type="float">
            <text:p>1,00</text:p>
          </table:table-cell>
          <table:table-cell table:style-name="ce10" table:formula="of:=1-POWER(1-[.AS34];1.1)" office:value-type="float" office:value="1" calcext:value-type="float">
            <text:p>1,00</text:p>
          </table:table-cell>
          <table:table-cell table:style-name="ce10" table:formula="of:=1-POWER(1-[.AT34];1.1)" office:value-type="float" office:value="1" calcext:value-type="float">
            <text:p>1,00</text:p>
          </table:table-cell>
          <table:table-cell table:style-name="ce10" table:formula="of:=1-POWER(1-[.AU34];1.1)" office:value-type="float" office:value="1" calcext:value-type="float">
            <text:p>1,00</text:p>
          </table:table-cell>
          <table:table-cell table:style-name="ce10" table:formula="of:=1-POWER(1-[.AV34];1.1)" office:value-type="float" office:value="1" calcext:value-type="float">
            <text:p>1,00</text:p>
          </table:table-cell>
          <table:table-cell table:style-name="ce10" table:formula="of:=1-POWER(1-[.AW34];1.1)" office:value-type="float" office:value="1" calcext:value-type="float">
            <text:p>1,00</text:p>
          </table:table-cell>
          <table:table-cell table:style-name="ce10" table:formula="of:=1-POWER(1-[.AX34];1.1)" office:value-type="float" office:value="1" calcext:value-type="float">
            <text:p>1,00</text:p>
          </table:table-cell>
          <table:table-cell table:style-name="ce10" table:formula="of:=1-POWER(1-[.AY34];1.1)" office:value-type="float" office:value="1" calcext:value-type="float">
            <text:p>1,00</text:p>
          </table:table-cell>
          <table:table-cell table:style-name="ce10" table:formula="of:=1-POWER(1-[.AZ34];1.1)" office:value-type="float" office:value="1" calcext:value-type="float">
            <text:p>1,00</text:p>
          </table:table-cell>
          <table:table-cell table:style-name="ce10" table:formula="of:=1-POWER(1-[.BA34];1.1)" office:value-type="float" office:value="1" calcext:value-type="float">
            <text:p>1,00</text:p>
          </table:table-cell>
          <table:table-cell table:style-name="ce10" table:formula="of:=1-POWER(1-[.BB34];1.1)" office:value-type="float" office:value="1" calcext:value-type="float">
            <text:p>1,00</text:p>
          </table:table-cell>
          <table:table-cell table:style-name="ce10" table:formula="of:=1-POWER(1-[.BC34];1.1)" office:value-type="float" office:value="1" calcext:value-type="float">
            <text:p>1,00</text:p>
          </table:table-cell>
          <table:table-cell table:style-name="ce10" table:formula="of:=1-POWER(1-[.BD34];1.1)" office:value-type="float" office:value="1" calcext:value-type="float">
            <text:p>1,00</text:p>
          </table:table-cell>
          <table:table-cell table:style-name="ce10" table:formula="of:=1-POWER(1-[.BE34];1.1)" office:value-type="float" office:value="1" calcext:value-type="float">
            <text:p>1,00</text:p>
          </table:table-cell>
          <table:table-cell table:style-name="ce10" table:formula="of:=1-POWER(1-[.BF34];1.1)" office:value-type="float" office:value="1" calcext:value-type="float">
            <text:p>1,00</text:p>
          </table:table-cell>
          <table:table-cell table:style-name="ce10" table:formula="of:=1-POWER(1-[.BG34];1.1)" office:value-type="float" office:value="1" calcext:value-type="float">
            <text:p>1,00</text:p>
          </table:table-cell>
          <table:table-cell table:style-name="ce10" table:formula="of:=1-POWER(1-[.BH34];1.1)" office:value-type="float" office:value="1" calcext:value-type="float">
            <text:p>1,00</text:p>
          </table:table-cell>
          <table:table-cell table:style-name="ce10" table:formula="of:=1-POWER(1-[.BI34];1.1)" office:value-type="float" office:value="1" calcext:value-type="float">
            <text:p>1,00</text:p>
          </table:table-cell>
          <table:table-cell table:style-name="ce10" table:formula="of:=1-POWER(1-[.BJ34];1.1)" office:value-type="float" office:value="1" calcext:value-type="float">
            <text:p>1,00</text:p>
          </table:table-cell>
          <table:table-cell table:style-name="ce10" table:formula="of:=1-POWER(1-[.BK34];1.1)" office:value-type="float" office:value="1" calcext:value-type="float">
            <text:p>1,00</text:p>
          </table:table-cell>
          <table:table-cell table:style-name="ce10" table:formula="of:=1-POWER(1-[.BL34];1.1)" office:value-type="float" office:value="1" calcext:value-type="float">
            <text:p>1,00</text:p>
          </table:table-cell>
          <table:table-cell table:style-name="ce10" table:formula="of:=1-POWER(1-[.BM34];1.1)" office:value-type="float" office:value="1" calcext:value-type="float">
            <text:p>1,00</text:p>
          </table:table-cell>
          <table:table-cell table:style-name="ce10" table:formula="of:=1-POWER(1-[.BN34];1.1)" office:value-type="float" office:value="1" calcext:value-type="float">
            <text:p>1,00</text:p>
          </table:table-cell>
          <table:table-cell table:style-name="ce10" table:formula="of:=1-POWER(1-[.BO34];1.1)" office:value-type="float" office:value="1" calcext:value-type="float">
            <text:p>1,00</text:p>
          </table:table-cell>
          <table:table-cell table:style-name="ce10" table:formula="of:=1-POWER(1-[.BP34];1.1)" office:value-type="float" office:value="1" calcext:value-type="float">
            <text:p>1,00</text:p>
          </table:table-cell>
          <table:table-cell table:style-name="ce10" table:formula="of:=1-POWER(1-[.BQ34];1.1)" office:value-type="float" office:value="1" calcext:value-type="float">
            <text:p>1,00</text:p>
          </table:table-cell>
          <table:table-cell table:style-name="ce10" table:formula="of:=1-POWER(1-[.BR34];1.1)" office:value-type="float" office:value="1" calcext:value-type="float">
            <text:p>1,00</text:p>
          </table:table-cell>
          <table:table-cell table:style-name="ce10" table:formula="of:=1-POWER(1-[.BS34];1.1)" office:value-type="float" office:value="1" calcext:value-type="float">
            <text:p>1,00</text:p>
          </table:table-cell>
          <table:table-cell table:style-name="ce10" table:formula="of:=1-POWER(1-[.BT34];1.1)" office:value-type="float" office:value="1" calcext:value-type="float">
            <text:p>1,00</text:p>
          </table:table-cell>
          <table:table-cell table:style-name="ce10" table:formula="of:=1-POWER(1-[.BU34];1.1)" office:value-type="float" office:value="1" calcext:value-type="float">
            <text:p>1,00</text:p>
          </table:table-cell>
          <table:table-cell table:style-name="ce10" table:formula="of:=1-POWER(1-[.BV34];1.1)" office:value-type="float" office:value="1" calcext:value-type="float">
            <text:p>1,00</text:p>
          </table:table-cell>
          <table:table-cell table:style-name="ce10" table:formula="of:=1-POWER(1-[.BW34];1.1)" office:value-type="float" office:value="1" calcext:value-type="float">
            <text:p>1,00</text:p>
          </table:table-cell>
          <table:table-cell table:style-name="ce10" table:formula="of:=1-POWER(1-[.BX34];1.1)" office:value-type="float" office:value="1" calcext:value-type="float">
            <text:p>1,00</text:p>
          </table:table-cell>
          <table:table-cell table:style-name="ce10" table:formula="of:=1-POWER(1-[.BY34];1.1)" office:value-type="float" office:value="1" calcext:value-type="float">
            <text:p>1,00</text:p>
          </table:table-cell>
          <table:table-cell table:style-name="ce10" table:formula="of:=1-POWER(1-[.BZ34];1.1)" office:value-type="float" office:value="1" calcext:value-type="float">
            <text:p>1,00</text:p>
          </table:table-cell>
          <table:table-cell table:style-name="ce10" table:formula="of:=1-POWER(1-[.CA34];1.1)" office:value-type="float" office:value="1" calcext:value-type="float">
            <text:p>1,00</text:p>
          </table:table-cell>
          <table:table-cell table:style-name="ce10" table:formula="of:=1-POWER(1-[.CB34];1.1)" office:value-type="float" office:value="1" calcext:value-type="float">
            <text:p>1,00</text:p>
          </table:table-cell>
          <table:table-cell table:style-name="ce10" table:formula="of:=1-POWER(1-[.CC34];1.1)" office:value-type="float" office:value="1" calcext:value-type="float">
            <text:p>1,00</text:p>
          </table:table-cell>
          <table:table-cell table:style-name="ce10" table:formula="of:=1-POWER(1-[.CD34];1.1)" office:value-type="float" office:value="1" calcext:value-type="float">
            <text:p>1,00</text:p>
          </table:table-cell>
          <table:table-cell table:style-name="ce10" table:formula="of:=1-POWER(1-[.CE34];1.1)" office:value-type="float" office:value="1" calcext:value-type="float">
            <text:p>1,00</text:p>
          </table:table-cell>
          <table:table-cell table:style-name="ce10" table:formula="of:=1-POWER(1-[.CF34];1.1)" office:value-type="float" office:value="1" calcext:value-type="float">
            <text:p>1,00</text:p>
          </table:table-cell>
          <table:table-cell table:style-name="ce10" table:formula="of:=1-POWER(1-[.CG34];1.1)" office:value-type="float" office:value="1" calcext:value-type="float">
            <text:p>1,00</text:p>
          </table:table-cell>
          <table:table-cell table:style-name="ce10" table:formula="of:=1-POWER(1-[.CH34];1.1)" office:value-type="float" office:value="1" calcext:value-type="float">
            <text:p>1,00</text:p>
          </table:table-cell>
          <table:table-cell table:style-name="ce10" table:formula="of:=1-POWER(1-[.CI34];1.1)" office:value-type="float" office:value="1" calcext:value-type="float">
            <text:p>1,00</text:p>
          </table:table-cell>
          <table:table-cell table:style-name="ce10" table:formula="of:=1-POWER(1-[.CJ34];1.1)" office:value-type="float" office:value="1" calcext:value-type="float">
            <text:p>1,00</text:p>
          </table:table-cell>
          <table:table-cell table:style-name="ce10" table:formula="of:=1-POWER(1-[.CK34];1.1)" office:value-type="float" office:value="1" calcext:value-type="float">
            <text:p>1,00</text:p>
          </table:table-cell>
          <table:table-cell table:style-name="ce10" table:formula="of:=1-POWER(1-[.CL34];1.1)" office:value-type="float" office:value="1" calcext:value-type="float">
            <text:p>1,00</text:p>
          </table:table-cell>
          <table:table-cell table:style-name="ce10" table:formula="of:=1-POWER(1-[.CM34];1.1)" office:value-type="float" office:value="1" calcext:value-type="float">
            <text:p>1,00</text:p>
          </table:table-cell>
          <table:table-cell table:style-name="ce10" table:formula="of:=1-POWER(1-[.CN34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4]+0.1" office:value-type="float" office:value="0.8" calcext:value-type="float">
            <text:p>0,80</text:p>
          </table:table-cell>
          <table:table-cell table:style-name="ce10" table:formula="of:=1-POWER(1-[.A35];1.1)" office:value-type="float" office:value="0.829732015495843" calcext:value-type="float">
            <text:p>0,83</text:p>
          </table:table-cell>
          <table:table-cell table:style-name="ce10" table:formula="of:=1-POWER(1-[.B35];1.1)" office:value-type="float" office:value="0.857358369418353" calcext:value-type="float">
            <text:p>0,86</text:p>
          </table:table-cell>
          <table:table-cell table:style-name="ce10" table:formula="of:=1-POWER(1-[.C35];1.1)" office:value-type="float" office:value="0.882599235707269" calcext:value-type="float">
            <text:p>0,88</text:p>
          </table:table-cell>
          <table:table-cell table:style-name="ce10" table:formula="of:=1-POWER(1-[.D35];1.1)" office:value-type="float" office:value="0.905237171173085" calcext:value-type="float">
            <text:p>0,91</text:p>
          </table:table-cell>
          <table:table-cell table:style-name="ce10" table:formula="of:=1-POWER(1-[.E35];1.1)" office:value-type="float" office:value="0.925131036913472" calcext:value-type="float">
            <text:p>0,93</text:p>
          </table:table-cell>
          <table:table-cell table:style-name="ce10" table:formula="of:=1-POWER(1-[.F35];1.1)" office:value-type="float" office:value="0.94222605812603" calcext:value-type="float">
            <text:p>0,94</text:p>
          </table:table-cell>
          <table:table-cell table:style-name="ce10" table:formula="of:=1-POWER(1-[.G35];1.1)" office:value-type="float" office:value="0.956558461240727" calcext:value-type="float">
            <text:p>0,96</text:p>
          </table:table-cell>
          <table:table-cell table:style-name="ce10" table:formula="of:=1-POWER(1-[.H35];1.1)" office:value-type="float" office:value="0.96825350963643" calcext:value-type="float">
            <text:p>0,97</text:p>
          </table:table-cell>
          <table:table-cell table:style-name="ce10" table:formula="of:=1-POWER(1-[.I35];1.1)" office:value-type="float" office:value="0.977516428891464" calcext:value-type="float">
            <text:p>0,98</text:p>
          </table:table-cell>
          <table:table-cell table:style-name="ce10" table:formula="of:=1-POWER(1-[.J35];1.1)" office:value-type="float" office:value="0.98461661811177" calcext:value-type="float">
            <text:p>0,98</text:p>
          </table:table-cell>
          <table:table-cell table:style-name="ce10" table:formula="of:=1-POWER(1-[.K35];1.1)" office:value-type="float" office:value="0.989866557592647" calcext:value-type="float">
            <text:p>0,99</text:p>
          </table:table-cell>
          <table:table-cell table:style-name="ce10" table:formula="of:=1-POWER(1-[.L35];1.1)" office:value-type="float" office:value="0.993597748892754" calcext:value-type="float">
            <text:p>0,99</text:p>
          </table:table-cell>
          <table:table-cell table:style-name="ce10" table:formula="of:=1-POWER(1-[.M35];1.1)" office:value-type="float" office:value="0.996136632924748" calcext:value-type="float">
            <text:p>1,00</text:p>
          </table:table-cell>
          <table:table-cell table:style-name="ce10" table:formula="of:=1-POWER(1-[.N35];1.1)" office:value-type="float" office:value="0.997783526354726" calcext:value-type="float">
            <text:p>1,00</text:p>
          </table:table-cell>
          <table:table-cell table:style-name="ce10" table:formula="of:=1-POWER(1-[.O35];1.1)" office:value-type="float" office:value="0.998797101927693" calcext:value-type="float">
            <text:p>1,00</text:p>
          </table:table-cell>
          <table:table-cell table:style-name="ce10" table:formula="of:=1-POWER(1-[.P35];1.1)" office:value-type="float" office:value="0.99938588216273" calcext:value-type="float">
            <text:p>1,00</text:p>
          </table:table-cell>
          <table:table-cell table:style-name="ce10" table:formula="of:=1-POWER(1-[.Q35];1.1)" office:value-type="float" office:value="0.999706858785394" calcext:value-type="float">
            <text:p>1,00</text:p>
          </table:table-cell>
          <table:table-cell table:style-name="ce10" table:formula="of:=1-POWER(1-[.R35];1.1)" office:value-type="float" office:value="0.9998700475202" calcext:value-type="float">
            <text:p>1,00</text:p>
          </table:table-cell>
          <table:table-cell table:style-name="ce10" table:formula="of:=1-POWER(1-[.S35];1.1)" office:value-type="float" office:value="0.999946891623135" calcext:value-type="float">
            <text:p>1,00</text:p>
          </table:table-cell>
          <table:table-cell table:style-name="ce10" table:formula="of:=1-POWER(1-[.T35];1.1)" office:value-type="float" office:value="0.999980153710085" calcext:value-type="float">
            <text:p>1,00</text:p>
          </table:table-cell>
          <table:table-cell table:style-name="ce10" table:formula="of:=1-POWER(1-[.U35];1.1)" office:value-type="float" office:value="0.999993278793103" calcext:value-type="float">
            <text:p>1,00</text:p>
          </table:table-cell>
          <table:table-cell table:style-name="ce10" table:formula="of:=1-POWER(1-[.V35];1.1)" office:value-type="float" office:value="0.999997957359254" calcext:value-type="float">
            <text:p>1,00</text:p>
          </table:table-cell>
          <table:table-cell table:style-name="ce10" table:formula="of:=1-POWER(1-[.W35];1.1)" office:value-type="float" office:value="0.99999944892439" calcext:value-type="float">
            <text:p>1,00</text:p>
          </table:table-cell>
          <table:table-cell table:style-name="ce10" table:formula="of:=1-POWER(1-[.X35];1.1)" office:value-type="float" office:value="0.99999986958357" calcext:value-type="float">
            <text:p>1,00</text:p>
          </table:table-cell>
          <table:table-cell table:style-name="ce10" table:formula="of:=1-POWER(1-[.Y35];1.1)" office:value-type="float" office:value="0.99999997327821" calcext:value-type="float">
            <text:p>1,00</text:p>
          </table:table-cell>
          <table:table-cell table:style-name="ce10" table:formula="of:=1-POWER(1-[.Z35];1.1)" office:value-type="float" office:value="0.99999999532747" calcext:value-type="float">
            <text:p>1,00</text:p>
          </table:table-cell>
          <table:table-cell table:style-name="ce10" table:formula="of:=1-POWER(1-[.AA35];1.1)" office:value-type="float" office:value="0.999999999313711" calcext:value-type="float">
            <text:p>1,00</text:p>
          </table:table-cell>
          <table:table-cell table:style-name="ce10" table:formula="of:=1-POWER(1-[.AB35];1.1)" office:value-type="float" office:value="0.999999999916793" calcext:value-type="float">
            <text:p>1,00</text:p>
          </table:table-cell>
          <table:table-cell table:style-name="ce10" table:formula="of:=1-POWER(1-[.AC35];1.1)" office:value-type="float" office:value="0.999999999991831" calcext:value-type="float">
            <text:p>1,00</text:p>
          </table:table-cell>
          <table:table-cell table:style-name="ce10" table:formula="of:=1-POWER(1-[.AD35];1.1)" office:value-type="float" office:value="0.999999999999364" calcext:value-type="float">
            <text:p>1,00</text:p>
          </table:table-cell>
          <table:table-cell table:style-name="ce10" table:formula="of:=1-POWER(1-[.AE35];1.1)" office:value-type="float" office:value="0.999999999999962" calcext:value-type="float">
            <text:p>1,00</text:p>
          </table:table-cell>
          <table:table-cell table:style-name="ce10" table:formula="of:=1-POWER(1-[.AF35];1.1)" office:value-type="float" office:value="0.999999999999998" calcext:value-type="float">
            <text:p>1,00</text:p>
          </table:table-cell>
          <table:table-cell table:style-name="ce10" table:formula="of:=1-POWER(1-[.AG35];1.1)" office:value-type="float" office:value="1" calcext:value-type="float">
            <text:p>1,00</text:p>
          </table:table-cell>
          <table:table-cell table:style-name="ce10" table:formula="of:=1-POWER(1-[.AH35];1.1)" office:value-type="float" office:value="1" calcext:value-type="float">
            <text:p>1,00</text:p>
          </table:table-cell>
          <table:table-cell table:style-name="ce10" table:formula="of:=1-POWER(1-[.AI35];1.1)" office:value-type="float" office:value="1" calcext:value-type="float">
            <text:p>1,00</text:p>
          </table:table-cell>
          <table:table-cell table:style-name="ce10" table:formula="of:=1-POWER(1-[.AJ35];1.1)" office:value-type="float" office:value="1" calcext:value-type="float">
            <text:p>1,00</text:p>
          </table:table-cell>
          <table:table-cell table:style-name="ce10" table:formula="of:=1-POWER(1-[.AK35];1.1)" office:value-type="float" office:value="1" calcext:value-type="float">
            <text:p>1,00</text:p>
          </table:table-cell>
          <table:table-cell table:style-name="ce10" table:formula="of:=1-POWER(1-[.AL35];1.1)" office:value-type="float" office:value="1" calcext:value-type="float">
            <text:p>1,00</text:p>
          </table:table-cell>
          <table:table-cell table:style-name="ce10" table:formula="of:=1-POWER(1-[.AM35];1.1)" office:value-type="float" office:value="1" calcext:value-type="float">
            <text:p>1,00</text:p>
          </table:table-cell>
          <table:table-cell table:style-name="ce10" table:formula="of:=1-POWER(1-[.AN35];1.1)" office:value-type="float" office:value="1" calcext:value-type="float">
            <text:p>1,00</text:p>
          </table:table-cell>
          <table:table-cell table:style-name="ce10" table:formula="of:=1-POWER(1-[.AO35];1.1)" office:value-type="float" office:value="1" calcext:value-type="float">
            <text:p>1,00</text:p>
          </table:table-cell>
          <table:table-cell table:style-name="ce10" table:formula="of:=1-POWER(1-[.AP35];1.1)" office:value-type="float" office:value="1" calcext:value-type="float">
            <text:p>1,00</text:p>
          </table:table-cell>
          <table:table-cell table:style-name="ce10" table:formula="of:=1-POWER(1-[.AQ35];1.1)" office:value-type="float" office:value="1" calcext:value-type="float">
            <text:p>1,00</text:p>
          </table:table-cell>
          <table:table-cell table:style-name="ce10" table:formula="of:=1-POWER(1-[.AR35];1.1)" office:value-type="float" office:value="1" calcext:value-type="float">
            <text:p>1,00</text:p>
          </table:table-cell>
          <table:table-cell table:style-name="ce10" table:formula="of:=1-POWER(1-[.AS35];1.1)" office:value-type="float" office:value="1" calcext:value-type="float">
            <text:p>1,00</text:p>
          </table:table-cell>
          <table:table-cell table:style-name="ce10" table:formula="of:=1-POWER(1-[.AT35];1.1)" office:value-type="float" office:value="1" calcext:value-type="float">
            <text:p>1,00</text:p>
          </table:table-cell>
          <table:table-cell table:style-name="ce10" table:formula="of:=1-POWER(1-[.AU35];1.1)" office:value-type="float" office:value="1" calcext:value-type="float">
            <text:p>1,00</text:p>
          </table:table-cell>
          <table:table-cell table:style-name="ce10" table:formula="of:=1-POWER(1-[.AV35];1.1)" office:value-type="float" office:value="1" calcext:value-type="float">
            <text:p>1,00</text:p>
          </table:table-cell>
          <table:table-cell table:style-name="ce10" table:formula="of:=1-POWER(1-[.AW35];1.1)" office:value-type="float" office:value="1" calcext:value-type="float">
            <text:p>1,00</text:p>
          </table:table-cell>
          <table:table-cell table:style-name="ce10" table:formula="of:=1-POWER(1-[.AX35];1.1)" office:value-type="float" office:value="1" calcext:value-type="float">
            <text:p>1,00</text:p>
          </table:table-cell>
          <table:table-cell table:style-name="ce10" table:formula="of:=1-POWER(1-[.AY35];1.1)" office:value-type="float" office:value="1" calcext:value-type="float">
            <text:p>1,00</text:p>
          </table:table-cell>
          <table:table-cell table:style-name="ce10" table:formula="of:=1-POWER(1-[.AZ35];1.1)" office:value-type="float" office:value="1" calcext:value-type="float">
            <text:p>1,00</text:p>
          </table:table-cell>
          <table:table-cell table:style-name="ce10" table:formula="of:=1-POWER(1-[.BA35];1.1)" office:value-type="float" office:value="1" calcext:value-type="float">
            <text:p>1,00</text:p>
          </table:table-cell>
          <table:table-cell table:style-name="ce10" table:formula="of:=1-POWER(1-[.BB35];1.1)" office:value-type="float" office:value="1" calcext:value-type="float">
            <text:p>1,00</text:p>
          </table:table-cell>
          <table:table-cell table:style-name="ce10" table:formula="of:=1-POWER(1-[.BC35];1.1)" office:value-type="float" office:value="1" calcext:value-type="float">
            <text:p>1,00</text:p>
          </table:table-cell>
          <table:table-cell table:style-name="ce10" table:formula="of:=1-POWER(1-[.BD35];1.1)" office:value-type="float" office:value="1" calcext:value-type="float">
            <text:p>1,00</text:p>
          </table:table-cell>
          <table:table-cell table:style-name="ce10" table:formula="of:=1-POWER(1-[.BE35];1.1)" office:value-type="float" office:value="1" calcext:value-type="float">
            <text:p>1,00</text:p>
          </table:table-cell>
          <table:table-cell table:style-name="ce10" table:formula="of:=1-POWER(1-[.BF35];1.1)" office:value-type="float" office:value="1" calcext:value-type="float">
            <text:p>1,00</text:p>
          </table:table-cell>
          <table:table-cell table:style-name="ce10" table:formula="of:=1-POWER(1-[.BG35];1.1)" office:value-type="float" office:value="1" calcext:value-type="float">
            <text:p>1,00</text:p>
          </table:table-cell>
          <table:table-cell table:style-name="ce10" table:formula="of:=1-POWER(1-[.BH35];1.1)" office:value-type="float" office:value="1" calcext:value-type="float">
            <text:p>1,00</text:p>
          </table:table-cell>
          <table:table-cell table:style-name="ce10" table:formula="of:=1-POWER(1-[.BI35];1.1)" office:value-type="float" office:value="1" calcext:value-type="float">
            <text:p>1,00</text:p>
          </table:table-cell>
          <table:table-cell table:style-name="ce10" table:formula="of:=1-POWER(1-[.BJ35];1.1)" office:value-type="float" office:value="1" calcext:value-type="float">
            <text:p>1,00</text:p>
          </table:table-cell>
          <table:table-cell table:style-name="ce10" table:formula="of:=1-POWER(1-[.BK35];1.1)" office:value-type="float" office:value="1" calcext:value-type="float">
            <text:p>1,00</text:p>
          </table:table-cell>
          <table:table-cell table:style-name="ce10" table:formula="of:=1-POWER(1-[.BL35];1.1)" office:value-type="float" office:value="1" calcext:value-type="float">
            <text:p>1,00</text:p>
          </table:table-cell>
          <table:table-cell table:style-name="ce10" table:formula="of:=1-POWER(1-[.BM35];1.1)" office:value-type="float" office:value="1" calcext:value-type="float">
            <text:p>1,00</text:p>
          </table:table-cell>
          <table:table-cell table:style-name="ce10" table:formula="of:=1-POWER(1-[.BN35];1.1)" office:value-type="float" office:value="1" calcext:value-type="float">
            <text:p>1,00</text:p>
          </table:table-cell>
          <table:table-cell table:style-name="ce10" table:formula="of:=1-POWER(1-[.BO35];1.1)" office:value-type="float" office:value="1" calcext:value-type="float">
            <text:p>1,00</text:p>
          </table:table-cell>
          <table:table-cell table:style-name="ce10" table:formula="of:=1-POWER(1-[.BP35];1.1)" office:value-type="float" office:value="1" calcext:value-type="float">
            <text:p>1,00</text:p>
          </table:table-cell>
          <table:table-cell table:style-name="ce10" table:formula="of:=1-POWER(1-[.BQ35];1.1)" office:value-type="float" office:value="1" calcext:value-type="float">
            <text:p>1,00</text:p>
          </table:table-cell>
          <table:table-cell table:style-name="ce10" table:formula="of:=1-POWER(1-[.BR35];1.1)" office:value-type="float" office:value="1" calcext:value-type="float">
            <text:p>1,00</text:p>
          </table:table-cell>
          <table:table-cell table:style-name="ce10" table:formula="of:=1-POWER(1-[.BS35];1.1)" office:value-type="float" office:value="1" calcext:value-type="float">
            <text:p>1,00</text:p>
          </table:table-cell>
          <table:table-cell table:style-name="ce10" table:formula="of:=1-POWER(1-[.BT35];1.1)" office:value-type="float" office:value="1" calcext:value-type="float">
            <text:p>1,00</text:p>
          </table:table-cell>
          <table:table-cell table:style-name="ce10" table:formula="of:=1-POWER(1-[.BU35];1.1)" office:value-type="float" office:value="1" calcext:value-type="float">
            <text:p>1,00</text:p>
          </table:table-cell>
          <table:table-cell table:style-name="ce10" table:formula="of:=1-POWER(1-[.BV35];1.1)" office:value-type="float" office:value="1" calcext:value-type="float">
            <text:p>1,00</text:p>
          </table:table-cell>
          <table:table-cell table:style-name="ce10" table:formula="of:=1-POWER(1-[.BW35];1.1)" office:value-type="float" office:value="1" calcext:value-type="float">
            <text:p>1,00</text:p>
          </table:table-cell>
          <table:table-cell table:style-name="ce10" table:formula="of:=1-POWER(1-[.BX35];1.1)" office:value-type="float" office:value="1" calcext:value-type="float">
            <text:p>1,00</text:p>
          </table:table-cell>
          <table:table-cell table:style-name="ce10" table:formula="of:=1-POWER(1-[.BY35];1.1)" office:value-type="float" office:value="1" calcext:value-type="float">
            <text:p>1,00</text:p>
          </table:table-cell>
          <table:table-cell table:style-name="ce10" table:formula="of:=1-POWER(1-[.BZ35];1.1)" office:value-type="float" office:value="1" calcext:value-type="float">
            <text:p>1,00</text:p>
          </table:table-cell>
          <table:table-cell table:style-name="ce10" table:formula="of:=1-POWER(1-[.CA35];1.1)" office:value-type="float" office:value="1" calcext:value-type="float">
            <text:p>1,00</text:p>
          </table:table-cell>
          <table:table-cell table:style-name="ce10" table:formula="of:=1-POWER(1-[.CB35];1.1)" office:value-type="float" office:value="1" calcext:value-type="float">
            <text:p>1,00</text:p>
          </table:table-cell>
          <table:table-cell table:style-name="ce10" table:formula="of:=1-POWER(1-[.CC35];1.1)" office:value-type="float" office:value="1" calcext:value-type="float">
            <text:p>1,00</text:p>
          </table:table-cell>
          <table:table-cell table:style-name="ce10" table:formula="of:=1-POWER(1-[.CD35];1.1)" office:value-type="float" office:value="1" calcext:value-type="float">
            <text:p>1,00</text:p>
          </table:table-cell>
          <table:table-cell table:style-name="ce10" table:formula="of:=1-POWER(1-[.CE35];1.1)" office:value-type="float" office:value="1" calcext:value-type="float">
            <text:p>1,00</text:p>
          </table:table-cell>
          <table:table-cell table:style-name="ce10" table:formula="of:=1-POWER(1-[.CF35];1.1)" office:value-type="float" office:value="1" calcext:value-type="float">
            <text:p>1,00</text:p>
          </table:table-cell>
          <table:table-cell table:style-name="ce10" table:formula="of:=1-POWER(1-[.CG35];1.1)" office:value-type="float" office:value="1" calcext:value-type="float">
            <text:p>1,00</text:p>
          </table:table-cell>
          <table:table-cell table:style-name="ce10" table:formula="of:=1-POWER(1-[.CH35];1.1)" office:value-type="float" office:value="1" calcext:value-type="float">
            <text:p>1,00</text:p>
          </table:table-cell>
          <table:table-cell table:style-name="ce10" table:formula="of:=1-POWER(1-[.CI35];1.1)" office:value-type="float" office:value="1" calcext:value-type="float">
            <text:p>1,00</text:p>
          </table:table-cell>
          <table:table-cell table:style-name="ce10" table:formula="of:=1-POWER(1-[.CJ35];1.1)" office:value-type="float" office:value="1" calcext:value-type="float">
            <text:p>1,00</text:p>
          </table:table-cell>
          <table:table-cell table:style-name="ce10" table:formula="of:=1-POWER(1-[.CK35];1.1)" office:value-type="float" office:value="1" calcext:value-type="float">
            <text:p>1,00</text:p>
          </table:table-cell>
          <table:table-cell table:style-name="ce10" table:formula="of:=1-POWER(1-[.CL35];1.1)" office:value-type="float" office:value="1" calcext:value-type="float">
            <text:p>1,00</text:p>
          </table:table-cell>
          <table:table-cell table:style-name="ce10" table:formula="of:=1-POWER(1-[.CM35];1.1)" office:value-type="float" office:value="1" calcext:value-type="float">
            <text:p>1,00</text:p>
          </table:table-cell>
          <table:table-cell table:style-name="ce10" table:formula="of:=1-POWER(1-[.CN35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5]+0.1" office:value-type="float" office:value="0.9" calcext:value-type="float">
            <text:p>0,90</text:p>
          </table:table-cell>
          <table:table-cell table:style-name="ce10" table:formula="of:=1-POWER(1-[.A36];1.1)" office:value-type="float" office:value="0.920567176527572" calcext:value-type="float">
            <text:p>0,92</text:p>
          </table:table-cell>
          <table:table-cell table:style-name="ce10" table:formula="of:=1-POWER(1-[.B36];1.1)" office:value-type="float" office:value="0.938340499813852" calcext:value-type="float">
            <text:p>0,94</text:p>
          </table:table-cell>
          <table:table-cell table:style-name="ce10" table:formula="of:=1-POWER(1-[.C36];1.1)" office:value-type="float" office:value="0.953334061968571" calcext:value-type="float">
            <text:p>0,95</text:p>
          </table:table-cell>
          <table:table-cell table:style-name="ce10" table:formula="of:=1-POWER(1-[.D36];1.1)" office:value-type="float" office:value="0.965652115013422" calcext:value-type="float">
            <text:p>0,97</text:p>
          </table:table-cell>
          <table:table-cell table:style-name="ce10" table:formula="of:=1-POWER(1-[.E36];1.1)" office:value-type="float" office:value="0.975481720022664" calcext:value-type="float">
            <text:p>0,98</text:p>
          </table:table-cell>
          <table:table-cell table:style-name="ce10" table:formula="of:=1-POWER(1-[.F36];1.1)" office:value-type="float" office:value="0.983078494478149" calcext:value-type="float">
            <text:p>0,98</text:p>
          </table:table-cell>
          <table:table-cell table:style-name="ce10" table:formula="of:=1-POWER(1-[.G36];1.1)" office:value-type="float" office:value="0.988746622182153" calcext:value-type="float">
            <text:p>0,99</text:p>
          </table:table-cell>
          <table:table-cell table:style-name="ce10" table:formula="of:=1-POWER(1-[.H36];1.1)" office:value-type="float" office:value="0.992815257792914" calcext:value-type="float">
            <text:p>0,99</text:p>
          </table:table-cell>
          <table:table-cell table:style-name="ce10" table:formula="of:=1-POWER(1-[.I36];1.1)" office:value-type="float" office:value="0.99561416479809" calcext:value-type="float">
            <text:p>1,00</text:p>
          </table:table-cell>
          <table:table-cell table:style-name="ce10" table:formula="of:=1-POWER(1-[.J36];1.1)" office:value-type="float" office:value="0.997451659009991" calcext:value-type="float">
            <text:p>1,00</text:p>
          </table:table-cell>
          <table:table-cell table:style-name="ce10" table:formula="of:=1-POWER(1-[.K36];1.1)" office:value-type="float" office:value="0.998597563216955" calcext:value-type="float">
            <text:p>1,00</text:p>
          </table:table-cell>
          <table:table-cell table:style-name="ce10" table:formula="of:=1-POWER(1-[.L36];1.1)" office:value-type="float" office:value="0.999272937704508" calcext:value-type="float">
            <text:p>1,00</text:p>
          </table:table-cell>
          <table:table-cell table:style-name="ce10" table:formula="of:=1-POWER(1-[.M36];1.1)" office:value-type="float" office:value="0.999647037322201" calcext:value-type="float">
            <text:p>1,00</text:p>
          </table:table-cell>
          <table:table-cell table:style-name="ce10" table:formula="of:=1-POWER(1-[.N36];1.1)" office:value-type="float" office:value="0.999840595101108" calcext:value-type="float">
            <text:p>1,00</text:p>
          </table:table-cell>
          <table:table-cell table:style-name="ce10" table:formula="of:=1-POWER(1-[.O36];1.1)" office:value-type="float" office:value="0.999933510689304" calcext:value-type="float">
            <text:p>1,00</text:p>
          </table:table-cell>
          <table:table-cell table:style-name="ce10" table:formula="of:=1-POWER(1-[.P36];1.1)" office:value-type="float" office:value="0.99997458869238" calcext:value-type="float">
            <text:p>1,00</text:p>
          </table:table-cell>
          <table:table-cell table:style-name="ce10" table:formula="of:=1-POWER(1-[.Q36];1.1)" office:value-type="float" office:value="0.999991178758438" calcext:value-type="float">
            <text:p>1,00</text:p>
          </table:table-cell>
          <table:table-cell table:style-name="ce10" table:formula="of:=1-POWER(1-[.R36];1.1)" office:value-type="float" office:value="0.999997245246862" calcext:value-type="float">
            <text:p>1,00</text:p>
          </table:table-cell>
          <table:table-cell table:style-name="ce10" table:formula="of:=1-POWER(1-[.S36];1.1)" office:value-type="float" office:value="0.999999234243036" calcext:value-type="float">
            <text:p>1,00</text:p>
          </table:table-cell>
          <table:table-cell table:style-name="ce10" table:formula="of:=1-POWER(1-[.T36];1.1)" office:value-type="float" office:value="0.99999981271627" calcext:value-type="float">
            <text:p>1,00</text:p>
          </table:table-cell>
          <table:table-cell table:style-name="ce10" table:formula="of:=1-POWER(1-[.U36];1.1)" office:value-type="float" office:value="0.999999960212188" calcext:value-type="float">
            <text:p>1,00</text:p>
          </table:table-cell>
          <table:table-cell table:style-name="ce10" table:formula="of:=1-POWER(1-[.V36];1.1)" office:value-type="float" office:value="0.999999992760225" calcext:value-type="float">
            <text:p>1,00</text:p>
          </table:table-cell>
          <table:table-cell table:style-name="ce10" table:formula="of:=1-POWER(1-[.W36];1.1)" office:value-type="float" office:value="0.999999998889042" calcext:value-type="float">
            <text:p>1,00</text:p>
          </table:table-cell>
          <table:table-cell table:style-name="ce10" table:formula="of:=1-POWER(1-[.X36];1.1)" office:value-type="float" office:value="0.999999999858659" calcext:value-type="float">
            <text:p>1,00</text:p>
          </table:table-cell>
          <table:table-cell table:style-name="ce10" table:formula="of:=1-POWER(1-[.Y36];1.1)" office:value-type="float" office:value="0.999999999985368" calcext:value-type="float">
            <text:p>1,00</text:p>
          </table:table-cell>
          <table:table-cell table:style-name="ce10" table:formula="of:=1-POWER(1-[.Z36];1.1)" office:value-type="float" office:value="0.999999999998793" calcext:value-type="float">
            <text:p>1,00</text:p>
          </table:table-cell>
          <table:table-cell table:style-name="ce10" table:formula="of:=1-POWER(1-[.AA36];1.1)" office:value-type="float" office:value="0.999999999999922" calcext:value-type="float">
            <text:p>1,00</text:p>
          </table:table-cell>
          <table:table-cell table:style-name="ce10" table:formula="of:=1-POWER(1-[.AB36];1.1)" office:value-type="float" office:value="0.999999999999996" calcext:value-type="float">
            <text:p>1,00</text:p>
          </table:table-cell>
          <table:table-cell table:style-name="ce10" table:formula="of:=1-POWER(1-[.AC36];1.1)" office:value-type="float" office:value="1" calcext:value-type="float">
            <text:p>1,00</text:p>
          </table:table-cell>
          <table:table-cell table:style-name="ce10" table:formula="of:=1-POWER(1-[.AD36];1.1)" office:value-type="float" office:value="1" calcext:value-type="float">
            <text:p>1,00</text:p>
          </table:table-cell>
          <table:table-cell table:style-name="ce10" table:formula="of:=1-POWER(1-[.AE36];1.1)" office:value-type="float" office:value="1" calcext:value-type="float">
            <text:p>1,00</text:p>
          </table:table-cell>
          <table:table-cell table:style-name="ce10" table:formula="of:=1-POWER(1-[.AF36];1.1)" office:value-type="float" office:value="1" calcext:value-type="float">
            <text:p>1,00</text:p>
          </table:table-cell>
          <table:table-cell table:style-name="ce10" table:formula="of:=1-POWER(1-[.AG36];1.1)" office:value-type="float" office:value="1" calcext:value-type="float">
            <text:p>1,00</text:p>
          </table:table-cell>
          <table:table-cell table:style-name="ce10" table:formula="of:=1-POWER(1-[.AH36];1.1)" office:value-type="float" office:value="1" calcext:value-type="float">
            <text:p>1,00</text:p>
          </table:table-cell>
          <table:table-cell table:style-name="ce10" table:formula="of:=1-POWER(1-[.AI36];1.1)" office:value-type="float" office:value="1" calcext:value-type="float">
            <text:p>1,00</text:p>
          </table:table-cell>
          <table:table-cell table:style-name="ce10" table:formula="of:=1-POWER(1-[.AJ36];1.1)" office:value-type="float" office:value="1" calcext:value-type="float">
            <text:p>1,00</text:p>
          </table:table-cell>
          <table:table-cell table:style-name="ce10" table:formula="of:=1-POWER(1-[.AK36];1.1)" office:value-type="float" office:value="1" calcext:value-type="float">
            <text:p>1,00</text:p>
          </table:table-cell>
          <table:table-cell table:style-name="ce10" table:formula="of:=1-POWER(1-[.AL36];1.1)" office:value-type="float" office:value="1" calcext:value-type="float">
            <text:p>1,00</text:p>
          </table:table-cell>
          <table:table-cell table:style-name="ce10" table:formula="of:=1-POWER(1-[.AM36];1.1)" office:value-type="float" office:value="1" calcext:value-type="float">
            <text:p>1,00</text:p>
          </table:table-cell>
          <table:table-cell table:style-name="ce10" table:formula="of:=1-POWER(1-[.AN36];1.1)" office:value-type="float" office:value="1" calcext:value-type="float">
            <text:p>1,00</text:p>
          </table:table-cell>
          <table:table-cell table:style-name="ce10" table:formula="of:=1-POWER(1-[.AO36];1.1)" office:value-type="float" office:value="1" calcext:value-type="float">
            <text:p>1,00</text:p>
          </table:table-cell>
          <table:table-cell table:style-name="ce10" table:formula="of:=1-POWER(1-[.AP36];1.1)" office:value-type="float" office:value="1" calcext:value-type="float">
            <text:p>1,00</text:p>
          </table:table-cell>
          <table:table-cell table:style-name="ce10" table:formula="of:=1-POWER(1-[.AQ36];1.1)" office:value-type="float" office:value="1" calcext:value-type="float">
            <text:p>1,00</text:p>
          </table:table-cell>
          <table:table-cell table:style-name="ce10" table:formula="of:=1-POWER(1-[.AR36];1.1)" office:value-type="float" office:value="1" calcext:value-type="float">
            <text:p>1,00</text:p>
          </table:table-cell>
          <table:table-cell table:style-name="ce10" table:formula="of:=1-POWER(1-[.AS36];1.1)" office:value-type="float" office:value="1" calcext:value-type="float">
            <text:p>1,00</text:p>
          </table:table-cell>
          <table:table-cell table:style-name="ce10" table:formula="of:=1-POWER(1-[.AT36];1.1)" office:value-type="float" office:value="1" calcext:value-type="float">
            <text:p>1,00</text:p>
          </table:table-cell>
          <table:table-cell table:style-name="ce10" table:formula="of:=1-POWER(1-[.AU36];1.1)" office:value-type="float" office:value="1" calcext:value-type="float">
            <text:p>1,00</text:p>
          </table:table-cell>
          <table:table-cell table:style-name="ce10" table:formula="of:=1-POWER(1-[.AV36];1.1)" office:value-type="float" office:value="1" calcext:value-type="float">
            <text:p>1,00</text:p>
          </table:table-cell>
          <table:table-cell table:style-name="ce10" table:formula="of:=1-POWER(1-[.AW36];1.1)" office:value-type="float" office:value="1" calcext:value-type="float">
            <text:p>1,00</text:p>
          </table:table-cell>
          <table:table-cell table:style-name="ce10" table:formula="of:=1-POWER(1-[.AX36];1.1)" office:value-type="float" office:value="1" calcext:value-type="float">
            <text:p>1,00</text:p>
          </table:table-cell>
          <table:table-cell table:style-name="ce10" table:formula="of:=1-POWER(1-[.AY36];1.1)" office:value-type="float" office:value="1" calcext:value-type="float">
            <text:p>1,00</text:p>
          </table:table-cell>
          <table:table-cell table:style-name="ce10" table:formula="of:=1-POWER(1-[.AZ36];1.1)" office:value-type="float" office:value="1" calcext:value-type="float">
            <text:p>1,00</text:p>
          </table:table-cell>
          <table:table-cell table:style-name="ce10" table:formula="of:=1-POWER(1-[.BA36];1.1)" office:value-type="float" office:value="1" calcext:value-type="float">
            <text:p>1,00</text:p>
          </table:table-cell>
          <table:table-cell table:style-name="ce10" table:formula="of:=1-POWER(1-[.BB36];1.1)" office:value-type="float" office:value="1" calcext:value-type="float">
            <text:p>1,00</text:p>
          </table:table-cell>
          <table:table-cell table:style-name="ce10" table:formula="of:=1-POWER(1-[.BC36];1.1)" office:value-type="float" office:value="1" calcext:value-type="float">
            <text:p>1,00</text:p>
          </table:table-cell>
          <table:table-cell table:style-name="ce10" table:formula="of:=1-POWER(1-[.BD36];1.1)" office:value-type="float" office:value="1" calcext:value-type="float">
            <text:p>1,00</text:p>
          </table:table-cell>
          <table:table-cell table:style-name="ce10" table:formula="of:=1-POWER(1-[.BE36];1.1)" office:value-type="float" office:value="1" calcext:value-type="float">
            <text:p>1,00</text:p>
          </table:table-cell>
          <table:table-cell table:style-name="ce10" table:formula="of:=1-POWER(1-[.BF36];1.1)" office:value-type="float" office:value="1" calcext:value-type="float">
            <text:p>1,00</text:p>
          </table:table-cell>
          <table:table-cell table:style-name="ce10" table:formula="of:=1-POWER(1-[.BG36];1.1)" office:value-type="float" office:value="1" calcext:value-type="float">
            <text:p>1,00</text:p>
          </table:table-cell>
          <table:table-cell table:style-name="ce10" table:formula="of:=1-POWER(1-[.BH36];1.1)" office:value-type="float" office:value="1" calcext:value-type="float">
            <text:p>1,00</text:p>
          </table:table-cell>
          <table:table-cell table:style-name="ce10" table:formula="of:=1-POWER(1-[.BI36];1.1)" office:value-type="float" office:value="1" calcext:value-type="float">
            <text:p>1,00</text:p>
          </table:table-cell>
          <table:table-cell table:style-name="ce10" table:formula="of:=1-POWER(1-[.BJ36];1.1)" office:value-type="float" office:value="1" calcext:value-type="float">
            <text:p>1,00</text:p>
          </table:table-cell>
          <table:table-cell table:style-name="ce10" table:formula="of:=1-POWER(1-[.BK36];1.1)" office:value-type="float" office:value="1" calcext:value-type="float">
            <text:p>1,00</text:p>
          </table:table-cell>
          <table:table-cell table:style-name="ce10" table:formula="of:=1-POWER(1-[.BL36];1.1)" office:value-type="float" office:value="1" calcext:value-type="float">
            <text:p>1,00</text:p>
          </table:table-cell>
          <table:table-cell table:style-name="ce10" table:formula="of:=1-POWER(1-[.BM36];1.1)" office:value-type="float" office:value="1" calcext:value-type="float">
            <text:p>1,00</text:p>
          </table:table-cell>
          <table:table-cell table:style-name="ce10" table:formula="of:=1-POWER(1-[.BN36];1.1)" office:value-type="float" office:value="1" calcext:value-type="float">
            <text:p>1,00</text:p>
          </table:table-cell>
          <table:table-cell table:style-name="ce10" table:formula="of:=1-POWER(1-[.BO36];1.1)" office:value-type="float" office:value="1" calcext:value-type="float">
            <text:p>1,00</text:p>
          </table:table-cell>
          <table:table-cell table:style-name="ce10" table:formula="of:=1-POWER(1-[.BP36];1.1)" office:value-type="float" office:value="1" calcext:value-type="float">
            <text:p>1,00</text:p>
          </table:table-cell>
          <table:table-cell table:style-name="ce10" table:formula="of:=1-POWER(1-[.BQ36];1.1)" office:value-type="float" office:value="1" calcext:value-type="float">
            <text:p>1,00</text:p>
          </table:table-cell>
          <table:table-cell table:style-name="ce10" table:formula="of:=1-POWER(1-[.BR36];1.1)" office:value-type="float" office:value="1" calcext:value-type="float">
            <text:p>1,00</text:p>
          </table:table-cell>
          <table:table-cell table:style-name="ce10" table:formula="of:=1-POWER(1-[.BS36];1.1)" office:value-type="float" office:value="1" calcext:value-type="float">
            <text:p>1,00</text:p>
          </table:table-cell>
          <table:table-cell table:style-name="ce10" table:formula="of:=1-POWER(1-[.BT36];1.1)" office:value-type="float" office:value="1" calcext:value-type="float">
            <text:p>1,00</text:p>
          </table:table-cell>
          <table:table-cell table:style-name="ce10" table:formula="of:=1-POWER(1-[.BU36];1.1)" office:value-type="float" office:value="1" calcext:value-type="float">
            <text:p>1,00</text:p>
          </table:table-cell>
          <table:table-cell table:style-name="ce10" table:formula="of:=1-POWER(1-[.BV36];1.1)" office:value-type="float" office:value="1" calcext:value-type="float">
            <text:p>1,00</text:p>
          </table:table-cell>
          <table:table-cell table:style-name="ce10" table:formula="of:=1-POWER(1-[.BW36];1.1)" office:value-type="float" office:value="1" calcext:value-type="float">
            <text:p>1,00</text:p>
          </table:table-cell>
          <table:table-cell table:style-name="ce10" table:formula="of:=1-POWER(1-[.BX36];1.1)" office:value-type="float" office:value="1" calcext:value-type="float">
            <text:p>1,00</text:p>
          </table:table-cell>
          <table:table-cell table:style-name="ce10" table:formula="of:=1-POWER(1-[.BY36];1.1)" office:value-type="float" office:value="1" calcext:value-type="float">
            <text:p>1,00</text:p>
          </table:table-cell>
          <table:table-cell table:style-name="ce10" table:formula="of:=1-POWER(1-[.BZ36];1.1)" office:value-type="float" office:value="1" calcext:value-type="float">
            <text:p>1,00</text:p>
          </table:table-cell>
          <table:table-cell table:style-name="ce10" table:formula="of:=1-POWER(1-[.CA36];1.1)" office:value-type="float" office:value="1" calcext:value-type="float">
            <text:p>1,00</text:p>
          </table:table-cell>
          <table:table-cell table:style-name="ce10" table:formula="of:=1-POWER(1-[.CB36];1.1)" office:value-type="float" office:value="1" calcext:value-type="float">
            <text:p>1,00</text:p>
          </table:table-cell>
          <table:table-cell table:style-name="ce10" table:formula="of:=1-POWER(1-[.CC36];1.1)" office:value-type="float" office:value="1" calcext:value-type="float">
            <text:p>1,00</text:p>
          </table:table-cell>
          <table:table-cell table:style-name="ce10" table:formula="of:=1-POWER(1-[.CD36];1.1)" office:value-type="float" office:value="1" calcext:value-type="float">
            <text:p>1,00</text:p>
          </table:table-cell>
          <table:table-cell table:style-name="ce10" table:formula="of:=1-POWER(1-[.CE36];1.1)" office:value-type="float" office:value="1" calcext:value-type="float">
            <text:p>1,00</text:p>
          </table:table-cell>
          <table:table-cell table:style-name="ce10" table:formula="of:=1-POWER(1-[.CF36];1.1)" office:value-type="float" office:value="1" calcext:value-type="float">
            <text:p>1,00</text:p>
          </table:table-cell>
          <table:table-cell table:style-name="ce10" table:formula="of:=1-POWER(1-[.CG36];1.1)" office:value-type="float" office:value="1" calcext:value-type="float">
            <text:p>1,00</text:p>
          </table:table-cell>
          <table:table-cell table:style-name="ce10" table:formula="of:=1-POWER(1-[.CH36];1.1)" office:value-type="float" office:value="1" calcext:value-type="float">
            <text:p>1,00</text:p>
          </table:table-cell>
          <table:table-cell table:style-name="ce10" table:formula="of:=1-POWER(1-[.CI36];1.1)" office:value-type="float" office:value="1" calcext:value-type="float">
            <text:p>1,00</text:p>
          </table:table-cell>
          <table:table-cell table:style-name="ce10" table:formula="of:=1-POWER(1-[.CJ36];1.1)" office:value-type="float" office:value="1" calcext:value-type="float">
            <text:p>1,00</text:p>
          </table:table-cell>
          <table:table-cell table:style-name="ce10" table:formula="of:=1-POWER(1-[.CK36];1.1)" office:value-type="float" office:value="1" calcext:value-type="float">
            <text:p>1,00</text:p>
          </table:table-cell>
          <table:table-cell table:style-name="ce10" table:formula="of:=1-POWER(1-[.CL36];1.1)" office:value-type="float" office:value="1" calcext:value-type="float">
            <text:p>1,00</text:p>
          </table:table-cell>
          <table:table-cell table:style-name="ce10" table:formula="of:=1-POWER(1-[.CM36];1.1)" office:value-type="float" office:value="1" calcext:value-type="float">
            <text:p>1,00</text:p>
          </table:table-cell>
          <table:table-cell table:style-name="ce10" table:formula="of:=1-POWER(1-[.CN36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36]+0.1" office:value-type="float" office:value="1" calcext:value-type="float">
            <text:p>1,00</text:p>
          </table:table-cell>
          <table:table-cell table:style-name="ce10" table:formula="of:=1-POWER(1-[.A37];1.1)" office:value-type="float" office:value="1" calcext:value-type="float">
            <text:p>1,00</text:p>
          </table:table-cell>
          <table:table-cell table:style-name="ce10" table:formula="of:=1-POWER(1-[.B37];1.1)" office:value-type="float" office:value="1" calcext:value-type="float">
            <text:p>1,00</text:p>
          </table:table-cell>
          <table:table-cell table:style-name="ce10" table:formula="of:=1-POWER(1-[.C37];1.1)" office:value-type="float" office:value="1" calcext:value-type="float">
            <text:p>1,00</text:p>
          </table:table-cell>
          <table:table-cell table:style-name="ce10" table:formula="of:=1-POWER(1-[.D37];1.1)" office:value-type="float" office:value="1" calcext:value-type="float">
            <text:p>1,00</text:p>
          </table:table-cell>
          <table:table-cell table:style-name="ce10" table:formula="of:=1-POWER(1-[.E37];1.1)" office:value-type="float" office:value="1" calcext:value-type="float">
            <text:p>1,00</text:p>
          </table:table-cell>
          <table:table-cell table:style-name="ce10" table:formula="of:=1-POWER(1-[.F37];1.1)" office:value-type="float" office:value="1" calcext:value-type="float">
            <text:p>1,00</text:p>
          </table:table-cell>
          <table:table-cell table:style-name="ce10" table:formula="of:=1-POWER(1-[.G37];1.1)" office:value-type="float" office:value="1" calcext:value-type="float">
            <text:p>1,00</text:p>
          </table:table-cell>
          <table:table-cell table:style-name="ce10" table:formula="of:=1-POWER(1-[.H37];1.1)" office:value-type="float" office:value="1" calcext:value-type="float">
            <text:p>1,00</text:p>
          </table:table-cell>
          <table:table-cell table:style-name="ce10" table:formula="of:=1-POWER(1-[.I37];1.1)" office:value-type="float" office:value="1" calcext:value-type="float">
            <text:p>1,00</text:p>
          </table:table-cell>
          <table:table-cell table:style-name="ce10" table:formula="of:=1-POWER(1-[.J37];1.1)" office:value-type="float" office:value="1" calcext:value-type="float">
            <text:p>1,00</text:p>
          </table:table-cell>
          <table:table-cell table:style-name="ce10" table:formula="of:=1-POWER(1-[.K37];1.1)" office:value-type="float" office:value="1" calcext:value-type="float">
            <text:p>1,00</text:p>
          </table:table-cell>
          <table:table-cell table:style-name="ce10" table:formula="of:=1-POWER(1-[.L37];1.1)" office:value-type="float" office:value="1" calcext:value-type="float">
            <text:p>1,00</text:p>
          </table:table-cell>
          <table:table-cell table:style-name="ce10" table:formula="of:=1-POWER(1-[.M37];1.1)" office:value-type="float" office:value="1" calcext:value-type="float">
            <text:p>1,00</text:p>
          </table:table-cell>
          <table:table-cell table:style-name="ce10" table:formula="of:=1-POWER(1-[.N37];1.1)" office:value-type="float" office:value="1" calcext:value-type="float">
            <text:p>1,00</text:p>
          </table:table-cell>
          <table:table-cell table:style-name="ce10" table:formula="of:=1-POWER(1-[.O37];1.1)" office:value-type="float" office:value="1" calcext:value-type="float">
            <text:p>1,00</text:p>
          </table:table-cell>
          <table:table-cell table:style-name="ce10" table:formula="of:=1-POWER(1-[.P37];1.1)" office:value-type="float" office:value="1" calcext:value-type="float">
            <text:p>1,00</text:p>
          </table:table-cell>
          <table:table-cell table:style-name="ce10" table:formula="of:=1-POWER(1-[.Q37];1.1)" office:value-type="float" office:value="1" calcext:value-type="float">
            <text:p>1,00</text:p>
          </table:table-cell>
          <table:table-cell table:style-name="ce10" table:formula="of:=1-POWER(1-[.R37];1.1)" office:value-type="float" office:value="1" calcext:value-type="float">
            <text:p>1,00</text:p>
          </table:table-cell>
          <table:table-cell table:style-name="ce10" table:formula="of:=1-POWER(1-[.S37];1.1)" office:value-type="float" office:value="1" calcext:value-type="float">
            <text:p>1,00</text:p>
          </table:table-cell>
          <table:table-cell table:style-name="ce10" table:formula="of:=1-POWER(1-[.T37];1.1)" office:value-type="float" office:value="1" calcext:value-type="float">
            <text:p>1,00</text:p>
          </table:table-cell>
          <table:table-cell table:style-name="ce10" table:formula="of:=1-POWER(1-[.U37];1.1)" office:value-type="float" office:value="1" calcext:value-type="float">
            <text:p>1,00</text:p>
          </table:table-cell>
          <table:table-cell table:style-name="ce10" table:formula="of:=1-POWER(1-[.V37];1.1)" office:value-type="float" office:value="1" calcext:value-type="float">
            <text:p>1,00</text:p>
          </table:table-cell>
          <table:table-cell table:style-name="ce10" table:formula="of:=1-POWER(1-[.W37];1.1)" office:value-type="float" office:value="1" calcext:value-type="float">
            <text:p>1,00</text:p>
          </table:table-cell>
          <table:table-cell table:style-name="ce10" table:formula="of:=1-POWER(1-[.X37];1.1)" office:value-type="float" office:value="1" calcext:value-type="float">
            <text:p>1,00</text:p>
          </table:table-cell>
          <table:table-cell table:style-name="ce10" table:formula="of:=1-POWER(1-[.Y37];1.1)" office:value-type="float" office:value="1" calcext:value-type="float">
            <text:p>1,00</text:p>
          </table:table-cell>
          <table:table-cell table:style-name="ce10" table:formula="of:=1-POWER(1-[.Z37];1.1)" office:value-type="float" office:value="1" calcext:value-type="float">
            <text:p>1,00</text:p>
          </table:table-cell>
          <table:table-cell table:style-name="ce10" table:formula="of:=1-POWER(1-[.AA37];1.1)" office:value-type="float" office:value="1" calcext:value-type="float">
            <text:p>1,00</text:p>
          </table:table-cell>
          <table:table-cell table:style-name="ce10" table:formula="of:=1-POWER(1-[.AB37];1.1)" office:value-type="float" office:value="1" calcext:value-type="float">
            <text:p>1,00</text:p>
          </table:table-cell>
          <table:table-cell table:style-name="ce10" table:formula="of:=1-POWER(1-[.AC37];1.1)" office:value-type="float" office:value="1" calcext:value-type="float">
            <text:p>1,00</text:p>
          </table:table-cell>
          <table:table-cell table:style-name="ce10" table:formula="of:=1-POWER(1-[.AD37];1.1)" office:value-type="float" office:value="1" calcext:value-type="float">
            <text:p>1,00</text:p>
          </table:table-cell>
          <table:table-cell table:style-name="ce10" table:formula="of:=1-POWER(1-[.AE37];1.1)" office:value-type="float" office:value="1" calcext:value-type="float">
            <text:p>1,00</text:p>
          </table:table-cell>
          <table:table-cell table:style-name="ce10" table:formula="of:=1-POWER(1-[.AF37];1.1)" office:value-type="float" office:value="1" calcext:value-type="float">
            <text:p>1,00</text:p>
          </table:table-cell>
          <table:table-cell table:style-name="ce10" table:formula="of:=1-POWER(1-[.AG37];1.1)" office:value-type="float" office:value="1" calcext:value-type="float">
            <text:p>1,00</text:p>
          </table:table-cell>
          <table:table-cell table:style-name="ce10" table:formula="of:=1-POWER(1-[.AH37];1.1)" office:value-type="float" office:value="1" calcext:value-type="float">
            <text:p>1,00</text:p>
          </table:table-cell>
          <table:table-cell table:style-name="ce10" table:formula="of:=1-POWER(1-[.AI37];1.1)" office:value-type="float" office:value="1" calcext:value-type="float">
            <text:p>1,00</text:p>
          </table:table-cell>
          <table:table-cell table:style-name="ce10" table:formula="of:=1-POWER(1-[.AJ37];1.1)" office:value-type="float" office:value="1" calcext:value-type="float">
            <text:p>1,00</text:p>
          </table:table-cell>
          <table:table-cell table:style-name="ce10" table:formula="of:=1-POWER(1-[.AK37];1.1)" office:value-type="float" office:value="1" calcext:value-type="float">
            <text:p>1,00</text:p>
          </table:table-cell>
          <table:table-cell table:style-name="ce10" table:formula="of:=1-POWER(1-[.AL37];1.1)" office:value-type="float" office:value="1" calcext:value-type="float">
            <text:p>1,00</text:p>
          </table:table-cell>
          <table:table-cell table:style-name="ce10" table:formula="of:=1-POWER(1-[.AM37];1.1)" office:value-type="float" office:value="1" calcext:value-type="float">
            <text:p>1,00</text:p>
          </table:table-cell>
          <table:table-cell table:style-name="ce10" table:formula="of:=1-POWER(1-[.AN37];1.1)" office:value-type="float" office:value="1" calcext:value-type="float">
            <text:p>1,00</text:p>
          </table:table-cell>
          <table:table-cell table:style-name="ce10" table:formula="of:=1-POWER(1-[.AO37];1.1)" office:value-type="float" office:value="1" calcext:value-type="float">
            <text:p>1,00</text:p>
          </table:table-cell>
          <table:table-cell table:style-name="ce10" table:formula="of:=1-POWER(1-[.AP37];1.1)" office:value-type="float" office:value="1" calcext:value-type="float">
            <text:p>1,00</text:p>
          </table:table-cell>
          <table:table-cell table:style-name="ce10" table:formula="of:=1-POWER(1-[.AQ37];1.1)" office:value-type="float" office:value="1" calcext:value-type="float">
            <text:p>1,00</text:p>
          </table:table-cell>
          <table:table-cell table:style-name="ce10" table:formula="of:=1-POWER(1-[.AR37];1.1)" office:value-type="float" office:value="1" calcext:value-type="float">
            <text:p>1,00</text:p>
          </table:table-cell>
          <table:table-cell table:style-name="ce10" table:formula="of:=1-POWER(1-[.AS37];1.1)" office:value-type="float" office:value="1" calcext:value-type="float">
            <text:p>1,00</text:p>
          </table:table-cell>
          <table:table-cell table:style-name="ce10" table:formula="of:=1-POWER(1-[.AT37];1.1)" office:value-type="float" office:value="1" calcext:value-type="float">
            <text:p>1,00</text:p>
          </table:table-cell>
          <table:table-cell table:style-name="ce10" table:formula="of:=1-POWER(1-[.AU37];1.1)" office:value-type="float" office:value="1" calcext:value-type="float">
            <text:p>1,00</text:p>
          </table:table-cell>
          <table:table-cell table:style-name="ce10" table:formula="of:=1-POWER(1-[.AV37];1.1)" office:value-type="float" office:value="1" calcext:value-type="float">
            <text:p>1,00</text:p>
          </table:table-cell>
          <table:table-cell table:style-name="ce10" table:formula="of:=1-POWER(1-[.AW37];1.1)" office:value-type="float" office:value="1" calcext:value-type="float">
            <text:p>1,00</text:p>
          </table:table-cell>
          <table:table-cell table:style-name="ce10" table:formula="of:=1-POWER(1-[.AX37];1.1)" office:value-type="float" office:value="1" calcext:value-type="float">
            <text:p>1,00</text:p>
          </table:table-cell>
          <table:table-cell table:style-name="ce10" table:formula="of:=1-POWER(1-[.AY37];1.1)" office:value-type="float" office:value="1" calcext:value-type="float">
            <text:p>1,00</text:p>
          </table:table-cell>
          <table:table-cell table:style-name="ce10" table:formula="of:=1-POWER(1-[.AZ37];1.1)" office:value-type="float" office:value="1" calcext:value-type="float">
            <text:p>1,00</text:p>
          </table:table-cell>
          <table:table-cell table:style-name="ce10" table:formula="of:=1-POWER(1-[.BA37];1.1)" office:value-type="float" office:value="1" calcext:value-type="float">
            <text:p>1,00</text:p>
          </table:table-cell>
          <table:table-cell table:style-name="ce10" table:formula="of:=1-POWER(1-[.BB37];1.1)" office:value-type="float" office:value="1" calcext:value-type="float">
            <text:p>1,00</text:p>
          </table:table-cell>
          <table:table-cell table:style-name="ce10" table:formula="of:=1-POWER(1-[.BC37];1.1)" office:value-type="float" office:value="1" calcext:value-type="float">
            <text:p>1,00</text:p>
          </table:table-cell>
          <table:table-cell table:style-name="ce10" table:formula="of:=1-POWER(1-[.BD37];1.1)" office:value-type="float" office:value="1" calcext:value-type="float">
            <text:p>1,00</text:p>
          </table:table-cell>
          <table:table-cell table:style-name="ce10" table:formula="of:=1-POWER(1-[.BE37];1.1)" office:value-type="float" office:value="1" calcext:value-type="float">
            <text:p>1,00</text:p>
          </table:table-cell>
          <table:table-cell table:style-name="ce10" table:formula="of:=1-POWER(1-[.BF37];1.1)" office:value-type="float" office:value="1" calcext:value-type="float">
            <text:p>1,00</text:p>
          </table:table-cell>
          <table:table-cell table:style-name="ce10" table:formula="of:=1-POWER(1-[.BG37];1.1)" office:value-type="float" office:value="1" calcext:value-type="float">
            <text:p>1,00</text:p>
          </table:table-cell>
          <table:table-cell table:style-name="ce10" table:formula="of:=1-POWER(1-[.BH37];1.1)" office:value-type="float" office:value="1" calcext:value-type="float">
            <text:p>1,00</text:p>
          </table:table-cell>
          <table:table-cell table:style-name="ce10" table:formula="of:=1-POWER(1-[.BI37];1.1)" office:value-type="float" office:value="1" calcext:value-type="float">
            <text:p>1,00</text:p>
          </table:table-cell>
          <table:table-cell table:style-name="ce10" table:formula="of:=1-POWER(1-[.BJ37];1.1)" office:value-type="float" office:value="1" calcext:value-type="float">
            <text:p>1,00</text:p>
          </table:table-cell>
          <table:table-cell table:style-name="ce10" table:formula="of:=1-POWER(1-[.BK37];1.1)" office:value-type="float" office:value="1" calcext:value-type="float">
            <text:p>1,00</text:p>
          </table:table-cell>
          <table:table-cell table:style-name="ce10" table:formula="of:=1-POWER(1-[.BL37];1.1)" office:value-type="float" office:value="1" calcext:value-type="float">
            <text:p>1,00</text:p>
          </table:table-cell>
          <table:table-cell table:style-name="ce10" table:formula="of:=1-POWER(1-[.BM37];1.1)" office:value-type="float" office:value="1" calcext:value-type="float">
            <text:p>1,00</text:p>
          </table:table-cell>
          <table:table-cell table:style-name="ce10" table:formula="of:=1-POWER(1-[.BN37];1.1)" office:value-type="float" office:value="1" calcext:value-type="float">
            <text:p>1,00</text:p>
          </table:table-cell>
          <table:table-cell table:style-name="ce10" table:formula="of:=1-POWER(1-[.BO37];1.1)" office:value-type="float" office:value="1" calcext:value-type="float">
            <text:p>1,00</text:p>
          </table:table-cell>
          <table:table-cell table:style-name="ce10" table:formula="of:=1-POWER(1-[.BP37];1.1)" office:value-type="float" office:value="1" calcext:value-type="float">
            <text:p>1,00</text:p>
          </table:table-cell>
          <table:table-cell table:style-name="ce10" table:formula="of:=1-POWER(1-[.BQ37];1.1)" office:value-type="float" office:value="1" calcext:value-type="float">
            <text:p>1,00</text:p>
          </table:table-cell>
          <table:table-cell table:style-name="ce10" table:formula="of:=1-POWER(1-[.BR37];1.1)" office:value-type="float" office:value="1" calcext:value-type="float">
            <text:p>1,00</text:p>
          </table:table-cell>
          <table:table-cell table:style-name="ce10" table:formula="of:=1-POWER(1-[.BS37];1.1)" office:value-type="float" office:value="1" calcext:value-type="float">
            <text:p>1,00</text:p>
          </table:table-cell>
          <table:table-cell table:style-name="ce10" table:formula="of:=1-POWER(1-[.BT37];1.1)" office:value-type="float" office:value="1" calcext:value-type="float">
            <text:p>1,00</text:p>
          </table:table-cell>
          <table:table-cell table:style-name="ce10" table:formula="of:=1-POWER(1-[.BU37];1.1)" office:value-type="float" office:value="1" calcext:value-type="float">
            <text:p>1,00</text:p>
          </table:table-cell>
          <table:table-cell table:style-name="ce10" table:formula="of:=1-POWER(1-[.BV37];1.1)" office:value-type="float" office:value="1" calcext:value-type="float">
            <text:p>1,00</text:p>
          </table:table-cell>
          <table:table-cell table:style-name="ce10" table:formula="of:=1-POWER(1-[.BW37];1.1)" office:value-type="float" office:value="1" calcext:value-type="float">
            <text:p>1,00</text:p>
          </table:table-cell>
          <table:table-cell table:style-name="ce10" table:formula="of:=1-POWER(1-[.BX37];1.1)" office:value-type="float" office:value="1" calcext:value-type="float">
            <text:p>1,00</text:p>
          </table:table-cell>
          <table:table-cell table:style-name="ce10" table:formula="of:=1-POWER(1-[.BY37];1.1)" office:value-type="float" office:value="1" calcext:value-type="float">
            <text:p>1,00</text:p>
          </table:table-cell>
          <table:table-cell table:style-name="ce10" table:formula="of:=1-POWER(1-[.BZ37];1.1)" office:value-type="float" office:value="1" calcext:value-type="float">
            <text:p>1,00</text:p>
          </table:table-cell>
          <table:table-cell table:style-name="ce10" table:formula="of:=1-POWER(1-[.CA37];1.1)" office:value-type="float" office:value="1" calcext:value-type="float">
            <text:p>1,00</text:p>
          </table:table-cell>
          <table:table-cell table:style-name="ce10" table:formula="of:=1-POWER(1-[.CB37];1.1)" office:value-type="float" office:value="1" calcext:value-type="float">
            <text:p>1,00</text:p>
          </table:table-cell>
          <table:table-cell table:style-name="ce10" table:formula="of:=1-POWER(1-[.CC37];1.1)" office:value-type="float" office:value="1" calcext:value-type="float">
            <text:p>1,00</text:p>
          </table:table-cell>
          <table:table-cell table:style-name="ce10" table:formula="of:=1-POWER(1-[.CD37];1.1)" office:value-type="float" office:value="1" calcext:value-type="float">
            <text:p>1,00</text:p>
          </table:table-cell>
          <table:table-cell table:style-name="ce10" table:formula="of:=1-POWER(1-[.CE37];1.1)" office:value-type="float" office:value="1" calcext:value-type="float">
            <text:p>1,00</text:p>
          </table:table-cell>
          <table:table-cell table:style-name="ce10" table:formula="of:=1-POWER(1-[.CF37];1.1)" office:value-type="float" office:value="1" calcext:value-type="float">
            <text:p>1,00</text:p>
          </table:table-cell>
          <table:table-cell table:style-name="ce10" table:formula="of:=1-POWER(1-[.CG37];1.1)" office:value-type="float" office:value="1" calcext:value-type="float">
            <text:p>1,00</text:p>
          </table:table-cell>
          <table:table-cell table:style-name="ce10" table:formula="of:=1-POWER(1-[.CH37];1.1)" office:value-type="float" office:value="1" calcext:value-type="float">
            <text:p>1,00</text:p>
          </table:table-cell>
          <table:table-cell table:style-name="ce10" table:formula="of:=1-POWER(1-[.CI37];1.1)" office:value-type="float" office:value="1" calcext:value-type="float">
            <text:p>1,00</text:p>
          </table:table-cell>
          <table:table-cell table:style-name="ce10" table:formula="of:=1-POWER(1-[.CJ37];1.1)" office:value-type="float" office:value="1" calcext:value-type="float">
            <text:p>1,00</text:p>
          </table:table-cell>
          <table:table-cell table:style-name="ce10" table:formula="of:=1-POWER(1-[.CK37];1.1)" office:value-type="float" office:value="1" calcext:value-type="float">
            <text:p>1,00</text:p>
          </table:table-cell>
          <table:table-cell table:style-name="ce10" table:formula="of:=1-POWER(1-[.CL37];1.1)" office:value-type="float" office:value="1" calcext:value-type="float">
            <text:p>1,00</text:p>
          </table:table-cell>
          <table:table-cell table:style-name="ce10" table:formula="of:=1-POWER(1-[.CM37];1.1)" office:value-type="float" office:value="1" calcext:value-type="float">
            <text:p>1,00</text:p>
          </table:table-cell>
          <table:table-cell table:style-name="ce10" table:formula="of:=1-POWER(1-[.CN37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27]&lt;1;(1+(59*(1-[.A27])))*[.$A$39]+[.$A$42];0)" office:value-type="float" office:value="600" calcext:value-type="float">
            <text:p>600</text:p>
          </table:table-cell>
          <table:table-cell table:style-name="ce11" table:formula="of:=IF([.B27]&lt;1;(1+(59*(1-[.B27])))*[.$A$39]+[.$A$42];0)" office:value-type="float" office:value="600" calcext:value-type="float">
            <text:p>600</text:p>
          </table:table-cell>
          <table:table-cell table:style-name="ce11" table:formula="of:=IF([.C27]&lt;1;(1+(59*(1-[.C27])))*[.$A$39]+[.$A$42];0)" office:value-type="float" office:value="600" calcext:value-type="float">
            <text:p>600</text:p>
          </table:table-cell>
          <table:table-cell table:style-name="ce11" table:formula="of:=IF([.D27]&lt;1;(1+(59*(1-[.D27])))*[.$A$39]+[.$A$42];0)" office:value-type="float" office:value="600" calcext:value-type="float">
            <text:p>600</text:p>
          </table:table-cell>
          <table:table-cell table:style-name="ce11" table:formula="of:=IF([.E27]&lt;1;(1+(59*(1-[.E27])))*[.$A$39]+[.$A$42];0)" office:value-type="float" office:value="600" calcext:value-type="float">
            <text:p>600</text:p>
          </table:table-cell>
          <table:table-cell table:style-name="ce11" table:formula="of:=IF([.F27]&lt;1;(1+(59*(1-[.F27])))*[.$A$39]+[.$A$42];0)" office:value-type="float" office:value="600" calcext:value-type="float">
            <text:p>600</text:p>
          </table:table-cell>
          <table:table-cell table:style-name="ce11" table:formula="of:=IF([.G27]&lt;1;(1+(59*(1-[.G27])))*[.$A$39]+[.$A$42];0)" office:value-type="float" office:value="600" calcext:value-type="float">
            <text:p>600</text:p>
          </table:table-cell>
          <table:table-cell table:style-name="ce11" table:formula="of:=IF([.H27]&lt;1;(1+(59*(1-[.H27])))*[.$A$39]+[.$A$42];0)" office:value-type="float" office:value="600" calcext:value-type="float">
            <text:p>600</text:p>
          </table:table-cell>
          <table:table-cell table:style-name="ce11" table:formula="of:=IF([.I27]&lt;1;(1+(59*(1-[.I27])))*[.$A$39]+[.$A$42];0)" office:value-type="float" office:value="600" calcext:value-type="float">
            <text:p>600</text:p>
          </table:table-cell>
          <table:table-cell table:style-name="ce11" table:formula="of:=IF([.J27]&lt;1;(1+(59*(1-[.J27])))*[.$A$39]+[.$A$42];0)" office:value-type="float" office:value="600" calcext:value-type="float">
            <text:p>600</text:p>
          </table:table-cell>
          <table:table-cell table:style-name="ce11" table:formula="of:=IF([.K27]&lt;1;(1+(59*(1-[.K27])))*[.$A$39]+[.$A$42];0)" office:value-type="float" office:value="600" calcext:value-type="float">
            <text:p>600</text:p>
          </table:table-cell>
          <table:table-cell table:style-name="ce11" table:formula="of:=IF([.L27]&lt;1;(1+(59*(1-[.L27])))*[.$A$39]+[.$A$42];0)" office:value-type="float" office:value="600" calcext:value-type="float">
            <text:p>600</text:p>
          </table:table-cell>
          <table:table-cell table:style-name="ce11" table:formula="of:=IF([.M27]&lt;1;(1+(59*(1-[.M27])))*[.$A$39]+[.$A$42];0)" office:value-type="float" office:value="600" calcext:value-type="float">
            <text:p>600</text:p>
          </table:table-cell>
          <table:table-cell table:style-name="ce11" table:formula="of:=IF([.N27]&lt;1;(1+(59*(1-[.N27])))*[.$A$39]+[.$A$42];0)" office:value-type="float" office:value="600" calcext:value-type="float">
            <text:p>600</text:p>
          </table:table-cell>
          <table:table-cell table:style-name="ce11" table:formula="of:=IF([.O27]&lt;1;(1+(59*(1-[.O27])))*[.$A$39]+[.$A$42];0)" office:value-type="float" office:value="600" calcext:value-type="float">
            <text:p>600</text:p>
          </table:table-cell>
          <table:table-cell table:style-name="ce11" table:formula="of:=IF([.P27]&lt;1;(1+(59*(1-[.P27])))*[.$A$39]+[.$A$42];0)" office:value-type="float" office:value="600" calcext:value-type="float">
            <text:p>600</text:p>
          </table:table-cell>
          <table:table-cell table:style-name="ce11" table:formula="of:=IF([.Q27]&lt;1;(1+(59*(1-[.Q27])))*[.$A$39]+[.$A$42];0)" office:value-type="float" office:value="600" calcext:value-type="float">
            <text:p>600</text:p>
          </table:table-cell>
          <table:table-cell table:style-name="ce11" table:formula="of:=IF([.R27]&lt;1;(1+(59*(1-[.R27])))*[.$A$39]+[.$A$42];0)" office:value-type="float" office:value="600" calcext:value-type="float">
            <text:p>600</text:p>
          </table:table-cell>
          <table:table-cell table:style-name="ce11" table:formula="of:=IF([.S27]&lt;1;(1+(59*(1-[.S27])))*[.$A$39]+[.$A$42];0)" office:value-type="float" office:value="600" calcext:value-type="float">
            <text:p>600</text:p>
          </table:table-cell>
          <table:table-cell table:style-name="ce11" table:formula="of:=IF([.T27]&lt;1;(1+(59*(1-[.T27])))*[.$A$39]+[.$A$42];0)" office:value-type="float" office:value="600" calcext:value-type="float">
            <text:p>600</text:p>
          </table:table-cell>
          <table:table-cell table:style-name="ce11" table:formula="of:=IF([.U27]&lt;1;(1+(59*(1-[.U27])))*[.$A$39]+[.$A$42];0)" office:value-type="float" office:value="600" calcext:value-type="float">
            <text:p>600</text:p>
          </table:table-cell>
          <table:table-cell table:style-name="ce11" table:formula="of:=IF([.V27]&lt;1;(1+(59*(1-[.V27])))*[.$A$39]+[.$A$42];0)" office:value-type="float" office:value="600" calcext:value-type="float">
            <text:p>600</text:p>
          </table:table-cell>
          <table:table-cell table:style-name="ce11" table:formula="of:=IF([.W27]&lt;1;(1+(59*(1-[.W27])))*[.$A$39]+[.$A$42];0)" office:value-type="float" office:value="600" calcext:value-type="float">
            <text:p>600</text:p>
          </table:table-cell>
          <table:table-cell table:style-name="ce11" table:formula="of:=IF([.X27]&lt;1;(1+(59*(1-[.X27])))*[.$A$39]+[.$A$42];0)" office:value-type="float" office:value="600" calcext:value-type="float">
            <text:p>600</text:p>
          </table:table-cell>
          <table:table-cell table:style-name="ce11" table:formula="of:=IF([.Y27]&lt;1;(1+(59*(1-[.Y27])))*[.$A$39]+[.$A$42];0)" office:value-type="float" office:value="600" calcext:value-type="float">
            <text:p>600</text:p>
          </table:table-cell>
          <table:table-cell table:style-name="ce11" table:formula="of:=IF([.Z27]&lt;1;(1+(59*(1-[.Z27])))*[.$A$39]+[.$A$42];0)" office:value-type="float" office:value="600" calcext:value-type="float">
            <text:p>600</text:p>
          </table:table-cell>
          <table:table-cell table:style-name="ce11" table:formula="of:=IF([.AA27]&lt;1;(1+(59*(1-[.AA27])))*[.$A$39]+[.$A$42];0)" office:value-type="float" office:value="600" calcext:value-type="float">
            <text:p>600</text:p>
          </table:table-cell>
          <table:table-cell table:style-name="ce11" table:formula="of:=IF([.AB27]&lt;1;(1+(59*(1-[.AB27])))*[.$A$39]+[.$A$42];0)" office:value-type="float" office:value="600" calcext:value-type="float">
            <text:p>600</text:p>
          </table:table-cell>
          <table:table-cell table:style-name="ce11" table:formula="of:=IF([.AC27]&lt;1;(1+(59*(1-[.AC27])))*[.$A$39]+[.$A$42];0)" office:value-type="float" office:value="600" calcext:value-type="float">
            <text:p>600</text:p>
          </table:table-cell>
          <table:table-cell table:style-name="ce11" table:formula="of:=IF([.AD27]&lt;1;(1+(59*(1-[.AD27])))*[.$A$39]+[.$A$42];0)" office:value-type="float" office:value="600" calcext:value-type="float">
            <text:p>600</text:p>
          </table:table-cell>
          <table:table-cell table:style-name="ce11" table:formula="of:=IF([.AE27]&lt;1;(1+(59*(1-[.AE27])))*[.$A$39]+[.$A$42];0)" office:value-type="float" office:value="600" calcext:value-type="float">
            <text:p>600</text:p>
          </table:table-cell>
          <table:table-cell table:style-name="ce11" table:formula="of:=IF([.AF27]&lt;1;(1+(59*(1-[.AF27])))*[.$A$39]+[.$A$42];0)" office:value-type="float" office:value="600" calcext:value-type="float">
            <text:p>600</text:p>
          </table:table-cell>
          <table:table-cell table:style-name="ce11" table:formula="of:=IF([.AG27]&lt;1;(1+(59*(1-[.AG27])))*[.$A$39]+[.$A$42];0)" office:value-type="float" office:value="600" calcext:value-type="float">
            <text:p>600</text:p>
          </table:table-cell>
          <table:table-cell table:style-name="ce11" table:formula="of:=IF([.AH27]&lt;1;(1+(59*(1-[.AH27])))*[.$A$39]+[.$A$42];0)" office:value-type="float" office:value="600" calcext:value-type="float">
            <text:p>600</text:p>
          </table:table-cell>
          <table:table-cell table:style-name="ce11" table:formula="of:=IF([.AI27]&lt;1;(1+(59*(1-[.AI27])))*[.$A$39]+[.$A$42];0)" office:value-type="float" office:value="600" calcext:value-type="float">
            <text:p>600</text:p>
          </table:table-cell>
          <table:table-cell table:style-name="ce11" table:formula="of:=IF([.AJ27]&lt;1;(1+(59*(1-[.AJ27])))*[.$A$39]+[.$A$42];0)" office:value-type="float" office:value="600" calcext:value-type="float">
            <text:p>600</text:p>
          </table:table-cell>
          <table:table-cell table:style-name="ce11" table:formula="of:=IF([.AK27]&lt;1;(1+(59*(1-[.AK27])))*[.$A$39]+[.$A$42];0)" office:value-type="float" office:value="600" calcext:value-type="float">
            <text:p>600</text:p>
          </table:table-cell>
          <table:table-cell table:style-name="ce11" table:formula="of:=IF([.AL27]&lt;1;(1+(59*(1-[.AL27])))*[.$A$39]+[.$A$42];0)" office:value-type="float" office:value="600" calcext:value-type="float">
            <text:p>600</text:p>
          </table:table-cell>
          <table:table-cell table:style-name="ce11" table:formula="of:=IF([.AM27]&lt;1;(1+(59*(1-[.AM27])))*[.$A$39]+[.$A$42];0)" office:value-type="float" office:value="600" calcext:value-type="float">
            <text:p>600</text:p>
          </table:table-cell>
          <table:table-cell table:style-name="ce11" table:formula="of:=IF([.AN27]&lt;1;(1+(59*(1-[.AN27])))*[.$A$39]+[.$A$42];0)" office:value-type="float" office:value="600" calcext:value-type="float">
            <text:p>600</text:p>
          </table:table-cell>
          <table:table-cell table:style-name="ce11" table:formula="of:=IF([.AO27]&lt;1;(1+(59*(1-[.AO27])))*[.$A$39]+[.$A$42];0)" office:value-type="float" office:value="600" calcext:value-type="float">
            <text:p>600</text:p>
          </table:table-cell>
          <table:table-cell table:style-name="ce11" table:formula="of:=IF([.AP27]&lt;1;(1+(59*(1-[.AP27])))*[.$A$39]+[.$A$42];0)" office:value-type="float" office:value="600" calcext:value-type="float">
            <text:p>600</text:p>
          </table:table-cell>
          <table:table-cell table:style-name="ce11" table:formula="of:=IF([.AQ27]&lt;1;(1+(59*(1-[.AQ27])))*[.$A$39]+[.$A$42];0)" office:value-type="float" office:value="600" calcext:value-type="float">
            <text:p>600</text:p>
          </table:table-cell>
          <table:table-cell table:style-name="ce11" table:formula="of:=IF([.AR27]&lt;1;(1+(59*(1-[.AR27])))*[.$A$39]+[.$A$42];0)" office:value-type="float" office:value="600" calcext:value-type="float">
            <text:p>600</text:p>
          </table:table-cell>
          <table:table-cell table:style-name="ce11" table:formula="of:=IF([.AS27]&lt;1;(1+(59*(1-[.AS27])))*[.$A$39]+[.$A$42];0)" office:value-type="float" office:value="600" calcext:value-type="float">
            <text:p>600</text:p>
          </table:table-cell>
          <table:table-cell table:style-name="ce11" table:formula="of:=IF([.AT27]&lt;1;(1+(59*(1-[.AT27])))*[.$A$39]+[.$A$42];0)" office:value-type="float" office:value="600" calcext:value-type="float">
            <text:p>600</text:p>
          </table:table-cell>
          <table:table-cell table:style-name="ce11" table:formula="of:=IF([.AU27]&lt;1;(1+(59*(1-[.AU27])))*[.$A$39]+[.$A$42];0)" office:value-type="float" office:value="600" calcext:value-type="float">
            <text:p>600</text:p>
          </table:table-cell>
          <table:table-cell table:style-name="ce11" table:formula="of:=IF([.AV27]&lt;1;(1+(59*(1-[.AV27])))*[.$A$39]+[.$A$42];0)" office:value-type="float" office:value="600" calcext:value-type="float">
            <text:p>600</text:p>
          </table:table-cell>
          <table:table-cell table:style-name="ce11" table:formula="of:=IF([.AW27]&lt;1;(1+(59*(1-[.AW27])))*[.$A$39]+[.$A$42];0)" office:value-type="float" office:value="600" calcext:value-type="float">
            <text:p>600</text:p>
          </table:table-cell>
          <table:table-cell table:style-name="ce11" table:formula="of:=IF([.AX27]&lt;1;(1+(59*(1-[.AX27])))*[.$A$39]+[.$A$42];0)" office:value-type="float" office:value="600" calcext:value-type="float">
            <text:p>600</text:p>
          </table:table-cell>
          <table:table-cell table:style-name="ce11" table:formula="of:=IF([.AY27]&lt;1;(1+(59*(1-[.AY27])))*[.$A$39]+[.$A$42];0)" office:value-type="float" office:value="600" calcext:value-type="float">
            <text:p>600</text:p>
          </table:table-cell>
          <table:table-cell table:style-name="ce11" table:formula="of:=IF([.AZ27]&lt;1;(1+(59*(1-[.AZ27])))*[.$A$39]+[.$A$42];0)" office:value-type="float" office:value="600" calcext:value-type="float">
            <text:p>600</text:p>
          </table:table-cell>
          <table:table-cell table:style-name="ce11" table:formula="of:=IF([.BA27]&lt;1;(1+(59*(1-[.BA27])))*[.$A$39]+[.$A$42];0)" office:value-type="float" office:value="600" calcext:value-type="float">
            <text:p>600</text:p>
          </table:table-cell>
          <table:table-cell table:style-name="ce11" table:formula="of:=IF([.BB27]&lt;1;(1+(59*(1-[.BB27])))*[.$A$39]+[.$A$42];0)" office:value-type="float" office:value="600" calcext:value-type="float">
            <text:p>600</text:p>
          </table:table-cell>
          <table:table-cell table:style-name="ce11" table:formula="of:=IF([.BC27]&lt;1;(1+(59*(1-[.BC27])))*[.$A$39]+[.$A$42];0)" office:value-type="float" office:value="600" calcext:value-type="float">
            <text:p>600</text:p>
          </table:table-cell>
          <table:table-cell table:style-name="ce11" table:formula="of:=IF([.BD27]&lt;1;(1+(59*(1-[.BD27])))*[.$A$39]+[.$A$42];0)" office:value-type="float" office:value="600" calcext:value-type="float">
            <text:p>600</text:p>
          </table:table-cell>
          <table:table-cell table:style-name="ce11" table:formula="of:=IF([.BE27]&lt;1;(1+(59*(1-[.BE27])))*[.$A$39]+[.$A$42];0)" office:value-type="float" office:value="600" calcext:value-type="float">
            <text:p>600</text:p>
          </table:table-cell>
          <table:table-cell table:style-name="ce11" table:formula="of:=IF([.BF27]&lt;1;(1+(59*(1-[.BF27])))*[.$A$39]+[.$A$42];0)" office:value-type="float" office:value="600" calcext:value-type="float">
            <text:p>600</text:p>
          </table:table-cell>
          <table:table-cell table:style-name="ce11" table:formula="of:=IF([.BG27]&lt;1;(1+(59*(1-[.BG27])))*[.$A$39]+[.$A$42];0)" office:value-type="float" office:value="600" calcext:value-type="float">
            <text:p>600</text:p>
          </table:table-cell>
          <table:table-cell table:style-name="ce11" table:formula="of:=IF([.BH27]&lt;1;(1+(59*(1-[.BH27])))*[.$A$39]+[.$A$42];0)" office:value-type="float" office:value="600" calcext:value-type="float">
            <text:p>600</text:p>
          </table:table-cell>
          <table:table-cell table:style-name="ce11" table:formula="of:=IF([.BI27]&lt;1;(1+(59*(1-[.BI27])))*[.$A$39]+[.$A$42];0)" office:value-type="float" office:value="600" calcext:value-type="float">
            <text:p>600</text:p>
          </table:table-cell>
          <table:table-cell table:style-name="ce11" table:formula="of:=IF([.BJ27]&lt;1;(1+(59*(1-[.BJ27])))*[.$A$39]+[.$A$42];0)" office:value-type="float" office:value="600" calcext:value-type="float">
            <text:p>600</text:p>
          </table:table-cell>
          <table:table-cell table:style-name="ce11" table:formula="of:=IF([.BK27]&lt;1;(1+(59*(1-[.BK27])))*[.$A$39]+[.$A$42];0)" office:value-type="float" office:value="600" calcext:value-type="float">
            <text:p>600</text:p>
          </table:table-cell>
          <table:table-cell table:style-name="ce11" table:formula="of:=IF([.BL27]&lt;1;(1+(59*(1-[.BL27])))*[.$A$39]+[.$A$42];0)" office:value-type="float" office:value="600" calcext:value-type="float">
            <text:p>600</text:p>
          </table:table-cell>
          <table:table-cell table:style-name="ce11" table:formula="of:=IF([.BM27]&lt;1;(1+(59*(1-[.BM27])))*[.$A$39]+[.$A$42];0)" office:value-type="float" office:value="600" calcext:value-type="float">
            <text:p>600</text:p>
          </table:table-cell>
          <table:table-cell table:style-name="ce11" table:formula="of:=IF([.BN27]&lt;1;(1+(59*(1-[.BN27])))*[.$A$39]+[.$A$42];0)" office:value-type="float" office:value="600" calcext:value-type="float">
            <text:p>600</text:p>
          </table:table-cell>
          <table:table-cell table:style-name="ce11" table:formula="of:=IF([.BO27]&lt;1;(1+(59*(1-[.BO27])))*[.$A$39]+[.$A$42];0)" office:value-type="float" office:value="600" calcext:value-type="float">
            <text:p>600</text:p>
          </table:table-cell>
          <table:table-cell table:style-name="ce11" table:formula="of:=IF([.BP27]&lt;1;(1+(59*(1-[.BP27])))*[.$A$39]+[.$A$42];0)" office:value-type="float" office:value="600" calcext:value-type="float">
            <text:p>600</text:p>
          </table:table-cell>
          <table:table-cell table:style-name="ce11" table:formula="of:=IF([.BQ27]&lt;1;(1+(59*(1-[.BQ27])))*[.$A$39]+[.$A$42];0)" office:value-type="float" office:value="600" calcext:value-type="float">
            <text:p>600</text:p>
          </table:table-cell>
          <table:table-cell table:style-name="ce11" table:formula="of:=IF([.BR27]&lt;1;(1+(59*(1-[.BR27])))*[.$A$39]+[.$A$42];0)" office:value-type="float" office:value="600" calcext:value-type="float">
            <text:p>600</text:p>
          </table:table-cell>
          <table:table-cell table:style-name="ce11" table:formula="of:=IF([.BS27]&lt;1;(1+(59*(1-[.BS27])))*[.$A$39]+[.$A$42];0)" office:value-type="float" office:value="600" calcext:value-type="float">
            <text:p>600</text:p>
          </table:table-cell>
          <table:table-cell table:style-name="ce11" table:formula="of:=IF([.BT27]&lt;1;(1+(59*(1-[.BT27])))*[.$A$39]+[.$A$42];0)" office:value-type="float" office:value="600" calcext:value-type="float">
            <text:p>600</text:p>
          </table:table-cell>
          <table:table-cell table:style-name="ce11" table:formula="of:=IF([.BU27]&lt;1;(1+(59*(1-[.BU27])))*[.$A$39]+[.$A$42];0)" office:value-type="float" office:value="600" calcext:value-type="float">
            <text:p>600</text:p>
          </table:table-cell>
          <table:table-cell table:style-name="ce11" table:formula="of:=IF([.BV27]&lt;1;(1+(59*(1-[.BV27])))*[.$A$39]+[.$A$42];0)" office:value-type="float" office:value="600" calcext:value-type="float">
            <text:p>600</text:p>
          </table:table-cell>
          <table:table-cell table:style-name="ce11" table:formula="of:=IF([.BW27]&lt;1;(1+(59*(1-[.BW27])))*[.$A$39]+[.$A$42];0)" office:value-type="float" office:value="600" calcext:value-type="float">
            <text:p>600</text:p>
          </table:table-cell>
          <table:table-cell table:style-name="ce11" table:formula="of:=IF([.BX27]&lt;1;(1+(59*(1-[.BX27])))*[.$A$39]+[.$A$42];0)" office:value-type="float" office:value="600" calcext:value-type="float">
            <text:p>600</text:p>
          </table:table-cell>
          <table:table-cell table:style-name="ce11" table:formula="of:=IF([.BY27]&lt;1;(1+(59*(1-[.BY27])))*[.$A$39]+[.$A$42];0)" office:value-type="float" office:value="600" calcext:value-type="float">
            <text:p>600</text:p>
          </table:table-cell>
          <table:table-cell table:style-name="ce11" table:formula="of:=IF([.BZ27]&lt;1;(1+(59*(1-[.BZ27])))*[.$A$39]+[.$A$42];0)" office:value-type="float" office:value="600" calcext:value-type="float">
            <text:p>600</text:p>
          </table:table-cell>
          <table:table-cell table:style-name="ce11" table:formula="of:=IF([.CA27]&lt;1;(1+(59*(1-[.CA27])))*[.$A$39]+[.$A$42];0)" office:value-type="float" office:value="600" calcext:value-type="float">
            <text:p>600</text:p>
          </table:table-cell>
          <table:table-cell table:style-name="ce11" table:formula="of:=IF([.CB27]&lt;1;(1+(59*(1-[.CB27])))*[.$A$39]+[.$A$42];0)" office:value-type="float" office:value="600" calcext:value-type="float">
            <text:p>600</text:p>
          </table:table-cell>
          <table:table-cell table:style-name="ce11" table:formula="of:=IF([.CC27]&lt;1;(1+(59*(1-[.CC27])))*[.$A$39]+[.$A$42];0)" office:value-type="float" office:value="600" calcext:value-type="float">
            <text:p>600</text:p>
          </table:table-cell>
          <table:table-cell table:style-name="ce11" table:formula="of:=IF([.CD27]&lt;1;(1+(59*(1-[.CD27])))*[.$A$39]+[.$A$42];0)" office:value-type="float" office:value="600" calcext:value-type="float">
            <text:p>600</text:p>
          </table:table-cell>
          <table:table-cell table:style-name="ce11" table:formula="of:=IF([.CE27]&lt;1;(1+(59*(1-[.CE27])))*[.$A$39]+[.$A$42];0)" office:value-type="float" office:value="600" calcext:value-type="float">
            <text:p>600</text:p>
          </table:table-cell>
          <table:table-cell table:style-name="ce11" table:formula="of:=IF([.CF27]&lt;1;(1+(59*(1-[.CF27])))*[.$A$39]+[.$A$42];0)" office:value-type="float" office:value="600" calcext:value-type="float">
            <text:p>600</text:p>
          </table:table-cell>
          <table:table-cell table:style-name="ce11" table:formula="of:=IF([.CG27]&lt;1;(1+(59*(1-[.CG27])))*[.$A$39]+[.$A$42];0)" office:value-type="float" office:value="600" calcext:value-type="float">
            <text:p>600</text:p>
          </table:table-cell>
          <table:table-cell table:style-name="ce11" table:formula="of:=IF([.CH27]&lt;1;(1+(59*(1-[.CH27])))*[.$A$39]+[.$A$42];0)" office:value-type="float" office:value="600" calcext:value-type="float">
            <text:p>600</text:p>
          </table:table-cell>
          <table:table-cell table:style-name="ce11" table:formula="of:=IF([.CI27]&lt;1;(1+(59*(1-[.CI27])))*[.$A$39]+[.$A$42];0)" office:value-type="float" office:value="600" calcext:value-type="float">
            <text:p>600</text:p>
          </table:table-cell>
          <table:table-cell table:style-name="ce11" table:formula="of:=IF([.CJ27]&lt;1;(1+(59*(1-[.CJ27])))*[.$A$39]+[.$A$42];0)" office:value-type="float" office:value="600" calcext:value-type="float">
            <text:p>600</text:p>
          </table:table-cell>
          <table:table-cell table:style-name="ce11" table:formula="of:=IF([.CK27]&lt;1;(1+(59*(1-[.CK27])))*[.$A$39]+[.$A$42];0)" office:value-type="float" office:value="600" calcext:value-type="float">
            <text:p>600</text:p>
          </table:table-cell>
          <table:table-cell table:style-name="ce11" table:formula="of:=IF([.CL27]&lt;1;(1+(59*(1-[.CL27])))*[.$A$39]+[.$A$42];0)" office:value-type="float" office:value="600" calcext:value-type="float">
            <text:p>600</text:p>
          </table:table-cell>
          <table:table-cell table:style-name="ce11" table:formula="of:=IF([.CM27]&lt;1;(1+(59*(1-[.CM27])))*[.$A$39]+[.$A$42];0)" office:value-type="float" office:value="600" calcext:value-type="float">
            <text:p>600</text:p>
          </table:table-cell>
          <table:table-cell table:style-name="ce11" table:formula="of:=IF([.CN27]&lt;1;(1+(59*(1-[.CN27])))*[.$A$39]+[.$A$42];0)" office:value-type="float" office:value="600" calcext:value-type="float">
            <text:p>6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28]&lt;1;(1+(59*(1-[.A28])))*[.$A$39]+[.$A$42];0)" office:value-type="float" office:value="541" calcext:value-type="float">
            <text:p>541</text:p>
          </table:table-cell>
          <table:table-cell table:style-name="ce11" table:formula="of:=IF([.B28]&lt;1;(1+(59*(1-[.B28])))*[.$A$39]+[.$A$42];0)" office:value-type="float" office:value="535.4347261075" calcext:value-type="float">
            <text:p>535</text:p>
          </table:table-cell>
          <table:table-cell table:style-name="ce11" table:formula="of:=IF([.C28]&lt;1;(1+(59*(1-[.C28])))*[.$A$39]+[.$A$42];0)" office:value-type="float" office:value="529.380270303573" calcext:value-type="float">
            <text:p>529</text:p>
          </table:table-cell>
          <table:table-cell table:style-name="ce11" table:formula="of:=IF([.D28]&lt;1;(1+(59*(1-[.D28])))*[.$A$39]+[.$A$42];0)" office:value-type="float" office:value="522.800915324581" calcext:value-type="float">
            <text:p>523</text:p>
          </table:table-cell>
          <table:table-cell table:style-name="ce11" table:formula="of:=IF([.E28]&lt;1;(1+(59*(1-[.E28])))*[.$A$39]+[.$A$42];0)" office:value-type="float" office:value="515.659847921387" calcext:value-type="float">
            <text:p>516</text:p>
          </table:table-cell>
          <table:table-cell table:style-name="ce11" table:formula="of:=IF([.F28]&lt;1;(1+(59*(1-[.F28])))*[.$A$39]+[.$A$42];0)" office:value-type="float" office:value="507.91947782047" calcext:value-type="float">
            <text:p>508</text:p>
          </table:table-cell>
          <table:table-cell table:style-name="ce11" table:formula="of:=IF([.G28]&lt;1;(1+(59*(1-[.G28])))*[.$A$39]+[.$A$42];0)" office:value-type="float" office:value="499.541851322231" calcext:value-type="float">
            <text:p>500</text:p>
          </table:table-cell>
          <table:table-cell table:style-name="ce11" table:formula="of:=IF([.H28]&lt;1;(1+(59*(1-[.H28])))*[.$A$39]+[.$A$42];0)" office:value-type="float" office:value="490.489174438785" calcext:value-type="float">
            <text:p>490</text:p>
          </table:table-cell>
          <table:table-cell table:style-name="ce11" table:formula="of:=IF([.I28]&lt;1;(1+(59*(1-[.I28])))*[.$A$39]+[.$A$42];0)" office:value-type="float" office:value="480.724461084827" calcext:value-type="float">
            <text:p>481</text:p>
          </table:table-cell>
          <table:table-cell table:style-name="ce11" table:formula="of:=IF([.J28]&lt;1;(1+(59*(1-[.J28])))*[.$A$39]+[.$A$42];0)" office:value-type="float" office:value="470.212321872949" calcext:value-type="float">
            <text:p>470</text:p>
          </table:table-cell>
          <table:table-cell table:style-name="ce11" table:formula="of:=IF([.K28]&lt;1;(1+(59*(1-[.K28])))*[.$A$39]+[.$A$42];0)" office:value-type="float" office:value="458.919908273072" calcext:value-type="float">
            <text:p>459</text:p>
          </table:table-cell>
          <table:table-cell table:style-name="ce11" table:formula="of:=IF([.L28]&lt;1;(1+(59*(1-[.L28])))*[.$A$39]+[.$A$42];0)" office:value-type="float" office:value="446.818024959437" calcext:value-type="float">
            <text:p>447</text:p>
          </table:table-cell>
          <table:table-cell table:style-name="ce11" table:formula="of:=IF([.M28]&lt;1;(1+(59*(1-[.M28])))*[.$A$39]+[.$A$42];0)" office:value-type="float" office:value="433.88241971175" calcext:value-type="float">
            <text:p>434</text:p>
          </table:table-cell>
          <table:table-cell table:style-name="ce11" table:formula="of:=IF([.N28]&lt;1;(1+(59*(1-[.N28])))*[.$A$39]+[.$A$42];0)" office:value-type="float" office:value="420.095254827045" calcext:value-type="float">
            <text:p>420</text:p>
          </table:table-cell>
          <table:table-cell table:style-name="ce11" table:formula="of:=IF([.O28]&lt;1;(1+(59*(1-[.O28])))*[.$A$39]+[.$A$42];0)" office:value-type="float" office:value="405.446756161195" calcext:value-type="float">
            <text:p>405</text:p>
          </table:table-cell>
          <table:table-cell table:style-name="ce11" table:formula="of:=IF([.P28]&lt;1;(1+(59*(1-[.P28])))*[.$A$39]+[.$A$42];0)" office:value-type="float" office:value="389.937025165989" calcext:value-type="float">
            <text:p>390</text:p>
          </table:table-cell>
          <table:table-cell table:style-name="ce11" table:formula="of:=IF([.Q28]&lt;1;(1+(59*(1-[.Q28])))*[.$A$39]+[.$A$42];0)" office:value-type="float" office:value="373.577985166466" calcext:value-type="float">
            <text:p>374</text:p>
          </table:table-cell>
          <table:table-cell table:style-name="ce11" table:formula="of:=IF([.R28]&lt;1;(1+(59*(1-[.R28])))*[.$A$39]+[.$A$42];0)" office:value-type="float" office:value="356.395415290367" calcext:value-type="float">
            <text:p>356</text:p>
          </table:table-cell>
          <table:table-cell table:style-name="ce11" table:formula="of:=IF([.S28]&lt;1;(1+(59*(1-[.S28])))*[.$A$39]+[.$A$42];0)" office:value-type="float" office:value="338.431003788603" calcext:value-type="float">
            <text:p>338</text:p>
          </table:table-cell>
          <table:table-cell table:style-name="ce11" table:formula="of:=IF([.T28]&lt;1;(1+(59*(1-[.T28])))*[.$A$39]+[.$A$42];0)" office:value-type="float" office:value="319.744327200512" calcext:value-type="float">
            <text:p>320</text:p>
          </table:table-cell>
          <table:table-cell table:style-name="ce11" table:formula="of:=IF([.U28]&lt;1;(1+(59*(1-[.U28])))*[.$A$39]+[.$A$42];0)" office:value-type="float" office:value="300.414633682825" calcext:value-type="float">
            <text:p>300</text:p>
          </table:table-cell>
          <table:table-cell table:style-name="ce11" table:formula="of:=IF([.V28]&lt;1;(1+(59*(1-[.V28])))*[.$A$39]+[.$A$42];0)" office:value-type="float" office:value="280.54227934018" calcext:value-type="float">
            <text:p>281</text:p>
          </table:table-cell>
          <table:table-cell table:style-name="ce11" table:formula="of:=IF([.W28]&lt;1;(1+(59*(1-[.W28])))*[.$A$39]+[.$A$42];0)" office:value-type="float" office:value="260.249638030706" calcext:value-type="float">
            <text:p>260</text:p>
          </table:table-cell>
          <table:table-cell table:style-name="ce11" table:formula="of:=IF([.X28]&lt;1;(1+(59*(1-[.X28])))*[.$A$39]+[.$A$42];0)" office:value-type="float" office:value="239.68128148869" calcext:value-type="float">
            <text:p>240</text:p>
          </table:table-cell>
          <table:table-cell table:style-name="ce11" table:formula="of:=IF([.Y28]&lt;1;(1+(59*(1-[.Y28])))*[.$A$39]+[.$A$42];0)" office:value-type="float" office:value="219.003212588796" calcext:value-type="float">
            <text:p>219</text:p>
          </table:table-cell>
          <table:table-cell table:style-name="ce11" table:formula="of:=IF([.Z28]&lt;1;(1+(59*(1-[.Z28])))*[.$A$39]+[.$A$42];0)" office:value-type="float" office:value="198.400936267654" calcext:value-type="float">
            <text:p>198</text:p>
          </table:table-cell>
          <table:table-cell table:style-name="ce11" table:formula="of:=IF([.AA28]&lt;1;(1+(59*(1-[.AA28])))*[.$A$39]+[.$A$42];0)" office:value-type="float" office:value="178.076177004558" calcext:value-type="float">
            <text:p>178</text:p>
          </table:table-cell>
          <table:table-cell table:style-name="ce11" table:formula="of:=IF([.AB28]&lt;1;(1+(59*(1-[.AB28])))*[.$A$39]+[.$A$42];0)" office:value-type="float" office:value="158.242106006549" calcext:value-type="float">
            <text:p>158</text:p>
          </table:table-cell>
          <table:table-cell table:style-name="ce11" table:formula="of:=IF([.AC28]&lt;1;(1+(59*(1-[.AC28])))*[.$A$39]+[.$A$42];0)" office:value-type="float" office:value="139.117031470012" calcext:value-type="float">
            <text:p>139</text:p>
          </table:table-cell>
          <table:table-cell table:style-name="ce11" table:formula="of:=IF([.AD28]&lt;1;(1+(59*(1-[.AD28])))*[.$A$39]+[.$A$42];0)" office:value-type="float" office:value="120.916634818584" calcext:value-type="float">
            <text:p>121</text:p>
          </table:table-cell>
          <table:table-cell table:style-name="ce11" table:formula="of:=IF([.AE28]&lt;1;(1+(59*(1-[.AE28])))*[.$A$39]+[.$A$42];0)" office:value-type="float" office:value="103.845002892381" calcext:value-type="float">
            <text:p>104</text:p>
          </table:table-cell>
          <table:table-cell table:style-name="ce11" table:formula="of:=IF([.AF28]&lt;1;(1+(59*(1-[.AF28])))*[.$A$39]+[.$A$42];0)" office:value-type="float" office:value="88.0849013702868" calcext:value-type="float">
            <text:p>88</text:p>
          </table:table-cell>
          <table:table-cell table:style-name="ce11" table:formula="of:=IF([.AG28]&lt;1;(1+(59*(1-[.AG28])))*[.$A$39]+[.$A$42];0)" office:value-type="float" office:value="73.7879391870672" calcext:value-type="float">
            <text:p>74</text:p>
          </table:table-cell>
          <table:table-cell table:style-name="ce11" table:formula="of:=IF([.AH28]&lt;1;(1+(59*(1-[.AH28])))*[.$A$39]+[.$A$42];0)" office:value-type="float" office:value="61.0654575422883" calcext:value-type="float">
            <text:p>61</text:p>
          </table:table-cell>
          <table:table-cell table:style-name="ce11" table:formula="of:=IF([.AI28]&lt;1;(1+(59*(1-[.AI28])))*[.$A$39]+[.$A$42];0)" office:value-type="float" office:value="49.9811009573832" calcext:value-type="float">
            <text:p>50</text:p>
          </table:table-cell>
          <table:table-cell table:style-name="ce11" table:formula="of:=IF([.AJ28]&lt;1;(1+(59*(1-[.AJ28])))*[.$A$39]+[.$A$42];0)" office:value-type="float" office:value="40.5460475051136" calcext:value-type="float">
            <text:p>41</text:p>
          </table:table-cell>
          <table:table-cell table:style-name="ce11" table:formula="of:=IF([.AK28]&lt;1;(1+(59*(1-[.AK28])))*[.$A$39]+[.$A$42];0)" office:value-type="float" office:value="32.7177504164618" calcext:value-type="float">
            <text:p>33</text:p>
          </table:table-cell>
          <table:table-cell table:style-name="ce11" table:formula="of:=IF([.AL28]&lt;1;(1+(59*(1-[.AL28])))*[.$A$39]+[.$A$42];0)" office:value-type="float" office:value="26.4027496024004" calcext:value-type="float">
            <text:p>26</text:p>
          </table:table-cell>
          <table:table-cell table:style-name="ce11" table:formula="of:=IF([.AM28]&lt;1;(1+(59*(1-[.AM28])))*[.$A$39]+[.$A$42];0)" office:value-type="float" office:value="21.4636553192731" calcext:value-type="float">
            <text:p>21</text:p>
          </table:table-cell>
          <table:table-cell table:style-name="ce11" table:formula="of:=IF([.AN28]&lt;1;(1+(59*(1-[.AN28])))*[.$A$39]+[.$A$42];0)" office:value-type="float" office:value="17.729835119299" calcext:value-type="float">
            <text:p>18</text:p>
          </table:table-cell>
          <table:table-cell table:style-name="ce11" table:formula="of:=IF([.AO28]&lt;1;(1+(59*(1-[.AO28])))*[.$A$39]+[.$A$42];0)" office:value-type="float" office:value="15.0107421203805" calcext:value-type="float">
            <text:p>15</text:p>
          </table:table-cell>
          <table:table-cell table:style-name="ce11" table:formula="of:=IF([.AP28]&lt;1;(1+(59*(1-[.AP28])))*[.$A$39]+[.$A$42];0)" office:value-type="float" office:value="13.1103342038173" calcext:value-type="float">
            <text:p>13</text:p>
          </table:table-cell>
          <table:table-cell table:style-name="ce11" table:formula="of:=IF([.AQ28]&lt;1;(1+(59*(1-[.AQ28])))*[.$A$39]+[.$A$42];0)" office:value-type="float" office:value="11.8407828551786" calcext:value-type="float">
            <text:p>12</text:p>
          </table:table-cell>
          <table:table-cell table:style-name="ce11" table:formula="of:=IF([.AR28]&lt;1;(1+(59*(1-[.AR28])))*[.$A$39]+[.$A$42];0)" office:value-type="float" office:value="11.0337549821209" calcext:value-type="float">
            <text:p>11</text:p>
          </table:table-cell>
          <table:table-cell table:style-name="ce11" table:formula="of:=IF([.AS28]&lt;1;(1+(59*(1-[.AS28])))*[.$A$39]+[.$A$42];0)" office:value-type="float" office:value="10.5479919465597" calcext:value-type="float">
            <text:p>11</text:p>
          </table:table-cell>
          <table:table-cell table:style-name="ce11" table:formula="of:=IF([.AT28]&lt;1;(1+(59*(1-[.AT28])))*[.$A$39]+[.$A$42];0)" office:value-type="float" office:value="10.2726254481275" calcext:value-type="float">
            <text:p>10</text:p>
          </table:table-cell>
          <table:table-cell table:style-name="ce11" table:formula="of:=IF([.AU28]&lt;1;(1+(59*(1-[.AU28])))*[.$A$39]+[.$A$42];0)" office:value-type="float" office:value="10.1264846520969" calcext:value-type="float">
            <text:p>10</text:p>
          </table:table-cell>
          <table:table-cell table:style-name="ce11" table:formula="of:=IF([.AV28]&lt;1;(1+(59*(1-[.AV28])))*[.$A$39]+[.$A$42];0)" office:value-type="float" office:value="10.0543446019926" calcext:value-type="float">
            <text:p>10</text:p>
          </table:table-cell>
          <table:table-cell table:style-name="ce11" table:formula="of:=IF([.AW28]&lt;1;(1+(59*(1-[.AW28])))*[.$A$39]+[.$A$42];0)" office:value-type="float" office:value="10.0214578819898" calcext:value-type="float">
            <text:p>10</text:p>
          </table:table-cell>
          <table:table-cell table:style-name="ce11" table:formula="of:=IF([.AX28]&lt;1;(1+(59*(1-[.AX28])))*[.$A$39]+[.$A$42];0)" office:value-type="float" office:value="10.0077207650486" calcext:value-type="float">
            <text:p>10</text:p>
          </table:table-cell>
          <table:table-cell table:style-name="ce11" table:formula="of:=IF([.AY28]&lt;1;(1+(59*(1-[.AY28])))*[.$A$39]+[.$A$42];0)" office:value-type="float" office:value="10.0025080787529" calcext:value-type="float">
            <text:p>10</text:p>
          </table:table-cell>
          <table:table-cell table:style-name="ce11" table:formula="of:=IF([.AZ28]&lt;1;(1+(59*(1-[.AZ28])))*[.$A$39]+[.$A$42];0)" office:value-type="float" office:value="10.0007280984137" calcext:value-type="float">
            <text:p>10</text:p>
          </table:table-cell>
          <table:table-cell table:style-name="ce11" table:formula="of:=IF([.BA28]&lt;1;(1+(59*(1-[.BA28])))*[.$A$39]+[.$A$42];0)" office:value-type="float" office:value="10.0001867772136" calcext:value-type="float">
            <text:p>10</text:p>
          </table:table-cell>
          <table:table-cell table:style-name="ce11" table:formula="of:=IF([.BB28]&lt;1;(1+(59*(1-[.BB28])))*[.$A$39]+[.$A$42];0)" office:value-type="float" office:value="10.0000418187532" calcext:value-type="float">
            <text:p>10</text:p>
          </table:table-cell>
          <table:table-cell table:style-name="ce11" table:formula="of:=IF([.BC28]&lt;1;(1+(59*(1-[.BC28])))*[.$A$39]+[.$A$42];0)" office:value-type="float" office:value="10.0000080616324" calcext:value-type="float">
            <text:p>10</text:p>
          </table:table-cell>
          <table:table-cell table:style-name="ce11" table:formula="of:=IF([.BD28]&lt;1;(1+(59*(1-[.BD28])))*[.$A$39]+[.$A$42];0)" office:value-type="float" office:value="10.0000013181963" calcext:value-type="float">
            <text:p>10</text:p>
          </table:table-cell>
          <table:table-cell table:style-name="ce11" table:formula="of:=IF([.BE28]&lt;1;(1+(59*(1-[.BE28])))*[.$A$39]+[.$A$42];0)" office:value-type="float" office:value="10.0000001798427" calcext:value-type="float">
            <text:p>10</text:p>
          </table:table-cell>
          <table:table-cell table:style-name="ce11" table:formula="of:=IF([.BF28]&lt;1;(1+(59*(1-[.BF28])))*[.$A$39]+[.$A$42];0)" office:value-type="float" office:value="10.0000000201047" calcext:value-type="float">
            <text:p>10</text:p>
          </table:table-cell>
          <table:table-cell table:style-name="ce11" table:formula="of:=IF([.BG28]&lt;1;(1+(59*(1-[.BG28])))*[.$A$39]+[.$A$42];0)" office:value-type="float" office:value="10.0000000018053" calcext:value-type="float">
            <text:p>10</text:p>
          </table:table-cell>
          <table:table-cell table:style-name="ce11" table:formula="of:=IF([.BH28]&lt;1;(1+(59*(1-[.BH28])))*[.$A$39]+[.$A$42];0)" office:value-type="float" office:value="10.0000000001274" calcext:value-type="float">
            <text:p>10</text:p>
          </table:table-cell>
          <table:table-cell table:style-name="ce11" table:formula="of:=IF([.BI28]&lt;1;(1+(59*(1-[.BI28])))*[.$A$39]+[.$A$42];0)" office:value-type="float" office:value="10.0000000000069" calcext:value-type="float">
            <text:p>10</text:p>
          </table:table-cell>
          <table:table-cell table:style-name="ce11" table:formula="of:=IF([.BJ28]&lt;1;(1+(59*(1-[.BJ28])))*[.$A$39]+[.$A$42];0)" office:value-type="float" office:value="0" calcext:value-type="float">
            <text:p>0</text:p>
          </table:table-cell>
          <table:table-cell table:style-name="ce11" table:formula="of:=IF([.BK28]&lt;1;(1+(59*(1-[.BK28])))*[.$A$39]+[.$A$42];0)" office:value-type="float" office:value="0" calcext:value-type="float">
            <text:p>0</text:p>
          </table:table-cell>
          <table:table-cell table:style-name="ce11" table:formula="of:=IF([.BL28]&lt;1;(1+(59*(1-[.BL28])))*[.$A$39]+[.$A$42];0)" office:value-type="float" office:value="0" calcext:value-type="float">
            <text:p>0</text:p>
          </table:table-cell>
          <table:table-cell table:style-name="ce11" table:formula="of:=IF([.BM28]&lt;1;(1+(59*(1-[.BM28])))*[.$A$39]+[.$A$42];0)" office:value-type="float" office:value="0" calcext:value-type="float">
            <text:p>0</text:p>
          </table:table-cell>
          <table:table-cell table:style-name="ce11" table:formula="of:=IF([.BN28]&lt;1;(1+(59*(1-[.BN28])))*[.$A$39]+[.$A$42];0)" office:value-type="float" office:value="0" calcext:value-type="float">
            <text:p>0</text:p>
          </table:table-cell>
          <table:table-cell table:style-name="ce11" table:formula="of:=IF([.BO28]&lt;1;(1+(59*(1-[.BO28])))*[.$A$39]+[.$A$42];0)" office:value-type="float" office:value="0" calcext:value-type="float">
            <text:p>0</text:p>
          </table:table-cell>
          <table:table-cell table:style-name="ce11" table:formula="of:=IF([.BP28]&lt;1;(1+(59*(1-[.BP28])))*[.$A$39]+[.$A$42];0)" office:value-type="float" office:value="0" calcext:value-type="float">
            <text:p>0</text:p>
          </table:table-cell>
          <table:table-cell table:style-name="ce11" table:formula="of:=IF([.BQ28]&lt;1;(1+(59*(1-[.BQ28])))*[.$A$39]+[.$A$42];0)" office:value-type="float" office:value="0" calcext:value-type="float">
            <text:p>0</text:p>
          </table:table-cell>
          <table:table-cell table:style-name="ce11" table:formula="of:=IF([.BR28]&lt;1;(1+(59*(1-[.BR28])))*[.$A$39]+[.$A$42];0)" office:value-type="float" office:value="0" calcext:value-type="float">
            <text:p>0</text:p>
          </table:table-cell>
          <table:table-cell table:style-name="ce11" table:formula="of:=IF([.BS28]&lt;1;(1+(59*(1-[.BS28])))*[.$A$39]+[.$A$42];0)" office:value-type="float" office:value="0" calcext:value-type="float">
            <text:p>0</text:p>
          </table:table-cell>
          <table:table-cell table:style-name="ce11" table:formula="of:=IF([.BT28]&lt;1;(1+(59*(1-[.BT28])))*[.$A$39]+[.$A$42];0)" office:value-type="float" office:value="0" calcext:value-type="float">
            <text:p>0</text:p>
          </table:table-cell>
          <table:table-cell table:style-name="ce11" table:formula="of:=IF([.BU28]&lt;1;(1+(59*(1-[.BU28])))*[.$A$39]+[.$A$42];0)" office:value-type="float" office:value="0" calcext:value-type="float">
            <text:p>0</text:p>
          </table:table-cell>
          <table:table-cell table:style-name="ce11" table:formula="of:=IF([.BV28]&lt;1;(1+(59*(1-[.BV28])))*[.$A$39]+[.$A$42];0)" office:value-type="float" office:value="0" calcext:value-type="float">
            <text:p>0</text:p>
          </table:table-cell>
          <table:table-cell table:style-name="ce11" table:formula="of:=IF([.BW28]&lt;1;(1+(59*(1-[.BW28])))*[.$A$39]+[.$A$42];0)" office:value-type="float" office:value="0" calcext:value-type="float">
            <text:p>0</text:p>
          </table:table-cell>
          <table:table-cell table:style-name="ce11" table:formula="of:=IF([.BX28]&lt;1;(1+(59*(1-[.BX28])))*[.$A$39]+[.$A$42];0)" office:value-type="float" office:value="0" calcext:value-type="float">
            <text:p>0</text:p>
          </table:table-cell>
          <table:table-cell table:style-name="ce11" table:formula="of:=IF([.BY28]&lt;1;(1+(59*(1-[.BY28])))*[.$A$39]+[.$A$42];0)" office:value-type="float" office:value="0" calcext:value-type="float">
            <text:p>0</text:p>
          </table:table-cell>
          <table:table-cell table:style-name="ce11" table:formula="of:=IF([.BZ28]&lt;1;(1+(59*(1-[.BZ28])))*[.$A$39]+[.$A$42];0)" office:value-type="float" office:value="0" calcext:value-type="float">
            <text:p>0</text:p>
          </table:table-cell>
          <table:table-cell table:style-name="ce11" table:formula="of:=IF([.CA28]&lt;1;(1+(59*(1-[.CA28])))*[.$A$39]+[.$A$42];0)" office:value-type="float" office:value="0" calcext:value-type="float">
            <text:p>0</text:p>
          </table:table-cell>
          <table:table-cell table:style-name="ce11" table:formula="of:=IF([.CB28]&lt;1;(1+(59*(1-[.CB28])))*[.$A$39]+[.$A$42];0)" office:value-type="float" office:value="0" calcext:value-type="float">
            <text:p>0</text:p>
          </table:table-cell>
          <table:table-cell table:style-name="ce11" table:formula="of:=IF([.CC28]&lt;1;(1+(59*(1-[.CC28])))*[.$A$39]+[.$A$42];0)" office:value-type="float" office:value="0" calcext:value-type="float">
            <text:p>0</text:p>
          </table:table-cell>
          <table:table-cell table:style-name="ce11" table:formula="of:=IF([.CD28]&lt;1;(1+(59*(1-[.CD28])))*[.$A$39]+[.$A$42];0)" office:value-type="float" office:value="0" calcext:value-type="float">
            <text:p>0</text:p>
          </table:table-cell>
          <table:table-cell table:style-name="ce11" table:formula="of:=IF([.CE28]&lt;1;(1+(59*(1-[.CE28])))*[.$A$39]+[.$A$42];0)" office:value-type="float" office:value="0" calcext:value-type="float">
            <text:p>0</text:p>
          </table:table-cell>
          <table:table-cell table:style-name="ce11" table:formula="of:=IF([.CF28]&lt;1;(1+(59*(1-[.CF28])))*[.$A$39]+[.$A$42];0)" office:value-type="float" office:value="0" calcext:value-type="float">
            <text:p>0</text:p>
          </table:table-cell>
          <table:table-cell table:style-name="ce11" table:formula="of:=IF([.CG28]&lt;1;(1+(59*(1-[.CG28])))*[.$A$39]+[.$A$42];0)" office:value-type="float" office:value="0" calcext:value-type="float">
            <text:p>0</text:p>
          </table:table-cell>
          <table:table-cell table:style-name="ce11" table:formula="of:=IF([.CH28]&lt;1;(1+(59*(1-[.CH28])))*[.$A$39]+[.$A$42];0)" office:value-type="float" office:value="0" calcext:value-type="float">
            <text:p>0</text:p>
          </table:table-cell>
          <table:table-cell table:style-name="ce11" table:formula="of:=IF([.CI28]&lt;1;(1+(59*(1-[.CI28])))*[.$A$39]+[.$A$42];0)" office:value-type="float" office:value="0" calcext:value-type="float">
            <text:p>0</text:p>
          </table:table-cell>
          <table:table-cell table:style-name="ce11" table:formula="of:=IF([.CJ28]&lt;1;(1+(59*(1-[.CJ28])))*[.$A$39]+[.$A$42];0)" office:value-type="float" office:value="0" calcext:value-type="float">
            <text:p>0</text:p>
          </table:table-cell>
          <table:table-cell table:style-name="ce11" table:formula="of:=IF([.CK28]&lt;1;(1+(59*(1-[.CK28])))*[.$A$39]+[.$A$42];0)" office:value-type="float" office:value="0" calcext:value-type="float">
            <text:p>0</text:p>
          </table:table-cell>
          <table:table-cell table:style-name="ce11" table:formula="of:=IF([.CL28]&lt;1;(1+(59*(1-[.CL28])))*[.$A$39]+[.$A$42];0)" office:value-type="float" office:value="0" calcext:value-type="float">
            <text:p>0</text:p>
          </table:table-cell>
          <table:table-cell table:style-name="ce11" table:formula="of:=IF([.CM28]&lt;1;(1+(59*(1-[.CM28])))*[.$A$39]+[.$A$42];0)" office:value-type="float" office:value="0" calcext:value-type="float">
            <text:p>0</text:p>
          </table:table-cell>
          <table:table-cell table:style-name="ce11" table:formula="of:=IF([.CN28]&lt;1;(1+(59*(1-[.CN28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29]&lt;1;(1+(59*(1-[.A29])))*[.$A$39]+[.$A$42];0)" office:value-type="float" office:value="482" calcext:value-type="float">
            <text:p>482</text:p>
          </table:table-cell>
          <table:table-cell table:style-name="ce11" table:formula="of:=IF([.B29]&lt;1;(1+(59*(1-[.B29])))*[.$A$39]+[.$A$42];0)" office:value-type="float" office:value="471.584266752262" calcext:value-type="float">
            <text:p>472</text:p>
          </table:table-cell>
          <table:table-cell table:style-name="ce11" table:formula="of:=IF([.C29]&lt;1;(1+(59*(1-[.C29])))*[.$A$39]+[.$A$42];0)" office:value-type="float" office:value="460.392236514944" calcext:value-type="float">
            <text:p>460</text:p>
          </table:table-cell>
          <table:table-cell table:style-name="ce11" table:formula="of:=IF([.D29]&lt;1;(1+(59*(1-[.D29])))*[.$A$39]+[.$A$42];0)" office:value-type="float" office:value="448.394184428795" calcext:value-type="float">
            <text:p>448</text:p>
          </table:table-cell>
          <table:table-cell table:style-name="ce11" table:formula="of:=IF([.E29]&lt;1;(1+(59*(1-[.E29])))*[.$A$39]+[.$A$42];0)" office:value-type="float" office:value="435.5651555938" calcext:value-type="float">
            <text:p>436</text:p>
          </table:table-cell>
          <table:table-cell table:style-name="ce11" table:formula="of:=IF([.F29]&lt;1;(1+(59*(1-[.F29])))*[.$A$39]+[.$A$42];0)" office:value-type="float" office:value="421.886413550456" calcext:value-type="float">
            <text:p>422</text:p>
          </table:table-cell>
          <table:table-cell table:style-name="ce11" table:formula="of:=IF([.G29]&lt;1;(1+(59*(1-[.G29])))*[.$A$39]+[.$A$42];0)" office:value-type="float" office:value="407.347067410401" calcext:value-type="float">
            <text:p>407</text:p>
          </table:table-cell>
          <table:table-cell table:style-name="ce11" table:formula="of:=IF([.H29]&lt;1;(1+(59*(1-[.H29])))*[.$A$39]+[.$A$42];0)" office:value-type="float" office:value="391.94586453961" calcext:value-type="float">
            <text:p>392</text:p>
          </table:table-cell>
          <table:table-cell table:style-name="ce11" table:formula="of:=IF([.I29]&lt;1;(1+(59*(1-[.I29])))*[.$A$39]+[.$A$42];0)" office:value-type="float" office:value="375.693122024291" calcext:value-type="float">
            <text:p>376</text:p>
          </table:table-cell>
          <table:table-cell table:style-name="ce11" table:formula="of:=IF([.J29]&lt;1;(1+(59*(1-[.J29])))*[.$A$39]+[.$A$42];0)" office:value-type="float" office:value="358.612752798975" calcext:value-type="float">
            <text:p>359</text:p>
          </table:table-cell>
          <table:table-cell table:style-name="ce11" table:formula="of:=IF([.K29]&lt;1;(1+(59*(1-[.K29])))*[.$A$39]+[.$A$42];0)" office:value-type="float" office:value="340.744321125341" calcext:value-type="float">
            <text:p>341</text:p>
          </table:table-cell>
          <table:table-cell table:style-name="ce11" table:formula="of:=IF([.L29]&lt;1;(1+(59*(1-[.L29])))*[.$A$39]+[.$A$42];0)" office:value-type="float" office:value="322.145037252981" calcext:value-type="float">
            <text:p>322</text:p>
          </table:table-cell>
          <table:table-cell table:style-name="ce11" table:formula="of:=IF([.M29]&lt;1;(1+(59*(1-[.M29])))*[.$A$39]+[.$A$42];0)" office:value-type="float" office:value="302.891573253271" calcext:value-type="float">
            <text:p>303</text:p>
          </table:table-cell>
          <table:table-cell table:style-name="ce11" table:formula="of:=IF([.N29]&lt;1;(1+(59*(1-[.N29])))*[.$A$39]+[.$A$42];0)" office:value-type="float" office:value="283.081552592613" calcext:value-type="float">
            <text:p>283</text:p>
          </table:table-cell>
          <table:table-cell table:style-name="ce11" table:formula="of:=IF([.O29]&lt;1;(1+(59*(1-[.O29])))*[.$A$39]+[.$A$42];0)" office:value-type="float" office:value="262.834537331527" calcext:value-type="float">
            <text:p>263</text:p>
          </table:table-cell>
          <table:table-cell table:style-name="ce11" table:formula="of:=IF([.P29]&lt;1;(1+(59*(1-[.P29])))*[.$A$39]+[.$A$42];0)" office:value-type="float" office:value="242.292312362949" calcext:value-type="float">
            <text:p>242</text:p>
          </table:table-cell>
          <table:table-cell table:style-name="ce11" table:formula="of:=IF([.Q29]&lt;1;(1+(59*(1-[.Q29])))*[.$A$39]+[.$A$42];0)" office:value-type="float" office:value="221.61825055636" calcext:value-type="float">
            <text:p>222</text:p>
          </table:table-cell>
          <table:table-cell table:style-name="ce11" table:formula="of:=IF([.R29]&lt;1;(1+(59*(1-[.R29])))*[.$A$39]+[.$A$42];0)" office:value-type="float" office:value="200.99554200653" calcext:value-type="float">
            <text:p>201</text:p>
          </table:table-cell>
          <table:table-cell table:style-name="ce11" table:formula="of:=IF([.S29]&lt;1;(1+(59*(1-[.S29])))*[.$A$39]+[.$A$42];0)" office:value-type="float" office:value="180.62409169977" calcext:value-type="float">
            <text:p>181</text:p>
          </table:table-cell>
          <table:table-cell table:style-name="ce11" table:formula="of:=IF([.T29]&lt;1;(1+(59*(1-[.T29])))*[.$A$39]+[.$A$42];0)" office:value-type="float" office:value="160.715940003197" calcext:value-type="float">
            <text:p>161</text:p>
          </table:table-cell>
          <table:table-cell table:style-name="ce11" table:formula="of:=IF([.U29]&lt;1;(1+(59*(1-[.U29])))*[.$A$39]+[.$A$42];0)" office:value-type="float" office:value="141.489145796695" calcext:value-type="float">
            <text:p>141</text:p>
          </table:table-cell>
          <table:table-cell table:style-name="ce11" table:formula="of:=IF([.V29]&lt;1;(1+(59*(1-[.V29])))*[.$A$39]+[.$A$42];0)" office:value-type="float" office:value="123.160196592116" calcext:value-type="float">
            <text:p>123</text:p>
          </table:table-cell>
          <table:table-cell table:style-name="ce11" table:formula="of:=IF([.W29]&lt;1;(1+(59*(1-[.W29])))*[.$A$39]+[.$A$42];0)" office:value-type="float" office:value="105.93517264456" calcext:value-type="float">
            <text:p>106</text:p>
          </table:table-cell>
          <table:table-cell table:style-name="ce11" table:formula="of:=IF([.X29]&lt;1;(1+(59*(1-[.X29])))*[.$A$39]+[.$A$42];0)" office:value-type="float" office:value="90.0000846308189" calcext:value-type="float">
            <text:p>90</text:p>
          </table:table-cell>
          <table:table-cell table:style-name="ce11" table:formula="of:=IF([.Y29]&lt;1;(1+(59*(1-[.Y29])))*[.$A$39]+[.$A$42];0)" office:value-type="float" office:value="75.5110092142602" calcext:value-type="float">
            <text:p>76</text:p>
          </table:table-cell>
          <table:table-cell table:style-name="ce11" table:formula="of:=IF([.Z29]&lt;1;(1+(59*(1-[.Z29])))*[.$A$39]+[.$A$42];0)" office:value-type="float" office:value="62.5848352659093" calcext:value-type="float">
            <text:p>63</text:p>
          </table:table-cell>
          <table:table-cell table:style-name="ce11" table:formula="of:=IF([.AA29]&lt;1;(1+(59*(1-[.AA29])))*[.$A$39]+[.$A$42];0)" office:value-type="float" office:value="51.2915673644394" calcext:value-type="float">
            <text:p>51</text:p>
          </table:table-cell>
          <table:table-cell table:style-name="ce11" table:formula="of:=IF([.AB29]&lt;1;(1+(59*(1-[.AB29])))*[.$A$39]+[.$A$42];0)" office:value-type="float" office:value="41.6491684612831" calcext:value-type="float">
            <text:p>42</text:p>
          </table:table-cell>
          <table:table-cell table:style-name="ce11" table:formula="of:=IF([.AC29]&lt;1;(1+(59*(1-[.AC29])))*[.$A$39]+[.$A$42];0)" office:value-type="float" office:value="33.6218187715337" calcext:value-type="float">
            <text:p>34</text:p>
          </table:table-cell>
          <table:table-cell table:style-name="ce11" table:formula="of:=IF([.AD29]&lt;1;(1+(59*(1-[.AD29])))*[.$A$39]+[.$A$42];0)" office:value-type="float" office:value="27.1221960487674" calcext:value-type="float">
            <text:p>27</text:p>
          </table:table-cell>
          <table:table-cell table:style-name="ce11" table:formula="of:=IF([.AE29]&lt;1;(1+(59*(1-[.AE29])))*[.$A$39]+[.$A$42];0)" office:value-type="float" office:value="22.0179449624749" calcext:value-type="float">
            <text:p>22</text:p>
          </table:table-cell>
          <table:table-cell table:style-name="ce11" table:formula="of:=IF([.AF29]&lt;1;(1+(59*(1-[.AF29])))*[.$A$39]+[.$A$42];0)" office:value-type="float" office:value="18.141942494645" calcext:value-type="float">
            <text:p>18</text:p>
          </table:table-cell>
          <table:table-cell table:style-name="ce11" table:formula="of:=IF([.AG29]&lt;1;(1+(59*(1-[.AG29])))*[.$A$39]+[.$A$42];0)" office:value-type="float" office:value="15.3053694542338" calcext:value-type="float">
            <text:p>15</text:p>
          </table:table-cell>
          <table:table-cell table:style-name="ce11" table:formula="of:=IF([.AH29]&lt;1;(1+(59*(1-[.AH29])))*[.$A$39]+[.$A$42];0)" office:value-type="float" office:value="13.3120889724515" calcext:value-type="float">
            <text:p>13</text:p>
          </table:table-cell>
          <table:table-cell table:style-name="ce11" table:formula="of:=IF([.AI29]&lt;1;(1+(59*(1-[.AI29])))*[.$A$39]+[.$A$42];0)" office:value-type="float" office:value="11.9725453332649" calcext:value-type="float">
            <text:p>12</text:p>
          </table:table-cell>
          <table:table-cell table:style-name="ce11" table:formula="of:=IF([.AJ29]&lt;1;(1+(59*(1-[.AJ29])))*[.$A$39]+[.$A$42];0)" office:value-type="float" office:value="11.1154355740932" calcext:value-type="float">
            <text:p>11</text:p>
          </table:table-cell>
          <table:table-cell table:style-name="ce11" table:formula="of:=IF([.AK29]&lt;1;(1+(59*(1-[.AK29])))*[.$A$39]+[.$A$42];0)" office:value-type="float" office:value="10.5958044451947" calcext:value-type="float">
            <text:p>11</text:p>
          </table:table-cell>
          <table:table-cell table:style-name="ce11" table:formula="of:=IF([.AL29]&lt;1;(1+(59*(1-[.AL29])))*[.$A$39]+[.$A$42];0)" office:value-type="float" office:value="10.298902062528" calcext:value-type="float">
            <text:p>10</text:p>
          </table:table-cell>
          <table:table-cell table:style-name="ce11" table:formula="of:=IF([.AM29]&lt;1;(1+(59*(1-[.AM29])))*[.$A$39]+[.$A$42];0)" office:value-type="float" office:value="10.1399576371507" calcext:value-type="float">
            <text:p>10</text:p>
          </table:table-cell>
          <table:table-cell table:style-name="ce11" table:formula="of:=IF([.AN29]&lt;1;(1+(59*(1-[.AN29])))*[.$A$39]+[.$A$42];0)" office:value-type="float" office:value="10.0607450733586" calcext:value-type="float">
            <text:p>10</text:p>
          </table:table-cell>
          <table:table-cell table:style-name="ce11" table:formula="of:=IF([.AO29]&lt;1;(1+(59*(1-[.AO29])))*[.$A$39]+[.$A$42];0)" office:value-type="float" office:value="10.0242536421671" calcext:value-type="float">
            <text:p>10</text:p>
          </table:table-cell>
          <table:table-cell table:style-name="ce11" table:formula="of:=IF([.AP29]&lt;1;(1+(59*(1-[.AP29])))*[.$A$39]+[.$A$42];0)" office:value-type="float" office:value="10.0088342454442" calcext:value-type="float">
            <text:p>10</text:p>
          </table:table-cell>
          <table:table-cell table:style-name="ce11" table:formula="of:=IF([.AQ29]&lt;1;(1+(59*(1-[.AQ29])))*[.$A$39]+[.$A$42];0)" office:value-type="float" office:value="10.0029087152386" calcext:value-type="float">
            <text:p>10</text:p>
          </table:table-cell>
          <table:table-cell table:style-name="ce11" table:formula="of:=IF([.AR29]&lt;1;(1+(59*(1-[.AR29])))*[.$A$39]+[.$A$42];0)" office:value-type="float" office:value="10.0008570104659" calcext:value-type="float">
            <text:p>10</text:p>
          </table:table-cell>
          <table:table-cell table:style-name="ce11" table:formula="of:=IF([.AS29]&lt;1;(1+(59*(1-[.AS29])))*[.$A$39]+[.$A$42];0)" office:value-type="float" office:value="10.0002234598676" calcext:value-type="float">
            <text:p>10</text:p>
          </table:table-cell>
          <table:table-cell table:style-name="ce11" table:formula="of:=IF([.AT29]&lt;1;(1+(59*(1-[.AT29])))*[.$A$39]+[.$A$42];0)" office:value-type="float" office:value="10.0000509371087" calcext:value-type="float">
            <text:p>10</text:p>
          </table:table-cell>
          <table:table-cell table:style-name="ce11" table:formula="of:=IF([.AU29]&lt;1;(1+(59*(1-[.AU29])))*[.$A$39]+[.$A$42];0)" office:value-type="float" office:value="10.000010015036" calcext:value-type="float">
            <text:p>10</text:p>
          </table:table-cell>
          <table:table-cell table:style-name="ce11" table:formula="of:=IF([.AV29]&lt;1;(1+(59*(1-[.AV29])))*[.$A$39]+[.$A$42];0)" office:value-type="float" office:value="10.0000016735264" calcext:value-type="float">
            <text:p>10</text:p>
          </table:table-cell>
          <table:table-cell table:style-name="ce11" table:formula="of:=IF([.AW29]&lt;1;(1+(59*(1-[.AW29])))*[.$A$39]+[.$A$42];0)" office:value-type="float" office:value="10.0000002338356" calcext:value-type="float">
            <text:p>10</text:p>
          </table:table-cell>
          <table:table-cell table:style-name="ce11" table:formula="of:=IF([.AX29]&lt;1;(1+(59*(1-[.AX29])))*[.$A$39]+[.$A$42];0)" office:value-type="float" office:value="10.0000000268359" calcext:value-type="float">
            <text:p>10</text:p>
          </table:table-cell>
          <table:table-cell table:style-name="ce11" table:formula="of:=IF([.AY29]&lt;1;(1+(59*(1-[.AY29])))*[.$A$39]+[.$A$42];0)" office:value-type="float" office:value="10.0000000024803" calcext:value-type="float">
            <text:p>10</text:p>
          </table:table-cell>
          <table:table-cell table:style-name="ce11" table:formula="of:=IF([.AZ29]&lt;1;(1+(59*(1-[.AZ29])))*[.$A$39]+[.$A$42];0)" office:value-type="float" office:value="10.0000000001807" calcext:value-type="float">
            <text:p>10</text:p>
          </table:table-cell>
          <table:table-cell table:style-name="ce11" table:formula="of:=IF([.BA29]&lt;1;(1+(59*(1-[.BA29])))*[.$A$39]+[.$A$42];0)" office:value-type="float" office:value="10.0000000000102" calcext:value-type="float">
            <text:p>10</text:p>
          </table:table-cell>
          <table:table-cell table:style-name="ce11" table:formula="of:=IF([.BB29]&lt;1;(1+(59*(1-[.BB29])))*[.$A$39]+[.$A$42];0)" office:value-type="float" office:value="0" calcext:value-type="float">
            <text:p>0</text:p>
          </table:table-cell>
          <table:table-cell table:style-name="ce11" table:formula="of:=IF([.BC29]&lt;1;(1+(59*(1-[.BC29])))*[.$A$39]+[.$A$42];0)" office:value-type="float" office:value="0" calcext:value-type="float">
            <text:p>0</text:p>
          </table:table-cell>
          <table:table-cell table:style-name="ce11" table:formula="of:=IF([.BD29]&lt;1;(1+(59*(1-[.BD29])))*[.$A$39]+[.$A$42];0)" office:value-type="float" office:value="0" calcext:value-type="float">
            <text:p>0</text:p>
          </table:table-cell>
          <table:table-cell table:style-name="ce11" table:formula="of:=IF([.BE29]&lt;1;(1+(59*(1-[.BE29])))*[.$A$39]+[.$A$42];0)" office:value-type="float" office:value="0" calcext:value-type="float">
            <text:p>0</text:p>
          </table:table-cell>
          <table:table-cell table:style-name="ce11" table:formula="of:=IF([.BF29]&lt;1;(1+(59*(1-[.BF29])))*[.$A$39]+[.$A$42];0)" office:value-type="float" office:value="0" calcext:value-type="float">
            <text:p>0</text:p>
          </table:table-cell>
          <table:table-cell table:style-name="ce11" table:formula="of:=IF([.BG29]&lt;1;(1+(59*(1-[.BG29])))*[.$A$39]+[.$A$42];0)" office:value-type="float" office:value="0" calcext:value-type="float">
            <text:p>0</text:p>
          </table:table-cell>
          <table:table-cell table:style-name="ce11" table:formula="of:=IF([.BH29]&lt;1;(1+(59*(1-[.BH29])))*[.$A$39]+[.$A$42];0)" office:value-type="float" office:value="0" calcext:value-type="float">
            <text:p>0</text:p>
          </table:table-cell>
          <table:table-cell table:style-name="ce11" table:formula="of:=IF([.BI29]&lt;1;(1+(59*(1-[.BI29])))*[.$A$39]+[.$A$42];0)" office:value-type="float" office:value="0" calcext:value-type="float">
            <text:p>0</text:p>
          </table:table-cell>
          <table:table-cell table:style-name="ce11" table:formula="of:=IF([.BJ29]&lt;1;(1+(59*(1-[.BJ29])))*[.$A$39]+[.$A$42];0)" office:value-type="float" office:value="0" calcext:value-type="float">
            <text:p>0</text:p>
          </table:table-cell>
          <table:table-cell table:style-name="ce11" table:formula="of:=IF([.BK29]&lt;1;(1+(59*(1-[.BK29])))*[.$A$39]+[.$A$42];0)" office:value-type="float" office:value="0" calcext:value-type="float">
            <text:p>0</text:p>
          </table:table-cell>
          <table:table-cell table:style-name="ce11" table:formula="of:=IF([.BL29]&lt;1;(1+(59*(1-[.BL29])))*[.$A$39]+[.$A$42];0)" office:value-type="float" office:value="0" calcext:value-type="float">
            <text:p>0</text:p>
          </table:table-cell>
          <table:table-cell table:style-name="ce11" table:formula="of:=IF([.BM29]&lt;1;(1+(59*(1-[.BM29])))*[.$A$39]+[.$A$42];0)" office:value-type="float" office:value="0" calcext:value-type="float">
            <text:p>0</text:p>
          </table:table-cell>
          <table:table-cell table:style-name="ce11" table:formula="of:=IF([.BN29]&lt;1;(1+(59*(1-[.BN29])))*[.$A$39]+[.$A$42];0)" office:value-type="float" office:value="0" calcext:value-type="float">
            <text:p>0</text:p>
          </table:table-cell>
          <table:table-cell table:style-name="ce11" table:formula="of:=IF([.BO29]&lt;1;(1+(59*(1-[.BO29])))*[.$A$39]+[.$A$42];0)" office:value-type="float" office:value="0" calcext:value-type="float">
            <text:p>0</text:p>
          </table:table-cell>
          <table:table-cell table:style-name="ce11" table:formula="of:=IF([.BP29]&lt;1;(1+(59*(1-[.BP29])))*[.$A$39]+[.$A$42];0)" office:value-type="float" office:value="0" calcext:value-type="float">
            <text:p>0</text:p>
          </table:table-cell>
          <table:table-cell table:style-name="ce11" table:formula="of:=IF([.BQ29]&lt;1;(1+(59*(1-[.BQ29])))*[.$A$39]+[.$A$42];0)" office:value-type="float" office:value="0" calcext:value-type="float">
            <text:p>0</text:p>
          </table:table-cell>
          <table:table-cell table:style-name="ce11" table:formula="of:=IF([.BR29]&lt;1;(1+(59*(1-[.BR29])))*[.$A$39]+[.$A$42];0)" office:value-type="float" office:value="0" calcext:value-type="float">
            <text:p>0</text:p>
          </table:table-cell>
          <table:table-cell table:style-name="ce11" table:formula="of:=IF([.BS29]&lt;1;(1+(59*(1-[.BS29])))*[.$A$39]+[.$A$42];0)" office:value-type="float" office:value="0" calcext:value-type="float">
            <text:p>0</text:p>
          </table:table-cell>
          <table:table-cell table:style-name="ce11" table:formula="of:=IF([.BT29]&lt;1;(1+(59*(1-[.BT29])))*[.$A$39]+[.$A$42];0)" office:value-type="float" office:value="0" calcext:value-type="float">
            <text:p>0</text:p>
          </table:table-cell>
          <table:table-cell table:style-name="ce11" table:formula="of:=IF([.BU29]&lt;1;(1+(59*(1-[.BU29])))*[.$A$39]+[.$A$42];0)" office:value-type="float" office:value="0" calcext:value-type="float">
            <text:p>0</text:p>
          </table:table-cell>
          <table:table-cell table:style-name="ce11" table:formula="of:=IF([.BV29]&lt;1;(1+(59*(1-[.BV29])))*[.$A$39]+[.$A$42];0)" office:value-type="float" office:value="0" calcext:value-type="float">
            <text:p>0</text:p>
          </table:table-cell>
          <table:table-cell table:style-name="ce11" table:formula="of:=IF([.BW29]&lt;1;(1+(59*(1-[.BW29])))*[.$A$39]+[.$A$42];0)" office:value-type="float" office:value="0" calcext:value-type="float">
            <text:p>0</text:p>
          </table:table-cell>
          <table:table-cell table:style-name="ce11" table:formula="of:=IF([.BX29]&lt;1;(1+(59*(1-[.BX29])))*[.$A$39]+[.$A$42];0)" office:value-type="float" office:value="0" calcext:value-type="float">
            <text:p>0</text:p>
          </table:table-cell>
          <table:table-cell table:style-name="ce11" table:formula="of:=IF([.BY29]&lt;1;(1+(59*(1-[.BY29])))*[.$A$39]+[.$A$42];0)" office:value-type="float" office:value="0" calcext:value-type="float">
            <text:p>0</text:p>
          </table:table-cell>
          <table:table-cell table:style-name="ce11" table:formula="of:=IF([.BZ29]&lt;1;(1+(59*(1-[.BZ29])))*[.$A$39]+[.$A$42];0)" office:value-type="float" office:value="0" calcext:value-type="float">
            <text:p>0</text:p>
          </table:table-cell>
          <table:table-cell table:style-name="ce11" table:formula="of:=IF([.CA29]&lt;1;(1+(59*(1-[.CA29])))*[.$A$39]+[.$A$42];0)" office:value-type="float" office:value="0" calcext:value-type="float">
            <text:p>0</text:p>
          </table:table-cell>
          <table:table-cell table:style-name="ce11" table:formula="of:=IF([.CB29]&lt;1;(1+(59*(1-[.CB29])))*[.$A$39]+[.$A$42];0)" office:value-type="float" office:value="0" calcext:value-type="float">
            <text:p>0</text:p>
          </table:table-cell>
          <table:table-cell table:style-name="ce11" table:formula="of:=IF([.CC29]&lt;1;(1+(59*(1-[.CC29])))*[.$A$39]+[.$A$42];0)" office:value-type="float" office:value="0" calcext:value-type="float">
            <text:p>0</text:p>
          </table:table-cell>
          <table:table-cell table:style-name="ce11" table:formula="of:=IF([.CD29]&lt;1;(1+(59*(1-[.CD29])))*[.$A$39]+[.$A$42];0)" office:value-type="float" office:value="0" calcext:value-type="float">
            <text:p>0</text:p>
          </table:table-cell>
          <table:table-cell table:style-name="ce11" table:formula="of:=IF([.CE29]&lt;1;(1+(59*(1-[.CE29])))*[.$A$39]+[.$A$42];0)" office:value-type="float" office:value="0" calcext:value-type="float">
            <text:p>0</text:p>
          </table:table-cell>
          <table:table-cell table:style-name="ce11" table:formula="of:=IF([.CF29]&lt;1;(1+(59*(1-[.CF29])))*[.$A$39]+[.$A$42];0)" office:value-type="float" office:value="0" calcext:value-type="float">
            <text:p>0</text:p>
          </table:table-cell>
          <table:table-cell table:style-name="ce11" table:formula="of:=IF([.CG29]&lt;1;(1+(59*(1-[.CG29])))*[.$A$39]+[.$A$42];0)" office:value-type="float" office:value="0" calcext:value-type="float">
            <text:p>0</text:p>
          </table:table-cell>
          <table:table-cell table:style-name="ce11" table:formula="of:=IF([.CH29]&lt;1;(1+(59*(1-[.CH29])))*[.$A$39]+[.$A$42];0)" office:value-type="float" office:value="0" calcext:value-type="float">
            <text:p>0</text:p>
          </table:table-cell>
          <table:table-cell table:style-name="ce11" table:formula="of:=IF([.CI29]&lt;1;(1+(59*(1-[.CI29])))*[.$A$39]+[.$A$42];0)" office:value-type="float" office:value="0" calcext:value-type="float">
            <text:p>0</text:p>
          </table:table-cell>
          <table:table-cell table:style-name="ce11" table:formula="of:=IF([.CJ29]&lt;1;(1+(59*(1-[.CJ29])))*[.$A$39]+[.$A$42];0)" office:value-type="float" office:value="0" calcext:value-type="float">
            <text:p>0</text:p>
          </table:table-cell>
          <table:table-cell table:style-name="ce11" table:formula="of:=IF([.CK29]&lt;1;(1+(59*(1-[.CK29])))*[.$A$39]+[.$A$42];0)" office:value-type="float" office:value="0" calcext:value-type="float">
            <text:p>0</text:p>
          </table:table-cell>
          <table:table-cell table:style-name="ce11" table:formula="of:=IF([.CL29]&lt;1;(1+(59*(1-[.CL29])))*[.$A$39]+[.$A$42];0)" office:value-type="float" office:value="0" calcext:value-type="float">
            <text:p>0</text:p>
          </table:table-cell>
          <table:table-cell table:style-name="ce11" table:formula="of:=IF([.CM29]&lt;1;(1+(59*(1-[.CM29])))*[.$A$39]+[.$A$42];0)" office:value-type="float" office:value="0" calcext:value-type="float">
            <text:p>0</text:p>
          </table:table-cell>
          <table:table-cell table:style-name="ce11" table:formula="of:=IF([.CN29]&lt;1;(1+(59*(1-[.CN29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1" table:formula="of:=IF([.A30]&lt;1;(1+(59*(1-[.A30])))*[.$A$39]+[.$A$42];0)" office:value-type="float" office:value="423" calcext:value-type="float">
            <text:p>423</text:p>
          </table:table-cell>
          <table:table-cell table:style-name="ce11" table:formula="of:=IF([.B30]&lt;1;(1+(59*(1-[.B30])))*[.$A$39]+[.$A$42];0)" office:value-type="float" office:value="408.528932284485" calcext:value-type="float">
            <text:p>409</text:p>
          </table:table-cell>
          <table:table-cell table:style-name="ce11" table:formula="of:=IF([.C30]&lt;1;(1+(59*(1-[.C30])))*[.$A$39]+[.$A$42];0)" office:value-type="float" office:value="393.19571149377" calcext:value-type="float">
            <text:p>393</text:p>
          </table:table-cell>
          <table:table-cell table:style-name="ce11" table:formula="of:=IF([.D30]&lt;1;(1+(59*(1-[.D30])))*[.$A$39]+[.$A$42];0)" office:value-type="float" office:value="377.009666343124" calcext:value-type="float">
            <text:p>377</text:p>
          </table:table-cell>
          <table:table-cell table:style-name="ce11" table:formula="of:=IF([.E30]&lt;1;(1+(59*(1-[.E30])))*[.$A$39]+[.$A$42];0)" office:value-type="float" office:value="359.99355900773" calcext:value-type="float">
            <text:p>360</text:p>
          </table:table-cell>
          <table:table-cell table:style-name="ce11" table:formula="of:=IF([.F30]&lt;1;(1+(59*(1-[.F30])))*[.$A$39]+[.$A$42];0)" office:value-type="float" office:value="342.185641217068" calcext:value-type="float">
            <text:p>342</text:p>
          </table:table-cell>
          <table:table-cell table:style-name="ce11" table:formula="of:=IF([.G30]&lt;1;(1+(59*(1-[.G30])))*[.$A$39]+[.$A$42];0)" office:value-type="float" office:value="323.641657647608" calcext:value-type="float">
            <text:p>324</text:p>
          </table:table-cell>
          <table:table-cell table:style-name="ce11" table:formula="of:=IF([.H30]&lt;1;(1+(59*(1-[.H30])))*[.$A$39]+[.$A$42];0)" office:value-type="float" office:value="304.436680889133" calcext:value-type="float">
            <text:p>304</text:p>
          </table:table-cell>
          <table:table-cell table:style-name="ce11" table:formula="of:=IF([.I30]&lt;1;(1+(59*(1-[.I30])))*[.$A$39]+[.$A$42];0)" office:value-type="float" office:value="284.666632889249" calcext:value-type="float">
            <text:p>285</text:p>
          </table:table-cell>
          <table:table-cell table:style-name="ce11" table:formula="of:=IF([.J30]&lt;1;(1+(59*(1-[.J30])))*[.$A$39]+[.$A$42];0)" office:value-type="float" office:value="264.449318931653" calcext:value-type="float">
            <text:p>264</text:p>
          </table:table-cell>
          <table:table-cell table:style-name="ce11" table:formula="of:=IF([.K30]&lt;1;(1+(59*(1-[.K30])))*[.$A$39]+[.$A$42];0)" office:value-type="float" office:value="243.924775242654" calcext:value-type="float">
            <text:p>244</text:p>
          </table:table-cell>
          <table:table-cell table:style-name="ce11" table:formula="of:=IF([.L30]&lt;1;(1+(59*(1-[.L30])))*[.$A$39]+[.$A$42];0)" office:value-type="float" office:value="223.25471486579" calcext:value-type="float">
            <text:p>223</text:p>
          </table:table-cell>
          <table:table-cell table:style-name="ce11" table:formula="of:=IF([.M30]&lt;1;(1+(59*(1-[.M30])))*[.$A$39]+[.$A$42];0)" office:value-type="float" office:value="202.620854357186" calcext:value-type="float">
            <text:p>203</text:p>
          </table:table-cell>
          <table:table-cell table:style-name="ce11" table:formula="of:=IF([.N30]&lt;1;(1+(59*(1-[.N30])))*[.$A$39]+[.$A$42];0)" office:value-type="float" office:value="182.221922980814" calcext:value-type="float">
            <text:p>182</text:p>
          </table:table-cell>
          <table:table-cell table:style-name="ce11" table:formula="of:=IF([.O30]&lt;1;(1+(59*(1-[.O30])))*[.$A$39]+[.$A$42];0)" office:value-type="float" office:value="162.269203630998" calcext:value-type="float">
            <text:p>162</text:p>
          </table:table-cell>
          <table:table-cell table:style-name="ce11" table:formula="of:=IF([.P30]&lt;1;(1+(59*(1-[.P30])))*[.$A$39]+[.$A$42];0)" office:value-type="float" office:value="142.980537144666" calcext:value-type="float">
            <text:p>143</text:p>
          </table:table-cell>
          <table:table-cell table:style-name="ce11" table:formula="of:=IF([.Q30]&lt;1;(1+(59*(1-[.Q30])))*[.$A$39]+[.$A$42];0)" office:value-type="float" office:value="124.572843053767" calcext:value-type="float">
            <text:p>125</text:p>
          </table:table-cell>
          <table:table-cell table:style-name="ce11" table:formula="of:=IF([.R30]&lt;1;(1+(59*(1-[.R30])))*[.$A$39]+[.$A$42];0)" office:value-type="float" office:value="107.253369660144" calcext:value-type="float">
            <text:p>107</text:p>
          </table:table-cell>
          <table:table-cell table:style-name="ce11" table:formula="of:=IF([.S30]&lt;1;(1+(59*(1-[.S30])))*[.$A$39]+[.$A$42];0)" office:value-type="float" office:value="91.2100770286645" calcext:value-type="float">
            <text:p>91</text:p>
          </table:table-cell>
          <table:table-cell table:style-name="ce11" table:formula="of:=IF([.T30]&lt;1;(1+(59*(1-[.T30])))*[.$A$39]+[.$A$42];0)" office:value-type="float" office:value="76.6017611703894" calcext:value-type="float">
            <text:p>77</text:p>
          </table:table-cell>
          <table:table-cell table:style-name="ce11" table:formula="of:=IF([.U30]&lt;1;(1+(59*(1-[.U30])))*[.$A$39]+[.$A$42];0)" office:value-type="float" office:value="63.5487187101526" calcext:value-type="float">
            <text:p>64</text:p>
          </table:table-cell>
          <table:table-cell table:style-name="ce11" table:formula="of:=IF([.V30]&lt;1;(1+(59*(1-[.V30])))*[.$A$39]+[.$A$42];0)" office:value-type="float" office:value="52.1248910744256" calcext:value-type="float">
            <text:p>52</text:p>
          </table:table-cell>
          <table:table-cell table:style-name="ce11" table:formula="of:=IF([.W30]&lt;1;(1+(59*(1-[.W30])))*[.$A$39]+[.$A$42];0)" office:value-type="float" office:value="42.3524719110894" calcext:value-type="float">
            <text:p>42</text:p>
          </table:table-cell>
          <table:table-cell table:style-name="ce11" table:formula="of:=IF([.X30]&lt;1;(1+(59*(1-[.X30])))*[.$A$39]+[.$A$42];0)" office:value-type="float" office:value="34.1998689717789" calcext:value-type="float">
            <text:p>34</text:p>
          </table:table-cell>
          <table:table-cell table:style-name="ce11" table:formula="of:=IF([.Y30]&lt;1;(1+(59*(1-[.Y30])))*[.$A$39]+[.$A$42];0)" office:value-type="float" office:value="27.5836534101735" calcext:value-type="float">
            <text:p>28</text:p>
          </table:table-cell>
          <table:table-cell table:style-name="ce11" table:formula="of:=IF([.Z30]&lt;1;(1+(59*(1-[.Z30])))*[.$A$39]+[.$A$42];0)" office:value-type="float" office:value="22.3747041605282" calcext:value-type="float">
            <text:p>22</text:p>
          </table:table-cell>
          <table:table-cell table:style-name="ce11" table:formula="of:=IF([.AA30]&lt;1;(1+(59*(1-[.AA30])))*[.$A$39]+[.$A$42];0)" office:value-type="float" office:value="18.4082014150378" calcext:value-type="float">
            <text:p>18</text:p>
          </table:table-cell>
          <table:table-cell table:style-name="ce11" table:formula="of:=IF([.AB30]&lt;1;(1+(59*(1-[.AB30])))*[.$A$39]+[.$A$42];0)" office:value-type="float" office:value="15.4965251057202" calcext:value-type="float">
            <text:p>15</text:p>
          </table:table-cell>
          <table:table-cell table:style-name="ce11" table:formula="of:=IF([.AC30]&lt;1;(1+(59*(1-[.AC30])))*[.$A$39]+[.$A$42];0)" office:value-type="float" office:value="13.4435931592221" calcext:value-type="float">
            <text:p>13</text:p>
          </table:table-cell>
          <table:table-cell table:style-name="ce11" table:formula="of:=IF([.AD30]&lt;1;(1+(59*(1-[.AD30])))*[.$A$39]+[.$A$42];0)" office:value-type="float" office:value="12.0588647538235" calcext:value-type="float">
            <text:p>12</text:p>
          </table:table-cell>
          <table:table-cell table:style-name="ce11" table:formula="of:=IF([.AE30]&lt;1;(1+(59*(1-[.AE30])))*[.$A$39]+[.$A$42];0)" office:value-type="float" office:value="11.1692446720397" calcext:value-type="float">
            <text:p>11</text:p>
          </table:table-cell>
          <table:table-cell table:style-name="ce11" table:formula="of:=IF([.AF30]&lt;1;(1+(59*(1-[.AF30])))*[.$A$39]+[.$A$42];0)" office:value-type="float" office:value="10.6274956773271" calcext:value-type="float">
            <text:p>11</text:p>
          </table:table-cell>
          <table:table-cell table:style-name="ce11" table:formula="of:=IF([.AG30]&lt;1;(1+(59*(1-[.AG30])))*[.$A$39]+[.$A$42];0)" office:value-type="float" office:value="10.3164365282751" calcext:value-type="float">
            <text:p>10</text:p>
          </table:table-cell>
          <table:table-cell table:style-name="ce11" table:formula="of:=IF([.AH30]&lt;1;(1+(59*(1-[.AH30])))*[.$A$39]+[.$A$42];0)" office:value-type="float" office:value="10.1490150287868" calcext:value-type="float">
            <text:p>10</text:p>
          </table:table-cell>
          <table:table-cell table:style-name="ce11" table:formula="of:=IF([.AI30]&lt;1;(1+(59*(1-[.AI30])))*[.$A$39]+[.$A$42];0)" office:value-type="float" office:value="10.0650830469726" calcext:value-type="float">
            <text:p>10</text:p>
          </table:table-cell>
          <table:table-cell table:style-name="ce11" table:formula="of:=IF([.AJ30]&lt;1;(1+(59*(1-[.AJ30])))*[.$A$39]+[.$A$42];0)" office:value-type="float" office:value="10.026165525627" calcext:value-type="float">
            <text:p>10</text:p>
          </table:table-cell>
          <table:table-cell table:style-name="ce11" table:formula="of:=IF([.AK30]&lt;1;(1+(59*(1-[.AK30])))*[.$A$39]+[.$A$42];0)" office:value-type="float" office:value="10.0096032273073" calcext:value-type="float">
            <text:p>10</text:p>
          </table:table-cell>
          <table:table-cell table:style-name="ce11" table:formula="of:=IF([.AL30]&lt;1;(1+(59*(1-[.AL30])))*[.$A$39]+[.$A$42];0)" office:value-type="float" office:value="10.0031884068125" calcext:value-type="float">
            <text:p>10</text:p>
          </table:table-cell>
          <table:table-cell table:style-name="ce11" table:formula="of:=IF([.AM30]&lt;1;(1+(59*(1-[.AM30])))*[.$A$39]+[.$A$42];0)" office:value-type="float" office:value="10.0009480819974" calcext:value-type="float">
            <text:p>10</text:p>
          </table:table-cell>
          <table:table-cell table:style-name="ce11" table:formula="of:=IF([.AN30]&lt;1;(1+(59*(1-[.AN30])))*[.$A$39]+[.$A$42];0)" office:value-type="float" office:value="10.0002497153786" calcext:value-type="float">
            <text:p>10</text:p>
          </table:table-cell>
          <table:table-cell table:style-name="ce11" table:formula="of:=IF([.AO30]&lt;1;(1+(59*(1-[.AO30])))*[.$A$39]+[.$A$42];0)" office:value-type="float" office:value="10.0000575578571" calcext:value-type="float">
            <text:p>10</text:p>
          </table:table-cell>
          <table:table-cell table:style-name="ce11" table:formula="of:=IF([.AP30]&lt;1;(1+(59*(1-[.AP30])))*[.$A$39]+[.$A$42];0)" office:value-type="float" office:value="10.0000114559175" calcext:value-type="float">
            <text:p>10</text:p>
          </table:table-cell>
          <table:table-cell table:style-name="ce11" table:formula="of:=IF([.AQ30]&lt;1;(1+(59*(1-[.AQ30])))*[.$A$39]+[.$A$42];0)" office:value-type="float" office:value="10.0000019402052" calcext:value-type="float">
            <text:p>10</text:p>
          </table:table-cell>
          <table:table-cell table:style-name="ce11" table:formula="of:=IF([.AR30]&lt;1;(1+(59*(1-[.AR30])))*[.$A$39]+[.$A$42];0)" office:value-type="float" office:value="10.0000002751359" calcext:value-type="float">
            <text:p>10</text:p>
          </table:table-cell>
          <table:table-cell table:style-name="ce11" table:formula="of:=IF([.AS30]&lt;1;(1+(59*(1-[.AS30])))*[.$A$39]+[.$A$42];0)" office:value-type="float" office:value="10.0000000320935" calcext:value-type="float">
            <text:p>10</text:p>
          </table:table-cell>
          <table:table-cell table:style-name="ce11" table:formula="of:=IF([.AT30]&lt;1;(1+(59*(1-[.AT30])))*[.$A$39]+[.$A$42];0)" office:value-type="float" office:value="10.0000000030198" calcext:value-type="float">
            <text:p>10</text:p>
          </table:table-cell>
          <table:table-cell table:style-name="ce11" table:formula="of:=IF([.AU30]&lt;1;(1+(59*(1-[.AU30])))*[.$A$39]+[.$A$42];0)" office:value-type="float" office:value="10.0000000002244" calcext:value-type="float">
            <text:p>10</text:p>
          </table:table-cell>
          <table:table-cell table:style-name="ce11" table:formula="of:=IF([.AV30]&lt;1;(1+(59*(1-[.AV30])))*[.$A$39]+[.$A$42];0)" office:value-type="float" office:value="10.0000000000128" calcext:value-type="float">
            <text:p>10</text:p>
          </table:table-cell>
          <table:table-cell table:style-name="ce11" table:formula="of:=IF([.AW30]&lt;1;(1+(59*(1-[.AW30])))*[.$A$39]+[.$A$42];0)" office:value-type="float" office:value="0" calcext:value-type="float">
            <text:p>0</text:p>
          </table:table-cell>
          <table:table-cell table:style-name="ce11" table:formula="of:=IF([.AX30]&lt;1;(1+(59*(1-[.AX30])))*[.$A$39]+[.$A$42];0)" office:value-type="float" office:value="0" calcext:value-type="float">
            <text:p>0</text:p>
          </table:table-cell>
          <table:table-cell table:style-name="ce11" table:formula="of:=IF([.AY30]&lt;1;(1+(59*(1-[.AY30])))*[.$A$39]+[.$A$42];0)" office:value-type="float" office:value="0" calcext:value-type="float">
            <text:p>0</text:p>
          </table:table-cell>
          <table:table-cell table:style-name="ce11" table:formula="of:=IF([.AZ30]&lt;1;(1+(59*(1-[.AZ30])))*[.$A$39]+[.$A$42];0)" office:value-type="float" office:value="0" calcext:value-type="float">
            <text:p>0</text:p>
          </table:table-cell>
          <table:table-cell table:style-name="ce11" table:formula="of:=IF([.BA30]&lt;1;(1+(59*(1-[.BA30])))*[.$A$39]+[.$A$42];0)" office:value-type="float" office:value="0" calcext:value-type="float">
            <text:p>0</text:p>
          </table:table-cell>
          <table:table-cell table:style-name="ce11" table:formula="of:=IF([.BB30]&lt;1;(1+(59*(1-[.BB30])))*[.$A$39]+[.$A$42];0)" office:value-type="float" office:value="0" calcext:value-type="float">
            <text:p>0</text:p>
          </table:table-cell>
          <table:table-cell table:style-name="ce11" table:formula="of:=IF([.BC30]&lt;1;(1+(59*(1-[.BC30])))*[.$A$39]+[.$A$42];0)" office:value-type="float" office:value="0" calcext:value-type="float">
            <text:p>0</text:p>
          </table:table-cell>
          <table:table-cell table:style-name="ce11" table:formula="of:=IF([.BD30]&lt;1;(1+(59*(1-[.BD30])))*[.$A$39]+[.$A$42];0)" office:value-type="float" office:value="0" calcext:value-type="float">
            <text:p>0</text:p>
          </table:table-cell>
          <table:table-cell table:style-name="ce11" table:formula="of:=IF([.BE30]&lt;1;(1+(59*(1-[.BE30])))*[.$A$39]+[.$A$42];0)" office:value-type="float" office:value="0" calcext:value-type="float">
            <text:p>0</text:p>
          </table:table-cell>
          <table:table-cell table:style-name="ce11" table:formula="of:=IF([.BF30]&lt;1;(1+(59*(1-[.BF30])))*[.$A$39]+[.$A$42];0)" office:value-type="float" office:value="0" calcext:value-type="float">
            <text:p>0</text:p>
          </table:table-cell>
          <table:table-cell table:style-name="ce11" table:formula="of:=IF([.BG30]&lt;1;(1+(59*(1-[.BG30])))*[.$A$39]+[.$A$42];0)" office:value-type="float" office:value="0" calcext:value-type="float">
            <text:p>0</text:p>
          </table:table-cell>
          <table:table-cell table:style-name="ce11" table:formula="of:=IF([.BH30]&lt;1;(1+(59*(1-[.BH30])))*[.$A$39]+[.$A$42];0)" office:value-type="float" office:value="0" calcext:value-type="float">
            <text:p>0</text:p>
          </table:table-cell>
          <table:table-cell table:style-name="ce11" table:formula="of:=IF([.BI30]&lt;1;(1+(59*(1-[.BI30])))*[.$A$39]+[.$A$42];0)" office:value-type="float" office:value="0" calcext:value-type="float">
            <text:p>0</text:p>
          </table:table-cell>
          <table:table-cell table:style-name="ce11" table:formula="of:=IF([.BJ30]&lt;1;(1+(59*(1-[.BJ30])))*[.$A$39]+[.$A$42];0)" office:value-type="float" office:value="0" calcext:value-type="float">
            <text:p>0</text:p>
          </table:table-cell>
          <table:table-cell table:style-name="ce11" table:formula="of:=IF([.BK30]&lt;1;(1+(59*(1-[.BK30])))*[.$A$39]+[.$A$42];0)" office:value-type="float" office:value="0" calcext:value-type="float">
            <text:p>0</text:p>
          </table:table-cell>
          <table:table-cell table:style-name="ce11" table:formula="of:=IF([.BL30]&lt;1;(1+(59*(1-[.BL30])))*[.$A$39]+[.$A$42];0)" office:value-type="float" office:value="0" calcext:value-type="float">
            <text:p>0</text:p>
          </table:table-cell>
          <table:table-cell table:style-name="ce11" table:formula="of:=IF([.BM30]&lt;1;(1+(59*(1-[.BM30])))*[.$A$39]+[.$A$42];0)" office:value-type="float" office:value="0" calcext:value-type="float">
            <text:p>0</text:p>
          </table:table-cell>
          <table:table-cell table:style-name="ce11" table:formula="of:=IF([.BN30]&lt;1;(1+(59*(1-[.BN30])))*[.$A$39]+[.$A$42];0)" office:value-type="float" office:value="0" calcext:value-type="float">
            <text:p>0</text:p>
          </table:table-cell>
          <table:table-cell table:style-name="ce11" table:formula="of:=IF([.BO30]&lt;1;(1+(59*(1-[.BO30])))*[.$A$39]+[.$A$42];0)" office:value-type="float" office:value="0" calcext:value-type="float">
            <text:p>0</text:p>
          </table:table-cell>
          <table:table-cell table:style-name="ce11" table:formula="of:=IF([.BP30]&lt;1;(1+(59*(1-[.BP30])))*[.$A$39]+[.$A$42];0)" office:value-type="float" office:value="0" calcext:value-type="float">
            <text:p>0</text:p>
          </table:table-cell>
          <table:table-cell table:style-name="ce11" table:formula="of:=IF([.BQ30]&lt;1;(1+(59*(1-[.BQ30])))*[.$A$39]+[.$A$42];0)" office:value-type="float" office:value="0" calcext:value-type="float">
            <text:p>0</text:p>
          </table:table-cell>
          <table:table-cell table:style-name="ce11" table:formula="of:=IF([.BR30]&lt;1;(1+(59*(1-[.BR30])))*[.$A$39]+[.$A$42];0)" office:value-type="float" office:value="0" calcext:value-type="float">
            <text:p>0</text:p>
          </table:table-cell>
          <table:table-cell table:style-name="ce11" table:formula="of:=IF([.BS30]&lt;1;(1+(59*(1-[.BS30])))*[.$A$39]+[.$A$42];0)" office:value-type="float" office:value="0" calcext:value-type="float">
            <text:p>0</text:p>
          </table:table-cell>
          <table:table-cell table:style-name="ce11" table:formula="of:=IF([.BT30]&lt;1;(1+(59*(1-[.BT30])))*[.$A$39]+[.$A$42];0)" office:value-type="float" office:value="0" calcext:value-type="float">
            <text:p>0</text:p>
          </table:table-cell>
          <table:table-cell table:style-name="ce11" table:formula="of:=IF([.BU30]&lt;1;(1+(59*(1-[.BU30])))*[.$A$39]+[.$A$42];0)" office:value-type="float" office:value="0" calcext:value-type="float">
            <text:p>0</text:p>
          </table:table-cell>
          <table:table-cell table:style-name="ce11" table:formula="of:=IF([.BV30]&lt;1;(1+(59*(1-[.BV30])))*[.$A$39]+[.$A$42];0)" office:value-type="float" office:value="0" calcext:value-type="float">
            <text:p>0</text:p>
          </table:table-cell>
          <table:table-cell table:style-name="ce11" table:formula="of:=IF([.BW30]&lt;1;(1+(59*(1-[.BW30])))*[.$A$39]+[.$A$42];0)" office:value-type="float" office:value="0" calcext:value-type="float">
            <text:p>0</text:p>
          </table:table-cell>
          <table:table-cell table:style-name="ce11" table:formula="of:=IF([.BX30]&lt;1;(1+(59*(1-[.BX30])))*[.$A$39]+[.$A$42];0)" office:value-type="float" office:value="0" calcext:value-type="float">
            <text:p>0</text:p>
          </table:table-cell>
          <table:table-cell table:style-name="ce11" table:formula="of:=IF([.BY30]&lt;1;(1+(59*(1-[.BY30])))*[.$A$39]+[.$A$42];0)" office:value-type="float" office:value="0" calcext:value-type="float">
            <text:p>0</text:p>
          </table:table-cell>
          <table:table-cell table:style-name="ce11" table:formula="of:=IF([.BZ30]&lt;1;(1+(59*(1-[.BZ30])))*[.$A$39]+[.$A$42];0)" office:value-type="float" office:value="0" calcext:value-type="float">
            <text:p>0</text:p>
          </table:table-cell>
          <table:table-cell table:style-name="ce11" table:formula="of:=IF([.CA30]&lt;1;(1+(59*(1-[.CA30])))*[.$A$39]+[.$A$42];0)" office:value-type="float" office:value="0" calcext:value-type="float">
            <text:p>0</text:p>
          </table:table-cell>
          <table:table-cell table:style-name="ce11" table:formula="of:=IF([.CB30]&lt;1;(1+(59*(1-[.CB30])))*[.$A$39]+[.$A$42];0)" office:value-type="float" office:value="0" calcext:value-type="float">
            <text:p>0</text:p>
          </table:table-cell>
          <table:table-cell table:style-name="ce11" table:formula="of:=IF([.CC30]&lt;1;(1+(59*(1-[.CC30])))*[.$A$39]+[.$A$42];0)" office:value-type="float" office:value="0" calcext:value-type="float">
            <text:p>0</text:p>
          </table:table-cell>
          <table:table-cell table:style-name="ce11" table:formula="of:=IF([.CD30]&lt;1;(1+(59*(1-[.CD30])))*[.$A$39]+[.$A$42];0)" office:value-type="float" office:value="0" calcext:value-type="float">
            <text:p>0</text:p>
          </table:table-cell>
          <table:table-cell table:style-name="ce11" table:formula="of:=IF([.CE30]&lt;1;(1+(59*(1-[.CE30])))*[.$A$39]+[.$A$42];0)" office:value-type="float" office:value="0" calcext:value-type="float">
            <text:p>0</text:p>
          </table:table-cell>
          <table:table-cell table:style-name="ce11" table:formula="of:=IF([.CF30]&lt;1;(1+(59*(1-[.CF30])))*[.$A$39]+[.$A$42];0)" office:value-type="float" office:value="0" calcext:value-type="float">
            <text:p>0</text:p>
          </table:table-cell>
          <table:table-cell table:style-name="ce11" table:formula="of:=IF([.CG30]&lt;1;(1+(59*(1-[.CG30])))*[.$A$39]+[.$A$42];0)" office:value-type="float" office:value="0" calcext:value-type="float">
            <text:p>0</text:p>
          </table:table-cell>
          <table:table-cell table:style-name="ce11" table:formula="of:=IF([.CH30]&lt;1;(1+(59*(1-[.CH30])))*[.$A$39]+[.$A$42];0)" office:value-type="float" office:value="0" calcext:value-type="float">
            <text:p>0</text:p>
          </table:table-cell>
          <table:table-cell table:style-name="ce11" table:formula="of:=IF([.CI30]&lt;1;(1+(59*(1-[.CI30])))*[.$A$39]+[.$A$42];0)" office:value-type="float" office:value="0" calcext:value-type="float">
            <text:p>0</text:p>
          </table:table-cell>
          <table:table-cell table:style-name="ce11" table:formula="of:=IF([.CJ30]&lt;1;(1+(59*(1-[.CJ30])))*[.$A$39]+[.$A$42];0)" office:value-type="float" office:value="0" calcext:value-type="float">
            <text:p>0</text:p>
          </table:table-cell>
          <table:table-cell table:style-name="ce11" table:formula="of:=IF([.CK30]&lt;1;(1+(59*(1-[.CK30])))*[.$A$39]+[.$A$42];0)" office:value-type="float" office:value="0" calcext:value-type="float">
            <text:p>0</text:p>
          </table:table-cell>
          <table:table-cell table:style-name="ce11" table:formula="of:=IF([.CL30]&lt;1;(1+(59*(1-[.CL30])))*[.$A$39]+[.$A$42];0)" office:value-type="float" office:value="0" calcext:value-type="float">
            <text:p>0</text:p>
          </table:table-cell>
          <table:table-cell table:style-name="ce11" table:formula="of:=IF([.CM30]&lt;1;(1+(59*(1-[.CM30])))*[.$A$39]+[.$A$42];0)" office:value-type="float" office:value="0" calcext:value-type="float">
            <text:p>0</text:p>
          </table:table-cell>
          <table:table-cell table:style-name="ce11" table:formula="of:=IF([.CN30]&lt;1;(1+(59*(1-[.CN30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41]/100" office:value-type="float" office:value="0" calcext:value-type="float">
            <text:p>0,00</text:p>
          </table:table-cell>
          <table:table-cell table:style-name="ce11" table:formula="of:=IF([.A31]&lt;1;(1+(59*(1-[.A31])))*[.$A$39]+[.$A$42];0)" office:value-type="float" office:value="364" calcext:value-type="float">
            <text:p>364</text:p>
          </table:table-cell>
          <table:table-cell table:style-name="ce11" table:formula="of:=IF([.B31]&lt;1;(1+(59*(1-[.B31])))*[.$A$39]+[.$A$42];0)" office:value-type="float" office:value="346.370876643009" calcext:value-type="float">
            <text:p>346</text:p>
          </table:table-cell>
          <table:table-cell table:style-name="ce11" table:formula="of:=IF([.C31]&lt;1;(1+(59*(1-[.C31])))*[.$A$39]+[.$A$42];0)" office:value-type="float" office:value="327.99114362068" calcext:value-type="float">
            <text:p>328</text:p>
          </table:table-cell>
          <table:table-cell table:style-name="ce11" table:formula="of:=IF([.D31]&lt;1;(1+(59*(1-[.D31])))*[.$A$39]+[.$A$42];0)" office:value-type="float" office:value="308.931255328624" calcext:value-type="float">
            <text:p>309</text:p>
          </table:table-cell>
          <table:table-cell table:style-name="ce11" table:formula="of:=IF([.E31]&lt;1;(1+(59*(1-[.E31])))*[.$A$39]+[.$A$42];0)" office:value-type="float" office:value="289.282200273472" calcext:value-type="float">
            <text:p>289</text:p>
          </table:table-cell>
          <table:table-cell table:style-name="ce11" table:formula="of:=IF([.F31]&lt;1;(1+(59*(1-[.F31])))*[.$A$39]+[.$A$42];0)" office:value-type="float" office:value="269.156664628801" calcext:value-type="float">
            <text:p>269</text:p>
          </table:table-cell>
          <table:table-cell table:style-name="ce11" table:formula="of:=IF([.G31]&lt;1;(1+(59*(1-[.G31])))*[.$A$39]+[.$A$42];0)" office:value-type="float" office:value="248.68955726825" calcext:value-type="float">
            <text:p>249</text:p>
          </table:table-cell>
          <table:table-cell table:style-name="ce11" table:formula="of:=IF([.H31]&lt;1;(1+(59*(1-[.H31])))*[.$A$39]+[.$A$42];0)" office:value-type="float" office:value="228.037683675861" calcext:value-type="float">
            <text:p>228</text:p>
          </table:table-cell>
          <table:table-cell table:style-name="ce11" table:formula="of:=IF([.I31]&lt;1;(1+(59*(1-[.I31])))*[.$A$39]+[.$A$42];0)" office:value-type="float" office:value="207.378350144949" calcext:value-type="float">
            <text:p>207</text:p>
          </table:table-cell>
          <table:table-cell table:style-name="ce11" table:formula="of:=IF([.J31]&lt;1;(1+(59*(1-[.J31])))*[.$A$39]+[.$A$42];0)" office:value-type="float" office:value="186.906693256887" calcext:value-type="float">
            <text:p>187</text:p>
          </table:table-cell>
          <table:table-cell table:style-name="ce11" table:formula="of:=IF([.K31]&lt;1;(1+(59*(1-[.K31])))*[.$A$39]+[.$A$42];0)" office:value-type="float" office:value="166.831569983511" calcext:value-type="float">
            <text:p>167</text:p>
          </table:table-cell>
          <table:table-cell table:style-name="ce11" table:formula="of:=IF([.L31]&lt;1;(1+(59*(1-[.L31])))*[.$A$39]+[.$A$42];0)" office:value-type="float" office:value="147.369917644902" calcext:value-type="float">
            <text:p>147</text:p>
          </table:table-cell>
          <table:table-cell table:style-name="ce11" table:formula="of:=IF([.M31]&lt;1;(1+(59*(1-[.M31])))*[.$A$39]+[.$A$42];0)" office:value-type="float" office:value="128.739605175177" calcext:value-type="float">
            <text:p>129</text:p>
          </table:table-cell>
          <table:table-cell table:style-name="ce11" table:formula="of:=IF([.N31]&lt;1;(1+(59*(1-[.N31])))*[.$A$39]+[.$A$42];0)" office:value-type="float" office:value="111.150948466177" calcext:value-type="float">
            <text:p>111</text:p>
          </table:table-cell>
          <table:table-cell table:style-name="ce11" table:formula="of:=IF([.O31]&lt;1;(1+(59*(1-[.O31])))*[.$A$39]+[.$A$42];0)" office:value-type="float" office:value="94.7972472628403" calcext:value-type="float">
            <text:p>95</text:p>
          </table:table-cell>
          <table:table-cell table:style-name="ce11" table:formula="of:=IF([.P31]&lt;1;(1+(59*(1-[.P31])))*[.$A$39]+[.$A$42];0)" office:value-type="float" office:value="79.8449045885234" calcext:value-type="float">
            <text:p>80</text:p>
          </table:table-cell>
          <table:table-cell table:style-name="ce11" table:formula="of:=IF([.Q31]&lt;1;(1+(59*(1-[.Q31])))*[.$A$39]+[.$A$42];0)" office:value-type="float" office:value="66.4238868728192" calcext:value-type="float">
            <text:p>66</text:p>
          </table:table-cell>
          <table:table-cell table:style-name="ce11" table:formula="of:=IF([.R31]&lt;1;(1+(59*(1-[.R31])))*[.$A$39]+[.$A$42];0)" office:value-type="float" office:value="54.6194383161412" calcext:value-type="float">
            <text:p>55</text:p>
          </table:table-cell>
          <table:table-cell table:style-name="ce11" table:formula="of:=IF([.S31]&lt;1;(1+(59*(1-[.S31])))*[.$A$39]+[.$A$42];0)" office:value-type="float" office:value="44.4660336487715" calcext:value-type="float">
            <text:p>44</text:p>
          </table:table-cell>
          <table:table-cell table:style-name="ce11" table:formula="of:=IF([.T31]&lt;1;(1+(59*(1-[.T31])))*[.$A$39]+[.$A$42];0)" office:value-type="float" office:value="35.9444959286466" calcext:value-type="float">
            <text:p>36</text:p>
          </table:table-cell>
          <table:table-cell table:style-name="ce11" table:formula="of:=IF([.U31]&lt;1;(1+(59*(1-[.U31])))*[.$A$39]+[.$A$42];0)" office:value-type="float" office:value="28.9829874160109" calcext:value-type="float">
            <text:p>29</text:p>
          </table:table-cell>
          <table:table-cell table:style-name="ce11" table:formula="of:=IF([.V31]&lt;1;(1+(59*(1-[.V31])))*[.$A$39]+[.$A$42];0)" office:value-type="float" office:value="23.4621930668099" calcext:value-type="float">
            <text:p>23</text:p>
          </table:table-cell>
          <table:table-cell table:style-name="ce11" table:formula="of:=IF([.W31]&lt;1;(1+(59*(1-[.W31])))*[.$A$39]+[.$A$42];0)" office:value-type="float" office:value="19.2244864012906" calcext:value-type="float">
            <text:p>19</text:p>
          </table:table-cell>
          <table:table-cell table:style-name="ce11" table:formula="of:=IF([.X31]&lt;1;(1+(59*(1-[.X31])))*[.$A$39]+[.$A$42];0)" office:value-type="float" office:value="16.0862699805043" calcext:value-type="float">
            <text:p>16</text:p>
          </table:table-cell>
          <table:table-cell table:style-name="ce11" table:formula="of:=IF([.Y31]&lt;1;(1+(59*(1-[.Y31])))*[.$A$39]+[.$A$42];0)" office:value-type="float" office:value="13.8521317595906" calcext:value-type="float">
            <text:p>14</text:p>
          </table:table-cell>
          <table:table-cell table:style-name="ce11" table:formula="of:=IF([.Z31]&lt;1;(1+(59*(1-[.Z31])))*[.$A$39]+[.$A$42];0)" office:value-type="float" office:value="12.3290887928265" calcext:value-type="float">
            <text:p>12</text:p>
          </table:table-cell>
          <table:table-cell table:style-name="ce11" table:formula="of:=IF([.AA31]&lt;1;(1+(59*(1-[.AA31])))*[.$A$39]+[.$A$42];0)" office:value-type="float" office:value="11.3391198541026" calcext:value-type="float">
            <text:p>11</text:p>
          </table:table-cell>
          <table:table-cell table:style-name="ce11" table:formula="of:=IF([.AB31]&lt;1;(1+(59*(1-[.AB31])))*[.$A$39]+[.$A$42];0)" office:value-type="float" office:value="10.7284775842579" calcext:value-type="float">
            <text:p>11</text:p>
          </table:table-cell>
          <table:table-cell table:style-name="ce11" table:formula="of:=IF([.AC31]&lt;1;(1+(59*(1-[.AC31])))*[.$A$39]+[.$A$42];0)" office:value-type="float" office:value="10.3728830230741" calcext:value-type="float">
            <text:p>10</text:p>
          </table:table-cell>
          <table:table-cell table:style-name="ce11" table:formula="of:=IF([.AD31]&lt;1;(1+(59*(1-[.AD31])))*[.$A$39]+[.$A$42];0)" office:value-type="float" office:value="10.178502651196" calcext:value-type="float">
            <text:p>10</text:p>
          </table:table-cell>
          <table:table-cell table:style-name="ce11" table:formula="of:=IF([.AE31]&lt;1;(1+(59*(1-[.AE31])))*[.$A$39]+[.$A$42];0)" office:value-type="float" office:value="10.0793823473156" calcext:value-type="float">
            <text:p>10</text:p>
          </table:table-cell>
          <table:table-cell table:style-name="ce11" table:formula="of:=IF([.AF31]&lt;1;(1+(59*(1-[.AF31])))*[.$A$39]+[.$A$42];0)" office:value-type="float" office:value="10.0325545074795" calcext:value-type="float">
            <text:p>10</text:p>
          </table:table-cell>
          <table:table-cell table:style-name="ce11" table:formula="of:=IF([.AG31]&lt;1;(1+(59*(1-[.AG31])))*[.$A$39]+[.$A$42];0)" office:value-type="float" office:value="10.0122120068999" calcext:value-type="float">
            <text:p>10</text:p>
          </table:table-cell>
          <table:table-cell table:style-name="ce11" table:formula="of:=IF([.AH31]&lt;1;(1+(59*(1-[.AH31])))*[.$A$39]+[.$A$42];0)" office:value-type="float" office:value="10.0041531779916" calcext:value-type="float">
            <text:p>10</text:p>
          </table:table-cell>
          <table:table-cell table:style-name="ce11" table:formula="of:=IF([.AI31]&lt;1;(1+(59*(1-[.AI31])))*[.$A$39]+[.$A$42];0)" office:value-type="float" office:value="10.0012680412955" calcext:value-type="float">
            <text:p>10</text:p>
          </table:table-cell>
          <table:table-cell table:style-name="ce11" table:formula="of:=IF([.AJ31]&lt;1;(1+(59*(1-[.AJ31])))*[.$A$39]+[.$A$42];0)" office:value-type="float" office:value="10.0003438440675" calcext:value-type="float">
            <text:p>10</text:p>
          </table:table-cell>
          <table:table-cell table:style-name="ce11" table:formula="of:=IF([.AK31]&lt;1;(1+(59*(1-[.AK31])))*[.$A$39]+[.$A$42];0)" office:value-type="float" office:value="10.0000818299881" calcext:value-type="float">
            <text:p>10</text:p>
          </table:table-cell>
          <table:table-cell table:style-name="ce11" table:formula="of:=IF([.AL31]&lt;1;(1+(59*(1-[.AL31])))*[.$A$39]+[.$A$42];0)" office:value-type="float" office:value="10.0000168701342" calcext:value-type="float">
            <text:p>10</text:p>
          </table:table-cell>
          <table:table-cell table:style-name="ce11" table:formula="of:=IF([.AM31]&lt;1;(1+(59*(1-[.AM31])))*[.$A$39]+[.$A$42];0)" office:value-type="float" office:value="10.000002969923" calcext:value-type="float">
            <text:p>10</text:p>
          </table:table-cell>
          <table:table-cell table:style-name="ce11" table:formula="of:=IF([.AN31]&lt;1;(1+(59*(1-[.AN31])))*[.$A$39]+[.$A$42];0)" office:value-type="float" office:value="10.0000004394754" calcext:value-type="float">
            <text:p>10</text:p>
          </table:table-cell>
          <table:table-cell table:style-name="ce11" table:formula="of:=IF([.AO31]&lt;1;(1+(59*(1-[.AO31])))*[.$A$39]+[.$A$42];0)" office:value-type="float" office:value="10.0000000537208" calcext:value-type="float">
            <text:p>10</text:p>
          </table:table-cell>
          <table:table-cell table:style-name="ce11" table:formula="of:=IF([.AP31]&lt;1;(1+(59*(1-[.AP31])))*[.$A$39]+[.$A$42];0)" office:value-type="float" office:value="10.0000000053219" calcext:value-type="float">
            <text:p>10</text:p>
          </table:table-cell>
          <table:table-cell table:style-name="ce11" table:formula="of:=IF([.AQ31]&lt;1;(1+(59*(1-[.AQ31])))*[.$A$39]+[.$A$42];0)" office:value-type="float" office:value="10.0000000004184" calcext:value-type="float">
            <text:p>10</text:p>
          </table:table-cell>
          <table:table-cell table:style-name="ce11" table:formula="of:=IF([.AR31]&lt;1;(1+(59*(1-[.AR31])))*[.$A$39]+[.$A$42];0)" office:value-type="float" office:value="10.0000000000255" calcext:value-type="float">
            <text:p>10</text:p>
          </table:table-cell>
          <table:table-cell table:style-name="ce11" table:formula="of:=IF([.AS31]&lt;1;(1+(59*(1-[.AS31])))*[.$A$39]+[.$A$42];0)" office:value-type="float" office:value="0" calcext:value-type="float">
            <text:p>0</text:p>
          </table:table-cell>
          <table:table-cell table:style-name="ce11" table:formula="of:=IF([.AT31]&lt;1;(1+(59*(1-[.AT31])))*[.$A$39]+[.$A$42];0)" office:value-type="float" office:value="0" calcext:value-type="float">
            <text:p>0</text:p>
          </table:table-cell>
          <table:table-cell table:style-name="ce11" table:formula="of:=IF([.AU31]&lt;1;(1+(59*(1-[.AU31])))*[.$A$39]+[.$A$42];0)" office:value-type="float" office:value="0" calcext:value-type="float">
            <text:p>0</text:p>
          </table:table-cell>
          <table:table-cell table:style-name="ce11" table:formula="of:=IF([.AV31]&lt;1;(1+(59*(1-[.AV31])))*[.$A$39]+[.$A$42];0)" office:value-type="float" office:value="0" calcext:value-type="float">
            <text:p>0</text:p>
          </table:table-cell>
          <table:table-cell table:style-name="ce11" table:formula="of:=IF([.AW31]&lt;1;(1+(59*(1-[.AW31])))*[.$A$39]+[.$A$42];0)" office:value-type="float" office:value="0" calcext:value-type="float">
            <text:p>0</text:p>
          </table:table-cell>
          <table:table-cell table:style-name="ce11" table:formula="of:=IF([.AX31]&lt;1;(1+(59*(1-[.AX31])))*[.$A$39]+[.$A$42];0)" office:value-type="float" office:value="0" calcext:value-type="float">
            <text:p>0</text:p>
          </table:table-cell>
          <table:table-cell table:style-name="ce11" table:formula="of:=IF([.AY31]&lt;1;(1+(59*(1-[.AY31])))*[.$A$39]+[.$A$42];0)" office:value-type="float" office:value="0" calcext:value-type="float">
            <text:p>0</text:p>
          </table:table-cell>
          <table:table-cell table:style-name="ce11" table:formula="of:=IF([.AZ31]&lt;1;(1+(59*(1-[.AZ31])))*[.$A$39]+[.$A$42];0)" office:value-type="float" office:value="0" calcext:value-type="float">
            <text:p>0</text:p>
          </table:table-cell>
          <table:table-cell table:style-name="ce11" table:formula="of:=IF([.BA31]&lt;1;(1+(59*(1-[.BA31])))*[.$A$39]+[.$A$42];0)" office:value-type="float" office:value="0" calcext:value-type="float">
            <text:p>0</text:p>
          </table:table-cell>
          <table:table-cell table:style-name="ce11" table:formula="of:=IF([.BB31]&lt;1;(1+(59*(1-[.BB31])))*[.$A$39]+[.$A$42];0)" office:value-type="float" office:value="0" calcext:value-type="float">
            <text:p>0</text:p>
          </table:table-cell>
          <table:table-cell table:style-name="ce11" table:formula="of:=IF([.BC31]&lt;1;(1+(59*(1-[.BC31])))*[.$A$39]+[.$A$42];0)" office:value-type="float" office:value="0" calcext:value-type="float">
            <text:p>0</text:p>
          </table:table-cell>
          <table:table-cell table:style-name="ce11" table:formula="of:=IF([.BD31]&lt;1;(1+(59*(1-[.BD31])))*[.$A$39]+[.$A$42];0)" office:value-type="float" office:value="0" calcext:value-type="float">
            <text:p>0</text:p>
          </table:table-cell>
          <table:table-cell table:style-name="ce11" table:formula="of:=IF([.BE31]&lt;1;(1+(59*(1-[.BE31])))*[.$A$39]+[.$A$42];0)" office:value-type="float" office:value="0" calcext:value-type="float">
            <text:p>0</text:p>
          </table:table-cell>
          <table:table-cell table:style-name="ce11" table:formula="of:=IF([.BF31]&lt;1;(1+(59*(1-[.BF31])))*[.$A$39]+[.$A$42];0)" office:value-type="float" office:value="0" calcext:value-type="float">
            <text:p>0</text:p>
          </table:table-cell>
          <table:table-cell table:style-name="ce11" table:formula="of:=IF([.BG31]&lt;1;(1+(59*(1-[.BG31])))*[.$A$39]+[.$A$42];0)" office:value-type="float" office:value="0" calcext:value-type="float">
            <text:p>0</text:p>
          </table:table-cell>
          <table:table-cell table:style-name="ce11" table:formula="of:=IF([.BH31]&lt;1;(1+(59*(1-[.BH31])))*[.$A$39]+[.$A$42];0)" office:value-type="float" office:value="0" calcext:value-type="float">
            <text:p>0</text:p>
          </table:table-cell>
          <table:table-cell table:style-name="ce11" table:formula="of:=IF([.BI31]&lt;1;(1+(59*(1-[.BI31])))*[.$A$39]+[.$A$42];0)" office:value-type="float" office:value="0" calcext:value-type="float">
            <text:p>0</text:p>
          </table:table-cell>
          <table:table-cell table:style-name="ce11" table:formula="of:=IF([.BJ31]&lt;1;(1+(59*(1-[.BJ31])))*[.$A$39]+[.$A$42];0)" office:value-type="float" office:value="0" calcext:value-type="float">
            <text:p>0</text:p>
          </table:table-cell>
          <table:table-cell table:style-name="ce11" table:formula="of:=IF([.BK31]&lt;1;(1+(59*(1-[.BK31])))*[.$A$39]+[.$A$42];0)" office:value-type="float" office:value="0" calcext:value-type="float">
            <text:p>0</text:p>
          </table:table-cell>
          <table:table-cell table:style-name="ce11" table:formula="of:=IF([.BL31]&lt;1;(1+(59*(1-[.BL31])))*[.$A$39]+[.$A$42];0)" office:value-type="float" office:value="0" calcext:value-type="float">
            <text:p>0</text:p>
          </table:table-cell>
          <table:table-cell table:style-name="ce11" table:formula="of:=IF([.BM31]&lt;1;(1+(59*(1-[.BM31])))*[.$A$39]+[.$A$42];0)" office:value-type="float" office:value="0" calcext:value-type="float">
            <text:p>0</text:p>
          </table:table-cell>
          <table:table-cell table:style-name="ce11" table:formula="of:=IF([.BN31]&lt;1;(1+(59*(1-[.BN31])))*[.$A$39]+[.$A$42];0)" office:value-type="float" office:value="0" calcext:value-type="float">
            <text:p>0</text:p>
          </table:table-cell>
          <table:table-cell table:style-name="ce11" table:formula="of:=IF([.BO31]&lt;1;(1+(59*(1-[.BO31])))*[.$A$39]+[.$A$42];0)" office:value-type="float" office:value="0" calcext:value-type="float">
            <text:p>0</text:p>
          </table:table-cell>
          <table:table-cell table:style-name="ce11" table:formula="of:=IF([.BP31]&lt;1;(1+(59*(1-[.BP31])))*[.$A$39]+[.$A$42];0)" office:value-type="float" office:value="0" calcext:value-type="float">
            <text:p>0</text:p>
          </table:table-cell>
          <table:table-cell table:style-name="ce11" table:formula="of:=IF([.BQ31]&lt;1;(1+(59*(1-[.BQ31])))*[.$A$39]+[.$A$42];0)" office:value-type="float" office:value="0" calcext:value-type="float">
            <text:p>0</text:p>
          </table:table-cell>
          <table:table-cell table:style-name="ce11" table:formula="of:=IF([.BR31]&lt;1;(1+(59*(1-[.BR31])))*[.$A$39]+[.$A$42];0)" office:value-type="float" office:value="0" calcext:value-type="float">
            <text:p>0</text:p>
          </table:table-cell>
          <table:table-cell table:style-name="ce11" table:formula="of:=IF([.BS31]&lt;1;(1+(59*(1-[.BS31])))*[.$A$39]+[.$A$42];0)" office:value-type="float" office:value="0" calcext:value-type="float">
            <text:p>0</text:p>
          </table:table-cell>
          <table:table-cell table:style-name="ce11" table:formula="of:=IF([.BT31]&lt;1;(1+(59*(1-[.BT31])))*[.$A$39]+[.$A$42];0)" office:value-type="float" office:value="0" calcext:value-type="float">
            <text:p>0</text:p>
          </table:table-cell>
          <table:table-cell table:style-name="ce11" table:formula="of:=IF([.BU31]&lt;1;(1+(59*(1-[.BU31])))*[.$A$39]+[.$A$42];0)" office:value-type="float" office:value="0" calcext:value-type="float">
            <text:p>0</text:p>
          </table:table-cell>
          <table:table-cell table:style-name="ce11" table:formula="of:=IF([.BV31]&lt;1;(1+(59*(1-[.BV31])))*[.$A$39]+[.$A$42];0)" office:value-type="float" office:value="0" calcext:value-type="float">
            <text:p>0</text:p>
          </table:table-cell>
          <table:table-cell table:style-name="ce11" table:formula="of:=IF([.BW31]&lt;1;(1+(59*(1-[.BW31])))*[.$A$39]+[.$A$42];0)" office:value-type="float" office:value="0" calcext:value-type="float">
            <text:p>0</text:p>
          </table:table-cell>
          <table:table-cell table:style-name="ce11" table:formula="of:=IF([.BX31]&lt;1;(1+(59*(1-[.BX31])))*[.$A$39]+[.$A$42];0)" office:value-type="float" office:value="0" calcext:value-type="float">
            <text:p>0</text:p>
          </table:table-cell>
          <table:table-cell table:style-name="ce11" table:formula="of:=IF([.BY31]&lt;1;(1+(59*(1-[.BY31])))*[.$A$39]+[.$A$42];0)" office:value-type="float" office:value="0" calcext:value-type="float">
            <text:p>0</text:p>
          </table:table-cell>
          <table:table-cell table:style-name="ce11" table:formula="of:=IF([.BZ31]&lt;1;(1+(59*(1-[.BZ31])))*[.$A$39]+[.$A$42];0)" office:value-type="float" office:value="0" calcext:value-type="float">
            <text:p>0</text:p>
          </table:table-cell>
          <table:table-cell table:style-name="ce11" table:formula="of:=IF([.CA31]&lt;1;(1+(59*(1-[.CA31])))*[.$A$39]+[.$A$42];0)" office:value-type="float" office:value="0" calcext:value-type="float">
            <text:p>0</text:p>
          </table:table-cell>
          <table:table-cell table:style-name="ce11" table:formula="of:=IF([.CB31]&lt;1;(1+(59*(1-[.CB31])))*[.$A$39]+[.$A$42];0)" office:value-type="float" office:value="0" calcext:value-type="float">
            <text:p>0</text:p>
          </table:table-cell>
          <table:table-cell table:style-name="ce11" table:formula="of:=IF([.CC31]&lt;1;(1+(59*(1-[.CC31])))*[.$A$39]+[.$A$42];0)" office:value-type="float" office:value="0" calcext:value-type="float">
            <text:p>0</text:p>
          </table:table-cell>
          <table:table-cell table:style-name="ce11" table:formula="of:=IF([.CD31]&lt;1;(1+(59*(1-[.CD31])))*[.$A$39]+[.$A$42];0)" office:value-type="float" office:value="0" calcext:value-type="float">
            <text:p>0</text:p>
          </table:table-cell>
          <table:table-cell table:style-name="ce11" table:formula="of:=IF([.CE31]&lt;1;(1+(59*(1-[.CE31])))*[.$A$39]+[.$A$42];0)" office:value-type="float" office:value="0" calcext:value-type="float">
            <text:p>0</text:p>
          </table:table-cell>
          <table:table-cell table:style-name="ce11" table:formula="of:=IF([.CF31]&lt;1;(1+(59*(1-[.CF31])))*[.$A$39]+[.$A$42];0)" office:value-type="float" office:value="0" calcext:value-type="float">
            <text:p>0</text:p>
          </table:table-cell>
          <table:table-cell table:style-name="ce11" table:formula="of:=IF([.CG31]&lt;1;(1+(59*(1-[.CG31])))*[.$A$39]+[.$A$42];0)" office:value-type="float" office:value="0" calcext:value-type="float">
            <text:p>0</text:p>
          </table:table-cell>
          <table:table-cell table:style-name="ce11" table:formula="of:=IF([.CH31]&lt;1;(1+(59*(1-[.CH31])))*[.$A$39]+[.$A$42];0)" office:value-type="float" office:value="0" calcext:value-type="float">
            <text:p>0</text:p>
          </table:table-cell>
          <table:table-cell table:style-name="ce11" table:formula="of:=IF([.CI31]&lt;1;(1+(59*(1-[.CI31])))*[.$A$39]+[.$A$42];0)" office:value-type="float" office:value="0" calcext:value-type="float">
            <text:p>0</text:p>
          </table:table-cell>
          <table:table-cell table:style-name="ce11" table:formula="of:=IF([.CJ31]&lt;1;(1+(59*(1-[.CJ31])))*[.$A$39]+[.$A$42];0)" office:value-type="float" office:value="0" calcext:value-type="float">
            <text:p>0</text:p>
          </table:table-cell>
          <table:table-cell table:style-name="ce11" table:formula="of:=IF([.CK31]&lt;1;(1+(59*(1-[.CK31])))*[.$A$39]+[.$A$42];0)" office:value-type="float" office:value="0" calcext:value-type="float">
            <text:p>0</text:p>
          </table:table-cell>
          <table:table-cell table:style-name="ce11" table:formula="of:=IF([.CL31]&lt;1;(1+(59*(1-[.CL31])))*[.$A$39]+[.$A$42];0)" office:value-type="float" office:value="0" calcext:value-type="float">
            <text:p>0</text:p>
          </table:table-cell>
          <table:table-cell table:style-name="ce11" table:formula="of:=IF([.CM31]&lt;1;(1+(59*(1-[.CM31])))*[.$A$39]+[.$A$42];0)" office:value-type="float" office:value="0" calcext:value-type="float">
            <text:p>0</text:p>
          </table:table-cell>
          <table:table-cell table:style-name="ce11" table:formula="of:=IF([.CN31]&lt;1;(1+(59*(1-[.CN31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2]&lt;1;(1+(59*(1-[.A32])))*[.$A$39]+[.$A$42];0)" office:value-type="float" office:value="305" calcext:value-type="float">
            <text:p>305</text:p>
          </table:table-cell>
          <table:table-cell table:style-name="ce11" table:formula="of:=IF([.B32]&lt;1;(1+(59*(1-[.B32])))*[.$A$39]+[.$A$42];0)" office:value-type="float" office:value="285.244732503358" calcext:value-type="float">
            <text:p>285</text:p>
          </table:table-cell>
          <table:table-cell table:style-name="ce11" table:formula="of:=IF([.C32]&lt;1;(1+(59*(1-[.C32])))*[.$A$39]+[.$A$42];0)" office:value-type="float" office:value="265.03848323582" calcext:value-type="float">
            <text:p>265</text:p>
          </table:table-cell>
          <table:table-cell table:style-name="ce11" table:formula="of:=IF([.D32]&lt;1;(1+(59*(1-[.D32])))*[.$A$39]+[.$A$42];0)" office:value-type="float" office:value="244.520649029947" calcext:value-type="float">
            <text:p>245</text:p>
          </table:table-cell>
          <table:table-cell table:style-name="ce11" table:formula="of:=IF([.E32]&lt;1;(1+(59*(1-[.E32])))*[.$A$39]+[.$A$42];0)" office:value-type="float" office:value="223.852334221637" calcext:value-type="float">
            <text:p>224</text:p>
          </table:table-cell>
          <table:table-cell table:style-name="ce11" table:formula="of:=IF([.F32]&lt;1;(1+(59*(1-[.F32])))*[.$A$39]+[.$A$42];0)" office:value-type="float" office:value="203.214712616088" calcext:value-type="float">
            <text:p>203</text:p>
          </table:table-cell>
          <table:table-cell table:style-name="ce11" table:formula="of:=IF([.G32]&lt;1;(1+(59*(1-[.G32])))*[.$A$39]+[.$A$42];0)" office:value-type="float" office:value="182.806077170067" calcext:value-type="float">
            <text:p>183</text:p>
          </table:table-cell>
          <table:table-cell table:style-name="ce11" table:formula="of:=IF([.H32]&lt;1;(1+(59*(1-[.H32])))*[.$A$39]+[.$A$42];0)" office:value-type="float" office:value="162.837424781884" calcext:value-type="float">
            <text:p>163</text:p>
          </table:table-cell>
          <table:table-cell table:style-name="ce11" table:formula="of:=IF([.I32]&lt;1;(1+(59*(1-[.I32])))*[.$A$39]+[.$A$42];0)" office:value-type="float" office:value="143.526504934384" calcext:value-type="float">
            <text:p>144</text:p>
          </table:table-cell>
          <table:table-cell table:style-name="ce11" table:formula="of:=IF([.J32]&lt;1;(1+(59*(1-[.J32])))*[.$A$39]+[.$A$42];0)" office:value-type="float" office:value="125.090381178122" calcext:value-type="float">
            <text:p>125</text:p>
          </table:table-cell>
          <table:table-cell table:style-name="ce11" table:formula="of:=IF([.K32]&lt;1;(1+(59*(1-[.K32])))*[.$A$39]+[.$A$42];0)" office:value-type="float" office:value="107.736713229213" calcext:value-type="float">
            <text:p>108</text:p>
          </table:table-cell>
          <table:table-cell table:style-name="ce11" table:formula="of:=IF([.L32]&lt;1;(1+(59*(1-[.L32])))*[.$A$39]+[.$A$42];0)" office:value-type="float" office:value="91.6541574653919" calcext:value-type="float">
            <text:p>92</text:p>
          </table:table-cell>
          <table:table-cell table:style-name="ce11" table:formula="of:=IF([.M32]&lt;1;(1+(59*(1-[.M32])))*[.$A$39]+[.$A$42];0)" office:value-type="float" office:value="77.0024882114875" calcext:value-type="float">
            <text:p>77</text:p>
          </table:table-cell>
          <table:table-cell table:style-name="ce11" table:formula="of:=IF([.N32]&lt;1;(1+(59*(1-[.N32])))*[.$A$39]+[.$A$42];0)" office:value-type="float" office:value="63.9032341078012" calcext:value-type="float">
            <text:p>64</text:p>
          </table:table-cell>
          <table:table-cell table:style-name="ce11" table:formula="of:=IF([.O32]&lt;1;(1+(59*(1-[.O32])))*[.$A$39]+[.$A$42];0)" office:value-type="float" office:value="52.4317656772697" calcext:value-type="float">
            <text:p>52</text:p>
          </table:table-cell>
          <table:table-cell table:style-name="ce11" table:formula="of:=IF([.P32]&lt;1;(1+(59*(1-[.P32])))*[.$A$39]+[.$A$42];0)" office:value-type="float" office:value="42.611818252834" calcext:value-type="float">
            <text:p>43</text:p>
          </table:table-cell>
          <table:table-cell table:style-name="ce11" table:formula="of:=IF([.Q32]&lt;1;(1+(59*(1-[.Q32])))*[.$A$39]+[.$A$42];0)" office:value-type="float" office:value="34.4133464071393" calcext:value-type="float">
            <text:p>34</text:p>
          </table:table-cell>
          <table:table-cell table:style-name="ce11" table:formula="of:=IF([.R32]&lt;1;(1+(59*(1-[.R32])))*[.$A$39]+[.$A$42];0)" office:value-type="float" office:value="27.7543527219866" calcext:value-type="float">
            <text:p>28</text:p>
          </table:table-cell>
          <table:table-cell table:style-name="ce11" table:formula="of:=IF([.S32]&lt;1;(1+(59*(1-[.S32])))*[.$A$39]+[.$A$42];0)" office:value-type="float" office:value="22.5069129433212" calcext:value-type="float">
            <text:p>23</text:p>
          </table:table-cell>
          <table:table-cell table:style-name="ce11" table:formula="of:=IF([.T32]&lt;1;(1+(59*(1-[.T32])))*[.$A$39]+[.$A$42];0)" office:value-type="float" office:value="18.5070686680418" calcext:value-type="float">
            <text:p>19</text:p>
          </table:table-cell>
          <table:table-cell table:style-name="ce11" table:formula="of:=IF([.U32]&lt;1;(1+(59*(1-[.U32])))*[.$A$39]+[.$A$42];0)" office:value-type="float" office:value="15.5676603165674" calcext:value-type="float">
            <text:p>16</text:p>
          </table:table-cell>
          <table:table-cell table:style-name="ce11" table:formula="of:=IF([.V32]&lt;1;(1+(59*(1-[.V32])))*[.$A$39]+[.$A$42];0)" office:value-type="float" office:value="13.4926478771499" calcext:value-type="float">
            <text:p>13</text:p>
          </table:table-cell>
          <table:table-cell table:style-name="ce11" table:formula="of:=IF([.W32]&lt;1;(1+(59*(1-[.W32])))*[.$A$39]+[.$A$42];0)" office:value-type="float" office:value="12.0911494987161" calcext:value-type="float">
            <text:p>12</text:p>
          </table:table-cell>
          <table:table-cell table:style-name="ce11" table:formula="of:=IF([.X32]&lt;1;(1+(59*(1-[.X32])))*[.$A$39]+[.$A$42];0)" office:value-type="float" office:value="11.18942863349" calcext:value-type="float">
            <text:p>11</text:p>
          </table:table-cell>
          <table:table-cell table:style-name="ce11" table:formula="of:=IF([.Y32]&lt;1;(1+(59*(1-[.Y32])))*[.$A$39]+[.$A$42];0)" office:value-type="float" office:value="10.6394211937444" calcext:value-type="float">
            <text:p>11</text:p>
          </table:table-cell>
          <table:table-cell table:style-name="ce11" table:formula="of:=IF([.Z32]&lt;1;(1+(59*(1-[.Z32])))*[.$A$39]+[.$A$42];0)" office:value-type="float" office:value="10.3230580211151" calcext:value-type="float">
            <text:p>10</text:p>
          </table:table-cell>
          <table:table-cell table:style-name="ce11" table:formula="of:=IF([.AA32]&lt;1;(1+(59*(1-[.AA32])))*[.$A$39]+[.$A$42];0)" office:value-type="float" office:value="10.1524485788535" calcext:value-type="float">
            <text:p>10</text:p>
          </table:table-cell>
          <table:table-cell table:style-name="ce11" table:formula="of:=IF([.AB32]&lt;1;(1+(59*(1-[.AB32])))*[.$A$39]+[.$A$42];0)" office:value-type="float" office:value="10.0667345163038" calcext:value-type="float">
            <text:p>10</text:p>
          </table:table-cell>
          <table:table-cell table:style-name="ce11" table:formula="of:=IF([.AC32]&lt;1;(1+(59*(1-[.AC32])))*[.$A$39]+[.$A$42];0)" office:value-type="float" office:value="10.0268967847593" calcext:value-type="float">
            <text:p>10</text:p>
          </table:table-cell>
          <table:table-cell table:style-name="ce11" table:formula="of:=IF([.AD32]&lt;1;(1+(59*(1-[.AD32])))*[.$A$39]+[.$A$42];0)" office:value-type="float" office:value="10.0098988604809" calcext:value-type="float">
            <text:p>10</text:p>
          </table:table-cell>
          <table:table-cell table:style-name="ce11" table:formula="of:=IF([.AE32]&lt;1;(1+(59*(1-[.AE32])))*[.$A$39]+[.$A$42];0)" office:value-type="float" office:value="10.0032965413093" calcext:value-type="float">
            <text:p>10</text:p>
          </table:table-cell>
          <table:table-cell table:style-name="ce11" table:formula="of:=IF([.AF32]&lt;1;(1+(59*(1-[.AF32])))*[.$A$39]+[.$A$42];0)" office:value-type="float" office:value="10.0009835108907" calcext:value-type="float">
            <text:p>10</text:p>
          </table:table-cell>
          <table:table-cell table:style-name="ce11" table:formula="of:=IF([.AG32]&lt;1;(1+(59*(1-[.AG32])))*[.$A$39]+[.$A$42];0)" office:value-type="float" office:value="10.0002599991269" calcext:value-type="float">
            <text:p>10</text:p>
          </table:table-cell>
          <table:table-cell table:style-name="ce11" table:formula="of:=IF([.AH32]&lt;1;(1+(59*(1-[.AH32])))*[.$A$39]+[.$A$42];0)" office:value-type="float" office:value="10.0000601705356" calcext:value-type="float">
            <text:p>10</text:p>
          </table:table-cell>
          <table:table-cell table:style-name="ce11" table:formula="of:=IF([.AI32]&lt;1;(1+(59*(1-[.AI32])))*[.$A$39]+[.$A$42];0)" office:value-type="float" office:value="10.0000120292088" calcext:value-type="float">
            <text:p>10</text:p>
          </table:table-cell>
          <table:table-cell table:style-name="ce11" table:formula="of:=IF([.AJ32]&lt;1;(1+(59*(1-[.AJ32])))*[.$A$39]+[.$A$42];0)" office:value-type="float" office:value="10.0000020472721" calcext:value-type="float">
            <text:p>10</text:p>
          </table:table-cell>
          <table:table-cell table:style-name="ce11" table:formula="of:=IF([.AK32]&lt;1;(1+(59*(1-[.AK32])))*[.$A$39]+[.$A$42];0)" office:value-type="float" office:value="10.0000002918824" calcext:value-type="float">
            <text:p>10</text:p>
          </table:table-cell>
          <table:table-cell table:style-name="ce11" table:formula="of:=IF([.AL32]&lt;1;(1+(59*(1-[.AL32])))*[.$A$39]+[.$A$42];0)" office:value-type="float" office:value="10.0000000342487" calcext:value-type="float">
            <text:p>10</text:p>
          </table:table-cell>
          <table:table-cell table:style-name="ce11" table:formula="of:=IF([.AM32]&lt;1;(1+(59*(1-[.AM32])))*[.$A$39]+[.$A$42];0)" office:value-type="float" office:value="10.0000000032436" calcext:value-type="float">
            <text:p>10</text:p>
          </table:table-cell>
          <table:table-cell table:style-name="ce11" table:formula="of:=IF([.AN32]&lt;1;(1+(59*(1-[.AN32])))*[.$A$39]+[.$A$42];0)" office:value-type="float" office:value="10.0000000002427" calcext:value-type="float">
            <text:p>10</text:p>
          </table:table-cell>
          <table:table-cell table:style-name="ce11" table:formula="of:=IF([.AO32]&lt;1;(1+(59*(1-[.AO32])))*[.$A$39]+[.$A$42];0)" office:value-type="float" office:value="10.000000000014" calcext:value-type="float">
            <text:p>10</text:p>
          </table:table-cell>
          <table:table-cell table:style-name="ce11" table:formula="of:=IF([.AP32]&lt;1;(1+(59*(1-[.AP32])))*[.$A$39]+[.$A$42];0)" office:value-type="float" office:value="0" calcext:value-type="float">
            <text:p>0</text:p>
          </table:table-cell>
          <table:table-cell table:style-name="ce11" table:formula="of:=IF([.AQ32]&lt;1;(1+(59*(1-[.AQ32])))*[.$A$39]+[.$A$42];0)" office:value-type="float" office:value="0" calcext:value-type="float">
            <text:p>0</text:p>
          </table:table-cell>
          <table:table-cell table:style-name="ce11" table:formula="of:=IF([.AR32]&lt;1;(1+(59*(1-[.AR32])))*[.$A$39]+[.$A$42];0)" office:value-type="float" office:value="0" calcext:value-type="float">
            <text:p>0</text:p>
          </table:table-cell>
          <table:table-cell table:style-name="ce11" table:formula="of:=IF([.AS32]&lt;1;(1+(59*(1-[.AS32])))*[.$A$39]+[.$A$42];0)" office:value-type="float" office:value="0" calcext:value-type="float">
            <text:p>0</text:p>
          </table:table-cell>
          <table:table-cell table:style-name="ce11" table:formula="of:=IF([.AT32]&lt;1;(1+(59*(1-[.AT32])))*[.$A$39]+[.$A$42];0)" office:value-type="float" office:value="0" calcext:value-type="float">
            <text:p>0</text:p>
          </table:table-cell>
          <table:table-cell table:style-name="ce11" table:formula="of:=IF([.AU32]&lt;1;(1+(59*(1-[.AU32])))*[.$A$39]+[.$A$42];0)" office:value-type="float" office:value="0" calcext:value-type="float">
            <text:p>0</text:p>
          </table:table-cell>
          <table:table-cell table:style-name="ce11" table:formula="of:=IF([.AV32]&lt;1;(1+(59*(1-[.AV32])))*[.$A$39]+[.$A$42];0)" office:value-type="float" office:value="0" calcext:value-type="float">
            <text:p>0</text:p>
          </table:table-cell>
          <table:table-cell table:style-name="ce11" table:formula="of:=IF([.AW32]&lt;1;(1+(59*(1-[.AW32])))*[.$A$39]+[.$A$42];0)" office:value-type="float" office:value="0" calcext:value-type="float">
            <text:p>0</text:p>
          </table:table-cell>
          <table:table-cell table:style-name="ce11" table:formula="of:=IF([.AX32]&lt;1;(1+(59*(1-[.AX32])))*[.$A$39]+[.$A$42];0)" office:value-type="float" office:value="0" calcext:value-type="float">
            <text:p>0</text:p>
          </table:table-cell>
          <table:table-cell table:style-name="ce11" table:formula="of:=IF([.AY32]&lt;1;(1+(59*(1-[.AY32])))*[.$A$39]+[.$A$42];0)" office:value-type="float" office:value="0" calcext:value-type="float">
            <text:p>0</text:p>
          </table:table-cell>
          <table:table-cell table:style-name="ce11" table:formula="of:=IF([.AZ32]&lt;1;(1+(59*(1-[.AZ32])))*[.$A$39]+[.$A$42];0)" office:value-type="float" office:value="0" calcext:value-type="float">
            <text:p>0</text:p>
          </table:table-cell>
          <table:table-cell table:style-name="ce11" table:formula="of:=IF([.BA32]&lt;1;(1+(59*(1-[.BA32])))*[.$A$39]+[.$A$42];0)" office:value-type="float" office:value="0" calcext:value-type="float">
            <text:p>0</text:p>
          </table:table-cell>
          <table:table-cell table:style-name="ce11" table:formula="of:=IF([.BB32]&lt;1;(1+(59*(1-[.BB32])))*[.$A$39]+[.$A$42];0)" office:value-type="float" office:value="0" calcext:value-type="float">
            <text:p>0</text:p>
          </table:table-cell>
          <table:table-cell table:style-name="ce11" table:formula="of:=IF([.BC32]&lt;1;(1+(59*(1-[.BC32])))*[.$A$39]+[.$A$42];0)" office:value-type="float" office:value="0" calcext:value-type="float">
            <text:p>0</text:p>
          </table:table-cell>
          <table:table-cell table:style-name="ce11" table:formula="of:=IF([.BD32]&lt;1;(1+(59*(1-[.BD32])))*[.$A$39]+[.$A$42];0)" office:value-type="float" office:value="0" calcext:value-type="float">
            <text:p>0</text:p>
          </table:table-cell>
          <table:table-cell table:style-name="ce11" table:formula="of:=IF([.BE32]&lt;1;(1+(59*(1-[.BE32])))*[.$A$39]+[.$A$42];0)" office:value-type="float" office:value="0" calcext:value-type="float">
            <text:p>0</text:p>
          </table:table-cell>
          <table:table-cell table:style-name="ce11" table:formula="of:=IF([.BF32]&lt;1;(1+(59*(1-[.BF32])))*[.$A$39]+[.$A$42];0)" office:value-type="float" office:value="0" calcext:value-type="float">
            <text:p>0</text:p>
          </table:table-cell>
          <table:table-cell table:style-name="ce11" table:formula="of:=IF([.BG32]&lt;1;(1+(59*(1-[.BG32])))*[.$A$39]+[.$A$42];0)" office:value-type="float" office:value="0" calcext:value-type="float">
            <text:p>0</text:p>
          </table:table-cell>
          <table:table-cell table:style-name="ce11" table:formula="of:=IF([.BH32]&lt;1;(1+(59*(1-[.BH32])))*[.$A$39]+[.$A$42];0)" office:value-type="float" office:value="0" calcext:value-type="float">
            <text:p>0</text:p>
          </table:table-cell>
          <table:table-cell table:style-name="ce11" table:formula="of:=IF([.BI32]&lt;1;(1+(59*(1-[.BI32])))*[.$A$39]+[.$A$42];0)" office:value-type="float" office:value="0" calcext:value-type="float">
            <text:p>0</text:p>
          </table:table-cell>
          <table:table-cell table:style-name="ce11" table:formula="of:=IF([.BJ32]&lt;1;(1+(59*(1-[.BJ32])))*[.$A$39]+[.$A$42];0)" office:value-type="float" office:value="0" calcext:value-type="float">
            <text:p>0</text:p>
          </table:table-cell>
          <table:table-cell table:style-name="ce11" table:formula="of:=IF([.BK32]&lt;1;(1+(59*(1-[.BK32])))*[.$A$39]+[.$A$42];0)" office:value-type="float" office:value="0" calcext:value-type="float">
            <text:p>0</text:p>
          </table:table-cell>
          <table:table-cell table:style-name="ce11" table:formula="of:=IF([.BL32]&lt;1;(1+(59*(1-[.BL32])))*[.$A$39]+[.$A$42];0)" office:value-type="float" office:value="0" calcext:value-type="float">
            <text:p>0</text:p>
          </table:table-cell>
          <table:table-cell table:style-name="ce11" table:formula="of:=IF([.BM32]&lt;1;(1+(59*(1-[.BM32])))*[.$A$39]+[.$A$42];0)" office:value-type="float" office:value="0" calcext:value-type="float">
            <text:p>0</text:p>
          </table:table-cell>
          <table:table-cell table:style-name="ce11" table:formula="of:=IF([.BN32]&lt;1;(1+(59*(1-[.BN32])))*[.$A$39]+[.$A$42];0)" office:value-type="float" office:value="0" calcext:value-type="float">
            <text:p>0</text:p>
          </table:table-cell>
          <table:table-cell table:style-name="ce11" table:formula="of:=IF([.BO32]&lt;1;(1+(59*(1-[.BO32])))*[.$A$39]+[.$A$42];0)" office:value-type="float" office:value="0" calcext:value-type="float">
            <text:p>0</text:p>
          </table:table-cell>
          <table:table-cell table:style-name="ce11" table:formula="of:=IF([.BP32]&lt;1;(1+(59*(1-[.BP32])))*[.$A$39]+[.$A$42];0)" office:value-type="float" office:value="0" calcext:value-type="float">
            <text:p>0</text:p>
          </table:table-cell>
          <table:table-cell table:style-name="ce11" table:formula="of:=IF([.BQ32]&lt;1;(1+(59*(1-[.BQ32])))*[.$A$39]+[.$A$42];0)" office:value-type="float" office:value="0" calcext:value-type="float">
            <text:p>0</text:p>
          </table:table-cell>
          <table:table-cell table:style-name="ce11" table:formula="of:=IF([.BR32]&lt;1;(1+(59*(1-[.BR32])))*[.$A$39]+[.$A$42];0)" office:value-type="float" office:value="0" calcext:value-type="float">
            <text:p>0</text:p>
          </table:table-cell>
          <table:table-cell table:style-name="ce11" table:formula="of:=IF([.BS32]&lt;1;(1+(59*(1-[.BS32])))*[.$A$39]+[.$A$42];0)" office:value-type="float" office:value="0" calcext:value-type="float">
            <text:p>0</text:p>
          </table:table-cell>
          <table:table-cell table:style-name="ce11" table:formula="of:=IF([.BT32]&lt;1;(1+(59*(1-[.BT32])))*[.$A$39]+[.$A$42];0)" office:value-type="float" office:value="0" calcext:value-type="float">
            <text:p>0</text:p>
          </table:table-cell>
          <table:table-cell table:style-name="ce11" table:formula="of:=IF([.BU32]&lt;1;(1+(59*(1-[.BU32])))*[.$A$39]+[.$A$42];0)" office:value-type="float" office:value="0" calcext:value-type="float">
            <text:p>0</text:p>
          </table:table-cell>
          <table:table-cell table:style-name="ce11" table:formula="of:=IF([.BV32]&lt;1;(1+(59*(1-[.BV32])))*[.$A$39]+[.$A$42];0)" office:value-type="float" office:value="0" calcext:value-type="float">
            <text:p>0</text:p>
          </table:table-cell>
          <table:table-cell table:style-name="ce11" table:formula="of:=IF([.BW32]&lt;1;(1+(59*(1-[.BW32])))*[.$A$39]+[.$A$42];0)" office:value-type="float" office:value="0" calcext:value-type="float">
            <text:p>0</text:p>
          </table:table-cell>
          <table:table-cell table:style-name="ce11" table:formula="of:=IF([.BX32]&lt;1;(1+(59*(1-[.BX32])))*[.$A$39]+[.$A$42];0)" office:value-type="float" office:value="0" calcext:value-type="float">
            <text:p>0</text:p>
          </table:table-cell>
          <table:table-cell table:style-name="ce11" table:formula="of:=IF([.BY32]&lt;1;(1+(59*(1-[.BY32])))*[.$A$39]+[.$A$42];0)" office:value-type="float" office:value="0" calcext:value-type="float">
            <text:p>0</text:p>
          </table:table-cell>
          <table:table-cell table:style-name="ce11" table:formula="of:=IF([.BZ32]&lt;1;(1+(59*(1-[.BZ32])))*[.$A$39]+[.$A$42];0)" office:value-type="float" office:value="0" calcext:value-type="float">
            <text:p>0</text:p>
          </table:table-cell>
          <table:table-cell table:style-name="ce11" table:formula="of:=IF([.CA32]&lt;1;(1+(59*(1-[.CA32])))*[.$A$39]+[.$A$42];0)" office:value-type="float" office:value="0" calcext:value-type="float">
            <text:p>0</text:p>
          </table:table-cell>
          <table:table-cell table:style-name="ce11" table:formula="of:=IF([.CB32]&lt;1;(1+(59*(1-[.CB32])))*[.$A$39]+[.$A$42];0)" office:value-type="float" office:value="0" calcext:value-type="float">
            <text:p>0</text:p>
          </table:table-cell>
          <table:table-cell table:style-name="ce11" table:formula="of:=IF([.CC32]&lt;1;(1+(59*(1-[.CC32])))*[.$A$39]+[.$A$42];0)" office:value-type="float" office:value="0" calcext:value-type="float">
            <text:p>0</text:p>
          </table:table-cell>
          <table:table-cell table:style-name="ce11" table:formula="of:=IF([.CD32]&lt;1;(1+(59*(1-[.CD32])))*[.$A$39]+[.$A$42];0)" office:value-type="float" office:value="0" calcext:value-type="float">
            <text:p>0</text:p>
          </table:table-cell>
          <table:table-cell table:style-name="ce11" table:formula="of:=IF([.CE32]&lt;1;(1+(59*(1-[.CE32])))*[.$A$39]+[.$A$42];0)" office:value-type="float" office:value="0" calcext:value-type="float">
            <text:p>0</text:p>
          </table:table-cell>
          <table:table-cell table:style-name="ce11" table:formula="of:=IF([.CF32]&lt;1;(1+(59*(1-[.CF32])))*[.$A$39]+[.$A$42];0)" office:value-type="float" office:value="0" calcext:value-type="float">
            <text:p>0</text:p>
          </table:table-cell>
          <table:table-cell table:style-name="ce11" table:formula="of:=IF([.CG32]&lt;1;(1+(59*(1-[.CG32])))*[.$A$39]+[.$A$42];0)" office:value-type="float" office:value="0" calcext:value-type="float">
            <text:p>0</text:p>
          </table:table-cell>
          <table:table-cell table:style-name="ce11" table:formula="of:=IF([.CH32]&lt;1;(1+(59*(1-[.CH32])))*[.$A$39]+[.$A$42];0)" office:value-type="float" office:value="0" calcext:value-type="float">
            <text:p>0</text:p>
          </table:table-cell>
          <table:table-cell table:style-name="ce11" table:formula="of:=IF([.CI32]&lt;1;(1+(59*(1-[.CI32])))*[.$A$39]+[.$A$42];0)" office:value-type="float" office:value="0" calcext:value-type="float">
            <text:p>0</text:p>
          </table:table-cell>
          <table:table-cell table:style-name="ce11" table:formula="of:=IF([.CJ32]&lt;1;(1+(59*(1-[.CJ32])))*[.$A$39]+[.$A$42];0)" office:value-type="float" office:value="0" calcext:value-type="float">
            <text:p>0</text:p>
          </table:table-cell>
          <table:table-cell table:style-name="ce11" table:formula="of:=IF([.CK32]&lt;1;(1+(59*(1-[.CK32])))*[.$A$39]+[.$A$42];0)" office:value-type="float" office:value="0" calcext:value-type="float">
            <text:p>0</text:p>
          </table:table-cell>
          <table:table-cell table:style-name="ce11" table:formula="of:=IF([.CL32]&lt;1;(1+(59*(1-[.CL32])))*[.$A$39]+[.$A$42];0)" office:value-type="float" office:value="0" calcext:value-type="float">
            <text:p>0</text:p>
          </table:table-cell>
          <table:table-cell table:style-name="ce11" table:formula="of:=IF([.CM32]&lt;1;(1+(59*(1-[.CM32])))*[.$A$39]+[.$A$42];0)" office:value-type="float" office:value="0" calcext:value-type="float">
            <text:p>0</text:p>
          </table:table-cell>
          <table:table-cell table:style-name="ce11" table:formula="of:=IF([.CN32]&lt;1;(1+(59*(1-[.CN32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3]&lt;1;(1+(59*(1-[.A33])))*[.$A$39]+[.$A$42];0)" office:value-type="float" office:value="246" calcext:value-type="float">
            <text:p>246</text:p>
          </table:table-cell>
          <table:table-cell table:style-name="ce11" table:formula="of:=IF([.B33]&lt;1;(1+(59*(1-[.B33])))*[.$A$39]+[.$A$42];0)" office:value-type="float" office:value="225.336674627093" calcext:value-type="float">
            <text:p>225</text:p>
          </table:table-cell>
          <table:table-cell table:style-name="ce11" table:formula="of:=IF([.C33]&lt;1;(1+(59*(1-[.C33])))*[.$A$39]+[.$A$42];0)" office:value-type="float" office:value="204.690428579593" calcext:value-type="float">
            <text:p>205</text:p>
          </table:table-cell>
          <table:table-cell table:style-name="ce11" table:formula="of:=IF([.D33]&lt;1;(1+(59*(1-[.D33])))*[.$A$39]+[.$A$42];0)" office:value-type="float" office:value="184.258455361348" calcext:value-type="float">
            <text:p>184</text:p>
          </table:table-cell>
          <table:table-cell table:style-name="ce11" table:formula="of:=IF([.E33]&lt;1;(1+(59*(1-[.E33])))*[.$A$39]+[.$A$42];0)" office:value-type="float" office:value="164.251020147675" calcext:value-type="float">
            <text:p>164</text:p>
          </table:table-cell>
          <table:table-cell table:style-name="ce11" table:formula="of:=IF([.F33]&lt;1;(1+(59*(1-[.F33])))*[.$A$39]+[.$A$42];0)" office:value-type="float" office:value="144.885618685801" calcext:value-type="float">
            <text:p>145</text:p>
          </table:table-cell>
          <table:table-cell table:style-name="ce11" table:formula="of:=IF([.G33]&lt;1;(1+(59*(1-[.G33])))*[.$A$39]+[.$A$42];0)" office:value-type="float" office:value="126.379640668172" calcext:value-type="float">
            <text:p>126</text:p>
          </table:table-cell>
          <table:table-cell table:style-name="ce11" table:formula="of:=IF([.H33]&lt;1;(1+(59*(1-[.H33])))*[.$A$39]+[.$A$42];0)" office:value-type="float" office:value="108.9417327836" calcext:value-type="float">
            <text:p>109</text:p>
          </table:table-cell>
          <table:table-cell table:style-name="ce11" table:formula="of:=IF([.I33]&lt;1;(1+(59*(1-[.I33])))*[.$A$39]+[.$A$42];0)" office:value-type="float" office:value="92.7622448516047" calcext:value-type="float">
            <text:p>93</text:p>
          </table:table-cell>
          <table:table-cell table:style-name="ce11" table:formula="of:=IF([.J33]&lt;1;(1+(59*(1-[.J33])))*[.$A$39]+[.$A$42];0)" office:value-type="float" office:value="78.0033467850652" calcext:value-type="float">
            <text:p>78</text:p>
          </table:table-cell>
          <table:table-cell table:style-name="ce11" table:formula="of:=IF([.K33]&lt;1;(1+(59*(1-[.K33])))*[.$A$39]+[.$A$42];0)" office:value-type="float" office:value="64.7895980779966" calcext:value-type="float">
            <text:p>65</text:p>
          </table:table-cell>
          <table:table-cell table:style-name="ce11" table:formula="of:=IF([.L33]&lt;1;(1+(59*(1-[.L33])))*[.$A$39]+[.$A$42];0)" office:value-type="float" office:value="53.1998983455856" calcext:value-type="float">
            <text:p>53</text:p>
          </table:table-cell>
          <table:table-cell table:style-name="ce11" table:formula="of:=IF([.M33]&lt;1;(1+(59*(1-[.M33])))*[.$A$39]+[.$A$42];0)" office:value-type="float" office:value="43.2618037019429" calcext:value-type="float">
            <text:p>43</text:p>
          </table:table-cell>
          <table:table-cell table:style-name="ce11" table:formula="of:=IF([.N33]&lt;1;(1+(59*(1-[.N33])))*[.$A$39]+[.$A$42];0)" office:value-type="float" office:value="34.9491167117312" calcext:value-type="float">
            <text:p>35</text:p>
          </table:table-cell>
          <table:table-cell table:style-name="ce11" table:formula="of:=IF([.O33]&lt;1;(1+(59*(1-[.O33])))*[.$A$39]+[.$A$42];0)" office:value-type="float" office:value="28.1834166833428" calcext:value-type="float">
            <text:p>28</text:p>
          </table:table-cell>
          <table:table-cell table:style-name="ce11" table:formula="of:=IF([.P33]&lt;1;(1+(59*(1-[.P33])))*[.$A$39]+[.$A$42];0)" office:value-type="float" office:value="22.8397875801882" calcext:value-type="float">
            <text:p>23</text:p>
          </table:table-cell>
          <table:table-cell table:style-name="ce11" table:formula="of:=IF([.Q33]&lt;1;(1+(59*(1-[.Q33])))*[.$A$39]+[.$A$42];0)" office:value-type="float" office:value="18.7564570456021" calcext:value-type="float">
            <text:p>19</text:p>
          </table:table-cell>
          <table:table-cell table:style-name="ce11" table:formula="of:=IF([.R33]&lt;1;(1+(59*(1-[.R33])))*[.$A$39]+[.$A$42];0)" office:value-type="float" office:value="15.7474613917134" calcext:value-type="float">
            <text:p>16</text:p>
          </table:table-cell>
          <table:table-cell table:style-name="ce11" table:formula="of:=IF([.S33]&lt;1;(1+(59*(1-[.S33])))*[.$A$39]+[.$A$42];0)" office:value-type="float" office:value="13.6169163744446" calcext:value-type="float">
            <text:p>14</text:p>
          </table:table-cell>
          <table:table-cell table:style-name="ce11" table:formula="of:=IF([.T33]&lt;1;(1+(59*(1-[.T33])))*[.$A$39]+[.$A$42];0)" office:value-type="float" office:value="12.173137035552" calcext:value-type="float">
            <text:p>12</text:p>
          </table:table-cell>
          <table:table-cell table:style-name="ce11" table:formula="of:=IF([.U33]&lt;1;(1+(59*(1-[.U33])))*[.$A$39]+[.$A$42];0)" office:value-type="float" office:value="11.2408252527315" calcext:value-type="float">
            <text:p>11</text:p>
          </table:table-cell>
          <table:table-cell table:style-name="ce11" table:formula="of:=IF([.V33]&lt;1;(1+(59*(1-[.V33])))*[.$A$39]+[.$A$42];0)" office:value-type="float" office:value="10.6698791871277" calcext:value-type="float">
            <text:p>11</text:p>
          </table:table-cell>
          <table:table-cell table:style-name="ce11" table:formula="of:=IF([.W33]&lt;1;(1+(59*(1-[.W33])))*[.$A$39]+[.$A$42];0)" office:value-type="float" office:value="10.3400250647202" calcext:value-type="float">
            <text:p>10</text:p>
          </table:table-cell>
          <table:table-cell table:style-name="ce11" table:formula="of:=IF([.X33]&lt;1;(1+(59*(1-[.X33])))*[.$A$39]+[.$A$42];0)" office:value-type="float" office:value="10.1612786293924" calcext:value-type="float">
            <text:p>10</text:p>
          </table:table-cell>
          <table:table-cell table:style-name="ce11" table:formula="of:=IF([.Y33]&lt;1;(1+(59*(1-[.Y33])))*[.$A$39]+[.$A$42];0)" office:value-type="float" office:value="10.0709985215511" calcext:value-type="float">
            <text:p>10</text:p>
          </table:table-cell>
          <table:table-cell table:style-name="ce11" table:formula="of:=IF([.Z33]&lt;1;(1+(59*(1-[.Z33])))*[.$A$39]+[.$A$42];0)" office:value-type="float" office:value="10.0287931403757" calcext:value-type="float">
            <text:p>10</text:p>
          </table:table-cell>
          <table:table-cell table:style-name="ce11" table:formula="of:=IF([.AA33]&lt;1;(1+(59*(1-[.AA33])))*[.$A$39]+[.$A$42];0)" office:value-type="float" office:value="10.0106692216328" calcext:value-type="float">
            <text:p>10</text:p>
          </table:table-cell>
          <table:table-cell table:style-name="ce11" table:formula="of:=IF([.AB33]&lt;1;(1+(59*(1-[.AB33])))*[.$A$39]+[.$A$42];0)" office:value-type="float" office:value="10.0035798168621" calcext:value-type="float">
            <text:p>10</text:p>
          </table:table-cell>
          <table:table-cell table:style-name="ce11" table:formula="of:=IF([.AC33]&lt;1;(1+(59*(1-[.AC33])))*[.$A$39]+[.$A$42];0)" office:value-type="float" office:value="10.0010768660595" calcext:value-type="float">
            <text:p>10</text:p>
          </table:table-cell>
          <table:table-cell table:style-name="ce11" table:formula="of:=IF([.AD33]&lt;1;(1+(59*(1-[.AD33])))*[.$A$39]+[.$A$42];0)" office:value-type="float" office:value="10.000287271576" calcext:value-type="float">
            <text:p>10</text:p>
          </table:table-cell>
          <table:table-cell table:style-name="ce11" table:formula="of:=IF([.AE33]&lt;1;(1+(59*(1-[.AE33])))*[.$A$39]+[.$A$42];0)" office:value-type="float" office:value="10.0000671485628" calcext:value-type="float">
            <text:p>10</text:p>
          </table:table-cell>
          <table:table-cell table:style-name="ce11" table:formula="of:=IF([.AF33]&lt;1;(1+(59*(1-[.AF33])))*[.$A$39]+[.$A$42];0)" office:value-type="float" office:value="10.0000135723545" calcext:value-type="float">
            <text:p>10</text:p>
          </table:table-cell>
          <table:table-cell table:style-name="ce11" table:formula="of:=IF([.AG33]&lt;1;(1+(59*(1-[.AG33])))*[.$A$39]+[.$A$42];0)" office:value-type="float" office:value="10.0000023379516" calcext:value-type="float">
            <text:p>10</text:p>
          </table:table-cell>
          <table:table-cell table:style-name="ce11" table:formula="of:=IF([.AH33]&lt;1;(1+(59*(1-[.AH33])))*[.$A$39]+[.$A$42];0)" office:value-type="float" office:value="10.0000003377799" calcext:value-type="float">
            <text:p>10</text:p>
          </table:table-cell>
          <table:table-cell table:style-name="ce11" table:formula="of:=IF([.AI33]&lt;1;(1+(59*(1-[.AI33])))*[.$A$39]+[.$A$42];0)" office:value-type="float" office:value="10.0000000402172" calcext:value-type="float">
            <text:p>10</text:p>
          </table:table-cell>
          <table:table-cell table:style-name="ce11" table:formula="of:=IF([.AJ33]&lt;1;(1+(59*(1-[.AJ33])))*[.$A$39]+[.$A$42];0)" office:value-type="float" office:value="10.0000000038705" calcext:value-type="float">
            <text:p>10</text:p>
          </table:table-cell>
          <table:table-cell table:style-name="ce11" table:formula="of:=IF([.AK33]&lt;1;(1+(59*(1-[.AK33])))*[.$A$39]+[.$A$42];0)" office:value-type="float" office:value="10.0000000002948" calcext:value-type="float">
            <text:p>10</text:p>
          </table:table-cell>
          <table:table-cell table:style-name="ce11" table:formula="of:=IF([.AL33]&lt;1;(1+(59*(1-[.AL33])))*[.$A$39]+[.$A$42];0)" office:value-type="float" office:value="10.0000000000174" calcext:value-type="float">
            <text:p>10</text:p>
          </table:table-cell>
          <table:table-cell table:style-name="ce11" table:formula="of:=IF([.AM33]&lt;1;(1+(59*(1-[.AM33])))*[.$A$39]+[.$A$42];0)" office:value-type="float" office:value="0" calcext:value-type="float">
            <text:p>0</text:p>
          </table:table-cell>
          <table:table-cell table:style-name="ce11" table:formula="of:=IF([.AN33]&lt;1;(1+(59*(1-[.AN33])))*[.$A$39]+[.$A$42];0)" office:value-type="float" office:value="0" calcext:value-type="float">
            <text:p>0</text:p>
          </table:table-cell>
          <table:table-cell table:style-name="ce11" table:formula="of:=IF([.AO33]&lt;1;(1+(59*(1-[.AO33])))*[.$A$39]+[.$A$42];0)" office:value-type="float" office:value="0" calcext:value-type="float">
            <text:p>0</text:p>
          </table:table-cell>
          <table:table-cell table:style-name="ce11" table:formula="of:=IF([.AP33]&lt;1;(1+(59*(1-[.AP33])))*[.$A$39]+[.$A$42];0)" office:value-type="float" office:value="0" calcext:value-type="float">
            <text:p>0</text:p>
          </table:table-cell>
          <table:table-cell table:style-name="ce11" table:formula="of:=IF([.AQ33]&lt;1;(1+(59*(1-[.AQ33])))*[.$A$39]+[.$A$42];0)" office:value-type="float" office:value="0" calcext:value-type="float">
            <text:p>0</text:p>
          </table:table-cell>
          <table:table-cell table:style-name="ce11" table:formula="of:=IF([.AR33]&lt;1;(1+(59*(1-[.AR33])))*[.$A$39]+[.$A$42];0)" office:value-type="float" office:value="0" calcext:value-type="float">
            <text:p>0</text:p>
          </table:table-cell>
          <table:table-cell table:style-name="ce11" table:formula="of:=IF([.AS33]&lt;1;(1+(59*(1-[.AS33])))*[.$A$39]+[.$A$42];0)" office:value-type="float" office:value="0" calcext:value-type="float">
            <text:p>0</text:p>
          </table:table-cell>
          <table:table-cell table:style-name="ce11" table:formula="of:=IF([.AT33]&lt;1;(1+(59*(1-[.AT33])))*[.$A$39]+[.$A$42];0)" office:value-type="float" office:value="0" calcext:value-type="float">
            <text:p>0</text:p>
          </table:table-cell>
          <table:table-cell table:style-name="ce11" table:formula="of:=IF([.AU33]&lt;1;(1+(59*(1-[.AU33])))*[.$A$39]+[.$A$42];0)" office:value-type="float" office:value="0" calcext:value-type="float">
            <text:p>0</text:p>
          </table:table-cell>
          <table:table-cell table:style-name="ce11" table:formula="of:=IF([.AV33]&lt;1;(1+(59*(1-[.AV33])))*[.$A$39]+[.$A$42];0)" office:value-type="float" office:value="0" calcext:value-type="float">
            <text:p>0</text:p>
          </table:table-cell>
          <table:table-cell table:style-name="ce11" table:formula="of:=IF([.AW33]&lt;1;(1+(59*(1-[.AW33])))*[.$A$39]+[.$A$42];0)" office:value-type="float" office:value="0" calcext:value-type="float">
            <text:p>0</text:p>
          </table:table-cell>
          <table:table-cell table:style-name="ce11" table:formula="of:=IF([.AX33]&lt;1;(1+(59*(1-[.AX33])))*[.$A$39]+[.$A$42];0)" office:value-type="float" office:value="0" calcext:value-type="float">
            <text:p>0</text:p>
          </table:table-cell>
          <table:table-cell table:style-name="ce11" table:formula="of:=IF([.AY33]&lt;1;(1+(59*(1-[.AY33])))*[.$A$39]+[.$A$42];0)" office:value-type="float" office:value="0" calcext:value-type="float">
            <text:p>0</text:p>
          </table:table-cell>
          <table:table-cell table:style-name="ce11" table:formula="of:=IF([.AZ33]&lt;1;(1+(59*(1-[.AZ33])))*[.$A$39]+[.$A$42];0)" office:value-type="float" office:value="0" calcext:value-type="float">
            <text:p>0</text:p>
          </table:table-cell>
          <table:table-cell table:style-name="ce11" table:formula="of:=IF([.BA33]&lt;1;(1+(59*(1-[.BA33])))*[.$A$39]+[.$A$42];0)" office:value-type="float" office:value="0" calcext:value-type="float">
            <text:p>0</text:p>
          </table:table-cell>
          <table:table-cell table:style-name="ce11" table:formula="of:=IF([.BB33]&lt;1;(1+(59*(1-[.BB33])))*[.$A$39]+[.$A$42];0)" office:value-type="float" office:value="0" calcext:value-type="float">
            <text:p>0</text:p>
          </table:table-cell>
          <table:table-cell table:style-name="ce11" table:formula="of:=IF([.BC33]&lt;1;(1+(59*(1-[.BC33])))*[.$A$39]+[.$A$42];0)" office:value-type="float" office:value="0" calcext:value-type="float">
            <text:p>0</text:p>
          </table:table-cell>
          <table:table-cell table:style-name="ce11" table:formula="of:=IF([.BD33]&lt;1;(1+(59*(1-[.BD33])))*[.$A$39]+[.$A$42];0)" office:value-type="float" office:value="0" calcext:value-type="float">
            <text:p>0</text:p>
          </table:table-cell>
          <table:table-cell table:style-name="ce11" table:formula="of:=IF([.BE33]&lt;1;(1+(59*(1-[.BE33])))*[.$A$39]+[.$A$42];0)" office:value-type="float" office:value="0" calcext:value-type="float">
            <text:p>0</text:p>
          </table:table-cell>
          <table:table-cell table:style-name="ce11" table:formula="of:=IF([.BF33]&lt;1;(1+(59*(1-[.BF33])))*[.$A$39]+[.$A$42];0)" office:value-type="float" office:value="0" calcext:value-type="float">
            <text:p>0</text:p>
          </table:table-cell>
          <table:table-cell table:style-name="ce11" table:formula="of:=IF([.BG33]&lt;1;(1+(59*(1-[.BG33])))*[.$A$39]+[.$A$42];0)" office:value-type="float" office:value="0" calcext:value-type="float">
            <text:p>0</text:p>
          </table:table-cell>
          <table:table-cell table:style-name="ce11" table:formula="of:=IF([.BH33]&lt;1;(1+(59*(1-[.BH33])))*[.$A$39]+[.$A$42];0)" office:value-type="float" office:value="0" calcext:value-type="float">
            <text:p>0</text:p>
          </table:table-cell>
          <table:table-cell table:style-name="ce11" table:formula="of:=IF([.BI33]&lt;1;(1+(59*(1-[.BI33])))*[.$A$39]+[.$A$42];0)" office:value-type="float" office:value="0" calcext:value-type="float">
            <text:p>0</text:p>
          </table:table-cell>
          <table:table-cell table:style-name="ce11" table:formula="of:=IF([.BJ33]&lt;1;(1+(59*(1-[.BJ33])))*[.$A$39]+[.$A$42];0)" office:value-type="float" office:value="0" calcext:value-type="float">
            <text:p>0</text:p>
          </table:table-cell>
          <table:table-cell table:style-name="ce11" table:formula="of:=IF([.BK33]&lt;1;(1+(59*(1-[.BK33])))*[.$A$39]+[.$A$42];0)" office:value-type="float" office:value="0" calcext:value-type="float">
            <text:p>0</text:p>
          </table:table-cell>
          <table:table-cell table:style-name="ce11" table:formula="of:=IF([.BL33]&lt;1;(1+(59*(1-[.BL33])))*[.$A$39]+[.$A$42];0)" office:value-type="float" office:value="0" calcext:value-type="float">
            <text:p>0</text:p>
          </table:table-cell>
          <table:table-cell table:style-name="ce11" table:formula="of:=IF([.BM33]&lt;1;(1+(59*(1-[.BM33])))*[.$A$39]+[.$A$42];0)" office:value-type="float" office:value="0" calcext:value-type="float">
            <text:p>0</text:p>
          </table:table-cell>
          <table:table-cell table:style-name="ce11" table:formula="of:=IF([.BN33]&lt;1;(1+(59*(1-[.BN33])))*[.$A$39]+[.$A$42];0)" office:value-type="float" office:value="0" calcext:value-type="float">
            <text:p>0</text:p>
          </table:table-cell>
          <table:table-cell table:style-name="ce11" table:formula="of:=IF([.BO33]&lt;1;(1+(59*(1-[.BO33])))*[.$A$39]+[.$A$42];0)" office:value-type="float" office:value="0" calcext:value-type="float">
            <text:p>0</text:p>
          </table:table-cell>
          <table:table-cell table:style-name="ce11" table:formula="of:=IF([.BP33]&lt;1;(1+(59*(1-[.BP33])))*[.$A$39]+[.$A$42];0)" office:value-type="float" office:value="0" calcext:value-type="float">
            <text:p>0</text:p>
          </table:table-cell>
          <table:table-cell table:style-name="ce11" table:formula="of:=IF([.BQ33]&lt;1;(1+(59*(1-[.BQ33])))*[.$A$39]+[.$A$42];0)" office:value-type="float" office:value="0" calcext:value-type="float">
            <text:p>0</text:p>
          </table:table-cell>
          <table:table-cell table:style-name="ce11" table:formula="of:=IF([.BR33]&lt;1;(1+(59*(1-[.BR33])))*[.$A$39]+[.$A$42];0)" office:value-type="float" office:value="0" calcext:value-type="float">
            <text:p>0</text:p>
          </table:table-cell>
          <table:table-cell table:style-name="ce11" table:formula="of:=IF([.BS33]&lt;1;(1+(59*(1-[.BS33])))*[.$A$39]+[.$A$42];0)" office:value-type="float" office:value="0" calcext:value-type="float">
            <text:p>0</text:p>
          </table:table-cell>
          <table:table-cell table:style-name="ce11" table:formula="of:=IF([.BT33]&lt;1;(1+(59*(1-[.BT33])))*[.$A$39]+[.$A$42];0)" office:value-type="float" office:value="0" calcext:value-type="float">
            <text:p>0</text:p>
          </table:table-cell>
          <table:table-cell table:style-name="ce11" table:formula="of:=IF([.BU33]&lt;1;(1+(59*(1-[.BU33])))*[.$A$39]+[.$A$42];0)" office:value-type="float" office:value="0" calcext:value-type="float">
            <text:p>0</text:p>
          </table:table-cell>
          <table:table-cell table:style-name="ce11" table:formula="of:=IF([.BV33]&lt;1;(1+(59*(1-[.BV33])))*[.$A$39]+[.$A$42];0)" office:value-type="float" office:value="0" calcext:value-type="float">
            <text:p>0</text:p>
          </table:table-cell>
          <table:table-cell table:style-name="ce11" table:formula="of:=IF([.BW33]&lt;1;(1+(59*(1-[.BW33])))*[.$A$39]+[.$A$42];0)" office:value-type="float" office:value="0" calcext:value-type="float">
            <text:p>0</text:p>
          </table:table-cell>
          <table:table-cell table:style-name="ce11" table:formula="of:=IF([.BX33]&lt;1;(1+(59*(1-[.BX33])))*[.$A$39]+[.$A$42];0)" office:value-type="float" office:value="0" calcext:value-type="float">
            <text:p>0</text:p>
          </table:table-cell>
          <table:table-cell table:style-name="ce11" table:formula="of:=IF([.BY33]&lt;1;(1+(59*(1-[.BY33])))*[.$A$39]+[.$A$42];0)" office:value-type="float" office:value="0" calcext:value-type="float">
            <text:p>0</text:p>
          </table:table-cell>
          <table:table-cell table:style-name="ce11" table:formula="of:=IF([.BZ33]&lt;1;(1+(59*(1-[.BZ33])))*[.$A$39]+[.$A$42];0)" office:value-type="float" office:value="0" calcext:value-type="float">
            <text:p>0</text:p>
          </table:table-cell>
          <table:table-cell table:style-name="ce11" table:formula="of:=IF([.CA33]&lt;1;(1+(59*(1-[.CA33])))*[.$A$39]+[.$A$42];0)" office:value-type="float" office:value="0" calcext:value-type="float">
            <text:p>0</text:p>
          </table:table-cell>
          <table:table-cell table:style-name="ce11" table:formula="of:=IF([.CB33]&lt;1;(1+(59*(1-[.CB33])))*[.$A$39]+[.$A$42];0)" office:value-type="float" office:value="0" calcext:value-type="float">
            <text:p>0</text:p>
          </table:table-cell>
          <table:table-cell table:style-name="ce11" table:formula="of:=IF([.CC33]&lt;1;(1+(59*(1-[.CC33])))*[.$A$39]+[.$A$42];0)" office:value-type="float" office:value="0" calcext:value-type="float">
            <text:p>0</text:p>
          </table:table-cell>
          <table:table-cell table:style-name="ce11" table:formula="of:=IF([.CD33]&lt;1;(1+(59*(1-[.CD33])))*[.$A$39]+[.$A$42];0)" office:value-type="float" office:value="0" calcext:value-type="float">
            <text:p>0</text:p>
          </table:table-cell>
          <table:table-cell table:style-name="ce11" table:formula="of:=IF([.CE33]&lt;1;(1+(59*(1-[.CE33])))*[.$A$39]+[.$A$42];0)" office:value-type="float" office:value="0" calcext:value-type="float">
            <text:p>0</text:p>
          </table:table-cell>
          <table:table-cell table:style-name="ce11" table:formula="of:=IF([.CF33]&lt;1;(1+(59*(1-[.CF33])))*[.$A$39]+[.$A$42];0)" office:value-type="float" office:value="0" calcext:value-type="float">
            <text:p>0</text:p>
          </table:table-cell>
          <table:table-cell table:style-name="ce11" table:formula="of:=IF([.CG33]&lt;1;(1+(59*(1-[.CG33])))*[.$A$39]+[.$A$42];0)" office:value-type="float" office:value="0" calcext:value-type="float">
            <text:p>0</text:p>
          </table:table-cell>
          <table:table-cell table:style-name="ce11" table:formula="of:=IF([.CH33]&lt;1;(1+(59*(1-[.CH33])))*[.$A$39]+[.$A$42];0)" office:value-type="float" office:value="0" calcext:value-type="float">
            <text:p>0</text:p>
          </table:table-cell>
          <table:table-cell table:style-name="ce11" table:formula="of:=IF([.CI33]&lt;1;(1+(59*(1-[.CI33])))*[.$A$39]+[.$A$42];0)" office:value-type="float" office:value="0" calcext:value-type="float">
            <text:p>0</text:p>
          </table:table-cell>
          <table:table-cell table:style-name="ce11" table:formula="of:=IF([.CJ33]&lt;1;(1+(59*(1-[.CJ33])))*[.$A$39]+[.$A$42];0)" office:value-type="float" office:value="0" calcext:value-type="float">
            <text:p>0</text:p>
          </table:table-cell>
          <table:table-cell table:style-name="ce11" table:formula="of:=IF([.CK33]&lt;1;(1+(59*(1-[.CK33])))*[.$A$39]+[.$A$42];0)" office:value-type="float" office:value="0" calcext:value-type="float">
            <text:p>0</text:p>
          </table:table-cell>
          <table:table-cell table:style-name="ce11" table:formula="of:=IF([.CL33]&lt;1;(1+(59*(1-[.CL33])))*[.$A$39]+[.$A$42];0)" office:value-type="float" office:value="0" calcext:value-type="float">
            <text:p>0</text:p>
          </table:table-cell>
          <table:table-cell table:style-name="ce11" table:formula="of:=IF([.CM33]&lt;1;(1+(59*(1-[.CM33])))*[.$A$39]+[.$A$42];0)" office:value-type="float" office:value="0" calcext:value-type="float">
            <text:p>0</text:p>
          </table:table-cell>
          <table:table-cell table:style-name="ce11" table:formula="of:=IF([.CN33]&lt;1;(1+(59*(1-[.CN33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4]&lt;1;(1+(59*(1-[.A34])))*[.$A$39]+[.$A$42];0)" office:value-type="float" office:value="187" calcext:value-type="float">
            <text:p>187</text:p>
          </table:table-cell>
          <table:table-cell table:style-name="ce11" table:formula="of:=IF([.B34]&lt;1;(1+(59*(1-[.B34])))*[.$A$39]+[.$A$42];0)" office:value-type="float" office:value="166.922562650043" calcext:value-type="float">
            <text:p>167</text:p>
          </table:table-cell>
          <table:table-cell table:style-name="ce11" table:formula="of:=IF([.C34]&lt;1;(1+(59*(1-[.C34])))*[.$A$39]+[.$A$42];0)" office:value-type="float" office:value="147.457591443122" calcext:value-type="float">
            <text:p>147</text:p>
          </table:table-cell>
          <table:table-cell table:style-name="ce11" table:formula="of:=IF([.D34]&lt;1;(1+(59*(1-[.D34])))*[.$A$39]+[.$A$42];0)" office:value-type="float" office:value="128.822969516959" calcext:value-type="float">
            <text:p>129</text:p>
          </table:table-cell>
          <table:table-cell table:style-name="ce11" table:formula="of:=IF([.E34]&lt;1;(1+(59*(1-[.E34])))*[.$A$39]+[.$A$42];0)" office:value-type="float" office:value="111.229068533961" calcext:value-type="float">
            <text:p>111</text:p>
          </table:table-cell>
          <table:table-cell table:style-name="ce11" table:formula="of:=IF([.F34]&lt;1;(1+(59*(1-[.F34])))*[.$A$39]+[.$A$42];0)" office:value-type="float" office:value="94.869288947115" calcext:value-type="float">
            <text:p>95</text:p>
          </table:table-cell>
          <table:table-cell table:style-name="ce11" table:formula="of:=IF([.G34]&lt;1;(1+(59*(1-[.G34])))*[.$A$39]+[.$A$42];0)" office:value-type="float" office:value="79.9101797508244" calcext:value-type="float">
            <text:p>80</text:p>
          </table:table-cell>
          <table:table-cell table:style-name="ce11" table:formula="of:=IF([.H34]&lt;1;(1+(59*(1-[.H34])))*[.$A$39]+[.$A$42];0)" office:value-type="float" office:value="66.4818950481791" calcext:value-type="float">
            <text:p>66</text:p>
          </table:table-cell>
          <table:table-cell table:style-name="ce11" table:formula="of:=IF([.I34]&lt;1;(1+(59*(1-[.I34])))*[.$A$39]+[.$A$42];0)" office:value-type="float" office:value="54.6699004145257" calcext:value-type="float">
            <text:p>55</text:p>
          </table:table-cell>
          <table:table-cell table:style-name="ce11" table:formula="of:=IF([.J34]&lt;1;(1+(59*(1-[.J34])))*[.$A$39]+[.$A$42];0)" office:value-type="float" office:value="44.5089131523665" calcext:value-type="float">
            <text:p>45</text:p>
          </table:table-cell>
          <table:table-cell table:style-name="ce11" table:formula="of:=IF([.K34]&lt;1;(1+(59*(1-[.K34])))*[.$A$39]+[.$A$42];0)" office:value-type="float" office:value="35.9800036962128" calcext:value-type="float">
            <text:p>36</text:p>
          </table:table-cell>
          <table:table-cell table:style-name="ce11" table:formula="of:=IF([.L34]&lt;1;(1+(59*(1-[.L34])))*[.$A$39]+[.$A$42];0)" office:value-type="float" office:value="29.011567604042" calcext:value-type="float">
            <text:p>29</text:p>
          </table:table-cell>
          <table:table-cell table:style-name="ce11" table:formula="of:=IF([.M34]&lt;1;(1+(59*(1-[.M34])))*[.$A$39]+[.$A$42];0)" office:value-type="float" office:value="23.4844898237059" calcext:value-type="float">
            <text:p>23</text:p>
          </table:table-cell>
          <table:table-cell table:style-name="ce11" table:formula="of:=IF([.N34]&lt;1;(1+(59*(1-[.N34])))*[.$A$39]+[.$A$42];0)" office:value-type="float" office:value="19.2412936532178" calcext:value-type="float">
            <text:p>19</text:p>
          </table:table-cell>
          <table:table-cell table:style-name="ce11" table:formula="of:=IF([.O34]&lt;1;(1+(59*(1-[.O34])))*[.$A$39]+[.$A$42];0)" office:value-type="float" office:value="16.0984693659905" calcext:value-type="float">
            <text:p>16</text:p>
          </table:table-cell>
          <table:table-cell table:style-name="ce11" table:formula="of:=IF([.P34]&lt;1;(1+(59*(1-[.P34])))*[.$A$39]+[.$A$42];0)" office:value-type="float" office:value="13.8606259903855" calcext:value-type="float">
            <text:p>14</text:p>
          </table:table-cell>
          <table:table-cell table:style-name="ce11" table:formula="of:=IF([.Q34]&lt;1;(1+(59*(1-[.Q34])))*[.$A$39]+[.$A$42];0)" office:value-type="float" office:value="12.3347388065481" calcext:value-type="float">
            <text:p>12</text:p>
          </table:table-cell>
          <table:table-cell table:style-name="ce11" table:formula="of:=IF([.R34]&lt;1;(1+(59*(1-[.R34])))*[.$A$39]+[.$A$42];0)" office:value-type="float" office:value="11.3426936374944" calcext:value-type="float">
            <text:p>11</text:p>
          </table:table-cell>
          <table:table-cell table:style-name="ce11" table:formula="of:=IF([.S34]&lt;1;(1+(59*(1-[.S34])))*[.$A$39]+[.$A$42];0)" office:value-type="float" office:value="10.7306164107572" calcext:value-type="float">
            <text:p>11</text:p>
          </table:table-cell>
          <table:table-cell table:style-name="ce11" table:formula="of:=IF([.T34]&lt;1;(1+(59*(1-[.T34])))*[.$A$39]+[.$A$42];0)" office:value-type="float" office:value="10.3740874719029" calcext:value-type="float">
            <text:p>10</text:p>
          </table:table-cell>
          <table:table-cell table:style-name="ce11" table:formula="of:=IF([.U34]&lt;1;(1+(59*(1-[.U34])))*[.$A$39]+[.$A$42];0)" office:value-type="float" office:value="10.179136992756" calcext:value-type="float">
            <text:p>10</text:p>
          </table:table-cell>
          <table:table-cell table:style-name="ce11" table:formula="of:=IF([.V34]&lt;1;(1+(59*(1-[.V34])))*[.$A$39]+[.$A$42];0)" office:value-type="float" office:value="10.0796927119264" calcext:value-type="float">
            <text:p>10</text:p>
          </table:table-cell>
          <table:table-cell table:style-name="ce11" table:formula="of:=IF([.W34]&lt;1;(1+(59*(1-[.W34])))*[.$A$39]+[.$A$42];0)" office:value-type="float" office:value="10.0326945425661" calcext:value-type="float">
            <text:p>10</text:p>
          </table:table-cell>
          <table:table-cell table:style-name="ce11" table:formula="of:=IF([.X34]&lt;1;(1+(59*(1-[.X34])))*[.$A$39]+[.$A$42];0)" office:value-type="float" office:value="10.012269803027" calcext:value-type="float">
            <text:p>10</text:p>
          </table:table-cell>
          <table:table-cell table:style-name="ce11" table:formula="of:=IF([.Y34]&lt;1;(1+(59*(1-[.Y34])))*[.$A$39]+[.$A$42];0)" office:value-type="float" office:value="10.0041748045562" calcext:value-type="float">
            <text:p>10</text:p>
          </table:table-cell>
          <table:table-cell table:style-name="ce11" table:formula="of:=IF([.Z34]&lt;1;(1+(59*(1-[.Z34])))*[.$A$39]+[.$A$42];0)" office:value-type="float" office:value="10.0012753064685" calcext:value-type="float">
            <text:p>10</text:p>
          </table:table-cell>
          <table:table-cell table:style-name="ce11" table:formula="of:=IF([.AA34]&lt;1;(1+(59*(1-[.AA34])))*[.$A$39]+[.$A$42];0)" office:value-type="float" office:value="10.0003460117265" calcext:value-type="float">
            <text:p>10</text:p>
          </table:table-cell>
          <table:table-cell table:style-name="ce11" table:formula="of:=IF([.AB34]&lt;1;(1+(59*(1-[.AB34])))*[.$A$39]+[.$A$42];0)" office:value-type="float" office:value="10.0000823976258" calcext:value-type="float">
            <text:p>10</text:p>
          </table:table-cell>
          <table:table-cell table:style-name="ce11" table:formula="of:=IF([.AC34]&lt;1;(1+(59*(1-[.AC34])))*[.$A$39]+[.$A$42];0)" office:value-type="float" office:value="10.0000169989058" calcext:value-type="float">
            <text:p>10</text:p>
          </table:table-cell>
          <table:table-cell table:style-name="ce11" table:formula="of:=IF([.AD34]&lt;1;(1+(59*(1-[.AD34])))*[.$A$39]+[.$A$42];0)" office:value-type="float" office:value="10.0000029948692" calcext:value-type="float">
            <text:p>10</text:p>
          </table:table-cell>
          <table:table-cell table:style-name="ce11" table:formula="of:=IF([.AE34]&lt;1;(1+(59*(1-[.AE34])))*[.$A$39]+[.$A$42];0)" office:value-type="float" office:value="10.0000004435376" calcext:value-type="float">
            <text:p>10</text:p>
          </table:table-cell>
          <table:table-cell table:style-name="ce11" table:formula="of:=IF([.AF34]&lt;1;(1+(59*(1-[.AF34])))*[.$A$39]+[.$A$42];0)" office:value-type="float" office:value="10.0000000542673" calcext:value-type="float">
            <text:p>10</text:p>
          </table:table-cell>
          <table:table-cell table:style-name="ce11" table:formula="of:=IF([.AG34]&lt;1;(1+(59*(1-[.AG34])))*[.$A$39]+[.$A$42];0)" office:value-type="float" office:value="10.0000000053815" calcext:value-type="float">
            <text:p>10</text:p>
          </table:table-cell>
          <table:table-cell table:style-name="ce11" table:formula="of:=IF([.AH34]&lt;1;(1+(59*(1-[.AH34])))*[.$A$39]+[.$A$42];0)" office:value-type="float" office:value="10.0000000004235" calcext:value-type="float">
            <text:p>10</text:p>
          </table:table-cell>
          <table:table-cell table:style-name="ce11" table:formula="of:=IF([.AI34]&lt;1;(1+(59*(1-[.AI34])))*[.$A$39]+[.$A$42];0)" office:value-type="float" office:value="10.0000000000259" calcext:value-type="float">
            <text:p>10</text:p>
          </table:table-cell>
          <table:table-cell table:style-name="ce11" table:formula="of:=IF([.AJ34]&lt;1;(1+(59*(1-[.AJ34])))*[.$A$39]+[.$A$42];0)" office:value-type="float" office:value="0" calcext:value-type="float">
            <text:p>0</text:p>
          </table:table-cell>
          <table:table-cell table:style-name="ce11" table:formula="of:=IF([.AK34]&lt;1;(1+(59*(1-[.AK34])))*[.$A$39]+[.$A$42];0)" office:value-type="float" office:value="0" calcext:value-type="float">
            <text:p>0</text:p>
          </table:table-cell>
          <table:table-cell table:style-name="ce11" table:formula="of:=IF([.AL34]&lt;1;(1+(59*(1-[.AL34])))*[.$A$39]+[.$A$42];0)" office:value-type="float" office:value="0" calcext:value-type="float">
            <text:p>0</text:p>
          </table:table-cell>
          <table:table-cell table:style-name="ce11" table:formula="of:=IF([.AM34]&lt;1;(1+(59*(1-[.AM34])))*[.$A$39]+[.$A$42];0)" office:value-type="float" office:value="0" calcext:value-type="float">
            <text:p>0</text:p>
          </table:table-cell>
          <table:table-cell table:style-name="ce11" table:formula="of:=IF([.AN34]&lt;1;(1+(59*(1-[.AN34])))*[.$A$39]+[.$A$42];0)" office:value-type="float" office:value="0" calcext:value-type="float">
            <text:p>0</text:p>
          </table:table-cell>
          <table:table-cell table:style-name="ce11" table:formula="of:=IF([.AO34]&lt;1;(1+(59*(1-[.AO34])))*[.$A$39]+[.$A$42];0)" office:value-type="float" office:value="0" calcext:value-type="float">
            <text:p>0</text:p>
          </table:table-cell>
          <table:table-cell table:style-name="ce11" table:formula="of:=IF([.AP34]&lt;1;(1+(59*(1-[.AP34])))*[.$A$39]+[.$A$42];0)" office:value-type="float" office:value="0" calcext:value-type="float">
            <text:p>0</text:p>
          </table:table-cell>
          <table:table-cell table:style-name="ce11" table:formula="of:=IF([.AQ34]&lt;1;(1+(59*(1-[.AQ34])))*[.$A$39]+[.$A$42];0)" office:value-type="float" office:value="0" calcext:value-type="float">
            <text:p>0</text:p>
          </table:table-cell>
          <table:table-cell table:style-name="ce11" table:formula="of:=IF([.AR34]&lt;1;(1+(59*(1-[.AR34])))*[.$A$39]+[.$A$42];0)" office:value-type="float" office:value="0" calcext:value-type="float">
            <text:p>0</text:p>
          </table:table-cell>
          <table:table-cell table:style-name="ce11" table:formula="of:=IF([.AS34]&lt;1;(1+(59*(1-[.AS34])))*[.$A$39]+[.$A$42];0)" office:value-type="float" office:value="0" calcext:value-type="float">
            <text:p>0</text:p>
          </table:table-cell>
          <table:table-cell table:style-name="ce11" table:formula="of:=IF([.AT34]&lt;1;(1+(59*(1-[.AT34])))*[.$A$39]+[.$A$42];0)" office:value-type="float" office:value="0" calcext:value-type="float">
            <text:p>0</text:p>
          </table:table-cell>
          <table:table-cell table:style-name="ce11" table:formula="of:=IF([.AU34]&lt;1;(1+(59*(1-[.AU34])))*[.$A$39]+[.$A$42];0)" office:value-type="float" office:value="0" calcext:value-type="float">
            <text:p>0</text:p>
          </table:table-cell>
          <table:table-cell table:style-name="ce11" table:formula="of:=IF([.AV34]&lt;1;(1+(59*(1-[.AV34])))*[.$A$39]+[.$A$42];0)" office:value-type="float" office:value="0" calcext:value-type="float">
            <text:p>0</text:p>
          </table:table-cell>
          <table:table-cell table:style-name="ce11" table:formula="of:=IF([.AW34]&lt;1;(1+(59*(1-[.AW34])))*[.$A$39]+[.$A$42];0)" office:value-type="float" office:value="0" calcext:value-type="float">
            <text:p>0</text:p>
          </table:table-cell>
          <table:table-cell table:style-name="ce11" table:formula="of:=IF([.AX34]&lt;1;(1+(59*(1-[.AX34])))*[.$A$39]+[.$A$42];0)" office:value-type="float" office:value="0" calcext:value-type="float">
            <text:p>0</text:p>
          </table:table-cell>
          <table:table-cell table:style-name="ce11" table:formula="of:=IF([.AY34]&lt;1;(1+(59*(1-[.AY34])))*[.$A$39]+[.$A$42];0)" office:value-type="float" office:value="0" calcext:value-type="float">
            <text:p>0</text:p>
          </table:table-cell>
          <table:table-cell table:style-name="ce11" table:formula="of:=IF([.AZ34]&lt;1;(1+(59*(1-[.AZ34])))*[.$A$39]+[.$A$42];0)" office:value-type="float" office:value="0" calcext:value-type="float">
            <text:p>0</text:p>
          </table:table-cell>
          <table:table-cell table:style-name="ce11" table:formula="of:=IF([.BA34]&lt;1;(1+(59*(1-[.BA34])))*[.$A$39]+[.$A$42];0)" office:value-type="float" office:value="0" calcext:value-type="float">
            <text:p>0</text:p>
          </table:table-cell>
          <table:table-cell table:style-name="ce11" table:formula="of:=IF([.BB34]&lt;1;(1+(59*(1-[.BB34])))*[.$A$39]+[.$A$42];0)" office:value-type="float" office:value="0" calcext:value-type="float">
            <text:p>0</text:p>
          </table:table-cell>
          <table:table-cell table:style-name="ce11" table:formula="of:=IF([.BC34]&lt;1;(1+(59*(1-[.BC34])))*[.$A$39]+[.$A$42];0)" office:value-type="float" office:value="0" calcext:value-type="float">
            <text:p>0</text:p>
          </table:table-cell>
          <table:table-cell table:style-name="ce11" table:formula="of:=IF([.BD34]&lt;1;(1+(59*(1-[.BD34])))*[.$A$39]+[.$A$42];0)" office:value-type="float" office:value="0" calcext:value-type="float">
            <text:p>0</text:p>
          </table:table-cell>
          <table:table-cell table:style-name="ce11" table:formula="of:=IF([.BE34]&lt;1;(1+(59*(1-[.BE34])))*[.$A$39]+[.$A$42];0)" office:value-type="float" office:value="0" calcext:value-type="float">
            <text:p>0</text:p>
          </table:table-cell>
          <table:table-cell table:style-name="ce11" table:formula="of:=IF([.BF34]&lt;1;(1+(59*(1-[.BF34])))*[.$A$39]+[.$A$42];0)" office:value-type="float" office:value="0" calcext:value-type="float">
            <text:p>0</text:p>
          </table:table-cell>
          <table:table-cell table:style-name="ce11" table:formula="of:=IF([.BG34]&lt;1;(1+(59*(1-[.BG34])))*[.$A$39]+[.$A$42];0)" office:value-type="float" office:value="0" calcext:value-type="float">
            <text:p>0</text:p>
          </table:table-cell>
          <table:table-cell table:style-name="ce11" table:formula="of:=IF([.BH34]&lt;1;(1+(59*(1-[.BH34])))*[.$A$39]+[.$A$42];0)" office:value-type="float" office:value="0" calcext:value-type="float">
            <text:p>0</text:p>
          </table:table-cell>
          <table:table-cell table:style-name="ce11" table:formula="of:=IF([.BI34]&lt;1;(1+(59*(1-[.BI34])))*[.$A$39]+[.$A$42];0)" office:value-type="float" office:value="0" calcext:value-type="float">
            <text:p>0</text:p>
          </table:table-cell>
          <table:table-cell table:style-name="ce11" table:formula="of:=IF([.BJ34]&lt;1;(1+(59*(1-[.BJ34])))*[.$A$39]+[.$A$42];0)" office:value-type="float" office:value="0" calcext:value-type="float">
            <text:p>0</text:p>
          </table:table-cell>
          <table:table-cell table:style-name="ce11" table:formula="of:=IF([.BK34]&lt;1;(1+(59*(1-[.BK34])))*[.$A$39]+[.$A$42];0)" office:value-type="float" office:value="0" calcext:value-type="float">
            <text:p>0</text:p>
          </table:table-cell>
          <table:table-cell table:style-name="ce11" table:formula="of:=IF([.BL34]&lt;1;(1+(59*(1-[.BL34])))*[.$A$39]+[.$A$42];0)" office:value-type="float" office:value="0" calcext:value-type="float">
            <text:p>0</text:p>
          </table:table-cell>
          <table:table-cell table:style-name="ce11" table:formula="of:=IF([.BM34]&lt;1;(1+(59*(1-[.BM34])))*[.$A$39]+[.$A$42];0)" office:value-type="float" office:value="0" calcext:value-type="float">
            <text:p>0</text:p>
          </table:table-cell>
          <table:table-cell table:style-name="ce11" table:formula="of:=IF([.BN34]&lt;1;(1+(59*(1-[.BN34])))*[.$A$39]+[.$A$42];0)" office:value-type="float" office:value="0" calcext:value-type="float">
            <text:p>0</text:p>
          </table:table-cell>
          <table:table-cell table:style-name="ce11" table:formula="of:=IF([.BO34]&lt;1;(1+(59*(1-[.BO34])))*[.$A$39]+[.$A$42];0)" office:value-type="float" office:value="0" calcext:value-type="float">
            <text:p>0</text:p>
          </table:table-cell>
          <table:table-cell table:style-name="ce11" table:formula="of:=IF([.BP34]&lt;1;(1+(59*(1-[.BP34])))*[.$A$39]+[.$A$42];0)" office:value-type="float" office:value="0" calcext:value-type="float">
            <text:p>0</text:p>
          </table:table-cell>
          <table:table-cell table:style-name="ce11" table:formula="of:=IF([.BQ34]&lt;1;(1+(59*(1-[.BQ34])))*[.$A$39]+[.$A$42];0)" office:value-type="float" office:value="0" calcext:value-type="float">
            <text:p>0</text:p>
          </table:table-cell>
          <table:table-cell table:style-name="ce11" table:formula="of:=IF([.BR34]&lt;1;(1+(59*(1-[.BR34])))*[.$A$39]+[.$A$42];0)" office:value-type="float" office:value="0" calcext:value-type="float">
            <text:p>0</text:p>
          </table:table-cell>
          <table:table-cell table:style-name="ce11" table:formula="of:=IF([.BS34]&lt;1;(1+(59*(1-[.BS34])))*[.$A$39]+[.$A$42];0)" office:value-type="float" office:value="0" calcext:value-type="float">
            <text:p>0</text:p>
          </table:table-cell>
          <table:table-cell table:style-name="ce11" table:formula="of:=IF([.BT34]&lt;1;(1+(59*(1-[.BT34])))*[.$A$39]+[.$A$42];0)" office:value-type="float" office:value="0" calcext:value-type="float">
            <text:p>0</text:p>
          </table:table-cell>
          <table:table-cell table:style-name="ce11" table:formula="of:=IF([.BU34]&lt;1;(1+(59*(1-[.BU34])))*[.$A$39]+[.$A$42];0)" office:value-type="float" office:value="0" calcext:value-type="float">
            <text:p>0</text:p>
          </table:table-cell>
          <table:table-cell table:style-name="ce11" table:formula="of:=IF([.BV34]&lt;1;(1+(59*(1-[.BV34])))*[.$A$39]+[.$A$42];0)" office:value-type="float" office:value="0" calcext:value-type="float">
            <text:p>0</text:p>
          </table:table-cell>
          <table:table-cell table:style-name="ce11" table:formula="of:=IF([.BW34]&lt;1;(1+(59*(1-[.BW34])))*[.$A$39]+[.$A$42];0)" office:value-type="float" office:value="0" calcext:value-type="float">
            <text:p>0</text:p>
          </table:table-cell>
          <table:table-cell table:style-name="ce11" table:formula="of:=IF([.BX34]&lt;1;(1+(59*(1-[.BX34])))*[.$A$39]+[.$A$42];0)" office:value-type="float" office:value="0" calcext:value-type="float">
            <text:p>0</text:p>
          </table:table-cell>
          <table:table-cell table:style-name="ce11" table:formula="of:=IF([.BY34]&lt;1;(1+(59*(1-[.BY34])))*[.$A$39]+[.$A$42];0)" office:value-type="float" office:value="0" calcext:value-type="float">
            <text:p>0</text:p>
          </table:table-cell>
          <table:table-cell table:style-name="ce11" table:formula="of:=IF([.BZ34]&lt;1;(1+(59*(1-[.BZ34])))*[.$A$39]+[.$A$42];0)" office:value-type="float" office:value="0" calcext:value-type="float">
            <text:p>0</text:p>
          </table:table-cell>
          <table:table-cell table:style-name="ce11" table:formula="of:=IF([.CA34]&lt;1;(1+(59*(1-[.CA34])))*[.$A$39]+[.$A$42];0)" office:value-type="float" office:value="0" calcext:value-type="float">
            <text:p>0</text:p>
          </table:table-cell>
          <table:table-cell table:style-name="ce11" table:formula="of:=IF([.CB34]&lt;1;(1+(59*(1-[.CB34])))*[.$A$39]+[.$A$42];0)" office:value-type="float" office:value="0" calcext:value-type="float">
            <text:p>0</text:p>
          </table:table-cell>
          <table:table-cell table:style-name="ce11" table:formula="of:=IF([.CC34]&lt;1;(1+(59*(1-[.CC34])))*[.$A$39]+[.$A$42];0)" office:value-type="float" office:value="0" calcext:value-type="float">
            <text:p>0</text:p>
          </table:table-cell>
          <table:table-cell table:style-name="ce11" table:formula="of:=IF([.CD34]&lt;1;(1+(59*(1-[.CD34])))*[.$A$39]+[.$A$42];0)" office:value-type="float" office:value="0" calcext:value-type="float">
            <text:p>0</text:p>
          </table:table-cell>
          <table:table-cell table:style-name="ce11" table:formula="of:=IF([.CE34]&lt;1;(1+(59*(1-[.CE34])))*[.$A$39]+[.$A$42];0)" office:value-type="float" office:value="0" calcext:value-type="float">
            <text:p>0</text:p>
          </table:table-cell>
          <table:table-cell table:style-name="ce11" table:formula="of:=IF([.CF34]&lt;1;(1+(59*(1-[.CF34])))*[.$A$39]+[.$A$42];0)" office:value-type="float" office:value="0" calcext:value-type="float">
            <text:p>0</text:p>
          </table:table-cell>
          <table:table-cell table:style-name="ce11" table:formula="of:=IF([.CG34]&lt;1;(1+(59*(1-[.CG34])))*[.$A$39]+[.$A$42];0)" office:value-type="float" office:value="0" calcext:value-type="float">
            <text:p>0</text:p>
          </table:table-cell>
          <table:table-cell table:style-name="ce11" table:formula="of:=IF([.CH34]&lt;1;(1+(59*(1-[.CH34])))*[.$A$39]+[.$A$42];0)" office:value-type="float" office:value="0" calcext:value-type="float">
            <text:p>0</text:p>
          </table:table-cell>
          <table:table-cell table:style-name="ce11" table:formula="of:=IF([.CI34]&lt;1;(1+(59*(1-[.CI34])))*[.$A$39]+[.$A$42];0)" office:value-type="float" office:value="0" calcext:value-type="float">
            <text:p>0</text:p>
          </table:table-cell>
          <table:table-cell table:style-name="ce11" table:formula="of:=IF([.CJ34]&lt;1;(1+(59*(1-[.CJ34])))*[.$A$39]+[.$A$42];0)" office:value-type="float" office:value="0" calcext:value-type="float">
            <text:p>0</text:p>
          </table:table-cell>
          <table:table-cell table:style-name="ce11" table:formula="of:=IF([.CK34]&lt;1;(1+(59*(1-[.CK34])))*[.$A$39]+[.$A$42];0)" office:value-type="float" office:value="0" calcext:value-type="float">
            <text:p>0</text:p>
          </table:table-cell>
          <table:table-cell table:style-name="ce11" table:formula="of:=IF([.CL34]&lt;1;(1+(59*(1-[.CL34])))*[.$A$39]+[.$A$42];0)" office:value-type="float" office:value="0" calcext:value-type="float">
            <text:p>0</text:p>
          </table:table-cell>
          <table:table-cell table:style-name="ce11" table:formula="of:=IF([.CM34]&lt;1;(1+(59*(1-[.CM34])))*[.$A$39]+[.$A$42];0)" office:value-type="float" office:value="0" calcext:value-type="float">
            <text:p>0</text:p>
          </table:table-cell>
          <table:table-cell table:style-name="ce11" table:formula="of:=IF([.CN34]&lt;1;(1+(59*(1-[.CN34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5]&lt;1;(1+(59*(1-[.A35])))*[.$A$39]+[.$A$42];0)" office:value-type="float" office:value="128" calcext:value-type="float">
            <text:p>128</text:p>
          </table:table-cell>
          <table:table-cell table:style-name="ce11" table:formula="of:=IF([.B35]&lt;1;(1+(59*(1-[.B35])))*[.$A$39]+[.$A$42];0)" office:value-type="float" office:value="110.458110857453" calcext:value-type="float">
            <text:p>110</text:p>
          </table:table-cell>
          <table:table-cell table:style-name="ce11" table:formula="of:=IF([.C35]&lt;1;(1+(59*(1-[.C35])))*[.$A$39]+[.$A$42];0)" office:value-type="float" office:value="94.1585620431717" calcext:value-type="float">
            <text:p>94</text:p>
          </table:table-cell>
          <table:table-cell table:style-name="ce11" table:formula="of:=IF([.D35]&lt;1;(1+(59*(1-[.D35])))*[.$A$39]+[.$A$42];0)" office:value-type="float" office:value="79.266450932711" calcext:value-type="float">
            <text:p>79</text:p>
          </table:table-cell>
          <table:table-cell table:style-name="ce11" table:formula="of:=IF([.E35]&lt;1;(1+(59*(1-[.E35])))*[.$A$39]+[.$A$42];0)" office:value-type="float" office:value="65.9100690078795" calcext:value-type="float">
            <text:p>66</text:p>
          </table:table-cell>
          <table:table-cell table:style-name="ce11" table:formula="of:=IF([.F35]&lt;1;(1+(59*(1-[.F35])))*[.$A$39]+[.$A$42];0)" office:value-type="float" office:value="54.1726882210515" calcext:value-type="float">
            <text:p>54</text:p>
          </table:table-cell>
          <table:table-cell table:style-name="ce11" table:formula="of:=IF([.G35]&lt;1;(1+(59*(1-[.G35])))*[.$A$39]+[.$A$42];0)" office:value-type="float" office:value="44.0866257056423" calcext:value-type="float">
            <text:p>44</text:p>
          </table:table-cell>
          <table:table-cell table:style-name="ce11" table:formula="of:=IF([.H35]&lt;1;(1+(59*(1-[.H35])))*[.$A$39]+[.$A$42];0)" office:value-type="float" office:value="35.6305078679709" calcext:value-type="float">
            <text:p>36</text:p>
          </table:table-cell>
          <table:table-cell table:style-name="ce11" table:formula="of:=IF([.I35]&lt;1;(1+(59*(1-[.I35])))*[.$A$39]+[.$A$42];0)" office:value-type="float" office:value="28.7304293145061" calcext:value-type="float">
            <text:p>29</text:p>
          </table:table-cell>
          <table:table-cell table:style-name="ce11" table:formula="of:=IF([.J35]&lt;1;(1+(59*(1-[.J35])))*[.$A$39]+[.$A$42];0)" office:value-type="float" office:value="23.265306954036" calcext:value-type="float">
            <text:p>23</text:p>
          </table:table-cell>
          <table:table-cell table:style-name="ce11" table:formula="of:=IF([.K35]&lt;1;(1+(59*(1-[.K35])))*[.$A$39]+[.$A$42];0)" office:value-type="float" office:value="19.0761953140559" calcext:value-type="float">
            <text:p>19</text:p>
          </table:table-cell>
          <table:table-cell table:style-name="ce11" table:formula="of:=IF([.L35]&lt;1;(1+(59*(1-[.L35])))*[.$A$39]+[.$A$42];0)" office:value-type="float" office:value="15.978731020338" calcext:value-type="float">
            <text:p>16</text:p>
          </table:table-cell>
          <table:table-cell table:style-name="ce11" table:formula="of:=IF([.M35]&lt;1;(1+(59*(1-[.M35])))*[.$A$39]+[.$A$42];0)" office:value-type="float" office:value="13.777328153275" calcext:value-type="float">
            <text:p>14</text:p>
          </table:table-cell>
          <table:table-cell table:style-name="ce11" table:formula="of:=IF([.N35]&lt;1;(1+(59*(1-[.N35])))*[.$A$39]+[.$A$42];0)" office:value-type="float" office:value="12.2793865743988" calcext:value-type="float">
            <text:p>12</text:p>
          </table:table-cell>
          <table:table-cell table:style-name="ce11" table:formula="of:=IF([.O35]&lt;1;(1+(59*(1-[.O35])))*[.$A$39]+[.$A$42];0)" office:value-type="float" office:value="11.3077194507115" calcext:value-type="float">
            <text:p>11</text:p>
          </table:table-cell>
          <table:table-cell table:style-name="ce11" table:formula="of:=IF([.P35]&lt;1;(1+(59*(1-[.P35])))*[.$A$39]+[.$A$42];0)" office:value-type="float" office:value="10.7097098626612" calcext:value-type="float">
            <text:p>11</text:p>
          </table:table-cell>
          <table:table-cell table:style-name="ce11" table:formula="of:=IF([.Q35]&lt;1;(1+(59*(1-[.Q35])))*[.$A$39]+[.$A$42];0)" office:value-type="float" office:value="10.362329523989" calcext:value-type="float">
            <text:p>10</text:p>
          </table:table-cell>
          <table:table-cell table:style-name="ce11" table:formula="of:=IF([.R35]&lt;1;(1+(59*(1-[.R35])))*[.$A$39]+[.$A$42];0)" office:value-type="float" office:value="10.1729533166177" calcext:value-type="float">
            <text:p>10</text:p>
          </table:table-cell>
          <table:table-cell table:style-name="ce11" table:formula="of:=IF([.S35]&lt;1;(1+(59*(1-[.S35])))*[.$A$39]+[.$A$42];0)" office:value-type="float" office:value="10.0766719630821" calcext:value-type="float">
            <text:p>10</text:p>
          </table:table-cell>
          <table:table-cell table:style-name="ce11" table:formula="of:=IF([.T35]&lt;1;(1+(59*(1-[.T35])))*[.$A$39]+[.$A$42];0)" office:value-type="float" office:value="10.03133394235" calcext:value-type="float">
            <text:p>10</text:p>
          </table:table-cell>
          <table:table-cell table:style-name="ce11" table:formula="of:=IF([.U35]&lt;1;(1+(59*(1-[.U35])))*[.$A$39]+[.$A$42];0)" office:value-type="float" office:value="10.0117093110499" calcext:value-type="float">
            <text:p>10</text:p>
          </table:table-cell>
          <table:table-cell table:style-name="ce11" table:formula="of:=IF([.V35]&lt;1;(1+(59*(1-[.V35])))*[.$A$39]+[.$A$42];0)" office:value-type="float" office:value="10.0039655120693" calcext:value-type="float">
            <text:p>10</text:p>
          </table:table-cell>
          <table:table-cell table:style-name="ce11" table:formula="of:=IF([.W35]&lt;1;(1+(59*(1-[.W35])))*[.$A$39]+[.$A$42];0)" office:value-type="float" office:value="10.0012051580401" calcext:value-type="float">
            <text:p>10</text:p>
          </table:table-cell>
          <table:table-cell table:style-name="ce11" table:formula="of:=IF([.X35]&lt;1;(1+(59*(1-[.X35])))*[.$A$39]+[.$A$42];0)" office:value-type="float" office:value="10.0003251346098" calcext:value-type="float">
            <text:p>10</text:p>
          </table:table-cell>
          <table:table-cell table:style-name="ce11" table:formula="of:=IF([.Y35]&lt;1;(1+(59*(1-[.Y35])))*[.$A$39]+[.$A$42];0)" office:value-type="float" office:value="10.0000769456939" calcext:value-type="float">
            <text:p>10</text:p>
          </table:table-cell>
          <table:table-cell table:style-name="ce11" table:formula="of:=IF([.Z35]&lt;1;(1+(59*(1-[.Z35])))*[.$A$39]+[.$A$42];0)" office:value-type="float" office:value="10.0000157658558" calcext:value-type="float">
            <text:p>10</text:p>
          </table:table-cell>
          <table:table-cell table:style-name="ce11" table:formula="of:=IF([.AA35]&lt;1;(1+(59*(1-[.AA35])))*[.$A$39]+[.$A$42];0)" office:value-type="float" office:value="10.0000027567927" calcext:value-type="float">
            <text:p>10</text:p>
          </table:table-cell>
          <table:table-cell table:style-name="ce11" table:formula="of:=IF([.AB35]&lt;1;(1+(59*(1-[.AB35])))*[.$A$39]+[.$A$42];0)" office:value-type="float" office:value="10.0000004049107" calcext:value-type="float">
            <text:p>10</text:p>
          </table:table-cell>
          <table:table-cell table:style-name="ce11" table:formula="of:=IF([.AC35]&lt;1;(1+(59*(1-[.AC35])))*[.$A$39]+[.$A$42];0)" office:value-type="float" office:value="10.0000000490919" calcext:value-type="float">
            <text:p>10</text:p>
          </table:table-cell>
          <table:table-cell table:style-name="ce11" table:formula="of:=IF([.AD35]&lt;1;(1+(59*(1-[.AD35])))*[.$A$39]+[.$A$42];0)" office:value-type="float" office:value="10.0000000048198" calcext:value-type="float">
            <text:p>10</text:p>
          </table:table-cell>
          <table:table-cell table:style-name="ce11" table:formula="of:=IF([.AE35]&lt;1;(1+(59*(1-[.AE35])))*[.$A$39]+[.$A$42];0)" office:value-type="float" office:value="10.0000000003752" calcext:value-type="float">
            <text:p>10</text:p>
          </table:table-cell>
          <table:table-cell table:style-name="ce11" table:formula="of:=IF([.AF35]&lt;1;(1+(59*(1-[.AF35])))*[.$A$39]+[.$A$42];0)" office:value-type="float" office:value="10.0000000000226" calcext:value-type="float">
            <text:p>10</text:p>
          </table:table-cell>
          <table:table-cell table:style-name="ce11" table:formula="of:=IF([.AG35]&lt;1;(1+(59*(1-[.AG35])))*[.$A$39]+[.$A$42];0)" office:value-type="float" office:value="0" calcext:value-type="float">
            <text:p>0</text:p>
          </table:table-cell>
          <table:table-cell table:style-name="ce11" table:formula="of:=IF([.AH35]&lt;1;(1+(59*(1-[.AH35])))*[.$A$39]+[.$A$42];0)" office:value-type="float" office:value="0" calcext:value-type="float">
            <text:p>0</text:p>
          </table:table-cell>
          <table:table-cell table:style-name="ce11" table:formula="of:=IF([.AI35]&lt;1;(1+(59*(1-[.AI35])))*[.$A$39]+[.$A$42];0)" office:value-type="float" office:value="0" calcext:value-type="float">
            <text:p>0</text:p>
          </table:table-cell>
          <table:table-cell table:style-name="ce11" table:formula="of:=IF([.AJ35]&lt;1;(1+(59*(1-[.AJ35])))*[.$A$39]+[.$A$42];0)" office:value-type="float" office:value="0" calcext:value-type="float">
            <text:p>0</text:p>
          </table:table-cell>
          <table:table-cell table:style-name="ce11" table:formula="of:=IF([.AK35]&lt;1;(1+(59*(1-[.AK35])))*[.$A$39]+[.$A$42];0)" office:value-type="float" office:value="0" calcext:value-type="float">
            <text:p>0</text:p>
          </table:table-cell>
          <table:table-cell table:style-name="ce11" table:formula="of:=IF([.AL35]&lt;1;(1+(59*(1-[.AL35])))*[.$A$39]+[.$A$42];0)" office:value-type="float" office:value="0" calcext:value-type="float">
            <text:p>0</text:p>
          </table:table-cell>
          <table:table-cell table:style-name="ce11" table:formula="of:=IF([.AM35]&lt;1;(1+(59*(1-[.AM35])))*[.$A$39]+[.$A$42];0)" office:value-type="float" office:value="0" calcext:value-type="float">
            <text:p>0</text:p>
          </table:table-cell>
          <table:table-cell table:style-name="ce11" table:formula="of:=IF([.AN35]&lt;1;(1+(59*(1-[.AN35])))*[.$A$39]+[.$A$42];0)" office:value-type="float" office:value="0" calcext:value-type="float">
            <text:p>0</text:p>
          </table:table-cell>
          <table:table-cell table:style-name="ce11" table:formula="of:=IF([.AO35]&lt;1;(1+(59*(1-[.AO35])))*[.$A$39]+[.$A$42];0)" office:value-type="float" office:value="0" calcext:value-type="float">
            <text:p>0</text:p>
          </table:table-cell>
          <table:table-cell table:style-name="ce11" table:formula="of:=IF([.AP35]&lt;1;(1+(59*(1-[.AP35])))*[.$A$39]+[.$A$42];0)" office:value-type="float" office:value="0" calcext:value-type="float">
            <text:p>0</text:p>
          </table:table-cell>
          <table:table-cell table:style-name="ce11" table:formula="of:=IF([.AQ35]&lt;1;(1+(59*(1-[.AQ35])))*[.$A$39]+[.$A$42];0)" office:value-type="float" office:value="0" calcext:value-type="float">
            <text:p>0</text:p>
          </table:table-cell>
          <table:table-cell table:style-name="ce11" table:formula="of:=IF([.AR35]&lt;1;(1+(59*(1-[.AR35])))*[.$A$39]+[.$A$42];0)" office:value-type="float" office:value="0" calcext:value-type="float">
            <text:p>0</text:p>
          </table:table-cell>
          <table:table-cell table:style-name="ce11" table:formula="of:=IF([.AS35]&lt;1;(1+(59*(1-[.AS35])))*[.$A$39]+[.$A$42];0)" office:value-type="float" office:value="0" calcext:value-type="float">
            <text:p>0</text:p>
          </table:table-cell>
          <table:table-cell table:style-name="ce11" table:formula="of:=IF([.AT35]&lt;1;(1+(59*(1-[.AT35])))*[.$A$39]+[.$A$42];0)" office:value-type="float" office:value="0" calcext:value-type="float">
            <text:p>0</text:p>
          </table:table-cell>
          <table:table-cell table:style-name="ce11" table:formula="of:=IF([.AU35]&lt;1;(1+(59*(1-[.AU35])))*[.$A$39]+[.$A$42];0)" office:value-type="float" office:value="0" calcext:value-type="float">
            <text:p>0</text:p>
          </table:table-cell>
          <table:table-cell table:style-name="ce11" table:formula="of:=IF([.AV35]&lt;1;(1+(59*(1-[.AV35])))*[.$A$39]+[.$A$42];0)" office:value-type="float" office:value="0" calcext:value-type="float">
            <text:p>0</text:p>
          </table:table-cell>
          <table:table-cell table:style-name="ce11" table:formula="of:=IF([.AW35]&lt;1;(1+(59*(1-[.AW35])))*[.$A$39]+[.$A$42];0)" office:value-type="float" office:value="0" calcext:value-type="float">
            <text:p>0</text:p>
          </table:table-cell>
          <table:table-cell table:style-name="ce11" table:formula="of:=IF([.AX35]&lt;1;(1+(59*(1-[.AX35])))*[.$A$39]+[.$A$42];0)" office:value-type="float" office:value="0" calcext:value-type="float">
            <text:p>0</text:p>
          </table:table-cell>
          <table:table-cell table:style-name="ce11" table:formula="of:=IF([.AY35]&lt;1;(1+(59*(1-[.AY35])))*[.$A$39]+[.$A$42];0)" office:value-type="float" office:value="0" calcext:value-type="float">
            <text:p>0</text:p>
          </table:table-cell>
          <table:table-cell table:style-name="ce11" table:formula="of:=IF([.AZ35]&lt;1;(1+(59*(1-[.AZ35])))*[.$A$39]+[.$A$42];0)" office:value-type="float" office:value="0" calcext:value-type="float">
            <text:p>0</text:p>
          </table:table-cell>
          <table:table-cell table:style-name="ce11" table:formula="of:=IF([.BA35]&lt;1;(1+(59*(1-[.BA35])))*[.$A$39]+[.$A$42];0)" office:value-type="float" office:value="0" calcext:value-type="float">
            <text:p>0</text:p>
          </table:table-cell>
          <table:table-cell table:style-name="ce11" table:formula="of:=IF([.BB35]&lt;1;(1+(59*(1-[.BB35])))*[.$A$39]+[.$A$42];0)" office:value-type="float" office:value="0" calcext:value-type="float">
            <text:p>0</text:p>
          </table:table-cell>
          <table:table-cell table:style-name="ce11" table:formula="of:=IF([.BC35]&lt;1;(1+(59*(1-[.BC35])))*[.$A$39]+[.$A$42];0)" office:value-type="float" office:value="0" calcext:value-type="float">
            <text:p>0</text:p>
          </table:table-cell>
          <table:table-cell table:style-name="ce11" table:formula="of:=IF([.BD35]&lt;1;(1+(59*(1-[.BD35])))*[.$A$39]+[.$A$42];0)" office:value-type="float" office:value="0" calcext:value-type="float">
            <text:p>0</text:p>
          </table:table-cell>
          <table:table-cell table:style-name="ce11" table:formula="of:=IF([.BE35]&lt;1;(1+(59*(1-[.BE35])))*[.$A$39]+[.$A$42];0)" office:value-type="float" office:value="0" calcext:value-type="float">
            <text:p>0</text:p>
          </table:table-cell>
          <table:table-cell table:style-name="ce11" table:formula="of:=IF([.BF35]&lt;1;(1+(59*(1-[.BF35])))*[.$A$39]+[.$A$42];0)" office:value-type="float" office:value="0" calcext:value-type="float">
            <text:p>0</text:p>
          </table:table-cell>
          <table:table-cell table:style-name="ce11" table:formula="of:=IF([.BG35]&lt;1;(1+(59*(1-[.BG35])))*[.$A$39]+[.$A$42];0)" office:value-type="float" office:value="0" calcext:value-type="float">
            <text:p>0</text:p>
          </table:table-cell>
          <table:table-cell table:style-name="ce11" table:formula="of:=IF([.BH35]&lt;1;(1+(59*(1-[.BH35])))*[.$A$39]+[.$A$42];0)" office:value-type="float" office:value="0" calcext:value-type="float">
            <text:p>0</text:p>
          </table:table-cell>
          <table:table-cell table:style-name="ce11" table:formula="of:=IF([.BI35]&lt;1;(1+(59*(1-[.BI35])))*[.$A$39]+[.$A$42];0)" office:value-type="float" office:value="0" calcext:value-type="float">
            <text:p>0</text:p>
          </table:table-cell>
          <table:table-cell table:style-name="ce11" table:formula="of:=IF([.BJ35]&lt;1;(1+(59*(1-[.BJ35])))*[.$A$39]+[.$A$42];0)" office:value-type="float" office:value="0" calcext:value-type="float">
            <text:p>0</text:p>
          </table:table-cell>
          <table:table-cell table:style-name="ce11" table:formula="of:=IF([.BK35]&lt;1;(1+(59*(1-[.BK35])))*[.$A$39]+[.$A$42];0)" office:value-type="float" office:value="0" calcext:value-type="float">
            <text:p>0</text:p>
          </table:table-cell>
          <table:table-cell table:style-name="ce11" table:formula="of:=IF([.BL35]&lt;1;(1+(59*(1-[.BL35])))*[.$A$39]+[.$A$42];0)" office:value-type="float" office:value="0" calcext:value-type="float">
            <text:p>0</text:p>
          </table:table-cell>
          <table:table-cell table:style-name="ce11" table:formula="of:=IF([.BM35]&lt;1;(1+(59*(1-[.BM35])))*[.$A$39]+[.$A$42];0)" office:value-type="float" office:value="0" calcext:value-type="float">
            <text:p>0</text:p>
          </table:table-cell>
          <table:table-cell table:style-name="ce11" table:formula="of:=IF([.BN35]&lt;1;(1+(59*(1-[.BN35])))*[.$A$39]+[.$A$42];0)" office:value-type="float" office:value="0" calcext:value-type="float">
            <text:p>0</text:p>
          </table:table-cell>
          <table:table-cell table:style-name="ce11" table:formula="of:=IF([.BO35]&lt;1;(1+(59*(1-[.BO35])))*[.$A$39]+[.$A$42];0)" office:value-type="float" office:value="0" calcext:value-type="float">
            <text:p>0</text:p>
          </table:table-cell>
          <table:table-cell table:style-name="ce11" table:formula="of:=IF([.BP35]&lt;1;(1+(59*(1-[.BP35])))*[.$A$39]+[.$A$42];0)" office:value-type="float" office:value="0" calcext:value-type="float">
            <text:p>0</text:p>
          </table:table-cell>
          <table:table-cell table:style-name="ce11" table:formula="of:=IF([.BQ35]&lt;1;(1+(59*(1-[.BQ35])))*[.$A$39]+[.$A$42];0)" office:value-type="float" office:value="0" calcext:value-type="float">
            <text:p>0</text:p>
          </table:table-cell>
          <table:table-cell table:style-name="ce11" table:formula="of:=IF([.BR35]&lt;1;(1+(59*(1-[.BR35])))*[.$A$39]+[.$A$42];0)" office:value-type="float" office:value="0" calcext:value-type="float">
            <text:p>0</text:p>
          </table:table-cell>
          <table:table-cell table:style-name="ce11" table:formula="of:=IF([.BS35]&lt;1;(1+(59*(1-[.BS35])))*[.$A$39]+[.$A$42];0)" office:value-type="float" office:value="0" calcext:value-type="float">
            <text:p>0</text:p>
          </table:table-cell>
          <table:table-cell table:style-name="ce11" table:formula="of:=IF([.BT35]&lt;1;(1+(59*(1-[.BT35])))*[.$A$39]+[.$A$42];0)" office:value-type="float" office:value="0" calcext:value-type="float">
            <text:p>0</text:p>
          </table:table-cell>
          <table:table-cell table:style-name="ce11" table:formula="of:=IF([.BU35]&lt;1;(1+(59*(1-[.BU35])))*[.$A$39]+[.$A$42];0)" office:value-type="float" office:value="0" calcext:value-type="float">
            <text:p>0</text:p>
          </table:table-cell>
          <table:table-cell table:style-name="ce11" table:formula="of:=IF([.BV35]&lt;1;(1+(59*(1-[.BV35])))*[.$A$39]+[.$A$42];0)" office:value-type="float" office:value="0" calcext:value-type="float">
            <text:p>0</text:p>
          </table:table-cell>
          <table:table-cell table:style-name="ce11" table:formula="of:=IF([.BW35]&lt;1;(1+(59*(1-[.BW35])))*[.$A$39]+[.$A$42];0)" office:value-type="float" office:value="0" calcext:value-type="float">
            <text:p>0</text:p>
          </table:table-cell>
          <table:table-cell table:style-name="ce11" table:formula="of:=IF([.BX35]&lt;1;(1+(59*(1-[.BX35])))*[.$A$39]+[.$A$42];0)" office:value-type="float" office:value="0" calcext:value-type="float">
            <text:p>0</text:p>
          </table:table-cell>
          <table:table-cell table:style-name="ce11" table:formula="of:=IF([.BY35]&lt;1;(1+(59*(1-[.BY35])))*[.$A$39]+[.$A$42];0)" office:value-type="float" office:value="0" calcext:value-type="float">
            <text:p>0</text:p>
          </table:table-cell>
          <table:table-cell table:style-name="ce11" table:formula="of:=IF([.BZ35]&lt;1;(1+(59*(1-[.BZ35])))*[.$A$39]+[.$A$42];0)" office:value-type="float" office:value="0" calcext:value-type="float">
            <text:p>0</text:p>
          </table:table-cell>
          <table:table-cell table:style-name="ce11" table:formula="of:=IF([.CA35]&lt;1;(1+(59*(1-[.CA35])))*[.$A$39]+[.$A$42];0)" office:value-type="float" office:value="0" calcext:value-type="float">
            <text:p>0</text:p>
          </table:table-cell>
          <table:table-cell table:style-name="ce11" table:formula="of:=IF([.CB35]&lt;1;(1+(59*(1-[.CB35])))*[.$A$39]+[.$A$42];0)" office:value-type="float" office:value="0" calcext:value-type="float">
            <text:p>0</text:p>
          </table:table-cell>
          <table:table-cell table:style-name="ce11" table:formula="of:=IF([.CC35]&lt;1;(1+(59*(1-[.CC35])))*[.$A$39]+[.$A$42];0)" office:value-type="float" office:value="0" calcext:value-type="float">
            <text:p>0</text:p>
          </table:table-cell>
          <table:table-cell table:style-name="ce11" table:formula="of:=IF([.CD35]&lt;1;(1+(59*(1-[.CD35])))*[.$A$39]+[.$A$42];0)" office:value-type="float" office:value="0" calcext:value-type="float">
            <text:p>0</text:p>
          </table:table-cell>
          <table:table-cell table:style-name="ce11" table:formula="of:=IF([.CE35]&lt;1;(1+(59*(1-[.CE35])))*[.$A$39]+[.$A$42];0)" office:value-type="float" office:value="0" calcext:value-type="float">
            <text:p>0</text:p>
          </table:table-cell>
          <table:table-cell table:style-name="ce11" table:formula="of:=IF([.CF35]&lt;1;(1+(59*(1-[.CF35])))*[.$A$39]+[.$A$42];0)" office:value-type="float" office:value="0" calcext:value-type="float">
            <text:p>0</text:p>
          </table:table-cell>
          <table:table-cell table:style-name="ce11" table:formula="of:=IF([.CG35]&lt;1;(1+(59*(1-[.CG35])))*[.$A$39]+[.$A$42];0)" office:value-type="float" office:value="0" calcext:value-type="float">
            <text:p>0</text:p>
          </table:table-cell>
          <table:table-cell table:style-name="ce11" table:formula="of:=IF([.CH35]&lt;1;(1+(59*(1-[.CH35])))*[.$A$39]+[.$A$42];0)" office:value-type="float" office:value="0" calcext:value-type="float">
            <text:p>0</text:p>
          </table:table-cell>
          <table:table-cell table:style-name="ce11" table:formula="of:=IF([.CI35]&lt;1;(1+(59*(1-[.CI35])))*[.$A$39]+[.$A$42];0)" office:value-type="float" office:value="0" calcext:value-type="float">
            <text:p>0</text:p>
          </table:table-cell>
          <table:table-cell table:style-name="ce11" table:formula="of:=IF([.CJ35]&lt;1;(1+(59*(1-[.CJ35])))*[.$A$39]+[.$A$42];0)" office:value-type="float" office:value="0" calcext:value-type="float">
            <text:p>0</text:p>
          </table:table-cell>
          <table:table-cell table:style-name="ce11" table:formula="of:=IF([.CK35]&lt;1;(1+(59*(1-[.CK35])))*[.$A$39]+[.$A$42];0)" office:value-type="float" office:value="0" calcext:value-type="float">
            <text:p>0</text:p>
          </table:table-cell>
          <table:table-cell table:style-name="ce11" table:formula="of:=IF([.CL35]&lt;1;(1+(59*(1-[.CL35])))*[.$A$39]+[.$A$42];0)" office:value-type="float" office:value="0" calcext:value-type="float">
            <text:p>0</text:p>
          </table:table-cell>
          <table:table-cell table:style-name="ce11" table:formula="of:=IF([.CM35]&lt;1;(1+(59*(1-[.CM35])))*[.$A$39]+[.$A$42];0)" office:value-type="float" office:value="0" calcext:value-type="float">
            <text:p>0</text:p>
          </table:table-cell>
          <table:table-cell table:style-name="ce11" table:formula="of:=IF([.CN35]&lt;1;(1+(59*(1-[.CN35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6]&lt;1;(1+(59*(1-[.A36])))*[.$A$39]+[.$A$42];0)" office:value-type="float" office:value="69.0000000000001" calcext:value-type="float">
            <text:p>69</text:p>
          </table:table-cell>
          <table:table-cell table:style-name="ce11" table:formula="of:=IF([.B36]&lt;1;(1+(59*(1-[.B36])))*[.$A$39]+[.$A$42];0)" office:value-type="float" office:value="56.8653658487326" calcext:value-type="float">
            <text:p>57</text:p>
          </table:table-cell>
          <table:table-cell table:style-name="ce11" table:formula="of:=IF([.C36]&lt;1;(1+(59*(1-[.C36])))*[.$A$39]+[.$A$42];0)" office:value-type="float" office:value="46.3791051098274" calcext:value-type="float">
            <text:p>46</text:p>
          </table:table-cell>
          <table:table-cell table:style-name="ce11" table:formula="of:=IF([.D36]&lt;1;(1+(59*(1-[.D36])))*[.$A$39]+[.$A$42];0)" office:value-type="float" office:value="37.532903438543" calcext:value-type="float">
            <text:p>38</text:p>
          </table:table-cell>
          <table:table-cell table:style-name="ce11" table:formula="of:=IF([.E36]&lt;1;(1+(59*(1-[.E36])))*[.$A$39]+[.$A$42];0)" office:value-type="float" office:value="30.265252142081" calcext:value-type="float">
            <text:p>30</text:p>
          </table:table-cell>
          <table:table-cell table:style-name="ce11" table:formula="of:=IF([.F36]&lt;1;(1+(59*(1-[.F36])))*[.$A$39]+[.$A$42];0)" office:value-type="float" office:value="24.465785186628" calcext:value-type="float">
            <text:p>24</text:p>
          </table:table-cell>
          <table:table-cell table:style-name="ce11" table:formula="of:=IF([.G36]&lt;1;(1+(59*(1-[.G36])))*[.$A$39]+[.$A$42];0)" office:value-type="float" office:value="19.9836882578922" calcext:value-type="float">
            <text:p>20</text:p>
          </table:table-cell>
          <table:table-cell table:style-name="ce11" table:formula="of:=IF([.H36]&lt;1;(1+(59*(1-[.H36])))*[.$A$39]+[.$A$42];0)" office:value-type="float" office:value="16.6394929125296" calcext:value-type="float">
            <text:p>17</text:p>
          </table:table-cell>
          <table:table-cell table:style-name="ce11" table:formula="of:=IF([.I36]&lt;1;(1+(59*(1-[.I36])))*[.$A$39]+[.$A$42];0)" office:value-type="float" office:value="14.2389979021805" calcext:value-type="float">
            <text:p>14</text:p>
          </table:table-cell>
          <table:table-cell table:style-name="ce11" table:formula="of:=IF([.J36]&lt;1;(1+(59*(1-[.J36])))*[.$A$39]+[.$A$42];0)" office:value-type="float" office:value="12.5876427691267" calcext:value-type="float">
            <text:p>13</text:p>
          </table:table-cell>
          <table:table-cell table:style-name="ce11" table:formula="of:=IF([.K36]&lt;1;(1+(59*(1-[.K36])))*[.$A$39]+[.$A$42];0)" office:value-type="float" office:value="11.5035211841054" calcext:value-type="float">
            <text:p>12</text:p>
          </table:table-cell>
          <table:table-cell table:style-name="ce11" table:formula="of:=IF([.L36]&lt;1;(1+(59*(1-[.L36])))*[.$A$39]+[.$A$42];0)" office:value-type="float" office:value="10.8274377019965" calcext:value-type="float">
            <text:p>11</text:p>
          </table:table-cell>
          <table:table-cell table:style-name="ce11" table:formula="of:=IF([.M36]&lt;1;(1+(59*(1-[.M36])))*[.$A$39]+[.$A$42];0)" office:value-type="float" office:value="10.4289667543402" calcext:value-type="float">
            <text:p>10</text:p>
          </table:table-cell>
          <table:table-cell table:style-name="ce11" table:formula="of:=IF([.N36]&lt;1;(1+(59*(1-[.N36])))*[.$A$39]+[.$A$42];0)" office:value-type="float" office:value="10.2082479799017" calcext:value-type="float">
            <text:p>10</text:p>
          </table:table-cell>
          <table:table-cell table:style-name="ce11" table:formula="of:=IF([.O36]&lt;1;(1+(59*(1-[.O36])))*[.$A$39]+[.$A$42];0)" office:value-type="float" office:value="10.0940488903461" calcext:value-type="float">
            <text:p>10</text:p>
          </table:table-cell>
          <table:table-cell table:style-name="ce11" table:formula="of:=IF([.P36]&lt;1;(1+(59*(1-[.P36])))*[.$A$39]+[.$A$42];0)" office:value-type="float" office:value="10.0392286933108" calcext:value-type="float">
            <text:p>10</text:p>
          </table:table-cell>
          <table:table-cell table:style-name="ce11" table:formula="of:=IF([.Q36]&lt;1;(1+(59*(1-[.Q36])))*[.$A$39]+[.$A$42];0)" office:value-type="float" office:value="10.0149926714961" calcext:value-type="float">
            <text:p>10</text:p>
          </table:table-cell>
          <table:table-cell table:style-name="ce11" table:formula="of:=IF([.R36]&lt;1;(1+(59*(1-[.R36])))*[.$A$39]+[.$A$42];0)" office:value-type="float" office:value="10.0052045325215" calcext:value-type="float">
            <text:p>10</text:p>
          </table:table-cell>
          <table:table-cell table:style-name="ce11" table:formula="of:=IF([.S36]&lt;1;(1+(59*(1-[.S36])))*[.$A$39]+[.$A$42];0)" office:value-type="float" office:value="10.0016253043516" calcext:value-type="float">
            <text:p>10</text:p>
          </table:table-cell>
          <table:table-cell table:style-name="ce11" table:formula="of:=IF([.T36]&lt;1;(1+(59*(1-[.T36])))*[.$A$39]+[.$A$42];0)" office:value-type="float" office:value="10.0004517966089" calcext:value-type="float">
            <text:p>10</text:p>
          </table:table-cell>
          <table:table-cell table:style-name="ce11" table:formula="of:=IF([.U36]&lt;1;(1+(59*(1-[.U36])))*[.$A$39]+[.$A$42];0)" office:value-type="float" office:value="10.0001104974008" calcext:value-type="float">
            <text:p>10</text:p>
          </table:table-cell>
          <table:table-cell table:style-name="ce11" table:formula="of:=IF([.V36]&lt;1;(1+(59*(1-[.V36])))*[.$A$39]+[.$A$42];0)" office:value-type="float" office:value="10.000023474809" calcext:value-type="float">
            <text:p>10</text:p>
          </table:table-cell>
          <table:table-cell table:style-name="ce11" table:formula="of:=IF([.W36]&lt;1;(1+(59*(1-[.W36])))*[.$A$39]+[.$A$42];0)" office:value-type="float" office:value="10.0000042714672" calcext:value-type="float">
            <text:p>10</text:p>
          </table:table-cell>
          <table:table-cell table:style-name="ce11" table:formula="of:=IF([.X36]&lt;1;(1+(59*(1-[.X36])))*[.$A$39]+[.$A$42];0)" office:value-type="float" office:value="10.0000006554651" calcext:value-type="float">
            <text:p>10</text:p>
          </table:table-cell>
          <table:table-cell table:style-name="ce11" table:formula="of:=IF([.Y36]&lt;1;(1+(59*(1-[.Y36])))*[.$A$39]+[.$A$42];0)" office:value-type="float" office:value="10.000000083391" calcext:value-type="float">
            <text:p>10</text:p>
          </table:table-cell>
          <table:table-cell table:style-name="ce11" table:formula="of:=IF([.Z36]&lt;1;(1+(59*(1-[.Z36])))*[.$A$39]+[.$A$42];0)" office:value-type="float" office:value="10.0000000086327" calcext:value-type="float">
            <text:p>10</text:p>
          </table:table-cell>
          <table:table-cell table:style-name="ce11" table:formula="of:=IF([.AA36]&lt;1;(1+(59*(1-[.AA36])))*[.$A$39]+[.$A$42];0)" office:value-type="float" office:value="10.0000000007123" calcext:value-type="float">
            <text:p>10</text:p>
          </table:table-cell>
          <table:table-cell table:style-name="ce11" table:formula="of:=IF([.AB36]&lt;1;(1+(59*(1-[.AB36])))*[.$A$39]+[.$A$42];0)" office:value-type="float" office:value="10.0000000000458" calcext:value-type="float">
            <text:p>10</text:p>
          </table:table-cell>
          <table:table-cell table:style-name="ce11" table:formula="of:=IF([.AC36]&lt;1;(1+(59*(1-[.AC36])))*[.$A$39]+[.$A$42];0)" office:value-type="float" office:value="10.0000000000022" calcext:value-type="float">
            <text:p>10</text:p>
          </table:table-cell>
          <table:table-cell table:style-name="ce11" table:formula="of:=IF([.AD36]&lt;1;(1+(59*(1-[.AD36])))*[.$A$39]+[.$A$42];0)" office:value-type="float" office:value="0" calcext:value-type="float">
            <text:p>0</text:p>
          </table:table-cell>
          <table:table-cell table:style-name="ce11" table:formula="of:=IF([.AE36]&lt;1;(1+(59*(1-[.AE36])))*[.$A$39]+[.$A$42];0)" office:value-type="float" office:value="0" calcext:value-type="float">
            <text:p>0</text:p>
          </table:table-cell>
          <table:table-cell table:style-name="ce11" table:formula="of:=IF([.AF36]&lt;1;(1+(59*(1-[.AF36])))*[.$A$39]+[.$A$42];0)" office:value-type="float" office:value="0" calcext:value-type="float">
            <text:p>0</text:p>
          </table:table-cell>
          <table:table-cell table:style-name="ce11" table:formula="of:=IF([.AG36]&lt;1;(1+(59*(1-[.AG36])))*[.$A$39]+[.$A$42];0)" office:value-type="float" office:value="0" calcext:value-type="float">
            <text:p>0</text:p>
          </table:table-cell>
          <table:table-cell table:style-name="ce11" table:formula="of:=IF([.AH36]&lt;1;(1+(59*(1-[.AH36])))*[.$A$39]+[.$A$42];0)" office:value-type="float" office:value="0" calcext:value-type="float">
            <text:p>0</text:p>
          </table:table-cell>
          <table:table-cell table:style-name="ce11" table:formula="of:=IF([.AI36]&lt;1;(1+(59*(1-[.AI36])))*[.$A$39]+[.$A$42];0)" office:value-type="float" office:value="0" calcext:value-type="float">
            <text:p>0</text:p>
          </table:table-cell>
          <table:table-cell table:style-name="ce11" table:formula="of:=IF([.AJ36]&lt;1;(1+(59*(1-[.AJ36])))*[.$A$39]+[.$A$42];0)" office:value-type="float" office:value="0" calcext:value-type="float">
            <text:p>0</text:p>
          </table:table-cell>
          <table:table-cell table:style-name="ce11" table:formula="of:=IF([.AK36]&lt;1;(1+(59*(1-[.AK36])))*[.$A$39]+[.$A$42];0)" office:value-type="float" office:value="0" calcext:value-type="float">
            <text:p>0</text:p>
          </table:table-cell>
          <table:table-cell table:style-name="ce11" table:formula="of:=IF([.AL36]&lt;1;(1+(59*(1-[.AL36])))*[.$A$39]+[.$A$42];0)" office:value-type="float" office:value="0" calcext:value-type="float">
            <text:p>0</text:p>
          </table:table-cell>
          <table:table-cell table:style-name="ce11" table:formula="of:=IF([.AM36]&lt;1;(1+(59*(1-[.AM36])))*[.$A$39]+[.$A$42];0)" office:value-type="float" office:value="0" calcext:value-type="float">
            <text:p>0</text:p>
          </table:table-cell>
          <table:table-cell table:style-name="ce11" table:formula="of:=IF([.AN36]&lt;1;(1+(59*(1-[.AN36])))*[.$A$39]+[.$A$42];0)" office:value-type="float" office:value="0" calcext:value-type="float">
            <text:p>0</text:p>
          </table:table-cell>
          <table:table-cell table:style-name="ce11" table:formula="of:=IF([.AO36]&lt;1;(1+(59*(1-[.AO36])))*[.$A$39]+[.$A$42];0)" office:value-type="float" office:value="0" calcext:value-type="float">
            <text:p>0</text:p>
          </table:table-cell>
          <table:table-cell table:style-name="ce11" table:formula="of:=IF([.AP36]&lt;1;(1+(59*(1-[.AP36])))*[.$A$39]+[.$A$42];0)" office:value-type="float" office:value="0" calcext:value-type="float">
            <text:p>0</text:p>
          </table:table-cell>
          <table:table-cell table:style-name="ce11" table:formula="of:=IF([.AQ36]&lt;1;(1+(59*(1-[.AQ36])))*[.$A$39]+[.$A$42];0)" office:value-type="float" office:value="0" calcext:value-type="float">
            <text:p>0</text:p>
          </table:table-cell>
          <table:table-cell table:style-name="ce11" table:formula="of:=IF([.AR36]&lt;1;(1+(59*(1-[.AR36])))*[.$A$39]+[.$A$42];0)" office:value-type="float" office:value="0" calcext:value-type="float">
            <text:p>0</text:p>
          </table:table-cell>
          <table:table-cell table:style-name="ce11" table:formula="of:=IF([.AS36]&lt;1;(1+(59*(1-[.AS36])))*[.$A$39]+[.$A$42];0)" office:value-type="float" office:value="0" calcext:value-type="float">
            <text:p>0</text:p>
          </table:table-cell>
          <table:table-cell table:style-name="ce11" table:formula="of:=IF([.AT36]&lt;1;(1+(59*(1-[.AT36])))*[.$A$39]+[.$A$42];0)" office:value-type="float" office:value="0" calcext:value-type="float">
            <text:p>0</text:p>
          </table:table-cell>
          <table:table-cell table:style-name="ce11" table:formula="of:=IF([.AU36]&lt;1;(1+(59*(1-[.AU36])))*[.$A$39]+[.$A$42];0)" office:value-type="float" office:value="0" calcext:value-type="float">
            <text:p>0</text:p>
          </table:table-cell>
          <table:table-cell table:style-name="ce11" table:formula="of:=IF([.AV36]&lt;1;(1+(59*(1-[.AV36])))*[.$A$39]+[.$A$42];0)" office:value-type="float" office:value="0" calcext:value-type="float">
            <text:p>0</text:p>
          </table:table-cell>
          <table:table-cell table:style-name="ce11" table:formula="of:=IF([.AW36]&lt;1;(1+(59*(1-[.AW36])))*[.$A$39]+[.$A$42];0)" office:value-type="float" office:value="0" calcext:value-type="float">
            <text:p>0</text:p>
          </table:table-cell>
          <table:table-cell table:style-name="ce11" table:formula="of:=IF([.AX36]&lt;1;(1+(59*(1-[.AX36])))*[.$A$39]+[.$A$42];0)" office:value-type="float" office:value="0" calcext:value-type="float">
            <text:p>0</text:p>
          </table:table-cell>
          <table:table-cell table:style-name="ce11" table:formula="of:=IF([.AY36]&lt;1;(1+(59*(1-[.AY36])))*[.$A$39]+[.$A$42];0)" office:value-type="float" office:value="0" calcext:value-type="float">
            <text:p>0</text:p>
          </table:table-cell>
          <table:table-cell table:style-name="ce11" table:formula="of:=IF([.AZ36]&lt;1;(1+(59*(1-[.AZ36])))*[.$A$39]+[.$A$42];0)" office:value-type="float" office:value="0" calcext:value-type="float">
            <text:p>0</text:p>
          </table:table-cell>
          <table:table-cell table:style-name="ce11" table:formula="of:=IF([.BA36]&lt;1;(1+(59*(1-[.BA36])))*[.$A$39]+[.$A$42];0)" office:value-type="float" office:value="0" calcext:value-type="float">
            <text:p>0</text:p>
          </table:table-cell>
          <table:table-cell table:style-name="ce11" table:formula="of:=IF([.BB36]&lt;1;(1+(59*(1-[.BB36])))*[.$A$39]+[.$A$42];0)" office:value-type="float" office:value="0" calcext:value-type="float">
            <text:p>0</text:p>
          </table:table-cell>
          <table:table-cell table:style-name="ce11" table:formula="of:=IF([.BC36]&lt;1;(1+(59*(1-[.BC36])))*[.$A$39]+[.$A$42];0)" office:value-type="float" office:value="0" calcext:value-type="float">
            <text:p>0</text:p>
          </table:table-cell>
          <table:table-cell table:style-name="ce11" table:formula="of:=IF([.BD36]&lt;1;(1+(59*(1-[.BD36])))*[.$A$39]+[.$A$42];0)" office:value-type="float" office:value="0" calcext:value-type="float">
            <text:p>0</text:p>
          </table:table-cell>
          <table:table-cell table:style-name="ce11" table:formula="of:=IF([.BE36]&lt;1;(1+(59*(1-[.BE36])))*[.$A$39]+[.$A$42];0)" office:value-type="float" office:value="0" calcext:value-type="float">
            <text:p>0</text:p>
          </table:table-cell>
          <table:table-cell table:style-name="ce11" table:formula="of:=IF([.BF36]&lt;1;(1+(59*(1-[.BF36])))*[.$A$39]+[.$A$42];0)" office:value-type="float" office:value="0" calcext:value-type="float">
            <text:p>0</text:p>
          </table:table-cell>
          <table:table-cell table:style-name="ce11" table:formula="of:=IF([.BG36]&lt;1;(1+(59*(1-[.BG36])))*[.$A$39]+[.$A$42];0)" office:value-type="float" office:value="0" calcext:value-type="float">
            <text:p>0</text:p>
          </table:table-cell>
          <table:table-cell table:style-name="ce11" table:formula="of:=IF([.BH36]&lt;1;(1+(59*(1-[.BH36])))*[.$A$39]+[.$A$42];0)" office:value-type="float" office:value="0" calcext:value-type="float">
            <text:p>0</text:p>
          </table:table-cell>
          <table:table-cell table:style-name="ce11" table:formula="of:=IF([.BI36]&lt;1;(1+(59*(1-[.BI36])))*[.$A$39]+[.$A$42];0)" office:value-type="float" office:value="0" calcext:value-type="float">
            <text:p>0</text:p>
          </table:table-cell>
          <table:table-cell table:style-name="ce11" table:formula="of:=IF([.BJ36]&lt;1;(1+(59*(1-[.BJ36])))*[.$A$39]+[.$A$42];0)" office:value-type="float" office:value="0" calcext:value-type="float">
            <text:p>0</text:p>
          </table:table-cell>
          <table:table-cell table:style-name="ce11" table:formula="of:=IF([.BK36]&lt;1;(1+(59*(1-[.BK36])))*[.$A$39]+[.$A$42];0)" office:value-type="float" office:value="0" calcext:value-type="float">
            <text:p>0</text:p>
          </table:table-cell>
          <table:table-cell table:style-name="ce11" table:formula="of:=IF([.BL36]&lt;1;(1+(59*(1-[.BL36])))*[.$A$39]+[.$A$42];0)" office:value-type="float" office:value="0" calcext:value-type="float">
            <text:p>0</text:p>
          </table:table-cell>
          <table:table-cell table:style-name="ce11" table:formula="of:=IF([.BM36]&lt;1;(1+(59*(1-[.BM36])))*[.$A$39]+[.$A$42];0)" office:value-type="float" office:value="0" calcext:value-type="float">
            <text:p>0</text:p>
          </table:table-cell>
          <table:table-cell table:style-name="ce11" table:formula="of:=IF([.BN36]&lt;1;(1+(59*(1-[.BN36])))*[.$A$39]+[.$A$42];0)" office:value-type="float" office:value="0" calcext:value-type="float">
            <text:p>0</text:p>
          </table:table-cell>
          <table:table-cell table:style-name="ce11" table:formula="of:=IF([.BO36]&lt;1;(1+(59*(1-[.BO36])))*[.$A$39]+[.$A$42];0)" office:value-type="float" office:value="0" calcext:value-type="float">
            <text:p>0</text:p>
          </table:table-cell>
          <table:table-cell table:style-name="ce11" table:formula="of:=IF([.BP36]&lt;1;(1+(59*(1-[.BP36])))*[.$A$39]+[.$A$42];0)" office:value-type="float" office:value="0" calcext:value-type="float">
            <text:p>0</text:p>
          </table:table-cell>
          <table:table-cell table:style-name="ce11" table:formula="of:=IF([.BQ36]&lt;1;(1+(59*(1-[.BQ36])))*[.$A$39]+[.$A$42];0)" office:value-type="float" office:value="0" calcext:value-type="float">
            <text:p>0</text:p>
          </table:table-cell>
          <table:table-cell table:style-name="ce11" table:formula="of:=IF([.BR36]&lt;1;(1+(59*(1-[.BR36])))*[.$A$39]+[.$A$42];0)" office:value-type="float" office:value="0" calcext:value-type="float">
            <text:p>0</text:p>
          </table:table-cell>
          <table:table-cell table:style-name="ce11" table:formula="of:=IF([.BS36]&lt;1;(1+(59*(1-[.BS36])))*[.$A$39]+[.$A$42];0)" office:value-type="float" office:value="0" calcext:value-type="float">
            <text:p>0</text:p>
          </table:table-cell>
          <table:table-cell table:style-name="ce11" table:formula="of:=IF([.BT36]&lt;1;(1+(59*(1-[.BT36])))*[.$A$39]+[.$A$42];0)" office:value-type="float" office:value="0" calcext:value-type="float">
            <text:p>0</text:p>
          </table:table-cell>
          <table:table-cell table:style-name="ce11" table:formula="of:=IF([.BU36]&lt;1;(1+(59*(1-[.BU36])))*[.$A$39]+[.$A$42];0)" office:value-type="float" office:value="0" calcext:value-type="float">
            <text:p>0</text:p>
          </table:table-cell>
          <table:table-cell table:style-name="ce11" table:formula="of:=IF([.BV36]&lt;1;(1+(59*(1-[.BV36])))*[.$A$39]+[.$A$42];0)" office:value-type="float" office:value="0" calcext:value-type="float">
            <text:p>0</text:p>
          </table:table-cell>
          <table:table-cell table:style-name="ce11" table:formula="of:=IF([.BW36]&lt;1;(1+(59*(1-[.BW36])))*[.$A$39]+[.$A$42];0)" office:value-type="float" office:value="0" calcext:value-type="float">
            <text:p>0</text:p>
          </table:table-cell>
          <table:table-cell table:style-name="ce11" table:formula="of:=IF([.BX36]&lt;1;(1+(59*(1-[.BX36])))*[.$A$39]+[.$A$42];0)" office:value-type="float" office:value="0" calcext:value-type="float">
            <text:p>0</text:p>
          </table:table-cell>
          <table:table-cell table:style-name="ce11" table:formula="of:=IF([.BY36]&lt;1;(1+(59*(1-[.BY36])))*[.$A$39]+[.$A$42];0)" office:value-type="float" office:value="0" calcext:value-type="float">
            <text:p>0</text:p>
          </table:table-cell>
          <table:table-cell table:style-name="ce11" table:formula="of:=IF([.BZ36]&lt;1;(1+(59*(1-[.BZ36])))*[.$A$39]+[.$A$42];0)" office:value-type="float" office:value="0" calcext:value-type="float">
            <text:p>0</text:p>
          </table:table-cell>
          <table:table-cell table:style-name="ce11" table:formula="of:=IF([.CA36]&lt;1;(1+(59*(1-[.CA36])))*[.$A$39]+[.$A$42];0)" office:value-type="float" office:value="0" calcext:value-type="float">
            <text:p>0</text:p>
          </table:table-cell>
          <table:table-cell table:style-name="ce11" table:formula="of:=IF([.CB36]&lt;1;(1+(59*(1-[.CB36])))*[.$A$39]+[.$A$42];0)" office:value-type="float" office:value="0" calcext:value-type="float">
            <text:p>0</text:p>
          </table:table-cell>
          <table:table-cell table:style-name="ce11" table:formula="of:=IF([.CC36]&lt;1;(1+(59*(1-[.CC36])))*[.$A$39]+[.$A$42];0)" office:value-type="float" office:value="0" calcext:value-type="float">
            <text:p>0</text:p>
          </table:table-cell>
          <table:table-cell table:style-name="ce11" table:formula="of:=IF([.CD36]&lt;1;(1+(59*(1-[.CD36])))*[.$A$39]+[.$A$42];0)" office:value-type="float" office:value="0" calcext:value-type="float">
            <text:p>0</text:p>
          </table:table-cell>
          <table:table-cell table:style-name="ce11" table:formula="of:=IF([.CE36]&lt;1;(1+(59*(1-[.CE36])))*[.$A$39]+[.$A$42];0)" office:value-type="float" office:value="0" calcext:value-type="float">
            <text:p>0</text:p>
          </table:table-cell>
          <table:table-cell table:style-name="ce11" table:formula="of:=IF([.CF36]&lt;1;(1+(59*(1-[.CF36])))*[.$A$39]+[.$A$42];0)" office:value-type="float" office:value="0" calcext:value-type="float">
            <text:p>0</text:p>
          </table:table-cell>
          <table:table-cell table:style-name="ce11" table:formula="of:=IF([.CG36]&lt;1;(1+(59*(1-[.CG36])))*[.$A$39]+[.$A$42];0)" office:value-type="float" office:value="0" calcext:value-type="float">
            <text:p>0</text:p>
          </table:table-cell>
          <table:table-cell table:style-name="ce11" table:formula="of:=IF([.CH36]&lt;1;(1+(59*(1-[.CH36])))*[.$A$39]+[.$A$42];0)" office:value-type="float" office:value="0" calcext:value-type="float">
            <text:p>0</text:p>
          </table:table-cell>
          <table:table-cell table:style-name="ce11" table:formula="of:=IF([.CI36]&lt;1;(1+(59*(1-[.CI36])))*[.$A$39]+[.$A$42];0)" office:value-type="float" office:value="0" calcext:value-type="float">
            <text:p>0</text:p>
          </table:table-cell>
          <table:table-cell table:style-name="ce11" table:formula="of:=IF([.CJ36]&lt;1;(1+(59*(1-[.CJ36])))*[.$A$39]+[.$A$42];0)" office:value-type="float" office:value="0" calcext:value-type="float">
            <text:p>0</text:p>
          </table:table-cell>
          <table:table-cell table:style-name="ce11" table:formula="of:=IF([.CK36]&lt;1;(1+(59*(1-[.CK36])))*[.$A$39]+[.$A$42];0)" office:value-type="float" office:value="0" calcext:value-type="float">
            <text:p>0</text:p>
          </table:table-cell>
          <table:table-cell table:style-name="ce11" table:formula="of:=IF([.CL36]&lt;1;(1+(59*(1-[.CL36])))*[.$A$39]+[.$A$42];0)" office:value-type="float" office:value="0" calcext:value-type="float">
            <text:p>0</text:p>
          </table:table-cell>
          <table:table-cell table:style-name="ce11" table:formula="of:=IF([.CM36]&lt;1;(1+(59*(1-[.CM36])))*[.$A$39]+[.$A$42];0)" office:value-type="float" office:value="0" calcext:value-type="float">
            <text:p>0</text:p>
          </table:table-cell>
          <table:table-cell table:style-name="ce11" table:formula="of:=IF([.CN36]&lt;1;(1+(59*(1-[.CN36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7]&lt;1;(1+(59*(1-[.A37])))*[.$A$39]+[.$A$42];0)" office:value-type="float" office:value="0" calcext:value-type="float">
            <text:p>0</text:p>
          </table:table-cell>
          <table:table-cell table:style-name="ce11" table:formula="of:=IF([.B37]&lt;1;(1+(59*(1-[.B37])))*[.$A$39]+[.$A$42];0)" office:value-type="float" office:value="0" calcext:value-type="float">
            <text:p>0</text:p>
          </table:table-cell>
          <table:table-cell table:style-name="ce11" table:formula="of:=IF([.C37]&lt;1;(1+(59*(1-[.C37])))*[.$A$39]+[.$A$42];0)" office:value-type="float" office:value="0" calcext:value-type="float">
            <text:p>0</text:p>
          </table:table-cell>
          <table:table-cell table:style-name="ce11" table:formula="of:=IF([.D37]&lt;1;(1+(59*(1-[.D37])))*[.$A$39]+[.$A$42];0)" office:value-type="float" office:value="0" calcext:value-type="float">
            <text:p>0</text:p>
          </table:table-cell>
          <table:table-cell table:style-name="ce11" table:formula="of:=IF([.E37]&lt;1;(1+(59*(1-[.E37])))*[.$A$39]+[.$A$42];0)" office:value-type="float" office:value="0" calcext:value-type="float">
            <text:p>0</text:p>
          </table:table-cell>
          <table:table-cell table:style-name="ce11" table:formula="of:=IF([.F37]&lt;1;(1+(59*(1-[.F37])))*[.$A$39]+[.$A$42];0)" office:value-type="float" office:value="0" calcext:value-type="float">
            <text:p>0</text:p>
          </table:table-cell>
          <table:table-cell table:style-name="ce11" table:formula="of:=IF([.G37]&lt;1;(1+(59*(1-[.G37])))*[.$A$39]+[.$A$42];0)" office:value-type="float" office:value="0" calcext:value-type="float">
            <text:p>0</text:p>
          </table:table-cell>
          <table:table-cell table:style-name="ce11" table:formula="of:=IF([.H37]&lt;1;(1+(59*(1-[.H37])))*[.$A$39]+[.$A$42];0)" office:value-type="float" office:value="0" calcext:value-type="float">
            <text:p>0</text:p>
          </table:table-cell>
          <table:table-cell table:style-name="ce11" table:formula="of:=IF([.I37]&lt;1;(1+(59*(1-[.I37])))*[.$A$39]+[.$A$42];0)" office:value-type="float" office:value="0" calcext:value-type="float">
            <text:p>0</text:p>
          </table:table-cell>
          <table:table-cell table:style-name="ce11" table:formula="of:=IF([.J37]&lt;1;(1+(59*(1-[.J37])))*[.$A$39]+[.$A$42];0)" office:value-type="float" office:value="0" calcext:value-type="float">
            <text:p>0</text:p>
          </table:table-cell>
          <table:table-cell table:style-name="ce11" table:formula="of:=IF([.K37]&lt;1;(1+(59*(1-[.K37])))*[.$A$39]+[.$A$42];0)" office:value-type="float" office:value="0" calcext:value-type="float">
            <text:p>0</text:p>
          </table:table-cell>
          <table:table-cell table:style-name="ce11" table:formula="of:=IF([.L37]&lt;1;(1+(59*(1-[.L37])))*[.$A$39]+[.$A$42];0)" office:value-type="float" office:value="0" calcext:value-type="float">
            <text:p>0</text:p>
          </table:table-cell>
          <table:table-cell table:style-name="ce11" table:formula="of:=IF([.M37]&lt;1;(1+(59*(1-[.M37])))*[.$A$39]+[.$A$42];0)" office:value-type="float" office:value="0" calcext:value-type="float">
            <text:p>0</text:p>
          </table:table-cell>
          <table:table-cell table:style-name="ce11" table:formula="of:=IF([.N37]&lt;1;(1+(59*(1-[.N37])))*[.$A$39]+[.$A$42];0)" office:value-type="float" office:value="0" calcext:value-type="float">
            <text:p>0</text:p>
          </table:table-cell>
          <table:table-cell table:style-name="ce11" table:formula="of:=IF([.O37]&lt;1;(1+(59*(1-[.O37])))*[.$A$39]+[.$A$42];0)" office:value-type="float" office:value="0" calcext:value-type="float">
            <text:p>0</text:p>
          </table:table-cell>
          <table:table-cell table:style-name="ce11" table:formula="of:=IF([.P37]&lt;1;(1+(59*(1-[.P37])))*[.$A$39]+[.$A$42];0)" office:value-type="float" office:value="0" calcext:value-type="float">
            <text:p>0</text:p>
          </table:table-cell>
          <table:table-cell table:style-name="ce11" table:formula="of:=IF([.Q37]&lt;1;(1+(59*(1-[.Q37])))*[.$A$39]+[.$A$42];0)" office:value-type="float" office:value="0" calcext:value-type="float">
            <text:p>0</text:p>
          </table:table-cell>
          <table:table-cell table:style-name="ce11" table:formula="of:=IF([.R37]&lt;1;(1+(59*(1-[.R37])))*[.$A$39]+[.$A$42];0)" office:value-type="float" office:value="0" calcext:value-type="float">
            <text:p>0</text:p>
          </table:table-cell>
          <table:table-cell table:style-name="ce11" table:formula="of:=IF([.S37]&lt;1;(1+(59*(1-[.S37])))*[.$A$39]+[.$A$42];0)" office:value-type="float" office:value="0" calcext:value-type="float">
            <text:p>0</text:p>
          </table:table-cell>
          <table:table-cell table:style-name="ce11" table:formula="of:=IF([.T37]&lt;1;(1+(59*(1-[.T37])))*[.$A$39]+[.$A$42];0)" office:value-type="float" office:value="0" calcext:value-type="float">
            <text:p>0</text:p>
          </table:table-cell>
          <table:table-cell table:style-name="ce11" table:formula="of:=IF([.U37]&lt;1;(1+(59*(1-[.U37])))*[.$A$39]+[.$A$42];0)" office:value-type="float" office:value="0" calcext:value-type="float">
            <text:p>0</text:p>
          </table:table-cell>
          <table:table-cell table:style-name="ce11" table:formula="of:=IF([.V37]&lt;1;(1+(59*(1-[.V37])))*[.$A$39]+[.$A$42];0)" office:value-type="float" office:value="0" calcext:value-type="float">
            <text:p>0</text:p>
          </table:table-cell>
          <table:table-cell table:style-name="ce11" table:formula="of:=IF([.W37]&lt;1;(1+(59*(1-[.W37])))*[.$A$39]+[.$A$42];0)" office:value-type="float" office:value="0" calcext:value-type="float">
            <text:p>0</text:p>
          </table:table-cell>
          <table:table-cell table:style-name="ce11" table:formula="of:=IF([.X37]&lt;1;(1+(59*(1-[.X37])))*[.$A$39]+[.$A$42];0)" office:value-type="float" office:value="0" calcext:value-type="float">
            <text:p>0</text:p>
          </table:table-cell>
          <table:table-cell table:style-name="ce11" table:formula="of:=IF([.Y37]&lt;1;(1+(59*(1-[.Y37])))*[.$A$39]+[.$A$42];0)" office:value-type="float" office:value="0" calcext:value-type="float">
            <text:p>0</text:p>
          </table:table-cell>
          <table:table-cell table:style-name="ce11" table:formula="of:=IF([.Z37]&lt;1;(1+(59*(1-[.Z37])))*[.$A$39]+[.$A$42];0)" office:value-type="float" office:value="0" calcext:value-type="float">
            <text:p>0</text:p>
          </table:table-cell>
          <table:table-cell table:style-name="ce11" table:formula="of:=IF([.AA37]&lt;1;(1+(59*(1-[.AA37])))*[.$A$39]+[.$A$42];0)" office:value-type="float" office:value="0" calcext:value-type="float">
            <text:p>0</text:p>
          </table:table-cell>
          <table:table-cell table:style-name="ce11" table:formula="of:=IF([.AB37]&lt;1;(1+(59*(1-[.AB37])))*[.$A$39]+[.$A$42];0)" office:value-type="float" office:value="0" calcext:value-type="float">
            <text:p>0</text:p>
          </table:table-cell>
          <table:table-cell table:style-name="ce11" table:formula="of:=IF([.AC37]&lt;1;(1+(59*(1-[.AC37])))*[.$A$39]+[.$A$42];0)" office:value-type="float" office:value="0" calcext:value-type="float">
            <text:p>0</text:p>
          </table:table-cell>
          <table:table-cell table:style-name="ce11" table:formula="of:=IF([.AD37]&lt;1;(1+(59*(1-[.AD37])))*[.$A$39]+[.$A$42];0)" office:value-type="float" office:value="0" calcext:value-type="float">
            <text:p>0</text:p>
          </table:table-cell>
          <table:table-cell table:style-name="ce11" table:formula="of:=IF([.AE37]&lt;1;(1+(59*(1-[.AE37])))*[.$A$39]+[.$A$42];0)" office:value-type="float" office:value="0" calcext:value-type="float">
            <text:p>0</text:p>
          </table:table-cell>
          <table:table-cell table:style-name="ce11" table:formula="of:=IF([.AF37]&lt;1;(1+(59*(1-[.AF37])))*[.$A$39]+[.$A$42];0)" office:value-type="float" office:value="0" calcext:value-type="float">
            <text:p>0</text:p>
          </table:table-cell>
          <table:table-cell table:style-name="ce11" table:formula="of:=IF([.AG37]&lt;1;(1+(59*(1-[.AG37])))*[.$A$39]+[.$A$42];0)" office:value-type="float" office:value="0" calcext:value-type="float">
            <text:p>0</text:p>
          </table:table-cell>
          <table:table-cell table:style-name="ce11" table:formula="of:=IF([.AH37]&lt;1;(1+(59*(1-[.AH37])))*[.$A$39]+[.$A$42];0)" office:value-type="float" office:value="0" calcext:value-type="float">
            <text:p>0</text:p>
          </table:table-cell>
          <table:table-cell table:style-name="ce11" table:formula="of:=IF([.AI37]&lt;1;(1+(59*(1-[.AI37])))*[.$A$39]+[.$A$42];0)" office:value-type="float" office:value="0" calcext:value-type="float">
            <text:p>0</text:p>
          </table:table-cell>
          <table:table-cell table:style-name="ce11" table:formula="of:=IF([.AJ37]&lt;1;(1+(59*(1-[.AJ37])))*[.$A$39]+[.$A$42];0)" office:value-type="float" office:value="0" calcext:value-type="float">
            <text:p>0</text:p>
          </table:table-cell>
          <table:table-cell table:style-name="ce11" table:formula="of:=IF([.AK37]&lt;1;(1+(59*(1-[.AK37])))*[.$A$39]+[.$A$42];0)" office:value-type="float" office:value="0" calcext:value-type="float">
            <text:p>0</text:p>
          </table:table-cell>
          <table:table-cell table:style-name="ce11" table:formula="of:=IF([.AL37]&lt;1;(1+(59*(1-[.AL37])))*[.$A$39]+[.$A$42];0)" office:value-type="float" office:value="0" calcext:value-type="float">
            <text:p>0</text:p>
          </table:table-cell>
          <table:table-cell table:style-name="ce11" table:formula="of:=IF([.AM37]&lt;1;(1+(59*(1-[.AM37])))*[.$A$39]+[.$A$42];0)" office:value-type="float" office:value="0" calcext:value-type="float">
            <text:p>0</text:p>
          </table:table-cell>
          <table:table-cell table:style-name="ce11" table:formula="of:=IF([.AN37]&lt;1;(1+(59*(1-[.AN37])))*[.$A$39]+[.$A$42];0)" office:value-type="float" office:value="0" calcext:value-type="float">
            <text:p>0</text:p>
          </table:table-cell>
          <table:table-cell table:style-name="ce11" table:formula="of:=IF([.AO37]&lt;1;(1+(59*(1-[.AO37])))*[.$A$39]+[.$A$42];0)" office:value-type="float" office:value="0" calcext:value-type="float">
            <text:p>0</text:p>
          </table:table-cell>
          <table:table-cell table:style-name="ce11" table:formula="of:=IF([.AP37]&lt;1;(1+(59*(1-[.AP37])))*[.$A$39]+[.$A$42];0)" office:value-type="float" office:value="0" calcext:value-type="float">
            <text:p>0</text:p>
          </table:table-cell>
          <table:table-cell table:style-name="ce11" table:formula="of:=IF([.AQ37]&lt;1;(1+(59*(1-[.AQ37])))*[.$A$39]+[.$A$42];0)" office:value-type="float" office:value="0" calcext:value-type="float">
            <text:p>0</text:p>
          </table:table-cell>
          <table:table-cell table:style-name="ce11" table:formula="of:=IF([.AR37]&lt;1;(1+(59*(1-[.AR37])))*[.$A$39]+[.$A$42];0)" office:value-type="float" office:value="0" calcext:value-type="float">
            <text:p>0</text:p>
          </table:table-cell>
          <table:table-cell table:style-name="ce11" table:formula="of:=IF([.AS37]&lt;1;(1+(59*(1-[.AS37])))*[.$A$39]+[.$A$42];0)" office:value-type="float" office:value="0" calcext:value-type="float">
            <text:p>0</text:p>
          </table:table-cell>
          <table:table-cell table:style-name="ce11" table:formula="of:=IF([.AT37]&lt;1;(1+(59*(1-[.AT37])))*[.$A$39]+[.$A$42];0)" office:value-type="float" office:value="0" calcext:value-type="float">
            <text:p>0</text:p>
          </table:table-cell>
          <table:table-cell table:style-name="ce11" table:formula="of:=IF([.AU37]&lt;1;(1+(59*(1-[.AU37])))*[.$A$39]+[.$A$42];0)" office:value-type="float" office:value="0" calcext:value-type="float">
            <text:p>0</text:p>
          </table:table-cell>
          <table:table-cell table:style-name="ce11" table:formula="of:=IF([.AV37]&lt;1;(1+(59*(1-[.AV37])))*[.$A$39]+[.$A$42];0)" office:value-type="float" office:value="0" calcext:value-type="float">
            <text:p>0</text:p>
          </table:table-cell>
          <table:table-cell table:style-name="ce11" table:formula="of:=IF([.AW37]&lt;1;(1+(59*(1-[.AW37])))*[.$A$39]+[.$A$42];0)" office:value-type="float" office:value="0" calcext:value-type="float">
            <text:p>0</text:p>
          </table:table-cell>
          <table:table-cell table:style-name="ce11" table:formula="of:=IF([.AX37]&lt;1;(1+(59*(1-[.AX37])))*[.$A$39]+[.$A$42];0)" office:value-type="float" office:value="0" calcext:value-type="float">
            <text:p>0</text:p>
          </table:table-cell>
          <table:table-cell table:style-name="ce11" table:formula="of:=IF([.AY37]&lt;1;(1+(59*(1-[.AY37])))*[.$A$39]+[.$A$42];0)" office:value-type="float" office:value="0" calcext:value-type="float">
            <text:p>0</text:p>
          </table:table-cell>
          <table:table-cell table:style-name="ce11" table:formula="of:=IF([.AZ37]&lt;1;(1+(59*(1-[.AZ37])))*[.$A$39]+[.$A$42];0)" office:value-type="float" office:value="0" calcext:value-type="float">
            <text:p>0</text:p>
          </table:table-cell>
          <table:table-cell table:style-name="ce11" table:formula="of:=IF([.BA37]&lt;1;(1+(59*(1-[.BA37])))*[.$A$39]+[.$A$42];0)" office:value-type="float" office:value="0" calcext:value-type="float">
            <text:p>0</text:p>
          </table:table-cell>
          <table:table-cell table:style-name="ce11" table:formula="of:=IF([.BB37]&lt;1;(1+(59*(1-[.BB37])))*[.$A$39]+[.$A$42];0)" office:value-type="float" office:value="0" calcext:value-type="float">
            <text:p>0</text:p>
          </table:table-cell>
          <table:table-cell table:style-name="ce11" table:formula="of:=IF([.BC37]&lt;1;(1+(59*(1-[.BC37])))*[.$A$39]+[.$A$42];0)" office:value-type="float" office:value="0" calcext:value-type="float">
            <text:p>0</text:p>
          </table:table-cell>
          <table:table-cell table:style-name="ce11" table:formula="of:=IF([.BD37]&lt;1;(1+(59*(1-[.BD37])))*[.$A$39]+[.$A$42];0)" office:value-type="float" office:value="0" calcext:value-type="float">
            <text:p>0</text:p>
          </table:table-cell>
          <table:table-cell table:style-name="ce11" table:formula="of:=IF([.BE37]&lt;1;(1+(59*(1-[.BE37])))*[.$A$39]+[.$A$42];0)" office:value-type="float" office:value="0" calcext:value-type="float">
            <text:p>0</text:p>
          </table:table-cell>
          <table:table-cell table:style-name="ce11" table:formula="of:=IF([.BF37]&lt;1;(1+(59*(1-[.BF37])))*[.$A$39]+[.$A$42];0)" office:value-type="float" office:value="0" calcext:value-type="float">
            <text:p>0</text:p>
          </table:table-cell>
          <table:table-cell table:style-name="ce11" table:formula="of:=IF([.BG37]&lt;1;(1+(59*(1-[.BG37])))*[.$A$39]+[.$A$42];0)" office:value-type="float" office:value="0" calcext:value-type="float">
            <text:p>0</text:p>
          </table:table-cell>
          <table:table-cell table:style-name="ce11" table:formula="of:=IF([.BH37]&lt;1;(1+(59*(1-[.BH37])))*[.$A$39]+[.$A$42];0)" office:value-type="float" office:value="0" calcext:value-type="float">
            <text:p>0</text:p>
          </table:table-cell>
          <table:table-cell table:style-name="ce11" table:formula="of:=IF([.BI37]&lt;1;(1+(59*(1-[.BI37])))*[.$A$39]+[.$A$42];0)" office:value-type="float" office:value="0" calcext:value-type="float">
            <text:p>0</text:p>
          </table:table-cell>
          <table:table-cell table:style-name="ce11" table:formula="of:=IF([.BJ37]&lt;1;(1+(59*(1-[.BJ37])))*[.$A$39]+[.$A$42];0)" office:value-type="float" office:value="0" calcext:value-type="float">
            <text:p>0</text:p>
          </table:table-cell>
          <table:table-cell table:style-name="ce11" table:formula="of:=IF([.BK37]&lt;1;(1+(59*(1-[.BK37])))*[.$A$39]+[.$A$42];0)" office:value-type="float" office:value="0" calcext:value-type="float">
            <text:p>0</text:p>
          </table:table-cell>
          <table:table-cell table:style-name="ce11" table:formula="of:=IF([.BL37]&lt;1;(1+(59*(1-[.BL37])))*[.$A$39]+[.$A$42];0)" office:value-type="float" office:value="0" calcext:value-type="float">
            <text:p>0</text:p>
          </table:table-cell>
          <table:table-cell table:style-name="ce11" table:formula="of:=IF([.BM37]&lt;1;(1+(59*(1-[.BM37])))*[.$A$39]+[.$A$42];0)" office:value-type="float" office:value="0" calcext:value-type="float">
            <text:p>0</text:p>
          </table:table-cell>
          <table:table-cell table:style-name="ce11" table:formula="of:=IF([.BN37]&lt;1;(1+(59*(1-[.BN37])))*[.$A$39]+[.$A$42];0)" office:value-type="float" office:value="0" calcext:value-type="float">
            <text:p>0</text:p>
          </table:table-cell>
          <table:table-cell table:style-name="ce11" table:formula="of:=IF([.BO37]&lt;1;(1+(59*(1-[.BO37])))*[.$A$39]+[.$A$42];0)" office:value-type="float" office:value="0" calcext:value-type="float">
            <text:p>0</text:p>
          </table:table-cell>
          <table:table-cell table:style-name="ce11" table:formula="of:=IF([.BP37]&lt;1;(1+(59*(1-[.BP37])))*[.$A$39]+[.$A$42];0)" office:value-type="float" office:value="0" calcext:value-type="float">
            <text:p>0</text:p>
          </table:table-cell>
          <table:table-cell table:style-name="ce11" table:formula="of:=IF([.BQ37]&lt;1;(1+(59*(1-[.BQ37])))*[.$A$39]+[.$A$42];0)" office:value-type="float" office:value="0" calcext:value-type="float">
            <text:p>0</text:p>
          </table:table-cell>
          <table:table-cell table:style-name="ce11" table:formula="of:=IF([.BR37]&lt;1;(1+(59*(1-[.BR37])))*[.$A$39]+[.$A$42];0)" office:value-type="float" office:value="0" calcext:value-type="float">
            <text:p>0</text:p>
          </table:table-cell>
          <table:table-cell table:style-name="ce11" table:formula="of:=IF([.BS37]&lt;1;(1+(59*(1-[.BS37])))*[.$A$39]+[.$A$42];0)" office:value-type="float" office:value="0" calcext:value-type="float">
            <text:p>0</text:p>
          </table:table-cell>
          <table:table-cell table:style-name="ce11" table:formula="of:=IF([.BT37]&lt;1;(1+(59*(1-[.BT37])))*[.$A$39]+[.$A$42];0)" office:value-type="float" office:value="0" calcext:value-type="float">
            <text:p>0</text:p>
          </table:table-cell>
          <table:table-cell table:style-name="ce11" table:formula="of:=IF([.BU37]&lt;1;(1+(59*(1-[.BU37])))*[.$A$39]+[.$A$42];0)" office:value-type="float" office:value="0" calcext:value-type="float">
            <text:p>0</text:p>
          </table:table-cell>
          <table:table-cell table:style-name="ce11" table:formula="of:=IF([.BV37]&lt;1;(1+(59*(1-[.BV37])))*[.$A$39]+[.$A$42];0)" office:value-type="float" office:value="0" calcext:value-type="float">
            <text:p>0</text:p>
          </table:table-cell>
          <table:table-cell table:style-name="ce11" table:formula="of:=IF([.BW37]&lt;1;(1+(59*(1-[.BW37])))*[.$A$39]+[.$A$42];0)" office:value-type="float" office:value="0" calcext:value-type="float">
            <text:p>0</text:p>
          </table:table-cell>
          <table:table-cell table:style-name="ce11" table:formula="of:=IF([.BX37]&lt;1;(1+(59*(1-[.BX37])))*[.$A$39]+[.$A$42];0)" office:value-type="float" office:value="0" calcext:value-type="float">
            <text:p>0</text:p>
          </table:table-cell>
          <table:table-cell table:style-name="ce11" table:formula="of:=IF([.BY37]&lt;1;(1+(59*(1-[.BY37])))*[.$A$39]+[.$A$42];0)" office:value-type="float" office:value="0" calcext:value-type="float">
            <text:p>0</text:p>
          </table:table-cell>
          <table:table-cell table:style-name="ce11" table:formula="of:=IF([.BZ37]&lt;1;(1+(59*(1-[.BZ37])))*[.$A$39]+[.$A$42];0)" office:value-type="float" office:value="0" calcext:value-type="float">
            <text:p>0</text:p>
          </table:table-cell>
          <table:table-cell table:style-name="ce11" table:formula="of:=IF([.CA37]&lt;1;(1+(59*(1-[.CA37])))*[.$A$39]+[.$A$42];0)" office:value-type="float" office:value="0" calcext:value-type="float">
            <text:p>0</text:p>
          </table:table-cell>
          <table:table-cell table:style-name="ce11" table:formula="of:=IF([.CB37]&lt;1;(1+(59*(1-[.CB37])))*[.$A$39]+[.$A$42];0)" office:value-type="float" office:value="0" calcext:value-type="float">
            <text:p>0</text:p>
          </table:table-cell>
          <table:table-cell table:style-name="ce11" table:formula="of:=IF([.CC37]&lt;1;(1+(59*(1-[.CC37])))*[.$A$39]+[.$A$42];0)" office:value-type="float" office:value="0" calcext:value-type="float">
            <text:p>0</text:p>
          </table:table-cell>
          <table:table-cell table:style-name="ce11" table:formula="of:=IF([.CD37]&lt;1;(1+(59*(1-[.CD37])))*[.$A$39]+[.$A$42];0)" office:value-type="float" office:value="0" calcext:value-type="float">
            <text:p>0</text:p>
          </table:table-cell>
          <table:table-cell table:style-name="ce11" table:formula="of:=IF([.CE37]&lt;1;(1+(59*(1-[.CE37])))*[.$A$39]+[.$A$42];0)" office:value-type="float" office:value="0" calcext:value-type="float">
            <text:p>0</text:p>
          </table:table-cell>
          <table:table-cell table:style-name="ce11" table:formula="of:=IF([.CF37]&lt;1;(1+(59*(1-[.CF37])))*[.$A$39]+[.$A$42];0)" office:value-type="float" office:value="0" calcext:value-type="float">
            <text:p>0</text:p>
          </table:table-cell>
          <table:table-cell table:style-name="ce11" table:formula="of:=IF([.CG37]&lt;1;(1+(59*(1-[.CG37])))*[.$A$39]+[.$A$42];0)" office:value-type="float" office:value="0" calcext:value-type="float">
            <text:p>0</text:p>
          </table:table-cell>
          <table:table-cell table:style-name="ce11" table:formula="of:=IF([.CH37]&lt;1;(1+(59*(1-[.CH37])))*[.$A$39]+[.$A$42];0)" office:value-type="float" office:value="0" calcext:value-type="float">
            <text:p>0</text:p>
          </table:table-cell>
          <table:table-cell table:style-name="ce11" table:formula="of:=IF([.CI37]&lt;1;(1+(59*(1-[.CI37])))*[.$A$39]+[.$A$42];0)" office:value-type="float" office:value="0" calcext:value-type="float">
            <text:p>0</text:p>
          </table:table-cell>
          <table:table-cell table:style-name="ce11" table:formula="of:=IF([.CJ37]&lt;1;(1+(59*(1-[.CJ37])))*[.$A$39]+[.$A$42];0)" office:value-type="float" office:value="0" calcext:value-type="float">
            <text:p>0</text:p>
          </table:table-cell>
          <table:table-cell table:style-name="ce11" table:formula="of:=IF([.CK37]&lt;1;(1+(59*(1-[.CK37])))*[.$A$39]+[.$A$42];0)" office:value-type="float" office:value="0" calcext:value-type="float">
            <text:p>0</text:p>
          </table:table-cell>
          <table:table-cell table:style-name="ce11" table:formula="of:=IF([.CL37]&lt;1;(1+(59*(1-[.CL37])))*[.$A$39]+[.$A$42];0)" office:value-type="float" office:value="0" calcext:value-type="float">
            <text:p>0</text:p>
          </table:table-cell>
          <table:table-cell table:style-name="ce11" table:formula="of:=IF([.CM37]&lt;1;(1+(59*(1-[.CM37])))*[.$A$39]+[.$A$42];0)" office:value-type="float" office:value="0" calcext:value-type="float">
            <text:p>0</text:p>
          </table:table-cell>
          <table:table-cell table:style-name="ce11" table:formula="of:=IF([.CN37]&lt;1;(1+(59*(1-[.CN37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50];1.1)" office:value-type="float" office:value="0" calcext:value-type="float">
            <text:p>0,00</text:p>
          </table:table-cell>
          <table:table-cell table:style-name="ce10" table:formula="of:=1-POWER(1-[.B50];1.1)" office:value-type="float" office:value="0" calcext:value-type="float">
            <text:p>0,00</text:p>
          </table:table-cell>
          <table:table-cell table:style-name="ce10" table:formula="of:=1-POWER(1-[.C50];1.1)" office:value-type="float" office:value="0" calcext:value-type="float">
            <text:p>0,00</text:p>
          </table:table-cell>
          <table:table-cell table:style-name="ce10" table:formula="of:=1-POWER(1-[.D50];1.1)" office:value-type="float" office:value="0" calcext:value-type="float">
            <text:p>0,00</text:p>
          </table:table-cell>
          <table:table-cell table:style-name="ce10" table:formula="of:=1-POWER(1-[.E50];1.1)" office:value-type="float" office:value="0" calcext:value-type="float">
            <text:p>0,00</text:p>
          </table:table-cell>
          <table:table-cell table:style-name="ce10" table:formula="of:=1-POWER(1-[.F50];1.1)" office:value-type="float" office:value="0" calcext:value-type="float">
            <text:p>0,00</text:p>
          </table:table-cell>
          <table:table-cell table:style-name="ce10" table:formula="of:=1-POWER(1-[.G50];1.1)" office:value-type="float" office:value="0" calcext:value-type="float">
            <text:p>0,00</text:p>
          </table:table-cell>
          <table:table-cell table:style-name="ce10" table:formula="of:=1-POWER(1-[.H50];1.1)" office:value-type="float" office:value="0" calcext:value-type="float">
            <text:p>0,00</text:p>
          </table:table-cell>
          <table:table-cell table:style-name="ce10" table:formula="of:=1-POWER(1-[.I50];1.1)" office:value-type="float" office:value="0" calcext:value-type="float">
            <text:p>0,00</text:p>
          </table:table-cell>
          <table:table-cell table:style-name="ce10" table:formula="of:=1-POWER(1-[.J50];1.1)" office:value-type="float" office:value="0" calcext:value-type="float">
            <text:p>0,00</text:p>
          </table:table-cell>
          <table:table-cell table:style-name="ce10" table:formula="of:=1-POWER(1-[.K50];1.1)" office:value-type="float" office:value="0" calcext:value-type="float">
            <text:p>0,00</text:p>
          </table:table-cell>
          <table:table-cell table:style-name="ce10" table:formula="of:=1-POWER(1-[.L50];1.1)" office:value-type="float" office:value="0" calcext:value-type="float">
            <text:p>0,00</text:p>
          </table:table-cell>
          <table:table-cell table:style-name="ce10" table:formula="of:=1-POWER(1-[.M50];1.1)" office:value-type="float" office:value="0" calcext:value-type="float">
            <text:p>0,00</text:p>
          </table:table-cell>
          <table:table-cell table:style-name="ce10" table:formula="of:=1-POWER(1-[.N50];1.1)" office:value-type="float" office:value="0" calcext:value-type="float">
            <text:p>0,00</text:p>
          </table:table-cell>
          <table:table-cell table:style-name="ce10" table:formula="of:=1-POWER(1-[.O50];1.1)" office:value-type="float" office:value="0" calcext:value-type="float">
            <text:p>0,00</text:p>
          </table:table-cell>
          <table:table-cell table:style-name="ce10" table:formula="of:=1-POWER(1-[.P50];1.1)" office:value-type="float" office:value="0" calcext:value-type="float">
            <text:p>0,00</text:p>
          </table:table-cell>
          <table:table-cell table:style-name="ce10" table:formula="of:=1-POWER(1-[.Q50];1.1)" office:value-type="float" office:value="0" calcext:value-type="float">
            <text:p>0,00</text:p>
          </table:table-cell>
          <table:table-cell table:style-name="ce10" table:formula="of:=1-POWER(1-[.R50];1.1)" office:value-type="float" office:value="0" calcext:value-type="float">
            <text:p>0,00</text:p>
          </table:table-cell>
          <table:table-cell table:style-name="ce10" table:formula="of:=1-POWER(1-[.S50];1.1)" office:value-type="float" office:value="0" calcext:value-type="float">
            <text:p>0,00</text:p>
          </table:table-cell>
          <table:table-cell table:style-name="ce10" table:formula="of:=1-POWER(1-[.T50];1.1)" office:value-type="float" office:value="0" calcext:value-type="float">
            <text:p>0,00</text:p>
          </table:table-cell>
          <table:table-cell table:style-name="ce10" table:formula="of:=1-POWER(1-[.U50];1.1)" office:value-type="float" office:value="0" calcext:value-type="float">
            <text:p>0,00</text:p>
          </table:table-cell>
          <table:table-cell table:style-name="ce10" table:formula="of:=1-POWER(1-[.V50];1.1)" office:value-type="float" office:value="0" calcext:value-type="float">
            <text:p>0,00</text:p>
          </table:table-cell>
          <table:table-cell table:style-name="ce10" table:formula="of:=1-POWER(1-[.W50];1.1)" office:value-type="float" office:value="0" calcext:value-type="float">
            <text:p>0,00</text:p>
          </table:table-cell>
          <table:table-cell table:style-name="ce10" table:formula="of:=1-POWER(1-[.X50];1.1)" office:value-type="float" office:value="0" calcext:value-type="float">
            <text:p>0,00</text:p>
          </table:table-cell>
          <table:table-cell table:style-name="ce10" table:formula="of:=1-POWER(1-[.Y50];1.1)" office:value-type="float" office:value="0" calcext:value-type="float">
            <text:p>0,00</text:p>
          </table:table-cell>
          <table:table-cell table:style-name="ce10" table:formula="of:=1-POWER(1-[.Z50];1.1)" office:value-type="float" office:value="0" calcext:value-type="float">
            <text:p>0,00</text:p>
          </table:table-cell>
          <table:table-cell table:style-name="ce10" table:formula="of:=1-POWER(1-[.AA50];1.1)" office:value-type="float" office:value="0" calcext:value-type="float">
            <text:p>0,00</text:p>
          </table:table-cell>
          <table:table-cell table:style-name="ce10" table:formula="of:=1-POWER(1-[.AB50];1.1)" office:value-type="float" office:value="0" calcext:value-type="float">
            <text:p>0,00</text:p>
          </table:table-cell>
          <table:table-cell table:style-name="ce10" table:formula="of:=1-POWER(1-[.AC50];1.1)" office:value-type="float" office:value="0" calcext:value-type="float">
            <text:p>0,00</text:p>
          </table:table-cell>
          <table:table-cell table:style-name="ce10" table:formula="of:=1-POWER(1-[.AD50];1.1)" office:value-type="float" office:value="0" calcext:value-type="float">
            <text:p>0,00</text:p>
          </table:table-cell>
          <table:table-cell table:style-name="ce10" table:formula="of:=1-POWER(1-[.AE50];1.1)" office:value-type="float" office:value="0" calcext:value-type="float">
            <text:p>0,00</text:p>
          </table:table-cell>
          <table:table-cell table:style-name="ce10" table:formula="of:=1-POWER(1-[.AF50];1.1)" office:value-type="float" office:value="0" calcext:value-type="float">
            <text:p>0,00</text:p>
          </table:table-cell>
          <table:table-cell table:style-name="ce10" table:formula="of:=1-POWER(1-[.AG50];1.1)" office:value-type="float" office:value="0" calcext:value-type="float">
            <text:p>0,00</text:p>
          </table:table-cell>
          <table:table-cell table:style-name="ce10" table:formula="of:=1-POWER(1-[.AH50];1.1)" office:value-type="float" office:value="0" calcext:value-type="float">
            <text:p>0,00</text:p>
          </table:table-cell>
          <table:table-cell table:style-name="ce10" table:formula="of:=1-POWER(1-[.AI50];1.1)" office:value-type="float" office:value="0" calcext:value-type="float">
            <text:p>0,00</text:p>
          </table:table-cell>
          <table:table-cell table:style-name="ce10" table:formula="of:=1-POWER(1-[.AJ50];1.1)" office:value-type="float" office:value="0" calcext:value-type="float">
            <text:p>0,00</text:p>
          </table:table-cell>
          <table:table-cell table:style-name="ce10" table:formula="of:=1-POWER(1-[.AK50];1.1)" office:value-type="float" office:value="0" calcext:value-type="float">
            <text:p>0,00</text:p>
          </table:table-cell>
          <table:table-cell table:style-name="ce10" table:formula="of:=1-POWER(1-[.AL50];1.1)" office:value-type="float" office:value="0" calcext:value-type="float">
            <text:p>0,00</text:p>
          </table:table-cell>
          <table:table-cell table:style-name="ce10" table:formula="of:=1-POWER(1-[.AM50];1.1)" office:value-type="float" office:value="0" calcext:value-type="float">
            <text:p>0,00</text:p>
          </table:table-cell>
          <table:table-cell table:style-name="ce10" table:formula="of:=1-POWER(1-[.AN50];1.1)" office:value-type="float" office:value="0" calcext:value-type="float">
            <text:p>0,00</text:p>
          </table:table-cell>
          <table:table-cell table:style-name="ce10" table:formula="of:=1-POWER(1-[.AO50];1.1)" office:value-type="float" office:value="0" calcext:value-type="float">
            <text:p>0,00</text:p>
          </table:table-cell>
          <table:table-cell table:style-name="ce10" table:formula="of:=1-POWER(1-[.AP50];1.1)" office:value-type="float" office:value="0" calcext:value-type="float">
            <text:p>0,00</text:p>
          </table:table-cell>
          <table:table-cell table:style-name="ce10" table:formula="of:=1-POWER(1-[.AQ50];1.1)" office:value-type="float" office:value="0" calcext:value-type="float">
            <text:p>0,00</text:p>
          </table:table-cell>
          <table:table-cell table:style-name="ce10" table:formula="of:=1-POWER(1-[.AR50];1.1)" office:value-type="float" office:value="0" calcext:value-type="float">
            <text:p>0,00</text:p>
          </table:table-cell>
          <table:table-cell table:style-name="ce10" table:formula="of:=1-POWER(1-[.AS50];1.1)" office:value-type="float" office:value="0" calcext:value-type="float">
            <text:p>0,00</text:p>
          </table:table-cell>
          <table:table-cell table:style-name="ce10" table:formula="of:=1-POWER(1-[.AT50];1.1)" office:value-type="float" office:value="0" calcext:value-type="float">
            <text:p>0,00</text:p>
          </table:table-cell>
          <table:table-cell table:style-name="ce10" table:formula="of:=1-POWER(1-[.AU50];1.1)" office:value-type="float" office:value="0" calcext:value-type="float">
            <text:p>0,00</text:p>
          </table:table-cell>
          <table:table-cell table:style-name="ce10" table:formula="of:=1-POWER(1-[.AV50];1.1)" office:value-type="float" office:value="0" calcext:value-type="float">
            <text:p>0,00</text:p>
          </table:table-cell>
          <table:table-cell table:style-name="ce10" table:formula="of:=1-POWER(1-[.AW50];1.1)" office:value-type="float" office:value="0" calcext:value-type="float">
            <text:p>0,00</text:p>
          </table:table-cell>
          <table:table-cell table:style-name="ce10" table:formula="of:=1-POWER(1-[.AX50];1.1)" office:value-type="float" office:value="0" calcext:value-type="float">
            <text:p>0,00</text:p>
          </table:table-cell>
          <table:table-cell table:style-name="ce10" table:formula="of:=1-POWER(1-[.AY50];1.1)" office:value-type="float" office:value="0" calcext:value-type="float">
            <text:p>0,00</text:p>
          </table:table-cell>
          <table:table-cell table:style-name="ce10" table:formula="of:=1-POWER(1-[.AZ50];1.1)" office:value-type="float" office:value="0" calcext:value-type="float">
            <text:p>0,00</text:p>
          </table:table-cell>
          <table:table-cell table:style-name="ce10" table:formula="of:=1-POWER(1-[.BA50];1.1)" office:value-type="float" office:value="0" calcext:value-type="float">
            <text:p>0,00</text:p>
          </table:table-cell>
          <table:table-cell table:style-name="ce10" table:formula="of:=1-POWER(1-[.BB50];1.1)" office:value-type="float" office:value="0" calcext:value-type="float">
            <text:p>0,00</text:p>
          </table:table-cell>
          <table:table-cell table:style-name="ce10" table:formula="of:=1-POWER(1-[.BC50];1.1)" office:value-type="float" office:value="0" calcext:value-type="float">
            <text:p>0,00</text:p>
          </table:table-cell>
          <table:table-cell table:style-name="ce10" table:formula="of:=1-POWER(1-[.BD50];1.1)" office:value-type="float" office:value="0" calcext:value-type="float">
            <text:p>0,00</text:p>
          </table:table-cell>
          <table:table-cell table:style-name="ce10" table:formula="of:=1-POWER(1-[.BE50];1.1)" office:value-type="float" office:value="0" calcext:value-type="float">
            <text:p>0,00</text:p>
          </table:table-cell>
          <table:table-cell table:style-name="ce10" table:formula="of:=1-POWER(1-[.BF50];1.1)" office:value-type="float" office:value="0" calcext:value-type="float">
            <text:p>0,00</text:p>
          </table:table-cell>
          <table:table-cell table:style-name="ce10" table:formula="of:=1-POWER(1-[.BG50];1.1)" office:value-type="float" office:value="0" calcext:value-type="float">
            <text:p>0,00</text:p>
          </table:table-cell>
          <table:table-cell table:style-name="ce10" table:formula="of:=1-POWER(1-[.BH50];1.1)" office:value-type="float" office:value="0" calcext:value-type="float">
            <text:p>0,00</text:p>
          </table:table-cell>
          <table:table-cell table:style-name="ce10" table:formula="of:=1-POWER(1-[.BI50];1.1)" office:value-type="float" office:value="0" calcext:value-type="float">
            <text:p>0,00</text:p>
          </table:table-cell>
          <table:table-cell table:style-name="ce10" table:formula="of:=1-POWER(1-[.BJ50];1.1)" office:value-type="float" office:value="0" calcext:value-type="float">
            <text:p>0,00</text:p>
          </table:table-cell>
          <table:table-cell table:style-name="ce10" table:formula="of:=1-POWER(1-[.BK50];1.1)" office:value-type="float" office:value="0" calcext:value-type="float">
            <text:p>0,00</text:p>
          </table:table-cell>
          <table:table-cell table:style-name="ce10" table:formula="of:=1-POWER(1-[.BL50];1.1)" office:value-type="float" office:value="0" calcext:value-type="float">
            <text:p>0,00</text:p>
          </table:table-cell>
          <table:table-cell table:style-name="ce10" table:formula="of:=1-POWER(1-[.BM50];1.1)" office:value-type="float" office:value="0" calcext:value-type="float">
            <text:p>0,00</text:p>
          </table:table-cell>
          <table:table-cell table:style-name="ce10" table:formula="of:=1-POWER(1-[.BN50];1.1)" office:value-type="float" office:value="0" calcext:value-type="float">
            <text:p>0,00</text:p>
          </table:table-cell>
          <table:table-cell table:style-name="ce10" table:formula="of:=1-POWER(1-[.BO50];1.1)" office:value-type="float" office:value="0" calcext:value-type="float">
            <text:p>0,00</text:p>
          </table:table-cell>
          <table:table-cell table:style-name="ce10" table:formula="of:=1-POWER(1-[.BP50];1.1)" office:value-type="float" office:value="0" calcext:value-type="float">
            <text:p>0,00</text:p>
          </table:table-cell>
          <table:table-cell table:style-name="ce10" table:formula="of:=1-POWER(1-[.BQ50];1.1)" office:value-type="float" office:value="0" calcext:value-type="float">
            <text:p>0,00</text:p>
          </table:table-cell>
          <table:table-cell table:style-name="ce10" table:formula="of:=1-POWER(1-[.BR50];1.1)" office:value-type="float" office:value="0" calcext:value-type="float">
            <text:p>0,00</text:p>
          </table:table-cell>
          <table:table-cell table:style-name="ce10" table:formula="of:=1-POWER(1-[.BS50];1.1)" office:value-type="float" office:value="0" calcext:value-type="float">
            <text:p>0,00</text:p>
          </table:table-cell>
          <table:table-cell table:style-name="ce10" table:formula="of:=1-POWER(1-[.BT50];1.1)" office:value-type="float" office:value="0" calcext:value-type="float">
            <text:p>0,00</text:p>
          </table:table-cell>
          <table:table-cell table:style-name="ce10" table:formula="of:=1-POWER(1-[.BU50];1.1)" office:value-type="float" office:value="0" calcext:value-type="float">
            <text:p>0,00</text:p>
          </table:table-cell>
          <table:table-cell table:style-name="ce10" table:formula="of:=1-POWER(1-[.BV50];1.1)" office:value-type="float" office:value="0" calcext:value-type="float">
            <text:p>0,00</text:p>
          </table:table-cell>
          <table:table-cell table:style-name="ce10" table:formula="of:=1-POWER(1-[.BW50];1.1)" office:value-type="float" office:value="0" calcext:value-type="float">
            <text:p>0,00</text:p>
          </table:table-cell>
          <table:table-cell table:style-name="ce10" table:formula="of:=1-POWER(1-[.BX50];1.1)" office:value-type="float" office:value="0" calcext:value-type="float">
            <text:p>0,00</text:p>
          </table:table-cell>
          <table:table-cell table:style-name="ce10" table:formula="of:=1-POWER(1-[.BY50];1.1)" office:value-type="float" office:value="0" calcext:value-type="float">
            <text:p>0,00</text:p>
          </table:table-cell>
          <table:table-cell table:style-name="ce10" table:formula="of:=1-POWER(1-[.BZ50];1.1)" office:value-type="float" office:value="0" calcext:value-type="float">
            <text:p>0,00</text:p>
          </table:table-cell>
          <table:table-cell table:style-name="ce10" table:formula="of:=1-POWER(1-[.CA50];1.1)" office:value-type="float" office:value="0" calcext:value-type="float">
            <text:p>0,00</text:p>
          </table:table-cell>
          <table:table-cell table:style-name="ce10" table:formula="of:=1-POWER(1-[.CB50];1.1)" office:value-type="float" office:value="0" calcext:value-type="float">
            <text:p>0,00</text:p>
          </table:table-cell>
          <table:table-cell table:style-name="ce10" table:formula="of:=1-POWER(1-[.CC50];1.1)" office:value-type="float" office:value="0" calcext:value-type="float">
            <text:p>0,00</text:p>
          </table:table-cell>
          <table:table-cell table:style-name="ce10" table:formula="of:=1-POWER(1-[.CD50];1.1)" office:value-type="float" office:value="0" calcext:value-type="float">
            <text:p>0,00</text:p>
          </table:table-cell>
          <table:table-cell table:style-name="ce10" table:formula="of:=1-POWER(1-[.CE50];1.1)" office:value-type="float" office:value="0" calcext:value-type="float">
            <text:p>0,00</text:p>
          </table:table-cell>
          <table:table-cell table:style-name="ce10" table:formula="of:=1-POWER(1-[.CF50];1.1)" office:value-type="float" office:value="0" calcext:value-type="float">
            <text:p>0,00</text:p>
          </table:table-cell>
          <table:table-cell table:style-name="ce10" table:formula="of:=1-POWER(1-[.CG50];1.1)" office:value-type="float" office:value="0" calcext:value-type="float">
            <text:p>0,00</text:p>
          </table:table-cell>
          <table:table-cell table:style-name="ce10" table:formula="of:=1-POWER(1-[.CH50];1.1)" office:value-type="float" office:value="0" calcext:value-type="float">
            <text:p>0,00</text:p>
          </table:table-cell>
          <table:table-cell table:style-name="ce10" table:formula="of:=1-POWER(1-[.CI50];1.1)" office:value-type="float" office:value="0" calcext:value-type="float">
            <text:p>0,00</text:p>
          </table:table-cell>
          <table:table-cell table:style-name="ce10" table:formula="of:=1-POWER(1-[.CJ50];1.1)" office:value-type="float" office:value="0" calcext:value-type="float">
            <text:p>0,00</text:p>
          </table:table-cell>
          <table:table-cell table:style-name="ce10" table:formula="of:=1-POWER(1-[.CK50];1.1)" office:value-type="float" office:value="0" calcext:value-type="float">
            <text:p>0,00</text:p>
          </table:table-cell>
          <table:table-cell table:style-name="ce10" table:formula="of:=1-POWER(1-[.CL50];1.1)" office:value-type="float" office:value="0" calcext:value-type="float">
            <text:p>0,00</text:p>
          </table:table-cell>
          <table:table-cell table:style-name="ce10" table:formula="of:=1-POWER(1-[.CM50];1.1)" office:value-type="float" office:value="0" calcext:value-type="float">
            <text:p>0,00</text:p>
          </table:table-cell>
          <table:table-cell table:style-name="ce10" table:formula="of:=1-POWER(1-[.CN50];1.1)" office:value-type="float" office:value="0" calcext:value-type="float">
            <text:p>0,00</text:p>
          </table:table-cell>
          <table:table-cell table:style-name="ce19" table:number-columns-repeated="931"/>
        </table:table-row>
        <table:table-row table:style-name="ro1">
          <table:table-cell table:formula="of:=[.A50]+0.1" office:value-type="float" office:value="0.1" calcext:value-type="float">
            <text:p>0,10</text:p>
          </table:table-cell>
          <table:table-cell table:style-name="ce10" table:formula="of:=1-POWER(1-[.A51];1.1)" office:value-type="float" office:value="0.109432667614407" calcext:value-type="float">
            <text:p>0,11</text:p>
          </table:table-cell>
          <table:table-cell table:style-name="ce10" table:formula="of:=1-POWER(1-[.B51];1.1)" office:value-type="float" office:value="0.119694457112589" calcext:value-type="float">
            <text:p>0,12</text:p>
          </table:table-cell>
          <table:table-cell table:style-name="ce10" table:formula="of:=1-POWER(1-[.C51];1.1)" office:value-type="float" office:value="0.130845906229524" calcext:value-type="float">
            <text:p>0,13</text:p>
          </table:table-cell>
          <table:table-cell table:style-name="ce10" table:formula="of:=1-POWER(1-[.D51];1.1)" office:value-type="float" office:value="0.142949410302733" calcext:value-type="float">
            <text:p>0,14</text:p>
          </table:table-cell>
          <table:table-cell table:style-name="ce10" table:formula="of:=1-POWER(1-[.E51];1.1)" office:value-type="float" office:value="0.156068681660221" calcext:value-type="float">
            <text:p>0,16</text:p>
          </table:table-cell>
          <table:table-cell table:style-name="ce10" table:formula="of:=1-POWER(1-[.F51];1.1)" office:value-type="float" office:value="0.170268048606388" calcext:value-type="float">
            <text:p>0,17</text:p>
          </table:table-cell>
          <table:table-cell table:style-name="ce10" table:formula="of:=1-POWER(1-[.G51];1.1)" office:value-type="float" office:value="0.185611568747822" calcext:value-type="float">
            <text:p>0,19</text:p>
          </table:table-cell>
          <table:table-cell table:style-name="ce10" table:formula="of:=1-POWER(1-[.H51];1.1)" office:value-type="float" office:value="0.202161930364701" calcext:value-type="float">
            <text:p>0,20</text:p>
          </table:table-cell>
          <table:table-cell table:style-name="ce10" table:formula="of:=1-POWER(1-[.I51];1.1)" office:value-type="float" office:value="0.219979115469577" calcext:value-type="float">
            <text:p>0,22</text:p>
          </table:table-cell>
          <table:table-cell table:style-name="ce10" table:formula="of:=1-POWER(1-[.J51];1.1)" office:value-type="float" office:value="0.239118799537166" calcext:value-type="float">
            <text:p>0,24</text:p>
          </table:table-cell>
          <table:table-cell table:style-name="ce10" table:formula="of:=1-POWER(1-[.K51];1.1)" office:value-type="float" office:value="0.259630466170446" calcext:value-type="float">
            <text:p>0,26</text:p>
          </table:table-cell>
          <table:table-cell table:style-name="ce10" table:formula="of:=1-POWER(1-[.L51];1.1)" office:value-type="float" office:value="0.281555220827542" calcext:value-type="float">
            <text:p>0,28</text:p>
          </table:table-cell>
          <table:table-cell table:style-name="ce10" table:formula="of:=1-POWER(1-[.M51];1.1)" office:value-type="float" office:value="0.304923296903314" calcext:value-type="float">
            <text:p>0,30</text:p>
          </table:table-cell>
          <table:table-cell table:style-name="ce10" table:formula="of:=1-POWER(1-[.N51];1.1)" office:value-type="float" office:value="0.329751260743737" calcext:value-type="float">
            <text:p>0,33</text:p>
          </table:table-cell>
          <table:table-cell table:style-name="ce10" table:formula="of:=1-POWER(1-[.O51];1.1)" office:value-type="float" office:value="0.356038940396628" calcext:value-type="float">
            <text:p>0,36</text:p>
          </table:table-cell>
          <table:table-cell table:style-name="ce10" table:formula="of:=1-POWER(1-[.P51];1.1)" office:value-type="float" office:value="0.383766126836498" calcext:value-type="float">
            <text:p>0,38</text:p>
          </table:table-cell>
          <table:table-cell table:style-name="ce10" table:formula="of:=1-POWER(1-[.Q51];1.1)" office:value-type="float" office:value="0.412889126626496" calcext:value-type="float">
            <text:p>0,41</text:p>
          </table:table-cell>
          <table:table-cell table:style-name="ce10" table:formula="of:=1-POWER(1-[.R51];1.1)" office:value-type="float" office:value="0.443337281714232" calcext:value-type="float">
            <text:p>0,44</text:p>
          </table:table-cell>
          <table:table-cell table:style-name="ce10" table:formula="of:=1-POWER(1-[.S51];1.1)" office:value-type="float" office:value="0.475009614914387" calcext:value-type="float">
            <text:p>0,48</text:p>
          </table:table-cell>
          <table:table-cell table:style-name="ce10" table:formula="of:=1-POWER(1-[.T51];1.1)" office:value-type="float" office:value="0.507771807317245" calcext:value-type="float">
            <text:p>0,51</text:p>
          </table:table-cell>
          <table:table-cell table:style-name="ce10" table:formula="of:=1-POWER(1-[.U51];1.1)" office:value-type="float" office:value="0.541453763830203" calcext:value-type="float">
            <text:p>0,54</text:p>
          </table:table-cell>
          <table:table-cell table:style-name="ce10" table:formula="of:=1-POWER(1-[.V51];1.1)" office:value-type="float" office:value="0.575848071134396" calcext:value-type="float">
            <text:p>0,58</text:p>
          </table:table-cell>
          <table:table-cell table:style-name="ce10" table:formula="of:=1-POWER(1-[.W51];1.1)" office:value-type="float" office:value="0.610709692392051" calcext:value-type="float">
            <text:p>0,61</text:p>
          </table:table-cell>
          <table:table-cell table:style-name="ce10" table:formula="of:=1-POWER(1-[.X51];1.1)" office:value-type="float" office:value="0.645757266798651" calcext:value-type="float">
            <text:p>0,65</text:p>
          </table:table-cell>
          <table:table-cell table:style-name="ce10" table:formula="of:=1-POWER(1-[.Y51];1.1)" office:value-type="float" office:value="0.680676379207367" calcext:value-type="float">
            <text:p>0,68</text:p>
          </table:table-cell>
          <table:table-cell table:style-name="ce10" table:formula="of:=1-POWER(1-[.Z51];1.1)" office:value-type="float" office:value="0.715125123721089" calcext:value-type="float">
            <text:p>0,72</text:p>
          </table:table-cell>
          <table:table-cell table:style-name="ce10" table:formula="of:=1-POWER(1-[.AA51];1.1)" office:value-type="float" office:value="0.748742193209238" calcext:value-type="float">
            <text:p>0,75</text:p>
          </table:table-cell>
          <table:table-cell table:style-name="ce10" table:formula="of:=1-POWER(1-[.AB51];1.1)" office:value-type="float" office:value="0.781157573779641" calcext:value-type="float">
            <text:p>0,78</text:p>
          </table:table-cell>
          <table:table-cell table:style-name="ce10" table:formula="of:=1-POWER(1-[.AC51];1.1)" office:value-type="float" office:value="0.812005703697316" calcext:value-type="float">
            <text:p>0,81</text:p>
          </table:table-cell>
          <table:table-cell table:style-name="ce10" table:formula="of:=1-POWER(1-[.AD51];1.1)" office:value-type="float" office:value="0.840940673063761" calcext:value-type="float">
            <text:p>0,84</text:p>
          </table:table-cell>
          <table:table-cell table:style-name="ce10" table:formula="of:=1-POWER(1-[.AE51];1.1)" office:value-type="float" office:value="0.867652709541887" calcext:value-type="float">
            <text:p>0,87</text:p>
          </table:table-cell>
          <table:table-cell table:style-name="ce10" table:formula="of:=1-POWER(1-[.AF51];1.1)" office:value-type="float" office:value="0.891884848835479" calcext:value-type="float">
            <text:p>0,89</text:p>
          </table:table-cell>
          <table:table-cell table:style-name="ce10" table:formula="of:=1-POWER(1-[.AG51];1.1)" office:value-type="float" office:value="0.913448377046969" calcext:value-type="float">
            <text:p>0,91</text:p>
          </table:table-cell>
          <table:table-cell table:style-name="ce10" table:formula="of:=1-POWER(1-[.AH51];1.1)" office:value-type="float" office:value="0.93223542210613" calcext:value-type="float">
            <text:p>0,93</text:p>
          </table:table-cell>
          <table:table-cell table:style-name="ce10" table:formula="of:=1-POWER(1-[.AI51];1.1)" office:value-type="float" office:value="0.948227038126926" calcext:value-type="float">
            <text:p>0,95</text:p>
          </table:table-cell>
          <table:table-cell table:style-name="ce10" table:formula="of:=1-POWER(1-[.AJ51];1.1)" office:value-type="float" office:value="0.961495338277183" calcext:value-type="float">
            <text:p>0,96</text:p>
          </table:table-cell>
          <table:table-cell table:style-name="ce10" table:formula="of:=1-POWER(1-[.AK51];1.1)" office:value-type="float" office:value="0.972198729487457" calcext:value-type="float">
            <text:p>0,97</text:p>
          </table:table-cell>
          <table:table-cell table:style-name="ce10" table:formula="of:=1-POWER(1-[.AL51];1.1)" office:value-type="float" office:value="0.980570075730046" calcext:value-type="float">
            <text:p>0,98</text:p>
          </table:table-cell>
          <table:table-cell table:style-name="ce10" table:formula="of:=1-POWER(1-[.AM51];1.1)" office:value-type="float" office:value="0.986898584543561" calcext:value-type="float">
            <text:p>0,99</text:p>
          </table:table-cell>
          <table:table-cell table:style-name="ce10" table:formula="of:=1-POWER(1-[.AN51];1.1)" office:value-type="float" office:value="0.991507216745118" calcext:value-type="float">
            <text:p>0,99</text:p>
          </table:table-cell>
          <table:table-cell table:style-name="ce10" table:formula="of:=1-POWER(1-[.AO51];1.1)" office:value-type="float" office:value="0.994728247112174" calcext:value-type="float">
            <text:p>0,99</text:p>
          </table:table-cell>
          <table:table-cell table:style-name="ce10" table:formula="of:=1-POWER(1-[.AP51];1.1)" office:value-type="float" office:value="0.996880029059019" calcext:value-type="float">
            <text:p>1,00</text:p>
          </table:table-cell>
          <table:table-cell table:style-name="ce10" table:formula="of:=1-POWER(1-[.AQ51];1.1)" office:value-type="float" office:value="0.99824787291166" calcext:value-type="float">
            <text:p>1,00</text:p>
          </table:table-cell>
          <table:table-cell table:style-name="ce10" table:formula="of:=1-POWER(1-[.AR51];1.1)" office:value-type="float" office:value="0.999071200090577" calcext:value-type="float">
            <text:p>1,00</text:p>
          </table:table-cell>
          <table:table-cell table:style-name="ce10" table:formula="of:=1-POWER(1-[.AS51];1.1)" office:value-type="float" office:value="0.999537922969275" calcext:value-type="float">
            <text:p>1,00</text:p>
          </table:table-cell>
          <table:table-cell table:style-name="ce10" table:formula="of:=1-POWER(1-[.AT51];1.1)" office:value-type="float" office:value="0.999785619233734" calcext:value-type="float">
            <text:p>1,00</text:p>
          </table:table-cell>
          <table:table-cell table:style-name="ce10" table:formula="of:=1-POWER(1-[.AU51];1.1)" office:value-type="float" office:value="0.999907890505097" calcext:value-type="float">
            <text:p>1,00</text:p>
          </table:table-cell>
          <table:table-cell table:style-name="ce10" table:formula="of:=1-POWER(1-[.AV51];1.1)" office:value-type="float" office:value="0.999963630708492" calcext:value-type="float">
            <text:p>1,00</text:p>
          </table:table-cell>
          <table:table-cell table:style-name="ce10" table:formula="of:=1-POWER(1-[.AW51];1.1)" office:value-type="float" office:value="0.999986913957545" calcext:value-type="float">
            <text:p>1,00</text:p>
          </table:table-cell>
          <table:table-cell table:style-name="ce10" table:formula="of:=1-POWER(1-[.AX51];1.1)" office:value-type="float" office:value="0.999995749019063" calcext:value-type="float">
            <text:p>1,00</text:p>
          </table:table-cell>
          <table:table-cell table:style-name="ce10" table:formula="of:=1-POWER(1-[.AY51];1.1)" office:value-type="float" office:value="0.999998765934892" calcext:value-type="float">
            <text:p>1,00</text:p>
          </table:table-cell>
          <table:table-cell table:style-name="ce10" table:formula="of:=1-POWER(1-[.AZ51];1.1)" office:value-type="float" office:value="0.999999683428452" calcext:value-type="float">
            <text:p>1,00</text:p>
          </table:table-cell>
          <table:table-cell table:style-name="ce10" table:formula="of:=1-POWER(1-[.BA51];1.1)" office:value-type="float" office:value="0.999999929120757" calcext:value-type="float">
            <text:p>1,00</text:p>
          </table:table-cell>
          <table:table-cell table:style-name="ce10" table:formula="of:=1-POWER(1-[.BB51];1.1)" office:value-type="float" office:value="0.999999986336216" calcext:value-type="float">
            <text:p>1,00</text:p>
          </table:table-cell>
          <table:table-cell table:style-name="ce10" table:formula="of:=1-POWER(1-[.BC51];1.1)" office:value-type="float" office:value="0.999999997765769" calcext:value-type="float">
            <text:p>1,00</text:p>
          </table:table-cell>
          <table:table-cell table:style-name="ce10" table:formula="of:=1-POWER(1-[.BD51];1.1)" office:value-type="float" office:value="0.999999999695182" calcext:value-type="float">
            <text:p>1,00</text:p>
          </table:table-cell>
          <table:table-cell table:style-name="ce10" table:formula="of:=1-POWER(1-[.BE51];1.1)" office:value-type="float" office:value="0.999999999965924" calcext:value-type="float">
            <text:p>1,00</text:p>
          </table:table-cell>
          <table:table-cell table:style-name="ce10" table:formula="of:=1-POWER(1-[.BF51];1.1)" office:value-type="float" office:value="0.99999999999694" calcext:value-type="float">
            <text:p>1,00</text:p>
          </table:table-cell>
          <table:table-cell table:style-name="ce10" table:formula="of:=1-POWER(1-[.BG51];1.1)" office:value-type="float" office:value="0.999999999999784" calcext:value-type="float">
            <text:p>1,00</text:p>
          </table:table-cell>
          <table:table-cell table:style-name="ce10" table:formula="of:=1-POWER(1-[.BH51];1.1)" office:value-type="float" office:value="0.999999999999988" calcext:value-type="float">
            <text:p>1,00</text:p>
          </table:table-cell>
          <table:table-cell table:style-name="ce10" table:formula="of:=1-POWER(1-[.BI51];1.1)" office:value-type="float" office:value="1" calcext:value-type="float">
            <text:p>1,00</text:p>
          </table:table-cell>
          <table:table-cell table:style-name="ce10" table:formula="of:=1-POWER(1-[.BJ51];1.1)" office:value-type="float" office:value="1" calcext:value-type="float">
            <text:p>1,00</text:p>
          </table:table-cell>
          <table:table-cell table:style-name="ce10" table:formula="of:=1-POWER(1-[.BK51];1.1)" office:value-type="float" office:value="1" calcext:value-type="float">
            <text:p>1,00</text:p>
          </table:table-cell>
          <table:table-cell table:style-name="ce10" table:formula="of:=1-POWER(1-[.BL51];1.1)" office:value-type="float" office:value="1" calcext:value-type="float">
            <text:p>1,00</text:p>
          </table:table-cell>
          <table:table-cell table:style-name="ce10" table:formula="of:=1-POWER(1-[.BM51];1.1)" office:value-type="float" office:value="1" calcext:value-type="float">
            <text:p>1,00</text:p>
          </table:table-cell>
          <table:table-cell table:style-name="ce10" table:formula="of:=1-POWER(1-[.BN51];1.1)" office:value-type="float" office:value="1" calcext:value-type="float">
            <text:p>1,00</text:p>
          </table:table-cell>
          <table:table-cell table:style-name="ce10" table:formula="of:=1-POWER(1-[.BO51];1.1)" office:value-type="float" office:value="1" calcext:value-type="float">
            <text:p>1,00</text:p>
          </table:table-cell>
          <table:table-cell table:style-name="ce10" table:formula="of:=1-POWER(1-[.BP51];1.1)" office:value-type="float" office:value="1" calcext:value-type="float">
            <text:p>1,00</text:p>
          </table:table-cell>
          <table:table-cell table:style-name="ce10" table:formula="of:=1-POWER(1-[.BQ51];1.1)" office:value-type="float" office:value="1" calcext:value-type="float">
            <text:p>1,00</text:p>
          </table:table-cell>
          <table:table-cell table:style-name="ce10" table:formula="of:=1-POWER(1-[.BR51];1.1)" office:value-type="float" office:value="1" calcext:value-type="float">
            <text:p>1,00</text:p>
          </table:table-cell>
          <table:table-cell table:style-name="ce10" table:formula="of:=1-POWER(1-[.BS51];1.1)" office:value-type="float" office:value="1" calcext:value-type="float">
            <text:p>1,00</text:p>
          </table:table-cell>
          <table:table-cell table:style-name="ce10" table:formula="of:=1-POWER(1-[.BT51];1.1)" office:value-type="float" office:value="1" calcext:value-type="float">
            <text:p>1,00</text:p>
          </table:table-cell>
          <table:table-cell table:style-name="ce10" table:formula="of:=1-POWER(1-[.BU51];1.1)" office:value-type="float" office:value="1" calcext:value-type="float">
            <text:p>1,00</text:p>
          </table:table-cell>
          <table:table-cell table:style-name="ce10" table:formula="of:=1-POWER(1-[.BV51];1.1)" office:value-type="float" office:value="1" calcext:value-type="float">
            <text:p>1,00</text:p>
          </table:table-cell>
          <table:table-cell table:style-name="ce10" table:formula="of:=1-POWER(1-[.BW51];1.1)" office:value-type="float" office:value="1" calcext:value-type="float">
            <text:p>1,00</text:p>
          </table:table-cell>
          <table:table-cell table:style-name="ce10" table:formula="of:=1-POWER(1-[.BX51];1.1)" office:value-type="float" office:value="1" calcext:value-type="float">
            <text:p>1,00</text:p>
          </table:table-cell>
          <table:table-cell table:style-name="ce10" table:formula="of:=1-POWER(1-[.BY51];1.1)" office:value-type="float" office:value="1" calcext:value-type="float">
            <text:p>1,00</text:p>
          </table:table-cell>
          <table:table-cell table:style-name="ce10" table:formula="of:=1-POWER(1-[.BZ51];1.1)" office:value-type="float" office:value="1" calcext:value-type="float">
            <text:p>1,00</text:p>
          </table:table-cell>
          <table:table-cell table:style-name="ce10" table:formula="of:=1-POWER(1-[.CA51];1.1)" office:value-type="float" office:value="1" calcext:value-type="float">
            <text:p>1,00</text:p>
          </table:table-cell>
          <table:table-cell table:style-name="ce10" table:formula="of:=1-POWER(1-[.CB51];1.1)" office:value-type="float" office:value="1" calcext:value-type="float">
            <text:p>1,00</text:p>
          </table:table-cell>
          <table:table-cell table:style-name="ce10" table:formula="of:=1-POWER(1-[.CC51];1.1)" office:value-type="float" office:value="1" calcext:value-type="float">
            <text:p>1,00</text:p>
          </table:table-cell>
          <table:table-cell table:style-name="ce10" table:formula="of:=1-POWER(1-[.CD51];1.1)" office:value-type="float" office:value="1" calcext:value-type="float">
            <text:p>1,00</text:p>
          </table:table-cell>
          <table:table-cell table:style-name="ce10" table:formula="of:=1-POWER(1-[.CE51];1.1)" office:value-type="float" office:value="1" calcext:value-type="float">
            <text:p>1,00</text:p>
          </table:table-cell>
          <table:table-cell table:style-name="ce10" table:formula="of:=1-POWER(1-[.CF51];1.1)" office:value-type="float" office:value="1" calcext:value-type="float">
            <text:p>1,00</text:p>
          </table:table-cell>
          <table:table-cell table:style-name="ce10" table:formula="of:=1-POWER(1-[.CG51];1.1)" office:value-type="float" office:value="1" calcext:value-type="float">
            <text:p>1,00</text:p>
          </table:table-cell>
          <table:table-cell table:style-name="ce10" table:formula="of:=1-POWER(1-[.CH51];1.1)" office:value-type="float" office:value="1" calcext:value-type="float">
            <text:p>1,00</text:p>
          </table:table-cell>
          <table:table-cell table:style-name="ce10" table:formula="of:=1-POWER(1-[.CI51];1.1)" office:value-type="float" office:value="1" calcext:value-type="float">
            <text:p>1,00</text:p>
          </table:table-cell>
          <table:table-cell table:style-name="ce10" table:formula="of:=1-POWER(1-[.CJ51];1.1)" office:value-type="float" office:value="1" calcext:value-type="float">
            <text:p>1,00</text:p>
          </table:table-cell>
          <table:table-cell table:style-name="ce10" table:formula="of:=1-POWER(1-[.CK51];1.1)" office:value-type="float" office:value="1" calcext:value-type="float">
            <text:p>1,00</text:p>
          </table:table-cell>
          <table:table-cell table:style-name="ce10" table:formula="of:=1-POWER(1-[.CL51];1.1)" office:value-type="float" office:value="1" calcext:value-type="float">
            <text:p>1,00</text:p>
          </table:table-cell>
          <table:table-cell table:style-name="ce10" table:formula="of:=1-POWER(1-[.CM51];1.1)" office:value-type="float" office:value="1" calcext:value-type="float">
            <text:p>1,00</text:p>
          </table:table-cell>
          <table:table-cell table:style-name="ce10" table:formula="of:=1-POWER(1-[.CN51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1]+0.1" office:value-type="float" office:value="0.2" calcext:value-type="float">
            <text:p>0,20</text:p>
          </table:table-cell>
          <table:table-cell table:style-name="ce10" table:formula="of:=1-POWER(1-[.A52];1.1)" office:value-type="float" office:value="0.217653785165657" calcext:value-type="float">
            <text:p>0,22</text:p>
          </table:table-cell>
          <table:table-cell table:style-name="ce10" table:formula="of:=1-POWER(1-[.B52];1.1)" office:value-type="float" office:value="0.236623327940772" calcext:value-type="float">
            <text:p>0,24</text:p>
          </table:table-cell>
          <table:table-cell table:style-name="ce10" table:formula="of:=1-POWER(1-[.C52];1.1)" office:value-type="float" office:value="0.25695900944272" calcext:value-type="float">
            <text:p>0,26</text:p>
          </table:table-cell>
          <table:table-cell table:style-name="ce10" table:formula="of:=1-POWER(1-[.D52];1.1)" office:value-type="float" office:value="0.278703126112204" calcext:value-type="float">
            <text:p>0,28</text:p>
          </table:table-cell>
          <table:table-cell table:style-name="ce10" table:formula="of:=1-POWER(1-[.E52];1.1)" office:value-type="float" office:value="0.301887434660244" calcext:value-type="float">
            <text:p>0,30</text:p>
          </table:table-cell>
          <table:table-cell table:style-name="ce10" table:formula="of:=1-POWER(1-[.F52];1.1)" office:value-type="float" office:value="0.326530394219659" calcext:value-type="float">
            <text:p>0,33</text:p>
          </table:table-cell>
          <table:table-cell table:style-name="ce10" table:formula="of:=1-POWER(1-[.G52];1.1)" office:value-type="float" office:value="0.352634127898967" calcext:value-type="float">
            <text:p>0,35</text:p>
          </table:table-cell>
          <table:table-cell table:style-name="ce10" table:formula="of:=1-POWER(1-[.H52];1.1)" office:value-type="float" office:value="0.380181149111371" calcext:value-type="float">
            <text:p>0,38</text:p>
          </table:table-cell>
          <table:table-cell table:style-name="ce10" table:formula="of:=1-POWER(1-[.I52];1.1)" office:value-type="float" office:value="0.409130927459364" calcext:value-type="float">
            <text:p>0,41</text:p>
          </table:table-cell>
          <table:table-cell table:style-name="ce10" table:formula="of:=1-POWER(1-[.J52];1.1)" office:value-type="float" office:value="0.439416404872304" calcext:value-type="float">
            <text:p>0,44</text:p>
          </table:table-cell>
          <table:table-cell table:style-name="ce10" table:formula="of:=1-POWER(1-[.K52];1.1)" office:value-type="float" office:value="0.470940614825456" calcext:value-type="float">
            <text:p>0,47</text:p>
          </table:table-cell>
          <table:table-cell table:style-name="ce10" table:formula="of:=1-POWER(1-[.L52];1.1)" office:value-type="float" office:value="0.503573604655472" calcext:value-type="float">
            <text:p>0,50</text:p>
          </table:table-cell>
          <table:table-cell table:style-name="ce10" table:formula="of:=1-POWER(1-[.M52];1.1)" office:value-type="float" office:value="0.537149910859978" calcext:value-type="float">
            <text:p>0,54</text:p>
          </table:table-cell>
          <table:table-cell table:style-name="ce10" table:formula="of:=1-POWER(1-[.N52];1.1)" office:value-type="float" office:value="0.571466885878767" calcext:value-type="float">
            <text:p>0,57</text:p>
          </table:table-cell>
          <table:table-cell table:style-name="ce10" table:formula="of:=1-POWER(1-[.O52];1.1)" office:value-type="float" office:value="0.606284216333984" calcext:value-type="float">
            <text:p>0,61</text:p>
          </table:table-cell>
          <table:table-cell table:style-name="ce10" table:formula="of:=1-POWER(1-[.P52];1.1)" office:value-type="float" office:value="0.641324999057017" calcext:value-type="float">
            <text:p>0,64</text:p>
          </table:table-cell>
          <table:table-cell table:style-name="ce10" table:formula="of:=1-POWER(1-[.Q52];1.1)" office:value-type="float" office:value="0.676278742361814" calcext:value-type="float">
            <text:p>0,68</text:p>
          </table:table-cell>
          <table:table-cell table:style-name="ce10" table:formula="of:=1-POWER(1-[.R52];1.1)" office:value-type="float" office:value="0.710806624237677" calcext:value-type="float">
            <text:p>0,71</text:p>
          </table:table-cell>
          <table:table-cell table:style-name="ce10" table:formula="of:=1-POWER(1-[.S52];1.1)" office:value-type="float" office:value="0.744549254231869" calcext:value-type="float">
            <text:p>0,74</text:p>
          </table:table-cell>
          <table:table-cell table:style-name="ce10" table:formula="of:=1-POWER(1-[.T52];1.1)" office:value-type="float" office:value="0.777137041022551" calcext:value-type="float">
            <text:p>0,78</text:p>
          </table:table-cell>
          <table:table-cell table:style-name="ce10" table:formula="of:=1-POWER(1-[.U52];1.1)" office:value-type="float" office:value="0.808203056623532" calcext:value-type="float">
            <text:p>0,81</text:p>
          </table:table-cell>
          <table:table-cell table:style-name="ce10" table:formula="of:=1-POWER(1-[.V52];1.1)" office:value-type="float" office:value="0.837398012466847" calcext:value-type="float">
            <text:p>0,84</text:p>
          </table:table-cell>
          <table:table-cell table:style-name="ce10" table:formula="of:=1-POWER(1-[.W52];1.1)" office:value-type="float" office:value="0.864406636218951" calcext:value-type="float">
            <text:p>0,86</text:p>
          </table:table-cell>
          <table:table-cell table:style-name="ce10" table:formula="of:=1-POWER(1-[.X52];1.1)" office:value-type="float" office:value="0.888964391162271" calcext:value-type="float">
            <text:p>0,89</text:p>
          </table:table-cell>
          <table:table-cell table:style-name="ce10" table:formula="of:=1-POWER(1-[.Y52];1.1)" office:value-type="float" office:value="0.910873160566255" calcext:value-type="float">
            <text:p>0,91</text:p>
          </table:table-cell>
          <table:table-cell table:style-name="ce10" table:formula="of:=1-POWER(1-[.Z52];1.1)" office:value-type="float" office:value="0.930014292602645" calcext:value-type="float">
            <text:p>0,93</text:p>
          </table:table-cell>
          <table:table-cell table:style-name="ce10" table:formula="of:=1-POWER(1-[.AA52];1.1)" office:value-type="float" office:value="0.946357341591046" calcext:value-type="float">
            <text:p>0,95</text:p>
          </table:table-cell>
          <table:table-cell table:style-name="ce10" table:formula="of:=1-POWER(1-[.AB52];1.1)" office:value-type="float" office:value="0.959963019031299" calcext:value-type="float">
            <text:p>0,96</text:p>
          </table:table-cell>
          <table:table-cell table:style-name="ce10" table:formula="of:=1-POWER(1-[.AC52];1.1)" office:value-type="float" office:value="0.970979328730903" calcext:value-type="float">
            <text:p>0,97</text:p>
          </table:table-cell>
          <table:table-cell table:style-name="ce10" table:formula="of:=1-POWER(1-[.AD52];1.1)" office:value-type="float" office:value="0.979630601758517" calcext:value-type="float">
            <text:p>0,98</text:p>
          </table:table-cell>
          <table:table-cell table:style-name="ce10" table:formula="of:=1-POWER(1-[.AE52];1.1)" office:value-type="float" office:value="0.986200097466703" calcext:value-type="float">
            <text:p>0,99</text:p>
          </table:table-cell>
          <table:table-cell table:style-name="ce10" table:formula="of:=1-POWER(1-[.AF52];1.1)" office:value-type="float" office:value="0.991007848382655" calcext:value-type="float">
            <text:p>0,99</text:p>
          </table:table-cell>
          <table:table-cell table:style-name="ce10" table:formula="of:=1-POWER(1-[.AG52];1.1)" office:value-type="float" office:value="0.994386289877201" calcext:value-type="float">
            <text:p>0,99</text:p>
          </table:table-cell>
          <table:table-cell table:style-name="ce10" table:formula="of:=1-POWER(1-[.AH52];1.1)" office:value-type="float" office:value="0.996656702824975" calcext:value-type="float">
            <text:p>1,00</text:p>
          </table:table-cell>
          <table:table-cell table:style-name="ce10" table:formula="of:=1-POWER(1-[.AI52];1.1)" office:value-type="float" office:value="0.99810943123035" calcext:value-type="float">
            <text:p>1,00</text:p>
          </table:table-cell>
          <table:table-cell table:style-name="ce10" table:formula="of:=1-POWER(1-[.AJ52];1.1)" office:value-type="float" office:value="0.998990161957297" calcext:value-type="float">
            <text:p>1,00</text:p>
          </table:table-cell>
          <table:table-cell table:style-name="ce10" table:formula="of:=1-POWER(1-[.AK52];1.1)" office:value-type="float" office:value="0.999493386334698" calcext:value-type="float">
            <text:p>1,00</text:p>
          </table:table-cell>
          <table:table-cell table:style-name="ce10" table:formula="of:=1-POWER(1-[.AL52];1.1)" office:value-type="float" office:value="0.999762783665846" calcext:value-type="float">
            <text:p>1,00</text:p>
          </table:table-cell>
          <table:table-cell table:style-name="ce10" table:formula="of:=1-POWER(1-[.AM52];1.1)" office:value-type="float" office:value="0.999897042248545" calcext:value-type="float">
            <text:p>1,00</text:p>
          </table:table-cell>
          <table:table-cell table:style-name="ce10" table:formula="of:=1-POWER(1-[.AN52];1.1)" office:value-type="float" office:value="0.99995889213192" calcext:value-type="float">
            <text:p>1,00</text:p>
          </table:table-cell>
          <table:table-cell table:style-name="ce10" table:formula="of:=1-POWER(1-[.AO52];1.1)" office:value-type="float" office:value="0.999985026702637" calcext:value-type="float">
            <text:p>1,00</text:p>
          </table:table-cell>
          <table:table-cell table:style-name="ce10" table:formula="of:=1-POWER(1-[.AP52];1.1)" office:value-type="float" office:value="0.999995069974172" calcext:value-type="float">
            <text:p>1,00</text:p>
          </table:table-cell>
          <table:table-cell table:style-name="ce10" table:formula="of:=1-POWER(1-[.AQ52];1.1)" office:value-type="float" office:value="0.999998547439888" calcext:value-type="float">
            <text:p>1,00</text:p>
          </table:table-cell>
          <table:table-cell table:style-name="ce10" table:formula="of:=1-POWER(1-[.AR52];1.1)" office:value-type="float" office:value="0.999999621254462" calcext:value-type="float">
            <text:p>1,00</text:p>
          </table:table-cell>
          <table:table-cell table:style-name="ce10" table:formula="of:=1-POWER(1-[.AS52];1.1)" office:value-type="float" office:value="0.999999913665917" calcext:value-type="float">
            <text:p>1,00</text:p>
          </table:table-cell>
          <table:table-cell table:style-name="ce10" table:formula="of:=1-POWER(1-[.AT52];1.1)" office:value-type="float" office:value="0.999999983025363" calcext:value-type="float">
            <text:p>1,00</text:p>
          </table:table-cell>
          <table:table-cell table:style-name="ce10" table:formula="of:=1-POWER(1-[.AU52];1.1)" office:value-type="float" office:value="0.999999997163515" calcext:value-type="float">
            <text:p>1,00</text:p>
          </table:table-cell>
          <table:table-cell table:style-name="ce10" table:formula="of:=1-POWER(1-[.AV52];1.1)" office:value-type="float" office:value="0.999999999603669" calcext:value-type="float">
            <text:p>1,00</text:p>
          </table:table-cell>
          <table:table-cell table:style-name="ce10" table:formula="of:=1-POWER(1-[.AW52];1.1)" office:value-type="float" office:value="0.999999999954515" calcext:value-type="float">
            <text:p>1,00</text:p>
          </table:table-cell>
          <table:table-cell table:style-name="ce10" table:formula="of:=1-POWER(1-[.AX52];1.1)" office:value-type="float" office:value="0.999999999995796" calcext:value-type="float">
            <text:p>1,00</text:p>
          </table:table-cell>
          <table:table-cell table:style-name="ce10" table:formula="of:=1-POWER(1-[.AY52];1.1)" office:value-type="float" office:value="0.999999999999694" calcext:value-type="float">
            <text:p>1,00</text:p>
          </table:table-cell>
          <table:table-cell table:style-name="ce10" table:formula="of:=1-POWER(1-[.AZ52];1.1)" office:value-type="float" office:value="0.999999999999983" calcext:value-type="float">
            <text:p>1,00</text:p>
          </table:table-cell>
          <table:table-cell table:style-name="ce10" table:formula="of:=1-POWER(1-[.BA52];1.1)" office:value-type="float" office:value="0.999999999999999" calcext:value-type="float">
            <text:p>1,00</text:p>
          </table:table-cell>
          <table:table-cell table:style-name="ce10" table:formula="of:=1-POWER(1-[.BB52];1.1)" office:value-type="float" office:value="1" calcext:value-type="float">
            <text:p>1,00</text:p>
          </table:table-cell>
          <table:table-cell table:style-name="ce10" table:formula="of:=1-POWER(1-[.BC52];1.1)" office:value-type="float" office:value="1" calcext:value-type="float">
            <text:p>1,00</text:p>
          </table:table-cell>
          <table:table-cell table:style-name="ce10" table:formula="of:=1-POWER(1-[.BD52];1.1)" office:value-type="float" office:value="1" calcext:value-type="float">
            <text:p>1,00</text:p>
          </table:table-cell>
          <table:table-cell table:style-name="ce10" table:formula="of:=1-POWER(1-[.BE52];1.1)" office:value-type="float" office:value="1" calcext:value-type="float">
            <text:p>1,00</text:p>
          </table:table-cell>
          <table:table-cell table:style-name="ce10" table:formula="of:=1-POWER(1-[.BF52];1.1)" office:value-type="float" office:value="1" calcext:value-type="float">
            <text:p>1,00</text:p>
          </table:table-cell>
          <table:table-cell table:style-name="ce10" table:formula="of:=1-POWER(1-[.BG52];1.1)" office:value-type="float" office:value="1" calcext:value-type="float">
            <text:p>1,00</text:p>
          </table:table-cell>
          <table:table-cell table:style-name="ce10" table:formula="of:=1-POWER(1-[.BH52];1.1)" office:value-type="float" office:value="1" calcext:value-type="float">
            <text:p>1,00</text:p>
          </table:table-cell>
          <table:table-cell table:style-name="ce10" table:formula="of:=1-POWER(1-[.BI52];1.1)" office:value-type="float" office:value="1" calcext:value-type="float">
            <text:p>1,00</text:p>
          </table:table-cell>
          <table:table-cell table:style-name="ce10" table:formula="of:=1-POWER(1-[.BJ52];1.1)" office:value-type="float" office:value="1" calcext:value-type="float">
            <text:p>1,00</text:p>
          </table:table-cell>
          <table:table-cell table:style-name="ce10" table:formula="of:=1-POWER(1-[.BK52];1.1)" office:value-type="float" office:value="1" calcext:value-type="float">
            <text:p>1,00</text:p>
          </table:table-cell>
          <table:table-cell table:style-name="ce10" table:formula="of:=1-POWER(1-[.BL52];1.1)" office:value-type="float" office:value="1" calcext:value-type="float">
            <text:p>1,00</text:p>
          </table:table-cell>
          <table:table-cell table:style-name="ce10" table:formula="of:=1-POWER(1-[.BM52];1.1)" office:value-type="float" office:value="1" calcext:value-type="float">
            <text:p>1,00</text:p>
          </table:table-cell>
          <table:table-cell table:style-name="ce10" table:formula="of:=1-POWER(1-[.BN52];1.1)" office:value-type="float" office:value="1" calcext:value-type="float">
            <text:p>1,00</text:p>
          </table:table-cell>
          <table:table-cell table:style-name="ce10" table:formula="of:=1-POWER(1-[.BO52];1.1)" office:value-type="float" office:value="1" calcext:value-type="float">
            <text:p>1,00</text:p>
          </table:table-cell>
          <table:table-cell table:style-name="ce10" table:formula="of:=1-POWER(1-[.BP52];1.1)" office:value-type="float" office:value="1" calcext:value-type="float">
            <text:p>1,00</text:p>
          </table:table-cell>
          <table:table-cell table:style-name="ce10" table:formula="of:=1-POWER(1-[.BQ52];1.1)" office:value-type="float" office:value="1" calcext:value-type="float">
            <text:p>1,00</text:p>
          </table:table-cell>
          <table:table-cell table:style-name="ce10" table:formula="of:=1-POWER(1-[.BR52];1.1)" office:value-type="float" office:value="1" calcext:value-type="float">
            <text:p>1,00</text:p>
          </table:table-cell>
          <table:table-cell table:style-name="ce10" table:formula="of:=1-POWER(1-[.BS52];1.1)" office:value-type="float" office:value="1" calcext:value-type="float">
            <text:p>1,00</text:p>
          </table:table-cell>
          <table:table-cell table:style-name="ce10" table:formula="of:=1-POWER(1-[.BT52];1.1)" office:value-type="float" office:value="1" calcext:value-type="float">
            <text:p>1,00</text:p>
          </table:table-cell>
          <table:table-cell table:style-name="ce10" table:formula="of:=1-POWER(1-[.BU52];1.1)" office:value-type="float" office:value="1" calcext:value-type="float">
            <text:p>1,00</text:p>
          </table:table-cell>
          <table:table-cell table:style-name="ce10" table:formula="of:=1-POWER(1-[.BV52];1.1)" office:value-type="float" office:value="1" calcext:value-type="float">
            <text:p>1,00</text:p>
          </table:table-cell>
          <table:table-cell table:style-name="ce10" table:formula="of:=1-POWER(1-[.BW52];1.1)" office:value-type="float" office:value="1" calcext:value-type="float">
            <text:p>1,00</text:p>
          </table:table-cell>
          <table:table-cell table:style-name="ce10" table:formula="of:=1-POWER(1-[.BX52];1.1)" office:value-type="float" office:value="1" calcext:value-type="float">
            <text:p>1,00</text:p>
          </table:table-cell>
          <table:table-cell table:style-name="ce10" table:formula="of:=1-POWER(1-[.BY52];1.1)" office:value-type="float" office:value="1" calcext:value-type="float">
            <text:p>1,00</text:p>
          </table:table-cell>
          <table:table-cell table:style-name="ce10" table:formula="of:=1-POWER(1-[.BZ52];1.1)" office:value-type="float" office:value="1" calcext:value-type="float">
            <text:p>1,00</text:p>
          </table:table-cell>
          <table:table-cell table:style-name="ce10" table:formula="of:=1-POWER(1-[.CA52];1.1)" office:value-type="float" office:value="1" calcext:value-type="float">
            <text:p>1,00</text:p>
          </table:table-cell>
          <table:table-cell table:style-name="ce10" table:formula="of:=1-POWER(1-[.CB52];1.1)" office:value-type="float" office:value="1" calcext:value-type="float">
            <text:p>1,00</text:p>
          </table:table-cell>
          <table:table-cell table:style-name="ce10" table:formula="of:=1-POWER(1-[.CC52];1.1)" office:value-type="float" office:value="1" calcext:value-type="float">
            <text:p>1,00</text:p>
          </table:table-cell>
          <table:table-cell table:style-name="ce10" table:formula="of:=1-POWER(1-[.CD52];1.1)" office:value-type="float" office:value="1" calcext:value-type="float">
            <text:p>1,00</text:p>
          </table:table-cell>
          <table:table-cell table:style-name="ce10" table:formula="of:=1-POWER(1-[.CE52];1.1)" office:value-type="float" office:value="1" calcext:value-type="float">
            <text:p>1,00</text:p>
          </table:table-cell>
          <table:table-cell table:style-name="ce10" table:formula="of:=1-POWER(1-[.CF52];1.1)" office:value-type="float" office:value="1" calcext:value-type="float">
            <text:p>1,00</text:p>
          </table:table-cell>
          <table:table-cell table:style-name="ce10" table:formula="of:=1-POWER(1-[.CG52];1.1)" office:value-type="float" office:value="1" calcext:value-type="float">
            <text:p>1,00</text:p>
          </table:table-cell>
          <table:table-cell table:style-name="ce10" table:formula="of:=1-POWER(1-[.CH52];1.1)" office:value-type="float" office:value="1" calcext:value-type="float">
            <text:p>1,00</text:p>
          </table:table-cell>
          <table:table-cell table:style-name="ce10" table:formula="of:=1-POWER(1-[.CI52];1.1)" office:value-type="float" office:value="1" calcext:value-type="float">
            <text:p>1,00</text:p>
          </table:table-cell>
          <table:table-cell table:style-name="ce10" table:formula="of:=1-POWER(1-[.CJ52];1.1)" office:value-type="float" office:value="1" calcext:value-type="float">
            <text:p>1,00</text:p>
          </table:table-cell>
          <table:table-cell table:style-name="ce10" table:formula="of:=1-POWER(1-[.CK52];1.1)" office:value-type="float" office:value="1" calcext:value-type="float">
            <text:p>1,00</text:p>
          </table:table-cell>
          <table:table-cell table:style-name="ce10" table:formula="of:=1-POWER(1-[.CL52];1.1)" office:value-type="float" office:value="1" calcext:value-type="float">
            <text:p>1,00</text:p>
          </table:table-cell>
          <table:table-cell table:style-name="ce10" table:formula="of:=1-POWER(1-[.CM52];1.1)" office:value-type="float" office:value="1" calcext:value-type="float">
            <text:p>1,00</text:p>
          </table:table-cell>
          <table:table-cell table:style-name="ce10" table:formula="of:=1-POWER(1-[.CN52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style-name="ce2" table:formula="of:=[.A52]+0.1" office:value-type="float" office:value="0.3" calcext:value-type="float">
            <text:p>0,30</text:p>
          </table:table-cell>
          <table:table-cell table:style-name="ce10" table:formula="of:=1-POWER(1-[.A53];1.1)" office:value-type="float" office:value="0.324527233416128" calcext:value-type="float">
            <text:p>0,32</text:p>
          </table:table-cell>
          <table:table-cell table:style-name="ce10" table:formula="of:=1-POWER(1-[.B53];1.1)" office:value-type="float" office:value="0.350515743230899" calcext:value-type="float">
            <text:p>0,35</text:p>
          </table:table-cell>
          <table:table-cell table:style-name="ce10" table:formula="of:=1-POWER(1-[.C53];1.1)" office:value-type="float" office:value="0.377949718062502" calcext:value-type="float">
            <text:p>0,38</text:p>
          </table:table-cell>
          <table:table-cell table:style-name="ce10" table:formula="of:=1-POWER(1-[.D53];1.1)" office:value-type="float" office:value="0.406790577953001" calcext:value-type="float">
            <text:p>0,41</text:p>
          </table:table-cell>
          <table:table-cell table:style-name="ce10" table:formula="of:=1-POWER(1-[.E53];1.1)" office:value-type="float" office:value="0.436973489462597" calcext:value-type="float">
            <text:p>0,44</text:p>
          </table:table-cell>
          <table:table-cell table:style-name="ce10" table:formula="of:=1-POWER(1-[.F53];1.1)" office:value-type="float" office:value="0.4684039700888" calcext:value-type="float">
            <text:p>0,47</text:p>
          </table:table-cell>
          <table:table-cell table:style-name="ce10" table:formula="of:=1-POWER(1-[.G53];1.1)" office:value-type="float" office:value="0.500954778154012" calcext:value-type="float">
            <text:p>0,50</text:p>
          </table:table-cell>
          <table:table-cell table:style-name="ce10" table:formula="of:=1-POWER(1-[.H53];1.1)" office:value-type="float" office:value="0.534463334086018" calcext:value-type="float">
            <text:p>0,53</text:p>
          </table:table-cell>
          <table:table-cell table:style-name="ce10" table:formula="of:=1-POWER(1-[.I53];1.1)" office:value-type="float" office:value="0.568729967912452" calcext:value-type="float">
            <text:p>0,57</text:p>
          </table:table-cell>
          <table:table-cell table:style-name="ce10" table:formula="of:=1-POWER(1-[.J53];1.1)" office:value-type="float" office:value="0.603517330097196" calcext:value-type="float">
            <text:p>0,60</text:p>
          </table:table-cell>
          <table:table-cell table:style-name="ce10" table:formula="of:=1-POWER(1-[.K53];1.1)" office:value-type="float" office:value="0.638551330735949" calcext:value-type="float">
            <text:p>0,64</text:p>
          </table:table-cell>
          <table:table-cell table:style-name="ce10" table:formula="of:=1-POWER(1-[.L53];1.1)" office:value-type="float" office:value="0.673523975665786" calcext:value-type="float">
            <text:p>0,67</text:p>
          </table:table-cell>
          <table:table-cell table:style-name="ce10" table:formula="of:=1-POWER(1-[.M53];1.1)" office:value-type="float" office:value="0.708098435625739" calcext:value-type="float">
            <text:p>0,71</text:p>
          </table:table-cell>
          <table:table-cell table:style-name="ce10" table:formula="of:=1-POWER(1-[.N53];1.1)" office:value-type="float" office:value="0.741916604015258" calcext:value-type="float">
            <text:p>0,74</text:p>
          </table:table-cell>
          <table:table-cell table:style-name="ce10" table:formula="of:=1-POWER(1-[.O53];1.1)" office:value-type="float" office:value="0.774609259076837" calcext:value-type="float">
            <text:p>0,77</text:p>
          </table:table-cell>
          <table:table-cell table:style-name="ce10" table:formula="of:=1-POWER(1-[.P53];1.1)" office:value-type="float" office:value="0.805808740586836" calcext:value-type="float">
            <text:p>0,81</text:p>
          </table:table-cell>
          <table:table-cell table:style-name="ce10" table:formula="of:=1-POWER(1-[.Q53];1.1)" office:value-type="float" office:value="0.835163780237043" calcext:value-type="float">
            <text:p>0,84</text:p>
          </table:table-cell>
          <table:table-cell table:style-name="ce10" table:formula="of:=1-POWER(1-[.R53];1.1)" office:value-type="float" office:value="0.862355801646331" calcext:value-type="float">
            <text:p>0,86</text:p>
          </table:table-cell>
          <table:table-cell table:style-name="ce10" table:formula="of:=1-POWER(1-[.S53];1.1)" office:value-type="float" office:value="0.887115659033238" calcext:value-type="float">
            <text:p>0,89</text:p>
          </table:table-cell>
          <table:table-cell table:style-name="ce10" table:formula="of:=1-POWER(1-[.T53];1.1)" office:value-type="float" office:value="0.909239459813301" calcext:value-type="float">
            <text:p>0,91</text:p>
          </table:table-cell>
          <table:table-cell table:style-name="ce10" table:formula="of:=1-POWER(1-[.U53];1.1)" office:value-type="float" office:value="0.928601879534872" calcext:value-type="float">
            <text:p>0,93</text:p>
          </table:table-cell>
          <table:table-cell table:style-name="ce10" table:formula="of:=1-POWER(1-[.V53];1.1)" office:value-type="float" office:value="0.945165301845611" calcext:value-type="float">
            <text:p>0,95</text:p>
          </table:table-cell>
          <table:table-cell table:style-name="ce10" table:formula="of:=1-POWER(1-[.W53];1.1)" office:value-type="float" office:value="0.958983272929188" calcext:value-type="float">
            <text:p>0,96</text:p>
          </table:table-cell>
          <table:table-cell table:style-name="ce10" table:formula="of:=1-POWER(1-[.X53];1.1)" office:value-type="float" office:value="0.970197197609875" calcext:value-type="float">
            <text:p>0,97</text:p>
          </table:table-cell>
          <table:table-cell table:style-name="ce10" table:formula="of:=1-POWER(1-[.Y53];1.1)" office:value-type="float" office:value="0.979025925151647" calcext:value-type="float">
            <text:p>0,98</text:p>
          </table:table-cell>
          <table:table-cell table:style-name="ce10" table:formula="of:=1-POWER(1-[.Z53];1.1)" office:value-type="float" office:value="0.985748811160953" calcext:value-type="float">
            <text:p>0,99</text:p>
          </table:table-cell>
          <table:table-cell table:style-name="ce10" table:formula="of:=1-POWER(1-[.AA53];1.1)" office:value-type="float" office:value="0.990683855753017" calcext:value-type="float">
            <text:p>0,99</text:p>
          </table:table-cell>
          <table:table-cell table:style-name="ce10" table:formula="of:=1-POWER(1-[.AB53];1.1)" office:value-type="float" office:value="0.994163401425047" calcext:value-type="float">
            <text:p>0,99</text:p>
          </table:table-cell>
          <table:table-cell table:style-name="ce10" table:formula="of:=1-POWER(1-[.AC53];1.1)" office:value-type="float" office:value="0.996510398722333" calcext:value-type="float">
            <text:p>1,00</text:p>
          </table:table-cell>
          <table:table-cell table:style-name="ce10" table:formula="of:=1-POWER(1-[.AD53];1.1)" office:value-type="float" office:value="0.998018229369424" calcext:value-type="float">
            <text:p>1,00</text:p>
          </table:table-cell>
          <table:table-cell table:style-name="ce10" table:formula="of:=1-POWER(1-[.AE53];1.1)" office:value-type="float" office:value="0.99893644800453" calcext:value-type="float">
            <text:p>1,00</text:p>
          </table:table-cell>
          <table:table-cell table:style-name="ce10" table:formula="of:=1-POWER(1-[.AF53];1.1)" office:value-type="float" office:value="0.999463666901229" calcext:value-type="float">
            <text:p>1,00</text:p>
          </table:table-cell>
          <table:table-cell table:style-name="ce10" table:formula="of:=1-POWER(1-[.AG53];1.1)" office:value-type="float" office:value="0.999747432154599" calcext:value-type="float">
            <text:p>1,00</text:p>
          </table:table-cell>
          <table:table-cell table:style-name="ce10" table:formula="of:=1-POWER(1-[.AH53];1.1)" office:value-type="float" office:value="0.999889689750894" calcext:value-type="float">
            <text:p>1,00</text:p>
          </table:table-cell>
          <table:table-cell table:style-name="ce10" table:formula="of:=1-POWER(1-[.AI53];1.1)" office:value-type="float" office:value="0.99995565165148" calcext:value-type="float">
            <text:p>1,00</text:p>
          </table:table-cell>
          <table:table-cell table:style-name="ce10" table:formula="of:=1-POWER(1-[.AJ53];1.1)" office:value-type="float" office:value="0.999983723343547" calcext:value-type="float">
            <text:p>1,00</text:p>
          </table:table-cell>
          <table:table-cell table:style-name="ce10" table:formula="of:=1-POWER(1-[.AK53];1.1)" office:value-type="float" office:value="0.999994595920657" calcext:value-type="float">
            <text:p>1,00</text:p>
          </table:table-cell>
          <table:table-cell table:style-name="ce10" table:formula="of:=1-POWER(1-[.AL53];1.1)" office:value-type="float" office:value="0.99999839308136" calcext:value-type="float">
            <text:p>1,00</text:p>
          </table:table-cell>
          <table:table-cell table:style-name="ce10" table:formula="of:=1-POWER(1-[.AM53];1.1)" office:value-type="float" office:value="0.999999576753596" calcext:value-type="float">
            <text:p>1,00</text:p>
          </table:table-cell>
          <table:table-cell table:style-name="ce10" table:formula="of:=1-POWER(1-[.AN53];1.1)" office:value-type="float" office:value="0.99999990244431" calcext:value-type="float">
            <text:p>1,00</text:p>
          </table:table-cell>
          <table:table-cell table:style-name="ce10" table:formula="of:=1-POWER(1-[.AO53];1.1)" office:value-type="float" office:value="0.999999980583191" calcext:value-type="float">
            <text:p>1,00</text:p>
          </table:table-cell>
          <table:table-cell table:style-name="ce10" table:formula="of:=1-POWER(1-[.AP53];1.1)" office:value-type="float" office:value="0.999999996711517" calcext:value-type="float">
            <text:p>1,00</text:p>
          </table:table-cell>
          <table:table-cell table:style-name="ce10" table:formula="of:=1-POWER(1-[.AQ53];1.1)" office:value-type="float" office:value="0.999999999533668" calcext:value-type="float">
            <text:p>1,00</text:p>
          </table:table-cell>
          <table:table-cell table:style-name="ce10" table:formula="of:=1-POWER(1-[.AR53];1.1)" office:value-type="float" office:value="0.999999999945604" calcext:value-type="float">
            <text:p>1,00</text:p>
          </table:table-cell>
          <table:table-cell table:style-name="ce10" table:formula="of:=1-POWER(1-[.AS53];1.1)" office:value-type="float" office:value="0.999999999994882" calcext:value-type="float">
            <text:p>1,00</text:p>
          </table:table-cell>
          <table:table-cell table:style-name="ce10" table:formula="of:=1-POWER(1-[.AT53];1.1)" office:value-type="float" office:value="0.99999999999962" calcext:value-type="float">
            <text:p>1,00</text:p>
          </table:table-cell>
          <table:table-cell table:style-name="ce10" table:formula="of:=1-POWER(1-[.AU53];1.1)" office:value-type="float" office:value="0.999999999999978" calcext:value-type="float">
            <text:p>1,00</text:p>
          </table:table-cell>
          <table:table-cell table:style-name="ce10" table:formula="of:=1-POWER(1-[.AV53];1.1)" office:value-type="float" office:value="0.999999999999999" calcext:value-type="float">
            <text:p>1,00</text:p>
          </table:table-cell>
          <table:table-cell table:style-name="ce10" table:formula="of:=1-POWER(1-[.AW53];1.1)" office:value-type="float" office:value="1" calcext:value-type="float">
            <text:p>1,00</text:p>
          </table:table-cell>
          <table:table-cell table:style-name="ce10" table:formula="of:=1-POWER(1-[.AX53];1.1)" office:value-type="float" office:value="1" calcext:value-type="float">
            <text:p>1,00</text:p>
          </table:table-cell>
          <table:table-cell table:style-name="ce10" table:formula="of:=1-POWER(1-[.AY53];1.1)" office:value-type="float" office:value="1" calcext:value-type="float">
            <text:p>1,00</text:p>
          </table:table-cell>
          <table:table-cell table:style-name="ce10" table:formula="of:=1-POWER(1-[.AZ53];1.1)" office:value-type="float" office:value="1" calcext:value-type="float">
            <text:p>1,00</text:p>
          </table:table-cell>
          <table:table-cell table:style-name="ce10" table:formula="of:=1-POWER(1-[.BA53];1.1)" office:value-type="float" office:value="1" calcext:value-type="float">
            <text:p>1,00</text:p>
          </table:table-cell>
          <table:table-cell table:style-name="ce10" table:formula="of:=1-POWER(1-[.BB53];1.1)" office:value-type="float" office:value="1" calcext:value-type="float">
            <text:p>1,00</text:p>
          </table:table-cell>
          <table:table-cell table:style-name="ce10" table:formula="of:=1-POWER(1-[.BC53];1.1)" office:value-type="float" office:value="1" calcext:value-type="float">
            <text:p>1,00</text:p>
          </table:table-cell>
          <table:table-cell table:style-name="ce10" table:formula="of:=1-POWER(1-[.BD53];1.1)" office:value-type="float" office:value="1" calcext:value-type="float">
            <text:p>1,00</text:p>
          </table:table-cell>
          <table:table-cell table:style-name="ce10" table:formula="of:=1-POWER(1-[.BE53];1.1)" office:value-type="float" office:value="1" calcext:value-type="float">
            <text:p>1,00</text:p>
          </table:table-cell>
          <table:table-cell table:style-name="ce10" table:formula="of:=1-POWER(1-[.BF53];1.1)" office:value-type="float" office:value="1" calcext:value-type="float">
            <text:p>1,00</text:p>
          </table:table-cell>
          <table:table-cell table:style-name="ce10" table:formula="of:=1-POWER(1-[.BG53];1.1)" office:value-type="float" office:value="1" calcext:value-type="float">
            <text:p>1,00</text:p>
          </table:table-cell>
          <table:table-cell table:style-name="ce10" table:formula="of:=1-POWER(1-[.BH53];1.1)" office:value-type="float" office:value="1" calcext:value-type="float">
            <text:p>1,00</text:p>
          </table:table-cell>
          <table:table-cell table:style-name="ce10" table:formula="of:=1-POWER(1-[.BI53];1.1)" office:value-type="float" office:value="1" calcext:value-type="float">
            <text:p>1,00</text:p>
          </table:table-cell>
          <table:table-cell table:style-name="ce10" table:formula="of:=1-POWER(1-[.BJ53];1.1)" office:value-type="float" office:value="1" calcext:value-type="float">
            <text:p>1,00</text:p>
          </table:table-cell>
          <table:table-cell table:style-name="ce10" table:formula="of:=1-POWER(1-[.BK53];1.1)" office:value-type="float" office:value="1" calcext:value-type="float">
            <text:p>1,00</text:p>
          </table:table-cell>
          <table:table-cell table:style-name="ce10" table:formula="of:=1-POWER(1-[.BL53];1.1)" office:value-type="float" office:value="1" calcext:value-type="float">
            <text:p>1,00</text:p>
          </table:table-cell>
          <table:table-cell table:style-name="ce10" table:formula="of:=1-POWER(1-[.BM53];1.1)" office:value-type="float" office:value="1" calcext:value-type="float">
            <text:p>1,00</text:p>
          </table:table-cell>
          <table:table-cell table:style-name="ce10" table:formula="of:=1-POWER(1-[.BN53];1.1)" office:value-type="float" office:value="1" calcext:value-type="float">
            <text:p>1,00</text:p>
          </table:table-cell>
          <table:table-cell table:style-name="ce10" table:formula="of:=1-POWER(1-[.BO53];1.1)" office:value-type="float" office:value="1" calcext:value-type="float">
            <text:p>1,00</text:p>
          </table:table-cell>
          <table:table-cell table:style-name="ce10" table:formula="of:=1-POWER(1-[.BP53];1.1)" office:value-type="float" office:value="1" calcext:value-type="float">
            <text:p>1,00</text:p>
          </table:table-cell>
          <table:table-cell table:style-name="ce10" table:formula="of:=1-POWER(1-[.BQ53];1.1)" office:value-type="float" office:value="1" calcext:value-type="float">
            <text:p>1,00</text:p>
          </table:table-cell>
          <table:table-cell table:style-name="ce10" table:formula="of:=1-POWER(1-[.BR53];1.1)" office:value-type="float" office:value="1" calcext:value-type="float">
            <text:p>1,00</text:p>
          </table:table-cell>
          <table:table-cell table:style-name="ce10" table:formula="of:=1-POWER(1-[.BS53];1.1)" office:value-type="float" office:value="1" calcext:value-type="float">
            <text:p>1,00</text:p>
          </table:table-cell>
          <table:table-cell table:style-name="ce10" table:formula="of:=1-POWER(1-[.BT53];1.1)" office:value-type="float" office:value="1" calcext:value-type="float">
            <text:p>1,00</text:p>
          </table:table-cell>
          <table:table-cell table:style-name="ce10" table:formula="of:=1-POWER(1-[.BU53];1.1)" office:value-type="float" office:value="1" calcext:value-type="float">
            <text:p>1,00</text:p>
          </table:table-cell>
          <table:table-cell table:style-name="ce10" table:formula="of:=1-POWER(1-[.BV53];1.1)" office:value-type="float" office:value="1" calcext:value-type="float">
            <text:p>1,00</text:p>
          </table:table-cell>
          <table:table-cell table:style-name="ce10" table:formula="of:=1-POWER(1-[.BW53];1.1)" office:value-type="float" office:value="1" calcext:value-type="float">
            <text:p>1,00</text:p>
          </table:table-cell>
          <table:table-cell table:style-name="ce10" table:formula="of:=1-POWER(1-[.BX53];1.1)" office:value-type="float" office:value="1" calcext:value-type="float">
            <text:p>1,00</text:p>
          </table:table-cell>
          <table:table-cell table:style-name="ce10" table:formula="of:=1-POWER(1-[.BY53];1.1)" office:value-type="float" office:value="1" calcext:value-type="float">
            <text:p>1,00</text:p>
          </table:table-cell>
          <table:table-cell table:style-name="ce10" table:formula="of:=1-POWER(1-[.BZ53];1.1)" office:value-type="float" office:value="1" calcext:value-type="float">
            <text:p>1,00</text:p>
          </table:table-cell>
          <table:table-cell table:style-name="ce10" table:formula="of:=1-POWER(1-[.CA53];1.1)" office:value-type="float" office:value="1" calcext:value-type="float">
            <text:p>1,00</text:p>
          </table:table-cell>
          <table:table-cell table:style-name="ce10" table:formula="of:=1-POWER(1-[.CB53];1.1)" office:value-type="float" office:value="1" calcext:value-type="float">
            <text:p>1,00</text:p>
          </table:table-cell>
          <table:table-cell table:style-name="ce10" table:formula="of:=1-POWER(1-[.CC53];1.1)" office:value-type="float" office:value="1" calcext:value-type="float">
            <text:p>1,00</text:p>
          </table:table-cell>
          <table:table-cell table:style-name="ce10" table:formula="of:=1-POWER(1-[.CD53];1.1)" office:value-type="float" office:value="1" calcext:value-type="float">
            <text:p>1,00</text:p>
          </table:table-cell>
          <table:table-cell table:style-name="ce10" table:formula="of:=1-POWER(1-[.CE53];1.1)" office:value-type="float" office:value="1" calcext:value-type="float">
            <text:p>1,00</text:p>
          </table:table-cell>
          <table:table-cell table:style-name="ce10" table:formula="of:=1-POWER(1-[.CF53];1.1)" office:value-type="float" office:value="1" calcext:value-type="float">
            <text:p>1,00</text:p>
          </table:table-cell>
          <table:table-cell table:style-name="ce10" table:formula="of:=1-POWER(1-[.CG53];1.1)" office:value-type="float" office:value="1" calcext:value-type="float">
            <text:p>1,00</text:p>
          </table:table-cell>
          <table:table-cell table:style-name="ce10" table:formula="of:=1-POWER(1-[.CH53];1.1)" office:value-type="float" office:value="1" calcext:value-type="float">
            <text:p>1,00</text:p>
          </table:table-cell>
          <table:table-cell table:style-name="ce10" table:formula="of:=1-POWER(1-[.CI53];1.1)" office:value-type="float" office:value="1" calcext:value-type="float">
            <text:p>1,00</text:p>
          </table:table-cell>
          <table:table-cell table:style-name="ce10" table:formula="of:=1-POWER(1-[.CJ53];1.1)" office:value-type="float" office:value="1" calcext:value-type="float">
            <text:p>1,00</text:p>
          </table:table-cell>
          <table:table-cell table:style-name="ce10" table:formula="of:=1-POWER(1-[.CK53];1.1)" office:value-type="float" office:value="1" calcext:value-type="float">
            <text:p>1,00</text:p>
          </table:table-cell>
          <table:table-cell table:style-name="ce10" table:formula="of:=1-POWER(1-[.CL53];1.1)" office:value-type="float" office:value="1" calcext:value-type="float">
            <text:p>1,00</text:p>
          </table:table-cell>
          <table:table-cell table:style-name="ce10" table:formula="of:=1-POWER(1-[.CM53];1.1)" office:value-type="float" office:value="1" calcext:value-type="float">
            <text:p>1,00</text:p>
          </table:table-cell>
          <table:table-cell table:style-name="ce10" table:formula="of:=1-POWER(1-[.CN53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3]+0.1" office:value-type="float" office:value="0.4" calcext:value-type="float">
            <text:p>0,40</text:p>
          </table:table-cell>
          <table:table-cell table:style-name="ce10" table:formula="of:=1-POWER(1-[.A54];1.1)" office:value-type="float" office:value="0.429879870096594" calcext:value-type="float">
            <text:p>0,43</text:p>
          </table:table-cell>
          <table:table-cell table:style-name="ce10" table:formula="of:=1-POWER(1-[.B54];1.1)" office:value-type="float" office:value="0.46103195996495" calcext:value-type="float">
            <text:p>0,46</text:p>
          </table:table-cell>
          <table:table-cell table:style-name="ce10" table:formula="of:=1-POWER(1-[.C54];1.1)" office:value-type="float" office:value="0.493336855375214" calcext:value-type="float">
            <text:p>0,49</text:p>
          </table:table-cell>
          <table:table-cell table:style-name="ce10" table:formula="of:=1-POWER(1-[.D54];1.1)" office:value-type="float" office:value="0.526640338519538" calcext:value-type="float">
            <text:p>0,53</text:p>
          </table:table-cell>
          <table:table-cell table:style-name="ce10" table:formula="of:=1-POWER(1-[.E54];1.1)" office:value-type="float" office:value="0.560751415883387" calcext:value-type="float">
            <text:p>0,56</text:p>
          </table:table-cell>
          <table:table-cell table:style-name="ce10" table:formula="of:=1-POWER(1-[.F54];1.1)" office:value-type="float" office:value="0.595441428358898" calcext:value-type="float">
            <text:p>0,60</text:p>
          </table:table-cell>
          <table:table-cell table:style-name="ce10" table:formula="of:=1-POWER(1-[.G54];1.1)" office:value-type="float" office:value="0.630444603939218" calcext:value-type="float">
            <text:p>0,63</text:p>
          </table:table-cell>
          <table:table-cell table:style-name="ce10" table:formula="of:=1-POWER(1-[.H54];1.1)" office:value-type="float" office:value="0.665460423483137" calcext:value-type="float">
            <text:p>0,67</text:p>
          </table:table-cell>
          <table:table-cell table:style-name="ce10" table:formula="of:=1-POWER(1-[.I54];1.1)" office:value-type="float" office:value="0.700158147022226" calcext:value-type="float">
            <text:p>0,70</text:p>
          </table:table-cell>
          <table:table-cell table:style-name="ce10" table:formula="of:=1-POWER(1-[.J54];1.1)" office:value-type="float" office:value="0.734183779688965" calcext:value-type="float">
            <text:p>0,73</text:p>
          </table:table-cell>
          <table:table-cell table:style-name="ce10" table:formula="of:=1-POWER(1-[.K54];1.1)" office:value-type="float" office:value="0.767169631110336" calcext:value-type="float">
            <text:p>0,77</text:p>
          </table:table-cell>
          <table:table-cell table:style-name="ce10" table:formula="of:=1-POWER(1-[.L54];1.1)" office:value-type="float" office:value="0.79874643190648" calcext:value-type="float">
            <text:p>0,80</text:p>
          </table:table-cell>
          <table:table-cell table:style-name="ce10" table:formula="of:=1-POWER(1-[.M54];1.1)" office:value-type="float" office:value="0.828557714464107" calcext:value-type="float">
            <text:p>0,83</text:p>
          </table:table-cell>
          <table:table-cell table:style-name="ce10" table:formula="of:=1-POWER(1-[.N54];1.1)" office:value-type="float" office:value="0.856275852096881" calcext:value-type="float">
            <text:p>0,86</text:p>
          </table:table-cell>
          <table:table-cell table:style-name="ce10" table:formula="of:=1-POWER(1-[.O54];1.1)" office:value-type="float" office:value="0.881618805782164" calcext:value-type="float">
            <text:p>0,88</text:p>
          </table:table-cell>
          <table:table-cell table:style-name="ce10" table:formula="of:=1-POWER(1-[.P54];1.1)" office:value-type="float" office:value="0.9043662934359" calcext:value-type="float">
            <text:p>0,90</text:p>
          </table:table-cell>
          <table:table-cell table:style-name="ce10" table:formula="of:=1-POWER(1-[.Q54];1.1)" office:value-type="float" office:value="0.924373833362473" calcext:value-type="float">
            <text:p>0,92</text:p>
          </table:table-cell>
          <table:table-cell table:style-name="ce10" table:formula="of:=1-POWER(1-[.R54];1.1)" office:value-type="float" office:value="0.941582993815641" calcext:value-type="float">
            <text:p>0,94</text:p>
          </table:table-cell>
          <table:table-cell table:style-name="ce10" table:formula="of:=1-POWER(1-[.S54];1.1)" office:value-type="float" office:value="0.95602627808704" calcext:value-type="float">
            <text:p>0,96</text:p>
          </table:table-cell>
          <table:table-cell table:style-name="ce10" table:formula="of:=1-POWER(1-[.T54];1.1)" office:value-type="float" office:value="0.967825445057609" calcext:value-type="float">
            <text:p>0,97</text:p>
          </table:table-cell>
          <table:table-cell table:style-name="ce10" table:formula="of:=1-POWER(1-[.U54];1.1)" office:value-type="float" office:value="0.977182723615576" calcext:value-type="float">
            <text:p>0,98</text:p>
          </table:table-cell>
          <table:table-cell table:style-name="ce10" table:formula="of:=1-POWER(1-[.V54];1.1)" office:value-type="float" office:value="0.984365277285948" calcext:value-type="float">
            <text:p>0,98</text:p>
          </table:table-cell>
          <table:table-cell table:style-name="ce10" table:formula="of:=1-POWER(1-[.W54];1.1)" office:value-type="float" office:value="0.989684288168637" calcext:value-type="float">
            <text:p>0,99</text:p>
          </table:table-cell>
          <table:table-cell table:style-name="ce10" table:formula="of:=1-POWER(1-[.X54];1.1)" office:value-type="float" office:value="0.993470963119338" calcext:value-type="float">
            <text:p>0,99</text:p>
          </table:table-cell>
          <table:table-cell table:style-name="ce10" table:formula="of:=1-POWER(1-[.Y54];1.1)" office:value-type="float" office:value="0.996052391876565" calcext:value-type="float">
            <text:p>1,00</text:p>
          </table:table-cell>
          <table:table-cell table:style-name="ce10" table:formula="of:=1-POWER(1-[.Z54];1.1)" office:value-type="float" office:value="0.997730305332029" calcext:value-type="float">
            <text:p>1,00</text:p>
          </table:table-cell>
          <table:table-cell table:style-name="ce10" table:formula="of:=1-POWER(1-[.AA54];1.1)" office:value-type="float" office:value="0.998765292230071" calcext:value-type="float">
            <text:p>1,00</text:p>
          </table:table-cell>
          <table:table-cell table:style-name="ce10" table:formula="of:=1-POWER(1-[.AB54];1.1)" office:value-type="float" office:value="0.999367994876146" calcext:value-type="float">
            <text:p>1,00</text:p>
          </table:table-cell>
          <table:table-cell table:style-name="ce10" table:formula="of:=1-POWER(1-[.AC54];1.1)" office:value-type="float" office:value="0.999697453133566" calcext:value-type="float">
            <text:p>1,00</text:p>
          </table:table-cell>
          <table:table-cell table:style-name="ce10" table:formula="of:=1-POWER(1-[.AD54];1.1)" office:value-type="float" office:value="0.999865453648618" calcext:value-type="float">
            <text:p>1,00</text:p>
          </table:table-cell>
          <table:table-cell table:style-name="ce10" table:formula="of:=1-POWER(1-[.AE54];1.1)" office:value-type="float" office:value="0.999944822868679" calcext:value-type="float">
            <text:p>1,00</text:p>
          </table:table-cell>
          <table:table-cell table:style-name="ce10" table:formula="of:=1-POWER(1-[.AF54];1.1)" office:value-type="float" office:value="0.99997930168322" calcext:value-type="float">
            <text:p>1,00</text:p>
          </table:table-cell>
          <table:table-cell table:style-name="ce10" table:formula="of:=1-POWER(1-[.AG54];1.1)" office:value-type="float" office:value="0.999992960715269" calcext:value-type="float">
            <text:p>1,00</text:p>
          </table:table-cell>
          <table:table-cell table:style-name="ce10" table:formula="of:=1-POWER(1-[.AH54];1.1)" office:value-type="float" office:value="0.999997850777465" calcext:value-type="float">
            <text:p>1,00</text:p>
          </table:table-cell>
          <table:table-cell table:style-name="ce10" table:formula="of:=1-POWER(1-[.AI54];1.1)" office:value-type="float" office:value="0.999999417213445" calcext:value-type="float">
            <text:p>1,00</text:p>
          </table:table-cell>
          <table:table-cell table:style-name="ce10" table:formula="of:=1-POWER(1-[.AJ54];1.1)" office:value-type="float" office:value="0.999999861305105" calcext:value-type="float">
            <text:p>1,00</text:p>
          </table:table-cell>
          <table:table-cell table:style-name="ce10" table:formula="of:=1-POWER(1-[.AK54];1.1)" office:value-type="float" office:value="0.999999971406552" calcext:value-type="float">
            <text:p>1,00</text:p>
          </table:table-cell>
          <table:table-cell table:style-name="ce10" table:formula="of:=1-POWER(1-[.AL54];1.1)" office:value-type="float" office:value="0.999999994966232" calcext:value-type="float">
            <text:p>1,00</text:p>
          </table:table-cell>
          <table:table-cell table:style-name="ce10" table:formula="of:=1-POWER(1-[.AM54];1.1)" office:value-type="float" office:value="0.999999999255127" calcext:value-type="float">
            <text:p>1,00</text:p>
          </table:table-cell>
          <table:table-cell table:style-name="ce10" table:formula="of:=1-POWER(1-[.AN54];1.1)" office:value-type="float" office:value="0.999999999908948" calcext:value-type="float">
            <text:p>1,00</text:p>
          </table:table-cell>
          <table:table-cell table:style-name="ce10" table:formula="of:=1-POWER(1-[.AO54];1.1)" office:value-type="float" office:value="0.99999999999098" calcext:value-type="float">
            <text:p>1,00</text:p>
          </table:table-cell>
          <table:table-cell table:style-name="ce10" table:formula="of:=1-POWER(1-[.AP54];1.1)" office:value-type="float" office:value="0.999999999999291" calcext:value-type="float">
            <text:p>1,00</text:p>
          </table:table-cell>
          <table:table-cell table:style-name="ce10" table:formula="of:=1-POWER(1-[.AQ54];1.1)" office:value-type="float" office:value="0.999999999999957" calcext:value-type="float">
            <text:p>1,00</text:p>
          </table:table-cell>
          <table:table-cell table:style-name="ce10" table:formula="of:=1-POWER(1-[.AR54];1.1)" office:value-type="float" office:value="0.999999999999998" calcext:value-type="float">
            <text:p>1,00</text:p>
          </table:table-cell>
          <table:table-cell table:style-name="ce10" table:formula="of:=1-POWER(1-[.AS54];1.1)" office:value-type="float" office:value="1" calcext:value-type="float">
            <text:p>1,00</text:p>
          </table:table-cell>
          <table:table-cell table:style-name="ce10" table:formula="of:=1-POWER(1-[.AT54];1.1)" office:value-type="float" office:value="1" calcext:value-type="float">
            <text:p>1,00</text:p>
          </table:table-cell>
          <table:table-cell table:style-name="ce10" table:formula="of:=1-POWER(1-[.AU54];1.1)" office:value-type="float" office:value="1" calcext:value-type="float">
            <text:p>1,00</text:p>
          </table:table-cell>
          <table:table-cell table:style-name="ce10" table:formula="of:=1-POWER(1-[.AV54];1.1)" office:value-type="float" office:value="1" calcext:value-type="float">
            <text:p>1,00</text:p>
          </table:table-cell>
          <table:table-cell table:style-name="ce10" table:formula="of:=1-POWER(1-[.AW54];1.1)" office:value-type="float" office:value="1" calcext:value-type="float">
            <text:p>1,00</text:p>
          </table:table-cell>
          <table:table-cell table:style-name="ce10" table:formula="of:=1-POWER(1-[.AX54];1.1)" office:value-type="float" office:value="1" calcext:value-type="float">
            <text:p>1,00</text:p>
          </table:table-cell>
          <table:table-cell table:style-name="ce10" table:formula="of:=1-POWER(1-[.AY54];1.1)" office:value-type="float" office:value="1" calcext:value-type="float">
            <text:p>1,00</text:p>
          </table:table-cell>
          <table:table-cell table:style-name="ce10" table:formula="of:=1-POWER(1-[.AZ54];1.1)" office:value-type="float" office:value="1" calcext:value-type="float">
            <text:p>1,00</text:p>
          </table:table-cell>
          <table:table-cell table:style-name="ce10" table:formula="of:=1-POWER(1-[.BA54];1.1)" office:value-type="float" office:value="1" calcext:value-type="float">
            <text:p>1,00</text:p>
          </table:table-cell>
          <table:table-cell table:style-name="ce10" table:formula="of:=1-POWER(1-[.BB54];1.1)" office:value-type="float" office:value="1" calcext:value-type="float">
            <text:p>1,00</text:p>
          </table:table-cell>
          <table:table-cell table:style-name="ce10" table:formula="of:=1-POWER(1-[.BC54];1.1)" office:value-type="float" office:value="1" calcext:value-type="float">
            <text:p>1,00</text:p>
          </table:table-cell>
          <table:table-cell table:style-name="ce10" table:formula="of:=1-POWER(1-[.BD54];1.1)" office:value-type="float" office:value="1" calcext:value-type="float">
            <text:p>1,00</text:p>
          </table:table-cell>
          <table:table-cell table:style-name="ce10" table:formula="of:=1-POWER(1-[.BE54];1.1)" office:value-type="float" office:value="1" calcext:value-type="float">
            <text:p>1,00</text:p>
          </table:table-cell>
          <table:table-cell table:style-name="ce10" table:formula="of:=1-POWER(1-[.BF54];1.1)" office:value-type="float" office:value="1" calcext:value-type="float">
            <text:p>1,00</text:p>
          </table:table-cell>
          <table:table-cell table:style-name="ce10" table:formula="of:=1-POWER(1-[.BG54];1.1)" office:value-type="float" office:value="1" calcext:value-type="float">
            <text:p>1,00</text:p>
          </table:table-cell>
          <table:table-cell table:style-name="ce10" table:formula="of:=1-POWER(1-[.BH54];1.1)" office:value-type="float" office:value="1" calcext:value-type="float">
            <text:p>1,00</text:p>
          </table:table-cell>
          <table:table-cell table:style-name="ce10" table:formula="of:=1-POWER(1-[.BI54];1.1)" office:value-type="float" office:value="1" calcext:value-type="float">
            <text:p>1,00</text:p>
          </table:table-cell>
          <table:table-cell table:style-name="ce10" table:formula="of:=1-POWER(1-[.BJ54];1.1)" office:value-type="float" office:value="1" calcext:value-type="float">
            <text:p>1,00</text:p>
          </table:table-cell>
          <table:table-cell table:style-name="ce10" table:formula="of:=1-POWER(1-[.BK54];1.1)" office:value-type="float" office:value="1" calcext:value-type="float">
            <text:p>1,00</text:p>
          </table:table-cell>
          <table:table-cell table:style-name="ce10" table:formula="of:=1-POWER(1-[.BL54];1.1)" office:value-type="float" office:value="1" calcext:value-type="float">
            <text:p>1,00</text:p>
          </table:table-cell>
          <table:table-cell table:style-name="ce10" table:formula="of:=1-POWER(1-[.BM54];1.1)" office:value-type="float" office:value="1" calcext:value-type="float">
            <text:p>1,00</text:p>
          </table:table-cell>
          <table:table-cell table:style-name="ce10" table:formula="of:=1-POWER(1-[.BN54];1.1)" office:value-type="float" office:value="1" calcext:value-type="float">
            <text:p>1,00</text:p>
          </table:table-cell>
          <table:table-cell table:style-name="ce10" table:formula="of:=1-POWER(1-[.BO54];1.1)" office:value-type="float" office:value="1" calcext:value-type="float">
            <text:p>1,00</text:p>
          </table:table-cell>
          <table:table-cell table:style-name="ce10" table:formula="of:=1-POWER(1-[.BP54];1.1)" office:value-type="float" office:value="1" calcext:value-type="float">
            <text:p>1,00</text:p>
          </table:table-cell>
          <table:table-cell table:style-name="ce10" table:formula="of:=1-POWER(1-[.BQ54];1.1)" office:value-type="float" office:value="1" calcext:value-type="float">
            <text:p>1,00</text:p>
          </table:table-cell>
          <table:table-cell table:style-name="ce10" table:formula="of:=1-POWER(1-[.BR54];1.1)" office:value-type="float" office:value="1" calcext:value-type="float">
            <text:p>1,00</text:p>
          </table:table-cell>
          <table:table-cell table:style-name="ce10" table:formula="of:=1-POWER(1-[.BS54];1.1)" office:value-type="float" office:value="1" calcext:value-type="float">
            <text:p>1,00</text:p>
          </table:table-cell>
          <table:table-cell table:style-name="ce10" table:formula="of:=1-POWER(1-[.BT54];1.1)" office:value-type="float" office:value="1" calcext:value-type="float">
            <text:p>1,00</text:p>
          </table:table-cell>
          <table:table-cell table:style-name="ce10" table:formula="of:=1-POWER(1-[.BU54];1.1)" office:value-type="float" office:value="1" calcext:value-type="float">
            <text:p>1,00</text:p>
          </table:table-cell>
          <table:table-cell table:style-name="ce10" table:formula="of:=1-POWER(1-[.BV54];1.1)" office:value-type="float" office:value="1" calcext:value-type="float">
            <text:p>1,00</text:p>
          </table:table-cell>
          <table:table-cell table:style-name="ce10" table:formula="of:=1-POWER(1-[.BW54];1.1)" office:value-type="float" office:value="1" calcext:value-type="float">
            <text:p>1,00</text:p>
          </table:table-cell>
          <table:table-cell table:style-name="ce10" table:formula="of:=1-POWER(1-[.BX54];1.1)" office:value-type="float" office:value="1" calcext:value-type="float">
            <text:p>1,00</text:p>
          </table:table-cell>
          <table:table-cell table:style-name="ce10" table:formula="of:=1-POWER(1-[.BY54];1.1)" office:value-type="float" office:value="1" calcext:value-type="float">
            <text:p>1,00</text:p>
          </table:table-cell>
          <table:table-cell table:style-name="ce10" table:formula="of:=1-POWER(1-[.BZ54];1.1)" office:value-type="float" office:value="1" calcext:value-type="float">
            <text:p>1,00</text:p>
          </table:table-cell>
          <table:table-cell table:style-name="ce10" table:formula="of:=1-POWER(1-[.CA54];1.1)" office:value-type="float" office:value="1" calcext:value-type="float">
            <text:p>1,00</text:p>
          </table:table-cell>
          <table:table-cell table:style-name="ce10" table:formula="of:=1-POWER(1-[.CB54];1.1)" office:value-type="float" office:value="1" calcext:value-type="float">
            <text:p>1,00</text:p>
          </table:table-cell>
          <table:table-cell table:style-name="ce10" table:formula="of:=1-POWER(1-[.CC54];1.1)" office:value-type="float" office:value="1" calcext:value-type="float">
            <text:p>1,00</text:p>
          </table:table-cell>
          <table:table-cell table:style-name="ce10" table:formula="of:=1-POWER(1-[.CD54];1.1)" office:value-type="float" office:value="1" calcext:value-type="float">
            <text:p>1,00</text:p>
          </table:table-cell>
          <table:table-cell table:style-name="ce10" table:formula="of:=1-POWER(1-[.CE54];1.1)" office:value-type="float" office:value="1" calcext:value-type="float">
            <text:p>1,00</text:p>
          </table:table-cell>
          <table:table-cell table:style-name="ce10" table:formula="of:=1-POWER(1-[.CF54];1.1)" office:value-type="float" office:value="1" calcext:value-type="float">
            <text:p>1,00</text:p>
          </table:table-cell>
          <table:table-cell table:style-name="ce10" table:formula="of:=1-POWER(1-[.CG54];1.1)" office:value-type="float" office:value="1" calcext:value-type="float">
            <text:p>1,00</text:p>
          </table:table-cell>
          <table:table-cell table:style-name="ce10" table:formula="of:=1-POWER(1-[.CH54];1.1)" office:value-type="float" office:value="1" calcext:value-type="float">
            <text:p>1,00</text:p>
          </table:table-cell>
          <table:table-cell table:style-name="ce10" table:formula="of:=1-POWER(1-[.CI54];1.1)" office:value-type="float" office:value="1" calcext:value-type="float">
            <text:p>1,00</text:p>
          </table:table-cell>
          <table:table-cell table:style-name="ce10" table:formula="of:=1-POWER(1-[.CJ54];1.1)" office:value-type="float" office:value="1" calcext:value-type="float">
            <text:p>1,00</text:p>
          </table:table-cell>
          <table:table-cell table:style-name="ce10" table:formula="of:=1-POWER(1-[.CK54];1.1)" office:value-type="float" office:value="1" calcext:value-type="float">
            <text:p>1,00</text:p>
          </table:table-cell>
          <table:table-cell table:style-name="ce10" table:formula="of:=1-POWER(1-[.CL54];1.1)" office:value-type="float" office:value="1" calcext:value-type="float">
            <text:p>1,00</text:p>
          </table:table-cell>
          <table:table-cell table:style-name="ce10" table:formula="of:=1-POWER(1-[.CM54];1.1)" office:value-type="float" office:value="1" calcext:value-type="float">
            <text:p>1,00</text:p>
          </table:table-cell>
          <table:table-cell table:style-name="ce10" table:formula="of:=1-POWER(1-[.CN54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4]+0.1" office:value-type="float" office:value="0.5" calcext:value-type="float">
            <text:p>0,50</text:p>
          </table:table-cell>
          <table:table-cell table:style-name="ce10" table:formula="of:=1-POWER(1-[.A55];1.1)" office:value-type="float" office:value="0.533483504231596" calcext:value-type="float">
            <text:p>0,53</text:p>
          </table:table-cell>
          <table:table-cell table:style-name="ce10" table:formula="of:=1-POWER(1-[.B55];1.1)" office:value-type="float" office:value="0.567731384346067" calcext:value-type="float">
            <text:p>0,57</text:p>
          </table:table-cell>
          <table:table-cell table:style-name="ce10" table:formula="of:=1-POWER(1-[.C55];1.1)" office:value-type="float" office:value="0.602507374525513" calcext:value-type="float">
            <text:p>0,60</text:p>
          </table:table-cell>
          <table:table-cell table:style-name="ce10" table:formula="of:=1-POWER(1-[.D55];1.1)" office:value-type="float" office:value="0.637538416573497" calcext:value-type="float">
            <text:p>0,64</text:p>
          </table:table-cell>
          <table:table-cell table:style-name="ce10" table:formula="of:=1-POWER(1-[.E55];1.1)" office:value-type="float" office:value="0.672517436243918" calcext:value-type="float">
            <text:p>0,67</text:p>
          </table:table-cell>
          <table:table-cell table:style-name="ce10" table:formula="of:=1-POWER(1-[.F55];1.1)" office:value-type="float" office:value="0.707108343779547" calcext:value-type="float">
            <text:p>0,71</text:p>
          </table:table-cell>
          <table:table-cell table:style-name="ce10" table:formula="of:=1-POWER(1-[.G55];1.1)" office:value-type="float" office:value="0.740953517318841" calcext:value-type="float">
            <text:p>0,74</text:p>
          </table:table-cell>
          <table:table-cell table:style-name="ce10" table:formula="of:=1-POWER(1-[.H55];1.1)" office:value-type="float" office:value="0.773683889941722" calcext:value-type="float">
            <text:p>0,77</text:p>
          </table:table-cell>
          <table:table-cell table:style-name="ce10" table:formula="of:=1-POWER(1-[.I55];1.1)" office:value-type="float" office:value="0.804931557325217" calcext:value-type="float">
            <text:p>0,80</text:p>
          </table:table-cell>
          <table:table-cell table:style-name="ce10" table:formula="of:=1-POWER(1-[.J55];1.1)" office:value-type="float" office:value="0.834344553848792" calcext:value-type="float">
            <text:p>0,83</text:p>
          </table:table-cell>
          <table:table-cell table:style-name="ce10" table:formula="of:=1-POWER(1-[.K55];1.1)" office:value-type="float" office:value="0.861603122940014" calcext:value-type="float">
            <text:p>0,86</text:p>
          </table:table-cell>
          <table:table-cell table:style-name="ce10" table:formula="of:=1-POWER(1-[.L55];1.1)" office:value-type="float" office:value="0.886436460658496" calcext:value-type="float">
            <text:p>0,89</text:p>
          </table:table-cell>
          <table:table-cell table:style-name="ce10" table:formula="of:=1-POWER(1-[.M55];1.1)" office:value-type="float" office:value="0.908638586257964" calcext:value-type="float">
            <text:p>0,91</text:p>
          </table:table-cell>
          <table:table-cell table:style-name="ce10" table:formula="of:=1-POWER(1-[.N55];1.1)" office:value-type="float" office:value="0.928081753089373" calcext:value-type="float">
            <text:p>0,93</text:p>
          </table:table-cell>
          <table:table-cell table:style-name="ce10" table:formula="of:=1-POWER(1-[.O55];1.1)" office:value-type="float" office:value="0.944725731774858" calcext:value-type="float">
            <text:p>0,94</text:p>
          </table:table-cell>
          <table:table-cell table:style-name="ce10" table:formula="of:=1-POWER(1-[.P55];1.1)" office:value-type="float" office:value="0.95862144676756" calcext:value-type="float">
            <text:p>0,96</text:p>
          </table:table-cell>
          <table:table-cell table:style-name="ce10" table:formula="of:=1-POWER(1-[.Q55];1.1)" office:value-type="float" office:value="0.969907876742396" calcext:value-type="float">
            <text:p>0,97</text:p>
          </table:table-cell>
          <table:table-cell table:style-name="ce10" table:formula="of:=1-POWER(1-[.R55];1.1)" office:value-type="float" office:value="0.978801842468947" calcext:value-type="float">
            <text:p>0,98</text:p>
          </table:table-cell>
          <table:table-cell table:style-name="ce10" table:formula="of:=1-POWER(1-[.S55];1.1)" office:value-type="float" office:value="0.985581239545692" calcext:value-type="float">
            <text:p>0,99</text:p>
          </table:table-cell>
          <table:table-cell table:style-name="ce10" table:formula="of:=1-POWER(1-[.T55];1.1)" office:value-type="float" office:value="0.990563287599038" calcext:value-type="float">
            <text:p>0,99</text:p>
          </table:table-cell>
          <table:table-cell table:style-name="ce10" table:formula="of:=1-POWER(1-[.U55];1.1)" office:value-type="float" office:value="0.994080257835339" calcext:value-type="float">
            <text:p>0,99</text:p>
          </table:table-cell>
          <table:table-cell table:style-name="ce10" table:formula="of:=1-POWER(1-[.V55];1.1)" office:value-type="float" office:value="0.996455678815735" calcext:value-type="float">
            <text:p>1,00</text:p>
          </table:table-cell>
          <table:table-cell table:style-name="ce10" table:formula="of:=1-POWER(1-[.W55];1.1)" office:value-type="float" office:value="0.997984019265271" calcext:value-type="float">
            <text:p>1,00</text:p>
          </table:table-cell>
          <table:table-cell table:style-name="ce10" table:formula="of:=1-POWER(1-[.X55];1.1)" office:value-type="float" office:value="0.99891623526484" calcext:value-type="float">
            <text:p>1,00</text:p>
          </table:table-cell>
          <table:table-cell table:style-name="ce10" table:formula="of:=1-POWER(1-[.Y55];1.1)" office:value-type="float" office:value="0.999452444032008" calcext:value-type="float">
            <text:p>1,00</text:p>
          </table:table-cell>
          <table:table-cell table:style-name="ce10" table:formula="of:=1-POWER(1-[.Z55];1.1)" office:value-type="float" office:value="0.999741612578215" calcext:value-type="float">
            <text:p>1,00</text:p>
          </table:table-cell>
          <table:table-cell table:style-name="ce10" table:formula="of:=1-POWER(1-[.AA55];1.1)" office:value-type="float" office:value="0.999886890650333" calcext:value-type="float">
            <text:p>1,00</text:p>
          </table:table-cell>
          <table:table-cell table:style-name="ce10" table:formula="of:=1-POWER(1-[.AB55];1.1)" office:value-type="float" office:value="0.999954412229222" calcext:value-type="float">
            <text:p>1,00</text:p>
          </table:table-cell>
          <table:table-cell table:style-name="ce10" table:formula="of:=1-POWER(1-[.AC55];1.1)" office:value-type="float" office:value="0.999983222270371" calcext:value-type="float">
            <text:p>1,00</text:p>
          </table:table-cell>
          <table:table-cell table:style-name="ce10" table:formula="of:=1-POWER(1-[.AD55];1.1)" office:value-type="float" office:value="0.999994412641849" calcext:value-type="float">
            <text:p>1,00</text:p>
          </table:table-cell>
          <table:table-cell table:style-name="ce10" table:formula="of:=1-POWER(1-[.AE55];1.1)" office:value-type="float" office:value="0.999998333032389" calcext:value-type="float">
            <text:p>1,00</text:p>
          </table:table-cell>
          <table:table-cell table:style-name="ce10" table:formula="of:=1-POWER(1-[.AF55];1.1)" office:value-type="float" office:value="0.999999559323514" calcext:value-type="float">
            <text:p>1,00</text:p>
          </table:table-cell>
          <table:table-cell table:style-name="ce10" table:formula="of:=1-POWER(1-[.AG55];1.1)" office:value-type="float" office:value="0.999999898016041" calcext:value-type="float">
            <text:p>1,00</text:p>
          </table:table-cell>
          <table:table-cell table:style-name="ce10" table:formula="of:=1-POWER(1-[.AH55];1.1)" office:value-type="float" office:value="0.99999997961151" calcext:value-type="float">
            <text:p>1,00</text:p>
          </table:table-cell>
          <table:table-cell table:style-name="ce10" table:formula="of:=1-POWER(1-[.AI55];1.1)" office:value-type="float" office:value="0.999999996530047" calcext:value-type="float">
            <text:p>1,00</text:p>
          </table:table-cell>
          <table:table-cell table:style-name="ce10" table:formula="of:=1-POWER(1-[.AJ55];1.1)" office:value-type="float" office:value="0.999999999505284" calcext:value-type="float">
            <text:p>1,00</text:p>
          </table:table-cell>
          <table:table-cell table:style-name="ce10" table:formula="of:=1-POWER(1-[.AK55];1.1)" office:value-type="float" office:value="0.999999999941951" calcext:value-type="float">
            <text:p>1,00</text:p>
          </table:table-cell>
          <table:table-cell table:style-name="ce10" table:formula="of:=1-POWER(1-[.AL55];1.1)" office:value-type="float" office:value="0.999999999994502" calcext:value-type="float">
            <text:p>1,00</text:p>
          </table:table-cell>
          <table:table-cell table:style-name="ce10" table:formula="of:=1-POWER(1-[.AM55];1.1)" office:value-type="float" office:value="0.999999999999589" calcext:value-type="float">
            <text:p>1,00</text:p>
          </table:table-cell>
          <table:table-cell table:style-name="ce10" table:formula="of:=1-POWER(1-[.AN55];1.1)" office:value-type="float" office:value="0.999999999999976" calcext:value-type="float">
            <text:p>1,00</text:p>
          </table:table-cell>
          <table:table-cell table:style-name="ce10" table:formula="of:=1-POWER(1-[.AO55];1.1)" office:value-type="float" office:value="0.999999999999999" calcext:value-type="float">
            <text:p>1,00</text:p>
          </table:table-cell>
          <table:table-cell table:style-name="ce10" table:formula="of:=1-POWER(1-[.AP55];1.1)" office:value-type="float" office:value="1" calcext:value-type="float">
            <text:p>1,00</text:p>
          </table:table-cell>
          <table:table-cell table:style-name="ce10" table:formula="of:=1-POWER(1-[.AQ55];1.1)" office:value-type="float" office:value="1" calcext:value-type="float">
            <text:p>1,00</text:p>
          </table:table-cell>
          <table:table-cell table:style-name="ce10" table:formula="of:=1-POWER(1-[.AR55];1.1)" office:value-type="float" office:value="1" calcext:value-type="float">
            <text:p>1,00</text:p>
          </table:table-cell>
          <table:table-cell table:style-name="ce10" table:formula="of:=1-POWER(1-[.AS55];1.1)" office:value-type="float" office:value="1" calcext:value-type="float">
            <text:p>1,00</text:p>
          </table:table-cell>
          <table:table-cell table:style-name="ce10" table:formula="of:=1-POWER(1-[.AT55];1.1)" office:value-type="float" office:value="1" calcext:value-type="float">
            <text:p>1,00</text:p>
          </table:table-cell>
          <table:table-cell table:style-name="ce10" table:formula="of:=1-POWER(1-[.AU55];1.1)" office:value-type="float" office:value="1" calcext:value-type="float">
            <text:p>1,00</text:p>
          </table:table-cell>
          <table:table-cell table:style-name="ce10" table:formula="of:=1-POWER(1-[.AV55];1.1)" office:value-type="float" office:value="1" calcext:value-type="float">
            <text:p>1,00</text:p>
          </table:table-cell>
          <table:table-cell table:style-name="ce10" table:formula="of:=1-POWER(1-[.AW55];1.1)" office:value-type="float" office:value="1" calcext:value-type="float">
            <text:p>1,00</text:p>
          </table:table-cell>
          <table:table-cell table:style-name="ce10" table:formula="of:=1-POWER(1-[.AX55];1.1)" office:value-type="float" office:value="1" calcext:value-type="float">
            <text:p>1,00</text:p>
          </table:table-cell>
          <table:table-cell table:style-name="ce10" table:formula="of:=1-POWER(1-[.AY55];1.1)" office:value-type="float" office:value="1" calcext:value-type="float">
            <text:p>1,00</text:p>
          </table:table-cell>
          <table:table-cell table:style-name="ce10" table:formula="of:=1-POWER(1-[.AZ55];1.1)" office:value-type="float" office:value="1" calcext:value-type="float">
            <text:p>1,00</text:p>
          </table:table-cell>
          <table:table-cell table:style-name="ce10" table:formula="of:=1-POWER(1-[.BA55];1.1)" office:value-type="float" office:value="1" calcext:value-type="float">
            <text:p>1,00</text:p>
          </table:table-cell>
          <table:table-cell table:style-name="ce10" table:formula="of:=1-POWER(1-[.BB55];1.1)" office:value-type="float" office:value="1" calcext:value-type="float">
            <text:p>1,00</text:p>
          </table:table-cell>
          <table:table-cell table:style-name="ce10" table:formula="of:=1-POWER(1-[.BC55];1.1)" office:value-type="float" office:value="1" calcext:value-type="float">
            <text:p>1,00</text:p>
          </table:table-cell>
          <table:table-cell table:style-name="ce10" table:formula="of:=1-POWER(1-[.BD55];1.1)" office:value-type="float" office:value="1" calcext:value-type="float">
            <text:p>1,00</text:p>
          </table:table-cell>
          <table:table-cell table:style-name="ce10" table:formula="of:=1-POWER(1-[.BE55];1.1)" office:value-type="float" office:value="1" calcext:value-type="float">
            <text:p>1,00</text:p>
          </table:table-cell>
          <table:table-cell table:style-name="ce10" table:formula="of:=1-POWER(1-[.BF55];1.1)" office:value-type="float" office:value="1" calcext:value-type="float">
            <text:p>1,00</text:p>
          </table:table-cell>
          <table:table-cell table:style-name="ce10" table:formula="of:=1-POWER(1-[.BG55];1.1)" office:value-type="float" office:value="1" calcext:value-type="float">
            <text:p>1,00</text:p>
          </table:table-cell>
          <table:table-cell table:style-name="ce10" table:formula="of:=1-POWER(1-[.BH55];1.1)" office:value-type="float" office:value="1" calcext:value-type="float">
            <text:p>1,00</text:p>
          </table:table-cell>
          <table:table-cell table:style-name="ce10" table:formula="of:=1-POWER(1-[.BI55];1.1)" office:value-type="float" office:value="1" calcext:value-type="float">
            <text:p>1,00</text:p>
          </table:table-cell>
          <table:table-cell table:style-name="ce10" table:formula="of:=1-POWER(1-[.BJ55];1.1)" office:value-type="float" office:value="1" calcext:value-type="float">
            <text:p>1,00</text:p>
          </table:table-cell>
          <table:table-cell table:style-name="ce10" table:formula="of:=1-POWER(1-[.BK55];1.1)" office:value-type="float" office:value="1" calcext:value-type="float">
            <text:p>1,00</text:p>
          </table:table-cell>
          <table:table-cell table:style-name="ce10" table:formula="of:=1-POWER(1-[.BL55];1.1)" office:value-type="float" office:value="1" calcext:value-type="float">
            <text:p>1,00</text:p>
          </table:table-cell>
          <table:table-cell table:style-name="ce10" table:formula="of:=1-POWER(1-[.BM55];1.1)" office:value-type="float" office:value="1" calcext:value-type="float">
            <text:p>1,00</text:p>
          </table:table-cell>
          <table:table-cell table:style-name="ce10" table:formula="of:=1-POWER(1-[.BN55];1.1)" office:value-type="float" office:value="1" calcext:value-type="float">
            <text:p>1,00</text:p>
          </table:table-cell>
          <table:table-cell table:style-name="ce10" table:formula="of:=1-POWER(1-[.BO55];1.1)" office:value-type="float" office:value="1" calcext:value-type="float">
            <text:p>1,00</text:p>
          </table:table-cell>
          <table:table-cell table:style-name="ce10" table:formula="of:=1-POWER(1-[.BP55];1.1)" office:value-type="float" office:value="1" calcext:value-type="float">
            <text:p>1,00</text:p>
          </table:table-cell>
          <table:table-cell table:style-name="ce10" table:formula="of:=1-POWER(1-[.BQ55];1.1)" office:value-type="float" office:value="1" calcext:value-type="float">
            <text:p>1,00</text:p>
          </table:table-cell>
          <table:table-cell table:style-name="ce10" table:formula="of:=1-POWER(1-[.BR55];1.1)" office:value-type="float" office:value="1" calcext:value-type="float">
            <text:p>1,00</text:p>
          </table:table-cell>
          <table:table-cell table:style-name="ce10" table:formula="of:=1-POWER(1-[.BS55];1.1)" office:value-type="float" office:value="1" calcext:value-type="float">
            <text:p>1,00</text:p>
          </table:table-cell>
          <table:table-cell table:style-name="ce10" table:formula="of:=1-POWER(1-[.BT55];1.1)" office:value-type="float" office:value="1" calcext:value-type="float">
            <text:p>1,00</text:p>
          </table:table-cell>
          <table:table-cell table:style-name="ce10" table:formula="of:=1-POWER(1-[.BU55];1.1)" office:value-type="float" office:value="1" calcext:value-type="float">
            <text:p>1,00</text:p>
          </table:table-cell>
          <table:table-cell table:style-name="ce10" table:formula="of:=1-POWER(1-[.BV55];1.1)" office:value-type="float" office:value="1" calcext:value-type="float">
            <text:p>1,00</text:p>
          </table:table-cell>
          <table:table-cell table:style-name="ce10" table:formula="of:=1-POWER(1-[.BW55];1.1)" office:value-type="float" office:value="1" calcext:value-type="float">
            <text:p>1,00</text:p>
          </table:table-cell>
          <table:table-cell table:style-name="ce10" table:formula="of:=1-POWER(1-[.BX55];1.1)" office:value-type="float" office:value="1" calcext:value-type="float">
            <text:p>1,00</text:p>
          </table:table-cell>
          <table:table-cell table:style-name="ce10" table:formula="of:=1-POWER(1-[.BY55];1.1)" office:value-type="float" office:value="1" calcext:value-type="float">
            <text:p>1,00</text:p>
          </table:table-cell>
          <table:table-cell table:style-name="ce10" table:formula="of:=1-POWER(1-[.BZ55];1.1)" office:value-type="float" office:value="1" calcext:value-type="float">
            <text:p>1,00</text:p>
          </table:table-cell>
          <table:table-cell table:style-name="ce10" table:formula="of:=1-POWER(1-[.CA55];1.1)" office:value-type="float" office:value="1" calcext:value-type="float">
            <text:p>1,00</text:p>
          </table:table-cell>
          <table:table-cell table:style-name="ce10" table:formula="of:=1-POWER(1-[.CB55];1.1)" office:value-type="float" office:value="1" calcext:value-type="float">
            <text:p>1,00</text:p>
          </table:table-cell>
          <table:table-cell table:style-name="ce10" table:formula="of:=1-POWER(1-[.CC55];1.1)" office:value-type="float" office:value="1" calcext:value-type="float">
            <text:p>1,00</text:p>
          </table:table-cell>
          <table:table-cell table:style-name="ce10" table:formula="of:=1-POWER(1-[.CD55];1.1)" office:value-type="float" office:value="1" calcext:value-type="float">
            <text:p>1,00</text:p>
          </table:table-cell>
          <table:table-cell table:style-name="ce10" table:formula="of:=1-POWER(1-[.CE55];1.1)" office:value-type="float" office:value="1" calcext:value-type="float">
            <text:p>1,00</text:p>
          </table:table-cell>
          <table:table-cell table:style-name="ce10" table:formula="of:=1-POWER(1-[.CF55];1.1)" office:value-type="float" office:value="1" calcext:value-type="float">
            <text:p>1,00</text:p>
          </table:table-cell>
          <table:table-cell table:style-name="ce10" table:formula="of:=1-POWER(1-[.CG55];1.1)" office:value-type="float" office:value="1" calcext:value-type="float">
            <text:p>1,00</text:p>
          </table:table-cell>
          <table:table-cell table:style-name="ce10" table:formula="of:=1-POWER(1-[.CH55];1.1)" office:value-type="float" office:value="1" calcext:value-type="float">
            <text:p>1,00</text:p>
          </table:table-cell>
          <table:table-cell table:style-name="ce10" table:formula="of:=1-POWER(1-[.CI55];1.1)" office:value-type="float" office:value="1" calcext:value-type="float">
            <text:p>1,00</text:p>
          </table:table-cell>
          <table:table-cell table:style-name="ce10" table:formula="of:=1-POWER(1-[.CJ55];1.1)" office:value-type="float" office:value="1" calcext:value-type="float">
            <text:p>1,00</text:p>
          </table:table-cell>
          <table:table-cell table:style-name="ce10" table:formula="of:=1-POWER(1-[.CK55];1.1)" office:value-type="float" office:value="1" calcext:value-type="float">
            <text:p>1,00</text:p>
          </table:table-cell>
          <table:table-cell table:style-name="ce10" table:formula="of:=1-POWER(1-[.CL55];1.1)" office:value-type="float" office:value="1" calcext:value-type="float">
            <text:p>1,00</text:p>
          </table:table-cell>
          <table:table-cell table:style-name="ce10" table:formula="of:=1-POWER(1-[.CM55];1.1)" office:value-type="float" office:value="1" calcext:value-type="float">
            <text:p>1,00</text:p>
          </table:table-cell>
          <table:table-cell table:style-name="ce10" table:formula="of:=1-POWER(1-[.CN55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5]+0.1" office:value-type="float" office:value="0.6" calcext:value-type="float">
            <text:p>0,60</text:p>
          </table:table-cell>
          <table:table-cell table:style-name="ce10" table:formula="of:=1-POWER(1-[.A56];1.1)" office:value-type="float" office:value="0.635022585377808" calcext:value-type="float">
            <text:p>0,64</text:p>
          </table:table-cell>
          <table:table-cell table:style-name="ce10" table:formula="of:=1-POWER(1-[.B56];1.1)" office:value-type="float" office:value="0.670016222746452" calcext:value-type="float">
            <text:p>0,67</text:p>
          </table:table-cell>
          <table:table-cell table:style-name="ce10" table:formula="of:=1-POWER(1-[.C56];1.1)" office:value-type="float" office:value="0.704646685828224" calcext:value-type="float">
            <text:p>0,70</text:p>
          </table:table-cell>
          <table:table-cell table:style-name="ce10" table:formula="of:=1-POWER(1-[.D56];1.1)" office:value-type="float" office:value="0.738557592970043" calcext:value-type="float">
            <text:p>0,74</text:p>
          </table:table-cell>
          <table:table-cell table:style-name="ce10" table:formula="of:=1-POWER(1-[.E56];1.1)" office:value-type="float" office:value="0.771380307312202" calcext:value-type="float">
            <text:p>0,77</text:p>
          </table:table-cell>
          <table:table-cell table:style-name="ce10" table:formula="of:=1-POWER(1-[.F56];1.1)" office:value-type="float" office:value="0.80274637174886" calcext:value-type="float">
            <text:p>0,80</text:p>
          </table:table-cell>
          <table:table-cell table:style-name="ce10" table:formula="of:=1-POWER(1-[.G56];1.1)" office:value-type="float" office:value="0.832302147824406" calcext:value-type="float">
            <text:p>0,83</text:p>
          </table:table-cell>
          <table:table-cell table:style-name="ce10" table:formula="of:=1-POWER(1-[.H56];1.1)" office:value-type="float" office:value="0.859725008726094" calcext:value-type="float">
            <text:p>0,86</text:p>
          </table:table-cell>
          <table:table-cell table:style-name="ce10" table:formula="of:=1-POWER(1-[.I56];1.1)" office:value-type="float" office:value="0.884740090194805" calcext:value-type="float">
            <text:p>0,88</text:p>
          </table:table-cell>
          <table:table-cell table:style-name="ce10" table:formula="of:=1-POWER(1-[.J56];1.1)" office:value-type="float" office:value="0.907136274444074" calcext:value-type="float">
            <text:p>0,91</text:p>
          </table:table-cell>
          <table:table-cell table:style-name="ce10" table:formula="of:=1-POWER(1-[.K56];1.1)" office:value-type="float" office:value="0.926779833312567" calcext:value-type="float">
            <text:p>0,93</text:p>
          </table:table-cell>
          <table:table-cell table:style-name="ce10" table:formula="of:=1-POWER(1-[.L56];1.1)" office:value-type="float" office:value="0.943624061522131" calcext:value-type="float">
            <text:p>0,94</text:p>
          </table:table-cell>
          <table:table-cell table:style-name="ce10" table:formula="of:=1-POWER(1-[.M56];1.1)" office:value-type="float" office:value="0.95771336150554" calcext:value-type="float">
            <text:p>0,96</text:p>
          </table:table-cell>
          <table:table-cell table:style-name="ce10" table:formula="of:=1-POWER(1-[.N56];1.1)" office:value-type="float" office:value="0.96918064968925" calcext:value-type="float">
            <text:p>0,97</text:p>
          </table:table-cell>
          <table:table-cell table:style-name="ce10" table:formula="of:=1-POWER(1-[.O56];1.1)" office:value-type="float" office:value="0.978237648169173" calcext:value-type="float">
            <text:p>0,98</text:p>
          </table:table-cell>
          <table:table-cell table:style-name="ce10" table:formula="of:=1-POWER(1-[.P56];1.1)" office:value-type="float" office:value="0.985158547380335" calcext:value-type="float">
            <text:p>0,99</text:p>
          </table:table-cell>
          <table:table-cell table:style-name="ce10" table:formula="of:=1-POWER(1-[.Q56];1.1)" office:value-type="float" office:value="0.990258540014045" calcext:value-type="float">
            <text:p>0,99</text:p>
          </table:table-cell>
          <table:table-cell table:style-name="ce10" table:formula="of:=1-POWER(1-[.R56];1.1)" office:value-type="float" office:value="0.993869633263653" calcext:value-type="float">
            <text:p>0,99</text:p>
          </table:table-cell>
          <table:table-cell table:style-name="ce10" table:formula="of:=1-POWER(1-[.S56];1.1)" office:value-type="float" office:value="0.996316716888895" calcext:value-type="float">
            <text:p>1,00</text:p>
          </table:table-cell>
          <table:table-cell table:style-name="ce10" table:formula="of:=1-POWER(1-[.T56];1.1)" office:value-type="float" office:value="0.997896906351302" calcext:value-type="float">
            <text:p>1,00</text:p>
          </table:table-cell>
          <table:table-cell table:style-name="ce10" table:formula="of:=1-POWER(1-[.U56];1.1)" office:value-type="float" office:value="0.998864611547241" calcext:value-type="float">
            <text:p>1,00</text:p>
          </table:table-cell>
          <table:table-cell table:style-name="ce10" table:formula="of:=1-POWER(1-[.V56];1.1)" office:value-type="float" office:value="0.999423686330983" calcext:value-type="float">
            <text:p>1,00</text:p>
          </table:table-cell>
          <table:table-cell table:style-name="ce10" table:formula="of:=1-POWER(1-[.W56];1.1)" office:value-type="float" office:value="0.99972664639086" calcext:value-type="float">
            <text:p>1,00</text:p>
          </table:table-cell>
          <table:table-cell table:style-name="ce10" table:formula="of:=1-POWER(1-[.X56];1.1)" office:value-type="float" office:value="0.999879663522795" calcext:value-type="float">
            <text:p>1,00</text:p>
          </table:table-cell>
          <table:table-cell table:style-name="ce10" table:formula="of:=1-POWER(1-[.Y56];1.1)" office:value-type="float" office:value="0.99995119806716" calcext:value-type="float">
            <text:p>1,00</text:p>
          </table:table-cell>
          <table:table-cell table:style-name="ce10" table:formula="of:=1-POWER(1-[.Z56];1.1)" office:value-type="float" office:value="0.999981916573504" calcext:value-type="float">
            <text:p>1,00</text:p>
          </table:table-cell>
          <table:table-cell table:style-name="ce10" table:formula="of:=1-POWER(1-[.AA56];1.1)" office:value-type="float" office:value="0.999993932513793" calcext:value-type="float">
            <text:p>1,00</text:p>
          </table:table-cell>
          <table:table-cell table:style-name="ce10" table:formula="of:=1-POWER(1-[.AB56];1.1)" office:value-type="float" office:value="0.999998174803289" calcext:value-type="float">
            <text:p>1,00</text:p>
          </table:table-cell>
          <table:table-cell table:style-name="ce10" table:formula="of:=1-POWER(1-[.AC56];1.1)" office:value-type="float" office:value="0.999999513099024" calcext:value-type="float">
            <text:p>1,00</text:p>
          </table:table-cell>
          <table:table-cell table:style-name="ce10" table:formula="of:=1-POWER(1-[.AD56];1.1)" office:value-type="float" office:value="0.999999886188877" calcext:value-type="float">
            <text:p>1,00</text:p>
          </table:table-cell>
          <table:table-cell table:style-name="ce10" table:formula="of:=1-POWER(1-[.AE56];1.1)" office:value-type="float" office:value="0.999999976996009" calcext:value-type="float">
            <text:p>1,00</text:p>
          </table:table-cell>
          <table:table-cell table:style-name="ce10" table:formula="of:=1-POWER(1-[.AF56];1.1)" office:value-type="float" office:value="0.99999999603737" calcext:value-type="float">
            <text:p>1,00</text:p>
          </table:table-cell>
          <table:table-cell table:style-name="ce10" table:formula="of:=1-POWER(1-[.AG56];1.1)" office:value-type="float" office:value="0.999999999427492" calcext:value-type="float">
            <text:p>1,00</text:p>
          </table:table-cell>
          <table:table-cell table:style-name="ce10" table:formula="of:=1-POWER(1-[.AH56];1.1)" office:value-type="float" office:value="0.999999999931835" calcext:value-type="float">
            <text:p>1,00</text:p>
          </table:table-cell>
          <table:table-cell table:style-name="ce10" table:formula="of:=1-POWER(1-[.AI56];1.1)" office:value-type="float" office:value="0.99999999999344" calcext:value-type="float">
            <text:p>1,00</text:p>
          </table:table-cell>
          <table:table-cell table:style-name="ce10" table:formula="of:=1-POWER(1-[.AJ56];1.1)" office:value-type="float" office:value="0.9999999999995" calcext:value-type="float">
            <text:p>1,00</text:p>
          </table:table-cell>
          <table:table-cell table:style-name="ce10" table:formula="of:=1-POWER(1-[.AK56];1.1)" office:value-type="float" office:value="0.999999999999971" calcext:value-type="float">
            <text:p>1,00</text:p>
          </table:table-cell>
          <table:table-cell table:style-name="ce10" table:formula="of:=1-POWER(1-[.AL56];1.1)" office:value-type="float" office:value="0.999999999999999" calcext:value-type="float">
            <text:p>1,00</text:p>
          </table:table-cell>
          <table:table-cell table:style-name="ce10" table:formula="of:=1-POWER(1-[.AM56];1.1)" office:value-type="float" office:value="1" calcext:value-type="float">
            <text:p>1,00</text:p>
          </table:table-cell>
          <table:table-cell table:style-name="ce10" table:formula="of:=1-POWER(1-[.AN56];1.1)" office:value-type="float" office:value="1" calcext:value-type="float">
            <text:p>1,00</text:p>
          </table:table-cell>
          <table:table-cell table:style-name="ce10" table:formula="of:=1-POWER(1-[.AO56];1.1)" office:value-type="float" office:value="1" calcext:value-type="float">
            <text:p>1,00</text:p>
          </table:table-cell>
          <table:table-cell table:style-name="ce10" table:formula="of:=1-POWER(1-[.AP56];1.1)" office:value-type="float" office:value="1" calcext:value-type="float">
            <text:p>1,00</text:p>
          </table:table-cell>
          <table:table-cell table:style-name="ce10" table:formula="of:=1-POWER(1-[.AQ56];1.1)" office:value-type="float" office:value="1" calcext:value-type="float">
            <text:p>1,00</text:p>
          </table:table-cell>
          <table:table-cell table:style-name="ce10" table:formula="of:=1-POWER(1-[.AR56];1.1)" office:value-type="float" office:value="1" calcext:value-type="float">
            <text:p>1,00</text:p>
          </table:table-cell>
          <table:table-cell table:style-name="ce10" table:formula="of:=1-POWER(1-[.AS56];1.1)" office:value-type="float" office:value="1" calcext:value-type="float">
            <text:p>1,00</text:p>
          </table:table-cell>
          <table:table-cell table:style-name="ce10" table:formula="of:=1-POWER(1-[.AT56];1.1)" office:value-type="float" office:value="1" calcext:value-type="float">
            <text:p>1,00</text:p>
          </table:table-cell>
          <table:table-cell table:style-name="ce10" table:formula="of:=1-POWER(1-[.AU56];1.1)" office:value-type="float" office:value="1" calcext:value-type="float">
            <text:p>1,00</text:p>
          </table:table-cell>
          <table:table-cell table:style-name="ce10" table:formula="of:=1-POWER(1-[.AV56];1.1)" office:value-type="float" office:value="1" calcext:value-type="float">
            <text:p>1,00</text:p>
          </table:table-cell>
          <table:table-cell table:style-name="ce10" table:formula="of:=1-POWER(1-[.AW56];1.1)" office:value-type="float" office:value="1" calcext:value-type="float">
            <text:p>1,00</text:p>
          </table:table-cell>
          <table:table-cell table:style-name="ce10" table:formula="of:=1-POWER(1-[.AX56];1.1)" office:value-type="float" office:value="1" calcext:value-type="float">
            <text:p>1,00</text:p>
          </table:table-cell>
          <table:table-cell table:style-name="ce10" table:formula="of:=1-POWER(1-[.AY56];1.1)" office:value-type="float" office:value="1" calcext:value-type="float">
            <text:p>1,00</text:p>
          </table:table-cell>
          <table:table-cell table:style-name="ce10" table:formula="of:=1-POWER(1-[.AZ56];1.1)" office:value-type="float" office:value="1" calcext:value-type="float">
            <text:p>1,00</text:p>
          </table:table-cell>
          <table:table-cell table:style-name="ce10" table:formula="of:=1-POWER(1-[.BA56];1.1)" office:value-type="float" office:value="1" calcext:value-type="float">
            <text:p>1,00</text:p>
          </table:table-cell>
          <table:table-cell table:style-name="ce10" table:formula="of:=1-POWER(1-[.BB56];1.1)" office:value-type="float" office:value="1" calcext:value-type="float">
            <text:p>1,00</text:p>
          </table:table-cell>
          <table:table-cell table:style-name="ce10" table:formula="of:=1-POWER(1-[.BC56];1.1)" office:value-type="float" office:value="1" calcext:value-type="float">
            <text:p>1,00</text:p>
          </table:table-cell>
          <table:table-cell table:style-name="ce10" table:formula="of:=1-POWER(1-[.BD56];1.1)" office:value-type="float" office:value="1" calcext:value-type="float">
            <text:p>1,00</text:p>
          </table:table-cell>
          <table:table-cell table:style-name="ce10" table:formula="of:=1-POWER(1-[.BE56];1.1)" office:value-type="float" office:value="1" calcext:value-type="float">
            <text:p>1,00</text:p>
          </table:table-cell>
          <table:table-cell table:style-name="ce10" table:formula="of:=1-POWER(1-[.BF56];1.1)" office:value-type="float" office:value="1" calcext:value-type="float">
            <text:p>1,00</text:p>
          </table:table-cell>
          <table:table-cell table:style-name="ce10" table:formula="of:=1-POWER(1-[.BG56];1.1)" office:value-type="float" office:value="1" calcext:value-type="float">
            <text:p>1,00</text:p>
          </table:table-cell>
          <table:table-cell table:style-name="ce10" table:formula="of:=1-POWER(1-[.BH56];1.1)" office:value-type="float" office:value="1" calcext:value-type="float">
            <text:p>1,00</text:p>
          </table:table-cell>
          <table:table-cell table:style-name="ce10" table:formula="of:=1-POWER(1-[.BI56];1.1)" office:value-type="float" office:value="1" calcext:value-type="float">
            <text:p>1,00</text:p>
          </table:table-cell>
          <table:table-cell table:style-name="ce10" table:formula="of:=1-POWER(1-[.BJ56];1.1)" office:value-type="float" office:value="1" calcext:value-type="float">
            <text:p>1,00</text:p>
          </table:table-cell>
          <table:table-cell table:style-name="ce10" table:formula="of:=1-POWER(1-[.BK56];1.1)" office:value-type="float" office:value="1" calcext:value-type="float">
            <text:p>1,00</text:p>
          </table:table-cell>
          <table:table-cell table:style-name="ce10" table:formula="of:=1-POWER(1-[.BL56];1.1)" office:value-type="float" office:value="1" calcext:value-type="float">
            <text:p>1,00</text:p>
          </table:table-cell>
          <table:table-cell table:style-name="ce10" table:formula="of:=1-POWER(1-[.BM56];1.1)" office:value-type="float" office:value="1" calcext:value-type="float">
            <text:p>1,00</text:p>
          </table:table-cell>
          <table:table-cell table:style-name="ce10" table:formula="of:=1-POWER(1-[.BN56];1.1)" office:value-type="float" office:value="1" calcext:value-type="float">
            <text:p>1,00</text:p>
          </table:table-cell>
          <table:table-cell table:style-name="ce10" table:formula="of:=1-POWER(1-[.BO56];1.1)" office:value-type="float" office:value="1" calcext:value-type="float">
            <text:p>1,00</text:p>
          </table:table-cell>
          <table:table-cell table:style-name="ce10" table:formula="of:=1-POWER(1-[.BP56];1.1)" office:value-type="float" office:value="1" calcext:value-type="float">
            <text:p>1,00</text:p>
          </table:table-cell>
          <table:table-cell table:style-name="ce10" table:formula="of:=1-POWER(1-[.BQ56];1.1)" office:value-type="float" office:value="1" calcext:value-type="float">
            <text:p>1,00</text:p>
          </table:table-cell>
          <table:table-cell table:style-name="ce10" table:formula="of:=1-POWER(1-[.BR56];1.1)" office:value-type="float" office:value="1" calcext:value-type="float">
            <text:p>1,00</text:p>
          </table:table-cell>
          <table:table-cell table:style-name="ce10" table:formula="of:=1-POWER(1-[.BS56];1.1)" office:value-type="float" office:value="1" calcext:value-type="float">
            <text:p>1,00</text:p>
          </table:table-cell>
          <table:table-cell table:style-name="ce10" table:formula="of:=1-POWER(1-[.BT56];1.1)" office:value-type="float" office:value="1" calcext:value-type="float">
            <text:p>1,00</text:p>
          </table:table-cell>
          <table:table-cell table:style-name="ce10" table:formula="of:=1-POWER(1-[.BU56];1.1)" office:value-type="float" office:value="1" calcext:value-type="float">
            <text:p>1,00</text:p>
          </table:table-cell>
          <table:table-cell table:style-name="ce10" table:formula="of:=1-POWER(1-[.BV56];1.1)" office:value-type="float" office:value="1" calcext:value-type="float">
            <text:p>1,00</text:p>
          </table:table-cell>
          <table:table-cell table:style-name="ce10" table:formula="of:=1-POWER(1-[.BW56];1.1)" office:value-type="float" office:value="1" calcext:value-type="float">
            <text:p>1,00</text:p>
          </table:table-cell>
          <table:table-cell table:style-name="ce10" table:formula="of:=1-POWER(1-[.BX56];1.1)" office:value-type="float" office:value="1" calcext:value-type="float">
            <text:p>1,00</text:p>
          </table:table-cell>
          <table:table-cell table:style-name="ce10" table:formula="of:=1-POWER(1-[.BY56];1.1)" office:value-type="float" office:value="1" calcext:value-type="float">
            <text:p>1,00</text:p>
          </table:table-cell>
          <table:table-cell table:style-name="ce10" table:formula="of:=1-POWER(1-[.BZ56];1.1)" office:value-type="float" office:value="1" calcext:value-type="float">
            <text:p>1,00</text:p>
          </table:table-cell>
          <table:table-cell table:style-name="ce10" table:formula="of:=1-POWER(1-[.CA56];1.1)" office:value-type="float" office:value="1" calcext:value-type="float">
            <text:p>1,00</text:p>
          </table:table-cell>
          <table:table-cell table:style-name="ce10" table:formula="of:=1-POWER(1-[.CB56];1.1)" office:value-type="float" office:value="1" calcext:value-type="float">
            <text:p>1,00</text:p>
          </table:table-cell>
          <table:table-cell table:style-name="ce10" table:formula="of:=1-POWER(1-[.CC56];1.1)" office:value-type="float" office:value="1" calcext:value-type="float">
            <text:p>1,00</text:p>
          </table:table-cell>
          <table:table-cell table:style-name="ce10" table:formula="of:=1-POWER(1-[.CD56];1.1)" office:value-type="float" office:value="1" calcext:value-type="float">
            <text:p>1,00</text:p>
          </table:table-cell>
          <table:table-cell table:style-name="ce10" table:formula="of:=1-POWER(1-[.CE56];1.1)" office:value-type="float" office:value="1" calcext:value-type="float">
            <text:p>1,00</text:p>
          </table:table-cell>
          <table:table-cell table:style-name="ce10" table:formula="of:=1-POWER(1-[.CF56];1.1)" office:value-type="float" office:value="1" calcext:value-type="float">
            <text:p>1,00</text:p>
          </table:table-cell>
          <table:table-cell table:style-name="ce10" table:formula="of:=1-POWER(1-[.CG56];1.1)" office:value-type="float" office:value="1" calcext:value-type="float">
            <text:p>1,00</text:p>
          </table:table-cell>
          <table:table-cell table:style-name="ce10" table:formula="of:=1-POWER(1-[.CH56];1.1)" office:value-type="float" office:value="1" calcext:value-type="float">
            <text:p>1,00</text:p>
          </table:table-cell>
          <table:table-cell table:style-name="ce10" table:formula="of:=1-POWER(1-[.CI56];1.1)" office:value-type="float" office:value="1" calcext:value-type="float">
            <text:p>1,00</text:p>
          </table:table-cell>
          <table:table-cell table:style-name="ce10" table:formula="of:=1-POWER(1-[.CJ56];1.1)" office:value-type="float" office:value="1" calcext:value-type="float">
            <text:p>1,00</text:p>
          </table:table-cell>
          <table:table-cell table:style-name="ce10" table:formula="of:=1-POWER(1-[.CK56];1.1)" office:value-type="float" office:value="1" calcext:value-type="float">
            <text:p>1,00</text:p>
          </table:table-cell>
          <table:table-cell table:style-name="ce10" table:formula="of:=1-POWER(1-[.CL56];1.1)" office:value-type="float" office:value="1" calcext:value-type="float">
            <text:p>1,00</text:p>
          </table:table-cell>
          <table:table-cell table:style-name="ce10" table:formula="of:=1-POWER(1-[.CM56];1.1)" office:value-type="float" office:value="1" calcext:value-type="float">
            <text:p>1,00</text:p>
          </table:table-cell>
          <table:table-cell table:style-name="ce10" table:formula="of:=1-POWER(1-[.CN56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6]+0.1" office:value-type="float" office:value="0.7" calcext:value-type="float">
            <text:p>0,70</text:p>
          </table:table-cell>
          <table:table-cell table:style-name="ce10" table:formula="of:=1-POWER(1-[.A57];1.1)" office:value-type="float" office:value="0.734029554830436" calcext:value-type="float">
            <text:p>0,73</text:p>
          </table:table-cell>
          <table:table-cell table:style-name="ce10" table:formula="of:=1-POWER(1-[.B57];1.1)" office:value-type="float" office:value="0.767021031452335" calcext:value-type="float">
            <text:p>0,77</text:p>
          </table:table-cell>
          <table:table-cell table:style-name="ce10" table:formula="of:=1-POWER(1-[.C57];1.1)" office:value-type="float" office:value="0.798605136411934" calcext:value-type="float">
            <text:p>0,80</text:p>
          </table:table-cell>
          <table:table-cell table:style-name="ce10" table:formula="of:=1-POWER(1-[.D57];1.1)" office:value-type="float" office:value="0.828425307569558" calcext:value-type="float">
            <text:p>0,83</text:p>
          </table:table-cell>
          <table:table-cell table:style-name="ce10" table:formula="of:=1-POWER(1-[.E57];1.1)" office:value-type="float" office:value="0.856153747547263" calcext:value-type="float">
            <text:p>0,86</text:p>
          </table:table-cell>
          <table:table-cell table:style-name="ce10" table:formula="of:=1-POWER(1-[.F57];1.1)" office:value-type="float" office:value="0.881508169913857" calcext:value-type="float">
            <text:p>0,88</text:p>
          </table:table-cell>
          <table:table-cell table:style-name="ce10" table:formula="of:=1-POWER(1-[.G57];1.1)" office:value-type="float" office:value="0.904267974494612" calcext:value-type="float">
            <text:p>0,90</text:p>
          </table:table-cell>
          <table:table-cell table:style-name="ce10" table:formula="of:=1-POWER(1-[.H57];1.1)" office:value-type="float" office:value="0.92428830438216" calcext:value-type="float">
            <text:p>0,92</text:p>
          </table:table-cell>
          <table:table-cell table:style-name="ce10" table:formula="of:=1-POWER(1-[.I57];1.1)" office:value-type="float" office:value="0.941510316690904" calcext:value-type="float">
            <text:p>0,94</text:p>
          </table:table-cell>
          <table:table-cell table:style-name="ce10" table:formula="of:=1-POWER(1-[.J57];1.1)" office:value-type="float" office:value="0.955966095430148" calcext:value-type="float">
            <text:p>0,96</text:p>
          </table:table-cell>
          <table:table-cell table:style-name="ce10" table:formula="of:=1-POWER(1-[.K57];1.1)" office:value-type="float" office:value="0.967777004060946" calcext:value-type="float">
            <text:p>0,97</text:p>
          </table:table-cell>
          <table:table-cell table:style-name="ce10" table:formula="of:=1-POWER(1-[.L57];1.1)" office:value-type="float" office:value="0.977144932502193" calcext:value-type="float">
            <text:p>0,98</text:p>
          </table:table-cell>
          <table:table-cell table:style-name="ce10" table:formula="of:=1-POWER(1-[.M57];1.1)" office:value-type="float" office:value="0.984336790418275" calcext:value-type="float">
            <text:p>0,98</text:p>
          </table:table-cell>
          <table:table-cell table:style-name="ce10" table:formula="of:=1-POWER(1-[.N57];1.1)" office:value-type="float" office:value="0.989663611244084" calcext:value-type="float">
            <text:p>0,99</text:p>
          </table:table-cell>
          <table:table-cell table:style-name="ce10" table:formula="of:=1-POWER(1-[.O57];1.1)" office:value-type="float" office:value="0.993456566117991" calcext:value-type="float">
            <text:p>0,99</text:p>
          </table:table-cell>
          <table:table-cell table:style-name="ce10" table:formula="of:=1-POWER(1-[.P57];1.1)" office:value-type="float" office:value="0.996042815582122" calcext:value-type="float">
            <text:p>1,00</text:p>
          </table:table-cell>
          <table:table-cell table:style-name="ce10" table:formula="of:=1-POWER(1-[.Q57];1.1)" office:value-type="float" office:value="0.997724248072043" calcext:value-type="float">
            <text:p>1,00</text:p>
          </table:table-cell>
          <table:table-cell table:style-name="ce10" table:formula="of:=1-POWER(1-[.R57];1.1)" office:value-type="float" office:value="0.998761667100411" calcext:value-type="float">
            <text:p>1,00</text:p>
          </table:table-cell>
          <table:table-cell table:style-name="ce10" table:formula="of:=1-POWER(1-[.S57];1.1)" office:value-type="float" office:value="0.999365953437453" calcext:value-type="float">
            <text:p>1,00</text:p>
          </table:table-cell>
          <table:table-cell table:style-name="ce10" table:formula="of:=1-POWER(1-[.T57];1.1)" office:value-type="float" office:value="0.99969637797838" calcext:value-type="float">
            <text:p>1,00</text:p>
          </table:table-cell>
          <table:table-cell table:style-name="ce10" table:formula="of:=1-POWER(1-[.U57];1.1)" office:value-type="float" office:value="0.999864927606904" calcext:value-type="float">
            <text:p>1,00</text:p>
          </table:table-cell>
          <table:table-cell table:style-name="ce10" table:formula="of:=1-POWER(1-[.V57];1.1)" office:value-type="float" office:value="0.999944585521074" calcext:value-type="float">
            <text:p>1,00</text:p>
          </table:table-cell>
          <table:table-cell table:style-name="ce10" table:formula="of:=1-POWER(1-[.W57];1.1)" office:value-type="float" office:value="0.999979203723683" calcext:value-type="float">
            <text:p>1,00</text:p>
          </table:table-cell>
          <table:table-cell table:style-name="ce10" table:formula="of:=1-POWER(1-[.X57];1.1)" office:value-type="float" office:value="0.999992924060074" calcext:value-type="float">
            <text:p>1,00</text:p>
          </table:table-cell>
          <table:table-cell table:style-name="ce10" table:formula="of:=1-POWER(1-[.Y57];1.1)" office:value-type="float" office:value="0.999997838463613" calcext:value-type="float">
            <text:p>1,00</text:p>
          </table:table-cell>
          <table:table-cell table:style-name="ce10" table:formula="of:=1-POWER(1-[.Z57];1.1)" office:value-type="float" office:value="0.999999413539446" calcext:value-type="float">
            <text:p>1,00</text:p>
          </table:table-cell>
          <table:table-cell table:style-name="ce10" table:formula="of:=1-POWER(1-[.AA57];1.1)" office:value-type="float" office:value="0.999999860343007" calcext:value-type="float">
            <text:p>1,00</text:p>
          </table:table-cell>
          <table:table-cell table:style-name="ce10" table:formula="of:=1-POWER(1-[.AB57];1.1)" office:value-type="float" office:value="0.999999971188295" calcext:value-type="float">
            <text:p>1,00</text:p>
          </table:table-cell>
          <table:table-cell table:style-name="ce10" table:formula="of:=1-POWER(1-[.AC57];1.1)" office:value-type="float" office:value="0.999999994923951" calcext:value-type="float">
            <text:p>1,00</text:p>
          </table:table-cell>
          <table:table-cell table:style-name="ce10" table:formula="of:=1-POWER(1-[.AD57];1.1)" office:value-type="float" office:value="0.999999999248241" calcext:value-type="float">
            <text:p>1,00</text:p>
          </table:table-cell>
          <table:table-cell table:style-name="ce10" table:formula="of:=1-POWER(1-[.AE57];1.1)" office:value-type="float" office:value="0.999999999908022" calcext:value-type="float">
            <text:p>1,00</text:p>
          </table:table-cell>
          <table:table-cell table:style-name="ce10" table:formula="of:=1-POWER(1-[.AF57];1.1)" office:value-type="float" office:value="0.999999999990879" calcext:value-type="float">
            <text:p>1,00</text:p>
          </table:table-cell>
          <table:table-cell table:style-name="ce10" table:formula="of:=1-POWER(1-[.AG57];1.1)" office:value-type="float" office:value="0.999999999999282" calcext:value-type="float">
            <text:p>1,00</text:p>
          </table:table-cell>
          <table:table-cell table:style-name="ce10" table:formula="of:=1-POWER(1-[.AH57];1.1)" office:value-type="float" office:value="0.999999999999956" calcext:value-type="float">
            <text:p>1,00</text:p>
          </table:table-cell>
          <table:table-cell table:style-name="ce10" table:formula="of:=1-POWER(1-[.AI57];1.1)" office:value-type="float" office:value="0.999999999999998" calcext:value-type="float">
            <text:p>1,00</text:p>
          </table:table-cell>
          <table:table-cell table:style-name="ce10" table:formula="of:=1-POWER(1-[.AJ57];1.1)" office:value-type="float" office:value="1" calcext:value-type="float">
            <text:p>1,00</text:p>
          </table:table-cell>
          <table:table-cell table:style-name="ce10" table:formula="of:=1-POWER(1-[.AK57];1.1)" office:value-type="float" office:value="1" calcext:value-type="float">
            <text:p>1,00</text:p>
          </table:table-cell>
          <table:table-cell table:style-name="ce10" table:formula="of:=1-POWER(1-[.AL57];1.1)" office:value-type="float" office:value="1" calcext:value-type="float">
            <text:p>1,00</text:p>
          </table:table-cell>
          <table:table-cell table:style-name="ce10" table:formula="of:=1-POWER(1-[.AM57];1.1)" office:value-type="float" office:value="1" calcext:value-type="float">
            <text:p>1,00</text:p>
          </table:table-cell>
          <table:table-cell table:style-name="ce10" table:formula="of:=1-POWER(1-[.AN57];1.1)" office:value-type="float" office:value="1" calcext:value-type="float">
            <text:p>1,00</text:p>
          </table:table-cell>
          <table:table-cell table:style-name="ce10" table:formula="of:=1-POWER(1-[.AO57];1.1)" office:value-type="float" office:value="1" calcext:value-type="float">
            <text:p>1,00</text:p>
          </table:table-cell>
          <table:table-cell table:style-name="ce10" table:formula="of:=1-POWER(1-[.AP57];1.1)" office:value-type="float" office:value="1" calcext:value-type="float">
            <text:p>1,00</text:p>
          </table:table-cell>
          <table:table-cell table:style-name="ce10" table:formula="of:=1-POWER(1-[.AQ57];1.1)" office:value-type="float" office:value="1" calcext:value-type="float">
            <text:p>1,00</text:p>
          </table:table-cell>
          <table:table-cell table:style-name="ce10" table:formula="of:=1-POWER(1-[.AR57];1.1)" office:value-type="float" office:value="1" calcext:value-type="float">
            <text:p>1,00</text:p>
          </table:table-cell>
          <table:table-cell table:style-name="ce10" table:formula="of:=1-POWER(1-[.AS57];1.1)" office:value-type="float" office:value="1" calcext:value-type="float">
            <text:p>1,00</text:p>
          </table:table-cell>
          <table:table-cell table:style-name="ce10" table:formula="of:=1-POWER(1-[.AT57];1.1)" office:value-type="float" office:value="1" calcext:value-type="float">
            <text:p>1,00</text:p>
          </table:table-cell>
          <table:table-cell table:style-name="ce10" table:formula="of:=1-POWER(1-[.AU57];1.1)" office:value-type="float" office:value="1" calcext:value-type="float">
            <text:p>1,00</text:p>
          </table:table-cell>
          <table:table-cell table:style-name="ce10" table:formula="of:=1-POWER(1-[.AV57];1.1)" office:value-type="float" office:value="1" calcext:value-type="float">
            <text:p>1,00</text:p>
          </table:table-cell>
          <table:table-cell table:style-name="ce10" table:formula="of:=1-POWER(1-[.AW57];1.1)" office:value-type="float" office:value="1" calcext:value-type="float">
            <text:p>1,00</text:p>
          </table:table-cell>
          <table:table-cell table:style-name="ce10" table:formula="of:=1-POWER(1-[.AX57];1.1)" office:value-type="float" office:value="1" calcext:value-type="float">
            <text:p>1,00</text:p>
          </table:table-cell>
          <table:table-cell table:style-name="ce10" table:formula="of:=1-POWER(1-[.AY57];1.1)" office:value-type="float" office:value="1" calcext:value-type="float">
            <text:p>1,00</text:p>
          </table:table-cell>
          <table:table-cell table:style-name="ce10" table:formula="of:=1-POWER(1-[.AZ57];1.1)" office:value-type="float" office:value="1" calcext:value-type="float">
            <text:p>1,00</text:p>
          </table:table-cell>
          <table:table-cell table:style-name="ce10" table:formula="of:=1-POWER(1-[.BA57];1.1)" office:value-type="float" office:value="1" calcext:value-type="float">
            <text:p>1,00</text:p>
          </table:table-cell>
          <table:table-cell table:style-name="ce10" table:formula="of:=1-POWER(1-[.BB57];1.1)" office:value-type="float" office:value="1" calcext:value-type="float">
            <text:p>1,00</text:p>
          </table:table-cell>
          <table:table-cell table:style-name="ce10" table:formula="of:=1-POWER(1-[.BC57];1.1)" office:value-type="float" office:value="1" calcext:value-type="float">
            <text:p>1,00</text:p>
          </table:table-cell>
          <table:table-cell table:style-name="ce10" table:formula="of:=1-POWER(1-[.BD57];1.1)" office:value-type="float" office:value="1" calcext:value-type="float">
            <text:p>1,00</text:p>
          </table:table-cell>
          <table:table-cell table:style-name="ce10" table:formula="of:=1-POWER(1-[.BE57];1.1)" office:value-type="float" office:value="1" calcext:value-type="float">
            <text:p>1,00</text:p>
          </table:table-cell>
          <table:table-cell table:style-name="ce10" table:formula="of:=1-POWER(1-[.BF57];1.1)" office:value-type="float" office:value="1" calcext:value-type="float">
            <text:p>1,00</text:p>
          </table:table-cell>
          <table:table-cell table:style-name="ce10" table:formula="of:=1-POWER(1-[.BG57];1.1)" office:value-type="float" office:value="1" calcext:value-type="float">
            <text:p>1,00</text:p>
          </table:table-cell>
          <table:table-cell table:style-name="ce10" table:formula="of:=1-POWER(1-[.BH57];1.1)" office:value-type="float" office:value="1" calcext:value-type="float">
            <text:p>1,00</text:p>
          </table:table-cell>
          <table:table-cell table:style-name="ce10" table:formula="of:=1-POWER(1-[.BI57];1.1)" office:value-type="float" office:value="1" calcext:value-type="float">
            <text:p>1,00</text:p>
          </table:table-cell>
          <table:table-cell table:style-name="ce10" table:formula="of:=1-POWER(1-[.BJ57];1.1)" office:value-type="float" office:value="1" calcext:value-type="float">
            <text:p>1,00</text:p>
          </table:table-cell>
          <table:table-cell table:style-name="ce10" table:formula="of:=1-POWER(1-[.BK57];1.1)" office:value-type="float" office:value="1" calcext:value-type="float">
            <text:p>1,00</text:p>
          </table:table-cell>
          <table:table-cell table:style-name="ce10" table:formula="of:=1-POWER(1-[.BL57];1.1)" office:value-type="float" office:value="1" calcext:value-type="float">
            <text:p>1,00</text:p>
          </table:table-cell>
          <table:table-cell table:style-name="ce10" table:formula="of:=1-POWER(1-[.BM57];1.1)" office:value-type="float" office:value="1" calcext:value-type="float">
            <text:p>1,00</text:p>
          </table:table-cell>
          <table:table-cell table:style-name="ce10" table:formula="of:=1-POWER(1-[.BN57];1.1)" office:value-type="float" office:value="1" calcext:value-type="float">
            <text:p>1,00</text:p>
          </table:table-cell>
          <table:table-cell table:style-name="ce10" table:formula="of:=1-POWER(1-[.BO57];1.1)" office:value-type="float" office:value="1" calcext:value-type="float">
            <text:p>1,00</text:p>
          </table:table-cell>
          <table:table-cell table:style-name="ce10" table:formula="of:=1-POWER(1-[.BP57];1.1)" office:value-type="float" office:value="1" calcext:value-type="float">
            <text:p>1,00</text:p>
          </table:table-cell>
          <table:table-cell table:style-name="ce10" table:formula="of:=1-POWER(1-[.BQ57];1.1)" office:value-type="float" office:value="1" calcext:value-type="float">
            <text:p>1,00</text:p>
          </table:table-cell>
          <table:table-cell table:style-name="ce10" table:formula="of:=1-POWER(1-[.BR57];1.1)" office:value-type="float" office:value="1" calcext:value-type="float">
            <text:p>1,00</text:p>
          </table:table-cell>
          <table:table-cell table:style-name="ce10" table:formula="of:=1-POWER(1-[.BS57];1.1)" office:value-type="float" office:value="1" calcext:value-type="float">
            <text:p>1,00</text:p>
          </table:table-cell>
          <table:table-cell table:style-name="ce10" table:formula="of:=1-POWER(1-[.BT57];1.1)" office:value-type="float" office:value="1" calcext:value-type="float">
            <text:p>1,00</text:p>
          </table:table-cell>
          <table:table-cell table:style-name="ce10" table:formula="of:=1-POWER(1-[.BU57];1.1)" office:value-type="float" office:value="1" calcext:value-type="float">
            <text:p>1,00</text:p>
          </table:table-cell>
          <table:table-cell table:style-name="ce10" table:formula="of:=1-POWER(1-[.BV57];1.1)" office:value-type="float" office:value="1" calcext:value-type="float">
            <text:p>1,00</text:p>
          </table:table-cell>
          <table:table-cell table:style-name="ce10" table:formula="of:=1-POWER(1-[.BW57];1.1)" office:value-type="float" office:value="1" calcext:value-type="float">
            <text:p>1,00</text:p>
          </table:table-cell>
          <table:table-cell table:style-name="ce10" table:formula="of:=1-POWER(1-[.BX57];1.1)" office:value-type="float" office:value="1" calcext:value-type="float">
            <text:p>1,00</text:p>
          </table:table-cell>
          <table:table-cell table:style-name="ce10" table:formula="of:=1-POWER(1-[.BY57];1.1)" office:value-type="float" office:value="1" calcext:value-type="float">
            <text:p>1,00</text:p>
          </table:table-cell>
          <table:table-cell table:style-name="ce10" table:formula="of:=1-POWER(1-[.BZ57];1.1)" office:value-type="float" office:value="1" calcext:value-type="float">
            <text:p>1,00</text:p>
          </table:table-cell>
          <table:table-cell table:style-name="ce10" table:formula="of:=1-POWER(1-[.CA57];1.1)" office:value-type="float" office:value="1" calcext:value-type="float">
            <text:p>1,00</text:p>
          </table:table-cell>
          <table:table-cell table:style-name="ce10" table:formula="of:=1-POWER(1-[.CB57];1.1)" office:value-type="float" office:value="1" calcext:value-type="float">
            <text:p>1,00</text:p>
          </table:table-cell>
          <table:table-cell table:style-name="ce10" table:formula="of:=1-POWER(1-[.CC57];1.1)" office:value-type="float" office:value="1" calcext:value-type="float">
            <text:p>1,00</text:p>
          </table:table-cell>
          <table:table-cell table:style-name="ce10" table:formula="of:=1-POWER(1-[.CD57];1.1)" office:value-type="float" office:value="1" calcext:value-type="float">
            <text:p>1,00</text:p>
          </table:table-cell>
          <table:table-cell table:style-name="ce10" table:formula="of:=1-POWER(1-[.CE57];1.1)" office:value-type="float" office:value="1" calcext:value-type="float">
            <text:p>1,00</text:p>
          </table:table-cell>
          <table:table-cell table:style-name="ce10" table:formula="of:=1-POWER(1-[.CF57];1.1)" office:value-type="float" office:value="1" calcext:value-type="float">
            <text:p>1,00</text:p>
          </table:table-cell>
          <table:table-cell table:style-name="ce10" table:formula="of:=1-POWER(1-[.CG57];1.1)" office:value-type="float" office:value="1" calcext:value-type="float">
            <text:p>1,00</text:p>
          </table:table-cell>
          <table:table-cell table:style-name="ce10" table:formula="of:=1-POWER(1-[.CH57];1.1)" office:value-type="float" office:value="1" calcext:value-type="float">
            <text:p>1,00</text:p>
          </table:table-cell>
          <table:table-cell table:style-name="ce10" table:formula="of:=1-POWER(1-[.CI57];1.1)" office:value-type="float" office:value="1" calcext:value-type="float">
            <text:p>1,00</text:p>
          </table:table-cell>
          <table:table-cell table:style-name="ce10" table:formula="of:=1-POWER(1-[.CJ57];1.1)" office:value-type="float" office:value="1" calcext:value-type="float">
            <text:p>1,00</text:p>
          </table:table-cell>
          <table:table-cell table:style-name="ce10" table:formula="of:=1-POWER(1-[.CK57];1.1)" office:value-type="float" office:value="1" calcext:value-type="float">
            <text:p>1,00</text:p>
          </table:table-cell>
          <table:table-cell table:style-name="ce10" table:formula="of:=1-POWER(1-[.CL57];1.1)" office:value-type="float" office:value="1" calcext:value-type="float">
            <text:p>1,00</text:p>
          </table:table-cell>
          <table:table-cell table:style-name="ce10" table:formula="of:=1-POWER(1-[.CM57];1.1)" office:value-type="float" office:value="1" calcext:value-type="float">
            <text:p>1,00</text:p>
          </table:table-cell>
          <table:table-cell table:style-name="ce10" table:formula="of:=1-POWER(1-[.CN57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7]+0.1" office:value-type="float" office:value="0.8" calcext:value-type="float">
            <text:p>0,80</text:p>
          </table:table-cell>
          <table:table-cell table:style-name="ce10" table:formula="of:=1-POWER(1-[.A58];1.1)" office:value-type="float" office:value="0.829732015495843" calcext:value-type="float">
            <text:p>0,83</text:p>
          </table:table-cell>
          <table:table-cell table:style-name="ce10" table:formula="of:=1-POWER(1-[.B58];1.1)" office:value-type="float" office:value="0.857358369418353" calcext:value-type="float">
            <text:p>0,86</text:p>
          </table:table-cell>
          <table:table-cell table:style-name="ce10" table:formula="of:=1-POWER(1-[.C58];1.1)" office:value-type="float" office:value="0.882599235707269" calcext:value-type="float">
            <text:p>0,88</text:p>
          </table:table-cell>
          <table:table-cell table:style-name="ce10" table:formula="of:=1-POWER(1-[.D58];1.1)" office:value-type="float" office:value="0.905237171173085" calcext:value-type="float">
            <text:p>0,91</text:p>
          </table:table-cell>
          <table:table-cell table:style-name="ce10" table:formula="of:=1-POWER(1-[.E58];1.1)" office:value-type="float" office:value="0.925131036913472" calcext:value-type="float">
            <text:p>0,93</text:p>
          </table:table-cell>
          <table:table-cell table:style-name="ce10" table:formula="of:=1-POWER(1-[.F58];1.1)" office:value-type="float" office:value="0.94222605812603" calcext:value-type="float">
            <text:p>0,94</text:p>
          </table:table-cell>
          <table:table-cell table:style-name="ce10" table:formula="of:=1-POWER(1-[.G58];1.1)" office:value-type="float" office:value="0.956558461240727" calcext:value-type="float">
            <text:p>0,96</text:p>
          </table:table-cell>
          <table:table-cell table:style-name="ce10" table:formula="of:=1-POWER(1-[.H58];1.1)" office:value-type="float" office:value="0.96825350963643" calcext:value-type="float">
            <text:p>0,97</text:p>
          </table:table-cell>
          <table:table-cell table:style-name="ce10" table:formula="of:=1-POWER(1-[.I58];1.1)" office:value-type="float" office:value="0.977516428891464" calcext:value-type="float">
            <text:p>0,98</text:p>
          </table:table-cell>
          <table:table-cell table:style-name="ce10" table:formula="of:=1-POWER(1-[.J58];1.1)" office:value-type="float" office:value="0.98461661811177" calcext:value-type="float">
            <text:p>0,98</text:p>
          </table:table-cell>
          <table:table-cell table:style-name="ce10" table:formula="of:=1-POWER(1-[.K58];1.1)" office:value-type="float" office:value="0.989866557592647" calcext:value-type="float">
            <text:p>0,99</text:p>
          </table:table-cell>
          <table:table-cell table:style-name="ce10" table:formula="of:=1-POWER(1-[.L58];1.1)" office:value-type="float" office:value="0.993597748892754" calcext:value-type="float">
            <text:p>0,99</text:p>
          </table:table-cell>
          <table:table-cell table:style-name="ce10" table:formula="of:=1-POWER(1-[.M58];1.1)" office:value-type="float" office:value="0.996136632924748" calcext:value-type="float">
            <text:p>1,00</text:p>
          </table:table-cell>
          <table:table-cell table:style-name="ce10" table:formula="of:=1-POWER(1-[.N58];1.1)" office:value-type="float" office:value="0.997783526354726" calcext:value-type="float">
            <text:p>1,00</text:p>
          </table:table-cell>
          <table:table-cell table:style-name="ce10" table:formula="of:=1-POWER(1-[.O58];1.1)" office:value-type="float" office:value="0.998797101927693" calcext:value-type="float">
            <text:p>1,00</text:p>
          </table:table-cell>
          <table:table-cell table:style-name="ce10" table:formula="of:=1-POWER(1-[.P58];1.1)" office:value-type="float" office:value="0.99938588216273" calcext:value-type="float">
            <text:p>1,00</text:p>
          </table:table-cell>
          <table:table-cell table:style-name="ce10" table:formula="of:=1-POWER(1-[.Q58];1.1)" office:value-type="float" office:value="0.999706858785394" calcext:value-type="float">
            <text:p>1,00</text:p>
          </table:table-cell>
          <table:table-cell table:style-name="ce10" table:formula="of:=1-POWER(1-[.R58];1.1)" office:value-type="float" office:value="0.9998700475202" calcext:value-type="float">
            <text:p>1,00</text:p>
          </table:table-cell>
          <table:table-cell table:style-name="ce10" table:formula="of:=1-POWER(1-[.S58];1.1)" office:value-type="float" office:value="0.999946891623135" calcext:value-type="float">
            <text:p>1,00</text:p>
          </table:table-cell>
          <table:table-cell table:style-name="ce10" table:formula="of:=1-POWER(1-[.T58];1.1)" office:value-type="float" office:value="0.999980153710085" calcext:value-type="float">
            <text:p>1,00</text:p>
          </table:table-cell>
          <table:table-cell table:style-name="ce10" table:formula="of:=1-POWER(1-[.U58];1.1)" office:value-type="float" office:value="0.999993278793103" calcext:value-type="float">
            <text:p>1,00</text:p>
          </table:table-cell>
          <table:table-cell table:style-name="ce10" table:formula="of:=1-POWER(1-[.V58];1.1)" office:value-type="float" office:value="0.999997957359254" calcext:value-type="float">
            <text:p>1,00</text:p>
          </table:table-cell>
          <table:table-cell table:style-name="ce10" table:formula="of:=1-POWER(1-[.W58];1.1)" office:value-type="float" office:value="0.99999944892439" calcext:value-type="float">
            <text:p>1,00</text:p>
          </table:table-cell>
          <table:table-cell table:style-name="ce10" table:formula="of:=1-POWER(1-[.X58];1.1)" office:value-type="float" office:value="0.99999986958357" calcext:value-type="float">
            <text:p>1,00</text:p>
          </table:table-cell>
          <table:table-cell table:style-name="ce10" table:formula="of:=1-POWER(1-[.Y58];1.1)" office:value-type="float" office:value="0.99999997327821" calcext:value-type="float">
            <text:p>1,00</text:p>
          </table:table-cell>
          <table:table-cell table:style-name="ce10" table:formula="of:=1-POWER(1-[.Z58];1.1)" office:value-type="float" office:value="0.99999999532747" calcext:value-type="float">
            <text:p>1,00</text:p>
          </table:table-cell>
          <table:table-cell table:style-name="ce10" table:formula="of:=1-POWER(1-[.AA58];1.1)" office:value-type="float" office:value="0.999999999313711" calcext:value-type="float">
            <text:p>1,00</text:p>
          </table:table-cell>
          <table:table-cell table:style-name="ce10" table:formula="of:=1-POWER(1-[.AB58];1.1)" office:value-type="float" office:value="0.999999999916793" calcext:value-type="float">
            <text:p>1,00</text:p>
          </table:table-cell>
          <table:table-cell table:style-name="ce10" table:formula="of:=1-POWER(1-[.AC58];1.1)" office:value-type="float" office:value="0.999999999991831" calcext:value-type="float">
            <text:p>1,00</text:p>
          </table:table-cell>
          <table:table-cell table:style-name="ce10" table:formula="of:=1-POWER(1-[.AD58];1.1)" office:value-type="float" office:value="0.999999999999364" calcext:value-type="float">
            <text:p>1,00</text:p>
          </table:table-cell>
          <table:table-cell table:style-name="ce10" table:formula="of:=1-POWER(1-[.AE58];1.1)" office:value-type="float" office:value="0.999999999999962" calcext:value-type="float">
            <text:p>1,00</text:p>
          </table:table-cell>
          <table:table-cell table:style-name="ce10" table:formula="of:=1-POWER(1-[.AF58];1.1)" office:value-type="float" office:value="0.999999999999998" calcext:value-type="float">
            <text:p>1,00</text:p>
          </table:table-cell>
          <table:table-cell table:style-name="ce10" table:formula="of:=1-POWER(1-[.AG58];1.1)" office:value-type="float" office:value="1" calcext:value-type="float">
            <text:p>1,00</text:p>
          </table:table-cell>
          <table:table-cell table:style-name="ce10" table:formula="of:=1-POWER(1-[.AH58];1.1)" office:value-type="float" office:value="1" calcext:value-type="float">
            <text:p>1,00</text:p>
          </table:table-cell>
          <table:table-cell table:style-name="ce10" table:formula="of:=1-POWER(1-[.AI58];1.1)" office:value-type="float" office:value="1" calcext:value-type="float">
            <text:p>1,00</text:p>
          </table:table-cell>
          <table:table-cell table:style-name="ce10" table:formula="of:=1-POWER(1-[.AJ58];1.1)" office:value-type="float" office:value="1" calcext:value-type="float">
            <text:p>1,00</text:p>
          </table:table-cell>
          <table:table-cell table:style-name="ce10" table:formula="of:=1-POWER(1-[.AK58];1.1)" office:value-type="float" office:value="1" calcext:value-type="float">
            <text:p>1,00</text:p>
          </table:table-cell>
          <table:table-cell table:style-name="ce10" table:formula="of:=1-POWER(1-[.AL58];1.1)" office:value-type="float" office:value="1" calcext:value-type="float">
            <text:p>1,00</text:p>
          </table:table-cell>
          <table:table-cell table:style-name="ce10" table:formula="of:=1-POWER(1-[.AM58];1.1)" office:value-type="float" office:value="1" calcext:value-type="float">
            <text:p>1,00</text:p>
          </table:table-cell>
          <table:table-cell table:style-name="ce10" table:formula="of:=1-POWER(1-[.AN58];1.1)" office:value-type="float" office:value="1" calcext:value-type="float">
            <text:p>1,00</text:p>
          </table:table-cell>
          <table:table-cell table:style-name="ce10" table:formula="of:=1-POWER(1-[.AO58];1.1)" office:value-type="float" office:value="1" calcext:value-type="float">
            <text:p>1,00</text:p>
          </table:table-cell>
          <table:table-cell table:style-name="ce10" table:formula="of:=1-POWER(1-[.AP58];1.1)" office:value-type="float" office:value="1" calcext:value-type="float">
            <text:p>1,00</text:p>
          </table:table-cell>
          <table:table-cell table:style-name="ce10" table:formula="of:=1-POWER(1-[.AQ58];1.1)" office:value-type="float" office:value="1" calcext:value-type="float">
            <text:p>1,00</text:p>
          </table:table-cell>
          <table:table-cell table:style-name="ce10" table:formula="of:=1-POWER(1-[.AR58];1.1)" office:value-type="float" office:value="1" calcext:value-type="float">
            <text:p>1,00</text:p>
          </table:table-cell>
          <table:table-cell table:style-name="ce10" table:formula="of:=1-POWER(1-[.AS58];1.1)" office:value-type="float" office:value="1" calcext:value-type="float">
            <text:p>1,00</text:p>
          </table:table-cell>
          <table:table-cell table:style-name="ce10" table:formula="of:=1-POWER(1-[.AT58];1.1)" office:value-type="float" office:value="1" calcext:value-type="float">
            <text:p>1,00</text:p>
          </table:table-cell>
          <table:table-cell table:style-name="ce10" table:formula="of:=1-POWER(1-[.AU58];1.1)" office:value-type="float" office:value="1" calcext:value-type="float">
            <text:p>1,00</text:p>
          </table:table-cell>
          <table:table-cell table:style-name="ce10" table:formula="of:=1-POWER(1-[.AV58];1.1)" office:value-type="float" office:value="1" calcext:value-type="float">
            <text:p>1,00</text:p>
          </table:table-cell>
          <table:table-cell table:style-name="ce10" table:formula="of:=1-POWER(1-[.AW58];1.1)" office:value-type="float" office:value="1" calcext:value-type="float">
            <text:p>1,00</text:p>
          </table:table-cell>
          <table:table-cell table:style-name="ce10" table:formula="of:=1-POWER(1-[.AX58];1.1)" office:value-type="float" office:value="1" calcext:value-type="float">
            <text:p>1,00</text:p>
          </table:table-cell>
          <table:table-cell table:style-name="ce10" table:formula="of:=1-POWER(1-[.AY58];1.1)" office:value-type="float" office:value="1" calcext:value-type="float">
            <text:p>1,00</text:p>
          </table:table-cell>
          <table:table-cell table:style-name="ce10" table:formula="of:=1-POWER(1-[.AZ58];1.1)" office:value-type="float" office:value="1" calcext:value-type="float">
            <text:p>1,00</text:p>
          </table:table-cell>
          <table:table-cell table:style-name="ce10" table:formula="of:=1-POWER(1-[.BA58];1.1)" office:value-type="float" office:value="1" calcext:value-type="float">
            <text:p>1,00</text:p>
          </table:table-cell>
          <table:table-cell table:style-name="ce10" table:formula="of:=1-POWER(1-[.BB58];1.1)" office:value-type="float" office:value="1" calcext:value-type="float">
            <text:p>1,00</text:p>
          </table:table-cell>
          <table:table-cell table:style-name="ce10" table:formula="of:=1-POWER(1-[.BC58];1.1)" office:value-type="float" office:value="1" calcext:value-type="float">
            <text:p>1,00</text:p>
          </table:table-cell>
          <table:table-cell table:style-name="ce10" table:formula="of:=1-POWER(1-[.BD58];1.1)" office:value-type="float" office:value="1" calcext:value-type="float">
            <text:p>1,00</text:p>
          </table:table-cell>
          <table:table-cell table:style-name="ce10" table:formula="of:=1-POWER(1-[.BE58];1.1)" office:value-type="float" office:value="1" calcext:value-type="float">
            <text:p>1,00</text:p>
          </table:table-cell>
          <table:table-cell table:style-name="ce10" table:formula="of:=1-POWER(1-[.BF58];1.1)" office:value-type="float" office:value="1" calcext:value-type="float">
            <text:p>1,00</text:p>
          </table:table-cell>
          <table:table-cell table:style-name="ce10" table:formula="of:=1-POWER(1-[.BG58];1.1)" office:value-type="float" office:value="1" calcext:value-type="float">
            <text:p>1,00</text:p>
          </table:table-cell>
          <table:table-cell table:style-name="ce10" table:formula="of:=1-POWER(1-[.BH58];1.1)" office:value-type="float" office:value="1" calcext:value-type="float">
            <text:p>1,00</text:p>
          </table:table-cell>
          <table:table-cell table:style-name="ce10" table:formula="of:=1-POWER(1-[.BI58];1.1)" office:value-type="float" office:value="1" calcext:value-type="float">
            <text:p>1,00</text:p>
          </table:table-cell>
          <table:table-cell table:style-name="ce10" table:formula="of:=1-POWER(1-[.BJ58];1.1)" office:value-type="float" office:value="1" calcext:value-type="float">
            <text:p>1,00</text:p>
          </table:table-cell>
          <table:table-cell table:style-name="ce10" table:formula="of:=1-POWER(1-[.BK58];1.1)" office:value-type="float" office:value="1" calcext:value-type="float">
            <text:p>1,00</text:p>
          </table:table-cell>
          <table:table-cell table:style-name="ce10" table:formula="of:=1-POWER(1-[.BL58];1.1)" office:value-type="float" office:value="1" calcext:value-type="float">
            <text:p>1,00</text:p>
          </table:table-cell>
          <table:table-cell table:style-name="ce10" table:formula="of:=1-POWER(1-[.BM58];1.1)" office:value-type="float" office:value="1" calcext:value-type="float">
            <text:p>1,00</text:p>
          </table:table-cell>
          <table:table-cell table:style-name="ce10" table:formula="of:=1-POWER(1-[.BN58];1.1)" office:value-type="float" office:value="1" calcext:value-type="float">
            <text:p>1,00</text:p>
          </table:table-cell>
          <table:table-cell table:style-name="ce10" table:formula="of:=1-POWER(1-[.BO58];1.1)" office:value-type="float" office:value="1" calcext:value-type="float">
            <text:p>1,00</text:p>
          </table:table-cell>
          <table:table-cell table:style-name="ce10" table:formula="of:=1-POWER(1-[.BP58];1.1)" office:value-type="float" office:value="1" calcext:value-type="float">
            <text:p>1,00</text:p>
          </table:table-cell>
          <table:table-cell table:style-name="ce10" table:formula="of:=1-POWER(1-[.BQ58];1.1)" office:value-type="float" office:value="1" calcext:value-type="float">
            <text:p>1,00</text:p>
          </table:table-cell>
          <table:table-cell table:style-name="ce10" table:formula="of:=1-POWER(1-[.BR58];1.1)" office:value-type="float" office:value="1" calcext:value-type="float">
            <text:p>1,00</text:p>
          </table:table-cell>
          <table:table-cell table:style-name="ce10" table:formula="of:=1-POWER(1-[.BS58];1.1)" office:value-type="float" office:value="1" calcext:value-type="float">
            <text:p>1,00</text:p>
          </table:table-cell>
          <table:table-cell table:style-name="ce10" table:formula="of:=1-POWER(1-[.BT58];1.1)" office:value-type="float" office:value="1" calcext:value-type="float">
            <text:p>1,00</text:p>
          </table:table-cell>
          <table:table-cell table:style-name="ce10" table:formula="of:=1-POWER(1-[.BU58];1.1)" office:value-type="float" office:value="1" calcext:value-type="float">
            <text:p>1,00</text:p>
          </table:table-cell>
          <table:table-cell table:style-name="ce10" table:formula="of:=1-POWER(1-[.BV58];1.1)" office:value-type="float" office:value="1" calcext:value-type="float">
            <text:p>1,00</text:p>
          </table:table-cell>
          <table:table-cell table:style-name="ce10" table:formula="of:=1-POWER(1-[.BW58];1.1)" office:value-type="float" office:value="1" calcext:value-type="float">
            <text:p>1,00</text:p>
          </table:table-cell>
          <table:table-cell table:style-name="ce10" table:formula="of:=1-POWER(1-[.BX58];1.1)" office:value-type="float" office:value="1" calcext:value-type="float">
            <text:p>1,00</text:p>
          </table:table-cell>
          <table:table-cell table:style-name="ce10" table:formula="of:=1-POWER(1-[.BY58];1.1)" office:value-type="float" office:value="1" calcext:value-type="float">
            <text:p>1,00</text:p>
          </table:table-cell>
          <table:table-cell table:style-name="ce10" table:formula="of:=1-POWER(1-[.BZ58];1.1)" office:value-type="float" office:value="1" calcext:value-type="float">
            <text:p>1,00</text:p>
          </table:table-cell>
          <table:table-cell table:style-name="ce10" table:formula="of:=1-POWER(1-[.CA58];1.1)" office:value-type="float" office:value="1" calcext:value-type="float">
            <text:p>1,00</text:p>
          </table:table-cell>
          <table:table-cell table:style-name="ce10" table:formula="of:=1-POWER(1-[.CB58];1.1)" office:value-type="float" office:value="1" calcext:value-type="float">
            <text:p>1,00</text:p>
          </table:table-cell>
          <table:table-cell table:style-name="ce10" table:formula="of:=1-POWER(1-[.CC58];1.1)" office:value-type="float" office:value="1" calcext:value-type="float">
            <text:p>1,00</text:p>
          </table:table-cell>
          <table:table-cell table:style-name="ce10" table:formula="of:=1-POWER(1-[.CD58];1.1)" office:value-type="float" office:value="1" calcext:value-type="float">
            <text:p>1,00</text:p>
          </table:table-cell>
          <table:table-cell table:style-name="ce10" table:formula="of:=1-POWER(1-[.CE58];1.1)" office:value-type="float" office:value="1" calcext:value-type="float">
            <text:p>1,00</text:p>
          </table:table-cell>
          <table:table-cell table:style-name="ce10" table:formula="of:=1-POWER(1-[.CF58];1.1)" office:value-type="float" office:value="1" calcext:value-type="float">
            <text:p>1,00</text:p>
          </table:table-cell>
          <table:table-cell table:style-name="ce10" table:formula="of:=1-POWER(1-[.CG58];1.1)" office:value-type="float" office:value="1" calcext:value-type="float">
            <text:p>1,00</text:p>
          </table:table-cell>
          <table:table-cell table:style-name="ce10" table:formula="of:=1-POWER(1-[.CH58];1.1)" office:value-type="float" office:value="1" calcext:value-type="float">
            <text:p>1,00</text:p>
          </table:table-cell>
          <table:table-cell table:style-name="ce10" table:formula="of:=1-POWER(1-[.CI58];1.1)" office:value-type="float" office:value="1" calcext:value-type="float">
            <text:p>1,00</text:p>
          </table:table-cell>
          <table:table-cell table:style-name="ce10" table:formula="of:=1-POWER(1-[.CJ58];1.1)" office:value-type="float" office:value="1" calcext:value-type="float">
            <text:p>1,00</text:p>
          </table:table-cell>
          <table:table-cell table:style-name="ce10" table:formula="of:=1-POWER(1-[.CK58];1.1)" office:value-type="float" office:value="1" calcext:value-type="float">
            <text:p>1,00</text:p>
          </table:table-cell>
          <table:table-cell table:style-name="ce10" table:formula="of:=1-POWER(1-[.CL58];1.1)" office:value-type="float" office:value="1" calcext:value-type="float">
            <text:p>1,00</text:p>
          </table:table-cell>
          <table:table-cell table:style-name="ce10" table:formula="of:=1-POWER(1-[.CM58];1.1)" office:value-type="float" office:value="1" calcext:value-type="float">
            <text:p>1,00</text:p>
          </table:table-cell>
          <table:table-cell table:style-name="ce10" table:formula="of:=1-POWER(1-[.CN58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8]+0.1" office:value-type="float" office:value="0.9" calcext:value-type="float">
            <text:p>0,90</text:p>
          </table:table-cell>
          <table:table-cell table:style-name="ce10" table:formula="of:=1-POWER(1-[.A59];1.1)" office:value-type="float" office:value="0.920567176527572" calcext:value-type="float">
            <text:p>0,92</text:p>
          </table:table-cell>
          <table:table-cell table:style-name="ce10" table:formula="of:=1-POWER(1-[.B59];1.1)" office:value-type="float" office:value="0.938340499813852" calcext:value-type="float">
            <text:p>0,94</text:p>
          </table:table-cell>
          <table:table-cell table:style-name="ce10" table:formula="of:=1-POWER(1-[.C59];1.1)" office:value-type="float" office:value="0.953334061968571" calcext:value-type="float">
            <text:p>0,95</text:p>
          </table:table-cell>
          <table:table-cell table:style-name="ce10" table:formula="of:=1-POWER(1-[.D59];1.1)" office:value-type="float" office:value="0.965652115013422" calcext:value-type="float">
            <text:p>0,97</text:p>
          </table:table-cell>
          <table:table-cell table:style-name="ce10" table:formula="of:=1-POWER(1-[.E59];1.1)" office:value-type="float" office:value="0.975481720022664" calcext:value-type="float">
            <text:p>0,98</text:p>
          </table:table-cell>
          <table:table-cell table:style-name="ce10" table:formula="of:=1-POWER(1-[.F59];1.1)" office:value-type="float" office:value="0.983078494478149" calcext:value-type="float">
            <text:p>0,98</text:p>
          </table:table-cell>
          <table:table-cell table:style-name="ce10" table:formula="of:=1-POWER(1-[.G59];1.1)" office:value-type="float" office:value="0.988746622182153" calcext:value-type="float">
            <text:p>0,99</text:p>
          </table:table-cell>
          <table:table-cell table:style-name="ce10" table:formula="of:=1-POWER(1-[.H59];1.1)" office:value-type="float" office:value="0.992815257792914" calcext:value-type="float">
            <text:p>0,99</text:p>
          </table:table-cell>
          <table:table-cell table:style-name="ce10" table:formula="of:=1-POWER(1-[.I59];1.1)" office:value-type="float" office:value="0.99561416479809" calcext:value-type="float">
            <text:p>1,00</text:p>
          </table:table-cell>
          <table:table-cell table:style-name="ce10" table:formula="of:=1-POWER(1-[.J59];1.1)" office:value-type="float" office:value="0.997451659009991" calcext:value-type="float">
            <text:p>1,00</text:p>
          </table:table-cell>
          <table:table-cell table:style-name="ce10" table:formula="of:=1-POWER(1-[.K59];1.1)" office:value-type="float" office:value="0.998597563216955" calcext:value-type="float">
            <text:p>1,00</text:p>
          </table:table-cell>
          <table:table-cell table:style-name="ce10" table:formula="of:=1-POWER(1-[.L59];1.1)" office:value-type="float" office:value="0.999272937704508" calcext:value-type="float">
            <text:p>1,00</text:p>
          </table:table-cell>
          <table:table-cell table:style-name="ce10" table:formula="of:=1-POWER(1-[.M59];1.1)" office:value-type="float" office:value="0.999647037322201" calcext:value-type="float">
            <text:p>1,00</text:p>
          </table:table-cell>
          <table:table-cell table:style-name="ce10" table:formula="of:=1-POWER(1-[.N59];1.1)" office:value-type="float" office:value="0.999840595101108" calcext:value-type="float">
            <text:p>1,00</text:p>
          </table:table-cell>
          <table:table-cell table:style-name="ce10" table:formula="of:=1-POWER(1-[.O59];1.1)" office:value-type="float" office:value="0.999933510689304" calcext:value-type="float">
            <text:p>1,00</text:p>
          </table:table-cell>
          <table:table-cell table:style-name="ce10" table:formula="of:=1-POWER(1-[.P59];1.1)" office:value-type="float" office:value="0.99997458869238" calcext:value-type="float">
            <text:p>1,00</text:p>
          </table:table-cell>
          <table:table-cell table:style-name="ce10" table:formula="of:=1-POWER(1-[.Q59];1.1)" office:value-type="float" office:value="0.999991178758438" calcext:value-type="float">
            <text:p>1,00</text:p>
          </table:table-cell>
          <table:table-cell table:style-name="ce10" table:formula="of:=1-POWER(1-[.R59];1.1)" office:value-type="float" office:value="0.999997245246862" calcext:value-type="float">
            <text:p>1,00</text:p>
          </table:table-cell>
          <table:table-cell table:style-name="ce10" table:formula="of:=1-POWER(1-[.S59];1.1)" office:value-type="float" office:value="0.999999234243036" calcext:value-type="float">
            <text:p>1,00</text:p>
          </table:table-cell>
          <table:table-cell table:style-name="ce10" table:formula="of:=1-POWER(1-[.T59];1.1)" office:value-type="float" office:value="0.99999981271627" calcext:value-type="float">
            <text:p>1,00</text:p>
          </table:table-cell>
          <table:table-cell table:style-name="ce10" table:formula="of:=1-POWER(1-[.U59];1.1)" office:value-type="float" office:value="0.999999960212188" calcext:value-type="float">
            <text:p>1,00</text:p>
          </table:table-cell>
          <table:table-cell table:style-name="ce10" table:formula="of:=1-POWER(1-[.V59];1.1)" office:value-type="float" office:value="0.999999992760225" calcext:value-type="float">
            <text:p>1,00</text:p>
          </table:table-cell>
          <table:table-cell table:style-name="ce10" table:formula="of:=1-POWER(1-[.W59];1.1)" office:value-type="float" office:value="0.999999998889042" calcext:value-type="float">
            <text:p>1,00</text:p>
          </table:table-cell>
          <table:table-cell table:style-name="ce10" table:formula="of:=1-POWER(1-[.X59];1.1)" office:value-type="float" office:value="0.999999999858659" calcext:value-type="float">
            <text:p>1,00</text:p>
          </table:table-cell>
          <table:table-cell table:style-name="ce10" table:formula="of:=1-POWER(1-[.Y59];1.1)" office:value-type="float" office:value="0.999999999985368" calcext:value-type="float">
            <text:p>1,00</text:p>
          </table:table-cell>
          <table:table-cell table:style-name="ce10" table:formula="of:=1-POWER(1-[.Z59];1.1)" office:value-type="float" office:value="0.999999999998793" calcext:value-type="float">
            <text:p>1,00</text:p>
          </table:table-cell>
          <table:table-cell table:style-name="ce10" table:formula="of:=1-POWER(1-[.AA59];1.1)" office:value-type="float" office:value="0.999999999999922" calcext:value-type="float">
            <text:p>1,00</text:p>
          </table:table-cell>
          <table:table-cell table:style-name="ce10" table:formula="of:=1-POWER(1-[.AB59];1.1)" office:value-type="float" office:value="0.999999999999996" calcext:value-type="float">
            <text:p>1,00</text:p>
          </table:table-cell>
          <table:table-cell table:style-name="ce10" table:formula="of:=1-POWER(1-[.AC59];1.1)" office:value-type="float" office:value="1" calcext:value-type="float">
            <text:p>1,00</text:p>
          </table:table-cell>
          <table:table-cell table:style-name="ce10" table:formula="of:=1-POWER(1-[.AD59];1.1)" office:value-type="float" office:value="1" calcext:value-type="float">
            <text:p>1,00</text:p>
          </table:table-cell>
          <table:table-cell table:style-name="ce10" table:formula="of:=1-POWER(1-[.AE59];1.1)" office:value-type="float" office:value="1" calcext:value-type="float">
            <text:p>1,00</text:p>
          </table:table-cell>
          <table:table-cell table:style-name="ce10" table:formula="of:=1-POWER(1-[.AF59];1.1)" office:value-type="float" office:value="1" calcext:value-type="float">
            <text:p>1,00</text:p>
          </table:table-cell>
          <table:table-cell table:style-name="ce10" table:formula="of:=1-POWER(1-[.AG59];1.1)" office:value-type="float" office:value="1" calcext:value-type="float">
            <text:p>1,00</text:p>
          </table:table-cell>
          <table:table-cell table:style-name="ce10" table:formula="of:=1-POWER(1-[.AH59];1.1)" office:value-type="float" office:value="1" calcext:value-type="float">
            <text:p>1,00</text:p>
          </table:table-cell>
          <table:table-cell table:style-name="ce10" table:formula="of:=1-POWER(1-[.AI59];1.1)" office:value-type="float" office:value="1" calcext:value-type="float">
            <text:p>1,00</text:p>
          </table:table-cell>
          <table:table-cell table:style-name="ce10" table:formula="of:=1-POWER(1-[.AJ59];1.1)" office:value-type="float" office:value="1" calcext:value-type="float">
            <text:p>1,00</text:p>
          </table:table-cell>
          <table:table-cell table:style-name="ce10" table:formula="of:=1-POWER(1-[.AK59];1.1)" office:value-type="float" office:value="1" calcext:value-type="float">
            <text:p>1,00</text:p>
          </table:table-cell>
          <table:table-cell table:style-name="ce10" table:formula="of:=1-POWER(1-[.AL59];1.1)" office:value-type="float" office:value="1" calcext:value-type="float">
            <text:p>1,00</text:p>
          </table:table-cell>
          <table:table-cell table:style-name="ce10" table:formula="of:=1-POWER(1-[.AM59];1.1)" office:value-type="float" office:value="1" calcext:value-type="float">
            <text:p>1,00</text:p>
          </table:table-cell>
          <table:table-cell table:style-name="ce10" table:formula="of:=1-POWER(1-[.AN59];1.1)" office:value-type="float" office:value="1" calcext:value-type="float">
            <text:p>1,00</text:p>
          </table:table-cell>
          <table:table-cell table:style-name="ce10" table:formula="of:=1-POWER(1-[.AO59];1.1)" office:value-type="float" office:value="1" calcext:value-type="float">
            <text:p>1,00</text:p>
          </table:table-cell>
          <table:table-cell table:style-name="ce10" table:formula="of:=1-POWER(1-[.AP59];1.1)" office:value-type="float" office:value="1" calcext:value-type="float">
            <text:p>1,00</text:p>
          </table:table-cell>
          <table:table-cell table:style-name="ce10" table:formula="of:=1-POWER(1-[.AQ59];1.1)" office:value-type="float" office:value="1" calcext:value-type="float">
            <text:p>1,00</text:p>
          </table:table-cell>
          <table:table-cell table:style-name="ce10" table:formula="of:=1-POWER(1-[.AR59];1.1)" office:value-type="float" office:value="1" calcext:value-type="float">
            <text:p>1,00</text:p>
          </table:table-cell>
          <table:table-cell table:style-name="ce10" table:formula="of:=1-POWER(1-[.AS59];1.1)" office:value-type="float" office:value="1" calcext:value-type="float">
            <text:p>1,00</text:p>
          </table:table-cell>
          <table:table-cell table:style-name="ce10" table:formula="of:=1-POWER(1-[.AT59];1.1)" office:value-type="float" office:value="1" calcext:value-type="float">
            <text:p>1,00</text:p>
          </table:table-cell>
          <table:table-cell table:style-name="ce10" table:formula="of:=1-POWER(1-[.AU59];1.1)" office:value-type="float" office:value="1" calcext:value-type="float">
            <text:p>1,00</text:p>
          </table:table-cell>
          <table:table-cell table:style-name="ce10" table:formula="of:=1-POWER(1-[.AV59];1.1)" office:value-type="float" office:value="1" calcext:value-type="float">
            <text:p>1,00</text:p>
          </table:table-cell>
          <table:table-cell table:style-name="ce10" table:formula="of:=1-POWER(1-[.AW59];1.1)" office:value-type="float" office:value="1" calcext:value-type="float">
            <text:p>1,00</text:p>
          </table:table-cell>
          <table:table-cell table:style-name="ce10" table:formula="of:=1-POWER(1-[.AX59];1.1)" office:value-type="float" office:value="1" calcext:value-type="float">
            <text:p>1,00</text:p>
          </table:table-cell>
          <table:table-cell table:style-name="ce10" table:formula="of:=1-POWER(1-[.AY59];1.1)" office:value-type="float" office:value="1" calcext:value-type="float">
            <text:p>1,00</text:p>
          </table:table-cell>
          <table:table-cell table:style-name="ce10" table:formula="of:=1-POWER(1-[.AZ59];1.1)" office:value-type="float" office:value="1" calcext:value-type="float">
            <text:p>1,00</text:p>
          </table:table-cell>
          <table:table-cell table:style-name="ce10" table:formula="of:=1-POWER(1-[.BA59];1.1)" office:value-type="float" office:value="1" calcext:value-type="float">
            <text:p>1,00</text:p>
          </table:table-cell>
          <table:table-cell table:style-name="ce10" table:formula="of:=1-POWER(1-[.BB59];1.1)" office:value-type="float" office:value="1" calcext:value-type="float">
            <text:p>1,00</text:p>
          </table:table-cell>
          <table:table-cell table:style-name="ce10" table:formula="of:=1-POWER(1-[.BC59];1.1)" office:value-type="float" office:value="1" calcext:value-type="float">
            <text:p>1,00</text:p>
          </table:table-cell>
          <table:table-cell table:style-name="ce10" table:formula="of:=1-POWER(1-[.BD59];1.1)" office:value-type="float" office:value="1" calcext:value-type="float">
            <text:p>1,00</text:p>
          </table:table-cell>
          <table:table-cell table:style-name="ce10" table:formula="of:=1-POWER(1-[.BE59];1.1)" office:value-type="float" office:value="1" calcext:value-type="float">
            <text:p>1,00</text:p>
          </table:table-cell>
          <table:table-cell table:style-name="ce10" table:formula="of:=1-POWER(1-[.BF59];1.1)" office:value-type="float" office:value="1" calcext:value-type="float">
            <text:p>1,00</text:p>
          </table:table-cell>
          <table:table-cell table:style-name="ce10" table:formula="of:=1-POWER(1-[.BG59];1.1)" office:value-type="float" office:value="1" calcext:value-type="float">
            <text:p>1,00</text:p>
          </table:table-cell>
          <table:table-cell table:style-name="ce10" table:formula="of:=1-POWER(1-[.BH59];1.1)" office:value-type="float" office:value="1" calcext:value-type="float">
            <text:p>1,00</text:p>
          </table:table-cell>
          <table:table-cell table:style-name="ce10" table:formula="of:=1-POWER(1-[.BI59];1.1)" office:value-type="float" office:value="1" calcext:value-type="float">
            <text:p>1,00</text:p>
          </table:table-cell>
          <table:table-cell table:style-name="ce10" table:formula="of:=1-POWER(1-[.BJ59];1.1)" office:value-type="float" office:value="1" calcext:value-type="float">
            <text:p>1,00</text:p>
          </table:table-cell>
          <table:table-cell table:style-name="ce10" table:formula="of:=1-POWER(1-[.BK59];1.1)" office:value-type="float" office:value="1" calcext:value-type="float">
            <text:p>1,00</text:p>
          </table:table-cell>
          <table:table-cell table:style-name="ce10" table:formula="of:=1-POWER(1-[.BL59];1.1)" office:value-type="float" office:value="1" calcext:value-type="float">
            <text:p>1,00</text:p>
          </table:table-cell>
          <table:table-cell table:style-name="ce10" table:formula="of:=1-POWER(1-[.BM59];1.1)" office:value-type="float" office:value="1" calcext:value-type="float">
            <text:p>1,00</text:p>
          </table:table-cell>
          <table:table-cell table:style-name="ce10" table:formula="of:=1-POWER(1-[.BN59];1.1)" office:value-type="float" office:value="1" calcext:value-type="float">
            <text:p>1,00</text:p>
          </table:table-cell>
          <table:table-cell table:style-name="ce10" table:formula="of:=1-POWER(1-[.BO59];1.1)" office:value-type="float" office:value="1" calcext:value-type="float">
            <text:p>1,00</text:p>
          </table:table-cell>
          <table:table-cell table:style-name="ce10" table:formula="of:=1-POWER(1-[.BP59];1.1)" office:value-type="float" office:value="1" calcext:value-type="float">
            <text:p>1,00</text:p>
          </table:table-cell>
          <table:table-cell table:style-name="ce10" table:formula="of:=1-POWER(1-[.BQ59];1.1)" office:value-type="float" office:value="1" calcext:value-type="float">
            <text:p>1,00</text:p>
          </table:table-cell>
          <table:table-cell table:style-name="ce10" table:formula="of:=1-POWER(1-[.BR59];1.1)" office:value-type="float" office:value="1" calcext:value-type="float">
            <text:p>1,00</text:p>
          </table:table-cell>
          <table:table-cell table:style-name="ce10" table:formula="of:=1-POWER(1-[.BS59];1.1)" office:value-type="float" office:value="1" calcext:value-type="float">
            <text:p>1,00</text:p>
          </table:table-cell>
          <table:table-cell table:style-name="ce10" table:formula="of:=1-POWER(1-[.BT59];1.1)" office:value-type="float" office:value="1" calcext:value-type="float">
            <text:p>1,00</text:p>
          </table:table-cell>
          <table:table-cell table:style-name="ce10" table:formula="of:=1-POWER(1-[.BU59];1.1)" office:value-type="float" office:value="1" calcext:value-type="float">
            <text:p>1,00</text:p>
          </table:table-cell>
          <table:table-cell table:style-name="ce10" table:formula="of:=1-POWER(1-[.BV59];1.1)" office:value-type="float" office:value="1" calcext:value-type="float">
            <text:p>1,00</text:p>
          </table:table-cell>
          <table:table-cell table:style-name="ce10" table:formula="of:=1-POWER(1-[.BW59];1.1)" office:value-type="float" office:value="1" calcext:value-type="float">
            <text:p>1,00</text:p>
          </table:table-cell>
          <table:table-cell table:style-name="ce10" table:formula="of:=1-POWER(1-[.BX59];1.1)" office:value-type="float" office:value="1" calcext:value-type="float">
            <text:p>1,00</text:p>
          </table:table-cell>
          <table:table-cell table:style-name="ce10" table:formula="of:=1-POWER(1-[.BY59];1.1)" office:value-type="float" office:value="1" calcext:value-type="float">
            <text:p>1,00</text:p>
          </table:table-cell>
          <table:table-cell table:style-name="ce10" table:formula="of:=1-POWER(1-[.BZ59];1.1)" office:value-type="float" office:value="1" calcext:value-type="float">
            <text:p>1,00</text:p>
          </table:table-cell>
          <table:table-cell table:style-name="ce10" table:formula="of:=1-POWER(1-[.CA59];1.1)" office:value-type="float" office:value="1" calcext:value-type="float">
            <text:p>1,00</text:p>
          </table:table-cell>
          <table:table-cell table:style-name="ce10" table:formula="of:=1-POWER(1-[.CB59];1.1)" office:value-type="float" office:value="1" calcext:value-type="float">
            <text:p>1,00</text:p>
          </table:table-cell>
          <table:table-cell table:style-name="ce10" table:formula="of:=1-POWER(1-[.CC59];1.1)" office:value-type="float" office:value="1" calcext:value-type="float">
            <text:p>1,00</text:p>
          </table:table-cell>
          <table:table-cell table:style-name="ce10" table:formula="of:=1-POWER(1-[.CD59];1.1)" office:value-type="float" office:value="1" calcext:value-type="float">
            <text:p>1,00</text:p>
          </table:table-cell>
          <table:table-cell table:style-name="ce10" table:formula="of:=1-POWER(1-[.CE59];1.1)" office:value-type="float" office:value="1" calcext:value-type="float">
            <text:p>1,00</text:p>
          </table:table-cell>
          <table:table-cell table:style-name="ce10" table:formula="of:=1-POWER(1-[.CF59];1.1)" office:value-type="float" office:value="1" calcext:value-type="float">
            <text:p>1,00</text:p>
          </table:table-cell>
          <table:table-cell table:style-name="ce10" table:formula="of:=1-POWER(1-[.CG59];1.1)" office:value-type="float" office:value="1" calcext:value-type="float">
            <text:p>1,00</text:p>
          </table:table-cell>
          <table:table-cell table:style-name="ce10" table:formula="of:=1-POWER(1-[.CH59];1.1)" office:value-type="float" office:value="1" calcext:value-type="float">
            <text:p>1,00</text:p>
          </table:table-cell>
          <table:table-cell table:style-name="ce10" table:formula="of:=1-POWER(1-[.CI59];1.1)" office:value-type="float" office:value="1" calcext:value-type="float">
            <text:p>1,00</text:p>
          </table:table-cell>
          <table:table-cell table:style-name="ce10" table:formula="of:=1-POWER(1-[.CJ59];1.1)" office:value-type="float" office:value="1" calcext:value-type="float">
            <text:p>1,00</text:p>
          </table:table-cell>
          <table:table-cell table:style-name="ce10" table:formula="of:=1-POWER(1-[.CK59];1.1)" office:value-type="float" office:value="1" calcext:value-type="float">
            <text:p>1,00</text:p>
          </table:table-cell>
          <table:table-cell table:style-name="ce10" table:formula="of:=1-POWER(1-[.CL59];1.1)" office:value-type="float" office:value="1" calcext:value-type="float">
            <text:p>1,00</text:p>
          </table:table-cell>
          <table:table-cell table:style-name="ce10" table:formula="of:=1-POWER(1-[.CM59];1.1)" office:value-type="float" office:value="1" calcext:value-type="float">
            <text:p>1,00</text:p>
          </table:table-cell>
          <table:table-cell table:style-name="ce10" table:formula="of:=1-POWER(1-[.CN59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59]+0.1" office:value-type="float" office:value="1" calcext:value-type="float">
            <text:p>1,00</text:p>
          </table:table-cell>
          <table:table-cell table:style-name="ce10" table:formula="of:=1-POWER(1-[.A60];1.1)" office:value-type="float" office:value="1" calcext:value-type="float">
            <text:p>1,00</text:p>
          </table:table-cell>
          <table:table-cell table:style-name="ce10" table:formula="of:=1-POWER(1-[.B60];1.1)" office:value-type="float" office:value="1" calcext:value-type="float">
            <text:p>1,00</text:p>
          </table:table-cell>
          <table:table-cell table:style-name="ce10" table:formula="of:=1-POWER(1-[.C60];1.1)" office:value-type="float" office:value="1" calcext:value-type="float">
            <text:p>1,00</text:p>
          </table:table-cell>
          <table:table-cell table:style-name="ce10" table:formula="of:=1-POWER(1-[.D60];1.1)" office:value-type="float" office:value="1" calcext:value-type="float">
            <text:p>1,00</text:p>
          </table:table-cell>
          <table:table-cell table:style-name="ce10" table:formula="of:=1-POWER(1-[.E60];1.1)" office:value-type="float" office:value="1" calcext:value-type="float">
            <text:p>1,00</text:p>
          </table:table-cell>
          <table:table-cell table:style-name="ce10" table:formula="of:=1-POWER(1-[.F60];1.1)" office:value-type="float" office:value="1" calcext:value-type="float">
            <text:p>1,00</text:p>
          </table:table-cell>
          <table:table-cell table:style-name="ce10" table:formula="of:=1-POWER(1-[.G60];1.1)" office:value-type="float" office:value="1" calcext:value-type="float">
            <text:p>1,00</text:p>
          </table:table-cell>
          <table:table-cell table:style-name="ce10" table:formula="of:=1-POWER(1-[.H60];1.1)" office:value-type="float" office:value="1" calcext:value-type="float">
            <text:p>1,00</text:p>
          </table:table-cell>
          <table:table-cell table:style-name="ce10" table:formula="of:=1-POWER(1-[.I60];1.1)" office:value-type="float" office:value="1" calcext:value-type="float">
            <text:p>1,00</text:p>
          </table:table-cell>
          <table:table-cell table:style-name="ce10" table:formula="of:=1-POWER(1-[.J60];1.1)" office:value-type="float" office:value="1" calcext:value-type="float">
            <text:p>1,00</text:p>
          </table:table-cell>
          <table:table-cell table:style-name="ce10" table:formula="of:=1-POWER(1-[.K60];1.1)" office:value-type="float" office:value="1" calcext:value-type="float">
            <text:p>1,00</text:p>
          </table:table-cell>
          <table:table-cell table:style-name="ce10" table:formula="of:=1-POWER(1-[.L60];1.1)" office:value-type="float" office:value="1" calcext:value-type="float">
            <text:p>1,00</text:p>
          </table:table-cell>
          <table:table-cell table:style-name="ce10" table:formula="of:=1-POWER(1-[.M60];1.1)" office:value-type="float" office:value="1" calcext:value-type="float">
            <text:p>1,00</text:p>
          </table:table-cell>
          <table:table-cell table:style-name="ce10" table:formula="of:=1-POWER(1-[.N60];1.1)" office:value-type="float" office:value="1" calcext:value-type="float">
            <text:p>1,00</text:p>
          </table:table-cell>
          <table:table-cell table:style-name="ce10" table:formula="of:=1-POWER(1-[.O60];1.1)" office:value-type="float" office:value="1" calcext:value-type="float">
            <text:p>1,00</text:p>
          </table:table-cell>
          <table:table-cell table:style-name="ce10" table:formula="of:=1-POWER(1-[.P60];1.1)" office:value-type="float" office:value="1" calcext:value-type="float">
            <text:p>1,00</text:p>
          </table:table-cell>
          <table:table-cell table:style-name="ce10" table:formula="of:=1-POWER(1-[.Q60];1.1)" office:value-type="float" office:value="1" calcext:value-type="float">
            <text:p>1,00</text:p>
          </table:table-cell>
          <table:table-cell table:style-name="ce10" table:formula="of:=1-POWER(1-[.R60];1.1)" office:value-type="float" office:value="1" calcext:value-type="float">
            <text:p>1,00</text:p>
          </table:table-cell>
          <table:table-cell table:style-name="ce10" table:formula="of:=1-POWER(1-[.S60];1.1)" office:value-type="float" office:value="1" calcext:value-type="float">
            <text:p>1,00</text:p>
          </table:table-cell>
          <table:table-cell table:style-name="ce10" table:formula="of:=1-POWER(1-[.T60];1.1)" office:value-type="float" office:value="1" calcext:value-type="float">
            <text:p>1,00</text:p>
          </table:table-cell>
          <table:table-cell table:style-name="ce10" table:formula="of:=1-POWER(1-[.U60];1.1)" office:value-type="float" office:value="1" calcext:value-type="float">
            <text:p>1,00</text:p>
          </table:table-cell>
          <table:table-cell table:style-name="ce10" table:formula="of:=1-POWER(1-[.V60];1.1)" office:value-type="float" office:value="1" calcext:value-type="float">
            <text:p>1,00</text:p>
          </table:table-cell>
          <table:table-cell table:style-name="ce10" table:formula="of:=1-POWER(1-[.W60];1.1)" office:value-type="float" office:value="1" calcext:value-type="float">
            <text:p>1,00</text:p>
          </table:table-cell>
          <table:table-cell table:style-name="ce10" table:formula="of:=1-POWER(1-[.X60];1.1)" office:value-type="float" office:value="1" calcext:value-type="float">
            <text:p>1,00</text:p>
          </table:table-cell>
          <table:table-cell table:style-name="ce10" table:formula="of:=1-POWER(1-[.Y60];1.1)" office:value-type="float" office:value="1" calcext:value-type="float">
            <text:p>1,00</text:p>
          </table:table-cell>
          <table:table-cell table:style-name="ce10" table:formula="of:=1-POWER(1-[.Z60];1.1)" office:value-type="float" office:value="1" calcext:value-type="float">
            <text:p>1,00</text:p>
          </table:table-cell>
          <table:table-cell table:style-name="ce10" table:formula="of:=1-POWER(1-[.AA60];1.1)" office:value-type="float" office:value="1" calcext:value-type="float">
            <text:p>1,00</text:p>
          </table:table-cell>
          <table:table-cell table:style-name="ce10" table:formula="of:=1-POWER(1-[.AB60];1.1)" office:value-type="float" office:value="1" calcext:value-type="float">
            <text:p>1,00</text:p>
          </table:table-cell>
          <table:table-cell table:style-name="ce10" table:formula="of:=1-POWER(1-[.AC60];1.1)" office:value-type="float" office:value="1" calcext:value-type="float">
            <text:p>1,00</text:p>
          </table:table-cell>
          <table:table-cell table:style-name="ce10" table:formula="of:=1-POWER(1-[.AD60];1.1)" office:value-type="float" office:value="1" calcext:value-type="float">
            <text:p>1,00</text:p>
          </table:table-cell>
          <table:table-cell table:style-name="ce10" table:formula="of:=1-POWER(1-[.AE60];1.1)" office:value-type="float" office:value="1" calcext:value-type="float">
            <text:p>1,00</text:p>
          </table:table-cell>
          <table:table-cell table:style-name="ce10" table:formula="of:=1-POWER(1-[.AF60];1.1)" office:value-type="float" office:value="1" calcext:value-type="float">
            <text:p>1,00</text:p>
          </table:table-cell>
          <table:table-cell table:style-name="ce10" table:formula="of:=1-POWER(1-[.AG60];1.1)" office:value-type="float" office:value="1" calcext:value-type="float">
            <text:p>1,00</text:p>
          </table:table-cell>
          <table:table-cell table:style-name="ce10" table:formula="of:=1-POWER(1-[.AH60];1.1)" office:value-type="float" office:value="1" calcext:value-type="float">
            <text:p>1,00</text:p>
          </table:table-cell>
          <table:table-cell table:style-name="ce10" table:formula="of:=1-POWER(1-[.AI60];1.1)" office:value-type="float" office:value="1" calcext:value-type="float">
            <text:p>1,00</text:p>
          </table:table-cell>
          <table:table-cell table:style-name="ce10" table:formula="of:=1-POWER(1-[.AJ60];1.1)" office:value-type="float" office:value="1" calcext:value-type="float">
            <text:p>1,00</text:p>
          </table:table-cell>
          <table:table-cell table:style-name="ce10" table:formula="of:=1-POWER(1-[.AK60];1.1)" office:value-type="float" office:value="1" calcext:value-type="float">
            <text:p>1,00</text:p>
          </table:table-cell>
          <table:table-cell table:style-name="ce10" table:formula="of:=1-POWER(1-[.AL60];1.1)" office:value-type="float" office:value="1" calcext:value-type="float">
            <text:p>1,00</text:p>
          </table:table-cell>
          <table:table-cell table:style-name="ce10" table:formula="of:=1-POWER(1-[.AM60];1.1)" office:value-type="float" office:value="1" calcext:value-type="float">
            <text:p>1,00</text:p>
          </table:table-cell>
          <table:table-cell table:style-name="ce10" table:formula="of:=1-POWER(1-[.AN60];1.1)" office:value-type="float" office:value="1" calcext:value-type="float">
            <text:p>1,00</text:p>
          </table:table-cell>
          <table:table-cell table:style-name="ce10" table:formula="of:=1-POWER(1-[.AO60];1.1)" office:value-type="float" office:value="1" calcext:value-type="float">
            <text:p>1,00</text:p>
          </table:table-cell>
          <table:table-cell table:style-name="ce10" table:formula="of:=1-POWER(1-[.AP60];1.1)" office:value-type="float" office:value="1" calcext:value-type="float">
            <text:p>1,00</text:p>
          </table:table-cell>
          <table:table-cell table:style-name="ce10" table:formula="of:=1-POWER(1-[.AQ60];1.1)" office:value-type="float" office:value="1" calcext:value-type="float">
            <text:p>1,00</text:p>
          </table:table-cell>
          <table:table-cell table:style-name="ce10" table:formula="of:=1-POWER(1-[.AR60];1.1)" office:value-type="float" office:value="1" calcext:value-type="float">
            <text:p>1,00</text:p>
          </table:table-cell>
          <table:table-cell table:style-name="ce10" table:formula="of:=1-POWER(1-[.AS60];1.1)" office:value-type="float" office:value="1" calcext:value-type="float">
            <text:p>1,00</text:p>
          </table:table-cell>
          <table:table-cell table:style-name="ce10" table:formula="of:=1-POWER(1-[.AT60];1.1)" office:value-type="float" office:value="1" calcext:value-type="float">
            <text:p>1,00</text:p>
          </table:table-cell>
          <table:table-cell table:style-name="ce10" table:formula="of:=1-POWER(1-[.AU60];1.1)" office:value-type="float" office:value="1" calcext:value-type="float">
            <text:p>1,00</text:p>
          </table:table-cell>
          <table:table-cell table:style-name="ce10" table:formula="of:=1-POWER(1-[.AV60];1.1)" office:value-type="float" office:value="1" calcext:value-type="float">
            <text:p>1,00</text:p>
          </table:table-cell>
          <table:table-cell table:style-name="ce10" table:formula="of:=1-POWER(1-[.AW60];1.1)" office:value-type="float" office:value="1" calcext:value-type="float">
            <text:p>1,00</text:p>
          </table:table-cell>
          <table:table-cell table:style-name="ce10" table:formula="of:=1-POWER(1-[.AX60];1.1)" office:value-type="float" office:value="1" calcext:value-type="float">
            <text:p>1,00</text:p>
          </table:table-cell>
          <table:table-cell table:style-name="ce10" table:formula="of:=1-POWER(1-[.AY60];1.1)" office:value-type="float" office:value="1" calcext:value-type="float">
            <text:p>1,00</text:p>
          </table:table-cell>
          <table:table-cell table:style-name="ce10" table:formula="of:=1-POWER(1-[.AZ60];1.1)" office:value-type="float" office:value="1" calcext:value-type="float">
            <text:p>1,00</text:p>
          </table:table-cell>
          <table:table-cell table:style-name="ce10" table:formula="of:=1-POWER(1-[.BA60];1.1)" office:value-type="float" office:value="1" calcext:value-type="float">
            <text:p>1,00</text:p>
          </table:table-cell>
          <table:table-cell table:style-name="ce10" table:formula="of:=1-POWER(1-[.BB60];1.1)" office:value-type="float" office:value="1" calcext:value-type="float">
            <text:p>1,00</text:p>
          </table:table-cell>
          <table:table-cell table:style-name="ce10" table:formula="of:=1-POWER(1-[.BC60];1.1)" office:value-type="float" office:value="1" calcext:value-type="float">
            <text:p>1,00</text:p>
          </table:table-cell>
          <table:table-cell table:style-name="ce10" table:formula="of:=1-POWER(1-[.BD60];1.1)" office:value-type="float" office:value="1" calcext:value-type="float">
            <text:p>1,00</text:p>
          </table:table-cell>
          <table:table-cell table:style-name="ce10" table:formula="of:=1-POWER(1-[.BE60];1.1)" office:value-type="float" office:value="1" calcext:value-type="float">
            <text:p>1,00</text:p>
          </table:table-cell>
          <table:table-cell table:style-name="ce10" table:formula="of:=1-POWER(1-[.BF60];1.1)" office:value-type="float" office:value="1" calcext:value-type="float">
            <text:p>1,00</text:p>
          </table:table-cell>
          <table:table-cell table:style-name="ce10" table:formula="of:=1-POWER(1-[.BG60];1.1)" office:value-type="float" office:value="1" calcext:value-type="float">
            <text:p>1,00</text:p>
          </table:table-cell>
          <table:table-cell table:style-name="ce10" table:formula="of:=1-POWER(1-[.BH60];1.1)" office:value-type="float" office:value="1" calcext:value-type="float">
            <text:p>1,00</text:p>
          </table:table-cell>
          <table:table-cell table:style-name="ce10" table:formula="of:=1-POWER(1-[.BI60];1.1)" office:value-type="float" office:value="1" calcext:value-type="float">
            <text:p>1,00</text:p>
          </table:table-cell>
          <table:table-cell table:style-name="ce10" table:formula="of:=1-POWER(1-[.BJ60];1.1)" office:value-type="float" office:value="1" calcext:value-type="float">
            <text:p>1,00</text:p>
          </table:table-cell>
          <table:table-cell table:style-name="ce10" table:formula="of:=1-POWER(1-[.BK60];1.1)" office:value-type="float" office:value="1" calcext:value-type="float">
            <text:p>1,00</text:p>
          </table:table-cell>
          <table:table-cell table:style-name="ce10" table:formula="of:=1-POWER(1-[.BL60];1.1)" office:value-type="float" office:value="1" calcext:value-type="float">
            <text:p>1,00</text:p>
          </table:table-cell>
          <table:table-cell table:style-name="ce10" table:formula="of:=1-POWER(1-[.BM60];1.1)" office:value-type="float" office:value="1" calcext:value-type="float">
            <text:p>1,00</text:p>
          </table:table-cell>
          <table:table-cell table:style-name="ce10" table:formula="of:=1-POWER(1-[.BN60];1.1)" office:value-type="float" office:value="1" calcext:value-type="float">
            <text:p>1,00</text:p>
          </table:table-cell>
          <table:table-cell table:style-name="ce10" table:formula="of:=1-POWER(1-[.BO60];1.1)" office:value-type="float" office:value="1" calcext:value-type="float">
            <text:p>1,00</text:p>
          </table:table-cell>
          <table:table-cell table:style-name="ce10" table:formula="of:=1-POWER(1-[.BP60];1.1)" office:value-type="float" office:value="1" calcext:value-type="float">
            <text:p>1,00</text:p>
          </table:table-cell>
          <table:table-cell table:style-name="ce10" table:formula="of:=1-POWER(1-[.BQ60];1.1)" office:value-type="float" office:value="1" calcext:value-type="float">
            <text:p>1,00</text:p>
          </table:table-cell>
          <table:table-cell table:style-name="ce10" table:formula="of:=1-POWER(1-[.BR60];1.1)" office:value-type="float" office:value="1" calcext:value-type="float">
            <text:p>1,00</text:p>
          </table:table-cell>
          <table:table-cell table:style-name="ce10" table:formula="of:=1-POWER(1-[.BS60];1.1)" office:value-type="float" office:value="1" calcext:value-type="float">
            <text:p>1,00</text:p>
          </table:table-cell>
          <table:table-cell table:style-name="ce10" table:formula="of:=1-POWER(1-[.BT60];1.1)" office:value-type="float" office:value="1" calcext:value-type="float">
            <text:p>1,00</text:p>
          </table:table-cell>
          <table:table-cell table:style-name="ce10" table:formula="of:=1-POWER(1-[.BU60];1.1)" office:value-type="float" office:value="1" calcext:value-type="float">
            <text:p>1,00</text:p>
          </table:table-cell>
          <table:table-cell table:style-name="ce10" table:formula="of:=1-POWER(1-[.BV60];1.1)" office:value-type="float" office:value="1" calcext:value-type="float">
            <text:p>1,00</text:p>
          </table:table-cell>
          <table:table-cell table:style-name="ce10" table:formula="of:=1-POWER(1-[.BW60];1.1)" office:value-type="float" office:value="1" calcext:value-type="float">
            <text:p>1,00</text:p>
          </table:table-cell>
          <table:table-cell table:style-name="ce10" table:formula="of:=1-POWER(1-[.BX60];1.1)" office:value-type="float" office:value="1" calcext:value-type="float">
            <text:p>1,00</text:p>
          </table:table-cell>
          <table:table-cell table:style-name="ce10" table:formula="of:=1-POWER(1-[.BY60];1.1)" office:value-type="float" office:value="1" calcext:value-type="float">
            <text:p>1,00</text:p>
          </table:table-cell>
          <table:table-cell table:style-name="ce10" table:formula="of:=1-POWER(1-[.BZ60];1.1)" office:value-type="float" office:value="1" calcext:value-type="float">
            <text:p>1,00</text:p>
          </table:table-cell>
          <table:table-cell table:style-name="ce10" table:formula="of:=1-POWER(1-[.CA60];1.1)" office:value-type="float" office:value="1" calcext:value-type="float">
            <text:p>1,00</text:p>
          </table:table-cell>
          <table:table-cell table:style-name="ce10" table:formula="of:=1-POWER(1-[.CB60];1.1)" office:value-type="float" office:value="1" calcext:value-type="float">
            <text:p>1,00</text:p>
          </table:table-cell>
          <table:table-cell table:style-name="ce10" table:formula="of:=1-POWER(1-[.CC60];1.1)" office:value-type="float" office:value="1" calcext:value-type="float">
            <text:p>1,00</text:p>
          </table:table-cell>
          <table:table-cell table:style-name="ce10" table:formula="of:=1-POWER(1-[.CD60];1.1)" office:value-type="float" office:value="1" calcext:value-type="float">
            <text:p>1,00</text:p>
          </table:table-cell>
          <table:table-cell table:style-name="ce10" table:formula="of:=1-POWER(1-[.CE60];1.1)" office:value-type="float" office:value="1" calcext:value-type="float">
            <text:p>1,00</text:p>
          </table:table-cell>
          <table:table-cell table:style-name="ce10" table:formula="of:=1-POWER(1-[.CF60];1.1)" office:value-type="float" office:value="1" calcext:value-type="float">
            <text:p>1,00</text:p>
          </table:table-cell>
          <table:table-cell table:style-name="ce10" table:formula="of:=1-POWER(1-[.CG60];1.1)" office:value-type="float" office:value="1" calcext:value-type="float">
            <text:p>1,00</text:p>
          </table:table-cell>
          <table:table-cell table:style-name="ce10" table:formula="of:=1-POWER(1-[.CH60];1.1)" office:value-type="float" office:value="1" calcext:value-type="float">
            <text:p>1,00</text:p>
          </table:table-cell>
          <table:table-cell table:style-name="ce10" table:formula="of:=1-POWER(1-[.CI60];1.1)" office:value-type="float" office:value="1" calcext:value-type="float">
            <text:p>1,00</text:p>
          </table:table-cell>
          <table:table-cell table:style-name="ce10" table:formula="of:=1-POWER(1-[.CJ60];1.1)" office:value-type="float" office:value="1" calcext:value-type="float">
            <text:p>1,00</text:p>
          </table:table-cell>
          <table:table-cell table:style-name="ce10" table:formula="of:=1-POWER(1-[.CK60];1.1)" office:value-type="float" office:value="1" calcext:value-type="float">
            <text:p>1,00</text:p>
          </table:table-cell>
          <table:table-cell table:style-name="ce10" table:formula="of:=1-POWER(1-[.CL60];1.1)" office:value-type="float" office:value="1" calcext:value-type="float">
            <text:p>1,00</text:p>
          </table:table-cell>
          <table:table-cell table:style-name="ce10" table:formula="of:=1-POWER(1-[.CM60];1.1)" office:value-type="float" office:value="1" calcext:value-type="float">
            <text:p>1,00</text:p>
          </table:table-cell>
          <table:table-cell table:style-name="ce10" table:formula="of:=1-POWER(1-[.CN60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50]&lt;1;(1+(59*(1-[.A50])))*[.$A$39]+[.$A$65];0)" office:value-type="float" office:value="610" calcext:value-type="float">
            <text:p>610</text:p>
          </table:table-cell>
          <table:table-cell table:style-name="ce11" table:formula="of:=IF([.B50]&lt;1;(1+(59*(1-[.B50])))*[.$A$39]+[.$A$65];0)" office:value-type="float" office:value="610" calcext:value-type="float">
            <text:p>610</text:p>
          </table:table-cell>
          <table:table-cell table:style-name="ce11" table:formula="of:=IF([.C50]&lt;1;(1+(59*(1-[.C50])))*[.$A$39]+[.$A$65];0)" office:value-type="float" office:value="610" calcext:value-type="float">
            <text:p>610</text:p>
          </table:table-cell>
          <table:table-cell table:style-name="ce11" table:formula="of:=IF([.D50]&lt;1;(1+(59*(1-[.D50])))*[.$A$39]+[.$A$65];0)" office:value-type="float" office:value="610" calcext:value-type="float">
            <text:p>610</text:p>
          </table:table-cell>
          <table:table-cell table:style-name="ce11" table:formula="of:=IF([.E50]&lt;1;(1+(59*(1-[.E50])))*[.$A$39]+[.$A$65];0)" office:value-type="float" office:value="610" calcext:value-type="float">
            <text:p>610</text:p>
          </table:table-cell>
          <table:table-cell table:style-name="ce11" table:formula="of:=IF([.F50]&lt;1;(1+(59*(1-[.F50])))*[.$A$39]+[.$A$65];0)" office:value-type="float" office:value="610" calcext:value-type="float">
            <text:p>610</text:p>
          </table:table-cell>
          <table:table-cell table:style-name="ce11" table:formula="of:=IF([.G50]&lt;1;(1+(59*(1-[.G50])))*[.$A$39]+[.$A$65];0)" office:value-type="float" office:value="610" calcext:value-type="float">
            <text:p>610</text:p>
          </table:table-cell>
          <table:table-cell table:style-name="ce11" table:formula="of:=IF([.H50]&lt;1;(1+(59*(1-[.H50])))*[.$A$39]+[.$A$65];0)" office:value-type="float" office:value="610" calcext:value-type="float">
            <text:p>610</text:p>
          </table:table-cell>
          <table:table-cell table:style-name="ce11" table:formula="of:=IF([.I50]&lt;1;(1+(59*(1-[.I50])))*[.$A$39]+[.$A$65];0)" office:value-type="float" office:value="610" calcext:value-type="float">
            <text:p>610</text:p>
          </table:table-cell>
          <table:table-cell table:style-name="ce11" table:formula="of:=IF([.J50]&lt;1;(1+(59*(1-[.J50])))*[.$A$39]+[.$A$65];0)" office:value-type="float" office:value="610" calcext:value-type="float">
            <text:p>610</text:p>
          </table:table-cell>
          <table:table-cell table:style-name="ce11" table:formula="of:=IF([.K50]&lt;1;(1+(59*(1-[.K50])))*[.$A$39]+[.$A$65];0)" office:value-type="float" office:value="610" calcext:value-type="float">
            <text:p>610</text:p>
          </table:table-cell>
          <table:table-cell table:style-name="ce11" table:formula="of:=IF([.L50]&lt;1;(1+(59*(1-[.L50])))*[.$A$39]+[.$A$65];0)" office:value-type="float" office:value="610" calcext:value-type="float">
            <text:p>610</text:p>
          </table:table-cell>
          <table:table-cell table:style-name="ce11" table:formula="of:=IF([.M50]&lt;1;(1+(59*(1-[.M50])))*[.$A$39]+[.$A$65];0)" office:value-type="float" office:value="610" calcext:value-type="float">
            <text:p>610</text:p>
          </table:table-cell>
          <table:table-cell table:style-name="ce11" table:formula="of:=IF([.N50]&lt;1;(1+(59*(1-[.N50])))*[.$A$39]+[.$A$65];0)" office:value-type="float" office:value="610" calcext:value-type="float">
            <text:p>610</text:p>
          </table:table-cell>
          <table:table-cell table:style-name="ce11" table:formula="of:=IF([.O50]&lt;1;(1+(59*(1-[.O50])))*[.$A$39]+[.$A$65];0)" office:value-type="float" office:value="610" calcext:value-type="float">
            <text:p>610</text:p>
          </table:table-cell>
          <table:table-cell table:style-name="ce11" table:formula="of:=IF([.P50]&lt;1;(1+(59*(1-[.P50])))*[.$A$39]+[.$A$65];0)" office:value-type="float" office:value="610" calcext:value-type="float">
            <text:p>610</text:p>
          </table:table-cell>
          <table:table-cell table:style-name="ce11" table:formula="of:=IF([.Q50]&lt;1;(1+(59*(1-[.Q50])))*[.$A$39]+[.$A$65];0)" office:value-type="float" office:value="610" calcext:value-type="float">
            <text:p>610</text:p>
          </table:table-cell>
          <table:table-cell table:style-name="ce11" table:formula="of:=IF([.R50]&lt;1;(1+(59*(1-[.R50])))*[.$A$39]+[.$A$65];0)" office:value-type="float" office:value="610" calcext:value-type="float">
            <text:p>610</text:p>
          </table:table-cell>
          <table:table-cell table:style-name="ce11" table:formula="of:=IF([.S50]&lt;1;(1+(59*(1-[.S50])))*[.$A$39]+[.$A$65];0)" office:value-type="float" office:value="610" calcext:value-type="float">
            <text:p>610</text:p>
          </table:table-cell>
          <table:table-cell table:style-name="ce11" table:formula="of:=IF([.T50]&lt;1;(1+(59*(1-[.T50])))*[.$A$39]+[.$A$65];0)" office:value-type="float" office:value="610" calcext:value-type="float">
            <text:p>610</text:p>
          </table:table-cell>
          <table:table-cell table:style-name="ce11" table:formula="of:=IF([.U50]&lt;1;(1+(59*(1-[.U50])))*[.$A$39]+[.$A$65];0)" office:value-type="float" office:value="610" calcext:value-type="float">
            <text:p>610</text:p>
          </table:table-cell>
          <table:table-cell table:style-name="ce11" table:formula="of:=IF([.V50]&lt;1;(1+(59*(1-[.V50])))*[.$A$39]+[.$A$65];0)" office:value-type="float" office:value="610" calcext:value-type="float">
            <text:p>610</text:p>
          </table:table-cell>
          <table:table-cell table:style-name="ce11" table:formula="of:=IF([.W50]&lt;1;(1+(59*(1-[.W50])))*[.$A$39]+[.$A$65];0)" office:value-type="float" office:value="610" calcext:value-type="float">
            <text:p>610</text:p>
          </table:table-cell>
          <table:table-cell table:style-name="ce11" table:formula="of:=IF([.X50]&lt;1;(1+(59*(1-[.X50])))*[.$A$39]+[.$A$65];0)" office:value-type="float" office:value="610" calcext:value-type="float">
            <text:p>610</text:p>
          </table:table-cell>
          <table:table-cell table:style-name="ce11" table:formula="of:=IF([.Y50]&lt;1;(1+(59*(1-[.Y50])))*[.$A$39]+[.$A$65];0)" office:value-type="float" office:value="610" calcext:value-type="float">
            <text:p>610</text:p>
          </table:table-cell>
          <table:table-cell table:style-name="ce11" table:formula="of:=IF([.Z50]&lt;1;(1+(59*(1-[.Z50])))*[.$A$39]+[.$A$65];0)" office:value-type="float" office:value="610" calcext:value-type="float">
            <text:p>610</text:p>
          </table:table-cell>
          <table:table-cell table:style-name="ce11" table:formula="of:=IF([.AA50]&lt;1;(1+(59*(1-[.AA50])))*[.$A$39]+[.$A$65];0)" office:value-type="float" office:value="610" calcext:value-type="float">
            <text:p>610</text:p>
          </table:table-cell>
          <table:table-cell table:style-name="ce11" table:formula="of:=IF([.AB50]&lt;1;(1+(59*(1-[.AB50])))*[.$A$39]+[.$A$65];0)" office:value-type="float" office:value="610" calcext:value-type="float">
            <text:p>610</text:p>
          </table:table-cell>
          <table:table-cell table:style-name="ce11" table:formula="of:=IF([.AC50]&lt;1;(1+(59*(1-[.AC50])))*[.$A$39]+[.$A$65];0)" office:value-type="float" office:value="610" calcext:value-type="float">
            <text:p>610</text:p>
          </table:table-cell>
          <table:table-cell table:style-name="ce11" table:formula="of:=IF([.AD50]&lt;1;(1+(59*(1-[.AD50])))*[.$A$39]+[.$A$65];0)" office:value-type="float" office:value="610" calcext:value-type="float">
            <text:p>610</text:p>
          </table:table-cell>
          <table:table-cell table:style-name="ce11" table:formula="of:=IF([.AE50]&lt;1;(1+(59*(1-[.AE50])))*[.$A$39]+[.$A$65];0)" office:value-type="float" office:value="610" calcext:value-type="float">
            <text:p>610</text:p>
          </table:table-cell>
          <table:table-cell table:style-name="ce11" table:formula="of:=IF([.AF50]&lt;1;(1+(59*(1-[.AF50])))*[.$A$39]+[.$A$65];0)" office:value-type="float" office:value="610" calcext:value-type="float">
            <text:p>610</text:p>
          </table:table-cell>
          <table:table-cell table:style-name="ce11" table:formula="of:=IF([.AG50]&lt;1;(1+(59*(1-[.AG50])))*[.$A$39]+[.$A$65];0)" office:value-type="float" office:value="610" calcext:value-type="float">
            <text:p>610</text:p>
          </table:table-cell>
          <table:table-cell table:style-name="ce11" table:formula="of:=IF([.AH50]&lt;1;(1+(59*(1-[.AH50])))*[.$A$39]+[.$A$65];0)" office:value-type="float" office:value="610" calcext:value-type="float">
            <text:p>610</text:p>
          </table:table-cell>
          <table:table-cell table:style-name="ce11" table:formula="of:=IF([.AI50]&lt;1;(1+(59*(1-[.AI50])))*[.$A$39]+[.$A$65];0)" office:value-type="float" office:value="610" calcext:value-type="float">
            <text:p>610</text:p>
          </table:table-cell>
          <table:table-cell table:style-name="ce11" table:formula="of:=IF([.AJ50]&lt;1;(1+(59*(1-[.AJ50])))*[.$A$39]+[.$A$65];0)" office:value-type="float" office:value="610" calcext:value-type="float">
            <text:p>610</text:p>
          </table:table-cell>
          <table:table-cell table:style-name="ce11" table:formula="of:=IF([.AK50]&lt;1;(1+(59*(1-[.AK50])))*[.$A$39]+[.$A$65];0)" office:value-type="float" office:value="610" calcext:value-type="float">
            <text:p>610</text:p>
          </table:table-cell>
          <table:table-cell table:style-name="ce11" table:formula="of:=IF([.AL50]&lt;1;(1+(59*(1-[.AL50])))*[.$A$39]+[.$A$65];0)" office:value-type="float" office:value="610" calcext:value-type="float">
            <text:p>610</text:p>
          </table:table-cell>
          <table:table-cell table:style-name="ce11" table:formula="of:=IF([.AM50]&lt;1;(1+(59*(1-[.AM50])))*[.$A$39]+[.$A$65];0)" office:value-type="float" office:value="610" calcext:value-type="float">
            <text:p>610</text:p>
          </table:table-cell>
          <table:table-cell table:style-name="ce11" table:formula="of:=IF([.AN50]&lt;1;(1+(59*(1-[.AN50])))*[.$A$39]+[.$A$65];0)" office:value-type="float" office:value="610" calcext:value-type="float">
            <text:p>610</text:p>
          </table:table-cell>
          <table:table-cell table:style-name="ce11" table:formula="of:=IF([.AO50]&lt;1;(1+(59*(1-[.AO50])))*[.$A$39]+[.$A$65];0)" office:value-type="float" office:value="610" calcext:value-type="float">
            <text:p>610</text:p>
          </table:table-cell>
          <table:table-cell table:style-name="ce11" table:formula="of:=IF([.AP50]&lt;1;(1+(59*(1-[.AP50])))*[.$A$39]+[.$A$65];0)" office:value-type="float" office:value="610" calcext:value-type="float">
            <text:p>610</text:p>
          </table:table-cell>
          <table:table-cell table:style-name="ce11" table:formula="of:=IF([.AQ50]&lt;1;(1+(59*(1-[.AQ50])))*[.$A$39]+[.$A$65];0)" office:value-type="float" office:value="610" calcext:value-type="float">
            <text:p>610</text:p>
          </table:table-cell>
          <table:table-cell table:style-name="ce11" table:formula="of:=IF([.AR50]&lt;1;(1+(59*(1-[.AR50])))*[.$A$39]+[.$A$65];0)" office:value-type="float" office:value="610" calcext:value-type="float">
            <text:p>610</text:p>
          </table:table-cell>
          <table:table-cell table:style-name="ce11" table:formula="of:=IF([.AS50]&lt;1;(1+(59*(1-[.AS50])))*[.$A$39]+[.$A$65];0)" office:value-type="float" office:value="610" calcext:value-type="float">
            <text:p>610</text:p>
          </table:table-cell>
          <table:table-cell table:style-name="ce11" table:formula="of:=IF([.AT50]&lt;1;(1+(59*(1-[.AT50])))*[.$A$39]+[.$A$65];0)" office:value-type="float" office:value="610" calcext:value-type="float">
            <text:p>610</text:p>
          </table:table-cell>
          <table:table-cell table:style-name="ce11" table:formula="of:=IF([.AU50]&lt;1;(1+(59*(1-[.AU50])))*[.$A$39]+[.$A$65];0)" office:value-type="float" office:value="610" calcext:value-type="float">
            <text:p>610</text:p>
          </table:table-cell>
          <table:table-cell table:style-name="ce11" table:formula="of:=IF([.AV50]&lt;1;(1+(59*(1-[.AV50])))*[.$A$39]+[.$A$65];0)" office:value-type="float" office:value="610" calcext:value-type="float">
            <text:p>610</text:p>
          </table:table-cell>
          <table:table-cell table:style-name="ce11" table:formula="of:=IF([.AW50]&lt;1;(1+(59*(1-[.AW50])))*[.$A$39]+[.$A$65];0)" office:value-type="float" office:value="610" calcext:value-type="float">
            <text:p>610</text:p>
          </table:table-cell>
          <table:table-cell table:style-name="ce11" table:formula="of:=IF([.AX50]&lt;1;(1+(59*(1-[.AX50])))*[.$A$39]+[.$A$65];0)" office:value-type="float" office:value="610" calcext:value-type="float">
            <text:p>610</text:p>
          </table:table-cell>
          <table:table-cell table:style-name="ce11" table:formula="of:=IF([.AY50]&lt;1;(1+(59*(1-[.AY50])))*[.$A$39]+[.$A$65];0)" office:value-type="float" office:value="610" calcext:value-type="float">
            <text:p>610</text:p>
          </table:table-cell>
          <table:table-cell table:style-name="ce11" table:formula="of:=IF([.AZ50]&lt;1;(1+(59*(1-[.AZ50])))*[.$A$39]+[.$A$65];0)" office:value-type="float" office:value="610" calcext:value-type="float">
            <text:p>610</text:p>
          </table:table-cell>
          <table:table-cell table:style-name="ce11" table:formula="of:=IF([.BA50]&lt;1;(1+(59*(1-[.BA50])))*[.$A$39]+[.$A$65];0)" office:value-type="float" office:value="610" calcext:value-type="float">
            <text:p>610</text:p>
          </table:table-cell>
          <table:table-cell table:style-name="ce11" table:formula="of:=IF([.BB50]&lt;1;(1+(59*(1-[.BB50])))*[.$A$39]+[.$A$65];0)" office:value-type="float" office:value="610" calcext:value-type="float">
            <text:p>610</text:p>
          </table:table-cell>
          <table:table-cell table:style-name="ce11" table:formula="of:=IF([.BC50]&lt;1;(1+(59*(1-[.BC50])))*[.$A$39]+[.$A$65];0)" office:value-type="float" office:value="610" calcext:value-type="float">
            <text:p>610</text:p>
          </table:table-cell>
          <table:table-cell table:style-name="ce11" table:formula="of:=IF([.BD50]&lt;1;(1+(59*(1-[.BD50])))*[.$A$39]+[.$A$65];0)" office:value-type="float" office:value="610" calcext:value-type="float">
            <text:p>610</text:p>
          </table:table-cell>
          <table:table-cell table:style-name="ce11" table:formula="of:=IF([.BE50]&lt;1;(1+(59*(1-[.BE50])))*[.$A$39]+[.$A$65];0)" office:value-type="float" office:value="610" calcext:value-type="float">
            <text:p>610</text:p>
          </table:table-cell>
          <table:table-cell table:style-name="ce11" table:formula="of:=IF([.BF50]&lt;1;(1+(59*(1-[.BF50])))*[.$A$39]+[.$A$65];0)" office:value-type="float" office:value="610" calcext:value-type="float">
            <text:p>610</text:p>
          </table:table-cell>
          <table:table-cell table:style-name="ce11" table:formula="of:=IF([.BG50]&lt;1;(1+(59*(1-[.BG50])))*[.$A$39]+[.$A$65];0)" office:value-type="float" office:value="610" calcext:value-type="float">
            <text:p>610</text:p>
          </table:table-cell>
          <table:table-cell table:style-name="ce11" table:formula="of:=IF([.BH50]&lt;1;(1+(59*(1-[.BH50])))*[.$A$39]+[.$A$65];0)" office:value-type="float" office:value="610" calcext:value-type="float">
            <text:p>610</text:p>
          </table:table-cell>
          <table:table-cell table:style-name="ce11" table:formula="of:=IF([.BI50]&lt;1;(1+(59*(1-[.BI50])))*[.$A$39]+[.$A$65];0)" office:value-type="float" office:value="610" calcext:value-type="float">
            <text:p>610</text:p>
          </table:table-cell>
          <table:table-cell table:style-name="ce11" table:formula="of:=IF([.BJ50]&lt;1;(1+(59*(1-[.BJ50])))*[.$A$39]+[.$A$65];0)" office:value-type="float" office:value="610" calcext:value-type="float">
            <text:p>610</text:p>
          </table:table-cell>
          <table:table-cell table:style-name="ce11" table:formula="of:=IF([.BK50]&lt;1;(1+(59*(1-[.BK50])))*[.$A$39]+[.$A$65];0)" office:value-type="float" office:value="610" calcext:value-type="float">
            <text:p>610</text:p>
          </table:table-cell>
          <table:table-cell table:style-name="ce11" table:formula="of:=IF([.BL50]&lt;1;(1+(59*(1-[.BL50])))*[.$A$39]+[.$A$65];0)" office:value-type="float" office:value="610" calcext:value-type="float">
            <text:p>610</text:p>
          </table:table-cell>
          <table:table-cell table:style-name="ce11" table:formula="of:=IF([.BM50]&lt;1;(1+(59*(1-[.BM50])))*[.$A$39]+[.$A$65];0)" office:value-type="float" office:value="610" calcext:value-type="float">
            <text:p>610</text:p>
          </table:table-cell>
          <table:table-cell table:style-name="ce11" table:formula="of:=IF([.BN50]&lt;1;(1+(59*(1-[.BN50])))*[.$A$39]+[.$A$65];0)" office:value-type="float" office:value="610" calcext:value-type="float">
            <text:p>610</text:p>
          </table:table-cell>
          <table:table-cell table:style-name="ce11" table:formula="of:=IF([.BO50]&lt;1;(1+(59*(1-[.BO50])))*[.$A$39]+[.$A$65];0)" office:value-type="float" office:value="610" calcext:value-type="float">
            <text:p>610</text:p>
          </table:table-cell>
          <table:table-cell table:style-name="ce11" table:formula="of:=IF([.BP50]&lt;1;(1+(59*(1-[.BP50])))*[.$A$39]+[.$A$65];0)" office:value-type="float" office:value="610" calcext:value-type="float">
            <text:p>610</text:p>
          </table:table-cell>
          <table:table-cell table:style-name="ce11" table:formula="of:=IF([.BQ50]&lt;1;(1+(59*(1-[.BQ50])))*[.$A$39]+[.$A$65];0)" office:value-type="float" office:value="610" calcext:value-type="float">
            <text:p>610</text:p>
          </table:table-cell>
          <table:table-cell table:style-name="ce11" table:formula="of:=IF([.BR50]&lt;1;(1+(59*(1-[.BR50])))*[.$A$39]+[.$A$65];0)" office:value-type="float" office:value="610" calcext:value-type="float">
            <text:p>610</text:p>
          </table:table-cell>
          <table:table-cell table:style-name="ce11" table:formula="of:=IF([.BS50]&lt;1;(1+(59*(1-[.BS50])))*[.$A$39]+[.$A$65];0)" office:value-type="float" office:value="610" calcext:value-type="float">
            <text:p>610</text:p>
          </table:table-cell>
          <table:table-cell table:style-name="ce11" table:formula="of:=IF([.BT50]&lt;1;(1+(59*(1-[.BT50])))*[.$A$39]+[.$A$65];0)" office:value-type="float" office:value="610" calcext:value-type="float">
            <text:p>610</text:p>
          </table:table-cell>
          <table:table-cell table:style-name="ce11" table:formula="of:=IF([.BU50]&lt;1;(1+(59*(1-[.BU50])))*[.$A$39]+[.$A$65];0)" office:value-type="float" office:value="610" calcext:value-type="float">
            <text:p>610</text:p>
          </table:table-cell>
          <table:table-cell table:style-name="ce11" table:formula="of:=IF([.BV50]&lt;1;(1+(59*(1-[.BV50])))*[.$A$39]+[.$A$65];0)" office:value-type="float" office:value="610" calcext:value-type="float">
            <text:p>610</text:p>
          </table:table-cell>
          <table:table-cell table:style-name="ce11" table:formula="of:=IF([.BW50]&lt;1;(1+(59*(1-[.BW50])))*[.$A$39]+[.$A$65];0)" office:value-type="float" office:value="610" calcext:value-type="float">
            <text:p>610</text:p>
          </table:table-cell>
          <table:table-cell table:style-name="ce11" table:formula="of:=IF([.BX50]&lt;1;(1+(59*(1-[.BX50])))*[.$A$39]+[.$A$65];0)" office:value-type="float" office:value="610" calcext:value-type="float">
            <text:p>610</text:p>
          </table:table-cell>
          <table:table-cell table:style-name="ce11" table:formula="of:=IF([.BY50]&lt;1;(1+(59*(1-[.BY50])))*[.$A$39]+[.$A$65];0)" office:value-type="float" office:value="610" calcext:value-type="float">
            <text:p>610</text:p>
          </table:table-cell>
          <table:table-cell table:style-name="ce11" table:formula="of:=IF([.BZ50]&lt;1;(1+(59*(1-[.BZ50])))*[.$A$39]+[.$A$65];0)" office:value-type="float" office:value="610" calcext:value-type="float">
            <text:p>610</text:p>
          </table:table-cell>
          <table:table-cell table:style-name="ce11" table:formula="of:=IF([.CA50]&lt;1;(1+(59*(1-[.CA50])))*[.$A$39]+[.$A$65];0)" office:value-type="float" office:value="610" calcext:value-type="float">
            <text:p>610</text:p>
          </table:table-cell>
          <table:table-cell table:style-name="ce11" table:formula="of:=IF([.CB50]&lt;1;(1+(59*(1-[.CB50])))*[.$A$39]+[.$A$65];0)" office:value-type="float" office:value="610" calcext:value-type="float">
            <text:p>610</text:p>
          </table:table-cell>
          <table:table-cell table:style-name="ce11" table:formula="of:=IF([.CC50]&lt;1;(1+(59*(1-[.CC50])))*[.$A$39]+[.$A$65];0)" office:value-type="float" office:value="610" calcext:value-type="float">
            <text:p>610</text:p>
          </table:table-cell>
          <table:table-cell table:style-name="ce11" table:formula="of:=IF([.CD50]&lt;1;(1+(59*(1-[.CD50])))*[.$A$39]+[.$A$65];0)" office:value-type="float" office:value="610" calcext:value-type="float">
            <text:p>610</text:p>
          </table:table-cell>
          <table:table-cell table:style-name="ce11" table:formula="of:=IF([.CE50]&lt;1;(1+(59*(1-[.CE50])))*[.$A$39]+[.$A$65];0)" office:value-type="float" office:value="610" calcext:value-type="float">
            <text:p>610</text:p>
          </table:table-cell>
          <table:table-cell table:style-name="ce11" table:formula="of:=IF([.CF50]&lt;1;(1+(59*(1-[.CF50])))*[.$A$39]+[.$A$65];0)" office:value-type="float" office:value="610" calcext:value-type="float">
            <text:p>610</text:p>
          </table:table-cell>
          <table:table-cell table:style-name="ce11" table:formula="of:=IF([.CG50]&lt;1;(1+(59*(1-[.CG50])))*[.$A$39]+[.$A$65];0)" office:value-type="float" office:value="610" calcext:value-type="float">
            <text:p>610</text:p>
          </table:table-cell>
          <table:table-cell table:style-name="ce11" table:formula="of:=IF([.CH50]&lt;1;(1+(59*(1-[.CH50])))*[.$A$39]+[.$A$65];0)" office:value-type="float" office:value="610" calcext:value-type="float">
            <text:p>610</text:p>
          </table:table-cell>
          <table:table-cell table:style-name="ce11" table:formula="of:=IF([.CI50]&lt;1;(1+(59*(1-[.CI50])))*[.$A$39]+[.$A$65];0)" office:value-type="float" office:value="610" calcext:value-type="float">
            <text:p>610</text:p>
          </table:table-cell>
          <table:table-cell table:style-name="ce11" table:formula="of:=IF([.CJ50]&lt;1;(1+(59*(1-[.CJ50])))*[.$A$39]+[.$A$65];0)" office:value-type="float" office:value="610" calcext:value-type="float">
            <text:p>610</text:p>
          </table:table-cell>
          <table:table-cell table:style-name="ce11" table:formula="of:=IF([.CK50]&lt;1;(1+(59*(1-[.CK50])))*[.$A$39]+[.$A$65];0)" office:value-type="float" office:value="610" calcext:value-type="float">
            <text:p>610</text:p>
          </table:table-cell>
          <table:table-cell table:style-name="ce11" table:formula="of:=IF([.CL50]&lt;1;(1+(59*(1-[.CL50])))*[.$A$39]+[.$A$65];0)" office:value-type="float" office:value="610" calcext:value-type="float">
            <text:p>610</text:p>
          </table:table-cell>
          <table:table-cell table:style-name="ce11" table:formula="of:=IF([.CM50]&lt;1;(1+(59*(1-[.CM50])))*[.$A$39]+[.$A$65];0)" office:value-type="float" office:value="610" calcext:value-type="float">
            <text:p>610</text:p>
          </table:table-cell>
          <table:table-cell table:style-name="ce11" table:formula="of:=IF([.CN50]&lt;1;(1+(59*(1-[.CN50])))*[.$A$39]+[.$A$65];0)" office:value-type="float" office:value="610" calcext:value-type="float">
            <text:p>61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51]&lt;1;(1+(59*(1-[.A51])))*[.$A$39]+[.$A$65];0)" office:value-type="float" office:value="551" calcext:value-type="float">
            <text:p>551</text:p>
          </table:table-cell>
          <table:table-cell table:style-name="ce11" table:formula="of:=IF([.B51]&lt;1;(1+(59*(1-[.B51])))*[.$A$39]+[.$A$65];0)" office:value-type="float" office:value="545.4347261075" calcext:value-type="float">
            <text:p>545</text:p>
          </table:table-cell>
          <table:table-cell table:style-name="ce11" table:formula="of:=IF([.C51]&lt;1;(1+(59*(1-[.C51])))*[.$A$39]+[.$A$65];0)" office:value-type="float" office:value="539.380270303573" calcext:value-type="float">
            <text:p>539</text:p>
          </table:table-cell>
          <table:table-cell table:style-name="ce11" table:formula="of:=IF([.D51]&lt;1;(1+(59*(1-[.D51])))*[.$A$39]+[.$A$65];0)" office:value-type="float" office:value="532.800915324581" calcext:value-type="float">
            <text:p>533</text:p>
          </table:table-cell>
          <table:table-cell table:style-name="ce11" table:formula="of:=IF([.E51]&lt;1;(1+(59*(1-[.E51])))*[.$A$39]+[.$A$65];0)" office:value-type="float" office:value="525.659847921388" calcext:value-type="float">
            <text:p>526</text:p>
          </table:table-cell>
          <table:table-cell table:style-name="ce11" table:formula="of:=IF([.F51]&lt;1;(1+(59*(1-[.F51])))*[.$A$39]+[.$A$65];0)" office:value-type="float" office:value="517.91947782047" calcext:value-type="float">
            <text:p>518</text:p>
          </table:table-cell>
          <table:table-cell table:style-name="ce11" table:formula="of:=IF([.G51]&lt;1;(1+(59*(1-[.G51])))*[.$A$39]+[.$A$65];0)" office:value-type="float" office:value="509.541851322231" calcext:value-type="float">
            <text:p>510</text:p>
          </table:table-cell>
          <table:table-cell table:style-name="ce11" table:formula="of:=IF([.H51]&lt;1;(1+(59*(1-[.H51])))*[.$A$39]+[.$A$65];0)" office:value-type="float" office:value="500.489174438785" calcext:value-type="float">
            <text:p>500</text:p>
          </table:table-cell>
          <table:table-cell table:style-name="ce11" table:formula="of:=IF([.I51]&lt;1;(1+(59*(1-[.I51])))*[.$A$39]+[.$A$65];0)" office:value-type="float" office:value="490.724461084827" calcext:value-type="float">
            <text:p>491</text:p>
          </table:table-cell>
          <table:table-cell table:style-name="ce11" table:formula="of:=IF([.J51]&lt;1;(1+(59*(1-[.J51])))*[.$A$39]+[.$A$65];0)" office:value-type="float" office:value="480.212321872949" calcext:value-type="float">
            <text:p>480</text:p>
          </table:table-cell>
          <table:table-cell table:style-name="ce11" table:formula="of:=IF([.K51]&lt;1;(1+(59*(1-[.K51])))*[.$A$39]+[.$A$65];0)" office:value-type="float" office:value="468.919908273072" calcext:value-type="float">
            <text:p>469</text:p>
          </table:table-cell>
          <table:table-cell table:style-name="ce11" table:formula="of:=IF([.L51]&lt;1;(1+(59*(1-[.L51])))*[.$A$39]+[.$A$65];0)" office:value-type="float" office:value="456.818024959437" calcext:value-type="float">
            <text:p>457</text:p>
          </table:table-cell>
          <table:table-cell table:style-name="ce11" table:formula="of:=IF([.M51]&lt;1;(1+(59*(1-[.M51])))*[.$A$39]+[.$A$65];0)" office:value-type="float" office:value="443.88241971175" calcext:value-type="float">
            <text:p>444</text:p>
          </table:table-cell>
          <table:table-cell table:style-name="ce11" table:formula="of:=IF([.N51]&lt;1;(1+(59*(1-[.N51])))*[.$A$39]+[.$A$65];0)" office:value-type="float" office:value="430.095254827045" calcext:value-type="float">
            <text:p>430</text:p>
          </table:table-cell>
          <table:table-cell table:style-name="ce11" table:formula="of:=IF([.O51]&lt;1;(1+(59*(1-[.O51])))*[.$A$39]+[.$A$65];0)" office:value-type="float" office:value="415.446756161195" calcext:value-type="float">
            <text:p>415</text:p>
          </table:table-cell>
          <table:table-cell table:style-name="ce11" table:formula="of:=IF([.P51]&lt;1;(1+(59*(1-[.P51])))*[.$A$39]+[.$A$65];0)" office:value-type="float" office:value="399.937025165989" calcext:value-type="float">
            <text:p>400</text:p>
          </table:table-cell>
          <table:table-cell table:style-name="ce11" table:formula="of:=IF([.Q51]&lt;1;(1+(59*(1-[.Q51])))*[.$A$39]+[.$A$65];0)" office:value-type="float" office:value="383.577985166466" calcext:value-type="float">
            <text:p>384</text:p>
          </table:table-cell>
          <table:table-cell table:style-name="ce11" table:formula="of:=IF([.R51]&lt;1;(1+(59*(1-[.R51])))*[.$A$39]+[.$A$65];0)" office:value-type="float" office:value="366.395415290367" calcext:value-type="float">
            <text:p>366</text:p>
          </table:table-cell>
          <table:table-cell table:style-name="ce11" table:formula="of:=IF([.S51]&lt;1;(1+(59*(1-[.S51])))*[.$A$39]+[.$A$65];0)" office:value-type="float" office:value="348.431003788603" calcext:value-type="float">
            <text:p>348</text:p>
          </table:table-cell>
          <table:table-cell table:style-name="ce11" table:formula="of:=IF([.T51]&lt;1;(1+(59*(1-[.T51])))*[.$A$39]+[.$A$65];0)" office:value-type="float" office:value="329.744327200512" calcext:value-type="float">
            <text:p>330</text:p>
          </table:table-cell>
          <table:table-cell table:style-name="ce11" table:formula="of:=IF([.U51]&lt;1;(1+(59*(1-[.U51])))*[.$A$39]+[.$A$65];0)" office:value-type="float" office:value="310.414633682825" calcext:value-type="float">
            <text:p>310</text:p>
          </table:table-cell>
          <table:table-cell table:style-name="ce11" table:formula="of:=IF([.V51]&lt;1;(1+(59*(1-[.V51])))*[.$A$39]+[.$A$65];0)" office:value-type="float" office:value="290.54227934018" calcext:value-type="float">
            <text:p>291</text:p>
          </table:table-cell>
          <table:table-cell table:style-name="ce11" table:formula="of:=IF([.W51]&lt;1;(1+(59*(1-[.W51])))*[.$A$39]+[.$A$65];0)" office:value-type="float" office:value="270.249638030706" calcext:value-type="float">
            <text:p>270</text:p>
          </table:table-cell>
          <table:table-cell table:style-name="ce11" table:formula="of:=IF([.X51]&lt;1;(1+(59*(1-[.X51])))*[.$A$39]+[.$A$65];0)" office:value-type="float" office:value="249.68128148869" calcext:value-type="float">
            <text:p>250</text:p>
          </table:table-cell>
          <table:table-cell table:style-name="ce11" table:formula="of:=IF([.Y51]&lt;1;(1+(59*(1-[.Y51])))*[.$A$39]+[.$A$65];0)" office:value-type="float" office:value="229.003212588796" calcext:value-type="float">
            <text:p>229</text:p>
          </table:table-cell>
          <table:table-cell table:style-name="ce11" table:formula="of:=IF([.Z51]&lt;1;(1+(59*(1-[.Z51])))*[.$A$39]+[.$A$65];0)" office:value-type="float" office:value="208.400936267654" calcext:value-type="float">
            <text:p>208</text:p>
          </table:table-cell>
          <table:table-cell table:style-name="ce11" table:formula="of:=IF([.AA51]&lt;1;(1+(59*(1-[.AA51])))*[.$A$39]+[.$A$65];0)" office:value-type="float" office:value="188.076177004558" calcext:value-type="float">
            <text:p>188</text:p>
          </table:table-cell>
          <table:table-cell table:style-name="ce11" table:formula="of:=IF([.AB51]&lt;1;(1+(59*(1-[.AB51])))*[.$A$39]+[.$A$65];0)" office:value-type="float" office:value="168.242106006549" calcext:value-type="float">
            <text:p>168</text:p>
          </table:table-cell>
          <table:table-cell table:style-name="ce11" table:formula="of:=IF([.AC51]&lt;1;(1+(59*(1-[.AC51])))*[.$A$39]+[.$A$65];0)" office:value-type="float" office:value="149.117031470012" calcext:value-type="float">
            <text:p>149</text:p>
          </table:table-cell>
          <table:table-cell table:style-name="ce11" table:formula="of:=IF([.AD51]&lt;1;(1+(59*(1-[.AD51])))*[.$A$39]+[.$A$65];0)" office:value-type="float" office:value="130.916634818584" calcext:value-type="float">
            <text:p>131</text:p>
          </table:table-cell>
          <table:table-cell table:style-name="ce11" table:formula="of:=IF([.AE51]&lt;1;(1+(59*(1-[.AE51])))*[.$A$39]+[.$A$65];0)" office:value-type="float" office:value="113.845002892381" calcext:value-type="float">
            <text:p>114</text:p>
          </table:table-cell>
          <table:table-cell table:style-name="ce11" table:formula="of:=IF([.AF51]&lt;1;(1+(59*(1-[.AF51])))*[.$A$39]+[.$A$65];0)" office:value-type="float" office:value="98.0849013702868" calcext:value-type="float">
            <text:p>98</text:p>
          </table:table-cell>
          <table:table-cell table:style-name="ce11" table:formula="of:=IF([.AG51]&lt;1;(1+(59*(1-[.AG51])))*[.$A$39]+[.$A$65];0)" office:value-type="float" office:value="83.7879391870672" calcext:value-type="float">
            <text:p>84</text:p>
          </table:table-cell>
          <table:table-cell table:style-name="ce11" table:formula="of:=IF([.AH51]&lt;1;(1+(59*(1-[.AH51])))*[.$A$39]+[.$A$65];0)" office:value-type="float" office:value="71.0654575422883" calcext:value-type="float">
            <text:p>71</text:p>
          </table:table-cell>
          <table:table-cell table:style-name="ce11" table:formula="of:=IF([.AI51]&lt;1;(1+(59*(1-[.AI51])))*[.$A$39]+[.$A$65];0)" office:value-type="float" office:value="59.9811009573832" calcext:value-type="float">
            <text:p>60</text:p>
          </table:table-cell>
          <table:table-cell table:style-name="ce11" table:formula="of:=IF([.AJ51]&lt;1;(1+(59*(1-[.AJ51])))*[.$A$39]+[.$A$65];0)" office:value-type="float" office:value="50.5460475051136" calcext:value-type="float">
            <text:p>51</text:p>
          </table:table-cell>
          <table:table-cell table:style-name="ce11" table:formula="of:=IF([.AK51]&lt;1;(1+(59*(1-[.AK51])))*[.$A$39]+[.$A$65];0)" office:value-type="float" office:value="42.7177504164618" calcext:value-type="float">
            <text:p>43</text:p>
          </table:table-cell>
          <table:table-cell table:style-name="ce11" table:formula="of:=IF([.AL51]&lt;1;(1+(59*(1-[.AL51])))*[.$A$39]+[.$A$65];0)" office:value-type="float" office:value="36.4027496024004" calcext:value-type="float">
            <text:p>36</text:p>
          </table:table-cell>
          <table:table-cell table:style-name="ce11" table:formula="of:=IF([.AM51]&lt;1;(1+(59*(1-[.AM51])))*[.$A$39]+[.$A$65];0)" office:value-type="float" office:value="31.4636553192731" calcext:value-type="float">
            <text:p>31</text:p>
          </table:table-cell>
          <table:table-cell table:style-name="ce11" table:formula="of:=IF([.AN51]&lt;1;(1+(59*(1-[.AN51])))*[.$A$39]+[.$A$65];0)" office:value-type="float" office:value="27.729835119299" calcext:value-type="float">
            <text:p>28</text:p>
          </table:table-cell>
          <table:table-cell table:style-name="ce11" table:formula="of:=IF([.AO51]&lt;1;(1+(59*(1-[.AO51])))*[.$A$39]+[.$A$65];0)" office:value-type="float" office:value="25.0107421203804" calcext:value-type="float">
            <text:p>25</text:p>
          </table:table-cell>
          <table:table-cell table:style-name="ce11" table:formula="of:=IF([.AP51]&lt;1;(1+(59*(1-[.AP51])))*[.$A$39]+[.$A$65];0)" office:value-type="float" office:value="23.1103342038173" calcext:value-type="float">
            <text:p>23</text:p>
          </table:table-cell>
          <table:table-cell table:style-name="ce11" table:formula="of:=IF([.AQ51]&lt;1;(1+(59*(1-[.AQ51])))*[.$A$39]+[.$A$65];0)" office:value-type="float" office:value="21.8407828551785" calcext:value-type="float">
            <text:p>22</text:p>
          </table:table-cell>
          <table:table-cell table:style-name="ce11" table:formula="of:=IF([.AR51]&lt;1;(1+(59*(1-[.AR51])))*[.$A$39]+[.$A$65];0)" office:value-type="float" office:value="21.0337549821209" calcext:value-type="float">
            <text:p>21</text:p>
          </table:table-cell>
          <table:table-cell table:style-name="ce11" table:formula="of:=IF([.AS51]&lt;1;(1+(59*(1-[.AS51])))*[.$A$39]+[.$A$65];0)" office:value-type="float" office:value="20.5479919465597" calcext:value-type="float">
            <text:p>21</text:p>
          </table:table-cell>
          <table:table-cell table:style-name="ce11" table:formula="of:=IF([.AT51]&lt;1;(1+(59*(1-[.AT51])))*[.$A$39]+[.$A$65];0)" office:value-type="float" office:value="20.2726254481275" calcext:value-type="float">
            <text:p>20</text:p>
          </table:table-cell>
          <table:table-cell table:style-name="ce11" table:formula="of:=IF([.AU51]&lt;1;(1+(59*(1-[.AU51])))*[.$A$39]+[.$A$65];0)" office:value-type="float" office:value="20.1264846520969" calcext:value-type="float">
            <text:p>20</text:p>
          </table:table-cell>
          <table:table-cell table:style-name="ce11" table:formula="of:=IF([.AV51]&lt;1;(1+(59*(1-[.AV51])))*[.$A$39]+[.$A$65];0)" office:value-type="float" office:value="20.0543446019926" calcext:value-type="float">
            <text:p>20</text:p>
          </table:table-cell>
          <table:table-cell table:style-name="ce11" table:formula="of:=IF([.AW51]&lt;1;(1+(59*(1-[.AW51])))*[.$A$39]+[.$A$65];0)" office:value-type="float" office:value="20.0214578819898" calcext:value-type="float">
            <text:p>20</text:p>
          </table:table-cell>
          <table:table-cell table:style-name="ce11" table:formula="of:=IF([.AX51]&lt;1;(1+(59*(1-[.AX51])))*[.$A$39]+[.$A$65];0)" office:value-type="float" office:value="20.0077207650486" calcext:value-type="float">
            <text:p>20</text:p>
          </table:table-cell>
          <table:table-cell table:style-name="ce11" table:formula="of:=IF([.AY51]&lt;1;(1+(59*(1-[.AY51])))*[.$A$39]+[.$A$65];0)" office:value-type="float" office:value="20.0025080787529" calcext:value-type="float">
            <text:p>20</text:p>
          </table:table-cell>
          <table:table-cell table:style-name="ce11" table:formula="of:=IF([.AZ51]&lt;1;(1+(59*(1-[.AZ51])))*[.$A$39]+[.$A$65];0)" office:value-type="float" office:value="20.0007280984136" calcext:value-type="float">
            <text:p>20</text:p>
          </table:table-cell>
          <table:table-cell table:style-name="ce11" table:formula="of:=IF([.BA51]&lt;1;(1+(59*(1-[.BA51])))*[.$A$39]+[.$A$65];0)" office:value-type="float" office:value="20.0001867772136" calcext:value-type="float">
            <text:p>20</text:p>
          </table:table-cell>
          <table:table-cell table:style-name="ce11" table:formula="of:=IF([.BB51]&lt;1;(1+(59*(1-[.BB51])))*[.$A$39]+[.$A$65];0)" office:value-type="float" office:value="20.0000418187532" calcext:value-type="float">
            <text:p>20</text:p>
          </table:table-cell>
          <table:table-cell table:style-name="ce11" table:formula="of:=IF([.BC51]&lt;1;(1+(59*(1-[.BC51])))*[.$A$39]+[.$A$65];0)" office:value-type="float" office:value="20.0000080616324" calcext:value-type="float">
            <text:p>20</text:p>
          </table:table-cell>
          <table:table-cell table:style-name="ce11" table:formula="of:=IF([.BD51]&lt;1;(1+(59*(1-[.BD51])))*[.$A$39]+[.$A$65];0)" office:value-type="float" office:value="20.0000013181963" calcext:value-type="float">
            <text:p>20</text:p>
          </table:table-cell>
          <table:table-cell table:style-name="ce11" table:formula="of:=IF([.BE51]&lt;1;(1+(59*(1-[.BE51])))*[.$A$39]+[.$A$65];0)" office:value-type="float" office:value="20.0000001798427" calcext:value-type="float">
            <text:p>20</text:p>
          </table:table-cell>
          <table:table-cell table:style-name="ce11" table:formula="of:=IF([.BF51]&lt;1;(1+(59*(1-[.BF51])))*[.$A$39]+[.$A$65];0)" office:value-type="float" office:value="20.0000000201047" calcext:value-type="float">
            <text:p>20</text:p>
          </table:table-cell>
          <table:table-cell table:style-name="ce11" table:formula="of:=IF([.BG51]&lt;1;(1+(59*(1-[.BG51])))*[.$A$39]+[.$A$65];0)" office:value-type="float" office:value="20.0000000018053" calcext:value-type="float">
            <text:p>20</text:p>
          </table:table-cell>
          <table:table-cell table:style-name="ce11" table:formula="of:=IF([.BH51]&lt;1;(1+(59*(1-[.BH51])))*[.$A$39]+[.$A$65];0)" office:value-type="float" office:value="20.0000000001274" calcext:value-type="float">
            <text:p>20</text:p>
          </table:table-cell>
          <table:table-cell table:style-name="ce11" table:formula="of:=IF([.BI51]&lt;1;(1+(59*(1-[.BI51])))*[.$A$39]+[.$A$65];0)" office:value-type="float" office:value="20.0000000000069" calcext:value-type="float">
            <text:p>20</text:p>
          </table:table-cell>
          <table:table-cell table:style-name="ce11" table:formula="of:=IF([.BJ51]&lt;1;(1+(59*(1-[.BJ51])))*[.$A$39]+[.$A$65];0)" office:value-type="float" office:value="0" calcext:value-type="float">
            <text:p>0</text:p>
          </table:table-cell>
          <table:table-cell table:style-name="ce11" table:formula="of:=IF([.BK51]&lt;1;(1+(59*(1-[.BK51])))*[.$A$39]+[.$A$65];0)" office:value-type="float" office:value="0" calcext:value-type="float">
            <text:p>0</text:p>
          </table:table-cell>
          <table:table-cell table:style-name="ce11" table:formula="of:=IF([.BL51]&lt;1;(1+(59*(1-[.BL51])))*[.$A$39]+[.$A$65];0)" office:value-type="float" office:value="0" calcext:value-type="float">
            <text:p>0</text:p>
          </table:table-cell>
          <table:table-cell table:style-name="ce11" table:formula="of:=IF([.BM51]&lt;1;(1+(59*(1-[.BM51])))*[.$A$39]+[.$A$65];0)" office:value-type="float" office:value="0" calcext:value-type="float">
            <text:p>0</text:p>
          </table:table-cell>
          <table:table-cell table:style-name="ce11" table:formula="of:=IF([.BN51]&lt;1;(1+(59*(1-[.BN51])))*[.$A$39]+[.$A$65];0)" office:value-type="float" office:value="0" calcext:value-type="float">
            <text:p>0</text:p>
          </table:table-cell>
          <table:table-cell table:style-name="ce11" table:formula="of:=IF([.BO51]&lt;1;(1+(59*(1-[.BO51])))*[.$A$39]+[.$A$65];0)" office:value-type="float" office:value="0" calcext:value-type="float">
            <text:p>0</text:p>
          </table:table-cell>
          <table:table-cell table:style-name="ce11" table:formula="of:=IF([.BP51]&lt;1;(1+(59*(1-[.BP51])))*[.$A$39]+[.$A$65];0)" office:value-type="float" office:value="0" calcext:value-type="float">
            <text:p>0</text:p>
          </table:table-cell>
          <table:table-cell table:style-name="ce11" table:formula="of:=IF([.BQ51]&lt;1;(1+(59*(1-[.BQ51])))*[.$A$39]+[.$A$65];0)" office:value-type="float" office:value="0" calcext:value-type="float">
            <text:p>0</text:p>
          </table:table-cell>
          <table:table-cell table:style-name="ce11" table:formula="of:=IF([.BR51]&lt;1;(1+(59*(1-[.BR51])))*[.$A$39]+[.$A$65];0)" office:value-type="float" office:value="0" calcext:value-type="float">
            <text:p>0</text:p>
          </table:table-cell>
          <table:table-cell table:style-name="ce11" table:formula="of:=IF([.BS51]&lt;1;(1+(59*(1-[.BS51])))*[.$A$39]+[.$A$65];0)" office:value-type="float" office:value="0" calcext:value-type="float">
            <text:p>0</text:p>
          </table:table-cell>
          <table:table-cell table:style-name="ce11" table:formula="of:=IF([.BT51]&lt;1;(1+(59*(1-[.BT51])))*[.$A$39]+[.$A$65];0)" office:value-type="float" office:value="0" calcext:value-type="float">
            <text:p>0</text:p>
          </table:table-cell>
          <table:table-cell table:style-name="ce11" table:formula="of:=IF([.BU51]&lt;1;(1+(59*(1-[.BU51])))*[.$A$39]+[.$A$65];0)" office:value-type="float" office:value="0" calcext:value-type="float">
            <text:p>0</text:p>
          </table:table-cell>
          <table:table-cell table:style-name="ce11" table:formula="of:=IF([.BV51]&lt;1;(1+(59*(1-[.BV51])))*[.$A$39]+[.$A$65];0)" office:value-type="float" office:value="0" calcext:value-type="float">
            <text:p>0</text:p>
          </table:table-cell>
          <table:table-cell table:style-name="ce11" table:formula="of:=IF([.BW51]&lt;1;(1+(59*(1-[.BW51])))*[.$A$39]+[.$A$65];0)" office:value-type="float" office:value="0" calcext:value-type="float">
            <text:p>0</text:p>
          </table:table-cell>
          <table:table-cell table:style-name="ce11" table:formula="of:=IF([.BX51]&lt;1;(1+(59*(1-[.BX51])))*[.$A$39]+[.$A$65];0)" office:value-type="float" office:value="0" calcext:value-type="float">
            <text:p>0</text:p>
          </table:table-cell>
          <table:table-cell table:style-name="ce11" table:formula="of:=IF([.BY51]&lt;1;(1+(59*(1-[.BY51])))*[.$A$39]+[.$A$65];0)" office:value-type="float" office:value="0" calcext:value-type="float">
            <text:p>0</text:p>
          </table:table-cell>
          <table:table-cell table:style-name="ce11" table:formula="of:=IF([.BZ51]&lt;1;(1+(59*(1-[.BZ51])))*[.$A$39]+[.$A$65];0)" office:value-type="float" office:value="0" calcext:value-type="float">
            <text:p>0</text:p>
          </table:table-cell>
          <table:table-cell table:style-name="ce11" table:formula="of:=IF([.CA51]&lt;1;(1+(59*(1-[.CA51])))*[.$A$39]+[.$A$65];0)" office:value-type="float" office:value="0" calcext:value-type="float">
            <text:p>0</text:p>
          </table:table-cell>
          <table:table-cell table:style-name="ce11" table:formula="of:=IF([.CB51]&lt;1;(1+(59*(1-[.CB51])))*[.$A$39]+[.$A$65];0)" office:value-type="float" office:value="0" calcext:value-type="float">
            <text:p>0</text:p>
          </table:table-cell>
          <table:table-cell table:style-name="ce11" table:formula="of:=IF([.CC51]&lt;1;(1+(59*(1-[.CC51])))*[.$A$39]+[.$A$65];0)" office:value-type="float" office:value="0" calcext:value-type="float">
            <text:p>0</text:p>
          </table:table-cell>
          <table:table-cell table:style-name="ce11" table:formula="of:=IF([.CD51]&lt;1;(1+(59*(1-[.CD51])))*[.$A$39]+[.$A$65];0)" office:value-type="float" office:value="0" calcext:value-type="float">
            <text:p>0</text:p>
          </table:table-cell>
          <table:table-cell table:style-name="ce11" table:formula="of:=IF([.CE51]&lt;1;(1+(59*(1-[.CE51])))*[.$A$39]+[.$A$65];0)" office:value-type="float" office:value="0" calcext:value-type="float">
            <text:p>0</text:p>
          </table:table-cell>
          <table:table-cell table:style-name="ce11" table:formula="of:=IF([.CF51]&lt;1;(1+(59*(1-[.CF51])))*[.$A$39]+[.$A$65];0)" office:value-type="float" office:value="0" calcext:value-type="float">
            <text:p>0</text:p>
          </table:table-cell>
          <table:table-cell table:style-name="ce11" table:formula="of:=IF([.CG51]&lt;1;(1+(59*(1-[.CG51])))*[.$A$39]+[.$A$65];0)" office:value-type="float" office:value="0" calcext:value-type="float">
            <text:p>0</text:p>
          </table:table-cell>
          <table:table-cell table:style-name="ce11" table:formula="of:=IF([.CH51]&lt;1;(1+(59*(1-[.CH51])))*[.$A$39]+[.$A$65];0)" office:value-type="float" office:value="0" calcext:value-type="float">
            <text:p>0</text:p>
          </table:table-cell>
          <table:table-cell table:style-name="ce11" table:formula="of:=IF([.CI51]&lt;1;(1+(59*(1-[.CI51])))*[.$A$39]+[.$A$65];0)" office:value-type="float" office:value="0" calcext:value-type="float">
            <text:p>0</text:p>
          </table:table-cell>
          <table:table-cell table:style-name="ce11" table:formula="of:=IF([.CJ51]&lt;1;(1+(59*(1-[.CJ51])))*[.$A$39]+[.$A$65];0)" office:value-type="float" office:value="0" calcext:value-type="float">
            <text:p>0</text:p>
          </table:table-cell>
          <table:table-cell table:style-name="ce11" table:formula="of:=IF([.CK51]&lt;1;(1+(59*(1-[.CK51])))*[.$A$39]+[.$A$65];0)" office:value-type="float" office:value="0" calcext:value-type="float">
            <text:p>0</text:p>
          </table:table-cell>
          <table:table-cell table:style-name="ce11" table:formula="of:=IF([.CL51]&lt;1;(1+(59*(1-[.CL51])))*[.$A$39]+[.$A$65];0)" office:value-type="float" office:value="0" calcext:value-type="float">
            <text:p>0</text:p>
          </table:table-cell>
          <table:table-cell table:style-name="ce11" table:formula="of:=IF([.CM51]&lt;1;(1+(59*(1-[.CM51])))*[.$A$39]+[.$A$65];0)" office:value-type="float" office:value="0" calcext:value-type="float">
            <text:p>0</text:p>
          </table:table-cell>
          <table:table-cell table:style-name="ce11" table:formula="of:=IF([.CN51]&lt;1;(1+(59*(1-[.CN51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52]&lt;1;(1+(59*(1-[.A52])))*[.$A$39]+[.$A$65];0)" office:value-type="float" office:value="492" calcext:value-type="float">
            <text:p>492</text:p>
          </table:table-cell>
          <table:table-cell table:style-name="ce11" table:formula="of:=IF([.B52]&lt;1;(1+(59*(1-[.B52])))*[.$A$39]+[.$A$65];0)" office:value-type="float" office:value="481.584266752262" calcext:value-type="float">
            <text:p>482</text:p>
          </table:table-cell>
          <table:table-cell table:style-name="ce11" table:formula="of:=IF([.C52]&lt;1;(1+(59*(1-[.C52])))*[.$A$39]+[.$A$65];0)" office:value-type="float" office:value="470.392236514944" calcext:value-type="float">
            <text:p>470</text:p>
          </table:table-cell>
          <table:table-cell table:style-name="ce11" table:formula="of:=IF([.D52]&lt;1;(1+(59*(1-[.D52])))*[.$A$39]+[.$A$65];0)" office:value-type="float" office:value="458.394184428795" calcext:value-type="float">
            <text:p>458</text:p>
          </table:table-cell>
          <table:table-cell table:style-name="ce11" table:formula="of:=IF([.E52]&lt;1;(1+(59*(1-[.E52])))*[.$A$39]+[.$A$65];0)" office:value-type="float" office:value="445.5651555938" calcext:value-type="float">
            <text:p>446</text:p>
          </table:table-cell>
          <table:table-cell table:style-name="ce11" table:formula="of:=IF([.F52]&lt;1;(1+(59*(1-[.F52])))*[.$A$39]+[.$A$65];0)" office:value-type="float" office:value="431.886413550456" calcext:value-type="float">
            <text:p>432</text:p>
          </table:table-cell>
          <table:table-cell table:style-name="ce11" table:formula="of:=IF([.G52]&lt;1;(1+(59*(1-[.G52])))*[.$A$39]+[.$A$65];0)" office:value-type="float" office:value="417.347067410401" calcext:value-type="float">
            <text:p>417</text:p>
          </table:table-cell>
          <table:table-cell table:style-name="ce11" table:formula="of:=IF([.H52]&lt;1;(1+(59*(1-[.H52])))*[.$A$39]+[.$A$65];0)" office:value-type="float" office:value="401.94586453961" calcext:value-type="float">
            <text:p>402</text:p>
          </table:table-cell>
          <table:table-cell table:style-name="ce11" table:formula="of:=IF([.I52]&lt;1;(1+(59*(1-[.I52])))*[.$A$39]+[.$A$65];0)" office:value-type="float" office:value="385.693122024291" calcext:value-type="float">
            <text:p>386</text:p>
          </table:table-cell>
          <table:table-cell table:style-name="ce11" table:formula="of:=IF([.J52]&lt;1;(1+(59*(1-[.J52])))*[.$A$39]+[.$A$65];0)" office:value-type="float" office:value="368.612752798975" calcext:value-type="float">
            <text:p>369</text:p>
          </table:table-cell>
          <table:table-cell table:style-name="ce11" table:formula="of:=IF([.K52]&lt;1;(1+(59*(1-[.K52])))*[.$A$39]+[.$A$65];0)" office:value-type="float" office:value="350.744321125341" calcext:value-type="float">
            <text:p>351</text:p>
          </table:table-cell>
          <table:table-cell table:style-name="ce11" table:formula="of:=IF([.L52]&lt;1;(1+(59*(1-[.L52])))*[.$A$39]+[.$A$65];0)" office:value-type="float" office:value="332.145037252981" calcext:value-type="float">
            <text:p>332</text:p>
          </table:table-cell>
          <table:table-cell table:style-name="ce11" table:formula="of:=IF([.M52]&lt;1;(1+(59*(1-[.M52])))*[.$A$39]+[.$A$65];0)" office:value-type="float" office:value="312.891573253271" calcext:value-type="float">
            <text:p>313</text:p>
          </table:table-cell>
          <table:table-cell table:style-name="ce11" table:formula="of:=IF([.N52]&lt;1;(1+(59*(1-[.N52])))*[.$A$39]+[.$A$65];0)" office:value-type="float" office:value="293.081552592613" calcext:value-type="float">
            <text:p>293</text:p>
          </table:table-cell>
          <table:table-cell table:style-name="ce11" table:formula="of:=IF([.O52]&lt;1;(1+(59*(1-[.O52])))*[.$A$39]+[.$A$65];0)" office:value-type="float" office:value="272.834537331527" calcext:value-type="float">
            <text:p>273</text:p>
          </table:table-cell>
          <table:table-cell table:style-name="ce11" table:formula="of:=IF([.P52]&lt;1;(1+(59*(1-[.P52])))*[.$A$39]+[.$A$65];0)" office:value-type="float" office:value="252.292312362949" calcext:value-type="float">
            <text:p>252</text:p>
          </table:table-cell>
          <table:table-cell table:style-name="ce11" table:formula="of:=IF([.Q52]&lt;1;(1+(59*(1-[.Q52])))*[.$A$39]+[.$A$65];0)" office:value-type="float" office:value="231.61825055636" calcext:value-type="float">
            <text:p>232</text:p>
          </table:table-cell>
          <table:table-cell table:style-name="ce11" table:formula="of:=IF([.R52]&lt;1;(1+(59*(1-[.R52])))*[.$A$39]+[.$A$65];0)" office:value-type="float" office:value="210.99554200653" calcext:value-type="float">
            <text:p>211</text:p>
          </table:table-cell>
          <table:table-cell table:style-name="ce11" table:formula="of:=IF([.S52]&lt;1;(1+(59*(1-[.S52])))*[.$A$39]+[.$A$65];0)" office:value-type="float" office:value="190.62409169977" calcext:value-type="float">
            <text:p>191</text:p>
          </table:table-cell>
          <table:table-cell table:style-name="ce11" table:formula="of:=IF([.T52]&lt;1;(1+(59*(1-[.T52])))*[.$A$39]+[.$A$65];0)" office:value-type="float" office:value="170.715940003197" calcext:value-type="float">
            <text:p>171</text:p>
          </table:table-cell>
          <table:table-cell table:style-name="ce11" table:formula="of:=IF([.U52]&lt;1;(1+(59*(1-[.U52])))*[.$A$39]+[.$A$65];0)" office:value-type="float" office:value="151.489145796695" calcext:value-type="float">
            <text:p>151</text:p>
          </table:table-cell>
          <table:table-cell table:style-name="ce11" table:formula="of:=IF([.V52]&lt;1;(1+(59*(1-[.V52])))*[.$A$39]+[.$A$65];0)" office:value-type="float" office:value="133.160196592116" calcext:value-type="float">
            <text:p>133</text:p>
          </table:table-cell>
          <table:table-cell table:style-name="ce11" table:formula="of:=IF([.W52]&lt;1;(1+(59*(1-[.W52])))*[.$A$39]+[.$A$65];0)" office:value-type="float" office:value="115.93517264456" calcext:value-type="float">
            <text:p>116</text:p>
          </table:table-cell>
          <table:table-cell table:style-name="ce11" table:formula="of:=IF([.X52]&lt;1;(1+(59*(1-[.X52])))*[.$A$39]+[.$A$65];0)" office:value-type="float" office:value="100.000084630819" calcext:value-type="float">
            <text:p>100</text:p>
          </table:table-cell>
          <table:table-cell table:style-name="ce11" table:formula="of:=IF([.Y52]&lt;1;(1+(59*(1-[.Y52])))*[.$A$39]+[.$A$65];0)" office:value-type="float" office:value="85.5110092142602" calcext:value-type="float">
            <text:p>86</text:p>
          </table:table-cell>
          <table:table-cell table:style-name="ce11" table:formula="of:=IF([.Z52]&lt;1;(1+(59*(1-[.Z52])))*[.$A$39]+[.$A$65];0)" office:value-type="float" office:value="72.5848352659093" calcext:value-type="float">
            <text:p>73</text:p>
          </table:table-cell>
          <table:table-cell table:style-name="ce11" table:formula="of:=IF([.AA52]&lt;1;(1+(59*(1-[.AA52])))*[.$A$39]+[.$A$65];0)" office:value-type="float" office:value="61.2915673644394" calcext:value-type="float">
            <text:p>61</text:p>
          </table:table-cell>
          <table:table-cell table:style-name="ce11" table:formula="of:=IF([.AB52]&lt;1;(1+(59*(1-[.AB52])))*[.$A$39]+[.$A$65];0)" office:value-type="float" office:value="51.6491684612831" calcext:value-type="float">
            <text:p>52</text:p>
          </table:table-cell>
          <table:table-cell table:style-name="ce11" table:formula="of:=IF([.AC52]&lt;1;(1+(59*(1-[.AC52])))*[.$A$39]+[.$A$65];0)" office:value-type="float" office:value="43.6218187715337" calcext:value-type="float">
            <text:p>44</text:p>
          </table:table-cell>
          <table:table-cell table:style-name="ce11" table:formula="of:=IF([.AD52]&lt;1;(1+(59*(1-[.AD52])))*[.$A$39]+[.$A$65];0)" office:value-type="float" office:value="37.1221960487674" calcext:value-type="float">
            <text:p>37</text:p>
          </table:table-cell>
          <table:table-cell table:style-name="ce11" table:formula="of:=IF([.AE52]&lt;1;(1+(59*(1-[.AE52])))*[.$A$39]+[.$A$65];0)" office:value-type="float" office:value="32.0179449624749" calcext:value-type="float">
            <text:p>32</text:p>
          </table:table-cell>
          <table:table-cell table:style-name="ce11" table:formula="of:=IF([.AF52]&lt;1;(1+(59*(1-[.AF52])))*[.$A$39]+[.$A$65];0)" office:value-type="float" office:value="28.141942494645" calcext:value-type="float">
            <text:p>28</text:p>
          </table:table-cell>
          <table:table-cell table:style-name="ce11" table:formula="of:=IF([.AG52]&lt;1;(1+(59*(1-[.AG52])))*[.$A$39]+[.$A$65];0)" office:value-type="float" office:value="25.3053694542338" calcext:value-type="float">
            <text:p>25</text:p>
          </table:table-cell>
          <table:table-cell table:style-name="ce11" table:formula="of:=IF([.AH52]&lt;1;(1+(59*(1-[.AH52])))*[.$A$39]+[.$A$65];0)" office:value-type="float" office:value="23.3120889724515" calcext:value-type="float">
            <text:p>23</text:p>
          </table:table-cell>
          <table:table-cell table:style-name="ce11" table:formula="of:=IF([.AI52]&lt;1;(1+(59*(1-[.AI52])))*[.$A$39]+[.$A$65];0)" office:value-type="float" office:value="21.9725453332649" calcext:value-type="float">
            <text:p>22</text:p>
          </table:table-cell>
          <table:table-cell table:style-name="ce11" table:formula="of:=IF([.AJ52]&lt;1;(1+(59*(1-[.AJ52])))*[.$A$39]+[.$A$65];0)" office:value-type="float" office:value="21.1154355740932" calcext:value-type="float">
            <text:p>21</text:p>
          </table:table-cell>
          <table:table-cell table:style-name="ce11" table:formula="of:=IF([.AK52]&lt;1;(1+(59*(1-[.AK52])))*[.$A$39]+[.$A$65];0)" office:value-type="float" office:value="20.5958044451947" calcext:value-type="float">
            <text:p>21</text:p>
          </table:table-cell>
          <table:table-cell table:style-name="ce11" table:formula="of:=IF([.AL52]&lt;1;(1+(59*(1-[.AL52])))*[.$A$39]+[.$A$65];0)" office:value-type="float" office:value="20.298902062528" calcext:value-type="float">
            <text:p>20</text:p>
          </table:table-cell>
          <table:table-cell table:style-name="ce11" table:formula="of:=IF([.AM52]&lt;1;(1+(59*(1-[.AM52])))*[.$A$39]+[.$A$65];0)" office:value-type="float" office:value="20.1399576371507" calcext:value-type="float">
            <text:p>20</text:p>
          </table:table-cell>
          <table:table-cell table:style-name="ce11" table:formula="of:=IF([.AN52]&lt;1;(1+(59*(1-[.AN52])))*[.$A$39]+[.$A$65];0)" office:value-type="float" office:value="20.0607450733586" calcext:value-type="float">
            <text:p>20</text:p>
          </table:table-cell>
          <table:table-cell table:style-name="ce11" table:formula="of:=IF([.AO52]&lt;1;(1+(59*(1-[.AO52])))*[.$A$39]+[.$A$65];0)" office:value-type="float" office:value="20.0242536421671" calcext:value-type="float">
            <text:p>20</text:p>
          </table:table-cell>
          <table:table-cell table:style-name="ce11" table:formula="of:=IF([.AP52]&lt;1;(1+(59*(1-[.AP52])))*[.$A$39]+[.$A$65];0)" office:value-type="float" office:value="20.0088342454442" calcext:value-type="float">
            <text:p>20</text:p>
          </table:table-cell>
          <table:table-cell table:style-name="ce11" table:formula="of:=IF([.AQ52]&lt;1;(1+(59*(1-[.AQ52])))*[.$A$39]+[.$A$65];0)" office:value-type="float" office:value="20.0029087152386" calcext:value-type="float">
            <text:p>20</text:p>
          </table:table-cell>
          <table:table-cell table:style-name="ce11" table:formula="of:=IF([.AR52]&lt;1;(1+(59*(1-[.AR52])))*[.$A$39]+[.$A$65];0)" office:value-type="float" office:value="20.0008570104659" calcext:value-type="float">
            <text:p>20</text:p>
          </table:table-cell>
          <table:table-cell table:style-name="ce11" table:formula="of:=IF([.AS52]&lt;1;(1+(59*(1-[.AS52])))*[.$A$39]+[.$A$65];0)" office:value-type="float" office:value="20.0002234598676" calcext:value-type="float">
            <text:p>20</text:p>
          </table:table-cell>
          <table:table-cell table:style-name="ce11" table:formula="of:=IF([.AT52]&lt;1;(1+(59*(1-[.AT52])))*[.$A$39]+[.$A$65];0)" office:value-type="float" office:value="20.0000509371087" calcext:value-type="float">
            <text:p>20</text:p>
          </table:table-cell>
          <table:table-cell table:style-name="ce11" table:formula="of:=IF([.AU52]&lt;1;(1+(59*(1-[.AU52])))*[.$A$39]+[.$A$65];0)" office:value-type="float" office:value="20.000010015036" calcext:value-type="float">
            <text:p>20</text:p>
          </table:table-cell>
          <table:table-cell table:style-name="ce11" table:formula="of:=IF([.AV52]&lt;1;(1+(59*(1-[.AV52])))*[.$A$39]+[.$A$65];0)" office:value-type="float" office:value="20.0000016735264" calcext:value-type="float">
            <text:p>20</text:p>
          </table:table-cell>
          <table:table-cell table:style-name="ce11" table:formula="of:=IF([.AW52]&lt;1;(1+(59*(1-[.AW52])))*[.$A$39]+[.$A$65];0)" office:value-type="float" office:value="20.0000002338356" calcext:value-type="float">
            <text:p>20</text:p>
          </table:table-cell>
          <table:table-cell table:style-name="ce11" table:formula="of:=IF([.AX52]&lt;1;(1+(59*(1-[.AX52])))*[.$A$39]+[.$A$65];0)" office:value-type="float" office:value="20.0000000268359" calcext:value-type="float">
            <text:p>20</text:p>
          </table:table-cell>
          <table:table-cell table:style-name="ce11" table:formula="of:=IF([.AY52]&lt;1;(1+(59*(1-[.AY52])))*[.$A$39]+[.$A$65];0)" office:value-type="float" office:value="20.0000000024803" calcext:value-type="float">
            <text:p>20</text:p>
          </table:table-cell>
          <table:table-cell table:style-name="ce11" table:formula="of:=IF([.AZ52]&lt;1;(1+(59*(1-[.AZ52])))*[.$A$39]+[.$A$65];0)" office:value-type="float" office:value="20.0000000001807" calcext:value-type="float">
            <text:p>20</text:p>
          </table:table-cell>
          <table:table-cell table:style-name="ce11" table:formula="of:=IF([.BA52]&lt;1;(1+(59*(1-[.BA52])))*[.$A$39]+[.$A$65];0)" office:value-type="float" office:value="20.0000000000102" calcext:value-type="float">
            <text:p>20</text:p>
          </table:table-cell>
          <table:table-cell table:style-name="ce11" table:formula="of:=IF([.BB52]&lt;1;(1+(59*(1-[.BB52])))*[.$A$39]+[.$A$65];0)" office:value-type="float" office:value="0" calcext:value-type="float">
            <text:p>0</text:p>
          </table:table-cell>
          <table:table-cell table:style-name="ce11" table:formula="of:=IF([.BC52]&lt;1;(1+(59*(1-[.BC52])))*[.$A$39]+[.$A$65];0)" office:value-type="float" office:value="0" calcext:value-type="float">
            <text:p>0</text:p>
          </table:table-cell>
          <table:table-cell table:style-name="ce11" table:formula="of:=IF([.BD52]&lt;1;(1+(59*(1-[.BD52])))*[.$A$39]+[.$A$65];0)" office:value-type="float" office:value="0" calcext:value-type="float">
            <text:p>0</text:p>
          </table:table-cell>
          <table:table-cell table:style-name="ce11" table:formula="of:=IF([.BE52]&lt;1;(1+(59*(1-[.BE52])))*[.$A$39]+[.$A$65];0)" office:value-type="float" office:value="0" calcext:value-type="float">
            <text:p>0</text:p>
          </table:table-cell>
          <table:table-cell table:style-name="ce11" table:formula="of:=IF([.BF52]&lt;1;(1+(59*(1-[.BF52])))*[.$A$39]+[.$A$65];0)" office:value-type="float" office:value="0" calcext:value-type="float">
            <text:p>0</text:p>
          </table:table-cell>
          <table:table-cell table:style-name="ce11" table:formula="of:=IF([.BG52]&lt;1;(1+(59*(1-[.BG52])))*[.$A$39]+[.$A$65];0)" office:value-type="float" office:value="0" calcext:value-type="float">
            <text:p>0</text:p>
          </table:table-cell>
          <table:table-cell table:style-name="ce11" table:formula="of:=IF([.BH52]&lt;1;(1+(59*(1-[.BH52])))*[.$A$39]+[.$A$65];0)" office:value-type="float" office:value="0" calcext:value-type="float">
            <text:p>0</text:p>
          </table:table-cell>
          <table:table-cell table:style-name="ce11" table:formula="of:=IF([.BI52]&lt;1;(1+(59*(1-[.BI52])))*[.$A$39]+[.$A$65];0)" office:value-type="float" office:value="0" calcext:value-type="float">
            <text:p>0</text:p>
          </table:table-cell>
          <table:table-cell table:style-name="ce11" table:formula="of:=IF([.BJ52]&lt;1;(1+(59*(1-[.BJ52])))*[.$A$39]+[.$A$65];0)" office:value-type="float" office:value="0" calcext:value-type="float">
            <text:p>0</text:p>
          </table:table-cell>
          <table:table-cell table:style-name="ce11" table:formula="of:=IF([.BK52]&lt;1;(1+(59*(1-[.BK52])))*[.$A$39]+[.$A$65];0)" office:value-type="float" office:value="0" calcext:value-type="float">
            <text:p>0</text:p>
          </table:table-cell>
          <table:table-cell table:style-name="ce11" table:formula="of:=IF([.BL52]&lt;1;(1+(59*(1-[.BL52])))*[.$A$39]+[.$A$65];0)" office:value-type="float" office:value="0" calcext:value-type="float">
            <text:p>0</text:p>
          </table:table-cell>
          <table:table-cell table:style-name="ce11" table:formula="of:=IF([.BM52]&lt;1;(1+(59*(1-[.BM52])))*[.$A$39]+[.$A$65];0)" office:value-type="float" office:value="0" calcext:value-type="float">
            <text:p>0</text:p>
          </table:table-cell>
          <table:table-cell table:style-name="ce11" table:formula="of:=IF([.BN52]&lt;1;(1+(59*(1-[.BN52])))*[.$A$39]+[.$A$65];0)" office:value-type="float" office:value="0" calcext:value-type="float">
            <text:p>0</text:p>
          </table:table-cell>
          <table:table-cell table:style-name="ce11" table:formula="of:=IF([.BO52]&lt;1;(1+(59*(1-[.BO52])))*[.$A$39]+[.$A$65];0)" office:value-type="float" office:value="0" calcext:value-type="float">
            <text:p>0</text:p>
          </table:table-cell>
          <table:table-cell table:style-name="ce11" table:formula="of:=IF([.BP52]&lt;1;(1+(59*(1-[.BP52])))*[.$A$39]+[.$A$65];0)" office:value-type="float" office:value="0" calcext:value-type="float">
            <text:p>0</text:p>
          </table:table-cell>
          <table:table-cell table:style-name="ce11" table:formula="of:=IF([.BQ52]&lt;1;(1+(59*(1-[.BQ52])))*[.$A$39]+[.$A$65];0)" office:value-type="float" office:value="0" calcext:value-type="float">
            <text:p>0</text:p>
          </table:table-cell>
          <table:table-cell table:style-name="ce11" table:formula="of:=IF([.BR52]&lt;1;(1+(59*(1-[.BR52])))*[.$A$39]+[.$A$65];0)" office:value-type="float" office:value="0" calcext:value-type="float">
            <text:p>0</text:p>
          </table:table-cell>
          <table:table-cell table:style-name="ce11" table:formula="of:=IF([.BS52]&lt;1;(1+(59*(1-[.BS52])))*[.$A$39]+[.$A$65];0)" office:value-type="float" office:value="0" calcext:value-type="float">
            <text:p>0</text:p>
          </table:table-cell>
          <table:table-cell table:style-name="ce11" table:formula="of:=IF([.BT52]&lt;1;(1+(59*(1-[.BT52])))*[.$A$39]+[.$A$65];0)" office:value-type="float" office:value="0" calcext:value-type="float">
            <text:p>0</text:p>
          </table:table-cell>
          <table:table-cell table:style-name="ce11" table:formula="of:=IF([.BU52]&lt;1;(1+(59*(1-[.BU52])))*[.$A$39]+[.$A$65];0)" office:value-type="float" office:value="0" calcext:value-type="float">
            <text:p>0</text:p>
          </table:table-cell>
          <table:table-cell table:style-name="ce11" table:formula="of:=IF([.BV52]&lt;1;(1+(59*(1-[.BV52])))*[.$A$39]+[.$A$65];0)" office:value-type="float" office:value="0" calcext:value-type="float">
            <text:p>0</text:p>
          </table:table-cell>
          <table:table-cell table:style-name="ce11" table:formula="of:=IF([.BW52]&lt;1;(1+(59*(1-[.BW52])))*[.$A$39]+[.$A$65];0)" office:value-type="float" office:value="0" calcext:value-type="float">
            <text:p>0</text:p>
          </table:table-cell>
          <table:table-cell table:style-name="ce11" table:formula="of:=IF([.BX52]&lt;1;(1+(59*(1-[.BX52])))*[.$A$39]+[.$A$65];0)" office:value-type="float" office:value="0" calcext:value-type="float">
            <text:p>0</text:p>
          </table:table-cell>
          <table:table-cell table:style-name="ce11" table:formula="of:=IF([.BY52]&lt;1;(1+(59*(1-[.BY52])))*[.$A$39]+[.$A$65];0)" office:value-type="float" office:value="0" calcext:value-type="float">
            <text:p>0</text:p>
          </table:table-cell>
          <table:table-cell table:style-name="ce11" table:formula="of:=IF([.BZ52]&lt;1;(1+(59*(1-[.BZ52])))*[.$A$39]+[.$A$65];0)" office:value-type="float" office:value="0" calcext:value-type="float">
            <text:p>0</text:p>
          </table:table-cell>
          <table:table-cell table:style-name="ce11" table:formula="of:=IF([.CA52]&lt;1;(1+(59*(1-[.CA52])))*[.$A$39]+[.$A$65];0)" office:value-type="float" office:value="0" calcext:value-type="float">
            <text:p>0</text:p>
          </table:table-cell>
          <table:table-cell table:style-name="ce11" table:formula="of:=IF([.CB52]&lt;1;(1+(59*(1-[.CB52])))*[.$A$39]+[.$A$65];0)" office:value-type="float" office:value="0" calcext:value-type="float">
            <text:p>0</text:p>
          </table:table-cell>
          <table:table-cell table:style-name="ce11" table:formula="of:=IF([.CC52]&lt;1;(1+(59*(1-[.CC52])))*[.$A$39]+[.$A$65];0)" office:value-type="float" office:value="0" calcext:value-type="float">
            <text:p>0</text:p>
          </table:table-cell>
          <table:table-cell table:style-name="ce11" table:formula="of:=IF([.CD52]&lt;1;(1+(59*(1-[.CD52])))*[.$A$39]+[.$A$65];0)" office:value-type="float" office:value="0" calcext:value-type="float">
            <text:p>0</text:p>
          </table:table-cell>
          <table:table-cell table:style-name="ce11" table:formula="of:=IF([.CE52]&lt;1;(1+(59*(1-[.CE52])))*[.$A$39]+[.$A$65];0)" office:value-type="float" office:value="0" calcext:value-type="float">
            <text:p>0</text:p>
          </table:table-cell>
          <table:table-cell table:style-name="ce11" table:formula="of:=IF([.CF52]&lt;1;(1+(59*(1-[.CF52])))*[.$A$39]+[.$A$65];0)" office:value-type="float" office:value="0" calcext:value-type="float">
            <text:p>0</text:p>
          </table:table-cell>
          <table:table-cell table:style-name="ce11" table:formula="of:=IF([.CG52]&lt;1;(1+(59*(1-[.CG52])))*[.$A$39]+[.$A$65];0)" office:value-type="float" office:value="0" calcext:value-type="float">
            <text:p>0</text:p>
          </table:table-cell>
          <table:table-cell table:style-name="ce11" table:formula="of:=IF([.CH52]&lt;1;(1+(59*(1-[.CH52])))*[.$A$39]+[.$A$65];0)" office:value-type="float" office:value="0" calcext:value-type="float">
            <text:p>0</text:p>
          </table:table-cell>
          <table:table-cell table:style-name="ce11" table:formula="of:=IF([.CI52]&lt;1;(1+(59*(1-[.CI52])))*[.$A$39]+[.$A$65];0)" office:value-type="float" office:value="0" calcext:value-type="float">
            <text:p>0</text:p>
          </table:table-cell>
          <table:table-cell table:style-name="ce11" table:formula="of:=IF([.CJ52]&lt;1;(1+(59*(1-[.CJ52])))*[.$A$39]+[.$A$65];0)" office:value-type="float" office:value="0" calcext:value-type="float">
            <text:p>0</text:p>
          </table:table-cell>
          <table:table-cell table:style-name="ce11" table:formula="of:=IF([.CK52]&lt;1;(1+(59*(1-[.CK52])))*[.$A$39]+[.$A$65];0)" office:value-type="float" office:value="0" calcext:value-type="float">
            <text:p>0</text:p>
          </table:table-cell>
          <table:table-cell table:style-name="ce11" table:formula="of:=IF([.CL52]&lt;1;(1+(59*(1-[.CL52])))*[.$A$39]+[.$A$65];0)" office:value-type="float" office:value="0" calcext:value-type="float">
            <text:p>0</text:p>
          </table:table-cell>
          <table:table-cell table:style-name="ce11" table:formula="of:=IF([.CM52]&lt;1;(1+(59*(1-[.CM52])))*[.$A$39]+[.$A$65];0)" office:value-type="float" office:value="0" calcext:value-type="float">
            <text:p>0</text:p>
          </table:table-cell>
          <table:table-cell table:style-name="ce11" table:formula="of:=IF([.CN52]&lt;1;(1+(59*(1-[.CN52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11" table:formula="of:=IF([.A53]&lt;1;(1+(59*(1-[.A53])))*[.$A$39]+[.$A$65];0)" office:value-type="float" office:value="433" calcext:value-type="float">
            <text:p>433</text:p>
          </table:table-cell>
          <table:table-cell table:style-name="ce11" table:formula="of:=IF([.B53]&lt;1;(1+(59*(1-[.B53])))*[.$A$39]+[.$A$65];0)" office:value-type="float" office:value="418.528932284485" calcext:value-type="float">
            <text:p>419</text:p>
          </table:table-cell>
          <table:table-cell table:style-name="ce11" table:formula="of:=IF([.C53]&lt;1;(1+(59*(1-[.C53])))*[.$A$39]+[.$A$65];0)" office:value-type="float" office:value="403.19571149377" calcext:value-type="float">
            <text:p>403</text:p>
          </table:table-cell>
          <table:table-cell table:style-name="ce11" table:formula="of:=IF([.D53]&lt;1;(1+(59*(1-[.D53])))*[.$A$39]+[.$A$65];0)" office:value-type="float" office:value="387.009666343124" calcext:value-type="float">
            <text:p>387</text:p>
          </table:table-cell>
          <table:table-cell table:style-name="ce11" table:formula="of:=IF([.E53]&lt;1;(1+(59*(1-[.E53])))*[.$A$39]+[.$A$65];0)" office:value-type="float" office:value="369.99355900773" calcext:value-type="float">
            <text:p>370</text:p>
          </table:table-cell>
          <table:table-cell table:style-name="ce11" table:formula="of:=IF([.F53]&lt;1;(1+(59*(1-[.F53])))*[.$A$39]+[.$A$65];0)" office:value-type="float" office:value="352.185641217068" calcext:value-type="float">
            <text:p>352</text:p>
          </table:table-cell>
          <table:table-cell table:style-name="ce11" table:formula="of:=IF([.G53]&lt;1;(1+(59*(1-[.G53])))*[.$A$39]+[.$A$65];0)" office:value-type="float" office:value="333.641657647608" calcext:value-type="float">
            <text:p>334</text:p>
          </table:table-cell>
          <table:table-cell table:style-name="ce11" table:formula="of:=IF([.H53]&lt;1;(1+(59*(1-[.H53])))*[.$A$39]+[.$A$65];0)" office:value-type="float" office:value="314.436680889133" calcext:value-type="float">
            <text:p>314</text:p>
          </table:table-cell>
          <table:table-cell table:style-name="ce11" table:formula="of:=IF([.I53]&lt;1;(1+(59*(1-[.I53])))*[.$A$39]+[.$A$65];0)" office:value-type="float" office:value="294.666632889249" calcext:value-type="float">
            <text:p>295</text:p>
          </table:table-cell>
          <table:table-cell table:style-name="ce11" table:formula="of:=IF([.J53]&lt;1;(1+(59*(1-[.J53])))*[.$A$39]+[.$A$65];0)" office:value-type="float" office:value="274.449318931653" calcext:value-type="float">
            <text:p>274</text:p>
          </table:table-cell>
          <table:table-cell table:style-name="ce11" table:formula="of:=IF([.K53]&lt;1;(1+(59*(1-[.K53])))*[.$A$39]+[.$A$65];0)" office:value-type="float" office:value="253.924775242654" calcext:value-type="float">
            <text:p>254</text:p>
          </table:table-cell>
          <table:table-cell table:style-name="ce11" table:formula="of:=IF([.L53]&lt;1;(1+(59*(1-[.L53])))*[.$A$39]+[.$A$65];0)" office:value-type="float" office:value="233.25471486579" calcext:value-type="float">
            <text:p>233</text:p>
          </table:table-cell>
          <table:table-cell table:style-name="ce11" table:formula="of:=IF([.M53]&lt;1;(1+(59*(1-[.M53])))*[.$A$39]+[.$A$65];0)" office:value-type="float" office:value="212.620854357186" calcext:value-type="float">
            <text:p>213</text:p>
          </table:table-cell>
          <table:table-cell table:style-name="ce11" table:formula="of:=IF([.N53]&lt;1;(1+(59*(1-[.N53])))*[.$A$39]+[.$A$65];0)" office:value-type="float" office:value="192.221922980814" calcext:value-type="float">
            <text:p>192</text:p>
          </table:table-cell>
          <table:table-cell table:style-name="ce11" table:formula="of:=IF([.O53]&lt;1;(1+(59*(1-[.O53])))*[.$A$39]+[.$A$65];0)" office:value-type="float" office:value="172.269203630998" calcext:value-type="float">
            <text:p>172</text:p>
          </table:table-cell>
          <table:table-cell table:style-name="ce11" table:formula="of:=IF([.P53]&lt;1;(1+(59*(1-[.P53])))*[.$A$39]+[.$A$65];0)" office:value-type="float" office:value="152.980537144666" calcext:value-type="float">
            <text:p>153</text:p>
          </table:table-cell>
          <table:table-cell table:style-name="ce11" table:formula="of:=IF([.Q53]&lt;1;(1+(59*(1-[.Q53])))*[.$A$39]+[.$A$65];0)" office:value-type="float" office:value="134.572843053767" calcext:value-type="float">
            <text:p>135</text:p>
          </table:table-cell>
          <table:table-cell table:style-name="ce11" table:formula="of:=IF([.R53]&lt;1;(1+(59*(1-[.R53])))*[.$A$39]+[.$A$65];0)" office:value-type="float" office:value="117.253369660144" calcext:value-type="float">
            <text:p>117</text:p>
          </table:table-cell>
          <table:table-cell table:style-name="ce11" table:formula="of:=IF([.S53]&lt;1;(1+(59*(1-[.S53])))*[.$A$39]+[.$A$65];0)" office:value-type="float" office:value="101.210077028665" calcext:value-type="float">
            <text:p>101</text:p>
          </table:table-cell>
          <table:table-cell table:style-name="ce11" table:formula="of:=IF([.T53]&lt;1;(1+(59*(1-[.T53])))*[.$A$39]+[.$A$65];0)" office:value-type="float" office:value="86.6017611703894" calcext:value-type="float">
            <text:p>87</text:p>
          </table:table-cell>
          <table:table-cell table:style-name="ce11" table:formula="of:=IF([.U53]&lt;1;(1+(59*(1-[.U53])))*[.$A$39]+[.$A$65];0)" office:value-type="float" office:value="73.5487187101526" calcext:value-type="float">
            <text:p>74</text:p>
          </table:table-cell>
          <table:table-cell table:style-name="ce11" table:formula="of:=IF([.V53]&lt;1;(1+(59*(1-[.V53])))*[.$A$39]+[.$A$65];0)" office:value-type="float" office:value="62.1248910744256" calcext:value-type="float">
            <text:p>62</text:p>
          </table:table-cell>
          <table:table-cell table:style-name="ce11" table:formula="of:=IF([.W53]&lt;1;(1+(59*(1-[.W53])))*[.$A$39]+[.$A$65];0)" office:value-type="float" office:value="52.3524719110894" calcext:value-type="float">
            <text:p>52</text:p>
          </table:table-cell>
          <table:table-cell table:style-name="ce11" table:formula="of:=IF([.X53]&lt;1;(1+(59*(1-[.X53])))*[.$A$39]+[.$A$65];0)" office:value-type="float" office:value="44.1998689717789" calcext:value-type="float">
            <text:p>44</text:p>
          </table:table-cell>
          <table:table-cell table:style-name="ce11" table:formula="of:=IF([.Y53]&lt;1;(1+(59*(1-[.Y53])))*[.$A$39]+[.$A$65];0)" office:value-type="float" office:value="37.5836534101735" calcext:value-type="float">
            <text:p>38</text:p>
          </table:table-cell>
          <table:table-cell table:style-name="ce11" table:formula="of:=IF([.Z53]&lt;1;(1+(59*(1-[.Z53])))*[.$A$39]+[.$A$65];0)" office:value-type="float" office:value="32.3747041605282" calcext:value-type="float">
            <text:p>32</text:p>
          </table:table-cell>
          <table:table-cell table:style-name="ce11" table:formula="of:=IF([.AA53]&lt;1;(1+(59*(1-[.AA53])))*[.$A$39]+[.$A$65];0)" office:value-type="float" office:value="28.4082014150378" calcext:value-type="float">
            <text:p>28</text:p>
          </table:table-cell>
          <table:table-cell table:style-name="ce11" table:formula="of:=IF([.AB53]&lt;1;(1+(59*(1-[.AB53])))*[.$A$39]+[.$A$65];0)" office:value-type="float" office:value="25.4965251057202" calcext:value-type="float">
            <text:p>25</text:p>
          </table:table-cell>
          <table:table-cell table:style-name="ce11" table:formula="of:=IF([.AC53]&lt;1;(1+(59*(1-[.AC53])))*[.$A$39]+[.$A$65];0)" office:value-type="float" office:value="23.4435931592221" calcext:value-type="float">
            <text:p>23</text:p>
          </table:table-cell>
          <table:table-cell table:style-name="ce11" table:formula="of:=IF([.AD53]&lt;1;(1+(59*(1-[.AD53])))*[.$A$39]+[.$A$65];0)" office:value-type="float" office:value="22.0588647538235" calcext:value-type="float">
            <text:p>22</text:p>
          </table:table-cell>
          <table:table-cell table:style-name="ce11" table:formula="of:=IF([.AE53]&lt;1;(1+(59*(1-[.AE53])))*[.$A$39]+[.$A$65];0)" office:value-type="float" office:value="21.1692446720397" calcext:value-type="float">
            <text:p>21</text:p>
          </table:table-cell>
          <table:table-cell table:style-name="ce11" table:formula="of:=IF([.AF53]&lt;1;(1+(59*(1-[.AF53])))*[.$A$39]+[.$A$65];0)" office:value-type="float" office:value="20.6274956773271" calcext:value-type="float">
            <text:p>21</text:p>
          </table:table-cell>
          <table:table-cell table:style-name="ce11" table:formula="of:=IF([.AG53]&lt;1;(1+(59*(1-[.AG53])))*[.$A$39]+[.$A$65];0)" office:value-type="float" office:value="20.3164365282751" calcext:value-type="float">
            <text:p>20</text:p>
          </table:table-cell>
          <table:table-cell table:style-name="ce11" table:formula="of:=IF([.AH53]&lt;1;(1+(59*(1-[.AH53])))*[.$A$39]+[.$A$65];0)" office:value-type="float" office:value="20.1490150287868" calcext:value-type="float">
            <text:p>20</text:p>
          </table:table-cell>
          <table:table-cell table:style-name="ce11" table:formula="of:=IF([.AI53]&lt;1;(1+(59*(1-[.AI53])))*[.$A$39]+[.$A$65];0)" office:value-type="float" office:value="20.0650830469726" calcext:value-type="float">
            <text:p>20</text:p>
          </table:table-cell>
          <table:table-cell table:style-name="ce11" table:formula="of:=IF([.AJ53]&lt;1;(1+(59*(1-[.AJ53])))*[.$A$39]+[.$A$65];0)" office:value-type="float" office:value="20.026165525627" calcext:value-type="float">
            <text:p>20</text:p>
          </table:table-cell>
          <table:table-cell table:style-name="ce11" table:formula="of:=IF([.AK53]&lt;1;(1+(59*(1-[.AK53])))*[.$A$39]+[.$A$65];0)" office:value-type="float" office:value="20.0096032273073" calcext:value-type="float">
            <text:p>20</text:p>
          </table:table-cell>
          <table:table-cell table:style-name="ce11" table:formula="of:=IF([.AL53]&lt;1;(1+(59*(1-[.AL53])))*[.$A$39]+[.$A$65];0)" office:value-type="float" office:value="20.0031884068125" calcext:value-type="float">
            <text:p>20</text:p>
          </table:table-cell>
          <table:table-cell table:style-name="ce11" table:formula="of:=IF([.AM53]&lt;1;(1+(59*(1-[.AM53])))*[.$A$39]+[.$A$65];0)" office:value-type="float" office:value="20.0009480819974" calcext:value-type="float">
            <text:p>20</text:p>
          </table:table-cell>
          <table:table-cell table:style-name="ce11" table:formula="of:=IF([.AN53]&lt;1;(1+(59*(1-[.AN53])))*[.$A$39]+[.$A$65];0)" office:value-type="float" office:value="20.0002497153786" calcext:value-type="float">
            <text:p>20</text:p>
          </table:table-cell>
          <table:table-cell table:style-name="ce11" table:formula="of:=IF([.AO53]&lt;1;(1+(59*(1-[.AO53])))*[.$A$39]+[.$A$65];0)" office:value-type="float" office:value="20.0000575578571" calcext:value-type="float">
            <text:p>20</text:p>
          </table:table-cell>
          <table:table-cell table:style-name="ce11" table:formula="of:=IF([.AP53]&lt;1;(1+(59*(1-[.AP53])))*[.$A$39]+[.$A$65];0)" office:value-type="float" office:value="20.0000114559175" calcext:value-type="float">
            <text:p>20</text:p>
          </table:table-cell>
          <table:table-cell table:style-name="ce11" table:formula="of:=IF([.AQ53]&lt;1;(1+(59*(1-[.AQ53])))*[.$A$39]+[.$A$65];0)" office:value-type="float" office:value="20.0000019402052" calcext:value-type="float">
            <text:p>20</text:p>
          </table:table-cell>
          <table:table-cell table:style-name="ce11" table:formula="of:=IF([.AR53]&lt;1;(1+(59*(1-[.AR53])))*[.$A$39]+[.$A$65];0)" office:value-type="float" office:value="20.0000002751359" calcext:value-type="float">
            <text:p>20</text:p>
          </table:table-cell>
          <table:table-cell table:style-name="ce11" table:formula="of:=IF([.AS53]&lt;1;(1+(59*(1-[.AS53])))*[.$A$39]+[.$A$65];0)" office:value-type="float" office:value="20.0000000320935" calcext:value-type="float">
            <text:p>20</text:p>
          </table:table-cell>
          <table:table-cell table:style-name="ce11" table:formula="of:=IF([.AT53]&lt;1;(1+(59*(1-[.AT53])))*[.$A$39]+[.$A$65];0)" office:value-type="float" office:value="20.0000000030198" calcext:value-type="float">
            <text:p>20</text:p>
          </table:table-cell>
          <table:table-cell table:style-name="ce11" table:formula="of:=IF([.AU53]&lt;1;(1+(59*(1-[.AU53])))*[.$A$39]+[.$A$65];0)" office:value-type="float" office:value="20.0000000002243" calcext:value-type="float">
            <text:p>20</text:p>
          </table:table-cell>
          <table:table-cell table:style-name="ce11" table:formula="of:=IF([.AV53]&lt;1;(1+(59*(1-[.AV53])))*[.$A$39]+[.$A$65];0)" office:value-type="float" office:value="20.0000000000128" calcext:value-type="float">
            <text:p>20</text:p>
          </table:table-cell>
          <table:table-cell table:style-name="ce11" table:formula="of:=IF([.AW53]&lt;1;(1+(59*(1-[.AW53])))*[.$A$39]+[.$A$65];0)" office:value-type="float" office:value="0" calcext:value-type="float">
            <text:p>0</text:p>
          </table:table-cell>
          <table:table-cell table:style-name="ce11" table:formula="of:=IF([.AX53]&lt;1;(1+(59*(1-[.AX53])))*[.$A$39]+[.$A$65];0)" office:value-type="float" office:value="0" calcext:value-type="float">
            <text:p>0</text:p>
          </table:table-cell>
          <table:table-cell table:style-name="ce11" table:formula="of:=IF([.AY53]&lt;1;(1+(59*(1-[.AY53])))*[.$A$39]+[.$A$65];0)" office:value-type="float" office:value="0" calcext:value-type="float">
            <text:p>0</text:p>
          </table:table-cell>
          <table:table-cell table:style-name="ce11" table:formula="of:=IF([.AZ53]&lt;1;(1+(59*(1-[.AZ53])))*[.$A$39]+[.$A$65];0)" office:value-type="float" office:value="0" calcext:value-type="float">
            <text:p>0</text:p>
          </table:table-cell>
          <table:table-cell table:style-name="ce11" table:formula="of:=IF([.BA53]&lt;1;(1+(59*(1-[.BA53])))*[.$A$39]+[.$A$65];0)" office:value-type="float" office:value="0" calcext:value-type="float">
            <text:p>0</text:p>
          </table:table-cell>
          <table:table-cell table:style-name="ce11" table:formula="of:=IF([.BB53]&lt;1;(1+(59*(1-[.BB53])))*[.$A$39]+[.$A$65];0)" office:value-type="float" office:value="0" calcext:value-type="float">
            <text:p>0</text:p>
          </table:table-cell>
          <table:table-cell table:style-name="ce11" table:formula="of:=IF([.BC53]&lt;1;(1+(59*(1-[.BC53])))*[.$A$39]+[.$A$65];0)" office:value-type="float" office:value="0" calcext:value-type="float">
            <text:p>0</text:p>
          </table:table-cell>
          <table:table-cell table:style-name="ce11" table:formula="of:=IF([.BD53]&lt;1;(1+(59*(1-[.BD53])))*[.$A$39]+[.$A$65];0)" office:value-type="float" office:value="0" calcext:value-type="float">
            <text:p>0</text:p>
          </table:table-cell>
          <table:table-cell table:style-name="ce11" table:formula="of:=IF([.BE53]&lt;1;(1+(59*(1-[.BE53])))*[.$A$39]+[.$A$65];0)" office:value-type="float" office:value="0" calcext:value-type="float">
            <text:p>0</text:p>
          </table:table-cell>
          <table:table-cell table:style-name="ce11" table:formula="of:=IF([.BF53]&lt;1;(1+(59*(1-[.BF53])))*[.$A$39]+[.$A$65];0)" office:value-type="float" office:value="0" calcext:value-type="float">
            <text:p>0</text:p>
          </table:table-cell>
          <table:table-cell table:style-name="ce11" table:formula="of:=IF([.BG53]&lt;1;(1+(59*(1-[.BG53])))*[.$A$39]+[.$A$65];0)" office:value-type="float" office:value="0" calcext:value-type="float">
            <text:p>0</text:p>
          </table:table-cell>
          <table:table-cell table:style-name="ce11" table:formula="of:=IF([.BH53]&lt;1;(1+(59*(1-[.BH53])))*[.$A$39]+[.$A$65];0)" office:value-type="float" office:value="0" calcext:value-type="float">
            <text:p>0</text:p>
          </table:table-cell>
          <table:table-cell table:style-name="ce11" table:formula="of:=IF([.BI53]&lt;1;(1+(59*(1-[.BI53])))*[.$A$39]+[.$A$65];0)" office:value-type="float" office:value="0" calcext:value-type="float">
            <text:p>0</text:p>
          </table:table-cell>
          <table:table-cell table:style-name="ce11" table:formula="of:=IF([.BJ53]&lt;1;(1+(59*(1-[.BJ53])))*[.$A$39]+[.$A$65];0)" office:value-type="float" office:value="0" calcext:value-type="float">
            <text:p>0</text:p>
          </table:table-cell>
          <table:table-cell table:style-name="ce11" table:formula="of:=IF([.BK53]&lt;1;(1+(59*(1-[.BK53])))*[.$A$39]+[.$A$65];0)" office:value-type="float" office:value="0" calcext:value-type="float">
            <text:p>0</text:p>
          </table:table-cell>
          <table:table-cell table:style-name="ce11" table:formula="of:=IF([.BL53]&lt;1;(1+(59*(1-[.BL53])))*[.$A$39]+[.$A$65];0)" office:value-type="float" office:value="0" calcext:value-type="float">
            <text:p>0</text:p>
          </table:table-cell>
          <table:table-cell table:style-name="ce11" table:formula="of:=IF([.BM53]&lt;1;(1+(59*(1-[.BM53])))*[.$A$39]+[.$A$65];0)" office:value-type="float" office:value="0" calcext:value-type="float">
            <text:p>0</text:p>
          </table:table-cell>
          <table:table-cell table:style-name="ce11" table:formula="of:=IF([.BN53]&lt;1;(1+(59*(1-[.BN53])))*[.$A$39]+[.$A$65];0)" office:value-type="float" office:value="0" calcext:value-type="float">
            <text:p>0</text:p>
          </table:table-cell>
          <table:table-cell table:style-name="ce11" table:formula="of:=IF([.BO53]&lt;1;(1+(59*(1-[.BO53])))*[.$A$39]+[.$A$65];0)" office:value-type="float" office:value="0" calcext:value-type="float">
            <text:p>0</text:p>
          </table:table-cell>
          <table:table-cell table:style-name="ce11" table:formula="of:=IF([.BP53]&lt;1;(1+(59*(1-[.BP53])))*[.$A$39]+[.$A$65];0)" office:value-type="float" office:value="0" calcext:value-type="float">
            <text:p>0</text:p>
          </table:table-cell>
          <table:table-cell table:style-name="ce11" table:formula="of:=IF([.BQ53]&lt;1;(1+(59*(1-[.BQ53])))*[.$A$39]+[.$A$65];0)" office:value-type="float" office:value="0" calcext:value-type="float">
            <text:p>0</text:p>
          </table:table-cell>
          <table:table-cell table:style-name="ce11" table:formula="of:=IF([.BR53]&lt;1;(1+(59*(1-[.BR53])))*[.$A$39]+[.$A$65];0)" office:value-type="float" office:value="0" calcext:value-type="float">
            <text:p>0</text:p>
          </table:table-cell>
          <table:table-cell table:style-name="ce11" table:formula="of:=IF([.BS53]&lt;1;(1+(59*(1-[.BS53])))*[.$A$39]+[.$A$65];0)" office:value-type="float" office:value="0" calcext:value-type="float">
            <text:p>0</text:p>
          </table:table-cell>
          <table:table-cell table:style-name="ce11" table:formula="of:=IF([.BT53]&lt;1;(1+(59*(1-[.BT53])))*[.$A$39]+[.$A$65];0)" office:value-type="float" office:value="0" calcext:value-type="float">
            <text:p>0</text:p>
          </table:table-cell>
          <table:table-cell table:style-name="ce11" table:formula="of:=IF([.BU53]&lt;1;(1+(59*(1-[.BU53])))*[.$A$39]+[.$A$65];0)" office:value-type="float" office:value="0" calcext:value-type="float">
            <text:p>0</text:p>
          </table:table-cell>
          <table:table-cell table:style-name="ce11" table:formula="of:=IF([.BV53]&lt;1;(1+(59*(1-[.BV53])))*[.$A$39]+[.$A$65];0)" office:value-type="float" office:value="0" calcext:value-type="float">
            <text:p>0</text:p>
          </table:table-cell>
          <table:table-cell table:style-name="ce11" table:formula="of:=IF([.BW53]&lt;1;(1+(59*(1-[.BW53])))*[.$A$39]+[.$A$65];0)" office:value-type="float" office:value="0" calcext:value-type="float">
            <text:p>0</text:p>
          </table:table-cell>
          <table:table-cell table:style-name="ce11" table:formula="of:=IF([.BX53]&lt;1;(1+(59*(1-[.BX53])))*[.$A$39]+[.$A$65];0)" office:value-type="float" office:value="0" calcext:value-type="float">
            <text:p>0</text:p>
          </table:table-cell>
          <table:table-cell table:style-name="ce11" table:formula="of:=IF([.BY53]&lt;1;(1+(59*(1-[.BY53])))*[.$A$39]+[.$A$65];0)" office:value-type="float" office:value="0" calcext:value-type="float">
            <text:p>0</text:p>
          </table:table-cell>
          <table:table-cell table:style-name="ce11" table:formula="of:=IF([.BZ53]&lt;1;(1+(59*(1-[.BZ53])))*[.$A$39]+[.$A$65];0)" office:value-type="float" office:value="0" calcext:value-type="float">
            <text:p>0</text:p>
          </table:table-cell>
          <table:table-cell table:style-name="ce11" table:formula="of:=IF([.CA53]&lt;1;(1+(59*(1-[.CA53])))*[.$A$39]+[.$A$65];0)" office:value-type="float" office:value="0" calcext:value-type="float">
            <text:p>0</text:p>
          </table:table-cell>
          <table:table-cell table:style-name="ce11" table:formula="of:=IF([.CB53]&lt;1;(1+(59*(1-[.CB53])))*[.$A$39]+[.$A$65];0)" office:value-type="float" office:value="0" calcext:value-type="float">
            <text:p>0</text:p>
          </table:table-cell>
          <table:table-cell table:style-name="ce11" table:formula="of:=IF([.CC53]&lt;1;(1+(59*(1-[.CC53])))*[.$A$39]+[.$A$65];0)" office:value-type="float" office:value="0" calcext:value-type="float">
            <text:p>0</text:p>
          </table:table-cell>
          <table:table-cell table:style-name="ce11" table:formula="of:=IF([.CD53]&lt;1;(1+(59*(1-[.CD53])))*[.$A$39]+[.$A$65];0)" office:value-type="float" office:value="0" calcext:value-type="float">
            <text:p>0</text:p>
          </table:table-cell>
          <table:table-cell table:style-name="ce11" table:formula="of:=IF([.CE53]&lt;1;(1+(59*(1-[.CE53])))*[.$A$39]+[.$A$65];0)" office:value-type="float" office:value="0" calcext:value-type="float">
            <text:p>0</text:p>
          </table:table-cell>
          <table:table-cell table:style-name="ce11" table:formula="of:=IF([.CF53]&lt;1;(1+(59*(1-[.CF53])))*[.$A$39]+[.$A$65];0)" office:value-type="float" office:value="0" calcext:value-type="float">
            <text:p>0</text:p>
          </table:table-cell>
          <table:table-cell table:style-name="ce11" table:formula="of:=IF([.CG53]&lt;1;(1+(59*(1-[.CG53])))*[.$A$39]+[.$A$65];0)" office:value-type="float" office:value="0" calcext:value-type="float">
            <text:p>0</text:p>
          </table:table-cell>
          <table:table-cell table:style-name="ce11" table:formula="of:=IF([.CH53]&lt;1;(1+(59*(1-[.CH53])))*[.$A$39]+[.$A$65];0)" office:value-type="float" office:value="0" calcext:value-type="float">
            <text:p>0</text:p>
          </table:table-cell>
          <table:table-cell table:style-name="ce11" table:formula="of:=IF([.CI53]&lt;1;(1+(59*(1-[.CI53])))*[.$A$39]+[.$A$65];0)" office:value-type="float" office:value="0" calcext:value-type="float">
            <text:p>0</text:p>
          </table:table-cell>
          <table:table-cell table:style-name="ce11" table:formula="of:=IF([.CJ53]&lt;1;(1+(59*(1-[.CJ53])))*[.$A$39]+[.$A$65];0)" office:value-type="float" office:value="0" calcext:value-type="float">
            <text:p>0</text:p>
          </table:table-cell>
          <table:table-cell table:style-name="ce11" table:formula="of:=IF([.CK53]&lt;1;(1+(59*(1-[.CK53])))*[.$A$39]+[.$A$65];0)" office:value-type="float" office:value="0" calcext:value-type="float">
            <text:p>0</text:p>
          </table:table-cell>
          <table:table-cell table:style-name="ce11" table:formula="of:=IF([.CL53]&lt;1;(1+(59*(1-[.CL53])))*[.$A$39]+[.$A$65];0)" office:value-type="float" office:value="0" calcext:value-type="float">
            <text:p>0</text:p>
          </table:table-cell>
          <table:table-cell table:style-name="ce11" table:formula="of:=IF([.CM53]&lt;1;(1+(59*(1-[.CM53])))*[.$A$39]+[.$A$65];0)" office:value-type="float" office:value="0" calcext:value-type="float">
            <text:p>0</text:p>
          </table:table-cell>
          <table:table-cell table:style-name="ce11" table:formula="of:=IF([.CN53]&lt;1;(1+(59*(1-[.CN53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64]/100" office:value-type="float" office:value="10" calcext:value-type="float">
            <text:p>10,00</text:p>
          </table:table-cell>
          <table:table-cell table:style-name="ce11" table:formula="of:=IF([.A54]&lt;1;(1+(59*(1-[.A54])))*[.$A$39]+[.$A$65];0)" office:value-type="float" office:value="374" calcext:value-type="float">
            <text:p>374</text:p>
          </table:table-cell>
          <table:table-cell table:style-name="ce11" table:formula="of:=IF([.B54]&lt;1;(1+(59*(1-[.B54])))*[.$A$39]+[.$A$65];0)" office:value-type="float" office:value="356.370876643009" calcext:value-type="float">
            <text:p>356</text:p>
          </table:table-cell>
          <table:table-cell table:style-name="ce11" table:formula="of:=IF([.C54]&lt;1;(1+(59*(1-[.C54])))*[.$A$39]+[.$A$65];0)" office:value-type="float" office:value="337.99114362068" calcext:value-type="float">
            <text:p>338</text:p>
          </table:table-cell>
          <table:table-cell table:style-name="ce11" table:formula="of:=IF([.D54]&lt;1;(1+(59*(1-[.D54])))*[.$A$39]+[.$A$65];0)" office:value-type="float" office:value="318.931255328624" calcext:value-type="float">
            <text:p>319</text:p>
          </table:table-cell>
          <table:table-cell table:style-name="ce11" table:formula="of:=IF([.E54]&lt;1;(1+(59*(1-[.E54])))*[.$A$39]+[.$A$65];0)" office:value-type="float" office:value="299.282200273472" calcext:value-type="float">
            <text:p>299</text:p>
          </table:table-cell>
          <table:table-cell table:style-name="ce11" table:formula="of:=IF([.F54]&lt;1;(1+(59*(1-[.F54])))*[.$A$39]+[.$A$65];0)" office:value-type="float" office:value="279.156664628801" calcext:value-type="float">
            <text:p>279</text:p>
          </table:table-cell>
          <table:table-cell table:style-name="ce11" table:formula="of:=IF([.G54]&lt;1;(1+(59*(1-[.G54])))*[.$A$39]+[.$A$65];0)" office:value-type="float" office:value="258.68955726825" calcext:value-type="float">
            <text:p>259</text:p>
          </table:table-cell>
          <table:table-cell table:style-name="ce11" table:formula="of:=IF([.H54]&lt;1;(1+(59*(1-[.H54])))*[.$A$39]+[.$A$65];0)" office:value-type="float" office:value="238.037683675861" calcext:value-type="float">
            <text:p>238</text:p>
          </table:table-cell>
          <table:table-cell table:style-name="ce11" table:formula="of:=IF([.I54]&lt;1;(1+(59*(1-[.I54])))*[.$A$39]+[.$A$65];0)" office:value-type="float" office:value="217.378350144949" calcext:value-type="float">
            <text:p>217</text:p>
          </table:table-cell>
          <table:table-cell table:style-name="ce11" table:formula="of:=IF([.J54]&lt;1;(1+(59*(1-[.J54])))*[.$A$39]+[.$A$65];0)" office:value-type="float" office:value="196.906693256887" calcext:value-type="float">
            <text:p>197</text:p>
          </table:table-cell>
          <table:table-cell table:style-name="ce11" table:formula="of:=IF([.K54]&lt;1;(1+(59*(1-[.K54])))*[.$A$39]+[.$A$65];0)" office:value-type="float" office:value="176.831569983511" calcext:value-type="float">
            <text:p>177</text:p>
          </table:table-cell>
          <table:table-cell table:style-name="ce11" table:formula="of:=IF([.L54]&lt;1;(1+(59*(1-[.L54])))*[.$A$39]+[.$A$65];0)" office:value-type="float" office:value="157.369917644902" calcext:value-type="float">
            <text:p>157</text:p>
          </table:table-cell>
          <table:table-cell table:style-name="ce11" table:formula="of:=IF([.M54]&lt;1;(1+(59*(1-[.M54])))*[.$A$39]+[.$A$65];0)" office:value-type="float" office:value="138.739605175177" calcext:value-type="float">
            <text:p>139</text:p>
          </table:table-cell>
          <table:table-cell table:style-name="ce11" table:formula="of:=IF([.N54]&lt;1;(1+(59*(1-[.N54])))*[.$A$39]+[.$A$65];0)" office:value-type="float" office:value="121.150948466177" calcext:value-type="float">
            <text:p>121</text:p>
          </table:table-cell>
          <table:table-cell table:style-name="ce11" table:formula="of:=IF([.O54]&lt;1;(1+(59*(1-[.O54])))*[.$A$39]+[.$A$65];0)" office:value-type="float" office:value="104.79724726284" calcext:value-type="float">
            <text:p>105</text:p>
          </table:table-cell>
          <table:table-cell table:style-name="ce11" table:formula="of:=IF([.P54]&lt;1;(1+(59*(1-[.P54])))*[.$A$39]+[.$A$65];0)" office:value-type="float" office:value="89.8449045885234" calcext:value-type="float">
            <text:p>90</text:p>
          </table:table-cell>
          <table:table-cell table:style-name="ce11" table:formula="of:=IF([.Q54]&lt;1;(1+(59*(1-[.Q54])))*[.$A$39]+[.$A$65];0)" office:value-type="float" office:value="76.4238868728192" calcext:value-type="float">
            <text:p>76</text:p>
          </table:table-cell>
          <table:table-cell table:style-name="ce11" table:formula="of:=IF([.R54]&lt;1;(1+(59*(1-[.R54])))*[.$A$39]+[.$A$65];0)" office:value-type="float" office:value="64.6194383161412" calcext:value-type="float">
            <text:p>65</text:p>
          </table:table-cell>
          <table:table-cell table:style-name="ce11" table:formula="of:=IF([.S54]&lt;1;(1+(59*(1-[.S54])))*[.$A$39]+[.$A$65];0)" office:value-type="float" office:value="54.4660336487715" calcext:value-type="float">
            <text:p>54</text:p>
          </table:table-cell>
          <table:table-cell table:style-name="ce11" table:formula="of:=IF([.T54]&lt;1;(1+(59*(1-[.T54])))*[.$A$39]+[.$A$65];0)" office:value-type="float" office:value="45.9444959286466" calcext:value-type="float">
            <text:p>46</text:p>
          </table:table-cell>
          <table:table-cell table:style-name="ce11" table:formula="of:=IF([.U54]&lt;1;(1+(59*(1-[.U54])))*[.$A$39]+[.$A$65];0)" office:value-type="float" office:value="38.9829874160109" calcext:value-type="float">
            <text:p>39</text:p>
          </table:table-cell>
          <table:table-cell table:style-name="ce11" table:formula="of:=IF([.V54]&lt;1;(1+(59*(1-[.V54])))*[.$A$39]+[.$A$65];0)" office:value-type="float" office:value="33.4621930668099" calcext:value-type="float">
            <text:p>33</text:p>
          </table:table-cell>
          <table:table-cell table:style-name="ce11" table:formula="of:=IF([.W54]&lt;1;(1+(59*(1-[.W54])))*[.$A$39]+[.$A$65];0)" office:value-type="float" office:value="29.2244864012906" calcext:value-type="float">
            <text:p>29</text:p>
          </table:table-cell>
          <table:table-cell table:style-name="ce11" table:formula="of:=IF([.X54]&lt;1;(1+(59*(1-[.X54])))*[.$A$39]+[.$A$65];0)" office:value-type="float" office:value="26.0862699805043" calcext:value-type="float">
            <text:p>26</text:p>
          </table:table-cell>
          <table:table-cell table:style-name="ce11" table:formula="of:=IF([.Y54]&lt;1;(1+(59*(1-[.Y54])))*[.$A$39]+[.$A$65];0)" office:value-type="float" office:value="23.8521317595906" calcext:value-type="float">
            <text:p>24</text:p>
          </table:table-cell>
          <table:table-cell table:style-name="ce11" table:formula="of:=IF([.Z54]&lt;1;(1+(59*(1-[.Z54])))*[.$A$39]+[.$A$65];0)" office:value-type="float" office:value="22.3290887928265" calcext:value-type="float">
            <text:p>22</text:p>
          </table:table-cell>
          <table:table-cell table:style-name="ce11" table:formula="of:=IF([.AA54]&lt;1;(1+(59*(1-[.AA54])))*[.$A$39]+[.$A$65];0)" office:value-type="float" office:value="21.3391198541026" calcext:value-type="float">
            <text:p>21</text:p>
          </table:table-cell>
          <table:table-cell table:style-name="ce11" table:formula="of:=IF([.AB54]&lt;1;(1+(59*(1-[.AB54])))*[.$A$39]+[.$A$65];0)" office:value-type="float" office:value="20.7284775842579" calcext:value-type="float">
            <text:p>21</text:p>
          </table:table-cell>
          <table:table-cell table:style-name="ce11" table:formula="of:=IF([.AC54]&lt;1;(1+(59*(1-[.AC54])))*[.$A$39]+[.$A$65];0)" office:value-type="float" office:value="20.3728830230741" calcext:value-type="float">
            <text:p>20</text:p>
          </table:table-cell>
          <table:table-cell table:style-name="ce11" table:formula="of:=IF([.AD54]&lt;1;(1+(59*(1-[.AD54])))*[.$A$39]+[.$A$65];0)" office:value-type="float" office:value="20.178502651196" calcext:value-type="float">
            <text:p>20</text:p>
          </table:table-cell>
          <table:table-cell table:style-name="ce11" table:formula="of:=IF([.AE54]&lt;1;(1+(59*(1-[.AE54])))*[.$A$39]+[.$A$65];0)" office:value-type="float" office:value="20.0793823473156" calcext:value-type="float">
            <text:p>20</text:p>
          </table:table-cell>
          <table:table-cell table:style-name="ce11" table:formula="of:=IF([.AF54]&lt;1;(1+(59*(1-[.AF54])))*[.$A$39]+[.$A$65];0)" office:value-type="float" office:value="20.0325545074795" calcext:value-type="float">
            <text:p>20</text:p>
          </table:table-cell>
          <table:table-cell table:style-name="ce11" table:formula="of:=IF([.AG54]&lt;1;(1+(59*(1-[.AG54])))*[.$A$39]+[.$A$65];0)" office:value-type="float" office:value="20.0122120068999" calcext:value-type="float">
            <text:p>20</text:p>
          </table:table-cell>
          <table:table-cell table:style-name="ce11" table:formula="of:=IF([.AH54]&lt;1;(1+(59*(1-[.AH54])))*[.$A$39]+[.$A$65];0)" office:value-type="float" office:value="20.0041531779916" calcext:value-type="float">
            <text:p>20</text:p>
          </table:table-cell>
          <table:table-cell table:style-name="ce11" table:formula="of:=IF([.AI54]&lt;1;(1+(59*(1-[.AI54])))*[.$A$39]+[.$A$65];0)" office:value-type="float" office:value="20.0012680412955" calcext:value-type="float">
            <text:p>20</text:p>
          </table:table-cell>
          <table:table-cell table:style-name="ce11" table:formula="of:=IF([.AJ54]&lt;1;(1+(59*(1-[.AJ54])))*[.$A$39]+[.$A$65];0)" office:value-type="float" office:value="20.0003438440675" calcext:value-type="float">
            <text:p>20</text:p>
          </table:table-cell>
          <table:table-cell table:style-name="ce11" table:formula="of:=IF([.AK54]&lt;1;(1+(59*(1-[.AK54])))*[.$A$39]+[.$A$65];0)" office:value-type="float" office:value="20.0000818299881" calcext:value-type="float">
            <text:p>20</text:p>
          </table:table-cell>
          <table:table-cell table:style-name="ce11" table:formula="of:=IF([.AL54]&lt;1;(1+(59*(1-[.AL54])))*[.$A$39]+[.$A$65];0)" office:value-type="float" office:value="20.0000168701342" calcext:value-type="float">
            <text:p>20</text:p>
          </table:table-cell>
          <table:table-cell table:style-name="ce11" table:formula="of:=IF([.AM54]&lt;1;(1+(59*(1-[.AM54])))*[.$A$39]+[.$A$65];0)" office:value-type="float" office:value="20.000002969923" calcext:value-type="float">
            <text:p>20</text:p>
          </table:table-cell>
          <table:table-cell table:style-name="ce11" table:formula="of:=IF([.AN54]&lt;1;(1+(59*(1-[.AN54])))*[.$A$39]+[.$A$65];0)" office:value-type="float" office:value="20.0000004394754" calcext:value-type="float">
            <text:p>20</text:p>
          </table:table-cell>
          <table:table-cell table:style-name="ce11" table:formula="of:=IF([.AO54]&lt;1;(1+(59*(1-[.AO54])))*[.$A$39]+[.$A$65];0)" office:value-type="float" office:value="20.0000000537208" calcext:value-type="float">
            <text:p>20</text:p>
          </table:table-cell>
          <table:table-cell table:style-name="ce11" table:formula="of:=IF([.AP54]&lt;1;(1+(59*(1-[.AP54])))*[.$A$39]+[.$A$65];0)" office:value-type="float" office:value="20.0000000053219" calcext:value-type="float">
            <text:p>20</text:p>
          </table:table-cell>
          <table:table-cell table:style-name="ce11" table:formula="of:=IF([.AQ54]&lt;1;(1+(59*(1-[.AQ54])))*[.$A$39]+[.$A$65];0)" office:value-type="float" office:value="20.0000000004184" calcext:value-type="float">
            <text:p>20</text:p>
          </table:table-cell>
          <table:table-cell table:style-name="ce11" table:formula="of:=IF([.AR54]&lt;1;(1+(59*(1-[.AR54])))*[.$A$39]+[.$A$65];0)" office:value-type="float" office:value="20.0000000000255" calcext:value-type="float">
            <text:p>20</text:p>
          </table:table-cell>
          <table:table-cell table:style-name="ce11" table:formula="of:=IF([.AS54]&lt;1;(1+(59*(1-[.AS54])))*[.$A$39]+[.$A$65];0)" office:value-type="float" office:value="0" calcext:value-type="float">
            <text:p>0</text:p>
          </table:table-cell>
          <table:table-cell table:style-name="ce11" table:formula="of:=IF([.AT54]&lt;1;(1+(59*(1-[.AT54])))*[.$A$39]+[.$A$65];0)" office:value-type="float" office:value="0" calcext:value-type="float">
            <text:p>0</text:p>
          </table:table-cell>
          <table:table-cell table:style-name="ce11" table:formula="of:=IF([.AU54]&lt;1;(1+(59*(1-[.AU54])))*[.$A$39]+[.$A$65];0)" office:value-type="float" office:value="0" calcext:value-type="float">
            <text:p>0</text:p>
          </table:table-cell>
          <table:table-cell table:style-name="ce11" table:formula="of:=IF([.AV54]&lt;1;(1+(59*(1-[.AV54])))*[.$A$39]+[.$A$65];0)" office:value-type="float" office:value="0" calcext:value-type="float">
            <text:p>0</text:p>
          </table:table-cell>
          <table:table-cell table:style-name="ce11" table:formula="of:=IF([.AW54]&lt;1;(1+(59*(1-[.AW54])))*[.$A$39]+[.$A$65];0)" office:value-type="float" office:value="0" calcext:value-type="float">
            <text:p>0</text:p>
          </table:table-cell>
          <table:table-cell table:style-name="ce11" table:formula="of:=IF([.AX54]&lt;1;(1+(59*(1-[.AX54])))*[.$A$39]+[.$A$65];0)" office:value-type="float" office:value="0" calcext:value-type="float">
            <text:p>0</text:p>
          </table:table-cell>
          <table:table-cell table:style-name="ce11" table:formula="of:=IF([.AY54]&lt;1;(1+(59*(1-[.AY54])))*[.$A$39]+[.$A$65];0)" office:value-type="float" office:value="0" calcext:value-type="float">
            <text:p>0</text:p>
          </table:table-cell>
          <table:table-cell table:style-name="ce11" table:formula="of:=IF([.AZ54]&lt;1;(1+(59*(1-[.AZ54])))*[.$A$39]+[.$A$65];0)" office:value-type="float" office:value="0" calcext:value-type="float">
            <text:p>0</text:p>
          </table:table-cell>
          <table:table-cell table:style-name="ce11" table:formula="of:=IF([.BA54]&lt;1;(1+(59*(1-[.BA54])))*[.$A$39]+[.$A$65];0)" office:value-type="float" office:value="0" calcext:value-type="float">
            <text:p>0</text:p>
          </table:table-cell>
          <table:table-cell table:style-name="ce11" table:formula="of:=IF([.BB54]&lt;1;(1+(59*(1-[.BB54])))*[.$A$39]+[.$A$65];0)" office:value-type="float" office:value="0" calcext:value-type="float">
            <text:p>0</text:p>
          </table:table-cell>
          <table:table-cell table:style-name="ce11" table:formula="of:=IF([.BC54]&lt;1;(1+(59*(1-[.BC54])))*[.$A$39]+[.$A$65];0)" office:value-type="float" office:value="0" calcext:value-type="float">
            <text:p>0</text:p>
          </table:table-cell>
          <table:table-cell table:style-name="ce11" table:formula="of:=IF([.BD54]&lt;1;(1+(59*(1-[.BD54])))*[.$A$39]+[.$A$65];0)" office:value-type="float" office:value="0" calcext:value-type="float">
            <text:p>0</text:p>
          </table:table-cell>
          <table:table-cell table:style-name="ce11" table:formula="of:=IF([.BE54]&lt;1;(1+(59*(1-[.BE54])))*[.$A$39]+[.$A$65];0)" office:value-type="float" office:value="0" calcext:value-type="float">
            <text:p>0</text:p>
          </table:table-cell>
          <table:table-cell table:style-name="ce11" table:formula="of:=IF([.BF54]&lt;1;(1+(59*(1-[.BF54])))*[.$A$39]+[.$A$65];0)" office:value-type="float" office:value="0" calcext:value-type="float">
            <text:p>0</text:p>
          </table:table-cell>
          <table:table-cell table:style-name="ce11" table:formula="of:=IF([.BG54]&lt;1;(1+(59*(1-[.BG54])))*[.$A$39]+[.$A$65];0)" office:value-type="float" office:value="0" calcext:value-type="float">
            <text:p>0</text:p>
          </table:table-cell>
          <table:table-cell table:style-name="ce11" table:formula="of:=IF([.BH54]&lt;1;(1+(59*(1-[.BH54])))*[.$A$39]+[.$A$65];0)" office:value-type="float" office:value="0" calcext:value-type="float">
            <text:p>0</text:p>
          </table:table-cell>
          <table:table-cell table:style-name="ce11" table:formula="of:=IF([.BI54]&lt;1;(1+(59*(1-[.BI54])))*[.$A$39]+[.$A$65];0)" office:value-type="float" office:value="0" calcext:value-type="float">
            <text:p>0</text:p>
          </table:table-cell>
          <table:table-cell table:style-name="ce11" table:formula="of:=IF([.BJ54]&lt;1;(1+(59*(1-[.BJ54])))*[.$A$39]+[.$A$65];0)" office:value-type="float" office:value="0" calcext:value-type="float">
            <text:p>0</text:p>
          </table:table-cell>
          <table:table-cell table:style-name="ce11" table:formula="of:=IF([.BK54]&lt;1;(1+(59*(1-[.BK54])))*[.$A$39]+[.$A$65];0)" office:value-type="float" office:value="0" calcext:value-type="float">
            <text:p>0</text:p>
          </table:table-cell>
          <table:table-cell table:style-name="ce11" table:formula="of:=IF([.BL54]&lt;1;(1+(59*(1-[.BL54])))*[.$A$39]+[.$A$65];0)" office:value-type="float" office:value="0" calcext:value-type="float">
            <text:p>0</text:p>
          </table:table-cell>
          <table:table-cell table:style-name="ce11" table:formula="of:=IF([.BM54]&lt;1;(1+(59*(1-[.BM54])))*[.$A$39]+[.$A$65];0)" office:value-type="float" office:value="0" calcext:value-type="float">
            <text:p>0</text:p>
          </table:table-cell>
          <table:table-cell table:style-name="ce11" table:formula="of:=IF([.BN54]&lt;1;(1+(59*(1-[.BN54])))*[.$A$39]+[.$A$65];0)" office:value-type="float" office:value="0" calcext:value-type="float">
            <text:p>0</text:p>
          </table:table-cell>
          <table:table-cell table:style-name="ce11" table:formula="of:=IF([.BO54]&lt;1;(1+(59*(1-[.BO54])))*[.$A$39]+[.$A$65];0)" office:value-type="float" office:value="0" calcext:value-type="float">
            <text:p>0</text:p>
          </table:table-cell>
          <table:table-cell table:style-name="ce11" table:formula="of:=IF([.BP54]&lt;1;(1+(59*(1-[.BP54])))*[.$A$39]+[.$A$65];0)" office:value-type="float" office:value="0" calcext:value-type="float">
            <text:p>0</text:p>
          </table:table-cell>
          <table:table-cell table:style-name="ce11" table:formula="of:=IF([.BQ54]&lt;1;(1+(59*(1-[.BQ54])))*[.$A$39]+[.$A$65];0)" office:value-type="float" office:value="0" calcext:value-type="float">
            <text:p>0</text:p>
          </table:table-cell>
          <table:table-cell table:style-name="ce11" table:formula="of:=IF([.BR54]&lt;1;(1+(59*(1-[.BR54])))*[.$A$39]+[.$A$65];0)" office:value-type="float" office:value="0" calcext:value-type="float">
            <text:p>0</text:p>
          </table:table-cell>
          <table:table-cell table:style-name="ce11" table:formula="of:=IF([.BS54]&lt;1;(1+(59*(1-[.BS54])))*[.$A$39]+[.$A$65];0)" office:value-type="float" office:value="0" calcext:value-type="float">
            <text:p>0</text:p>
          </table:table-cell>
          <table:table-cell table:style-name="ce11" table:formula="of:=IF([.BT54]&lt;1;(1+(59*(1-[.BT54])))*[.$A$39]+[.$A$65];0)" office:value-type="float" office:value="0" calcext:value-type="float">
            <text:p>0</text:p>
          </table:table-cell>
          <table:table-cell table:style-name="ce11" table:formula="of:=IF([.BU54]&lt;1;(1+(59*(1-[.BU54])))*[.$A$39]+[.$A$65];0)" office:value-type="float" office:value="0" calcext:value-type="float">
            <text:p>0</text:p>
          </table:table-cell>
          <table:table-cell table:style-name="ce11" table:formula="of:=IF([.BV54]&lt;1;(1+(59*(1-[.BV54])))*[.$A$39]+[.$A$65];0)" office:value-type="float" office:value="0" calcext:value-type="float">
            <text:p>0</text:p>
          </table:table-cell>
          <table:table-cell table:style-name="ce11" table:formula="of:=IF([.BW54]&lt;1;(1+(59*(1-[.BW54])))*[.$A$39]+[.$A$65];0)" office:value-type="float" office:value="0" calcext:value-type="float">
            <text:p>0</text:p>
          </table:table-cell>
          <table:table-cell table:style-name="ce11" table:formula="of:=IF([.BX54]&lt;1;(1+(59*(1-[.BX54])))*[.$A$39]+[.$A$65];0)" office:value-type="float" office:value="0" calcext:value-type="float">
            <text:p>0</text:p>
          </table:table-cell>
          <table:table-cell table:style-name="ce11" table:formula="of:=IF([.BY54]&lt;1;(1+(59*(1-[.BY54])))*[.$A$39]+[.$A$65];0)" office:value-type="float" office:value="0" calcext:value-type="float">
            <text:p>0</text:p>
          </table:table-cell>
          <table:table-cell table:style-name="ce11" table:formula="of:=IF([.BZ54]&lt;1;(1+(59*(1-[.BZ54])))*[.$A$39]+[.$A$65];0)" office:value-type="float" office:value="0" calcext:value-type="float">
            <text:p>0</text:p>
          </table:table-cell>
          <table:table-cell table:style-name="ce11" table:formula="of:=IF([.CA54]&lt;1;(1+(59*(1-[.CA54])))*[.$A$39]+[.$A$65];0)" office:value-type="float" office:value="0" calcext:value-type="float">
            <text:p>0</text:p>
          </table:table-cell>
          <table:table-cell table:style-name="ce11" table:formula="of:=IF([.CB54]&lt;1;(1+(59*(1-[.CB54])))*[.$A$39]+[.$A$65];0)" office:value-type="float" office:value="0" calcext:value-type="float">
            <text:p>0</text:p>
          </table:table-cell>
          <table:table-cell table:style-name="ce11" table:formula="of:=IF([.CC54]&lt;1;(1+(59*(1-[.CC54])))*[.$A$39]+[.$A$65];0)" office:value-type="float" office:value="0" calcext:value-type="float">
            <text:p>0</text:p>
          </table:table-cell>
          <table:table-cell table:style-name="ce11" table:formula="of:=IF([.CD54]&lt;1;(1+(59*(1-[.CD54])))*[.$A$39]+[.$A$65];0)" office:value-type="float" office:value="0" calcext:value-type="float">
            <text:p>0</text:p>
          </table:table-cell>
          <table:table-cell table:style-name="ce11" table:formula="of:=IF([.CE54]&lt;1;(1+(59*(1-[.CE54])))*[.$A$39]+[.$A$65];0)" office:value-type="float" office:value="0" calcext:value-type="float">
            <text:p>0</text:p>
          </table:table-cell>
          <table:table-cell table:style-name="ce11" table:formula="of:=IF([.CF54]&lt;1;(1+(59*(1-[.CF54])))*[.$A$39]+[.$A$65];0)" office:value-type="float" office:value="0" calcext:value-type="float">
            <text:p>0</text:p>
          </table:table-cell>
          <table:table-cell table:style-name="ce11" table:formula="of:=IF([.CG54]&lt;1;(1+(59*(1-[.CG54])))*[.$A$39]+[.$A$65];0)" office:value-type="float" office:value="0" calcext:value-type="float">
            <text:p>0</text:p>
          </table:table-cell>
          <table:table-cell table:style-name="ce11" table:formula="of:=IF([.CH54]&lt;1;(1+(59*(1-[.CH54])))*[.$A$39]+[.$A$65];0)" office:value-type="float" office:value="0" calcext:value-type="float">
            <text:p>0</text:p>
          </table:table-cell>
          <table:table-cell table:style-name="ce11" table:formula="of:=IF([.CI54]&lt;1;(1+(59*(1-[.CI54])))*[.$A$39]+[.$A$65];0)" office:value-type="float" office:value="0" calcext:value-type="float">
            <text:p>0</text:p>
          </table:table-cell>
          <table:table-cell table:style-name="ce11" table:formula="of:=IF([.CJ54]&lt;1;(1+(59*(1-[.CJ54])))*[.$A$39]+[.$A$65];0)" office:value-type="float" office:value="0" calcext:value-type="float">
            <text:p>0</text:p>
          </table:table-cell>
          <table:table-cell table:style-name="ce11" table:formula="of:=IF([.CK54]&lt;1;(1+(59*(1-[.CK54])))*[.$A$39]+[.$A$65];0)" office:value-type="float" office:value="0" calcext:value-type="float">
            <text:p>0</text:p>
          </table:table-cell>
          <table:table-cell table:style-name="ce11" table:formula="of:=IF([.CL54]&lt;1;(1+(59*(1-[.CL54])))*[.$A$39]+[.$A$65];0)" office:value-type="float" office:value="0" calcext:value-type="float">
            <text:p>0</text:p>
          </table:table-cell>
          <table:table-cell table:style-name="ce11" table:formula="of:=IF([.CM54]&lt;1;(1+(59*(1-[.CM54])))*[.$A$39]+[.$A$65];0)" office:value-type="float" office:value="0" calcext:value-type="float">
            <text:p>0</text:p>
          </table:table-cell>
          <table:table-cell table:style-name="ce11" table:formula="of:=IF([.CN54]&lt;1;(1+(59*(1-[.CN54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5]&lt;1;(1+(59*(1-[.A55])))*[.$A$39]+[.$A$65];0)" office:value-type="float" office:value="315" calcext:value-type="float">
            <text:p>315</text:p>
          </table:table-cell>
          <table:table-cell table:style-name="ce11" table:formula="of:=IF([.B55]&lt;1;(1+(59*(1-[.B55])))*[.$A$39]+[.$A$65];0)" office:value-type="float" office:value="295.244732503358" calcext:value-type="float">
            <text:p>295</text:p>
          </table:table-cell>
          <table:table-cell table:style-name="ce11" table:formula="of:=IF([.C55]&lt;1;(1+(59*(1-[.C55])))*[.$A$39]+[.$A$65];0)" office:value-type="float" office:value="275.03848323582" calcext:value-type="float">
            <text:p>275</text:p>
          </table:table-cell>
          <table:table-cell table:style-name="ce11" table:formula="of:=IF([.D55]&lt;1;(1+(59*(1-[.D55])))*[.$A$39]+[.$A$65];0)" office:value-type="float" office:value="254.520649029947" calcext:value-type="float">
            <text:p>255</text:p>
          </table:table-cell>
          <table:table-cell table:style-name="ce11" table:formula="of:=IF([.E55]&lt;1;(1+(59*(1-[.E55])))*[.$A$39]+[.$A$65];0)" office:value-type="float" office:value="233.852334221636" calcext:value-type="float">
            <text:p>234</text:p>
          </table:table-cell>
          <table:table-cell table:style-name="ce11" table:formula="of:=IF([.F55]&lt;1;(1+(59*(1-[.F55])))*[.$A$39]+[.$A$65];0)" office:value-type="float" office:value="213.214712616088" calcext:value-type="float">
            <text:p>213</text:p>
          </table:table-cell>
          <table:table-cell table:style-name="ce11" table:formula="of:=IF([.G55]&lt;1;(1+(59*(1-[.G55])))*[.$A$39]+[.$A$65];0)" office:value-type="float" office:value="192.806077170067" calcext:value-type="float">
            <text:p>193</text:p>
          </table:table-cell>
          <table:table-cell table:style-name="ce11" table:formula="of:=IF([.H55]&lt;1;(1+(59*(1-[.H55])))*[.$A$39]+[.$A$65];0)" office:value-type="float" office:value="172.837424781884" calcext:value-type="float">
            <text:p>173</text:p>
          </table:table-cell>
          <table:table-cell table:style-name="ce11" table:formula="of:=IF([.I55]&lt;1;(1+(59*(1-[.I55])))*[.$A$39]+[.$A$65];0)" office:value-type="float" office:value="153.526504934384" calcext:value-type="float">
            <text:p>154</text:p>
          </table:table-cell>
          <table:table-cell table:style-name="ce11" table:formula="of:=IF([.J55]&lt;1;(1+(59*(1-[.J55])))*[.$A$39]+[.$A$65];0)" office:value-type="float" office:value="135.090381178122" calcext:value-type="float">
            <text:p>135</text:p>
          </table:table-cell>
          <table:table-cell table:style-name="ce11" table:formula="of:=IF([.K55]&lt;1;(1+(59*(1-[.K55])))*[.$A$39]+[.$A$65];0)" office:value-type="float" office:value="117.736713229213" calcext:value-type="float">
            <text:p>118</text:p>
          </table:table-cell>
          <table:table-cell table:style-name="ce11" table:formula="of:=IF([.L55]&lt;1;(1+(59*(1-[.L55])))*[.$A$39]+[.$A$65];0)" office:value-type="float" office:value="101.654157465392" calcext:value-type="float">
            <text:p>102</text:p>
          </table:table-cell>
          <table:table-cell table:style-name="ce11" table:formula="of:=IF([.M55]&lt;1;(1+(59*(1-[.M55])))*[.$A$39]+[.$A$65];0)" office:value-type="float" office:value="87.0024882114875" calcext:value-type="float">
            <text:p>87</text:p>
          </table:table-cell>
          <table:table-cell table:style-name="ce11" table:formula="of:=IF([.N55]&lt;1;(1+(59*(1-[.N55])))*[.$A$39]+[.$A$65];0)" office:value-type="float" office:value="73.9032341078012" calcext:value-type="float">
            <text:p>74</text:p>
          </table:table-cell>
          <table:table-cell table:style-name="ce11" table:formula="of:=IF([.O55]&lt;1;(1+(59*(1-[.O55])))*[.$A$39]+[.$A$65];0)" office:value-type="float" office:value="62.4317656772697" calcext:value-type="float">
            <text:p>62</text:p>
          </table:table-cell>
          <table:table-cell table:style-name="ce11" table:formula="of:=IF([.P55]&lt;1;(1+(59*(1-[.P55])))*[.$A$39]+[.$A$65];0)" office:value-type="float" office:value="52.611818252834" calcext:value-type="float">
            <text:p>53</text:p>
          </table:table-cell>
          <table:table-cell table:style-name="ce11" table:formula="of:=IF([.Q55]&lt;1;(1+(59*(1-[.Q55])))*[.$A$39]+[.$A$65];0)" office:value-type="float" office:value="44.4133464071393" calcext:value-type="float">
            <text:p>44</text:p>
          </table:table-cell>
          <table:table-cell table:style-name="ce11" table:formula="of:=IF([.R55]&lt;1;(1+(59*(1-[.R55])))*[.$A$39]+[.$A$65];0)" office:value-type="float" office:value="37.7543527219866" calcext:value-type="float">
            <text:p>38</text:p>
          </table:table-cell>
          <table:table-cell table:style-name="ce11" table:formula="of:=IF([.S55]&lt;1;(1+(59*(1-[.S55])))*[.$A$39]+[.$A$65];0)" office:value-type="float" office:value="32.5069129433212" calcext:value-type="float">
            <text:p>33</text:p>
          </table:table-cell>
          <table:table-cell table:style-name="ce11" table:formula="of:=IF([.T55]&lt;1;(1+(59*(1-[.T55])))*[.$A$39]+[.$A$65];0)" office:value-type="float" office:value="28.5070686680418" calcext:value-type="float">
            <text:p>29</text:p>
          </table:table-cell>
          <table:table-cell table:style-name="ce11" table:formula="of:=IF([.U55]&lt;1;(1+(59*(1-[.U55])))*[.$A$39]+[.$A$65];0)" office:value-type="float" office:value="25.5676603165674" calcext:value-type="float">
            <text:p>26</text:p>
          </table:table-cell>
          <table:table-cell table:style-name="ce11" table:formula="of:=IF([.V55]&lt;1;(1+(59*(1-[.V55])))*[.$A$39]+[.$A$65];0)" office:value-type="float" office:value="23.4926478771499" calcext:value-type="float">
            <text:p>23</text:p>
          </table:table-cell>
          <table:table-cell table:style-name="ce11" table:formula="of:=IF([.W55]&lt;1;(1+(59*(1-[.W55])))*[.$A$39]+[.$A$65];0)" office:value-type="float" office:value="22.0911494987161" calcext:value-type="float">
            <text:p>22</text:p>
          </table:table-cell>
          <table:table-cell table:style-name="ce11" table:formula="of:=IF([.X55]&lt;1;(1+(59*(1-[.X55])))*[.$A$39]+[.$A$65];0)" office:value-type="float" office:value="21.18942863349" calcext:value-type="float">
            <text:p>21</text:p>
          </table:table-cell>
          <table:table-cell table:style-name="ce11" table:formula="of:=IF([.Y55]&lt;1;(1+(59*(1-[.Y55])))*[.$A$39]+[.$A$65];0)" office:value-type="float" office:value="20.6394211937444" calcext:value-type="float">
            <text:p>21</text:p>
          </table:table-cell>
          <table:table-cell table:style-name="ce11" table:formula="of:=IF([.Z55]&lt;1;(1+(59*(1-[.Z55])))*[.$A$39]+[.$A$65];0)" office:value-type="float" office:value="20.3230580211151" calcext:value-type="float">
            <text:p>20</text:p>
          </table:table-cell>
          <table:table-cell table:style-name="ce11" table:formula="of:=IF([.AA55]&lt;1;(1+(59*(1-[.AA55])))*[.$A$39]+[.$A$65];0)" office:value-type="float" office:value="20.1524485788535" calcext:value-type="float">
            <text:p>20</text:p>
          </table:table-cell>
          <table:table-cell table:style-name="ce11" table:formula="of:=IF([.AB55]&lt;1;(1+(59*(1-[.AB55])))*[.$A$39]+[.$A$65];0)" office:value-type="float" office:value="20.0667345163038" calcext:value-type="float">
            <text:p>20</text:p>
          </table:table-cell>
          <table:table-cell table:style-name="ce11" table:formula="of:=IF([.AC55]&lt;1;(1+(59*(1-[.AC55])))*[.$A$39]+[.$A$65];0)" office:value-type="float" office:value="20.0268967847593" calcext:value-type="float">
            <text:p>20</text:p>
          </table:table-cell>
          <table:table-cell table:style-name="ce11" table:formula="of:=IF([.AD55]&lt;1;(1+(59*(1-[.AD55])))*[.$A$39]+[.$A$65];0)" office:value-type="float" office:value="20.0098988604809" calcext:value-type="float">
            <text:p>20</text:p>
          </table:table-cell>
          <table:table-cell table:style-name="ce11" table:formula="of:=IF([.AE55]&lt;1;(1+(59*(1-[.AE55])))*[.$A$39]+[.$A$65];0)" office:value-type="float" office:value="20.0032965413093" calcext:value-type="float">
            <text:p>20</text:p>
          </table:table-cell>
          <table:table-cell table:style-name="ce11" table:formula="of:=IF([.AF55]&lt;1;(1+(59*(1-[.AF55])))*[.$A$39]+[.$A$65];0)" office:value-type="float" office:value="20.0009835108907" calcext:value-type="float">
            <text:p>20</text:p>
          </table:table-cell>
          <table:table-cell table:style-name="ce11" table:formula="of:=IF([.AG55]&lt;1;(1+(59*(1-[.AG55])))*[.$A$39]+[.$A$65];0)" office:value-type="float" office:value="20.0002599991269" calcext:value-type="float">
            <text:p>20</text:p>
          </table:table-cell>
          <table:table-cell table:style-name="ce11" table:formula="of:=IF([.AH55]&lt;1;(1+(59*(1-[.AH55])))*[.$A$39]+[.$A$65];0)" office:value-type="float" office:value="20.0000601705356" calcext:value-type="float">
            <text:p>20</text:p>
          </table:table-cell>
          <table:table-cell table:style-name="ce11" table:formula="of:=IF([.AI55]&lt;1;(1+(59*(1-[.AI55])))*[.$A$39]+[.$A$65];0)" office:value-type="float" office:value="20.0000120292088" calcext:value-type="float">
            <text:p>20</text:p>
          </table:table-cell>
          <table:table-cell table:style-name="ce11" table:formula="of:=IF([.AJ55]&lt;1;(1+(59*(1-[.AJ55])))*[.$A$39]+[.$A$65];0)" office:value-type="float" office:value="20.0000020472721" calcext:value-type="float">
            <text:p>20</text:p>
          </table:table-cell>
          <table:table-cell table:style-name="ce11" table:formula="of:=IF([.AK55]&lt;1;(1+(59*(1-[.AK55])))*[.$A$39]+[.$A$65];0)" office:value-type="float" office:value="20.0000002918824" calcext:value-type="float">
            <text:p>20</text:p>
          </table:table-cell>
          <table:table-cell table:style-name="ce11" table:formula="of:=IF([.AL55]&lt;1;(1+(59*(1-[.AL55])))*[.$A$39]+[.$A$65];0)" office:value-type="float" office:value="20.0000000342487" calcext:value-type="float">
            <text:p>20</text:p>
          </table:table-cell>
          <table:table-cell table:style-name="ce11" table:formula="of:=IF([.AM55]&lt;1;(1+(59*(1-[.AM55])))*[.$A$39]+[.$A$65];0)" office:value-type="float" office:value="20.0000000032436" calcext:value-type="float">
            <text:p>20</text:p>
          </table:table-cell>
          <table:table-cell table:style-name="ce11" table:formula="of:=IF([.AN55]&lt;1;(1+(59*(1-[.AN55])))*[.$A$39]+[.$A$65];0)" office:value-type="float" office:value="20.0000000002427" calcext:value-type="float">
            <text:p>20</text:p>
          </table:table-cell>
          <table:table-cell table:style-name="ce11" table:formula="of:=IF([.AO55]&lt;1;(1+(59*(1-[.AO55])))*[.$A$39]+[.$A$65];0)" office:value-type="float" office:value="20.000000000014" calcext:value-type="float">
            <text:p>20</text:p>
          </table:table-cell>
          <table:table-cell table:style-name="ce11" table:formula="of:=IF([.AP55]&lt;1;(1+(59*(1-[.AP55])))*[.$A$39]+[.$A$65];0)" office:value-type="float" office:value="0" calcext:value-type="float">
            <text:p>0</text:p>
          </table:table-cell>
          <table:table-cell table:style-name="ce11" table:formula="of:=IF([.AQ55]&lt;1;(1+(59*(1-[.AQ55])))*[.$A$39]+[.$A$65];0)" office:value-type="float" office:value="0" calcext:value-type="float">
            <text:p>0</text:p>
          </table:table-cell>
          <table:table-cell table:style-name="ce11" table:formula="of:=IF([.AR55]&lt;1;(1+(59*(1-[.AR55])))*[.$A$39]+[.$A$65];0)" office:value-type="float" office:value="0" calcext:value-type="float">
            <text:p>0</text:p>
          </table:table-cell>
          <table:table-cell table:style-name="ce11" table:formula="of:=IF([.AS55]&lt;1;(1+(59*(1-[.AS55])))*[.$A$39]+[.$A$65];0)" office:value-type="float" office:value="0" calcext:value-type="float">
            <text:p>0</text:p>
          </table:table-cell>
          <table:table-cell table:style-name="ce11" table:formula="of:=IF([.AT55]&lt;1;(1+(59*(1-[.AT55])))*[.$A$39]+[.$A$65];0)" office:value-type="float" office:value="0" calcext:value-type="float">
            <text:p>0</text:p>
          </table:table-cell>
          <table:table-cell table:style-name="ce11" table:formula="of:=IF([.AU55]&lt;1;(1+(59*(1-[.AU55])))*[.$A$39]+[.$A$65];0)" office:value-type="float" office:value="0" calcext:value-type="float">
            <text:p>0</text:p>
          </table:table-cell>
          <table:table-cell table:style-name="ce11" table:formula="of:=IF([.AV55]&lt;1;(1+(59*(1-[.AV55])))*[.$A$39]+[.$A$65];0)" office:value-type="float" office:value="0" calcext:value-type="float">
            <text:p>0</text:p>
          </table:table-cell>
          <table:table-cell table:style-name="ce11" table:formula="of:=IF([.AW55]&lt;1;(1+(59*(1-[.AW55])))*[.$A$39]+[.$A$65];0)" office:value-type="float" office:value="0" calcext:value-type="float">
            <text:p>0</text:p>
          </table:table-cell>
          <table:table-cell table:style-name="ce11" table:formula="of:=IF([.AX55]&lt;1;(1+(59*(1-[.AX55])))*[.$A$39]+[.$A$65];0)" office:value-type="float" office:value="0" calcext:value-type="float">
            <text:p>0</text:p>
          </table:table-cell>
          <table:table-cell table:style-name="ce11" table:formula="of:=IF([.AY55]&lt;1;(1+(59*(1-[.AY55])))*[.$A$39]+[.$A$65];0)" office:value-type="float" office:value="0" calcext:value-type="float">
            <text:p>0</text:p>
          </table:table-cell>
          <table:table-cell table:style-name="ce11" table:formula="of:=IF([.AZ55]&lt;1;(1+(59*(1-[.AZ55])))*[.$A$39]+[.$A$65];0)" office:value-type="float" office:value="0" calcext:value-type="float">
            <text:p>0</text:p>
          </table:table-cell>
          <table:table-cell table:style-name="ce11" table:formula="of:=IF([.BA55]&lt;1;(1+(59*(1-[.BA55])))*[.$A$39]+[.$A$65];0)" office:value-type="float" office:value="0" calcext:value-type="float">
            <text:p>0</text:p>
          </table:table-cell>
          <table:table-cell table:style-name="ce11" table:formula="of:=IF([.BB55]&lt;1;(1+(59*(1-[.BB55])))*[.$A$39]+[.$A$65];0)" office:value-type="float" office:value="0" calcext:value-type="float">
            <text:p>0</text:p>
          </table:table-cell>
          <table:table-cell table:style-name="ce11" table:formula="of:=IF([.BC55]&lt;1;(1+(59*(1-[.BC55])))*[.$A$39]+[.$A$65];0)" office:value-type="float" office:value="0" calcext:value-type="float">
            <text:p>0</text:p>
          </table:table-cell>
          <table:table-cell table:style-name="ce11" table:formula="of:=IF([.BD55]&lt;1;(1+(59*(1-[.BD55])))*[.$A$39]+[.$A$65];0)" office:value-type="float" office:value="0" calcext:value-type="float">
            <text:p>0</text:p>
          </table:table-cell>
          <table:table-cell table:style-name="ce11" table:formula="of:=IF([.BE55]&lt;1;(1+(59*(1-[.BE55])))*[.$A$39]+[.$A$65];0)" office:value-type="float" office:value="0" calcext:value-type="float">
            <text:p>0</text:p>
          </table:table-cell>
          <table:table-cell table:style-name="ce11" table:formula="of:=IF([.BF55]&lt;1;(1+(59*(1-[.BF55])))*[.$A$39]+[.$A$65];0)" office:value-type="float" office:value="0" calcext:value-type="float">
            <text:p>0</text:p>
          </table:table-cell>
          <table:table-cell table:style-name="ce11" table:formula="of:=IF([.BG55]&lt;1;(1+(59*(1-[.BG55])))*[.$A$39]+[.$A$65];0)" office:value-type="float" office:value="0" calcext:value-type="float">
            <text:p>0</text:p>
          </table:table-cell>
          <table:table-cell table:style-name="ce11" table:formula="of:=IF([.BH55]&lt;1;(1+(59*(1-[.BH55])))*[.$A$39]+[.$A$65];0)" office:value-type="float" office:value="0" calcext:value-type="float">
            <text:p>0</text:p>
          </table:table-cell>
          <table:table-cell table:style-name="ce11" table:formula="of:=IF([.BI55]&lt;1;(1+(59*(1-[.BI55])))*[.$A$39]+[.$A$65];0)" office:value-type="float" office:value="0" calcext:value-type="float">
            <text:p>0</text:p>
          </table:table-cell>
          <table:table-cell table:style-name="ce11" table:formula="of:=IF([.BJ55]&lt;1;(1+(59*(1-[.BJ55])))*[.$A$39]+[.$A$65];0)" office:value-type="float" office:value="0" calcext:value-type="float">
            <text:p>0</text:p>
          </table:table-cell>
          <table:table-cell table:style-name="ce11" table:formula="of:=IF([.BK55]&lt;1;(1+(59*(1-[.BK55])))*[.$A$39]+[.$A$65];0)" office:value-type="float" office:value="0" calcext:value-type="float">
            <text:p>0</text:p>
          </table:table-cell>
          <table:table-cell table:style-name="ce11" table:formula="of:=IF([.BL55]&lt;1;(1+(59*(1-[.BL55])))*[.$A$39]+[.$A$65];0)" office:value-type="float" office:value="0" calcext:value-type="float">
            <text:p>0</text:p>
          </table:table-cell>
          <table:table-cell table:style-name="ce11" table:formula="of:=IF([.BM55]&lt;1;(1+(59*(1-[.BM55])))*[.$A$39]+[.$A$65];0)" office:value-type="float" office:value="0" calcext:value-type="float">
            <text:p>0</text:p>
          </table:table-cell>
          <table:table-cell table:style-name="ce11" table:formula="of:=IF([.BN55]&lt;1;(1+(59*(1-[.BN55])))*[.$A$39]+[.$A$65];0)" office:value-type="float" office:value="0" calcext:value-type="float">
            <text:p>0</text:p>
          </table:table-cell>
          <table:table-cell table:style-name="ce11" table:formula="of:=IF([.BO55]&lt;1;(1+(59*(1-[.BO55])))*[.$A$39]+[.$A$65];0)" office:value-type="float" office:value="0" calcext:value-type="float">
            <text:p>0</text:p>
          </table:table-cell>
          <table:table-cell table:style-name="ce11" table:formula="of:=IF([.BP55]&lt;1;(1+(59*(1-[.BP55])))*[.$A$39]+[.$A$65];0)" office:value-type="float" office:value="0" calcext:value-type="float">
            <text:p>0</text:p>
          </table:table-cell>
          <table:table-cell table:style-name="ce11" table:formula="of:=IF([.BQ55]&lt;1;(1+(59*(1-[.BQ55])))*[.$A$39]+[.$A$65];0)" office:value-type="float" office:value="0" calcext:value-type="float">
            <text:p>0</text:p>
          </table:table-cell>
          <table:table-cell table:style-name="ce11" table:formula="of:=IF([.BR55]&lt;1;(1+(59*(1-[.BR55])))*[.$A$39]+[.$A$65];0)" office:value-type="float" office:value="0" calcext:value-type="float">
            <text:p>0</text:p>
          </table:table-cell>
          <table:table-cell table:style-name="ce11" table:formula="of:=IF([.BS55]&lt;1;(1+(59*(1-[.BS55])))*[.$A$39]+[.$A$65];0)" office:value-type="float" office:value="0" calcext:value-type="float">
            <text:p>0</text:p>
          </table:table-cell>
          <table:table-cell table:style-name="ce11" table:formula="of:=IF([.BT55]&lt;1;(1+(59*(1-[.BT55])))*[.$A$39]+[.$A$65];0)" office:value-type="float" office:value="0" calcext:value-type="float">
            <text:p>0</text:p>
          </table:table-cell>
          <table:table-cell table:style-name="ce11" table:formula="of:=IF([.BU55]&lt;1;(1+(59*(1-[.BU55])))*[.$A$39]+[.$A$65];0)" office:value-type="float" office:value="0" calcext:value-type="float">
            <text:p>0</text:p>
          </table:table-cell>
          <table:table-cell table:style-name="ce11" table:formula="of:=IF([.BV55]&lt;1;(1+(59*(1-[.BV55])))*[.$A$39]+[.$A$65];0)" office:value-type="float" office:value="0" calcext:value-type="float">
            <text:p>0</text:p>
          </table:table-cell>
          <table:table-cell table:style-name="ce11" table:formula="of:=IF([.BW55]&lt;1;(1+(59*(1-[.BW55])))*[.$A$39]+[.$A$65];0)" office:value-type="float" office:value="0" calcext:value-type="float">
            <text:p>0</text:p>
          </table:table-cell>
          <table:table-cell table:style-name="ce11" table:formula="of:=IF([.BX55]&lt;1;(1+(59*(1-[.BX55])))*[.$A$39]+[.$A$65];0)" office:value-type="float" office:value="0" calcext:value-type="float">
            <text:p>0</text:p>
          </table:table-cell>
          <table:table-cell table:style-name="ce11" table:formula="of:=IF([.BY55]&lt;1;(1+(59*(1-[.BY55])))*[.$A$39]+[.$A$65];0)" office:value-type="float" office:value="0" calcext:value-type="float">
            <text:p>0</text:p>
          </table:table-cell>
          <table:table-cell table:style-name="ce11" table:formula="of:=IF([.BZ55]&lt;1;(1+(59*(1-[.BZ55])))*[.$A$39]+[.$A$65];0)" office:value-type="float" office:value="0" calcext:value-type="float">
            <text:p>0</text:p>
          </table:table-cell>
          <table:table-cell table:style-name="ce11" table:formula="of:=IF([.CA55]&lt;1;(1+(59*(1-[.CA55])))*[.$A$39]+[.$A$65];0)" office:value-type="float" office:value="0" calcext:value-type="float">
            <text:p>0</text:p>
          </table:table-cell>
          <table:table-cell table:style-name="ce11" table:formula="of:=IF([.CB55]&lt;1;(1+(59*(1-[.CB55])))*[.$A$39]+[.$A$65];0)" office:value-type="float" office:value="0" calcext:value-type="float">
            <text:p>0</text:p>
          </table:table-cell>
          <table:table-cell table:style-name="ce11" table:formula="of:=IF([.CC55]&lt;1;(1+(59*(1-[.CC55])))*[.$A$39]+[.$A$65];0)" office:value-type="float" office:value="0" calcext:value-type="float">
            <text:p>0</text:p>
          </table:table-cell>
          <table:table-cell table:style-name="ce11" table:formula="of:=IF([.CD55]&lt;1;(1+(59*(1-[.CD55])))*[.$A$39]+[.$A$65];0)" office:value-type="float" office:value="0" calcext:value-type="float">
            <text:p>0</text:p>
          </table:table-cell>
          <table:table-cell table:style-name="ce11" table:formula="of:=IF([.CE55]&lt;1;(1+(59*(1-[.CE55])))*[.$A$39]+[.$A$65];0)" office:value-type="float" office:value="0" calcext:value-type="float">
            <text:p>0</text:p>
          </table:table-cell>
          <table:table-cell table:style-name="ce11" table:formula="of:=IF([.CF55]&lt;1;(1+(59*(1-[.CF55])))*[.$A$39]+[.$A$65];0)" office:value-type="float" office:value="0" calcext:value-type="float">
            <text:p>0</text:p>
          </table:table-cell>
          <table:table-cell table:style-name="ce11" table:formula="of:=IF([.CG55]&lt;1;(1+(59*(1-[.CG55])))*[.$A$39]+[.$A$65];0)" office:value-type="float" office:value="0" calcext:value-type="float">
            <text:p>0</text:p>
          </table:table-cell>
          <table:table-cell table:style-name="ce11" table:formula="of:=IF([.CH55]&lt;1;(1+(59*(1-[.CH55])))*[.$A$39]+[.$A$65];0)" office:value-type="float" office:value="0" calcext:value-type="float">
            <text:p>0</text:p>
          </table:table-cell>
          <table:table-cell table:style-name="ce11" table:formula="of:=IF([.CI55]&lt;1;(1+(59*(1-[.CI55])))*[.$A$39]+[.$A$65];0)" office:value-type="float" office:value="0" calcext:value-type="float">
            <text:p>0</text:p>
          </table:table-cell>
          <table:table-cell table:style-name="ce11" table:formula="of:=IF([.CJ55]&lt;1;(1+(59*(1-[.CJ55])))*[.$A$39]+[.$A$65];0)" office:value-type="float" office:value="0" calcext:value-type="float">
            <text:p>0</text:p>
          </table:table-cell>
          <table:table-cell table:style-name="ce11" table:formula="of:=IF([.CK55]&lt;1;(1+(59*(1-[.CK55])))*[.$A$39]+[.$A$65];0)" office:value-type="float" office:value="0" calcext:value-type="float">
            <text:p>0</text:p>
          </table:table-cell>
          <table:table-cell table:style-name="ce11" table:formula="of:=IF([.CL55]&lt;1;(1+(59*(1-[.CL55])))*[.$A$39]+[.$A$65];0)" office:value-type="float" office:value="0" calcext:value-type="float">
            <text:p>0</text:p>
          </table:table-cell>
          <table:table-cell table:style-name="ce11" table:formula="of:=IF([.CM55]&lt;1;(1+(59*(1-[.CM55])))*[.$A$39]+[.$A$65];0)" office:value-type="float" office:value="0" calcext:value-type="float">
            <text:p>0</text:p>
          </table:table-cell>
          <table:table-cell table:style-name="ce11" table:formula="of:=IF([.CN55]&lt;1;(1+(59*(1-[.CN55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6]&lt;1;(1+(59*(1-[.A56])))*[.$A$39]+[.$A$65];0)" office:value-type="float" office:value="256" calcext:value-type="float">
            <text:p>256</text:p>
          </table:table-cell>
          <table:table-cell table:style-name="ce11" table:formula="of:=IF([.B56]&lt;1;(1+(59*(1-[.B56])))*[.$A$39]+[.$A$65];0)" office:value-type="float" office:value="235.336674627093" calcext:value-type="float">
            <text:p>235</text:p>
          </table:table-cell>
          <table:table-cell table:style-name="ce11" table:formula="of:=IF([.C56]&lt;1;(1+(59*(1-[.C56])))*[.$A$39]+[.$A$65];0)" office:value-type="float" office:value="214.690428579593" calcext:value-type="float">
            <text:p>215</text:p>
          </table:table-cell>
          <table:table-cell table:style-name="ce11" table:formula="of:=IF([.D56]&lt;1;(1+(59*(1-[.D56])))*[.$A$39]+[.$A$65];0)" office:value-type="float" office:value="194.258455361348" calcext:value-type="float">
            <text:p>194</text:p>
          </table:table-cell>
          <table:table-cell table:style-name="ce11" table:formula="of:=IF([.E56]&lt;1;(1+(59*(1-[.E56])))*[.$A$39]+[.$A$65];0)" office:value-type="float" office:value="174.251020147675" calcext:value-type="float">
            <text:p>174</text:p>
          </table:table-cell>
          <table:table-cell table:style-name="ce11" table:formula="of:=IF([.F56]&lt;1;(1+(59*(1-[.F56])))*[.$A$39]+[.$A$65];0)" office:value-type="float" office:value="154.885618685801" calcext:value-type="float">
            <text:p>155</text:p>
          </table:table-cell>
          <table:table-cell table:style-name="ce11" table:formula="of:=IF([.G56]&lt;1;(1+(59*(1-[.G56])))*[.$A$39]+[.$A$65];0)" office:value-type="float" office:value="136.379640668172" calcext:value-type="float">
            <text:p>136</text:p>
          </table:table-cell>
          <table:table-cell table:style-name="ce11" table:formula="of:=IF([.H56]&lt;1;(1+(59*(1-[.H56])))*[.$A$39]+[.$A$65];0)" office:value-type="float" office:value="118.9417327836" calcext:value-type="float">
            <text:p>119</text:p>
          </table:table-cell>
          <table:table-cell table:style-name="ce11" table:formula="of:=IF([.I56]&lt;1;(1+(59*(1-[.I56])))*[.$A$39]+[.$A$65];0)" office:value-type="float" office:value="102.762244851605" calcext:value-type="float">
            <text:p>103</text:p>
          </table:table-cell>
          <table:table-cell table:style-name="ce11" table:formula="of:=IF([.J56]&lt;1;(1+(59*(1-[.J56])))*[.$A$39]+[.$A$65];0)" office:value-type="float" office:value="88.0033467850652" calcext:value-type="float">
            <text:p>88</text:p>
          </table:table-cell>
          <table:table-cell table:style-name="ce11" table:formula="of:=IF([.K56]&lt;1;(1+(59*(1-[.K56])))*[.$A$39]+[.$A$65];0)" office:value-type="float" office:value="74.7895980779966" calcext:value-type="float">
            <text:p>75</text:p>
          </table:table-cell>
          <table:table-cell table:style-name="ce11" table:formula="of:=IF([.L56]&lt;1;(1+(59*(1-[.L56])))*[.$A$39]+[.$A$65];0)" office:value-type="float" office:value="63.1998983455856" calcext:value-type="float">
            <text:p>63</text:p>
          </table:table-cell>
          <table:table-cell table:style-name="ce11" table:formula="of:=IF([.M56]&lt;1;(1+(59*(1-[.M56])))*[.$A$39]+[.$A$65];0)" office:value-type="float" office:value="53.2618037019429" calcext:value-type="float">
            <text:p>53</text:p>
          </table:table-cell>
          <table:table-cell table:style-name="ce11" table:formula="of:=IF([.N56]&lt;1;(1+(59*(1-[.N56])))*[.$A$39]+[.$A$65];0)" office:value-type="float" office:value="44.9491167117312" calcext:value-type="float">
            <text:p>45</text:p>
          </table:table-cell>
          <table:table-cell table:style-name="ce11" table:formula="of:=IF([.O56]&lt;1;(1+(59*(1-[.O56])))*[.$A$39]+[.$A$65];0)" office:value-type="float" office:value="38.1834166833428" calcext:value-type="float">
            <text:p>38</text:p>
          </table:table-cell>
          <table:table-cell table:style-name="ce11" table:formula="of:=IF([.P56]&lt;1;(1+(59*(1-[.P56])))*[.$A$39]+[.$A$65];0)" office:value-type="float" office:value="32.8397875801882" calcext:value-type="float">
            <text:p>33</text:p>
          </table:table-cell>
          <table:table-cell table:style-name="ce11" table:formula="of:=IF([.Q56]&lt;1;(1+(59*(1-[.Q56])))*[.$A$39]+[.$A$65];0)" office:value-type="float" office:value="28.7564570456021" calcext:value-type="float">
            <text:p>29</text:p>
          </table:table-cell>
          <table:table-cell table:style-name="ce11" table:formula="of:=IF([.R56]&lt;1;(1+(59*(1-[.R56])))*[.$A$39]+[.$A$65];0)" office:value-type="float" office:value="25.7474613917134" calcext:value-type="float">
            <text:p>26</text:p>
          </table:table-cell>
          <table:table-cell table:style-name="ce11" table:formula="of:=IF([.S56]&lt;1;(1+(59*(1-[.S56])))*[.$A$39]+[.$A$65];0)" office:value-type="float" office:value="23.6169163744446" calcext:value-type="float">
            <text:p>24</text:p>
          </table:table-cell>
          <table:table-cell table:style-name="ce11" table:formula="of:=IF([.T56]&lt;1;(1+(59*(1-[.T56])))*[.$A$39]+[.$A$65];0)" office:value-type="float" office:value="22.173137035552" calcext:value-type="float">
            <text:p>22</text:p>
          </table:table-cell>
          <table:table-cell table:style-name="ce11" table:formula="of:=IF([.U56]&lt;1;(1+(59*(1-[.U56])))*[.$A$39]+[.$A$65];0)" office:value-type="float" office:value="21.2408252527315" calcext:value-type="float">
            <text:p>21</text:p>
          </table:table-cell>
          <table:table-cell table:style-name="ce11" table:formula="of:=IF([.V56]&lt;1;(1+(59*(1-[.V56])))*[.$A$39]+[.$A$65];0)" office:value-type="float" office:value="20.6698791871277" calcext:value-type="float">
            <text:p>21</text:p>
          </table:table-cell>
          <table:table-cell table:style-name="ce11" table:formula="of:=IF([.W56]&lt;1;(1+(59*(1-[.W56])))*[.$A$39]+[.$A$65];0)" office:value-type="float" office:value="20.3400250647202" calcext:value-type="float">
            <text:p>20</text:p>
          </table:table-cell>
          <table:table-cell table:style-name="ce11" table:formula="of:=IF([.X56]&lt;1;(1+(59*(1-[.X56])))*[.$A$39]+[.$A$65];0)" office:value-type="float" office:value="20.1612786293924" calcext:value-type="float">
            <text:p>20</text:p>
          </table:table-cell>
          <table:table-cell table:style-name="ce11" table:formula="of:=IF([.Y56]&lt;1;(1+(59*(1-[.Y56])))*[.$A$39]+[.$A$65];0)" office:value-type="float" office:value="20.0709985215511" calcext:value-type="float">
            <text:p>20</text:p>
          </table:table-cell>
          <table:table-cell table:style-name="ce11" table:formula="of:=IF([.Z56]&lt;1;(1+(59*(1-[.Z56])))*[.$A$39]+[.$A$65];0)" office:value-type="float" office:value="20.0287931403757" calcext:value-type="float">
            <text:p>20</text:p>
          </table:table-cell>
          <table:table-cell table:style-name="ce11" table:formula="of:=IF([.AA56]&lt;1;(1+(59*(1-[.AA56])))*[.$A$39]+[.$A$65];0)" office:value-type="float" office:value="20.0106692216328" calcext:value-type="float">
            <text:p>20</text:p>
          </table:table-cell>
          <table:table-cell table:style-name="ce11" table:formula="of:=IF([.AB56]&lt;1;(1+(59*(1-[.AB56])))*[.$A$39]+[.$A$65];0)" office:value-type="float" office:value="20.0035798168621" calcext:value-type="float">
            <text:p>20</text:p>
          </table:table-cell>
          <table:table-cell table:style-name="ce11" table:formula="of:=IF([.AC56]&lt;1;(1+(59*(1-[.AC56])))*[.$A$39]+[.$A$65];0)" office:value-type="float" office:value="20.0010768660595" calcext:value-type="float">
            <text:p>20</text:p>
          </table:table-cell>
          <table:table-cell table:style-name="ce11" table:formula="of:=IF([.AD56]&lt;1;(1+(59*(1-[.AD56])))*[.$A$39]+[.$A$65];0)" office:value-type="float" office:value="20.000287271576" calcext:value-type="float">
            <text:p>20</text:p>
          </table:table-cell>
          <table:table-cell table:style-name="ce11" table:formula="of:=IF([.AE56]&lt;1;(1+(59*(1-[.AE56])))*[.$A$39]+[.$A$65];0)" office:value-type="float" office:value="20.0000671485627" calcext:value-type="float">
            <text:p>20</text:p>
          </table:table-cell>
          <table:table-cell table:style-name="ce11" table:formula="of:=IF([.AF56]&lt;1;(1+(59*(1-[.AF56])))*[.$A$39]+[.$A$65];0)" office:value-type="float" office:value="20.0000135723545" calcext:value-type="float">
            <text:p>20</text:p>
          </table:table-cell>
          <table:table-cell table:style-name="ce11" table:formula="of:=IF([.AG56]&lt;1;(1+(59*(1-[.AG56])))*[.$A$39]+[.$A$65];0)" office:value-type="float" office:value="20.0000023379516" calcext:value-type="float">
            <text:p>20</text:p>
          </table:table-cell>
          <table:table-cell table:style-name="ce11" table:formula="of:=IF([.AH56]&lt;1;(1+(59*(1-[.AH56])))*[.$A$39]+[.$A$65];0)" office:value-type="float" office:value="20.0000003377799" calcext:value-type="float">
            <text:p>20</text:p>
          </table:table-cell>
          <table:table-cell table:style-name="ce11" table:formula="of:=IF([.AI56]&lt;1;(1+(59*(1-[.AI56])))*[.$A$39]+[.$A$65];0)" office:value-type="float" office:value="20.0000000402172" calcext:value-type="float">
            <text:p>20</text:p>
          </table:table-cell>
          <table:table-cell table:style-name="ce11" table:formula="of:=IF([.AJ56]&lt;1;(1+(59*(1-[.AJ56])))*[.$A$39]+[.$A$65];0)" office:value-type="float" office:value="20.0000000038705" calcext:value-type="float">
            <text:p>20</text:p>
          </table:table-cell>
          <table:table-cell table:style-name="ce11" table:formula="of:=IF([.AK56]&lt;1;(1+(59*(1-[.AK56])))*[.$A$39]+[.$A$65];0)" office:value-type="float" office:value="20.0000000002948" calcext:value-type="float">
            <text:p>20</text:p>
          </table:table-cell>
          <table:table-cell table:style-name="ce11" table:formula="of:=IF([.AL56]&lt;1;(1+(59*(1-[.AL56])))*[.$A$39]+[.$A$65];0)" office:value-type="float" office:value="20.0000000000174" calcext:value-type="float">
            <text:p>20</text:p>
          </table:table-cell>
          <table:table-cell table:style-name="ce11" table:formula="of:=IF([.AM56]&lt;1;(1+(59*(1-[.AM56])))*[.$A$39]+[.$A$65];0)" office:value-type="float" office:value="0" calcext:value-type="float">
            <text:p>0</text:p>
          </table:table-cell>
          <table:table-cell table:style-name="ce11" table:formula="of:=IF([.AN56]&lt;1;(1+(59*(1-[.AN56])))*[.$A$39]+[.$A$65];0)" office:value-type="float" office:value="0" calcext:value-type="float">
            <text:p>0</text:p>
          </table:table-cell>
          <table:table-cell table:style-name="ce11" table:formula="of:=IF([.AO56]&lt;1;(1+(59*(1-[.AO56])))*[.$A$39]+[.$A$65];0)" office:value-type="float" office:value="0" calcext:value-type="float">
            <text:p>0</text:p>
          </table:table-cell>
          <table:table-cell table:style-name="ce11" table:formula="of:=IF([.AP56]&lt;1;(1+(59*(1-[.AP56])))*[.$A$39]+[.$A$65];0)" office:value-type="float" office:value="0" calcext:value-type="float">
            <text:p>0</text:p>
          </table:table-cell>
          <table:table-cell table:style-name="ce11" table:formula="of:=IF([.AQ56]&lt;1;(1+(59*(1-[.AQ56])))*[.$A$39]+[.$A$65];0)" office:value-type="float" office:value="0" calcext:value-type="float">
            <text:p>0</text:p>
          </table:table-cell>
          <table:table-cell table:style-name="ce11" table:formula="of:=IF([.AR56]&lt;1;(1+(59*(1-[.AR56])))*[.$A$39]+[.$A$65];0)" office:value-type="float" office:value="0" calcext:value-type="float">
            <text:p>0</text:p>
          </table:table-cell>
          <table:table-cell table:style-name="ce11" table:formula="of:=IF([.AS56]&lt;1;(1+(59*(1-[.AS56])))*[.$A$39]+[.$A$65];0)" office:value-type="float" office:value="0" calcext:value-type="float">
            <text:p>0</text:p>
          </table:table-cell>
          <table:table-cell table:style-name="ce11" table:formula="of:=IF([.AT56]&lt;1;(1+(59*(1-[.AT56])))*[.$A$39]+[.$A$65];0)" office:value-type="float" office:value="0" calcext:value-type="float">
            <text:p>0</text:p>
          </table:table-cell>
          <table:table-cell table:style-name="ce11" table:formula="of:=IF([.AU56]&lt;1;(1+(59*(1-[.AU56])))*[.$A$39]+[.$A$65];0)" office:value-type="float" office:value="0" calcext:value-type="float">
            <text:p>0</text:p>
          </table:table-cell>
          <table:table-cell table:style-name="ce11" table:formula="of:=IF([.AV56]&lt;1;(1+(59*(1-[.AV56])))*[.$A$39]+[.$A$65];0)" office:value-type="float" office:value="0" calcext:value-type="float">
            <text:p>0</text:p>
          </table:table-cell>
          <table:table-cell table:style-name="ce11" table:formula="of:=IF([.AW56]&lt;1;(1+(59*(1-[.AW56])))*[.$A$39]+[.$A$65];0)" office:value-type="float" office:value="0" calcext:value-type="float">
            <text:p>0</text:p>
          </table:table-cell>
          <table:table-cell table:style-name="ce11" table:formula="of:=IF([.AX56]&lt;1;(1+(59*(1-[.AX56])))*[.$A$39]+[.$A$65];0)" office:value-type="float" office:value="0" calcext:value-type="float">
            <text:p>0</text:p>
          </table:table-cell>
          <table:table-cell table:style-name="ce11" table:formula="of:=IF([.AY56]&lt;1;(1+(59*(1-[.AY56])))*[.$A$39]+[.$A$65];0)" office:value-type="float" office:value="0" calcext:value-type="float">
            <text:p>0</text:p>
          </table:table-cell>
          <table:table-cell table:style-name="ce11" table:formula="of:=IF([.AZ56]&lt;1;(1+(59*(1-[.AZ56])))*[.$A$39]+[.$A$65];0)" office:value-type="float" office:value="0" calcext:value-type="float">
            <text:p>0</text:p>
          </table:table-cell>
          <table:table-cell table:style-name="ce11" table:formula="of:=IF([.BA56]&lt;1;(1+(59*(1-[.BA56])))*[.$A$39]+[.$A$65];0)" office:value-type="float" office:value="0" calcext:value-type="float">
            <text:p>0</text:p>
          </table:table-cell>
          <table:table-cell table:style-name="ce11" table:formula="of:=IF([.BB56]&lt;1;(1+(59*(1-[.BB56])))*[.$A$39]+[.$A$65];0)" office:value-type="float" office:value="0" calcext:value-type="float">
            <text:p>0</text:p>
          </table:table-cell>
          <table:table-cell table:style-name="ce11" table:formula="of:=IF([.BC56]&lt;1;(1+(59*(1-[.BC56])))*[.$A$39]+[.$A$65];0)" office:value-type="float" office:value="0" calcext:value-type="float">
            <text:p>0</text:p>
          </table:table-cell>
          <table:table-cell table:style-name="ce11" table:formula="of:=IF([.BD56]&lt;1;(1+(59*(1-[.BD56])))*[.$A$39]+[.$A$65];0)" office:value-type="float" office:value="0" calcext:value-type="float">
            <text:p>0</text:p>
          </table:table-cell>
          <table:table-cell table:style-name="ce11" table:formula="of:=IF([.BE56]&lt;1;(1+(59*(1-[.BE56])))*[.$A$39]+[.$A$65];0)" office:value-type="float" office:value="0" calcext:value-type="float">
            <text:p>0</text:p>
          </table:table-cell>
          <table:table-cell table:style-name="ce11" table:formula="of:=IF([.BF56]&lt;1;(1+(59*(1-[.BF56])))*[.$A$39]+[.$A$65];0)" office:value-type="float" office:value="0" calcext:value-type="float">
            <text:p>0</text:p>
          </table:table-cell>
          <table:table-cell table:style-name="ce11" table:formula="of:=IF([.BG56]&lt;1;(1+(59*(1-[.BG56])))*[.$A$39]+[.$A$65];0)" office:value-type="float" office:value="0" calcext:value-type="float">
            <text:p>0</text:p>
          </table:table-cell>
          <table:table-cell table:style-name="ce11" table:formula="of:=IF([.BH56]&lt;1;(1+(59*(1-[.BH56])))*[.$A$39]+[.$A$65];0)" office:value-type="float" office:value="0" calcext:value-type="float">
            <text:p>0</text:p>
          </table:table-cell>
          <table:table-cell table:style-name="ce11" table:formula="of:=IF([.BI56]&lt;1;(1+(59*(1-[.BI56])))*[.$A$39]+[.$A$65];0)" office:value-type="float" office:value="0" calcext:value-type="float">
            <text:p>0</text:p>
          </table:table-cell>
          <table:table-cell table:style-name="ce11" table:formula="of:=IF([.BJ56]&lt;1;(1+(59*(1-[.BJ56])))*[.$A$39]+[.$A$65];0)" office:value-type="float" office:value="0" calcext:value-type="float">
            <text:p>0</text:p>
          </table:table-cell>
          <table:table-cell table:style-name="ce11" table:formula="of:=IF([.BK56]&lt;1;(1+(59*(1-[.BK56])))*[.$A$39]+[.$A$65];0)" office:value-type="float" office:value="0" calcext:value-type="float">
            <text:p>0</text:p>
          </table:table-cell>
          <table:table-cell table:style-name="ce11" table:formula="of:=IF([.BL56]&lt;1;(1+(59*(1-[.BL56])))*[.$A$39]+[.$A$65];0)" office:value-type="float" office:value="0" calcext:value-type="float">
            <text:p>0</text:p>
          </table:table-cell>
          <table:table-cell table:style-name="ce11" table:formula="of:=IF([.BM56]&lt;1;(1+(59*(1-[.BM56])))*[.$A$39]+[.$A$65];0)" office:value-type="float" office:value="0" calcext:value-type="float">
            <text:p>0</text:p>
          </table:table-cell>
          <table:table-cell table:style-name="ce11" table:formula="of:=IF([.BN56]&lt;1;(1+(59*(1-[.BN56])))*[.$A$39]+[.$A$65];0)" office:value-type="float" office:value="0" calcext:value-type="float">
            <text:p>0</text:p>
          </table:table-cell>
          <table:table-cell table:style-name="ce11" table:formula="of:=IF([.BO56]&lt;1;(1+(59*(1-[.BO56])))*[.$A$39]+[.$A$65];0)" office:value-type="float" office:value="0" calcext:value-type="float">
            <text:p>0</text:p>
          </table:table-cell>
          <table:table-cell table:style-name="ce11" table:formula="of:=IF([.BP56]&lt;1;(1+(59*(1-[.BP56])))*[.$A$39]+[.$A$65];0)" office:value-type="float" office:value="0" calcext:value-type="float">
            <text:p>0</text:p>
          </table:table-cell>
          <table:table-cell table:style-name="ce11" table:formula="of:=IF([.BQ56]&lt;1;(1+(59*(1-[.BQ56])))*[.$A$39]+[.$A$65];0)" office:value-type="float" office:value="0" calcext:value-type="float">
            <text:p>0</text:p>
          </table:table-cell>
          <table:table-cell table:style-name="ce11" table:formula="of:=IF([.BR56]&lt;1;(1+(59*(1-[.BR56])))*[.$A$39]+[.$A$65];0)" office:value-type="float" office:value="0" calcext:value-type="float">
            <text:p>0</text:p>
          </table:table-cell>
          <table:table-cell table:style-name="ce11" table:formula="of:=IF([.BS56]&lt;1;(1+(59*(1-[.BS56])))*[.$A$39]+[.$A$65];0)" office:value-type="float" office:value="0" calcext:value-type="float">
            <text:p>0</text:p>
          </table:table-cell>
          <table:table-cell table:style-name="ce11" table:formula="of:=IF([.BT56]&lt;1;(1+(59*(1-[.BT56])))*[.$A$39]+[.$A$65];0)" office:value-type="float" office:value="0" calcext:value-type="float">
            <text:p>0</text:p>
          </table:table-cell>
          <table:table-cell table:style-name="ce11" table:formula="of:=IF([.BU56]&lt;1;(1+(59*(1-[.BU56])))*[.$A$39]+[.$A$65];0)" office:value-type="float" office:value="0" calcext:value-type="float">
            <text:p>0</text:p>
          </table:table-cell>
          <table:table-cell table:style-name="ce11" table:formula="of:=IF([.BV56]&lt;1;(1+(59*(1-[.BV56])))*[.$A$39]+[.$A$65];0)" office:value-type="float" office:value="0" calcext:value-type="float">
            <text:p>0</text:p>
          </table:table-cell>
          <table:table-cell table:style-name="ce11" table:formula="of:=IF([.BW56]&lt;1;(1+(59*(1-[.BW56])))*[.$A$39]+[.$A$65];0)" office:value-type="float" office:value="0" calcext:value-type="float">
            <text:p>0</text:p>
          </table:table-cell>
          <table:table-cell table:style-name="ce11" table:formula="of:=IF([.BX56]&lt;1;(1+(59*(1-[.BX56])))*[.$A$39]+[.$A$65];0)" office:value-type="float" office:value="0" calcext:value-type="float">
            <text:p>0</text:p>
          </table:table-cell>
          <table:table-cell table:style-name="ce11" table:formula="of:=IF([.BY56]&lt;1;(1+(59*(1-[.BY56])))*[.$A$39]+[.$A$65];0)" office:value-type="float" office:value="0" calcext:value-type="float">
            <text:p>0</text:p>
          </table:table-cell>
          <table:table-cell table:style-name="ce11" table:formula="of:=IF([.BZ56]&lt;1;(1+(59*(1-[.BZ56])))*[.$A$39]+[.$A$65];0)" office:value-type="float" office:value="0" calcext:value-type="float">
            <text:p>0</text:p>
          </table:table-cell>
          <table:table-cell table:style-name="ce11" table:formula="of:=IF([.CA56]&lt;1;(1+(59*(1-[.CA56])))*[.$A$39]+[.$A$65];0)" office:value-type="float" office:value="0" calcext:value-type="float">
            <text:p>0</text:p>
          </table:table-cell>
          <table:table-cell table:style-name="ce11" table:formula="of:=IF([.CB56]&lt;1;(1+(59*(1-[.CB56])))*[.$A$39]+[.$A$65];0)" office:value-type="float" office:value="0" calcext:value-type="float">
            <text:p>0</text:p>
          </table:table-cell>
          <table:table-cell table:style-name="ce11" table:formula="of:=IF([.CC56]&lt;1;(1+(59*(1-[.CC56])))*[.$A$39]+[.$A$65];0)" office:value-type="float" office:value="0" calcext:value-type="float">
            <text:p>0</text:p>
          </table:table-cell>
          <table:table-cell table:style-name="ce11" table:formula="of:=IF([.CD56]&lt;1;(1+(59*(1-[.CD56])))*[.$A$39]+[.$A$65];0)" office:value-type="float" office:value="0" calcext:value-type="float">
            <text:p>0</text:p>
          </table:table-cell>
          <table:table-cell table:style-name="ce11" table:formula="of:=IF([.CE56]&lt;1;(1+(59*(1-[.CE56])))*[.$A$39]+[.$A$65];0)" office:value-type="float" office:value="0" calcext:value-type="float">
            <text:p>0</text:p>
          </table:table-cell>
          <table:table-cell table:style-name="ce11" table:formula="of:=IF([.CF56]&lt;1;(1+(59*(1-[.CF56])))*[.$A$39]+[.$A$65];0)" office:value-type="float" office:value="0" calcext:value-type="float">
            <text:p>0</text:p>
          </table:table-cell>
          <table:table-cell table:style-name="ce11" table:formula="of:=IF([.CG56]&lt;1;(1+(59*(1-[.CG56])))*[.$A$39]+[.$A$65];0)" office:value-type="float" office:value="0" calcext:value-type="float">
            <text:p>0</text:p>
          </table:table-cell>
          <table:table-cell table:style-name="ce11" table:formula="of:=IF([.CH56]&lt;1;(1+(59*(1-[.CH56])))*[.$A$39]+[.$A$65];0)" office:value-type="float" office:value="0" calcext:value-type="float">
            <text:p>0</text:p>
          </table:table-cell>
          <table:table-cell table:style-name="ce11" table:formula="of:=IF([.CI56]&lt;1;(1+(59*(1-[.CI56])))*[.$A$39]+[.$A$65];0)" office:value-type="float" office:value="0" calcext:value-type="float">
            <text:p>0</text:p>
          </table:table-cell>
          <table:table-cell table:style-name="ce11" table:formula="of:=IF([.CJ56]&lt;1;(1+(59*(1-[.CJ56])))*[.$A$39]+[.$A$65];0)" office:value-type="float" office:value="0" calcext:value-type="float">
            <text:p>0</text:p>
          </table:table-cell>
          <table:table-cell table:style-name="ce11" table:formula="of:=IF([.CK56]&lt;1;(1+(59*(1-[.CK56])))*[.$A$39]+[.$A$65];0)" office:value-type="float" office:value="0" calcext:value-type="float">
            <text:p>0</text:p>
          </table:table-cell>
          <table:table-cell table:style-name="ce11" table:formula="of:=IF([.CL56]&lt;1;(1+(59*(1-[.CL56])))*[.$A$39]+[.$A$65];0)" office:value-type="float" office:value="0" calcext:value-type="float">
            <text:p>0</text:p>
          </table:table-cell>
          <table:table-cell table:style-name="ce11" table:formula="of:=IF([.CM56]&lt;1;(1+(59*(1-[.CM56])))*[.$A$39]+[.$A$65];0)" office:value-type="float" office:value="0" calcext:value-type="float">
            <text:p>0</text:p>
          </table:table-cell>
          <table:table-cell table:style-name="ce11" table:formula="of:=IF([.CN56]&lt;1;(1+(59*(1-[.CN56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7]&lt;1;(1+(59*(1-[.A57])))*[.$A$39]+[.$A$65];0)" office:value-type="float" office:value="197" calcext:value-type="float">
            <text:p>197</text:p>
          </table:table-cell>
          <table:table-cell table:style-name="ce11" table:formula="of:=IF([.B57]&lt;1;(1+(59*(1-[.B57])))*[.$A$39]+[.$A$65];0)" office:value-type="float" office:value="176.922562650043" calcext:value-type="float">
            <text:p>177</text:p>
          </table:table-cell>
          <table:table-cell table:style-name="ce11" table:formula="of:=IF([.C57]&lt;1;(1+(59*(1-[.C57])))*[.$A$39]+[.$A$65];0)" office:value-type="float" office:value="157.457591443122" calcext:value-type="float">
            <text:p>157</text:p>
          </table:table-cell>
          <table:table-cell table:style-name="ce11" table:formula="of:=IF([.D57]&lt;1;(1+(59*(1-[.D57])))*[.$A$39]+[.$A$65];0)" office:value-type="float" office:value="138.822969516959" calcext:value-type="float">
            <text:p>139</text:p>
          </table:table-cell>
          <table:table-cell table:style-name="ce11" table:formula="of:=IF([.E57]&lt;1;(1+(59*(1-[.E57])))*[.$A$39]+[.$A$65];0)" office:value-type="float" office:value="121.229068533961" calcext:value-type="float">
            <text:p>121</text:p>
          </table:table-cell>
          <table:table-cell table:style-name="ce11" table:formula="of:=IF([.F57]&lt;1;(1+(59*(1-[.F57])))*[.$A$39]+[.$A$65];0)" office:value-type="float" office:value="104.869288947115" calcext:value-type="float">
            <text:p>105</text:p>
          </table:table-cell>
          <table:table-cell table:style-name="ce11" table:formula="of:=IF([.G57]&lt;1;(1+(59*(1-[.G57])))*[.$A$39]+[.$A$65];0)" office:value-type="float" office:value="89.9101797508244" calcext:value-type="float">
            <text:p>90</text:p>
          </table:table-cell>
          <table:table-cell table:style-name="ce11" table:formula="of:=IF([.H57]&lt;1;(1+(59*(1-[.H57])))*[.$A$39]+[.$A$65];0)" office:value-type="float" office:value="76.4818950481791" calcext:value-type="float">
            <text:p>76</text:p>
          </table:table-cell>
          <table:table-cell table:style-name="ce11" table:formula="of:=IF([.I57]&lt;1;(1+(59*(1-[.I57])))*[.$A$39]+[.$A$65];0)" office:value-type="float" office:value="64.6699004145256" calcext:value-type="float">
            <text:p>65</text:p>
          </table:table-cell>
          <table:table-cell table:style-name="ce11" table:formula="of:=IF([.J57]&lt;1;(1+(59*(1-[.J57])))*[.$A$39]+[.$A$65];0)" office:value-type="float" office:value="54.5089131523665" calcext:value-type="float">
            <text:p>55</text:p>
          </table:table-cell>
          <table:table-cell table:style-name="ce11" table:formula="of:=IF([.K57]&lt;1;(1+(59*(1-[.K57])))*[.$A$39]+[.$A$65];0)" office:value-type="float" office:value="45.9800036962128" calcext:value-type="float">
            <text:p>46</text:p>
          </table:table-cell>
          <table:table-cell table:style-name="ce11" table:formula="of:=IF([.L57]&lt;1;(1+(59*(1-[.L57])))*[.$A$39]+[.$A$65];0)" office:value-type="float" office:value="39.011567604042" calcext:value-type="float">
            <text:p>39</text:p>
          </table:table-cell>
          <table:table-cell table:style-name="ce11" table:formula="of:=IF([.M57]&lt;1;(1+(59*(1-[.M57])))*[.$A$39]+[.$A$65];0)" office:value-type="float" office:value="33.4844898237059" calcext:value-type="float">
            <text:p>33</text:p>
          </table:table-cell>
          <table:table-cell table:style-name="ce11" table:formula="of:=IF([.N57]&lt;1;(1+(59*(1-[.N57])))*[.$A$39]+[.$A$65];0)" office:value-type="float" office:value="29.2412936532178" calcext:value-type="float">
            <text:p>29</text:p>
          </table:table-cell>
          <table:table-cell table:style-name="ce11" table:formula="of:=IF([.O57]&lt;1;(1+(59*(1-[.O57])))*[.$A$39]+[.$A$65];0)" office:value-type="float" office:value="26.0984693659905" calcext:value-type="float">
            <text:p>26</text:p>
          </table:table-cell>
          <table:table-cell table:style-name="ce11" table:formula="of:=IF([.P57]&lt;1;(1+(59*(1-[.P57])))*[.$A$39]+[.$A$65];0)" office:value-type="float" office:value="23.8606259903855" calcext:value-type="float">
            <text:p>24</text:p>
          </table:table-cell>
          <table:table-cell table:style-name="ce11" table:formula="of:=IF([.Q57]&lt;1;(1+(59*(1-[.Q57])))*[.$A$39]+[.$A$65];0)" office:value-type="float" office:value="22.3347388065481" calcext:value-type="float">
            <text:p>22</text:p>
          </table:table-cell>
          <table:table-cell table:style-name="ce11" table:formula="of:=IF([.R57]&lt;1;(1+(59*(1-[.R57])))*[.$A$39]+[.$A$65];0)" office:value-type="float" office:value="21.3426936374944" calcext:value-type="float">
            <text:p>21</text:p>
          </table:table-cell>
          <table:table-cell table:style-name="ce11" table:formula="of:=IF([.S57]&lt;1;(1+(59*(1-[.S57])))*[.$A$39]+[.$A$65];0)" office:value-type="float" office:value="20.7306164107572" calcext:value-type="float">
            <text:p>21</text:p>
          </table:table-cell>
          <table:table-cell table:style-name="ce11" table:formula="of:=IF([.T57]&lt;1;(1+(59*(1-[.T57])))*[.$A$39]+[.$A$65];0)" office:value-type="float" office:value="20.3740874719029" calcext:value-type="float">
            <text:p>20</text:p>
          </table:table-cell>
          <table:table-cell table:style-name="ce11" table:formula="of:=IF([.U57]&lt;1;(1+(59*(1-[.U57])))*[.$A$39]+[.$A$65];0)" office:value-type="float" office:value="20.179136992756" calcext:value-type="float">
            <text:p>20</text:p>
          </table:table-cell>
          <table:table-cell table:style-name="ce11" table:formula="of:=IF([.V57]&lt;1;(1+(59*(1-[.V57])))*[.$A$39]+[.$A$65];0)" office:value-type="float" office:value="20.0796927119264" calcext:value-type="float">
            <text:p>20</text:p>
          </table:table-cell>
          <table:table-cell table:style-name="ce11" table:formula="of:=IF([.W57]&lt;1;(1+(59*(1-[.W57])))*[.$A$39]+[.$A$65];0)" office:value-type="float" office:value="20.0326945425661" calcext:value-type="float">
            <text:p>20</text:p>
          </table:table-cell>
          <table:table-cell table:style-name="ce11" table:formula="of:=IF([.X57]&lt;1;(1+(59*(1-[.X57])))*[.$A$39]+[.$A$65];0)" office:value-type="float" office:value="20.012269803027" calcext:value-type="float">
            <text:p>20</text:p>
          </table:table-cell>
          <table:table-cell table:style-name="ce11" table:formula="of:=IF([.Y57]&lt;1;(1+(59*(1-[.Y57])))*[.$A$39]+[.$A$65];0)" office:value-type="float" office:value="20.0041748045562" calcext:value-type="float">
            <text:p>20</text:p>
          </table:table-cell>
          <table:table-cell table:style-name="ce11" table:formula="of:=IF([.Z57]&lt;1;(1+(59*(1-[.Z57])))*[.$A$39]+[.$A$65];0)" office:value-type="float" office:value="20.0012753064685" calcext:value-type="float">
            <text:p>20</text:p>
          </table:table-cell>
          <table:table-cell table:style-name="ce11" table:formula="of:=IF([.AA57]&lt;1;(1+(59*(1-[.AA57])))*[.$A$39]+[.$A$65];0)" office:value-type="float" office:value="20.0003460117265" calcext:value-type="float">
            <text:p>20</text:p>
          </table:table-cell>
          <table:table-cell table:style-name="ce11" table:formula="of:=IF([.AB57]&lt;1;(1+(59*(1-[.AB57])))*[.$A$39]+[.$A$65];0)" office:value-type="float" office:value="20.0000823976258" calcext:value-type="float">
            <text:p>20</text:p>
          </table:table-cell>
          <table:table-cell table:style-name="ce11" table:formula="of:=IF([.AC57]&lt;1;(1+(59*(1-[.AC57])))*[.$A$39]+[.$A$65];0)" office:value-type="float" office:value="20.0000169989058" calcext:value-type="float">
            <text:p>20</text:p>
          </table:table-cell>
          <table:table-cell table:style-name="ce11" table:formula="of:=IF([.AD57]&lt;1;(1+(59*(1-[.AD57])))*[.$A$39]+[.$A$65];0)" office:value-type="float" office:value="20.0000029948692" calcext:value-type="float">
            <text:p>20</text:p>
          </table:table-cell>
          <table:table-cell table:style-name="ce11" table:formula="of:=IF([.AE57]&lt;1;(1+(59*(1-[.AE57])))*[.$A$39]+[.$A$65];0)" office:value-type="float" office:value="20.0000004435376" calcext:value-type="float">
            <text:p>20</text:p>
          </table:table-cell>
          <table:table-cell table:style-name="ce11" table:formula="of:=IF([.AF57]&lt;1;(1+(59*(1-[.AF57])))*[.$A$39]+[.$A$65];0)" office:value-type="float" office:value="20.0000000542673" calcext:value-type="float">
            <text:p>20</text:p>
          </table:table-cell>
          <table:table-cell table:style-name="ce11" table:formula="of:=IF([.AG57]&lt;1;(1+(59*(1-[.AG57])))*[.$A$39]+[.$A$65];0)" office:value-type="float" office:value="20.0000000053815" calcext:value-type="float">
            <text:p>20</text:p>
          </table:table-cell>
          <table:table-cell table:style-name="ce11" table:formula="of:=IF([.AH57]&lt;1;(1+(59*(1-[.AH57])))*[.$A$39]+[.$A$65];0)" office:value-type="float" office:value="20.0000000004235" calcext:value-type="float">
            <text:p>20</text:p>
          </table:table-cell>
          <table:table-cell table:style-name="ce11" table:formula="of:=IF([.AI57]&lt;1;(1+(59*(1-[.AI57])))*[.$A$39]+[.$A$65];0)" office:value-type="float" office:value="20.0000000000259" calcext:value-type="float">
            <text:p>20</text:p>
          </table:table-cell>
          <table:table-cell table:style-name="ce11" table:formula="of:=IF([.AJ57]&lt;1;(1+(59*(1-[.AJ57])))*[.$A$39]+[.$A$65];0)" office:value-type="float" office:value="0" calcext:value-type="float">
            <text:p>0</text:p>
          </table:table-cell>
          <table:table-cell table:style-name="ce11" table:formula="of:=IF([.AK57]&lt;1;(1+(59*(1-[.AK57])))*[.$A$39]+[.$A$65];0)" office:value-type="float" office:value="0" calcext:value-type="float">
            <text:p>0</text:p>
          </table:table-cell>
          <table:table-cell table:style-name="ce11" table:formula="of:=IF([.AL57]&lt;1;(1+(59*(1-[.AL57])))*[.$A$39]+[.$A$65];0)" office:value-type="float" office:value="0" calcext:value-type="float">
            <text:p>0</text:p>
          </table:table-cell>
          <table:table-cell table:style-name="ce11" table:formula="of:=IF([.AM57]&lt;1;(1+(59*(1-[.AM57])))*[.$A$39]+[.$A$65];0)" office:value-type="float" office:value="0" calcext:value-type="float">
            <text:p>0</text:p>
          </table:table-cell>
          <table:table-cell table:style-name="ce11" table:formula="of:=IF([.AN57]&lt;1;(1+(59*(1-[.AN57])))*[.$A$39]+[.$A$65];0)" office:value-type="float" office:value="0" calcext:value-type="float">
            <text:p>0</text:p>
          </table:table-cell>
          <table:table-cell table:style-name="ce11" table:formula="of:=IF([.AO57]&lt;1;(1+(59*(1-[.AO57])))*[.$A$39]+[.$A$65];0)" office:value-type="float" office:value="0" calcext:value-type="float">
            <text:p>0</text:p>
          </table:table-cell>
          <table:table-cell table:style-name="ce11" table:formula="of:=IF([.AP57]&lt;1;(1+(59*(1-[.AP57])))*[.$A$39]+[.$A$65];0)" office:value-type="float" office:value="0" calcext:value-type="float">
            <text:p>0</text:p>
          </table:table-cell>
          <table:table-cell table:style-name="ce11" table:formula="of:=IF([.AQ57]&lt;1;(1+(59*(1-[.AQ57])))*[.$A$39]+[.$A$65];0)" office:value-type="float" office:value="0" calcext:value-type="float">
            <text:p>0</text:p>
          </table:table-cell>
          <table:table-cell table:style-name="ce11" table:formula="of:=IF([.AR57]&lt;1;(1+(59*(1-[.AR57])))*[.$A$39]+[.$A$65];0)" office:value-type="float" office:value="0" calcext:value-type="float">
            <text:p>0</text:p>
          </table:table-cell>
          <table:table-cell table:style-name="ce11" table:formula="of:=IF([.AS57]&lt;1;(1+(59*(1-[.AS57])))*[.$A$39]+[.$A$65];0)" office:value-type="float" office:value="0" calcext:value-type="float">
            <text:p>0</text:p>
          </table:table-cell>
          <table:table-cell table:style-name="ce11" table:formula="of:=IF([.AT57]&lt;1;(1+(59*(1-[.AT57])))*[.$A$39]+[.$A$65];0)" office:value-type="float" office:value="0" calcext:value-type="float">
            <text:p>0</text:p>
          </table:table-cell>
          <table:table-cell table:style-name="ce11" table:formula="of:=IF([.AU57]&lt;1;(1+(59*(1-[.AU57])))*[.$A$39]+[.$A$65];0)" office:value-type="float" office:value="0" calcext:value-type="float">
            <text:p>0</text:p>
          </table:table-cell>
          <table:table-cell table:style-name="ce11" table:formula="of:=IF([.AV57]&lt;1;(1+(59*(1-[.AV57])))*[.$A$39]+[.$A$65];0)" office:value-type="float" office:value="0" calcext:value-type="float">
            <text:p>0</text:p>
          </table:table-cell>
          <table:table-cell table:style-name="ce11" table:formula="of:=IF([.AW57]&lt;1;(1+(59*(1-[.AW57])))*[.$A$39]+[.$A$65];0)" office:value-type="float" office:value="0" calcext:value-type="float">
            <text:p>0</text:p>
          </table:table-cell>
          <table:table-cell table:style-name="ce11" table:formula="of:=IF([.AX57]&lt;1;(1+(59*(1-[.AX57])))*[.$A$39]+[.$A$65];0)" office:value-type="float" office:value="0" calcext:value-type="float">
            <text:p>0</text:p>
          </table:table-cell>
          <table:table-cell table:style-name="ce11" table:formula="of:=IF([.AY57]&lt;1;(1+(59*(1-[.AY57])))*[.$A$39]+[.$A$65];0)" office:value-type="float" office:value="0" calcext:value-type="float">
            <text:p>0</text:p>
          </table:table-cell>
          <table:table-cell table:style-name="ce11" table:formula="of:=IF([.AZ57]&lt;1;(1+(59*(1-[.AZ57])))*[.$A$39]+[.$A$65];0)" office:value-type="float" office:value="0" calcext:value-type="float">
            <text:p>0</text:p>
          </table:table-cell>
          <table:table-cell table:style-name="ce11" table:formula="of:=IF([.BA57]&lt;1;(1+(59*(1-[.BA57])))*[.$A$39]+[.$A$65];0)" office:value-type="float" office:value="0" calcext:value-type="float">
            <text:p>0</text:p>
          </table:table-cell>
          <table:table-cell table:style-name="ce11" table:formula="of:=IF([.BB57]&lt;1;(1+(59*(1-[.BB57])))*[.$A$39]+[.$A$65];0)" office:value-type="float" office:value="0" calcext:value-type="float">
            <text:p>0</text:p>
          </table:table-cell>
          <table:table-cell table:style-name="ce11" table:formula="of:=IF([.BC57]&lt;1;(1+(59*(1-[.BC57])))*[.$A$39]+[.$A$65];0)" office:value-type="float" office:value="0" calcext:value-type="float">
            <text:p>0</text:p>
          </table:table-cell>
          <table:table-cell table:style-name="ce11" table:formula="of:=IF([.BD57]&lt;1;(1+(59*(1-[.BD57])))*[.$A$39]+[.$A$65];0)" office:value-type="float" office:value="0" calcext:value-type="float">
            <text:p>0</text:p>
          </table:table-cell>
          <table:table-cell table:style-name="ce11" table:formula="of:=IF([.BE57]&lt;1;(1+(59*(1-[.BE57])))*[.$A$39]+[.$A$65];0)" office:value-type="float" office:value="0" calcext:value-type="float">
            <text:p>0</text:p>
          </table:table-cell>
          <table:table-cell table:style-name="ce11" table:formula="of:=IF([.BF57]&lt;1;(1+(59*(1-[.BF57])))*[.$A$39]+[.$A$65];0)" office:value-type="float" office:value="0" calcext:value-type="float">
            <text:p>0</text:p>
          </table:table-cell>
          <table:table-cell table:style-name="ce11" table:formula="of:=IF([.BG57]&lt;1;(1+(59*(1-[.BG57])))*[.$A$39]+[.$A$65];0)" office:value-type="float" office:value="0" calcext:value-type="float">
            <text:p>0</text:p>
          </table:table-cell>
          <table:table-cell table:style-name="ce11" table:formula="of:=IF([.BH57]&lt;1;(1+(59*(1-[.BH57])))*[.$A$39]+[.$A$65];0)" office:value-type="float" office:value="0" calcext:value-type="float">
            <text:p>0</text:p>
          </table:table-cell>
          <table:table-cell table:style-name="ce11" table:formula="of:=IF([.BI57]&lt;1;(1+(59*(1-[.BI57])))*[.$A$39]+[.$A$65];0)" office:value-type="float" office:value="0" calcext:value-type="float">
            <text:p>0</text:p>
          </table:table-cell>
          <table:table-cell table:style-name="ce11" table:formula="of:=IF([.BJ57]&lt;1;(1+(59*(1-[.BJ57])))*[.$A$39]+[.$A$65];0)" office:value-type="float" office:value="0" calcext:value-type="float">
            <text:p>0</text:p>
          </table:table-cell>
          <table:table-cell table:style-name="ce11" table:formula="of:=IF([.BK57]&lt;1;(1+(59*(1-[.BK57])))*[.$A$39]+[.$A$65];0)" office:value-type="float" office:value="0" calcext:value-type="float">
            <text:p>0</text:p>
          </table:table-cell>
          <table:table-cell table:style-name="ce11" table:formula="of:=IF([.BL57]&lt;1;(1+(59*(1-[.BL57])))*[.$A$39]+[.$A$65];0)" office:value-type="float" office:value="0" calcext:value-type="float">
            <text:p>0</text:p>
          </table:table-cell>
          <table:table-cell table:style-name="ce11" table:formula="of:=IF([.BM57]&lt;1;(1+(59*(1-[.BM57])))*[.$A$39]+[.$A$65];0)" office:value-type="float" office:value="0" calcext:value-type="float">
            <text:p>0</text:p>
          </table:table-cell>
          <table:table-cell table:style-name="ce11" table:formula="of:=IF([.BN57]&lt;1;(1+(59*(1-[.BN57])))*[.$A$39]+[.$A$65];0)" office:value-type="float" office:value="0" calcext:value-type="float">
            <text:p>0</text:p>
          </table:table-cell>
          <table:table-cell table:style-name="ce11" table:formula="of:=IF([.BO57]&lt;1;(1+(59*(1-[.BO57])))*[.$A$39]+[.$A$65];0)" office:value-type="float" office:value="0" calcext:value-type="float">
            <text:p>0</text:p>
          </table:table-cell>
          <table:table-cell table:style-name="ce11" table:formula="of:=IF([.BP57]&lt;1;(1+(59*(1-[.BP57])))*[.$A$39]+[.$A$65];0)" office:value-type="float" office:value="0" calcext:value-type="float">
            <text:p>0</text:p>
          </table:table-cell>
          <table:table-cell table:style-name="ce11" table:formula="of:=IF([.BQ57]&lt;1;(1+(59*(1-[.BQ57])))*[.$A$39]+[.$A$65];0)" office:value-type="float" office:value="0" calcext:value-type="float">
            <text:p>0</text:p>
          </table:table-cell>
          <table:table-cell table:style-name="ce11" table:formula="of:=IF([.BR57]&lt;1;(1+(59*(1-[.BR57])))*[.$A$39]+[.$A$65];0)" office:value-type="float" office:value="0" calcext:value-type="float">
            <text:p>0</text:p>
          </table:table-cell>
          <table:table-cell table:style-name="ce11" table:formula="of:=IF([.BS57]&lt;1;(1+(59*(1-[.BS57])))*[.$A$39]+[.$A$65];0)" office:value-type="float" office:value="0" calcext:value-type="float">
            <text:p>0</text:p>
          </table:table-cell>
          <table:table-cell table:style-name="ce11" table:formula="of:=IF([.BT57]&lt;1;(1+(59*(1-[.BT57])))*[.$A$39]+[.$A$65];0)" office:value-type="float" office:value="0" calcext:value-type="float">
            <text:p>0</text:p>
          </table:table-cell>
          <table:table-cell table:style-name="ce11" table:formula="of:=IF([.BU57]&lt;1;(1+(59*(1-[.BU57])))*[.$A$39]+[.$A$65];0)" office:value-type="float" office:value="0" calcext:value-type="float">
            <text:p>0</text:p>
          </table:table-cell>
          <table:table-cell table:style-name="ce11" table:formula="of:=IF([.BV57]&lt;1;(1+(59*(1-[.BV57])))*[.$A$39]+[.$A$65];0)" office:value-type="float" office:value="0" calcext:value-type="float">
            <text:p>0</text:p>
          </table:table-cell>
          <table:table-cell table:style-name="ce11" table:formula="of:=IF([.BW57]&lt;1;(1+(59*(1-[.BW57])))*[.$A$39]+[.$A$65];0)" office:value-type="float" office:value="0" calcext:value-type="float">
            <text:p>0</text:p>
          </table:table-cell>
          <table:table-cell table:style-name="ce11" table:formula="of:=IF([.BX57]&lt;1;(1+(59*(1-[.BX57])))*[.$A$39]+[.$A$65];0)" office:value-type="float" office:value="0" calcext:value-type="float">
            <text:p>0</text:p>
          </table:table-cell>
          <table:table-cell table:style-name="ce11" table:formula="of:=IF([.BY57]&lt;1;(1+(59*(1-[.BY57])))*[.$A$39]+[.$A$65];0)" office:value-type="float" office:value="0" calcext:value-type="float">
            <text:p>0</text:p>
          </table:table-cell>
          <table:table-cell table:style-name="ce11" table:formula="of:=IF([.BZ57]&lt;1;(1+(59*(1-[.BZ57])))*[.$A$39]+[.$A$65];0)" office:value-type="float" office:value="0" calcext:value-type="float">
            <text:p>0</text:p>
          </table:table-cell>
          <table:table-cell table:style-name="ce11" table:formula="of:=IF([.CA57]&lt;1;(1+(59*(1-[.CA57])))*[.$A$39]+[.$A$65];0)" office:value-type="float" office:value="0" calcext:value-type="float">
            <text:p>0</text:p>
          </table:table-cell>
          <table:table-cell table:style-name="ce11" table:formula="of:=IF([.CB57]&lt;1;(1+(59*(1-[.CB57])))*[.$A$39]+[.$A$65];0)" office:value-type="float" office:value="0" calcext:value-type="float">
            <text:p>0</text:p>
          </table:table-cell>
          <table:table-cell table:style-name="ce11" table:formula="of:=IF([.CC57]&lt;1;(1+(59*(1-[.CC57])))*[.$A$39]+[.$A$65];0)" office:value-type="float" office:value="0" calcext:value-type="float">
            <text:p>0</text:p>
          </table:table-cell>
          <table:table-cell table:style-name="ce11" table:formula="of:=IF([.CD57]&lt;1;(1+(59*(1-[.CD57])))*[.$A$39]+[.$A$65];0)" office:value-type="float" office:value="0" calcext:value-type="float">
            <text:p>0</text:p>
          </table:table-cell>
          <table:table-cell table:style-name="ce11" table:formula="of:=IF([.CE57]&lt;1;(1+(59*(1-[.CE57])))*[.$A$39]+[.$A$65];0)" office:value-type="float" office:value="0" calcext:value-type="float">
            <text:p>0</text:p>
          </table:table-cell>
          <table:table-cell table:style-name="ce11" table:formula="of:=IF([.CF57]&lt;1;(1+(59*(1-[.CF57])))*[.$A$39]+[.$A$65];0)" office:value-type="float" office:value="0" calcext:value-type="float">
            <text:p>0</text:p>
          </table:table-cell>
          <table:table-cell table:style-name="ce11" table:formula="of:=IF([.CG57]&lt;1;(1+(59*(1-[.CG57])))*[.$A$39]+[.$A$65];0)" office:value-type="float" office:value="0" calcext:value-type="float">
            <text:p>0</text:p>
          </table:table-cell>
          <table:table-cell table:style-name="ce11" table:formula="of:=IF([.CH57]&lt;1;(1+(59*(1-[.CH57])))*[.$A$39]+[.$A$65];0)" office:value-type="float" office:value="0" calcext:value-type="float">
            <text:p>0</text:p>
          </table:table-cell>
          <table:table-cell table:style-name="ce11" table:formula="of:=IF([.CI57]&lt;1;(1+(59*(1-[.CI57])))*[.$A$39]+[.$A$65];0)" office:value-type="float" office:value="0" calcext:value-type="float">
            <text:p>0</text:p>
          </table:table-cell>
          <table:table-cell table:style-name="ce11" table:formula="of:=IF([.CJ57]&lt;1;(1+(59*(1-[.CJ57])))*[.$A$39]+[.$A$65];0)" office:value-type="float" office:value="0" calcext:value-type="float">
            <text:p>0</text:p>
          </table:table-cell>
          <table:table-cell table:style-name="ce11" table:formula="of:=IF([.CK57]&lt;1;(1+(59*(1-[.CK57])))*[.$A$39]+[.$A$65];0)" office:value-type="float" office:value="0" calcext:value-type="float">
            <text:p>0</text:p>
          </table:table-cell>
          <table:table-cell table:style-name="ce11" table:formula="of:=IF([.CL57]&lt;1;(1+(59*(1-[.CL57])))*[.$A$39]+[.$A$65];0)" office:value-type="float" office:value="0" calcext:value-type="float">
            <text:p>0</text:p>
          </table:table-cell>
          <table:table-cell table:style-name="ce11" table:formula="of:=IF([.CM57]&lt;1;(1+(59*(1-[.CM57])))*[.$A$39]+[.$A$65];0)" office:value-type="float" office:value="0" calcext:value-type="float">
            <text:p>0</text:p>
          </table:table-cell>
          <table:table-cell table:style-name="ce11" table:formula="of:=IF([.CN57]&lt;1;(1+(59*(1-[.CN57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8]&lt;1;(1+(59*(1-[.A58])))*[.$A$39]+[.$A$65];0)" office:value-type="float" office:value="138" calcext:value-type="float">
            <text:p>138</text:p>
          </table:table-cell>
          <table:table-cell table:style-name="ce11" table:formula="of:=IF([.B58]&lt;1;(1+(59*(1-[.B58])))*[.$A$39]+[.$A$65];0)" office:value-type="float" office:value="120.458110857453" calcext:value-type="float">
            <text:p>120</text:p>
          </table:table-cell>
          <table:table-cell table:style-name="ce11" table:formula="of:=IF([.C58]&lt;1;(1+(59*(1-[.C58])))*[.$A$39]+[.$A$65];0)" office:value-type="float" office:value="104.158562043172" calcext:value-type="float">
            <text:p>104</text:p>
          </table:table-cell>
          <table:table-cell table:style-name="ce11" table:formula="of:=IF([.D58]&lt;1;(1+(59*(1-[.D58])))*[.$A$39]+[.$A$65];0)" office:value-type="float" office:value="89.266450932711" calcext:value-type="float">
            <text:p>89</text:p>
          </table:table-cell>
          <table:table-cell table:style-name="ce11" table:formula="of:=IF([.E58]&lt;1;(1+(59*(1-[.E58])))*[.$A$39]+[.$A$65];0)" office:value-type="float" office:value="75.9100690078795" calcext:value-type="float">
            <text:p>76</text:p>
          </table:table-cell>
          <table:table-cell table:style-name="ce11" table:formula="of:=IF([.F58]&lt;1;(1+(59*(1-[.F58])))*[.$A$39]+[.$A$65];0)" office:value-type="float" office:value="64.1726882210515" calcext:value-type="float">
            <text:p>64</text:p>
          </table:table-cell>
          <table:table-cell table:style-name="ce11" table:formula="of:=IF([.G58]&lt;1;(1+(59*(1-[.G58])))*[.$A$39]+[.$A$65];0)" office:value-type="float" office:value="54.0866257056423" calcext:value-type="float">
            <text:p>54</text:p>
          </table:table-cell>
          <table:table-cell table:style-name="ce11" table:formula="of:=IF([.H58]&lt;1;(1+(59*(1-[.H58])))*[.$A$39]+[.$A$65];0)" office:value-type="float" office:value="45.6305078679709" calcext:value-type="float">
            <text:p>46</text:p>
          </table:table-cell>
          <table:table-cell table:style-name="ce11" table:formula="of:=IF([.I58]&lt;1;(1+(59*(1-[.I58])))*[.$A$39]+[.$A$65];0)" office:value-type="float" office:value="38.7304293145061" calcext:value-type="float">
            <text:p>39</text:p>
          </table:table-cell>
          <table:table-cell table:style-name="ce11" table:formula="of:=IF([.J58]&lt;1;(1+(59*(1-[.J58])))*[.$A$39]+[.$A$65];0)" office:value-type="float" office:value="33.265306954036" calcext:value-type="float">
            <text:p>33</text:p>
          </table:table-cell>
          <table:table-cell table:style-name="ce11" table:formula="of:=IF([.K58]&lt;1;(1+(59*(1-[.K58])))*[.$A$39]+[.$A$65];0)" office:value-type="float" office:value="29.0761953140559" calcext:value-type="float">
            <text:p>29</text:p>
          </table:table-cell>
          <table:table-cell table:style-name="ce11" table:formula="of:=IF([.L58]&lt;1;(1+(59*(1-[.L58])))*[.$A$39]+[.$A$65];0)" office:value-type="float" office:value="25.978731020338" calcext:value-type="float">
            <text:p>26</text:p>
          </table:table-cell>
          <table:table-cell table:style-name="ce11" table:formula="of:=IF([.M58]&lt;1;(1+(59*(1-[.M58])))*[.$A$39]+[.$A$65];0)" office:value-type="float" office:value="23.777328153275" calcext:value-type="float">
            <text:p>24</text:p>
          </table:table-cell>
          <table:table-cell table:style-name="ce11" table:formula="of:=IF([.N58]&lt;1;(1+(59*(1-[.N58])))*[.$A$39]+[.$A$65];0)" office:value-type="float" office:value="22.2793865743988" calcext:value-type="float">
            <text:p>22</text:p>
          </table:table-cell>
          <table:table-cell table:style-name="ce11" table:formula="of:=IF([.O58]&lt;1;(1+(59*(1-[.O58])))*[.$A$39]+[.$A$65];0)" office:value-type="float" office:value="21.3077194507115" calcext:value-type="float">
            <text:p>21</text:p>
          </table:table-cell>
          <table:table-cell table:style-name="ce11" table:formula="of:=IF([.P58]&lt;1;(1+(59*(1-[.P58])))*[.$A$39]+[.$A$65];0)" office:value-type="float" office:value="20.7097098626612" calcext:value-type="float">
            <text:p>21</text:p>
          </table:table-cell>
          <table:table-cell table:style-name="ce11" table:formula="of:=IF([.Q58]&lt;1;(1+(59*(1-[.Q58])))*[.$A$39]+[.$A$65];0)" office:value-type="float" office:value="20.362329523989" calcext:value-type="float">
            <text:p>20</text:p>
          </table:table-cell>
          <table:table-cell table:style-name="ce11" table:formula="of:=IF([.R58]&lt;1;(1+(59*(1-[.R58])))*[.$A$39]+[.$A$65];0)" office:value-type="float" office:value="20.1729533166177" calcext:value-type="float">
            <text:p>20</text:p>
          </table:table-cell>
          <table:table-cell table:style-name="ce11" table:formula="of:=IF([.S58]&lt;1;(1+(59*(1-[.S58])))*[.$A$39]+[.$A$65];0)" office:value-type="float" office:value="20.0766719630821" calcext:value-type="float">
            <text:p>20</text:p>
          </table:table-cell>
          <table:table-cell table:style-name="ce11" table:formula="of:=IF([.T58]&lt;1;(1+(59*(1-[.T58])))*[.$A$39]+[.$A$65];0)" office:value-type="float" office:value="20.03133394235" calcext:value-type="float">
            <text:p>20</text:p>
          </table:table-cell>
          <table:table-cell table:style-name="ce11" table:formula="of:=IF([.U58]&lt;1;(1+(59*(1-[.U58])))*[.$A$39]+[.$A$65];0)" office:value-type="float" office:value="20.0117093110499" calcext:value-type="float">
            <text:p>20</text:p>
          </table:table-cell>
          <table:table-cell table:style-name="ce11" table:formula="of:=IF([.V58]&lt;1;(1+(59*(1-[.V58])))*[.$A$39]+[.$A$65];0)" office:value-type="float" office:value="20.0039655120693" calcext:value-type="float">
            <text:p>20</text:p>
          </table:table-cell>
          <table:table-cell table:style-name="ce11" table:formula="of:=IF([.W58]&lt;1;(1+(59*(1-[.W58])))*[.$A$39]+[.$A$65];0)" office:value-type="float" office:value="20.0012051580401" calcext:value-type="float">
            <text:p>20</text:p>
          </table:table-cell>
          <table:table-cell table:style-name="ce11" table:formula="of:=IF([.X58]&lt;1;(1+(59*(1-[.X58])))*[.$A$39]+[.$A$65];0)" office:value-type="float" office:value="20.0003251346098" calcext:value-type="float">
            <text:p>20</text:p>
          </table:table-cell>
          <table:table-cell table:style-name="ce11" table:formula="of:=IF([.Y58]&lt;1;(1+(59*(1-[.Y58])))*[.$A$39]+[.$A$65];0)" office:value-type="float" office:value="20.0000769456939" calcext:value-type="float">
            <text:p>20</text:p>
          </table:table-cell>
          <table:table-cell table:style-name="ce11" table:formula="of:=IF([.Z58]&lt;1;(1+(59*(1-[.Z58])))*[.$A$39]+[.$A$65];0)" office:value-type="float" office:value="20.0000157658558" calcext:value-type="float">
            <text:p>20</text:p>
          </table:table-cell>
          <table:table-cell table:style-name="ce11" table:formula="of:=IF([.AA58]&lt;1;(1+(59*(1-[.AA58])))*[.$A$39]+[.$A$65];0)" office:value-type="float" office:value="20.0000027567927" calcext:value-type="float">
            <text:p>20</text:p>
          </table:table-cell>
          <table:table-cell table:style-name="ce11" table:formula="of:=IF([.AB58]&lt;1;(1+(59*(1-[.AB58])))*[.$A$39]+[.$A$65];0)" office:value-type="float" office:value="20.0000004049107" calcext:value-type="float">
            <text:p>20</text:p>
          </table:table-cell>
          <table:table-cell table:style-name="ce11" table:formula="of:=IF([.AC58]&lt;1;(1+(59*(1-[.AC58])))*[.$A$39]+[.$A$65];0)" office:value-type="float" office:value="20.0000000490919" calcext:value-type="float">
            <text:p>20</text:p>
          </table:table-cell>
          <table:table-cell table:style-name="ce11" table:formula="of:=IF([.AD58]&lt;1;(1+(59*(1-[.AD58])))*[.$A$39]+[.$A$65];0)" office:value-type="float" office:value="20.0000000048198" calcext:value-type="float">
            <text:p>20</text:p>
          </table:table-cell>
          <table:table-cell table:style-name="ce11" table:formula="of:=IF([.AE58]&lt;1;(1+(59*(1-[.AE58])))*[.$A$39]+[.$A$65];0)" office:value-type="float" office:value="20.0000000003752" calcext:value-type="float">
            <text:p>20</text:p>
          </table:table-cell>
          <table:table-cell table:style-name="ce11" table:formula="of:=IF([.AF58]&lt;1;(1+(59*(1-[.AF58])))*[.$A$39]+[.$A$65];0)" office:value-type="float" office:value="20.0000000000226" calcext:value-type="float">
            <text:p>20</text:p>
          </table:table-cell>
          <table:table-cell table:style-name="ce11" table:formula="of:=IF([.AG58]&lt;1;(1+(59*(1-[.AG58])))*[.$A$39]+[.$A$65];0)" office:value-type="float" office:value="0" calcext:value-type="float">
            <text:p>0</text:p>
          </table:table-cell>
          <table:table-cell table:style-name="ce11" table:formula="of:=IF([.AH58]&lt;1;(1+(59*(1-[.AH58])))*[.$A$39]+[.$A$65];0)" office:value-type="float" office:value="0" calcext:value-type="float">
            <text:p>0</text:p>
          </table:table-cell>
          <table:table-cell table:style-name="ce11" table:formula="of:=IF([.AI58]&lt;1;(1+(59*(1-[.AI58])))*[.$A$39]+[.$A$65];0)" office:value-type="float" office:value="0" calcext:value-type="float">
            <text:p>0</text:p>
          </table:table-cell>
          <table:table-cell table:style-name="ce11" table:formula="of:=IF([.AJ58]&lt;1;(1+(59*(1-[.AJ58])))*[.$A$39]+[.$A$65];0)" office:value-type="float" office:value="0" calcext:value-type="float">
            <text:p>0</text:p>
          </table:table-cell>
          <table:table-cell table:style-name="ce11" table:formula="of:=IF([.AK58]&lt;1;(1+(59*(1-[.AK58])))*[.$A$39]+[.$A$65];0)" office:value-type="float" office:value="0" calcext:value-type="float">
            <text:p>0</text:p>
          </table:table-cell>
          <table:table-cell table:style-name="ce11" table:formula="of:=IF([.AL58]&lt;1;(1+(59*(1-[.AL58])))*[.$A$39]+[.$A$65];0)" office:value-type="float" office:value="0" calcext:value-type="float">
            <text:p>0</text:p>
          </table:table-cell>
          <table:table-cell table:style-name="ce11" table:formula="of:=IF([.AM58]&lt;1;(1+(59*(1-[.AM58])))*[.$A$39]+[.$A$65];0)" office:value-type="float" office:value="0" calcext:value-type="float">
            <text:p>0</text:p>
          </table:table-cell>
          <table:table-cell table:style-name="ce11" table:formula="of:=IF([.AN58]&lt;1;(1+(59*(1-[.AN58])))*[.$A$39]+[.$A$65];0)" office:value-type="float" office:value="0" calcext:value-type="float">
            <text:p>0</text:p>
          </table:table-cell>
          <table:table-cell table:style-name="ce11" table:formula="of:=IF([.AO58]&lt;1;(1+(59*(1-[.AO58])))*[.$A$39]+[.$A$65];0)" office:value-type="float" office:value="0" calcext:value-type="float">
            <text:p>0</text:p>
          </table:table-cell>
          <table:table-cell table:style-name="ce11" table:formula="of:=IF([.AP58]&lt;1;(1+(59*(1-[.AP58])))*[.$A$39]+[.$A$65];0)" office:value-type="float" office:value="0" calcext:value-type="float">
            <text:p>0</text:p>
          </table:table-cell>
          <table:table-cell table:style-name="ce11" table:formula="of:=IF([.AQ58]&lt;1;(1+(59*(1-[.AQ58])))*[.$A$39]+[.$A$65];0)" office:value-type="float" office:value="0" calcext:value-type="float">
            <text:p>0</text:p>
          </table:table-cell>
          <table:table-cell table:style-name="ce11" table:formula="of:=IF([.AR58]&lt;1;(1+(59*(1-[.AR58])))*[.$A$39]+[.$A$65];0)" office:value-type="float" office:value="0" calcext:value-type="float">
            <text:p>0</text:p>
          </table:table-cell>
          <table:table-cell table:style-name="ce11" table:formula="of:=IF([.AS58]&lt;1;(1+(59*(1-[.AS58])))*[.$A$39]+[.$A$65];0)" office:value-type="float" office:value="0" calcext:value-type="float">
            <text:p>0</text:p>
          </table:table-cell>
          <table:table-cell table:style-name="ce11" table:formula="of:=IF([.AT58]&lt;1;(1+(59*(1-[.AT58])))*[.$A$39]+[.$A$65];0)" office:value-type="float" office:value="0" calcext:value-type="float">
            <text:p>0</text:p>
          </table:table-cell>
          <table:table-cell table:style-name="ce11" table:formula="of:=IF([.AU58]&lt;1;(1+(59*(1-[.AU58])))*[.$A$39]+[.$A$65];0)" office:value-type="float" office:value="0" calcext:value-type="float">
            <text:p>0</text:p>
          </table:table-cell>
          <table:table-cell table:style-name="ce11" table:formula="of:=IF([.AV58]&lt;1;(1+(59*(1-[.AV58])))*[.$A$39]+[.$A$65];0)" office:value-type="float" office:value="0" calcext:value-type="float">
            <text:p>0</text:p>
          </table:table-cell>
          <table:table-cell table:style-name="ce11" table:formula="of:=IF([.AW58]&lt;1;(1+(59*(1-[.AW58])))*[.$A$39]+[.$A$65];0)" office:value-type="float" office:value="0" calcext:value-type="float">
            <text:p>0</text:p>
          </table:table-cell>
          <table:table-cell table:style-name="ce11" table:formula="of:=IF([.AX58]&lt;1;(1+(59*(1-[.AX58])))*[.$A$39]+[.$A$65];0)" office:value-type="float" office:value="0" calcext:value-type="float">
            <text:p>0</text:p>
          </table:table-cell>
          <table:table-cell table:style-name="ce11" table:formula="of:=IF([.AY58]&lt;1;(1+(59*(1-[.AY58])))*[.$A$39]+[.$A$65];0)" office:value-type="float" office:value="0" calcext:value-type="float">
            <text:p>0</text:p>
          </table:table-cell>
          <table:table-cell table:style-name="ce11" table:formula="of:=IF([.AZ58]&lt;1;(1+(59*(1-[.AZ58])))*[.$A$39]+[.$A$65];0)" office:value-type="float" office:value="0" calcext:value-type="float">
            <text:p>0</text:p>
          </table:table-cell>
          <table:table-cell table:style-name="ce11" table:formula="of:=IF([.BA58]&lt;1;(1+(59*(1-[.BA58])))*[.$A$39]+[.$A$65];0)" office:value-type="float" office:value="0" calcext:value-type="float">
            <text:p>0</text:p>
          </table:table-cell>
          <table:table-cell table:style-name="ce11" table:formula="of:=IF([.BB58]&lt;1;(1+(59*(1-[.BB58])))*[.$A$39]+[.$A$65];0)" office:value-type="float" office:value="0" calcext:value-type="float">
            <text:p>0</text:p>
          </table:table-cell>
          <table:table-cell table:style-name="ce11" table:formula="of:=IF([.BC58]&lt;1;(1+(59*(1-[.BC58])))*[.$A$39]+[.$A$65];0)" office:value-type="float" office:value="0" calcext:value-type="float">
            <text:p>0</text:p>
          </table:table-cell>
          <table:table-cell table:style-name="ce11" table:formula="of:=IF([.BD58]&lt;1;(1+(59*(1-[.BD58])))*[.$A$39]+[.$A$65];0)" office:value-type="float" office:value="0" calcext:value-type="float">
            <text:p>0</text:p>
          </table:table-cell>
          <table:table-cell table:style-name="ce11" table:formula="of:=IF([.BE58]&lt;1;(1+(59*(1-[.BE58])))*[.$A$39]+[.$A$65];0)" office:value-type="float" office:value="0" calcext:value-type="float">
            <text:p>0</text:p>
          </table:table-cell>
          <table:table-cell table:style-name="ce11" table:formula="of:=IF([.BF58]&lt;1;(1+(59*(1-[.BF58])))*[.$A$39]+[.$A$65];0)" office:value-type="float" office:value="0" calcext:value-type="float">
            <text:p>0</text:p>
          </table:table-cell>
          <table:table-cell table:style-name="ce11" table:formula="of:=IF([.BG58]&lt;1;(1+(59*(1-[.BG58])))*[.$A$39]+[.$A$65];0)" office:value-type="float" office:value="0" calcext:value-type="float">
            <text:p>0</text:p>
          </table:table-cell>
          <table:table-cell table:style-name="ce11" table:formula="of:=IF([.BH58]&lt;1;(1+(59*(1-[.BH58])))*[.$A$39]+[.$A$65];0)" office:value-type="float" office:value="0" calcext:value-type="float">
            <text:p>0</text:p>
          </table:table-cell>
          <table:table-cell table:style-name="ce11" table:formula="of:=IF([.BI58]&lt;1;(1+(59*(1-[.BI58])))*[.$A$39]+[.$A$65];0)" office:value-type="float" office:value="0" calcext:value-type="float">
            <text:p>0</text:p>
          </table:table-cell>
          <table:table-cell table:style-name="ce11" table:formula="of:=IF([.BJ58]&lt;1;(1+(59*(1-[.BJ58])))*[.$A$39]+[.$A$65];0)" office:value-type="float" office:value="0" calcext:value-type="float">
            <text:p>0</text:p>
          </table:table-cell>
          <table:table-cell table:style-name="ce11" table:formula="of:=IF([.BK58]&lt;1;(1+(59*(1-[.BK58])))*[.$A$39]+[.$A$65];0)" office:value-type="float" office:value="0" calcext:value-type="float">
            <text:p>0</text:p>
          </table:table-cell>
          <table:table-cell table:style-name="ce11" table:formula="of:=IF([.BL58]&lt;1;(1+(59*(1-[.BL58])))*[.$A$39]+[.$A$65];0)" office:value-type="float" office:value="0" calcext:value-type="float">
            <text:p>0</text:p>
          </table:table-cell>
          <table:table-cell table:style-name="ce11" table:formula="of:=IF([.BM58]&lt;1;(1+(59*(1-[.BM58])))*[.$A$39]+[.$A$65];0)" office:value-type="float" office:value="0" calcext:value-type="float">
            <text:p>0</text:p>
          </table:table-cell>
          <table:table-cell table:style-name="ce11" table:formula="of:=IF([.BN58]&lt;1;(1+(59*(1-[.BN58])))*[.$A$39]+[.$A$65];0)" office:value-type="float" office:value="0" calcext:value-type="float">
            <text:p>0</text:p>
          </table:table-cell>
          <table:table-cell table:style-name="ce11" table:formula="of:=IF([.BO58]&lt;1;(1+(59*(1-[.BO58])))*[.$A$39]+[.$A$65];0)" office:value-type="float" office:value="0" calcext:value-type="float">
            <text:p>0</text:p>
          </table:table-cell>
          <table:table-cell table:style-name="ce11" table:formula="of:=IF([.BP58]&lt;1;(1+(59*(1-[.BP58])))*[.$A$39]+[.$A$65];0)" office:value-type="float" office:value="0" calcext:value-type="float">
            <text:p>0</text:p>
          </table:table-cell>
          <table:table-cell table:style-name="ce11" table:formula="of:=IF([.BQ58]&lt;1;(1+(59*(1-[.BQ58])))*[.$A$39]+[.$A$65];0)" office:value-type="float" office:value="0" calcext:value-type="float">
            <text:p>0</text:p>
          </table:table-cell>
          <table:table-cell table:style-name="ce11" table:formula="of:=IF([.BR58]&lt;1;(1+(59*(1-[.BR58])))*[.$A$39]+[.$A$65];0)" office:value-type="float" office:value="0" calcext:value-type="float">
            <text:p>0</text:p>
          </table:table-cell>
          <table:table-cell table:style-name="ce11" table:formula="of:=IF([.BS58]&lt;1;(1+(59*(1-[.BS58])))*[.$A$39]+[.$A$65];0)" office:value-type="float" office:value="0" calcext:value-type="float">
            <text:p>0</text:p>
          </table:table-cell>
          <table:table-cell table:style-name="ce11" table:formula="of:=IF([.BT58]&lt;1;(1+(59*(1-[.BT58])))*[.$A$39]+[.$A$65];0)" office:value-type="float" office:value="0" calcext:value-type="float">
            <text:p>0</text:p>
          </table:table-cell>
          <table:table-cell table:style-name="ce11" table:formula="of:=IF([.BU58]&lt;1;(1+(59*(1-[.BU58])))*[.$A$39]+[.$A$65];0)" office:value-type="float" office:value="0" calcext:value-type="float">
            <text:p>0</text:p>
          </table:table-cell>
          <table:table-cell table:style-name="ce11" table:formula="of:=IF([.BV58]&lt;1;(1+(59*(1-[.BV58])))*[.$A$39]+[.$A$65];0)" office:value-type="float" office:value="0" calcext:value-type="float">
            <text:p>0</text:p>
          </table:table-cell>
          <table:table-cell table:style-name="ce11" table:formula="of:=IF([.BW58]&lt;1;(1+(59*(1-[.BW58])))*[.$A$39]+[.$A$65];0)" office:value-type="float" office:value="0" calcext:value-type="float">
            <text:p>0</text:p>
          </table:table-cell>
          <table:table-cell table:style-name="ce11" table:formula="of:=IF([.BX58]&lt;1;(1+(59*(1-[.BX58])))*[.$A$39]+[.$A$65];0)" office:value-type="float" office:value="0" calcext:value-type="float">
            <text:p>0</text:p>
          </table:table-cell>
          <table:table-cell table:style-name="ce11" table:formula="of:=IF([.BY58]&lt;1;(1+(59*(1-[.BY58])))*[.$A$39]+[.$A$65];0)" office:value-type="float" office:value="0" calcext:value-type="float">
            <text:p>0</text:p>
          </table:table-cell>
          <table:table-cell table:style-name="ce11" table:formula="of:=IF([.BZ58]&lt;1;(1+(59*(1-[.BZ58])))*[.$A$39]+[.$A$65];0)" office:value-type="float" office:value="0" calcext:value-type="float">
            <text:p>0</text:p>
          </table:table-cell>
          <table:table-cell table:style-name="ce11" table:formula="of:=IF([.CA58]&lt;1;(1+(59*(1-[.CA58])))*[.$A$39]+[.$A$65];0)" office:value-type="float" office:value="0" calcext:value-type="float">
            <text:p>0</text:p>
          </table:table-cell>
          <table:table-cell table:style-name="ce11" table:formula="of:=IF([.CB58]&lt;1;(1+(59*(1-[.CB58])))*[.$A$39]+[.$A$65];0)" office:value-type="float" office:value="0" calcext:value-type="float">
            <text:p>0</text:p>
          </table:table-cell>
          <table:table-cell table:style-name="ce11" table:formula="of:=IF([.CC58]&lt;1;(1+(59*(1-[.CC58])))*[.$A$39]+[.$A$65];0)" office:value-type="float" office:value="0" calcext:value-type="float">
            <text:p>0</text:p>
          </table:table-cell>
          <table:table-cell table:style-name="ce11" table:formula="of:=IF([.CD58]&lt;1;(1+(59*(1-[.CD58])))*[.$A$39]+[.$A$65];0)" office:value-type="float" office:value="0" calcext:value-type="float">
            <text:p>0</text:p>
          </table:table-cell>
          <table:table-cell table:style-name="ce11" table:formula="of:=IF([.CE58]&lt;1;(1+(59*(1-[.CE58])))*[.$A$39]+[.$A$65];0)" office:value-type="float" office:value="0" calcext:value-type="float">
            <text:p>0</text:p>
          </table:table-cell>
          <table:table-cell table:style-name="ce11" table:formula="of:=IF([.CF58]&lt;1;(1+(59*(1-[.CF58])))*[.$A$39]+[.$A$65];0)" office:value-type="float" office:value="0" calcext:value-type="float">
            <text:p>0</text:p>
          </table:table-cell>
          <table:table-cell table:style-name="ce11" table:formula="of:=IF([.CG58]&lt;1;(1+(59*(1-[.CG58])))*[.$A$39]+[.$A$65];0)" office:value-type="float" office:value="0" calcext:value-type="float">
            <text:p>0</text:p>
          </table:table-cell>
          <table:table-cell table:style-name="ce11" table:formula="of:=IF([.CH58]&lt;1;(1+(59*(1-[.CH58])))*[.$A$39]+[.$A$65];0)" office:value-type="float" office:value="0" calcext:value-type="float">
            <text:p>0</text:p>
          </table:table-cell>
          <table:table-cell table:style-name="ce11" table:formula="of:=IF([.CI58]&lt;1;(1+(59*(1-[.CI58])))*[.$A$39]+[.$A$65];0)" office:value-type="float" office:value="0" calcext:value-type="float">
            <text:p>0</text:p>
          </table:table-cell>
          <table:table-cell table:style-name="ce11" table:formula="of:=IF([.CJ58]&lt;1;(1+(59*(1-[.CJ58])))*[.$A$39]+[.$A$65];0)" office:value-type="float" office:value="0" calcext:value-type="float">
            <text:p>0</text:p>
          </table:table-cell>
          <table:table-cell table:style-name="ce11" table:formula="of:=IF([.CK58]&lt;1;(1+(59*(1-[.CK58])))*[.$A$39]+[.$A$65];0)" office:value-type="float" office:value="0" calcext:value-type="float">
            <text:p>0</text:p>
          </table:table-cell>
          <table:table-cell table:style-name="ce11" table:formula="of:=IF([.CL58]&lt;1;(1+(59*(1-[.CL58])))*[.$A$39]+[.$A$65];0)" office:value-type="float" office:value="0" calcext:value-type="float">
            <text:p>0</text:p>
          </table:table-cell>
          <table:table-cell table:style-name="ce11" table:formula="of:=IF([.CM58]&lt;1;(1+(59*(1-[.CM58])))*[.$A$39]+[.$A$65];0)" office:value-type="float" office:value="0" calcext:value-type="float">
            <text:p>0</text:p>
          </table:table-cell>
          <table:table-cell table:style-name="ce11" table:formula="of:=IF([.CN58]&lt;1;(1+(59*(1-[.CN58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9]&lt;1;(1+(59*(1-[.A59])))*[.$A$39]+[.$A$65];0)" office:value-type="float" office:value="79.0000000000001" calcext:value-type="float">
            <text:p>79</text:p>
          </table:table-cell>
          <table:table-cell table:style-name="ce11" table:formula="of:=IF([.B59]&lt;1;(1+(59*(1-[.B59])))*[.$A$39]+[.$A$65];0)" office:value-type="float" office:value="66.8653658487326" calcext:value-type="float">
            <text:p>67</text:p>
          </table:table-cell>
          <table:table-cell table:style-name="ce11" table:formula="of:=IF([.C59]&lt;1;(1+(59*(1-[.C59])))*[.$A$39]+[.$A$65];0)" office:value-type="float" office:value="56.3791051098274" calcext:value-type="float">
            <text:p>56</text:p>
          </table:table-cell>
          <table:table-cell table:style-name="ce11" table:formula="of:=IF([.D59]&lt;1;(1+(59*(1-[.D59])))*[.$A$39]+[.$A$65];0)" office:value-type="float" office:value="47.532903438543" calcext:value-type="float">
            <text:p>48</text:p>
          </table:table-cell>
          <table:table-cell table:style-name="ce11" table:formula="of:=IF([.E59]&lt;1;(1+(59*(1-[.E59])))*[.$A$39]+[.$A$65];0)" office:value-type="float" office:value="40.265252142081" calcext:value-type="float">
            <text:p>40</text:p>
          </table:table-cell>
          <table:table-cell table:style-name="ce11" table:formula="of:=IF([.F59]&lt;1;(1+(59*(1-[.F59])))*[.$A$39]+[.$A$65];0)" office:value-type="float" office:value="34.465785186628" calcext:value-type="float">
            <text:p>34</text:p>
          </table:table-cell>
          <table:table-cell table:style-name="ce11" table:formula="of:=IF([.G59]&lt;1;(1+(59*(1-[.G59])))*[.$A$39]+[.$A$65];0)" office:value-type="float" office:value="29.9836882578922" calcext:value-type="float">
            <text:p>30</text:p>
          </table:table-cell>
          <table:table-cell table:style-name="ce11" table:formula="of:=IF([.H59]&lt;1;(1+(59*(1-[.H59])))*[.$A$39]+[.$A$65];0)" office:value-type="float" office:value="26.6394929125296" calcext:value-type="float">
            <text:p>27</text:p>
          </table:table-cell>
          <table:table-cell table:style-name="ce11" table:formula="of:=IF([.I59]&lt;1;(1+(59*(1-[.I59])))*[.$A$39]+[.$A$65];0)" office:value-type="float" office:value="24.2389979021805" calcext:value-type="float">
            <text:p>24</text:p>
          </table:table-cell>
          <table:table-cell table:style-name="ce11" table:formula="of:=IF([.J59]&lt;1;(1+(59*(1-[.J59])))*[.$A$39]+[.$A$65];0)" office:value-type="float" office:value="22.5876427691267" calcext:value-type="float">
            <text:p>23</text:p>
          </table:table-cell>
          <table:table-cell table:style-name="ce11" table:formula="of:=IF([.K59]&lt;1;(1+(59*(1-[.K59])))*[.$A$39]+[.$A$65];0)" office:value-type="float" office:value="21.5035211841054" calcext:value-type="float">
            <text:p>22</text:p>
          </table:table-cell>
          <table:table-cell table:style-name="ce11" table:formula="of:=IF([.L59]&lt;1;(1+(59*(1-[.L59])))*[.$A$39]+[.$A$65];0)" office:value-type="float" office:value="20.8274377019965" calcext:value-type="float">
            <text:p>21</text:p>
          </table:table-cell>
          <table:table-cell table:style-name="ce11" table:formula="of:=IF([.M59]&lt;1;(1+(59*(1-[.M59])))*[.$A$39]+[.$A$65];0)" office:value-type="float" office:value="20.4289667543402" calcext:value-type="float">
            <text:p>20</text:p>
          </table:table-cell>
          <table:table-cell table:style-name="ce11" table:formula="of:=IF([.N59]&lt;1;(1+(59*(1-[.N59])))*[.$A$39]+[.$A$65];0)" office:value-type="float" office:value="20.2082479799017" calcext:value-type="float">
            <text:p>20</text:p>
          </table:table-cell>
          <table:table-cell table:style-name="ce11" table:formula="of:=IF([.O59]&lt;1;(1+(59*(1-[.O59])))*[.$A$39]+[.$A$65];0)" office:value-type="float" office:value="20.0940488903461" calcext:value-type="float">
            <text:p>20</text:p>
          </table:table-cell>
          <table:table-cell table:style-name="ce11" table:formula="of:=IF([.P59]&lt;1;(1+(59*(1-[.P59])))*[.$A$39]+[.$A$65];0)" office:value-type="float" office:value="20.0392286933108" calcext:value-type="float">
            <text:p>20</text:p>
          </table:table-cell>
          <table:table-cell table:style-name="ce11" table:formula="of:=IF([.Q59]&lt;1;(1+(59*(1-[.Q59])))*[.$A$39]+[.$A$65];0)" office:value-type="float" office:value="20.0149926714961" calcext:value-type="float">
            <text:p>20</text:p>
          </table:table-cell>
          <table:table-cell table:style-name="ce11" table:formula="of:=IF([.R59]&lt;1;(1+(59*(1-[.R59])))*[.$A$39]+[.$A$65];0)" office:value-type="float" office:value="20.0052045325215" calcext:value-type="float">
            <text:p>20</text:p>
          </table:table-cell>
          <table:table-cell table:style-name="ce11" table:formula="of:=IF([.S59]&lt;1;(1+(59*(1-[.S59])))*[.$A$39]+[.$A$65];0)" office:value-type="float" office:value="20.0016253043516" calcext:value-type="float">
            <text:p>20</text:p>
          </table:table-cell>
          <table:table-cell table:style-name="ce11" table:formula="of:=IF([.T59]&lt;1;(1+(59*(1-[.T59])))*[.$A$39]+[.$A$65];0)" office:value-type="float" office:value="20.0004517966089" calcext:value-type="float">
            <text:p>20</text:p>
          </table:table-cell>
          <table:table-cell table:style-name="ce11" table:formula="of:=IF([.U59]&lt;1;(1+(59*(1-[.U59])))*[.$A$39]+[.$A$65];0)" office:value-type="float" office:value="20.0001104974008" calcext:value-type="float">
            <text:p>20</text:p>
          </table:table-cell>
          <table:table-cell table:style-name="ce11" table:formula="of:=IF([.V59]&lt;1;(1+(59*(1-[.V59])))*[.$A$39]+[.$A$65];0)" office:value-type="float" office:value="20.000023474809" calcext:value-type="float">
            <text:p>20</text:p>
          </table:table-cell>
          <table:table-cell table:style-name="ce11" table:formula="of:=IF([.W59]&lt;1;(1+(59*(1-[.W59])))*[.$A$39]+[.$A$65];0)" office:value-type="float" office:value="20.0000042714672" calcext:value-type="float">
            <text:p>20</text:p>
          </table:table-cell>
          <table:table-cell table:style-name="ce11" table:formula="of:=IF([.X59]&lt;1;(1+(59*(1-[.X59])))*[.$A$39]+[.$A$65];0)" office:value-type="float" office:value="20.0000006554651" calcext:value-type="float">
            <text:p>20</text:p>
          </table:table-cell>
          <table:table-cell table:style-name="ce11" table:formula="of:=IF([.Y59]&lt;1;(1+(59*(1-[.Y59])))*[.$A$39]+[.$A$65];0)" office:value-type="float" office:value="20.000000083391" calcext:value-type="float">
            <text:p>20</text:p>
          </table:table-cell>
          <table:table-cell table:style-name="ce11" table:formula="of:=IF([.Z59]&lt;1;(1+(59*(1-[.Z59])))*[.$A$39]+[.$A$65];0)" office:value-type="float" office:value="20.0000000086327" calcext:value-type="float">
            <text:p>20</text:p>
          </table:table-cell>
          <table:table-cell table:style-name="ce11" table:formula="of:=IF([.AA59]&lt;1;(1+(59*(1-[.AA59])))*[.$A$39]+[.$A$65];0)" office:value-type="float" office:value="20.0000000007123" calcext:value-type="float">
            <text:p>20</text:p>
          </table:table-cell>
          <table:table-cell table:style-name="ce11" table:formula="of:=IF([.AB59]&lt;1;(1+(59*(1-[.AB59])))*[.$A$39]+[.$A$65];0)" office:value-type="float" office:value="20.0000000000458" calcext:value-type="float">
            <text:p>20</text:p>
          </table:table-cell>
          <table:table-cell table:style-name="ce11" table:formula="of:=IF([.AC59]&lt;1;(1+(59*(1-[.AC59])))*[.$A$39]+[.$A$65];0)" office:value-type="float" office:value="20.0000000000022" calcext:value-type="float">
            <text:p>20</text:p>
          </table:table-cell>
          <table:table-cell table:style-name="ce11" table:formula="of:=IF([.AD59]&lt;1;(1+(59*(1-[.AD59])))*[.$A$39]+[.$A$65];0)" office:value-type="float" office:value="0" calcext:value-type="float">
            <text:p>0</text:p>
          </table:table-cell>
          <table:table-cell table:style-name="ce11" table:formula="of:=IF([.AE59]&lt;1;(1+(59*(1-[.AE59])))*[.$A$39]+[.$A$65];0)" office:value-type="float" office:value="0" calcext:value-type="float">
            <text:p>0</text:p>
          </table:table-cell>
          <table:table-cell table:style-name="ce11" table:formula="of:=IF([.AF59]&lt;1;(1+(59*(1-[.AF59])))*[.$A$39]+[.$A$65];0)" office:value-type="float" office:value="0" calcext:value-type="float">
            <text:p>0</text:p>
          </table:table-cell>
          <table:table-cell table:style-name="ce11" table:formula="of:=IF([.AG59]&lt;1;(1+(59*(1-[.AG59])))*[.$A$39]+[.$A$65];0)" office:value-type="float" office:value="0" calcext:value-type="float">
            <text:p>0</text:p>
          </table:table-cell>
          <table:table-cell table:style-name="ce11" table:formula="of:=IF([.AH59]&lt;1;(1+(59*(1-[.AH59])))*[.$A$39]+[.$A$65];0)" office:value-type="float" office:value="0" calcext:value-type="float">
            <text:p>0</text:p>
          </table:table-cell>
          <table:table-cell table:style-name="ce11" table:formula="of:=IF([.AI59]&lt;1;(1+(59*(1-[.AI59])))*[.$A$39]+[.$A$65];0)" office:value-type="float" office:value="0" calcext:value-type="float">
            <text:p>0</text:p>
          </table:table-cell>
          <table:table-cell table:style-name="ce11" table:formula="of:=IF([.AJ59]&lt;1;(1+(59*(1-[.AJ59])))*[.$A$39]+[.$A$65];0)" office:value-type="float" office:value="0" calcext:value-type="float">
            <text:p>0</text:p>
          </table:table-cell>
          <table:table-cell table:style-name="ce11" table:formula="of:=IF([.AK59]&lt;1;(1+(59*(1-[.AK59])))*[.$A$39]+[.$A$65];0)" office:value-type="float" office:value="0" calcext:value-type="float">
            <text:p>0</text:p>
          </table:table-cell>
          <table:table-cell table:style-name="ce11" table:formula="of:=IF([.AL59]&lt;1;(1+(59*(1-[.AL59])))*[.$A$39]+[.$A$65];0)" office:value-type="float" office:value="0" calcext:value-type="float">
            <text:p>0</text:p>
          </table:table-cell>
          <table:table-cell table:style-name="ce11" table:formula="of:=IF([.AM59]&lt;1;(1+(59*(1-[.AM59])))*[.$A$39]+[.$A$65];0)" office:value-type="float" office:value="0" calcext:value-type="float">
            <text:p>0</text:p>
          </table:table-cell>
          <table:table-cell table:style-name="ce11" table:formula="of:=IF([.AN59]&lt;1;(1+(59*(1-[.AN59])))*[.$A$39]+[.$A$65];0)" office:value-type="float" office:value="0" calcext:value-type="float">
            <text:p>0</text:p>
          </table:table-cell>
          <table:table-cell table:style-name="ce11" table:formula="of:=IF([.AO59]&lt;1;(1+(59*(1-[.AO59])))*[.$A$39]+[.$A$65];0)" office:value-type="float" office:value="0" calcext:value-type="float">
            <text:p>0</text:p>
          </table:table-cell>
          <table:table-cell table:style-name="ce11" table:formula="of:=IF([.AP59]&lt;1;(1+(59*(1-[.AP59])))*[.$A$39]+[.$A$65];0)" office:value-type="float" office:value="0" calcext:value-type="float">
            <text:p>0</text:p>
          </table:table-cell>
          <table:table-cell table:style-name="ce11" table:formula="of:=IF([.AQ59]&lt;1;(1+(59*(1-[.AQ59])))*[.$A$39]+[.$A$65];0)" office:value-type="float" office:value="0" calcext:value-type="float">
            <text:p>0</text:p>
          </table:table-cell>
          <table:table-cell table:style-name="ce11" table:formula="of:=IF([.AR59]&lt;1;(1+(59*(1-[.AR59])))*[.$A$39]+[.$A$65];0)" office:value-type="float" office:value="0" calcext:value-type="float">
            <text:p>0</text:p>
          </table:table-cell>
          <table:table-cell table:style-name="ce11" table:formula="of:=IF([.AS59]&lt;1;(1+(59*(1-[.AS59])))*[.$A$39]+[.$A$65];0)" office:value-type="float" office:value="0" calcext:value-type="float">
            <text:p>0</text:p>
          </table:table-cell>
          <table:table-cell table:style-name="ce11" table:formula="of:=IF([.AT59]&lt;1;(1+(59*(1-[.AT59])))*[.$A$39]+[.$A$65];0)" office:value-type="float" office:value="0" calcext:value-type="float">
            <text:p>0</text:p>
          </table:table-cell>
          <table:table-cell table:style-name="ce11" table:formula="of:=IF([.AU59]&lt;1;(1+(59*(1-[.AU59])))*[.$A$39]+[.$A$65];0)" office:value-type="float" office:value="0" calcext:value-type="float">
            <text:p>0</text:p>
          </table:table-cell>
          <table:table-cell table:style-name="ce11" table:formula="of:=IF([.AV59]&lt;1;(1+(59*(1-[.AV59])))*[.$A$39]+[.$A$65];0)" office:value-type="float" office:value="0" calcext:value-type="float">
            <text:p>0</text:p>
          </table:table-cell>
          <table:table-cell table:style-name="ce11" table:formula="of:=IF([.AW59]&lt;1;(1+(59*(1-[.AW59])))*[.$A$39]+[.$A$65];0)" office:value-type="float" office:value="0" calcext:value-type="float">
            <text:p>0</text:p>
          </table:table-cell>
          <table:table-cell table:style-name="ce11" table:formula="of:=IF([.AX59]&lt;1;(1+(59*(1-[.AX59])))*[.$A$39]+[.$A$65];0)" office:value-type="float" office:value="0" calcext:value-type="float">
            <text:p>0</text:p>
          </table:table-cell>
          <table:table-cell table:style-name="ce11" table:formula="of:=IF([.AY59]&lt;1;(1+(59*(1-[.AY59])))*[.$A$39]+[.$A$65];0)" office:value-type="float" office:value="0" calcext:value-type="float">
            <text:p>0</text:p>
          </table:table-cell>
          <table:table-cell table:style-name="ce11" table:formula="of:=IF([.AZ59]&lt;1;(1+(59*(1-[.AZ59])))*[.$A$39]+[.$A$65];0)" office:value-type="float" office:value="0" calcext:value-type="float">
            <text:p>0</text:p>
          </table:table-cell>
          <table:table-cell table:style-name="ce11" table:formula="of:=IF([.BA59]&lt;1;(1+(59*(1-[.BA59])))*[.$A$39]+[.$A$65];0)" office:value-type="float" office:value="0" calcext:value-type="float">
            <text:p>0</text:p>
          </table:table-cell>
          <table:table-cell table:style-name="ce11" table:formula="of:=IF([.BB59]&lt;1;(1+(59*(1-[.BB59])))*[.$A$39]+[.$A$65];0)" office:value-type="float" office:value="0" calcext:value-type="float">
            <text:p>0</text:p>
          </table:table-cell>
          <table:table-cell table:style-name="ce11" table:formula="of:=IF([.BC59]&lt;1;(1+(59*(1-[.BC59])))*[.$A$39]+[.$A$65];0)" office:value-type="float" office:value="0" calcext:value-type="float">
            <text:p>0</text:p>
          </table:table-cell>
          <table:table-cell table:style-name="ce11" table:formula="of:=IF([.BD59]&lt;1;(1+(59*(1-[.BD59])))*[.$A$39]+[.$A$65];0)" office:value-type="float" office:value="0" calcext:value-type="float">
            <text:p>0</text:p>
          </table:table-cell>
          <table:table-cell table:style-name="ce11" table:formula="of:=IF([.BE59]&lt;1;(1+(59*(1-[.BE59])))*[.$A$39]+[.$A$65];0)" office:value-type="float" office:value="0" calcext:value-type="float">
            <text:p>0</text:p>
          </table:table-cell>
          <table:table-cell table:style-name="ce11" table:formula="of:=IF([.BF59]&lt;1;(1+(59*(1-[.BF59])))*[.$A$39]+[.$A$65];0)" office:value-type="float" office:value="0" calcext:value-type="float">
            <text:p>0</text:p>
          </table:table-cell>
          <table:table-cell table:style-name="ce11" table:formula="of:=IF([.BG59]&lt;1;(1+(59*(1-[.BG59])))*[.$A$39]+[.$A$65];0)" office:value-type="float" office:value="0" calcext:value-type="float">
            <text:p>0</text:p>
          </table:table-cell>
          <table:table-cell table:style-name="ce11" table:formula="of:=IF([.BH59]&lt;1;(1+(59*(1-[.BH59])))*[.$A$39]+[.$A$65];0)" office:value-type="float" office:value="0" calcext:value-type="float">
            <text:p>0</text:p>
          </table:table-cell>
          <table:table-cell table:style-name="ce11" table:formula="of:=IF([.BI59]&lt;1;(1+(59*(1-[.BI59])))*[.$A$39]+[.$A$65];0)" office:value-type="float" office:value="0" calcext:value-type="float">
            <text:p>0</text:p>
          </table:table-cell>
          <table:table-cell table:style-name="ce11" table:formula="of:=IF([.BJ59]&lt;1;(1+(59*(1-[.BJ59])))*[.$A$39]+[.$A$65];0)" office:value-type="float" office:value="0" calcext:value-type="float">
            <text:p>0</text:p>
          </table:table-cell>
          <table:table-cell table:style-name="ce11" table:formula="of:=IF([.BK59]&lt;1;(1+(59*(1-[.BK59])))*[.$A$39]+[.$A$65];0)" office:value-type="float" office:value="0" calcext:value-type="float">
            <text:p>0</text:p>
          </table:table-cell>
          <table:table-cell table:style-name="ce11" table:formula="of:=IF([.BL59]&lt;1;(1+(59*(1-[.BL59])))*[.$A$39]+[.$A$65];0)" office:value-type="float" office:value="0" calcext:value-type="float">
            <text:p>0</text:p>
          </table:table-cell>
          <table:table-cell table:style-name="ce11" table:formula="of:=IF([.BM59]&lt;1;(1+(59*(1-[.BM59])))*[.$A$39]+[.$A$65];0)" office:value-type="float" office:value="0" calcext:value-type="float">
            <text:p>0</text:p>
          </table:table-cell>
          <table:table-cell table:style-name="ce11" table:formula="of:=IF([.BN59]&lt;1;(1+(59*(1-[.BN59])))*[.$A$39]+[.$A$65];0)" office:value-type="float" office:value="0" calcext:value-type="float">
            <text:p>0</text:p>
          </table:table-cell>
          <table:table-cell table:style-name="ce11" table:formula="of:=IF([.BO59]&lt;1;(1+(59*(1-[.BO59])))*[.$A$39]+[.$A$65];0)" office:value-type="float" office:value="0" calcext:value-type="float">
            <text:p>0</text:p>
          </table:table-cell>
          <table:table-cell table:style-name="ce11" table:formula="of:=IF([.BP59]&lt;1;(1+(59*(1-[.BP59])))*[.$A$39]+[.$A$65];0)" office:value-type="float" office:value="0" calcext:value-type="float">
            <text:p>0</text:p>
          </table:table-cell>
          <table:table-cell table:style-name="ce11" table:formula="of:=IF([.BQ59]&lt;1;(1+(59*(1-[.BQ59])))*[.$A$39]+[.$A$65];0)" office:value-type="float" office:value="0" calcext:value-type="float">
            <text:p>0</text:p>
          </table:table-cell>
          <table:table-cell table:style-name="ce11" table:formula="of:=IF([.BR59]&lt;1;(1+(59*(1-[.BR59])))*[.$A$39]+[.$A$65];0)" office:value-type="float" office:value="0" calcext:value-type="float">
            <text:p>0</text:p>
          </table:table-cell>
          <table:table-cell table:style-name="ce11" table:formula="of:=IF([.BS59]&lt;1;(1+(59*(1-[.BS59])))*[.$A$39]+[.$A$65];0)" office:value-type="float" office:value="0" calcext:value-type="float">
            <text:p>0</text:p>
          </table:table-cell>
          <table:table-cell table:style-name="ce11" table:formula="of:=IF([.BT59]&lt;1;(1+(59*(1-[.BT59])))*[.$A$39]+[.$A$65];0)" office:value-type="float" office:value="0" calcext:value-type="float">
            <text:p>0</text:p>
          </table:table-cell>
          <table:table-cell table:style-name="ce11" table:formula="of:=IF([.BU59]&lt;1;(1+(59*(1-[.BU59])))*[.$A$39]+[.$A$65];0)" office:value-type="float" office:value="0" calcext:value-type="float">
            <text:p>0</text:p>
          </table:table-cell>
          <table:table-cell table:style-name="ce11" table:formula="of:=IF([.BV59]&lt;1;(1+(59*(1-[.BV59])))*[.$A$39]+[.$A$65];0)" office:value-type="float" office:value="0" calcext:value-type="float">
            <text:p>0</text:p>
          </table:table-cell>
          <table:table-cell table:style-name="ce11" table:formula="of:=IF([.BW59]&lt;1;(1+(59*(1-[.BW59])))*[.$A$39]+[.$A$65];0)" office:value-type="float" office:value="0" calcext:value-type="float">
            <text:p>0</text:p>
          </table:table-cell>
          <table:table-cell table:style-name="ce11" table:formula="of:=IF([.BX59]&lt;1;(1+(59*(1-[.BX59])))*[.$A$39]+[.$A$65];0)" office:value-type="float" office:value="0" calcext:value-type="float">
            <text:p>0</text:p>
          </table:table-cell>
          <table:table-cell table:style-name="ce11" table:formula="of:=IF([.BY59]&lt;1;(1+(59*(1-[.BY59])))*[.$A$39]+[.$A$65];0)" office:value-type="float" office:value="0" calcext:value-type="float">
            <text:p>0</text:p>
          </table:table-cell>
          <table:table-cell table:style-name="ce11" table:formula="of:=IF([.BZ59]&lt;1;(1+(59*(1-[.BZ59])))*[.$A$39]+[.$A$65];0)" office:value-type="float" office:value="0" calcext:value-type="float">
            <text:p>0</text:p>
          </table:table-cell>
          <table:table-cell table:style-name="ce11" table:formula="of:=IF([.CA59]&lt;1;(1+(59*(1-[.CA59])))*[.$A$39]+[.$A$65];0)" office:value-type="float" office:value="0" calcext:value-type="float">
            <text:p>0</text:p>
          </table:table-cell>
          <table:table-cell table:style-name="ce11" table:formula="of:=IF([.CB59]&lt;1;(1+(59*(1-[.CB59])))*[.$A$39]+[.$A$65];0)" office:value-type="float" office:value="0" calcext:value-type="float">
            <text:p>0</text:p>
          </table:table-cell>
          <table:table-cell table:style-name="ce11" table:formula="of:=IF([.CC59]&lt;1;(1+(59*(1-[.CC59])))*[.$A$39]+[.$A$65];0)" office:value-type="float" office:value="0" calcext:value-type="float">
            <text:p>0</text:p>
          </table:table-cell>
          <table:table-cell table:style-name="ce11" table:formula="of:=IF([.CD59]&lt;1;(1+(59*(1-[.CD59])))*[.$A$39]+[.$A$65];0)" office:value-type="float" office:value="0" calcext:value-type="float">
            <text:p>0</text:p>
          </table:table-cell>
          <table:table-cell table:style-name="ce11" table:formula="of:=IF([.CE59]&lt;1;(1+(59*(1-[.CE59])))*[.$A$39]+[.$A$65];0)" office:value-type="float" office:value="0" calcext:value-type="float">
            <text:p>0</text:p>
          </table:table-cell>
          <table:table-cell table:style-name="ce11" table:formula="of:=IF([.CF59]&lt;1;(1+(59*(1-[.CF59])))*[.$A$39]+[.$A$65];0)" office:value-type="float" office:value="0" calcext:value-type="float">
            <text:p>0</text:p>
          </table:table-cell>
          <table:table-cell table:style-name="ce11" table:formula="of:=IF([.CG59]&lt;1;(1+(59*(1-[.CG59])))*[.$A$39]+[.$A$65];0)" office:value-type="float" office:value="0" calcext:value-type="float">
            <text:p>0</text:p>
          </table:table-cell>
          <table:table-cell table:style-name="ce11" table:formula="of:=IF([.CH59]&lt;1;(1+(59*(1-[.CH59])))*[.$A$39]+[.$A$65];0)" office:value-type="float" office:value="0" calcext:value-type="float">
            <text:p>0</text:p>
          </table:table-cell>
          <table:table-cell table:style-name="ce11" table:formula="of:=IF([.CI59]&lt;1;(1+(59*(1-[.CI59])))*[.$A$39]+[.$A$65];0)" office:value-type="float" office:value="0" calcext:value-type="float">
            <text:p>0</text:p>
          </table:table-cell>
          <table:table-cell table:style-name="ce11" table:formula="of:=IF([.CJ59]&lt;1;(1+(59*(1-[.CJ59])))*[.$A$39]+[.$A$65];0)" office:value-type="float" office:value="0" calcext:value-type="float">
            <text:p>0</text:p>
          </table:table-cell>
          <table:table-cell table:style-name="ce11" table:formula="of:=IF([.CK59]&lt;1;(1+(59*(1-[.CK59])))*[.$A$39]+[.$A$65];0)" office:value-type="float" office:value="0" calcext:value-type="float">
            <text:p>0</text:p>
          </table:table-cell>
          <table:table-cell table:style-name="ce11" table:formula="of:=IF([.CL59]&lt;1;(1+(59*(1-[.CL59])))*[.$A$39]+[.$A$65];0)" office:value-type="float" office:value="0" calcext:value-type="float">
            <text:p>0</text:p>
          </table:table-cell>
          <table:table-cell table:style-name="ce11" table:formula="of:=IF([.CM59]&lt;1;(1+(59*(1-[.CM59])))*[.$A$39]+[.$A$65];0)" office:value-type="float" office:value="0" calcext:value-type="float">
            <text:p>0</text:p>
          </table:table-cell>
          <table:table-cell table:style-name="ce11" table:formula="of:=IF([.CN59]&lt;1;(1+(59*(1-[.CN59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60]&lt;1;(1+(59*(1-[.A60])))*[.$A$39]+[.$A$65];0)" office:value-type="float" office:value="0" calcext:value-type="float">
            <text:p>0</text:p>
          </table:table-cell>
          <table:table-cell table:style-name="ce11" table:formula="of:=IF([.B60]&lt;1;(1+(59*(1-[.B60])))*[.$A$39]+[.$A$65];0)" office:value-type="float" office:value="0" calcext:value-type="float">
            <text:p>0</text:p>
          </table:table-cell>
          <table:table-cell table:style-name="ce11" table:formula="of:=IF([.C60]&lt;1;(1+(59*(1-[.C60])))*[.$A$39]+[.$A$65];0)" office:value-type="float" office:value="0" calcext:value-type="float">
            <text:p>0</text:p>
          </table:table-cell>
          <table:table-cell table:style-name="ce11" table:formula="of:=IF([.D60]&lt;1;(1+(59*(1-[.D60])))*[.$A$39]+[.$A$65];0)" office:value-type="float" office:value="0" calcext:value-type="float">
            <text:p>0</text:p>
          </table:table-cell>
          <table:table-cell table:style-name="ce11" table:formula="of:=IF([.E60]&lt;1;(1+(59*(1-[.E60])))*[.$A$39]+[.$A$65];0)" office:value-type="float" office:value="0" calcext:value-type="float">
            <text:p>0</text:p>
          </table:table-cell>
          <table:table-cell table:style-name="ce11" table:formula="of:=IF([.F60]&lt;1;(1+(59*(1-[.F60])))*[.$A$39]+[.$A$65];0)" office:value-type="float" office:value="0" calcext:value-type="float">
            <text:p>0</text:p>
          </table:table-cell>
          <table:table-cell table:style-name="ce11" table:formula="of:=IF([.G60]&lt;1;(1+(59*(1-[.G60])))*[.$A$39]+[.$A$65];0)" office:value-type="float" office:value="0" calcext:value-type="float">
            <text:p>0</text:p>
          </table:table-cell>
          <table:table-cell table:style-name="ce11" table:formula="of:=IF([.H60]&lt;1;(1+(59*(1-[.H60])))*[.$A$39]+[.$A$65];0)" office:value-type="float" office:value="0" calcext:value-type="float">
            <text:p>0</text:p>
          </table:table-cell>
          <table:table-cell table:style-name="ce11" table:formula="of:=IF([.I60]&lt;1;(1+(59*(1-[.I60])))*[.$A$39]+[.$A$65];0)" office:value-type="float" office:value="0" calcext:value-type="float">
            <text:p>0</text:p>
          </table:table-cell>
          <table:table-cell table:style-name="ce11" table:formula="of:=IF([.J60]&lt;1;(1+(59*(1-[.J60])))*[.$A$39]+[.$A$65];0)" office:value-type="float" office:value="0" calcext:value-type="float">
            <text:p>0</text:p>
          </table:table-cell>
          <table:table-cell table:style-name="ce11" table:formula="of:=IF([.K60]&lt;1;(1+(59*(1-[.K60])))*[.$A$39]+[.$A$65];0)" office:value-type="float" office:value="0" calcext:value-type="float">
            <text:p>0</text:p>
          </table:table-cell>
          <table:table-cell table:style-name="ce11" table:formula="of:=IF([.L60]&lt;1;(1+(59*(1-[.L60])))*[.$A$39]+[.$A$65];0)" office:value-type="float" office:value="0" calcext:value-type="float">
            <text:p>0</text:p>
          </table:table-cell>
          <table:table-cell table:style-name="ce11" table:formula="of:=IF([.M60]&lt;1;(1+(59*(1-[.M60])))*[.$A$39]+[.$A$65];0)" office:value-type="float" office:value="0" calcext:value-type="float">
            <text:p>0</text:p>
          </table:table-cell>
          <table:table-cell table:style-name="ce11" table:formula="of:=IF([.N60]&lt;1;(1+(59*(1-[.N60])))*[.$A$39]+[.$A$65];0)" office:value-type="float" office:value="0" calcext:value-type="float">
            <text:p>0</text:p>
          </table:table-cell>
          <table:table-cell table:style-name="ce11" table:formula="of:=IF([.O60]&lt;1;(1+(59*(1-[.O60])))*[.$A$39]+[.$A$65];0)" office:value-type="float" office:value="0" calcext:value-type="float">
            <text:p>0</text:p>
          </table:table-cell>
          <table:table-cell table:style-name="ce11" table:formula="of:=IF([.P60]&lt;1;(1+(59*(1-[.P60])))*[.$A$39]+[.$A$65];0)" office:value-type="float" office:value="0" calcext:value-type="float">
            <text:p>0</text:p>
          </table:table-cell>
          <table:table-cell table:style-name="ce11" table:formula="of:=IF([.Q60]&lt;1;(1+(59*(1-[.Q60])))*[.$A$39]+[.$A$65];0)" office:value-type="float" office:value="0" calcext:value-type="float">
            <text:p>0</text:p>
          </table:table-cell>
          <table:table-cell table:style-name="ce11" table:formula="of:=IF([.R60]&lt;1;(1+(59*(1-[.R60])))*[.$A$39]+[.$A$65];0)" office:value-type="float" office:value="0" calcext:value-type="float">
            <text:p>0</text:p>
          </table:table-cell>
          <table:table-cell table:style-name="ce11" table:formula="of:=IF([.S60]&lt;1;(1+(59*(1-[.S60])))*[.$A$39]+[.$A$65];0)" office:value-type="float" office:value="0" calcext:value-type="float">
            <text:p>0</text:p>
          </table:table-cell>
          <table:table-cell table:style-name="ce11" table:formula="of:=IF([.T60]&lt;1;(1+(59*(1-[.T60])))*[.$A$39]+[.$A$65];0)" office:value-type="float" office:value="0" calcext:value-type="float">
            <text:p>0</text:p>
          </table:table-cell>
          <table:table-cell table:style-name="ce11" table:formula="of:=IF([.U60]&lt;1;(1+(59*(1-[.U60])))*[.$A$39]+[.$A$65];0)" office:value-type="float" office:value="0" calcext:value-type="float">
            <text:p>0</text:p>
          </table:table-cell>
          <table:table-cell table:style-name="ce11" table:formula="of:=IF([.V60]&lt;1;(1+(59*(1-[.V60])))*[.$A$39]+[.$A$65];0)" office:value-type="float" office:value="0" calcext:value-type="float">
            <text:p>0</text:p>
          </table:table-cell>
          <table:table-cell table:style-name="ce11" table:formula="of:=IF([.W60]&lt;1;(1+(59*(1-[.W60])))*[.$A$39]+[.$A$65];0)" office:value-type="float" office:value="0" calcext:value-type="float">
            <text:p>0</text:p>
          </table:table-cell>
          <table:table-cell table:style-name="ce11" table:formula="of:=IF([.X60]&lt;1;(1+(59*(1-[.X60])))*[.$A$39]+[.$A$65];0)" office:value-type="float" office:value="0" calcext:value-type="float">
            <text:p>0</text:p>
          </table:table-cell>
          <table:table-cell table:style-name="ce11" table:formula="of:=IF([.Y60]&lt;1;(1+(59*(1-[.Y60])))*[.$A$39]+[.$A$65];0)" office:value-type="float" office:value="0" calcext:value-type="float">
            <text:p>0</text:p>
          </table:table-cell>
          <table:table-cell table:style-name="ce11" table:formula="of:=IF([.Z60]&lt;1;(1+(59*(1-[.Z60])))*[.$A$39]+[.$A$65];0)" office:value-type="float" office:value="0" calcext:value-type="float">
            <text:p>0</text:p>
          </table:table-cell>
          <table:table-cell table:style-name="ce11" table:formula="of:=IF([.AA60]&lt;1;(1+(59*(1-[.AA60])))*[.$A$39]+[.$A$65];0)" office:value-type="float" office:value="0" calcext:value-type="float">
            <text:p>0</text:p>
          </table:table-cell>
          <table:table-cell table:style-name="ce11" table:formula="of:=IF([.AB60]&lt;1;(1+(59*(1-[.AB60])))*[.$A$39]+[.$A$65];0)" office:value-type="float" office:value="0" calcext:value-type="float">
            <text:p>0</text:p>
          </table:table-cell>
          <table:table-cell table:style-name="ce11" table:formula="of:=IF([.AC60]&lt;1;(1+(59*(1-[.AC60])))*[.$A$39]+[.$A$65];0)" office:value-type="float" office:value="0" calcext:value-type="float">
            <text:p>0</text:p>
          </table:table-cell>
          <table:table-cell table:style-name="ce11" table:formula="of:=IF([.AD60]&lt;1;(1+(59*(1-[.AD60])))*[.$A$39]+[.$A$65];0)" office:value-type="float" office:value="0" calcext:value-type="float">
            <text:p>0</text:p>
          </table:table-cell>
          <table:table-cell table:style-name="ce11" table:formula="of:=IF([.AE60]&lt;1;(1+(59*(1-[.AE60])))*[.$A$39]+[.$A$65];0)" office:value-type="float" office:value="0" calcext:value-type="float">
            <text:p>0</text:p>
          </table:table-cell>
          <table:table-cell table:style-name="ce11" table:formula="of:=IF([.AF60]&lt;1;(1+(59*(1-[.AF60])))*[.$A$39]+[.$A$65];0)" office:value-type="float" office:value="0" calcext:value-type="float">
            <text:p>0</text:p>
          </table:table-cell>
          <table:table-cell table:style-name="ce11" table:formula="of:=IF([.AG60]&lt;1;(1+(59*(1-[.AG60])))*[.$A$39]+[.$A$65];0)" office:value-type="float" office:value="0" calcext:value-type="float">
            <text:p>0</text:p>
          </table:table-cell>
          <table:table-cell table:style-name="ce11" table:formula="of:=IF([.AH60]&lt;1;(1+(59*(1-[.AH60])))*[.$A$39]+[.$A$65];0)" office:value-type="float" office:value="0" calcext:value-type="float">
            <text:p>0</text:p>
          </table:table-cell>
          <table:table-cell table:style-name="ce11" table:formula="of:=IF([.AI60]&lt;1;(1+(59*(1-[.AI60])))*[.$A$39]+[.$A$65];0)" office:value-type="float" office:value="0" calcext:value-type="float">
            <text:p>0</text:p>
          </table:table-cell>
          <table:table-cell table:style-name="ce11" table:formula="of:=IF([.AJ60]&lt;1;(1+(59*(1-[.AJ60])))*[.$A$39]+[.$A$65];0)" office:value-type="float" office:value="0" calcext:value-type="float">
            <text:p>0</text:p>
          </table:table-cell>
          <table:table-cell table:style-name="ce11" table:formula="of:=IF([.AK60]&lt;1;(1+(59*(1-[.AK60])))*[.$A$39]+[.$A$65];0)" office:value-type="float" office:value="0" calcext:value-type="float">
            <text:p>0</text:p>
          </table:table-cell>
          <table:table-cell table:style-name="ce11" table:formula="of:=IF([.AL60]&lt;1;(1+(59*(1-[.AL60])))*[.$A$39]+[.$A$65];0)" office:value-type="float" office:value="0" calcext:value-type="float">
            <text:p>0</text:p>
          </table:table-cell>
          <table:table-cell table:style-name="ce11" table:formula="of:=IF([.AM60]&lt;1;(1+(59*(1-[.AM60])))*[.$A$39]+[.$A$65];0)" office:value-type="float" office:value="0" calcext:value-type="float">
            <text:p>0</text:p>
          </table:table-cell>
          <table:table-cell table:style-name="ce11" table:formula="of:=IF([.AN60]&lt;1;(1+(59*(1-[.AN60])))*[.$A$39]+[.$A$65];0)" office:value-type="float" office:value="0" calcext:value-type="float">
            <text:p>0</text:p>
          </table:table-cell>
          <table:table-cell table:style-name="ce11" table:formula="of:=IF([.AO60]&lt;1;(1+(59*(1-[.AO60])))*[.$A$39]+[.$A$65];0)" office:value-type="float" office:value="0" calcext:value-type="float">
            <text:p>0</text:p>
          </table:table-cell>
          <table:table-cell table:style-name="ce11" table:formula="of:=IF([.AP60]&lt;1;(1+(59*(1-[.AP60])))*[.$A$39]+[.$A$65];0)" office:value-type="float" office:value="0" calcext:value-type="float">
            <text:p>0</text:p>
          </table:table-cell>
          <table:table-cell table:style-name="ce11" table:formula="of:=IF([.AQ60]&lt;1;(1+(59*(1-[.AQ60])))*[.$A$39]+[.$A$65];0)" office:value-type="float" office:value="0" calcext:value-type="float">
            <text:p>0</text:p>
          </table:table-cell>
          <table:table-cell table:style-name="ce11" table:formula="of:=IF([.AR60]&lt;1;(1+(59*(1-[.AR60])))*[.$A$39]+[.$A$65];0)" office:value-type="float" office:value="0" calcext:value-type="float">
            <text:p>0</text:p>
          </table:table-cell>
          <table:table-cell table:style-name="ce11" table:formula="of:=IF([.AS60]&lt;1;(1+(59*(1-[.AS60])))*[.$A$39]+[.$A$65];0)" office:value-type="float" office:value="0" calcext:value-type="float">
            <text:p>0</text:p>
          </table:table-cell>
          <table:table-cell table:style-name="ce11" table:formula="of:=IF([.AT60]&lt;1;(1+(59*(1-[.AT60])))*[.$A$39]+[.$A$65];0)" office:value-type="float" office:value="0" calcext:value-type="float">
            <text:p>0</text:p>
          </table:table-cell>
          <table:table-cell table:style-name="ce11" table:formula="of:=IF([.AU60]&lt;1;(1+(59*(1-[.AU60])))*[.$A$39]+[.$A$65];0)" office:value-type="float" office:value="0" calcext:value-type="float">
            <text:p>0</text:p>
          </table:table-cell>
          <table:table-cell table:style-name="ce11" table:formula="of:=IF([.AV60]&lt;1;(1+(59*(1-[.AV60])))*[.$A$39]+[.$A$65];0)" office:value-type="float" office:value="0" calcext:value-type="float">
            <text:p>0</text:p>
          </table:table-cell>
          <table:table-cell table:style-name="ce11" table:formula="of:=IF([.AW60]&lt;1;(1+(59*(1-[.AW60])))*[.$A$39]+[.$A$65];0)" office:value-type="float" office:value="0" calcext:value-type="float">
            <text:p>0</text:p>
          </table:table-cell>
          <table:table-cell table:style-name="ce11" table:formula="of:=IF([.AX60]&lt;1;(1+(59*(1-[.AX60])))*[.$A$39]+[.$A$65];0)" office:value-type="float" office:value="0" calcext:value-type="float">
            <text:p>0</text:p>
          </table:table-cell>
          <table:table-cell table:style-name="ce11" table:formula="of:=IF([.AY60]&lt;1;(1+(59*(1-[.AY60])))*[.$A$39]+[.$A$65];0)" office:value-type="float" office:value="0" calcext:value-type="float">
            <text:p>0</text:p>
          </table:table-cell>
          <table:table-cell table:style-name="ce11" table:formula="of:=IF([.AZ60]&lt;1;(1+(59*(1-[.AZ60])))*[.$A$39]+[.$A$65];0)" office:value-type="float" office:value="0" calcext:value-type="float">
            <text:p>0</text:p>
          </table:table-cell>
          <table:table-cell table:style-name="ce11" table:formula="of:=IF([.BA60]&lt;1;(1+(59*(1-[.BA60])))*[.$A$39]+[.$A$65];0)" office:value-type="float" office:value="0" calcext:value-type="float">
            <text:p>0</text:p>
          </table:table-cell>
          <table:table-cell table:style-name="ce11" table:formula="of:=IF([.BB60]&lt;1;(1+(59*(1-[.BB60])))*[.$A$39]+[.$A$65];0)" office:value-type="float" office:value="0" calcext:value-type="float">
            <text:p>0</text:p>
          </table:table-cell>
          <table:table-cell table:style-name="ce11" table:formula="of:=IF([.BC60]&lt;1;(1+(59*(1-[.BC60])))*[.$A$39]+[.$A$65];0)" office:value-type="float" office:value="0" calcext:value-type="float">
            <text:p>0</text:p>
          </table:table-cell>
          <table:table-cell table:style-name="ce11" table:formula="of:=IF([.BD60]&lt;1;(1+(59*(1-[.BD60])))*[.$A$39]+[.$A$65];0)" office:value-type="float" office:value="0" calcext:value-type="float">
            <text:p>0</text:p>
          </table:table-cell>
          <table:table-cell table:style-name="ce11" table:formula="of:=IF([.BE60]&lt;1;(1+(59*(1-[.BE60])))*[.$A$39]+[.$A$65];0)" office:value-type="float" office:value="0" calcext:value-type="float">
            <text:p>0</text:p>
          </table:table-cell>
          <table:table-cell table:style-name="ce11" table:formula="of:=IF([.BF60]&lt;1;(1+(59*(1-[.BF60])))*[.$A$39]+[.$A$65];0)" office:value-type="float" office:value="0" calcext:value-type="float">
            <text:p>0</text:p>
          </table:table-cell>
          <table:table-cell table:style-name="ce11" table:formula="of:=IF([.BG60]&lt;1;(1+(59*(1-[.BG60])))*[.$A$39]+[.$A$65];0)" office:value-type="float" office:value="0" calcext:value-type="float">
            <text:p>0</text:p>
          </table:table-cell>
          <table:table-cell table:style-name="ce11" table:formula="of:=IF([.BH60]&lt;1;(1+(59*(1-[.BH60])))*[.$A$39]+[.$A$65];0)" office:value-type="float" office:value="0" calcext:value-type="float">
            <text:p>0</text:p>
          </table:table-cell>
          <table:table-cell table:style-name="ce11" table:formula="of:=IF([.BI60]&lt;1;(1+(59*(1-[.BI60])))*[.$A$39]+[.$A$65];0)" office:value-type="float" office:value="0" calcext:value-type="float">
            <text:p>0</text:p>
          </table:table-cell>
          <table:table-cell table:style-name="ce11" table:formula="of:=IF([.BJ60]&lt;1;(1+(59*(1-[.BJ60])))*[.$A$39]+[.$A$65];0)" office:value-type="float" office:value="0" calcext:value-type="float">
            <text:p>0</text:p>
          </table:table-cell>
          <table:table-cell table:style-name="ce11" table:formula="of:=IF([.BK60]&lt;1;(1+(59*(1-[.BK60])))*[.$A$39]+[.$A$65];0)" office:value-type="float" office:value="0" calcext:value-type="float">
            <text:p>0</text:p>
          </table:table-cell>
          <table:table-cell table:style-name="ce11" table:formula="of:=IF([.BL60]&lt;1;(1+(59*(1-[.BL60])))*[.$A$39]+[.$A$65];0)" office:value-type="float" office:value="0" calcext:value-type="float">
            <text:p>0</text:p>
          </table:table-cell>
          <table:table-cell table:style-name="ce11" table:formula="of:=IF([.BM60]&lt;1;(1+(59*(1-[.BM60])))*[.$A$39]+[.$A$65];0)" office:value-type="float" office:value="0" calcext:value-type="float">
            <text:p>0</text:p>
          </table:table-cell>
          <table:table-cell table:style-name="ce11" table:formula="of:=IF([.BN60]&lt;1;(1+(59*(1-[.BN60])))*[.$A$39]+[.$A$65];0)" office:value-type="float" office:value="0" calcext:value-type="float">
            <text:p>0</text:p>
          </table:table-cell>
          <table:table-cell table:style-name="ce11" table:formula="of:=IF([.BO60]&lt;1;(1+(59*(1-[.BO60])))*[.$A$39]+[.$A$65];0)" office:value-type="float" office:value="0" calcext:value-type="float">
            <text:p>0</text:p>
          </table:table-cell>
          <table:table-cell table:style-name="ce11" table:formula="of:=IF([.BP60]&lt;1;(1+(59*(1-[.BP60])))*[.$A$39]+[.$A$65];0)" office:value-type="float" office:value="0" calcext:value-type="float">
            <text:p>0</text:p>
          </table:table-cell>
          <table:table-cell table:style-name="ce11" table:formula="of:=IF([.BQ60]&lt;1;(1+(59*(1-[.BQ60])))*[.$A$39]+[.$A$65];0)" office:value-type="float" office:value="0" calcext:value-type="float">
            <text:p>0</text:p>
          </table:table-cell>
          <table:table-cell table:style-name="ce11" table:formula="of:=IF([.BR60]&lt;1;(1+(59*(1-[.BR60])))*[.$A$39]+[.$A$65];0)" office:value-type="float" office:value="0" calcext:value-type="float">
            <text:p>0</text:p>
          </table:table-cell>
          <table:table-cell table:style-name="ce11" table:formula="of:=IF([.BS60]&lt;1;(1+(59*(1-[.BS60])))*[.$A$39]+[.$A$65];0)" office:value-type="float" office:value="0" calcext:value-type="float">
            <text:p>0</text:p>
          </table:table-cell>
          <table:table-cell table:style-name="ce11" table:formula="of:=IF([.BT60]&lt;1;(1+(59*(1-[.BT60])))*[.$A$39]+[.$A$65];0)" office:value-type="float" office:value="0" calcext:value-type="float">
            <text:p>0</text:p>
          </table:table-cell>
          <table:table-cell table:style-name="ce11" table:formula="of:=IF([.BU60]&lt;1;(1+(59*(1-[.BU60])))*[.$A$39]+[.$A$65];0)" office:value-type="float" office:value="0" calcext:value-type="float">
            <text:p>0</text:p>
          </table:table-cell>
          <table:table-cell table:style-name="ce11" table:formula="of:=IF([.BV60]&lt;1;(1+(59*(1-[.BV60])))*[.$A$39]+[.$A$65];0)" office:value-type="float" office:value="0" calcext:value-type="float">
            <text:p>0</text:p>
          </table:table-cell>
          <table:table-cell table:style-name="ce11" table:formula="of:=IF([.BW60]&lt;1;(1+(59*(1-[.BW60])))*[.$A$39]+[.$A$65];0)" office:value-type="float" office:value="0" calcext:value-type="float">
            <text:p>0</text:p>
          </table:table-cell>
          <table:table-cell table:style-name="ce11" table:formula="of:=IF([.BX60]&lt;1;(1+(59*(1-[.BX60])))*[.$A$39]+[.$A$65];0)" office:value-type="float" office:value="0" calcext:value-type="float">
            <text:p>0</text:p>
          </table:table-cell>
          <table:table-cell table:style-name="ce11" table:formula="of:=IF([.BY60]&lt;1;(1+(59*(1-[.BY60])))*[.$A$39]+[.$A$65];0)" office:value-type="float" office:value="0" calcext:value-type="float">
            <text:p>0</text:p>
          </table:table-cell>
          <table:table-cell table:style-name="ce11" table:formula="of:=IF([.BZ60]&lt;1;(1+(59*(1-[.BZ60])))*[.$A$39]+[.$A$65];0)" office:value-type="float" office:value="0" calcext:value-type="float">
            <text:p>0</text:p>
          </table:table-cell>
          <table:table-cell table:style-name="ce11" table:formula="of:=IF([.CA60]&lt;1;(1+(59*(1-[.CA60])))*[.$A$39]+[.$A$65];0)" office:value-type="float" office:value="0" calcext:value-type="float">
            <text:p>0</text:p>
          </table:table-cell>
          <table:table-cell table:style-name="ce11" table:formula="of:=IF([.CB60]&lt;1;(1+(59*(1-[.CB60])))*[.$A$39]+[.$A$65];0)" office:value-type="float" office:value="0" calcext:value-type="float">
            <text:p>0</text:p>
          </table:table-cell>
          <table:table-cell table:style-name="ce11" table:formula="of:=IF([.CC60]&lt;1;(1+(59*(1-[.CC60])))*[.$A$39]+[.$A$65];0)" office:value-type="float" office:value="0" calcext:value-type="float">
            <text:p>0</text:p>
          </table:table-cell>
          <table:table-cell table:style-name="ce11" table:formula="of:=IF([.CD60]&lt;1;(1+(59*(1-[.CD60])))*[.$A$39]+[.$A$65];0)" office:value-type="float" office:value="0" calcext:value-type="float">
            <text:p>0</text:p>
          </table:table-cell>
          <table:table-cell table:style-name="ce11" table:formula="of:=IF([.CE60]&lt;1;(1+(59*(1-[.CE60])))*[.$A$39]+[.$A$65];0)" office:value-type="float" office:value="0" calcext:value-type="float">
            <text:p>0</text:p>
          </table:table-cell>
          <table:table-cell table:style-name="ce11" table:formula="of:=IF([.CF60]&lt;1;(1+(59*(1-[.CF60])))*[.$A$39]+[.$A$65];0)" office:value-type="float" office:value="0" calcext:value-type="float">
            <text:p>0</text:p>
          </table:table-cell>
          <table:table-cell table:style-name="ce11" table:formula="of:=IF([.CG60]&lt;1;(1+(59*(1-[.CG60])))*[.$A$39]+[.$A$65];0)" office:value-type="float" office:value="0" calcext:value-type="float">
            <text:p>0</text:p>
          </table:table-cell>
          <table:table-cell table:style-name="ce11" table:formula="of:=IF([.CH60]&lt;1;(1+(59*(1-[.CH60])))*[.$A$39]+[.$A$65];0)" office:value-type="float" office:value="0" calcext:value-type="float">
            <text:p>0</text:p>
          </table:table-cell>
          <table:table-cell table:style-name="ce11" table:formula="of:=IF([.CI60]&lt;1;(1+(59*(1-[.CI60])))*[.$A$39]+[.$A$65];0)" office:value-type="float" office:value="0" calcext:value-type="float">
            <text:p>0</text:p>
          </table:table-cell>
          <table:table-cell table:style-name="ce11" table:formula="of:=IF([.CJ60]&lt;1;(1+(59*(1-[.CJ60])))*[.$A$39]+[.$A$65];0)" office:value-type="float" office:value="0" calcext:value-type="float">
            <text:p>0</text:p>
          </table:table-cell>
          <table:table-cell table:style-name="ce11" table:formula="of:=IF([.CK60]&lt;1;(1+(59*(1-[.CK60])))*[.$A$39]+[.$A$65];0)" office:value-type="float" office:value="0" calcext:value-type="float">
            <text:p>0</text:p>
          </table:table-cell>
          <table:table-cell table:style-name="ce11" table:formula="of:=IF([.CL60]&lt;1;(1+(59*(1-[.CL60])))*[.$A$39]+[.$A$65];0)" office:value-type="float" office:value="0" calcext:value-type="float">
            <text:p>0</text:p>
          </table:table-cell>
          <table:table-cell table:style-name="ce11" table:formula="of:=IF([.CM60]&lt;1;(1+(59*(1-[.CM60])))*[.$A$39]+[.$A$65];0)" office:value-type="float" office:value="0" calcext:value-type="float">
            <text:p>0</text:p>
          </table:table-cell>
          <table:table-cell table:style-name="ce11" table:formula="of:=IF([.CN60]&lt;1;(1+(59*(1-[.CN60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73];1.1)" office:value-type="float" office:value="0" calcext:value-type="float">
            <text:p>0,00</text:p>
          </table:table-cell>
          <table:table-cell table:style-name="ce10" table:formula="of:=1-POWER(1-[.B73];1.1)" office:value-type="float" office:value="0" calcext:value-type="float">
            <text:p>0,00</text:p>
          </table:table-cell>
          <table:table-cell table:style-name="ce10" table:formula="of:=1-POWER(1-[.C73];1.1)" office:value-type="float" office:value="0" calcext:value-type="float">
            <text:p>0,00</text:p>
          </table:table-cell>
          <table:table-cell table:style-name="ce10" table:formula="of:=1-POWER(1-[.D73];1.1)" office:value-type="float" office:value="0" calcext:value-type="float">
            <text:p>0,00</text:p>
          </table:table-cell>
          <table:table-cell table:style-name="ce10" table:formula="of:=1-POWER(1-[.E73];1.1)" office:value-type="float" office:value="0" calcext:value-type="float">
            <text:p>0,00</text:p>
          </table:table-cell>
          <table:table-cell table:style-name="ce10" table:formula="of:=1-POWER(1-[.F73];1.1)" office:value-type="float" office:value="0" calcext:value-type="float">
            <text:p>0,00</text:p>
          </table:table-cell>
          <table:table-cell table:style-name="ce10" table:formula="of:=1-POWER(1-[.G73];1.1)" office:value-type="float" office:value="0" calcext:value-type="float">
            <text:p>0,00</text:p>
          </table:table-cell>
          <table:table-cell table:style-name="ce10" table:formula="of:=1-POWER(1-[.H73];1.1)" office:value-type="float" office:value="0" calcext:value-type="float">
            <text:p>0,00</text:p>
          </table:table-cell>
          <table:table-cell table:style-name="ce10" table:formula="of:=1-POWER(1-[.I73];1.1)" office:value-type="float" office:value="0" calcext:value-type="float">
            <text:p>0,00</text:p>
          </table:table-cell>
          <table:table-cell table:style-name="ce10" table:formula="of:=1-POWER(1-[.J73];1.1)" office:value-type="float" office:value="0" calcext:value-type="float">
            <text:p>0,00</text:p>
          </table:table-cell>
          <table:table-cell table:style-name="ce10" table:formula="of:=1-POWER(1-[.K73];1.1)" office:value-type="float" office:value="0" calcext:value-type="float">
            <text:p>0,00</text:p>
          </table:table-cell>
          <table:table-cell table:style-name="ce10" table:formula="of:=1-POWER(1-[.L73];1.1)" office:value-type="float" office:value="0" calcext:value-type="float">
            <text:p>0,00</text:p>
          </table:table-cell>
          <table:table-cell table:style-name="ce10" table:formula="of:=1-POWER(1-[.M73];1.1)" office:value-type="float" office:value="0" calcext:value-type="float">
            <text:p>0,00</text:p>
          </table:table-cell>
          <table:table-cell table:style-name="ce10" table:formula="of:=1-POWER(1-[.N73];1.1)" office:value-type="float" office:value="0" calcext:value-type="float">
            <text:p>0,00</text:p>
          </table:table-cell>
          <table:table-cell table:style-name="ce10" table:formula="of:=1-POWER(1-[.O73];1.1)" office:value-type="float" office:value="0" calcext:value-type="float">
            <text:p>0,00</text:p>
          </table:table-cell>
          <table:table-cell table:style-name="ce10" table:formula="of:=1-POWER(1-[.P73];1.1)" office:value-type="float" office:value="0" calcext:value-type="float">
            <text:p>0,00</text:p>
          </table:table-cell>
          <table:table-cell table:style-name="ce10" table:formula="of:=1-POWER(1-[.Q73];1.1)" office:value-type="float" office:value="0" calcext:value-type="float">
            <text:p>0,00</text:p>
          </table:table-cell>
          <table:table-cell table:style-name="ce10" table:formula="of:=1-POWER(1-[.R73];1.1)" office:value-type="float" office:value="0" calcext:value-type="float">
            <text:p>0,00</text:p>
          </table:table-cell>
          <table:table-cell table:style-name="ce10" table:formula="of:=1-POWER(1-[.S73];1.1)" office:value-type="float" office:value="0" calcext:value-type="float">
            <text:p>0,00</text:p>
          </table:table-cell>
          <table:table-cell table:style-name="ce10" table:formula="of:=1-POWER(1-[.T73];1.1)" office:value-type="float" office:value="0" calcext:value-type="float">
            <text:p>0,00</text:p>
          </table:table-cell>
          <table:table-cell table:style-name="ce10" table:formula="of:=1-POWER(1-[.U73];1.1)" office:value-type="float" office:value="0" calcext:value-type="float">
            <text:p>0,00</text:p>
          </table:table-cell>
          <table:table-cell table:style-name="ce10" table:formula="of:=1-POWER(1-[.V73];1.1)" office:value-type="float" office:value="0" calcext:value-type="float">
            <text:p>0,00</text:p>
          </table:table-cell>
          <table:table-cell table:style-name="ce10" table:formula="of:=1-POWER(1-[.W73];1.1)" office:value-type="float" office:value="0" calcext:value-type="float">
            <text:p>0,00</text:p>
          </table:table-cell>
          <table:table-cell table:style-name="ce10" table:formula="of:=1-POWER(1-[.X73];1.1)" office:value-type="float" office:value="0" calcext:value-type="float">
            <text:p>0,00</text:p>
          </table:table-cell>
          <table:table-cell table:style-name="ce10" table:formula="of:=1-POWER(1-[.Y73];1.1)" office:value-type="float" office:value="0" calcext:value-type="float">
            <text:p>0,00</text:p>
          </table:table-cell>
          <table:table-cell table:style-name="ce10" table:formula="of:=1-POWER(1-[.Z73];1.1)" office:value-type="float" office:value="0" calcext:value-type="float">
            <text:p>0,00</text:p>
          </table:table-cell>
          <table:table-cell table:style-name="ce10" table:formula="of:=1-POWER(1-[.AA73];1.1)" office:value-type="float" office:value="0" calcext:value-type="float">
            <text:p>0,00</text:p>
          </table:table-cell>
          <table:table-cell table:style-name="ce10" table:formula="of:=1-POWER(1-[.AB73];1.1)" office:value-type="float" office:value="0" calcext:value-type="float">
            <text:p>0,00</text:p>
          </table:table-cell>
          <table:table-cell table:style-name="ce10" table:formula="of:=1-POWER(1-[.AC73];1.1)" office:value-type="float" office:value="0" calcext:value-type="float">
            <text:p>0,00</text:p>
          </table:table-cell>
          <table:table-cell table:style-name="ce10" table:formula="of:=1-POWER(1-[.AD73];1.1)" office:value-type="float" office:value="0" calcext:value-type="float">
            <text:p>0,00</text:p>
          </table:table-cell>
          <table:table-cell table:style-name="ce10" table:formula="of:=1-POWER(1-[.AE73];1.1)" office:value-type="float" office:value="0" calcext:value-type="float">
            <text:p>0,00</text:p>
          </table:table-cell>
          <table:table-cell table:style-name="ce10" table:formula="of:=1-POWER(1-[.AF73];1.1)" office:value-type="float" office:value="0" calcext:value-type="float">
            <text:p>0,00</text:p>
          </table:table-cell>
          <table:table-cell table:style-name="ce10" table:formula="of:=1-POWER(1-[.AG73];1.1)" office:value-type="float" office:value="0" calcext:value-type="float">
            <text:p>0,00</text:p>
          </table:table-cell>
          <table:table-cell table:style-name="ce10" table:formula="of:=1-POWER(1-[.AH73];1.1)" office:value-type="float" office:value="0" calcext:value-type="float">
            <text:p>0,00</text:p>
          </table:table-cell>
          <table:table-cell table:style-name="ce10" table:formula="of:=1-POWER(1-[.AI73];1.1)" office:value-type="float" office:value="0" calcext:value-type="float">
            <text:p>0,00</text:p>
          </table:table-cell>
          <table:table-cell table:style-name="ce10" table:formula="of:=1-POWER(1-[.AJ73];1.1)" office:value-type="float" office:value="0" calcext:value-type="float">
            <text:p>0,00</text:p>
          </table:table-cell>
          <table:table-cell table:style-name="ce10" table:formula="of:=1-POWER(1-[.AK73];1.1)" office:value-type="float" office:value="0" calcext:value-type="float">
            <text:p>0,00</text:p>
          </table:table-cell>
          <table:table-cell table:style-name="ce10" table:formula="of:=1-POWER(1-[.AL73];1.1)" office:value-type="float" office:value="0" calcext:value-type="float">
            <text:p>0,00</text:p>
          </table:table-cell>
          <table:table-cell table:style-name="ce10" table:formula="of:=1-POWER(1-[.AM73];1.1)" office:value-type="float" office:value="0" calcext:value-type="float">
            <text:p>0,00</text:p>
          </table:table-cell>
          <table:table-cell table:style-name="ce10" table:formula="of:=1-POWER(1-[.AN73];1.1)" office:value-type="float" office:value="0" calcext:value-type="float">
            <text:p>0,00</text:p>
          </table:table-cell>
          <table:table-cell table:style-name="ce10" table:formula="of:=1-POWER(1-[.AO73];1.1)" office:value-type="float" office:value="0" calcext:value-type="float">
            <text:p>0,00</text:p>
          </table:table-cell>
          <table:table-cell table:style-name="ce10" table:formula="of:=1-POWER(1-[.AP73];1.1)" office:value-type="float" office:value="0" calcext:value-type="float">
            <text:p>0,00</text:p>
          </table:table-cell>
          <table:table-cell table:style-name="ce10" table:formula="of:=1-POWER(1-[.AQ73];1.1)" office:value-type="float" office:value="0" calcext:value-type="float">
            <text:p>0,00</text:p>
          </table:table-cell>
          <table:table-cell table:style-name="ce10" table:formula="of:=1-POWER(1-[.AR73];1.1)" office:value-type="float" office:value="0" calcext:value-type="float">
            <text:p>0,00</text:p>
          </table:table-cell>
          <table:table-cell table:style-name="ce10" table:formula="of:=1-POWER(1-[.AS73];1.1)" office:value-type="float" office:value="0" calcext:value-type="float">
            <text:p>0,00</text:p>
          </table:table-cell>
          <table:table-cell table:style-name="ce10" table:formula="of:=1-POWER(1-[.AT73];1.1)" office:value-type="float" office:value="0" calcext:value-type="float">
            <text:p>0,00</text:p>
          </table:table-cell>
          <table:table-cell table:style-name="ce10" table:formula="of:=1-POWER(1-[.AU73];1.1)" office:value-type="float" office:value="0" calcext:value-type="float">
            <text:p>0,00</text:p>
          </table:table-cell>
          <table:table-cell table:style-name="ce10" table:formula="of:=1-POWER(1-[.AV73];1.1)" office:value-type="float" office:value="0" calcext:value-type="float">
            <text:p>0,00</text:p>
          </table:table-cell>
          <table:table-cell table:style-name="ce10" table:formula="of:=1-POWER(1-[.AW73];1.1)" office:value-type="float" office:value="0" calcext:value-type="float">
            <text:p>0,00</text:p>
          </table:table-cell>
          <table:table-cell table:style-name="ce10" table:formula="of:=1-POWER(1-[.AX73];1.1)" office:value-type="float" office:value="0" calcext:value-type="float">
            <text:p>0,00</text:p>
          </table:table-cell>
          <table:table-cell table:style-name="ce10" table:formula="of:=1-POWER(1-[.AY73];1.1)" office:value-type="float" office:value="0" calcext:value-type="float">
            <text:p>0,00</text:p>
          </table:table-cell>
          <table:table-cell table:style-name="ce10" table:formula="of:=1-POWER(1-[.AZ73];1.1)" office:value-type="float" office:value="0" calcext:value-type="float">
            <text:p>0,00</text:p>
          </table:table-cell>
          <table:table-cell table:style-name="ce10" table:formula="of:=1-POWER(1-[.BA73];1.1)" office:value-type="float" office:value="0" calcext:value-type="float">
            <text:p>0,00</text:p>
          </table:table-cell>
          <table:table-cell table:style-name="ce10" table:formula="of:=1-POWER(1-[.BB73];1.1)" office:value-type="float" office:value="0" calcext:value-type="float">
            <text:p>0,00</text:p>
          </table:table-cell>
          <table:table-cell table:style-name="ce10" table:formula="of:=1-POWER(1-[.BC73];1.1)" office:value-type="float" office:value="0" calcext:value-type="float">
            <text:p>0,00</text:p>
          </table:table-cell>
          <table:table-cell table:style-name="ce10" table:formula="of:=1-POWER(1-[.BD73];1.1)" office:value-type="float" office:value="0" calcext:value-type="float">
            <text:p>0,00</text:p>
          </table:table-cell>
          <table:table-cell table:style-name="ce10" table:formula="of:=1-POWER(1-[.BE73];1.1)" office:value-type="float" office:value="0" calcext:value-type="float">
            <text:p>0,00</text:p>
          </table:table-cell>
          <table:table-cell table:style-name="ce10" table:formula="of:=1-POWER(1-[.BF73];1.1)" office:value-type="float" office:value="0" calcext:value-type="float">
            <text:p>0,00</text:p>
          </table:table-cell>
          <table:table-cell table:style-name="ce10" table:formula="of:=1-POWER(1-[.BG73];1.1)" office:value-type="float" office:value="0" calcext:value-type="float">
            <text:p>0,00</text:p>
          </table:table-cell>
          <table:table-cell table:style-name="ce10" table:formula="of:=1-POWER(1-[.BH73];1.1)" office:value-type="float" office:value="0" calcext:value-type="float">
            <text:p>0,00</text:p>
          </table:table-cell>
          <table:table-cell table:style-name="ce10" table:formula="of:=1-POWER(1-[.BI73];1.1)" office:value-type="float" office:value="0" calcext:value-type="float">
            <text:p>0,00</text:p>
          </table:table-cell>
          <table:table-cell table:style-name="ce10" table:formula="of:=1-POWER(1-[.BJ73];1.1)" office:value-type="float" office:value="0" calcext:value-type="float">
            <text:p>0,00</text:p>
          </table:table-cell>
          <table:table-cell table:style-name="ce10" table:formula="of:=1-POWER(1-[.BK73];1.1)" office:value-type="float" office:value="0" calcext:value-type="float">
            <text:p>0,00</text:p>
          </table:table-cell>
          <table:table-cell table:style-name="ce10" table:formula="of:=1-POWER(1-[.BL73];1.1)" office:value-type="float" office:value="0" calcext:value-type="float">
            <text:p>0,00</text:p>
          </table:table-cell>
          <table:table-cell table:style-name="ce10" table:formula="of:=1-POWER(1-[.BM73];1.1)" office:value-type="float" office:value="0" calcext:value-type="float">
            <text:p>0,00</text:p>
          </table:table-cell>
          <table:table-cell table:style-name="ce10" table:formula="of:=1-POWER(1-[.BN73];1.1)" office:value-type="float" office:value="0" calcext:value-type="float">
            <text:p>0,00</text:p>
          </table:table-cell>
          <table:table-cell table:style-name="ce10" table:formula="of:=1-POWER(1-[.BO73];1.1)" office:value-type="float" office:value="0" calcext:value-type="float">
            <text:p>0,00</text:p>
          </table:table-cell>
          <table:table-cell table:style-name="ce10" table:formula="of:=1-POWER(1-[.BP73];1.1)" office:value-type="float" office:value="0" calcext:value-type="float">
            <text:p>0,00</text:p>
          </table:table-cell>
          <table:table-cell table:style-name="ce10" table:formula="of:=1-POWER(1-[.BQ73];1.1)" office:value-type="float" office:value="0" calcext:value-type="float">
            <text:p>0,00</text:p>
          </table:table-cell>
          <table:table-cell table:style-name="ce10" table:formula="of:=1-POWER(1-[.BR73];1.1)" office:value-type="float" office:value="0" calcext:value-type="float">
            <text:p>0,00</text:p>
          </table:table-cell>
          <table:table-cell table:style-name="ce10" table:formula="of:=1-POWER(1-[.BS73];1.1)" office:value-type="float" office:value="0" calcext:value-type="float">
            <text:p>0,00</text:p>
          </table:table-cell>
          <table:table-cell table:style-name="ce10" table:formula="of:=1-POWER(1-[.BT73];1.1)" office:value-type="float" office:value="0" calcext:value-type="float">
            <text:p>0,00</text:p>
          </table:table-cell>
          <table:table-cell table:style-name="ce10" table:formula="of:=1-POWER(1-[.BU73];1.1)" office:value-type="float" office:value="0" calcext:value-type="float">
            <text:p>0,00</text:p>
          </table:table-cell>
          <table:table-cell table:style-name="ce10" table:formula="of:=1-POWER(1-[.BV73];1.1)" office:value-type="float" office:value="0" calcext:value-type="float">
            <text:p>0,00</text:p>
          </table:table-cell>
          <table:table-cell table:style-name="ce10" table:formula="of:=1-POWER(1-[.BW73];1.1)" office:value-type="float" office:value="0" calcext:value-type="float">
            <text:p>0,00</text:p>
          </table:table-cell>
          <table:table-cell table:style-name="ce10" table:formula="of:=1-POWER(1-[.BX73];1.1)" office:value-type="float" office:value="0" calcext:value-type="float">
            <text:p>0,00</text:p>
          </table:table-cell>
          <table:table-cell table:style-name="ce10" table:formula="of:=1-POWER(1-[.BY73];1.1)" office:value-type="float" office:value="0" calcext:value-type="float">
            <text:p>0,00</text:p>
          </table:table-cell>
          <table:table-cell table:style-name="ce10" table:formula="of:=1-POWER(1-[.BZ73];1.1)" office:value-type="float" office:value="0" calcext:value-type="float">
            <text:p>0,00</text:p>
          </table:table-cell>
          <table:table-cell table:style-name="ce10" table:formula="of:=1-POWER(1-[.CA73];1.1)" office:value-type="float" office:value="0" calcext:value-type="float">
            <text:p>0,00</text:p>
          </table:table-cell>
          <table:table-cell table:style-name="ce10" table:formula="of:=1-POWER(1-[.CB73];1.1)" office:value-type="float" office:value="0" calcext:value-type="float">
            <text:p>0,00</text:p>
          </table:table-cell>
          <table:table-cell table:style-name="ce10" table:formula="of:=1-POWER(1-[.CC73];1.1)" office:value-type="float" office:value="0" calcext:value-type="float">
            <text:p>0,00</text:p>
          </table:table-cell>
          <table:table-cell table:style-name="ce10" table:formula="of:=1-POWER(1-[.CD73];1.1)" office:value-type="float" office:value="0" calcext:value-type="float">
            <text:p>0,00</text:p>
          </table:table-cell>
          <table:table-cell table:style-name="ce10" table:formula="of:=1-POWER(1-[.CE73];1.1)" office:value-type="float" office:value="0" calcext:value-type="float">
            <text:p>0,00</text:p>
          </table:table-cell>
          <table:table-cell table:style-name="ce10" table:formula="of:=1-POWER(1-[.CF73];1.1)" office:value-type="float" office:value="0" calcext:value-type="float">
            <text:p>0,00</text:p>
          </table:table-cell>
          <table:table-cell table:style-name="ce10" table:formula="of:=1-POWER(1-[.CG73];1.1)" office:value-type="float" office:value="0" calcext:value-type="float">
            <text:p>0,00</text:p>
          </table:table-cell>
          <table:table-cell table:style-name="ce10" table:formula="of:=1-POWER(1-[.CH73];1.1)" office:value-type="float" office:value="0" calcext:value-type="float">
            <text:p>0,00</text:p>
          </table:table-cell>
          <table:table-cell table:style-name="ce10" table:formula="of:=1-POWER(1-[.CI73];1.1)" office:value-type="float" office:value="0" calcext:value-type="float">
            <text:p>0,00</text:p>
          </table:table-cell>
          <table:table-cell table:style-name="ce10" table:formula="of:=1-POWER(1-[.CJ73];1.1)" office:value-type="float" office:value="0" calcext:value-type="float">
            <text:p>0,00</text:p>
          </table:table-cell>
          <table:table-cell table:style-name="ce10" table:formula="of:=1-POWER(1-[.CK73];1.1)" office:value-type="float" office:value="0" calcext:value-type="float">
            <text:p>0,00</text:p>
          </table:table-cell>
          <table:table-cell table:style-name="ce10" table:formula="of:=1-POWER(1-[.CL73];1.1)" office:value-type="float" office:value="0" calcext:value-type="float">
            <text:p>0,00</text:p>
          </table:table-cell>
          <table:table-cell table:style-name="ce10" table:formula="of:=1-POWER(1-[.CM73];1.1)" office:value-type="float" office:value="0" calcext:value-type="float">
            <text:p>0,00</text:p>
          </table:table-cell>
          <table:table-cell table:style-name="ce10" table:formula="of:=1-POWER(1-[.CN73];1.1)" office:value-type="float" office:value="0" calcext:value-type="float">
            <text:p>0,00</text:p>
          </table:table-cell>
          <table:table-cell table:style-name="ce19" table:number-columns-repeated="931"/>
        </table:table-row>
        <table:table-row table:style-name="ro1">
          <table:table-cell table:formula="of:=[.A73]+0.1" office:value-type="float" office:value="0.1" calcext:value-type="float">
            <text:p>0,10</text:p>
          </table:table-cell>
          <table:table-cell table:style-name="ce10" table:formula="of:=1-POWER(1-[.A74];1.1)" office:value-type="float" office:value="0.109432667614407" calcext:value-type="float">
            <text:p>0,11</text:p>
          </table:table-cell>
          <table:table-cell table:style-name="ce10" table:formula="of:=1-POWER(1-[.B74];1.1)" office:value-type="float" office:value="0.119694457112589" calcext:value-type="float">
            <text:p>0,12</text:p>
          </table:table-cell>
          <table:table-cell table:style-name="ce10" table:formula="of:=1-POWER(1-[.C74];1.1)" office:value-type="float" office:value="0.130845906229524" calcext:value-type="float">
            <text:p>0,13</text:p>
          </table:table-cell>
          <table:table-cell table:style-name="ce10" table:formula="of:=1-POWER(1-[.D74];1.1)" office:value-type="float" office:value="0.142949410302733" calcext:value-type="float">
            <text:p>0,14</text:p>
          </table:table-cell>
          <table:table-cell table:style-name="ce10" table:formula="of:=1-POWER(1-[.E74];1.1)" office:value-type="float" office:value="0.156068681660221" calcext:value-type="float">
            <text:p>0,16</text:p>
          </table:table-cell>
          <table:table-cell table:style-name="ce10" table:formula="of:=1-POWER(1-[.F74];1.1)" office:value-type="float" office:value="0.170268048606388" calcext:value-type="float">
            <text:p>0,17</text:p>
          </table:table-cell>
          <table:table-cell table:style-name="ce10" table:formula="of:=1-POWER(1-[.G74];1.1)" office:value-type="float" office:value="0.185611568747822" calcext:value-type="float">
            <text:p>0,19</text:p>
          </table:table-cell>
          <table:table-cell table:style-name="ce10" table:formula="of:=1-POWER(1-[.H74];1.1)" office:value-type="float" office:value="0.202161930364701" calcext:value-type="float">
            <text:p>0,20</text:p>
          </table:table-cell>
          <table:table-cell table:style-name="ce10" table:formula="of:=1-POWER(1-[.I74];1.1)" office:value-type="float" office:value="0.219979115469577" calcext:value-type="float">
            <text:p>0,22</text:p>
          </table:table-cell>
          <table:table-cell table:style-name="ce10" table:formula="of:=1-POWER(1-[.J74];1.1)" office:value-type="float" office:value="0.239118799537166" calcext:value-type="float">
            <text:p>0,24</text:p>
          </table:table-cell>
          <table:table-cell table:style-name="ce10" table:formula="of:=1-POWER(1-[.K74];1.1)" office:value-type="float" office:value="0.259630466170446" calcext:value-type="float">
            <text:p>0,26</text:p>
          </table:table-cell>
          <table:table-cell table:style-name="ce10" table:formula="of:=1-POWER(1-[.L74];1.1)" office:value-type="float" office:value="0.281555220827542" calcext:value-type="float">
            <text:p>0,28</text:p>
          </table:table-cell>
          <table:table-cell table:style-name="ce10" table:formula="of:=1-POWER(1-[.M74];1.1)" office:value-type="float" office:value="0.304923296903314" calcext:value-type="float">
            <text:p>0,30</text:p>
          </table:table-cell>
          <table:table-cell table:style-name="ce10" table:formula="of:=1-POWER(1-[.N74];1.1)" office:value-type="float" office:value="0.329751260743737" calcext:value-type="float">
            <text:p>0,33</text:p>
          </table:table-cell>
          <table:table-cell table:style-name="ce10" table:formula="of:=1-POWER(1-[.O74];1.1)" office:value-type="float" office:value="0.356038940396628" calcext:value-type="float">
            <text:p>0,36</text:p>
          </table:table-cell>
          <table:table-cell table:style-name="ce10" table:formula="of:=1-POWER(1-[.P74];1.1)" office:value-type="float" office:value="0.383766126836498" calcext:value-type="float">
            <text:p>0,38</text:p>
          </table:table-cell>
          <table:table-cell table:style-name="ce10" table:formula="of:=1-POWER(1-[.Q74];1.1)" office:value-type="float" office:value="0.412889126626496" calcext:value-type="float">
            <text:p>0,41</text:p>
          </table:table-cell>
          <table:table-cell table:style-name="ce10" table:formula="of:=1-POWER(1-[.R74];1.1)" office:value-type="float" office:value="0.443337281714232" calcext:value-type="float">
            <text:p>0,44</text:p>
          </table:table-cell>
          <table:table-cell table:style-name="ce10" table:formula="of:=1-POWER(1-[.S74];1.1)" office:value-type="float" office:value="0.475009614914387" calcext:value-type="float">
            <text:p>0,48</text:p>
          </table:table-cell>
          <table:table-cell table:style-name="ce10" table:formula="of:=1-POWER(1-[.T74];1.1)" office:value-type="float" office:value="0.507771807317245" calcext:value-type="float">
            <text:p>0,51</text:p>
          </table:table-cell>
          <table:table-cell table:style-name="ce10" table:formula="of:=1-POWER(1-[.U74];1.1)" office:value-type="float" office:value="0.541453763830203" calcext:value-type="float">
            <text:p>0,54</text:p>
          </table:table-cell>
          <table:table-cell table:style-name="ce10" table:formula="of:=1-POWER(1-[.V74];1.1)" office:value-type="float" office:value="0.575848071134396" calcext:value-type="float">
            <text:p>0,58</text:p>
          </table:table-cell>
          <table:table-cell table:style-name="ce10" table:formula="of:=1-POWER(1-[.W74];1.1)" office:value-type="float" office:value="0.610709692392051" calcext:value-type="float">
            <text:p>0,61</text:p>
          </table:table-cell>
          <table:table-cell table:style-name="ce10" table:formula="of:=1-POWER(1-[.X74];1.1)" office:value-type="float" office:value="0.645757266798651" calcext:value-type="float">
            <text:p>0,65</text:p>
          </table:table-cell>
          <table:table-cell table:style-name="ce10" table:formula="of:=1-POWER(1-[.Y74];1.1)" office:value-type="float" office:value="0.680676379207367" calcext:value-type="float">
            <text:p>0,68</text:p>
          </table:table-cell>
          <table:table-cell table:style-name="ce10" table:formula="of:=1-POWER(1-[.Z74];1.1)" office:value-type="float" office:value="0.715125123721089" calcext:value-type="float">
            <text:p>0,72</text:p>
          </table:table-cell>
          <table:table-cell table:style-name="ce10" table:formula="of:=1-POWER(1-[.AA74];1.1)" office:value-type="float" office:value="0.748742193209238" calcext:value-type="float">
            <text:p>0,75</text:p>
          </table:table-cell>
          <table:table-cell table:style-name="ce10" table:formula="of:=1-POWER(1-[.AB74];1.1)" office:value-type="float" office:value="0.781157573779641" calcext:value-type="float">
            <text:p>0,78</text:p>
          </table:table-cell>
          <table:table-cell table:style-name="ce10" table:formula="of:=1-POWER(1-[.AC74];1.1)" office:value-type="float" office:value="0.812005703697316" calcext:value-type="float">
            <text:p>0,81</text:p>
          </table:table-cell>
          <table:table-cell table:style-name="ce10" table:formula="of:=1-POWER(1-[.AD74];1.1)" office:value-type="float" office:value="0.840940673063761" calcext:value-type="float">
            <text:p>0,84</text:p>
          </table:table-cell>
          <table:table-cell table:style-name="ce10" table:formula="of:=1-POWER(1-[.AE74];1.1)" office:value-type="float" office:value="0.867652709541887" calcext:value-type="float">
            <text:p>0,87</text:p>
          </table:table-cell>
          <table:table-cell table:style-name="ce10" table:formula="of:=1-POWER(1-[.AF74];1.1)" office:value-type="float" office:value="0.891884848835479" calcext:value-type="float">
            <text:p>0,89</text:p>
          </table:table-cell>
          <table:table-cell table:style-name="ce10" table:formula="of:=1-POWER(1-[.AG74];1.1)" office:value-type="float" office:value="0.913448377046969" calcext:value-type="float">
            <text:p>0,91</text:p>
          </table:table-cell>
          <table:table-cell table:style-name="ce10" table:formula="of:=1-POWER(1-[.AH74];1.1)" office:value-type="float" office:value="0.93223542210613" calcext:value-type="float">
            <text:p>0,93</text:p>
          </table:table-cell>
          <table:table-cell table:style-name="ce10" table:formula="of:=1-POWER(1-[.AI74];1.1)" office:value-type="float" office:value="0.948227038126926" calcext:value-type="float">
            <text:p>0,95</text:p>
          </table:table-cell>
          <table:table-cell table:style-name="ce10" table:formula="of:=1-POWER(1-[.AJ74];1.1)" office:value-type="float" office:value="0.961495338277183" calcext:value-type="float">
            <text:p>0,96</text:p>
          </table:table-cell>
          <table:table-cell table:style-name="ce10" table:formula="of:=1-POWER(1-[.AK74];1.1)" office:value-type="float" office:value="0.972198729487457" calcext:value-type="float">
            <text:p>0,97</text:p>
          </table:table-cell>
          <table:table-cell table:style-name="ce10" table:formula="of:=1-POWER(1-[.AL74];1.1)" office:value-type="float" office:value="0.980570075730046" calcext:value-type="float">
            <text:p>0,98</text:p>
          </table:table-cell>
          <table:table-cell table:style-name="ce10" table:formula="of:=1-POWER(1-[.AM74];1.1)" office:value-type="float" office:value="0.986898584543561" calcext:value-type="float">
            <text:p>0,99</text:p>
          </table:table-cell>
          <table:table-cell table:style-name="ce10" table:formula="of:=1-POWER(1-[.AN74];1.1)" office:value-type="float" office:value="0.991507216745118" calcext:value-type="float">
            <text:p>0,99</text:p>
          </table:table-cell>
          <table:table-cell table:style-name="ce10" table:formula="of:=1-POWER(1-[.AO74];1.1)" office:value-type="float" office:value="0.994728247112174" calcext:value-type="float">
            <text:p>0,99</text:p>
          </table:table-cell>
          <table:table-cell table:style-name="ce10" table:formula="of:=1-POWER(1-[.AP74];1.1)" office:value-type="float" office:value="0.996880029059019" calcext:value-type="float">
            <text:p>1,00</text:p>
          </table:table-cell>
          <table:table-cell table:style-name="ce10" table:formula="of:=1-POWER(1-[.AQ74];1.1)" office:value-type="float" office:value="0.99824787291166" calcext:value-type="float">
            <text:p>1,00</text:p>
          </table:table-cell>
          <table:table-cell table:style-name="ce10" table:formula="of:=1-POWER(1-[.AR74];1.1)" office:value-type="float" office:value="0.999071200090577" calcext:value-type="float">
            <text:p>1,00</text:p>
          </table:table-cell>
          <table:table-cell table:style-name="ce10" table:formula="of:=1-POWER(1-[.AS74];1.1)" office:value-type="float" office:value="0.999537922969275" calcext:value-type="float">
            <text:p>1,00</text:p>
          </table:table-cell>
          <table:table-cell table:style-name="ce10" table:formula="of:=1-POWER(1-[.AT74];1.1)" office:value-type="float" office:value="0.999785619233734" calcext:value-type="float">
            <text:p>1,00</text:p>
          </table:table-cell>
          <table:table-cell table:style-name="ce10" table:formula="of:=1-POWER(1-[.AU74];1.1)" office:value-type="float" office:value="0.999907890505097" calcext:value-type="float">
            <text:p>1,00</text:p>
          </table:table-cell>
          <table:table-cell table:style-name="ce10" table:formula="of:=1-POWER(1-[.AV74];1.1)" office:value-type="float" office:value="0.999963630708492" calcext:value-type="float">
            <text:p>1,00</text:p>
          </table:table-cell>
          <table:table-cell table:style-name="ce10" table:formula="of:=1-POWER(1-[.AW74];1.1)" office:value-type="float" office:value="0.999986913957545" calcext:value-type="float">
            <text:p>1,00</text:p>
          </table:table-cell>
          <table:table-cell table:style-name="ce10" table:formula="of:=1-POWER(1-[.AX74];1.1)" office:value-type="float" office:value="0.999995749019063" calcext:value-type="float">
            <text:p>1,00</text:p>
          </table:table-cell>
          <table:table-cell table:style-name="ce10" table:formula="of:=1-POWER(1-[.AY74];1.1)" office:value-type="float" office:value="0.999998765934892" calcext:value-type="float">
            <text:p>1,00</text:p>
          </table:table-cell>
          <table:table-cell table:style-name="ce10" table:formula="of:=1-POWER(1-[.AZ74];1.1)" office:value-type="float" office:value="0.999999683428452" calcext:value-type="float">
            <text:p>1,00</text:p>
          </table:table-cell>
          <table:table-cell table:style-name="ce10" table:formula="of:=1-POWER(1-[.BA74];1.1)" office:value-type="float" office:value="0.999999929120757" calcext:value-type="float">
            <text:p>1,00</text:p>
          </table:table-cell>
          <table:table-cell table:style-name="ce10" table:formula="of:=1-POWER(1-[.BB74];1.1)" office:value-type="float" office:value="0.999999986336216" calcext:value-type="float">
            <text:p>1,00</text:p>
          </table:table-cell>
          <table:table-cell table:style-name="ce10" table:formula="of:=1-POWER(1-[.BC74];1.1)" office:value-type="float" office:value="0.999999997765769" calcext:value-type="float">
            <text:p>1,00</text:p>
          </table:table-cell>
          <table:table-cell table:style-name="ce10" table:formula="of:=1-POWER(1-[.BD74];1.1)" office:value-type="float" office:value="0.999999999695182" calcext:value-type="float">
            <text:p>1,00</text:p>
          </table:table-cell>
          <table:table-cell table:style-name="ce10" table:formula="of:=1-POWER(1-[.BE74];1.1)" office:value-type="float" office:value="0.999999999965924" calcext:value-type="float">
            <text:p>1,00</text:p>
          </table:table-cell>
          <table:table-cell table:style-name="ce10" table:formula="of:=1-POWER(1-[.BF74];1.1)" office:value-type="float" office:value="0.99999999999694" calcext:value-type="float">
            <text:p>1,00</text:p>
          </table:table-cell>
          <table:table-cell table:style-name="ce10" table:formula="of:=1-POWER(1-[.BG74];1.1)" office:value-type="float" office:value="0.999999999999784" calcext:value-type="float">
            <text:p>1,00</text:p>
          </table:table-cell>
          <table:table-cell table:style-name="ce10" table:formula="of:=1-POWER(1-[.BH74];1.1)" office:value-type="float" office:value="0.999999999999988" calcext:value-type="float">
            <text:p>1,00</text:p>
          </table:table-cell>
          <table:table-cell table:style-name="ce10" table:formula="of:=1-POWER(1-[.BI74];1.1)" office:value-type="float" office:value="1" calcext:value-type="float">
            <text:p>1,00</text:p>
          </table:table-cell>
          <table:table-cell table:style-name="ce10" table:formula="of:=1-POWER(1-[.BJ74];1.1)" office:value-type="float" office:value="1" calcext:value-type="float">
            <text:p>1,00</text:p>
          </table:table-cell>
          <table:table-cell table:style-name="ce10" table:formula="of:=1-POWER(1-[.BK74];1.1)" office:value-type="float" office:value="1" calcext:value-type="float">
            <text:p>1,00</text:p>
          </table:table-cell>
          <table:table-cell table:style-name="ce10" table:formula="of:=1-POWER(1-[.BL74];1.1)" office:value-type="float" office:value="1" calcext:value-type="float">
            <text:p>1,00</text:p>
          </table:table-cell>
          <table:table-cell table:style-name="ce10" table:formula="of:=1-POWER(1-[.BM74];1.1)" office:value-type="float" office:value="1" calcext:value-type="float">
            <text:p>1,00</text:p>
          </table:table-cell>
          <table:table-cell table:style-name="ce10" table:formula="of:=1-POWER(1-[.BN74];1.1)" office:value-type="float" office:value="1" calcext:value-type="float">
            <text:p>1,00</text:p>
          </table:table-cell>
          <table:table-cell table:style-name="ce10" table:formula="of:=1-POWER(1-[.BO74];1.1)" office:value-type="float" office:value="1" calcext:value-type="float">
            <text:p>1,00</text:p>
          </table:table-cell>
          <table:table-cell table:style-name="ce10" table:formula="of:=1-POWER(1-[.BP74];1.1)" office:value-type="float" office:value="1" calcext:value-type="float">
            <text:p>1,00</text:p>
          </table:table-cell>
          <table:table-cell table:style-name="ce10" table:formula="of:=1-POWER(1-[.BQ74];1.1)" office:value-type="float" office:value="1" calcext:value-type="float">
            <text:p>1,00</text:p>
          </table:table-cell>
          <table:table-cell table:style-name="ce10" table:formula="of:=1-POWER(1-[.BR74];1.1)" office:value-type="float" office:value="1" calcext:value-type="float">
            <text:p>1,00</text:p>
          </table:table-cell>
          <table:table-cell table:style-name="ce10" table:formula="of:=1-POWER(1-[.BS74];1.1)" office:value-type="float" office:value="1" calcext:value-type="float">
            <text:p>1,00</text:p>
          </table:table-cell>
          <table:table-cell table:style-name="ce10" table:formula="of:=1-POWER(1-[.BT74];1.1)" office:value-type="float" office:value="1" calcext:value-type="float">
            <text:p>1,00</text:p>
          </table:table-cell>
          <table:table-cell table:style-name="ce10" table:formula="of:=1-POWER(1-[.BU74];1.1)" office:value-type="float" office:value="1" calcext:value-type="float">
            <text:p>1,00</text:p>
          </table:table-cell>
          <table:table-cell table:style-name="ce10" table:formula="of:=1-POWER(1-[.BV74];1.1)" office:value-type="float" office:value="1" calcext:value-type="float">
            <text:p>1,00</text:p>
          </table:table-cell>
          <table:table-cell table:style-name="ce10" table:formula="of:=1-POWER(1-[.BW74];1.1)" office:value-type="float" office:value="1" calcext:value-type="float">
            <text:p>1,00</text:p>
          </table:table-cell>
          <table:table-cell table:style-name="ce10" table:formula="of:=1-POWER(1-[.BX74];1.1)" office:value-type="float" office:value="1" calcext:value-type="float">
            <text:p>1,00</text:p>
          </table:table-cell>
          <table:table-cell table:style-name="ce10" table:formula="of:=1-POWER(1-[.BY74];1.1)" office:value-type="float" office:value="1" calcext:value-type="float">
            <text:p>1,00</text:p>
          </table:table-cell>
          <table:table-cell table:style-name="ce10" table:formula="of:=1-POWER(1-[.BZ74];1.1)" office:value-type="float" office:value="1" calcext:value-type="float">
            <text:p>1,00</text:p>
          </table:table-cell>
          <table:table-cell table:style-name="ce10" table:formula="of:=1-POWER(1-[.CA74];1.1)" office:value-type="float" office:value="1" calcext:value-type="float">
            <text:p>1,00</text:p>
          </table:table-cell>
          <table:table-cell table:style-name="ce10" table:formula="of:=1-POWER(1-[.CB74];1.1)" office:value-type="float" office:value="1" calcext:value-type="float">
            <text:p>1,00</text:p>
          </table:table-cell>
          <table:table-cell table:style-name="ce10" table:formula="of:=1-POWER(1-[.CC74];1.1)" office:value-type="float" office:value="1" calcext:value-type="float">
            <text:p>1,00</text:p>
          </table:table-cell>
          <table:table-cell table:style-name="ce10" table:formula="of:=1-POWER(1-[.CD74];1.1)" office:value-type="float" office:value="1" calcext:value-type="float">
            <text:p>1,00</text:p>
          </table:table-cell>
          <table:table-cell table:style-name="ce10" table:formula="of:=1-POWER(1-[.CE74];1.1)" office:value-type="float" office:value="1" calcext:value-type="float">
            <text:p>1,00</text:p>
          </table:table-cell>
          <table:table-cell table:style-name="ce10" table:formula="of:=1-POWER(1-[.CF74];1.1)" office:value-type="float" office:value="1" calcext:value-type="float">
            <text:p>1,00</text:p>
          </table:table-cell>
          <table:table-cell table:style-name="ce10" table:formula="of:=1-POWER(1-[.CG74];1.1)" office:value-type="float" office:value="1" calcext:value-type="float">
            <text:p>1,00</text:p>
          </table:table-cell>
          <table:table-cell table:style-name="ce10" table:formula="of:=1-POWER(1-[.CH74];1.1)" office:value-type="float" office:value="1" calcext:value-type="float">
            <text:p>1,00</text:p>
          </table:table-cell>
          <table:table-cell table:style-name="ce10" table:formula="of:=1-POWER(1-[.CI74];1.1)" office:value-type="float" office:value="1" calcext:value-type="float">
            <text:p>1,00</text:p>
          </table:table-cell>
          <table:table-cell table:style-name="ce10" table:formula="of:=1-POWER(1-[.CJ74];1.1)" office:value-type="float" office:value="1" calcext:value-type="float">
            <text:p>1,00</text:p>
          </table:table-cell>
          <table:table-cell table:style-name="ce10" table:formula="of:=1-POWER(1-[.CK74];1.1)" office:value-type="float" office:value="1" calcext:value-type="float">
            <text:p>1,00</text:p>
          </table:table-cell>
          <table:table-cell table:style-name="ce10" table:formula="of:=1-POWER(1-[.CL74];1.1)" office:value-type="float" office:value="1" calcext:value-type="float">
            <text:p>1,00</text:p>
          </table:table-cell>
          <table:table-cell table:style-name="ce10" table:formula="of:=1-POWER(1-[.CM74];1.1)" office:value-type="float" office:value="1" calcext:value-type="float">
            <text:p>1,00</text:p>
          </table:table-cell>
          <table:table-cell table:style-name="ce10" table:formula="of:=1-POWER(1-[.CN74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74]+0.1" office:value-type="float" office:value="0.2" calcext:value-type="float">
            <text:p>0,20</text:p>
          </table:table-cell>
          <table:table-cell table:style-name="ce10" table:formula="of:=1-POWER(1-[.A75];1.1)" office:value-type="float" office:value="0.217653785165657" calcext:value-type="float">
            <text:p>0,22</text:p>
          </table:table-cell>
          <table:table-cell table:style-name="ce10" table:formula="of:=1-POWER(1-[.B75];1.1)" office:value-type="float" office:value="0.236623327940772" calcext:value-type="float">
            <text:p>0,24</text:p>
          </table:table-cell>
          <table:table-cell table:style-name="ce10" table:formula="of:=1-POWER(1-[.C75];1.1)" office:value-type="float" office:value="0.25695900944272" calcext:value-type="float">
            <text:p>0,26</text:p>
          </table:table-cell>
          <table:table-cell table:style-name="ce10" table:formula="of:=1-POWER(1-[.D75];1.1)" office:value-type="float" office:value="0.278703126112204" calcext:value-type="float">
            <text:p>0,28</text:p>
          </table:table-cell>
          <table:table-cell table:style-name="ce10" table:formula="of:=1-POWER(1-[.E75];1.1)" office:value-type="float" office:value="0.301887434660244" calcext:value-type="float">
            <text:p>0,30</text:p>
          </table:table-cell>
          <table:table-cell table:style-name="ce10" table:formula="of:=1-POWER(1-[.F75];1.1)" office:value-type="float" office:value="0.326530394219659" calcext:value-type="float">
            <text:p>0,33</text:p>
          </table:table-cell>
          <table:table-cell table:style-name="ce10" table:formula="of:=1-POWER(1-[.G75];1.1)" office:value-type="float" office:value="0.352634127898967" calcext:value-type="float">
            <text:p>0,35</text:p>
          </table:table-cell>
          <table:table-cell table:style-name="ce10" table:formula="of:=1-POWER(1-[.H75];1.1)" office:value-type="float" office:value="0.380181149111371" calcext:value-type="float">
            <text:p>0,38</text:p>
          </table:table-cell>
          <table:table-cell table:style-name="ce10" table:formula="of:=1-POWER(1-[.I75];1.1)" office:value-type="float" office:value="0.409130927459364" calcext:value-type="float">
            <text:p>0,41</text:p>
          </table:table-cell>
          <table:table-cell table:style-name="ce10" table:formula="of:=1-POWER(1-[.J75];1.1)" office:value-type="float" office:value="0.439416404872304" calcext:value-type="float">
            <text:p>0,44</text:p>
          </table:table-cell>
          <table:table-cell table:style-name="ce10" table:formula="of:=1-POWER(1-[.K75];1.1)" office:value-type="float" office:value="0.470940614825456" calcext:value-type="float">
            <text:p>0,47</text:p>
          </table:table-cell>
          <table:table-cell table:style-name="ce10" table:formula="of:=1-POWER(1-[.L75];1.1)" office:value-type="float" office:value="0.503573604655472" calcext:value-type="float">
            <text:p>0,50</text:p>
          </table:table-cell>
          <table:table-cell table:style-name="ce10" table:formula="of:=1-POWER(1-[.M75];1.1)" office:value-type="float" office:value="0.537149910859978" calcext:value-type="float">
            <text:p>0,54</text:p>
          </table:table-cell>
          <table:table-cell table:style-name="ce10" table:formula="of:=1-POWER(1-[.N75];1.1)" office:value-type="float" office:value="0.571466885878767" calcext:value-type="float">
            <text:p>0,57</text:p>
          </table:table-cell>
          <table:table-cell table:style-name="ce10" table:formula="of:=1-POWER(1-[.O75];1.1)" office:value-type="float" office:value="0.606284216333984" calcext:value-type="float">
            <text:p>0,61</text:p>
          </table:table-cell>
          <table:table-cell table:style-name="ce10" table:formula="of:=1-POWER(1-[.P75];1.1)" office:value-type="float" office:value="0.641324999057017" calcext:value-type="float">
            <text:p>0,64</text:p>
          </table:table-cell>
          <table:table-cell table:style-name="ce10" table:formula="of:=1-POWER(1-[.Q75];1.1)" office:value-type="float" office:value="0.676278742361814" calcext:value-type="float">
            <text:p>0,68</text:p>
          </table:table-cell>
          <table:table-cell table:style-name="ce10" table:formula="of:=1-POWER(1-[.R75];1.1)" office:value-type="float" office:value="0.710806624237677" calcext:value-type="float">
            <text:p>0,71</text:p>
          </table:table-cell>
          <table:table-cell table:style-name="ce10" table:formula="of:=1-POWER(1-[.S75];1.1)" office:value-type="float" office:value="0.744549254231869" calcext:value-type="float">
            <text:p>0,74</text:p>
          </table:table-cell>
          <table:table-cell table:style-name="ce10" table:formula="of:=1-POWER(1-[.T75];1.1)" office:value-type="float" office:value="0.777137041022551" calcext:value-type="float">
            <text:p>0,78</text:p>
          </table:table-cell>
          <table:table-cell table:style-name="ce10" table:formula="of:=1-POWER(1-[.U75];1.1)" office:value-type="float" office:value="0.808203056623532" calcext:value-type="float">
            <text:p>0,81</text:p>
          </table:table-cell>
          <table:table-cell table:style-name="ce10" table:formula="of:=1-POWER(1-[.V75];1.1)" office:value-type="float" office:value="0.837398012466847" calcext:value-type="float">
            <text:p>0,84</text:p>
          </table:table-cell>
          <table:table-cell table:style-name="ce10" table:formula="of:=1-POWER(1-[.W75];1.1)" office:value-type="float" office:value="0.864406636218951" calcext:value-type="float">
            <text:p>0,86</text:p>
          </table:table-cell>
          <table:table-cell table:style-name="ce10" table:formula="of:=1-POWER(1-[.X75];1.1)" office:value-type="float" office:value="0.888964391162271" calcext:value-type="float">
            <text:p>0,89</text:p>
          </table:table-cell>
          <table:table-cell table:style-name="ce10" table:formula="of:=1-POWER(1-[.Y75];1.1)" office:value-type="float" office:value="0.910873160566255" calcext:value-type="float">
            <text:p>0,91</text:p>
          </table:table-cell>
          <table:table-cell table:style-name="ce10" table:formula="of:=1-POWER(1-[.Z75];1.1)" office:value-type="float" office:value="0.930014292602645" calcext:value-type="float">
            <text:p>0,93</text:p>
          </table:table-cell>
          <table:table-cell table:style-name="ce10" table:formula="of:=1-POWER(1-[.AA75];1.1)" office:value-type="float" office:value="0.946357341591046" calcext:value-type="float">
            <text:p>0,95</text:p>
          </table:table-cell>
          <table:table-cell table:style-name="ce10" table:formula="of:=1-POWER(1-[.AB75];1.1)" office:value-type="float" office:value="0.959963019031299" calcext:value-type="float">
            <text:p>0,96</text:p>
          </table:table-cell>
          <table:table-cell table:style-name="ce10" table:formula="of:=1-POWER(1-[.AC75];1.1)" office:value-type="float" office:value="0.970979328730903" calcext:value-type="float">
            <text:p>0,97</text:p>
          </table:table-cell>
          <table:table-cell table:style-name="ce10" table:formula="of:=1-POWER(1-[.AD75];1.1)" office:value-type="float" office:value="0.979630601758517" calcext:value-type="float">
            <text:p>0,98</text:p>
          </table:table-cell>
          <table:table-cell table:style-name="ce10" table:formula="of:=1-POWER(1-[.AE75];1.1)" office:value-type="float" office:value="0.986200097466703" calcext:value-type="float">
            <text:p>0,99</text:p>
          </table:table-cell>
          <table:table-cell table:style-name="ce10" table:formula="of:=1-POWER(1-[.AF75];1.1)" office:value-type="float" office:value="0.991007848382655" calcext:value-type="float">
            <text:p>0,99</text:p>
          </table:table-cell>
          <table:table-cell table:style-name="ce10" table:formula="of:=1-POWER(1-[.AG75];1.1)" office:value-type="float" office:value="0.994386289877201" calcext:value-type="float">
            <text:p>0,99</text:p>
          </table:table-cell>
          <table:table-cell table:style-name="ce10" table:formula="of:=1-POWER(1-[.AH75];1.1)" office:value-type="float" office:value="0.996656702824975" calcext:value-type="float">
            <text:p>1,00</text:p>
          </table:table-cell>
          <table:table-cell table:style-name="ce10" table:formula="of:=1-POWER(1-[.AI75];1.1)" office:value-type="float" office:value="0.99810943123035" calcext:value-type="float">
            <text:p>1,00</text:p>
          </table:table-cell>
          <table:table-cell table:style-name="ce10" table:formula="of:=1-POWER(1-[.AJ75];1.1)" office:value-type="float" office:value="0.998990161957297" calcext:value-type="float">
            <text:p>1,00</text:p>
          </table:table-cell>
          <table:table-cell table:style-name="ce10" table:formula="of:=1-POWER(1-[.AK75];1.1)" office:value-type="float" office:value="0.999493386334698" calcext:value-type="float">
            <text:p>1,00</text:p>
          </table:table-cell>
          <table:table-cell table:style-name="ce10" table:formula="of:=1-POWER(1-[.AL75];1.1)" office:value-type="float" office:value="0.999762783665846" calcext:value-type="float">
            <text:p>1,00</text:p>
          </table:table-cell>
          <table:table-cell table:style-name="ce10" table:formula="of:=1-POWER(1-[.AM75];1.1)" office:value-type="float" office:value="0.999897042248545" calcext:value-type="float">
            <text:p>1,00</text:p>
          </table:table-cell>
          <table:table-cell table:style-name="ce10" table:formula="of:=1-POWER(1-[.AN75];1.1)" office:value-type="float" office:value="0.99995889213192" calcext:value-type="float">
            <text:p>1,00</text:p>
          </table:table-cell>
          <table:table-cell table:style-name="ce10" table:formula="of:=1-POWER(1-[.AO75];1.1)" office:value-type="float" office:value="0.999985026702637" calcext:value-type="float">
            <text:p>1,00</text:p>
          </table:table-cell>
          <table:table-cell table:style-name="ce10" table:formula="of:=1-POWER(1-[.AP75];1.1)" office:value-type="float" office:value="0.999995069974172" calcext:value-type="float">
            <text:p>1,00</text:p>
          </table:table-cell>
          <table:table-cell table:style-name="ce10" table:formula="of:=1-POWER(1-[.AQ75];1.1)" office:value-type="float" office:value="0.999998547439888" calcext:value-type="float">
            <text:p>1,00</text:p>
          </table:table-cell>
          <table:table-cell table:style-name="ce10" table:formula="of:=1-POWER(1-[.AR75];1.1)" office:value-type="float" office:value="0.999999621254462" calcext:value-type="float">
            <text:p>1,00</text:p>
          </table:table-cell>
          <table:table-cell table:style-name="ce10" table:formula="of:=1-POWER(1-[.AS75];1.1)" office:value-type="float" office:value="0.999999913665917" calcext:value-type="float">
            <text:p>1,00</text:p>
          </table:table-cell>
          <table:table-cell table:style-name="ce10" table:formula="of:=1-POWER(1-[.AT75];1.1)" office:value-type="float" office:value="0.999999983025363" calcext:value-type="float">
            <text:p>1,00</text:p>
          </table:table-cell>
          <table:table-cell table:style-name="ce10" table:formula="of:=1-POWER(1-[.AU75];1.1)" office:value-type="float" office:value="0.999999997163515" calcext:value-type="float">
            <text:p>1,00</text:p>
          </table:table-cell>
          <table:table-cell table:style-name="ce10" table:formula="of:=1-POWER(1-[.AV75];1.1)" office:value-type="float" office:value="0.999999999603669" calcext:value-type="float">
            <text:p>1,00</text:p>
          </table:table-cell>
          <table:table-cell table:style-name="ce10" table:formula="of:=1-POWER(1-[.AW75];1.1)" office:value-type="float" office:value="0.999999999954515" calcext:value-type="float">
            <text:p>1,00</text:p>
          </table:table-cell>
          <table:table-cell table:style-name="ce10" table:formula="of:=1-POWER(1-[.AX75];1.1)" office:value-type="float" office:value="0.999999999995796" calcext:value-type="float">
            <text:p>1,00</text:p>
          </table:table-cell>
          <table:table-cell table:style-name="ce10" table:formula="of:=1-POWER(1-[.AY75];1.1)" office:value-type="float" office:value="0.999999999999694" calcext:value-type="float">
            <text:p>1,00</text:p>
          </table:table-cell>
          <table:table-cell table:style-name="ce10" table:formula="of:=1-POWER(1-[.AZ75];1.1)" office:value-type="float" office:value="0.999999999999983" calcext:value-type="float">
            <text:p>1,00</text:p>
          </table:table-cell>
          <table:table-cell table:style-name="ce10" table:formula="of:=1-POWER(1-[.BA75];1.1)" office:value-type="float" office:value="0.999999999999999" calcext:value-type="float">
            <text:p>1,00</text:p>
          </table:table-cell>
          <table:table-cell table:style-name="ce10" table:formula="of:=1-POWER(1-[.BB75];1.1)" office:value-type="float" office:value="1" calcext:value-type="float">
            <text:p>1,00</text:p>
          </table:table-cell>
          <table:table-cell table:style-name="ce10" table:formula="of:=1-POWER(1-[.BC75];1.1)" office:value-type="float" office:value="1" calcext:value-type="float">
            <text:p>1,00</text:p>
          </table:table-cell>
          <table:table-cell table:style-name="ce10" table:formula="of:=1-POWER(1-[.BD75];1.1)" office:value-type="float" office:value="1" calcext:value-type="float">
            <text:p>1,00</text:p>
          </table:table-cell>
          <table:table-cell table:style-name="ce10" table:formula="of:=1-POWER(1-[.BE75];1.1)" office:value-type="float" office:value="1" calcext:value-type="float">
            <text:p>1,00</text:p>
          </table:table-cell>
          <table:table-cell table:style-name="ce10" table:formula="of:=1-POWER(1-[.BF75];1.1)" office:value-type="float" office:value="1" calcext:value-type="float">
            <text:p>1,00</text:p>
          </table:table-cell>
          <table:table-cell table:style-name="ce10" table:formula="of:=1-POWER(1-[.BG75];1.1)" office:value-type="float" office:value="1" calcext:value-type="float">
            <text:p>1,00</text:p>
          </table:table-cell>
          <table:table-cell table:style-name="ce10" table:formula="of:=1-POWER(1-[.BH75];1.1)" office:value-type="float" office:value="1" calcext:value-type="float">
            <text:p>1,00</text:p>
          </table:table-cell>
          <table:table-cell table:style-name="ce10" table:formula="of:=1-POWER(1-[.BI75];1.1)" office:value-type="float" office:value="1" calcext:value-type="float">
            <text:p>1,00</text:p>
          </table:table-cell>
          <table:table-cell table:style-name="ce10" table:formula="of:=1-POWER(1-[.BJ75];1.1)" office:value-type="float" office:value="1" calcext:value-type="float">
            <text:p>1,00</text:p>
          </table:table-cell>
          <table:table-cell table:style-name="ce10" table:formula="of:=1-POWER(1-[.BK75];1.1)" office:value-type="float" office:value="1" calcext:value-type="float">
            <text:p>1,00</text:p>
          </table:table-cell>
          <table:table-cell table:style-name="ce10" table:formula="of:=1-POWER(1-[.BL75];1.1)" office:value-type="float" office:value="1" calcext:value-type="float">
            <text:p>1,00</text:p>
          </table:table-cell>
          <table:table-cell table:style-name="ce10" table:formula="of:=1-POWER(1-[.BM75];1.1)" office:value-type="float" office:value="1" calcext:value-type="float">
            <text:p>1,00</text:p>
          </table:table-cell>
          <table:table-cell table:style-name="ce10" table:formula="of:=1-POWER(1-[.BN75];1.1)" office:value-type="float" office:value="1" calcext:value-type="float">
            <text:p>1,00</text:p>
          </table:table-cell>
          <table:table-cell table:style-name="ce10" table:formula="of:=1-POWER(1-[.BO75];1.1)" office:value-type="float" office:value="1" calcext:value-type="float">
            <text:p>1,00</text:p>
          </table:table-cell>
          <table:table-cell table:style-name="ce10" table:formula="of:=1-POWER(1-[.BP75];1.1)" office:value-type="float" office:value="1" calcext:value-type="float">
            <text:p>1,00</text:p>
          </table:table-cell>
          <table:table-cell table:style-name="ce10" table:formula="of:=1-POWER(1-[.BQ75];1.1)" office:value-type="float" office:value="1" calcext:value-type="float">
            <text:p>1,00</text:p>
          </table:table-cell>
          <table:table-cell table:style-name="ce10" table:formula="of:=1-POWER(1-[.BR75];1.1)" office:value-type="float" office:value="1" calcext:value-type="float">
            <text:p>1,00</text:p>
          </table:table-cell>
          <table:table-cell table:style-name="ce10" table:formula="of:=1-POWER(1-[.BS75];1.1)" office:value-type="float" office:value="1" calcext:value-type="float">
            <text:p>1,00</text:p>
          </table:table-cell>
          <table:table-cell table:style-name="ce10" table:formula="of:=1-POWER(1-[.BT75];1.1)" office:value-type="float" office:value="1" calcext:value-type="float">
            <text:p>1,00</text:p>
          </table:table-cell>
          <table:table-cell table:style-name="ce10" table:formula="of:=1-POWER(1-[.BU75];1.1)" office:value-type="float" office:value="1" calcext:value-type="float">
            <text:p>1,00</text:p>
          </table:table-cell>
          <table:table-cell table:style-name="ce10" table:formula="of:=1-POWER(1-[.BV75];1.1)" office:value-type="float" office:value="1" calcext:value-type="float">
            <text:p>1,00</text:p>
          </table:table-cell>
          <table:table-cell table:style-name="ce10" table:formula="of:=1-POWER(1-[.BW75];1.1)" office:value-type="float" office:value="1" calcext:value-type="float">
            <text:p>1,00</text:p>
          </table:table-cell>
          <table:table-cell table:style-name="ce10" table:formula="of:=1-POWER(1-[.BX75];1.1)" office:value-type="float" office:value="1" calcext:value-type="float">
            <text:p>1,00</text:p>
          </table:table-cell>
          <table:table-cell table:style-name="ce10" table:formula="of:=1-POWER(1-[.BY75];1.1)" office:value-type="float" office:value="1" calcext:value-type="float">
            <text:p>1,00</text:p>
          </table:table-cell>
          <table:table-cell table:style-name="ce10" table:formula="of:=1-POWER(1-[.BZ75];1.1)" office:value-type="float" office:value="1" calcext:value-type="float">
            <text:p>1,00</text:p>
          </table:table-cell>
          <table:table-cell table:style-name="ce10" table:formula="of:=1-POWER(1-[.CA75];1.1)" office:value-type="float" office:value="1" calcext:value-type="float">
            <text:p>1,00</text:p>
          </table:table-cell>
          <table:table-cell table:style-name="ce10" table:formula="of:=1-POWER(1-[.CB75];1.1)" office:value-type="float" office:value="1" calcext:value-type="float">
            <text:p>1,00</text:p>
          </table:table-cell>
          <table:table-cell table:style-name="ce10" table:formula="of:=1-POWER(1-[.CC75];1.1)" office:value-type="float" office:value="1" calcext:value-type="float">
            <text:p>1,00</text:p>
          </table:table-cell>
          <table:table-cell table:style-name="ce10" table:formula="of:=1-POWER(1-[.CD75];1.1)" office:value-type="float" office:value="1" calcext:value-type="float">
            <text:p>1,00</text:p>
          </table:table-cell>
          <table:table-cell table:style-name="ce10" table:formula="of:=1-POWER(1-[.CE75];1.1)" office:value-type="float" office:value="1" calcext:value-type="float">
            <text:p>1,00</text:p>
          </table:table-cell>
          <table:table-cell table:style-name="ce10" table:formula="of:=1-POWER(1-[.CF75];1.1)" office:value-type="float" office:value="1" calcext:value-type="float">
            <text:p>1,00</text:p>
          </table:table-cell>
          <table:table-cell table:style-name="ce10" table:formula="of:=1-POWER(1-[.CG75];1.1)" office:value-type="float" office:value="1" calcext:value-type="float">
            <text:p>1,00</text:p>
          </table:table-cell>
          <table:table-cell table:style-name="ce10" table:formula="of:=1-POWER(1-[.CH75];1.1)" office:value-type="float" office:value="1" calcext:value-type="float">
            <text:p>1,00</text:p>
          </table:table-cell>
          <table:table-cell table:style-name="ce10" table:formula="of:=1-POWER(1-[.CI75];1.1)" office:value-type="float" office:value="1" calcext:value-type="float">
            <text:p>1,00</text:p>
          </table:table-cell>
          <table:table-cell table:style-name="ce10" table:formula="of:=1-POWER(1-[.CJ75];1.1)" office:value-type="float" office:value="1" calcext:value-type="float">
            <text:p>1,00</text:p>
          </table:table-cell>
          <table:table-cell table:style-name="ce10" table:formula="of:=1-POWER(1-[.CK75];1.1)" office:value-type="float" office:value="1" calcext:value-type="float">
            <text:p>1,00</text:p>
          </table:table-cell>
          <table:table-cell table:style-name="ce10" table:formula="of:=1-POWER(1-[.CL75];1.1)" office:value-type="float" office:value="1" calcext:value-type="float">
            <text:p>1,00</text:p>
          </table:table-cell>
          <table:table-cell table:style-name="ce10" table:formula="of:=1-POWER(1-[.CM75];1.1)" office:value-type="float" office:value="1" calcext:value-type="float">
            <text:p>1,00</text:p>
          </table:table-cell>
          <table:table-cell table:style-name="ce10" table:formula="of:=1-POWER(1-[.CN75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style-name="ce2" table:formula="of:=[.A75]+0.1" office:value-type="float" office:value="0.3" calcext:value-type="float">
            <text:p>0,30</text:p>
          </table:table-cell>
          <table:table-cell table:style-name="ce10" table:formula="of:=1-POWER(1-[.A76];1.1)" office:value-type="float" office:value="0.324527233416128" calcext:value-type="float">
            <text:p>0,32</text:p>
          </table:table-cell>
          <table:table-cell table:style-name="ce10" table:formula="of:=1-POWER(1-[.B76];1.1)" office:value-type="float" office:value="0.350515743230899" calcext:value-type="float">
            <text:p>0,35</text:p>
          </table:table-cell>
          <table:table-cell table:style-name="ce10" table:formula="of:=1-POWER(1-[.C76];1.1)" office:value-type="float" office:value="0.377949718062502" calcext:value-type="float">
            <text:p>0,38</text:p>
          </table:table-cell>
          <table:table-cell table:style-name="ce10" table:formula="of:=1-POWER(1-[.D76];1.1)" office:value-type="float" office:value="0.406790577953001" calcext:value-type="float">
            <text:p>0,41</text:p>
          </table:table-cell>
          <table:table-cell table:style-name="ce10" table:formula="of:=1-POWER(1-[.E76];1.1)" office:value-type="float" office:value="0.436973489462597" calcext:value-type="float">
            <text:p>0,44</text:p>
          </table:table-cell>
          <table:table-cell table:style-name="ce10" table:formula="of:=1-POWER(1-[.F76];1.1)" office:value-type="float" office:value="0.4684039700888" calcext:value-type="float">
            <text:p>0,47</text:p>
          </table:table-cell>
          <table:table-cell table:style-name="ce10" table:formula="of:=1-POWER(1-[.G76];1.1)" office:value-type="float" office:value="0.500954778154012" calcext:value-type="float">
            <text:p>0,50</text:p>
          </table:table-cell>
          <table:table-cell table:style-name="ce10" table:formula="of:=1-POWER(1-[.H76];1.1)" office:value-type="float" office:value="0.534463334086018" calcext:value-type="float">
            <text:p>0,53</text:p>
          </table:table-cell>
          <table:table-cell table:style-name="ce10" table:formula="of:=1-POWER(1-[.I76];1.1)" office:value-type="float" office:value="0.568729967912452" calcext:value-type="float">
            <text:p>0,57</text:p>
          </table:table-cell>
          <table:table-cell table:style-name="ce10" table:formula="of:=1-POWER(1-[.J76];1.1)" office:value-type="float" office:value="0.603517330097196" calcext:value-type="float">
            <text:p>0,60</text:p>
          </table:table-cell>
          <table:table-cell table:style-name="ce10" table:formula="of:=1-POWER(1-[.K76];1.1)" office:value-type="float" office:value="0.638551330735949" calcext:value-type="float">
            <text:p>0,64</text:p>
          </table:table-cell>
          <table:table-cell table:style-name="ce10" table:formula="of:=1-POWER(1-[.L76];1.1)" office:value-type="float" office:value="0.673523975665786" calcext:value-type="float">
            <text:p>0,67</text:p>
          </table:table-cell>
          <table:table-cell table:style-name="ce10" table:formula="of:=1-POWER(1-[.M76];1.1)" office:value-type="float" office:value="0.708098435625739" calcext:value-type="float">
            <text:p>0,71</text:p>
          </table:table-cell>
          <table:table-cell table:style-name="ce10" table:formula="of:=1-POWER(1-[.N76];1.1)" office:value-type="float" office:value="0.741916604015258" calcext:value-type="float">
            <text:p>0,74</text:p>
          </table:table-cell>
          <table:table-cell table:style-name="ce10" table:formula="of:=1-POWER(1-[.O76];1.1)" office:value-type="float" office:value="0.774609259076837" calcext:value-type="float">
            <text:p>0,77</text:p>
          </table:table-cell>
          <table:table-cell table:style-name="ce10" table:formula="of:=1-POWER(1-[.P76];1.1)" office:value-type="float" office:value="0.805808740586836" calcext:value-type="float">
            <text:p>0,81</text:p>
          </table:table-cell>
          <table:table-cell table:style-name="ce10" table:formula="of:=1-POWER(1-[.Q76];1.1)" office:value-type="float" office:value="0.835163780237043" calcext:value-type="float">
            <text:p>0,84</text:p>
          </table:table-cell>
          <table:table-cell table:style-name="ce10" table:formula="of:=1-POWER(1-[.R76];1.1)" office:value-type="float" office:value="0.862355801646331" calcext:value-type="float">
            <text:p>0,86</text:p>
          </table:table-cell>
          <table:table-cell table:style-name="ce10" table:formula="of:=1-POWER(1-[.S76];1.1)" office:value-type="float" office:value="0.887115659033238" calcext:value-type="float">
            <text:p>0,89</text:p>
          </table:table-cell>
          <table:table-cell table:style-name="ce10" table:formula="of:=1-POWER(1-[.T76];1.1)" office:value-type="float" office:value="0.909239459813301" calcext:value-type="float">
            <text:p>0,91</text:p>
          </table:table-cell>
          <table:table-cell table:style-name="ce10" table:formula="of:=1-POWER(1-[.U76];1.1)" office:value-type="float" office:value="0.928601879534872" calcext:value-type="float">
            <text:p>0,93</text:p>
          </table:table-cell>
          <table:table-cell table:style-name="ce10" table:formula="of:=1-POWER(1-[.V76];1.1)" office:value-type="float" office:value="0.945165301845611" calcext:value-type="float">
            <text:p>0,95</text:p>
          </table:table-cell>
          <table:table-cell table:style-name="ce10" table:formula="of:=1-POWER(1-[.W76];1.1)" office:value-type="float" office:value="0.958983272929188" calcext:value-type="float">
            <text:p>0,96</text:p>
          </table:table-cell>
          <table:table-cell table:style-name="ce10" table:formula="of:=1-POWER(1-[.X76];1.1)" office:value-type="float" office:value="0.970197197609875" calcext:value-type="float">
            <text:p>0,97</text:p>
          </table:table-cell>
          <table:table-cell table:style-name="ce10" table:formula="of:=1-POWER(1-[.Y76];1.1)" office:value-type="float" office:value="0.979025925151647" calcext:value-type="float">
            <text:p>0,98</text:p>
          </table:table-cell>
          <table:table-cell table:style-name="ce10" table:formula="of:=1-POWER(1-[.Z76];1.1)" office:value-type="float" office:value="0.985748811160953" calcext:value-type="float">
            <text:p>0,99</text:p>
          </table:table-cell>
          <table:table-cell table:style-name="ce10" table:formula="of:=1-POWER(1-[.AA76];1.1)" office:value-type="float" office:value="0.990683855753017" calcext:value-type="float">
            <text:p>0,99</text:p>
          </table:table-cell>
          <table:table-cell table:style-name="ce10" table:formula="of:=1-POWER(1-[.AB76];1.1)" office:value-type="float" office:value="0.994163401425047" calcext:value-type="float">
            <text:p>0,99</text:p>
          </table:table-cell>
          <table:table-cell table:style-name="ce10" table:formula="of:=1-POWER(1-[.AC76];1.1)" office:value-type="float" office:value="0.996510398722333" calcext:value-type="float">
            <text:p>1,00</text:p>
          </table:table-cell>
          <table:table-cell table:style-name="ce10" table:formula="of:=1-POWER(1-[.AD76];1.1)" office:value-type="float" office:value="0.998018229369424" calcext:value-type="float">
            <text:p>1,00</text:p>
          </table:table-cell>
          <table:table-cell table:style-name="ce10" table:formula="of:=1-POWER(1-[.AE76];1.1)" office:value-type="float" office:value="0.99893644800453" calcext:value-type="float">
            <text:p>1,00</text:p>
          </table:table-cell>
          <table:table-cell table:style-name="ce10" table:formula="of:=1-POWER(1-[.AF76];1.1)" office:value-type="float" office:value="0.999463666901229" calcext:value-type="float">
            <text:p>1,00</text:p>
          </table:table-cell>
          <table:table-cell table:style-name="ce10" table:formula="of:=1-POWER(1-[.AG76];1.1)" office:value-type="float" office:value="0.999747432154599" calcext:value-type="float">
            <text:p>1,00</text:p>
          </table:table-cell>
          <table:table-cell table:style-name="ce10" table:formula="of:=1-POWER(1-[.AH76];1.1)" office:value-type="float" office:value="0.999889689750894" calcext:value-type="float">
            <text:p>1,00</text:p>
          </table:table-cell>
          <table:table-cell table:style-name="ce10" table:formula="of:=1-POWER(1-[.AI76];1.1)" office:value-type="float" office:value="0.99995565165148" calcext:value-type="float">
            <text:p>1,00</text:p>
          </table:table-cell>
          <table:table-cell table:style-name="ce10" table:formula="of:=1-POWER(1-[.AJ76];1.1)" office:value-type="float" office:value="0.999983723343547" calcext:value-type="float">
            <text:p>1,00</text:p>
          </table:table-cell>
          <table:table-cell table:style-name="ce10" table:formula="of:=1-POWER(1-[.AK76];1.1)" office:value-type="float" office:value="0.999994595920657" calcext:value-type="float">
            <text:p>1,00</text:p>
          </table:table-cell>
          <table:table-cell table:style-name="ce10" table:formula="of:=1-POWER(1-[.AL76];1.1)" office:value-type="float" office:value="0.99999839308136" calcext:value-type="float">
            <text:p>1,00</text:p>
          </table:table-cell>
          <table:table-cell table:style-name="ce10" table:formula="of:=1-POWER(1-[.AM76];1.1)" office:value-type="float" office:value="0.999999576753596" calcext:value-type="float">
            <text:p>1,00</text:p>
          </table:table-cell>
          <table:table-cell table:style-name="ce10" table:formula="of:=1-POWER(1-[.AN76];1.1)" office:value-type="float" office:value="0.99999990244431" calcext:value-type="float">
            <text:p>1,00</text:p>
          </table:table-cell>
          <table:table-cell table:style-name="ce10" table:formula="of:=1-POWER(1-[.AO76];1.1)" office:value-type="float" office:value="0.999999980583191" calcext:value-type="float">
            <text:p>1,00</text:p>
          </table:table-cell>
          <table:table-cell table:style-name="ce10" table:formula="of:=1-POWER(1-[.AP76];1.1)" office:value-type="float" office:value="0.999999996711517" calcext:value-type="float">
            <text:p>1,00</text:p>
          </table:table-cell>
          <table:table-cell table:style-name="ce10" table:formula="of:=1-POWER(1-[.AQ76];1.1)" office:value-type="float" office:value="0.999999999533668" calcext:value-type="float">
            <text:p>1,00</text:p>
          </table:table-cell>
          <table:table-cell table:style-name="ce10" table:formula="of:=1-POWER(1-[.AR76];1.1)" office:value-type="float" office:value="0.999999999945604" calcext:value-type="float">
            <text:p>1,00</text:p>
          </table:table-cell>
          <table:table-cell table:style-name="ce10" table:formula="of:=1-POWER(1-[.AS76];1.1)" office:value-type="float" office:value="0.999999999994882" calcext:value-type="float">
            <text:p>1,00</text:p>
          </table:table-cell>
          <table:table-cell table:style-name="ce10" table:formula="of:=1-POWER(1-[.AT76];1.1)" office:value-type="float" office:value="0.99999999999962" calcext:value-type="float">
            <text:p>1,00</text:p>
          </table:table-cell>
          <table:table-cell table:style-name="ce10" table:formula="of:=1-POWER(1-[.AU76];1.1)" office:value-type="float" office:value="0.999999999999978" calcext:value-type="float">
            <text:p>1,00</text:p>
          </table:table-cell>
          <table:table-cell table:style-name="ce10" table:formula="of:=1-POWER(1-[.AV76];1.1)" office:value-type="float" office:value="0.999999999999999" calcext:value-type="float">
            <text:p>1,00</text:p>
          </table:table-cell>
          <table:table-cell table:style-name="ce10" table:formula="of:=1-POWER(1-[.AW76];1.1)" office:value-type="float" office:value="1" calcext:value-type="float">
            <text:p>1,00</text:p>
          </table:table-cell>
          <table:table-cell table:style-name="ce10" table:formula="of:=1-POWER(1-[.AX76];1.1)" office:value-type="float" office:value="1" calcext:value-type="float">
            <text:p>1,00</text:p>
          </table:table-cell>
          <table:table-cell table:style-name="ce10" table:formula="of:=1-POWER(1-[.AY76];1.1)" office:value-type="float" office:value="1" calcext:value-type="float">
            <text:p>1,00</text:p>
          </table:table-cell>
          <table:table-cell table:style-name="ce10" table:formula="of:=1-POWER(1-[.AZ76];1.1)" office:value-type="float" office:value="1" calcext:value-type="float">
            <text:p>1,00</text:p>
          </table:table-cell>
          <table:table-cell table:style-name="ce10" table:formula="of:=1-POWER(1-[.BA76];1.1)" office:value-type="float" office:value="1" calcext:value-type="float">
            <text:p>1,00</text:p>
          </table:table-cell>
          <table:table-cell table:style-name="ce10" table:formula="of:=1-POWER(1-[.BB76];1.1)" office:value-type="float" office:value="1" calcext:value-type="float">
            <text:p>1,00</text:p>
          </table:table-cell>
          <table:table-cell table:style-name="ce10" table:formula="of:=1-POWER(1-[.BC76];1.1)" office:value-type="float" office:value="1" calcext:value-type="float">
            <text:p>1,00</text:p>
          </table:table-cell>
          <table:table-cell table:style-name="ce10" table:formula="of:=1-POWER(1-[.BD76];1.1)" office:value-type="float" office:value="1" calcext:value-type="float">
            <text:p>1,00</text:p>
          </table:table-cell>
          <table:table-cell table:style-name="ce10" table:formula="of:=1-POWER(1-[.BE76];1.1)" office:value-type="float" office:value="1" calcext:value-type="float">
            <text:p>1,00</text:p>
          </table:table-cell>
          <table:table-cell table:style-name="ce10" table:formula="of:=1-POWER(1-[.BF76];1.1)" office:value-type="float" office:value="1" calcext:value-type="float">
            <text:p>1,00</text:p>
          </table:table-cell>
          <table:table-cell table:style-name="ce10" table:formula="of:=1-POWER(1-[.BG76];1.1)" office:value-type="float" office:value="1" calcext:value-type="float">
            <text:p>1,00</text:p>
          </table:table-cell>
          <table:table-cell table:style-name="ce10" table:formula="of:=1-POWER(1-[.BH76];1.1)" office:value-type="float" office:value="1" calcext:value-type="float">
            <text:p>1,00</text:p>
          </table:table-cell>
          <table:table-cell table:style-name="ce10" table:formula="of:=1-POWER(1-[.BI76];1.1)" office:value-type="float" office:value="1" calcext:value-type="float">
            <text:p>1,00</text:p>
          </table:table-cell>
          <table:table-cell table:style-name="ce10" table:formula="of:=1-POWER(1-[.BJ76];1.1)" office:value-type="float" office:value="1" calcext:value-type="float">
            <text:p>1,00</text:p>
          </table:table-cell>
          <table:table-cell table:style-name="ce10" table:formula="of:=1-POWER(1-[.BK76];1.1)" office:value-type="float" office:value="1" calcext:value-type="float">
            <text:p>1,00</text:p>
          </table:table-cell>
          <table:table-cell table:style-name="ce10" table:formula="of:=1-POWER(1-[.BL76];1.1)" office:value-type="float" office:value="1" calcext:value-type="float">
            <text:p>1,00</text:p>
          </table:table-cell>
          <table:table-cell table:style-name="ce10" table:formula="of:=1-POWER(1-[.BM76];1.1)" office:value-type="float" office:value="1" calcext:value-type="float">
            <text:p>1,00</text:p>
          </table:table-cell>
          <table:table-cell table:style-name="ce10" table:formula="of:=1-POWER(1-[.BN76];1.1)" office:value-type="float" office:value="1" calcext:value-type="float">
            <text:p>1,00</text:p>
          </table:table-cell>
          <table:table-cell table:style-name="ce10" table:formula="of:=1-POWER(1-[.BO76];1.1)" office:value-type="float" office:value="1" calcext:value-type="float">
            <text:p>1,00</text:p>
          </table:table-cell>
          <table:table-cell table:style-name="ce10" table:formula="of:=1-POWER(1-[.BP76];1.1)" office:value-type="float" office:value="1" calcext:value-type="float">
            <text:p>1,00</text:p>
          </table:table-cell>
          <table:table-cell table:style-name="ce10" table:formula="of:=1-POWER(1-[.BQ76];1.1)" office:value-type="float" office:value="1" calcext:value-type="float">
            <text:p>1,00</text:p>
          </table:table-cell>
          <table:table-cell table:style-name="ce10" table:formula="of:=1-POWER(1-[.BR76];1.1)" office:value-type="float" office:value="1" calcext:value-type="float">
            <text:p>1,00</text:p>
          </table:table-cell>
          <table:table-cell table:style-name="ce10" table:formula="of:=1-POWER(1-[.BS76];1.1)" office:value-type="float" office:value="1" calcext:value-type="float">
            <text:p>1,00</text:p>
          </table:table-cell>
          <table:table-cell table:style-name="ce10" table:formula="of:=1-POWER(1-[.BT76];1.1)" office:value-type="float" office:value="1" calcext:value-type="float">
            <text:p>1,00</text:p>
          </table:table-cell>
          <table:table-cell table:style-name="ce10" table:formula="of:=1-POWER(1-[.BU76];1.1)" office:value-type="float" office:value="1" calcext:value-type="float">
            <text:p>1,00</text:p>
          </table:table-cell>
          <table:table-cell table:style-name="ce10" table:formula="of:=1-POWER(1-[.BV76];1.1)" office:value-type="float" office:value="1" calcext:value-type="float">
            <text:p>1,00</text:p>
          </table:table-cell>
          <table:table-cell table:style-name="ce10" table:formula="of:=1-POWER(1-[.BW76];1.1)" office:value-type="float" office:value="1" calcext:value-type="float">
            <text:p>1,00</text:p>
          </table:table-cell>
          <table:table-cell table:style-name="ce10" table:formula="of:=1-POWER(1-[.BX76];1.1)" office:value-type="float" office:value="1" calcext:value-type="float">
            <text:p>1,00</text:p>
          </table:table-cell>
          <table:table-cell table:style-name="ce10" table:formula="of:=1-POWER(1-[.BY76];1.1)" office:value-type="float" office:value="1" calcext:value-type="float">
            <text:p>1,00</text:p>
          </table:table-cell>
          <table:table-cell table:style-name="ce10" table:formula="of:=1-POWER(1-[.BZ76];1.1)" office:value-type="float" office:value="1" calcext:value-type="float">
            <text:p>1,00</text:p>
          </table:table-cell>
          <table:table-cell table:style-name="ce10" table:formula="of:=1-POWER(1-[.CA76];1.1)" office:value-type="float" office:value="1" calcext:value-type="float">
            <text:p>1,00</text:p>
          </table:table-cell>
          <table:table-cell table:style-name="ce10" table:formula="of:=1-POWER(1-[.CB76];1.1)" office:value-type="float" office:value="1" calcext:value-type="float">
            <text:p>1,00</text:p>
          </table:table-cell>
          <table:table-cell table:style-name="ce10" table:formula="of:=1-POWER(1-[.CC76];1.1)" office:value-type="float" office:value="1" calcext:value-type="float">
            <text:p>1,00</text:p>
          </table:table-cell>
          <table:table-cell table:style-name="ce10" table:formula="of:=1-POWER(1-[.CD76];1.1)" office:value-type="float" office:value="1" calcext:value-type="float">
            <text:p>1,00</text:p>
          </table:table-cell>
          <table:table-cell table:style-name="ce10" table:formula="of:=1-POWER(1-[.CE76];1.1)" office:value-type="float" office:value="1" calcext:value-type="float">
            <text:p>1,00</text:p>
          </table:table-cell>
          <table:table-cell table:style-name="ce10" table:formula="of:=1-POWER(1-[.CF76];1.1)" office:value-type="float" office:value="1" calcext:value-type="float">
            <text:p>1,00</text:p>
          </table:table-cell>
          <table:table-cell table:style-name="ce10" table:formula="of:=1-POWER(1-[.CG76];1.1)" office:value-type="float" office:value="1" calcext:value-type="float">
            <text:p>1,00</text:p>
          </table:table-cell>
          <table:table-cell table:style-name="ce10" table:formula="of:=1-POWER(1-[.CH76];1.1)" office:value-type="float" office:value="1" calcext:value-type="float">
            <text:p>1,00</text:p>
          </table:table-cell>
          <table:table-cell table:style-name="ce10" table:formula="of:=1-POWER(1-[.CI76];1.1)" office:value-type="float" office:value="1" calcext:value-type="float">
            <text:p>1,00</text:p>
          </table:table-cell>
          <table:table-cell table:style-name="ce10" table:formula="of:=1-POWER(1-[.CJ76];1.1)" office:value-type="float" office:value="1" calcext:value-type="float">
            <text:p>1,00</text:p>
          </table:table-cell>
          <table:table-cell table:style-name="ce10" table:formula="of:=1-POWER(1-[.CK76];1.1)" office:value-type="float" office:value="1" calcext:value-type="float">
            <text:p>1,00</text:p>
          </table:table-cell>
          <table:table-cell table:style-name="ce10" table:formula="of:=1-POWER(1-[.CL76];1.1)" office:value-type="float" office:value="1" calcext:value-type="float">
            <text:p>1,00</text:p>
          </table:table-cell>
          <table:table-cell table:style-name="ce10" table:formula="of:=1-POWER(1-[.CM76];1.1)" office:value-type="float" office:value="1" calcext:value-type="float">
            <text:p>1,00</text:p>
          </table:table-cell>
          <table:table-cell table:style-name="ce10" table:formula="of:=1-POWER(1-[.CN76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76]+0.1" office:value-type="float" office:value="0.4" calcext:value-type="float">
            <text:p>0,40</text:p>
          </table:table-cell>
          <table:table-cell table:style-name="ce10" table:formula="of:=1-POWER(1-[.A77];1.1)" office:value-type="float" office:value="0.429879870096594" calcext:value-type="float">
            <text:p>0,43</text:p>
          </table:table-cell>
          <table:table-cell table:style-name="ce10" table:formula="of:=1-POWER(1-[.B77];1.1)" office:value-type="float" office:value="0.46103195996495" calcext:value-type="float">
            <text:p>0,46</text:p>
          </table:table-cell>
          <table:table-cell table:style-name="ce10" table:formula="of:=1-POWER(1-[.C77];1.1)" office:value-type="float" office:value="0.493336855375214" calcext:value-type="float">
            <text:p>0,49</text:p>
          </table:table-cell>
          <table:table-cell table:style-name="ce10" table:formula="of:=1-POWER(1-[.D77];1.1)" office:value-type="float" office:value="0.526640338519538" calcext:value-type="float">
            <text:p>0,53</text:p>
          </table:table-cell>
          <table:table-cell table:style-name="ce10" table:formula="of:=1-POWER(1-[.E77];1.1)" office:value-type="float" office:value="0.560751415883387" calcext:value-type="float">
            <text:p>0,56</text:p>
          </table:table-cell>
          <table:table-cell table:style-name="ce10" table:formula="of:=1-POWER(1-[.F77];1.1)" office:value-type="float" office:value="0.595441428358898" calcext:value-type="float">
            <text:p>0,60</text:p>
          </table:table-cell>
          <table:table-cell table:style-name="ce10" table:formula="of:=1-POWER(1-[.G77];1.1)" office:value-type="float" office:value="0.630444603939218" calcext:value-type="float">
            <text:p>0,63</text:p>
          </table:table-cell>
          <table:table-cell table:style-name="ce10" table:formula="of:=1-POWER(1-[.H77];1.1)" office:value-type="float" office:value="0.665460423483137" calcext:value-type="float">
            <text:p>0,67</text:p>
          </table:table-cell>
          <table:table-cell table:style-name="ce10" table:formula="of:=1-POWER(1-[.I77];1.1)" office:value-type="float" office:value="0.700158147022226" calcext:value-type="float">
            <text:p>0,70</text:p>
          </table:table-cell>
          <table:table-cell table:style-name="ce10" table:formula="of:=1-POWER(1-[.J77];1.1)" office:value-type="float" office:value="0.734183779688965" calcext:value-type="float">
            <text:p>0,73</text:p>
          </table:table-cell>
          <table:table-cell table:style-name="ce10" table:formula="of:=1-POWER(1-[.K77];1.1)" office:value-type="float" office:value="0.767169631110336" calcext:value-type="float">
            <text:p>0,77</text:p>
          </table:table-cell>
          <table:table-cell table:style-name="ce10" table:formula="of:=1-POWER(1-[.L77];1.1)" office:value-type="float" office:value="0.79874643190648" calcext:value-type="float">
            <text:p>0,80</text:p>
          </table:table-cell>
          <table:table-cell table:style-name="ce10" table:formula="of:=1-POWER(1-[.M77];1.1)" office:value-type="float" office:value="0.828557714464107" calcext:value-type="float">
            <text:p>0,83</text:p>
          </table:table-cell>
          <table:table-cell table:style-name="ce10" table:formula="of:=1-POWER(1-[.N77];1.1)" office:value-type="float" office:value="0.856275852096881" calcext:value-type="float">
            <text:p>0,86</text:p>
          </table:table-cell>
          <table:table-cell table:style-name="ce10" table:formula="of:=1-POWER(1-[.O77];1.1)" office:value-type="float" office:value="0.881618805782164" calcext:value-type="float">
            <text:p>0,88</text:p>
          </table:table-cell>
          <table:table-cell table:style-name="ce10" table:formula="of:=1-POWER(1-[.P77];1.1)" office:value-type="float" office:value="0.9043662934359" calcext:value-type="float">
            <text:p>0,90</text:p>
          </table:table-cell>
          <table:table-cell table:style-name="ce10" table:formula="of:=1-POWER(1-[.Q77];1.1)" office:value-type="float" office:value="0.924373833362473" calcext:value-type="float">
            <text:p>0,92</text:p>
          </table:table-cell>
          <table:table-cell table:style-name="ce10" table:formula="of:=1-POWER(1-[.R77];1.1)" office:value-type="float" office:value="0.941582993815641" calcext:value-type="float">
            <text:p>0,94</text:p>
          </table:table-cell>
          <table:table-cell table:style-name="ce10" table:formula="of:=1-POWER(1-[.S77];1.1)" office:value-type="float" office:value="0.95602627808704" calcext:value-type="float">
            <text:p>0,96</text:p>
          </table:table-cell>
          <table:table-cell table:style-name="ce10" table:formula="of:=1-POWER(1-[.T77];1.1)" office:value-type="float" office:value="0.967825445057609" calcext:value-type="float">
            <text:p>0,97</text:p>
          </table:table-cell>
          <table:table-cell table:style-name="ce10" table:formula="of:=1-POWER(1-[.U77];1.1)" office:value-type="float" office:value="0.977182723615576" calcext:value-type="float">
            <text:p>0,98</text:p>
          </table:table-cell>
          <table:table-cell table:style-name="ce10" table:formula="of:=1-POWER(1-[.V77];1.1)" office:value-type="float" office:value="0.984365277285948" calcext:value-type="float">
            <text:p>0,98</text:p>
          </table:table-cell>
          <table:table-cell table:style-name="ce10" table:formula="of:=1-POWER(1-[.W77];1.1)" office:value-type="float" office:value="0.989684288168637" calcext:value-type="float">
            <text:p>0,99</text:p>
          </table:table-cell>
          <table:table-cell table:style-name="ce10" table:formula="of:=1-POWER(1-[.X77];1.1)" office:value-type="float" office:value="0.993470963119338" calcext:value-type="float">
            <text:p>0,99</text:p>
          </table:table-cell>
          <table:table-cell table:style-name="ce10" table:formula="of:=1-POWER(1-[.Y77];1.1)" office:value-type="float" office:value="0.996052391876565" calcext:value-type="float">
            <text:p>1,00</text:p>
          </table:table-cell>
          <table:table-cell table:style-name="ce10" table:formula="of:=1-POWER(1-[.Z77];1.1)" office:value-type="float" office:value="0.997730305332029" calcext:value-type="float">
            <text:p>1,00</text:p>
          </table:table-cell>
          <table:table-cell table:style-name="ce10" table:formula="of:=1-POWER(1-[.AA77];1.1)" office:value-type="float" office:value="0.998765292230071" calcext:value-type="float">
            <text:p>1,00</text:p>
          </table:table-cell>
          <table:table-cell table:style-name="ce10" table:formula="of:=1-POWER(1-[.AB77];1.1)" office:value-type="float" office:value="0.999367994876146" calcext:value-type="float">
            <text:p>1,00</text:p>
          </table:table-cell>
          <table:table-cell table:style-name="ce10" table:formula="of:=1-POWER(1-[.AC77];1.1)" office:value-type="float" office:value="0.999697453133566" calcext:value-type="float">
            <text:p>1,00</text:p>
          </table:table-cell>
          <table:table-cell table:style-name="ce10" table:formula="of:=1-POWER(1-[.AD77];1.1)" office:value-type="float" office:value="0.999865453648618" calcext:value-type="float">
            <text:p>1,00</text:p>
          </table:table-cell>
          <table:table-cell table:style-name="ce10" table:formula="of:=1-POWER(1-[.AE77];1.1)" office:value-type="float" office:value="0.999944822868679" calcext:value-type="float">
            <text:p>1,00</text:p>
          </table:table-cell>
          <table:table-cell table:style-name="ce10" table:formula="of:=1-POWER(1-[.AF77];1.1)" office:value-type="float" office:value="0.99997930168322" calcext:value-type="float">
            <text:p>1,00</text:p>
          </table:table-cell>
          <table:table-cell table:style-name="ce10" table:formula="of:=1-POWER(1-[.AG77];1.1)" office:value-type="float" office:value="0.999992960715269" calcext:value-type="float">
            <text:p>1,00</text:p>
          </table:table-cell>
          <table:table-cell table:style-name="ce10" table:formula="of:=1-POWER(1-[.AH77];1.1)" office:value-type="float" office:value="0.999997850777465" calcext:value-type="float">
            <text:p>1,00</text:p>
          </table:table-cell>
          <table:table-cell table:style-name="ce10" table:formula="of:=1-POWER(1-[.AI77];1.1)" office:value-type="float" office:value="0.999999417213445" calcext:value-type="float">
            <text:p>1,00</text:p>
          </table:table-cell>
          <table:table-cell table:style-name="ce10" table:formula="of:=1-POWER(1-[.AJ77];1.1)" office:value-type="float" office:value="0.999999861305105" calcext:value-type="float">
            <text:p>1,00</text:p>
          </table:table-cell>
          <table:table-cell table:style-name="ce10" table:formula="of:=1-POWER(1-[.AK77];1.1)" office:value-type="float" office:value="0.999999971406552" calcext:value-type="float">
            <text:p>1,00</text:p>
          </table:table-cell>
          <table:table-cell table:style-name="ce10" table:formula="of:=1-POWER(1-[.AL77];1.1)" office:value-type="float" office:value="0.999999994966232" calcext:value-type="float">
            <text:p>1,00</text:p>
          </table:table-cell>
          <table:table-cell table:style-name="ce10" table:formula="of:=1-POWER(1-[.AM77];1.1)" office:value-type="float" office:value="0.999999999255127" calcext:value-type="float">
            <text:p>1,00</text:p>
          </table:table-cell>
          <table:table-cell table:style-name="ce10" table:formula="of:=1-POWER(1-[.AN77];1.1)" office:value-type="float" office:value="0.999999999908948" calcext:value-type="float">
            <text:p>1,00</text:p>
          </table:table-cell>
          <table:table-cell table:style-name="ce10" table:formula="of:=1-POWER(1-[.AO77];1.1)" office:value-type="float" office:value="0.99999999999098" calcext:value-type="float">
            <text:p>1,00</text:p>
          </table:table-cell>
          <table:table-cell table:style-name="ce10" table:formula="of:=1-POWER(1-[.AP77];1.1)" office:value-type="float" office:value="0.999999999999291" calcext:value-type="float">
            <text:p>1,00</text:p>
          </table:table-cell>
          <table:table-cell table:style-name="ce10" table:formula="of:=1-POWER(1-[.AQ77];1.1)" office:value-type="float" office:value="0.999999999999957" calcext:value-type="float">
            <text:p>1,00</text:p>
          </table:table-cell>
          <table:table-cell table:style-name="ce10" table:formula="of:=1-POWER(1-[.AR77];1.1)" office:value-type="float" office:value="0.999999999999998" calcext:value-type="float">
            <text:p>1,00</text:p>
          </table:table-cell>
          <table:table-cell table:style-name="ce10" table:formula="of:=1-POWER(1-[.AS77];1.1)" office:value-type="float" office:value="1" calcext:value-type="float">
            <text:p>1,00</text:p>
          </table:table-cell>
          <table:table-cell table:style-name="ce10" table:formula="of:=1-POWER(1-[.AT77];1.1)" office:value-type="float" office:value="1" calcext:value-type="float">
            <text:p>1,00</text:p>
          </table:table-cell>
          <table:table-cell table:style-name="ce10" table:formula="of:=1-POWER(1-[.AU77];1.1)" office:value-type="float" office:value="1" calcext:value-type="float">
            <text:p>1,00</text:p>
          </table:table-cell>
          <table:table-cell table:style-name="ce10" table:formula="of:=1-POWER(1-[.AV77];1.1)" office:value-type="float" office:value="1" calcext:value-type="float">
            <text:p>1,00</text:p>
          </table:table-cell>
          <table:table-cell table:style-name="ce10" table:formula="of:=1-POWER(1-[.AW77];1.1)" office:value-type="float" office:value="1" calcext:value-type="float">
            <text:p>1,00</text:p>
          </table:table-cell>
          <table:table-cell table:style-name="ce10" table:formula="of:=1-POWER(1-[.AX77];1.1)" office:value-type="float" office:value="1" calcext:value-type="float">
            <text:p>1,00</text:p>
          </table:table-cell>
          <table:table-cell table:style-name="ce10" table:formula="of:=1-POWER(1-[.AY77];1.1)" office:value-type="float" office:value="1" calcext:value-type="float">
            <text:p>1,00</text:p>
          </table:table-cell>
          <table:table-cell table:style-name="ce10" table:formula="of:=1-POWER(1-[.AZ77];1.1)" office:value-type="float" office:value="1" calcext:value-type="float">
            <text:p>1,00</text:p>
          </table:table-cell>
          <table:table-cell table:style-name="ce10" table:formula="of:=1-POWER(1-[.BA77];1.1)" office:value-type="float" office:value="1" calcext:value-type="float">
            <text:p>1,00</text:p>
          </table:table-cell>
          <table:table-cell table:style-name="ce10" table:formula="of:=1-POWER(1-[.BB77];1.1)" office:value-type="float" office:value="1" calcext:value-type="float">
            <text:p>1,00</text:p>
          </table:table-cell>
          <table:table-cell table:style-name="ce10" table:formula="of:=1-POWER(1-[.BC77];1.1)" office:value-type="float" office:value="1" calcext:value-type="float">
            <text:p>1,00</text:p>
          </table:table-cell>
          <table:table-cell table:style-name="ce10" table:formula="of:=1-POWER(1-[.BD77];1.1)" office:value-type="float" office:value="1" calcext:value-type="float">
            <text:p>1,00</text:p>
          </table:table-cell>
          <table:table-cell table:style-name="ce10" table:formula="of:=1-POWER(1-[.BE77];1.1)" office:value-type="float" office:value="1" calcext:value-type="float">
            <text:p>1,00</text:p>
          </table:table-cell>
          <table:table-cell table:style-name="ce10" table:formula="of:=1-POWER(1-[.BF77];1.1)" office:value-type="float" office:value="1" calcext:value-type="float">
            <text:p>1,00</text:p>
          </table:table-cell>
          <table:table-cell table:style-name="ce10" table:formula="of:=1-POWER(1-[.BG77];1.1)" office:value-type="float" office:value="1" calcext:value-type="float">
            <text:p>1,00</text:p>
          </table:table-cell>
          <table:table-cell table:style-name="ce10" table:formula="of:=1-POWER(1-[.BH77];1.1)" office:value-type="float" office:value="1" calcext:value-type="float">
            <text:p>1,00</text:p>
          </table:table-cell>
          <table:table-cell table:style-name="ce10" table:formula="of:=1-POWER(1-[.BI77];1.1)" office:value-type="float" office:value="1" calcext:value-type="float">
            <text:p>1,00</text:p>
          </table:table-cell>
          <table:table-cell table:style-name="ce10" table:formula="of:=1-POWER(1-[.BJ77];1.1)" office:value-type="float" office:value="1" calcext:value-type="float">
            <text:p>1,00</text:p>
          </table:table-cell>
          <table:table-cell table:style-name="ce10" table:formula="of:=1-POWER(1-[.BK77];1.1)" office:value-type="float" office:value="1" calcext:value-type="float">
            <text:p>1,00</text:p>
          </table:table-cell>
          <table:table-cell table:style-name="ce10" table:formula="of:=1-POWER(1-[.BL77];1.1)" office:value-type="float" office:value="1" calcext:value-type="float">
            <text:p>1,00</text:p>
          </table:table-cell>
          <table:table-cell table:style-name="ce10" table:formula="of:=1-POWER(1-[.BM77];1.1)" office:value-type="float" office:value="1" calcext:value-type="float">
            <text:p>1,00</text:p>
          </table:table-cell>
          <table:table-cell table:style-name="ce10" table:formula="of:=1-POWER(1-[.BN77];1.1)" office:value-type="float" office:value="1" calcext:value-type="float">
            <text:p>1,00</text:p>
          </table:table-cell>
          <table:table-cell table:style-name="ce10" table:formula="of:=1-POWER(1-[.BO77];1.1)" office:value-type="float" office:value="1" calcext:value-type="float">
            <text:p>1,00</text:p>
          </table:table-cell>
          <table:table-cell table:style-name="ce10" table:formula="of:=1-POWER(1-[.BP77];1.1)" office:value-type="float" office:value="1" calcext:value-type="float">
            <text:p>1,00</text:p>
          </table:table-cell>
          <table:table-cell table:style-name="ce10" table:formula="of:=1-POWER(1-[.BQ77];1.1)" office:value-type="float" office:value="1" calcext:value-type="float">
            <text:p>1,00</text:p>
          </table:table-cell>
          <table:table-cell table:style-name="ce10" table:formula="of:=1-POWER(1-[.BR77];1.1)" office:value-type="float" office:value="1" calcext:value-type="float">
            <text:p>1,00</text:p>
          </table:table-cell>
          <table:table-cell table:style-name="ce10" table:formula="of:=1-POWER(1-[.BS77];1.1)" office:value-type="float" office:value="1" calcext:value-type="float">
            <text:p>1,00</text:p>
          </table:table-cell>
          <table:table-cell table:style-name="ce10" table:formula="of:=1-POWER(1-[.BT77];1.1)" office:value-type="float" office:value="1" calcext:value-type="float">
            <text:p>1,00</text:p>
          </table:table-cell>
          <table:table-cell table:style-name="ce10" table:formula="of:=1-POWER(1-[.BU77];1.1)" office:value-type="float" office:value="1" calcext:value-type="float">
            <text:p>1,00</text:p>
          </table:table-cell>
          <table:table-cell table:style-name="ce10" table:formula="of:=1-POWER(1-[.BV77];1.1)" office:value-type="float" office:value="1" calcext:value-type="float">
            <text:p>1,00</text:p>
          </table:table-cell>
          <table:table-cell table:style-name="ce10" table:formula="of:=1-POWER(1-[.BW77];1.1)" office:value-type="float" office:value="1" calcext:value-type="float">
            <text:p>1,00</text:p>
          </table:table-cell>
          <table:table-cell table:style-name="ce10" table:formula="of:=1-POWER(1-[.BX77];1.1)" office:value-type="float" office:value="1" calcext:value-type="float">
            <text:p>1,00</text:p>
          </table:table-cell>
          <table:table-cell table:style-name="ce10" table:formula="of:=1-POWER(1-[.BY77];1.1)" office:value-type="float" office:value="1" calcext:value-type="float">
            <text:p>1,00</text:p>
          </table:table-cell>
          <table:table-cell table:style-name="ce10" table:formula="of:=1-POWER(1-[.BZ77];1.1)" office:value-type="float" office:value="1" calcext:value-type="float">
            <text:p>1,00</text:p>
          </table:table-cell>
          <table:table-cell table:style-name="ce10" table:formula="of:=1-POWER(1-[.CA77];1.1)" office:value-type="float" office:value="1" calcext:value-type="float">
            <text:p>1,00</text:p>
          </table:table-cell>
          <table:table-cell table:style-name="ce10" table:formula="of:=1-POWER(1-[.CB77];1.1)" office:value-type="float" office:value="1" calcext:value-type="float">
            <text:p>1,00</text:p>
          </table:table-cell>
          <table:table-cell table:style-name="ce10" table:formula="of:=1-POWER(1-[.CC77];1.1)" office:value-type="float" office:value="1" calcext:value-type="float">
            <text:p>1,00</text:p>
          </table:table-cell>
          <table:table-cell table:style-name="ce10" table:formula="of:=1-POWER(1-[.CD77];1.1)" office:value-type="float" office:value="1" calcext:value-type="float">
            <text:p>1,00</text:p>
          </table:table-cell>
          <table:table-cell table:style-name="ce10" table:formula="of:=1-POWER(1-[.CE77];1.1)" office:value-type="float" office:value="1" calcext:value-type="float">
            <text:p>1,00</text:p>
          </table:table-cell>
          <table:table-cell table:style-name="ce10" table:formula="of:=1-POWER(1-[.CF77];1.1)" office:value-type="float" office:value="1" calcext:value-type="float">
            <text:p>1,00</text:p>
          </table:table-cell>
          <table:table-cell table:style-name="ce10" table:formula="of:=1-POWER(1-[.CG77];1.1)" office:value-type="float" office:value="1" calcext:value-type="float">
            <text:p>1,00</text:p>
          </table:table-cell>
          <table:table-cell table:style-name="ce10" table:formula="of:=1-POWER(1-[.CH77];1.1)" office:value-type="float" office:value="1" calcext:value-type="float">
            <text:p>1,00</text:p>
          </table:table-cell>
          <table:table-cell table:style-name="ce10" table:formula="of:=1-POWER(1-[.CI77];1.1)" office:value-type="float" office:value="1" calcext:value-type="float">
            <text:p>1,00</text:p>
          </table:table-cell>
          <table:table-cell table:style-name="ce10" table:formula="of:=1-POWER(1-[.CJ77];1.1)" office:value-type="float" office:value="1" calcext:value-type="float">
            <text:p>1,00</text:p>
          </table:table-cell>
          <table:table-cell table:style-name="ce10" table:formula="of:=1-POWER(1-[.CK77];1.1)" office:value-type="float" office:value="1" calcext:value-type="float">
            <text:p>1,00</text:p>
          </table:table-cell>
          <table:table-cell table:style-name="ce10" table:formula="of:=1-POWER(1-[.CL77];1.1)" office:value-type="float" office:value="1" calcext:value-type="float">
            <text:p>1,00</text:p>
          </table:table-cell>
          <table:table-cell table:style-name="ce10" table:formula="of:=1-POWER(1-[.CM77];1.1)" office:value-type="float" office:value="1" calcext:value-type="float">
            <text:p>1,00</text:p>
          </table:table-cell>
          <table:table-cell table:style-name="ce10" table:formula="of:=1-POWER(1-[.CN77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77]+0.1" office:value-type="float" office:value="0.5" calcext:value-type="float">
            <text:p>0,50</text:p>
          </table:table-cell>
          <table:table-cell table:style-name="ce10" table:formula="of:=1-POWER(1-[.A78];1.1)" office:value-type="float" office:value="0.533483504231596" calcext:value-type="float">
            <text:p>0,53</text:p>
          </table:table-cell>
          <table:table-cell table:style-name="ce10" table:formula="of:=1-POWER(1-[.B78];1.1)" office:value-type="float" office:value="0.567731384346067" calcext:value-type="float">
            <text:p>0,57</text:p>
          </table:table-cell>
          <table:table-cell table:style-name="ce10" table:formula="of:=1-POWER(1-[.C78];1.1)" office:value-type="float" office:value="0.602507374525513" calcext:value-type="float">
            <text:p>0,60</text:p>
          </table:table-cell>
          <table:table-cell table:style-name="ce10" table:formula="of:=1-POWER(1-[.D78];1.1)" office:value-type="float" office:value="0.637538416573497" calcext:value-type="float">
            <text:p>0,64</text:p>
          </table:table-cell>
          <table:table-cell table:style-name="ce10" table:formula="of:=1-POWER(1-[.E78];1.1)" office:value-type="float" office:value="0.672517436243918" calcext:value-type="float">
            <text:p>0,67</text:p>
          </table:table-cell>
          <table:table-cell table:style-name="ce10" table:formula="of:=1-POWER(1-[.F78];1.1)" office:value-type="float" office:value="0.707108343779547" calcext:value-type="float">
            <text:p>0,71</text:p>
          </table:table-cell>
          <table:table-cell table:style-name="ce10" table:formula="of:=1-POWER(1-[.G78];1.1)" office:value-type="float" office:value="0.740953517318841" calcext:value-type="float">
            <text:p>0,74</text:p>
          </table:table-cell>
          <table:table-cell table:style-name="ce10" table:formula="of:=1-POWER(1-[.H78];1.1)" office:value-type="float" office:value="0.773683889941722" calcext:value-type="float">
            <text:p>0,77</text:p>
          </table:table-cell>
          <table:table-cell table:style-name="ce10" table:formula="of:=1-POWER(1-[.I78];1.1)" office:value-type="float" office:value="0.804931557325217" calcext:value-type="float">
            <text:p>0,80</text:p>
          </table:table-cell>
          <table:table-cell table:style-name="ce10" table:formula="of:=1-POWER(1-[.J78];1.1)" office:value-type="float" office:value="0.834344553848792" calcext:value-type="float">
            <text:p>0,83</text:p>
          </table:table-cell>
          <table:table-cell table:style-name="ce10" table:formula="of:=1-POWER(1-[.K78];1.1)" office:value-type="float" office:value="0.861603122940014" calcext:value-type="float">
            <text:p>0,86</text:p>
          </table:table-cell>
          <table:table-cell table:style-name="ce10" table:formula="of:=1-POWER(1-[.L78];1.1)" office:value-type="float" office:value="0.886436460658496" calcext:value-type="float">
            <text:p>0,89</text:p>
          </table:table-cell>
          <table:table-cell table:style-name="ce10" table:formula="of:=1-POWER(1-[.M78];1.1)" office:value-type="float" office:value="0.908638586257964" calcext:value-type="float">
            <text:p>0,91</text:p>
          </table:table-cell>
          <table:table-cell table:style-name="ce10" table:formula="of:=1-POWER(1-[.N78];1.1)" office:value-type="float" office:value="0.928081753089373" calcext:value-type="float">
            <text:p>0,93</text:p>
          </table:table-cell>
          <table:table-cell table:style-name="ce10" table:formula="of:=1-POWER(1-[.O78];1.1)" office:value-type="float" office:value="0.944725731774858" calcext:value-type="float">
            <text:p>0,94</text:p>
          </table:table-cell>
          <table:table-cell table:style-name="ce10" table:formula="of:=1-POWER(1-[.P78];1.1)" office:value-type="float" office:value="0.95862144676756" calcext:value-type="float">
            <text:p>0,96</text:p>
          </table:table-cell>
          <table:table-cell table:style-name="ce10" table:formula="of:=1-POWER(1-[.Q78];1.1)" office:value-type="float" office:value="0.969907876742396" calcext:value-type="float">
            <text:p>0,97</text:p>
          </table:table-cell>
          <table:table-cell table:style-name="ce10" table:formula="of:=1-POWER(1-[.R78];1.1)" office:value-type="float" office:value="0.978801842468947" calcext:value-type="float">
            <text:p>0,98</text:p>
          </table:table-cell>
          <table:table-cell table:style-name="ce10" table:formula="of:=1-POWER(1-[.S78];1.1)" office:value-type="float" office:value="0.985581239545692" calcext:value-type="float">
            <text:p>0,99</text:p>
          </table:table-cell>
          <table:table-cell table:style-name="ce10" table:formula="of:=1-POWER(1-[.T78];1.1)" office:value-type="float" office:value="0.990563287599038" calcext:value-type="float">
            <text:p>0,99</text:p>
          </table:table-cell>
          <table:table-cell table:style-name="ce10" table:formula="of:=1-POWER(1-[.U78];1.1)" office:value-type="float" office:value="0.994080257835339" calcext:value-type="float">
            <text:p>0,99</text:p>
          </table:table-cell>
          <table:table-cell table:style-name="ce10" table:formula="of:=1-POWER(1-[.V78];1.1)" office:value-type="float" office:value="0.996455678815735" calcext:value-type="float">
            <text:p>1,00</text:p>
          </table:table-cell>
          <table:table-cell table:style-name="ce10" table:formula="of:=1-POWER(1-[.W78];1.1)" office:value-type="float" office:value="0.997984019265271" calcext:value-type="float">
            <text:p>1,00</text:p>
          </table:table-cell>
          <table:table-cell table:style-name="ce10" table:formula="of:=1-POWER(1-[.X78];1.1)" office:value-type="float" office:value="0.99891623526484" calcext:value-type="float">
            <text:p>1,00</text:p>
          </table:table-cell>
          <table:table-cell table:style-name="ce10" table:formula="of:=1-POWER(1-[.Y78];1.1)" office:value-type="float" office:value="0.999452444032008" calcext:value-type="float">
            <text:p>1,00</text:p>
          </table:table-cell>
          <table:table-cell table:style-name="ce10" table:formula="of:=1-POWER(1-[.Z78];1.1)" office:value-type="float" office:value="0.999741612578215" calcext:value-type="float">
            <text:p>1,00</text:p>
          </table:table-cell>
          <table:table-cell table:style-name="ce10" table:formula="of:=1-POWER(1-[.AA78];1.1)" office:value-type="float" office:value="0.999886890650333" calcext:value-type="float">
            <text:p>1,00</text:p>
          </table:table-cell>
          <table:table-cell table:style-name="ce10" table:formula="of:=1-POWER(1-[.AB78];1.1)" office:value-type="float" office:value="0.999954412229222" calcext:value-type="float">
            <text:p>1,00</text:p>
          </table:table-cell>
          <table:table-cell table:style-name="ce10" table:formula="of:=1-POWER(1-[.AC78];1.1)" office:value-type="float" office:value="0.999983222270371" calcext:value-type="float">
            <text:p>1,00</text:p>
          </table:table-cell>
          <table:table-cell table:style-name="ce10" table:formula="of:=1-POWER(1-[.AD78];1.1)" office:value-type="float" office:value="0.999994412641849" calcext:value-type="float">
            <text:p>1,00</text:p>
          </table:table-cell>
          <table:table-cell table:style-name="ce10" table:formula="of:=1-POWER(1-[.AE78];1.1)" office:value-type="float" office:value="0.999998333032389" calcext:value-type="float">
            <text:p>1,00</text:p>
          </table:table-cell>
          <table:table-cell table:style-name="ce10" table:formula="of:=1-POWER(1-[.AF78];1.1)" office:value-type="float" office:value="0.999999559323514" calcext:value-type="float">
            <text:p>1,00</text:p>
          </table:table-cell>
          <table:table-cell table:style-name="ce10" table:formula="of:=1-POWER(1-[.AG78];1.1)" office:value-type="float" office:value="0.999999898016041" calcext:value-type="float">
            <text:p>1,00</text:p>
          </table:table-cell>
          <table:table-cell table:style-name="ce10" table:formula="of:=1-POWER(1-[.AH78];1.1)" office:value-type="float" office:value="0.99999997961151" calcext:value-type="float">
            <text:p>1,00</text:p>
          </table:table-cell>
          <table:table-cell table:style-name="ce10" table:formula="of:=1-POWER(1-[.AI78];1.1)" office:value-type="float" office:value="0.999999996530047" calcext:value-type="float">
            <text:p>1,00</text:p>
          </table:table-cell>
          <table:table-cell table:style-name="ce10" table:formula="of:=1-POWER(1-[.AJ78];1.1)" office:value-type="float" office:value="0.999999999505284" calcext:value-type="float">
            <text:p>1,00</text:p>
          </table:table-cell>
          <table:table-cell table:style-name="ce10" table:formula="of:=1-POWER(1-[.AK78];1.1)" office:value-type="float" office:value="0.999999999941951" calcext:value-type="float">
            <text:p>1,00</text:p>
          </table:table-cell>
          <table:table-cell table:style-name="ce10" table:formula="of:=1-POWER(1-[.AL78];1.1)" office:value-type="float" office:value="0.999999999994502" calcext:value-type="float">
            <text:p>1,00</text:p>
          </table:table-cell>
          <table:table-cell table:style-name="ce10" table:formula="of:=1-POWER(1-[.AM78];1.1)" office:value-type="float" office:value="0.999999999999589" calcext:value-type="float">
            <text:p>1,00</text:p>
          </table:table-cell>
          <table:table-cell table:style-name="ce10" table:formula="of:=1-POWER(1-[.AN78];1.1)" office:value-type="float" office:value="0.999999999999976" calcext:value-type="float">
            <text:p>1,00</text:p>
          </table:table-cell>
          <table:table-cell table:style-name="ce10" table:formula="of:=1-POWER(1-[.AO78];1.1)" office:value-type="float" office:value="0.999999999999999" calcext:value-type="float">
            <text:p>1,00</text:p>
          </table:table-cell>
          <table:table-cell table:style-name="ce10" table:formula="of:=1-POWER(1-[.AP78];1.1)" office:value-type="float" office:value="1" calcext:value-type="float">
            <text:p>1,00</text:p>
          </table:table-cell>
          <table:table-cell table:style-name="ce10" table:formula="of:=1-POWER(1-[.AQ78];1.1)" office:value-type="float" office:value="1" calcext:value-type="float">
            <text:p>1,00</text:p>
          </table:table-cell>
          <table:table-cell table:style-name="ce10" table:formula="of:=1-POWER(1-[.AR78];1.1)" office:value-type="float" office:value="1" calcext:value-type="float">
            <text:p>1,00</text:p>
          </table:table-cell>
          <table:table-cell table:style-name="ce10" table:formula="of:=1-POWER(1-[.AS78];1.1)" office:value-type="float" office:value="1" calcext:value-type="float">
            <text:p>1,00</text:p>
          </table:table-cell>
          <table:table-cell table:style-name="ce10" table:formula="of:=1-POWER(1-[.AT78];1.1)" office:value-type="float" office:value="1" calcext:value-type="float">
            <text:p>1,00</text:p>
          </table:table-cell>
          <table:table-cell table:style-name="ce10" table:formula="of:=1-POWER(1-[.AU78];1.1)" office:value-type="float" office:value="1" calcext:value-type="float">
            <text:p>1,00</text:p>
          </table:table-cell>
          <table:table-cell table:style-name="ce10" table:formula="of:=1-POWER(1-[.AV78];1.1)" office:value-type="float" office:value="1" calcext:value-type="float">
            <text:p>1,00</text:p>
          </table:table-cell>
          <table:table-cell table:style-name="ce10" table:formula="of:=1-POWER(1-[.AW78];1.1)" office:value-type="float" office:value="1" calcext:value-type="float">
            <text:p>1,00</text:p>
          </table:table-cell>
          <table:table-cell table:style-name="ce10" table:formula="of:=1-POWER(1-[.AX78];1.1)" office:value-type="float" office:value="1" calcext:value-type="float">
            <text:p>1,00</text:p>
          </table:table-cell>
          <table:table-cell table:style-name="ce10" table:formula="of:=1-POWER(1-[.AY78];1.1)" office:value-type="float" office:value="1" calcext:value-type="float">
            <text:p>1,00</text:p>
          </table:table-cell>
          <table:table-cell table:style-name="ce10" table:formula="of:=1-POWER(1-[.AZ78];1.1)" office:value-type="float" office:value="1" calcext:value-type="float">
            <text:p>1,00</text:p>
          </table:table-cell>
          <table:table-cell table:style-name="ce10" table:formula="of:=1-POWER(1-[.BA78];1.1)" office:value-type="float" office:value="1" calcext:value-type="float">
            <text:p>1,00</text:p>
          </table:table-cell>
          <table:table-cell table:style-name="ce10" table:formula="of:=1-POWER(1-[.BB78];1.1)" office:value-type="float" office:value="1" calcext:value-type="float">
            <text:p>1,00</text:p>
          </table:table-cell>
          <table:table-cell table:style-name="ce10" table:formula="of:=1-POWER(1-[.BC78];1.1)" office:value-type="float" office:value="1" calcext:value-type="float">
            <text:p>1,00</text:p>
          </table:table-cell>
          <table:table-cell table:style-name="ce10" table:formula="of:=1-POWER(1-[.BD78];1.1)" office:value-type="float" office:value="1" calcext:value-type="float">
            <text:p>1,00</text:p>
          </table:table-cell>
          <table:table-cell table:style-name="ce10" table:formula="of:=1-POWER(1-[.BE78];1.1)" office:value-type="float" office:value="1" calcext:value-type="float">
            <text:p>1,00</text:p>
          </table:table-cell>
          <table:table-cell table:style-name="ce10" table:formula="of:=1-POWER(1-[.BF78];1.1)" office:value-type="float" office:value="1" calcext:value-type="float">
            <text:p>1,00</text:p>
          </table:table-cell>
          <table:table-cell table:style-name="ce10" table:formula="of:=1-POWER(1-[.BG78];1.1)" office:value-type="float" office:value="1" calcext:value-type="float">
            <text:p>1,00</text:p>
          </table:table-cell>
          <table:table-cell table:style-name="ce10" table:formula="of:=1-POWER(1-[.BH78];1.1)" office:value-type="float" office:value="1" calcext:value-type="float">
            <text:p>1,00</text:p>
          </table:table-cell>
          <table:table-cell table:style-name="ce10" table:formula="of:=1-POWER(1-[.BI78];1.1)" office:value-type="float" office:value="1" calcext:value-type="float">
            <text:p>1,00</text:p>
          </table:table-cell>
          <table:table-cell table:style-name="ce10" table:formula="of:=1-POWER(1-[.BJ78];1.1)" office:value-type="float" office:value="1" calcext:value-type="float">
            <text:p>1,00</text:p>
          </table:table-cell>
          <table:table-cell table:style-name="ce10" table:formula="of:=1-POWER(1-[.BK78];1.1)" office:value-type="float" office:value="1" calcext:value-type="float">
            <text:p>1,00</text:p>
          </table:table-cell>
          <table:table-cell table:style-name="ce10" table:formula="of:=1-POWER(1-[.BL78];1.1)" office:value-type="float" office:value="1" calcext:value-type="float">
            <text:p>1,00</text:p>
          </table:table-cell>
          <table:table-cell table:style-name="ce10" table:formula="of:=1-POWER(1-[.BM78];1.1)" office:value-type="float" office:value="1" calcext:value-type="float">
            <text:p>1,00</text:p>
          </table:table-cell>
          <table:table-cell table:style-name="ce10" table:formula="of:=1-POWER(1-[.BN78];1.1)" office:value-type="float" office:value="1" calcext:value-type="float">
            <text:p>1,00</text:p>
          </table:table-cell>
          <table:table-cell table:style-name="ce10" table:formula="of:=1-POWER(1-[.BO78];1.1)" office:value-type="float" office:value="1" calcext:value-type="float">
            <text:p>1,00</text:p>
          </table:table-cell>
          <table:table-cell table:style-name="ce10" table:formula="of:=1-POWER(1-[.BP78];1.1)" office:value-type="float" office:value="1" calcext:value-type="float">
            <text:p>1,00</text:p>
          </table:table-cell>
          <table:table-cell table:style-name="ce10" table:formula="of:=1-POWER(1-[.BQ78];1.1)" office:value-type="float" office:value="1" calcext:value-type="float">
            <text:p>1,00</text:p>
          </table:table-cell>
          <table:table-cell table:style-name="ce10" table:formula="of:=1-POWER(1-[.BR78];1.1)" office:value-type="float" office:value="1" calcext:value-type="float">
            <text:p>1,00</text:p>
          </table:table-cell>
          <table:table-cell table:style-name="ce10" table:formula="of:=1-POWER(1-[.BS78];1.1)" office:value-type="float" office:value="1" calcext:value-type="float">
            <text:p>1,00</text:p>
          </table:table-cell>
          <table:table-cell table:style-name="ce10" table:formula="of:=1-POWER(1-[.BT78];1.1)" office:value-type="float" office:value="1" calcext:value-type="float">
            <text:p>1,00</text:p>
          </table:table-cell>
          <table:table-cell table:style-name="ce10" table:formula="of:=1-POWER(1-[.BU78];1.1)" office:value-type="float" office:value="1" calcext:value-type="float">
            <text:p>1,00</text:p>
          </table:table-cell>
          <table:table-cell table:style-name="ce10" table:formula="of:=1-POWER(1-[.BV78];1.1)" office:value-type="float" office:value="1" calcext:value-type="float">
            <text:p>1,00</text:p>
          </table:table-cell>
          <table:table-cell table:style-name="ce10" table:formula="of:=1-POWER(1-[.BW78];1.1)" office:value-type="float" office:value="1" calcext:value-type="float">
            <text:p>1,00</text:p>
          </table:table-cell>
          <table:table-cell table:style-name="ce10" table:formula="of:=1-POWER(1-[.BX78];1.1)" office:value-type="float" office:value="1" calcext:value-type="float">
            <text:p>1,00</text:p>
          </table:table-cell>
          <table:table-cell table:style-name="ce10" table:formula="of:=1-POWER(1-[.BY78];1.1)" office:value-type="float" office:value="1" calcext:value-type="float">
            <text:p>1,00</text:p>
          </table:table-cell>
          <table:table-cell table:style-name="ce10" table:formula="of:=1-POWER(1-[.BZ78];1.1)" office:value-type="float" office:value="1" calcext:value-type="float">
            <text:p>1,00</text:p>
          </table:table-cell>
          <table:table-cell table:style-name="ce10" table:formula="of:=1-POWER(1-[.CA78];1.1)" office:value-type="float" office:value="1" calcext:value-type="float">
            <text:p>1,00</text:p>
          </table:table-cell>
          <table:table-cell table:style-name="ce10" table:formula="of:=1-POWER(1-[.CB78];1.1)" office:value-type="float" office:value="1" calcext:value-type="float">
            <text:p>1,00</text:p>
          </table:table-cell>
          <table:table-cell table:style-name="ce10" table:formula="of:=1-POWER(1-[.CC78];1.1)" office:value-type="float" office:value="1" calcext:value-type="float">
            <text:p>1,00</text:p>
          </table:table-cell>
          <table:table-cell table:style-name="ce10" table:formula="of:=1-POWER(1-[.CD78];1.1)" office:value-type="float" office:value="1" calcext:value-type="float">
            <text:p>1,00</text:p>
          </table:table-cell>
          <table:table-cell table:style-name="ce10" table:formula="of:=1-POWER(1-[.CE78];1.1)" office:value-type="float" office:value="1" calcext:value-type="float">
            <text:p>1,00</text:p>
          </table:table-cell>
          <table:table-cell table:style-name="ce10" table:formula="of:=1-POWER(1-[.CF78];1.1)" office:value-type="float" office:value="1" calcext:value-type="float">
            <text:p>1,00</text:p>
          </table:table-cell>
          <table:table-cell table:style-name="ce10" table:formula="of:=1-POWER(1-[.CG78];1.1)" office:value-type="float" office:value="1" calcext:value-type="float">
            <text:p>1,00</text:p>
          </table:table-cell>
          <table:table-cell table:style-name="ce10" table:formula="of:=1-POWER(1-[.CH78];1.1)" office:value-type="float" office:value="1" calcext:value-type="float">
            <text:p>1,00</text:p>
          </table:table-cell>
          <table:table-cell table:style-name="ce10" table:formula="of:=1-POWER(1-[.CI78];1.1)" office:value-type="float" office:value="1" calcext:value-type="float">
            <text:p>1,00</text:p>
          </table:table-cell>
          <table:table-cell table:style-name="ce10" table:formula="of:=1-POWER(1-[.CJ78];1.1)" office:value-type="float" office:value="1" calcext:value-type="float">
            <text:p>1,00</text:p>
          </table:table-cell>
          <table:table-cell table:style-name="ce10" table:formula="of:=1-POWER(1-[.CK78];1.1)" office:value-type="float" office:value="1" calcext:value-type="float">
            <text:p>1,00</text:p>
          </table:table-cell>
          <table:table-cell table:style-name="ce10" table:formula="of:=1-POWER(1-[.CL78];1.1)" office:value-type="float" office:value="1" calcext:value-type="float">
            <text:p>1,00</text:p>
          </table:table-cell>
          <table:table-cell table:style-name="ce10" table:formula="of:=1-POWER(1-[.CM78];1.1)" office:value-type="float" office:value="1" calcext:value-type="float">
            <text:p>1,00</text:p>
          </table:table-cell>
          <table:table-cell table:style-name="ce10" table:formula="of:=1-POWER(1-[.CN78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78]+0.1" office:value-type="float" office:value="0.6" calcext:value-type="float">
            <text:p>0,60</text:p>
          </table:table-cell>
          <table:table-cell table:style-name="ce10" table:formula="of:=1-POWER(1-[.A79];1.1)" office:value-type="float" office:value="0.635022585377808" calcext:value-type="float">
            <text:p>0,64</text:p>
          </table:table-cell>
          <table:table-cell table:style-name="ce10" table:formula="of:=1-POWER(1-[.B79];1.1)" office:value-type="float" office:value="0.670016222746452" calcext:value-type="float">
            <text:p>0,67</text:p>
          </table:table-cell>
          <table:table-cell table:style-name="ce10" table:formula="of:=1-POWER(1-[.C79];1.1)" office:value-type="float" office:value="0.704646685828224" calcext:value-type="float">
            <text:p>0,70</text:p>
          </table:table-cell>
          <table:table-cell table:style-name="ce10" table:formula="of:=1-POWER(1-[.D79];1.1)" office:value-type="float" office:value="0.738557592970043" calcext:value-type="float">
            <text:p>0,74</text:p>
          </table:table-cell>
          <table:table-cell table:style-name="ce10" table:formula="of:=1-POWER(1-[.E79];1.1)" office:value-type="float" office:value="0.771380307312202" calcext:value-type="float">
            <text:p>0,77</text:p>
          </table:table-cell>
          <table:table-cell table:style-name="ce10" table:formula="of:=1-POWER(1-[.F79];1.1)" office:value-type="float" office:value="0.80274637174886" calcext:value-type="float">
            <text:p>0,80</text:p>
          </table:table-cell>
          <table:table-cell table:style-name="ce10" table:formula="of:=1-POWER(1-[.G79];1.1)" office:value-type="float" office:value="0.832302147824406" calcext:value-type="float">
            <text:p>0,83</text:p>
          </table:table-cell>
          <table:table-cell table:style-name="ce10" table:formula="of:=1-POWER(1-[.H79];1.1)" office:value-type="float" office:value="0.859725008726094" calcext:value-type="float">
            <text:p>0,86</text:p>
          </table:table-cell>
          <table:table-cell table:style-name="ce10" table:formula="of:=1-POWER(1-[.I79];1.1)" office:value-type="float" office:value="0.884740090194805" calcext:value-type="float">
            <text:p>0,88</text:p>
          </table:table-cell>
          <table:table-cell table:style-name="ce10" table:formula="of:=1-POWER(1-[.J79];1.1)" office:value-type="float" office:value="0.907136274444074" calcext:value-type="float">
            <text:p>0,91</text:p>
          </table:table-cell>
          <table:table-cell table:style-name="ce10" table:formula="of:=1-POWER(1-[.K79];1.1)" office:value-type="float" office:value="0.926779833312567" calcext:value-type="float">
            <text:p>0,93</text:p>
          </table:table-cell>
          <table:table-cell table:style-name="ce10" table:formula="of:=1-POWER(1-[.L79];1.1)" office:value-type="float" office:value="0.943624061522131" calcext:value-type="float">
            <text:p>0,94</text:p>
          </table:table-cell>
          <table:table-cell table:style-name="ce10" table:formula="of:=1-POWER(1-[.M79];1.1)" office:value-type="float" office:value="0.95771336150554" calcext:value-type="float">
            <text:p>0,96</text:p>
          </table:table-cell>
          <table:table-cell table:style-name="ce10" table:formula="of:=1-POWER(1-[.N79];1.1)" office:value-type="float" office:value="0.96918064968925" calcext:value-type="float">
            <text:p>0,97</text:p>
          </table:table-cell>
          <table:table-cell table:style-name="ce10" table:formula="of:=1-POWER(1-[.O79];1.1)" office:value-type="float" office:value="0.978237648169173" calcext:value-type="float">
            <text:p>0,98</text:p>
          </table:table-cell>
          <table:table-cell table:style-name="ce10" table:formula="of:=1-POWER(1-[.P79];1.1)" office:value-type="float" office:value="0.985158547380335" calcext:value-type="float">
            <text:p>0,99</text:p>
          </table:table-cell>
          <table:table-cell table:style-name="ce10" table:formula="of:=1-POWER(1-[.Q79];1.1)" office:value-type="float" office:value="0.990258540014045" calcext:value-type="float">
            <text:p>0,99</text:p>
          </table:table-cell>
          <table:table-cell table:style-name="ce10" table:formula="of:=1-POWER(1-[.R79];1.1)" office:value-type="float" office:value="0.993869633263653" calcext:value-type="float">
            <text:p>0,99</text:p>
          </table:table-cell>
          <table:table-cell table:style-name="ce10" table:formula="of:=1-POWER(1-[.S79];1.1)" office:value-type="float" office:value="0.996316716888895" calcext:value-type="float">
            <text:p>1,00</text:p>
          </table:table-cell>
          <table:table-cell table:style-name="ce10" table:formula="of:=1-POWER(1-[.T79];1.1)" office:value-type="float" office:value="0.997896906351302" calcext:value-type="float">
            <text:p>1,00</text:p>
          </table:table-cell>
          <table:table-cell table:style-name="ce10" table:formula="of:=1-POWER(1-[.U79];1.1)" office:value-type="float" office:value="0.998864611547241" calcext:value-type="float">
            <text:p>1,00</text:p>
          </table:table-cell>
          <table:table-cell table:style-name="ce10" table:formula="of:=1-POWER(1-[.V79];1.1)" office:value-type="float" office:value="0.999423686330983" calcext:value-type="float">
            <text:p>1,00</text:p>
          </table:table-cell>
          <table:table-cell table:style-name="ce10" table:formula="of:=1-POWER(1-[.W79];1.1)" office:value-type="float" office:value="0.99972664639086" calcext:value-type="float">
            <text:p>1,00</text:p>
          </table:table-cell>
          <table:table-cell table:style-name="ce10" table:formula="of:=1-POWER(1-[.X79];1.1)" office:value-type="float" office:value="0.999879663522795" calcext:value-type="float">
            <text:p>1,00</text:p>
          </table:table-cell>
          <table:table-cell table:style-name="ce10" table:formula="of:=1-POWER(1-[.Y79];1.1)" office:value-type="float" office:value="0.99995119806716" calcext:value-type="float">
            <text:p>1,00</text:p>
          </table:table-cell>
          <table:table-cell table:style-name="ce10" table:formula="of:=1-POWER(1-[.Z79];1.1)" office:value-type="float" office:value="0.999981916573504" calcext:value-type="float">
            <text:p>1,00</text:p>
          </table:table-cell>
          <table:table-cell table:style-name="ce10" table:formula="of:=1-POWER(1-[.AA79];1.1)" office:value-type="float" office:value="0.999993932513793" calcext:value-type="float">
            <text:p>1,00</text:p>
          </table:table-cell>
          <table:table-cell table:style-name="ce10" table:formula="of:=1-POWER(1-[.AB79];1.1)" office:value-type="float" office:value="0.999998174803289" calcext:value-type="float">
            <text:p>1,00</text:p>
          </table:table-cell>
          <table:table-cell table:style-name="ce10" table:formula="of:=1-POWER(1-[.AC79];1.1)" office:value-type="float" office:value="0.999999513099024" calcext:value-type="float">
            <text:p>1,00</text:p>
          </table:table-cell>
          <table:table-cell table:style-name="ce10" table:formula="of:=1-POWER(1-[.AD79];1.1)" office:value-type="float" office:value="0.999999886188877" calcext:value-type="float">
            <text:p>1,00</text:p>
          </table:table-cell>
          <table:table-cell table:style-name="ce10" table:formula="of:=1-POWER(1-[.AE79];1.1)" office:value-type="float" office:value="0.999999976996009" calcext:value-type="float">
            <text:p>1,00</text:p>
          </table:table-cell>
          <table:table-cell table:style-name="ce10" table:formula="of:=1-POWER(1-[.AF79];1.1)" office:value-type="float" office:value="0.99999999603737" calcext:value-type="float">
            <text:p>1,00</text:p>
          </table:table-cell>
          <table:table-cell table:style-name="ce10" table:formula="of:=1-POWER(1-[.AG79];1.1)" office:value-type="float" office:value="0.999999999427492" calcext:value-type="float">
            <text:p>1,00</text:p>
          </table:table-cell>
          <table:table-cell table:style-name="ce10" table:formula="of:=1-POWER(1-[.AH79];1.1)" office:value-type="float" office:value="0.999999999931835" calcext:value-type="float">
            <text:p>1,00</text:p>
          </table:table-cell>
          <table:table-cell table:style-name="ce10" table:formula="of:=1-POWER(1-[.AI79];1.1)" office:value-type="float" office:value="0.99999999999344" calcext:value-type="float">
            <text:p>1,00</text:p>
          </table:table-cell>
          <table:table-cell table:style-name="ce10" table:formula="of:=1-POWER(1-[.AJ79];1.1)" office:value-type="float" office:value="0.9999999999995" calcext:value-type="float">
            <text:p>1,00</text:p>
          </table:table-cell>
          <table:table-cell table:style-name="ce10" table:formula="of:=1-POWER(1-[.AK79];1.1)" office:value-type="float" office:value="0.999999999999971" calcext:value-type="float">
            <text:p>1,00</text:p>
          </table:table-cell>
          <table:table-cell table:style-name="ce10" table:formula="of:=1-POWER(1-[.AL79];1.1)" office:value-type="float" office:value="0.999999999999999" calcext:value-type="float">
            <text:p>1,00</text:p>
          </table:table-cell>
          <table:table-cell table:style-name="ce10" table:formula="of:=1-POWER(1-[.AM79];1.1)" office:value-type="float" office:value="1" calcext:value-type="float">
            <text:p>1,00</text:p>
          </table:table-cell>
          <table:table-cell table:style-name="ce10" table:formula="of:=1-POWER(1-[.AN79];1.1)" office:value-type="float" office:value="1" calcext:value-type="float">
            <text:p>1,00</text:p>
          </table:table-cell>
          <table:table-cell table:style-name="ce10" table:formula="of:=1-POWER(1-[.AO79];1.1)" office:value-type="float" office:value="1" calcext:value-type="float">
            <text:p>1,00</text:p>
          </table:table-cell>
          <table:table-cell table:style-name="ce10" table:formula="of:=1-POWER(1-[.AP79];1.1)" office:value-type="float" office:value="1" calcext:value-type="float">
            <text:p>1,00</text:p>
          </table:table-cell>
          <table:table-cell table:style-name="ce10" table:formula="of:=1-POWER(1-[.AQ79];1.1)" office:value-type="float" office:value="1" calcext:value-type="float">
            <text:p>1,00</text:p>
          </table:table-cell>
          <table:table-cell table:style-name="ce10" table:formula="of:=1-POWER(1-[.AR79];1.1)" office:value-type="float" office:value="1" calcext:value-type="float">
            <text:p>1,00</text:p>
          </table:table-cell>
          <table:table-cell table:style-name="ce10" table:formula="of:=1-POWER(1-[.AS79];1.1)" office:value-type="float" office:value="1" calcext:value-type="float">
            <text:p>1,00</text:p>
          </table:table-cell>
          <table:table-cell table:style-name="ce10" table:formula="of:=1-POWER(1-[.AT79];1.1)" office:value-type="float" office:value="1" calcext:value-type="float">
            <text:p>1,00</text:p>
          </table:table-cell>
          <table:table-cell table:style-name="ce10" table:formula="of:=1-POWER(1-[.AU79];1.1)" office:value-type="float" office:value="1" calcext:value-type="float">
            <text:p>1,00</text:p>
          </table:table-cell>
          <table:table-cell table:style-name="ce10" table:formula="of:=1-POWER(1-[.AV79];1.1)" office:value-type="float" office:value="1" calcext:value-type="float">
            <text:p>1,00</text:p>
          </table:table-cell>
          <table:table-cell table:style-name="ce10" table:formula="of:=1-POWER(1-[.AW79];1.1)" office:value-type="float" office:value="1" calcext:value-type="float">
            <text:p>1,00</text:p>
          </table:table-cell>
          <table:table-cell table:style-name="ce10" table:formula="of:=1-POWER(1-[.AX79];1.1)" office:value-type="float" office:value="1" calcext:value-type="float">
            <text:p>1,00</text:p>
          </table:table-cell>
          <table:table-cell table:style-name="ce10" table:formula="of:=1-POWER(1-[.AY79];1.1)" office:value-type="float" office:value="1" calcext:value-type="float">
            <text:p>1,00</text:p>
          </table:table-cell>
          <table:table-cell table:style-name="ce10" table:formula="of:=1-POWER(1-[.AZ79];1.1)" office:value-type="float" office:value="1" calcext:value-type="float">
            <text:p>1,00</text:p>
          </table:table-cell>
          <table:table-cell table:style-name="ce10" table:formula="of:=1-POWER(1-[.BA79];1.1)" office:value-type="float" office:value="1" calcext:value-type="float">
            <text:p>1,00</text:p>
          </table:table-cell>
          <table:table-cell table:style-name="ce10" table:formula="of:=1-POWER(1-[.BB79];1.1)" office:value-type="float" office:value="1" calcext:value-type="float">
            <text:p>1,00</text:p>
          </table:table-cell>
          <table:table-cell table:style-name="ce10" table:formula="of:=1-POWER(1-[.BC79];1.1)" office:value-type="float" office:value="1" calcext:value-type="float">
            <text:p>1,00</text:p>
          </table:table-cell>
          <table:table-cell table:style-name="ce10" table:formula="of:=1-POWER(1-[.BD79];1.1)" office:value-type="float" office:value="1" calcext:value-type="float">
            <text:p>1,00</text:p>
          </table:table-cell>
          <table:table-cell table:style-name="ce10" table:formula="of:=1-POWER(1-[.BE79];1.1)" office:value-type="float" office:value="1" calcext:value-type="float">
            <text:p>1,00</text:p>
          </table:table-cell>
          <table:table-cell table:style-name="ce10" table:formula="of:=1-POWER(1-[.BF79];1.1)" office:value-type="float" office:value="1" calcext:value-type="float">
            <text:p>1,00</text:p>
          </table:table-cell>
          <table:table-cell table:style-name="ce10" table:formula="of:=1-POWER(1-[.BG79];1.1)" office:value-type="float" office:value="1" calcext:value-type="float">
            <text:p>1,00</text:p>
          </table:table-cell>
          <table:table-cell table:style-name="ce10" table:formula="of:=1-POWER(1-[.BH79];1.1)" office:value-type="float" office:value="1" calcext:value-type="float">
            <text:p>1,00</text:p>
          </table:table-cell>
          <table:table-cell table:style-name="ce10" table:formula="of:=1-POWER(1-[.BI79];1.1)" office:value-type="float" office:value="1" calcext:value-type="float">
            <text:p>1,00</text:p>
          </table:table-cell>
          <table:table-cell table:style-name="ce10" table:formula="of:=1-POWER(1-[.BJ79];1.1)" office:value-type="float" office:value="1" calcext:value-type="float">
            <text:p>1,00</text:p>
          </table:table-cell>
          <table:table-cell table:style-name="ce10" table:formula="of:=1-POWER(1-[.BK79];1.1)" office:value-type="float" office:value="1" calcext:value-type="float">
            <text:p>1,00</text:p>
          </table:table-cell>
          <table:table-cell table:style-name="ce10" table:formula="of:=1-POWER(1-[.BL79];1.1)" office:value-type="float" office:value="1" calcext:value-type="float">
            <text:p>1,00</text:p>
          </table:table-cell>
          <table:table-cell table:style-name="ce10" table:formula="of:=1-POWER(1-[.BM79];1.1)" office:value-type="float" office:value="1" calcext:value-type="float">
            <text:p>1,00</text:p>
          </table:table-cell>
          <table:table-cell table:style-name="ce10" table:formula="of:=1-POWER(1-[.BN79];1.1)" office:value-type="float" office:value="1" calcext:value-type="float">
            <text:p>1,00</text:p>
          </table:table-cell>
          <table:table-cell table:style-name="ce10" table:formula="of:=1-POWER(1-[.BO79];1.1)" office:value-type="float" office:value="1" calcext:value-type="float">
            <text:p>1,00</text:p>
          </table:table-cell>
          <table:table-cell table:style-name="ce10" table:formula="of:=1-POWER(1-[.BP79];1.1)" office:value-type="float" office:value="1" calcext:value-type="float">
            <text:p>1,00</text:p>
          </table:table-cell>
          <table:table-cell table:style-name="ce10" table:formula="of:=1-POWER(1-[.BQ79];1.1)" office:value-type="float" office:value="1" calcext:value-type="float">
            <text:p>1,00</text:p>
          </table:table-cell>
          <table:table-cell table:style-name="ce10" table:formula="of:=1-POWER(1-[.BR79];1.1)" office:value-type="float" office:value="1" calcext:value-type="float">
            <text:p>1,00</text:p>
          </table:table-cell>
          <table:table-cell table:style-name="ce10" table:formula="of:=1-POWER(1-[.BS79];1.1)" office:value-type="float" office:value="1" calcext:value-type="float">
            <text:p>1,00</text:p>
          </table:table-cell>
          <table:table-cell table:style-name="ce10" table:formula="of:=1-POWER(1-[.BT79];1.1)" office:value-type="float" office:value="1" calcext:value-type="float">
            <text:p>1,00</text:p>
          </table:table-cell>
          <table:table-cell table:style-name="ce10" table:formula="of:=1-POWER(1-[.BU79];1.1)" office:value-type="float" office:value="1" calcext:value-type="float">
            <text:p>1,00</text:p>
          </table:table-cell>
          <table:table-cell table:style-name="ce10" table:formula="of:=1-POWER(1-[.BV79];1.1)" office:value-type="float" office:value="1" calcext:value-type="float">
            <text:p>1,00</text:p>
          </table:table-cell>
          <table:table-cell table:style-name="ce10" table:formula="of:=1-POWER(1-[.BW79];1.1)" office:value-type="float" office:value="1" calcext:value-type="float">
            <text:p>1,00</text:p>
          </table:table-cell>
          <table:table-cell table:style-name="ce10" table:formula="of:=1-POWER(1-[.BX79];1.1)" office:value-type="float" office:value="1" calcext:value-type="float">
            <text:p>1,00</text:p>
          </table:table-cell>
          <table:table-cell table:style-name="ce10" table:formula="of:=1-POWER(1-[.BY79];1.1)" office:value-type="float" office:value="1" calcext:value-type="float">
            <text:p>1,00</text:p>
          </table:table-cell>
          <table:table-cell table:style-name="ce10" table:formula="of:=1-POWER(1-[.BZ79];1.1)" office:value-type="float" office:value="1" calcext:value-type="float">
            <text:p>1,00</text:p>
          </table:table-cell>
          <table:table-cell table:style-name="ce10" table:formula="of:=1-POWER(1-[.CA79];1.1)" office:value-type="float" office:value="1" calcext:value-type="float">
            <text:p>1,00</text:p>
          </table:table-cell>
          <table:table-cell table:style-name="ce10" table:formula="of:=1-POWER(1-[.CB79];1.1)" office:value-type="float" office:value="1" calcext:value-type="float">
            <text:p>1,00</text:p>
          </table:table-cell>
          <table:table-cell table:style-name="ce10" table:formula="of:=1-POWER(1-[.CC79];1.1)" office:value-type="float" office:value="1" calcext:value-type="float">
            <text:p>1,00</text:p>
          </table:table-cell>
          <table:table-cell table:style-name="ce10" table:formula="of:=1-POWER(1-[.CD79];1.1)" office:value-type="float" office:value="1" calcext:value-type="float">
            <text:p>1,00</text:p>
          </table:table-cell>
          <table:table-cell table:style-name="ce10" table:formula="of:=1-POWER(1-[.CE79];1.1)" office:value-type="float" office:value="1" calcext:value-type="float">
            <text:p>1,00</text:p>
          </table:table-cell>
          <table:table-cell table:style-name="ce10" table:formula="of:=1-POWER(1-[.CF79];1.1)" office:value-type="float" office:value="1" calcext:value-type="float">
            <text:p>1,00</text:p>
          </table:table-cell>
          <table:table-cell table:style-name="ce10" table:formula="of:=1-POWER(1-[.CG79];1.1)" office:value-type="float" office:value="1" calcext:value-type="float">
            <text:p>1,00</text:p>
          </table:table-cell>
          <table:table-cell table:style-name="ce10" table:formula="of:=1-POWER(1-[.CH79];1.1)" office:value-type="float" office:value="1" calcext:value-type="float">
            <text:p>1,00</text:p>
          </table:table-cell>
          <table:table-cell table:style-name="ce10" table:formula="of:=1-POWER(1-[.CI79];1.1)" office:value-type="float" office:value="1" calcext:value-type="float">
            <text:p>1,00</text:p>
          </table:table-cell>
          <table:table-cell table:style-name="ce10" table:formula="of:=1-POWER(1-[.CJ79];1.1)" office:value-type="float" office:value="1" calcext:value-type="float">
            <text:p>1,00</text:p>
          </table:table-cell>
          <table:table-cell table:style-name="ce10" table:formula="of:=1-POWER(1-[.CK79];1.1)" office:value-type="float" office:value="1" calcext:value-type="float">
            <text:p>1,00</text:p>
          </table:table-cell>
          <table:table-cell table:style-name="ce10" table:formula="of:=1-POWER(1-[.CL79];1.1)" office:value-type="float" office:value="1" calcext:value-type="float">
            <text:p>1,00</text:p>
          </table:table-cell>
          <table:table-cell table:style-name="ce10" table:formula="of:=1-POWER(1-[.CM79];1.1)" office:value-type="float" office:value="1" calcext:value-type="float">
            <text:p>1,00</text:p>
          </table:table-cell>
          <table:table-cell table:style-name="ce10" table:formula="of:=1-POWER(1-[.CN79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79]+0.1" office:value-type="float" office:value="0.7" calcext:value-type="float">
            <text:p>0,70</text:p>
          </table:table-cell>
          <table:table-cell table:style-name="ce10" table:formula="of:=1-POWER(1-[.A80];1.1)" office:value-type="float" office:value="0.734029554830436" calcext:value-type="float">
            <text:p>0,73</text:p>
          </table:table-cell>
          <table:table-cell table:style-name="ce10" table:formula="of:=1-POWER(1-[.B80];1.1)" office:value-type="float" office:value="0.767021031452335" calcext:value-type="float">
            <text:p>0,77</text:p>
          </table:table-cell>
          <table:table-cell table:style-name="ce10" table:formula="of:=1-POWER(1-[.C80];1.1)" office:value-type="float" office:value="0.798605136411934" calcext:value-type="float">
            <text:p>0,80</text:p>
          </table:table-cell>
          <table:table-cell table:style-name="ce10" table:formula="of:=1-POWER(1-[.D80];1.1)" office:value-type="float" office:value="0.828425307569558" calcext:value-type="float">
            <text:p>0,83</text:p>
          </table:table-cell>
          <table:table-cell table:style-name="ce10" table:formula="of:=1-POWER(1-[.E80];1.1)" office:value-type="float" office:value="0.856153747547263" calcext:value-type="float">
            <text:p>0,86</text:p>
          </table:table-cell>
          <table:table-cell table:style-name="ce10" table:formula="of:=1-POWER(1-[.F80];1.1)" office:value-type="float" office:value="0.881508169913857" calcext:value-type="float">
            <text:p>0,88</text:p>
          </table:table-cell>
          <table:table-cell table:style-name="ce10" table:formula="of:=1-POWER(1-[.G80];1.1)" office:value-type="float" office:value="0.904267974494612" calcext:value-type="float">
            <text:p>0,90</text:p>
          </table:table-cell>
          <table:table-cell table:style-name="ce10" table:formula="of:=1-POWER(1-[.H80];1.1)" office:value-type="float" office:value="0.92428830438216" calcext:value-type="float">
            <text:p>0,92</text:p>
          </table:table-cell>
          <table:table-cell table:style-name="ce10" table:formula="of:=1-POWER(1-[.I80];1.1)" office:value-type="float" office:value="0.941510316690904" calcext:value-type="float">
            <text:p>0,94</text:p>
          </table:table-cell>
          <table:table-cell table:style-name="ce10" table:formula="of:=1-POWER(1-[.J80];1.1)" office:value-type="float" office:value="0.955966095430148" calcext:value-type="float">
            <text:p>0,96</text:p>
          </table:table-cell>
          <table:table-cell table:style-name="ce10" table:formula="of:=1-POWER(1-[.K80];1.1)" office:value-type="float" office:value="0.967777004060946" calcext:value-type="float">
            <text:p>0,97</text:p>
          </table:table-cell>
          <table:table-cell table:style-name="ce10" table:formula="of:=1-POWER(1-[.L80];1.1)" office:value-type="float" office:value="0.977144932502193" calcext:value-type="float">
            <text:p>0,98</text:p>
          </table:table-cell>
          <table:table-cell table:style-name="ce10" table:formula="of:=1-POWER(1-[.M80];1.1)" office:value-type="float" office:value="0.984336790418275" calcext:value-type="float">
            <text:p>0,98</text:p>
          </table:table-cell>
          <table:table-cell table:style-name="ce10" table:formula="of:=1-POWER(1-[.N80];1.1)" office:value-type="float" office:value="0.989663611244084" calcext:value-type="float">
            <text:p>0,99</text:p>
          </table:table-cell>
          <table:table-cell table:style-name="ce10" table:formula="of:=1-POWER(1-[.O80];1.1)" office:value-type="float" office:value="0.993456566117991" calcext:value-type="float">
            <text:p>0,99</text:p>
          </table:table-cell>
          <table:table-cell table:style-name="ce10" table:formula="of:=1-POWER(1-[.P80];1.1)" office:value-type="float" office:value="0.996042815582122" calcext:value-type="float">
            <text:p>1,00</text:p>
          </table:table-cell>
          <table:table-cell table:style-name="ce10" table:formula="of:=1-POWER(1-[.Q80];1.1)" office:value-type="float" office:value="0.997724248072043" calcext:value-type="float">
            <text:p>1,00</text:p>
          </table:table-cell>
          <table:table-cell table:style-name="ce10" table:formula="of:=1-POWER(1-[.R80];1.1)" office:value-type="float" office:value="0.998761667100411" calcext:value-type="float">
            <text:p>1,00</text:p>
          </table:table-cell>
          <table:table-cell table:style-name="ce10" table:formula="of:=1-POWER(1-[.S80];1.1)" office:value-type="float" office:value="0.999365953437453" calcext:value-type="float">
            <text:p>1,00</text:p>
          </table:table-cell>
          <table:table-cell table:style-name="ce10" table:formula="of:=1-POWER(1-[.T80];1.1)" office:value-type="float" office:value="0.99969637797838" calcext:value-type="float">
            <text:p>1,00</text:p>
          </table:table-cell>
          <table:table-cell table:style-name="ce10" table:formula="of:=1-POWER(1-[.U80];1.1)" office:value-type="float" office:value="0.999864927606904" calcext:value-type="float">
            <text:p>1,00</text:p>
          </table:table-cell>
          <table:table-cell table:style-name="ce10" table:formula="of:=1-POWER(1-[.V80];1.1)" office:value-type="float" office:value="0.999944585521074" calcext:value-type="float">
            <text:p>1,00</text:p>
          </table:table-cell>
          <table:table-cell table:style-name="ce10" table:formula="of:=1-POWER(1-[.W80];1.1)" office:value-type="float" office:value="0.999979203723683" calcext:value-type="float">
            <text:p>1,00</text:p>
          </table:table-cell>
          <table:table-cell table:style-name="ce10" table:formula="of:=1-POWER(1-[.X80];1.1)" office:value-type="float" office:value="0.999992924060074" calcext:value-type="float">
            <text:p>1,00</text:p>
          </table:table-cell>
          <table:table-cell table:style-name="ce10" table:formula="of:=1-POWER(1-[.Y80];1.1)" office:value-type="float" office:value="0.999997838463613" calcext:value-type="float">
            <text:p>1,00</text:p>
          </table:table-cell>
          <table:table-cell table:style-name="ce10" table:formula="of:=1-POWER(1-[.Z80];1.1)" office:value-type="float" office:value="0.999999413539446" calcext:value-type="float">
            <text:p>1,00</text:p>
          </table:table-cell>
          <table:table-cell table:style-name="ce10" table:formula="of:=1-POWER(1-[.AA80];1.1)" office:value-type="float" office:value="0.999999860343007" calcext:value-type="float">
            <text:p>1,00</text:p>
          </table:table-cell>
          <table:table-cell table:style-name="ce10" table:formula="of:=1-POWER(1-[.AB80];1.1)" office:value-type="float" office:value="0.999999971188295" calcext:value-type="float">
            <text:p>1,00</text:p>
          </table:table-cell>
          <table:table-cell table:style-name="ce10" table:formula="of:=1-POWER(1-[.AC80];1.1)" office:value-type="float" office:value="0.999999994923951" calcext:value-type="float">
            <text:p>1,00</text:p>
          </table:table-cell>
          <table:table-cell table:style-name="ce10" table:formula="of:=1-POWER(1-[.AD80];1.1)" office:value-type="float" office:value="0.999999999248241" calcext:value-type="float">
            <text:p>1,00</text:p>
          </table:table-cell>
          <table:table-cell table:style-name="ce10" table:formula="of:=1-POWER(1-[.AE80];1.1)" office:value-type="float" office:value="0.999999999908022" calcext:value-type="float">
            <text:p>1,00</text:p>
          </table:table-cell>
          <table:table-cell table:style-name="ce10" table:formula="of:=1-POWER(1-[.AF80];1.1)" office:value-type="float" office:value="0.999999999990879" calcext:value-type="float">
            <text:p>1,00</text:p>
          </table:table-cell>
          <table:table-cell table:style-name="ce10" table:formula="of:=1-POWER(1-[.AG80];1.1)" office:value-type="float" office:value="0.999999999999282" calcext:value-type="float">
            <text:p>1,00</text:p>
          </table:table-cell>
          <table:table-cell table:style-name="ce10" table:formula="of:=1-POWER(1-[.AH80];1.1)" office:value-type="float" office:value="0.999999999999956" calcext:value-type="float">
            <text:p>1,00</text:p>
          </table:table-cell>
          <table:table-cell table:style-name="ce10" table:formula="of:=1-POWER(1-[.AI80];1.1)" office:value-type="float" office:value="0.999999999999998" calcext:value-type="float">
            <text:p>1,00</text:p>
          </table:table-cell>
          <table:table-cell table:style-name="ce10" table:formula="of:=1-POWER(1-[.AJ80];1.1)" office:value-type="float" office:value="1" calcext:value-type="float">
            <text:p>1,00</text:p>
          </table:table-cell>
          <table:table-cell table:style-name="ce10" table:formula="of:=1-POWER(1-[.AK80];1.1)" office:value-type="float" office:value="1" calcext:value-type="float">
            <text:p>1,00</text:p>
          </table:table-cell>
          <table:table-cell table:style-name="ce10" table:formula="of:=1-POWER(1-[.AL80];1.1)" office:value-type="float" office:value="1" calcext:value-type="float">
            <text:p>1,00</text:p>
          </table:table-cell>
          <table:table-cell table:style-name="ce10" table:formula="of:=1-POWER(1-[.AM80];1.1)" office:value-type="float" office:value="1" calcext:value-type="float">
            <text:p>1,00</text:p>
          </table:table-cell>
          <table:table-cell table:style-name="ce10" table:formula="of:=1-POWER(1-[.AN80];1.1)" office:value-type="float" office:value="1" calcext:value-type="float">
            <text:p>1,00</text:p>
          </table:table-cell>
          <table:table-cell table:style-name="ce10" table:formula="of:=1-POWER(1-[.AO80];1.1)" office:value-type="float" office:value="1" calcext:value-type="float">
            <text:p>1,00</text:p>
          </table:table-cell>
          <table:table-cell table:style-name="ce10" table:formula="of:=1-POWER(1-[.AP80];1.1)" office:value-type="float" office:value="1" calcext:value-type="float">
            <text:p>1,00</text:p>
          </table:table-cell>
          <table:table-cell table:style-name="ce10" table:formula="of:=1-POWER(1-[.AQ80];1.1)" office:value-type="float" office:value="1" calcext:value-type="float">
            <text:p>1,00</text:p>
          </table:table-cell>
          <table:table-cell table:style-name="ce10" table:formula="of:=1-POWER(1-[.AR80];1.1)" office:value-type="float" office:value="1" calcext:value-type="float">
            <text:p>1,00</text:p>
          </table:table-cell>
          <table:table-cell table:style-name="ce10" table:formula="of:=1-POWER(1-[.AS80];1.1)" office:value-type="float" office:value="1" calcext:value-type="float">
            <text:p>1,00</text:p>
          </table:table-cell>
          <table:table-cell table:style-name="ce10" table:formula="of:=1-POWER(1-[.AT80];1.1)" office:value-type="float" office:value="1" calcext:value-type="float">
            <text:p>1,00</text:p>
          </table:table-cell>
          <table:table-cell table:style-name="ce10" table:formula="of:=1-POWER(1-[.AU80];1.1)" office:value-type="float" office:value="1" calcext:value-type="float">
            <text:p>1,00</text:p>
          </table:table-cell>
          <table:table-cell table:style-name="ce10" table:formula="of:=1-POWER(1-[.AV80];1.1)" office:value-type="float" office:value="1" calcext:value-type="float">
            <text:p>1,00</text:p>
          </table:table-cell>
          <table:table-cell table:style-name="ce10" table:formula="of:=1-POWER(1-[.AW80];1.1)" office:value-type="float" office:value="1" calcext:value-type="float">
            <text:p>1,00</text:p>
          </table:table-cell>
          <table:table-cell table:style-name="ce10" table:formula="of:=1-POWER(1-[.AX80];1.1)" office:value-type="float" office:value="1" calcext:value-type="float">
            <text:p>1,00</text:p>
          </table:table-cell>
          <table:table-cell table:style-name="ce10" table:formula="of:=1-POWER(1-[.AY80];1.1)" office:value-type="float" office:value="1" calcext:value-type="float">
            <text:p>1,00</text:p>
          </table:table-cell>
          <table:table-cell table:style-name="ce10" table:formula="of:=1-POWER(1-[.AZ80];1.1)" office:value-type="float" office:value="1" calcext:value-type="float">
            <text:p>1,00</text:p>
          </table:table-cell>
          <table:table-cell table:style-name="ce10" table:formula="of:=1-POWER(1-[.BA80];1.1)" office:value-type="float" office:value="1" calcext:value-type="float">
            <text:p>1,00</text:p>
          </table:table-cell>
          <table:table-cell table:style-name="ce10" table:formula="of:=1-POWER(1-[.BB80];1.1)" office:value-type="float" office:value="1" calcext:value-type="float">
            <text:p>1,00</text:p>
          </table:table-cell>
          <table:table-cell table:style-name="ce10" table:formula="of:=1-POWER(1-[.BC80];1.1)" office:value-type="float" office:value="1" calcext:value-type="float">
            <text:p>1,00</text:p>
          </table:table-cell>
          <table:table-cell table:style-name="ce10" table:formula="of:=1-POWER(1-[.BD80];1.1)" office:value-type="float" office:value="1" calcext:value-type="float">
            <text:p>1,00</text:p>
          </table:table-cell>
          <table:table-cell table:style-name="ce10" table:formula="of:=1-POWER(1-[.BE80];1.1)" office:value-type="float" office:value="1" calcext:value-type="float">
            <text:p>1,00</text:p>
          </table:table-cell>
          <table:table-cell table:style-name="ce10" table:formula="of:=1-POWER(1-[.BF80];1.1)" office:value-type="float" office:value="1" calcext:value-type="float">
            <text:p>1,00</text:p>
          </table:table-cell>
          <table:table-cell table:style-name="ce10" table:formula="of:=1-POWER(1-[.BG80];1.1)" office:value-type="float" office:value="1" calcext:value-type="float">
            <text:p>1,00</text:p>
          </table:table-cell>
          <table:table-cell table:style-name="ce10" table:formula="of:=1-POWER(1-[.BH80];1.1)" office:value-type="float" office:value="1" calcext:value-type="float">
            <text:p>1,00</text:p>
          </table:table-cell>
          <table:table-cell table:style-name="ce10" table:formula="of:=1-POWER(1-[.BI80];1.1)" office:value-type="float" office:value="1" calcext:value-type="float">
            <text:p>1,00</text:p>
          </table:table-cell>
          <table:table-cell table:style-name="ce10" table:formula="of:=1-POWER(1-[.BJ80];1.1)" office:value-type="float" office:value="1" calcext:value-type="float">
            <text:p>1,00</text:p>
          </table:table-cell>
          <table:table-cell table:style-name="ce10" table:formula="of:=1-POWER(1-[.BK80];1.1)" office:value-type="float" office:value="1" calcext:value-type="float">
            <text:p>1,00</text:p>
          </table:table-cell>
          <table:table-cell table:style-name="ce10" table:formula="of:=1-POWER(1-[.BL80];1.1)" office:value-type="float" office:value="1" calcext:value-type="float">
            <text:p>1,00</text:p>
          </table:table-cell>
          <table:table-cell table:style-name="ce10" table:formula="of:=1-POWER(1-[.BM80];1.1)" office:value-type="float" office:value="1" calcext:value-type="float">
            <text:p>1,00</text:p>
          </table:table-cell>
          <table:table-cell table:style-name="ce10" table:formula="of:=1-POWER(1-[.BN80];1.1)" office:value-type="float" office:value="1" calcext:value-type="float">
            <text:p>1,00</text:p>
          </table:table-cell>
          <table:table-cell table:style-name="ce10" table:formula="of:=1-POWER(1-[.BO80];1.1)" office:value-type="float" office:value="1" calcext:value-type="float">
            <text:p>1,00</text:p>
          </table:table-cell>
          <table:table-cell table:style-name="ce10" table:formula="of:=1-POWER(1-[.BP80];1.1)" office:value-type="float" office:value="1" calcext:value-type="float">
            <text:p>1,00</text:p>
          </table:table-cell>
          <table:table-cell table:style-name="ce10" table:formula="of:=1-POWER(1-[.BQ80];1.1)" office:value-type="float" office:value="1" calcext:value-type="float">
            <text:p>1,00</text:p>
          </table:table-cell>
          <table:table-cell table:style-name="ce10" table:formula="of:=1-POWER(1-[.BR80];1.1)" office:value-type="float" office:value="1" calcext:value-type="float">
            <text:p>1,00</text:p>
          </table:table-cell>
          <table:table-cell table:style-name="ce10" table:formula="of:=1-POWER(1-[.BS80];1.1)" office:value-type="float" office:value="1" calcext:value-type="float">
            <text:p>1,00</text:p>
          </table:table-cell>
          <table:table-cell table:style-name="ce10" table:formula="of:=1-POWER(1-[.BT80];1.1)" office:value-type="float" office:value="1" calcext:value-type="float">
            <text:p>1,00</text:p>
          </table:table-cell>
          <table:table-cell table:style-name="ce10" table:formula="of:=1-POWER(1-[.BU80];1.1)" office:value-type="float" office:value="1" calcext:value-type="float">
            <text:p>1,00</text:p>
          </table:table-cell>
          <table:table-cell table:style-name="ce10" table:formula="of:=1-POWER(1-[.BV80];1.1)" office:value-type="float" office:value="1" calcext:value-type="float">
            <text:p>1,00</text:p>
          </table:table-cell>
          <table:table-cell table:style-name="ce10" table:formula="of:=1-POWER(1-[.BW80];1.1)" office:value-type="float" office:value="1" calcext:value-type="float">
            <text:p>1,00</text:p>
          </table:table-cell>
          <table:table-cell table:style-name="ce10" table:formula="of:=1-POWER(1-[.BX80];1.1)" office:value-type="float" office:value="1" calcext:value-type="float">
            <text:p>1,00</text:p>
          </table:table-cell>
          <table:table-cell table:style-name="ce10" table:formula="of:=1-POWER(1-[.BY80];1.1)" office:value-type="float" office:value="1" calcext:value-type="float">
            <text:p>1,00</text:p>
          </table:table-cell>
          <table:table-cell table:style-name="ce10" table:formula="of:=1-POWER(1-[.BZ80];1.1)" office:value-type="float" office:value="1" calcext:value-type="float">
            <text:p>1,00</text:p>
          </table:table-cell>
          <table:table-cell table:style-name="ce10" table:formula="of:=1-POWER(1-[.CA80];1.1)" office:value-type="float" office:value="1" calcext:value-type="float">
            <text:p>1,00</text:p>
          </table:table-cell>
          <table:table-cell table:style-name="ce10" table:formula="of:=1-POWER(1-[.CB80];1.1)" office:value-type="float" office:value="1" calcext:value-type="float">
            <text:p>1,00</text:p>
          </table:table-cell>
          <table:table-cell table:style-name="ce10" table:formula="of:=1-POWER(1-[.CC80];1.1)" office:value-type="float" office:value="1" calcext:value-type="float">
            <text:p>1,00</text:p>
          </table:table-cell>
          <table:table-cell table:style-name="ce10" table:formula="of:=1-POWER(1-[.CD80];1.1)" office:value-type="float" office:value="1" calcext:value-type="float">
            <text:p>1,00</text:p>
          </table:table-cell>
          <table:table-cell table:style-name="ce10" table:formula="of:=1-POWER(1-[.CE80];1.1)" office:value-type="float" office:value="1" calcext:value-type="float">
            <text:p>1,00</text:p>
          </table:table-cell>
          <table:table-cell table:style-name="ce10" table:formula="of:=1-POWER(1-[.CF80];1.1)" office:value-type="float" office:value="1" calcext:value-type="float">
            <text:p>1,00</text:p>
          </table:table-cell>
          <table:table-cell table:style-name="ce10" table:formula="of:=1-POWER(1-[.CG80];1.1)" office:value-type="float" office:value="1" calcext:value-type="float">
            <text:p>1,00</text:p>
          </table:table-cell>
          <table:table-cell table:style-name="ce10" table:formula="of:=1-POWER(1-[.CH80];1.1)" office:value-type="float" office:value="1" calcext:value-type="float">
            <text:p>1,00</text:p>
          </table:table-cell>
          <table:table-cell table:style-name="ce10" table:formula="of:=1-POWER(1-[.CI80];1.1)" office:value-type="float" office:value="1" calcext:value-type="float">
            <text:p>1,00</text:p>
          </table:table-cell>
          <table:table-cell table:style-name="ce10" table:formula="of:=1-POWER(1-[.CJ80];1.1)" office:value-type="float" office:value="1" calcext:value-type="float">
            <text:p>1,00</text:p>
          </table:table-cell>
          <table:table-cell table:style-name="ce10" table:formula="of:=1-POWER(1-[.CK80];1.1)" office:value-type="float" office:value="1" calcext:value-type="float">
            <text:p>1,00</text:p>
          </table:table-cell>
          <table:table-cell table:style-name="ce10" table:formula="of:=1-POWER(1-[.CL80];1.1)" office:value-type="float" office:value="1" calcext:value-type="float">
            <text:p>1,00</text:p>
          </table:table-cell>
          <table:table-cell table:style-name="ce10" table:formula="of:=1-POWER(1-[.CM80];1.1)" office:value-type="float" office:value="1" calcext:value-type="float">
            <text:p>1,00</text:p>
          </table:table-cell>
          <table:table-cell table:style-name="ce10" table:formula="of:=1-POWER(1-[.CN80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80]+0.1" office:value-type="float" office:value="0.8" calcext:value-type="float">
            <text:p>0,80</text:p>
          </table:table-cell>
          <table:table-cell table:style-name="ce10" table:formula="of:=1-POWER(1-[.A81];1.1)" office:value-type="float" office:value="0.829732015495843" calcext:value-type="float">
            <text:p>0,83</text:p>
          </table:table-cell>
          <table:table-cell table:style-name="ce10" table:formula="of:=1-POWER(1-[.B81];1.1)" office:value-type="float" office:value="0.857358369418353" calcext:value-type="float">
            <text:p>0,86</text:p>
          </table:table-cell>
          <table:table-cell table:style-name="ce10" table:formula="of:=1-POWER(1-[.C81];1.1)" office:value-type="float" office:value="0.882599235707269" calcext:value-type="float">
            <text:p>0,88</text:p>
          </table:table-cell>
          <table:table-cell table:style-name="ce10" table:formula="of:=1-POWER(1-[.D81];1.1)" office:value-type="float" office:value="0.905237171173085" calcext:value-type="float">
            <text:p>0,91</text:p>
          </table:table-cell>
          <table:table-cell table:style-name="ce10" table:formula="of:=1-POWER(1-[.E81];1.1)" office:value-type="float" office:value="0.925131036913472" calcext:value-type="float">
            <text:p>0,93</text:p>
          </table:table-cell>
          <table:table-cell table:style-name="ce10" table:formula="of:=1-POWER(1-[.F81];1.1)" office:value-type="float" office:value="0.94222605812603" calcext:value-type="float">
            <text:p>0,94</text:p>
          </table:table-cell>
          <table:table-cell table:style-name="ce10" table:formula="of:=1-POWER(1-[.G81];1.1)" office:value-type="float" office:value="0.956558461240727" calcext:value-type="float">
            <text:p>0,96</text:p>
          </table:table-cell>
          <table:table-cell table:style-name="ce10" table:formula="of:=1-POWER(1-[.H81];1.1)" office:value-type="float" office:value="0.96825350963643" calcext:value-type="float">
            <text:p>0,97</text:p>
          </table:table-cell>
          <table:table-cell table:style-name="ce10" table:formula="of:=1-POWER(1-[.I81];1.1)" office:value-type="float" office:value="0.977516428891464" calcext:value-type="float">
            <text:p>0,98</text:p>
          </table:table-cell>
          <table:table-cell table:style-name="ce10" table:formula="of:=1-POWER(1-[.J81];1.1)" office:value-type="float" office:value="0.98461661811177" calcext:value-type="float">
            <text:p>0,98</text:p>
          </table:table-cell>
          <table:table-cell table:style-name="ce10" table:formula="of:=1-POWER(1-[.K81];1.1)" office:value-type="float" office:value="0.989866557592647" calcext:value-type="float">
            <text:p>0,99</text:p>
          </table:table-cell>
          <table:table-cell table:style-name="ce10" table:formula="of:=1-POWER(1-[.L81];1.1)" office:value-type="float" office:value="0.993597748892754" calcext:value-type="float">
            <text:p>0,99</text:p>
          </table:table-cell>
          <table:table-cell table:style-name="ce10" table:formula="of:=1-POWER(1-[.M81];1.1)" office:value-type="float" office:value="0.996136632924748" calcext:value-type="float">
            <text:p>1,00</text:p>
          </table:table-cell>
          <table:table-cell table:style-name="ce10" table:formula="of:=1-POWER(1-[.N81];1.1)" office:value-type="float" office:value="0.997783526354726" calcext:value-type="float">
            <text:p>1,00</text:p>
          </table:table-cell>
          <table:table-cell table:style-name="ce10" table:formula="of:=1-POWER(1-[.O81];1.1)" office:value-type="float" office:value="0.998797101927693" calcext:value-type="float">
            <text:p>1,00</text:p>
          </table:table-cell>
          <table:table-cell table:style-name="ce10" table:formula="of:=1-POWER(1-[.P81];1.1)" office:value-type="float" office:value="0.99938588216273" calcext:value-type="float">
            <text:p>1,00</text:p>
          </table:table-cell>
          <table:table-cell table:style-name="ce10" table:formula="of:=1-POWER(1-[.Q81];1.1)" office:value-type="float" office:value="0.999706858785394" calcext:value-type="float">
            <text:p>1,00</text:p>
          </table:table-cell>
          <table:table-cell table:style-name="ce10" table:formula="of:=1-POWER(1-[.R81];1.1)" office:value-type="float" office:value="0.9998700475202" calcext:value-type="float">
            <text:p>1,00</text:p>
          </table:table-cell>
          <table:table-cell table:style-name="ce10" table:formula="of:=1-POWER(1-[.S81];1.1)" office:value-type="float" office:value="0.999946891623135" calcext:value-type="float">
            <text:p>1,00</text:p>
          </table:table-cell>
          <table:table-cell table:style-name="ce10" table:formula="of:=1-POWER(1-[.T81];1.1)" office:value-type="float" office:value="0.999980153710085" calcext:value-type="float">
            <text:p>1,00</text:p>
          </table:table-cell>
          <table:table-cell table:style-name="ce10" table:formula="of:=1-POWER(1-[.U81];1.1)" office:value-type="float" office:value="0.999993278793103" calcext:value-type="float">
            <text:p>1,00</text:p>
          </table:table-cell>
          <table:table-cell table:style-name="ce10" table:formula="of:=1-POWER(1-[.V81];1.1)" office:value-type="float" office:value="0.999997957359254" calcext:value-type="float">
            <text:p>1,00</text:p>
          </table:table-cell>
          <table:table-cell table:style-name="ce10" table:formula="of:=1-POWER(1-[.W81];1.1)" office:value-type="float" office:value="0.99999944892439" calcext:value-type="float">
            <text:p>1,00</text:p>
          </table:table-cell>
          <table:table-cell table:style-name="ce10" table:formula="of:=1-POWER(1-[.X81];1.1)" office:value-type="float" office:value="0.99999986958357" calcext:value-type="float">
            <text:p>1,00</text:p>
          </table:table-cell>
          <table:table-cell table:style-name="ce10" table:formula="of:=1-POWER(1-[.Y81];1.1)" office:value-type="float" office:value="0.99999997327821" calcext:value-type="float">
            <text:p>1,00</text:p>
          </table:table-cell>
          <table:table-cell table:style-name="ce10" table:formula="of:=1-POWER(1-[.Z81];1.1)" office:value-type="float" office:value="0.99999999532747" calcext:value-type="float">
            <text:p>1,00</text:p>
          </table:table-cell>
          <table:table-cell table:style-name="ce10" table:formula="of:=1-POWER(1-[.AA81];1.1)" office:value-type="float" office:value="0.999999999313711" calcext:value-type="float">
            <text:p>1,00</text:p>
          </table:table-cell>
          <table:table-cell table:style-name="ce10" table:formula="of:=1-POWER(1-[.AB81];1.1)" office:value-type="float" office:value="0.999999999916793" calcext:value-type="float">
            <text:p>1,00</text:p>
          </table:table-cell>
          <table:table-cell table:style-name="ce10" table:formula="of:=1-POWER(1-[.AC81];1.1)" office:value-type="float" office:value="0.999999999991831" calcext:value-type="float">
            <text:p>1,00</text:p>
          </table:table-cell>
          <table:table-cell table:style-name="ce10" table:formula="of:=1-POWER(1-[.AD81];1.1)" office:value-type="float" office:value="0.999999999999364" calcext:value-type="float">
            <text:p>1,00</text:p>
          </table:table-cell>
          <table:table-cell table:style-name="ce10" table:formula="of:=1-POWER(1-[.AE81];1.1)" office:value-type="float" office:value="0.999999999999962" calcext:value-type="float">
            <text:p>1,00</text:p>
          </table:table-cell>
          <table:table-cell table:style-name="ce10" table:formula="of:=1-POWER(1-[.AF81];1.1)" office:value-type="float" office:value="0.999999999999998" calcext:value-type="float">
            <text:p>1,00</text:p>
          </table:table-cell>
          <table:table-cell table:style-name="ce10" table:formula="of:=1-POWER(1-[.AG81];1.1)" office:value-type="float" office:value="1" calcext:value-type="float">
            <text:p>1,00</text:p>
          </table:table-cell>
          <table:table-cell table:style-name="ce10" table:formula="of:=1-POWER(1-[.AH81];1.1)" office:value-type="float" office:value="1" calcext:value-type="float">
            <text:p>1,00</text:p>
          </table:table-cell>
          <table:table-cell table:style-name="ce10" table:formula="of:=1-POWER(1-[.AI81];1.1)" office:value-type="float" office:value="1" calcext:value-type="float">
            <text:p>1,00</text:p>
          </table:table-cell>
          <table:table-cell table:style-name="ce10" table:formula="of:=1-POWER(1-[.AJ81];1.1)" office:value-type="float" office:value="1" calcext:value-type="float">
            <text:p>1,00</text:p>
          </table:table-cell>
          <table:table-cell table:style-name="ce10" table:formula="of:=1-POWER(1-[.AK81];1.1)" office:value-type="float" office:value="1" calcext:value-type="float">
            <text:p>1,00</text:p>
          </table:table-cell>
          <table:table-cell table:style-name="ce10" table:formula="of:=1-POWER(1-[.AL81];1.1)" office:value-type="float" office:value="1" calcext:value-type="float">
            <text:p>1,00</text:p>
          </table:table-cell>
          <table:table-cell table:style-name="ce10" table:formula="of:=1-POWER(1-[.AM81];1.1)" office:value-type="float" office:value="1" calcext:value-type="float">
            <text:p>1,00</text:p>
          </table:table-cell>
          <table:table-cell table:style-name="ce10" table:formula="of:=1-POWER(1-[.AN81];1.1)" office:value-type="float" office:value="1" calcext:value-type="float">
            <text:p>1,00</text:p>
          </table:table-cell>
          <table:table-cell table:style-name="ce10" table:formula="of:=1-POWER(1-[.AO81];1.1)" office:value-type="float" office:value="1" calcext:value-type="float">
            <text:p>1,00</text:p>
          </table:table-cell>
          <table:table-cell table:style-name="ce10" table:formula="of:=1-POWER(1-[.AP81];1.1)" office:value-type="float" office:value="1" calcext:value-type="float">
            <text:p>1,00</text:p>
          </table:table-cell>
          <table:table-cell table:style-name="ce10" table:formula="of:=1-POWER(1-[.AQ81];1.1)" office:value-type="float" office:value="1" calcext:value-type="float">
            <text:p>1,00</text:p>
          </table:table-cell>
          <table:table-cell table:style-name="ce10" table:formula="of:=1-POWER(1-[.AR81];1.1)" office:value-type="float" office:value="1" calcext:value-type="float">
            <text:p>1,00</text:p>
          </table:table-cell>
          <table:table-cell table:style-name="ce10" table:formula="of:=1-POWER(1-[.AS81];1.1)" office:value-type="float" office:value="1" calcext:value-type="float">
            <text:p>1,00</text:p>
          </table:table-cell>
          <table:table-cell table:style-name="ce10" table:formula="of:=1-POWER(1-[.AT81];1.1)" office:value-type="float" office:value="1" calcext:value-type="float">
            <text:p>1,00</text:p>
          </table:table-cell>
          <table:table-cell table:style-name="ce10" table:formula="of:=1-POWER(1-[.AU81];1.1)" office:value-type="float" office:value="1" calcext:value-type="float">
            <text:p>1,00</text:p>
          </table:table-cell>
          <table:table-cell table:style-name="ce10" table:formula="of:=1-POWER(1-[.AV81];1.1)" office:value-type="float" office:value="1" calcext:value-type="float">
            <text:p>1,00</text:p>
          </table:table-cell>
          <table:table-cell table:style-name="ce10" table:formula="of:=1-POWER(1-[.AW81];1.1)" office:value-type="float" office:value="1" calcext:value-type="float">
            <text:p>1,00</text:p>
          </table:table-cell>
          <table:table-cell table:style-name="ce10" table:formula="of:=1-POWER(1-[.AX81];1.1)" office:value-type="float" office:value="1" calcext:value-type="float">
            <text:p>1,00</text:p>
          </table:table-cell>
          <table:table-cell table:style-name="ce10" table:formula="of:=1-POWER(1-[.AY81];1.1)" office:value-type="float" office:value="1" calcext:value-type="float">
            <text:p>1,00</text:p>
          </table:table-cell>
          <table:table-cell table:style-name="ce10" table:formula="of:=1-POWER(1-[.AZ81];1.1)" office:value-type="float" office:value="1" calcext:value-type="float">
            <text:p>1,00</text:p>
          </table:table-cell>
          <table:table-cell table:style-name="ce10" table:formula="of:=1-POWER(1-[.BA81];1.1)" office:value-type="float" office:value="1" calcext:value-type="float">
            <text:p>1,00</text:p>
          </table:table-cell>
          <table:table-cell table:style-name="ce10" table:formula="of:=1-POWER(1-[.BB81];1.1)" office:value-type="float" office:value="1" calcext:value-type="float">
            <text:p>1,00</text:p>
          </table:table-cell>
          <table:table-cell table:style-name="ce10" table:formula="of:=1-POWER(1-[.BC81];1.1)" office:value-type="float" office:value="1" calcext:value-type="float">
            <text:p>1,00</text:p>
          </table:table-cell>
          <table:table-cell table:style-name="ce10" table:formula="of:=1-POWER(1-[.BD81];1.1)" office:value-type="float" office:value="1" calcext:value-type="float">
            <text:p>1,00</text:p>
          </table:table-cell>
          <table:table-cell table:style-name="ce10" table:formula="of:=1-POWER(1-[.BE81];1.1)" office:value-type="float" office:value="1" calcext:value-type="float">
            <text:p>1,00</text:p>
          </table:table-cell>
          <table:table-cell table:style-name="ce10" table:formula="of:=1-POWER(1-[.BF81];1.1)" office:value-type="float" office:value="1" calcext:value-type="float">
            <text:p>1,00</text:p>
          </table:table-cell>
          <table:table-cell table:style-name="ce10" table:formula="of:=1-POWER(1-[.BG81];1.1)" office:value-type="float" office:value="1" calcext:value-type="float">
            <text:p>1,00</text:p>
          </table:table-cell>
          <table:table-cell table:style-name="ce10" table:formula="of:=1-POWER(1-[.BH81];1.1)" office:value-type="float" office:value="1" calcext:value-type="float">
            <text:p>1,00</text:p>
          </table:table-cell>
          <table:table-cell table:style-name="ce10" table:formula="of:=1-POWER(1-[.BI81];1.1)" office:value-type="float" office:value="1" calcext:value-type="float">
            <text:p>1,00</text:p>
          </table:table-cell>
          <table:table-cell table:style-name="ce10" table:formula="of:=1-POWER(1-[.BJ81];1.1)" office:value-type="float" office:value="1" calcext:value-type="float">
            <text:p>1,00</text:p>
          </table:table-cell>
          <table:table-cell table:style-name="ce10" table:formula="of:=1-POWER(1-[.BK81];1.1)" office:value-type="float" office:value="1" calcext:value-type="float">
            <text:p>1,00</text:p>
          </table:table-cell>
          <table:table-cell table:style-name="ce10" table:formula="of:=1-POWER(1-[.BL81];1.1)" office:value-type="float" office:value="1" calcext:value-type="float">
            <text:p>1,00</text:p>
          </table:table-cell>
          <table:table-cell table:style-name="ce10" table:formula="of:=1-POWER(1-[.BM81];1.1)" office:value-type="float" office:value="1" calcext:value-type="float">
            <text:p>1,00</text:p>
          </table:table-cell>
          <table:table-cell table:style-name="ce10" table:formula="of:=1-POWER(1-[.BN81];1.1)" office:value-type="float" office:value="1" calcext:value-type="float">
            <text:p>1,00</text:p>
          </table:table-cell>
          <table:table-cell table:style-name="ce10" table:formula="of:=1-POWER(1-[.BO81];1.1)" office:value-type="float" office:value="1" calcext:value-type="float">
            <text:p>1,00</text:p>
          </table:table-cell>
          <table:table-cell table:style-name="ce10" table:formula="of:=1-POWER(1-[.BP81];1.1)" office:value-type="float" office:value="1" calcext:value-type="float">
            <text:p>1,00</text:p>
          </table:table-cell>
          <table:table-cell table:style-name="ce10" table:formula="of:=1-POWER(1-[.BQ81];1.1)" office:value-type="float" office:value="1" calcext:value-type="float">
            <text:p>1,00</text:p>
          </table:table-cell>
          <table:table-cell table:style-name="ce10" table:formula="of:=1-POWER(1-[.BR81];1.1)" office:value-type="float" office:value="1" calcext:value-type="float">
            <text:p>1,00</text:p>
          </table:table-cell>
          <table:table-cell table:style-name="ce10" table:formula="of:=1-POWER(1-[.BS81];1.1)" office:value-type="float" office:value="1" calcext:value-type="float">
            <text:p>1,00</text:p>
          </table:table-cell>
          <table:table-cell table:style-name="ce10" table:formula="of:=1-POWER(1-[.BT81];1.1)" office:value-type="float" office:value="1" calcext:value-type="float">
            <text:p>1,00</text:p>
          </table:table-cell>
          <table:table-cell table:style-name="ce10" table:formula="of:=1-POWER(1-[.BU81];1.1)" office:value-type="float" office:value="1" calcext:value-type="float">
            <text:p>1,00</text:p>
          </table:table-cell>
          <table:table-cell table:style-name="ce10" table:formula="of:=1-POWER(1-[.BV81];1.1)" office:value-type="float" office:value="1" calcext:value-type="float">
            <text:p>1,00</text:p>
          </table:table-cell>
          <table:table-cell table:style-name="ce10" table:formula="of:=1-POWER(1-[.BW81];1.1)" office:value-type="float" office:value="1" calcext:value-type="float">
            <text:p>1,00</text:p>
          </table:table-cell>
          <table:table-cell table:style-name="ce10" table:formula="of:=1-POWER(1-[.BX81];1.1)" office:value-type="float" office:value="1" calcext:value-type="float">
            <text:p>1,00</text:p>
          </table:table-cell>
          <table:table-cell table:style-name="ce10" table:formula="of:=1-POWER(1-[.BY81];1.1)" office:value-type="float" office:value="1" calcext:value-type="float">
            <text:p>1,00</text:p>
          </table:table-cell>
          <table:table-cell table:style-name="ce10" table:formula="of:=1-POWER(1-[.BZ81];1.1)" office:value-type="float" office:value="1" calcext:value-type="float">
            <text:p>1,00</text:p>
          </table:table-cell>
          <table:table-cell table:style-name="ce10" table:formula="of:=1-POWER(1-[.CA81];1.1)" office:value-type="float" office:value="1" calcext:value-type="float">
            <text:p>1,00</text:p>
          </table:table-cell>
          <table:table-cell table:style-name="ce10" table:formula="of:=1-POWER(1-[.CB81];1.1)" office:value-type="float" office:value="1" calcext:value-type="float">
            <text:p>1,00</text:p>
          </table:table-cell>
          <table:table-cell table:style-name="ce10" table:formula="of:=1-POWER(1-[.CC81];1.1)" office:value-type="float" office:value="1" calcext:value-type="float">
            <text:p>1,00</text:p>
          </table:table-cell>
          <table:table-cell table:style-name="ce10" table:formula="of:=1-POWER(1-[.CD81];1.1)" office:value-type="float" office:value="1" calcext:value-type="float">
            <text:p>1,00</text:p>
          </table:table-cell>
          <table:table-cell table:style-name="ce10" table:formula="of:=1-POWER(1-[.CE81];1.1)" office:value-type="float" office:value="1" calcext:value-type="float">
            <text:p>1,00</text:p>
          </table:table-cell>
          <table:table-cell table:style-name="ce10" table:formula="of:=1-POWER(1-[.CF81];1.1)" office:value-type="float" office:value="1" calcext:value-type="float">
            <text:p>1,00</text:p>
          </table:table-cell>
          <table:table-cell table:style-name="ce10" table:formula="of:=1-POWER(1-[.CG81];1.1)" office:value-type="float" office:value="1" calcext:value-type="float">
            <text:p>1,00</text:p>
          </table:table-cell>
          <table:table-cell table:style-name="ce10" table:formula="of:=1-POWER(1-[.CH81];1.1)" office:value-type="float" office:value="1" calcext:value-type="float">
            <text:p>1,00</text:p>
          </table:table-cell>
          <table:table-cell table:style-name="ce10" table:formula="of:=1-POWER(1-[.CI81];1.1)" office:value-type="float" office:value="1" calcext:value-type="float">
            <text:p>1,00</text:p>
          </table:table-cell>
          <table:table-cell table:style-name="ce10" table:formula="of:=1-POWER(1-[.CJ81];1.1)" office:value-type="float" office:value="1" calcext:value-type="float">
            <text:p>1,00</text:p>
          </table:table-cell>
          <table:table-cell table:style-name="ce10" table:formula="of:=1-POWER(1-[.CK81];1.1)" office:value-type="float" office:value="1" calcext:value-type="float">
            <text:p>1,00</text:p>
          </table:table-cell>
          <table:table-cell table:style-name="ce10" table:formula="of:=1-POWER(1-[.CL81];1.1)" office:value-type="float" office:value="1" calcext:value-type="float">
            <text:p>1,00</text:p>
          </table:table-cell>
          <table:table-cell table:style-name="ce10" table:formula="of:=1-POWER(1-[.CM81];1.1)" office:value-type="float" office:value="1" calcext:value-type="float">
            <text:p>1,00</text:p>
          </table:table-cell>
          <table:table-cell table:style-name="ce10" table:formula="of:=1-POWER(1-[.CN81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81]+0.1" office:value-type="float" office:value="0.9" calcext:value-type="float">
            <text:p>0,90</text:p>
          </table:table-cell>
          <table:table-cell table:style-name="ce10" table:formula="of:=1-POWER(1-[.A82];1.1)" office:value-type="float" office:value="0.920567176527572" calcext:value-type="float">
            <text:p>0,92</text:p>
          </table:table-cell>
          <table:table-cell table:style-name="ce10" table:formula="of:=1-POWER(1-[.B82];1.1)" office:value-type="float" office:value="0.938340499813852" calcext:value-type="float">
            <text:p>0,94</text:p>
          </table:table-cell>
          <table:table-cell table:style-name="ce10" table:formula="of:=1-POWER(1-[.C82];1.1)" office:value-type="float" office:value="0.953334061968571" calcext:value-type="float">
            <text:p>0,95</text:p>
          </table:table-cell>
          <table:table-cell table:style-name="ce10" table:formula="of:=1-POWER(1-[.D82];1.1)" office:value-type="float" office:value="0.965652115013422" calcext:value-type="float">
            <text:p>0,97</text:p>
          </table:table-cell>
          <table:table-cell table:style-name="ce10" table:formula="of:=1-POWER(1-[.E82];1.1)" office:value-type="float" office:value="0.975481720022664" calcext:value-type="float">
            <text:p>0,98</text:p>
          </table:table-cell>
          <table:table-cell table:style-name="ce10" table:formula="of:=1-POWER(1-[.F82];1.1)" office:value-type="float" office:value="0.983078494478149" calcext:value-type="float">
            <text:p>0,98</text:p>
          </table:table-cell>
          <table:table-cell table:style-name="ce10" table:formula="of:=1-POWER(1-[.G82];1.1)" office:value-type="float" office:value="0.988746622182153" calcext:value-type="float">
            <text:p>0,99</text:p>
          </table:table-cell>
          <table:table-cell table:style-name="ce10" table:formula="of:=1-POWER(1-[.H82];1.1)" office:value-type="float" office:value="0.992815257792914" calcext:value-type="float">
            <text:p>0,99</text:p>
          </table:table-cell>
          <table:table-cell table:style-name="ce10" table:formula="of:=1-POWER(1-[.I82];1.1)" office:value-type="float" office:value="0.99561416479809" calcext:value-type="float">
            <text:p>1,00</text:p>
          </table:table-cell>
          <table:table-cell table:style-name="ce10" table:formula="of:=1-POWER(1-[.J82];1.1)" office:value-type="float" office:value="0.997451659009991" calcext:value-type="float">
            <text:p>1,00</text:p>
          </table:table-cell>
          <table:table-cell table:style-name="ce10" table:formula="of:=1-POWER(1-[.K82];1.1)" office:value-type="float" office:value="0.998597563216955" calcext:value-type="float">
            <text:p>1,00</text:p>
          </table:table-cell>
          <table:table-cell table:style-name="ce10" table:formula="of:=1-POWER(1-[.L82];1.1)" office:value-type="float" office:value="0.999272937704508" calcext:value-type="float">
            <text:p>1,00</text:p>
          </table:table-cell>
          <table:table-cell table:style-name="ce10" table:formula="of:=1-POWER(1-[.M82];1.1)" office:value-type="float" office:value="0.999647037322201" calcext:value-type="float">
            <text:p>1,00</text:p>
          </table:table-cell>
          <table:table-cell table:style-name="ce10" table:formula="of:=1-POWER(1-[.N82];1.1)" office:value-type="float" office:value="0.999840595101108" calcext:value-type="float">
            <text:p>1,00</text:p>
          </table:table-cell>
          <table:table-cell table:style-name="ce10" table:formula="of:=1-POWER(1-[.O82];1.1)" office:value-type="float" office:value="0.999933510689304" calcext:value-type="float">
            <text:p>1,00</text:p>
          </table:table-cell>
          <table:table-cell table:style-name="ce10" table:formula="of:=1-POWER(1-[.P82];1.1)" office:value-type="float" office:value="0.99997458869238" calcext:value-type="float">
            <text:p>1,00</text:p>
          </table:table-cell>
          <table:table-cell table:style-name="ce10" table:formula="of:=1-POWER(1-[.Q82];1.1)" office:value-type="float" office:value="0.999991178758438" calcext:value-type="float">
            <text:p>1,00</text:p>
          </table:table-cell>
          <table:table-cell table:style-name="ce10" table:formula="of:=1-POWER(1-[.R82];1.1)" office:value-type="float" office:value="0.999997245246862" calcext:value-type="float">
            <text:p>1,00</text:p>
          </table:table-cell>
          <table:table-cell table:style-name="ce10" table:formula="of:=1-POWER(1-[.S82];1.1)" office:value-type="float" office:value="0.999999234243036" calcext:value-type="float">
            <text:p>1,00</text:p>
          </table:table-cell>
          <table:table-cell table:style-name="ce10" table:formula="of:=1-POWER(1-[.T82];1.1)" office:value-type="float" office:value="0.99999981271627" calcext:value-type="float">
            <text:p>1,00</text:p>
          </table:table-cell>
          <table:table-cell table:style-name="ce10" table:formula="of:=1-POWER(1-[.U82];1.1)" office:value-type="float" office:value="0.999999960212188" calcext:value-type="float">
            <text:p>1,00</text:p>
          </table:table-cell>
          <table:table-cell table:style-name="ce10" table:formula="of:=1-POWER(1-[.V82];1.1)" office:value-type="float" office:value="0.999999992760225" calcext:value-type="float">
            <text:p>1,00</text:p>
          </table:table-cell>
          <table:table-cell table:style-name="ce10" table:formula="of:=1-POWER(1-[.W82];1.1)" office:value-type="float" office:value="0.999999998889042" calcext:value-type="float">
            <text:p>1,00</text:p>
          </table:table-cell>
          <table:table-cell table:style-name="ce10" table:formula="of:=1-POWER(1-[.X82];1.1)" office:value-type="float" office:value="0.999999999858659" calcext:value-type="float">
            <text:p>1,00</text:p>
          </table:table-cell>
          <table:table-cell table:style-name="ce10" table:formula="of:=1-POWER(1-[.Y82];1.1)" office:value-type="float" office:value="0.999999999985368" calcext:value-type="float">
            <text:p>1,00</text:p>
          </table:table-cell>
          <table:table-cell table:style-name="ce10" table:formula="of:=1-POWER(1-[.Z82];1.1)" office:value-type="float" office:value="0.999999999998793" calcext:value-type="float">
            <text:p>1,00</text:p>
          </table:table-cell>
          <table:table-cell table:style-name="ce10" table:formula="of:=1-POWER(1-[.AA82];1.1)" office:value-type="float" office:value="0.999999999999922" calcext:value-type="float">
            <text:p>1,00</text:p>
          </table:table-cell>
          <table:table-cell table:style-name="ce10" table:formula="of:=1-POWER(1-[.AB82];1.1)" office:value-type="float" office:value="0.999999999999996" calcext:value-type="float">
            <text:p>1,00</text:p>
          </table:table-cell>
          <table:table-cell table:style-name="ce10" table:formula="of:=1-POWER(1-[.AC82];1.1)" office:value-type="float" office:value="1" calcext:value-type="float">
            <text:p>1,00</text:p>
          </table:table-cell>
          <table:table-cell table:style-name="ce10" table:formula="of:=1-POWER(1-[.AD82];1.1)" office:value-type="float" office:value="1" calcext:value-type="float">
            <text:p>1,00</text:p>
          </table:table-cell>
          <table:table-cell table:style-name="ce10" table:formula="of:=1-POWER(1-[.AE82];1.1)" office:value-type="float" office:value="1" calcext:value-type="float">
            <text:p>1,00</text:p>
          </table:table-cell>
          <table:table-cell table:style-name="ce10" table:formula="of:=1-POWER(1-[.AF82];1.1)" office:value-type="float" office:value="1" calcext:value-type="float">
            <text:p>1,00</text:p>
          </table:table-cell>
          <table:table-cell table:style-name="ce10" table:formula="of:=1-POWER(1-[.AG82];1.1)" office:value-type="float" office:value="1" calcext:value-type="float">
            <text:p>1,00</text:p>
          </table:table-cell>
          <table:table-cell table:style-name="ce10" table:formula="of:=1-POWER(1-[.AH82];1.1)" office:value-type="float" office:value="1" calcext:value-type="float">
            <text:p>1,00</text:p>
          </table:table-cell>
          <table:table-cell table:style-name="ce10" table:formula="of:=1-POWER(1-[.AI82];1.1)" office:value-type="float" office:value="1" calcext:value-type="float">
            <text:p>1,00</text:p>
          </table:table-cell>
          <table:table-cell table:style-name="ce10" table:formula="of:=1-POWER(1-[.AJ82];1.1)" office:value-type="float" office:value="1" calcext:value-type="float">
            <text:p>1,00</text:p>
          </table:table-cell>
          <table:table-cell table:style-name="ce10" table:formula="of:=1-POWER(1-[.AK82];1.1)" office:value-type="float" office:value="1" calcext:value-type="float">
            <text:p>1,00</text:p>
          </table:table-cell>
          <table:table-cell table:style-name="ce10" table:formula="of:=1-POWER(1-[.AL82];1.1)" office:value-type="float" office:value="1" calcext:value-type="float">
            <text:p>1,00</text:p>
          </table:table-cell>
          <table:table-cell table:style-name="ce10" table:formula="of:=1-POWER(1-[.AM82];1.1)" office:value-type="float" office:value="1" calcext:value-type="float">
            <text:p>1,00</text:p>
          </table:table-cell>
          <table:table-cell table:style-name="ce10" table:formula="of:=1-POWER(1-[.AN82];1.1)" office:value-type="float" office:value="1" calcext:value-type="float">
            <text:p>1,00</text:p>
          </table:table-cell>
          <table:table-cell table:style-name="ce10" table:formula="of:=1-POWER(1-[.AO82];1.1)" office:value-type="float" office:value="1" calcext:value-type="float">
            <text:p>1,00</text:p>
          </table:table-cell>
          <table:table-cell table:style-name="ce10" table:formula="of:=1-POWER(1-[.AP82];1.1)" office:value-type="float" office:value="1" calcext:value-type="float">
            <text:p>1,00</text:p>
          </table:table-cell>
          <table:table-cell table:style-name="ce10" table:formula="of:=1-POWER(1-[.AQ82];1.1)" office:value-type="float" office:value="1" calcext:value-type="float">
            <text:p>1,00</text:p>
          </table:table-cell>
          <table:table-cell table:style-name="ce10" table:formula="of:=1-POWER(1-[.AR82];1.1)" office:value-type="float" office:value="1" calcext:value-type="float">
            <text:p>1,00</text:p>
          </table:table-cell>
          <table:table-cell table:style-name="ce10" table:formula="of:=1-POWER(1-[.AS82];1.1)" office:value-type="float" office:value="1" calcext:value-type="float">
            <text:p>1,00</text:p>
          </table:table-cell>
          <table:table-cell table:style-name="ce10" table:formula="of:=1-POWER(1-[.AT82];1.1)" office:value-type="float" office:value="1" calcext:value-type="float">
            <text:p>1,00</text:p>
          </table:table-cell>
          <table:table-cell table:style-name="ce10" table:formula="of:=1-POWER(1-[.AU82];1.1)" office:value-type="float" office:value="1" calcext:value-type="float">
            <text:p>1,00</text:p>
          </table:table-cell>
          <table:table-cell table:style-name="ce10" table:formula="of:=1-POWER(1-[.AV82];1.1)" office:value-type="float" office:value="1" calcext:value-type="float">
            <text:p>1,00</text:p>
          </table:table-cell>
          <table:table-cell table:style-name="ce10" table:formula="of:=1-POWER(1-[.AW82];1.1)" office:value-type="float" office:value="1" calcext:value-type="float">
            <text:p>1,00</text:p>
          </table:table-cell>
          <table:table-cell table:style-name="ce10" table:formula="of:=1-POWER(1-[.AX82];1.1)" office:value-type="float" office:value="1" calcext:value-type="float">
            <text:p>1,00</text:p>
          </table:table-cell>
          <table:table-cell table:style-name="ce10" table:formula="of:=1-POWER(1-[.AY82];1.1)" office:value-type="float" office:value="1" calcext:value-type="float">
            <text:p>1,00</text:p>
          </table:table-cell>
          <table:table-cell table:style-name="ce10" table:formula="of:=1-POWER(1-[.AZ82];1.1)" office:value-type="float" office:value="1" calcext:value-type="float">
            <text:p>1,00</text:p>
          </table:table-cell>
          <table:table-cell table:style-name="ce10" table:formula="of:=1-POWER(1-[.BA82];1.1)" office:value-type="float" office:value="1" calcext:value-type="float">
            <text:p>1,00</text:p>
          </table:table-cell>
          <table:table-cell table:style-name="ce10" table:formula="of:=1-POWER(1-[.BB82];1.1)" office:value-type="float" office:value="1" calcext:value-type="float">
            <text:p>1,00</text:p>
          </table:table-cell>
          <table:table-cell table:style-name="ce10" table:formula="of:=1-POWER(1-[.BC82];1.1)" office:value-type="float" office:value="1" calcext:value-type="float">
            <text:p>1,00</text:p>
          </table:table-cell>
          <table:table-cell table:style-name="ce10" table:formula="of:=1-POWER(1-[.BD82];1.1)" office:value-type="float" office:value="1" calcext:value-type="float">
            <text:p>1,00</text:p>
          </table:table-cell>
          <table:table-cell table:style-name="ce10" table:formula="of:=1-POWER(1-[.BE82];1.1)" office:value-type="float" office:value="1" calcext:value-type="float">
            <text:p>1,00</text:p>
          </table:table-cell>
          <table:table-cell table:style-name="ce10" table:formula="of:=1-POWER(1-[.BF82];1.1)" office:value-type="float" office:value="1" calcext:value-type="float">
            <text:p>1,00</text:p>
          </table:table-cell>
          <table:table-cell table:style-name="ce10" table:formula="of:=1-POWER(1-[.BG82];1.1)" office:value-type="float" office:value="1" calcext:value-type="float">
            <text:p>1,00</text:p>
          </table:table-cell>
          <table:table-cell table:style-name="ce10" table:formula="of:=1-POWER(1-[.BH82];1.1)" office:value-type="float" office:value="1" calcext:value-type="float">
            <text:p>1,00</text:p>
          </table:table-cell>
          <table:table-cell table:style-name="ce10" table:formula="of:=1-POWER(1-[.BI82];1.1)" office:value-type="float" office:value="1" calcext:value-type="float">
            <text:p>1,00</text:p>
          </table:table-cell>
          <table:table-cell table:style-name="ce10" table:formula="of:=1-POWER(1-[.BJ82];1.1)" office:value-type="float" office:value="1" calcext:value-type="float">
            <text:p>1,00</text:p>
          </table:table-cell>
          <table:table-cell table:style-name="ce10" table:formula="of:=1-POWER(1-[.BK82];1.1)" office:value-type="float" office:value="1" calcext:value-type="float">
            <text:p>1,00</text:p>
          </table:table-cell>
          <table:table-cell table:style-name="ce10" table:formula="of:=1-POWER(1-[.BL82];1.1)" office:value-type="float" office:value="1" calcext:value-type="float">
            <text:p>1,00</text:p>
          </table:table-cell>
          <table:table-cell table:style-name="ce10" table:formula="of:=1-POWER(1-[.BM82];1.1)" office:value-type="float" office:value="1" calcext:value-type="float">
            <text:p>1,00</text:p>
          </table:table-cell>
          <table:table-cell table:style-name="ce10" table:formula="of:=1-POWER(1-[.BN82];1.1)" office:value-type="float" office:value="1" calcext:value-type="float">
            <text:p>1,00</text:p>
          </table:table-cell>
          <table:table-cell table:style-name="ce10" table:formula="of:=1-POWER(1-[.BO82];1.1)" office:value-type="float" office:value="1" calcext:value-type="float">
            <text:p>1,00</text:p>
          </table:table-cell>
          <table:table-cell table:style-name="ce10" table:formula="of:=1-POWER(1-[.BP82];1.1)" office:value-type="float" office:value="1" calcext:value-type="float">
            <text:p>1,00</text:p>
          </table:table-cell>
          <table:table-cell table:style-name="ce10" table:formula="of:=1-POWER(1-[.BQ82];1.1)" office:value-type="float" office:value="1" calcext:value-type="float">
            <text:p>1,00</text:p>
          </table:table-cell>
          <table:table-cell table:style-name="ce10" table:formula="of:=1-POWER(1-[.BR82];1.1)" office:value-type="float" office:value="1" calcext:value-type="float">
            <text:p>1,00</text:p>
          </table:table-cell>
          <table:table-cell table:style-name="ce10" table:formula="of:=1-POWER(1-[.BS82];1.1)" office:value-type="float" office:value="1" calcext:value-type="float">
            <text:p>1,00</text:p>
          </table:table-cell>
          <table:table-cell table:style-name="ce10" table:formula="of:=1-POWER(1-[.BT82];1.1)" office:value-type="float" office:value="1" calcext:value-type="float">
            <text:p>1,00</text:p>
          </table:table-cell>
          <table:table-cell table:style-name="ce10" table:formula="of:=1-POWER(1-[.BU82];1.1)" office:value-type="float" office:value="1" calcext:value-type="float">
            <text:p>1,00</text:p>
          </table:table-cell>
          <table:table-cell table:style-name="ce10" table:formula="of:=1-POWER(1-[.BV82];1.1)" office:value-type="float" office:value="1" calcext:value-type="float">
            <text:p>1,00</text:p>
          </table:table-cell>
          <table:table-cell table:style-name="ce10" table:formula="of:=1-POWER(1-[.BW82];1.1)" office:value-type="float" office:value="1" calcext:value-type="float">
            <text:p>1,00</text:p>
          </table:table-cell>
          <table:table-cell table:style-name="ce10" table:formula="of:=1-POWER(1-[.BX82];1.1)" office:value-type="float" office:value="1" calcext:value-type="float">
            <text:p>1,00</text:p>
          </table:table-cell>
          <table:table-cell table:style-name="ce10" table:formula="of:=1-POWER(1-[.BY82];1.1)" office:value-type="float" office:value="1" calcext:value-type="float">
            <text:p>1,00</text:p>
          </table:table-cell>
          <table:table-cell table:style-name="ce10" table:formula="of:=1-POWER(1-[.BZ82];1.1)" office:value-type="float" office:value="1" calcext:value-type="float">
            <text:p>1,00</text:p>
          </table:table-cell>
          <table:table-cell table:style-name="ce10" table:formula="of:=1-POWER(1-[.CA82];1.1)" office:value-type="float" office:value="1" calcext:value-type="float">
            <text:p>1,00</text:p>
          </table:table-cell>
          <table:table-cell table:style-name="ce10" table:formula="of:=1-POWER(1-[.CB82];1.1)" office:value-type="float" office:value="1" calcext:value-type="float">
            <text:p>1,00</text:p>
          </table:table-cell>
          <table:table-cell table:style-name="ce10" table:formula="of:=1-POWER(1-[.CC82];1.1)" office:value-type="float" office:value="1" calcext:value-type="float">
            <text:p>1,00</text:p>
          </table:table-cell>
          <table:table-cell table:style-name="ce10" table:formula="of:=1-POWER(1-[.CD82];1.1)" office:value-type="float" office:value="1" calcext:value-type="float">
            <text:p>1,00</text:p>
          </table:table-cell>
          <table:table-cell table:style-name="ce10" table:formula="of:=1-POWER(1-[.CE82];1.1)" office:value-type="float" office:value="1" calcext:value-type="float">
            <text:p>1,00</text:p>
          </table:table-cell>
          <table:table-cell table:style-name="ce10" table:formula="of:=1-POWER(1-[.CF82];1.1)" office:value-type="float" office:value="1" calcext:value-type="float">
            <text:p>1,00</text:p>
          </table:table-cell>
          <table:table-cell table:style-name="ce10" table:formula="of:=1-POWER(1-[.CG82];1.1)" office:value-type="float" office:value="1" calcext:value-type="float">
            <text:p>1,00</text:p>
          </table:table-cell>
          <table:table-cell table:style-name="ce10" table:formula="of:=1-POWER(1-[.CH82];1.1)" office:value-type="float" office:value="1" calcext:value-type="float">
            <text:p>1,00</text:p>
          </table:table-cell>
          <table:table-cell table:style-name="ce10" table:formula="of:=1-POWER(1-[.CI82];1.1)" office:value-type="float" office:value="1" calcext:value-type="float">
            <text:p>1,00</text:p>
          </table:table-cell>
          <table:table-cell table:style-name="ce10" table:formula="of:=1-POWER(1-[.CJ82];1.1)" office:value-type="float" office:value="1" calcext:value-type="float">
            <text:p>1,00</text:p>
          </table:table-cell>
          <table:table-cell table:style-name="ce10" table:formula="of:=1-POWER(1-[.CK82];1.1)" office:value-type="float" office:value="1" calcext:value-type="float">
            <text:p>1,00</text:p>
          </table:table-cell>
          <table:table-cell table:style-name="ce10" table:formula="of:=1-POWER(1-[.CL82];1.1)" office:value-type="float" office:value="1" calcext:value-type="float">
            <text:p>1,00</text:p>
          </table:table-cell>
          <table:table-cell table:style-name="ce10" table:formula="of:=1-POWER(1-[.CM82];1.1)" office:value-type="float" office:value="1" calcext:value-type="float">
            <text:p>1,00</text:p>
          </table:table-cell>
          <table:table-cell table:style-name="ce10" table:formula="of:=1-POWER(1-[.CN82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82]+0.1" office:value-type="float" office:value="1" calcext:value-type="float">
            <text:p>1,00</text:p>
          </table:table-cell>
          <table:table-cell table:style-name="ce10" table:formula="of:=1-POWER(1-[.A83];1.1)" office:value-type="float" office:value="1" calcext:value-type="float">
            <text:p>1,00</text:p>
          </table:table-cell>
          <table:table-cell table:style-name="ce10" table:formula="of:=1-POWER(1-[.B83];1.1)" office:value-type="float" office:value="1" calcext:value-type="float">
            <text:p>1,00</text:p>
          </table:table-cell>
          <table:table-cell table:style-name="ce10" table:formula="of:=1-POWER(1-[.C83];1.1)" office:value-type="float" office:value="1" calcext:value-type="float">
            <text:p>1,00</text:p>
          </table:table-cell>
          <table:table-cell table:style-name="ce10" table:formula="of:=1-POWER(1-[.D83];1.1)" office:value-type="float" office:value="1" calcext:value-type="float">
            <text:p>1,00</text:p>
          </table:table-cell>
          <table:table-cell table:style-name="ce10" table:formula="of:=1-POWER(1-[.E83];1.1)" office:value-type="float" office:value="1" calcext:value-type="float">
            <text:p>1,00</text:p>
          </table:table-cell>
          <table:table-cell table:style-name="ce10" table:formula="of:=1-POWER(1-[.F83];1.1)" office:value-type="float" office:value="1" calcext:value-type="float">
            <text:p>1,00</text:p>
          </table:table-cell>
          <table:table-cell table:style-name="ce10" table:formula="of:=1-POWER(1-[.G83];1.1)" office:value-type="float" office:value="1" calcext:value-type="float">
            <text:p>1,00</text:p>
          </table:table-cell>
          <table:table-cell table:style-name="ce10" table:formula="of:=1-POWER(1-[.H83];1.1)" office:value-type="float" office:value="1" calcext:value-type="float">
            <text:p>1,00</text:p>
          </table:table-cell>
          <table:table-cell table:style-name="ce10" table:formula="of:=1-POWER(1-[.I83];1.1)" office:value-type="float" office:value="1" calcext:value-type="float">
            <text:p>1,00</text:p>
          </table:table-cell>
          <table:table-cell table:style-name="ce10" table:formula="of:=1-POWER(1-[.J83];1.1)" office:value-type="float" office:value="1" calcext:value-type="float">
            <text:p>1,00</text:p>
          </table:table-cell>
          <table:table-cell table:style-name="ce10" table:formula="of:=1-POWER(1-[.K83];1.1)" office:value-type="float" office:value="1" calcext:value-type="float">
            <text:p>1,00</text:p>
          </table:table-cell>
          <table:table-cell table:style-name="ce10" table:formula="of:=1-POWER(1-[.L83];1.1)" office:value-type="float" office:value="1" calcext:value-type="float">
            <text:p>1,00</text:p>
          </table:table-cell>
          <table:table-cell table:style-name="ce10" table:formula="of:=1-POWER(1-[.M83];1.1)" office:value-type="float" office:value="1" calcext:value-type="float">
            <text:p>1,00</text:p>
          </table:table-cell>
          <table:table-cell table:style-name="ce10" table:formula="of:=1-POWER(1-[.N83];1.1)" office:value-type="float" office:value="1" calcext:value-type="float">
            <text:p>1,00</text:p>
          </table:table-cell>
          <table:table-cell table:style-name="ce10" table:formula="of:=1-POWER(1-[.O83];1.1)" office:value-type="float" office:value="1" calcext:value-type="float">
            <text:p>1,00</text:p>
          </table:table-cell>
          <table:table-cell table:style-name="ce10" table:formula="of:=1-POWER(1-[.P83];1.1)" office:value-type="float" office:value="1" calcext:value-type="float">
            <text:p>1,00</text:p>
          </table:table-cell>
          <table:table-cell table:style-name="ce10" table:formula="of:=1-POWER(1-[.Q83];1.1)" office:value-type="float" office:value="1" calcext:value-type="float">
            <text:p>1,00</text:p>
          </table:table-cell>
          <table:table-cell table:style-name="ce10" table:formula="of:=1-POWER(1-[.R83];1.1)" office:value-type="float" office:value="1" calcext:value-type="float">
            <text:p>1,00</text:p>
          </table:table-cell>
          <table:table-cell table:style-name="ce10" table:formula="of:=1-POWER(1-[.S83];1.1)" office:value-type="float" office:value="1" calcext:value-type="float">
            <text:p>1,00</text:p>
          </table:table-cell>
          <table:table-cell table:style-name="ce10" table:formula="of:=1-POWER(1-[.T83];1.1)" office:value-type="float" office:value="1" calcext:value-type="float">
            <text:p>1,00</text:p>
          </table:table-cell>
          <table:table-cell table:style-name="ce10" table:formula="of:=1-POWER(1-[.U83];1.1)" office:value-type="float" office:value="1" calcext:value-type="float">
            <text:p>1,00</text:p>
          </table:table-cell>
          <table:table-cell table:style-name="ce10" table:formula="of:=1-POWER(1-[.V83];1.1)" office:value-type="float" office:value="1" calcext:value-type="float">
            <text:p>1,00</text:p>
          </table:table-cell>
          <table:table-cell table:style-name="ce10" table:formula="of:=1-POWER(1-[.W83];1.1)" office:value-type="float" office:value="1" calcext:value-type="float">
            <text:p>1,00</text:p>
          </table:table-cell>
          <table:table-cell table:style-name="ce10" table:formula="of:=1-POWER(1-[.X83];1.1)" office:value-type="float" office:value="1" calcext:value-type="float">
            <text:p>1,00</text:p>
          </table:table-cell>
          <table:table-cell table:style-name="ce10" table:formula="of:=1-POWER(1-[.Y83];1.1)" office:value-type="float" office:value="1" calcext:value-type="float">
            <text:p>1,00</text:p>
          </table:table-cell>
          <table:table-cell table:style-name="ce10" table:formula="of:=1-POWER(1-[.Z83];1.1)" office:value-type="float" office:value="1" calcext:value-type="float">
            <text:p>1,00</text:p>
          </table:table-cell>
          <table:table-cell table:style-name="ce10" table:formula="of:=1-POWER(1-[.AA83];1.1)" office:value-type="float" office:value="1" calcext:value-type="float">
            <text:p>1,00</text:p>
          </table:table-cell>
          <table:table-cell table:style-name="ce10" table:formula="of:=1-POWER(1-[.AB83];1.1)" office:value-type="float" office:value="1" calcext:value-type="float">
            <text:p>1,00</text:p>
          </table:table-cell>
          <table:table-cell table:style-name="ce10" table:formula="of:=1-POWER(1-[.AC83];1.1)" office:value-type="float" office:value="1" calcext:value-type="float">
            <text:p>1,00</text:p>
          </table:table-cell>
          <table:table-cell table:style-name="ce10" table:formula="of:=1-POWER(1-[.AD83];1.1)" office:value-type="float" office:value="1" calcext:value-type="float">
            <text:p>1,00</text:p>
          </table:table-cell>
          <table:table-cell table:style-name="ce10" table:formula="of:=1-POWER(1-[.AE83];1.1)" office:value-type="float" office:value="1" calcext:value-type="float">
            <text:p>1,00</text:p>
          </table:table-cell>
          <table:table-cell table:style-name="ce10" table:formula="of:=1-POWER(1-[.AF83];1.1)" office:value-type="float" office:value="1" calcext:value-type="float">
            <text:p>1,00</text:p>
          </table:table-cell>
          <table:table-cell table:style-name="ce10" table:formula="of:=1-POWER(1-[.AG83];1.1)" office:value-type="float" office:value="1" calcext:value-type="float">
            <text:p>1,00</text:p>
          </table:table-cell>
          <table:table-cell table:style-name="ce10" table:formula="of:=1-POWER(1-[.AH83];1.1)" office:value-type="float" office:value="1" calcext:value-type="float">
            <text:p>1,00</text:p>
          </table:table-cell>
          <table:table-cell table:style-name="ce10" table:formula="of:=1-POWER(1-[.AI83];1.1)" office:value-type="float" office:value="1" calcext:value-type="float">
            <text:p>1,00</text:p>
          </table:table-cell>
          <table:table-cell table:style-name="ce10" table:formula="of:=1-POWER(1-[.AJ83];1.1)" office:value-type="float" office:value="1" calcext:value-type="float">
            <text:p>1,00</text:p>
          </table:table-cell>
          <table:table-cell table:style-name="ce10" table:formula="of:=1-POWER(1-[.AK83];1.1)" office:value-type="float" office:value="1" calcext:value-type="float">
            <text:p>1,00</text:p>
          </table:table-cell>
          <table:table-cell table:style-name="ce10" table:formula="of:=1-POWER(1-[.AL83];1.1)" office:value-type="float" office:value="1" calcext:value-type="float">
            <text:p>1,00</text:p>
          </table:table-cell>
          <table:table-cell table:style-name="ce10" table:formula="of:=1-POWER(1-[.AM83];1.1)" office:value-type="float" office:value="1" calcext:value-type="float">
            <text:p>1,00</text:p>
          </table:table-cell>
          <table:table-cell table:style-name="ce10" table:formula="of:=1-POWER(1-[.AN83];1.1)" office:value-type="float" office:value="1" calcext:value-type="float">
            <text:p>1,00</text:p>
          </table:table-cell>
          <table:table-cell table:style-name="ce10" table:formula="of:=1-POWER(1-[.AO83];1.1)" office:value-type="float" office:value="1" calcext:value-type="float">
            <text:p>1,00</text:p>
          </table:table-cell>
          <table:table-cell table:style-name="ce10" table:formula="of:=1-POWER(1-[.AP83];1.1)" office:value-type="float" office:value="1" calcext:value-type="float">
            <text:p>1,00</text:p>
          </table:table-cell>
          <table:table-cell table:style-name="ce10" table:formula="of:=1-POWER(1-[.AQ83];1.1)" office:value-type="float" office:value="1" calcext:value-type="float">
            <text:p>1,00</text:p>
          </table:table-cell>
          <table:table-cell table:style-name="ce10" table:formula="of:=1-POWER(1-[.AR83];1.1)" office:value-type="float" office:value="1" calcext:value-type="float">
            <text:p>1,00</text:p>
          </table:table-cell>
          <table:table-cell table:style-name="ce10" table:formula="of:=1-POWER(1-[.AS83];1.1)" office:value-type="float" office:value="1" calcext:value-type="float">
            <text:p>1,00</text:p>
          </table:table-cell>
          <table:table-cell table:style-name="ce10" table:formula="of:=1-POWER(1-[.AT83];1.1)" office:value-type="float" office:value="1" calcext:value-type="float">
            <text:p>1,00</text:p>
          </table:table-cell>
          <table:table-cell table:style-name="ce10" table:formula="of:=1-POWER(1-[.AU83];1.1)" office:value-type="float" office:value="1" calcext:value-type="float">
            <text:p>1,00</text:p>
          </table:table-cell>
          <table:table-cell table:style-name="ce10" table:formula="of:=1-POWER(1-[.AV83];1.1)" office:value-type="float" office:value="1" calcext:value-type="float">
            <text:p>1,00</text:p>
          </table:table-cell>
          <table:table-cell table:style-name="ce10" table:formula="of:=1-POWER(1-[.AW83];1.1)" office:value-type="float" office:value="1" calcext:value-type="float">
            <text:p>1,00</text:p>
          </table:table-cell>
          <table:table-cell table:style-name="ce10" table:formula="of:=1-POWER(1-[.AX83];1.1)" office:value-type="float" office:value="1" calcext:value-type="float">
            <text:p>1,00</text:p>
          </table:table-cell>
          <table:table-cell table:style-name="ce10" table:formula="of:=1-POWER(1-[.AY83];1.1)" office:value-type="float" office:value="1" calcext:value-type="float">
            <text:p>1,00</text:p>
          </table:table-cell>
          <table:table-cell table:style-name="ce10" table:formula="of:=1-POWER(1-[.AZ83];1.1)" office:value-type="float" office:value="1" calcext:value-type="float">
            <text:p>1,00</text:p>
          </table:table-cell>
          <table:table-cell table:style-name="ce10" table:formula="of:=1-POWER(1-[.BA83];1.1)" office:value-type="float" office:value="1" calcext:value-type="float">
            <text:p>1,00</text:p>
          </table:table-cell>
          <table:table-cell table:style-name="ce10" table:formula="of:=1-POWER(1-[.BB83];1.1)" office:value-type="float" office:value="1" calcext:value-type="float">
            <text:p>1,00</text:p>
          </table:table-cell>
          <table:table-cell table:style-name="ce10" table:formula="of:=1-POWER(1-[.BC83];1.1)" office:value-type="float" office:value="1" calcext:value-type="float">
            <text:p>1,00</text:p>
          </table:table-cell>
          <table:table-cell table:style-name="ce10" table:formula="of:=1-POWER(1-[.BD83];1.1)" office:value-type="float" office:value="1" calcext:value-type="float">
            <text:p>1,00</text:p>
          </table:table-cell>
          <table:table-cell table:style-name="ce10" table:formula="of:=1-POWER(1-[.BE83];1.1)" office:value-type="float" office:value="1" calcext:value-type="float">
            <text:p>1,00</text:p>
          </table:table-cell>
          <table:table-cell table:style-name="ce10" table:formula="of:=1-POWER(1-[.BF83];1.1)" office:value-type="float" office:value="1" calcext:value-type="float">
            <text:p>1,00</text:p>
          </table:table-cell>
          <table:table-cell table:style-name="ce10" table:formula="of:=1-POWER(1-[.BG83];1.1)" office:value-type="float" office:value="1" calcext:value-type="float">
            <text:p>1,00</text:p>
          </table:table-cell>
          <table:table-cell table:style-name="ce10" table:formula="of:=1-POWER(1-[.BH83];1.1)" office:value-type="float" office:value="1" calcext:value-type="float">
            <text:p>1,00</text:p>
          </table:table-cell>
          <table:table-cell table:style-name="ce10" table:formula="of:=1-POWER(1-[.BI83];1.1)" office:value-type="float" office:value="1" calcext:value-type="float">
            <text:p>1,00</text:p>
          </table:table-cell>
          <table:table-cell table:style-name="ce10" table:formula="of:=1-POWER(1-[.BJ83];1.1)" office:value-type="float" office:value="1" calcext:value-type="float">
            <text:p>1,00</text:p>
          </table:table-cell>
          <table:table-cell table:style-name="ce10" table:formula="of:=1-POWER(1-[.BK83];1.1)" office:value-type="float" office:value="1" calcext:value-type="float">
            <text:p>1,00</text:p>
          </table:table-cell>
          <table:table-cell table:style-name="ce10" table:formula="of:=1-POWER(1-[.BL83];1.1)" office:value-type="float" office:value="1" calcext:value-type="float">
            <text:p>1,00</text:p>
          </table:table-cell>
          <table:table-cell table:style-name="ce10" table:formula="of:=1-POWER(1-[.BM83];1.1)" office:value-type="float" office:value="1" calcext:value-type="float">
            <text:p>1,00</text:p>
          </table:table-cell>
          <table:table-cell table:style-name="ce10" table:formula="of:=1-POWER(1-[.BN83];1.1)" office:value-type="float" office:value="1" calcext:value-type="float">
            <text:p>1,00</text:p>
          </table:table-cell>
          <table:table-cell table:style-name="ce10" table:formula="of:=1-POWER(1-[.BO83];1.1)" office:value-type="float" office:value="1" calcext:value-type="float">
            <text:p>1,00</text:p>
          </table:table-cell>
          <table:table-cell table:style-name="ce10" table:formula="of:=1-POWER(1-[.BP83];1.1)" office:value-type="float" office:value="1" calcext:value-type="float">
            <text:p>1,00</text:p>
          </table:table-cell>
          <table:table-cell table:style-name="ce10" table:formula="of:=1-POWER(1-[.BQ83];1.1)" office:value-type="float" office:value="1" calcext:value-type="float">
            <text:p>1,00</text:p>
          </table:table-cell>
          <table:table-cell table:style-name="ce10" table:formula="of:=1-POWER(1-[.BR83];1.1)" office:value-type="float" office:value="1" calcext:value-type="float">
            <text:p>1,00</text:p>
          </table:table-cell>
          <table:table-cell table:style-name="ce10" table:formula="of:=1-POWER(1-[.BS83];1.1)" office:value-type="float" office:value="1" calcext:value-type="float">
            <text:p>1,00</text:p>
          </table:table-cell>
          <table:table-cell table:style-name="ce10" table:formula="of:=1-POWER(1-[.BT83];1.1)" office:value-type="float" office:value="1" calcext:value-type="float">
            <text:p>1,00</text:p>
          </table:table-cell>
          <table:table-cell table:style-name="ce10" table:formula="of:=1-POWER(1-[.BU83];1.1)" office:value-type="float" office:value="1" calcext:value-type="float">
            <text:p>1,00</text:p>
          </table:table-cell>
          <table:table-cell table:style-name="ce10" table:formula="of:=1-POWER(1-[.BV83];1.1)" office:value-type="float" office:value="1" calcext:value-type="float">
            <text:p>1,00</text:p>
          </table:table-cell>
          <table:table-cell table:style-name="ce10" table:formula="of:=1-POWER(1-[.BW83];1.1)" office:value-type="float" office:value="1" calcext:value-type="float">
            <text:p>1,00</text:p>
          </table:table-cell>
          <table:table-cell table:style-name="ce10" table:formula="of:=1-POWER(1-[.BX83];1.1)" office:value-type="float" office:value="1" calcext:value-type="float">
            <text:p>1,00</text:p>
          </table:table-cell>
          <table:table-cell table:style-name="ce10" table:formula="of:=1-POWER(1-[.BY83];1.1)" office:value-type="float" office:value="1" calcext:value-type="float">
            <text:p>1,00</text:p>
          </table:table-cell>
          <table:table-cell table:style-name="ce10" table:formula="of:=1-POWER(1-[.BZ83];1.1)" office:value-type="float" office:value="1" calcext:value-type="float">
            <text:p>1,00</text:p>
          </table:table-cell>
          <table:table-cell table:style-name="ce10" table:formula="of:=1-POWER(1-[.CA83];1.1)" office:value-type="float" office:value="1" calcext:value-type="float">
            <text:p>1,00</text:p>
          </table:table-cell>
          <table:table-cell table:style-name="ce10" table:formula="of:=1-POWER(1-[.CB83];1.1)" office:value-type="float" office:value="1" calcext:value-type="float">
            <text:p>1,00</text:p>
          </table:table-cell>
          <table:table-cell table:style-name="ce10" table:formula="of:=1-POWER(1-[.CC83];1.1)" office:value-type="float" office:value="1" calcext:value-type="float">
            <text:p>1,00</text:p>
          </table:table-cell>
          <table:table-cell table:style-name="ce10" table:formula="of:=1-POWER(1-[.CD83];1.1)" office:value-type="float" office:value="1" calcext:value-type="float">
            <text:p>1,00</text:p>
          </table:table-cell>
          <table:table-cell table:style-name="ce10" table:formula="of:=1-POWER(1-[.CE83];1.1)" office:value-type="float" office:value="1" calcext:value-type="float">
            <text:p>1,00</text:p>
          </table:table-cell>
          <table:table-cell table:style-name="ce10" table:formula="of:=1-POWER(1-[.CF83];1.1)" office:value-type="float" office:value="1" calcext:value-type="float">
            <text:p>1,00</text:p>
          </table:table-cell>
          <table:table-cell table:style-name="ce10" table:formula="of:=1-POWER(1-[.CG83];1.1)" office:value-type="float" office:value="1" calcext:value-type="float">
            <text:p>1,00</text:p>
          </table:table-cell>
          <table:table-cell table:style-name="ce10" table:formula="of:=1-POWER(1-[.CH83];1.1)" office:value-type="float" office:value="1" calcext:value-type="float">
            <text:p>1,00</text:p>
          </table:table-cell>
          <table:table-cell table:style-name="ce10" table:formula="of:=1-POWER(1-[.CI83];1.1)" office:value-type="float" office:value="1" calcext:value-type="float">
            <text:p>1,00</text:p>
          </table:table-cell>
          <table:table-cell table:style-name="ce10" table:formula="of:=1-POWER(1-[.CJ83];1.1)" office:value-type="float" office:value="1" calcext:value-type="float">
            <text:p>1,00</text:p>
          </table:table-cell>
          <table:table-cell table:style-name="ce10" table:formula="of:=1-POWER(1-[.CK83];1.1)" office:value-type="float" office:value="1" calcext:value-type="float">
            <text:p>1,00</text:p>
          </table:table-cell>
          <table:table-cell table:style-name="ce10" table:formula="of:=1-POWER(1-[.CL83];1.1)" office:value-type="float" office:value="1" calcext:value-type="float">
            <text:p>1,00</text:p>
          </table:table-cell>
          <table:table-cell table:style-name="ce10" table:formula="of:=1-POWER(1-[.CM83];1.1)" office:value-type="float" office:value="1" calcext:value-type="float">
            <text:p>1,00</text:p>
          </table:table-cell>
          <table:table-cell table:style-name="ce10" table:formula="of:=1-POWER(1-[.CN83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73]&lt;1;(1+(59*(1-[.A73])))*[.$A$39]+[.$A$88];0)" office:value-type="float" office:value="650" calcext:value-type="float">
            <text:p>650</text:p>
          </table:table-cell>
          <table:table-cell table:style-name="ce11" table:formula="of:=IF([.B73]&lt;1;(1+(59*(1-[.B73])))*[.$A$39]+[.$A$88];0)" office:value-type="float" office:value="650" calcext:value-type="float">
            <text:p>650</text:p>
          </table:table-cell>
          <table:table-cell table:style-name="ce11" table:formula="of:=IF([.C73]&lt;1;(1+(59*(1-[.C73])))*[.$A$39]+[.$A$88];0)" office:value-type="float" office:value="650" calcext:value-type="float">
            <text:p>650</text:p>
          </table:table-cell>
          <table:table-cell table:style-name="ce11" table:formula="of:=IF([.D73]&lt;1;(1+(59*(1-[.D73])))*[.$A$39]+[.$A$88];0)" office:value-type="float" office:value="650" calcext:value-type="float">
            <text:p>650</text:p>
          </table:table-cell>
          <table:table-cell table:style-name="ce11" table:formula="of:=IF([.E73]&lt;1;(1+(59*(1-[.E73])))*[.$A$39]+[.$A$88];0)" office:value-type="float" office:value="650" calcext:value-type="float">
            <text:p>650</text:p>
          </table:table-cell>
          <table:table-cell table:style-name="ce11" table:formula="of:=IF([.F73]&lt;1;(1+(59*(1-[.F73])))*[.$A$39]+[.$A$88];0)" office:value-type="float" office:value="650" calcext:value-type="float">
            <text:p>650</text:p>
          </table:table-cell>
          <table:table-cell table:style-name="ce11" table:formula="of:=IF([.G73]&lt;1;(1+(59*(1-[.G73])))*[.$A$39]+[.$A$88];0)" office:value-type="float" office:value="650" calcext:value-type="float">
            <text:p>650</text:p>
          </table:table-cell>
          <table:table-cell table:style-name="ce11" table:formula="of:=IF([.H73]&lt;1;(1+(59*(1-[.H73])))*[.$A$39]+[.$A$88];0)" office:value-type="float" office:value="650" calcext:value-type="float">
            <text:p>650</text:p>
          </table:table-cell>
          <table:table-cell table:style-name="ce11" table:formula="of:=IF([.I73]&lt;1;(1+(59*(1-[.I73])))*[.$A$39]+[.$A$88];0)" office:value-type="float" office:value="650" calcext:value-type="float">
            <text:p>650</text:p>
          </table:table-cell>
          <table:table-cell table:style-name="ce11" table:formula="of:=IF([.J73]&lt;1;(1+(59*(1-[.J73])))*[.$A$39]+[.$A$88];0)" office:value-type="float" office:value="650" calcext:value-type="float">
            <text:p>650</text:p>
          </table:table-cell>
          <table:table-cell table:style-name="ce11" table:formula="of:=IF([.K73]&lt;1;(1+(59*(1-[.K73])))*[.$A$39]+[.$A$88];0)" office:value-type="float" office:value="650" calcext:value-type="float">
            <text:p>650</text:p>
          </table:table-cell>
          <table:table-cell table:style-name="ce11" table:formula="of:=IF([.L73]&lt;1;(1+(59*(1-[.L73])))*[.$A$39]+[.$A$88];0)" office:value-type="float" office:value="650" calcext:value-type="float">
            <text:p>650</text:p>
          </table:table-cell>
          <table:table-cell table:style-name="ce11" table:formula="of:=IF([.M73]&lt;1;(1+(59*(1-[.M73])))*[.$A$39]+[.$A$88];0)" office:value-type="float" office:value="650" calcext:value-type="float">
            <text:p>650</text:p>
          </table:table-cell>
          <table:table-cell table:style-name="ce11" table:formula="of:=IF([.N73]&lt;1;(1+(59*(1-[.N73])))*[.$A$39]+[.$A$88];0)" office:value-type="float" office:value="650" calcext:value-type="float">
            <text:p>650</text:p>
          </table:table-cell>
          <table:table-cell table:style-name="ce11" table:formula="of:=IF([.O73]&lt;1;(1+(59*(1-[.O73])))*[.$A$39]+[.$A$88];0)" office:value-type="float" office:value="650" calcext:value-type="float">
            <text:p>650</text:p>
          </table:table-cell>
          <table:table-cell table:style-name="ce11" table:formula="of:=IF([.P73]&lt;1;(1+(59*(1-[.P73])))*[.$A$39]+[.$A$88];0)" office:value-type="float" office:value="650" calcext:value-type="float">
            <text:p>650</text:p>
          </table:table-cell>
          <table:table-cell table:style-name="ce11" table:formula="of:=IF([.Q73]&lt;1;(1+(59*(1-[.Q73])))*[.$A$39]+[.$A$88];0)" office:value-type="float" office:value="650" calcext:value-type="float">
            <text:p>650</text:p>
          </table:table-cell>
          <table:table-cell table:style-name="ce11" table:formula="of:=IF([.R73]&lt;1;(1+(59*(1-[.R73])))*[.$A$39]+[.$A$88];0)" office:value-type="float" office:value="650" calcext:value-type="float">
            <text:p>650</text:p>
          </table:table-cell>
          <table:table-cell table:style-name="ce11" table:formula="of:=IF([.S73]&lt;1;(1+(59*(1-[.S73])))*[.$A$39]+[.$A$88];0)" office:value-type="float" office:value="650" calcext:value-type="float">
            <text:p>650</text:p>
          </table:table-cell>
          <table:table-cell table:style-name="ce11" table:formula="of:=IF([.T73]&lt;1;(1+(59*(1-[.T73])))*[.$A$39]+[.$A$88];0)" office:value-type="float" office:value="650" calcext:value-type="float">
            <text:p>650</text:p>
          </table:table-cell>
          <table:table-cell table:style-name="ce11" table:formula="of:=IF([.U73]&lt;1;(1+(59*(1-[.U73])))*[.$A$39]+[.$A$88];0)" office:value-type="float" office:value="650" calcext:value-type="float">
            <text:p>650</text:p>
          </table:table-cell>
          <table:table-cell table:style-name="ce11" table:formula="of:=IF([.V73]&lt;1;(1+(59*(1-[.V73])))*[.$A$39]+[.$A$88];0)" office:value-type="float" office:value="650" calcext:value-type="float">
            <text:p>650</text:p>
          </table:table-cell>
          <table:table-cell table:style-name="ce11" table:formula="of:=IF([.W73]&lt;1;(1+(59*(1-[.W73])))*[.$A$39]+[.$A$88];0)" office:value-type="float" office:value="650" calcext:value-type="float">
            <text:p>650</text:p>
          </table:table-cell>
          <table:table-cell table:style-name="ce11" table:formula="of:=IF([.X73]&lt;1;(1+(59*(1-[.X73])))*[.$A$39]+[.$A$88];0)" office:value-type="float" office:value="650" calcext:value-type="float">
            <text:p>650</text:p>
          </table:table-cell>
          <table:table-cell table:style-name="ce11" table:formula="of:=IF([.Y73]&lt;1;(1+(59*(1-[.Y73])))*[.$A$39]+[.$A$88];0)" office:value-type="float" office:value="650" calcext:value-type="float">
            <text:p>650</text:p>
          </table:table-cell>
          <table:table-cell table:style-name="ce11" table:formula="of:=IF([.Z73]&lt;1;(1+(59*(1-[.Z73])))*[.$A$39]+[.$A$88];0)" office:value-type="float" office:value="650" calcext:value-type="float">
            <text:p>650</text:p>
          </table:table-cell>
          <table:table-cell table:style-name="ce11" table:formula="of:=IF([.AA73]&lt;1;(1+(59*(1-[.AA73])))*[.$A$39]+[.$A$88];0)" office:value-type="float" office:value="650" calcext:value-type="float">
            <text:p>650</text:p>
          </table:table-cell>
          <table:table-cell table:style-name="ce11" table:formula="of:=IF([.AB73]&lt;1;(1+(59*(1-[.AB73])))*[.$A$39]+[.$A$88];0)" office:value-type="float" office:value="650" calcext:value-type="float">
            <text:p>650</text:p>
          </table:table-cell>
          <table:table-cell table:style-name="ce11" table:formula="of:=IF([.AC73]&lt;1;(1+(59*(1-[.AC73])))*[.$A$39]+[.$A$88];0)" office:value-type="float" office:value="650" calcext:value-type="float">
            <text:p>650</text:p>
          </table:table-cell>
          <table:table-cell table:style-name="ce11" table:formula="of:=IF([.AD73]&lt;1;(1+(59*(1-[.AD73])))*[.$A$39]+[.$A$88];0)" office:value-type="float" office:value="650" calcext:value-type="float">
            <text:p>650</text:p>
          </table:table-cell>
          <table:table-cell table:style-name="ce11" table:formula="of:=IF([.AE73]&lt;1;(1+(59*(1-[.AE73])))*[.$A$39]+[.$A$88];0)" office:value-type="float" office:value="650" calcext:value-type="float">
            <text:p>650</text:p>
          </table:table-cell>
          <table:table-cell table:style-name="ce11" table:formula="of:=IF([.AF73]&lt;1;(1+(59*(1-[.AF73])))*[.$A$39]+[.$A$88];0)" office:value-type="float" office:value="650" calcext:value-type="float">
            <text:p>650</text:p>
          </table:table-cell>
          <table:table-cell table:style-name="ce11" table:formula="of:=IF([.AG73]&lt;1;(1+(59*(1-[.AG73])))*[.$A$39]+[.$A$88];0)" office:value-type="float" office:value="650" calcext:value-type="float">
            <text:p>650</text:p>
          </table:table-cell>
          <table:table-cell table:style-name="ce11" table:formula="of:=IF([.AH73]&lt;1;(1+(59*(1-[.AH73])))*[.$A$39]+[.$A$88];0)" office:value-type="float" office:value="650" calcext:value-type="float">
            <text:p>650</text:p>
          </table:table-cell>
          <table:table-cell table:style-name="ce11" table:formula="of:=IF([.AI73]&lt;1;(1+(59*(1-[.AI73])))*[.$A$39]+[.$A$88];0)" office:value-type="float" office:value="650" calcext:value-type="float">
            <text:p>650</text:p>
          </table:table-cell>
          <table:table-cell table:style-name="ce11" table:formula="of:=IF([.AJ73]&lt;1;(1+(59*(1-[.AJ73])))*[.$A$39]+[.$A$88];0)" office:value-type="float" office:value="650" calcext:value-type="float">
            <text:p>650</text:p>
          </table:table-cell>
          <table:table-cell table:style-name="ce11" table:formula="of:=IF([.AK73]&lt;1;(1+(59*(1-[.AK73])))*[.$A$39]+[.$A$88];0)" office:value-type="float" office:value="650" calcext:value-type="float">
            <text:p>650</text:p>
          </table:table-cell>
          <table:table-cell table:style-name="ce11" table:formula="of:=IF([.AL73]&lt;1;(1+(59*(1-[.AL73])))*[.$A$39]+[.$A$88];0)" office:value-type="float" office:value="650" calcext:value-type="float">
            <text:p>650</text:p>
          </table:table-cell>
          <table:table-cell table:style-name="ce11" table:formula="of:=IF([.AM73]&lt;1;(1+(59*(1-[.AM73])))*[.$A$39]+[.$A$88];0)" office:value-type="float" office:value="650" calcext:value-type="float">
            <text:p>650</text:p>
          </table:table-cell>
          <table:table-cell table:style-name="ce11" table:formula="of:=IF([.AN73]&lt;1;(1+(59*(1-[.AN73])))*[.$A$39]+[.$A$88];0)" office:value-type="float" office:value="650" calcext:value-type="float">
            <text:p>650</text:p>
          </table:table-cell>
          <table:table-cell table:style-name="ce11" table:formula="of:=IF([.AO73]&lt;1;(1+(59*(1-[.AO73])))*[.$A$39]+[.$A$88];0)" office:value-type="float" office:value="650" calcext:value-type="float">
            <text:p>650</text:p>
          </table:table-cell>
          <table:table-cell table:style-name="ce11" table:formula="of:=IF([.AP73]&lt;1;(1+(59*(1-[.AP73])))*[.$A$39]+[.$A$88];0)" office:value-type="float" office:value="650" calcext:value-type="float">
            <text:p>650</text:p>
          </table:table-cell>
          <table:table-cell table:style-name="ce11" table:formula="of:=IF([.AQ73]&lt;1;(1+(59*(1-[.AQ73])))*[.$A$39]+[.$A$88];0)" office:value-type="float" office:value="650" calcext:value-type="float">
            <text:p>650</text:p>
          </table:table-cell>
          <table:table-cell table:style-name="ce11" table:formula="of:=IF([.AR73]&lt;1;(1+(59*(1-[.AR73])))*[.$A$39]+[.$A$88];0)" office:value-type="float" office:value="650" calcext:value-type="float">
            <text:p>650</text:p>
          </table:table-cell>
          <table:table-cell table:style-name="ce11" table:formula="of:=IF([.AS73]&lt;1;(1+(59*(1-[.AS73])))*[.$A$39]+[.$A$88];0)" office:value-type="float" office:value="650" calcext:value-type="float">
            <text:p>650</text:p>
          </table:table-cell>
          <table:table-cell table:style-name="ce11" table:formula="of:=IF([.AT73]&lt;1;(1+(59*(1-[.AT73])))*[.$A$39]+[.$A$88];0)" office:value-type="float" office:value="650" calcext:value-type="float">
            <text:p>650</text:p>
          </table:table-cell>
          <table:table-cell table:style-name="ce11" table:formula="of:=IF([.AU73]&lt;1;(1+(59*(1-[.AU73])))*[.$A$39]+[.$A$88];0)" office:value-type="float" office:value="650" calcext:value-type="float">
            <text:p>650</text:p>
          </table:table-cell>
          <table:table-cell table:style-name="ce11" table:formula="of:=IF([.AV73]&lt;1;(1+(59*(1-[.AV73])))*[.$A$39]+[.$A$88];0)" office:value-type="float" office:value="650" calcext:value-type="float">
            <text:p>650</text:p>
          </table:table-cell>
          <table:table-cell table:style-name="ce11" table:formula="of:=IF([.AW73]&lt;1;(1+(59*(1-[.AW73])))*[.$A$39]+[.$A$88];0)" office:value-type="float" office:value="650" calcext:value-type="float">
            <text:p>650</text:p>
          </table:table-cell>
          <table:table-cell table:style-name="ce11" table:formula="of:=IF([.AX73]&lt;1;(1+(59*(1-[.AX73])))*[.$A$39]+[.$A$88];0)" office:value-type="float" office:value="650" calcext:value-type="float">
            <text:p>650</text:p>
          </table:table-cell>
          <table:table-cell table:style-name="ce11" table:formula="of:=IF([.AY73]&lt;1;(1+(59*(1-[.AY73])))*[.$A$39]+[.$A$88];0)" office:value-type="float" office:value="650" calcext:value-type="float">
            <text:p>650</text:p>
          </table:table-cell>
          <table:table-cell table:style-name="ce11" table:formula="of:=IF([.AZ73]&lt;1;(1+(59*(1-[.AZ73])))*[.$A$39]+[.$A$88];0)" office:value-type="float" office:value="650" calcext:value-type="float">
            <text:p>650</text:p>
          </table:table-cell>
          <table:table-cell table:style-name="ce11" table:formula="of:=IF([.BA73]&lt;1;(1+(59*(1-[.BA73])))*[.$A$39]+[.$A$88];0)" office:value-type="float" office:value="650" calcext:value-type="float">
            <text:p>650</text:p>
          </table:table-cell>
          <table:table-cell table:style-name="ce11" table:formula="of:=IF([.BB73]&lt;1;(1+(59*(1-[.BB73])))*[.$A$39]+[.$A$88];0)" office:value-type="float" office:value="650" calcext:value-type="float">
            <text:p>650</text:p>
          </table:table-cell>
          <table:table-cell table:style-name="ce11" table:formula="of:=IF([.BC73]&lt;1;(1+(59*(1-[.BC73])))*[.$A$39]+[.$A$88];0)" office:value-type="float" office:value="650" calcext:value-type="float">
            <text:p>650</text:p>
          </table:table-cell>
          <table:table-cell table:style-name="ce11" table:formula="of:=IF([.BD73]&lt;1;(1+(59*(1-[.BD73])))*[.$A$39]+[.$A$88];0)" office:value-type="float" office:value="650" calcext:value-type="float">
            <text:p>650</text:p>
          </table:table-cell>
          <table:table-cell table:style-name="ce11" table:formula="of:=IF([.BE73]&lt;1;(1+(59*(1-[.BE73])))*[.$A$39]+[.$A$88];0)" office:value-type="float" office:value="650" calcext:value-type="float">
            <text:p>650</text:p>
          </table:table-cell>
          <table:table-cell table:style-name="ce11" table:formula="of:=IF([.BF73]&lt;1;(1+(59*(1-[.BF73])))*[.$A$39]+[.$A$88];0)" office:value-type="float" office:value="650" calcext:value-type="float">
            <text:p>650</text:p>
          </table:table-cell>
          <table:table-cell table:style-name="ce11" table:formula="of:=IF([.BG73]&lt;1;(1+(59*(1-[.BG73])))*[.$A$39]+[.$A$88];0)" office:value-type="float" office:value="650" calcext:value-type="float">
            <text:p>650</text:p>
          </table:table-cell>
          <table:table-cell table:style-name="ce11" table:formula="of:=IF([.BH73]&lt;1;(1+(59*(1-[.BH73])))*[.$A$39]+[.$A$88];0)" office:value-type="float" office:value="650" calcext:value-type="float">
            <text:p>650</text:p>
          </table:table-cell>
          <table:table-cell table:style-name="ce11" table:formula="of:=IF([.BI73]&lt;1;(1+(59*(1-[.BI73])))*[.$A$39]+[.$A$88];0)" office:value-type="float" office:value="650" calcext:value-type="float">
            <text:p>650</text:p>
          </table:table-cell>
          <table:table-cell table:style-name="ce11" table:formula="of:=IF([.BJ73]&lt;1;(1+(59*(1-[.BJ73])))*[.$A$39]+[.$A$88];0)" office:value-type="float" office:value="650" calcext:value-type="float">
            <text:p>650</text:p>
          </table:table-cell>
          <table:table-cell table:style-name="ce11" table:formula="of:=IF([.BK73]&lt;1;(1+(59*(1-[.BK73])))*[.$A$39]+[.$A$88];0)" office:value-type="float" office:value="650" calcext:value-type="float">
            <text:p>650</text:p>
          </table:table-cell>
          <table:table-cell table:style-name="ce11" table:formula="of:=IF([.BL73]&lt;1;(1+(59*(1-[.BL73])))*[.$A$39]+[.$A$88];0)" office:value-type="float" office:value="650" calcext:value-type="float">
            <text:p>650</text:p>
          </table:table-cell>
          <table:table-cell table:style-name="ce11" table:formula="of:=IF([.BM73]&lt;1;(1+(59*(1-[.BM73])))*[.$A$39]+[.$A$88];0)" office:value-type="float" office:value="650" calcext:value-type="float">
            <text:p>650</text:p>
          </table:table-cell>
          <table:table-cell table:style-name="ce11" table:formula="of:=IF([.BN73]&lt;1;(1+(59*(1-[.BN73])))*[.$A$39]+[.$A$88];0)" office:value-type="float" office:value="650" calcext:value-type="float">
            <text:p>650</text:p>
          </table:table-cell>
          <table:table-cell table:style-name="ce11" table:formula="of:=IF([.BO73]&lt;1;(1+(59*(1-[.BO73])))*[.$A$39]+[.$A$88];0)" office:value-type="float" office:value="650" calcext:value-type="float">
            <text:p>650</text:p>
          </table:table-cell>
          <table:table-cell table:style-name="ce11" table:formula="of:=IF([.BP73]&lt;1;(1+(59*(1-[.BP73])))*[.$A$39]+[.$A$88];0)" office:value-type="float" office:value="650" calcext:value-type="float">
            <text:p>650</text:p>
          </table:table-cell>
          <table:table-cell table:style-name="ce11" table:formula="of:=IF([.BQ73]&lt;1;(1+(59*(1-[.BQ73])))*[.$A$39]+[.$A$88];0)" office:value-type="float" office:value="650" calcext:value-type="float">
            <text:p>650</text:p>
          </table:table-cell>
          <table:table-cell table:style-name="ce11" table:formula="of:=IF([.BR73]&lt;1;(1+(59*(1-[.BR73])))*[.$A$39]+[.$A$88];0)" office:value-type="float" office:value="650" calcext:value-type="float">
            <text:p>650</text:p>
          </table:table-cell>
          <table:table-cell table:style-name="ce11" table:formula="of:=IF([.BS73]&lt;1;(1+(59*(1-[.BS73])))*[.$A$39]+[.$A$88];0)" office:value-type="float" office:value="650" calcext:value-type="float">
            <text:p>650</text:p>
          </table:table-cell>
          <table:table-cell table:style-name="ce11" table:formula="of:=IF([.BT73]&lt;1;(1+(59*(1-[.BT73])))*[.$A$39]+[.$A$88];0)" office:value-type="float" office:value="650" calcext:value-type="float">
            <text:p>650</text:p>
          </table:table-cell>
          <table:table-cell table:style-name="ce11" table:formula="of:=IF([.BU73]&lt;1;(1+(59*(1-[.BU73])))*[.$A$39]+[.$A$88];0)" office:value-type="float" office:value="650" calcext:value-type="float">
            <text:p>650</text:p>
          </table:table-cell>
          <table:table-cell table:style-name="ce11" table:formula="of:=IF([.BV73]&lt;1;(1+(59*(1-[.BV73])))*[.$A$39]+[.$A$88];0)" office:value-type="float" office:value="650" calcext:value-type="float">
            <text:p>650</text:p>
          </table:table-cell>
          <table:table-cell table:style-name="ce11" table:formula="of:=IF([.BW73]&lt;1;(1+(59*(1-[.BW73])))*[.$A$39]+[.$A$88];0)" office:value-type="float" office:value="650" calcext:value-type="float">
            <text:p>650</text:p>
          </table:table-cell>
          <table:table-cell table:style-name="ce11" table:formula="of:=IF([.BX73]&lt;1;(1+(59*(1-[.BX73])))*[.$A$39]+[.$A$88];0)" office:value-type="float" office:value="650" calcext:value-type="float">
            <text:p>650</text:p>
          </table:table-cell>
          <table:table-cell table:style-name="ce11" table:formula="of:=IF([.BY73]&lt;1;(1+(59*(1-[.BY73])))*[.$A$39]+[.$A$88];0)" office:value-type="float" office:value="650" calcext:value-type="float">
            <text:p>650</text:p>
          </table:table-cell>
          <table:table-cell table:style-name="ce11" table:formula="of:=IF([.BZ73]&lt;1;(1+(59*(1-[.BZ73])))*[.$A$39]+[.$A$88];0)" office:value-type="float" office:value="650" calcext:value-type="float">
            <text:p>650</text:p>
          </table:table-cell>
          <table:table-cell table:style-name="ce11" table:formula="of:=IF([.CA73]&lt;1;(1+(59*(1-[.CA73])))*[.$A$39]+[.$A$88];0)" office:value-type="float" office:value="650" calcext:value-type="float">
            <text:p>650</text:p>
          </table:table-cell>
          <table:table-cell table:style-name="ce11" table:formula="of:=IF([.CB73]&lt;1;(1+(59*(1-[.CB73])))*[.$A$39]+[.$A$88];0)" office:value-type="float" office:value="650" calcext:value-type="float">
            <text:p>650</text:p>
          </table:table-cell>
          <table:table-cell table:style-name="ce11" table:formula="of:=IF([.CC73]&lt;1;(1+(59*(1-[.CC73])))*[.$A$39]+[.$A$88];0)" office:value-type="float" office:value="650" calcext:value-type="float">
            <text:p>650</text:p>
          </table:table-cell>
          <table:table-cell table:style-name="ce11" table:formula="of:=IF([.CD73]&lt;1;(1+(59*(1-[.CD73])))*[.$A$39]+[.$A$88];0)" office:value-type="float" office:value="650" calcext:value-type="float">
            <text:p>650</text:p>
          </table:table-cell>
          <table:table-cell table:style-name="ce11" table:formula="of:=IF([.CE73]&lt;1;(1+(59*(1-[.CE73])))*[.$A$39]+[.$A$88];0)" office:value-type="float" office:value="650" calcext:value-type="float">
            <text:p>650</text:p>
          </table:table-cell>
          <table:table-cell table:style-name="ce11" table:formula="of:=IF([.CF73]&lt;1;(1+(59*(1-[.CF73])))*[.$A$39]+[.$A$88];0)" office:value-type="float" office:value="650" calcext:value-type="float">
            <text:p>650</text:p>
          </table:table-cell>
          <table:table-cell table:style-name="ce11" table:formula="of:=IF([.CG73]&lt;1;(1+(59*(1-[.CG73])))*[.$A$39]+[.$A$88];0)" office:value-type="float" office:value="650" calcext:value-type="float">
            <text:p>650</text:p>
          </table:table-cell>
          <table:table-cell table:style-name="ce11" table:formula="of:=IF([.CH73]&lt;1;(1+(59*(1-[.CH73])))*[.$A$39]+[.$A$88];0)" office:value-type="float" office:value="650" calcext:value-type="float">
            <text:p>650</text:p>
          </table:table-cell>
          <table:table-cell table:style-name="ce11" table:formula="of:=IF([.CI73]&lt;1;(1+(59*(1-[.CI73])))*[.$A$39]+[.$A$88];0)" office:value-type="float" office:value="650" calcext:value-type="float">
            <text:p>650</text:p>
          </table:table-cell>
          <table:table-cell table:style-name="ce11" table:formula="of:=IF([.CJ73]&lt;1;(1+(59*(1-[.CJ73])))*[.$A$39]+[.$A$88];0)" office:value-type="float" office:value="650" calcext:value-type="float">
            <text:p>650</text:p>
          </table:table-cell>
          <table:table-cell table:style-name="ce11" table:formula="of:=IF([.CK73]&lt;1;(1+(59*(1-[.CK73])))*[.$A$39]+[.$A$88];0)" office:value-type="float" office:value="650" calcext:value-type="float">
            <text:p>650</text:p>
          </table:table-cell>
          <table:table-cell table:style-name="ce11" table:formula="of:=IF([.CL73]&lt;1;(1+(59*(1-[.CL73])))*[.$A$39]+[.$A$88];0)" office:value-type="float" office:value="650" calcext:value-type="float">
            <text:p>650</text:p>
          </table:table-cell>
          <table:table-cell table:style-name="ce11" table:formula="of:=IF([.CM73]&lt;1;(1+(59*(1-[.CM73])))*[.$A$39]+[.$A$88];0)" office:value-type="float" office:value="650" calcext:value-type="float">
            <text:p>650</text:p>
          </table:table-cell>
          <table:table-cell table:style-name="ce11" table:formula="of:=IF([.CN73]&lt;1;(1+(59*(1-[.CN73])))*[.$A$39]+[.$A$88];0)" office:value-type="float" office:value="650" calcext:value-type="float">
            <text:p>65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74]&lt;1;(1+(59*(1-[.A74])))*[.$A$39]+[.$A$88];0)" office:value-type="float" office:value="591" calcext:value-type="float">
            <text:p>591</text:p>
          </table:table-cell>
          <table:table-cell table:style-name="ce11" table:formula="of:=IF([.B74]&lt;1;(1+(59*(1-[.B74])))*[.$A$39]+[.$A$88];0)" office:value-type="float" office:value="585.4347261075" calcext:value-type="float">
            <text:p>585</text:p>
          </table:table-cell>
          <table:table-cell table:style-name="ce11" table:formula="of:=IF([.C74]&lt;1;(1+(59*(1-[.C74])))*[.$A$39]+[.$A$88];0)" office:value-type="float" office:value="579.380270303573" calcext:value-type="float">
            <text:p>579</text:p>
          </table:table-cell>
          <table:table-cell table:style-name="ce11" table:formula="of:=IF([.D74]&lt;1;(1+(59*(1-[.D74])))*[.$A$39]+[.$A$88];0)" office:value-type="float" office:value="572.800915324581" calcext:value-type="float">
            <text:p>573</text:p>
          </table:table-cell>
          <table:table-cell table:style-name="ce11" table:formula="of:=IF([.E74]&lt;1;(1+(59*(1-[.E74])))*[.$A$39]+[.$A$88];0)" office:value-type="float" office:value="565.659847921387" calcext:value-type="float">
            <text:p>566</text:p>
          </table:table-cell>
          <table:table-cell table:style-name="ce11" table:formula="of:=IF([.F74]&lt;1;(1+(59*(1-[.F74])))*[.$A$39]+[.$A$88];0)" office:value-type="float" office:value="557.91947782047" calcext:value-type="float">
            <text:p>558</text:p>
          </table:table-cell>
          <table:table-cell table:style-name="ce11" table:formula="of:=IF([.G74]&lt;1;(1+(59*(1-[.G74])))*[.$A$39]+[.$A$88];0)" office:value-type="float" office:value="549.541851322231" calcext:value-type="float">
            <text:p>550</text:p>
          </table:table-cell>
          <table:table-cell table:style-name="ce11" table:formula="of:=IF([.H74]&lt;1;(1+(59*(1-[.H74])))*[.$A$39]+[.$A$88];0)" office:value-type="float" office:value="540.489174438785" calcext:value-type="float">
            <text:p>540</text:p>
          </table:table-cell>
          <table:table-cell table:style-name="ce11" table:formula="of:=IF([.I74]&lt;1;(1+(59*(1-[.I74])))*[.$A$39]+[.$A$88];0)" office:value-type="float" office:value="530.724461084827" calcext:value-type="float">
            <text:p>531</text:p>
          </table:table-cell>
          <table:table-cell table:style-name="ce11" table:formula="of:=IF([.J74]&lt;1;(1+(59*(1-[.J74])))*[.$A$39]+[.$A$88];0)" office:value-type="float" office:value="520.212321872949" calcext:value-type="float">
            <text:p>520</text:p>
          </table:table-cell>
          <table:table-cell table:style-name="ce11" table:formula="of:=IF([.K74]&lt;1;(1+(59*(1-[.K74])))*[.$A$39]+[.$A$88];0)" office:value-type="float" office:value="508.919908273072" calcext:value-type="float">
            <text:p>509</text:p>
          </table:table-cell>
          <table:table-cell table:style-name="ce11" table:formula="of:=IF([.L74]&lt;1;(1+(59*(1-[.L74])))*[.$A$39]+[.$A$88];0)" office:value-type="float" office:value="496.818024959437" calcext:value-type="float">
            <text:p>497</text:p>
          </table:table-cell>
          <table:table-cell table:style-name="ce11" table:formula="of:=IF([.M74]&lt;1;(1+(59*(1-[.M74])))*[.$A$39]+[.$A$88];0)" office:value-type="float" office:value="483.88241971175" calcext:value-type="float">
            <text:p>484</text:p>
          </table:table-cell>
          <table:table-cell table:style-name="ce11" table:formula="of:=IF([.N74]&lt;1;(1+(59*(1-[.N74])))*[.$A$39]+[.$A$88];0)" office:value-type="float" office:value="470.095254827045" calcext:value-type="float">
            <text:p>470</text:p>
          </table:table-cell>
          <table:table-cell table:style-name="ce11" table:formula="of:=IF([.O74]&lt;1;(1+(59*(1-[.O74])))*[.$A$39]+[.$A$88];0)" office:value-type="float" office:value="455.446756161195" calcext:value-type="float">
            <text:p>455</text:p>
          </table:table-cell>
          <table:table-cell table:style-name="ce11" table:formula="of:=IF([.P74]&lt;1;(1+(59*(1-[.P74])))*[.$A$39]+[.$A$88];0)" office:value-type="float" office:value="439.937025165989" calcext:value-type="float">
            <text:p>440</text:p>
          </table:table-cell>
          <table:table-cell table:style-name="ce11" table:formula="of:=IF([.Q74]&lt;1;(1+(59*(1-[.Q74])))*[.$A$39]+[.$A$88];0)" office:value-type="float" office:value="423.577985166466" calcext:value-type="float">
            <text:p>424</text:p>
          </table:table-cell>
          <table:table-cell table:style-name="ce11" table:formula="of:=IF([.R74]&lt;1;(1+(59*(1-[.R74])))*[.$A$39]+[.$A$88];0)" office:value-type="float" office:value="406.395415290367" calcext:value-type="float">
            <text:p>406</text:p>
          </table:table-cell>
          <table:table-cell table:style-name="ce11" table:formula="of:=IF([.S74]&lt;1;(1+(59*(1-[.S74])))*[.$A$39]+[.$A$88];0)" office:value-type="float" office:value="388.431003788603" calcext:value-type="float">
            <text:p>388</text:p>
          </table:table-cell>
          <table:table-cell table:style-name="ce11" table:formula="of:=IF([.T74]&lt;1;(1+(59*(1-[.T74])))*[.$A$39]+[.$A$88];0)" office:value-type="float" office:value="369.744327200512" calcext:value-type="float">
            <text:p>370</text:p>
          </table:table-cell>
          <table:table-cell table:style-name="ce11" table:formula="of:=IF([.U74]&lt;1;(1+(59*(1-[.U74])))*[.$A$39]+[.$A$88];0)" office:value-type="float" office:value="350.414633682825" calcext:value-type="float">
            <text:p>350</text:p>
          </table:table-cell>
          <table:table-cell table:style-name="ce11" table:formula="of:=IF([.V74]&lt;1;(1+(59*(1-[.V74])))*[.$A$39]+[.$A$88];0)" office:value-type="float" office:value="330.54227934018" calcext:value-type="float">
            <text:p>331</text:p>
          </table:table-cell>
          <table:table-cell table:style-name="ce11" table:formula="of:=IF([.W74]&lt;1;(1+(59*(1-[.W74])))*[.$A$39]+[.$A$88];0)" office:value-type="float" office:value="310.249638030706" calcext:value-type="float">
            <text:p>310</text:p>
          </table:table-cell>
          <table:table-cell table:style-name="ce11" table:formula="of:=IF([.X74]&lt;1;(1+(59*(1-[.X74])))*[.$A$39]+[.$A$88];0)" office:value-type="float" office:value="289.68128148869" calcext:value-type="float">
            <text:p>290</text:p>
          </table:table-cell>
          <table:table-cell table:style-name="ce11" table:formula="of:=IF([.Y74]&lt;1;(1+(59*(1-[.Y74])))*[.$A$39]+[.$A$88];0)" office:value-type="float" office:value="269.003212588796" calcext:value-type="float">
            <text:p>269</text:p>
          </table:table-cell>
          <table:table-cell table:style-name="ce11" table:formula="of:=IF([.Z74]&lt;1;(1+(59*(1-[.Z74])))*[.$A$39]+[.$A$88];0)" office:value-type="float" office:value="248.400936267654" calcext:value-type="float">
            <text:p>248</text:p>
          </table:table-cell>
          <table:table-cell table:style-name="ce11" table:formula="of:=IF([.AA74]&lt;1;(1+(59*(1-[.AA74])))*[.$A$39]+[.$A$88];0)" office:value-type="float" office:value="228.076177004558" calcext:value-type="float">
            <text:p>228</text:p>
          </table:table-cell>
          <table:table-cell table:style-name="ce11" table:formula="of:=IF([.AB74]&lt;1;(1+(59*(1-[.AB74])))*[.$A$39]+[.$A$88];0)" office:value-type="float" office:value="208.242106006549" calcext:value-type="float">
            <text:p>208</text:p>
          </table:table-cell>
          <table:table-cell table:style-name="ce11" table:formula="of:=IF([.AC74]&lt;1;(1+(59*(1-[.AC74])))*[.$A$39]+[.$A$88];0)" office:value-type="float" office:value="189.117031470012" calcext:value-type="float">
            <text:p>189</text:p>
          </table:table-cell>
          <table:table-cell table:style-name="ce11" table:formula="of:=IF([.AD74]&lt;1;(1+(59*(1-[.AD74])))*[.$A$39]+[.$A$88];0)" office:value-type="float" office:value="170.916634818584" calcext:value-type="float">
            <text:p>171</text:p>
          </table:table-cell>
          <table:table-cell table:style-name="ce11" table:formula="of:=IF([.AE74]&lt;1;(1+(59*(1-[.AE74])))*[.$A$39]+[.$A$88];0)" office:value-type="float" office:value="153.845002892381" calcext:value-type="float">
            <text:p>154</text:p>
          </table:table-cell>
          <table:table-cell table:style-name="ce11" table:formula="of:=IF([.AF74]&lt;1;(1+(59*(1-[.AF74])))*[.$A$39]+[.$A$88];0)" office:value-type="float" office:value="138.084901370287" calcext:value-type="float">
            <text:p>138</text:p>
          </table:table-cell>
          <table:table-cell table:style-name="ce11" table:formula="of:=IF([.AG74]&lt;1;(1+(59*(1-[.AG74])))*[.$A$39]+[.$A$88];0)" office:value-type="float" office:value="123.787939187067" calcext:value-type="float">
            <text:p>124</text:p>
          </table:table-cell>
          <table:table-cell table:style-name="ce11" table:formula="of:=IF([.AH74]&lt;1;(1+(59*(1-[.AH74])))*[.$A$39]+[.$A$88];0)" office:value-type="float" office:value="111.065457542288" calcext:value-type="float">
            <text:p>111</text:p>
          </table:table-cell>
          <table:table-cell table:style-name="ce11" table:formula="of:=IF([.AI74]&lt;1;(1+(59*(1-[.AI74])))*[.$A$39]+[.$A$88];0)" office:value-type="float" office:value="99.9811009573832" calcext:value-type="float">
            <text:p>100</text:p>
          </table:table-cell>
          <table:table-cell table:style-name="ce11" table:formula="of:=IF([.AJ74]&lt;1;(1+(59*(1-[.AJ74])))*[.$A$39]+[.$A$88];0)" office:value-type="float" office:value="90.5460475051136" calcext:value-type="float">
            <text:p>91</text:p>
          </table:table-cell>
          <table:table-cell table:style-name="ce11" table:formula="of:=IF([.AK74]&lt;1;(1+(59*(1-[.AK74])))*[.$A$39]+[.$A$88];0)" office:value-type="float" office:value="82.7177504164618" calcext:value-type="float">
            <text:p>83</text:p>
          </table:table-cell>
          <table:table-cell table:style-name="ce11" table:formula="of:=IF([.AL74]&lt;1;(1+(59*(1-[.AL74])))*[.$A$39]+[.$A$88];0)" office:value-type="float" office:value="76.4027496024004" calcext:value-type="float">
            <text:p>76</text:p>
          </table:table-cell>
          <table:table-cell table:style-name="ce11" table:formula="of:=IF([.AM74]&lt;1;(1+(59*(1-[.AM74])))*[.$A$39]+[.$A$88];0)" office:value-type="float" office:value="71.4636553192731" calcext:value-type="float">
            <text:p>71</text:p>
          </table:table-cell>
          <table:table-cell table:style-name="ce11" table:formula="of:=IF([.AN74]&lt;1;(1+(59*(1-[.AN74])))*[.$A$39]+[.$A$88];0)" office:value-type="float" office:value="67.729835119299" calcext:value-type="float">
            <text:p>68</text:p>
          </table:table-cell>
          <table:table-cell table:style-name="ce11" table:formula="of:=IF([.AO74]&lt;1;(1+(59*(1-[.AO74])))*[.$A$39]+[.$A$88];0)" office:value-type="float" office:value="65.0107421203805" calcext:value-type="float">
            <text:p>65</text:p>
          </table:table-cell>
          <table:table-cell table:style-name="ce11" table:formula="of:=IF([.AP74]&lt;1;(1+(59*(1-[.AP74])))*[.$A$39]+[.$A$88];0)" office:value-type="float" office:value="63.1103342038173" calcext:value-type="float">
            <text:p>63</text:p>
          </table:table-cell>
          <table:table-cell table:style-name="ce11" table:formula="of:=IF([.AQ74]&lt;1;(1+(59*(1-[.AQ74])))*[.$A$39]+[.$A$88];0)" office:value-type="float" office:value="61.8407828551786" calcext:value-type="float">
            <text:p>62</text:p>
          </table:table-cell>
          <table:table-cell table:style-name="ce11" table:formula="of:=IF([.AR74]&lt;1;(1+(59*(1-[.AR74])))*[.$A$39]+[.$A$88];0)" office:value-type="float" office:value="61.0337549821209" calcext:value-type="float">
            <text:p>61</text:p>
          </table:table-cell>
          <table:table-cell table:style-name="ce11" table:formula="of:=IF([.AS74]&lt;1;(1+(59*(1-[.AS74])))*[.$A$39]+[.$A$88];0)" office:value-type="float" office:value="60.5479919465597" calcext:value-type="float">
            <text:p>61</text:p>
          </table:table-cell>
          <table:table-cell table:style-name="ce11" table:formula="of:=IF([.AT74]&lt;1;(1+(59*(1-[.AT74])))*[.$A$39]+[.$A$88];0)" office:value-type="float" office:value="60.2726254481275" calcext:value-type="float">
            <text:p>60</text:p>
          </table:table-cell>
          <table:table-cell table:style-name="ce11" table:formula="of:=IF([.AU74]&lt;1;(1+(59*(1-[.AU74])))*[.$A$39]+[.$A$88];0)" office:value-type="float" office:value="60.126484652097" calcext:value-type="float">
            <text:p>60</text:p>
          </table:table-cell>
          <table:table-cell table:style-name="ce11" table:formula="of:=IF([.AV74]&lt;1;(1+(59*(1-[.AV74])))*[.$A$39]+[.$A$88];0)" office:value-type="float" office:value="60.0543446019926" calcext:value-type="float">
            <text:p>60</text:p>
          </table:table-cell>
          <table:table-cell table:style-name="ce11" table:formula="of:=IF([.AW74]&lt;1;(1+(59*(1-[.AW74])))*[.$A$39]+[.$A$88];0)" office:value-type="float" office:value="60.0214578819898" calcext:value-type="float">
            <text:p>60</text:p>
          </table:table-cell>
          <table:table-cell table:style-name="ce11" table:formula="of:=IF([.AX74]&lt;1;(1+(59*(1-[.AX74])))*[.$A$39]+[.$A$88];0)" office:value-type="float" office:value="60.0077207650486" calcext:value-type="float">
            <text:p>60</text:p>
          </table:table-cell>
          <table:table-cell table:style-name="ce11" table:formula="of:=IF([.AY74]&lt;1;(1+(59*(1-[.AY74])))*[.$A$39]+[.$A$88];0)" office:value-type="float" office:value="60.0025080787529" calcext:value-type="float">
            <text:p>60</text:p>
          </table:table-cell>
          <table:table-cell table:style-name="ce11" table:formula="of:=IF([.AZ74]&lt;1;(1+(59*(1-[.AZ74])))*[.$A$39]+[.$A$88];0)" office:value-type="float" office:value="60.0007280984137" calcext:value-type="float">
            <text:p>60</text:p>
          </table:table-cell>
          <table:table-cell table:style-name="ce11" table:formula="of:=IF([.BA74]&lt;1;(1+(59*(1-[.BA74])))*[.$A$39]+[.$A$88];0)" office:value-type="float" office:value="60.0001867772136" calcext:value-type="float">
            <text:p>60</text:p>
          </table:table-cell>
          <table:table-cell table:style-name="ce11" table:formula="of:=IF([.BB74]&lt;1;(1+(59*(1-[.BB74])))*[.$A$39]+[.$A$88];0)" office:value-type="float" office:value="60.0000418187532" calcext:value-type="float">
            <text:p>60</text:p>
          </table:table-cell>
          <table:table-cell table:style-name="ce11" table:formula="of:=IF([.BC74]&lt;1;(1+(59*(1-[.BC74])))*[.$A$39]+[.$A$88];0)" office:value-type="float" office:value="60.0000080616324" calcext:value-type="float">
            <text:p>60</text:p>
          </table:table-cell>
          <table:table-cell table:style-name="ce11" table:formula="of:=IF([.BD74]&lt;1;(1+(59*(1-[.BD74])))*[.$A$39]+[.$A$88];0)" office:value-type="float" office:value="60.0000013181963" calcext:value-type="float">
            <text:p>60</text:p>
          </table:table-cell>
          <table:table-cell table:style-name="ce11" table:formula="of:=IF([.BE74]&lt;1;(1+(59*(1-[.BE74])))*[.$A$39]+[.$A$88];0)" office:value-type="float" office:value="60.0000001798427" calcext:value-type="float">
            <text:p>60</text:p>
          </table:table-cell>
          <table:table-cell table:style-name="ce11" table:formula="of:=IF([.BF74]&lt;1;(1+(59*(1-[.BF74])))*[.$A$39]+[.$A$88];0)" office:value-type="float" office:value="60.0000000201047" calcext:value-type="float">
            <text:p>60</text:p>
          </table:table-cell>
          <table:table-cell table:style-name="ce11" table:formula="of:=IF([.BG74]&lt;1;(1+(59*(1-[.BG74])))*[.$A$39]+[.$A$88];0)" office:value-type="float" office:value="60.0000000018053" calcext:value-type="float">
            <text:p>60</text:p>
          </table:table-cell>
          <table:table-cell table:style-name="ce11" table:formula="of:=IF([.BH74]&lt;1;(1+(59*(1-[.BH74])))*[.$A$39]+[.$A$88];0)" office:value-type="float" office:value="60.0000000001274" calcext:value-type="float">
            <text:p>60</text:p>
          </table:table-cell>
          <table:table-cell table:style-name="ce11" table:formula="of:=IF([.BI74]&lt;1;(1+(59*(1-[.BI74])))*[.$A$39]+[.$A$88];0)" office:value-type="float" office:value="60.0000000000069" calcext:value-type="float">
            <text:p>60</text:p>
          </table:table-cell>
          <table:table-cell table:style-name="ce11" table:formula="of:=IF([.BJ74]&lt;1;(1+(59*(1-[.BJ74])))*[.$A$39]+[.$A$88];0)" office:value-type="float" office:value="0" calcext:value-type="float">
            <text:p>0</text:p>
          </table:table-cell>
          <table:table-cell table:style-name="ce11" table:formula="of:=IF([.BK74]&lt;1;(1+(59*(1-[.BK74])))*[.$A$39]+[.$A$88];0)" office:value-type="float" office:value="0" calcext:value-type="float">
            <text:p>0</text:p>
          </table:table-cell>
          <table:table-cell table:style-name="ce11" table:formula="of:=IF([.BL74]&lt;1;(1+(59*(1-[.BL74])))*[.$A$39]+[.$A$88];0)" office:value-type="float" office:value="0" calcext:value-type="float">
            <text:p>0</text:p>
          </table:table-cell>
          <table:table-cell table:style-name="ce11" table:formula="of:=IF([.BM74]&lt;1;(1+(59*(1-[.BM74])))*[.$A$39]+[.$A$88];0)" office:value-type="float" office:value="0" calcext:value-type="float">
            <text:p>0</text:p>
          </table:table-cell>
          <table:table-cell table:style-name="ce11" table:formula="of:=IF([.BN74]&lt;1;(1+(59*(1-[.BN74])))*[.$A$39]+[.$A$88];0)" office:value-type="float" office:value="0" calcext:value-type="float">
            <text:p>0</text:p>
          </table:table-cell>
          <table:table-cell table:style-name="ce11" table:formula="of:=IF([.BO74]&lt;1;(1+(59*(1-[.BO74])))*[.$A$39]+[.$A$88];0)" office:value-type="float" office:value="0" calcext:value-type="float">
            <text:p>0</text:p>
          </table:table-cell>
          <table:table-cell table:style-name="ce11" table:formula="of:=IF([.BP74]&lt;1;(1+(59*(1-[.BP74])))*[.$A$39]+[.$A$88];0)" office:value-type="float" office:value="0" calcext:value-type="float">
            <text:p>0</text:p>
          </table:table-cell>
          <table:table-cell table:style-name="ce11" table:formula="of:=IF([.BQ74]&lt;1;(1+(59*(1-[.BQ74])))*[.$A$39]+[.$A$88];0)" office:value-type="float" office:value="0" calcext:value-type="float">
            <text:p>0</text:p>
          </table:table-cell>
          <table:table-cell table:style-name="ce11" table:formula="of:=IF([.BR74]&lt;1;(1+(59*(1-[.BR74])))*[.$A$39]+[.$A$88];0)" office:value-type="float" office:value="0" calcext:value-type="float">
            <text:p>0</text:p>
          </table:table-cell>
          <table:table-cell table:style-name="ce11" table:formula="of:=IF([.BS74]&lt;1;(1+(59*(1-[.BS74])))*[.$A$39]+[.$A$88];0)" office:value-type="float" office:value="0" calcext:value-type="float">
            <text:p>0</text:p>
          </table:table-cell>
          <table:table-cell table:style-name="ce11" table:formula="of:=IF([.BT74]&lt;1;(1+(59*(1-[.BT74])))*[.$A$39]+[.$A$88];0)" office:value-type="float" office:value="0" calcext:value-type="float">
            <text:p>0</text:p>
          </table:table-cell>
          <table:table-cell table:style-name="ce11" table:formula="of:=IF([.BU74]&lt;1;(1+(59*(1-[.BU74])))*[.$A$39]+[.$A$88];0)" office:value-type="float" office:value="0" calcext:value-type="float">
            <text:p>0</text:p>
          </table:table-cell>
          <table:table-cell table:style-name="ce11" table:formula="of:=IF([.BV74]&lt;1;(1+(59*(1-[.BV74])))*[.$A$39]+[.$A$88];0)" office:value-type="float" office:value="0" calcext:value-type="float">
            <text:p>0</text:p>
          </table:table-cell>
          <table:table-cell table:style-name="ce11" table:formula="of:=IF([.BW74]&lt;1;(1+(59*(1-[.BW74])))*[.$A$39]+[.$A$88];0)" office:value-type="float" office:value="0" calcext:value-type="float">
            <text:p>0</text:p>
          </table:table-cell>
          <table:table-cell table:style-name="ce11" table:formula="of:=IF([.BX74]&lt;1;(1+(59*(1-[.BX74])))*[.$A$39]+[.$A$88];0)" office:value-type="float" office:value="0" calcext:value-type="float">
            <text:p>0</text:p>
          </table:table-cell>
          <table:table-cell table:style-name="ce11" table:formula="of:=IF([.BY74]&lt;1;(1+(59*(1-[.BY74])))*[.$A$39]+[.$A$88];0)" office:value-type="float" office:value="0" calcext:value-type="float">
            <text:p>0</text:p>
          </table:table-cell>
          <table:table-cell table:style-name="ce11" table:formula="of:=IF([.BZ74]&lt;1;(1+(59*(1-[.BZ74])))*[.$A$39]+[.$A$88];0)" office:value-type="float" office:value="0" calcext:value-type="float">
            <text:p>0</text:p>
          </table:table-cell>
          <table:table-cell table:style-name="ce11" table:formula="of:=IF([.CA74]&lt;1;(1+(59*(1-[.CA74])))*[.$A$39]+[.$A$88];0)" office:value-type="float" office:value="0" calcext:value-type="float">
            <text:p>0</text:p>
          </table:table-cell>
          <table:table-cell table:style-name="ce11" table:formula="of:=IF([.CB74]&lt;1;(1+(59*(1-[.CB74])))*[.$A$39]+[.$A$88];0)" office:value-type="float" office:value="0" calcext:value-type="float">
            <text:p>0</text:p>
          </table:table-cell>
          <table:table-cell table:style-name="ce11" table:formula="of:=IF([.CC74]&lt;1;(1+(59*(1-[.CC74])))*[.$A$39]+[.$A$88];0)" office:value-type="float" office:value="0" calcext:value-type="float">
            <text:p>0</text:p>
          </table:table-cell>
          <table:table-cell table:style-name="ce11" table:formula="of:=IF([.CD74]&lt;1;(1+(59*(1-[.CD74])))*[.$A$39]+[.$A$88];0)" office:value-type="float" office:value="0" calcext:value-type="float">
            <text:p>0</text:p>
          </table:table-cell>
          <table:table-cell table:style-name="ce11" table:formula="of:=IF([.CE74]&lt;1;(1+(59*(1-[.CE74])))*[.$A$39]+[.$A$88];0)" office:value-type="float" office:value="0" calcext:value-type="float">
            <text:p>0</text:p>
          </table:table-cell>
          <table:table-cell table:style-name="ce11" table:formula="of:=IF([.CF74]&lt;1;(1+(59*(1-[.CF74])))*[.$A$39]+[.$A$88];0)" office:value-type="float" office:value="0" calcext:value-type="float">
            <text:p>0</text:p>
          </table:table-cell>
          <table:table-cell table:style-name="ce11" table:formula="of:=IF([.CG74]&lt;1;(1+(59*(1-[.CG74])))*[.$A$39]+[.$A$88];0)" office:value-type="float" office:value="0" calcext:value-type="float">
            <text:p>0</text:p>
          </table:table-cell>
          <table:table-cell table:style-name="ce11" table:formula="of:=IF([.CH74]&lt;1;(1+(59*(1-[.CH74])))*[.$A$39]+[.$A$88];0)" office:value-type="float" office:value="0" calcext:value-type="float">
            <text:p>0</text:p>
          </table:table-cell>
          <table:table-cell table:style-name="ce11" table:formula="of:=IF([.CI74]&lt;1;(1+(59*(1-[.CI74])))*[.$A$39]+[.$A$88];0)" office:value-type="float" office:value="0" calcext:value-type="float">
            <text:p>0</text:p>
          </table:table-cell>
          <table:table-cell table:style-name="ce11" table:formula="of:=IF([.CJ74]&lt;1;(1+(59*(1-[.CJ74])))*[.$A$39]+[.$A$88];0)" office:value-type="float" office:value="0" calcext:value-type="float">
            <text:p>0</text:p>
          </table:table-cell>
          <table:table-cell table:style-name="ce11" table:formula="of:=IF([.CK74]&lt;1;(1+(59*(1-[.CK74])))*[.$A$39]+[.$A$88];0)" office:value-type="float" office:value="0" calcext:value-type="float">
            <text:p>0</text:p>
          </table:table-cell>
          <table:table-cell table:style-name="ce11" table:formula="of:=IF([.CL74]&lt;1;(1+(59*(1-[.CL74])))*[.$A$39]+[.$A$88];0)" office:value-type="float" office:value="0" calcext:value-type="float">
            <text:p>0</text:p>
          </table:table-cell>
          <table:table-cell table:style-name="ce11" table:formula="of:=IF([.CM74]&lt;1;(1+(59*(1-[.CM74])))*[.$A$39]+[.$A$88];0)" office:value-type="float" office:value="0" calcext:value-type="float">
            <text:p>0</text:p>
          </table:table-cell>
          <table:table-cell table:style-name="ce11" table:formula="of:=IF([.CN74]&lt;1;(1+(59*(1-[.CN74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75]&lt;1;(1+(59*(1-[.A75])))*[.$A$39]+[.$A$88];0)" office:value-type="float" office:value="532" calcext:value-type="float">
            <text:p>532</text:p>
          </table:table-cell>
          <table:table-cell table:style-name="ce11" table:formula="of:=IF([.B75]&lt;1;(1+(59*(1-[.B75])))*[.$A$39]+[.$A$88];0)" office:value-type="float" office:value="521.584266752262" calcext:value-type="float">
            <text:p>522</text:p>
          </table:table-cell>
          <table:table-cell table:style-name="ce11" table:formula="of:=IF([.C75]&lt;1;(1+(59*(1-[.C75])))*[.$A$39]+[.$A$88];0)" office:value-type="float" office:value="510.392236514944" calcext:value-type="float">
            <text:p>510</text:p>
          </table:table-cell>
          <table:table-cell table:style-name="ce11" table:formula="of:=IF([.D75]&lt;1;(1+(59*(1-[.D75])))*[.$A$39]+[.$A$88];0)" office:value-type="float" office:value="498.394184428795" calcext:value-type="float">
            <text:p>498</text:p>
          </table:table-cell>
          <table:table-cell table:style-name="ce11" table:formula="of:=IF([.E75]&lt;1;(1+(59*(1-[.E75])))*[.$A$39]+[.$A$88];0)" office:value-type="float" office:value="485.5651555938" calcext:value-type="float">
            <text:p>486</text:p>
          </table:table-cell>
          <table:table-cell table:style-name="ce11" table:formula="of:=IF([.F75]&lt;1;(1+(59*(1-[.F75])))*[.$A$39]+[.$A$88];0)" office:value-type="float" office:value="471.886413550456" calcext:value-type="float">
            <text:p>472</text:p>
          </table:table-cell>
          <table:table-cell table:style-name="ce11" table:formula="of:=IF([.G75]&lt;1;(1+(59*(1-[.G75])))*[.$A$39]+[.$A$88];0)" office:value-type="float" office:value="457.347067410401" calcext:value-type="float">
            <text:p>457</text:p>
          </table:table-cell>
          <table:table-cell table:style-name="ce11" table:formula="of:=IF([.H75]&lt;1;(1+(59*(1-[.H75])))*[.$A$39]+[.$A$88];0)" office:value-type="float" office:value="441.94586453961" calcext:value-type="float">
            <text:p>442</text:p>
          </table:table-cell>
          <table:table-cell table:style-name="ce11" table:formula="of:=IF([.I75]&lt;1;(1+(59*(1-[.I75])))*[.$A$39]+[.$A$88];0)" office:value-type="float" office:value="425.693122024291" calcext:value-type="float">
            <text:p>426</text:p>
          </table:table-cell>
          <table:table-cell table:style-name="ce11" table:formula="of:=IF([.J75]&lt;1;(1+(59*(1-[.J75])))*[.$A$39]+[.$A$88];0)" office:value-type="float" office:value="408.612752798975" calcext:value-type="float">
            <text:p>409</text:p>
          </table:table-cell>
          <table:table-cell table:style-name="ce11" table:formula="of:=IF([.K75]&lt;1;(1+(59*(1-[.K75])))*[.$A$39]+[.$A$88];0)" office:value-type="float" office:value="390.744321125341" calcext:value-type="float">
            <text:p>391</text:p>
          </table:table-cell>
          <table:table-cell table:style-name="ce11" table:formula="of:=IF([.L75]&lt;1;(1+(59*(1-[.L75])))*[.$A$39]+[.$A$88];0)" office:value-type="float" office:value="372.145037252981" calcext:value-type="float">
            <text:p>372</text:p>
          </table:table-cell>
          <table:table-cell table:style-name="ce11" table:formula="of:=IF([.M75]&lt;1;(1+(59*(1-[.M75])))*[.$A$39]+[.$A$88];0)" office:value-type="float" office:value="352.891573253271" calcext:value-type="float">
            <text:p>353</text:p>
          </table:table-cell>
          <table:table-cell table:style-name="ce11" table:formula="of:=IF([.N75]&lt;1;(1+(59*(1-[.N75])))*[.$A$39]+[.$A$88];0)" office:value-type="float" office:value="333.081552592613" calcext:value-type="float">
            <text:p>333</text:p>
          </table:table-cell>
          <table:table-cell table:style-name="ce11" table:formula="of:=IF([.O75]&lt;1;(1+(59*(1-[.O75])))*[.$A$39]+[.$A$88];0)" office:value-type="float" office:value="312.834537331527" calcext:value-type="float">
            <text:p>313</text:p>
          </table:table-cell>
          <table:table-cell table:style-name="ce11" table:formula="of:=IF([.P75]&lt;1;(1+(59*(1-[.P75])))*[.$A$39]+[.$A$88];0)" office:value-type="float" office:value="292.292312362949" calcext:value-type="float">
            <text:p>292</text:p>
          </table:table-cell>
          <table:table-cell table:style-name="ce11" table:formula="of:=IF([.Q75]&lt;1;(1+(59*(1-[.Q75])))*[.$A$39]+[.$A$88];0)" office:value-type="float" office:value="271.61825055636" calcext:value-type="float">
            <text:p>272</text:p>
          </table:table-cell>
          <table:table-cell table:style-name="ce11" table:formula="of:=IF([.R75]&lt;1;(1+(59*(1-[.R75])))*[.$A$39]+[.$A$88];0)" office:value-type="float" office:value="250.99554200653" calcext:value-type="float">
            <text:p>251</text:p>
          </table:table-cell>
          <table:table-cell table:style-name="ce11" table:formula="of:=IF([.S75]&lt;1;(1+(59*(1-[.S75])))*[.$A$39]+[.$A$88];0)" office:value-type="float" office:value="230.62409169977" calcext:value-type="float">
            <text:p>231</text:p>
          </table:table-cell>
          <table:table-cell table:style-name="ce11" table:formula="of:=IF([.T75]&lt;1;(1+(59*(1-[.T75])))*[.$A$39]+[.$A$88];0)" office:value-type="float" office:value="210.715940003197" calcext:value-type="float">
            <text:p>211</text:p>
          </table:table-cell>
          <table:table-cell table:style-name="ce11" table:formula="of:=IF([.U75]&lt;1;(1+(59*(1-[.U75])))*[.$A$39]+[.$A$88];0)" office:value-type="float" office:value="191.489145796695" calcext:value-type="float">
            <text:p>191</text:p>
          </table:table-cell>
          <table:table-cell table:style-name="ce11" table:formula="of:=IF([.V75]&lt;1;(1+(59*(1-[.V75])))*[.$A$39]+[.$A$88];0)" office:value-type="float" office:value="173.160196592116" calcext:value-type="float">
            <text:p>173</text:p>
          </table:table-cell>
          <table:table-cell table:style-name="ce11" table:formula="of:=IF([.W75]&lt;1;(1+(59*(1-[.W75])))*[.$A$39]+[.$A$88];0)" office:value-type="float" office:value="155.93517264456" calcext:value-type="float">
            <text:p>156</text:p>
          </table:table-cell>
          <table:table-cell table:style-name="ce11" table:formula="of:=IF([.X75]&lt;1;(1+(59*(1-[.X75])))*[.$A$39]+[.$A$88];0)" office:value-type="float" office:value="140.000084630819" calcext:value-type="float">
            <text:p>140</text:p>
          </table:table-cell>
          <table:table-cell table:style-name="ce11" table:formula="of:=IF([.Y75]&lt;1;(1+(59*(1-[.Y75])))*[.$A$39]+[.$A$88];0)" office:value-type="float" office:value="125.51100921426" calcext:value-type="float">
            <text:p>126</text:p>
          </table:table-cell>
          <table:table-cell table:style-name="ce11" table:formula="of:=IF([.Z75]&lt;1;(1+(59*(1-[.Z75])))*[.$A$39]+[.$A$88];0)" office:value-type="float" office:value="112.584835265909" calcext:value-type="float">
            <text:p>113</text:p>
          </table:table-cell>
          <table:table-cell table:style-name="ce11" table:formula="of:=IF([.AA75]&lt;1;(1+(59*(1-[.AA75])))*[.$A$39]+[.$A$88];0)" office:value-type="float" office:value="101.291567364439" calcext:value-type="float">
            <text:p>101</text:p>
          </table:table-cell>
          <table:table-cell table:style-name="ce11" table:formula="of:=IF([.AB75]&lt;1;(1+(59*(1-[.AB75])))*[.$A$39]+[.$A$88];0)" office:value-type="float" office:value="91.6491684612831" calcext:value-type="float">
            <text:p>92</text:p>
          </table:table-cell>
          <table:table-cell table:style-name="ce11" table:formula="of:=IF([.AC75]&lt;1;(1+(59*(1-[.AC75])))*[.$A$39]+[.$A$88];0)" office:value-type="float" office:value="83.6218187715337" calcext:value-type="float">
            <text:p>84</text:p>
          </table:table-cell>
          <table:table-cell table:style-name="ce11" table:formula="of:=IF([.AD75]&lt;1;(1+(59*(1-[.AD75])))*[.$A$39]+[.$A$88];0)" office:value-type="float" office:value="77.1221960487674" calcext:value-type="float">
            <text:p>77</text:p>
          </table:table-cell>
          <table:table-cell table:style-name="ce11" table:formula="of:=IF([.AE75]&lt;1;(1+(59*(1-[.AE75])))*[.$A$39]+[.$A$88];0)" office:value-type="float" office:value="72.0179449624749" calcext:value-type="float">
            <text:p>72</text:p>
          </table:table-cell>
          <table:table-cell table:style-name="ce11" table:formula="of:=IF([.AF75]&lt;1;(1+(59*(1-[.AF75])))*[.$A$39]+[.$A$88];0)" office:value-type="float" office:value="68.141942494645" calcext:value-type="float">
            <text:p>68</text:p>
          </table:table-cell>
          <table:table-cell table:style-name="ce11" table:formula="of:=IF([.AG75]&lt;1;(1+(59*(1-[.AG75])))*[.$A$39]+[.$A$88];0)" office:value-type="float" office:value="65.3053694542338" calcext:value-type="float">
            <text:p>65</text:p>
          </table:table-cell>
          <table:table-cell table:style-name="ce11" table:formula="of:=IF([.AH75]&lt;1;(1+(59*(1-[.AH75])))*[.$A$39]+[.$A$88];0)" office:value-type="float" office:value="63.3120889724515" calcext:value-type="float">
            <text:p>63</text:p>
          </table:table-cell>
          <table:table-cell table:style-name="ce11" table:formula="of:=IF([.AI75]&lt;1;(1+(59*(1-[.AI75])))*[.$A$39]+[.$A$88];0)" office:value-type="float" office:value="61.9725453332649" calcext:value-type="float">
            <text:p>62</text:p>
          </table:table-cell>
          <table:table-cell table:style-name="ce11" table:formula="of:=IF([.AJ75]&lt;1;(1+(59*(1-[.AJ75])))*[.$A$39]+[.$A$88];0)" office:value-type="float" office:value="61.1154355740932" calcext:value-type="float">
            <text:p>61</text:p>
          </table:table-cell>
          <table:table-cell table:style-name="ce11" table:formula="of:=IF([.AK75]&lt;1;(1+(59*(1-[.AK75])))*[.$A$39]+[.$A$88];0)" office:value-type="float" office:value="60.5958044451947" calcext:value-type="float">
            <text:p>61</text:p>
          </table:table-cell>
          <table:table-cell table:style-name="ce11" table:formula="of:=IF([.AL75]&lt;1;(1+(59*(1-[.AL75])))*[.$A$39]+[.$A$88];0)" office:value-type="float" office:value="60.298902062528" calcext:value-type="float">
            <text:p>60</text:p>
          </table:table-cell>
          <table:table-cell table:style-name="ce11" table:formula="of:=IF([.AM75]&lt;1;(1+(59*(1-[.AM75])))*[.$A$39]+[.$A$88];0)" office:value-type="float" office:value="60.1399576371507" calcext:value-type="float">
            <text:p>60</text:p>
          </table:table-cell>
          <table:table-cell table:style-name="ce11" table:formula="of:=IF([.AN75]&lt;1;(1+(59*(1-[.AN75])))*[.$A$39]+[.$A$88];0)" office:value-type="float" office:value="60.0607450733586" calcext:value-type="float">
            <text:p>60</text:p>
          </table:table-cell>
          <table:table-cell table:style-name="ce11" table:formula="of:=IF([.AO75]&lt;1;(1+(59*(1-[.AO75])))*[.$A$39]+[.$A$88];0)" office:value-type="float" office:value="60.0242536421671" calcext:value-type="float">
            <text:p>60</text:p>
          </table:table-cell>
          <table:table-cell table:style-name="ce11" table:formula="of:=IF([.AP75]&lt;1;(1+(59*(1-[.AP75])))*[.$A$39]+[.$A$88];0)" office:value-type="float" office:value="60.0088342454442" calcext:value-type="float">
            <text:p>60</text:p>
          </table:table-cell>
          <table:table-cell table:style-name="ce11" table:formula="of:=IF([.AQ75]&lt;1;(1+(59*(1-[.AQ75])))*[.$A$39]+[.$A$88];0)" office:value-type="float" office:value="60.0029087152386" calcext:value-type="float">
            <text:p>60</text:p>
          </table:table-cell>
          <table:table-cell table:style-name="ce11" table:formula="of:=IF([.AR75]&lt;1;(1+(59*(1-[.AR75])))*[.$A$39]+[.$A$88];0)" office:value-type="float" office:value="60.0008570104659" calcext:value-type="float">
            <text:p>60</text:p>
          </table:table-cell>
          <table:table-cell table:style-name="ce11" table:formula="of:=IF([.AS75]&lt;1;(1+(59*(1-[.AS75])))*[.$A$39]+[.$A$88];0)" office:value-type="float" office:value="60.0002234598676" calcext:value-type="float">
            <text:p>60</text:p>
          </table:table-cell>
          <table:table-cell table:style-name="ce11" table:formula="of:=IF([.AT75]&lt;1;(1+(59*(1-[.AT75])))*[.$A$39]+[.$A$88];0)" office:value-type="float" office:value="60.0000509371087" calcext:value-type="float">
            <text:p>60</text:p>
          </table:table-cell>
          <table:table-cell table:style-name="ce11" table:formula="of:=IF([.AU75]&lt;1;(1+(59*(1-[.AU75])))*[.$A$39]+[.$A$88];0)" office:value-type="float" office:value="60.000010015036" calcext:value-type="float">
            <text:p>60</text:p>
          </table:table-cell>
          <table:table-cell table:style-name="ce11" table:formula="of:=IF([.AV75]&lt;1;(1+(59*(1-[.AV75])))*[.$A$39]+[.$A$88];0)" office:value-type="float" office:value="60.0000016735264" calcext:value-type="float">
            <text:p>60</text:p>
          </table:table-cell>
          <table:table-cell table:style-name="ce11" table:formula="of:=IF([.AW75]&lt;1;(1+(59*(1-[.AW75])))*[.$A$39]+[.$A$88];0)" office:value-type="float" office:value="60.0000002338356" calcext:value-type="float">
            <text:p>60</text:p>
          </table:table-cell>
          <table:table-cell table:style-name="ce11" table:formula="of:=IF([.AX75]&lt;1;(1+(59*(1-[.AX75])))*[.$A$39]+[.$A$88];0)" office:value-type="float" office:value="60.0000000268359" calcext:value-type="float">
            <text:p>60</text:p>
          </table:table-cell>
          <table:table-cell table:style-name="ce11" table:formula="of:=IF([.AY75]&lt;1;(1+(59*(1-[.AY75])))*[.$A$39]+[.$A$88];0)" office:value-type="float" office:value="60.0000000024803" calcext:value-type="float">
            <text:p>60</text:p>
          </table:table-cell>
          <table:table-cell table:style-name="ce11" table:formula="of:=IF([.AZ75]&lt;1;(1+(59*(1-[.AZ75])))*[.$A$39]+[.$A$88];0)" office:value-type="float" office:value="60.0000000001807" calcext:value-type="float">
            <text:p>60</text:p>
          </table:table-cell>
          <table:table-cell table:style-name="ce11" table:formula="of:=IF([.BA75]&lt;1;(1+(59*(1-[.BA75])))*[.$A$39]+[.$A$88];0)" office:value-type="float" office:value="60.0000000000102" calcext:value-type="float">
            <text:p>60</text:p>
          </table:table-cell>
          <table:table-cell table:style-name="ce11" table:formula="of:=IF([.BB75]&lt;1;(1+(59*(1-[.BB75])))*[.$A$39]+[.$A$88];0)" office:value-type="float" office:value="0" calcext:value-type="float">
            <text:p>0</text:p>
          </table:table-cell>
          <table:table-cell table:style-name="ce11" table:formula="of:=IF([.BC75]&lt;1;(1+(59*(1-[.BC75])))*[.$A$39]+[.$A$88];0)" office:value-type="float" office:value="0" calcext:value-type="float">
            <text:p>0</text:p>
          </table:table-cell>
          <table:table-cell table:style-name="ce11" table:formula="of:=IF([.BD75]&lt;1;(1+(59*(1-[.BD75])))*[.$A$39]+[.$A$88];0)" office:value-type="float" office:value="0" calcext:value-type="float">
            <text:p>0</text:p>
          </table:table-cell>
          <table:table-cell table:style-name="ce11" table:formula="of:=IF([.BE75]&lt;1;(1+(59*(1-[.BE75])))*[.$A$39]+[.$A$88];0)" office:value-type="float" office:value="0" calcext:value-type="float">
            <text:p>0</text:p>
          </table:table-cell>
          <table:table-cell table:style-name="ce11" table:formula="of:=IF([.BF75]&lt;1;(1+(59*(1-[.BF75])))*[.$A$39]+[.$A$88];0)" office:value-type="float" office:value="0" calcext:value-type="float">
            <text:p>0</text:p>
          </table:table-cell>
          <table:table-cell table:style-name="ce11" table:formula="of:=IF([.BG75]&lt;1;(1+(59*(1-[.BG75])))*[.$A$39]+[.$A$88];0)" office:value-type="float" office:value="0" calcext:value-type="float">
            <text:p>0</text:p>
          </table:table-cell>
          <table:table-cell table:style-name="ce11" table:formula="of:=IF([.BH75]&lt;1;(1+(59*(1-[.BH75])))*[.$A$39]+[.$A$88];0)" office:value-type="float" office:value="0" calcext:value-type="float">
            <text:p>0</text:p>
          </table:table-cell>
          <table:table-cell table:style-name="ce11" table:formula="of:=IF([.BI75]&lt;1;(1+(59*(1-[.BI75])))*[.$A$39]+[.$A$88];0)" office:value-type="float" office:value="0" calcext:value-type="float">
            <text:p>0</text:p>
          </table:table-cell>
          <table:table-cell table:style-name="ce11" table:formula="of:=IF([.BJ75]&lt;1;(1+(59*(1-[.BJ75])))*[.$A$39]+[.$A$88];0)" office:value-type="float" office:value="0" calcext:value-type="float">
            <text:p>0</text:p>
          </table:table-cell>
          <table:table-cell table:style-name="ce11" table:formula="of:=IF([.BK75]&lt;1;(1+(59*(1-[.BK75])))*[.$A$39]+[.$A$88];0)" office:value-type="float" office:value="0" calcext:value-type="float">
            <text:p>0</text:p>
          </table:table-cell>
          <table:table-cell table:style-name="ce11" table:formula="of:=IF([.BL75]&lt;1;(1+(59*(1-[.BL75])))*[.$A$39]+[.$A$88];0)" office:value-type="float" office:value="0" calcext:value-type="float">
            <text:p>0</text:p>
          </table:table-cell>
          <table:table-cell table:style-name="ce11" table:formula="of:=IF([.BM75]&lt;1;(1+(59*(1-[.BM75])))*[.$A$39]+[.$A$88];0)" office:value-type="float" office:value="0" calcext:value-type="float">
            <text:p>0</text:p>
          </table:table-cell>
          <table:table-cell table:style-name="ce11" table:formula="of:=IF([.BN75]&lt;1;(1+(59*(1-[.BN75])))*[.$A$39]+[.$A$88];0)" office:value-type="float" office:value="0" calcext:value-type="float">
            <text:p>0</text:p>
          </table:table-cell>
          <table:table-cell table:style-name="ce11" table:formula="of:=IF([.BO75]&lt;1;(1+(59*(1-[.BO75])))*[.$A$39]+[.$A$88];0)" office:value-type="float" office:value="0" calcext:value-type="float">
            <text:p>0</text:p>
          </table:table-cell>
          <table:table-cell table:style-name="ce11" table:formula="of:=IF([.BP75]&lt;1;(1+(59*(1-[.BP75])))*[.$A$39]+[.$A$88];0)" office:value-type="float" office:value="0" calcext:value-type="float">
            <text:p>0</text:p>
          </table:table-cell>
          <table:table-cell table:style-name="ce11" table:formula="of:=IF([.BQ75]&lt;1;(1+(59*(1-[.BQ75])))*[.$A$39]+[.$A$88];0)" office:value-type="float" office:value="0" calcext:value-type="float">
            <text:p>0</text:p>
          </table:table-cell>
          <table:table-cell table:style-name="ce11" table:formula="of:=IF([.BR75]&lt;1;(1+(59*(1-[.BR75])))*[.$A$39]+[.$A$88];0)" office:value-type="float" office:value="0" calcext:value-type="float">
            <text:p>0</text:p>
          </table:table-cell>
          <table:table-cell table:style-name="ce11" table:formula="of:=IF([.BS75]&lt;1;(1+(59*(1-[.BS75])))*[.$A$39]+[.$A$88];0)" office:value-type="float" office:value="0" calcext:value-type="float">
            <text:p>0</text:p>
          </table:table-cell>
          <table:table-cell table:style-name="ce11" table:formula="of:=IF([.BT75]&lt;1;(1+(59*(1-[.BT75])))*[.$A$39]+[.$A$88];0)" office:value-type="float" office:value="0" calcext:value-type="float">
            <text:p>0</text:p>
          </table:table-cell>
          <table:table-cell table:style-name="ce11" table:formula="of:=IF([.BU75]&lt;1;(1+(59*(1-[.BU75])))*[.$A$39]+[.$A$88];0)" office:value-type="float" office:value="0" calcext:value-type="float">
            <text:p>0</text:p>
          </table:table-cell>
          <table:table-cell table:style-name="ce11" table:formula="of:=IF([.BV75]&lt;1;(1+(59*(1-[.BV75])))*[.$A$39]+[.$A$88];0)" office:value-type="float" office:value="0" calcext:value-type="float">
            <text:p>0</text:p>
          </table:table-cell>
          <table:table-cell table:style-name="ce11" table:formula="of:=IF([.BW75]&lt;1;(1+(59*(1-[.BW75])))*[.$A$39]+[.$A$88];0)" office:value-type="float" office:value="0" calcext:value-type="float">
            <text:p>0</text:p>
          </table:table-cell>
          <table:table-cell table:style-name="ce11" table:formula="of:=IF([.BX75]&lt;1;(1+(59*(1-[.BX75])))*[.$A$39]+[.$A$88];0)" office:value-type="float" office:value="0" calcext:value-type="float">
            <text:p>0</text:p>
          </table:table-cell>
          <table:table-cell table:style-name="ce11" table:formula="of:=IF([.BY75]&lt;1;(1+(59*(1-[.BY75])))*[.$A$39]+[.$A$88];0)" office:value-type="float" office:value="0" calcext:value-type="float">
            <text:p>0</text:p>
          </table:table-cell>
          <table:table-cell table:style-name="ce11" table:formula="of:=IF([.BZ75]&lt;1;(1+(59*(1-[.BZ75])))*[.$A$39]+[.$A$88];0)" office:value-type="float" office:value="0" calcext:value-type="float">
            <text:p>0</text:p>
          </table:table-cell>
          <table:table-cell table:style-name="ce11" table:formula="of:=IF([.CA75]&lt;1;(1+(59*(1-[.CA75])))*[.$A$39]+[.$A$88];0)" office:value-type="float" office:value="0" calcext:value-type="float">
            <text:p>0</text:p>
          </table:table-cell>
          <table:table-cell table:style-name="ce11" table:formula="of:=IF([.CB75]&lt;1;(1+(59*(1-[.CB75])))*[.$A$39]+[.$A$88];0)" office:value-type="float" office:value="0" calcext:value-type="float">
            <text:p>0</text:p>
          </table:table-cell>
          <table:table-cell table:style-name="ce11" table:formula="of:=IF([.CC75]&lt;1;(1+(59*(1-[.CC75])))*[.$A$39]+[.$A$88];0)" office:value-type="float" office:value="0" calcext:value-type="float">
            <text:p>0</text:p>
          </table:table-cell>
          <table:table-cell table:style-name="ce11" table:formula="of:=IF([.CD75]&lt;1;(1+(59*(1-[.CD75])))*[.$A$39]+[.$A$88];0)" office:value-type="float" office:value="0" calcext:value-type="float">
            <text:p>0</text:p>
          </table:table-cell>
          <table:table-cell table:style-name="ce11" table:formula="of:=IF([.CE75]&lt;1;(1+(59*(1-[.CE75])))*[.$A$39]+[.$A$88];0)" office:value-type="float" office:value="0" calcext:value-type="float">
            <text:p>0</text:p>
          </table:table-cell>
          <table:table-cell table:style-name="ce11" table:formula="of:=IF([.CF75]&lt;1;(1+(59*(1-[.CF75])))*[.$A$39]+[.$A$88];0)" office:value-type="float" office:value="0" calcext:value-type="float">
            <text:p>0</text:p>
          </table:table-cell>
          <table:table-cell table:style-name="ce11" table:formula="of:=IF([.CG75]&lt;1;(1+(59*(1-[.CG75])))*[.$A$39]+[.$A$88];0)" office:value-type="float" office:value="0" calcext:value-type="float">
            <text:p>0</text:p>
          </table:table-cell>
          <table:table-cell table:style-name="ce11" table:formula="of:=IF([.CH75]&lt;1;(1+(59*(1-[.CH75])))*[.$A$39]+[.$A$88];0)" office:value-type="float" office:value="0" calcext:value-type="float">
            <text:p>0</text:p>
          </table:table-cell>
          <table:table-cell table:style-name="ce11" table:formula="of:=IF([.CI75]&lt;1;(1+(59*(1-[.CI75])))*[.$A$39]+[.$A$88];0)" office:value-type="float" office:value="0" calcext:value-type="float">
            <text:p>0</text:p>
          </table:table-cell>
          <table:table-cell table:style-name="ce11" table:formula="of:=IF([.CJ75]&lt;1;(1+(59*(1-[.CJ75])))*[.$A$39]+[.$A$88];0)" office:value-type="float" office:value="0" calcext:value-type="float">
            <text:p>0</text:p>
          </table:table-cell>
          <table:table-cell table:style-name="ce11" table:formula="of:=IF([.CK75]&lt;1;(1+(59*(1-[.CK75])))*[.$A$39]+[.$A$88];0)" office:value-type="float" office:value="0" calcext:value-type="float">
            <text:p>0</text:p>
          </table:table-cell>
          <table:table-cell table:style-name="ce11" table:formula="of:=IF([.CL75]&lt;1;(1+(59*(1-[.CL75])))*[.$A$39]+[.$A$88];0)" office:value-type="float" office:value="0" calcext:value-type="float">
            <text:p>0</text:p>
          </table:table-cell>
          <table:table-cell table:style-name="ce11" table:formula="of:=IF([.CM75]&lt;1;(1+(59*(1-[.CM75])))*[.$A$39]+[.$A$88];0)" office:value-type="float" office:value="0" calcext:value-type="float">
            <text:p>0</text:p>
          </table:table-cell>
          <table:table-cell table:style-name="ce11" table:formula="of:=IF([.CN75]&lt;1;(1+(59*(1-[.CN75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11" table:formula="of:=IF([.A76]&lt;1;(1+(59*(1-[.A76])))*[.$A$39]+[.$A$88];0)" office:value-type="float" office:value="473" calcext:value-type="float">
            <text:p>473</text:p>
          </table:table-cell>
          <table:table-cell table:style-name="ce11" table:formula="of:=IF([.B76]&lt;1;(1+(59*(1-[.B76])))*[.$A$39]+[.$A$88];0)" office:value-type="float" office:value="458.528932284485" calcext:value-type="float">
            <text:p>459</text:p>
          </table:table-cell>
          <table:table-cell table:style-name="ce11" table:formula="of:=IF([.C76]&lt;1;(1+(59*(1-[.C76])))*[.$A$39]+[.$A$88];0)" office:value-type="float" office:value="443.19571149377" calcext:value-type="float">
            <text:p>443</text:p>
          </table:table-cell>
          <table:table-cell table:style-name="ce11" table:formula="of:=IF([.D76]&lt;1;(1+(59*(1-[.D76])))*[.$A$39]+[.$A$88];0)" office:value-type="float" office:value="427.009666343124" calcext:value-type="float">
            <text:p>427</text:p>
          </table:table-cell>
          <table:table-cell table:style-name="ce11" table:formula="of:=IF([.E76]&lt;1;(1+(59*(1-[.E76])))*[.$A$39]+[.$A$88];0)" office:value-type="float" office:value="409.99355900773" calcext:value-type="float">
            <text:p>410</text:p>
          </table:table-cell>
          <table:table-cell table:style-name="ce11" table:formula="of:=IF([.F76]&lt;1;(1+(59*(1-[.F76])))*[.$A$39]+[.$A$88];0)" office:value-type="float" office:value="392.185641217068" calcext:value-type="float">
            <text:p>392</text:p>
          </table:table-cell>
          <table:table-cell table:style-name="ce11" table:formula="of:=IF([.G76]&lt;1;(1+(59*(1-[.G76])))*[.$A$39]+[.$A$88];0)" office:value-type="float" office:value="373.641657647608" calcext:value-type="float">
            <text:p>374</text:p>
          </table:table-cell>
          <table:table-cell table:style-name="ce11" table:formula="of:=IF([.H76]&lt;1;(1+(59*(1-[.H76])))*[.$A$39]+[.$A$88];0)" office:value-type="float" office:value="354.436680889133" calcext:value-type="float">
            <text:p>354</text:p>
          </table:table-cell>
          <table:table-cell table:style-name="ce11" table:formula="of:=IF([.I76]&lt;1;(1+(59*(1-[.I76])))*[.$A$39]+[.$A$88];0)" office:value-type="float" office:value="334.666632889249" calcext:value-type="float">
            <text:p>335</text:p>
          </table:table-cell>
          <table:table-cell table:style-name="ce11" table:formula="of:=IF([.J76]&lt;1;(1+(59*(1-[.J76])))*[.$A$39]+[.$A$88];0)" office:value-type="float" office:value="314.449318931653" calcext:value-type="float">
            <text:p>314</text:p>
          </table:table-cell>
          <table:table-cell table:style-name="ce11" table:formula="of:=IF([.K76]&lt;1;(1+(59*(1-[.K76])))*[.$A$39]+[.$A$88];0)" office:value-type="float" office:value="293.924775242654" calcext:value-type="float">
            <text:p>294</text:p>
          </table:table-cell>
          <table:table-cell table:style-name="ce11" table:formula="of:=IF([.L76]&lt;1;(1+(59*(1-[.L76])))*[.$A$39]+[.$A$88];0)" office:value-type="float" office:value="273.25471486579" calcext:value-type="float">
            <text:p>273</text:p>
          </table:table-cell>
          <table:table-cell table:style-name="ce11" table:formula="of:=IF([.M76]&lt;1;(1+(59*(1-[.M76])))*[.$A$39]+[.$A$88];0)" office:value-type="float" office:value="252.620854357186" calcext:value-type="float">
            <text:p>253</text:p>
          </table:table-cell>
          <table:table-cell table:style-name="ce11" table:formula="of:=IF([.N76]&lt;1;(1+(59*(1-[.N76])))*[.$A$39]+[.$A$88];0)" office:value-type="float" office:value="232.221922980814" calcext:value-type="float">
            <text:p>232</text:p>
          </table:table-cell>
          <table:table-cell table:style-name="ce11" table:formula="of:=IF([.O76]&lt;1;(1+(59*(1-[.O76])))*[.$A$39]+[.$A$88];0)" office:value-type="float" office:value="212.269203630998" calcext:value-type="float">
            <text:p>212</text:p>
          </table:table-cell>
          <table:table-cell table:style-name="ce11" table:formula="of:=IF([.P76]&lt;1;(1+(59*(1-[.P76])))*[.$A$39]+[.$A$88];0)" office:value-type="float" office:value="192.980537144666" calcext:value-type="float">
            <text:p>193</text:p>
          </table:table-cell>
          <table:table-cell table:style-name="ce11" table:formula="of:=IF([.Q76]&lt;1;(1+(59*(1-[.Q76])))*[.$A$39]+[.$A$88];0)" office:value-type="float" office:value="174.572843053767" calcext:value-type="float">
            <text:p>175</text:p>
          </table:table-cell>
          <table:table-cell table:style-name="ce11" table:formula="of:=IF([.R76]&lt;1;(1+(59*(1-[.R76])))*[.$A$39]+[.$A$88];0)" office:value-type="float" office:value="157.253369660144" calcext:value-type="float">
            <text:p>157</text:p>
          </table:table-cell>
          <table:table-cell table:style-name="ce11" table:formula="of:=IF([.S76]&lt;1;(1+(59*(1-[.S76])))*[.$A$39]+[.$A$88];0)" office:value-type="float" office:value="141.210077028665" calcext:value-type="float">
            <text:p>141</text:p>
          </table:table-cell>
          <table:table-cell table:style-name="ce11" table:formula="of:=IF([.T76]&lt;1;(1+(59*(1-[.T76])))*[.$A$39]+[.$A$88];0)" office:value-type="float" office:value="126.601761170389" calcext:value-type="float">
            <text:p>127</text:p>
          </table:table-cell>
          <table:table-cell table:style-name="ce11" table:formula="of:=IF([.U76]&lt;1;(1+(59*(1-[.U76])))*[.$A$39]+[.$A$88];0)" office:value-type="float" office:value="113.548718710153" calcext:value-type="float">
            <text:p>114</text:p>
          </table:table-cell>
          <table:table-cell table:style-name="ce11" table:formula="of:=IF([.V76]&lt;1;(1+(59*(1-[.V76])))*[.$A$39]+[.$A$88];0)" office:value-type="float" office:value="102.124891074426" calcext:value-type="float">
            <text:p>102</text:p>
          </table:table-cell>
          <table:table-cell table:style-name="ce11" table:formula="of:=IF([.W76]&lt;1;(1+(59*(1-[.W76])))*[.$A$39]+[.$A$88];0)" office:value-type="float" office:value="92.3524719110894" calcext:value-type="float">
            <text:p>92</text:p>
          </table:table-cell>
          <table:table-cell table:style-name="ce11" table:formula="of:=IF([.X76]&lt;1;(1+(59*(1-[.X76])))*[.$A$39]+[.$A$88];0)" office:value-type="float" office:value="84.1998689717789" calcext:value-type="float">
            <text:p>84</text:p>
          </table:table-cell>
          <table:table-cell table:style-name="ce11" table:formula="of:=IF([.Y76]&lt;1;(1+(59*(1-[.Y76])))*[.$A$39]+[.$A$88];0)" office:value-type="float" office:value="77.5836534101735" calcext:value-type="float">
            <text:p>78</text:p>
          </table:table-cell>
          <table:table-cell table:style-name="ce11" table:formula="of:=IF([.Z76]&lt;1;(1+(59*(1-[.Z76])))*[.$A$39]+[.$A$88];0)" office:value-type="float" office:value="72.3747041605282" calcext:value-type="float">
            <text:p>72</text:p>
          </table:table-cell>
          <table:table-cell table:style-name="ce11" table:formula="of:=IF([.AA76]&lt;1;(1+(59*(1-[.AA76])))*[.$A$39]+[.$A$88];0)" office:value-type="float" office:value="68.4082014150378" calcext:value-type="float">
            <text:p>68</text:p>
          </table:table-cell>
          <table:table-cell table:style-name="ce11" table:formula="of:=IF([.AB76]&lt;1;(1+(59*(1-[.AB76])))*[.$A$39]+[.$A$88];0)" office:value-type="float" office:value="65.4965251057202" calcext:value-type="float">
            <text:p>65</text:p>
          </table:table-cell>
          <table:table-cell table:style-name="ce11" table:formula="of:=IF([.AC76]&lt;1;(1+(59*(1-[.AC76])))*[.$A$39]+[.$A$88];0)" office:value-type="float" office:value="63.4435931592221" calcext:value-type="float">
            <text:p>63</text:p>
          </table:table-cell>
          <table:table-cell table:style-name="ce11" table:formula="of:=IF([.AD76]&lt;1;(1+(59*(1-[.AD76])))*[.$A$39]+[.$A$88];0)" office:value-type="float" office:value="62.0588647538235" calcext:value-type="float">
            <text:p>62</text:p>
          </table:table-cell>
          <table:table-cell table:style-name="ce11" table:formula="of:=IF([.AE76]&lt;1;(1+(59*(1-[.AE76])))*[.$A$39]+[.$A$88];0)" office:value-type="float" office:value="61.1692446720397" calcext:value-type="float">
            <text:p>61</text:p>
          </table:table-cell>
          <table:table-cell table:style-name="ce11" table:formula="of:=IF([.AF76]&lt;1;(1+(59*(1-[.AF76])))*[.$A$39]+[.$A$88];0)" office:value-type="float" office:value="60.6274956773271" calcext:value-type="float">
            <text:p>61</text:p>
          </table:table-cell>
          <table:table-cell table:style-name="ce11" table:formula="of:=IF([.AG76]&lt;1;(1+(59*(1-[.AG76])))*[.$A$39]+[.$A$88];0)" office:value-type="float" office:value="60.3164365282751" calcext:value-type="float">
            <text:p>60</text:p>
          </table:table-cell>
          <table:table-cell table:style-name="ce11" table:formula="of:=IF([.AH76]&lt;1;(1+(59*(1-[.AH76])))*[.$A$39]+[.$A$88];0)" office:value-type="float" office:value="60.1490150287868" calcext:value-type="float">
            <text:p>60</text:p>
          </table:table-cell>
          <table:table-cell table:style-name="ce11" table:formula="of:=IF([.AI76]&lt;1;(1+(59*(1-[.AI76])))*[.$A$39]+[.$A$88];0)" office:value-type="float" office:value="60.0650830469725" calcext:value-type="float">
            <text:p>60</text:p>
          </table:table-cell>
          <table:table-cell table:style-name="ce11" table:formula="of:=IF([.AJ76]&lt;1;(1+(59*(1-[.AJ76])))*[.$A$39]+[.$A$88];0)" office:value-type="float" office:value="60.026165525627" calcext:value-type="float">
            <text:p>60</text:p>
          </table:table-cell>
          <table:table-cell table:style-name="ce11" table:formula="of:=IF([.AK76]&lt;1;(1+(59*(1-[.AK76])))*[.$A$39]+[.$A$88];0)" office:value-type="float" office:value="60.0096032273073" calcext:value-type="float">
            <text:p>60</text:p>
          </table:table-cell>
          <table:table-cell table:style-name="ce11" table:formula="of:=IF([.AL76]&lt;1;(1+(59*(1-[.AL76])))*[.$A$39]+[.$A$88];0)" office:value-type="float" office:value="60.0031884068125" calcext:value-type="float">
            <text:p>60</text:p>
          </table:table-cell>
          <table:table-cell table:style-name="ce11" table:formula="of:=IF([.AM76]&lt;1;(1+(59*(1-[.AM76])))*[.$A$39]+[.$A$88];0)" office:value-type="float" office:value="60.0009480819974" calcext:value-type="float">
            <text:p>60</text:p>
          </table:table-cell>
          <table:table-cell table:style-name="ce11" table:formula="of:=IF([.AN76]&lt;1;(1+(59*(1-[.AN76])))*[.$A$39]+[.$A$88];0)" office:value-type="float" office:value="60.0002497153786" calcext:value-type="float">
            <text:p>60</text:p>
          </table:table-cell>
          <table:table-cell table:style-name="ce11" table:formula="of:=IF([.AO76]&lt;1;(1+(59*(1-[.AO76])))*[.$A$39]+[.$A$88];0)" office:value-type="float" office:value="60.0000575578571" calcext:value-type="float">
            <text:p>60</text:p>
          </table:table-cell>
          <table:table-cell table:style-name="ce11" table:formula="of:=IF([.AP76]&lt;1;(1+(59*(1-[.AP76])))*[.$A$39]+[.$A$88];0)" office:value-type="float" office:value="60.0000114559175" calcext:value-type="float">
            <text:p>60</text:p>
          </table:table-cell>
          <table:table-cell table:style-name="ce11" table:formula="of:=IF([.AQ76]&lt;1;(1+(59*(1-[.AQ76])))*[.$A$39]+[.$A$88];0)" office:value-type="float" office:value="60.0000019402052" calcext:value-type="float">
            <text:p>60</text:p>
          </table:table-cell>
          <table:table-cell table:style-name="ce11" table:formula="of:=IF([.AR76]&lt;1;(1+(59*(1-[.AR76])))*[.$A$39]+[.$A$88];0)" office:value-type="float" office:value="60.0000002751359" calcext:value-type="float">
            <text:p>60</text:p>
          </table:table-cell>
          <table:table-cell table:style-name="ce11" table:formula="of:=IF([.AS76]&lt;1;(1+(59*(1-[.AS76])))*[.$A$39]+[.$A$88];0)" office:value-type="float" office:value="60.0000000320935" calcext:value-type="float">
            <text:p>60</text:p>
          </table:table-cell>
          <table:table-cell table:style-name="ce11" table:formula="of:=IF([.AT76]&lt;1;(1+(59*(1-[.AT76])))*[.$A$39]+[.$A$88];0)" office:value-type="float" office:value="60.0000000030198" calcext:value-type="float">
            <text:p>60</text:p>
          </table:table-cell>
          <table:table-cell table:style-name="ce11" table:formula="of:=IF([.AU76]&lt;1;(1+(59*(1-[.AU76])))*[.$A$39]+[.$A$88];0)" office:value-type="float" office:value="60.0000000002243" calcext:value-type="float">
            <text:p>60</text:p>
          </table:table-cell>
          <table:table-cell table:style-name="ce11" table:formula="of:=IF([.AV76]&lt;1;(1+(59*(1-[.AV76])))*[.$A$39]+[.$A$88];0)" office:value-type="float" office:value="60.0000000000128" calcext:value-type="float">
            <text:p>60</text:p>
          </table:table-cell>
          <table:table-cell table:style-name="ce11" table:formula="of:=IF([.AW76]&lt;1;(1+(59*(1-[.AW76])))*[.$A$39]+[.$A$88];0)" office:value-type="float" office:value="0" calcext:value-type="float">
            <text:p>0</text:p>
          </table:table-cell>
          <table:table-cell table:style-name="ce11" table:formula="of:=IF([.AX76]&lt;1;(1+(59*(1-[.AX76])))*[.$A$39]+[.$A$88];0)" office:value-type="float" office:value="0" calcext:value-type="float">
            <text:p>0</text:p>
          </table:table-cell>
          <table:table-cell table:style-name="ce11" table:formula="of:=IF([.AY76]&lt;1;(1+(59*(1-[.AY76])))*[.$A$39]+[.$A$88];0)" office:value-type="float" office:value="0" calcext:value-type="float">
            <text:p>0</text:p>
          </table:table-cell>
          <table:table-cell table:style-name="ce11" table:formula="of:=IF([.AZ76]&lt;1;(1+(59*(1-[.AZ76])))*[.$A$39]+[.$A$88];0)" office:value-type="float" office:value="0" calcext:value-type="float">
            <text:p>0</text:p>
          </table:table-cell>
          <table:table-cell table:style-name="ce11" table:formula="of:=IF([.BA76]&lt;1;(1+(59*(1-[.BA76])))*[.$A$39]+[.$A$88];0)" office:value-type="float" office:value="0" calcext:value-type="float">
            <text:p>0</text:p>
          </table:table-cell>
          <table:table-cell table:style-name="ce11" table:formula="of:=IF([.BB76]&lt;1;(1+(59*(1-[.BB76])))*[.$A$39]+[.$A$88];0)" office:value-type="float" office:value="0" calcext:value-type="float">
            <text:p>0</text:p>
          </table:table-cell>
          <table:table-cell table:style-name="ce11" table:formula="of:=IF([.BC76]&lt;1;(1+(59*(1-[.BC76])))*[.$A$39]+[.$A$88];0)" office:value-type="float" office:value="0" calcext:value-type="float">
            <text:p>0</text:p>
          </table:table-cell>
          <table:table-cell table:style-name="ce11" table:formula="of:=IF([.BD76]&lt;1;(1+(59*(1-[.BD76])))*[.$A$39]+[.$A$88];0)" office:value-type="float" office:value="0" calcext:value-type="float">
            <text:p>0</text:p>
          </table:table-cell>
          <table:table-cell table:style-name="ce11" table:formula="of:=IF([.BE76]&lt;1;(1+(59*(1-[.BE76])))*[.$A$39]+[.$A$88];0)" office:value-type="float" office:value="0" calcext:value-type="float">
            <text:p>0</text:p>
          </table:table-cell>
          <table:table-cell table:style-name="ce11" table:formula="of:=IF([.BF76]&lt;1;(1+(59*(1-[.BF76])))*[.$A$39]+[.$A$88];0)" office:value-type="float" office:value="0" calcext:value-type="float">
            <text:p>0</text:p>
          </table:table-cell>
          <table:table-cell table:style-name="ce11" table:formula="of:=IF([.BG76]&lt;1;(1+(59*(1-[.BG76])))*[.$A$39]+[.$A$88];0)" office:value-type="float" office:value="0" calcext:value-type="float">
            <text:p>0</text:p>
          </table:table-cell>
          <table:table-cell table:style-name="ce11" table:formula="of:=IF([.BH76]&lt;1;(1+(59*(1-[.BH76])))*[.$A$39]+[.$A$88];0)" office:value-type="float" office:value="0" calcext:value-type="float">
            <text:p>0</text:p>
          </table:table-cell>
          <table:table-cell table:style-name="ce11" table:formula="of:=IF([.BI76]&lt;1;(1+(59*(1-[.BI76])))*[.$A$39]+[.$A$88];0)" office:value-type="float" office:value="0" calcext:value-type="float">
            <text:p>0</text:p>
          </table:table-cell>
          <table:table-cell table:style-name="ce11" table:formula="of:=IF([.BJ76]&lt;1;(1+(59*(1-[.BJ76])))*[.$A$39]+[.$A$88];0)" office:value-type="float" office:value="0" calcext:value-type="float">
            <text:p>0</text:p>
          </table:table-cell>
          <table:table-cell table:style-name="ce11" table:formula="of:=IF([.BK76]&lt;1;(1+(59*(1-[.BK76])))*[.$A$39]+[.$A$88];0)" office:value-type="float" office:value="0" calcext:value-type="float">
            <text:p>0</text:p>
          </table:table-cell>
          <table:table-cell table:style-name="ce11" table:formula="of:=IF([.BL76]&lt;1;(1+(59*(1-[.BL76])))*[.$A$39]+[.$A$88];0)" office:value-type="float" office:value="0" calcext:value-type="float">
            <text:p>0</text:p>
          </table:table-cell>
          <table:table-cell table:style-name="ce11" table:formula="of:=IF([.BM76]&lt;1;(1+(59*(1-[.BM76])))*[.$A$39]+[.$A$88];0)" office:value-type="float" office:value="0" calcext:value-type="float">
            <text:p>0</text:p>
          </table:table-cell>
          <table:table-cell table:style-name="ce11" table:formula="of:=IF([.BN76]&lt;1;(1+(59*(1-[.BN76])))*[.$A$39]+[.$A$88];0)" office:value-type="float" office:value="0" calcext:value-type="float">
            <text:p>0</text:p>
          </table:table-cell>
          <table:table-cell table:style-name="ce11" table:formula="of:=IF([.BO76]&lt;1;(1+(59*(1-[.BO76])))*[.$A$39]+[.$A$88];0)" office:value-type="float" office:value="0" calcext:value-type="float">
            <text:p>0</text:p>
          </table:table-cell>
          <table:table-cell table:style-name="ce11" table:formula="of:=IF([.BP76]&lt;1;(1+(59*(1-[.BP76])))*[.$A$39]+[.$A$88];0)" office:value-type="float" office:value="0" calcext:value-type="float">
            <text:p>0</text:p>
          </table:table-cell>
          <table:table-cell table:style-name="ce11" table:formula="of:=IF([.BQ76]&lt;1;(1+(59*(1-[.BQ76])))*[.$A$39]+[.$A$88];0)" office:value-type="float" office:value="0" calcext:value-type="float">
            <text:p>0</text:p>
          </table:table-cell>
          <table:table-cell table:style-name="ce11" table:formula="of:=IF([.BR76]&lt;1;(1+(59*(1-[.BR76])))*[.$A$39]+[.$A$88];0)" office:value-type="float" office:value="0" calcext:value-type="float">
            <text:p>0</text:p>
          </table:table-cell>
          <table:table-cell table:style-name="ce11" table:formula="of:=IF([.BS76]&lt;1;(1+(59*(1-[.BS76])))*[.$A$39]+[.$A$88];0)" office:value-type="float" office:value="0" calcext:value-type="float">
            <text:p>0</text:p>
          </table:table-cell>
          <table:table-cell table:style-name="ce11" table:formula="of:=IF([.BT76]&lt;1;(1+(59*(1-[.BT76])))*[.$A$39]+[.$A$88];0)" office:value-type="float" office:value="0" calcext:value-type="float">
            <text:p>0</text:p>
          </table:table-cell>
          <table:table-cell table:style-name="ce11" table:formula="of:=IF([.BU76]&lt;1;(1+(59*(1-[.BU76])))*[.$A$39]+[.$A$88];0)" office:value-type="float" office:value="0" calcext:value-type="float">
            <text:p>0</text:p>
          </table:table-cell>
          <table:table-cell table:style-name="ce11" table:formula="of:=IF([.BV76]&lt;1;(1+(59*(1-[.BV76])))*[.$A$39]+[.$A$88];0)" office:value-type="float" office:value="0" calcext:value-type="float">
            <text:p>0</text:p>
          </table:table-cell>
          <table:table-cell table:style-name="ce11" table:formula="of:=IF([.BW76]&lt;1;(1+(59*(1-[.BW76])))*[.$A$39]+[.$A$88];0)" office:value-type="float" office:value="0" calcext:value-type="float">
            <text:p>0</text:p>
          </table:table-cell>
          <table:table-cell table:style-name="ce11" table:formula="of:=IF([.BX76]&lt;1;(1+(59*(1-[.BX76])))*[.$A$39]+[.$A$88];0)" office:value-type="float" office:value="0" calcext:value-type="float">
            <text:p>0</text:p>
          </table:table-cell>
          <table:table-cell table:style-name="ce11" table:formula="of:=IF([.BY76]&lt;1;(1+(59*(1-[.BY76])))*[.$A$39]+[.$A$88];0)" office:value-type="float" office:value="0" calcext:value-type="float">
            <text:p>0</text:p>
          </table:table-cell>
          <table:table-cell table:style-name="ce11" table:formula="of:=IF([.BZ76]&lt;1;(1+(59*(1-[.BZ76])))*[.$A$39]+[.$A$88];0)" office:value-type="float" office:value="0" calcext:value-type="float">
            <text:p>0</text:p>
          </table:table-cell>
          <table:table-cell table:style-name="ce11" table:formula="of:=IF([.CA76]&lt;1;(1+(59*(1-[.CA76])))*[.$A$39]+[.$A$88];0)" office:value-type="float" office:value="0" calcext:value-type="float">
            <text:p>0</text:p>
          </table:table-cell>
          <table:table-cell table:style-name="ce11" table:formula="of:=IF([.CB76]&lt;1;(1+(59*(1-[.CB76])))*[.$A$39]+[.$A$88];0)" office:value-type="float" office:value="0" calcext:value-type="float">
            <text:p>0</text:p>
          </table:table-cell>
          <table:table-cell table:style-name="ce11" table:formula="of:=IF([.CC76]&lt;1;(1+(59*(1-[.CC76])))*[.$A$39]+[.$A$88];0)" office:value-type="float" office:value="0" calcext:value-type="float">
            <text:p>0</text:p>
          </table:table-cell>
          <table:table-cell table:style-name="ce11" table:formula="of:=IF([.CD76]&lt;1;(1+(59*(1-[.CD76])))*[.$A$39]+[.$A$88];0)" office:value-type="float" office:value="0" calcext:value-type="float">
            <text:p>0</text:p>
          </table:table-cell>
          <table:table-cell table:style-name="ce11" table:formula="of:=IF([.CE76]&lt;1;(1+(59*(1-[.CE76])))*[.$A$39]+[.$A$88];0)" office:value-type="float" office:value="0" calcext:value-type="float">
            <text:p>0</text:p>
          </table:table-cell>
          <table:table-cell table:style-name="ce11" table:formula="of:=IF([.CF76]&lt;1;(1+(59*(1-[.CF76])))*[.$A$39]+[.$A$88];0)" office:value-type="float" office:value="0" calcext:value-type="float">
            <text:p>0</text:p>
          </table:table-cell>
          <table:table-cell table:style-name="ce11" table:formula="of:=IF([.CG76]&lt;1;(1+(59*(1-[.CG76])))*[.$A$39]+[.$A$88];0)" office:value-type="float" office:value="0" calcext:value-type="float">
            <text:p>0</text:p>
          </table:table-cell>
          <table:table-cell table:style-name="ce11" table:formula="of:=IF([.CH76]&lt;1;(1+(59*(1-[.CH76])))*[.$A$39]+[.$A$88];0)" office:value-type="float" office:value="0" calcext:value-type="float">
            <text:p>0</text:p>
          </table:table-cell>
          <table:table-cell table:style-name="ce11" table:formula="of:=IF([.CI76]&lt;1;(1+(59*(1-[.CI76])))*[.$A$39]+[.$A$88];0)" office:value-type="float" office:value="0" calcext:value-type="float">
            <text:p>0</text:p>
          </table:table-cell>
          <table:table-cell table:style-name="ce11" table:formula="of:=IF([.CJ76]&lt;1;(1+(59*(1-[.CJ76])))*[.$A$39]+[.$A$88];0)" office:value-type="float" office:value="0" calcext:value-type="float">
            <text:p>0</text:p>
          </table:table-cell>
          <table:table-cell table:style-name="ce11" table:formula="of:=IF([.CK76]&lt;1;(1+(59*(1-[.CK76])))*[.$A$39]+[.$A$88];0)" office:value-type="float" office:value="0" calcext:value-type="float">
            <text:p>0</text:p>
          </table:table-cell>
          <table:table-cell table:style-name="ce11" table:formula="of:=IF([.CL76]&lt;1;(1+(59*(1-[.CL76])))*[.$A$39]+[.$A$88];0)" office:value-type="float" office:value="0" calcext:value-type="float">
            <text:p>0</text:p>
          </table:table-cell>
          <table:table-cell table:style-name="ce11" table:formula="of:=IF([.CM76]&lt;1;(1+(59*(1-[.CM76])))*[.$A$39]+[.$A$88];0)" office:value-type="float" office:value="0" calcext:value-type="float">
            <text:p>0</text:p>
          </table:table-cell>
          <table:table-cell table:style-name="ce11" table:formula="of:=IF([.CN76]&lt;1;(1+(59*(1-[.CN76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87]/100" office:value-type="float" office:value="50" calcext:value-type="float">
            <text:p>50,00</text:p>
          </table:table-cell>
          <table:table-cell table:style-name="ce11" table:formula="of:=IF([.A77]&lt;1;(1+(59*(1-[.A77])))*[.$A$39]+[.$A$88];0)" office:value-type="float" office:value="414" calcext:value-type="float">
            <text:p>414</text:p>
          </table:table-cell>
          <table:table-cell table:style-name="ce11" table:formula="of:=IF([.B77]&lt;1;(1+(59*(1-[.B77])))*[.$A$39]+[.$A$88];0)" office:value-type="float" office:value="396.370876643009" calcext:value-type="float">
            <text:p>396</text:p>
          </table:table-cell>
          <table:table-cell table:style-name="ce11" table:formula="of:=IF([.C77]&lt;1;(1+(59*(1-[.C77])))*[.$A$39]+[.$A$88];0)" office:value-type="float" office:value="377.99114362068" calcext:value-type="float">
            <text:p>378</text:p>
          </table:table-cell>
          <table:table-cell table:style-name="ce11" table:formula="of:=IF([.D77]&lt;1;(1+(59*(1-[.D77])))*[.$A$39]+[.$A$88];0)" office:value-type="float" office:value="358.931255328624" calcext:value-type="float">
            <text:p>359</text:p>
          </table:table-cell>
          <table:table-cell table:style-name="ce11" table:formula="of:=IF([.E77]&lt;1;(1+(59*(1-[.E77])))*[.$A$39]+[.$A$88];0)" office:value-type="float" office:value="339.282200273472" calcext:value-type="float">
            <text:p>339</text:p>
          </table:table-cell>
          <table:table-cell table:style-name="ce11" table:formula="of:=IF([.F77]&lt;1;(1+(59*(1-[.F77])))*[.$A$39]+[.$A$88];0)" office:value-type="float" office:value="319.156664628801" calcext:value-type="float">
            <text:p>319</text:p>
          </table:table-cell>
          <table:table-cell table:style-name="ce11" table:formula="of:=IF([.G77]&lt;1;(1+(59*(1-[.G77])))*[.$A$39]+[.$A$88];0)" office:value-type="float" office:value="298.68955726825" calcext:value-type="float">
            <text:p>299</text:p>
          </table:table-cell>
          <table:table-cell table:style-name="ce11" table:formula="of:=IF([.H77]&lt;1;(1+(59*(1-[.H77])))*[.$A$39]+[.$A$88];0)" office:value-type="float" office:value="278.037683675861" calcext:value-type="float">
            <text:p>278</text:p>
          </table:table-cell>
          <table:table-cell table:style-name="ce11" table:formula="of:=IF([.I77]&lt;1;(1+(59*(1-[.I77])))*[.$A$39]+[.$A$88];0)" office:value-type="float" office:value="257.378350144949" calcext:value-type="float">
            <text:p>257</text:p>
          </table:table-cell>
          <table:table-cell table:style-name="ce11" table:formula="of:=IF([.J77]&lt;1;(1+(59*(1-[.J77])))*[.$A$39]+[.$A$88];0)" office:value-type="float" office:value="236.906693256887" calcext:value-type="float">
            <text:p>237</text:p>
          </table:table-cell>
          <table:table-cell table:style-name="ce11" table:formula="of:=IF([.K77]&lt;1;(1+(59*(1-[.K77])))*[.$A$39]+[.$A$88];0)" office:value-type="float" office:value="216.831569983511" calcext:value-type="float">
            <text:p>217</text:p>
          </table:table-cell>
          <table:table-cell table:style-name="ce11" table:formula="of:=IF([.L77]&lt;1;(1+(59*(1-[.L77])))*[.$A$39]+[.$A$88];0)" office:value-type="float" office:value="197.369917644902" calcext:value-type="float">
            <text:p>197</text:p>
          </table:table-cell>
          <table:table-cell table:style-name="ce11" table:formula="of:=IF([.M77]&lt;1;(1+(59*(1-[.M77])))*[.$A$39]+[.$A$88];0)" office:value-type="float" office:value="178.739605175177" calcext:value-type="float">
            <text:p>179</text:p>
          </table:table-cell>
          <table:table-cell table:style-name="ce11" table:formula="of:=IF([.N77]&lt;1;(1+(59*(1-[.N77])))*[.$A$39]+[.$A$88];0)" office:value-type="float" office:value="161.150948466177" calcext:value-type="float">
            <text:p>161</text:p>
          </table:table-cell>
          <table:table-cell table:style-name="ce11" table:formula="of:=IF([.O77]&lt;1;(1+(59*(1-[.O77])))*[.$A$39]+[.$A$88];0)" office:value-type="float" office:value="144.79724726284" calcext:value-type="float">
            <text:p>145</text:p>
          </table:table-cell>
          <table:table-cell table:style-name="ce11" table:formula="of:=IF([.P77]&lt;1;(1+(59*(1-[.P77])))*[.$A$39]+[.$A$88];0)" office:value-type="float" office:value="129.844904588523" calcext:value-type="float">
            <text:p>130</text:p>
          </table:table-cell>
          <table:table-cell table:style-name="ce11" table:formula="of:=IF([.Q77]&lt;1;(1+(59*(1-[.Q77])))*[.$A$39]+[.$A$88];0)" office:value-type="float" office:value="116.423886872819" calcext:value-type="float">
            <text:p>116</text:p>
          </table:table-cell>
          <table:table-cell table:style-name="ce11" table:formula="of:=IF([.R77]&lt;1;(1+(59*(1-[.R77])))*[.$A$39]+[.$A$88];0)" office:value-type="float" office:value="104.619438316141" calcext:value-type="float">
            <text:p>105</text:p>
          </table:table-cell>
          <table:table-cell table:style-name="ce11" table:formula="of:=IF([.S77]&lt;1;(1+(59*(1-[.S77])))*[.$A$39]+[.$A$88];0)" office:value-type="float" office:value="94.4660336487715" calcext:value-type="float">
            <text:p>94</text:p>
          </table:table-cell>
          <table:table-cell table:style-name="ce11" table:formula="of:=IF([.T77]&lt;1;(1+(59*(1-[.T77])))*[.$A$39]+[.$A$88];0)" office:value-type="float" office:value="85.9444959286466" calcext:value-type="float">
            <text:p>86</text:p>
          </table:table-cell>
          <table:table-cell table:style-name="ce11" table:formula="of:=IF([.U77]&lt;1;(1+(59*(1-[.U77])))*[.$A$39]+[.$A$88];0)" office:value-type="float" office:value="78.9829874160109" calcext:value-type="float">
            <text:p>79</text:p>
          </table:table-cell>
          <table:table-cell table:style-name="ce11" table:formula="of:=IF([.V77]&lt;1;(1+(59*(1-[.V77])))*[.$A$39]+[.$A$88];0)" office:value-type="float" office:value="73.4621930668099" calcext:value-type="float">
            <text:p>73</text:p>
          </table:table-cell>
          <table:table-cell table:style-name="ce11" table:formula="of:=IF([.W77]&lt;1;(1+(59*(1-[.W77])))*[.$A$39]+[.$A$88];0)" office:value-type="float" office:value="69.2244864012906" calcext:value-type="float">
            <text:p>69</text:p>
          </table:table-cell>
          <table:table-cell table:style-name="ce11" table:formula="of:=IF([.X77]&lt;1;(1+(59*(1-[.X77])))*[.$A$39]+[.$A$88];0)" office:value-type="float" office:value="66.0862699805043" calcext:value-type="float">
            <text:p>66</text:p>
          </table:table-cell>
          <table:table-cell table:style-name="ce11" table:formula="of:=IF([.Y77]&lt;1;(1+(59*(1-[.Y77])))*[.$A$39]+[.$A$88];0)" office:value-type="float" office:value="63.8521317595906" calcext:value-type="float">
            <text:p>64</text:p>
          </table:table-cell>
          <table:table-cell table:style-name="ce11" table:formula="of:=IF([.Z77]&lt;1;(1+(59*(1-[.Z77])))*[.$A$39]+[.$A$88];0)" office:value-type="float" office:value="62.3290887928265" calcext:value-type="float">
            <text:p>62</text:p>
          </table:table-cell>
          <table:table-cell table:style-name="ce11" table:formula="of:=IF([.AA77]&lt;1;(1+(59*(1-[.AA77])))*[.$A$39]+[.$A$88];0)" office:value-type="float" office:value="61.3391198541026" calcext:value-type="float">
            <text:p>61</text:p>
          </table:table-cell>
          <table:table-cell table:style-name="ce11" table:formula="of:=IF([.AB77]&lt;1;(1+(59*(1-[.AB77])))*[.$A$39]+[.$A$88];0)" office:value-type="float" office:value="60.7284775842579" calcext:value-type="float">
            <text:p>61</text:p>
          </table:table-cell>
          <table:table-cell table:style-name="ce11" table:formula="of:=IF([.AC77]&lt;1;(1+(59*(1-[.AC77])))*[.$A$39]+[.$A$88];0)" office:value-type="float" office:value="60.3728830230741" calcext:value-type="float">
            <text:p>60</text:p>
          </table:table-cell>
          <table:table-cell table:style-name="ce11" table:formula="of:=IF([.AD77]&lt;1;(1+(59*(1-[.AD77])))*[.$A$39]+[.$A$88];0)" office:value-type="float" office:value="60.178502651196" calcext:value-type="float">
            <text:p>60</text:p>
          </table:table-cell>
          <table:table-cell table:style-name="ce11" table:formula="of:=IF([.AE77]&lt;1;(1+(59*(1-[.AE77])))*[.$A$39]+[.$A$88];0)" office:value-type="float" office:value="60.0793823473156" calcext:value-type="float">
            <text:p>60</text:p>
          </table:table-cell>
          <table:table-cell table:style-name="ce11" table:formula="of:=IF([.AF77]&lt;1;(1+(59*(1-[.AF77])))*[.$A$39]+[.$A$88];0)" office:value-type="float" office:value="60.0325545074795" calcext:value-type="float">
            <text:p>60</text:p>
          </table:table-cell>
          <table:table-cell table:style-name="ce11" table:formula="of:=IF([.AG77]&lt;1;(1+(59*(1-[.AG77])))*[.$A$39]+[.$A$88];0)" office:value-type="float" office:value="60.0122120068999" calcext:value-type="float">
            <text:p>60</text:p>
          </table:table-cell>
          <table:table-cell table:style-name="ce11" table:formula="of:=IF([.AH77]&lt;1;(1+(59*(1-[.AH77])))*[.$A$39]+[.$A$88];0)" office:value-type="float" office:value="60.0041531779916" calcext:value-type="float">
            <text:p>60</text:p>
          </table:table-cell>
          <table:table-cell table:style-name="ce11" table:formula="of:=IF([.AI77]&lt;1;(1+(59*(1-[.AI77])))*[.$A$39]+[.$A$88];0)" office:value-type="float" office:value="60.0012680412955" calcext:value-type="float">
            <text:p>60</text:p>
          </table:table-cell>
          <table:table-cell table:style-name="ce11" table:formula="of:=IF([.AJ77]&lt;1;(1+(59*(1-[.AJ77])))*[.$A$39]+[.$A$88];0)" office:value-type="float" office:value="60.0003438440675" calcext:value-type="float">
            <text:p>60</text:p>
          </table:table-cell>
          <table:table-cell table:style-name="ce11" table:formula="of:=IF([.AK77]&lt;1;(1+(59*(1-[.AK77])))*[.$A$39]+[.$A$88];0)" office:value-type="float" office:value="60.0000818299881" calcext:value-type="float">
            <text:p>60</text:p>
          </table:table-cell>
          <table:table-cell table:style-name="ce11" table:formula="of:=IF([.AL77]&lt;1;(1+(59*(1-[.AL77])))*[.$A$39]+[.$A$88];0)" office:value-type="float" office:value="60.0000168701342" calcext:value-type="float">
            <text:p>60</text:p>
          </table:table-cell>
          <table:table-cell table:style-name="ce11" table:formula="of:=IF([.AM77]&lt;1;(1+(59*(1-[.AM77])))*[.$A$39]+[.$A$88];0)" office:value-type="float" office:value="60.000002969923" calcext:value-type="float">
            <text:p>60</text:p>
          </table:table-cell>
          <table:table-cell table:style-name="ce11" table:formula="of:=IF([.AN77]&lt;1;(1+(59*(1-[.AN77])))*[.$A$39]+[.$A$88];0)" office:value-type="float" office:value="60.0000004394754" calcext:value-type="float">
            <text:p>60</text:p>
          </table:table-cell>
          <table:table-cell table:style-name="ce11" table:formula="of:=IF([.AO77]&lt;1;(1+(59*(1-[.AO77])))*[.$A$39]+[.$A$88];0)" office:value-type="float" office:value="60.0000000537208" calcext:value-type="float">
            <text:p>60</text:p>
          </table:table-cell>
          <table:table-cell table:style-name="ce11" table:formula="of:=IF([.AP77]&lt;1;(1+(59*(1-[.AP77])))*[.$A$39]+[.$A$88];0)" office:value-type="float" office:value="60.0000000053219" calcext:value-type="float">
            <text:p>60</text:p>
          </table:table-cell>
          <table:table-cell table:style-name="ce11" table:formula="of:=IF([.AQ77]&lt;1;(1+(59*(1-[.AQ77])))*[.$A$39]+[.$A$88];0)" office:value-type="float" office:value="60.0000000004184" calcext:value-type="float">
            <text:p>60</text:p>
          </table:table-cell>
          <table:table-cell table:style-name="ce11" table:formula="of:=IF([.AR77]&lt;1;(1+(59*(1-[.AR77])))*[.$A$39]+[.$A$88];0)" office:value-type="float" office:value="60.0000000000255" calcext:value-type="float">
            <text:p>60</text:p>
          </table:table-cell>
          <table:table-cell table:style-name="ce11" table:formula="of:=IF([.AS77]&lt;1;(1+(59*(1-[.AS77])))*[.$A$39]+[.$A$88];0)" office:value-type="float" office:value="0" calcext:value-type="float">
            <text:p>0</text:p>
          </table:table-cell>
          <table:table-cell table:style-name="ce11" table:formula="of:=IF([.AT77]&lt;1;(1+(59*(1-[.AT77])))*[.$A$39]+[.$A$88];0)" office:value-type="float" office:value="0" calcext:value-type="float">
            <text:p>0</text:p>
          </table:table-cell>
          <table:table-cell table:style-name="ce11" table:formula="of:=IF([.AU77]&lt;1;(1+(59*(1-[.AU77])))*[.$A$39]+[.$A$88];0)" office:value-type="float" office:value="0" calcext:value-type="float">
            <text:p>0</text:p>
          </table:table-cell>
          <table:table-cell table:style-name="ce11" table:formula="of:=IF([.AV77]&lt;1;(1+(59*(1-[.AV77])))*[.$A$39]+[.$A$88];0)" office:value-type="float" office:value="0" calcext:value-type="float">
            <text:p>0</text:p>
          </table:table-cell>
          <table:table-cell table:style-name="ce11" table:formula="of:=IF([.AW77]&lt;1;(1+(59*(1-[.AW77])))*[.$A$39]+[.$A$88];0)" office:value-type="float" office:value="0" calcext:value-type="float">
            <text:p>0</text:p>
          </table:table-cell>
          <table:table-cell table:style-name="ce11" table:formula="of:=IF([.AX77]&lt;1;(1+(59*(1-[.AX77])))*[.$A$39]+[.$A$88];0)" office:value-type="float" office:value="0" calcext:value-type="float">
            <text:p>0</text:p>
          </table:table-cell>
          <table:table-cell table:style-name="ce11" table:formula="of:=IF([.AY77]&lt;1;(1+(59*(1-[.AY77])))*[.$A$39]+[.$A$88];0)" office:value-type="float" office:value="0" calcext:value-type="float">
            <text:p>0</text:p>
          </table:table-cell>
          <table:table-cell table:style-name="ce11" table:formula="of:=IF([.AZ77]&lt;1;(1+(59*(1-[.AZ77])))*[.$A$39]+[.$A$88];0)" office:value-type="float" office:value="0" calcext:value-type="float">
            <text:p>0</text:p>
          </table:table-cell>
          <table:table-cell table:style-name="ce11" table:formula="of:=IF([.BA77]&lt;1;(1+(59*(1-[.BA77])))*[.$A$39]+[.$A$88];0)" office:value-type="float" office:value="0" calcext:value-type="float">
            <text:p>0</text:p>
          </table:table-cell>
          <table:table-cell table:style-name="ce11" table:formula="of:=IF([.BB77]&lt;1;(1+(59*(1-[.BB77])))*[.$A$39]+[.$A$88];0)" office:value-type="float" office:value="0" calcext:value-type="float">
            <text:p>0</text:p>
          </table:table-cell>
          <table:table-cell table:style-name="ce11" table:formula="of:=IF([.BC77]&lt;1;(1+(59*(1-[.BC77])))*[.$A$39]+[.$A$88];0)" office:value-type="float" office:value="0" calcext:value-type="float">
            <text:p>0</text:p>
          </table:table-cell>
          <table:table-cell table:style-name="ce11" table:formula="of:=IF([.BD77]&lt;1;(1+(59*(1-[.BD77])))*[.$A$39]+[.$A$88];0)" office:value-type="float" office:value="0" calcext:value-type="float">
            <text:p>0</text:p>
          </table:table-cell>
          <table:table-cell table:style-name="ce11" table:formula="of:=IF([.BE77]&lt;1;(1+(59*(1-[.BE77])))*[.$A$39]+[.$A$88];0)" office:value-type="float" office:value="0" calcext:value-type="float">
            <text:p>0</text:p>
          </table:table-cell>
          <table:table-cell table:style-name="ce11" table:formula="of:=IF([.BF77]&lt;1;(1+(59*(1-[.BF77])))*[.$A$39]+[.$A$88];0)" office:value-type="float" office:value="0" calcext:value-type="float">
            <text:p>0</text:p>
          </table:table-cell>
          <table:table-cell table:style-name="ce11" table:formula="of:=IF([.BG77]&lt;1;(1+(59*(1-[.BG77])))*[.$A$39]+[.$A$88];0)" office:value-type="float" office:value="0" calcext:value-type="float">
            <text:p>0</text:p>
          </table:table-cell>
          <table:table-cell table:style-name="ce11" table:formula="of:=IF([.BH77]&lt;1;(1+(59*(1-[.BH77])))*[.$A$39]+[.$A$88];0)" office:value-type="float" office:value="0" calcext:value-type="float">
            <text:p>0</text:p>
          </table:table-cell>
          <table:table-cell table:style-name="ce11" table:formula="of:=IF([.BI77]&lt;1;(1+(59*(1-[.BI77])))*[.$A$39]+[.$A$88];0)" office:value-type="float" office:value="0" calcext:value-type="float">
            <text:p>0</text:p>
          </table:table-cell>
          <table:table-cell table:style-name="ce11" table:formula="of:=IF([.BJ77]&lt;1;(1+(59*(1-[.BJ77])))*[.$A$39]+[.$A$88];0)" office:value-type="float" office:value="0" calcext:value-type="float">
            <text:p>0</text:p>
          </table:table-cell>
          <table:table-cell table:style-name="ce11" table:formula="of:=IF([.BK77]&lt;1;(1+(59*(1-[.BK77])))*[.$A$39]+[.$A$88];0)" office:value-type="float" office:value="0" calcext:value-type="float">
            <text:p>0</text:p>
          </table:table-cell>
          <table:table-cell table:style-name="ce11" table:formula="of:=IF([.BL77]&lt;1;(1+(59*(1-[.BL77])))*[.$A$39]+[.$A$88];0)" office:value-type="float" office:value="0" calcext:value-type="float">
            <text:p>0</text:p>
          </table:table-cell>
          <table:table-cell table:style-name="ce11" table:formula="of:=IF([.BM77]&lt;1;(1+(59*(1-[.BM77])))*[.$A$39]+[.$A$88];0)" office:value-type="float" office:value="0" calcext:value-type="float">
            <text:p>0</text:p>
          </table:table-cell>
          <table:table-cell table:style-name="ce11" table:formula="of:=IF([.BN77]&lt;1;(1+(59*(1-[.BN77])))*[.$A$39]+[.$A$88];0)" office:value-type="float" office:value="0" calcext:value-type="float">
            <text:p>0</text:p>
          </table:table-cell>
          <table:table-cell table:style-name="ce11" table:formula="of:=IF([.BO77]&lt;1;(1+(59*(1-[.BO77])))*[.$A$39]+[.$A$88];0)" office:value-type="float" office:value="0" calcext:value-type="float">
            <text:p>0</text:p>
          </table:table-cell>
          <table:table-cell table:style-name="ce11" table:formula="of:=IF([.BP77]&lt;1;(1+(59*(1-[.BP77])))*[.$A$39]+[.$A$88];0)" office:value-type="float" office:value="0" calcext:value-type="float">
            <text:p>0</text:p>
          </table:table-cell>
          <table:table-cell table:style-name="ce11" table:formula="of:=IF([.BQ77]&lt;1;(1+(59*(1-[.BQ77])))*[.$A$39]+[.$A$88];0)" office:value-type="float" office:value="0" calcext:value-type="float">
            <text:p>0</text:p>
          </table:table-cell>
          <table:table-cell table:style-name="ce11" table:formula="of:=IF([.BR77]&lt;1;(1+(59*(1-[.BR77])))*[.$A$39]+[.$A$88];0)" office:value-type="float" office:value="0" calcext:value-type="float">
            <text:p>0</text:p>
          </table:table-cell>
          <table:table-cell table:style-name="ce11" table:formula="of:=IF([.BS77]&lt;1;(1+(59*(1-[.BS77])))*[.$A$39]+[.$A$88];0)" office:value-type="float" office:value="0" calcext:value-type="float">
            <text:p>0</text:p>
          </table:table-cell>
          <table:table-cell table:style-name="ce11" table:formula="of:=IF([.BT77]&lt;1;(1+(59*(1-[.BT77])))*[.$A$39]+[.$A$88];0)" office:value-type="float" office:value="0" calcext:value-type="float">
            <text:p>0</text:p>
          </table:table-cell>
          <table:table-cell table:style-name="ce11" table:formula="of:=IF([.BU77]&lt;1;(1+(59*(1-[.BU77])))*[.$A$39]+[.$A$88];0)" office:value-type="float" office:value="0" calcext:value-type="float">
            <text:p>0</text:p>
          </table:table-cell>
          <table:table-cell table:style-name="ce11" table:formula="of:=IF([.BV77]&lt;1;(1+(59*(1-[.BV77])))*[.$A$39]+[.$A$88];0)" office:value-type="float" office:value="0" calcext:value-type="float">
            <text:p>0</text:p>
          </table:table-cell>
          <table:table-cell table:style-name="ce11" table:formula="of:=IF([.BW77]&lt;1;(1+(59*(1-[.BW77])))*[.$A$39]+[.$A$88];0)" office:value-type="float" office:value="0" calcext:value-type="float">
            <text:p>0</text:p>
          </table:table-cell>
          <table:table-cell table:style-name="ce11" table:formula="of:=IF([.BX77]&lt;1;(1+(59*(1-[.BX77])))*[.$A$39]+[.$A$88];0)" office:value-type="float" office:value="0" calcext:value-type="float">
            <text:p>0</text:p>
          </table:table-cell>
          <table:table-cell table:style-name="ce11" table:formula="of:=IF([.BY77]&lt;1;(1+(59*(1-[.BY77])))*[.$A$39]+[.$A$88];0)" office:value-type="float" office:value="0" calcext:value-type="float">
            <text:p>0</text:p>
          </table:table-cell>
          <table:table-cell table:style-name="ce11" table:formula="of:=IF([.BZ77]&lt;1;(1+(59*(1-[.BZ77])))*[.$A$39]+[.$A$88];0)" office:value-type="float" office:value="0" calcext:value-type="float">
            <text:p>0</text:p>
          </table:table-cell>
          <table:table-cell table:style-name="ce11" table:formula="of:=IF([.CA77]&lt;1;(1+(59*(1-[.CA77])))*[.$A$39]+[.$A$88];0)" office:value-type="float" office:value="0" calcext:value-type="float">
            <text:p>0</text:p>
          </table:table-cell>
          <table:table-cell table:style-name="ce11" table:formula="of:=IF([.CB77]&lt;1;(1+(59*(1-[.CB77])))*[.$A$39]+[.$A$88];0)" office:value-type="float" office:value="0" calcext:value-type="float">
            <text:p>0</text:p>
          </table:table-cell>
          <table:table-cell table:style-name="ce11" table:formula="of:=IF([.CC77]&lt;1;(1+(59*(1-[.CC77])))*[.$A$39]+[.$A$88];0)" office:value-type="float" office:value="0" calcext:value-type="float">
            <text:p>0</text:p>
          </table:table-cell>
          <table:table-cell table:style-name="ce11" table:formula="of:=IF([.CD77]&lt;1;(1+(59*(1-[.CD77])))*[.$A$39]+[.$A$88];0)" office:value-type="float" office:value="0" calcext:value-type="float">
            <text:p>0</text:p>
          </table:table-cell>
          <table:table-cell table:style-name="ce11" table:formula="of:=IF([.CE77]&lt;1;(1+(59*(1-[.CE77])))*[.$A$39]+[.$A$88];0)" office:value-type="float" office:value="0" calcext:value-type="float">
            <text:p>0</text:p>
          </table:table-cell>
          <table:table-cell table:style-name="ce11" table:formula="of:=IF([.CF77]&lt;1;(1+(59*(1-[.CF77])))*[.$A$39]+[.$A$88];0)" office:value-type="float" office:value="0" calcext:value-type="float">
            <text:p>0</text:p>
          </table:table-cell>
          <table:table-cell table:style-name="ce11" table:formula="of:=IF([.CG77]&lt;1;(1+(59*(1-[.CG77])))*[.$A$39]+[.$A$88];0)" office:value-type="float" office:value="0" calcext:value-type="float">
            <text:p>0</text:p>
          </table:table-cell>
          <table:table-cell table:style-name="ce11" table:formula="of:=IF([.CH77]&lt;1;(1+(59*(1-[.CH77])))*[.$A$39]+[.$A$88];0)" office:value-type="float" office:value="0" calcext:value-type="float">
            <text:p>0</text:p>
          </table:table-cell>
          <table:table-cell table:style-name="ce11" table:formula="of:=IF([.CI77]&lt;1;(1+(59*(1-[.CI77])))*[.$A$39]+[.$A$88];0)" office:value-type="float" office:value="0" calcext:value-type="float">
            <text:p>0</text:p>
          </table:table-cell>
          <table:table-cell table:style-name="ce11" table:formula="of:=IF([.CJ77]&lt;1;(1+(59*(1-[.CJ77])))*[.$A$39]+[.$A$88];0)" office:value-type="float" office:value="0" calcext:value-type="float">
            <text:p>0</text:p>
          </table:table-cell>
          <table:table-cell table:style-name="ce11" table:formula="of:=IF([.CK77]&lt;1;(1+(59*(1-[.CK77])))*[.$A$39]+[.$A$88];0)" office:value-type="float" office:value="0" calcext:value-type="float">
            <text:p>0</text:p>
          </table:table-cell>
          <table:table-cell table:style-name="ce11" table:formula="of:=IF([.CL77]&lt;1;(1+(59*(1-[.CL77])))*[.$A$39]+[.$A$88];0)" office:value-type="float" office:value="0" calcext:value-type="float">
            <text:p>0</text:p>
          </table:table-cell>
          <table:table-cell table:style-name="ce11" table:formula="of:=IF([.CM77]&lt;1;(1+(59*(1-[.CM77])))*[.$A$39]+[.$A$88];0)" office:value-type="float" office:value="0" calcext:value-type="float">
            <text:p>0</text:p>
          </table:table-cell>
          <table:table-cell table:style-name="ce11" table:formula="of:=IF([.CN77]&lt;1;(1+(59*(1-[.CN77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8]&lt;1;(1+(59*(1-[.A78])))*[.$A$39]+[.$A$88];0)" office:value-type="float" office:value="355" calcext:value-type="float">
            <text:p>355</text:p>
          </table:table-cell>
          <table:table-cell table:style-name="ce11" table:formula="of:=IF([.B78]&lt;1;(1+(59*(1-[.B78])))*[.$A$39]+[.$A$88];0)" office:value-type="float" office:value="335.244732503358" calcext:value-type="float">
            <text:p>335</text:p>
          </table:table-cell>
          <table:table-cell table:style-name="ce11" table:formula="of:=IF([.C78]&lt;1;(1+(59*(1-[.C78])))*[.$A$39]+[.$A$88];0)" office:value-type="float" office:value="315.03848323582" calcext:value-type="float">
            <text:p>315</text:p>
          </table:table-cell>
          <table:table-cell table:style-name="ce11" table:formula="of:=IF([.D78]&lt;1;(1+(59*(1-[.D78])))*[.$A$39]+[.$A$88];0)" office:value-type="float" office:value="294.520649029947" calcext:value-type="float">
            <text:p>295</text:p>
          </table:table-cell>
          <table:table-cell table:style-name="ce11" table:formula="of:=IF([.E78]&lt;1;(1+(59*(1-[.E78])))*[.$A$39]+[.$A$88];0)" office:value-type="float" office:value="273.852334221637" calcext:value-type="float">
            <text:p>274</text:p>
          </table:table-cell>
          <table:table-cell table:style-name="ce11" table:formula="of:=IF([.F78]&lt;1;(1+(59*(1-[.F78])))*[.$A$39]+[.$A$88];0)" office:value-type="float" office:value="253.214712616088" calcext:value-type="float">
            <text:p>253</text:p>
          </table:table-cell>
          <table:table-cell table:style-name="ce11" table:formula="of:=IF([.G78]&lt;1;(1+(59*(1-[.G78])))*[.$A$39]+[.$A$88];0)" office:value-type="float" office:value="232.806077170067" calcext:value-type="float">
            <text:p>233</text:p>
          </table:table-cell>
          <table:table-cell table:style-name="ce11" table:formula="of:=IF([.H78]&lt;1;(1+(59*(1-[.H78])))*[.$A$39]+[.$A$88];0)" office:value-type="float" office:value="212.837424781884" calcext:value-type="float">
            <text:p>213</text:p>
          </table:table-cell>
          <table:table-cell table:style-name="ce11" table:formula="of:=IF([.I78]&lt;1;(1+(59*(1-[.I78])))*[.$A$39]+[.$A$88];0)" office:value-type="float" office:value="193.526504934384" calcext:value-type="float">
            <text:p>194</text:p>
          </table:table-cell>
          <table:table-cell table:style-name="ce11" table:formula="of:=IF([.J78]&lt;1;(1+(59*(1-[.J78])))*[.$A$39]+[.$A$88];0)" office:value-type="float" office:value="175.090381178122" calcext:value-type="float">
            <text:p>175</text:p>
          </table:table-cell>
          <table:table-cell table:style-name="ce11" table:formula="of:=IF([.K78]&lt;1;(1+(59*(1-[.K78])))*[.$A$39]+[.$A$88];0)" office:value-type="float" office:value="157.736713229213" calcext:value-type="float">
            <text:p>158</text:p>
          </table:table-cell>
          <table:table-cell table:style-name="ce11" table:formula="of:=IF([.L78]&lt;1;(1+(59*(1-[.L78])))*[.$A$39]+[.$A$88];0)" office:value-type="float" office:value="141.654157465392" calcext:value-type="float">
            <text:p>142</text:p>
          </table:table-cell>
          <table:table-cell table:style-name="ce11" table:formula="of:=IF([.M78]&lt;1;(1+(59*(1-[.M78])))*[.$A$39]+[.$A$88];0)" office:value-type="float" office:value="127.002488211488" calcext:value-type="float">
            <text:p>127</text:p>
          </table:table-cell>
          <table:table-cell table:style-name="ce11" table:formula="of:=IF([.N78]&lt;1;(1+(59*(1-[.N78])))*[.$A$39]+[.$A$88];0)" office:value-type="float" office:value="113.903234107801" calcext:value-type="float">
            <text:p>114</text:p>
          </table:table-cell>
          <table:table-cell table:style-name="ce11" table:formula="of:=IF([.O78]&lt;1;(1+(59*(1-[.O78])))*[.$A$39]+[.$A$88];0)" office:value-type="float" office:value="102.43176567727" calcext:value-type="float">
            <text:p>102</text:p>
          </table:table-cell>
          <table:table-cell table:style-name="ce11" table:formula="of:=IF([.P78]&lt;1;(1+(59*(1-[.P78])))*[.$A$39]+[.$A$88];0)" office:value-type="float" office:value="92.611818252834" calcext:value-type="float">
            <text:p>93</text:p>
          </table:table-cell>
          <table:table-cell table:style-name="ce11" table:formula="of:=IF([.Q78]&lt;1;(1+(59*(1-[.Q78])))*[.$A$39]+[.$A$88];0)" office:value-type="float" office:value="84.4133464071393" calcext:value-type="float">
            <text:p>84</text:p>
          </table:table-cell>
          <table:table-cell table:style-name="ce11" table:formula="of:=IF([.R78]&lt;1;(1+(59*(1-[.R78])))*[.$A$39]+[.$A$88];0)" office:value-type="float" office:value="77.7543527219866" calcext:value-type="float">
            <text:p>78</text:p>
          </table:table-cell>
          <table:table-cell table:style-name="ce11" table:formula="of:=IF([.S78]&lt;1;(1+(59*(1-[.S78])))*[.$A$39]+[.$A$88];0)" office:value-type="float" office:value="72.5069129433212" calcext:value-type="float">
            <text:p>73</text:p>
          </table:table-cell>
          <table:table-cell table:style-name="ce11" table:formula="of:=IF([.T78]&lt;1;(1+(59*(1-[.T78])))*[.$A$39]+[.$A$88];0)" office:value-type="float" office:value="68.5070686680418" calcext:value-type="float">
            <text:p>69</text:p>
          </table:table-cell>
          <table:table-cell table:style-name="ce11" table:formula="of:=IF([.U78]&lt;1;(1+(59*(1-[.U78])))*[.$A$39]+[.$A$88];0)" office:value-type="float" office:value="65.5676603165674" calcext:value-type="float">
            <text:p>66</text:p>
          </table:table-cell>
          <table:table-cell table:style-name="ce11" table:formula="of:=IF([.V78]&lt;1;(1+(59*(1-[.V78])))*[.$A$39]+[.$A$88];0)" office:value-type="float" office:value="63.4926478771499" calcext:value-type="float">
            <text:p>63</text:p>
          </table:table-cell>
          <table:table-cell table:style-name="ce11" table:formula="of:=IF([.W78]&lt;1;(1+(59*(1-[.W78])))*[.$A$39]+[.$A$88];0)" office:value-type="float" office:value="62.0911494987161" calcext:value-type="float">
            <text:p>62</text:p>
          </table:table-cell>
          <table:table-cell table:style-name="ce11" table:formula="of:=IF([.X78]&lt;1;(1+(59*(1-[.X78])))*[.$A$39]+[.$A$88];0)" office:value-type="float" office:value="61.18942863349" calcext:value-type="float">
            <text:p>61</text:p>
          </table:table-cell>
          <table:table-cell table:style-name="ce11" table:formula="of:=IF([.Y78]&lt;1;(1+(59*(1-[.Y78])))*[.$A$39]+[.$A$88];0)" office:value-type="float" office:value="60.6394211937444" calcext:value-type="float">
            <text:p>61</text:p>
          </table:table-cell>
          <table:table-cell table:style-name="ce11" table:formula="of:=IF([.Z78]&lt;1;(1+(59*(1-[.Z78])))*[.$A$39]+[.$A$88];0)" office:value-type="float" office:value="60.3230580211151" calcext:value-type="float">
            <text:p>60</text:p>
          </table:table-cell>
          <table:table-cell table:style-name="ce11" table:formula="of:=IF([.AA78]&lt;1;(1+(59*(1-[.AA78])))*[.$A$39]+[.$A$88];0)" office:value-type="float" office:value="60.1524485788535" calcext:value-type="float">
            <text:p>60</text:p>
          </table:table-cell>
          <table:table-cell table:style-name="ce11" table:formula="of:=IF([.AB78]&lt;1;(1+(59*(1-[.AB78])))*[.$A$39]+[.$A$88];0)" office:value-type="float" office:value="60.0667345163038" calcext:value-type="float">
            <text:p>60</text:p>
          </table:table-cell>
          <table:table-cell table:style-name="ce11" table:formula="of:=IF([.AC78]&lt;1;(1+(59*(1-[.AC78])))*[.$A$39]+[.$A$88];0)" office:value-type="float" office:value="60.0268967847593" calcext:value-type="float">
            <text:p>60</text:p>
          </table:table-cell>
          <table:table-cell table:style-name="ce11" table:formula="of:=IF([.AD78]&lt;1;(1+(59*(1-[.AD78])))*[.$A$39]+[.$A$88];0)" office:value-type="float" office:value="60.0098988604809" calcext:value-type="float">
            <text:p>60</text:p>
          </table:table-cell>
          <table:table-cell table:style-name="ce11" table:formula="of:=IF([.AE78]&lt;1;(1+(59*(1-[.AE78])))*[.$A$39]+[.$A$88];0)" office:value-type="float" office:value="60.0032965413093" calcext:value-type="float">
            <text:p>60</text:p>
          </table:table-cell>
          <table:table-cell table:style-name="ce11" table:formula="of:=IF([.AF78]&lt;1;(1+(59*(1-[.AF78])))*[.$A$39]+[.$A$88];0)" office:value-type="float" office:value="60.0009835108907" calcext:value-type="float">
            <text:p>60</text:p>
          </table:table-cell>
          <table:table-cell table:style-name="ce11" table:formula="of:=IF([.AG78]&lt;1;(1+(59*(1-[.AG78])))*[.$A$39]+[.$A$88];0)" office:value-type="float" office:value="60.0002599991269" calcext:value-type="float">
            <text:p>60</text:p>
          </table:table-cell>
          <table:table-cell table:style-name="ce11" table:formula="of:=IF([.AH78]&lt;1;(1+(59*(1-[.AH78])))*[.$A$39]+[.$A$88];0)" office:value-type="float" office:value="60.0000601705356" calcext:value-type="float">
            <text:p>60</text:p>
          </table:table-cell>
          <table:table-cell table:style-name="ce11" table:formula="of:=IF([.AI78]&lt;1;(1+(59*(1-[.AI78])))*[.$A$39]+[.$A$88];0)" office:value-type="float" office:value="60.0000120292089" calcext:value-type="float">
            <text:p>60</text:p>
          </table:table-cell>
          <table:table-cell table:style-name="ce11" table:formula="of:=IF([.AJ78]&lt;1;(1+(59*(1-[.AJ78])))*[.$A$39]+[.$A$88];0)" office:value-type="float" office:value="60.0000020472721" calcext:value-type="float">
            <text:p>60</text:p>
          </table:table-cell>
          <table:table-cell table:style-name="ce11" table:formula="of:=IF([.AK78]&lt;1;(1+(59*(1-[.AK78])))*[.$A$39]+[.$A$88];0)" office:value-type="float" office:value="60.0000002918824" calcext:value-type="float">
            <text:p>60</text:p>
          </table:table-cell>
          <table:table-cell table:style-name="ce11" table:formula="of:=IF([.AL78]&lt;1;(1+(59*(1-[.AL78])))*[.$A$39]+[.$A$88];0)" office:value-type="float" office:value="60.0000000342487" calcext:value-type="float">
            <text:p>60</text:p>
          </table:table-cell>
          <table:table-cell table:style-name="ce11" table:formula="of:=IF([.AM78]&lt;1;(1+(59*(1-[.AM78])))*[.$A$39]+[.$A$88];0)" office:value-type="float" office:value="60.0000000032436" calcext:value-type="float">
            <text:p>60</text:p>
          </table:table-cell>
          <table:table-cell table:style-name="ce11" table:formula="of:=IF([.AN78]&lt;1;(1+(59*(1-[.AN78])))*[.$A$39]+[.$A$88];0)" office:value-type="float" office:value="60.0000000002427" calcext:value-type="float">
            <text:p>60</text:p>
          </table:table-cell>
          <table:table-cell table:style-name="ce11" table:formula="of:=IF([.AO78]&lt;1;(1+(59*(1-[.AO78])))*[.$A$39]+[.$A$88];0)" office:value-type="float" office:value="60.000000000014" calcext:value-type="float">
            <text:p>60</text:p>
          </table:table-cell>
          <table:table-cell table:style-name="ce11" table:formula="of:=IF([.AP78]&lt;1;(1+(59*(1-[.AP78])))*[.$A$39]+[.$A$88];0)" office:value-type="float" office:value="0" calcext:value-type="float">
            <text:p>0</text:p>
          </table:table-cell>
          <table:table-cell table:style-name="ce11" table:formula="of:=IF([.AQ78]&lt;1;(1+(59*(1-[.AQ78])))*[.$A$39]+[.$A$88];0)" office:value-type="float" office:value="0" calcext:value-type="float">
            <text:p>0</text:p>
          </table:table-cell>
          <table:table-cell table:style-name="ce11" table:formula="of:=IF([.AR78]&lt;1;(1+(59*(1-[.AR78])))*[.$A$39]+[.$A$88];0)" office:value-type="float" office:value="0" calcext:value-type="float">
            <text:p>0</text:p>
          </table:table-cell>
          <table:table-cell table:style-name="ce11" table:formula="of:=IF([.AS78]&lt;1;(1+(59*(1-[.AS78])))*[.$A$39]+[.$A$88];0)" office:value-type="float" office:value="0" calcext:value-type="float">
            <text:p>0</text:p>
          </table:table-cell>
          <table:table-cell table:style-name="ce11" table:formula="of:=IF([.AT78]&lt;1;(1+(59*(1-[.AT78])))*[.$A$39]+[.$A$88];0)" office:value-type="float" office:value="0" calcext:value-type="float">
            <text:p>0</text:p>
          </table:table-cell>
          <table:table-cell table:style-name="ce11" table:formula="of:=IF([.AU78]&lt;1;(1+(59*(1-[.AU78])))*[.$A$39]+[.$A$88];0)" office:value-type="float" office:value="0" calcext:value-type="float">
            <text:p>0</text:p>
          </table:table-cell>
          <table:table-cell table:style-name="ce11" table:formula="of:=IF([.AV78]&lt;1;(1+(59*(1-[.AV78])))*[.$A$39]+[.$A$88];0)" office:value-type="float" office:value="0" calcext:value-type="float">
            <text:p>0</text:p>
          </table:table-cell>
          <table:table-cell table:style-name="ce11" table:formula="of:=IF([.AW78]&lt;1;(1+(59*(1-[.AW78])))*[.$A$39]+[.$A$88];0)" office:value-type="float" office:value="0" calcext:value-type="float">
            <text:p>0</text:p>
          </table:table-cell>
          <table:table-cell table:style-name="ce11" table:formula="of:=IF([.AX78]&lt;1;(1+(59*(1-[.AX78])))*[.$A$39]+[.$A$88];0)" office:value-type="float" office:value="0" calcext:value-type="float">
            <text:p>0</text:p>
          </table:table-cell>
          <table:table-cell table:style-name="ce11" table:formula="of:=IF([.AY78]&lt;1;(1+(59*(1-[.AY78])))*[.$A$39]+[.$A$88];0)" office:value-type="float" office:value="0" calcext:value-type="float">
            <text:p>0</text:p>
          </table:table-cell>
          <table:table-cell table:style-name="ce11" table:formula="of:=IF([.AZ78]&lt;1;(1+(59*(1-[.AZ78])))*[.$A$39]+[.$A$88];0)" office:value-type="float" office:value="0" calcext:value-type="float">
            <text:p>0</text:p>
          </table:table-cell>
          <table:table-cell table:style-name="ce11" table:formula="of:=IF([.BA78]&lt;1;(1+(59*(1-[.BA78])))*[.$A$39]+[.$A$88];0)" office:value-type="float" office:value="0" calcext:value-type="float">
            <text:p>0</text:p>
          </table:table-cell>
          <table:table-cell table:style-name="ce11" table:formula="of:=IF([.BB78]&lt;1;(1+(59*(1-[.BB78])))*[.$A$39]+[.$A$88];0)" office:value-type="float" office:value="0" calcext:value-type="float">
            <text:p>0</text:p>
          </table:table-cell>
          <table:table-cell table:style-name="ce11" table:formula="of:=IF([.BC78]&lt;1;(1+(59*(1-[.BC78])))*[.$A$39]+[.$A$88];0)" office:value-type="float" office:value="0" calcext:value-type="float">
            <text:p>0</text:p>
          </table:table-cell>
          <table:table-cell table:style-name="ce11" table:formula="of:=IF([.BD78]&lt;1;(1+(59*(1-[.BD78])))*[.$A$39]+[.$A$88];0)" office:value-type="float" office:value="0" calcext:value-type="float">
            <text:p>0</text:p>
          </table:table-cell>
          <table:table-cell table:style-name="ce11" table:formula="of:=IF([.BE78]&lt;1;(1+(59*(1-[.BE78])))*[.$A$39]+[.$A$88];0)" office:value-type="float" office:value="0" calcext:value-type="float">
            <text:p>0</text:p>
          </table:table-cell>
          <table:table-cell table:style-name="ce11" table:formula="of:=IF([.BF78]&lt;1;(1+(59*(1-[.BF78])))*[.$A$39]+[.$A$88];0)" office:value-type="float" office:value="0" calcext:value-type="float">
            <text:p>0</text:p>
          </table:table-cell>
          <table:table-cell table:style-name="ce11" table:formula="of:=IF([.BG78]&lt;1;(1+(59*(1-[.BG78])))*[.$A$39]+[.$A$88];0)" office:value-type="float" office:value="0" calcext:value-type="float">
            <text:p>0</text:p>
          </table:table-cell>
          <table:table-cell table:style-name="ce11" table:formula="of:=IF([.BH78]&lt;1;(1+(59*(1-[.BH78])))*[.$A$39]+[.$A$88];0)" office:value-type="float" office:value="0" calcext:value-type="float">
            <text:p>0</text:p>
          </table:table-cell>
          <table:table-cell table:style-name="ce11" table:formula="of:=IF([.BI78]&lt;1;(1+(59*(1-[.BI78])))*[.$A$39]+[.$A$88];0)" office:value-type="float" office:value="0" calcext:value-type="float">
            <text:p>0</text:p>
          </table:table-cell>
          <table:table-cell table:style-name="ce11" table:formula="of:=IF([.BJ78]&lt;1;(1+(59*(1-[.BJ78])))*[.$A$39]+[.$A$88];0)" office:value-type="float" office:value="0" calcext:value-type="float">
            <text:p>0</text:p>
          </table:table-cell>
          <table:table-cell table:style-name="ce11" table:formula="of:=IF([.BK78]&lt;1;(1+(59*(1-[.BK78])))*[.$A$39]+[.$A$88];0)" office:value-type="float" office:value="0" calcext:value-type="float">
            <text:p>0</text:p>
          </table:table-cell>
          <table:table-cell table:style-name="ce11" table:formula="of:=IF([.BL78]&lt;1;(1+(59*(1-[.BL78])))*[.$A$39]+[.$A$88];0)" office:value-type="float" office:value="0" calcext:value-type="float">
            <text:p>0</text:p>
          </table:table-cell>
          <table:table-cell table:style-name="ce11" table:formula="of:=IF([.BM78]&lt;1;(1+(59*(1-[.BM78])))*[.$A$39]+[.$A$88];0)" office:value-type="float" office:value="0" calcext:value-type="float">
            <text:p>0</text:p>
          </table:table-cell>
          <table:table-cell table:style-name="ce11" table:formula="of:=IF([.BN78]&lt;1;(1+(59*(1-[.BN78])))*[.$A$39]+[.$A$88];0)" office:value-type="float" office:value="0" calcext:value-type="float">
            <text:p>0</text:p>
          </table:table-cell>
          <table:table-cell table:style-name="ce11" table:formula="of:=IF([.BO78]&lt;1;(1+(59*(1-[.BO78])))*[.$A$39]+[.$A$88];0)" office:value-type="float" office:value="0" calcext:value-type="float">
            <text:p>0</text:p>
          </table:table-cell>
          <table:table-cell table:style-name="ce11" table:formula="of:=IF([.BP78]&lt;1;(1+(59*(1-[.BP78])))*[.$A$39]+[.$A$88];0)" office:value-type="float" office:value="0" calcext:value-type="float">
            <text:p>0</text:p>
          </table:table-cell>
          <table:table-cell table:style-name="ce11" table:formula="of:=IF([.BQ78]&lt;1;(1+(59*(1-[.BQ78])))*[.$A$39]+[.$A$88];0)" office:value-type="float" office:value="0" calcext:value-type="float">
            <text:p>0</text:p>
          </table:table-cell>
          <table:table-cell table:style-name="ce11" table:formula="of:=IF([.BR78]&lt;1;(1+(59*(1-[.BR78])))*[.$A$39]+[.$A$88];0)" office:value-type="float" office:value="0" calcext:value-type="float">
            <text:p>0</text:p>
          </table:table-cell>
          <table:table-cell table:style-name="ce11" table:formula="of:=IF([.BS78]&lt;1;(1+(59*(1-[.BS78])))*[.$A$39]+[.$A$88];0)" office:value-type="float" office:value="0" calcext:value-type="float">
            <text:p>0</text:p>
          </table:table-cell>
          <table:table-cell table:style-name="ce11" table:formula="of:=IF([.BT78]&lt;1;(1+(59*(1-[.BT78])))*[.$A$39]+[.$A$88];0)" office:value-type="float" office:value="0" calcext:value-type="float">
            <text:p>0</text:p>
          </table:table-cell>
          <table:table-cell table:style-name="ce11" table:formula="of:=IF([.BU78]&lt;1;(1+(59*(1-[.BU78])))*[.$A$39]+[.$A$88];0)" office:value-type="float" office:value="0" calcext:value-type="float">
            <text:p>0</text:p>
          </table:table-cell>
          <table:table-cell table:style-name="ce11" table:formula="of:=IF([.BV78]&lt;1;(1+(59*(1-[.BV78])))*[.$A$39]+[.$A$88];0)" office:value-type="float" office:value="0" calcext:value-type="float">
            <text:p>0</text:p>
          </table:table-cell>
          <table:table-cell table:style-name="ce11" table:formula="of:=IF([.BW78]&lt;1;(1+(59*(1-[.BW78])))*[.$A$39]+[.$A$88];0)" office:value-type="float" office:value="0" calcext:value-type="float">
            <text:p>0</text:p>
          </table:table-cell>
          <table:table-cell table:style-name="ce11" table:formula="of:=IF([.BX78]&lt;1;(1+(59*(1-[.BX78])))*[.$A$39]+[.$A$88];0)" office:value-type="float" office:value="0" calcext:value-type="float">
            <text:p>0</text:p>
          </table:table-cell>
          <table:table-cell table:style-name="ce11" table:formula="of:=IF([.BY78]&lt;1;(1+(59*(1-[.BY78])))*[.$A$39]+[.$A$88];0)" office:value-type="float" office:value="0" calcext:value-type="float">
            <text:p>0</text:p>
          </table:table-cell>
          <table:table-cell table:style-name="ce11" table:formula="of:=IF([.BZ78]&lt;1;(1+(59*(1-[.BZ78])))*[.$A$39]+[.$A$88];0)" office:value-type="float" office:value="0" calcext:value-type="float">
            <text:p>0</text:p>
          </table:table-cell>
          <table:table-cell table:style-name="ce11" table:formula="of:=IF([.CA78]&lt;1;(1+(59*(1-[.CA78])))*[.$A$39]+[.$A$88];0)" office:value-type="float" office:value="0" calcext:value-type="float">
            <text:p>0</text:p>
          </table:table-cell>
          <table:table-cell table:style-name="ce11" table:formula="of:=IF([.CB78]&lt;1;(1+(59*(1-[.CB78])))*[.$A$39]+[.$A$88];0)" office:value-type="float" office:value="0" calcext:value-type="float">
            <text:p>0</text:p>
          </table:table-cell>
          <table:table-cell table:style-name="ce11" table:formula="of:=IF([.CC78]&lt;1;(1+(59*(1-[.CC78])))*[.$A$39]+[.$A$88];0)" office:value-type="float" office:value="0" calcext:value-type="float">
            <text:p>0</text:p>
          </table:table-cell>
          <table:table-cell table:style-name="ce11" table:formula="of:=IF([.CD78]&lt;1;(1+(59*(1-[.CD78])))*[.$A$39]+[.$A$88];0)" office:value-type="float" office:value="0" calcext:value-type="float">
            <text:p>0</text:p>
          </table:table-cell>
          <table:table-cell table:style-name="ce11" table:formula="of:=IF([.CE78]&lt;1;(1+(59*(1-[.CE78])))*[.$A$39]+[.$A$88];0)" office:value-type="float" office:value="0" calcext:value-type="float">
            <text:p>0</text:p>
          </table:table-cell>
          <table:table-cell table:style-name="ce11" table:formula="of:=IF([.CF78]&lt;1;(1+(59*(1-[.CF78])))*[.$A$39]+[.$A$88];0)" office:value-type="float" office:value="0" calcext:value-type="float">
            <text:p>0</text:p>
          </table:table-cell>
          <table:table-cell table:style-name="ce11" table:formula="of:=IF([.CG78]&lt;1;(1+(59*(1-[.CG78])))*[.$A$39]+[.$A$88];0)" office:value-type="float" office:value="0" calcext:value-type="float">
            <text:p>0</text:p>
          </table:table-cell>
          <table:table-cell table:style-name="ce11" table:formula="of:=IF([.CH78]&lt;1;(1+(59*(1-[.CH78])))*[.$A$39]+[.$A$88];0)" office:value-type="float" office:value="0" calcext:value-type="float">
            <text:p>0</text:p>
          </table:table-cell>
          <table:table-cell table:style-name="ce11" table:formula="of:=IF([.CI78]&lt;1;(1+(59*(1-[.CI78])))*[.$A$39]+[.$A$88];0)" office:value-type="float" office:value="0" calcext:value-type="float">
            <text:p>0</text:p>
          </table:table-cell>
          <table:table-cell table:style-name="ce11" table:formula="of:=IF([.CJ78]&lt;1;(1+(59*(1-[.CJ78])))*[.$A$39]+[.$A$88];0)" office:value-type="float" office:value="0" calcext:value-type="float">
            <text:p>0</text:p>
          </table:table-cell>
          <table:table-cell table:style-name="ce11" table:formula="of:=IF([.CK78]&lt;1;(1+(59*(1-[.CK78])))*[.$A$39]+[.$A$88];0)" office:value-type="float" office:value="0" calcext:value-type="float">
            <text:p>0</text:p>
          </table:table-cell>
          <table:table-cell table:style-name="ce11" table:formula="of:=IF([.CL78]&lt;1;(1+(59*(1-[.CL78])))*[.$A$39]+[.$A$88];0)" office:value-type="float" office:value="0" calcext:value-type="float">
            <text:p>0</text:p>
          </table:table-cell>
          <table:table-cell table:style-name="ce11" table:formula="of:=IF([.CM78]&lt;1;(1+(59*(1-[.CM78])))*[.$A$39]+[.$A$88];0)" office:value-type="float" office:value="0" calcext:value-type="float">
            <text:p>0</text:p>
          </table:table-cell>
          <table:table-cell table:style-name="ce11" table:formula="of:=IF([.CN78]&lt;1;(1+(59*(1-[.CN78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9]&lt;1;(1+(59*(1-[.A79])))*[.$A$39]+[.$A$88];0)" office:value-type="float" office:value="296" calcext:value-type="float">
            <text:p>296</text:p>
          </table:table-cell>
          <table:table-cell table:style-name="ce11" table:formula="of:=IF([.B79]&lt;1;(1+(59*(1-[.B79])))*[.$A$39]+[.$A$88];0)" office:value-type="float" office:value="275.336674627093" calcext:value-type="float">
            <text:p>275</text:p>
          </table:table-cell>
          <table:table-cell table:style-name="ce11" table:formula="of:=IF([.C79]&lt;1;(1+(59*(1-[.C79])))*[.$A$39]+[.$A$88];0)" office:value-type="float" office:value="254.690428579593" calcext:value-type="float">
            <text:p>255</text:p>
          </table:table-cell>
          <table:table-cell table:style-name="ce11" table:formula="of:=IF([.D79]&lt;1;(1+(59*(1-[.D79])))*[.$A$39]+[.$A$88];0)" office:value-type="float" office:value="234.258455361348" calcext:value-type="float">
            <text:p>234</text:p>
          </table:table-cell>
          <table:table-cell table:style-name="ce11" table:formula="of:=IF([.E79]&lt;1;(1+(59*(1-[.E79])))*[.$A$39]+[.$A$88];0)" office:value-type="float" office:value="214.251020147675" calcext:value-type="float">
            <text:p>214</text:p>
          </table:table-cell>
          <table:table-cell table:style-name="ce11" table:formula="of:=IF([.F79]&lt;1;(1+(59*(1-[.F79])))*[.$A$39]+[.$A$88];0)" office:value-type="float" office:value="194.885618685801" calcext:value-type="float">
            <text:p>195</text:p>
          </table:table-cell>
          <table:table-cell table:style-name="ce11" table:formula="of:=IF([.G79]&lt;1;(1+(59*(1-[.G79])))*[.$A$39]+[.$A$88];0)" office:value-type="float" office:value="176.379640668172" calcext:value-type="float">
            <text:p>176</text:p>
          </table:table-cell>
          <table:table-cell table:style-name="ce11" table:formula="of:=IF([.H79]&lt;1;(1+(59*(1-[.H79])))*[.$A$39]+[.$A$88];0)" office:value-type="float" office:value="158.9417327836" calcext:value-type="float">
            <text:p>159</text:p>
          </table:table-cell>
          <table:table-cell table:style-name="ce11" table:formula="of:=IF([.I79]&lt;1;(1+(59*(1-[.I79])))*[.$A$39]+[.$A$88];0)" office:value-type="float" office:value="142.762244851605" calcext:value-type="float">
            <text:p>143</text:p>
          </table:table-cell>
          <table:table-cell table:style-name="ce11" table:formula="of:=IF([.J79]&lt;1;(1+(59*(1-[.J79])))*[.$A$39]+[.$A$88];0)" office:value-type="float" office:value="128.003346785065" calcext:value-type="float">
            <text:p>128</text:p>
          </table:table-cell>
          <table:table-cell table:style-name="ce11" table:formula="of:=IF([.K79]&lt;1;(1+(59*(1-[.K79])))*[.$A$39]+[.$A$88];0)" office:value-type="float" office:value="114.789598077997" calcext:value-type="float">
            <text:p>115</text:p>
          </table:table-cell>
          <table:table-cell table:style-name="ce11" table:formula="of:=IF([.L79]&lt;1;(1+(59*(1-[.L79])))*[.$A$39]+[.$A$88];0)" office:value-type="float" office:value="103.199898345586" calcext:value-type="float">
            <text:p>103</text:p>
          </table:table-cell>
          <table:table-cell table:style-name="ce11" table:formula="of:=IF([.M79]&lt;1;(1+(59*(1-[.M79])))*[.$A$39]+[.$A$88];0)" office:value-type="float" office:value="93.2618037019429" calcext:value-type="float">
            <text:p>93</text:p>
          </table:table-cell>
          <table:table-cell table:style-name="ce11" table:formula="of:=IF([.N79]&lt;1;(1+(59*(1-[.N79])))*[.$A$39]+[.$A$88];0)" office:value-type="float" office:value="84.9491167117312" calcext:value-type="float">
            <text:p>85</text:p>
          </table:table-cell>
          <table:table-cell table:style-name="ce11" table:formula="of:=IF([.O79]&lt;1;(1+(59*(1-[.O79])))*[.$A$39]+[.$A$88];0)" office:value-type="float" office:value="78.1834166833428" calcext:value-type="float">
            <text:p>78</text:p>
          </table:table-cell>
          <table:table-cell table:style-name="ce11" table:formula="of:=IF([.P79]&lt;1;(1+(59*(1-[.P79])))*[.$A$39]+[.$A$88];0)" office:value-type="float" office:value="72.8397875801882" calcext:value-type="float">
            <text:p>73</text:p>
          </table:table-cell>
          <table:table-cell table:style-name="ce11" table:formula="of:=IF([.Q79]&lt;1;(1+(59*(1-[.Q79])))*[.$A$39]+[.$A$88];0)" office:value-type="float" office:value="68.7564570456021" calcext:value-type="float">
            <text:p>69</text:p>
          </table:table-cell>
          <table:table-cell table:style-name="ce11" table:formula="of:=IF([.R79]&lt;1;(1+(59*(1-[.R79])))*[.$A$39]+[.$A$88];0)" office:value-type="float" office:value="65.7474613917134" calcext:value-type="float">
            <text:p>66</text:p>
          </table:table-cell>
          <table:table-cell table:style-name="ce11" table:formula="of:=IF([.S79]&lt;1;(1+(59*(1-[.S79])))*[.$A$39]+[.$A$88];0)" office:value-type="float" office:value="63.6169163744446" calcext:value-type="float">
            <text:p>64</text:p>
          </table:table-cell>
          <table:table-cell table:style-name="ce11" table:formula="of:=IF([.T79]&lt;1;(1+(59*(1-[.T79])))*[.$A$39]+[.$A$88];0)" office:value-type="float" office:value="62.173137035552" calcext:value-type="float">
            <text:p>62</text:p>
          </table:table-cell>
          <table:table-cell table:style-name="ce11" table:formula="of:=IF([.U79]&lt;1;(1+(59*(1-[.U79])))*[.$A$39]+[.$A$88];0)" office:value-type="float" office:value="61.2408252527315" calcext:value-type="float">
            <text:p>61</text:p>
          </table:table-cell>
          <table:table-cell table:style-name="ce11" table:formula="of:=IF([.V79]&lt;1;(1+(59*(1-[.V79])))*[.$A$39]+[.$A$88];0)" office:value-type="float" office:value="60.6698791871277" calcext:value-type="float">
            <text:p>61</text:p>
          </table:table-cell>
          <table:table-cell table:style-name="ce11" table:formula="of:=IF([.W79]&lt;1;(1+(59*(1-[.W79])))*[.$A$39]+[.$A$88];0)" office:value-type="float" office:value="60.3400250647202" calcext:value-type="float">
            <text:p>60</text:p>
          </table:table-cell>
          <table:table-cell table:style-name="ce11" table:formula="of:=IF([.X79]&lt;1;(1+(59*(1-[.X79])))*[.$A$39]+[.$A$88];0)" office:value-type="float" office:value="60.1612786293924" calcext:value-type="float">
            <text:p>60</text:p>
          </table:table-cell>
          <table:table-cell table:style-name="ce11" table:formula="of:=IF([.Y79]&lt;1;(1+(59*(1-[.Y79])))*[.$A$39]+[.$A$88];0)" office:value-type="float" office:value="60.0709985215511" calcext:value-type="float">
            <text:p>60</text:p>
          </table:table-cell>
          <table:table-cell table:style-name="ce11" table:formula="of:=IF([.Z79]&lt;1;(1+(59*(1-[.Z79])))*[.$A$39]+[.$A$88];0)" office:value-type="float" office:value="60.0287931403757" calcext:value-type="float">
            <text:p>60</text:p>
          </table:table-cell>
          <table:table-cell table:style-name="ce11" table:formula="of:=IF([.AA79]&lt;1;(1+(59*(1-[.AA79])))*[.$A$39]+[.$A$88];0)" office:value-type="float" office:value="60.0106692216328" calcext:value-type="float">
            <text:p>60</text:p>
          </table:table-cell>
          <table:table-cell table:style-name="ce11" table:formula="of:=IF([.AB79]&lt;1;(1+(59*(1-[.AB79])))*[.$A$39]+[.$A$88];0)" office:value-type="float" office:value="60.0035798168621" calcext:value-type="float">
            <text:p>60</text:p>
          </table:table-cell>
          <table:table-cell table:style-name="ce11" table:formula="of:=IF([.AC79]&lt;1;(1+(59*(1-[.AC79])))*[.$A$39]+[.$A$88];0)" office:value-type="float" office:value="60.0010768660595" calcext:value-type="float">
            <text:p>60</text:p>
          </table:table-cell>
          <table:table-cell table:style-name="ce11" table:formula="of:=IF([.AD79]&lt;1;(1+(59*(1-[.AD79])))*[.$A$39]+[.$A$88];0)" office:value-type="float" office:value="60.000287271576" calcext:value-type="float">
            <text:p>60</text:p>
          </table:table-cell>
          <table:table-cell table:style-name="ce11" table:formula="of:=IF([.AE79]&lt;1;(1+(59*(1-[.AE79])))*[.$A$39]+[.$A$88];0)" office:value-type="float" office:value="60.0000671485627" calcext:value-type="float">
            <text:p>60</text:p>
          </table:table-cell>
          <table:table-cell table:style-name="ce11" table:formula="of:=IF([.AF79]&lt;1;(1+(59*(1-[.AF79])))*[.$A$39]+[.$A$88];0)" office:value-type="float" office:value="60.0000135723545" calcext:value-type="float">
            <text:p>60</text:p>
          </table:table-cell>
          <table:table-cell table:style-name="ce11" table:formula="of:=IF([.AG79]&lt;1;(1+(59*(1-[.AG79])))*[.$A$39]+[.$A$88];0)" office:value-type="float" office:value="60.0000023379516" calcext:value-type="float">
            <text:p>60</text:p>
          </table:table-cell>
          <table:table-cell table:style-name="ce11" table:formula="of:=IF([.AH79]&lt;1;(1+(59*(1-[.AH79])))*[.$A$39]+[.$A$88];0)" office:value-type="float" office:value="60.0000003377799" calcext:value-type="float">
            <text:p>60</text:p>
          </table:table-cell>
          <table:table-cell table:style-name="ce11" table:formula="of:=IF([.AI79]&lt;1;(1+(59*(1-[.AI79])))*[.$A$39]+[.$A$88];0)" office:value-type="float" office:value="60.0000000402172" calcext:value-type="float">
            <text:p>60</text:p>
          </table:table-cell>
          <table:table-cell table:style-name="ce11" table:formula="of:=IF([.AJ79]&lt;1;(1+(59*(1-[.AJ79])))*[.$A$39]+[.$A$88];0)" office:value-type="float" office:value="60.0000000038705" calcext:value-type="float">
            <text:p>60</text:p>
          </table:table-cell>
          <table:table-cell table:style-name="ce11" table:formula="of:=IF([.AK79]&lt;1;(1+(59*(1-[.AK79])))*[.$A$39]+[.$A$88];0)" office:value-type="float" office:value="60.0000000002948" calcext:value-type="float">
            <text:p>60</text:p>
          </table:table-cell>
          <table:table-cell table:style-name="ce11" table:formula="of:=IF([.AL79]&lt;1;(1+(59*(1-[.AL79])))*[.$A$39]+[.$A$88];0)" office:value-type="float" office:value="60.0000000000174" calcext:value-type="float">
            <text:p>60</text:p>
          </table:table-cell>
          <table:table-cell table:style-name="ce11" table:formula="of:=IF([.AM79]&lt;1;(1+(59*(1-[.AM79])))*[.$A$39]+[.$A$88];0)" office:value-type="float" office:value="0" calcext:value-type="float">
            <text:p>0</text:p>
          </table:table-cell>
          <table:table-cell table:style-name="ce11" table:formula="of:=IF([.AN79]&lt;1;(1+(59*(1-[.AN79])))*[.$A$39]+[.$A$88];0)" office:value-type="float" office:value="0" calcext:value-type="float">
            <text:p>0</text:p>
          </table:table-cell>
          <table:table-cell table:style-name="ce11" table:formula="of:=IF([.AO79]&lt;1;(1+(59*(1-[.AO79])))*[.$A$39]+[.$A$88];0)" office:value-type="float" office:value="0" calcext:value-type="float">
            <text:p>0</text:p>
          </table:table-cell>
          <table:table-cell table:style-name="ce11" table:formula="of:=IF([.AP79]&lt;1;(1+(59*(1-[.AP79])))*[.$A$39]+[.$A$88];0)" office:value-type="float" office:value="0" calcext:value-type="float">
            <text:p>0</text:p>
          </table:table-cell>
          <table:table-cell table:style-name="ce11" table:formula="of:=IF([.AQ79]&lt;1;(1+(59*(1-[.AQ79])))*[.$A$39]+[.$A$88];0)" office:value-type="float" office:value="0" calcext:value-type="float">
            <text:p>0</text:p>
          </table:table-cell>
          <table:table-cell table:style-name="ce11" table:formula="of:=IF([.AR79]&lt;1;(1+(59*(1-[.AR79])))*[.$A$39]+[.$A$88];0)" office:value-type="float" office:value="0" calcext:value-type="float">
            <text:p>0</text:p>
          </table:table-cell>
          <table:table-cell table:style-name="ce11" table:formula="of:=IF([.AS79]&lt;1;(1+(59*(1-[.AS79])))*[.$A$39]+[.$A$88];0)" office:value-type="float" office:value="0" calcext:value-type="float">
            <text:p>0</text:p>
          </table:table-cell>
          <table:table-cell table:style-name="ce11" table:formula="of:=IF([.AT79]&lt;1;(1+(59*(1-[.AT79])))*[.$A$39]+[.$A$88];0)" office:value-type="float" office:value="0" calcext:value-type="float">
            <text:p>0</text:p>
          </table:table-cell>
          <table:table-cell table:style-name="ce11" table:formula="of:=IF([.AU79]&lt;1;(1+(59*(1-[.AU79])))*[.$A$39]+[.$A$88];0)" office:value-type="float" office:value="0" calcext:value-type="float">
            <text:p>0</text:p>
          </table:table-cell>
          <table:table-cell table:style-name="ce11" table:formula="of:=IF([.AV79]&lt;1;(1+(59*(1-[.AV79])))*[.$A$39]+[.$A$88];0)" office:value-type="float" office:value="0" calcext:value-type="float">
            <text:p>0</text:p>
          </table:table-cell>
          <table:table-cell table:style-name="ce11" table:formula="of:=IF([.AW79]&lt;1;(1+(59*(1-[.AW79])))*[.$A$39]+[.$A$88];0)" office:value-type="float" office:value="0" calcext:value-type="float">
            <text:p>0</text:p>
          </table:table-cell>
          <table:table-cell table:style-name="ce11" table:formula="of:=IF([.AX79]&lt;1;(1+(59*(1-[.AX79])))*[.$A$39]+[.$A$88];0)" office:value-type="float" office:value="0" calcext:value-type="float">
            <text:p>0</text:p>
          </table:table-cell>
          <table:table-cell table:style-name="ce11" table:formula="of:=IF([.AY79]&lt;1;(1+(59*(1-[.AY79])))*[.$A$39]+[.$A$88];0)" office:value-type="float" office:value="0" calcext:value-type="float">
            <text:p>0</text:p>
          </table:table-cell>
          <table:table-cell table:style-name="ce11" table:formula="of:=IF([.AZ79]&lt;1;(1+(59*(1-[.AZ79])))*[.$A$39]+[.$A$88];0)" office:value-type="float" office:value="0" calcext:value-type="float">
            <text:p>0</text:p>
          </table:table-cell>
          <table:table-cell table:style-name="ce11" table:formula="of:=IF([.BA79]&lt;1;(1+(59*(1-[.BA79])))*[.$A$39]+[.$A$88];0)" office:value-type="float" office:value="0" calcext:value-type="float">
            <text:p>0</text:p>
          </table:table-cell>
          <table:table-cell table:style-name="ce11" table:formula="of:=IF([.BB79]&lt;1;(1+(59*(1-[.BB79])))*[.$A$39]+[.$A$88];0)" office:value-type="float" office:value="0" calcext:value-type="float">
            <text:p>0</text:p>
          </table:table-cell>
          <table:table-cell table:style-name="ce11" table:formula="of:=IF([.BC79]&lt;1;(1+(59*(1-[.BC79])))*[.$A$39]+[.$A$88];0)" office:value-type="float" office:value="0" calcext:value-type="float">
            <text:p>0</text:p>
          </table:table-cell>
          <table:table-cell table:style-name="ce11" table:formula="of:=IF([.BD79]&lt;1;(1+(59*(1-[.BD79])))*[.$A$39]+[.$A$88];0)" office:value-type="float" office:value="0" calcext:value-type="float">
            <text:p>0</text:p>
          </table:table-cell>
          <table:table-cell table:style-name="ce11" table:formula="of:=IF([.BE79]&lt;1;(1+(59*(1-[.BE79])))*[.$A$39]+[.$A$88];0)" office:value-type="float" office:value="0" calcext:value-type="float">
            <text:p>0</text:p>
          </table:table-cell>
          <table:table-cell table:style-name="ce11" table:formula="of:=IF([.BF79]&lt;1;(1+(59*(1-[.BF79])))*[.$A$39]+[.$A$88];0)" office:value-type="float" office:value="0" calcext:value-type="float">
            <text:p>0</text:p>
          </table:table-cell>
          <table:table-cell table:style-name="ce11" table:formula="of:=IF([.BG79]&lt;1;(1+(59*(1-[.BG79])))*[.$A$39]+[.$A$88];0)" office:value-type="float" office:value="0" calcext:value-type="float">
            <text:p>0</text:p>
          </table:table-cell>
          <table:table-cell table:style-name="ce11" table:formula="of:=IF([.BH79]&lt;1;(1+(59*(1-[.BH79])))*[.$A$39]+[.$A$88];0)" office:value-type="float" office:value="0" calcext:value-type="float">
            <text:p>0</text:p>
          </table:table-cell>
          <table:table-cell table:style-name="ce11" table:formula="of:=IF([.BI79]&lt;1;(1+(59*(1-[.BI79])))*[.$A$39]+[.$A$88];0)" office:value-type="float" office:value="0" calcext:value-type="float">
            <text:p>0</text:p>
          </table:table-cell>
          <table:table-cell table:style-name="ce11" table:formula="of:=IF([.BJ79]&lt;1;(1+(59*(1-[.BJ79])))*[.$A$39]+[.$A$88];0)" office:value-type="float" office:value="0" calcext:value-type="float">
            <text:p>0</text:p>
          </table:table-cell>
          <table:table-cell table:style-name="ce11" table:formula="of:=IF([.BK79]&lt;1;(1+(59*(1-[.BK79])))*[.$A$39]+[.$A$88];0)" office:value-type="float" office:value="0" calcext:value-type="float">
            <text:p>0</text:p>
          </table:table-cell>
          <table:table-cell table:style-name="ce11" table:formula="of:=IF([.BL79]&lt;1;(1+(59*(1-[.BL79])))*[.$A$39]+[.$A$88];0)" office:value-type="float" office:value="0" calcext:value-type="float">
            <text:p>0</text:p>
          </table:table-cell>
          <table:table-cell table:style-name="ce11" table:formula="of:=IF([.BM79]&lt;1;(1+(59*(1-[.BM79])))*[.$A$39]+[.$A$88];0)" office:value-type="float" office:value="0" calcext:value-type="float">
            <text:p>0</text:p>
          </table:table-cell>
          <table:table-cell table:style-name="ce11" table:formula="of:=IF([.BN79]&lt;1;(1+(59*(1-[.BN79])))*[.$A$39]+[.$A$88];0)" office:value-type="float" office:value="0" calcext:value-type="float">
            <text:p>0</text:p>
          </table:table-cell>
          <table:table-cell table:style-name="ce11" table:formula="of:=IF([.BO79]&lt;1;(1+(59*(1-[.BO79])))*[.$A$39]+[.$A$88];0)" office:value-type="float" office:value="0" calcext:value-type="float">
            <text:p>0</text:p>
          </table:table-cell>
          <table:table-cell table:style-name="ce11" table:formula="of:=IF([.BP79]&lt;1;(1+(59*(1-[.BP79])))*[.$A$39]+[.$A$88];0)" office:value-type="float" office:value="0" calcext:value-type="float">
            <text:p>0</text:p>
          </table:table-cell>
          <table:table-cell table:style-name="ce11" table:formula="of:=IF([.BQ79]&lt;1;(1+(59*(1-[.BQ79])))*[.$A$39]+[.$A$88];0)" office:value-type="float" office:value="0" calcext:value-type="float">
            <text:p>0</text:p>
          </table:table-cell>
          <table:table-cell table:style-name="ce11" table:formula="of:=IF([.BR79]&lt;1;(1+(59*(1-[.BR79])))*[.$A$39]+[.$A$88];0)" office:value-type="float" office:value="0" calcext:value-type="float">
            <text:p>0</text:p>
          </table:table-cell>
          <table:table-cell table:style-name="ce11" table:formula="of:=IF([.BS79]&lt;1;(1+(59*(1-[.BS79])))*[.$A$39]+[.$A$88];0)" office:value-type="float" office:value="0" calcext:value-type="float">
            <text:p>0</text:p>
          </table:table-cell>
          <table:table-cell table:style-name="ce11" table:formula="of:=IF([.BT79]&lt;1;(1+(59*(1-[.BT79])))*[.$A$39]+[.$A$88];0)" office:value-type="float" office:value="0" calcext:value-type="float">
            <text:p>0</text:p>
          </table:table-cell>
          <table:table-cell table:style-name="ce11" table:formula="of:=IF([.BU79]&lt;1;(1+(59*(1-[.BU79])))*[.$A$39]+[.$A$88];0)" office:value-type="float" office:value="0" calcext:value-type="float">
            <text:p>0</text:p>
          </table:table-cell>
          <table:table-cell table:style-name="ce11" table:formula="of:=IF([.BV79]&lt;1;(1+(59*(1-[.BV79])))*[.$A$39]+[.$A$88];0)" office:value-type="float" office:value="0" calcext:value-type="float">
            <text:p>0</text:p>
          </table:table-cell>
          <table:table-cell table:style-name="ce11" table:formula="of:=IF([.BW79]&lt;1;(1+(59*(1-[.BW79])))*[.$A$39]+[.$A$88];0)" office:value-type="float" office:value="0" calcext:value-type="float">
            <text:p>0</text:p>
          </table:table-cell>
          <table:table-cell table:style-name="ce11" table:formula="of:=IF([.BX79]&lt;1;(1+(59*(1-[.BX79])))*[.$A$39]+[.$A$88];0)" office:value-type="float" office:value="0" calcext:value-type="float">
            <text:p>0</text:p>
          </table:table-cell>
          <table:table-cell table:style-name="ce11" table:formula="of:=IF([.BY79]&lt;1;(1+(59*(1-[.BY79])))*[.$A$39]+[.$A$88];0)" office:value-type="float" office:value="0" calcext:value-type="float">
            <text:p>0</text:p>
          </table:table-cell>
          <table:table-cell table:style-name="ce11" table:formula="of:=IF([.BZ79]&lt;1;(1+(59*(1-[.BZ79])))*[.$A$39]+[.$A$88];0)" office:value-type="float" office:value="0" calcext:value-type="float">
            <text:p>0</text:p>
          </table:table-cell>
          <table:table-cell table:style-name="ce11" table:formula="of:=IF([.CA79]&lt;1;(1+(59*(1-[.CA79])))*[.$A$39]+[.$A$88];0)" office:value-type="float" office:value="0" calcext:value-type="float">
            <text:p>0</text:p>
          </table:table-cell>
          <table:table-cell table:style-name="ce11" table:formula="of:=IF([.CB79]&lt;1;(1+(59*(1-[.CB79])))*[.$A$39]+[.$A$88];0)" office:value-type="float" office:value="0" calcext:value-type="float">
            <text:p>0</text:p>
          </table:table-cell>
          <table:table-cell table:style-name="ce11" table:formula="of:=IF([.CC79]&lt;1;(1+(59*(1-[.CC79])))*[.$A$39]+[.$A$88];0)" office:value-type="float" office:value="0" calcext:value-type="float">
            <text:p>0</text:p>
          </table:table-cell>
          <table:table-cell table:style-name="ce11" table:formula="of:=IF([.CD79]&lt;1;(1+(59*(1-[.CD79])))*[.$A$39]+[.$A$88];0)" office:value-type="float" office:value="0" calcext:value-type="float">
            <text:p>0</text:p>
          </table:table-cell>
          <table:table-cell table:style-name="ce11" table:formula="of:=IF([.CE79]&lt;1;(1+(59*(1-[.CE79])))*[.$A$39]+[.$A$88];0)" office:value-type="float" office:value="0" calcext:value-type="float">
            <text:p>0</text:p>
          </table:table-cell>
          <table:table-cell table:style-name="ce11" table:formula="of:=IF([.CF79]&lt;1;(1+(59*(1-[.CF79])))*[.$A$39]+[.$A$88];0)" office:value-type="float" office:value="0" calcext:value-type="float">
            <text:p>0</text:p>
          </table:table-cell>
          <table:table-cell table:style-name="ce11" table:formula="of:=IF([.CG79]&lt;1;(1+(59*(1-[.CG79])))*[.$A$39]+[.$A$88];0)" office:value-type="float" office:value="0" calcext:value-type="float">
            <text:p>0</text:p>
          </table:table-cell>
          <table:table-cell table:style-name="ce11" table:formula="of:=IF([.CH79]&lt;1;(1+(59*(1-[.CH79])))*[.$A$39]+[.$A$88];0)" office:value-type="float" office:value="0" calcext:value-type="float">
            <text:p>0</text:p>
          </table:table-cell>
          <table:table-cell table:style-name="ce11" table:formula="of:=IF([.CI79]&lt;1;(1+(59*(1-[.CI79])))*[.$A$39]+[.$A$88];0)" office:value-type="float" office:value="0" calcext:value-type="float">
            <text:p>0</text:p>
          </table:table-cell>
          <table:table-cell table:style-name="ce11" table:formula="of:=IF([.CJ79]&lt;1;(1+(59*(1-[.CJ79])))*[.$A$39]+[.$A$88];0)" office:value-type="float" office:value="0" calcext:value-type="float">
            <text:p>0</text:p>
          </table:table-cell>
          <table:table-cell table:style-name="ce11" table:formula="of:=IF([.CK79]&lt;1;(1+(59*(1-[.CK79])))*[.$A$39]+[.$A$88];0)" office:value-type="float" office:value="0" calcext:value-type="float">
            <text:p>0</text:p>
          </table:table-cell>
          <table:table-cell table:style-name="ce11" table:formula="of:=IF([.CL79]&lt;1;(1+(59*(1-[.CL79])))*[.$A$39]+[.$A$88];0)" office:value-type="float" office:value="0" calcext:value-type="float">
            <text:p>0</text:p>
          </table:table-cell>
          <table:table-cell table:style-name="ce11" table:formula="of:=IF([.CM79]&lt;1;(1+(59*(1-[.CM79])))*[.$A$39]+[.$A$88];0)" office:value-type="float" office:value="0" calcext:value-type="float">
            <text:p>0</text:p>
          </table:table-cell>
          <table:table-cell table:style-name="ce11" table:formula="of:=IF([.CN79]&lt;1;(1+(59*(1-[.CN79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0]&lt;1;(1+(59*(1-[.A80])))*[.$A$39]+[.$A$88];0)" office:value-type="float" office:value="237" calcext:value-type="float">
            <text:p>237</text:p>
          </table:table-cell>
          <table:table-cell table:style-name="ce11" table:formula="of:=IF([.B80]&lt;1;(1+(59*(1-[.B80])))*[.$A$39]+[.$A$88];0)" office:value-type="float" office:value="216.922562650043" calcext:value-type="float">
            <text:p>217</text:p>
          </table:table-cell>
          <table:table-cell table:style-name="ce11" table:formula="of:=IF([.C80]&lt;1;(1+(59*(1-[.C80])))*[.$A$39]+[.$A$88];0)" office:value-type="float" office:value="197.457591443122" calcext:value-type="float">
            <text:p>197</text:p>
          </table:table-cell>
          <table:table-cell table:style-name="ce11" table:formula="of:=IF([.D80]&lt;1;(1+(59*(1-[.D80])))*[.$A$39]+[.$A$88];0)" office:value-type="float" office:value="178.822969516959" calcext:value-type="float">
            <text:p>179</text:p>
          </table:table-cell>
          <table:table-cell table:style-name="ce11" table:formula="of:=IF([.E80]&lt;1;(1+(59*(1-[.E80])))*[.$A$39]+[.$A$88];0)" office:value-type="float" office:value="161.229068533961" calcext:value-type="float">
            <text:p>161</text:p>
          </table:table-cell>
          <table:table-cell table:style-name="ce11" table:formula="of:=IF([.F80]&lt;1;(1+(59*(1-[.F80])))*[.$A$39]+[.$A$88];0)" office:value-type="float" office:value="144.869288947115" calcext:value-type="float">
            <text:p>145</text:p>
          </table:table-cell>
          <table:table-cell table:style-name="ce11" table:formula="of:=IF([.G80]&lt;1;(1+(59*(1-[.G80])))*[.$A$39]+[.$A$88];0)" office:value-type="float" office:value="129.910179750824" calcext:value-type="float">
            <text:p>130</text:p>
          </table:table-cell>
          <table:table-cell table:style-name="ce11" table:formula="of:=IF([.H80]&lt;1;(1+(59*(1-[.H80])))*[.$A$39]+[.$A$88];0)" office:value-type="float" office:value="116.481895048179" calcext:value-type="float">
            <text:p>116</text:p>
          </table:table-cell>
          <table:table-cell table:style-name="ce11" table:formula="of:=IF([.I80]&lt;1;(1+(59*(1-[.I80])))*[.$A$39]+[.$A$88];0)" office:value-type="float" office:value="104.669900414526" calcext:value-type="float">
            <text:p>105</text:p>
          </table:table-cell>
          <table:table-cell table:style-name="ce11" table:formula="of:=IF([.J80]&lt;1;(1+(59*(1-[.J80])))*[.$A$39]+[.$A$88];0)" office:value-type="float" office:value="94.5089131523665" calcext:value-type="float">
            <text:p>95</text:p>
          </table:table-cell>
          <table:table-cell table:style-name="ce11" table:formula="of:=IF([.K80]&lt;1;(1+(59*(1-[.K80])))*[.$A$39]+[.$A$88];0)" office:value-type="float" office:value="85.9800036962128" calcext:value-type="float">
            <text:p>86</text:p>
          </table:table-cell>
          <table:table-cell table:style-name="ce11" table:formula="of:=IF([.L80]&lt;1;(1+(59*(1-[.L80])))*[.$A$39]+[.$A$88];0)" office:value-type="float" office:value="79.011567604042" calcext:value-type="float">
            <text:p>79</text:p>
          </table:table-cell>
          <table:table-cell table:style-name="ce11" table:formula="of:=IF([.M80]&lt;1;(1+(59*(1-[.M80])))*[.$A$39]+[.$A$88];0)" office:value-type="float" office:value="73.4844898237059" calcext:value-type="float">
            <text:p>73</text:p>
          </table:table-cell>
          <table:table-cell table:style-name="ce11" table:formula="of:=IF([.N80]&lt;1;(1+(59*(1-[.N80])))*[.$A$39]+[.$A$88];0)" office:value-type="float" office:value="69.2412936532178" calcext:value-type="float">
            <text:p>69</text:p>
          </table:table-cell>
          <table:table-cell table:style-name="ce11" table:formula="of:=IF([.O80]&lt;1;(1+(59*(1-[.O80])))*[.$A$39]+[.$A$88];0)" office:value-type="float" office:value="66.0984693659905" calcext:value-type="float">
            <text:p>66</text:p>
          </table:table-cell>
          <table:table-cell table:style-name="ce11" table:formula="of:=IF([.P80]&lt;1;(1+(59*(1-[.P80])))*[.$A$39]+[.$A$88];0)" office:value-type="float" office:value="63.8606259903855" calcext:value-type="float">
            <text:p>64</text:p>
          </table:table-cell>
          <table:table-cell table:style-name="ce11" table:formula="of:=IF([.Q80]&lt;1;(1+(59*(1-[.Q80])))*[.$A$39]+[.$A$88];0)" office:value-type="float" office:value="62.3347388065481" calcext:value-type="float">
            <text:p>62</text:p>
          </table:table-cell>
          <table:table-cell table:style-name="ce11" table:formula="of:=IF([.R80]&lt;1;(1+(59*(1-[.R80])))*[.$A$39]+[.$A$88];0)" office:value-type="float" office:value="61.3426936374944" calcext:value-type="float">
            <text:p>61</text:p>
          </table:table-cell>
          <table:table-cell table:style-name="ce11" table:formula="of:=IF([.S80]&lt;1;(1+(59*(1-[.S80])))*[.$A$39]+[.$A$88];0)" office:value-type="float" office:value="60.7306164107572" calcext:value-type="float">
            <text:p>61</text:p>
          </table:table-cell>
          <table:table-cell table:style-name="ce11" table:formula="of:=IF([.T80]&lt;1;(1+(59*(1-[.T80])))*[.$A$39]+[.$A$88];0)" office:value-type="float" office:value="60.3740874719029" calcext:value-type="float">
            <text:p>60</text:p>
          </table:table-cell>
          <table:table-cell table:style-name="ce11" table:formula="of:=IF([.U80]&lt;1;(1+(59*(1-[.U80])))*[.$A$39]+[.$A$88];0)" office:value-type="float" office:value="60.179136992756" calcext:value-type="float">
            <text:p>60</text:p>
          </table:table-cell>
          <table:table-cell table:style-name="ce11" table:formula="of:=IF([.V80]&lt;1;(1+(59*(1-[.V80])))*[.$A$39]+[.$A$88];0)" office:value-type="float" office:value="60.0796927119264" calcext:value-type="float">
            <text:p>60</text:p>
          </table:table-cell>
          <table:table-cell table:style-name="ce11" table:formula="of:=IF([.W80]&lt;1;(1+(59*(1-[.W80])))*[.$A$39]+[.$A$88];0)" office:value-type="float" office:value="60.0326945425661" calcext:value-type="float">
            <text:p>60</text:p>
          </table:table-cell>
          <table:table-cell table:style-name="ce11" table:formula="of:=IF([.X80]&lt;1;(1+(59*(1-[.X80])))*[.$A$39]+[.$A$88];0)" office:value-type="float" office:value="60.012269803027" calcext:value-type="float">
            <text:p>60</text:p>
          </table:table-cell>
          <table:table-cell table:style-name="ce11" table:formula="of:=IF([.Y80]&lt;1;(1+(59*(1-[.Y80])))*[.$A$39]+[.$A$88];0)" office:value-type="float" office:value="60.0041748045562" calcext:value-type="float">
            <text:p>60</text:p>
          </table:table-cell>
          <table:table-cell table:style-name="ce11" table:formula="of:=IF([.Z80]&lt;1;(1+(59*(1-[.Z80])))*[.$A$39]+[.$A$88];0)" office:value-type="float" office:value="60.0012753064685" calcext:value-type="float">
            <text:p>60</text:p>
          </table:table-cell>
          <table:table-cell table:style-name="ce11" table:formula="of:=IF([.AA80]&lt;1;(1+(59*(1-[.AA80])))*[.$A$39]+[.$A$88];0)" office:value-type="float" office:value="60.0003460117265" calcext:value-type="float">
            <text:p>60</text:p>
          </table:table-cell>
          <table:table-cell table:style-name="ce11" table:formula="of:=IF([.AB80]&lt;1;(1+(59*(1-[.AB80])))*[.$A$39]+[.$A$88];0)" office:value-type="float" office:value="60.0000823976258" calcext:value-type="float">
            <text:p>60</text:p>
          </table:table-cell>
          <table:table-cell table:style-name="ce11" table:formula="of:=IF([.AC80]&lt;1;(1+(59*(1-[.AC80])))*[.$A$39]+[.$A$88];0)" office:value-type="float" office:value="60.0000169989058" calcext:value-type="float">
            <text:p>60</text:p>
          </table:table-cell>
          <table:table-cell table:style-name="ce11" table:formula="of:=IF([.AD80]&lt;1;(1+(59*(1-[.AD80])))*[.$A$39]+[.$A$88];0)" office:value-type="float" office:value="60.0000029948692" calcext:value-type="float">
            <text:p>60</text:p>
          </table:table-cell>
          <table:table-cell table:style-name="ce11" table:formula="of:=IF([.AE80]&lt;1;(1+(59*(1-[.AE80])))*[.$A$39]+[.$A$88];0)" office:value-type="float" office:value="60.0000004435376" calcext:value-type="float">
            <text:p>60</text:p>
          </table:table-cell>
          <table:table-cell table:style-name="ce11" table:formula="of:=IF([.AF80]&lt;1;(1+(59*(1-[.AF80])))*[.$A$39]+[.$A$88];0)" office:value-type="float" office:value="60.0000000542673" calcext:value-type="float">
            <text:p>60</text:p>
          </table:table-cell>
          <table:table-cell table:style-name="ce11" table:formula="of:=IF([.AG80]&lt;1;(1+(59*(1-[.AG80])))*[.$A$39]+[.$A$88];0)" office:value-type="float" office:value="60.0000000053815" calcext:value-type="float">
            <text:p>60</text:p>
          </table:table-cell>
          <table:table-cell table:style-name="ce11" table:formula="of:=IF([.AH80]&lt;1;(1+(59*(1-[.AH80])))*[.$A$39]+[.$A$88];0)" office:value-type="float" office:value="60.0000000004235" calcext:value-type="float">
            <text:p>60</text:p>
          </table:table-cell>
          <table:table-cell table:style-name="ce11" table:formula="of:=IF([.AI80]&lt;1;(1+(59*(1-[.AI80])))*[.$A$39]+[.$A$88];0)" office:value-type="float" office:value="60.0000000000259" calcext:value-type="float">
            <text:p>60</text:p>
          </table:table-cell>
          <table:table-cell table:style-name="ce11" table:formula="of:=IF([.AJ80]&lt;1;(1+(59*(1-[.AJ80])))*[.$A$39]+[.$A$88];0)" office:value-type="float" office:value="0" calcext:value-type="float">
            <text:p>0</text:p>
          </table:table-cell>
          <table:table-cell table:style-name="ce11" table:formula="of:=IF([.AK80]&lt;1;(1+(59*(1-[.AK80])))*[.$A$39]+[.$A$88];0)" office:value-type="float" office:value="0" calcext:value-type="float">
            <text:p>0</text:p>
          </table:table-cell>
          <table:table-cell table:style-name="ce11" table:formula="of:=IF([.AL80]&lt;1;(1+(59*(1-[.AL80])))*[.$A$39]+[.$A$88];0)" office:value-type="float" office:value="0" calcext:value-type="float">
            <text:p>0</text:p>
          </table:table-cell>
          <table:table-cell table:style-name="ce11" table:formula="of:=IF([.AM80]&lt;1;(1+(59*(1-[.AM80])))*[.$A$39]+[.$A$88];0)" office:value-type="float" office:value="0" calcext:value-type="float">
            <text:p>0</text:p>
          </table:table-cell>
          <table:table-cell table:style-name="ce11" table:formula="of:=IF([.AN80]&lt;1;(1+(59*(1-[.AN80])))*[.$A$39]+[.$A$88];0)" office:value-type="float" office:value="0" calcext:value-type="float">
            <text:p>0</text:p>
          </table:table-cell>
          <table:table-cell table:style-name="ce11" table:formula="of:=IF([.AO80]&lt;1;(1+(59*(1-[.AO80])))*[.$A$39]+[.$A$88];0)" office:value-type="float" office:value="0" calcext:value-type="float">
            <text:p>0</text:p>
          </table:table-cell>
          <table:table-cell table:style-name="ce11" table:formula="of:=IF([.AP80]&lt;1;(1+(59*(1-[.AP80])))*[.$A$39]+[.$A$88];0)" office:value-type="float" office:value="0" calcext:value-type="float">
            <text:p>0</text:p>
          </table:table-cell>
          <table:table-cell table:style-name="ce11" table:formula="of:=IF([.AQ80]&lt;1;(1+(59*(1-[.AQ80])))*[.$A$39]+[.$A$88];0)" office:value-type="float" office:value="0" calcext:value-type="float">
            <text:p>0</text:p>
          </table:table-cell>
          <table:table-cell table:style-name="ce11" table:formula="of:=IF([.AR80]&lt;1;(1+(59*(1-[.AR80])))*[.$A$39]+[.$A$88];0)" office:value-type="float" office:value="0" calcext:value-type="float">
            <text:p>0</text:p>
          </table:table-cell>
          <table:table-cell table:style-name="ce11" table:formula="of:=IF([.AS80]&lt;1;(1+(59*(1-[.AS80])))*[.$A$39]+[.$A$88];0)" office:value-type="float" office:value="0" calcext:value-type="float">
            <text:p>0</text:p>
          </table:table-cell>
          <table:table-cell table:style-name="ce11" table:formula="of:=IF([.AT80]&lt;1;(1+(59*(1-[.AT80])))*[.$A$39]+[.$A$88];0)" office:value-type="float" office:value="0" calcext:value-type="float">
            <text:p>0</text:p>
          </table:table-cell>
          <table:table-cell table:style-name="ce11" table:formula="of:=IF([.AU80]&lt;1;(1+(59*(1-[.AU80])))*[.$A$39]+[.$A$88];0)" office:value-type="float" office:value="0" calcext:value-type="float">
            <text:p>0</text:p>
          </table:table-cell>
          <table:table-cell table:style-name="ce11" table:formula="of:=IF([.AV80]&lt;1;(1+(59*(1-[.AV80])))*[.$A$39]+[.$A$88];0)" office:value-type="float" office:value="0" calcext:value-type="float">
            <text:p>0</text:p>
          </table:table-cell>
          <table:table-cell table:style-name="ce11" table:formula="of:=IF([.AW80]&lt;1;(1+(59*(1-[.AW80])))*[.$A$39]+[.$A$88];0)" office:value-type="float" office:value="0" calcext:value-type="float">
            <text:p>0</text:p>
          </table:table-cell>
          <table:table-cell table:style-name="ce11" table:formula="of:=IF([.AX80]&lt;1;(1+(59*(1-[.AX80])))*[.$A$39]+[.$A$88];0)" office:value-type="float" office:value="0" calcext:value-type="float">
            <text:p>0</text:p>
          </table:table-cell>
          <table:table-cell table:style-name="ce11" table:formula="of:=IF([.AY80]&lt;1;(1+(59*(1-[.AY80])))*[.$A$39]+[.$A$88];0)" office:value-type="float" office:value="0" calcext:value-type="float">
            <text:p>0</text:p>
          </table:table-cell>
          <table:table-cell table:style-name="ce11" table:formula="of:=IF([.AZ80]&lt;1;(1+(59*(1-[.AZ80])))*[.$A$39]+[.$A$88];0)" office:value-type="float" office:value="0" calcext:value-type="float">
            <text:p>0</text:p>
          </table:table-cell>
          <table:table-cell table:style-name="ce11" table:formula="of:=IF([.BA80]&lt;1;(1+(59*(1-[.BA80])))*[.$A$39]+[.$A$88];0)" office:value-type="float" office:value="0" calcext:value-type="float">
            <text:p>0</text:p>
          </table:table-cell>
          <table:table-cell table:style-name="ce11" table:formula="of:=IF([.BB80]&lt;1;(1+(59*(1-[.BB80])))*[.$A$39]+[.$A$88];0)" office:value-type="float" office:value="0" calcext:value-type="float">
            <text:p>0</text:p>
          </table:table-cell>
          <table:table-cell table:style-name="ce11" table:formula="of:=IF([.BC80]&lt;1;(1+(59*(1-[.BC80])))*[.$A$39]+[.$A$88];0)" office:value-type="float" office:value="0" calcext:value-type="float">
            <text:p>0</text:p>
          </table:table-cell>
          <table:table-cell table:style-name="ce11" table:formula="of:=IF([.BD80]&lt;1;(1+(59*(1-[.BD80])))*[.$A$39]+[.$A$88];0)" office:value-type="float" office:value="0" calcext:value-type="float">
            <text:p>0</text:p>
          </table:table-cell>
          <table:table-cell table:style-name="ce11" table:formula="of:=IF([.BE80]&lt;1;(1+(59*(1-[.BE80])))*[.$A$39]+[.$A$88];0)" office:value-type="float" office:value="0" calcext:value-type="float">
            <text:p>0</text:p>
          </table:table-cell>
          <table:table-cell table:style-name="ce11" table:formula="of:=IF([.BF80]&lt;1;(1+(59*(1-[.BF80])))*[.$A$39]+[.$A$88];0)" office:value-type="float" office:value="0" calcext:value-type="float">
            <text:p>0</text:p>
          </table:table-cell>
          <table:table-cell table:style-name="ce11" table:formula="of:=IF([.BG80]&lt;1;(1+(59*(1-[.BG80])))*[.$A$39]+[.$A$88];0)" office:value-type="float" office:value="0" calcext:value-type="float">
            <text:p>0</text:p>
          </table:table-cell>
          <table:table-cell table:style-name="ce11" table:formula="of:=IF([.BH80]&lt;1;(1+(59*(1-[.BH80])))*[.$A$39]+[.$A$88];0)" office:value-type="float" office:value="0" calcext:value-type="float">
            <text:p>0</text:p>
          </table:table-cell>
          <table:table-cell table:style-name="ce11" table:formula="of:=IF([.BI80]&lt;1;(1+(59*(1-[.BI80])))*[.$A$39]+[.$A$88];0)" office:value-type="float" office:value="0" calcext:value-type="float">
            <text:p>0</text:p>
          </table:table-cell>
          <table:table-cell table:style-name="ce11" table:formula="of:=IF([.BJ80]&lt;1;(1+(59*(1-[.BJ80])))*[.$A$39]+[.$A$88];0)" office:value-type="float" office:value="0" calcext:value-type="float">
            <text:p>0</text:p>
          </table:table-cell>
          <table:table-cell table:style-name="ce11" table:formula="of:=IF([.BK80]&lt;1;(1+(59*(1-[.BK80])))*[.$A$39]+[.$A$88];0)" office:value-type="float" office:value="0" calcext:value-type="float">
            <text:p>0</text:p>
          </table:table-cell>
          <table:table-cell table:style-name="ce11" table:formula="of:=IF([.BL80]&lt;1;(1+(59*(1-[.BL80])))*[.$A$39]+[.$A$88];0)" office:value-type="float" office:value="0" calcext:value-type="float">
            <text:p>0</text:p>
          </table:table-cell>
          <table:table-cell table:style-name="ce11" table:formula="of:=IF([.BM80]&lt;1;(1+(59*(1-[.BM80])))*[.$A$39]+[.$A$88];0)" office:value-type="float" office:value="0" calcext:value-type="float">
            <text:p>0</text:p>
          </table:table-cell>
          <table:table-cell table:style-name="ce11" table:formula="of:=IF([.BN80]&lt;1;(1+(59*(1-[.BN80])))*[.$A$39]+[.$A$88];0)" office:value-type="float" office:value="0" calcext:value-type="float">
            <text:p>0</text:p>
          </table:table-cell>
          <table:table-cell table:style-name="ce11" table:formula="of:=IF([.BO80]&lt;1;(1+(59*(1-[.BO80])))*[.$A$39]+[.$A$88];0)" office:value-type="float" office:value="0" calcext:value-type="float">
            <text:p>0</text:p>
          </table:table-cell>
          <table:table-cell table:style-name="ce11" table:formula="of:=IF([.BP80]&lt;1;(1+(59*(1-[.BP80])))*[.$A$39]+[.$A$88];0)" office:value-type="float" office:value="0" calcext:value-type="float">
            <text:p>0</text:p>
          </table:table-cell>
          <table:table-cell table:style-name="ce11" table:formula="of:=IF([.BQ80]&lt;1;(1+(59*(1-[.BQ80])))*[.$A$39]+[.$A$88];0)" office:value-type="float" office:value="0" calcext:value-type="float">
            <text:p>0</text:p>
          </table:table-cell>
          <table:table-cell table:style-name="ce11" table:formula="of:=IF([.BR80]&lt;1;(1+(59*(1-[.BR80])))*[.$A$39]+[.$A$88];0)" office:value-type="float" office:value="0" calcext:value-type="float">
            <text:p>0</text:p>
          </table:table-cell>
          <table:table-cell table:style-name="ce11" table:formula="of:=IF([.BS80]&lt;1;(1+(59*(1-[.BS80])))*[.$A$39]+[.$A$88];0)" office:value-type="float" office:value="0" calcext:value-type="float">
            <text:p>0</text:p>
          </table:table-cell>
          <table:table-cell table:style-name="ce11" table:formula="of:=IF([.BT80]&lt;1;(1+(59*(1-[.BT80])))*[.$A$39]+[.$A$88];0)" office:value-type="float" office:value="0" calcext:value-type="float">
            <text:p>0</text:p>
          </table:table-cell>
          <table:table-cell table:style-name="ce11" table:formula="of:=IF([.BU80]&lt;1;(1+(59*(1-[.BU80])))*[.$A$39]+[.$A$88];0)" office:value-type="float" office:value="0" calcext:value-type="float">
            <text:p>0</text:p>
          </table:table-cell>
          <table:table-cell table:style-name="ce11" table:formula="of:=IF([.BV80]&lt;1;(1+(59*(1-[.BV80])))*[.$A$39]+[.$A$88];0)" office:value-type="float" office:value="0" calcext:value-type="float">
            <text:p>0</text:p>
          </table:table-cell>
          <table:table-cell table:style-name="ce11" table:formula="of:=IF([.BW80]&lt;1;(1+(59*(1-[.BW80])))*[.$A$39]+[.$A$88];0)" office:value-type="float" office:value="0" calcext:value-type="float">
            <text:p>0</text:p>
          </table:table-cell>
          <table:table-cell table:style-name="ce11" table:formula="of:=IF([.BX80]&lt;1;(1+(59*(1-[.BX80])))*[.$A$39]+[.$A$88];0)" office:value-type="float" office:value="0" calcext:value-type="float">
            <text:p>0</text:p>
          </table:table-cell>
          <table:table-cell table:style-name="ce11" table:formula="of:=IF([.BY80]&lt;1;(1+(59*(1-[.BY80])))*[.$A$39]+[.$A$88];0)" office:value-type="float" office:value="0" calcext:value-type="float">
            <text:p>0</text:p>
          </table:table-cell>
          <table:table-cell table:style-name="ce11" table:formula="of:=IF([.BZ80]&lt;1;(1+(59*(1-[.BZ80])))*[.$A$39]+[.$A$88];0)" office:value-type="float" office:value="0" calcext:value-type="float">
            <text:p>0</text:p>
          </table:table-cell>
          <table:table-cell table:style-name="ce11" table:formula="of:=IF([.CA80]&lt;1;(1+(59*(1-[.CA80])))*[.$A$39]+[.$A$88];0)" office:value-type="float" office:value="0" calcext:value-type="float">
            <text:p>0</text:p>
          </table:table-cell>
          <table:table-cell table:style-name="ce11" table:formula="of:=IF([.CB80]&lt;1;(1+(59*(1-[.CB80])))*[.$A$39]+[.$A$88];0)" office:value-type="float" office:value="0" calcext:value-type="float">
            <text:p>0</text:p>
          </table:table-cell>
          <table:table-cell table:style-name="ce11" table:formula="of:=IF([.CC80]&lt;1;(1+(59*(1-[.CC80])))*[.$A$39]+[.$A$88];0)" office:value-type="float" office:value="0" calcext:value-type="float">
            <text:p>0</text:p>
          </table:table-cell>
          <table:table-cell table:style-name="ce11" table:formula="of:=IF([.CD80]&lt;1;(1+(59*(1-[.CD80])))*[.$A$39]+[.$A$88];0)" office:value-type="float" office:value="0" calcext:value-type="float">
            <text:p>0</text:p>
          </table:table-cell>
          <table:table-cell table:style-name="ce11" table:formula="of:=IF([.CE80]&lt;1;(1+(59*(1-[.CE80])))*[.$A$39]+[.$A$88];0)" office:value-type="float" office:value="0" calcext:value-type="float">
            <text:p>0</text:p>
          </table:table-cell>
          <table:table-cell table:style-name="ce11" table:formula="of:=IF([.CF80]&lt;1;(1+(59*(1-[.CF80])))*[.$A$39]+[.$A$88];0)" office:value-type="float" office:value="0" calcext:value-type="float">
            <text:p>0</text:p>
          </table:table-cell>
          <table:table-cell table:style-name="ce11" table:formula="of:=IF([.CG80]&lt;1;(1+(59*(1-[.CG80])))*[.$A$39]+[.$A$88];0)" office:value-type="float" office:value="0" calcext:value-type="float">
            <text:p>0</text:p>
          </table:table-cell>
          <table:table-cell table:style-name="ce11" table:formula="of:=IF([.CH80]&lt;1;(1+(59*(1-[.CH80])))*[.$A$39]+[.$A$88];0)" office:value-type="float" office:value="0" calcext:value-type="float">
            <text:p>0</text:p>
          </table:table-cell>
          <table:table-cell table:style-name="ce11" table:formula="of:=IF([.CI80]&lt;1;(1+(59*(1-[.CI80])))*[.$A$39]+[.$A$88];0)" office:value-type="float" office:value="0" calcext:value-type="float">
            <text:p>0</text:p>
          </table:table-cell>
          <table:table-cell table:style-name="ce11" table:formula="of:=IF([.CJ80]&lt;1;(1+(59*(1-[.CJ80])))*[.$A$39]+[.$A$88];0)" office:value-type="float" office:value="0" calcext:value-type="float">
            <text:p>0</text:p>
          </table:table-cell>
          <table:table-cell table:style-name="ce11" table:formula="of:=IF([.CK80]&lt;1;(1+(59*(1-[.CK80])))*[.$A$39]+[.$A$88];0)" office:value-type="float" office:value="0" calcext:value-type="float">
            <text:p>0</text:p>
          </table:table-cell>
          <table:table-cell table:style-name="ce11" table:formula="of:=IF([.CL80]&lt;1;(1+(59*(1-[.CL80])))*[.$A$39]+[.$A$88];0)" office:value-type="float" office:value="0" calcext:value-type="float">
            <text:p>0</text:p>
          </table:table-cell>
          <table:table-cell table:style-name="ce11" table:formula="of:=IF([.CM80]&lt;1;(1+(59*(1-[.CM80])))*[.$A$39]+[.$A$88];0)" office:value-type="float" office:value="0" calcext:value-type="float">
            <text:p>0</text:p>
          </table:table-cell>
          <table:table-cell table:style-name="ce11" table:formula="of:=IF([.CN80]&lt;1;(1+(59*(1-[.CN80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1]&lt;1;(1+(59*(1-[.A81])))*[.$A$39]+[.$A$88];0)" office:value-type="float" office:value="178" calcext:value-type="float">
            <text:p>178</text:p>
          </table:table-cell>
          <table:table-cell table:style-name="ce11" table:formula="of:=IF([.B81]&lt;1;(1+(59*(1-[.B81])))*[.$A$39]+[.$A$88];0)" office:value-type="float" office:value="160.458110857453" calcext:value-type="float">
            <text:p>160</text:p>
          </table:table-cell>
          <table:table-cell table:style-name="ce11" table:formula="of:=IF([.C81]&lt;1;(1+(59*(1-[.C81])))*[.$A$39]+[.$A$88];0)" office:value-type="float" office:value="144.158562043172" calcext:value-type="float">
            <text:p>144</text:p>
          </table:table-cell>
          <table:table-cell table:style-name="ce11" table:formula="of:=IF([.D81]&lt;1;(1+(59*(1-[.D81])))*[.$A$39]+[.$A$88];0)" office:value-type="float" office:value="129.266450932711" calcext:value-type="float">
            <text:p>129</text:p>
          </table:table-cell>
          <table:table-cell table:style-name="ce11" table:formula="of:=IF([.E81]&lt;1;(1+(59*(1-[.E81])))*[.$A$39]+[.$A$88];0)" office:value-type="float" office:value="115.91006900788" calcext:value-type="float">
            <text:p>116</text:p>
          </table:table-cell>
          <table:table-cell table:style-name="ce11" table:formula="of:=IF([.F81]&lt;1;(1+(59*(1-[.F81])))*[.$A$39]+[.$A$88];0)" office:value-type="float" office:value="104.172688221051" calcext:value-type="float">
            <text:p>104</text:p>
          </table:table-cell>
          <table:table-cell table:style-name="ce11" table:formula="of:=IF([.G81]&lt;1;(1+(59*(1-[.G81])))*[.$A$39]+[.$A$88];0)" office:value-type="float" office:value="94.0866257056423" calcext:value-type="float">
            <text:p>94</text:p>
          </table:table-cell>
          <table:table-cell table:style-name="ce11" table:formula="of:=IF([.H81]&lt;1;(1+(59*(1-[.H81])))*[.$A$39]+[.$A$88];0)" office:value-type="float" office:value="85.6305078679709" calcext:value-type="float">
            <text:p>86</text:p>
          </table:table-cell>
          <table:table-cell table:style-name="ce11" table:formula="of:=IF([.I81]&lt;1;(1+(59*(1-[.I81])))*[.$A$39]+[.$A$88];0)" office:value-type="float" office:value="78.7304293145061" calcext:value-type="float">
            <text:p>79</text:p>
          </table:table-cell>
          <table:table-cell table:style-name="ce11" table:formula="of:=IF([.J81]&lt;1;(1+(59*(1-[.J81])))*[.$A$39]+[.$A$88];0)" office:value-type="float" office:value="73.265306954036" calcext:value-type="float">
            <text:p>73</text:p>
          </table:table-cell>
          <table:table-cell table:style-name="ce11" table:formula="of:=IF([.K81]&lt;1;(1+(59*(1-[.K81])))*[.$A$39]+[.$A$88];0)" office:value-type="float" office:value="69.0761953140559" calcext:value-type="float">
            <text:p>69</text:p>
          </table:table-cell>
          <table:table-cell table:style-name="ce11" table:formula="of:=IF([.L81]&lt;1;(1+(59*(1-[.L81])))*[.$A$39]+[.$A$88];0)" office:value-type="float" office:value="65.978731020338" calcext:value-type="float">
            <text:p>66</text:p>
          </table:table-cell>
          <table:table-cell table:style-name="ce11" table:formula="of:=IF([.M81]&lt;1;(1+(59*(1-[.M81])))*[.$A$39]+[.$A$88];0)" office:value-type="float" office:value="63.777328153275" calcext:value-type="float">
            <text:p>64</text:p>
          </table:table-cell>
          <table:table-cell table:style-name="ce11" table:formula="of:=IF([.N81]&lt;1;(1+(59*(1-[.N81])))*[.$A$39]+[.$A$88];0)" office:value-type="float" office:value="62.2793865743988" calcext:value-type="float">
            <text:p>62</text:p>
          </table:table-cell>
          <table:table-cell table:style-name="ce11" table:formula="of:=IF([.O81]&lt;1;(1+(59*(1-[.O81])))*[.$A$39]+[.$A$88];0)" office:value-type="float" office:value="61.3077194507115" calcext:value-type="float">
            <text:p>61</text:p>
          </table:table-cell>
          <table:table-cell table:style-name="ce11" table:formula="of:=IF([.P81]&lt;1;(1+(59*(1-[.P81])))*[.$A$39]+[.$A$88];0)" office:value-type="float" office:value="60.7097098626612" calcext:value-type="float">
            <text:p>61</text:p>
          </table:table-cell>
          <table:table-cell table:style-name="ce11" table:formula="of:=IF([.Q81]&lt;1;(1+(59*(1-[.Q81])))*[.$A$39]+[.$A$88];0)" office:value-type="float" office:value="60.362329523989" calcext:value-type="float">
            <text:p>60</text:p>
          </table:table-cell>
          <table:table-cell table:style-name="ce11" table:formula="of:=IF([.R81]&lt;1;(1+(59*(1-[.R81])))*[.$A$39]+[.$A$88];0)" office:value-type="float" office:value="60.1729533166177" calcext:value-type="float">
            <text:p>60</text:p>
          </table:table-cell>
          <table:table-cell table:style-name="ce11" table:formula="of:=IF([.S81]&lt;1;(1+(59*(1-[.S81])))*[.$A$39]+[.$A$88];0)" office:value-type="float" office:value="60.0766719630821" calcext:value-type="float">
            <text:p>60</text:p>
          </table:table-cell>
          <table:table-cell table:style-name="ce11" table:formula="of:=IF([.T81]&lt;1;(1+(59*(1-[.T81])))*[.$A$39]+[.$A$88];0)" office:value-type="float" office:value="60.03133394235" calcext:value-type="float">
            <text:p>60</text:p>
          </table:table-cell>
          <table:table-cell table:style-name="ce11" table:formula="of:=IF([.U81]&lt;1;(1+(59*(1-[.U81])))*[.$A$39]+[.$A$88];0)" office:value-type="float" office:value="60.0117093110499" calcext:value-type="float">
            <text:p>60</text:p>
          </table:table-cell>
          <table:table-cell table:style-name="ce11" table:formula="of:=IF([.V81]&lt;1;(1+(59*(1-[.V81])))*[.$A$39]+[.$A$88];0)" office:value-type="float" office:value="60.0039655120693" calcext:value-type="float">
            <text:p>60</text:p>
          </table:table-cell>
          <table:table-cell table:style-name="ce11" table:formula="of:=IF([.W81]&lt;1;(1+(59*(1-[.W81])))*[.$A$39]+[.$A$88];0)" office:value-type="float" office:value="60.0012051580401" calcext:value-type="float">
            <text:p>60</text:p>
          </table:table-cell>
          <table:table-cell table:style-name="ce11" table:formula="of:=IF([.X81]&lt;1;(1+(59*(1-[.X81])))*[.$A$39]+[.$A$88];0)" office:value-type="float" office:value="60.0003251346098" calcext:value-type="float">
            <text:p>60</text:p>
          </table:table-cell>
          <table:table-cell table:style-name="ce11" table:formula="of:=IF([.Y81]&lt;1;(1+(59*(1-[.Y81])))*[.$A$39]+[.$A$88];0)" office:value-type="float" office:value="60.0000769456939" calcext:value-type="float">
            <text:p>60</text:p>
          </table:table-cell>
          <table:table-cell table:style-name="ce11" table:formula="of:=IF([.Z81]&lt;1;(1+(59*(1-[.Z81])))*[.$A$39]+[.$A$88];0)" office:value-type="float" office:value="60.0000157658558" calcext:value-type="float">
            <text:p>60</text:p>
          </table:table-cell>
          <table:table-cell table:style-name="ce11" table:formula="of:=IF([.AA81]&lt;1;(1+(59*(1-[.AA81])))*[.$A$39]+[.$A$88];0)" office:value-type="float" office:value="60.0000027567927" calcext:value-type="float">
            <text:p>60</text:p>
          </table:table-cell>
          <table:table-cell table:style-name="ce11" table:formula="of:=IF([.AB81]&lt;1;(1+(59*(1-[.AB81])))*[.$A$39]+[.$A$88];0)" office:value-type="float" office:value="60.0000004049107" calcext:value-type="float">
            <text:p>60</text:p>
          </table:table-cell>
          <table:table-cell table:style-name="ce11" table:formula="of:=IF([.AC81]&lt;1;(1+(59*(1-[.AC81])))*[.$A$39]+[.$A$88];0)" office:value-type="float" office:value="60.0000000490919" calcext:value-type="float">
            <text:p>60</text:p>
          </table:table-cell>
          <table:table-cell table:style-name="ce11" table:formula="of:=IF([.AD81]&lt;1;(1+(59*(1-[.AD81])))*[.$A$39]+[.$A$88];0)" office:value-type="float" office:value="60.0000000048198" calcext:value-type="float">
            <text:p>60</text:p>
          </table:table-cell>
          <table:table-cell table:style-name="ce11" table:formula="of:=IF([.AE81]&lt;1;(1+(59*(1-[.AE81])))*[.$A$39]+[.$A$88];0)" office:value-type="float" office:value="60.0000000003752" calcext:value-type="float">
            <text:p>60</text:p>
          </table:table-cell>
          <table:table-cell table:style-name="ce11" table:formula="of:=IF([.AF81]&lt;1;(1+(59*(1-[.AF81])))*[.$A$39]+[.$A$88];0)" office:value-type="float" office:value="60.0000000000226" calcext:value-type="float">
            <text:p>60</text:p>
          </table:table-cell>
          <table:table-cell table:style-name="ce11" table:formula="of:=IF([.AG81]&lt;1;(1+(59*(1-[.AG81])))*[.$A$39]+[.$A$88];0)" office:value-type="float" office:value="0" calcext:value-type="float">
            <text:p>0</text:p>
          </table:table-cell>
          <table:table-cell table:style-name="ce11" table:formula="of:=IF([.AH81]&lt;1;(1+(59*(1-[.AH81])))*[.$A$39]+[.$A$88];0)" office:value-type="float" office:value="0" calcext:value-type="float">
            <text:p>0</text:p>
          </table:table-cell>
          <table:table-cell table:style-name="ce11" table:formula="of:=IF([.AI81]&lt;1;(1+(59*(1-[.AI81])))*[.$A$39]+[.$A$88];0)" office:value-type="float" office:value="0" calcext:value-type="float">
            <text:p>0</text:p>
          </table:table-cell>
          <table:table-cell table:style-name="ce11" table:formula="of:=IF([.AJ81]&lt;1;(1+(59*(1-[.AJ81])))*[.$A$39]+[.$A$88];0)" office:value-type="float" office:value="0" calcext:value-type="float">
            <text:p>0</text:p>
          </table:table-cell>
          <table:table-cell table:style-name="ce11" table:formula="of:=IF([.AK81]&lt;1;(1+(59*(1-[.AK81])))*[.$A$39]+[.$A$88];0)" office:value-type="float" office:value="0" calcext:value-type="float">
            <text:p>0</text:p>
          </table:table-cell>
          <table:table-cell table:style-name="ce11" table:formula="of:=IF([.AL81]&lt;1;(1+(59*(1-[.AL81])))*[.$A$39]+[.$A$88];0)" office:value-type="float" office:value="0" calcext:value-type="float">
            <text:p>0</text:p>
          </table:table-cell>
          <table:table-cell table:style-name="ce11" table:formula="of:=IF([.AM81]&lt;1;(1+(59*(1-[.AM81])))*[.$A$39]+[.$A$88];0)" office:value-type="float" office:value="0" calcext:value-type="float">
            <text:p>0</text:p>
          </table:table-cell>
          <table:table-cell table:style-name="ce11" table:formula="of:=IF([.AN81]&lt;1;(1+(59*(1-[.AN81])))*[.$A$39]+[.$A$88];0)" office:value-type="float" office:value="0" calcext:value-type="float">
            <text:p>0</text:p>
          </table:table-cell>
          <table:table-cell table:style-name="ce11" table:formula="of:=IF([.AO81]&lt;1;(1+(59*(1-[.AO81])))*[.$A$39]+[.$A$88];0)" office:value-type="float" office:value="0" calcext:value-type="float">
            <text:p>0</text:p>
          </table:table-cell>
          <table:table-cell table:style-name="ce11" table:formula="of:=IF([.AP81]&lt;1;(1+(59*(1-[.AP81])))*[.$A$39]+[.$A$88];0)" office:value-type="float" office:value="0" calcext:value-type="float">
            <text:p>0</text:p>
          </table:table-cell>
          <table:table-cell table:style-name="ce11" table:formula="of:=IF([.AQ81]&lt;1;(1+(59*(1-[.AQ81])))*[.$A$39]+[.$A$88];0)" office:value-type="float" office:value="0" calcext:value-type="float">
            <text:p>0</text:p>
          </table:table-cell>
          <table:table-cell table:style-name="ce11" table:formula="of:=IF([.AR81]&lt;1;(1+(59*(1-[.AR81])))*[.$A$39]+[.$A$88];0)" office:value-type="float" office:value="0" calcext:value-type="float">
            <text:p>0</text:p>
          </table:table-cell>
          <table:table-cell table:style-name="ce11" table:formula="of:=IF([.AS81]&lt;1;(1+(59*(1-[.AS81])))*[.$A$39]+[.$A$88];0)" office:value-type="float" office:value="0" calcext:value-type="float">
            <text:p>0</text:p>
          </table:table-cell>
          <table:table-cell table:style-name="ce11" table:formula="of:=IF([.AT81]&lt;1;(1+(59*(1-[.AT81])))*[.$A$39]+[.$A$88];0)" office:value-type="float" office:value="0" calcext:value-type="float">
            <text:p>0</text:p>
          </table:table-cell>
          <table:table-cell table:style-name="ce11" table:formula="of:=IF([.AU81]&lt;1;(1+(59*(1-[.AU81])))*[.$A$39]+[.$A$88];0)" office:value-type="float" office:value="0" calcext:value-type="float">
            <text:p>0</text:p>
          </table:table-cell>
          <table:table-cell table:style-name="ce11" table:formula="of:=IF([.AV81]&lt;1;(1+(59*(1-[.AV81])))*[.$A$39]+[.$A$88];0)" office:value-type="float" office:value="0" calcext:value-type="float">
            <text:p>0</text:p>
          </table:table-cell>
          <table:table-cell table:style-name="ce11" table:formula="of:=IF([.AW81]&lt;1;(1+(59*(1-[.AW81])))*[.$A$39]+[.$A$88];0)" office:value-type="float" office:value="0" calcext:value-type="float">
            <text:p>0</text:p>
          </table:table-cell>
          <table:table-cell table:style-name="ce11" table:formula="of:=IF([.AX81]&lt;1;(1+(59*(1-[.AX81])))*[.$A$39]+[.$A$88];0)" office:value-type="float" office:value="0" calcext:value-type="float">
            <text:p>0</text:p>
          </table:table-cell>
          <table:table-cell table:style-name="ce11" table:formula="of:=IF([.AY81]&lt;1;(1+(59*(1-[.AY81])))*[.$A$39]+[.$A$88];0)" office:value-type="float" office:value="0" calcext:value-type="float">
            <text:p>0</text:p>
          </table:table-cell>
          <table:table-cell table:style-name="ce11" table:formula="of:=IF([.AZ81]&lt;1;(1+(59*(1-[.AZ81])))*[.$A$39]+[.$A$88];0)" office:value-type="float" office:value="0" calcext:value-type="float">
            <text:p>0</text:p>
          </table:table-cell>
          <table:table-cell table:style-name="ce11" table:formula="of:=IF([.BA81]&lt;1;(1+(59*(1-[.BA81])))*[.$A$39]+[.$A$88];0)" office:value-type="float" office:value="0" calcext:value-type="float">
            <text:p>0</text:p>
          </table:table-cell>
          <table:table-cell table:style-name="ce11" table:formula="of:=IF([.BB81]&lt;1;(1+(59*(1-[.BB81])))*[.$A$39]+[.$A$88];0)" office:value-type="float" office:value="0" calcext:value-type="float">
            <text:p>0</text:p>
          </table:table-cell>
          <table:table-cell table:style-name="ce11" table:formula="of:=IF([.BC81]&lt;1;(1+(59*(1-[.BC81])))*[.$A$39]+[.$A$88];0)" office:value-type="float" office:value="0" calcext:value-type="float">
            <text:p>0</text:p>
          </table:table-cell>
          <table:table-cell table:style-name="ce11" table:formula="of:=IF([.BD81]&lt;1;(1+(59*(1-[.BD81])))*[.$A$39]+[.$A$88];0)" office:value-type="float" office:value="0" calcext:value-type="float">
            <text:p>0</text:p>
          </table:table-cell>
          <table:table-cell table:style-name="ce11" table:formula="of:=IF([.BE81]&lt;1;(1+(59*(1-[.BE81])))*[.$A$39]+[.$A$88];0)" office:value-type="float" office:value="0" calcext:value-type="float">
            <text:p>0</text:p>
          </table:table-cell>
          <table:table-cell table:style-name="ce11" table:formula="of:=IF([.BF81]&lt;1;(1+(59*(1-[.BF81])))*[.$A$39]+[.$A$88];0)" office:value-type="float" office:value="0" calcext:value-type="float">
            <text:p>0</text:p>
          </table:table-cell>
          <table:table-cell table:style-name="ce11" table:formula="of:=IF([.BG81]&lt;1;(1+(59*(1-[.BG81])))*[.$A$39]+[.$A$88];0)" office:value-type="float" office:value="0" calcext:value-type="float">
            <text:p>0</text:p>
          </table:table-cell>
          <table:table-cell table:style-name="ce11" table:formula="of:=IF([.BH81]&lt;1;(1+(59*(1-[.BH81])))*[.$A$39]+[.$A$88];0)" office:value-type="float" office:value="0" calcext:value-type="float">
            <text:p>0</text:p>
          </table:table-cell>
          <table:table-cell table:style-name="ce11" table:formula="of:=IF([.BI81]&lt;1;(1+(59*(1-[.BI81])))*[.$A$39]+[.$A$88];0)" office:value-type="float" office:value="0" calcext:value-type="float">
            <text:p>0</text:p>
          </table:table-cell>
          <table:table-cell table:style-name="ce11" table:formula="of:=IF([.BJ81]&lt;1;(1+(59*(1-[.BJ81])))*[.$A$39]+[.$A$88];0)" office:value-type="float" office:value="0" calcext:value-type="float">
            <text:p>0</text:p>
          </table:table-cell>
          <table:table-cell table:style-name="ce11" table:formula="of:=IF([.BK81]&lt;1;(1+(59*(1-[.BK81])))*[.$A$39]+[.$A$88];0)" office:value-type="float" office:value="0" calcext:value-type="float">
            <text:p>0</text:p>
          </table:table-cell>
          <table:table-cell table:style-name="ce11" table:formula="of:=IF([.BL81]&lt;1;(1+(59*(1-[.BL81])))*[.$A$39]+[.$A$88];0)" office:value-type="float" office:value="0" calcext:value-type="float">
            <text:p>0</text:p>
          </table:table-cell>
          <table:table-cell table:style-name="ce11" table:formula="of:=IF([.BM81]&lt;1;(1+(59*(1-[.BM81])))*[.$A$39]+[.$A$88];0)" office:value-type="float" office:value="0" calcext:value-type="float">
            <text:p>0</text:p>
          </table:table-cell>
          <table:table-cell table:style-name="ce11" table:formula="of:=IF([.BN81]&lt;1;(1+(59*(1-[.BN81])))*[.$A$39]+[.$A$88];0)" office:value-type="float" office:value="0" calcext:value-type="float">
            <text:p>0</text:p>
          </table:table-cell>
          <table:table-cell table:style-name="ce11" table:formula="of:=IF([.BO81]&lt;1;(1+(59*(1-[.BO81])))*[.$A$39]+[.$A$88];0)" office:value-type="float" office:value="0" calcext:value-type="float">
            <text:p>0</text:p>
          </table:table-cell>
          <table:table-cell table:style-name="ce11" table:formula="of:=IF([.BP81]&lt;1;(1+(59*(1-[.BP81])))*[.$A$39]+[.$A$88];0)" office:value-type="float" office:value="0" calcext:value-type="float">
            <text:p>0</text:p>
          </table:table-cell>
          <table:table-cell table:style-name="ce11" table:formula="of:=IF([.BQ81]&lt;1;(1+(59*(1-[.BQ81])))*[.$A$39]+[.$A$88];0)" office:value-type="float" office:value="0" calcext:value-type="float">
            <text:p>0</text:p>
          </table:table-cell>
          <table:table-cell table:style-name="ce11" table:formula="of:=IF([.BR81]&lt;1;(1+(59*(1-[.BR81])))*[.$A$39]+[.$A$88];0)" office:value-type="float" office:value="0" calcext:value-type="float">
            <text:p>0</text:p>
          </table:table-cell>
          <table:table-cell table:style-name="ce11" table:formula="of:=IF([.BS81]&lt;1;(1+(59*(1-[.BS81])))*[.$A$39]+[.$A$88];0)" office:value-type="float" office:value="0" calcext:value-type="float">
            <text:p>0</text:p>
          </table:table-cell>
          <table:table-cell table:style-name="ce11" table:formula="of:=IF([.BT81]&lt;1;(1+(59*(1-[.BT81])))*[.$A$39]+[.$A$88];0)" office:value-type="float" office:value="0" calcext:value-type="float">
            <text:p>0</text:p>
          </table:table-cell>
          <table:table-cell table:style-name="ce11" table:formula="of:=IF([.BU81]&lt;1;(1+(59*(1-[.BU81])))*[.$A$39]+[.$A$88];0)" office:value-type="float" office:value="0" calcext:value-type="float">
            <text:p>0</text:p>
          </table:table-cell>
          <table:table-cell table:style-name="ce11" table:formula="of:=IF([.BV81]&lt;1;(1+(59*(1-[.BV81])))*[.$A$39]+[.$A$88];0)" office:value-type="float" office:value="0" calcext:value-type="float">
            <text:p>0</text:p>
          </table:table-cell>
          <table:table-cell table:style-name="ce11" table:formula="of:=IF([.BW81]&lt;1;(1+(59*(1-[.BW81])))*[.$A$39]+[.$A$88];0)" office:value-type="float" office:value="0" calcext:value-type="float">
            <text:p>0</text:p>
          </table:table-cell>
          <table:table-cell table:style-name="ce11" table:formula="of:=IF([.BX81]&lt;1;(1+(59*(1-[.BX81])))*[.$A$39]+[.$A$88];0)" office:value-type="float" office:value="0" calcext:value-type="float">
            <text:p>0</text:p>
          </table:table-cell>
          <table:table-cell table:style-name="ce11" table:formula="of:=IF([.BY81]&lt;1;(1+(59*(1-[.BY81])))*[.$A$39]+[.$A$88];0)" office:value-type="float" office:value="0" calcext:value-type="float">
            <text:p>0</text:p>
          </table:table-cell>
          <table:table-cell table:style-name="ce11" table:formula="of:=IF([.BZ81]&lt;1;(1+(59*(1-[.BZ81])))*[.$A$39]+[.$A$88];0)" office:value-type="float" office:value="0" calcext:value-type="float">
            <text:p>0</text:p>
          </table:table-cell>
          <table:table-cell table:style-name="ce11" table:formula="of:=IF([.CA81]&lt;1;(1+(59*(1-[.CA81])))*[.$A$39]+[.$A$88];0)" office:value-type="float" office:value="0" calcext:value-type="float">
            <text:p>0</text:p>
          </table:table-cell>
          <table:table-cell table:style-name="ce11" table:formula="of:=IF([.CB81]&lt;1;(1+(59*(1-[.CB81])))*[.$A$39]+[.$A$88];0)" office:value-type="float" office:value="0" calcext:value-type="float">
            <text:p>0</text:p>
          </table:table-cell>
          <table:table-cell table:style-name="ce11" table:formula="of:=IF([.CC81]&lt;1;(1+(59*(1-[.CC81])))*[.$A$39]+[.$A$88];0)" office:value-type="float" office:value="0" calcext:value-type="float">
            <text:p>0</text:p>
          </table:table-cell>
          <table:table-cell table:style-name="ce11" table:formula="of:=IF([.CD81]&lt;1;(1+(59*(1-[.CD81])))*[.$A$39]+[.$A$88];0)" office:value-type="float" office:value="0" calcext:value-type="float">
            <text:p>0</text:p>
          </table:table-cell>
          <table:table-cell table:style-name="ce11" table:formula="of:=IF([.CE81]&lt;1;(1+(59*(1-[.CE81])))*[.$A$39]+[.$A$88];0)" office:value-type="float" office:value="0" calcext:value-type="float">
            <text:p>0</text:p>
          </table:table-cell>
          <table:table-cell table:style-name="ce11" table:formula="of:=IF([.CF81]&lt;1;(1+(59*(1-[.CF81])))*[.$A$39]+[.$A$88];0)" office:value-type="float" office:value="0" calcext:value-type="float">
            <text:p>0</text:p>
          </table:table-cell>
          <table:table-cell table:style-name="ce11" table:formula="of:=IF([.CG81]&lt;1;(1+(59*(1-[.CG81])))*[.$A$39]+[.$A$88];0)" office:value-type="float" office:value="0" calcext:value-type="float">
            <text:p>0</text:p>
          </table:table-cell>
          <table:table-cell table:style-name="ce11" table:formula="of:=IF([.CH81]&lt;1;(1+(59*(1-[.CH81])))*[.$A$39]+[.$A$88];0)" office:value-type="float" office:value="0" calcext:value-type="float">
            <text:p>0</text:p>
          </table:table-cell>
          <table:table-cell table:style-name="ce11" table:formula="of:=IF([.CI81]&lt;1;(1+(59*(1-[.CI81])))*[.$A$39]+[.$A$88];0)" office:value-type="float" office:value="0" calcext:value-type="float">
            <text:p>0</text:p>
          </table:table-cell>
          <table:table-cell table:style-name="ce11" table:formula="of:=IF([.CJ81]&lt;1;(1+(59*(1-[.CJ81])))*[.$A$39]+[.$A$88];0)" office:value-type="float" office:value="0" calcext:value-type="float">
            <text:p>0</text:p>
          </table:table-cell>
          <table:table-cell table:style-name="ce11" table:formula="of:=IF([.CK81]&lt;1;(1+(59*(1-[.CK81])))*[.$A$39]+[.$A$88];0)" office:value-type="float" office:value="0" calcext:value-type="float">
            <text:p>0</text:p>
          </table:table-cell>
          <table:table-cell table:style-name="ce11" table:formula="of:=IF([.CL81]&lt;1;(1+(59*(1-[.CL81])))*[.$A$39]+[.$A$88];0)" office:value-type="float" office:value="0" calcext:value-type="float">
            <text:p>0</text:p>
          </table:table-cell>
          <table:table-cell table:style-name="ce11" table:formula="of:=IF([.CM81]&lt;1;(1+(59*(1-[.CM81])))*[.$A$39]+[.$A$88];0)" office:value-type="float" office:value="0" calcext:value-type="float">
            <text:p>0</text:p>
          </table:table-cell>
          <table:table-cell table:style-name="ce11" table:formula="of:=IF([.CN81]&lt;1;(1+(59*(1-[.CN81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2]&lt;1;(1+(59*(1-[.A82])))*[.$A$39]+[.$A$88];0)" office:value-type="float" office:value="119" calcext:value-type="float">
            <text:p>119</text:p>
          </table:table-cell>
          <table:table-cell table:style-name="ce11" table:formula="of:=IF([.B82]&lt;1;(1+(59*(1-[.B82])))*[.$A$39]+[.$A$88];0)" office:value-type="float" office:value="106.865365848733" calcext:value-type="float">
            <text:p>107</text:p>
          </table:table-cell>
          <table:table-cell table:style-name="ce11" table:formula="of:=IF([.C82]&lt;1;(1+(59*(1-[.C82])))*[.$A$39]+[.$A$88];0)" office:value-type="float" office:value="96.3791051098274" calcext:value-type="float">
            <text:p>96</text:p>
          </table:table-cell>
          <table:table-cell table:style-name="ce11" table:formula="of:=IF([.D82]&lt;1;(1+(59*(1-[.D82])))*[.$A$39]+[.$A$88];0)" office:value-type="float" office:value="87.532903438543" calcext:value-type="float">
            <text:p>88</text:p>
          </table:table-cell>
          <table:table-cell table:style-name="ce11" table:formula="of:=IF([.E82]&lt;1;(1+(59*(1-[.E82])))*[.$A$39]+[.$A$88];0)" office:value-type="float" office:value="80.265252142081" calcext:value-type="float">
            <text:p>80</text:p>
          </table:table-cell>
          <table:table-cell table:style-name="ce11" table:formula="of:=IF([.F82]&lt;1;(1+(59*(1-[.F82])))*[.$A$39]+[.$A$88];0)" office:value-type="float" office:value="74.465785186628" calcext:value-type="float">
            <text:p>74</text:p>
          </table:table-cell>
          <table:table-cell table:style-name="ce11" table:formula="of:=IF([.G82]&lt;1;(1+(59*(1-[.G82])))*[.$A$39]+[.$A$88];0)" office:value-type="float" office:value="69.9836882578922" calcext:value-type="float">
            <text:p>70</text:p>
          </table:table-cell>
          <table:table-cell table:style-name="ce11" table:formula="of:=IF([.H82]&lt;1;(1+(59*(1-[.H82])))*[.$A$39]+[.$A$88];0)" office:value-type="float" office:value="66.6394929125296" calcext:value-type="float">
            <text:p>67</text:p>
          </table:table-cell>
          <table:table-cell table:style-name="ce11" table:formula="of:=IF([.I82]&lt;1;(1+(59*(1-[.I82])))*[.$A$39]+[.$A$88];0)" office:value-type="float" office:value="64.2389979021805" calcext:value-type="float">
            <text:p>64</text:p>
          </table:table-cell>
          <table:table-cell table:style-name="ce11" table:formula="of:=IF([.J82]&lt;1;(1+(59*(1-[.J82])))*[.$A$39]+[.$A$88];0)" office:value-type="float" office:value="62.5876427691267" calcext:value-type="float">
            <text:p>63</text:p>
          </table:table-cell>
          <table:table-cell table:style-name="ce11" table:formula="of:=IF([.K82]&lt;1;(1+(59*(1-[.K82])))*[.$A$39]+[.$A$88];0)" office:value-type="float" office:value="61.5035211841054" calcext:value-type="float">
            <text:p>62</text:p>
          </table:table-cell>
          <table:table-cell table:style-name="ce11" table:formula="of:=IF([.L82]&lt;1;(1+(59*(1-[.L82])))*[.$A$39]+[.$A$88];0)" office:value-type="float" office:value="60.8274377019965" calcext:value-type="float">
            <text:p>61</text:p>
          </table:table-cell>
          <table:table-cell table:style-name="ce11" table:formula="of:=IF([.M82]&lt;1;(1+(59*(1-[.M82])))*[.$A$39]+[.$A$88];0)" office:value-type="float" office:value="60.4289667543402" calcext:value-type="float">
            <text:p>60</text:p>
          </table:table-cell>
          <table:table-cell table:style-name="ce11" table:formula="of:=IF([.N82]&lt;1;(1+(59*(1-[.N82])))*[.$A$39]+[.$A$88];0)" office:value-type="float" office:value="60.2082479799017" calcext:value-type="float">
            <text:p>60</text:p>
          </table:table-cell>
          <table:table-cell table:style-name="ce11" table:formula="of:=IF([.O82]&lt;1;(1+(59*(1-[.O82])))*[.$A$39]+[.$A$88];0)" office:value-type="float" office:value="60.0940488903461" calcext:value-type="float">
            <text:p>60</text:p>
          </table:table-cell>
          <table:table-cell table:style-name="ce11" table:formula="of:=IF([.P82]&lt;1;(1+(59*(1-[.P82])))*[.$A$39]+[.$A$88];0)" office:value-type="float" office:value="60.0392286933108" calcext:value-type="float">
            <text:p>60</text:p>
          </table:table-cell>
          <table:table-cell table:style-name="ce11" table:formula="of:=IF([.Q82]&lt;1;(1+(59*(1-[.Q82])))*[.$A$39]+[.$A$88];0)" office:value-type="float" office:value="60.0149926714961" calcext:value-type="float">
            <text:p>60</text:p>
          </table:table-cell>
          <table:table-cell table:style-name="ce11" table:formula="of:=IF([.R82]&lt;1;(1+(59*(1-[.R82])))*[.$A$39]+[.$A$88];0)" office:value-type="float" office:value="60.0052045325215" calcext:value-type="float">
            <text:p>60</text:p>
          </table:table-cell>
          <table:table-cell table:style-name="ce11" table:formula="of:=IF([.S82]&lt;1;(1+(59*(1-[.S82])))*[.$A$39]+[.$A$88];0)" office:value-type="float" office:value="60.0016253043516" calcext:value-type="float">
            <text:p>60</text:p>
          </table:table-cell>
          <table:table-cell table:style-name="ce11" table:formula="of:=IF([.T82]&lt;1;(1+(59*(1-[.T82])))*[.$A$39]+[.$A$88];0)" office:value-type="float" office:value="60.0004517966089" calcext:value-type="float">
            <text:p>60</text:p>
          </table:table-cell>
          <table:table-cell table:style-name="ce11" table:formula="of:=IF([.U82]&lt;1;(1+(59*(1-[.U82])))*[.$A$39]+[.$A$88];0)" office:value-type="float" office:value="60.0001104974008" calcext:value-type="float">
            <text:p>60</text:p>
          </table:table-cell>
          <table:table-cell table:style-name="ce11" table:formula="of:=IF([.V82]&lt;1;(1+(59*(1-[.V82])))*[.$A$39]+[.$A$88];0)" office:value-type="float" office:value="60.000023474809" calcext:value-type="float">
            <text:p>60</text:p>
          </table:table-cell>
          <table:table-cell table:style-name="ce11" table:formula="of:=IF([.W82]&lt;1;(1+(59*(1-[.W82])))*[.$A$39]+[.$A$88];0)" office:value-type="float" office:value="60.0000042714672" calcext:value-type="float">
            <text:p>60</text:p>
          </table:table-cell>
          <table:table-cell table:style-name="ce11" table:formula="of:=IF([.X82]&lt;1;(1+(59*(1-[.X82])))*[.$A$39]+[.$A$88];0)" office:value-type="float" office:value="60.0000006554651" calcext:value-type="float">
            <text:p>60</text:p>
          </table:table-cell>
          <table:table-cell table:style-name="ce11" table:formula="of:=IF([.Y82]&lt;1;(1+(59*(1-[.Y82])))*[.$A$39]+[.$A$88];0)" office:value-type="float" office:value="60.000000083391" calcext:value-type="float">
            <text:p>60</text:p>
          </table:table-cell>
          <table:table-cell table:style-name="ce11" table:formula="of:=IF([.Z82]&lt;1;(1+(59*(1-[.Z82])))*[.$A$39]+[.$A$88];0)" office:value-type="float" office:value="60.0000000086327" calcext:value-type="float">
            <text:p>60</text:p>
          </table:table-cell>
          <table:table-cell table:style-name="ce11" table:formula="of:=IF([.AA82]&lt;1;(1+(59*(1-[.AA82])))*[.$A$39]+[.$A$88];0)" office:value-type="float" office:value="60.0000000007123" calcext:value-type="float">
            <text:p>60</text:p>
          </table:table-cell>
          <table:table-cell table:style-name="ce11" table:formula="of:=IF([.AB82]&lt;1;(1+(59*(1-[.AB82])))*[.$A$39]+[.$A$88];0)" office:value-type="float" office:value="60.0000000000458" calcext:value-type="float">
            <text:p>60</text:p>
          </table:table-cell>
          <table:table-cell table:style-name="ce11" table:formula="of:=IF([.AC82]&lt;1;(1+(59*(1-[.AC82])))*[.$A$39]+[.$A$88];0)" office:value-type="float" office:value="60.0000000000022" calcext:value-type="float">
            <text:p>60</text:p>
          </table:table-cell>
          <table:table-cell table:style-name="ce11" table:formula="of:=IF([.AD82]&lt;1;(1+(59*(1-[.AD82])))*[.$A$39]+[.$A$88];0)" office:value-type="float" office:value="0" calcext:value-type="float">
            <text:p>0</text:p>
          </table:table-cell>
          <table:table-cell table:style-name="ce11" table:formula="of:=IF([.AE82]&lt;1;(1+(59*(1-[.AE82])))*[.$A$39]+[.$A$88];0)" office:value-type="float" office:value="0" calcext:value-type="float">
            <text:p>0</text:p>
          </table:table-cell>
          <table:table-cell table:style-name="ce11" table:formula="of:=IF([.AF82]&lt;1;(1+(59*(1-[.AF82])))*[.$A$39]+[.$A$88];0)" office:value-type="float" office:value="0" calcext:value-type="float">
            <text:p>0</text:p>
          </table:table-cell>
          <table:table-cell table:style-name="ce11" table:formula="of:=IF([.AG82]&lt;1;(1+(59*(1-[.AG82])))*[.$A$39]+[.$A$88];0)" office:value-type="float" office:value="0" calcext:value-type="float">
            <text:p>0</text:p>
          </table:table-cell>
          <table:table-cell table:style-name="ce11" table:formula="of:=IF([.AH82]&lt;1;(1+(59*(1-[.AH82])))*[.$A$39]+[.$A$88];0)" office:value-type="float" office:value="0" calcext:value-type="float">
            <text:p>0</text:p>
          </table:table-cell>
          <table:table-cell table:style-name="ce11" table:formula="of:=IF([.AI82]&lt;1;(1+(59*(1-[.AI82])))*[.$A$39]+[.$A$88];0)" office:value-type="float" office:value="0" calcext:value-type="float">
            <text:p>0</text:p>
          </table:table-cell>
          <table:table-cell table:style-name="ce11" table:formula="of:=IF([.AJ82]&lt;1;(1+(59*(1-[.AJ82])))*[.$A$39]+[.$A$88];0)" office:value-type="float" office:value="0" calcext:value-type="float">
            <text:p>0</text:p>
          </table:table-cell>
          <table:table-cell table:style-name="ce11" table:formula="of:=IF([.AK82]&lt;1;(1+(59*(1-[.AK82])))*[.$A$39]+[.$A$88];0)" office:value-type="float" office:value="0" calcext:value-type="float">
            <text:p>0</text:p>
          </table:table-cell>
          <table:table-cell table:style-name="ce11" table:formula="of:=IF([.AL82]&lt;1;(1+(59*(1-[.AL82])))*[.$A$39]+[.$A$88];0)" office:value-type="float" office:value="0" calcext:value-type="float">
            <text:p>0</text:p>
          </table:table-cell>
          <table:table-cell table:style-name="ce11" table:formula="of:=IF([.AM82]&lt;1;(1+(59*(1-[.AM82])))*[.$A$39]+[.$A$88];0)" office:value-type="float" office:value="0" calcext:value-type="float">
            <text:p>0</text:p>
          </table:table-cell>
          <table:table-cell table:style-name="ce11" table:formula="of:=IF([.AN82]&lt;1;(1+(59*(1-[.AN82])))*[.$A$39]+[.$A$88];0)" office:value-type="float" office:value="0" calcext:value-type="float">
            <text:p>0</text:p>
          </table:table-cell>
          <table:table-cell table:style-name="ce11" table:formula="of:=IF([.AO82]&lt;1;(1+(59*(1-[.AO82])))*[.$A$39]+[.$A$88];0)" office:value-type="float" office:value="0" calcext:value-type="float">
            <text:p>0</text:p>
          </table:table-cell>
          <table:table-cell table:style-name="ce11" table:formula="of:=IF([.AP82]&lt;1;(1+(59*(1-[.AP82])))*[.$A$39]+[.$A$88];0)" office:value-type="float" office:value="0" calcext:value-type="float">
            <text:p>0</text:p>
          </table:table-cell>
          <table:table-cell table:style-name="ce11" table:formula="of:=IF([.AQ82]&lt;1;(1+(59*(1-[.AQ82])))*[.$A$39]+[.$A$88];0)" office:value-type="float" office:value="0" calcext:value-type="float">
            <text:p>0</text:p>
          </table:table-cell>
          <table:table-cell table:style-name="ce11" table:formula="of:=IF([.AR82]&lt;1;(1+(59*(1-[.AR82])))*[.$A$39]+[.$A$88];0)" office:value-type="float" office:value="0" calcext:value-type="float">
            <text:p>0</text:p>
          </table:table-cell>
          <table:table-cell table:style-name="ce11" table:formula="of:=IF([.AS82]&lt;1;(1+(59*(1-[.AS82])))*[.$A$39]+[.$A$88];0)" office:value-type="float" office:value="0" calcext:value-type="float">
            <text:p>0</text:p>
          </table:table-cell>
          <table:table-cell table:style-name="ce11" table:formula="of:=IF([.AT82]&lt;1;(1+(59*(1-[.AT82])))*[.$A$39]+[.$A$88];0)" office:value-type="float" office:value="0" calcext:value-type="float">
            <text:p>0</text:p>
          </table:table-cell>
          <table:table-cell table:style-name="ce11" table:formula="of:=IF([.AU82]&lt;1;(1+(59*(1-[.AU82])))*[.$A$39]+[.$A$88];0)" office:value-type="float" office:value="0" calcext:value-type="float">
            <text:p>0</text:p>
          </table:table-cell>
          <table:table-cell table:style-name="ce11" table:formula="of:=IF([.AV82]&lt;1;(1+(59*(1-[.AV82])))*[.$A$39]+[.$A$88];0)" office:value-type="float" office:value="0" calcext:value-type="float">
            <text:p>0</text:p>
          </table:table-cell>
          <table:table-cell table:style-name="ce11" table:formula="of:=IF([.AW82]&lt;1;(1+(59*(1-[.AW82])))*[.$A$39]+[.$A$88];0)" office:value-type="float" office:value="0" calcext:value-type="float">
            <text:p>0</text:p>
          </table:table-cell>
          <table:table-cell table:style-name="ce11" table:formula="of:=IF([.AX82]&lt;1;(1+(59*(1-[.AX82])))*[.$A$39]+[.$A$88];0)" office:value-type="float" office:value="0" calcext:value-type="float">
            <text:p>0</text:p>
          </table:table-cell>
          <table:table-cell table:style-name="ce11" table:formula="of:=IF([.AY82]&lt;1;(1+(59*(1-[.AY82])))*[.$A$39]+[.$A$88];0)" office:value-type="float" office:value="0" calcext:value-type="float">
            <text:p>0</text:p>
          </table:table-cell>
          <table:table-cell table:style-name="ce11" table:formula="of:=IF([.AZ82]&lt;1;(1+(59*(1-[.AZ82])))*[.$A$39]+[.$A$88];0)" office:value-type="float" office:value="0" calcext:value-type="float">
            <text:p>0</text:p>
          </table:table-cell>
          <table:table-cell table:style-name="ce11" table:formula="of:=IF([.BA82]&lt;1;(1+(59*(1-[.BA82])))*[.$A$39]+[.$A$88];0)" office:value-type="float" office:value="0" calcext:value-type="float">
            <text:p>0</text:p>
          </table:table-cell>
          <table:table-cell table:style-name="ce11" table:formula="of:=IF([.BB82]&lt;1;(1+(59*(1-[.BB82])))*[.$A$39]+[.$A$88];0)" office:value-type="float" office:value="0" calcext:value-type="float">
            <text:p>0</text:p>
          </table:table-cell>
          <table:table-cell table:style-name="ce11" table:formula="of:=IF([.BC82]&lt;1;(1+(59*(1-[.BC82])))*[.$A$39]+[.$A$88];0)" office:value-type="float" office:value="0" calcext:value-type="float">
            <text:p>0</text:p>
          </table:table-cell>
          <table:table-cell table:style-name="ce11" table:formula="of:=IF([.BD82]&lt;1;(1+(59*(1-[.BD82])))*[.$A$39]+[.$A$88];0)" office:value-type="float" office:value="0" calcext:value-type="float">
            <text:p>0</text:p>
          </table:table-cell>
          <table:table-cell table:style-name="ce11" table:formula="of:=IF([.BE82]&lt;1;(1+(59*(1-[.BE82])))*[.$A$39]+[.$A$88];0)" office:value-type="float" office:value="0" calcext:value-type="float">
            <text:p>0</text:p>
          </table:table-cell>
          <table:table-cell table:style-name="ce11" table:formula="of:=IF([.BF82]&lt;1;(1+(59*(1-[.BF82])))*[.$A$39]+[.$A$88];0)" office:value-type="float" office:value="0" calcext:value-type="float">
            <text:p>0</text:p>
          </table:table-cell>
          <table:table-cell table:style-name="ce11" table:formula="of:=IF([.BG82]&lt;1;(1+(59*(1-[.BG82])))*[.$A$39]+[.$A$88];0)" office:value-type="float" office:value="0" calcext:value-type="float">
            <text:p>0</text:p>
          </table:table-cell>
          <table:table-cell table:style-name="ce11" table:formula="of:=IF([.BH82]&lt;1;(1+(59*(1-[.BH82])))*[.$A$39]+[.$A$88];0)" office:value-type="float" office:value="0" calcext:value-type="float">
            <text:p>0</text:p>
          </table:table-cell>
          <table:table-cell table:style-name="ce11" table:formula="of:=IF([.BI82]&lt;1;(1+(59*(1-[.BI82])))*[.$A$39]+[.$A$88];0)" office:value-type="float" office:value="0" calcext:value-type="float">
            <text:p>0</text:p>
          </table:table-cell>
          <table:table-cell table:style-name="ce11" table:formula="of:=IF([.BJ82]&lt;1;(1+(59*(1-[.BJ82])))*[.$A$39]+[.$A$88];0)" office:value-type="float" office:value="0" calcext:value-type="float">
            <text:p>0</text:p>
          </table:table-cell>
          <table:table-cell table:style-name="ce11" table:formula="of:=IF([.BK82]&lt;1;(1+(59*(1-[.BK82])))*[.$A$39]+[.$A$88];0)" office:value-type="float" office:value="0" calcext:value-type="float">
            <text:p>0</text:p>
          </table:table-cell>
          <table:table-cell table:style-name="ce11" table:formula="of:=IF([.BL82]&lt;1;(1+(59*(1-[.BL82])))*[.$A$39]+[.$A$88];0)" office:value-type="float" office:value="0" calcext:value-type="float">
            <text:p>0</text:p>
          </table:table-cell>
          <table:table-cell table:style-name="ce11" table:formula="of:=IF([.BM82]&lt;1;(1+(59*(1-[.BM82])))*[.$A$39]+[.$A$88];0)" office:value-type="float" office:value="0" calcext:value-type="float">
            <text:p>0</text:p>
          </table:table-cell>
          <table:table-cell table:style-name="ce11" table:formula="of:=IF([.BN82]&lt;1;(1+(59*(1-[.BN82])))*[.$A$39]+[.$A$88];0)" office:value-type="float" office:value="0" calcext:value-type="float">
            <text:p>0</text:p>
          </table:table-cell>
          <table:table-cell table:style-name="ce11" table:formula="of:=IF([.BO82]&lt;1;(1+(59*(1-[.BO82])))*[.$A$39]+[.$A$88];0)" office:value-type="float" office:value="0" calcext:value-type="float">
            <text:p>0</text:p>
          </table:table-cell>
          <table:table-cell table:style-name="ce11" table:formula="of:=IF([.BP82]&lt;1;(1+(59*(1-[.BP82])))*[.$A$39]+[.$A$88];0)" office:value-type="float" office:value="0" calcext:value-type="float">
            <text:p>0</text:p>
          </table:table-cell>
          <table:table-cell table:style-name="ce11" table:formula="of:=IF([.BQ82]&lt;1;(1+(59*(1-[.BQ82])))*[.$A$39]+[.$A$88];0)" office:value-type="float" office:value="0" calcext:value-type="float">
            <text:p>0</text:p>
          </table:table-cell>
          <table:table-cell table:style-name="ce11" table:formula="of:=IF([.BR82]&lt;1;(1+(59*(1-[.BR82])))*[.$A$39]+[.$A$88];0)" office:value-type="float" office:value="0" calcext:value-type="float">
            <text:p>0</text:p>
          </table:table-cell>
          <table:table-cell table:style-name="ce11" table:formula="of:=IF([.BS82]&lt;1;(1+(59*(1-[.BS82])))*[.$A$39]+[.$A$88];0)" office:value-type="float" office:value="0" calcext:value-type="float">
            <text:p>0</text:p>
          </table:table-cell>
          <table:table-cell table:style-name="ce11" table:formula="of:=IF([.BT82]&lt;1;(1+(59*(1-[.BT82])))*[.$A$39]+[.$A$88];0)" office:value-type="float" office:value="0" calcext:value-type="float">
            <text:p>0</text:p>
          </table:table-cell>
          <table:table-cell table:style-name="ce11" table:formula="of:=IF([.BU82]&lt;1;(1+(59*(1-[.BU82])))*[.$A$39]+[.$A$88];0)" office:value-type="float" office:value="0" calcext:value-type="float">
            <text:p>0</text:p>
          </table:table-cell>
          <table:table-cell table:style-name="ce11" table:formula="of:=IF([.BV82]&lt;1;(1+(59*(1-[.BV82])))*[.$A$39]+[.$A$88];0)" office:value-type="float" office:value="0" calcext:value-type="float">
            <text:p>0</text:p>
          </table:table-cell>
          <table:table-cell table:style-name="ce11" table:formula="of:=IF([.BW82]&lt;1;(1+(59*(1-[.BW82])))*[.$A$39]+[.$A$88];0)" office:value-type="float" office:value="0" calcext:value-type="float">
            <text:p>0</text:p>
          </table:table-cell>
          <table:table-cell table:style-name="ce11" table:formula="of:=IF([.BX82]&lt;1;(1+(59*(1-[.BX82])))*[.$A$39]+[.$A$88];0)" office:value-type="float" office:value="0" calcext:value-type="float">
            <text:p>0</text:p>
          </table:table-cell>
          <table:table-cell table:style-name="ce11" table:formula="of:=IF([.BY82]&lt;1;(1+(59*(1-[.BY82])))*[.$A$39]+[.$A$88];0)" office:value-type="float" office:value="0" calcext:value-type="float">
            <text:p>0</text:p>
          </table:table-cell>
          <table:table-cell table:style-name="ce11" table:formula="of:=IF([.BZ82]&lt;1;(1+(59*(1-[.BZ82])))*[.$A$39]+[.$A$88];0)" office:value-type="float" office:value="0" calcext:value-type="float">
            <text:p>0</text:p>
          </table:table-cell>
          <table:table-cell table:style-name="ce11" table:formula="of:=IF([.CA82]&lt;1;(1+(59*(1-[.CA82])))*[.$A$39]+[.$A$88];0)" office:value-type="float" office:value="0" calcext:value-type="float">
            <text:p>0</text:p>
          </table:table-cell>
          <table:table-cell table:style-name="ce11" table:formula="of:=IF([.CB82]&lt;1;(1+(59*(1-[.CB82])))*[.$A$39]+[.$A$88];0)" office:value-type="float" office:value="0" calcext:value-type="float">
            <text:p>0</text:p>
          </table:table-cell>
          <table:table-cell table:style-name="ce11" table:formula="of:=IF([.CC82]&lt;1;(1+(59*(1-[.CC82])))*[.$A$39]+[.$A$88];0)" office:value-type="float" office:value="0" calcext:value-type="float">
            <text:p>0</text:p>
          </table:table-cell>
          <table:table-cell table:style-name="ce11" table:formula="of:=IF([.CD82]&lt;1;(1+(59*(1-[.CD82])))*[.$A$39]+[.$A$88];0)" office:value-type="float" office:value="0" calcext:value-type="float">
            <text:p>0</text:p>
          </table:table-cell>
          <table:table-cell table:style-name="ce11" table:formula="of:=IF([.CE82]&lt;1;(1+(59*(1-[.CE82])))*[.$A$39]+[.$A$88];0)" office:value-type="float" office:value="0" calcext:value-type="float">
            <text:p>0</text:p>
          </table:table-cell>
          <table:table-cell table:style-name="ce11" table:formula="of:=IF([.CF82]&lt;1;(1+(59*(1-[.CF82])))*[.$A$39]+[.$A$88];0)" office:value-type="float" office:value="0" calcext:value-type="float">
            <text:p>0</text:p>
          </table:table-cell>
          <table:table-cell table:style-name="ce11" table:formula="of:=IF([.CG82]&lt;1;(1+(59*(1-[.CG82])))*[.$A$39]+[.$A$88];0)" office:value-type="float" office:value="0" calcext:value-type="float">
            <text:p>0</text:p>
          </table:table-cell>
          <table:table-cell table:style-name="ce11" table:formula="of:=IF([.CH82]&lt;1;(1+(59*(1-[.CH82])))*[.$A$39]+[.$A$88];0)" office:value-type="float" office:value="0" calcext:value-type="float">
            <text:p>0</text:p>
          </table:table-cell>
          <table:table-cell table:style-name="ce11" table:formula="of:=IF([.CI82]&lt;1;(1+(59*(1-[.CI82])))*[.$A$39]+[.$A$88];0)" office:value-type="float" office:value="0" calcext:value-type="float">
            <text:p>0</text:p>
          </table:table-cell>
          <table:table-cell table:style-name="ce11" table:formula="of:=IF([.CJ82]&lt;1;(1+(59*(1-[.CJ82])))*[.$A$39]+[.$A$88];0)" office:value-type="float" office:value="0" calcext:value-type="float">
            <text:p>0</text:p>
          </table:table-cell>
          <table:table-cell table:style-name="ce11" table:formula="of:=IF([.CK82]&lt;1;(1+(59*(1-[.CK82])))*[.$A$39]+[.$A$88];0)" office:value-type="float" office:value="0" calcext:value-type="float">
            <text:p>0</text:p>
          </table:table-cell>
          <table:table-cell table:style-name="ce11" table:formula="of:=IF([.CL82]&lt;1;(1+(59*(1-[.CL82])))*[.$A$39]+[.$A$88];0)" office:value-type="float" office:value="0" calcext:value-type="float">
            <text:p>0</text:p>
          </table:table-cell>
          <table:table-cell table:style-name="ce11" table:formula="of:=IF([.CM82]&lt;1;(1+(59*(1-[.CM82])))*[.$A$39]+[.$A$88];0)" office:value-type="float" office:value="0" calcext:value-type="float">
            <text:p>0</text:p>
          </table:table-cell>
          <table:table-cell table:style-name="ce11" table:formula="of:=IF([.CN82]&lt;1;(1+(59*(1-[.CN82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3]&lt;1;(1+(59*(1-[.A83])))*[.$A$39]+[.$A$88];0)" office:value-type="float" office:value="0" calcext:value-type="float">
            <text:p>0</text:p>
          </table:table-cell>
          <table:table-cell table:style-name="ce11" table:formula="of:=IF([.B83]&lt;1;(1+(59*(1-[.B83])))*[.$A$39]+[.$A$88];0)" office:value-type="float" office:value="0" calcext:value-type="float">
            <text:p>0</text:p>
          </table:table-cell>
          <table:table-cell table:style-name="ce11" table:formula="of:=IF([.C83]&lt;1;(1+(59*(1-[.C83])))*[.$A$39]+[.$A$88];0)" office:value-type="float" office:value="0" calcext:value-type="float">
            <text:p>0</text:p>
          </table:table-cell>
          <table:table-cell table:style-name="ce11" table:formula="of:=IF([.D83]&lt;1;(1+(59*(1-[.D83])))*[.$A$39]+[.$A$88];0)" office:value-type="float" office:value="0" calcext:value-type="float">
            <text:p>0</text:p>
          </table:table-cell>
          <table:table-cell table:style-name="ce11" table:formula="of:=IF([.E83]&lt;1;(1+(59*(1-[.E83])))*[.$A$39]+[.$A$88];0)" office:value-type="float" office:value="0" calcext:value-type="float">
            <text:p>0</text:p>
          </table:table-cell>
          <table:table-cell table:style-name="ce11" table:formula="of:=IF([.F83]&lt;1;(1+(59*(1-[.F83])))*[.$A$39]+[.$A$88];0)" office:value-type="float" office:value="0" calcext:value-type="float">
            <text:p>0</text:p>
          </table:table-cell>
          <table:table-cell table:style-name="ce11" table:formula="of:=IF([.G83]&lt;1;(1+(59*(1-[.G83])))*[.$A$39]+[.$A$88];0)" office:value-type="float" office:value="0" calcext:value-type="float">
            <text:p>0</text:p>
          </table:table-cell>
          <table:table-cell table:style-name="ce11" table:formula="of:=IF([.H83]&lt;1;(1+(59*(1-[.H83])))*[.$A$39]+[.$A$88];0)" office:value-type="float" office:value="0" calcext:value-type="float">
            <text:p>0</text:p>
          </table:table-cell>
          <table:table-cell table:style-name="ce11" table:formula="of:=IF([.I83]&lt;1;(1+(59*(1-[.I83])))*[.$A$39]+[.$A$88];0)" office:value-type="float" office:value="0" calcext:value-type="float">
            <text:p>0</text:p>
          </table:table-cell>
          <table:table-cell table:style-name="ce11" table:formula="of:=IF([.J83]&lt;1;(1+(59*(1-[.J83])))*[.$A$39]+[.$A$88];0)" office:value-type="float" office:value="0" calcext:value-type="float">
            <text:p>0</text:p>
          </table:table-cell>
          <table:table-cell table:style-name="ce11" table:formula="of:=IF([.K83]&lt;1;(1+(59*(1-[.K83])))*[.$A$39]+[.$A$88];0)" office:value-type="float" office:value="0" calcext:value-type="float">
            <text:p>0</text:p>
          </table:table-cell>
          <table:table-cell table:style-name="ce11" table:formula="of:=IF([.L83]&lt;1;(1+(59*(1-[.L83])))*[.$A$39]+[.$A$88];0)" office:value-type="float" office:value="0" calcext:value-type="float">
            <text:p>0</text:p>
          </table:table-cell>
          <table:table-cell table:style-name="ce11" table:formula="of:=IF([.M83]&lt;1;(1+(59*(1-[.M83])))*[.$A$39]+[.$A$88];0)" office:value-type="float" office:value="0" calcext:value-type="float">
            <text:p>0</text:p>
          </table:table-cell>
          <table:table-cell table:style-name="ce11" table:formula="of:=IF([.N83]&lt;1;(1+(59*(1-[.N83])))*[.$A$39]+[.$A$88];0)" office:value-type="float" office:value="0" calcext:value-type="float">
            <text:p>0</text:p>
          </table:table-cell>
          <table:table-cell table:style-name="ce11" table:formula="of:=IF([.O83]&lt;1;(1+(59*(1-[.O83])))*[.$A$39]+[.$A$88];0)" office:value-type="float" office:value="0" calcext:value-type="float">
            <text:p>0</text:p>
          </table:table-cell>
          <table:table-cell table:style-name="ce11" table:formula="of:=IF([.P83]&lt;1;(1+(59*(1-[.P83])))*[.$A$39]+[.$A$88];0)" office:value-type="float" office:value="0" calcext:value-type="float">
            <text:p>0</text:p>
          </table:table-cell>
          <table:table-cell table:style-name="ce11" table:formula="of:=IF([.Q83]&lt;1;(1+(59*(1-[.Q83])))*[.$A$39]+[.$A$88];0)" office:value-type="float" office:value="0" calcext:value-type="float">
            <text:p>0</text:p>
          </table:table-cell>
          <table:table-cell table:style-name="ce11" table:formula="of:=IF([.R83]&lt;1;(1+(59*(1-[.R83])))*[.$A$39]+[.$A$88];0)" office:value-type="float" office:value="0" calcext:value-type="float">
            <text:p>0</text:p>
          </table:table-cell>
          <table:table-cell table:style-name="ce11" table:formula="of:=IF([.S83]&lt;1;(1+(59*(1-[.S83])))*[.$A$39]+[.$A$88];0)" office:value-type="float" office:value="0" calcext:value-type="float">
            <text:p>0</text:p>
          </table:table-cell>
          <table:table-cell table:style-name="ce11" table:formula="of:=IF([.T83]&lt;1;(1+(59*(1-[.T83])))*[.$A$39]+[.$A$88];0)" office:value-type="float" office:value="0" calcext:value-type="float">
            <text:p>0</text:p>
          </table:table-cell>
          <table:table-cell table:style-name="ce11" table:formula="of:=IF([.U83]&lt;1;(1+(59*(1-[.U83])))*[.$A$39]+[.$A$88];0)" office:value-type="float" office:value="0" calcext:value-type="float">
            <text:p>0</text:p>
          </table:table-cell>
          <table:table-cell table:style-name="ce11" table:formula="of:=IF([.V83]&lt;1;(1+(59*(1-[.V83])))*[.$A$39]+[.$A$88];0)" office:value-type="float" office:value="0" calcext:value-type="float">
            <text:p>0</text:p>
          </table:table-cell>
          <table:table-cell table:style-name="ce11" table:formula="of:=IF([.W83]&lt;1;(1+(59*(1-[.W83])))*[.$A$39]+[.$A$88];0)" office:value-type="float" office:value="0" calcext:value-type="float">
            <text:p>0</text:p>
          </table:table-cell>
          <table:table-cell table:style-name="ce11" table:formula="of:=IF([.X83]&lt;1;(1+(59*(1-[.X83])))*[.$A$39]+[.$A$88];0)" office:value-type="float" office:value="0" calcext:value-type="float">
            <text:p>0</text:p>
          </table:table-cell>
          <table:table-cell table:style-name="ce11" table:formula="of:=IF([.Y83]&lt;1;(1+(59*(1-[.Y83])))*[.$A$39]+[.$A$88];0)" office:value-type="float" office:value="0" calcext:value-type="float">
            <text:p>0</text:p>
          </table:table-cell>
          <table:table-cell table:style-name="ce11" table:formula="of:=IF([.Z83]&lt;1;(1+(59*(1-[.Z83])))*[.$A$39]+[.$A$88];0)" office:value-type="float" office:value="0" calcext:value-type="float">
            <text:p>0</text:p>
          </table:table-cell>
          <table:table-cell table:style-name="ce11" table:formula="of:=IF([.AA83]&lt;1;(1+(59*(1-[.AA83])))*[.$A$39]+[.$A$88];0)" office:value-type="float" office:value="0" calcext:value-type="float">
            <text:p>0</text:p>
          </table:table-cell>
          <table:table-cell table:style-name="ce11" table:formula="of:=IF([.AB83]&lt;1;(1+(59*(1-[.AB83])))*[.$A$39]+[.$A$88];0)" office:value-type="float" office:value="0" calcext:value-type="float">
            <text:p>0</text:p>
          </table:table-cell>
          <table:table-cell table:style-name="ce11" table:formula="of:=IF([.AC83]&lt;1;(1+(59*(1-[.AC83])))*[.$A$39]+[.$A$88];0)" office:value-type="float" office:value="0" calcext:value-type="float">
            <text:p>0</text:p>
          </table:table-cell>
          <table:table-cell table:style-name="ce11" table:formula="of:=IF([.AD83]&lt;1;(1+(59*(1-[.AD83])))*[.$A$39]+[.$A$88];0)" office:value-type="float" office:value="0" calcext:value-type="float">
            <text:p>0</text:p>
          </table:table-cell>
          <table:table-cell table:style-name="ce11" table:formula="of:=IF([.AE83]&lt;1;(1+(59*(1-[.AE83])))*[.$A$39]+[.$A$88];0)" office:value-type="float" office:value="0" calcext:value-type="float">
            <text:p>0</text:p>
          </table:table-cell>
          <table:table-cell table:style-name="ce11" table:formula="of:=IF([.AF83]&lt;1;(1+(59*(1-[.AF83])))*[.$A$39]+[.$A$88];0)" office:value-type="float" office:value="0" calcext:value-type="float">
            <text:p>0</text:p>
          </table:table-cell>
          <table:table-cell table:style-name="ce11" table:formula="of:=IF([.AG83]&lt;1;(1+(59*(1-[.AG83])))*[.$A$39]+[.$A$88];0)" office:value-type="float" office:value="0" calcext:value-type="float">
            <text:p>0</text:p>
          </table:table-cell>
          <table:table-cell table:style-name="ce11" table:formula="of:=IF([.AH83]&lt;1;(1+(59*(1-[.AH83])))*[.$A$39]+[.$A$88];0)" office:value-type="float" office:value="0" calcext:value-type="float">
            <text:p>0</text:p>
          </table:table-cell>
          <table:table-cell table:style-name="ce11" table:formula="of:=IF([.AI83]&lt;1;(1+(59*(1-[.AI83])))*[.$A$39]+[.$A$88];0)" office:value-type="float" office:value="0" calcext:value-type="float">
            <text:p>0</text:p>
          </table:table-cell>
          <table:table-cell table:style-name="ce11" table:formula="of:=IF([.AJ83]&lt;1;(1+(59*(1-[.AJ83])))*[.$A$39]+[.$A$88];0)" office:value-type="float" office:value="0" calcext:value-type="float">
            <text:p>0</text:p>
          </table:table-cell>
          <table:table-cell table:style-name="ce11" table:formula="of:=IF([.AK83]&lt;1;(1+(59*(1-[.AK83])))*[.$A$39]+[.$A$88];0)" office:value-type="float" office:value="0" calcext:value-type="float">
            <text:p>0</text:p>
          </table:table-cell>
          <table:table-cell table:style-name="ce11" table:formula="of:=IF([.AL83]&lt;1;(1+(59*(1-[.AL83])))*[.$A$39]+[.$A$88];0)" office:value-type="float" office:value="0" calcext:value-type="float">
            <text:p>0</text:p>
          </table:table-cell>
          <table:table-cell table:style-name="ce11" table:formula="of:=IF([.AM83]&lt;1;(1+(59*(1-[.AM83])))*[.$A$39]+[.$A$88];0)" office:value-type="float" office:value="0" calcext:value-type="float">
            <text:p>0</text:p>
          </table:table-cell>
          <table:table-cell table:style-name="ce11" table:formula="of:=IF([.AN83]&lt;1;(1+(59*(1-[.AN83])))*[.$A$39]+[.$A$88];0)" office:value-type="float" office:value="0" calcext:value-type="float">
            <text:p>0</text:p>
          </table:table-cell>
          <table:table-cell table:style-name="ce11" table:formula="of:=IF([.AO83]&lt;1;(1+(59*(1-[.AO83])))*[.$A$39]+[.$A$88];0)" office:value-type="float" office:value="0" calcext:value-type="float">
            <text:p>0</text:p>
          </table:table-cell>
          <table:table-cell table:style-name="ce11" table:formula="of:=IF([.AP83]&lt;1;(1+(59*(1-[.AP83])))*[.$A$39]+[.$A$88];0)" office:value-type="float" office:value="0" calcext:value-type="float">
            <text:p>0</text:p>
          </table:table-cell>
          <table:table-cell table:style-name="ce11" table:formula="of:=IF([.AQ83]&lt;1;(1+(59*(1-[.AQ83])))*[.$A$39]+[.$A$88];0)" office:value-type="float" office:value="0" calcext:value-type="float">
            <text:p>0</text:p>
          </table:table-cell>
          <table:table-cell table:style-name="ce11" table:formula="of:=IF([.AR83]&lt;1;(1+(59*(1-[.AR83])))*[.$A$39]+[.$A$88];0)" office:value-type="float" office:value="0" calcext:value-type="float">
            <text:p>0</text:p>
          </table:table-cell>
          <table:table-cell table:style-name="ce11" table:formula="of:=IF([.AS83]&lt;1;(1+(59*(1-[.AS83])))*[.$A$39]+[.$A$88];0)" office:value-type="float" office:value="0" calcext:value-type="float">
            <text:p>0</text:p>
          </table:table-cell>
          <table:table-cell table:style-name="ce11" table:formula="of:=IF([.AT83]&lt;1;(1+(59*(1-[.AT83])))*[.$A$39]+[.$A$88];0)" office:value-type="float" office:value="0" calcext:value-type="float">
            <text:p>0</text:p>
          </table:table-cell>
          <table:table-cell table:style-name="ce11" table:formula="of:=IF([.AU83]&lt;1;(1+(59*(1-[.AU83])))*[.$A$39]+[.$A$88];0)" office:value-type="float" office:value="0" calcext:value-type="float">
            <text:p>0</text:p>
          </table:table-cell>
          <table:table-cell table:style-name="ce11" table:formula="of:=IF([.AV83]&lt;1;(1+(59*(1-[.AV83])))*[.$A$39]+[.$A$88];0)" office:value-type="float" office:value="0" calcext:value-type="float">
            <text:p>0</text:p>
          </table:table-cell>
          <table:table-cell table:style-name="ce11" table:formula="of:=IF([.AW83]&lt;1;(1+(59*(1-[.AW83])))*[.$A$39]+[.$A$88];0)" office:value-type="float" office:value="0" calcext:value-type="float">
            <text:p>0</text:p>
          </table:table-cell>
          <table:table-cell table:style-name="ce11" table:formula="of:=IF([.AX83]&lt;1;(1+(59*(1-[.AX83])))*[.$A$39]+[.$A$88];0)" office:value-type="float" office:value="0" calcext:value-type="float">
            <text:p>0</text:p>
          </table:table-cell>
          <table:table-cell table:style-name="ce11" table:formula="of:=IF([.AY83]&lt;1;(1+(59*(1-[.AY83])))*[.$A$39]+[.$A$88];0)" office:value-type="float" office:value="0" calcext:value-type="float">
            <text:p>0</text:p>
          </table:table-cell>
          <table:table-cell table:style-name="ce11" table:formula="of:=IF([.AZ83]&lt;1;(1+(59*(1-[.AZ83])))*[.$A$39]+[.$A$88];0)" office:value-type="float" office:value="0" calcext:value-type="float">
            <text:p>0</text:p>
          </table:table-cell>
          <table:table-cell table:style-name="ce11" table:formula="of:=IF([.BA83]&lt;1;(1+(59*(1-[.BA83])))*[.$A$39]+[.$A$88];0)" office:value-type="float" office:value="0" calcext:value-type="float">
            <text:p>0</text:p>
          </table:table-cell>
          <table:table-cell table:style-name="ce11" table:formula="of:=IF([.BB83]&lt;1;(1+(59*(1-[.BB83])))*[.$A$39]+[.$A$88];0)" office:value-type="float" office:value="0" calcext:value-type="float">
            <text:p>0</text:p>
          </table:table-cell>
          <table:table-cell table:style-name="ce11" table:formula="of:=IF([.BC83]&lt;1;(1+(59*(1-[.BC83])))*[.$A$39]+[.$A$88];0)" office:value-type="float" office:value="0" calcext:value-type="float">
            <text:p>0</text:p>
          </table:table-cell>
          <table:table-cell table:style-name="ce11" table:formula="of:=IF([.BD83]&lt;1;(1+(59*(1-[.BD83])))*[.$A$39]+[.$A$88];0)" office:value-type="float" office:value="0" calcext:value-type="float">
            <text:p>0</text:p>
          </table:table-cell>
          <table:table-cell table:style-name="ce11" table:formula="of:=IF([.BE83]&lt;1;(1+(59*(1-[.BE83])))*[.$A$39]+[.$A$88];0)" office:value-type="float" office:value="0" calcext:value-type="float">
            <text:p>0</text:p>
          </table:table-cell>
          <table:table-cell table:style-name="ce11" table:formula="of:=IF([.BF83]&lt;1;(1+(59*(1-[.BF83])))*[.$A$39]+[.$A$88];0)" office:value-type="float" office:value="0" calcext:value-type="float">
            <text:p>0</text:p>
          </table:table-cell>
          <table:table-cell table:style-name="ce11" table:formula="of:=IF([.BG83]&lt;1;(1+(59*(1-[.BG83])))*[.$A$39]+[.$A$88];0)" office:value-type="float" office:value="0" calcext:value-type="float">
            <text:p>0</text:p>
          </table:table-cell>
          <table:table-cell table:style-name="ce11" table:formula="of:=IF([.BH83]&lt;1;(1+(59*(1-[.BH83])))*[.$A$39]+[.$A$88];0)" office:value-type="float" office:value="0" calcext:value-type="float">
            <text:p>0</text:p>
          </table:table-cell>
          <table:table-cell table:style-name="ce11" table:formula="of:=IF([.BI83]&lt;1;(1+(59*(1-[.BI83])))*[.$A$39]+[.$A$88];0)" office:value-type="float" office:value="0" calcext:value-type="float">
            <text:p>0</text:p>
          </table:table-cell>
          <table:table-cell table:style-name="ce11" table:formula="of:=IF([.BJ83]&lt;1;(1+(59*(1-[.BJ83])))*[.$A$39]+[.$A$88];0)" office:value-type="float" office:value="0" calcext:value-type="float">
            <text:p>0</text:p>
          </table:table-cell>
          <table:table-cell table:style-name="ce11" table:formula="of:=IF([.BK83]&lt;1;(1+(59*(1-[.BK83])))*[.$A$39]+[.$A$88];0)" office:value-type="float" office:value="0" calcext:value-type="float">
            <text:p>0</text:p>
          </table:table-cell>
          <table:table-cell table:style-name="ce11" table:formula="of:=IF([.BL83]&lt;1;(1+(59*(1-[.BL83])))*[.$A$39]+[.$A$88];0)" office:value-type="float" office:value="0" calcext:value-type="float">
            <text:p>0</text:p>
          </table:table-cell>
          <table:table-cell table:style-name="ce11" table:formula="of:=IF([.BM83]&lt;1;(1+(59*(1-[.BM83])))*[.$A$39]+[.$A$88];0)" office:value-type="float" office:value="0" calcext:value-type="float">
            <text:p>0</text:p>
          </table:table-cell>
          <table:table-cell table:style-name="ce11" table:formula="of:=IF([.BN83]&lt;1;(1+(59*(1-[.BN83])))*[.$A$39]+[.$A$88];0)" office:value-type="float" office:value="0" calcext:value-type="float">
            <text:p>0</text:p>
          </table:table-cell>
          <table:table-cell table:style-name="ce11" table:formula="of:=IF([.BO83]&lt;1;(1+(59*(1-[.BO83])))*[.$A$39]+[.$A$88];0)" office:value-type="float" office:value="0" calcext:value-type="float">
            <text:p>0</text:p>
          </table:table-cell>
          <table:table-cell table:style-name="ce11" table:formula="of:=IF([.BP83]&lt;1;(1+(59*(1-[.BP83])))*[.$A$39]+[.$A$88];0)" office:value-type="float" office:value="0" calcext:value-type="float">
            <text:p>0</text:p>
          </table:table-cell>
          <table:table-cell table:style-name="ce11" table:formula="of:=IF([.BQ83]&lt;1;(1+(59*(1-[.BQ83])))*[.$A$39]+[.$A$88];0)" office:value-type="float" office:value="0" calcext:value-type="float">
            <text:p>0</text:p>
          </table:table-cell>
          <table:table-cell table:style-name="ce11" table:formula="of:=IF([.BR83]&lt;1;(1+(59*(1-[.BR83])))*[.$A$39]+[.$A$88];0)" office:value-type="float" office:value="0" calcext:value-type="float">
            <text:p>0</text:p>
          </table:table-cell>
          <table:table-cell table:style-name="ce11" table:formula="of:=IF([.BS83]&lt;1;(1+(59*(1-[.BS83])))*[.$A$39]+[.$A$88];0)" office:value-type="float" office:value="0" calcext:value-type="float">
            <text:p>0</text:p>
          </table:table-cell>
          <table:table-cell table:style-name="ce11" table:formula="of:=IF([.BT83]&lt;1;(1+(59*(1-[.BT83])))*[.$A$39]+[.$A$88];0)" office:value-type="float" office:value="0" calcext:value-type="float">
            <text:p>0</text:p>
          </table:table-cell>
          <table:table-cell table:style-name="ce11" table:formula="of:=IF([.BU83]&lt;1;(1+(59*(1-[.BU83])))*[.$A$39]+[.$A$88];0)" office:value-type="float" office:value="0" calcext:value-type="float">
            <text:p>0</text:p>
          </table:table-cell>
          <table:table-cell table:style-name="ce11" table:formula="of:=IF([.BV83]&lt;1;(1+(59*(1-[.BV83])))*[.$A$39]+[.$A$88];0)" office:value-type="float" office:value="0" calcext:value-type="float">
            <text:p>0</text:p>
          </table:table-cell>
          <table:table-cell table:style-name="ce11" table:formula="of:=IF([.BW83]&lt;1;(1+(59*(1-[.BW83])))*[.$A$39]+[.$A$88];0)" office:value-type="float" office:value="0" calcext:value-type="float">
            <text:p>0</text:p>
          </table:table-cell>
          <table:table-cell table:style-name="ce11" table:formula="of:=IF([.BX83]&lt;1;(1+(59*(1-[.BX83])))*[.$A$39]+[.$A$88];0)" office:value-type="float" office:value="0" calcext:value-type="float">
            <text:p>0</text:p>
          </table:table-cell>
          <table:table-cell table:style-name="ce11" table:formula="of:=IF([.BY83]&lt;1;(1+(59*(1-[.BY83])))*[.$A$39]+[.$A$88];0)" office:value-type="float" office:value="0" calcext:value-type="float">
            <text:p>0</text:p>
          </table:table-cell>
          <table:table-cell table:style-name="ce11" table:formula="of:=IF([.BZ83]&lt;1;(1+(59*(1-[.BZ83])))*[.$A$39]+[.$A$88];0)" office:value-type="float" office:value="0" calcext:value-type="float">
            <text:p>0</text:p>
          </table:table-cell>
          <table:table-cell table:style-name="ce11" table:formula="of:=IF([.CA83]&lt;1;(1+(59*(1-[.CA83])))*[.$A$39]+[.$A$88];0)" office:value-type="float" office:value="0" calcext:value-type="float">
            <text:p>0</text:p>
          </table:table-cell>
          <table:table-cell table:style-name="ce11" table:formula="of:=IF([.CB83]&lt;1;(1+(59*(1-[.CB83])))*[.$A$39]+[.$A$88];0)" office:value-type="float" office:value="0" calcext:value-type="float">
            <text:p>0</text:p>
          </table:table-cell>
          <table:table-cell table:style-name="ce11" table:formula="of:=IF([.CC83]&lt;1;(1+(59*(1-[.CC83])))*[.$A$39]+[.$A$88];0)" office:value-type="float" office:value="0" calcext:value-type="float">
            <text:p>0</text:p>
          </table:table-cell>
          <table:table-cell table:style-name="ce11" table:formula="of:=IF([.CD83]&lt;1;(1+(59*(1-[.CD83])))*[.$A$39]+[.$A$88];0)" office:value-type="float" office:value="0" calcext:value-type="float">
            <text:p>0</text:p>
          </table:table-cell>
          <table:table-cell table:style-name="ce11" table:formula="of:=IF([.CE83]&lt;1;(1+(59*(1-[.CE83])))*[.$A$39]+[.$A$88];0)" office:value-type="float" office:value="0" calcext:value-type="float">
            <text:p>0</text:p>
          </table:table-cell>
          <table:table-cell table:style-name="ce11" table:formula="of:=IF([.CF83]&lt;1;(1+(59*(1-[.CF83])))*[.$A$39]+[.$A$88];0)" office:value-type="float" office:value="0" calcext:value-type="float">
            <text:p>0</text:p>
          </table:table-cell>
          <table:table-cell table:style-name="ce11" table:formula="of:=IF([.CG83]&lt;1;(1+(59*(1-[.CG83])))*[.$A$39]+[.$A$88];0)" office:value-type="float" office:value="0" calcext:value-type="float">
            <text:p>0</text:p>
          </table:table-cell>
          <table:table-cell table:style-name="ce11" table:formula="of:=IF([.CH83]&lt;1;(1+(59*(1-[.CH83])))*[.$A$39]+[.$A$88];0)" office:value-type="float" office:value="0" calcext:value-type="float">
            <text:p>0</text:p>
          </table:table-cell>
          <table:table-cell table:style-name="ce11" table:formula="of:=IF([.CI83]&lt;1;(1+(59*(1-[.CI83])))*[.$A$39]+[.$A$88];0)" office:value-type="float" office:value="0" calcext:value-type="float">
            <text:p>0</text:p>
          </table:table-cell>
          <table:table-cell table:style-name="ce11" table:formula="of:=IF([.CJ83]&lt;1;(1+(59*(1-[.CJ83])))*[.$A$39]+[.$A$88];0)" office:value-type="float" office:value="0" calcext:value-type="float">
            <text:p>0</text:p>
          </table:table-cell>
          <table:table-cell table:style-name="ce11" table:formula="of:=IF([.CK83]&lt;1;(1+(59*(1-[.CK83])))*[.$A$39]+[.$A$88];0)" office:value-type="float" office:value="0" calcext:value-type="float">
            <text:p>0</text:p>
          </table:table-cell>
          <table:table-cell table:style-name="ce11" table:formula="of:=IF([.CL83]&lt;1;(1+(59*(1-[.CL83])))*[.$A$39]+[.$A$88];0)" office:value-type="float" office:value="0" calcext:value-type="float">
            <text:p>0</text:p>
          </table:table-cell>
          <table:table-cell table:style-name="ce11" table:formula="of:=IF([.CM83]&lt;1;(1+(59*(1-[.CM83])))*[.$A$39]+[.$A$88];0)" office:value-type="float" office:value="0" calcext:value-type="float">
            <text:p>0</text:p>
          </table:table-cell>
          <table:table-cell table:style-name="ce11" table:formula="of:=IF([.CN83]&lt;1;(1+(59*(1-[.CN83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96];1.1)" office:value-type="float" office:value="0" calcext:value-type="float">
            <text:p>0,00</text:p>
          </table:table-cell>
          <table:table-cell table:style-name="ce10" table:formula="of:=1-POWER(1-[.B96];1.1)" office:value-type="float" office:value="0" calcext:value-type="float">
            <text:p>0,00</text:p>
          </table:table-cell>
          <table:table-cell table:style-name="ce10" table:formula="of:=1-POWER(1-[.C96];1.1)" office:value-type="float" office:value="0" calcext:value-type="float">
            <text:p>0,00</text:p>
          </table:table-cell>
          <table:table-cell table:style-name="ce10" table:formula="of:=1-POWER(1-[.D96];1.1)" office:value-type="float" office:value="0" calcext:value-type="float">
            <text:p>0,00</text:p>
          </table:table-cell>
          <table:table-cell table:style-name="ce10" table:formula="of:=1-POWER(1-[.E96];1.1)" office:value-type="float" office:value="0" calcext:value-type="float">
            <text:p>0,00</text:p>
          </table:table-cell>
          <table:table-cell table:style-name="ce10" table:formula="of:=1-POWER(1-[.F96];1.1)" office:value-type="float" office:value="0" calcext:value-type="float">
            <text:p>0,00</text:p>
          </table:table-cell>
          <table:table-cell table:style-name="ce10" table:formula="of:=1-POWER(1-[.G96];1.1)" office:value-type="float" office:value="0" calcext:value-type="float">
            <text:p>0,00</text:p>
          </table:table-cell>
          <table:table-cell table:style-name="ce10" table:formula="of:=1-POWER(1-[.H96];1.1)" office:value-type="float" office:value="0" calcext:value-type="float">
            <text:p>0,00</text:p>
          </table:table-cell>
          <table:table-cell table:style-name="ce10" table:formula="of:=1-POWER(1-[.I96];1.1)" office:value-type="float" office:value="0" calcext:value-type="float">
            <text:p>0,00</text:p>
          </table:table-cell>
          <table:table-cell table:style-name="ce10" table:formula="of:=1-POWER(1-[.J96];1.1)" office:value-type="float" office:value="0" calcext:value-type="float">
            <text:p>0,00</text:p>
          </table:table-cell>
          <table:table-cell table:style-name="ce10" table:formula="of:=1-POWER(1-[.K96];1.1)" office:value-type="float" office:value="0" calcext:value-type="float">
            <text:p>0,00</text:p>
          </table:table-cell>
          <table:table-cell table:style-name="ce10" table:formula="of:=1-POWER(1-[.L96];1.1)" office:value-type="float" office:value="0" calcext:value-type="float">
            <text:p>0,00</text:p>
          </table:table-cell>
          <table:table-cell table:style-name="ce10" table:formula="of:=1-POWER(1-[.M96];1.1)" office:value-type="float" office:value="0" calcext:value-type="float">
            <text:p>0,00</text:p>
          </table:table-cell>
          <table:table-cell table:style-name="ce10" table:formula="of:=1-POWER(1-[.N96];1.1)" office:value-type="float" office:value="0" calcext:value-type="float">
            <text:p>0,00</text:p>
          </table:table-cell>
          <table:table-cell table:style-name="ce10" table:formula="of:=1-POWER(1-[.O96];1.1)" office:value-type="float" office:value="0" calcext:value-type="float">
            <text:p>0,00</text:p>
          </table:table-cell>
          <table:table-cell table:style-name="ce10" table:formula="of:=1-POWER(1-[.P96];1.1)" office:value-type="float" office:value="0" calcext:value-type="float">
            <text:p>0,00</text:p>
          </table:table-cell>
          <table:table-cell table:style-name="ce10" table:formula="of:=1-POWER(1-[.Q96];1.1)" office:value-type="float" office:value="0" calcext:value-type="float">
            <text:p>0,00</text:p>
          </table:table-cell>
          <table:table-cell table:style-name="ce10" table:formula="of:=1-POWER(1-[.R96];1.1)" office:value-type="float" office:value="0" calcext:value-type="float">
            <text:p>0,00</text:p>
          </table:table-cell>
          <table:table-cell table:style-name="ce10" table:formula="of:=1-POWER(1-[.S96];1.1)" office:value-type="float" office:value="0" calcext:value-type="float">
            <text:p>0,00</text:p>
          </table:table-cell>
          <table:table-cell table:style-name="ce10" table:formula="of:=1-POWER(1-[.T96];1.1)" office:value-type="float" office:value="0" calcext:value-type="float">
            <text:p>0,00</text:p>
          </table:table-cell>
          <table:table-cell table:style-name="ce10" table:formula="of:=1-POWER(1-[.U96];1.1)" office:value-type="float" office:value="0" calcext:value-type="float">
            <text:p>0,00</text:p>
          </table:table-cell>
          <table:table-cell table:style-name="ce10" table:formula="of:=1-POWER(1-[.V96];1.1)" office:value-type="float" office:value="0" calcext:value-type="float">
            <text:p>0,00</text:p>
          </table:table-cell>
          <table:table-cell table:style-name="ce10" table:formula="of:=1-POWER(1-[.W96];1.1)" office:value-type="float" office:value="0" calcext:value-type="float">
            <text:p>0,00</text:p>
          </table:table-cell>
          <table:table-cell table:style-name="ce10" table:formula="of:=1-POWER(1-[.X96];1.1)" office:value-type="float" office:value="0" calcext:value-type="float">
            <text:p>0,00</text:p>
          </table:table-cell>
          <table:table-cell table:style-name="ce10" table:formula="of:=1-POWER(1-[.Y96];1.1)" office:value-type="float" office:value="0" calcext:value-type="float">
            <text:p>0,00</text:p>
          </table:table-cell>
          <table:table-cell table:style-name="ce10" table:formula="of:=1-POWER(1-[.Z96];1.1)" office:value-type="float" office:value="0" calcext:value-type="float">
            <text:p>0,00</text:p>
          </table:table-cell>
          <table:table-cell table:style-name="ce10" table:formula="of:=1-POWER(1-[.AA96];1.1)" office:value-type="float" office:value="0" calcext:value-type="float">
            <text:p>0,00</text:p>
          </table:table-cell>
          <table:table-cell table:style-name="ce10" table:formula="of:=1-POWER(1-[.AB96];1.1)" office:value-type="float" office:value="0" calcext:value-type="float">
            <text:p>0,00</text:p>
          </table:table-cell>
          <table:table-cell table:style-name="ce10" table:formula="of:=1-POWER(1-[.AC96];1.1)" office:value-type="float" office:value="0" calcext:value-type="float">
            <text:p>0,00</text:p>
          </table:table-cell>
          <table:table-cell table:style-name="ce10" table:formula="of:=1-POWER(1-[.AD96];1.1)" office:value-type="float" office:value="0" calcext:value-type="float">
            <text:p>0,00</text:p>
          </table:table-cell>
          <table:table-cell table:style-name="ce10" table:formula="of:=1-POWER(1-[.AE96];1.1)" office:value-type="float" office:value="0" calcext:value-type="float">
            <text:p>0,00</text:p>
          </table:table-cell>
          <table:table-cell table:style-name="ce10" table:formula="of:=1-POWER(1-[.AF96];1.1)" office:value-type="float" office:value="0" calcext:value-type="float">
            <text:p>0,00</text:p>
          </table:table-cell>
          <table:table-cell table:style-name="ce10" table:formula="of:=1-POWER(1-[.AG96];1.1)" office:value-type="float" office:value="0" calcext:value-type="float">
            <text:p>0,00</text:p>
          </table:table-cell>
          <table:table-cell table:style-name="ce10" table:formula="of:=1-POWER(1-[.AH96];1.1)" office:value-type="float" office:value="0" calcext:value-type="float">
            <text:p>0,00</text:p>
          </table:table-cell>
          <table:table-cell table:style-name="ce10" table:formula="of:=1-POWER(1-[.AI96];1.1)" office:value-type="float" office:value="0" calcext:value-type="float">
            <text:p>0,00</text:p>
          </table:table-cell>
          <table:table-cell table:style-name="ce10" table:formula="of:=1-POWER(1-[.AJ96];1.1)" office:value-type="float" office:value="0" calcext:value-type="float">
            <text:p>0,00</text:p>
          </table:table-cell>
          <table:table-cell table:style-name="ce10" table:formula="of:=1-POWER(1-[.AK96];1.1)" office:value-type="float" office:value="0" calcext:value-type="float">
            <text:p>0,00</text:p>
          </table:table-cell>
          <table:table-cell table:style-name="ce10" table:formula="of:=1-POWER(1-[.AL96];1.1)" office:value-type="float" office:value="0" calcext:value-type="float">
            <text:p>0,00</text:p>
          </table:table-cell>
          <table:table-cell table:style-name="ce10" table:formula="of:=1-POWER(1-[.AM96];1.1)" office:value-type="float" office:value="0" calcext:value-type="float">
            <text:p>0,00</text:p>
          </table:table-cell>
          <table:table-cell table:style-name="ce10" table:formula="of:=1-POWER(1-[.AN96];1.1)" office:value-type="float" office:value="0" calcext:value-type="float">
            <text:p>0,00</text:p>
          </table:table-cell>
          <table:table-cell table:style-name="ce10" table:formula="of:=1-POWER(1-[.AO96];1.1)" office:value-type="float" office:value="0" calcext:value-type="float">
            <text:p>0,00</text:p>
          </table:table-cell>
          <table:table-cell table:style-name="ce10" table:formula="of:=1-POWER(1-[.AP96];1.1)" office:value-type="float" office:value="0" calcext:value-type="float">
            <text:p>0,00</text:p>
          </table:table-cell>
          <table:table-cell table:style-name="ce10" table:formula="of:=1-POWER(1-[.AQ96];1.1)" office:value-type="float" office:value="0" calcext:value-type="float">
            <text:p>0,00</text:p>
          </table:table-cell>
          <table:table-cell table:style-name="ce10" table:formula="of:=1-POWER(1-[.AR96];1.1)" office:value-type="float" office:value="0" calcext:value-type="float">
            <text:p>0,00</text:p>
          </table:table-cell>
          <table:table-cell table:style-name="ce10" table:formula="of:=1-POWER(1-[.AS96];1.1)" office:value-type="float" office:value="0" calcext:value-type="float">
            <text:p>0,00</text:p>
          </table:table-cell>
          <table:table-cell table:style-name="ce10" table:formula="of:=1-POWER(1-[.AT96];1.1)" office:value-type="float" office:value="0" calcext:value-type="float">
            <text:p>0,00</text:p>
          </table:table-cell>
          <table:table-cell table:style-name="ce10" table:formula="of:=1-POWER(1-[.AU96];1.1)" office:value-type="float" office:value="0" calcext:value-type="float">
            <text:p>0,00</text:p>
          </table:table-cell>
          <table:table-cell table:style-name="ce10" table:formula="of:=1-POWER(1-[.AV96];1.1)" office:value-type="float" office:value="0" calcext:value-type="float">
            <text:p>0,00</text:p>
          </table:table-cell>
          <table:table-cell table:style-name="ce10" table:formula="of:=1-POWER(1-[.AW96];1.1)" office:value-type="float" office:value="0" calcext:value-type="float">
            <text:p>0,00</text:p>
          </table:table-cell>
          <table:table-cell table:style-name="ce10" table:formula="of:=1-POWER(1-[.AX96];1.1)" office:value-type="float" office:value="0" calcext:value-type="float">
            <text:p>0,00</text:p>
          </table:table-cell>
          <table:table-cell table:style-name="ce10" table:formula="of:=1-POWER(1-[.AY96];1.1)" office:value-type="float" office:value="0" calcext:value-type="float">
            <text:p>0,00</text:p>
          </table:table-cell>
          <table:table-cell table:style-name="ce10" table:formula="of:=1-POWER(1-[.AZ96];1.1)" office:value-type="float" office:value="0" calcext:value-type="float">
            <text:p>0,00</text:p>
          </table:table-cell>
          <table:table-cell table:style-name="ce10" table:formula="of:=1-POWER(1-[.BA96];1.1)" office:value-type="float" office:value="0" calcext:value-type="float">
            <text:p>0,00</text:p>
          </table:table-cell>
          <table:table-cell table:style-name="ce10" table:formula="of:=1-POWER(1-[.BB96];1.1)" office:value-type="float" office:value="0" calcext:value-type="float">
            <text:p>0,00</text:p>
          </table:table-cell>
          <table:table-cell table:style-name="ce10" table:formula="of:=1-POWER(1-[.BC96];1.1)" office:value-type="float" office:value="0" calcext:value-type="float">
            <text:p>0,00</text:p>
          </table:table-cell>
          <table:table-cell table:style-name="ce10" table:formula="of:=1-POWER(1-[.BD96];1.1)" office:value-type="float" office:value="0" calcext:value-type="float">
            <text:p>0,00</text:p>
          </table:table-cell>
          <table:table-cell table:style-name="ce10" table:formula="of:=1-POWER(1-[.BE96];1.1)" office:value-type="float" office:value="0" calcext:value-type="float">
            <text:p>0,00</text:p>
          </table:table-cell>
          <table:table-cell table:style-name="ce10" table:formula="of:=1-POWER(1-[.BF96];1.1)" office:value-type="float" office:value="0" calcext:value-type="float">
            <text:p>0,00</text:p>
          </table:table-cell>
          <table:table-cell table:style-name="ce10" table:formula="of:=1-POWER(1-[.BG96];1.1)" office:value-type="float" office:value="0" calcext:value-type="float">
            <text:p>0,00</text:p>
          </table:table-cell>
          <table:table-cell table:style-name="ce10" table:formula="of:=1-POWER(1-[.BH96];1.1)" office:value-type="float" office:value="0" calcext:value-type="float">
            <text:p>0,00</text:p>
          </table:table-cell>
          <table:table-cell table:style-name="ce10" table:formula="of:=1-POWER(1-[.BI96];1.1)" office:value-type="float" office:value="0" calcext:value-type="float">
            <text:p>0,00</text:p>
          </table:table-cell>
          <table:table-cell table:style-name="ce10" table:formula="of:=1-POWER(1-[.BJ96];1.1)" office:value-type="float" office:value="0" calcext:value-type="float">
            <text:p>0,00</text:p>
          </table:table-cell>
          <table:table-cell table:style-name="ce10" table:formula="of:=1-POWER(1-[.BK96];1.1)" office:value-type="float" office:value="0" calcext:value-type="float">
            <text:p>0,00</text:p>
          </table:table-cell>
          <table:table-cell table:style-name="ce10" table:formula="of:=1-POWER(1-[.BL96];1.1)" office:value-type="float" office:value="0" calcext:value-type="float">
            <text:p>0,00</text:p>
          </table:table-cell>
          <table:table-cell table:style-name="ce10" table:formula="of:=1-POWER(1-[.BM96];1.1)" office:value-type="float" office:value="0" calcext:value-type="float">
            <text:p>0,00</text:p>
          </table:table-cell>
          <table:table-cell table:style-name="ce10" table:formula="of:=1-POWER(1-[.BN96];1.1)" office:value-type="float" office:value="0" calcext:value-type="float">
            <text:p>0,00</text:p>
          </table:table-cell>
          <table:table-cell table:style-name="ce10" table:formula="of:=1-POWER(1-[.BO96];1.1)" office:value-type="float" office:value="0" calcext:value-type="float">
            <text:p>0,00</text:p>
          </table:table-cell>
          <table:table-cell table:style-name="ce10" table:formula="of:=1-POWER(1-[.BP96];1.1)" office:value-type="float" office:value="0" calcext:value-type="float">
            <text:p>0,00</text:p>
          </table:table-cell>
          <table:table-cell table:style-name="ce10" table:formula="of:=1-POWER(1-[.BQ96];1.1)" office:value-type="float" office:value="0" calcext:value-type="float">
            <text:p>0,00</text:p>
          </table:table-cell>
          <table:table-cell table:style-name="ce10" table:formula="of:=1-POWER(1-[.BR96];1.1)" office:value-type="float" office:value="0" calcext:value-type="float">
            <text:p>0,00</text:p>
          </table:table-cell>
          <table:table-cell table:style-name="ce10" table:formula="of:=1-POWER(1-[.BS96];1.1)" office:value-type="float" office:value="0" calcext:value-type="float">
            <text:p>0,00</text:p>
          </table:table-cell>
          <table:table-cell table:style-name="ce10" table:formula="of:=1-POWER(1-[.BT96];1.1)" office:value-type="float" office:value="0" calcext:value-type="float">
            <text:p>0,00</text:p>
          </table:table-cell>
          <table:table-cell table:style-name="ce10" table:formula="of:=1-POWER(1-[.BU96];1.1)" office:value-type="float" office:value="0" calcext:value-type="float">
            <text:p>0,00</text:p>
          </table:table-cell>
          <table:table-cell table:style-name="ce10" table:formula="of:=1-POWER(1-[.BV96];1.1)" office:value-type="float" office:value="0" calcext:value-type="float">
            <text:p>0,00</text:p>
          </table:table-cell>
          <table:table-cell table:style-name="ce10" table:formula="of:=1-POWER(1-[.BW96];1.1)" office:value-type="float" office:value="0" calcext:value-type="float">
            <text:p>0,00</text:p>
          </table:table-cell>
          <table:table-cell table:style-name="ce10" table:formula="of:=1-POWER(1-[.BX96];1.1)" office:value-type="float" office:value="0" calcext:value-type="float">
            <text:p>0,00</text:p>
          </table:table-cell>
          <table:table-cell table:style-name="ce10" table:formula="of:=1-POWER(1-[.BY96];1.1)" office:value-type="float" office:value="0" calcext:value-type="float">
            <text:p>0,00</text:p>
          </table:table-cell>
          <table:table-cell table:style-name="ce10" table:formula="of:=1-POWER(1-[.BZ96];1.1)" office:value-type="float" office:value="0" calcext:value-type="float">
            <text:p>0,00</text:p>
          </table:table-cell>
          <table:table-cell table:style-name="ce10" table:formula="of:=1-POWER(1-[.CA96];1.1)" office:value-type="float" office:value="0" calcext:value-type="float">
            <text:p>0,00</text:p>
          </table:table-cell>
          <table:table-cell table:style-name="ce10" table:formula="of:=1-POWER(1-[.CB96];1.1)" office:value-type="float" office:value="0" calcext:value-type="float">
            <text:p>0,00</text:p>
          </table:table-cell>
          <table:table-cell table:style-name="ce10" table:formula="of:=1-POWER(1-[.CC96];1.1)" office:value-type="float" office:value="0" calcext:value-type="float">
            <text:p>0,00</text:p>
          </table:table-cell>
          <table:table-cell table:style-name="ce10" table:formula="of:=1-POWER(1-[.CD96];1.1)" office:value-type="float" office:value="0" calcext:value-type="float">
            <text:p>0,00</text:p>
          </table:table-cell>
          <table:table-cell table:style-name="ce10" table:formula="of:=1-POWER(1-[.CE96];1.1)" office:value-type="float" office:value="0" calcext:value-type="float">
            <text:p>0,00</text:p>
          </table:table-cell>
          <table:table-cell table:style-name="ce10" table:formula="of:=1-POWER(1-[.CF96];1.1)" office:value-type="float" office:value="0" calcext:value-type="float">
            <text:p>0,00</text:p>
          </table:table-cell>
          <table:table-cell table:style-name="ce10" table:formula="of:=1-POWER(1-[.CG96];1.1)" office:value-type="float" office:value="0" calcext:value-type="float">
            <text:p>0,00</text:p>
          </table:table-cell>
          <table:table-cell table:style-name="ce10" table:formula="of:=1-POWER(1-[.CH96];1.1)" office:value-type="float" office:value="0" calcext:value-type="float">
            <text:p>0,00</text:p>
          </table:table-cell>
          <table:table-cell table:style-name="ce10" table:formula="of:=1-POWER(1-[.CI96];1.1)" office:value-type="float" office:value="0" calcext:value-type="float">
            <text:p>0,00</text:p>
          </table:table-cell>
          <table:table-cell table:style-name="ce10" table:formula="of:=1-POWER(1-[.CJ96];1.1)" office:value-type="float" office:value="0" calcext:value-type="float">
            <text:p>0,00</text:p>
          </table:table-cell>
          <table:table-cell table:style-name="ce10" table:formula="of:=1-POWER(1-[.CK96];1.1)" office:value-type="float" office:value="0" calcext:value-type="float">
            <text:p>0,00</text:p>
          </table:table-cell>
          <table:table-cell table:style-name="ce10" table:formula="of:=1-POWER(1-[.CL96];1.1)" office:value-type="float" office:value="0" calcext:value-type="float">
            <text:p>0,00</text:p>
          </table:table-cell>
          <table:table-cell table:style-name="ce10" table:formula="of:=1-POWER(1-[.CM96];1.1)" office:value-type="float" office:value="0" calcext:value-type="float">
            <text:p>0,00</text:p>
          </table:table-cell>
          <table:table-cell table:style-name="ce10" table:formula="of:=1-POWER(1-[.CN96];1.1)" office:value-type="float" office:value="0" calcext:value-type="float">
            <text:p>0,00</text:p>
          </table:table-cell>
          <table:table-cell table:style-name="ce19" table:number-columns-repeated="931"/>
        </table:table-row>
        <table:table-row table:style-name="ro1">
          <table:table-cell table:formula="of:=[.A96]+0.1" office:value-type="float" office:value="0.1" calcext:value-type="float">
            <text:p>0,10</text:p>
          </table:table-cell>
          <table:table-cell table:style-name="ce10" table:formula="of:=1-POWER(1-[.A97];1.1)" office:value-type="float" office:value="0.109432667614407" calcext:value-type="float">
            <text:p>0,11</text:p>
          </table:table-cell>
          <table:table-cell table:style-name="ce10" table:formula="of:=1-POWER(1-[.B97];1.1)" office:value-type="float" office:value="0.119694457112589" calcext:value-type="float">
            <text:p>0,12</text:p>
          </table:table-cell>
          <table:table-cell table:style-name="ce10" table:formula="of:=1-POWER(1-[.C97];1.1)" office:value-type="float" office:value="0.130845906229524" calcext:value-type="float">
            <text:p>0,13</text:p>
          </table:table-cell>
          <table:table-cell table:style-name="ce10" table:formula="of:=1-POWER(1-[.D97];1.1)" office:value-type="float" office:value="0.142949410302733" calcext:value-type="float">
            <text:p>0,14</text:p>
          </table:table-cell>
          <table:table-cell table:style-name="ce10" table:formula="of:=1-POWER(1-[.E97];1.1)" office:value-type="float" office:value="0.156068681660221" calcext:value-type="float">
            <text:p>0,16</text:p>
          </table:table-cell>
          <table:table-cell table:style-name="ce10" table:formula="of:=1-POWER(1-[.F97];1.1)" office:value-type="float" office:value="0.170268048606388" calcext:value-type="float">
            <text:p>0,17</text:p>
          </table:table-cell>
          <table:table-cell table:style-name="ce10" table:formula="of:=1-POWER(1-[.G97];1.1)" office:value-type="float" office:value="0.185611568747822" calcext:value-type="float">
            <text:p>0,19</text:p>
          </table:table-cell>
          <table:table-cell table:style-name="ce10" table:formula="of:=1-POWER(1-[.H97];1.1)" office:value-type="float" office:value="0.202161930364701" calcext:value-type="float">
            <text:p>0,20</text:p>
          </table:table-cell>
          <table:table-cell table:style-name="ce10" table:formula="of:=1-POWER(1-[.I97];1.1)" office:value-type="float" office:value="0.219979115469577" calcext:value-type="float">
            <text:p>0,22</text:p>
          </table:table-cell>
          <table:table-cell table:style-name="ce10" table:formula="of:=1-POWER(1-[.J97];1.1)" office:value-type="float" office:value="0.239118799537166" calcext:value-type="float">
            <text:p>0,24</text:p>
          </table:table-cell>
          <table:table-cell table:style-name="ce10" table:formula="of:=1-POWER(1-[.K97];1.1)" office:value-type="float" office:value="0.259630466170446" calcext:value-type="float">
            <text:p>0,26</text:p>
          </table:table-cell>
          <table:table-cell table:style-name="ce10" table:formula="of:=1-POWER(1-[.L97];1.1)" office:value-type="float" office:value="0.281555220827542" calcext:value-type="float">
            <text:p>0,28</text:p>
          </table:table-cell>
          <table:table-cell table:style-name="ce10" table:formula="of:=1-POWER(1-[.M97];1.1)" office:value-type="float" office:value="0.304923296903314" calcext:value-type="float">
            <text:p>0,30</text:p>
          </table:table-cell>
          <table:table-cell table:style-name="ce10" table:formula="of:=1-POWER(1-[.N97];1.1)" office:value-type="float" office:value="0.329751260743737" calcext:value-type="float">
            <text:p>0,33</text:p>
          </table:table-cell>
          <table:table-cell table:style-name="ce10" table:formula="of:=1-POWER(1-[.O97];1.1)" office:value-type="float" office:value="0.356038940396628" calcext:value-type="float">
            <text:p>0,36</text:p>
          </table:table-cell>
          <table:table-cell table:style-name="ce10" table:formula="of:=1-POWER(1-[.P97];1.1)" office:value-type="float" office:value="0.383766126836498" calcext:value-type="float">
            <text:p>0,38</text:p>
          </table:table-cell>
          <table:table-cell table:style-name="ce10" table:formula="of:=1-POWER(1-[.Q97];1.1)" office:value-type="float" office:value="0.412889126626496" calcext:value-type="float">
            <text:p>0,41</text:p>
          </table:table-cell>
          <table:table-cell table:style-name="ce10" table:formula="of:=1-POWER(1-[.R97];1.1)" office:value-type="float" office:value="0.443337281714232" calcext:value-type="float">
            <text:p>0,44</text:p>
          </table:table-cell>
          <table:table-cell table:style-name="ce10" table:formula="of:=1-POWER(1-[.S97];1.1)" office:value-type="float" office:value="0.475009614914387" calcext:value-type="float">
            <text:p>0,48</text:p>
          </table:table-cell>
          <table:table-cell table:style-name="ce10" table:formula="of:=1-POWER(1-[.T97];1.1)" office:value-type="float" office:value="0.507771807317245" calcext:value-type="float">
            <text:p>0,51</text:p>
          </table:table-cell>
          <table:table-cell table:style-name="ce10" table:formula="of:=1-POWER(1-[.U97];1.1)" office:value-type="float" office:value="0.541453763830203" calcext:value-type="float">
            <text:p>0,54</text:p>
          </table:table-cell>
          <table:table-cell table:style-name="ce10" table:formula="of:=1-POWER(1-[.V97];1.1)" office:value-type="float" office:value="0.575848071134396" calcext:value-type="float">
            <text:p>0,58</text:p>
          </table:table-cell>
          <table:table-cell table:style-name="ce10" table:formula="of:=1-POWER(1-[.W97];1.1)" office:value-type="float" office:value="0.610709692392051" calcext:value-type="float">
            <text:p>0,61</text:p>
          </table:table-cell>
          <table:table-cell table:style-name="ce10" table:formula="of:=1-POWER(1-[.X97];1.1)" office:value-type="float" office:value="0.645757266798651" calcext:value-type="float">
            <text:p>0,65</text:p>
          </table:table-cell>
          <table:table-cell table:style-name="ce10" table:formula="of:=1-POWER(1-[.Y97];1.1)" office:value-type="float" office:value="0.680676379207367" calcext:value-type="float">
            <text:p>0,68</text:p>
          </table:table-cell>
          <table:table-cell table:style-name="ce10" table:formula="of:=1-POWER(1-[.Z97];1.1)" office:value-type="float" office:value="0.715125123721089" calcext:value-type="float">
            <text:p>0,72</text:p>
          </table:table-cell>
          <table:table-cell table:style-name="ce10" table:formula="of:=1-POWER(1-[.AA97];1.1)" office:value-type="float" office:value="0.748742193209238" calcext:value-type="float">
            <text:p>0,75</text:p>
          </table:table-cell>
          <table:table-cell table:style-name="ce10" table:formula="of:=1-POWER(1-[.AB97];1.1)" office:value-type="float" office:value="0.781157573779641" calcext:value-type="float">
            <text:p>0,78</text:p>
          </table:table-cell>
          <table:table-cell table:style-name="ce10" table:formula="of:=1-POWER(1-[.AC97];1.1)" office:value-type="float" office:value="0.812005703697316" calcext:value-type="float">
            <text:p>0,81</text:p>
          </table:table-cell>
          <table:table-cell table:style-name="ce10" table:formula="of:=1-POWER(1-[.AD97];1.1)" office:value-type="float" office:value="0.840940673063761" calcext:value-type="float">
            <text:p>0,84</text:p>
          </table:table-cell>
          <table:table-cell table:style-name="ce10" table:formula="of:=1-POWER(1-[.AE97];1.1)" office:value-type="float" office:value="0.867652709541887" calcext:value-type="float">
            <text:p>0,87</text:p>
          </table:table-cell>
          <table:table-cell table:style-name="ce10" table:formula="of:=1-POWER(1-[.AF97];1.1)" office:value-type="float" office:value="0.891884848835479" calcext:value-type="float">
            <text:p>0,89</text:p>
          </table:table-cell>
          <table:table-cell table:style-name="ce10" table:formula="of:=1-POWER(1-[.AG97];1.1)" office:value-type="float" office:value="0.913448377046969" calcext:value-type="float">
            <text:p>0,91</text:p>
          </table:table-cell>
          <table:table-cell table:style-name="ce10" table:formula="of:=1-POWER(1-[.AH97];1.1)" office:value-type="float" office:value="0.93223542210613" calcext:value-type="float">
            <text:p>0,93</text:p>
          </table:table-cell>
          <table:table-cell table:style-name="ce10" table:formula="of:=1-POWER(1-[.AI97];1.1)" office:value-type="float" office:value="0.948227038126926" calcext:value-type="float">
            <text:p>0,95</text:p>
          </table:table-cell>
          <table:table-cell table:style-name="ce10" table:formula="of:=1-POWER(1-[.AJ97];1.1)" office:value-type="float" office:value="0.961495338277183" calcext:value-type="float">
            <text:p>0,96</text:p>
          </table:table-cell>
          <table:table-cell table:style-name="ce10" table:formula="of:=1-POWER(1-[.AK97];1.1)" office:value-type="float" office:value="0.972198729487457" calcext:value-type="float">
            <text:p>0,97</text:p>
          </table:table-cell>
          <table:table-cell table:style-name="ce10" table:formula="of:=1-POWER(1-[.AL97];1.1)" office:value-type="float" office:value="0.980570075730046" calcext:value-type="float">
            <text:p>0,98</text:p>
          </table:table-cell>
          <table:table-cell table:style-name="ce10" table:formula="of:=1-POWER(1-[.AM97];1.1)" office:value-type="float" office:value="0.986898584543561" calcext:value-type="float">
            <text:p>0,99</text:p>
          </table:table-cell>
          <table:table-cell table:style-name="ce10" table:formula="of:=1-POWER(1-[.AN97];1.1)" office:value-type="float" office:value="0.991507216745118" calcext:value-type="float">
            <text:p>0,99</text:p>
          </table:table-cell>
          <table:table-cell table:style-name="ce10" table:formula="of:=1-POWER(1-[.AO97];1.1)" office:value-type="float" office:value="0.994728247112174" calcext:value-type="float">
            <text:p>0,99</text:p>
          </table:table-cell>
          <table:table-cell table:style-name="ce10" table:formula="of:=1-POWER(1-[.AP97];1.1)" office:value-type="float" office:value="0.996880029059019" calcext:value-type="float">
            <text:p>1,00</text:p>
          </table:table-cell>
          <table:table-cell table:style-name="ce10" table:formula="of:=1-POWER(1-[.AQ97];1.1)" office:value-type="float" office:value="0.99824787291166" calcext:value-type="float">
            <text:p>1,00</text:p>
          </table:table-cell>
          <table:table-cell table:style-name="ce10" table:formula="of:=1-POWER(1-[.AR97];1.1)" office:value-type="float" office:value="0.999071200090577" calcext:value-type="float">
            <text:p>1,00</text:p>
          </table:table-cell>
          <table:table-cell table:style-name="ce10" table:formula="of:=1-POWER(1-[.AS97];1.1)" office:value-type="float" office:value="0.999537922969275" calcext:value-type="float">
            <text:p>1,00</text:p>
          </table:table-cell>
          <table:table-cell table:style-name="ce10" table:formula="of:=1-POWER(1-[.AT97];1.1)" office:value-type="float" office:value="0.999785619233734" calcext:value-type="float">
            <text:p>1,00</text:p>
          </table:table-cell>
          <table:table-cell table:style-name="ce10" table:formula="of:=1-POWER(1-[.AU97];1.1)" office:value-type="float" office:value="0.999907890505097" calcext:value-type="float">
            <text:p>1,00</text:p>
          </table:table-cell>
          <table:table-cell table:style-name="ce10" table:formula="of:=1-POWER(1-[.AV97];1.1)" office:value-type="float" office:value="0.999963630708492" calcext:value-type="float">
            <text:p>1,00</text:p>
          </table:table-cell>
          <table:table-cell table:style-name="ce10" table:formula="of:=1-POWER(1-[.AW97];1.1)" office:value-type="float" office:value="0.999986913957545" calcext:value-type="float">
            <text:p>1,00</text:p>
          </table:table-cell>
          <table:table-cell table:style-name="ce10" table:formula="of:=1-POWER(1-[.AX97];1.1)" office:value-type="float" office:value="0.999995749019063" calcext:value-type="float">
            <text:p>1,00</text:p>
          </table:table-cell>
          <table:table-cell table:style-name="ce10" table:formula="of:=1-POWER(1-[.AY97];1.1)" office:value-type="float" office:value="0.999998765934892" calcext:value-type="float">
            <text:p>1,00</text:p>
          </table:table-cell>
          <table:table-cell table:style-name="ce10" table:formula="of:=1-POWER(1-[.AZ97];1.1)" office:value-type="float" office:value="0.999999683428452" calcext:value-type="float">
            <text:p>1,00</text:p>
          </table:table-cell>
          <table:table-cell table:style-name="ce10" table:formula="of:=1-POWER(1-[.BA97];1.1)" office:value-type="float" office:value="0.999999929120757" calcext:value-type="float">
            <text:p>1,00</text:p>
          </table:table-cell>
          <table:table-cell table:style-name="ce10" table:formula="of:=1-POWER(1-[.BB97];1.1)" office:value-type="float" office:value="0.999999986336216" calcext:value-type="float">
            <text:p>1,00</text:p>
          </table:table-cell>
          <table:table-cell table:style-name="ce10" table:formula="of:=1-POWER(1-[.BC97];1.1)" office:value-type="float" office:value="0.999999997765769" calcext:value-type="float">
            <text:p>1,00</text:p>
          </table:table-cell>
          <table:table-cell table:style-name="ce10" table:formula="of:=1-POWER(1-[.BD97];1.1)" office:value-type="float" office:value="0.999999999695182" calcext:value-type="float">
            <text:p>1,00</text:p>
          </table:table-cell>
          <table:table-cell table:style-name="ce10" table:formula="of:=1-POWER(1-[.BE97];1.1)" office:value-type="float" office:value="0.999999999965924" calcext:value-type="float">
            <text:p>1,00</text:p>
          </table:table-cell>
          <table:table-cell table:style-name="ce10" table:formula="of:=1-POWER(1-[.BF97];1.1)" office:value-type="float" office:value="0.99999999999694" calcext:value-type="float">
            <text:p>1,00</text:p>
          </table:table-cell>
          <table:table-cell table:style-name="ce10" table:formula="of:=1-POWER(1-[.BG97];1.1)" office:value-type="float" office:value="0.999999999999784" calcext:value-type="float">
            <text:p>1,00</text:p>
          </table:table-cell>
          <table:table-cell table:style-name="ce10" table:formula="of:=1-POWER(1-[.BH97];1.1)" office:value-type="float" office:value="0.999999999999988" calcext:value-type="float">
            <text:p>1,00</text:p>
          </table:table-cell>
          <table:table-cell table:style-name="ce10" table:formula="of:=1-POWER(1-[.BI97];1.1)" office:value-type="float" office:value="1" calcext:value-type="float">
            <text:p>1,00</text:p>
          </table:table-cell>
          <table:table-cell table:style-name="ce10" table:formula="of:=1-POWER(1-[.BJ97];1.1)" office:value-type="float" office:value="1" calcext:value-type="float">
            <text:p>1,00</text:p>
          </table:table-cell>
          <table:table-cell table:style-name="ce10" table:formula="of:=1-POWER(1-[.BK97];1.1)" office:value-type="float" office:value="1" calcext:value-type="float">
            <text:p>1,00</text:p>
          </table:table-cell>
          <table:table-cell table:style-name="ce10" table:formula="of:=1-POWER(1-[.BL97];1.1)" office:value-type="float" office:value="1" calcext:value-type="float">
            <text:p>1,00</text:p>
          </table:table-cell>
          <table:table-cell table:style-name="ce10" table:formula="of:=1-POWER(1-[.BM97];1.1)" office:value-type="float" office:value="1" calcext:value-type="float">
            <text:p>1,00</text:p>
          </table:table-cell>
          <table:table-cell table:style-name="ce10" table:formula="of:=1-POWER(1-[.BN97];1.1)" office:value-type="float" office:value="1" calcext:value-type="float">
            <text:p>1,00</text:p>
          </table:table-cell>
          <table:table-cell table:style-name="ce10" table:formula="of:=1-POWER(1-[.BO97];1.1)" office:value-type="float" office:value="1" calcext:value-type="float">
            <text:p>1,00</text:p>
          </table:table-cell>
          <table:table-cell table:style-name="ce10" table:formula="of:=1-POWER(1-[.BP97];1.1)" office:value-type="float" office:value="1" calcext:value-type="float">
            <text:p>1,00</text:p>
          </table:table-cell>
          <table:table-cell table:style-name="ce10" table:formula="of:=1-POWER(1-[.BQ97];1.1)" office:value-type="float" office:value="1" calcext:value-type="float">
            <text:p>1,00</text:p>
          </table:table-cell>
          <table:table-cell table:style-name="ce10" table:formula="of:=1-POWER(1-[.BR97];1.1)" office:value-type="float" office:value="1" calcext:value-type="float">
            <text:p>1,00</text:p>
          </table:table-cell>
          <table:table-cell table:style-name="ce10" table:formula="of:=1-POWER(1-[.BS97];1.1)" office:value-type="float" office:value="1" calcext:value-type="float">
            <text:p>1,00</text:p>
          </table:table-cell>
          <table:table-cell table:style-name="ce10" table:formula="of:=1-POWER(1-[.BT97];1.1)" office:value-type="float" office:value="1" calcext:value-type="float">
            <text:p>1,00</text:p>
          </table:table-cell>
          <table:table-cell table:style-name="ce10" table:formula="of:=1-POWER(1-[.BU97];1.1)" office:value-type="float" office:value="1" calcext:value-type="float">
            <text:p>1,00</text:p>
          </table:table-cell>
          <table:table-cell table:style-name="ce10" table:formula="of:=1-POWER(1-[.BV97];1.1)" office:value-type="float" office:value="1" calcext:value-type="float">
            <text:p>1,00</text:p>
          </table:table-cell>
          <table:table-cell table:style-name="ce10" table:formula="of:=1-POWER(1-[.BW97];1.1)" office:value-type="float" office:value="1" calcext:value-type="float">
            <text:p>1,00</text:p>
          </table:table-cell>
          <table:table-cell table:style-name="ce10" table:formula="of:=1-POWER(1-[.BX97];1.1)" office:value-type="float" office:value="1" calcext:value-type="float">
            <text:p>1,00</text:p>
          </table:table-cell>
          <table:table-cell table:style-name="ce10" table:formula="of:=1-POWER(1-[.BY97];1.1)" office:value-type="float" office:value="1" calcext:value-type="float">
            <text:p>1,00</text:p>
          </table:table-cell>
          <table:table-cell table:style-name="ce10" table:formula="of:=1-POWER(1-[.BZ97];1.1)" office:value-type="float" office:value="1" calcext:value-type="float">
            <text:p>1,00</text:p>
          </table:table-cell>
          <table:table-cell table:style-name="ce10" table:formula="of:=1-POWER(1-[.CA97];1.1)" office:value-type="float" office:value="1" calcext:value-type="float">
            <text:p>1,00</text:p>
          </table:table-cell>
          <table:table-cell table:style-name="ce10" table:formula="of:=1-POWER(1-[.CB97];1.1)" office:value-type="float" office:value="1" calcext:value-type="float">
            <text:p>1,00</text:p>
          </table:table-cell>
          <table:table-cell table:style-name="ce10" table:formula="of:=1-POWER(1-[.CC97];1.1)" office:value-type="float" office:value="1" calcext:value-type="float">
            <text:p>1,00</text:p>
          </table:table-cell>
          <table:table-cell table:style-name="ce10" table:formula="of:=1-POWER(1-[.CD97];1.1)" office:value-type="float" office:value="1" calcext:value-type="float">
            <text:p>1,00</text:p>
          </table:table-cell>
          <table:table-cell table:style-name="ce10" table:formula="of:=1-POWER(1-[.CE97];1.1)" office:value-type="float" office:value="1" calcext:value-type="float">
            <text:p>1,00</text:p>
          </table:table-cell>
          <table:table-cell table:style-name="ce10" table:formula="of:=1-POWER(1-[.CF97];1.1)" office:value-type="float" office:value="1" calcext:value-type="float">
            <text:p>1,00</text:p>
          </table:table-cell>
          <table:table-cell table:style-name="ce10" table:formula="of:=1-POWER(1-[.CG97];1.1)" office:value-type="float" office:value="1" calcext:value-type="float">
            <text:p>1,00</text:p>
          </table:table-cell>
          <table:table-cell table:style-name="ce10" table:formula="of:=1-POWER(1-[.CH97];1.1)" office:value-type="float" office:value="1" calcext:value-type="float">
            <text:p>1,00</text:p>
          </table:table-cell>
          <table:table-cell table:style-name="ce10" table:formula="of:=1-POWER(1-[.CI97];1.1)" office:value-type="float" office:value="1" calcext:value-type="float">
            <text:p>1,00</text:p>
          </table:table-cell>
          <table:table-cell table:style-name="ce10" table:formula="of:=1-POWER(1-[.CJ97];1.1)" office:value-type="float" office:value="1" calcext:value-type="float">
            <text:p>1,00</text:p>
          </table:table-cell>
          <table:table-cell table:style-name="ce10" table:formula="of:=1-POWER(1-[.CK97];1.1)" office:value-type="float" office:value="1" calcext:value-type="float">
            <text:p>1,00</text:p>
          </table:table-cell>
          <table:table-cell table:style-name="ce10" table:formula="of:=1-POWER(1-[.CL97];1.1)" office:value-type="float" office:value="1" calcext:value-type="float">
            <text:p>1,00</text:p>
          </table:table-cell>
          <table:table-cell table:style-name="ce10" table:formula="of:=1-POWER(1-[.CM97];1.1)" office:value-type="float" office:value="1" calcext:value-type="float">
            <text:p>1,00</text:p>
          </table:table-cell>
          <table:table-cell table:style-name="ce10" table:formula="of:=1-POWER(1-[.CN97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97]+0.1" office:value-type="float" office:value="0.2" calcext:value-type="float">
            <text:p>0,20</text:p>
          </table:table-cell>
          <table:table-cell table:style-name="ce10" table:formula="of:=1-POWER(1-[.A98];1.1)" office:value-type="float" office:value="0.217653785165657" calcext:value-type="float">
            <text:p>0,22</text:p>
          </table:table-cell>
          <table:table-cell table:style-name="ce10" table:formula="of:=1-POWER(1-[.B98];1.1)" office:value-type="float" office:value="0.236623327940772" calcext:value-type="float">
            <text:p>0,24</text:p>
          </table:table-cell>
          <table:table-cell table:style-name="ce10" table:formula="of:=1-POWER(1-[.C98];1.1)" office:value-type="float" office:value="0.25695900944272" calcext:value-type="float">
            <text:p>0,26</text:p>
          </table:table-cell>
          <table:table-cell table:style-name="ce10" table:formula="of:=1-POWER(1-[.D98];1.1)" office:value-type="float" office:value="0.278703126112204" calcext:value-type="float">
            <text:p>0,28</text:p>
          </table:table-cell>
          <table:table-cell table:style-name="ce10" table:formula="of:=1-POWER(1-[.E98];1.1)" office:value-type="float" office:value="0.301887434660244" calcext:value-type="float">
            <text:p>0,30</text:p>
          </table:table-cell>
          <table:table-cell table:style-name="ce10" table:formula="of:=1-POWER(1-[.F98];1.1)" office:value-type="float" office:value="0.326530394219659" calcext:value-type="float">
            <text:p>0,33</text:p>
          </table:table-cell>
          <table:table-cell table:style-name="ce10" table:formula="of:=1-POWER(1-[.G98];1.1)" office:value-type="float" office:value="0.352634127898967" calcext:value-type="float">
            <text:p>0,35</text:p>
          </table:table-cell>
          <table:table-cell table:style-name="ce10" table:formula="of:=1-POWER(1-[.H98];1.1)" office:value-type="float" office:value="0.380181149111371" calcext:value-type="float">
            <text:p>0,38</text:p>
          </table:table-cell>
          <table:table-cell table:style-name="ce10" table:formula="of:=1-POWER(1-[.I98];1.1)" office:value-type="float" office:value="0.409130927459364" calcext:value-type="float">
            <text:p>0,41</text:p>
          </table:table-cell>
          <table:table-cell table:style-name="ce10" table:formula="of:=1-POWER(1-[.J98];1.1)" office:value-type="float" office:value="0.439416404872304" calcext:value-type="float">
            <text:p>0,44</text:p>
          </table:table-cell>
          <table:table-cell table:style-name="ce10" table:formula="of:=1-POWER(1-[.K98];1.1)" office:value-type="float" office:value="0.470940614825456" calcext:value-type="float">
            <text:p>0,47</text:p>
          </table:table-cell>
          <table:table-cell table:style-name="ce10" table:formula="of:=1-POWER(1-[.L98];1.1)" office:value-type="float" office:value="0.503573604655472" calcext:value-type="float">
            <text:p>0,50</text:p>
          </table:table-cell>
          <table:table-cell table:style-name="ce10" table:formula="of:=1-POWER(1-[.M98];1.1)" office:value-type="float" office:value="0.537149910859978" calcext:value-type="float">
            <text:p>0,54</text:p>
          </table:table-cell>
          <table:table-cell table:style-name="ce10" table:formula="of:=1-POWER(1-[.N98];1.1)" office:value-type="float" office:value="0.571466885878767" calcext:value-type="float">
            <text:p>0,57</text:p>
          </table:table-cell>
          <table:table-cell table:style-name="ce10" table:formula="of:=1-POWER(1-[.O98];1.1)" office:value-type="float" office:value="0.606284216333984" calcext:value-type="float">
            <text:p>0,61</text:p>
          </table:table-cell>
          <table:table-cell table:style-name="ce10" table:formula="of:=1-POWER(1-[.P98];1.1)" office:value-type="float" office:value="0.641324999057017" calcext:value-type="float">
            <text:p>0,64</text:p>
          </table:table-cell>
          <table:table-cell table:style-name="ce10" table:formula="of:=1-POWER(1-[.Q98];1.1)" office:value-type="float" office:value="0.676278742361814" calcext:value-type="float">
            <text:p>0,68</text:p>
          </table:table-cell>
          <table:table-cell table:style-name="ce10" table:formula="of:=1-POWER(1-[.R98];1.1)" office:value-type="float" office:value="0.710806624237677" calcext:value-type="float">
            <text:p>0,71</text:p>
          </table:table-cell>
          <table:table-cell table:style-name="ce10" table:formula="of:=1-POWER(1-[.S98];1.1)" office:value-type="float" office:value="0.744549254231869" calcext:value-type="float">
            <text:p>0,74</text:p>
          </table:table-cell>
          <table:table-cell table:style-name="ce10" table:formula="of:=1-POWER(1-[.T98];1.1)" office:value-type="float" office:value="0.777137041022551" calcext:value-type="float">
            <text:p>0,78</text:p>
          </table:table-cell>
          <table:table-cell table:style-name="ce10" table:formula="of:=1-POWER(1-[.U98];1.1)" office:value-type="float" office:value="0.808203056623532" calcext:value-type="float">
            <text:p>0,81</text:p>
          </table:table-cell>
          <table:table-cell table:style-name="ce10" table:formula="of:=1-POWER(1-[.V98];1.1)" office:value-type="float" office:value="0.837398012466847" calcext:value-type="float">
            <text:p>0,84</text:p>
          </table:table-cell>
          <table:table-cell table:style-name="ce10" table:formula="of:=1-POWER(1-[.W98];1.1)" office:value-type="float" office:value="0.864406636218951" calcext:value-type="float">
            <text:p>0,86</text:p>
          </table:table-cell>
          <table:table-cell table:style-name="ce10" table:formula="of:=1-POWER(1-[.X98];1.1)" office:value-type="float" office:value="0.888964391162271" calcext:value-type="float">
            <text:p>0,89</text:p>
          </table:table-cell>
          <table:table-cell table:style-name="ce10" table:formula="of:=1-POWER(1-[.Y98];1.1)" office:value-type="float" office:value="0.910873160566255" calcext:value-type="float">
            <text:p>0,91</text:p>
          </table:table-cell>
          <table:table-cell table:style-name="ce10" table:formula="of:=1-POWER(1-[.Z98];1.1)" office:value-type="float" office:value="0.930014292602645" calcext:value-type="float">
            <text:p>0,93</text:p>
          </table:table-cell>
          <table:table-cell table:style-name="ce10" table:formula="of:=1-POWER(1-[.AA98];1.1)" office:value-type="float" office:value="0.946357341591046" calcext:value-type="float">
            <text:p>0,95</text:p>
          </table:table-cell>
          <table:table-cell table:style-name="ce10" table:formula="of:=1-POWER(1-[.AB98];1.1)" office:value-type="float" office:value="0.959963019031299" calcext:value-type="float">
            <text:p>0,96</text:p>
          </table:table-cell>
          <table:table-cell table:style-name="ce10" table:formula="of:=1-POWER(1-[.AC98];1.1)" office:value-type="float" office:value="0.970979328730903" calcext:value-type="float">
            <text:p>0,97</text:p>
          </table:table-cell>
          <table:table-cell table:style-name="ce10" table:formula="of:=1-POWER(1-[.AD98];1.1)" office:value-type="float" office:value="0.979630601758517" calcext:value-type="float">
            <text:p>0,98</text:p>
          </table:table-cell>
          <table:table-cell table:style-name="ce10" table:formula="of:=1-POWER(1-[.AE98];1.1)" office:value-type="float" office:value="0.986200097466703" calcext:value-type="float">
            <text:p>0,99</text:p>
          </table:table-cell>
          <table:table-cell table:style-name="ce10" table:formula="of:=1-POWER(1-[.AF98];1.1)" office:value-type="float" office:value="0.991007848382655" calcext:value-type="float">
            <text:p>0,99</text:p>
          </table:table-cell>
          <table:table-cell table:style-name="ce10" table:formula="of:=1-POWER(1-[.AG98];1.1)" office:value-type="float" office:value="0.994386289877201" calcext:value-type="float">
            <text:p>0,99</text:p>
          </table:table-cell>
          <table:table-cell table:style-name="ce10" table:formula="of:=1-POWER(1-[.AH98];1.1)" office:value-type="float" office:value="0.996656702824975" calcext:value-type="float">
            <text:p>1,00</text:p>
          </table:table-cell>
          <table:table-cell table:style-name="ce10" table:formula="of:=1-POWER(1-[.AI98];1.1)" office:value-type="float" office:value="0.99810943123035" calcext:value-type="float">
            <text:p>1,00</text:p>
          </table:table-cell>
          <table:table-cell table:style-name="ce10" table:formula="of:=1-POWER(1-[.AJ98];1.1)" office:value-type="float" office:value="0.998990161957297" calcext:value-type="float">
            <text:p>1,00</text:p>
          </table:table-cell>
          <table:table-cell table:style-name="ce10" table:formula="of:=1-POWER(1-[.AK98];1.1)" office:value-type="float" office:value="0.999493386334698" calcext:value-type="float">
            <text:p>1,00</text:p>
          </table:table-cell>
          <table:table-cell table:style-name="ce10" table:formula="of:=1-POWER(1-[.AL98];1.1)" office:value-type="float" office:value="0.999762783665846" calcext:value-type="float">
            <text:p>1,00</text:p>
          </table:table-cell>
          <table:table-cell table:style-name="ce10" table:formula="of:=1-POWER(1-[.AM98];1.1)" office:value-type="float" office:value="0.999897042248545" calcext:value-type="float">
            <text:p>1,00</text:p>
          </table:table-cell>
          <table:table-cell table:style-name="ce10" table:formula="of:=1-POWER(1-[.AN98];1.1)" office:value-type="float" office:value="0.99995889213192" calcext:value-type="float">
            <text:p>1,00</text:p>
          </table:table-cell>
          <table:table-cell table:style-name="ce10" table:formula="of:=1-POWER(1-[.AO98];1.1)" office:value-type="float" office:value="0.999985026702637" calcext:value-type="float">
            <text:p>1,00</text:p>
          </table:table-cell>
          <table:table-cell table:style-name="ce10" table:formula="of:=1-POWER(1-[.AP98];1.1)" office:value-type="float" office:value="0.999995069974172" calcext:value-type="float">
            <text:p>1,00</text:p>
          </table:table-cell>
          <table:table-cell table:style-name="ce10" table:formula="of:=1-POWER(1-[.AQ98];1.1)" office:value-type="float" office:value="0.999998547439888" calcext:value-type="float">
            <text:p>1,00</text:p>
          </table:table-cell>
          <table:table-cell table:style-name="ce10" table:formula="of:=1-POWER(1-[.AR98];1.1)" office:value-type="float" office:value="0.999999621254462" calcext:value-type="float">
            <text:p>1,00</text:p>
          </table:table-cell>
          <table:table-cell table:style-name="ce10" table:formula="of:=1-POWER(1-[.AS98];1.1)" office:value-type="float" office:value="0.999999913665917" calcext:value-type="float">
            <text:p>1,00</text:p>
          </table:table-cell>
          <table:table-cell table:style-name="ce10" table:formula="of:=1-POWER(1-[.AT98];1.1)" office:value-type="float" office:value="0.999999983025363" calcext:value-type="float">
            <text:p>1,00</text:p>
          </table:table-cell>
          <table:table-cell table:style-name="ce10" table:formula="of:=1-POWER(1-[.AU98];1.1)" office:value-type="float" office:value="0.999999997163515" calcext:value-type="float">
            <text:p>1,00</text:p>
          </table:table-cell>
          <table:table-cell table:style-name="ce10" table:formula="of:=1-POWER(1-[.AV98];1.1)" office:value-type="float" office:value="0.999999999603669" calcext:value-type="float">
            <text:p>1,00</text:p>
          </table:table-cell>
          <table:table-cell table:style-name="ce10" table:formula="of:=1-POWER(1-[.AW98];1.1)" office:value-type="float" office:value="0.999999999954515" calcext:value-type="float">
            <text:p>1,00</text:p>
          </table:table-cell>
          <table:table-cell table:style-name="ce10" table:formula="of:=1-POWER(1-[.AX98];1.1)" office:value-type="float" office:value="0.999999999995796" calcext:value-type="float">
            <text:p>1,00</text:p>
          </table:table-cell>
          <table:table-cell table:style-name="ce10" table:formula="of:=1-POWER(1-[.AY98];1.1)" office:value-type="float" office:value="0.999999999999694" calcext:value-type="float">
            <text:p>1,00</text:p>
          </table:table-cell>
          <table:table-cell table:style-name="ce10" table:formula="of:=1-POWER(1-[.AZ98];1.1)" office:value-type="float" office:value="0.999999999999983" calcext:value-type="float">
            <text:p>1,00</text:p>
          </table:table-cell>
          <table:table-cell table:style-name="ce10" table:formula="of:=1-POWER(1-[.BA98];1.1)" office:value-type="float" office:value="0.999999999999999" calcext:value-type="float">
            <text:p>1,00</text:p>
          </table:table-cell>
          <table:table-cell table:style-name="ce10" table:formula="of:=1-POWER(1-[.BB98];1.1)" office:value-type="float" office:value="1" calcext:value-type="float">
            <text:p>1,00</text:p>
          </table:table-cell>
          <table:table-cell table:style-name="ce10" table:formula="of:=1-POWER(1-[.BC98];1.1)" office:value-type="float" office:value="1" calcext:value-type="float">
            <text:p>1,00</text:p>
          </table:table-cell>
          <table:table-cell table:style-name="ce10" table:formula="of:=1-POWER(1-[.BD98];1.1)" office:value-type="float" office:value="1" calcext:value-type="float">
            <text:p>1,00</text:p>
          </table:table-cell>
          <table:table-cell table:style-name="ce10" table:formula="of:=1-POWER(1-[.BE98];1.1)" office:value-type="float" office:value="1" calcext:value-type="float">
            <text:p>1,00</text:p>
          </table:table-cell>
          <table:table-cell table:style-name="ce10" table:formula="of:=1-POWER(1-[.BF98];1.1)" office:value-type="float" office:value="1" calcext:value-type="float">
            <text:p>1,00</text:p>
          </table:table-cell>
          <table:table-cell table:style-name="ce10" table:formula="of:=1-POWER(1-[.BG98];1.1)" office:value-type="float" office:value="1" calcext:value-type="float">
            <text:p>1,00</text:p>
          </table:table-cell>
          <table:table-cell table:style-name="ce10" table:formula="of:=1-POWER(1-[.BH98];1.1)" office:value-type="float" office:value="1" calcext:value-type="float">
            <text:p>1,00</text:p>
          </table:table-cell>
          <table:table-cell table:style-name="ce10" table:formula="of:=1-POWER(1-[.BI98];1.1)" office:value-type="float" office:value="1" calcext:value-type="float">
            <text:p>1,00</text:p>
          </table:table-cell>
          <table:table-cell table:style-name="ce10" table:formula="of:=1-POWER(1-[.BJ98];1.1)" office:value-type="float" office:value="1" calcext:value-type="float">
            <text:p>1,00</text:p>
          </table:table-cell>
          <table:table-cell table:style-name="ce10" table:formula="of:=1-POWER(1-[.BK98];1.1)" office:value-type="float" office:value="1" calcext:value-type="float">
            <text:p>1,00</text:p>
          </table:table-cell>
          <table:table-cell table:style-name="ce10" table:formula="of:=1-POWER(1-[.BL98];1.1)" office:value-type="float" office:value="1" calcext:value-type="float">
            <text:p>1,00</text:p>
          </table:table-cell>
          <table:table-cell table:style-name="ce10" table:formula="of:=1-POWER(1-[.BM98];1.1)" office:value-type="float" office:value="1" calcext:value-type="float">
            <text:p>1,00</text:p>
          </table:table-cell>
          <table:table-cell table:style-name="ce10" table:formula="of:=1-POWER(1-[.BN98];1.1)" office:value-type="float" office:value="1" calcext:value-type="float">
            <text:p>1,00</text:p>
          </table:table-cell>
          <table:table-cell table:style-name="ce10" table:formula="of:=1-POWER(1-[.BO98];1.1)" office:value-type="float" office:value="1" calcext:value-type="float">
            <text:p>1,00</text:p>
          </table:table-cell>
          <table:table-cell table:style-name="ce10" table:formula="of:=1-POWER(1-[.BP98];1.1)" office:value-type="float" office:value="1" calcext:value-type="float">
            <text:p>1,00</text:p>
          </table:table-cell>
          <table:table-cell table:style-name="ce10" table:formula="of:=1-POWER(1-[.BQ98];1.1)" office:value-type="float" office:value="1" calcext:value-type="float">
            <text:p>1,00</text:p>
          </table:table-cell>
          <table:table-cell table:style-name="ce10" table:formula="of:=1-POWER(1-[.BR98];1.1)" office:value-type="float" office:value="1" calcext:value-type="float">
            <text:p>1,00</text:p>
          </table:table-cell>
          <table:table-cell table:style-name="ce10" table:formula="of:=1-POWER(1-[.BS98];1.1)" office:value-type="float" office:value="1" calcext:value-type="float">
            <text:p>1,00</text:p>
          </table:table-cell>
          <table:table-cell table:style-name="ce10" table:formula="of:=1-POWER(1-[.BT98];1.1)" office:value-type="float" office:value="1" calcext:value-type="float">
            <text:p>1,00</text:p>
          </table:table-cell>
          <table:table-cell table:style-name="ce10" table:formula="of:=1-POWER(1-[.BU98];1.1)" office:value-type="float" office:value="1" calcext:value-type="float">
            <text:p>1,00</text:p>
          </table:table-cell>
          <table:table-cell table:style-name="ce10" table:formula="of:=1-POWER(1-[.BV98];1.1)" office:value-type="float" office:value="1" calcext:value-type="float">
            <text:p>1,00</text:p>
          </table:table-cell>
          <table:table-cell table:style-name="ce10" table:formula="of:=1-POWER(1-[.BW98];1.1)" office:value-type="float" office:value="1" calcext:value-type="float">
            <text:p>1,00</text:p>
          </table:table-cell>
          <table:table-cell table:style-name="ce10" table:formula="of:=1-POWER(1-[.BX98];1.1)" office:value-type="float" office:value="1" calcext:value-type="float">
            <text:p>1,00</text:p>
          </table:table-cell>
          <table:table-cell table:style-name="ce10" table:formula="of:=1-POWER(1-[.BY98];1.1)" office:value-type="float" office:value="1" calcext:value-type="float">
            <text:p>1,00</text:p>
          </table:table-cell>
          <table:table-cell table:style-name="ce10" table:formula="of:=1-POWER(1-[.BZ98];1.1)" office:value-type="float" office:value="1" calcext:value-type="float">
            <text:p>1,00</text:p>
          </table:table-cell>
          <table:table-cell table:style-name="ce10" table:formula="of:=1-POWER(1-[.CA98];1.1)" office:value-type="float" office:value="1" calcext:value-type="float">
            <text:p>1,00</text:p>
          </table:table-cell>
          <table:table-cell table:style-name="ce10" table:formula="of:=1-POWER(1-[.CB98];1.1)" office:value-type="float" office:value="1" calcext:value-type="float">
            <text:p>1,00</text:p>
          </table:table-cell>
          <table:table-cell table:style-name="ce10" table:formula="of:=1-POWER(1-[.CC98];1.1)" office:value-type="float" office:value="1" calcext:value-type="float">
            <text:p>1,00</text:p>
          </table:table-cell>
          <table:table-cell table:style-name="ce10" table:formula="of:=1-POWER(1-[.CD98];1.1)" office:value-type="float" office:value="1" calcext:value-type="float">
            <text:p>1,00</text:p>
          </table:table-cell>
          <table:table-cell table:style-name="ce10" table:formula="of:=1-POWER(1-[.CE98];1.1)" office:value-type="float" office:value="1" calcext:value-type="float">
            <text:p>1,00</text:p>
          </table:table-cell>
          <table:table-cell table:style-name="ce10" table:formula="of:=1-POWER(1-[.CF98];1.1)" office:value-type="float" office:value="1" calcext:value-type="float">
            <text:p>1,00</text:p>
          </table:table-cell>
          <table:table-cell table:style-name="ce10" table:formula="of:=1-POWER(1-[.CG98];1.1)" office:value-type="float" office:value="1" calcext:value-type="float">
            <text:p>1,00</text:p>
          </table:table-cell>
          <table:table-cell table:style-name="ce10" table:formula="of:=1-POWER(1-[.CH98];1.1)" office:value-type="float" office:value="1" calcext:value-type="float">
            <text:p>1,00</text:p>
          </table:table-cell>
          <table:table-cell table:style-name="ce10" table:formula="of:=1-POWER(1-[.CI98];1.1)" office:value-type="float" office:value="1" calcext:value-type="float">
            <text:p>1,00</text:p>
          </table:table-cell>
          <table:table-cell table:style-name="ce10" table:formula="of:=1-POWER(1-[.CJ98];1.1)" office:value-type="float" office:value="1" calcext:value-type="float">
            <text:p>1,00</text:p>
          </table:table-cell>
          <table:table-cell table:style-name="ce10" table:formula="of:=1-POWER(1-[.CK98];1.1)" office:value-type="float" office:value="1" calcext:value-type="float">
            <text:p>1,00</text:p>
          </table:table-cell>
          <table:table-cell table:style-name="ce10" table:formula="of:=1-POWER(1-[.CL98];1.1)" office:value-type="float" office:value="1" calcext:value-type="float">
            <text:p>1,00</text:p>
          </table:table-cell>
          <table:table-cell table:style-name="ce10" table:formula="of:=1-POWER(1-[.CM98];1.1)" office:value-type="float" office:value="1" calcext:value-type="float">
            <text:p>1,00</text:p>
          </table:table-cell>
          <table:table-cell table:style-name="ce10" table:formula="of:=1-POWER(1-[.CN98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style-name="ce2" table:formula="of:=[.A98]+0.1" office:value-type="float" office:value="0.3" calcext:value-type="float">
            <text:p>0,30</text:p>
          </table:table-cell>
          <table:table-cell table:style-name="ce10" table:formula="of:=1-POWER(1-[.A99];1.1)" office:value-type="float" office:value="0.324527233416128" calcext:value-type="float">
            <text:p>0,32</text:p>
          </table:table-cell>
          <table:table-cell table:style-name="ce10" table:formula="of:=1-POWER(1-[.B99];1.1)" office:value-type="float" office:value="0.350515743230899" calcext:value-type="float">
            <text:p>0,35</text:p>
          </table:table-cell>
          <table:table-cell table:style-name="ce10" table:formula="of:=1-POWER(1-[.C99];1.1)" office:value-type="float" office:value="0.377949718062502" calcext:value-type="float">
            <text:p>0,38</text:p>
          </table:table-cell>
          <table:table-cell table:style-name="ce10" table:formula="of:=1-POWER(1-[.D99];1.1)" office:value-type="float" office:value="0.406790577953001" calcext:value-type="float">
            <text:p>0,41</text:p>
          </table:table-cell>
          <table:table-cell table:style-name="ce10" table:formula="of:=1-POWER(1-[.E99];1.1)" office:value-type="float" office:value="0.436973489462597" calcext:value-type="float">
            <text:p>0,44</text:p>
          </table:table-cell>
          <table:table-cell table:style-name="ce10" table:formula="of:=1-POWER(1-[.F99];1.1)" office:value-type="float" office:value="0.4684039700888" calcext:value-type="float">
            <text:p>0,47</text:p>
          </table:table-cell>
          <table:table-cell table:style-name="ce10" table:formula="of:=1-POWER(1-[.G99];1.1)" office:value-type="float" office:value="0.500954778154012" calcext:value-type="float">
            <text:p>0,50</text:p>
          </table:table-cell>
          <table:table-cell table:style-name="ce10" table:formula="of:=1-POWER(1-[.H99];1.1)" office:value-type="float" office:value="0.534463334086018" calcext:value-type="float">
            <text:p>0,53</text:p>
          </table:table-cell>
          <table:table-cell table:style-name="ce10" table:formula="of:=1-POWER(1-[.I99];1.1)" office:value-type="float" office:value="0.568729967912452" calcext:value-type="float">
            <text:p>0,57</text:p>
          </table:table-cell>
          <table:table-cell table:style-name="ce10" table:formula="of:=1-POWER(1-[.J99];1.1)" office:value-type="float" office:value="0.603517330097196" calcext:value-type="float">
            <text:p>0,60</text:p>
          </table:table-cell>
          <table:table-cell table:style-name="ce10" table:formula="of:=1-POWER(1-[.K99];1.1)" office:value-type="float" office:value="0.638551330735949" calcext:value-type="float">
            <text:p>0,64</text:p>
          </table:table-cell>
          <table:table-cell table:style-name="ce10" table:formula="of:=1-POWER(1-[.L99];1.1)" office:value-type="float" office:value="0.673523975665786" calcext:value-type="float">
            <text:p>0,67</text:p>
          </table:table-cell>
          <table:table-cell table:style-name="ce10" table:formula="of:=1-POWER(1-[.M99];1.1)" office:value-type="float" office:value="0.708098435625739" calcext:value-type="float">
            <text:p>0,71</text:p>
          </table:table-cell>
          <table:table-cell table:style-name="ce10" table:formula="of:=1-POWER(1-[.N99];1.1)" office:value-type="float" office:value="0.741916604015258" calcext:value-type="float">
            <text:p>0,74</text:p>
          </table:table-cell>
          <table:table-cell table:style-name="ce10" table:formula="of:=1-POWER(1-[.O99];1.1)" office:value-type="float" office:value="0.774609259076837" calcext:value-type="float">
            <text:p>0,77</text:p>
          </table:table-cell>
          <table:table-cell table:style-name="ce10" table:formula="of:=1-POWER(1-[.P99];1.1)" office:value-type="float" office:value="0.805808740586836" calcext:value-type="float">
            <text:p>0,81</text:p>
          </table:table-cell>
          <table:table-cell table:style-name="ce10" table:formula="of:=1-POWER(1-[.Q99];1.1)" office:value-type="float" office:value="0.835163780237043" calcext:value-type="float">
            <text:p>0,84</text:p>
          </table:table-cell>
          <table:table-cell table:style-name="ce10" table:formula="of:=1-POWER(1-[.R99];1.1)" office:value-type="float" office:value="0.862355801646331" calcext:value-type="float">
            <text:p>0,86</text:p>
          </table:table-cell>
          <table:table-cell table:style-name="ce10" table:formula="of:=1-POWER(1-[.S99];1.1)" office:value-type="float" office:value="0.887115659033238" calcext:value-type="float">
            <text:p>0,89</text:p>
          </table:table-cell>
          <table:table-cell table:style-name="ce10" table:formula="of:=1-POWER(1-[.T99];1.1)" office:value-type="float" office:value="0.909239459813301" calcext:value-type="float">
            <text:p>0,91</text:p>
          </table:table-cell>
          <table:table-cell table:style-name="ce10" table:formula="of:=1-POWER(1-[.U99];1.1)" office:value-type="float" office:value="0.928601879534872" calcext:value-type="float">
            <text:p>0,93</text:p>
          </table:table-cell>
          <table:table-cell table:style-name="ce10" table:formula="of:=1-POWER(1-[.V99];1.1)" office:value-type="float" office:value="0.945165301845611" calcext:value-type="float">
            <text:p>0,95</text:p>
          </table:table-cell>
          <table:table-cell table:style-name="ce10" table:formula="of:=1-POWER(1-[.W99];1.1)" office:value-type="float" office:value="0.958983272929188" calcext:value-type="float">
            <text:p>0,96</text:p>
          </table:table-cell>
          <table:table-cell table:style-name="ce10" table:formula="of:=1-POWER(1-[.X99];1.1)" office:value-type="float" office:value="0.970197197609875" calcext:value-type="float">
            <text:p>0,97</text:p>
          </table:table-cell>
          <table:table-cell table:style-name="ce10" table:formula="of:=1-POWER(1-[.Y99];1.1)" office:value-type="float" office:value="0.979025925151647" calcext:value-type="float">
            <text:p>0,98</text:p>
          </table:table-cell>
          <table:table-cell table:style-name="ce10" table:formula="of:=1-POWER(1-[.Z99];1.1)" office:value-type="float" office:value="0.985748811160953" calcext:value-type="float">
            <text:p>0,99</text:p>
          </table:table-cell>
          <table:table-cell table:style-name="ce10" table:formula="of:=1-POWER(1-[.AA99];1.1)" office:value-type="float" office:value="0.990683855753017" calcext:value-type="float">
            <text:p>0,99</text:p>
          </table:table-cell>
          <table:table-cell table:style-name="ce10" table:formula="of:=1-POWER(1-[.AB99];1.1)" office:value-type="float" office:value="0.994163401425047" calcext:value-type="float">
            <text:p>0,99</text:p>
          </table:table-cell>
          <table:table-cell table:style-name="ce10" table:formula="of:=1-POWER(1-[.AC99];1.1)" office:value-type="float" office:value="0.996510398722333" calcext:value-type="float">
            <text:p>1,00</text:p>
          </table:table-cell>
          <table:table-cell table:style-name="ce10" table:formula="of:=1-POWER(1-[.AD99];1.1)" office:value-type="float" office:value="0.998018229369424" calcext:value-type="float">
            <text:p>1,00</text:p>
          </table:table-cell>
          <table:table-cell table:style-name="ce10" table:formula="of:=1-POWER(1-[.AE99];1.1)" office:value-type="float" office:value="0.99893644800453" calcext:value-type="float">
            <text:p>1,00</text:p>
          </table:table-cell>
          <table:table-cell table:style-name="ce10" table:formula="of:=1-POWER(1-[.AF99];1.1)" office:value-type="float" office:value="0.999463666901229" calcext:value-type="float">
            <text:p>1,00</text:p>
          </table:table-cell>
          <table:table-cell table:style-name="ce10" table:formula="of:=1-POWER(1-[.AG99];1.1)" office:value-type="float" office:value="0.999747432154599" calcext:value-type="float">
            <text:p>1,00</text:p>
          </table:table-cell>
          <table:table-cell table:style-name="ce10" table:formula="of:=1-POWER(1-[.AH99];1.1)" office:value-type="float" office:value="0.999889689750894" calcext:value-type="float">
            <text:p>1,00</text:p>
          </table:table-cell>
          <table:table-cell table:style-name="ce10" table:formula="of:=1-POWER(1-[.AI99];1.1)" office:value-type="float" office:value="0.99995565165148" calcext:value-type="float">
            <text:p>1,00</text:p>
          </table:table-cell>
          <table:table-cell table:style-name="ce10" table:formula="of:=1-POWER(1-[.AJ99];1.1)" office:value-type="float" office:value="0.999983723343547" calcext:value-type="float">
            <text:p>1,00</text:p>
          </table:table-cell>
          <table:table-cell table:style-name="ce10" table:formula="of:=1-POWER(1-[.AK99];1.1)" office:value-type="float" office:value="0.999994595920657" calcext:value-type="float">
            <text:p>1,00</text:p>
          </table:table-cell>
          <table:table-cell table:style-name="ce10" table:formula="of:=1-POWER(1-[.AL99];1.1)" office:value-type="float" office:value="0.99999839308136" calcext:value-type="float">
            <text:p>1,00</text:p>
          </table:table-cell>
          <table:table-cell table:style-name="ce10" table:formula="of:=1-POWER(1-[.AM99];1.1)" office:value-type="float" office:value="0.999999576753596" calcext:value-type="float">
            <text:p>1,00</text:p>
          </table:table-cell>
          <table:table-cell table:style-name="ce10" table:formula="of:=1-POWER(1-[.AN99];1.1)" office:value-type="float" office:value="0.99999990244431" calcext:value-type="float">
            <text:p>1,00</text:p>
          </table:table-cell>
          <table:table-cell table:style-name="ce10" table:formula="of:=1-POWER(1-[.AO99];1.1)" office:value-type="float" office:value="0.999999980583191" calcext:value-type="float">
            <text:p>1,00</text:p>
          </table:table-cell>
          <table:table-cell table:style-name="ce10" table:formula="of:=1-POWER(1-[.AP99];1.1)" office:value-type="float" office:value="0.999999996711517" calcext:value-type="float">
            <text:p>1,00</text:p>
          </table:table-cell>
          <table:table-cell table:style-name="ce10" table:formula="of:=1-POWER(1-[.AQ99];1.1)" office:value-type="float" office:value="0.999999999533668" calcext:value-type="float">
            <text:p>1,00</text:p>
          </table:table-cell>
          <table:table-cell table:style-name="ce10" table:formula="of:=1-POWER(1-[.AR99];1.1)" office:value-type="float" office:value="0.999999999945604" calcext:value-type="float">
            <text:p>1,00</text:p>
          </table:table-cell>
          <table:table-cell table:style-name="ce10" table:formula="of:=1-POWER(1-[.AS99];1.1)" office:value-type="float" office:value="0.999999999994882" calcext:value-type="float">
            <text:p>1,00</text:p>
          </table:table-cell>
          <table:table-cell table:style-name="ce10" table:formula="of:=1-POWER(1-[.AT99];1.1)" office:value-type="float" office:value="0.99999999999962" calcext:value-type="float">
            <text:p>1,00</text:p>
          </table:table-cell>
          <table:table-cell table:style-name="ce10" table:formula="of:=1-POWER(1-[.AU99];1.1)" office:value-type="float" office:value="0.999999999999978" calcext:value-type="float">
            <text:p>1,00</text:p>
          </table:table-cell>
          <table:table-cell table:style-name="ce10" table:formula="of:=1-POWER(1-[.AV99];1.1)" office:value-type="float" office:value="0.999999999999999" calcext:value-type="float">
            <text:p>1,00</text:p>
          </table:table-cell>
          <table:table-cell table:style-name="ce10" table:formula="of:=1-POWER(1-[.AW99];1.1)" office:value-type="float" office:value="1" calcext:value-type="float">
            <text:p>1,00</text:p>
          </table:table-cell>
          <table:table-cell table:style-name="ce10" table:formula="of:=1-POWER(1-[.AX99];1.1)" office:value-type="float" office:value="1" calcext:value-type="float">
            <text:p>1,00</text:p>
          </table:table-cell>
          <table:table-cell table:style-name="ce10" table:formula="of:=1-POWER(1-[.AY99];1.1)" office:value-type="float" office:value="1" calcext:value-type="float">
            <text:p>1,00</text:p>
          </table:table-cell>
          <table:table-cell table:style-name="ce10" table:formula="of:=1-POWER(1-[.AZ99];1.1)" office:value-type="float" office:value="1" calcext:value-type="float">
            <text:p>1,00</text:p>
          </table:table-cell>
          <table:table-cell table:style-name="ce10" table:formula="of:=1-POWER(1-[.BA99];1.1)" office:value-type="float" office:value="1" calcext:value-type="float">
            <text:p>1,00</text:p>
          </table:table-cell>
          <table:table-cell table:style-name="ce10" table:formula="of:=1-POWER(1-[.BB99];1.1)" office:value-type="float" office:value="1" calcext:value-type="float">
            <text:p>1,00</text:p>
          </table:table-cell>
          <table:table-cell table:style-name="ce10" table:formula="of:=1-POWER(1-[.BC99];1.1)" office:value-type="float" office:value="1" calcext:value-type="float">
            <text:p>1,00</text:p>
          </table:table-cell>
          <table:table-cell table:style-name="ce10" table:formula="of:=1-POWER(1-[.BD99];1.1)" office:value-type="float" office:value="1" calcext:value-type="float">
            <text:p>1,00</text:p>
          </table:table-cell>
          <table:table-cell table:style-name="ce10" table:formula="of:=1-POWER(1-[.BE99];1.1)" office:value-type="float" office:value="1" calcext:value-type="float">
            <text:p>1,00</text:p>
          </table:table-cell>
          <table:table-cell table:style-name="ce10" table:formula="of:=1-POWER(1-[.BF99];1.1)" office:value-type="float" office:value="1" calcext:value-type="float">
            <text:p>1,00</text:p>
          </table:table-cell>
          <table:table-cell table:style-name="ce10" table:formula="of:=1-POWER(1-[.BG99];1.1)" office:value-type="float" office:value="1" calcext:value-type="float">
            <text:p>1,00</text:p>
          </table:table-cell>
          <table:table-cell table:style-name="ce10" table:formula="of:=1-POWER(1-[.BH99];1.1)" office:value-type="float" office:value="1" calcext:value-type="float">
            <text:p>1,00</text:p>
          </table:table-cell>
          <table:table-cell table:style-name="ce10" table:formula="of:=1-POWER(1-[.BI99];1.1)" office:value-type="float" office:value="1" calcext:value-type="float">
            <text:p>1,00</text:p>
          </table:table-cell>
          <table:table-cell table:style-name="ce10" table:formula="of:=1-POWER(1-[.BJ99];1.1)" office:value-type="float" office:value="1" calcext:value-type="float">
            <text:p>1,00</text:p>
          </table:table-cell>
          <table:table-cell table:style-name="ce10" table:formula="of:=1-POWER(1-[.BK99];1.1)" office:value-type="float" office:value="1" calcext:value-type="float">
            <text:p>1,00</text:p>
          </table:table-cell>
          <table:table-cell table:style-name="ce10" table:formula="of:=1-POWER(1-[.BL99];1.1)" office:value-type="float" office:value="1" calcext:value-type="float">
            <text:p>1,00</text:p>
          </table:table-cell>
          <table:table-cell table:style-name="ce10" table:formula="of:=1-POWER(1-[.BM99];1.1)" office:value-type="float" office:value="1" calcext:value-type="float">
            <text:p>1,00</text:p>
          </table:table-cell>
          <table:table-cell table:style-name="ce10" table:formula="of:=1-POWER(1-[.BN99];1.1)" office:value-type="float" office:value="1" calcext:value-type="float">
            <text:p>1,00</text:p>
          </table:table-cell>
          <table:table-cell table:style-name="ce10" table:formula="of:=1-POWER(1-[.BO99];1.1)" office:value-type="float" office:value="1" calcext:value-type="float">
            <text:p>1,00</text:p>
          </table:table-cell>
          <table:table-cell table:style-name="ce10" table:formula="of:=1-POWER(1-[.BP99];1.1)" office:value-type="float" office:value="1" calcext:value-type="float">
            <text:p>1,00</text:p>
          </table:table-cell>
          <table:table-cell table:style-name="ce10" table:formula="of:=1-POWER(1-[.BQ99];1.1)" office:value-type="float" office:value="1" calcext:value-type="float">
            <text:p>1,00</text:p>
          </table:table-cell>
          <table:table-cell table:style-name="ce10" table:formula="of:=1-POWER(1-[.BR99];1.1)" office:value-type="float" office:value="1" calcext:value-type="float">
            <text:p>1,00</text:p>
          </table:table-cell>
          <table:table-cell table:style-name="ce10" table:formula="of:=1-POWER(1-[.BS99];1.1)" office:value-type="float" office:value="1" calcext:value-type="float">
            <text:p>1,00</text:p>
          </table:table-cell>
          <table:table-cell table:style-name="ce10" table:formula="of:=1-POWER(1-[.BT99];1.1)" office:value-type="float" office:value="1" calcext:value-type="float">
            <text:p>1,00</text:p>
          </table:table-cell>
          <table:table-cell table:style-name="ce10" table:formula="of:=1-POWER(1-[.BU99];1.1)" office:value-type="float" office:value="1" calcext:value-type="float">
            <text:p>1,00</text:p>
          </table:table-cell>
          <table:table-cell table:style-name="ce10" table:formula="of:=1-POWER(1-[.BV99];1.1)" office:value-type="float" office:value="1" calcext:value-type="float">
            <text:p>1,00</text:p>
          </table:table-cell>
          <table:table-cell table:style-name="ce10" table:formula="of:=1-POWER(1-[.BW99];1.1)" office:value-type="float" office:value="1" calcext:value-type="float">
            <text:p>1,00</text:p>
          </table:table-cell>
          <table:table-cell table:style-name="ce10" table:formula="of:=1-POWER(1-[.BX99];1.1)" office:value-type="float" office:value="1" calcext:value-type="float">
            <text:p>1,00</text:p>
          </table:table-cell>
          <table:table-cell table:style-name="ce10" table:formula="of:=1-POWER(1-[.BY99];1.1)" office:value-type="float" office:value="1" calcext:value-type="float">
            <text:p>1,00</text:p>
          </table:table-cell>
          <table:table-cell table:style-name="ce10" table:formula="of:=1-POWER(1-[.BZ99];1.1)" office:value-type="float" office:value="1" calcext:value-type="float">
            <text:p>1,00</text:p>
          </table:table-cell>
          <table:table-cell table:style-name="ce10" table:formula="of:=1-POWER(1-[.CA99];1.1)" office:value-type="float" office:value="1" calcext:value-type="float">
            <text:p>1,00</text:p>
          </table:table-cell>
          <table:table-cell table:style-name="ce10" table:formula="of:=1-POWER(1-[.CB99];1.1)" office:value-type="float" office:value="1" calcext:value-type="float">
            <text:p>1,00</text:p>
          </table:table-cell>
          <table:table-cell table:style-name="ce10" table:formula="of:=1-POWER(1-[.CC99];1.1)" office:value-type="float" office:value="1" calcext:value-type="float">
            <text:p>1,00</text:p>
          </table:table-cell>
          <table:table-cell table:style-name="ce10" table:formula="of:=1-POWER(1-[.CD99];1.1)" office:value-type="float" office:value="1" calcext:value-type="float">
            <text:p>1,00</text:p>
          </table:table-cell>
          <table:table-cell table:style-name="ce10" table:formula="of:=1-POWER(1-[.CE99];1.1)" office:value-type="float" office:value="1" calcext:value-type="float">
            <text:p>1,00</text:p>
          </table:table-cell>
          <table:table-cell table:style-name="ce10" table:formula="of:=1-POWER(1-[.CF99];1.1)" office:value-type="float" office:value="1" calcext:value-type="float">
            <text:p>1,00</text:p>
          </table:table-cell>
          <table:table-cell table:style-name="ce10" table:formula="of:=1-POWER(1-[.CG99];1.1)" office:value-type="float" office:value="1" calcext:value-type="float">
            <text:p>1,00</text:p>
          </table:table-cell>
          <table:table-cell table:style-name="ce10" table:formula="of:=1-POWER(1-[.CH99];1.1)" office:value-type="float" office:value="1" calcext:value-type="float">
            <text:p>1,00</text:p>
          </table:table-cell>
          <table:table-cell table:style-name="ce10" table:formula="of:=1-POWER(1-[.CI99];1.1)" office:value-type="float" office:value="1" calcext:value-type="float">
            <text:p>1,00</text:p>
          </table:table-cell>
          <table:table-cell table:style-name="ce10" table:formula="of:=1-POWER(1-[.CJ99];1.1)" office:value-type="float" office:value="1" calcext:value-type="float">
            <text:p>1,00</text:p>
          </table:table-cell>
          <table:table-cell table:style-name="ce10" table:formula="of:=1-POWER(1-[.CK99];1.1)" office:value-type="float" office:value="1" calcext:value-type="float">
            <text:p>1,00</text:p>
          </table:table-cell>
          <table:table-cell table:style-name="ce10" table:formula="of:=1-POWER(1-[.CL99];1.1)" office:value-type="float" office:value="1" calcext:value-type="float">
            <text:p>1,00</text:p>
          </table:table-cell>
          <table:table-cell table:style-name="ce10" table:formula="of:=1-POWER(1-[.CM99];1.1)" office:value-type="float" office:value="1" calcext:value-type="float">
            <text:p>1,00</text:p>
          </table:table-cell>
          <table:table-cell table:style-name="ce10" table:formula="of:=1-POWER(1-[.CN99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99]+0.1" office:value-type="float" office:value="0.4" calcext:value-type="float">
            <text:p>0,40</text:p>
          </table:table-cell>
          <table:table-cell table:style-name="ce10" table:formula="of:=1-POWER(1-[.A100];1.1)" office:value-type="float" office:value="0.429879870096594" calcext:value-type="float">
            <text:p>0,43</text:p>
          </table:table-cell>
          <table:table-cell table:style-name="ce10" table:formula="of:=1-POWER(1-[.B100];1.1)" office:value-type="float" office:value="0.46103195996495" calcext:value-type="float">
            <text:p>0,46</text:p>
          </table:table-cell>
          <table:table-cell table:style-name="ce10" table:formula="of:=1-POWER(1-[.C100];1.1)" office:value-type="float" office:value="0.493336855375214" calcext:value-type="float">
            <text:p>0,49</text:p>
          </table:table-cell>
          <table:table-cell table:style-name="ce10" table:formula="of:=1-POWER(1-[.D100];1.1)" office:value-type="float" office:value="0.526640338519538" calcext:value-type="float">
            <text:p>0,53</text:p>
          </table:table-cell>
          <table:table-cell table:style-name="ce10" table:formula="of:=1-POWER(1-[.E100];1.1)" office:value-type="float" office:value="0.560751415883387" calcext:value-type="float">
            <text:p>0,56</text:p>
          </table:table-cell>
          <table:table-cell table:style-name="ce10" table:formula="of:=1-POWER(1-[.F100];1.1)" office:value-type="float" office:value="0.595441428358898" calcext:value-type="float">
            <text:p>0,60</text:p>
          </table:table-cell>
          <table:table-cell table:style-name="ce10" table:formula="of:=1-POWER(1-[.G100];1.1)" office:value-type="float" office:value="0.630444603939218" calcext:value-type="float">
            <text:p>0,63</text:p>
          </table:table-cell>
          <table:table-cell table:style-name="ce10" table:formula="of:=1-POWER(1-[.H100];1.1)" office:value-type="float" office:value="0.665460423483137" calcext:value-type="float">
            <text:p>0,67</text:p>
          </table:table-cell>
          <table:table-cell table:style-name="ce10" table:formula="of:=1-POWER(1-[.I100];1.1)" office:value-type="float" office:value="0.700158147022226" calcext:value-type="float">
            <text:p>0,70</text:p>
          </table:table-cell>
          <table:table-cell table:style-name="ce10" table:formula="of:=1-POWER(1-[.J100];1.1)" office:value-type="float" office:value="0.734183779688965" calcext:value-type="float">
            <text:p>0,73</text:p>
          </table:table-cell>
          <table:table-cell table:style-name="ce10" table:formula="of:=1-POWER(1-[.K100];1.1)" office:value-type="float" office:value="0.767169631110336" calcext:value-type="float">
            <text:p>0,77</text:p>
          </table:table-cell>
          <table:table-cell table:style-name="ce10" table:formula="of:=1-POWER(1-[.L100];1.1)" office:value-type="float" office:value="0.79874643190648" calcext:value-type="float">
            <text:p>0,80</text:p>
          </table:table-cell>
          <table:table-cell table:style-name="ce10" table:formula="of:=1-POWER(1-[.M100];1.1)" office:value-type="float" office:value="0.828557714464107" calcext:value-type="float">
            <text:p>0,83</text:p>
          </table:table-cell>
          <table:table-cell table:style-name="ce10" table:formula="of:=1-POWER(1-[.N100];1.1)" office:value-type="float" office:value="0.856275852096881" calcext:value-type="float">
            <text:p>0,86</text:p>
          </table:table-cell>
          <table:table-cell table:style-name="ce10" table:formula="of:=1-POWER(1-[.O100];1.1)" office:value-type="float" office:value="0.881618805782164" calcext:value-type="float">
            <text:p>0,88</text:p>
          </table:table-cell>
          <table:table-cell table:style-name="ce10" table:formula="of:=1-POWER(1-[.P100];1.1)" office:value-type="float" office:value="0.9043662934359" calcext:value-type="float">
            <text:p>0,90</text:p>
          </table:table-cell>
          <table:table-cell table:style-name="ce10" table:formula="of:=1-POWER(1-[.Q100];1.1)" office:value-type="float" office:value="0.924373833362473" calcext:value-type="float">
            <text:p>0,92</text:p>
          </table:table-cell>
          <table:table-cell table:style-name="ce10" table:formula="of:=1-POWER(1-[.R100];1.1)" office:value-type="float" office:value="0.941582993815641" calcext:value-type="float">
            <text:p>0,94</text:p>
          </table:table-cell>
          <table:table-cell table:style-name="ce10" table:formula="of:=1-POWER(1-[.S100];1.1)" office:value-type="float" office:value="0.95602627808704" calcext:value-type="float">
            <text:p>0,96</text:p>
          </table:table-cell>
          <table:table-cell table:style-name="ce10" table:formula="of:=1-POWER(1-[.T100];1.1)" office:value-type="float" office:value="0.967825445057609" calcext:value-type="float">
            <text:p>0,97</text:p>
          </table:table-cell>
          <table:table-cell table:style-name="ce10" table:formula="of:=1-POWER(1-[.U100];1.1)" office:value-type="float" office:value="0.977182723615576" calcext:value-type="float">
            <text:p>0,98</text:p>
          </table:table-cell>
          <table:table-cell table:style-name="ce10" table:formula="of:=1-POWER(1-[.V100];1.1)" office:value-type="float" office:value="0.984365277285948" calcext:value-type="float">
            <text:p>0,98</text:p>
          </table:table-cell>
          <table:table-cell table:style-name="ce10" table:formula="of:=1-POWER(1-[.W100];1.1)" office:value-type="float" office:value="0.989684288168637" calcext:value-type="float">
            <text:p>0,99</text:p>
          </table:table-cell>
          <table:table-cell table:style-name="ce10" table:formula="of:=1-POWER(1-[.X100];1.1)" office:value-type="float" office:value="0.993470963119338" calcext:value-type="float">
            <text:p>0,99</text:p>
          </table:table-cell>
          <table:table-cell table:style-name="ce10" table:formula="of:=1-POWER(1-[.Y100];1.1)" office:value-type="float" office:value="0.996052391876565" calcext:value-type="float">
            <text:p>1,00</text:p>
          </table:table-cell>
          <table:table-cell table:style-name="ce10" table:formula="of:=1-POWER(1-[.Z100];1.1)" office:value-type="float" office:value="0.997730305332029" calcext:value-type="float">
            <text:p>1,00</text:p>
          </table:table-cell>
          <table:table-cell table:style-name="ce10" table:formula="of:=1-POWER(1-[.AA100];1.1)" office:value-type="float" office:value="0.998765292230071" calcext:value-type="float">
            <text:p>1,00</text:p>
          </table:table-cell>
          <table:table-cell table:style-name="ce10" table:formula="of:=1-POWER(1-[.AB100];1.1)" office:value-type="float" office:value="0.999367994876146" calcext:value-type="float">
            <text:p>1,00</text:p>
          </table:table-cell>
          <table:table-cell table:style-name="ce10" table:formula="of:=1-POWER(1-[.AC100];1.1)" office:value-type="float" office:value="0.999697453133566" calcext:value-type="float">
            <text:p>1,00</text:p>
          </table:table-cell>
          <table:table-cell table:style-name="ce10" table:formula="of:=1-POWER(1-[.AD100];1.1)" office:value-type="float" office:value="0.999865453648618" calcext:value-type="float">
            <text:p>1,00</text:p>
          </table:table-cell>
          <table:table-cell table:style-name="ce10" table:formula="of:=1-POWER(1-[.AE100];1.1)" office:value-type="float" office:value="0.999944822868679" calcext:value-type="float">
            <text:p>1,00</text:p>
          </table:table-cell>
          <table:table-cell table:style-name="ce10" table:formula="of:=1-POWER(1-[.AF100];1.1)" office:value-type="float" office:value="0.99997930168322" calcext:value-type="float">
            <text:p>1,00</text:p>
          </table:table-cell>
          <table:table-cell table:style-name="ce10" table:formula="of:=1-POWER(1-[.AG100];1.1)" office:value-type="float" office:value="0.999992960715269" calcext:value-type="float">
            <text:p>1,00</text:p>
          </table:table-cell>
          <table:table-cell table:style-name="ce10" table:formula="of:=1-POWER(1-[.AH100];1.1)" office:value-type="float" office:value="0.999997850777465" calcext:value-type="float">
            <text:p>1,00</text:p>
          </table:table-cell>
          <table:table-cell table:style-name="ce10" table:formula="of:=1-POWER(1-[.AI100];1.1)" office:value-type="float" office:value="0.999999417213445" calcext:value-type="float">
            <text:p>1,00</text:p>
          </table:table-cell>
          <table:table-cell table:style-name="ce10" table:formula="of:=1-POWER(1-[.AJ100];1.1)" office:value-type="float" office:value="0.999999861305105" calcext:value-type="float">
            <text:p>1,00</text:p>
          </table:table-cell>
          <table:table-cell table:style-name="ce10" table:formula="of:=1-POWER(1-[.AK100];1.1)" office:value-type="float" office:value="0.999999971406552" calcext:value-type="float">
            <text:p>1,00</text:p>
          </table:table-cell>
          <table:table-cell table:style-name="ce10" table:formula="of:=1-POWER(1-[.AL100];1.1)" office:value-type="float" office:value="0.999999994966232" calcext:value-type="float">
            <text:p>1,00</text:p>
          </table:table-cell>
          <table:table-cell table:style-name="ce10" table:formula="of:=1-POWER(1-[.AM100];1.1)" office:value-type="float" office:value="0.999999999255127" calcext:value-type="float">
            <text:p>1,00</text:p>
          </table:table-cell>
          <table:table-cell table:style-name="ce10" table:formula="of:=1-POWER(1-[.AN100];1.1)" office:value-type="float" office:value="0.999999999908948" calcext:value-type="float">
            <text:p>1,00</text:p>
          </table:table-cell>
          <table:table-cell table:style-name="ce10" table:formula="of:=1-POWER(1-[.AO100];1.1)" office:value-type="float" office:value="0.99999999999098" calcext:value-type="float">
            <text:p>1,00</text:p>
          </table:table-cell>
          <table:table-cell table:style-name="ce10" table:formula="of:=1-POWER(1-[.AP100];1.1)" office:value-type="float" office:value="0.999999999999291" calcext:value-type="float">
            <text:p>1,00</text:p>
          </table:table-cell>
          <table:table-cell table:style-name="ce10" table:formula="of:=1-POWER(1-[.AQ100];1.1)" office:value-type="float" office:value="0.999999999999957" calcext:value-type="float">
            <text:p>1,00</text:p>
          </table:table-cell>
          <table:table-cell table:style-name="ce10" table:formula="of:=1-POWER(1-[.AR100];1.1)" office:value-type="float" office:value="0.999999999999998" calcext:value-type="float">
            <text:p>1,00</text:p>
          </table:table-cell>
          <table:table-cell table:style-name="ce10" table:formula="of:=1-POWER(1-[.AS100];1.1)" office:value-type="float" office:value="1" calcext:value-type="float">
            <text:p>1,00</text:p>
          </table:table-cell>
          <table:table-cell table:style-name="ce10" table:formula="of:=1-POWER(1-[.AT100];1.1)" office:value-type="float" office:value="1" calcext:value-type="float">
            <text:p>1,00</text:p>
          </table:table-cell>
          <table:table-cell table:style-name="ce10" table:formula="of:=1-POWER(1-[.AU100];1.1)" office:value-type="float" office:value="1" calcext:value-type="float">
            <text:p>1,00</text:p>
          </table:table-cell>
          <table:table-cell table:style-name="ce10" table:formula="of:=1-POWER(1-[.AV100];1.1)" office:value-type="float" office:value="1" calcext:value-type="float">
            <text:p>1,00</text:p>
          </table:table-cell>
          <table:table-cell table:style-name="ce10" table:formula="of:=1-POWER(1-[.AW100];1.1)" office:value-type="float" office:value="1" calcext:value-type="float">
            <text:p>1,00</text:p>
          </table:table-cell>
          <table:table-cell table:style-name="ce10" table:formula="of:=1-POWER(1-[.AX100];1.1)" office:value-type="float" office:value="1" calcext:value-type="float">
            <text:p>1,00</text:p>
          </table:table-cell>
          <table:table-cell table:style-name="ce10" table:formula="of:=1-POWER(1-[.AY100];1.1)" office:value-type="float" office:value="1" calcext:value-type="float">
            <text:p>1,00</text:p>
          </table:table-cell>
          <table:table-cell table:style-name="ce10" table:formula="of:=1-POWER(1-[.AZ100];1.1)" office:value-type="float" office:value="1" calcext:value-type="float">
            <text:p>1,00</text:p>
          </table:table-cell>
          <table:table-cell table:style-name="ce10" table:formula="of:=1-POWER(1-[.BA100];1.1)" office:value-type="float" office:value="1" calcext:value-type="float">
            <text:p>1,00</text:p>
          </table:table-cell>
          <table:table-cell table:style-name="ce10" table:formula="of:=1-POWER(1-[.BB100];1.1)" office:value-type="float" office:value="1" calcext:value-type="float">
            <text:p>1,00</text:p>
          </table:table-cell>
          <table:table-cell table:style-name="ce10" table:formula="of:=1-POWER(1-[.BC100];1.1)" office:value-type="float" office:value="1" calcext:value-type="float">
            <text:p>1,00</text:p>
          </table:table-cell>
          <table:table-cell table:style-name="ce10" table:formula="of:=1-POWER(1-[.BD100];1.1)" office:value-type="float" office:value="1" calcext:value-type="float">
            <text:p>1,00</text:p>
          </table:table-cell>
          <table:table-cell table:style-name="ce10" table:formula="of:=1-POWER(1-[.BE100];1.1)" office:value-type="float" office:value="1" calcext:value-type="float">
            <text:p>1,00</text:p>
          </table:table-cell>
          <table:table-cell table:style-name="ce10" table:formula="of:=1-POWER(1-[.BF100];1.1)" office:value-type="float" office:value="1" calcext:value-type="float">
            <text:p>1,00</text:p>
          </table:table-cell>
          <table:table-cell table:style-name="ce10" table:formula="of:=1-POWER(1-[.BG100];1.1)" office:value-type="float" office:value="1" calcext:value-type="float">
            <text:p>1,00</text:p>
          </table:table-cell>
          <table:table-cell table:style-name="ce10" table:formula="of:=1-POWER(1-[.BH100];1.1)" office:value-type="float" office:value="1" calcext:value-type="float">
            <text:p>1,00</text:p>
          </table:table-cell>
          <table:table-cell table:style-name="ce10" table:formula="of:=1-POWER(1-[.BI100];1.1)" office:value-type="float" office:value="1" calcext:value-type="float">
            <text:p>1,00</text:p>
          </table:table-cell>
          <table:table-cell table:style-name="ce10" table:formula="of:=1-POWER(1-[.BJ100];1.1)" office:value-type="float" office:value="1" calcext:value-type="float">
            <text:p>1,00</text:p>
          </table:table-cell>
          <table:table-cell table:style-name="ce10" table:formula="of:=1-POWER(1-[.BK100];1.1)" office:value-type="float" office:value="1" calcext:value-type="float">
            <text:p>1,00</text:p>
          </table:table-cell>
          <table:table-cell table:style-name="ce10" table:formula="of:=1-POWER(1-[.BL100];1.1)" office:value-type="float" office:value="1" calcext:value-type="float">
            <text:p>1,00</text:p>
          </table:table-cell>
          <table:table-cell table:style-name="ce10" table:formula="of:=1-POWER(1-[.BM100];1.1)" office:value-type="float" office:value="1" calcext:value-type="float">
            <text:p>1,00</text:p>
          </table:table-cell>
          <table:table-cell table:style-name="ce10" table:formula="of:=1-POWER(1-[.BN100];1.1)" office:value-type="float" office:value="1" calcext:value-type="float">
            <text:p>1,00</text:p>
          </table:table-cell>
          <table:table-cell table:style-name="ce10" table:formula="of:=1-POWER(1-[.BO100];1.1)" office:value-type="float" office:value="1" calcext:value-type="float">
            <text:p>1,00</text:p>
          </table:table-cell>
          <table:table-cell table:style-name="ce10" table:formula="of:=1-POWER(1-[.BP100];1.1)" office:value-type="float" office:value="1" calcext:value-type="float">
            <text:p>1,00</text:p>
          </table:table-cell>
          <table:table-cell table:style-name="ce10" table:formula="of:=1-POWER(1-[.BQ100];1.1)" office:value-type="float" office:value="1" calcext:value-type="float">
            <text:p>1,00</text:p>
          </table:table-cell>
          <table:table-cell table:style-name="ce10" table:formula="of:=1-POWER(1-[.BR100];1.1)" office:value-type="float" office:value="1" calcext:value-type="float">
            <text:p>1,00</text:p>
          </table:table-cell>
          <table:table-cell table:style-name="ce10" table:formula="of:=1-POWER(1-[.BS100];1.1)" office:value-type="float" office:value="1" calcext:value-type="float">
            <text:p>1,00</text:p>
          </table:table-cell>
          <table:table-cell table:style-name="ce10" table:formula="of:=1-POWER(1-[.BT100];1.1)" office:value-type="float" office:value="1" calcext:value-type="float">
            <text:p>1,00</text:p>
          </table:table-cell>
          <table:table-cell table:style-name="ce10" table:formula="of:=1-POWER(1-[.BU100];1.1)" office:value-type="float" office:value="1" calcext:value-type="float">
            <text:p>1,00</text:p>
          </table:table-cell>
          <table:table-cell table:style-name="ce10" table:formula="of:=1-POWER(1-[.BV100];1.1)" office:value-type="float" office:value="1" calcext:value-type="float">
            <text:p>1,00</text:p>
          </table:table-cell>
          <table:table-cell table:style-name="ce10" table:formula="of:=1-POWER(1-[.BW100];1.1)" office:value-type="float" office:value="1" calcext:value-type="float">
            <text:p>1,00</text:p>
          </table:table-cell>
          <table:table-cell table:style-name="ce10" table:formula="of:=1-POWER(1-[.BX100];1.1)" office:value-type="float" office:value="1" calcext:value-type="float">
            <text:p>1,00</text:p>
          </table:table-cell>
          <table:table-cell table:style-name="ce10" table:formula="of:=1-POWER(1-[.BY100];1.1)" office:value-type="float" office:value="1" calcext:value-type="float">
            <text:p>1,00</text:p>
          </table:table-cell>
          <table:table-cell table:style-name="ce10" table:formula="of:=1-POWER(1-[.BZ100];1.1)" office:value-type="float" office:value="1" calcext:value-type="float">
            <text:p>1,00</text:p>
          </table:table-cell>
          <table:table-cell table:style-name="ce10" table:formula="of:=1-POWER(1-[.CA100];1.1)" office:value-type="float" office:value="1" calcext:value-type="float">
            <text:p>1,00</text:p>
          </table:table-cell>
          <table:table-cell table:style-name="ce10" table:formula="of:=1-POWER(1-[.CB100];1.1)" office:value-type="float" office:value="1" calcext:value-type="float">
            <text:p>1,00</text:p>
          </table:table-cell>
          <table:table-cell table:style-name="ce10" table:formula="of:=1-POWER(1-[.CC100];1.1)" office:value-type="float" office:value="1" calcext:value-type="float">
            <text:p>1,00</text:p>
          </table:table-cell>
          <table:table-cell table:style-name="ce10" table:formula="of:=1-POWER(1-[.CD100];1.1)" office:value-type="float" office:value="1" calcext:value-type="float">
            <text:p>1,00</text:p>
          </table:table-cell>
          <table:table-cell table:style-name="ce10" table:formula="of:=1-POWER(1-[.CE100];1.1)" office:value-type="float" office:value="1" calcext:value-type="float">
            <text:p>1,00</text:p>
          </table:table-cell>
          <table:table-cell table:style-name="ce10" table:formula="of:=1-POWER(1-[.CF100];1.1)" office:value-type="float" office:value="1" calcext:value-type="float">
            <text:p>1,00</text:p>
          </table:table-cell>
          <table:table-cell table:style-name="ce10" table:formula="of:=1-POWER(1-[.CG100];1.1)" office:value-type="float" office:value="1" calcext:value-type="float">
            <text:p>1,00</text:p>
          </table:table-cell>
          <table:table-cell table:style-name="ce10" table:formula="of:=1-POWER(1-[.CH100];1.1)" office:value-type="float" office:value="1" calcext:value-type="float">
            <text:p>1,00</text:p>
          </table:table-cell>
          <table:table-cell table:style-name="ce10" table:formula="of:=1-POWER(1-[.CI100];1.1)" office:value-type="float" office:value="1" calcext:value-type="float">
            <text:p>1,00</text:p>
          </table:table-cell>
          <table:table-cell table:style-name="ce10" table:formula="of:=1-POWER(1-[.CJ100];1.1)" office:value-type="float" office:value="1" calcext:value-type="float">
            <text:p>1,00</text:p>
          </table:table-cell>
          <table:table-cell table:style-name="ce10" table:formula="of:=1-POWER(1-[.CK100];1.1)" office:value-type="float" office:value="1" calcext:value-type="float">
            <text:p>1,00</text:p>
          </table:table-cell>
          <table:table-cell table:style-name="ce10" table:formula="of:=1-POWER(1-[.CL100];1.1)" office:value-type="float" office:value="1" calcext:value-type="float">
            <text:p>1,00</text:p>
          </table:table-cell>
          <table:table-cell table:style-name="ce10" table:formula="of:=1-POWER(1-[.CM100];1.1)" office:value-type="float" office:value="1" calcext:value-type="float">
            <text:p>1,00</text:p>
          </table:table-cell>
          <table:table-cell table:style-name="ce10" table:formula="of:=1-POWER(1-[.CN100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00]+0.1" office:value-type="float" office:value="0.5" calcext:value-type="float">
            <text:p>0,50</text:p>
          </table:table-cell>
          <table:table-cell table:style-name="ce10" table:formula="of:=1-POWER(1-[.A101];1.1)" office:value-type="float" office:value="0.533483504231596" calcext:value-type="float">
            <text:p>0,53</text:p>
          </table:table-cell>
          <table:table-cell table:style-name="ce10" table:formula="of:=1-POWER(1-[.B101];1.1)" office:value-type="float" office:value="0.567731384346067" calcext:value-type="float">
            <text:p>0,57</text:p>
          </table:table-cell>
          <table:table-cell table:style-name="ce10" table:formula="of:=1-POWER(1-[.C101];1.1)" office:value-type="float" office:value="0.602507374525513" calcext:value-type="float">
            <text:p>0,60</text:p>
          </table:table-cell>
          <table:table-cell table:style-name="ce10" table:formula="of:=1-POWER(1-[.D101];1.1)" office:value-type="float" office:value="0.637538416573497" calcext:value-type="float">
            <text:p>0,64</text:p>
          </table:table-cell>
          <table:table-cell table:style-name="ce10" table:formula="of:=1-POWER(1-[.E101];1.1)" office:value-type="float" office:value="0.672517436243918" calcext:value-type="float">
            <text:p>0,67</text:p>
          </table:table-cell>
          <table:table-cell table:style-name="ce10" table:formula="of:=1-POWER(1-[.F101];1.1)" office:value-type="float" office:value="0.707108343779547" calcext:value-type="float">
            <text:p>0,71</text:p>
          </table:table-cell>
          <table:table-cell table:style-name="ce10" table:formula="of:=1-POWER(1-[.G101];1.1)" office:value-type="float" office:value="0.740953517318841" calcext:value-type="float">
            <text:p>0,74</text:p>
          </table:table-cell>
          <table:table-cell table:style-name="ce10" table:formula="of:=1-POWER(1-[.H101];1.1)" office:value-type="float" office:value="0.773683889941722" calcext:value-type="float">
            <text:p>0,77</text:p>
          </table:table-cell>
          <table:table-cell table:style-name="ce10" table:formula="of:=1-POWER(1-[.I101];1.1)" office:value-type="float" office:value="0.804931557325217" calcext:value-type="float">
            <text:p>0,80</text:p>
          </table:table-cell>
          <table:table-cell table:style-name="ce10" table:formula="of:=1-POWER(1-[.J101];1.1)" office:value-type="float" office:value="0.834344553848792" calcext:value-type="float">
            <text:p>0,83</text:p>
          </table:table-cell>
          <table:table-cell table:style-name="ce10" table:formula="of:=1-POWER(1-[.K101];1.1)" office:value-type="float" office:value="0.861603122940014" calcext:value-type="float">
            <text:p>0,86</text:p>
          </table:table-cell>
          <table:table-cell table:style-name="ce10" table:formula="of:=1-POWER(1-[.L101];1.1)" office:value-type="float" office:value="0.886436460658496" calcext:value-type="float">
            <text:p>0,89</text:p>
          </table:table-cell>
          <table:table-cell table:style-name="ce10" table:formula="of:=1-POWER(1-[.M101];1.1)" office:value-type="float" office:value="0.908638586257964" calcext:value-type="float">
            <text:p>0,91</text:p>
          </table:table-cell>
          <table:table-cell table:style-name="ce10" table:formula="of:=1-POWER(1-[.N101];1.1)" office:value-type="float" office:value="0.928081753089373" calcext:value-type="float">
            <text:p>0,93</text:p>
          </table:table-cell>
          <table:table-cell table:style-name="ce10" table:formula="of:=1-POWER(1-[.O101];1.1)" office:value-type="float" office:value="0.944725731774858" calcext:value-type="float">
            <text:p>0,94</text:p>
          </table:table-cell>
          <table:table-cell table:style-name="ce10" table:formula="of:=1-POWER(1-[.P101];1.1)" office:value-type="float" office:value="0.95862144676756" calcext:value-type="float">
            <text:p>0,96</text:p>
          </table:table-cell>
          <table:table-cell table:style-name="ce10" table:formula="of:=1-POWER(1-[.Q101];1.1)" office:value-type="float" office:value="0.969907876742396" calcext:value-type="float">
            <text:p>0,97</text:p>
          </table:table-cell>
          <table:table-cell table:style-name="ce10" table:formula="of:=1-POWER(1-[.R101];1.1)" office:value-type="float" office:value="0.978801842468947" calcext:value-type="float">
            <text:p>0,98</text:p>
          </table:table-cell>
          <table:table-cell table:style-name="ce10" table:formula="of:=1-POWER(1-[.S101];1.1)" office:value-type="float" office:value="0.985581239545692" calcext:value-type="float">
            <text:p>0,99</text:p>
          </table:table-cell>
          <table:table-cell table:style-name="ce10" table:formula="of:=1-POWER(1-[.T101];1.1)" office:value-type="float" office:value="0.990563287599038" calcext:value-type="float">
            <text:p>0,99</text:p>
          </table:table-cell>
          <table:table-cell table:style-name="ce10" table:formula="of:=1-POWER(1-[.U101];1.1)" office:value-type="float" office:value="0.994080257835339" calcext:value-type="float">
            <text:p>0,99</text:p>
          </table:table-cell>
          <table:table-cell table:style-name="ce10" table:formula="of:=1-POWER(1-[.V101];1.1)" office:value-type="float" office:value="0.996455678815735" calcext:value-type="float">
            <text:p>1,00</text:p>
          </table:table-cell>
          <table:table-cell table:style-name="ce10" table:formula="of:=1-POWER(1-[.W101];1.1)" office:value-type="float" office:value="0.997984019265271" calcext:value-type="float">
            <text:p>1,00</text:p>
          </table:table-cell>
          <table:table-cell table:style-name="ce10" table:formula="of:=1-POWER(1-[.X101];1.1)" office:value-type="float" office:value="0.99891623526484" calcext:value-type="float">
            <text:p>1,00</text:p>
          </table:table-cell>
          <table:table-cell table:style-name="ce10" table:formula="of:=1-POWER(1-[.Y101];1.1)" office:value-type="float" office:value="0.999452444032008" calcext:value-type="float">
            <text:p>1,00</text:p>
          </table:table-cell>
          <table:table-cell table:style-name="ce10" table:formula="of:=1-POWER(1-[.Z101];1.1)" office:value-type="float" office:value="0.999741612578215" calcext:value-type="float">
            <text:p>1,00</text:p>
          </table:table-cell>
          <table:table-cell table:style-name="ce10" table:formula="of:=1-POWER(1-[.AA101];1.1)" office:value-type="float" office:value="0.999886890650333" calcext:value-type="float">
            <text:p>1,00</text:p>
          </table:table-cell>
          <table:table-cell table:style-name="ce10" table:formula="of:=1-POWER(1-[.AB101];1.1)" office:value-type="float" office:value="0.999954412229222" calcext:value-type="float">
            <text:p>1,00</text:p>
          </table:table-cell>
          <table:table-cell table:style-name="ce10" table:formula="of:=1-POWER(1-[.AC101];1.1)" office:value-type="float" office:value="0.999983222270371" calcext:value-type="float">
            <text:p>1,00</text:p>
          </table:table-cell>
          <table:table-cell table:style-name="ce10" table:formula="of:=1-POWER(1-[.AD101];1.1)" office:value-type="float" office:value="0.999994412641849" calcext:value-type="float">
            <text:p>1,00</text:p>
          </table:table-cell>
          <table:table-cell table:style-name="ce10" table:formula="of:=1-POWER(1-[.AE101];1.1)" office:value-type="float" office:value="0.999998333032389" calcext:value-type="float">
            <text:p>1,00</text:p>
          </table:table-cell>
          <table:table-cell table:style-name="ce10" table:formula="of:=1-POWER(1-[.AF101];1.1)" office:value-type="float" office:value="0.999999559323514" calcext:value-type="float">
            <text:p>1,00</text:p>
          </table:table-cell>
          <table:table-cell table:style-name="ce10" table:formula="of:=1-POWER(1-[.AG101];1.1)" office:value-type="float" office:value="0.999999898016041" calcext:value-type="float">
            <text:p>1,00</text:p>
          </table:table-cell>
          <table:table-cell table:style-name="ce10" table:formula="of:=1-POWER(1-[.AH101];1.1)" office:value-type="float" office:value="0.99999997961151" calcext:value-type="float">
            <text:p>1,00</text:p>
          </table:table-cell>
          <table:table-cell table:style-name="ce10" table:formula="of:=1-POWER(1-[.AI101];1.1)" office:value-type="float" office:value="0.999999996530047" calcext:value-type="float">
            <text:p>1,00</text:p>
          </table:table-cell>
          <table:table-cell table:style-name="ce10" table:formula="of:=1-POWER(1-[.AJ101];1.1)" office:value-type="float" office:value="0.999999999505284" calcext:value-type="float">
            <text:p>1,00</text:p>
          </table:table-cell>
          <table:table-cell table:style-name="ce10" table:formula="of:=1-POWER(1-[.AK101];1.1)" office:value-type="float" office:value="0.999999999941951" calcext:value-type="float">
            <text:p>1,00</text:p>
          </table:table-cell>
          <table:table-cell table:style-name="ce10" table:formula="of:=1-POWER(1-[.AL101];1.1)" office:value-type="float" office:value="0.999999999994502" calcext:value-type="float">
            <text:p>1,00</text:p>
          </table:table-cell>
          <table:table-cell table:style-name="ce10" table:formula="of:=1-POWER(1-[.AM101];1.1)" office:value-type="float" office:value="0.999999999999589" calcext:value-type="float">
            <text:p>1,00</text:p>
          </table:table-cell>
          <table:table-cell table:style-name="ce10" table:formula="of:=1-POWER(1-[.AN101];1.1)" office:value-type="float" office:value="0.999999999999976" calcext:value-type="float">
            <text:p>1,00</text:p>
          </table:table-cell>
          <table:table-cell table:style-name="ce10" table:formula="of:=1-POWER(1-[.AO101];1.1)" office:value-type="float" office:value="0.999999999999999" calcext:value-type="float">
            <text:p>1,00</text:p>
          </table:table-cell>
          <table:table-cell table:style-name="ce10" table:formula="of:=1-POWER(1-[.AP101];1.1)" office:value-type="float" office:value="1" calcext:value-type="float">
            <text:p>1,00</text:p>
          </table:table-cell>
          <table:table-cell table:style-name="ce10" table:formula="of:=1-POWER(1-[.AQ101];1.1)" office:value-type="float" office:value="1" calcext:value-type="float">
            <text:p>1,00</text:p>
          </table:table-cell>
          <table:table-cell table:style-name="ce10" table:formula="of:=1-POWER(1-[.AR101];1.1)" office:value-type="float" office:value="1" calcext:value-type="float">
            <text:p>1,00</text:p>
          </table:table-cell>
          <table:table-cell table:style-name="ce10" table:formula="of:=1-POWER(1-[.AS101];1.1)" office:value-type="float" office:value="1" calcext:value-type="float">
            <text:p>1,00</text:p>
          </table:table-cell>
          <table:table-cell table:style-name="ce10" table:formula="of:=1-POWER(1-[.AT101];1.1)" office:value-type="float" office:value="1" calcext:value-type="float">
            <text:p>1,00</text:p>
          </table:table-cell>
          <table:table-cell table:style-name="ce10" table:formula="of:=1-POWER(1-[.AU101];1.1)" office:value-type="float" office:value="1" calcext:value-type="float">
            <text:p>1,00</text:p>
          </table:table-cell>
          <table:table-cell table:style-name="ce10" table:formula="of:=1-POWER(1-[.AV101];1.1)" office:value-type="float" office:value="1" calcext:value-type="float">
            <text:p>1,00</text:p>
          </table:table-cell>
          <table:table-cell table:style-name="ce10" table:formula="of:=1-POWER(1-[.AW101];1.1)" office:value-type="float" office:value="1" calcext:value-type="float">
            <text:p>1,00</text:p>
          </table:table-cell>
          <table:table-cell table:style-name="ce10" table:formula="of:=1-POWER(1-[.AX101];1.1)" office:value-type="float" office:value="1" calcext:value-type="float">
            <text:p>1,00</text:p>
          </table:table-cell>
          <table:table-cell table:style-name="ce10" table:formula="of:=1-POWER(1-[.AY101];1.1)" office:value-type="float" office:value="1" calcext:value-type="float">
            <text:p>1,00</text:p>
          </table:table-cell>
          <table:table-cell table:style-name="ce10" table:formula="of:=1-POWER(1-[.AZ101];1.1)" office:value-type="float" office:value="1" calcext:value-type="float">
            <text:p>1,00</text:p>
          </table:table-cell>
          <table:table-cell table:style-name="ce10" table:formula="of:=1-POWER(1-[.BA101];1.1)" office:value-type="float" office:value="1" calcext:value-type="float">
            <text:p>1,00</text:p>
          </table:table-cell>
          <table:table-cell table:style-name="ce10" table:formula="of:=1-POWER(1-[.BB101];1.1)" office:value-type="float" office:value="1" calcext:value-type="float">
            <text:p>1,00</text:p>
          </table:table-cell>
          <table:table-cell table:style-name="ce10" table:formula="of:=1-POWER(1-[.BC101];1.1)" office:value-type="float" office:value="1" calcext:value-type="float">
            <text:p>1,00</text:p>
          </table:table-cell>
          <table:table-cell table:style-name="ce10" table:formula="of:=1-POWER(1-[.BD101];1.1)" office:value-type="float" office:value="1" calcext:value-type="float">
            <text:p>1,00</text:p>
          </table:table-cell>
          <table:table-cell table:style-name="ce10" table:formula="of:=1-POWER(1-[.BE101];1.1)" office:value-type="float" office:value="1" calcext:value-type="float">
            <text:p>1,00</text:p>
          </table:table-cell>
          <table:table-cell table:style-name="ce10" table:formula="of:=1-POWER(1-[.BF101];1.1)" office:value-type="float" office:value="1" calcext:value-type="float">
            <text:p>1,00</text:p>
          </table:table-cell>
          <table:table-cell table:style-name="ce10" table:formula="of:=1-POWER(1-[.BG101];1.1)" office:value-type="float" office:value="1" calcext:value-type="float">
            <text:p>1,00</text:p>
          </table:table-cell>
          <table:table-cell table:style-name="ce10" table:formula="of:=1-POWER(1-[.BH101];1.1)" office:value-type="float" office:value="1" calcext:value-type="float">
            <text:p>1,00</text:p>
          </table:table-cell>
          <table:table-cell table:style-name="ce10" table:formula="of:=1-POWER(1-[.BI101];1.1)" office:value-type="float" office:value="1" calcext:value-type="float">
            <text:p>1,00</text:p>
          </table:table-cell>
          <table:table-cell table:style-name="ce10" table:formula="of:=1-POWER(1-[.BJ101];1.1)" office:value-type="float" office:value="1" calcext:value-type="float">
            <text:p>1,00</text:p>
          </table:table-cell>
          <table:table-cell table:style-name="ce10" table:formula="of:=1-POWER(1-[.BK101];1.1)" office:value-type="float" office:value="1" calcext:value-type="float">
            <text:p>1,00</text:p>
          </table:table-cell>
          <table:table-cell table:style-name="ce10" table:formula="of:=1-POWER(1-[.BL101];1.1)" office:value-type="float" office:value="1" calcext:value-type="float">
            <text:p>1,00</text:p>
          </table:table-cell>
          <table:table-cell table:style-name="ce10" table:formula="of:=1-POWER(1-[.BM101];1.1)" office:value-type="float" office:value="1" calcext:value-type="float">
            <text:p>1,00</text:p>
          </table:table-cell>
          <table:table-cell table:style-name="ce10" table:formula="of:=1-POWER(1-[.BN101];1.1)" office:value-type="float" office:value="1" calcext:value-type="float">
            <text:p>1,00</text:p>
          </table:table-cell>
          <table:table-cell table:style-name="ce10" table:formula="of:=1-POWER(1-[.BO101];1.1)" office:value-type="float" office:value="1" calcext:value-type="float">
            <text:p>1,00</text:p>
          </table:table-cell>
          <table:table-cell table:style-name="ce10" table:formula="of:=1-POWER(1-[.BP101];1.1)" office:value-type="float" office:value="1" calcext:value-type="float">
            <text:p>1,00</text:p>
          </table:table-cell>
          <table:table-cell table:style-name="ce10" table:formula="of:=1-POWER(1-[.BQ101];1.1)" office:value-type="float" office:value="1" calcext:value-type="float">
            <text:p>1,00</text:p>
          </table:table-cell>
          <table:table-cell table:style-name="ce10" table:formula="of:=1-POWER(1-[.BR101];1.1)" office:value-type="float" office:value="1" calcext:value-type="float">
            <text:p>1,00</text:p>
          </table:table-cell>
          <table:table-cell table:style-name="ce10" table:formula="of:=1-POWER(1-[.BS101];1.1)" office:value-type="float" office:value="1" calcext:value-type="float">
            <text:p>1,00</text:p>
          </table:table-cell>
          <table:table-cell table:style-name="ce10" table:formula="of:=1-POWER(1-[.BT101];1.1)" office:value-type="float" office:value="1" calcext:value-type="float">
            <text:p>1,00</text:p>
          </table:table-cell>
          <table:table-cell table:style-name="ce10" table:formula="of:=1-POWER(1-[.BU101];1.1)" office:value-type="float" office:value="1" calcext:value-type="float">
            <text:p>1,00</text:p>
          </table:table-cell>
          <table:table-cell table:style-name="ce10" table:formula="of:=1-POWER(1-[.BV101];1.1)" office:value-type="float" office:value="1" calcext:value-type="float">
            <text:p>1,00</text:p>
          </table:table-cell>
          <table:table-cell table:style-name="ce10" table:formula="of:=1-POWER(1-[.BW101];1.1)" office:value-type="float" office:value="1" calcext:value-type="float">
            <text:p>1,00</text:p>
          </table:table-cell>
          <table:table-cell table:style-name="ce10" table:formula="of:=1-POWER(1-[.BX101];1.1)" office:value-type="float" office:value="1" calcext:value-type="float">
            <text:p>1,00</text:p>
          </table:table-cell>
          <table:table-cell table:style-name="ce10" table:formula="of:=1-POWER(1-[.BY101];1.1)" office:value-type="float" office:value="1" calcext:value-type="float">
            <text:p>1,00</text:p>
          </table:table-cell>
          <table:table-cell table:style-name="ce10" table:formula="of:=1-POWER(1-[.BZ101];1.1)" office:value-type="float" office:value="1" calcext:value-type="float">
            <text:p>1,00</text:p>
          </table:table-cell>
          <table:table-cell table:style-name="ce10" table:formula="of:=1-POWER(1-[.CA101];1.1)" office:value-type="float" office:value="1" calcext:value-type="float">
            <text:p>1,00</text:p>
          </table:table-cell>
          <table:table-cell table:style-name="ce10" table:formula="of:=1-POWER(1-[.CB101];1.1)" office:value-type="float" office:value="1" calcext:value-type="float">
            <text:p>1,00</text:p>
          </table:table-cell>
          <table:table-cell table:style-name="ce10" table:formula="of:=1-POWER(1-[.CC101];1.1)" office:value-type="float" office:value="1" calcext:value-type="float">
            <text:p>1,00</text:p>
          </table:table-cell>
          <table:table-cell table:style-name="ce10" table:formula="of:=1-POWER(1-[.CD101];1.1)" office:value-type="float" office:value="1" calcext:value-type="float">
            <text:p>1,00</text:p>
          </table:table-cell>
          <table:table-cell table:style-name="ce10" table:formula="of:=1-POWER(1-[.CE101];1.1)" office:value-type="float" office:value="1" calcext:value-type="float">
            <text:p>1,00</text:p>
          </table:table-cell>
          <table:table-cell table:style-name="ce10" table:formula="of:=1-POWER(1-[.CF101];1.1)" office:value-type="float" office:value="1" calcext:value-type="float">
            <text:p>1,00</text:p>
          </table:table-cell>
          <table:table-cell table:style-name="ce10" table:formula="of:=1-POWER(1-[.CG101];1.1)" office:value-type="float" office:value="1" calcext:value-type="float">
            <text:p>1,00</text:p>
          </table:table-cell>
          <table:table-cell table:style-name="ce10" table:formula="of:=1-POWER(1-[.CH101];1.1)" office:value-type="float" office:value="1" calcext:value-type="float">
            <text:p>1,00</text:p>
          </table:table-cell>
          <table:table-cell table:style-name="ce10" table:formula="of:=1-POWER(1-[.CI101];1.1)" office:value-type="float" office:value="1" calcext:value-type="float">
            <text:p>1,00</text:p>
          </table:table-cell>
          <table:table-cell table:style-name="ce10" table:formula="of:=1-POWER(1-[.CJ101];1.1)" office:value-type="float" office:value="1" calcext:value-type="float">
            <text:p>1,00</text:p>
          </table:table-cell>
          <table:table-cell table:style-name="ce10" table:formula="of:=1-POWER(1-[.CK101];1.1)" office:value-type="float" office:value="1" calcext:value-type="float">
            <text:p>1,00</text:p>
          </table:table-cell>
          <table:table-cell table:style-name="ce10" table:formula="of:=1-POWER(1-[.CL101];1.1)" office:value-type="float" office:value="1" calcext:value-type="float">
            <text:p>1,00</text:p>
          </table:table-cell>
          <table:table-cell table:style-name="ce10" table:formula="of:=1-POWER(1-[.CM101];1.1)" office:value-type="float" office:value="1" calcext:value-type="float">
            <text:p>1,00</text:p>
          </table:table-cell>
          <table:table-cell table:style-name="ce10" table:formula="of:=1-POWER(1-[.CN101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01]+0.1" office:value-type="float" office:value="0.6" calcext:value-type="float">
            <text:p>0,60</text:p>
          </table:table-cell>
          <table:table-cell table:style-name="ce10" table:formula="of:=1-POWER(1-[.A102];1.1)" office:value-type="float" office:value="0.635022585377808" calcext:value-type="float">
            <text:p>0,64</text:p>
          </table:table-cell>
          <table:table-cell table:style-name="ce10" table:formula="of:=1-POWER(1-[.B102];1.1)" office:value-type="float" office:value="0.670016222746452" calcext:value-type="float">
            <text:p>0,67</text:p>
          </table:table-cell>
          <table:table-cell table:style-name="ce10" table:formula="of:=1-POWER(1-[.C102];1.1)" office:value-type="float" office:value="0.704646685828224" calcext:value-type="float">
            <text:p>0,70</text:p>
          </table:table-cell>
          <table:table-cell table:style-name="ce10" table:formula="of:=1-POWER(1-[.D102];1.1)" office:value-type="float" office:value="0.738557592970043" calcext:value-type="float">
            <text:p>0,74</text:p>
          </table:table-cell>
          <table:table-cell table:style-name="ce10" table:formula="of:=1-POWER(1-[.E102];1.1)" office:value-type="float" office:value="0.771380307312202" calcext:value-type="float">
            <text:p>0,77</text:p>
          </table:table-cell>
          <table:table-cell table:style-name="ce10" table:formula="of:=1-POWER(1-[.F102];1.1)" office:value-type="float" office:value="0.80274637174886" calcext:value-type="float">
            <text:p>0,80</text:p>
          </table:table-cell>
          <table:table-cell table:style-name="ce10" table:formula="of:=1-POWER(1-[.G102];1.1)" office:value-type="float" office:value="0.832302147824406" calcext:value-type="float">
            <text:p>0,83</text:p>
          </table:table-cell>
          <table:table-cell table:style-name="ce10" table:formula="of:=1-POWER(1-[.H102];1.1)" office:value-type="float" office:value="0.859725008726094" calcext:value-type="float">
            <text:p>0,86</text:p>
          </table:table-cell>
          <table:table-cell table:style-name="ce10" table:formula="of:=1-POWER(1-[.I102];1.1)" office:value-type="float" office:value="0.884740090194805" calcext:value-type="float">
            <text:p>0,88</text:p>
          </table:table-cell>
          <table:table-cell table:style-name="ce10" table:formula="of:=1-POWER(1-[.J102];1.1)" office:value-type="float" office:value="0.907136274444074" calcext:value-type="float">
            <text:p>0,91</text:p>
          </table:table-cell>
          <table:table-cell table:style-name="ce10" table:formula="of:=1-POWER(1-[.K102];1.1)" office:value-type="float" office:value="0.926779833312567" calcext:value-type="float">
            <text:p>0,93</text:p>
          </table:table-cell>
          <table:table-cell table:style-name="ce10" table:formula="of:=1-POWER(1-[.L102];1.1)" office:value-type="float" office:value="0.943624061522131" calcext:value-type="float">
            <text:p>0,94</text:p>
          </table:table-cell>
          <table:table-cell table:style-name="ce10" table:formula="of:=1-POWER(1-[.M102];1.1)" office:value-type="float" office:value="0.95771336150554" calcext:value-type="float">
            <text:p>0,96</text:p>
          </table:table-cell>
          <table:table-cell table:style-name="ce10" table:formula="of:=1-POWER(1-[.N102];1.1)" office:value-type="float" office:value="0.96918064968925" calcext:value-type="float">
            <text:p>0,97</text:p>
          </table:table-cell>
          <table:table-cell table:style-name="ce10" table:formula="of:=1-POWER(1-[.O102];1.1)" office:value-type="float" office:value="0.978237648169173" calcext:value-type="float">
            <text:p>0,98</text:p>
          </table:table-cell>
          <table:table-cell table:style-name="ce10" table:formula="of:=1-POWER(1-[.P102];1.1)" office:value-type="float" office:value="0.985158547380335" calcext:value-type="float">
            <text:p>0,99</text:p>
          </table:table-cell>
          <table:table-cell table:style-name="ce10" table:formula="of:=1-POWER(1-[.Q102];1.1)" office:value-type="float" office:value="0.990258540014045" calcext:value-type="float">
            <text:p>0,99</text:p>
          </table:table-cell>
          <table:table-cell table:style-name="ce10" table:formula="of:=1-POWER(1-[.R102];1.1)" office:value-type="float" office:value="0.993869633263653" calcext:value-type="float">
            <text:p>0,99</text:p>
          </table:table-cell>
          <table:table-cell table:style-name="ce10" table:formula="of:=1-POWER(1-[.S102];1.1)" office:value-type="float" office:value="0.996316716888895" calcext:value-type="float">
            <text:p>1,00</text:p>
          </table:table-cell>
          <table:table-cell table:style-name="ce10" table:formula="of:=1-POWER(1-[.T102];1.1)" office:value-type="float" office:value="0.997896906351302" calcext:value-type="float">
            <text:p>1,00</text:p>
          </table:table-cell>
          <table:table-cell table:style-name="ce10" table:formula="of:=1-POWER(1-[.U102];1.1)" office:value-type="float" office:value="0.998864611547241" calcext:value-type="float">
            <text:p>1,00</text:p>
          </table:table-cell>
          <table:table-cell table:style-name="ce10" table:formula="of:=1-POWER(1-[.V102];1.1)" office:value-type="float" office:value="0.999423686330983" calcext:value-type="float">
            <text:p>1,00</text:p>
          </table:table-cell>
          <table:table-cell table:style-name="ce10" table:formula="of:=1-POWER(1-[.W102];1.1)" office:value-type="float" office:value="0.99972664639086" calcext:value-type="float">
            <text:p>1,00</text:p>
          </table:table-cell>
          <table:table-cell table:style-name="ce10" table:formula="of:=1-POWER(1-[.X102];1.1)" office:value-type="float" office:value="0.999879663522795" calcext:value-type="float">
            <text:p>1,00</text:p>
          </table:table-cell>
          <table:table-cell table:style-name="ce10" table:formula="of:=1-POWER(1-[.Y102];1.1)" office:value-type="float" office:value="0.99995119806716" calcext:value-type="float">
            <text:p>1,00</text:p>
          </table:table-cell>
          <table:table-cell table:style-name="ce10" table:formula="of:=1-POWER(1-[.Z102];1.1)" office:value-type="float" office:value="0.999981916573504" calcext:value-type="float">
            <text:p>1,00</text:p>
          </table:table-cell>
          <table:table-cell table:style-name="ce10" table:formula="of:=1-POWER(1-[.AA102];1.1)" office:value-type="float" office:value="0.999993932513793" calcext:value-type="float">
            <text:p>1,00</text:p>
          </table:table-cell>
          <table:table-cell table:style-name="ce10" table:formula="of:=1-POWER(1-[.AB102];1.1)" office:value-type="float" office:value="0.999998174803289" calcext:value-type="float">
            <text:p>1,00</text:p>
          </table:table-cell>
          <table:table-cell table:style-name="ce10" table:formula="of:=1-POWER(1-[.AC102];1.1)" office:value-type="float" office:value="0.999999513099024" calcext:value-type="float">
            <text:p>1,00</text:p>
          </table:table-cell>
          <table:table-cell table:style-name="ce10" table:formula="of:=1-POWER(1-[.AD102];1.1)" office:value-type="float" office:value="0.999999886188877" calcext:value-type="float">
            <text:p>1,00</text:p>
          </table:table-cell>
          <table:table-cell table:style-name="ce10" table:formula="of:=1-POWER(1-[.AE102];1.1)" office:value-type="float" office:value="0.999999976996009" calcext:value-type="float">
            <text:p>1,00</text:p>
          </table:table-cell>
          <table:table-cell table:style-name="ce10" table:formula="of:=1-POWER(1-[.AF102];1.1)" office:value-type="float" office:value="0.99999999603737" calcext:value-type="float">
            <text:p>1,00</text:p>
          </table:table-cell>
          <table:table-cell table:style-name="ce10" table:formula="of:=1-POWER(1-[.AG102];1.1)" office:value-type="float" office:value="0.999999999427492" calcext:value-type="float">
            <text:p>1,00</text:p>
          </table:table-cell>
          <table:table-cell table:style-name="ce10" table:formula="of:=1-POWER(1-[.AH102];1.1)" office:value-type="float" office:value="0.999999999931835" calcext:value-type="float">
            <text:p>1,00</text:p>
          </table:table-cell>
          <table:table-cell table:style-name="ce10" table:formula="of:=1-POWER(1-[.AI102];1.1)" office:value-type="float" office:value="0.99999999999344" calcext:value-type="float">
            <text:p>1,00</text:p>
          </table:table-cell>
          <table:table-cell table:style-name="ce10" table:formula="of:=1-POWER(1-[.AJ102];1.1)" office:value-type="float" office:value="0.9999999999995" calcext:value-type="float">
            <text:p>1,00</text:p>
          </table:table-cell>
          <table:table-cell table:style-name="ce10" table:formula="of:=1-POWER(1-[.AK102];1.1)" office:value-type="float" office:value="0.999999999999971" calcext:value-type="float">
            <text:p>1,00</text:p>
          </table:table-cell>
          <table:table-cell table:style-name="ce10" table:formula="of:=1-POWER(1-[.AL102];1.1)" office:value-type="float" office:value="0.999999999999999" calcext:value-type="float">
            <text:p>1,00</text:p>
          </table:table-cell>
          <table:table-cell table:style-name="ce10" table:formula="of:=1-POWER(1-[.AM102];1.1)" office:value-type="float" office:value="1" calcext:value-type="float">
            <text:p>1,00</text:p>
          </table:table-cell>
          <table:table-cell table:style-name="ce10" table:formula="of:=1-POWER(1-[.AN102];1.1)" office:value-type="float" office:value="1" calcext:value-type="float">
            <text:p>1,00</text:p>
          </table:table-cell>
          <table:table-cell table:style-name="ce10" table:formula="of:=1-POWER(1-[.AO102];1.1)" office:value-type="float" office:value="1" calcext:value-type="float">
            <text:p>1,00</text:p>
          </table:table-cell>
          <table:table-cell table:style-name="ce10" table:formula="of:=1-POWER(1-[.AP102];1.1)" office:value-type="float" office:value="1" calcext:value-type="float">
            <text:p>1,00</text:p>
          </table:table-cell>
          <table:table-cell table:style-name="ce10" table:formula="of:=1-POWER(1-[.AQ102];1.1)" office:value-type="float" office:value="1" calcext:value-type="float">
            <text:p>1,00</text:p>
          </table:table-cell>
          <table:table-cell table:style-name="ce10" table:formula="of:=1-POWER(1-[.AR102];1.1)" office:value-type="float" office:value="1" calcext:value-type="float">
            <text:p>1,00</text:p>
          </table:table-cell>
          <table:table-cell table:style-name="ce10" table:formula="of:=1-POWER(1-[.AS102];1.1)" office:value-type="float" office:value="1" calcext:value-type="float">
            <text:p>1,00</text:p>
          </table:table-cell>
          <table:table-cell table:style-name="ce10" table:formula="of:=1-POWER(1-[.AT102];1.1)" office:value-type="float" office:value="1" calcext:value-type="float">
            <text:p>1,00</text:p>
          </table:table-cell>
          <table:table-cell table:style-name="ce10" table:formula="of:=1-POWER(1-[.AU102];1.1)" office:value-type="float" office:value="1" calcext:value-type="float">
            <text:p>1,00</text:p>
          </table:table-cell>
          <table:table-cell table:style-name="ce10" table:formula="of:=1-POWER(1-[.AV102];1.1)" office:value-type="float" office:value="1" calcext:value-type="float">
            <text:p>1,00</text:p>
          </table:table-cell>
          <table:table-cell table:style-name="ce10" table:formula="of:=1-POWER(1-[.AW102];1.1)" office:value-type="float" office:value="1" calcext:value-type="float">
            <text:p>1,00</text:p>
          </table:table-cell>
          <table:table-cell table:style-name="ce10" table:formula="of:=1-POWER(1-[.AX102];1.1)" office:value-type="float" office:value="1" calcext:value-type="float">
            <text:p>1,00</text:p>
          </table:table-cell>
          <table:table-cell table:style-name="ce10" table:formula="of:=1-POWER(1-[.AY102];1.1)" office:value-type="float" office:value="1" calcext:value-type="float">
            <text:p>1,00</text:p>
          </table:table-cell>
          <table:table-cell table:style-name="ce10" table:formula="of:=1-POWER(1-[.AZ102];1.1)" office:value-type="float" office:value="1" calcext:value-type="float">
            <text:p>1,00</text:p>
          </table:table-cell>
          <table:table-cell table:style-name="ce10" table:formula="of:=1-POWER(1-[.BA102];1.1)" office:value-type="float" office:value="1" calcext:value-type="float">
            <text:p>1,00</text:p>
          </table:table-cell>
          <table:table-cell table:style-name="ce10" table:formula="of:=1-POWER(1-[.BB102];1.1)" office:value-type="float" office:value="1" calcext:value-type="float">
            <text:p>1,00</text:p>
          </table:table-cell>
          <table:table-cell table:style-name="ce10" table:formula="of:=1-POWER(1-[.BC102];1.1)" office:value-type="float" office:value="1" calcext:value-type="float">
            <text:p>1,00</text:p>
          </table:table-cell>
          <table:table-cell table:style-name="ce10" table:formula="of:=1-POWER(1-[.BD102];1.1)" office:value-type="float" office:value="1" calcext:value-type="float">
            <text:p>1,00</text:p>
          </table:table-cell>
          <table:table-cell table:style-name="ce10" table:formula="of:=1-POWER(1-[.BE102];1.1)" office:value-type="float" office:value="1" calcext:value-type="float">
            <text:p>1,00</text:p>
          </table:table-cell>
          <table:table-cell table:style-name="ce10" table:formula="of:=1-POWER(1-[.BF102];1.1)" office:value-type="float" office:value="1" calcext:value-type="float">
            <text:p>1,00</text:p>
          </table:table-cell>
          <table:table-cell table:style-name="ce10" table:formula="of:=1-POWER(1-[.BG102];1.1)" office:value-type="float" office:value="1" calcext:value-type="float">
            <text:p>1,00</text:p>
          </table:table-cell>
          <table:table-cell table:style-name="ce10" table:formula="of:=1-POWER(1-[.BH102];1.1)" office:value-type="float" office:value="1" calcext:value-type="float">
            <text:p>1,00</text:p>
          </table:table-cell>
          <table:table-cell table:style-name="ce10" table:formula="of:=1-POWER(1-[.BI102];1.1)" office:value-type="float" office:value="1" calcext:value-type="float">
            <text:p>1,00</text:p>
          </table:table-cell>
          <table:table-cell table:style-name="ce10" table:formula="of:=1-POWER(1-[.BJ102];1.1)" office:value-type="float" office:value="1" calcext:value-type="float">
            <text:p>1,00</text:p>
          </table:table-cell>
          <table:table-cell table:style-name="ce10" table:formula="of:=1-POWER(1-[.BK102];1.1)" office:value-type="float" office:value="1" calcext:value-type="float">
            <text:p>1,00</text:p>
          </table:table-cell>
          <table:table-cell table:style-name="ce10" table:formula="of:=1-POWER(1-[.BL102];1.1)" office:value-type="float" office:value="1" calcext:value-type="float">
            <text:p>1,00</text:p>
          </table:table-cell>
          <table:table-cell table:style-name="ce10" table:formula="of:=1-POWER(1-[.BM102];1.1)" office:value-type="float" office:value="1" calcext:value-type="float">
            <text:p>1,00</text:p>
          </table:table-cell>
          <table:table-cell table:style-name="ce10" table:formula="of:=1-POWER(1-[.BN102];1.1)" office:value-type="float" office:value="1" calcext:value-type="float">
            <text:p>1,00</text:p>
          </table:table-cell>
          <table:table-cell table:style-name="ce10" table:formula="of:=1-POWER(1-[.BO102];1.1)" office:value-type="float" office:value="1" calcext:value-type="float">
            <text:p>1,00</text:p>
          </table:table-cell>
          <table:table-cell table:style-name="ce10" table:formula="of:=1-POWER(1-[.BP102];1.1)" office:value-type="float" office:value="1" calcext:value-type="float">
            <text:p>1,00</text:p>
          </table:table-cell>
          <table:table-cell table:style-name="ce10" table:formula="of:=1-POWER(1-[.BQ102];1.1)" office:value-type="float" office:value="1" calcext:value-type="float">
            <text:p>1,00</text:p>
          </table:table-cell>
          <table:table-cell table:style-name="ce10" table:formula="of:=1-POWER(1-[.BR102];1.1)" office:value-type="float" office:value="1" calcext:value-type="float">
            <text:p>1,00</text:p>
          </table:table-cell>
          <table:table-cell table:style-name="ce10" table:formula="of:=1-POWER(1-[.BS102];1.1)" office:value-type="float" office:value="1" calcext:value-type="float">
            <text:p>1,00</text:p>
          </table:table-cell>
          <table:table-cell table:style-name="ce10" table:formula="of:=1-POWER(1-[.BT102];1.1)" office:value-type="float" office:value="1" calcext:value-type="float">
            <text:p>1,00</text:p>
          </table:table-cell>
          <table:table-cell table:style-name="ce10" table:formula="of:=1-POWER(1-[.BU102];1.1)" office:value-type="float" office:value="1" calcext:value-type="float">
            <text:p>1,00</text:p>
          </table:table-cell>
          <table:table-cell table:style-name="ce10" table:formula="of:=1-POWER(1-[.BV102];1.1)" office:value-type="float" office:value="1" calcext:value-type="float">
            <text:p>1,00</text:p>
          </table:table-cell>
          <table:table-cell table:style-name="ce10" table:formula="of:=1-POWER(1-[.BW102];1.1)" office:value-type="float" office:value="1" calcext:value-type="float">
            <text:p>1,00</text:p>
          </table:table-cell>
          <table:table-cell table:style-name="ce10" table:formula="of:=1-POWER(1-[.BX102];1.1)" office:value-type="float" office:value="1" calcext:value-type="float">
            <text:p>1,00</text:p>
          </table:table-cell>
          <table:table-cell table:style-name="ce10" table:formula="of:=1-POWER(1-[.BY102];1.1)" office:value-type="float" office:value="1" calcext:value-type="float">
            <text:p>1,00</text:p>
          </table:table-cell>
          <table:table-cell table:style-name="ce10" table:formula="of:=1-POWER(1-[.BZ102];1.1)" office:value-type="float" office:value="1" calcext:value-type="float">
            <text:p>1,00</text:p>
          </table:table-cell>
          <table:table-cell table:style-name="ce10" table:formula="of:=1-POWER(1-[.CA102];1.1)" office:value-type="float" office:value="1" calcext:value-type="float">
            <text:p>1,00</text:p>
          </table:table-cell>
          <table:table-cell table:style-name="ce10" table:formula="of:=1-POWER(1-[.CB102];1.1)" office:value-type="float" office:value="1" calcext:value-type="float">
            <text:p>1,00</text:p>
          </table:table-cell>
          <table:table-cell table:style-name="ce10" table:formula="of:=1-POWER(1-[.CC102];1.1)" office:value-type="float" office:value="1" calcext:value-type="float">
            <text:p>1,00</text:p>
          </table:table-cell>
          <table:table-cell table:style-name="ce10" table:formula="of:=1-POWER(1-[.CD102];1.1)" office:value-type="float" office:value="1" calcext:value-type="float">
            <text:p>1,00</text:p>
          </table:table-cell>
          <table:table-cell table:style-name="ce10" table:formula="of:=1-POWER(1-[.CE102];1.1)" office:value-type="float" office:value="1" calcext:value-type="float">
            <text:p>1,00</text:p>
          </table:table-cell>
          <table:table-cell table:style-name="ce10" table:formula="of:=1-POWER(1-[.CF102];1.1)" office:value-type="float" office:value="1" calcext:value-type="float">
            <text:p>1,00</text:p>
          </table:table-cell>
          <table:table-cell table:style-name="ce10" table:formula="of:=1-POWER(1-[.CG102];1.1)" office:value-type="float" office:value="1" calcext:value-type="float">
            <text:p>1,00</text:p>
          </table:table-cell>
          <table:table-cell table:style-name="ce10" table:formula="of:=1-POWER(1-[.CH102];1.1)" office:value-type="float" office:value="1" calcext:value-type="float">
            <text:p>1,00</text:p>
          </table:table-cell>
          <table:table-cell table:style-name="ce10" table:formula="of:=1-POWER(1-[.CI102];1.1)" office:value-type="float" office:value="1" calcext:value-type="float">
            <text:p>1,00</text:p>
          </table:table-cell>
          <table:table-cell table:style-name="ce10" table:formula="of:=1-POWER(1-[.CJ102];1.1)" office:value-type="float" office:value="1" calcext:value-type="float">
            <text:p>1,00</text:p>
          </table:table-cell>
          <table:table-cell table:style-name="ce10" table:formula="of:=1-POWER(1-[.CK102];1.1)" office:value-type="float" office:value="1" calcext:value-type="float">
            <text:p>1,00</text:p>
          </table:table-cell>
          <table:table-cell table:style-name="ce10" table:formula="of:=1-POWER(1-[.CL102];1.1)" office:value-type="float" office:value="1" calcext:value-type="float">
            <text:p>1,00</text:p>
          </table:table-cell>
          <table:table-cell table:style-name="ce10" table:formula="of:=1-POWER(1-[.CM102];1.1)" office:value-type="float" office:value="1" calcext:value-type="float">
            <text:p>1,00</text:p>
          </table:table-cell>
          <table:table-cell table:style-name="ce10" table:formula="of:=1-POWER(1-[.CN102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02]+0.1" office:value-type="float" office:value="0.7" calcext:value-type="float">
            <text:p>0,70</text:p>
          </table:table-cell>
          <table:table-cell table:style-name="ce10" table:formula="of:=1-POWER(1-[.A103];1.1)" office:value-type="float" office:value="0.734029554830436" calcext:value-type="float">
            <text:p>0,73</text:p>
          </table:table-cell>
          <table:table-cell table:style-name="ce10" table:formula="of:=1-POWER(1-[.B103];1.1)" office:value-type="float" office:value="0.767021031452335" calcext:value-type="float">
            <text:p>0,77</text:p>
          </table:table-cell>
          <table:table-cell table:style-name="ce10" table:formula="of:=1-POWER(1-[.C103];1.1)" office:value-type="float" office:value="0.798605136411934" calcext:value-type="float">
            <text:p>0,80</text:p>
          </table:table-cell>
          <table:table-cell table:style-name="ce10" table:formula="of:=1-POWER(1-[.D103];1.1)" office:value-type="float" office:value="0.828425307569558" calcext:value-type="float">
            <text:p>0,83</text:p>
          </table:table-cell>
          <table:table-cell table:style-name="ce10" table:formula="of:=1-POWER(1-[.E103];1.1)" office:value-type="float" office:value="0.856153747547263" calcext:value-type="float">
            <text:p>0,86</text:p>
          </table:table-cell>
          <table:table-cell table:style-name="ce10" table:formula="of:=1-POWER(1-[.F103];1.1)" office:value-type="float" office:value="0.881508169913857" calcext:value-type="float">
            <text:p>0,88</text:p>
          </table:table-cell>
          <table:table-cell table:style-name="ce10" table:formula="of:=1-POWER(1-[.G103];1.1)" office:value-type="float" office:value="0.904267974494612" calcext:value-type="float">
            <text:p>0,90</text:p>
          </table:table-cell>
          <table:table-cell table:style-name="ce10" table:formula="of:=1-POWER(1-[.H103];1.1)" office:value-type="float" office:value="0.92428830438216" calcext:value-type="float">
            <text:p>0,92</text:p>
          </table:table-cell>
          <table:table-cell table:style-name="ce10" table:formula="of:=1-POWER(1-[.I103];1.1)" office:value-type="float" office:value="0.941510316690904" calcext:value-type="float">
            <text:p>0,94</text:p>
          </table:table-cell>
          <table:table-cell table:style-name="ce10" table:formula="of:=1-POWER(1-[.J103];1.1)" office:value-type="float" office:value="0.955966095430148" calcext:value-type="float">
            <text:p>0,96</text:p>
          </table:table-cell>
          <table:table-cell table:style-name="ce10" table:formula="of:=1-POWER(1-[.K103];1.1)" office:value-type="float" office:value="0.967777004060946" calcext:value-type="float">
            <text:p>0,97</text:p>
          </table:table-cell>
          <table:table-cell table:style-name="ce10" table:formula="of:=1-POWER(1-[.L103];1.1)" office:value-type="float" office:value="0.977144932502193" calcext:value-type="float">
            <text:p>0,98</text:p>
          </table:table-cell>
          <table:table-cell table:style-name="ce10" table:formula="of:=1-POWER(1-[.M103];1.1)" office:value-type="float" office:value="0.984336790418275" calcext:value-type="float">
            <text:p>0,98</text:p>
          </table:table-cell>
          <table:table-cell table:style-name="ce10" table:formula="of:=1-POWER(1-[.N103];1.1)" office:value-type="float" office:value="0.989663611244084" calcext:value-type="float">
            <text:p>0,99</text:p>
          </table:table-cell>
          <table:table-cell table:style-name="ce10" table:formula="of:=1-POWER(1-[.O103];1.1)" office:value-type="float" office:value="0.993456566117991" calcext:value-type="float">
            <text:p>0,99</text:p>
          </table:table-cell>
          <table:table-cell table:style-name="ce10" table:formula="of:=1-POWER(1-[.P103];1.1)" office:value-type="float" office:value="0.996042815582122" calcext:value-type="float">
            <text:p>1,00</text:p>
          </table:table-cell>
          <table:table-cell table:style-name="ce10" table:formula="of:=1-POWER(1-[.Q103];1.1)" office:value-type="float" office:value="0.997724248072043" calcext:value-type="float">
            <text:p>1,00</text:p>
          </table:table-cell>
          <table:table-cell table:style-name="ce10" table:formula="of:=1-POWER(1-[.R103];1.1)" office:value-type="float" office:value="0.998761667100411" calcext:value-type="float">
            <text:p>1,00</text:p>
          </table:table-cell>
          <table:table-cell table:style-name="ce10" table:formula="of:=1-POWER(1-[.S103];1.1)" office:value-type="float" office:value="0.999365953437453" calcext:value-type="float">
            <text:p>1,00</text:p>
          </table:table-cell>
          <table:table-cell table:style-name="ce10" table:formula="of:=1-POWER(1-[.T103];1.1)" office:value-type="float" office:value="0.99969637797838" calcext:value-type="float">
            <text:p>1,00</text:p>
          </table:table-cell>
          <table:table-cell table:style-name="ce10" table:formula="of:=1-POWER(1-[.U103];1.1)" office:value-type="float" office:value="0.999864927606904" calcext:value-type="float">
            <text:p>1,00</text:p>
          </table:table-cell>
          <table:table-cell table:style-name="ce10" table:formula="of:=1-POWER(1-[.V103];1.1)" office:value-type="float" office:value="0.999944585521074" calcext:value-type="float">
            <text:p>1,00</text:p>
          </table:table-cell>
          <table:table-cell table:style-name="ce10" table:formula="of:=1-POWER(1-[.W103];1.1)" office:value-type="float" office:value="0.999979203723683" calcext:value-type="float">
            <text:p>1,00</text:p>
          </table:table-cell>
          <table:table-cell table:style-name="ce10" table:formula="of:=1-POWER(1-[.X103];1.1)" office:value-type="float" office:value="0.999992924060074" calcext:value-type="float">
            <text:p>1,00</text:p>
          </table:table-cell>
          <table:table-cell table:style-name="ce10" table:formula="of:=1-POWER(1-[.Y103];1.1)" office:value-type="float" office:value="0.999997838463613" calcext:value-type="float">
            <text:p>1,00</text:p>
          </table:table-cell>
          <table:table-cell table:style-name="ce10" table:formula="of:=1-POWER(1-[.Z103];1.1)" office:value-type="float" office:value="0.999999413539446" calcext:value-type="float">
            <text:p>1,00</text:p>
          </table:table-cell>
          <table:table-cell table:style-name="ce10" table:formula="of:=1-POWER(1-[.AA103];1.1)" office:value-type="float" office:value="0.999999860343007" calcext:value-type="float">
            <text:p>1,00</text:p>
          </table:table-cell>
          <table:table-cell table:style-name="ce10" table:formula="of:=1-POWER(1-[.AB103];1.1)" office:value-type="float" office:value="0.999999971188295" calcext:value-type="float">
            <text:p>1,00</text:p>
          </table:table-cell>
          <table:table-cell table:style-name="ce10" table:formula="of:=1-POWER(1-[.AC103];1.1)" office:value-type="float" office:value="0.999999994923951" calcext:value-type="float">
            <text:p>1,00</text:p>
          </table:table-cell>
          <table:table-cell table:style-name="ce10" table:formula="of:=1-POWER(1-[.AD103];1.1)" office:value-type="float" office:value="0.999999999248241" calcext:value-type="float">
            <text:p>1,00</text:p>
          </table:table-cell>
          <table:table-cell table:style-name="ce10" table:formula="of:=1-POWER(1-[.AE103];1.1)" office:value-type="float" office:value="0.999999999908022" calcext:value-type="float">
            <text:p>1,00</text:p>
          </table:table-cell>
          <table:table-cell table:style-name="ce10" table:formula="of:=1-POWER(1-[.AF103];1.1)" office:value-type="float" office:value="0.999999999990879" calcext:value-type="float">
            <text:p>1,00</text:p>
          </table:table-cell>
          <table:table-cell table:style-name="ce10" table:formula="of:=1-POWER(1-[.AG103];1.1)" office:value-type="float" office:value="0.999999999999282" calcext:value-type="float">
            <text:p>1,00</text:p>
          </table:table-cell>
          <table:table-cell table:style-name="ce10" table:formula="of:=1-POWER(1-[.AH103];1.1)" office:value-type="float" office:value="0.999999999999956" calcext:value-type="float">
            <text:p>1,00</text:p>
          </table:table-cell>
          <table:table-cell table:style-name="ce10" table:formula="of:=1-POWER(1-[.AI103];1.1)" office:value-type="float" office:value="0.999999999999998" calcext:value-type="float">
            <text:p>1,00</text:p>
          </table:table-cell>
          <table:table-cell table:style-name="ce10" table:formula="of:=1-POWER(1-[.AJ103];1.1)" office:value-type="float" office:value="1" calcext:value-type="float">
            <text:p>1,00</text:p>
          </table:table-cell>
          <table:table-cell table:style-name="ce10" table:formula="of:=1-POWER(1-[.AK103];1.1)" office:value-type="float" office:value="1" calcext:value-type="float">
            <text:p>1,00</text:p>
          </table:table-cell>
          <table:table-cell table:style-name="ce10" table:formula="of:=1-POWER(1-[.AL103];1.1)" office:value-type="float" office:value="1" calcext:value-type="float">
            <text:p>1,00</text:p>
          </table:table-cell>
          <table:table-cell table:style-name="ce10" table:formula="of:=1-POWER(1-[.AM103];1.1)" office:value-type="float" office:value="1" calcext:value-type="float">
            <text:p>1,00</text:p>
          </table:table-cell>
          <table:table-cell table:style-name="ce10" table:formula="of:=1-POWER(1-[.AN103];1.1)" office:value-type="float" office:value="1" calcext:value-type="float">
            <text:p>1,00</text:p>
          </table:table-cell>
          <table:table-cell table:style-name="ce10" table:formula="of:=1-POWER(1-[.AO103];1.1)" office:value-type="float" office:value="1" calcext:value-type="float">
            <text:p>1,00</text:p>
          </table:table-cell>
          <table:table-cell table:style-name="ce10" table:formula="of:=1-POWER(1-[.AP103];1.1)" office:value-type="float" office:value="1" calcext:value-type="float">
            <text:p>1,00</text:p>
          </table:table-cell>
          <table:table-cell table:style-name="ce10" table:formula="of:=1-POWER(1-[.AQ103];1.1)" office:value-type="float" office:value="1" calcext:value-type="float">
            <text:p>1,00</text:p>
          </table:table-cell>
          <table:table-cell table:style-name="ce10" table:formula="of:=1-POWER(1-[.AR103];1.1)" office:value-type="float" office:value="1" calcext:value-type="float">
            <text:p>1,00</text:p>
          </table:table-cell>
          <table:table-cell table:style-name="ce10" table:formula="of:=1-POWER(1-[.AS103];1.1)" office:value-type="float" office:value="1" calcext:value-type="float">
            <text:p>1,00</text:p>
          </table:table-cell>
          <table:table-cell table:style-name="ce10" table:formula="of:=1-POWER(1-[.AT103];1.1)" office:value-type="float" office:value="1" calcext:value-type="float">
            <text:p>1,00</text:p>
          </table:table-cell>
          <table:table-cell table:style-name="ce10" table:formula="of:=1-POWER(1-[.AU103];1.1)" office:value-type="float" office:value="1" calcext:value-type="float">
            <text:p>1,00</text:p>
          </table:table-cell>
          <table:table-cell table:style-name="ce10" table:formula="of:=1-POWER(1-[.AV103];1.1)" office:value-type="float" office:value="1" calcext:value-type="float">
            <text:p>1,00</text:p>
          </table:table-cell>
          <table:table-cell table:style-name="ce10" table:formula="of:=1-POWER(1-[.AW103];1.1)" office:value-type="float" office:value="1" calcext:value-type="float">
            <text:p>1,00</text:p>
          </table:table-cell>
          <table:table-cell table:style-name="ce10" table:formula="of:=1-POWER(1-[.AX103];1.1)" office:value-type="float" office:value="1" calcext:value-type="float">
            <text:p>1,00</text:p>
          </table:table-cell>
          <table:table-cell table:style-name="ce10" table:formula="of:=1-POWER(1-[.AY103];1.1)" office:value-type="float" office:value="1" calcext:value-type="float">
            <text:p>1,00</text:p>
          </table:table-cell>
          <table:table-cell table:style-name="ce10" table:formula="of:=1-POWER(1-[.AZ103];1.1)" office:value-type="float" office:value="1" calcext:value-type="float">
            <text:p>1,00</text:p>
          </table:table-cell>
          <table:table-cell table:style-name="ce10" table:formula="of:=1-POWER(1-[.BA103];1.1)" office:value-type="float" office:value="1" calcext:value-type="float">
            <text:p>1,00</text:p>
          </table:table-cell>
          <table:table-cell table:style-name="ce10" table:formula="of:=1-POWER(1-[.BB103];1.1)" office:value-type="float" office:value="1" calcext:value-type="float">
            <text:p>1,00</text:p>
          </table:table-cell>
          <table:table-cell table:style-name="ce10" table:formula="of:=1-POWER(1-[.BC103];1.1)" office:value-type="float" office:value="1" calcext:value-type="float">
            <text:p>1,00</text:p>
          </table:table-cell>
          <table:table-cell table:style-name="ce10" table:formula="of:=1-POWER(1-[.BD103];1.1)" office:value-type="float" office:value="1" calcext:value-type="float">
            <text:p>1,00</text:p>
          </table:table-cell>
          <table:table-cell table:style-name="ce10" table:formula="of:=1-POWER(1-[.BE103];1.1)" office:value-type="float" office:value="1" calcext:value-type="float">
            <text:p>1,00</text:p>
          </table:table-cell>
          <table:table-cell table:style-name="ce10" table:formula="of:=1-POWER(1-[.BF103];1.1)" office:value-type="float" office:value="1" calcext:value-type="float">
            <text:p>1,00</text:p>
          </table:table-cell>
          <table:table-cell table:style-name="ce10" table:formula="of:=1-POWER(1-[.BG103];1.1)" office:value-type="float" office:value="1" calcext:value-type="float">
            <text:p>1,00</text:p>
          </table:table-cell>
          <table:table-cell table:style-name="ce10" table:formula="of:=1-POWER(1-[.BH103];1.1)" office:value-type="float" office:value="1" calcext:value-type="float">
            <text:p>1,00</text:p>
          </table:table-cell>
          <table:table-cell table:style-name="ce10" table:formula="of:=1-POWER(1-[.BI103];1.1)" office:value-type="float" office:value="1" calcext:value-type="float">
            <text:p>1,00</text:p>
          </table:table-cell>
          <table:table-cell table:style-name="ce10" table:formula="of:=1-POWER(1-[.BJ103];1.1)" office:value-type="float" office:value="1" calcext:value-type="float">
            <text:p>1,00</text:p>
          </table:table-cell>
          <table:table-cell table:style-name="ce10" table:formula="of:=1-POWER(1-[.BK103];1.1)" office:value-type="float" office:value="1" calcext:value-type="float">
            <text:p>1,00</text:p>
          </table:table-cell>
          <table:table-cell table:style-name="ce10" table:formula="of:=1-POWER(1-[.BL103];1.1)" office:value-type="float" office:value="1" calcext:value-type="float">
            <text:p>1,00</text:p>
          </table:table-cell>
          <table:table-cell table:style-name="ce10" table:formula="of:=1-POWER(1-[.BM103];1.1)" office:value-type="float" office:value="1" calcext:value-type="float">
            <text:p>1,00</text:p>
          </table:table-cell>
          <table:table-cell table:style-name="ce10" table:formula="of:=1-POWER(1-[.BN103];1.1)" office:value-type="float" office:value="1" calcext:value-type="float">
            <text:p>1,00</text:p>
          </table:table-cell>
          <table:table-cell table:style-name="ce10" table:formula="of:=1-POWER(1-[.BO103];1.1)" office:value-type="float" office:value="1" calcext:value-type="float">
            <text:p>1,00</text:p>
          </table:table-cell>
          <table:table-cell table:style-name="ce10" table:formula="of:=1-POWER(1-[.BP103];1.1)" office:value-type="float" office:value="1" calcext:value-type="float">
            <text:p>1,00</text:p>
          </table:table-cell>
          <table:table-cell table:style-name="ce10" table:formula="of:=1-POWER(1-[.BQ103];1.1)" office:value-type="float" office:value="1" calcext:value-type="float">
            <text:p>1,00</text:p>
          </table:table-cell>
          <table:table-cell table:style-name="ce10" table:formula="of:=1-POWER(1-[.BR103];1.1)" office:value-type="float" office:value="1" calcext:value-type="float">
            <text:p>1,00</text:p>
          </table:table-cell>
          <table:table-cell table:style-name="ce10" table:formula="of:=1-POWER(1-[.BS103];1.1)" office:value-type="float" office:value="1" calcext:value-type="float">
            <text:p>1,00</text:p>
          </table:table-cell>
          <table:table-cell table:style-name="ce10" table:formula="of:=1-POWER(1-[.BT103];1.1)" office:value-type="float" office:value="1" calcext:value-type="float">
            <text:p>1,00</text:p>
          </table:table-cell>
          <table:table-cell table:style-name="ce10" table:formula="of:=1-POWER(1-[.BU103];1.1)" office:value-type="float" office:value="1" calcext:value-type="float">
            <text:p>1,00</text:p>
          </table:table-cell>
          <table:table-cell table:style-name="ce10" table:formula="of:=1-POWER(1-[.BV103];1.1)" office:value-type="float" office:value="1" calcext:value-type="float">
            <text:p>1,00</text:p>
          </table:table-cell>
          <table:table-cell table:style-name="ce10" table:formula="of:=1-POWER(1-[.BW103];1.1)" office:value-type="float" office:value="1" calcext:value-type="float">
            <text:p>1,00</text:p>
          </table:table-cell>
          <table:table-cell table:style-name="ce10" table:formula="of:=1-POWER(1-[.BX103];1.1)" office:value-type="float" office:value="1" calcext:value-type="float">
            <text:p>1,00</text:p>
          </table:table-cell>
          <table:table-cell table:style-name="ce10" table:formula="of:=1-POWER(1-[.BY103];1.1)" office:value-type="float" office:value="1" calcext:value-type="float">
            <text:p>1,00</text:p>
          </table:table-cell>
          <table:table-cell table:style-name="ce10" table:formula="of:=1-POWER(1-[.BZ103];1.1)" office:value-type="float" office:value="1" calcext:value-type="float">
            <text:p>1,00</text:p>
          </table:table-cell>
          <table:table-cell table:style-name="ce10" table:formula="of:=1-POWER(1-[.CA103];1.1)" office:value-type="float" office:value="1" calcext:value-type="float">
            <text:p>1,00</text:p>
          </table:table-cell>
          <table:table-cell table:style-name="ce10" table:formula="of:=1-POWER(1-[.CB103];1.1)" office:value-type="float" office:value="1" calcext:value-type="float">
            <text:p>1,00</text:p>
          </table:table-cell>
          <table:table-cell table:style-name="ce10" table:formula="of:=1-POWER(1-[.CC103];1.1)" office:value-type="float" office:value="1" calcext:value-type="float">
            <text:p>1,00</text:p>
          </table:table-cell>
          <table:table-cell table:style-name="ce10" table:formula="of:=1-POWER(1-[.CD103];1.1)" office:value-type="float" office:value="1" calcext:value-type="float">
            <text:p>1,00</text:p>
          </table:table-cell>
          <table:table-cell table:style-name="ce10" table:formula="of:=1-POWER(1-[.CE103];1.1)" office:value-type="float" office:value="1" calcext:value-type="float">
            <text:p>1,00</text:p>
          </table:table-cell>
          <table:table-cell table:style-name="ce10" table:formula="of:=1-POWER(1-[.CF103];1.1)" office:value-type="float" office:value="1" calcext:value-type="float">
            <text:p>1,00</text:p>
          </table:table-cell>
          <table:table-cell table:style-name="ce10" table:formula="of:=1-POWER(1-[.CG103];1.1)" office:value-type="float" office:value="1" calcext:value-type="float">
            <text:p>1,00</text:p>
          </table:table-cell>
          <table:table-cell table:style-name="ce10" table:formula="of:=1-POWER(1-[.CH103];1.1)" office:value-type="float" office:value="1" calcext:value-type="float">
            <text:p>1,00</text:p>
          </table:table-cell>
          <table:table-cell table:style-name="ce10" table:formula="of:=1-POWER(1-[.CI103];1.1)" office:value-type="float" office:value="1" calcext:value-type="float">
            <text:p>1,00</text:p>
          </table:table-cell>
          <table:table-cell table:style-name="ce10" table:formula="of:=1-POWER(1-[.CJ103];1.1)" office:value-type="float" office:value="1" calcext:value-type="float">
            <text:p>1,00</text:p>
          </table:table-cell>
          <table:table-cell table:style-name="ce10" table:formula="of:=1-POWER(1-[.CK103];1.1)" office:value-type="float" office:value="1" calcext:value-type="float">
            <text:p>1,00</text:p>
          </table:table-cell>
          <table:table-cell table:style-name="ce10" table:formula="of:=1-POWER(1-[.CL103];1.1)" office:value-type="float" office:value="1" calcext:value-type="float">
            <text:p>1,00</text:p>
          </table:table-cell>
          <table:table-cell table:style-name="ce10" table:formula="of:=1-POWER(1-[.CM103];1.1)" office:value-type="float" office:value="1" calcext:value-type="float">
            <text:p>1,00</text:p>
          </table:table-cell>
          <table:table-cell table:style-name="ce10" table:formula="of:=1-POWER(1-[.CN103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03]+0.1" office:value-type="float" office:value="0.8" calcext:value-type="float">
            <text:p>0,80</text:p>
          </table:table-cell>
          <table:table-cell table:style-name="ce10" table:formula="of:=1-POWER(1-[.A104];1.1)" office:value-type="float" office:value="0.829732015495843" calcext:value-type="float">
            <text:p>0,83</text:p>
          </table:table-cell>
          <table:table-cell table:style-name="ce10" table:formula="of:=1-POWER(1-[.B104];1.1)" office:value-type="float" office:value="0.857358369418353" calcext:value-type="float">
            <text:p>0,86</text:p>
          </table:table-cell>
          <table:table-cell table:style-name="ce10" table:formula="of:=1-POWER(1-[.C104];1.1)" office:value-type="float" office:value="0.882599235707269" calcext:value-type="float">
            <text:p>0,88</text:p>
          </table:table-cell>
          <table:table-cell table:style-name="ce10" table:formula="of:=1-POWER(1-[.D104];1.1)" office:value-type="float" office:value="0.905237171173085" calcext:value-type="float">
            <text:p>0,91</text:p>
          </table:table-cell>
          <table:table-cell table:style-name="ce10" table:formula="of:=1-POWER(1-[.E104];1.1)" office:value-type="float" office:value="0.925131036913472" calcext:value-type="float">
            <text:p>0,93</text:p>
          </table:table-cell>
          <table:table-cell table:style-name="ce10" table:formula="of:=1-POWER(1-[.F104];1.1)" office:value-type="float" office:value="0.94222605812603" calcext:value-type="float">
            <text:p>0,94</text:p>
          </table:table-cell>
          <table:table-cell table:style-name="ce10" table:formula="of:=1-POWER(1-[.G104];1.1)" office:value-type="float" office:value="0.956558461240727" calcext:value-type="float">
            <text:p>0,96</text:p>
          </table:table-cell>
          <table:table-cell table:style-name="ce10" table:formula="of:=1-POWER(1-[.H104];1.1)" office:value-type="float" office:value="0.96825350963643" calcext:value-type="float">
            <text:p>0,97</text:p>
          </table:table-cell>
          <table:table-cell table:style-name="ce10" table:formula="of:=1-POWER(1-[.I104];1.1)" office:value-type="float" office:value="0.977516428891464" calcext:value-type="float">
            <text:p>0,98</text:p>
          </table:table-cell>
          <table:table-cell table:style-name="ce10" table:formula="of:=1-POWER(1-[.J104];1.1)" office:value-type="float" office:value="0.98461661811177" calcext:value-type="float">
            <text:p>0,98</text:p>
          </table:table-cell>
          <table:table-cell table:style-name="ce10" table:formula="of:=1-POWER(1-[.K104];1.1)" office:value-type="float" office:value="0.989866557592647" calcext:value-type="float">
            <text:p>0,99</text:p>
          </table:table-cell>
          <table:table-cell table:style-name="ce10" table:formula="of:=1-POWER(1-[.L104];1.1)" office:value-type="float" office:value="0.993597748892754" calcext:value-type="float">
            <text:p>0,99</text:p>
          </table:table-cell>
          <table:table-cell table:style-name="ce10" table:formula="of:=1-POWER(1-[.M104];1.1)" office:value-type="float" office:value="0.996136632924748" calcext:value-type="float">
            <text:p>1,00</text:p>
          </table:table-cell>
          <table:table-cell table:style-name="ce10" table:formula="of:=1-POWER(1-[.N104];1.1)" office:value-type="float" office:value="0.997783526354726" calcext:value-type="float">
            <text:p>1,00</text:p>
          </table:table-cell>
          <table:table-cell table:style-name="ce10" table:formula="of:=1-POWER(1-[.O104];1.1)" office:value-type="float" office:value="0.998797101927693" calcext:value-type="float">
            <text:p>1,00</text:p>
          </table:table-cell>
          <table:table-cell table:style-name="ce10" table:formula="of:=1-POWER(1-[.P104];1.1)" office:value-type="float" office:value="0.99938588216273" calcext:value-type="float">
            <text:p>1,00</text:p>
          </table:table-cell>
          <table:table-cell table:style-name="ce10" table:formula="of:=1-POWER(1-[.Q104];1.1)" office:value-type="float" office:value="0.999706858785394" calcext:value-type="float">
            <text:p>1,00</text:p>
          </table:table-cell>
          <table:table-cell table:style-name="ce10" table:formula="of:=1-POWER(1-[.R104];1.1)" office:value-type="float" office:value="0.9998700475202" calcext:value-type="float">
            <text:p>1,00</text:p>
          </table:table-cell>
          <table:table-cell table:style-name="ce10" table:formula="of:=1-POWER(1-[.S104];1.1)" office:value-type="float" office:value="0.999946891623135" calcext:value-type="float">
            <text:p>1,00</text:p>
          </table:table-cell>
          <table:table-cell table:style-name="ce10" table:formula="of:=1-POWER(1-[.T104];1.1)" office:value-type="float" office:value="0.999980153710085" calcext:value-type="float">
            <text:p>1,00</text:p>
          </table:table-cell>
          <table:table-cell table:style-name="ce10" table:formula="of:=1-POWER(1-[.U104];1.1)" office:value-type="float" office:value="0.999993278793103" calcext:value-type="float">
            <text:p>1,00</text:p>
          </table:table-cell>
          <table:table-cell table:style-name="ce10" table:formula="of:=1-POWER(1-[.V104];1.1)" office:value-type="float" office:value="0.999997957359254" calcext:value-type="float">
            <text:p>1,00</text:p>
          </table:table-cell>
          <table:table-cell table:style-name="ce10" table:formula="of:=1-POWER(1-[.W104];1.1)" office:value-type="float" office:value="0.99999944892439" calcext:value-type="float">
            <text:p>1,00</text:p>
          </table:table-cell>
          <table:table-cell table:style-name="ce10" table:formula="of:=1-POWER(1-[.X104];1.1)" office:value-type="float" office:value="0.99999986958357" calcext:value-type="float">
            <text:p>1,00</text:p>
          </table:table-cell>
          <table:table-cell table:style-name="ce10" table:formula="of:=1-POWER(1-[.Y104];1.1)" office:value-type="float" office:value="0.99999997327821" calcext:value-type="float">
            <text:p>1,00</text:p>
          </table:table-cell>
          <table:table-cell table:style-name="ce10" table:formula="of:=1-POWER(1-[.Z104];1.1)" office:value-type="float" office:value="0.99999999532747" calcext:value-type="float">
            <text:p>1,00</text:p>
          </table:table-cell>
          <table:table-cell table:style-name="ce10" table:formula="of:=1-POWER(1-[.AA104];1.1)" office:value-type="float" office:value="0.999999999313711" calcext:value-type="float">
            <text:p>1,00</text:p>
          </table:table-cell>
          <table:table-cell table:style-name="ce10" table:formula="of:=1-POWER(1-[.AB104];1.1)" office:value-type="float" office:value="0.999999999916793" calcext:value-type="float">
            <text:p>1,00</text:p>
          </table:table-cell>
          <table:table-cell table:style-name="ce10" table:formula="of:=1-POWER(1-[.AC104];1.1)" office:value-type="float" office:value="0.999999999991831" calcext:value-type="float">
            <text:p>1,00</text:p>
          </table:table-cell>
          <table:table-cell table:style-name="ce10" table:formula="of:=1-POWER(1-[.AD104];1.1)" office:value-type="float" office:value="0.999999999999364" calcext:value-type="float">
            <text:p>1,00</text:p>
          </table:table-cell>
          <table:table-cell table:style-name="ce10" table:formula="of:=1-POWER(1-[.AE104];1.1)" office:value-type="float" office:value="0.999999999999962" calcext:value-type="float">
            <text:p>1,00</text:p>
          </table:table-cell>
          <table:table-cell table:style-name="ce10" table:formula="of:=1-POWER(1-[.AF104];1.1)" office:value-type="float" office:value="0.999999999999998" calcext:value-type="float">
            <text:p>1,00</text:p>
          </table:table-cell>
          <table:table-cell table:style-name="ce10" table:formula="of:=1-POWER(1-[.AG104];1.1)" office:value-type="float" office:value="1" calcext:value-type="float">
            <text:p>1,00</text:p>
          </table:table-cell>
          <table:table-cell table:style-name="ce10" table:formula="of:=1-POWER(1-[.AH104];1.1)" office:value-type="float" office:value="1" calcext:value-type="float">
            <text:p>1,00</text:p>
          </table:table-cell>
          <table:table-cell table:style-name="ce10" table:formula="of:=1-POWER(1-[.AI104];1.1)" office:value-type="float" office:value="1" calcext:value-type="float">
            <text:p>1,00</text:p>
          </table:table-cell>
          <table:table-cell table:style-name="ce10" table:formula="of:=1-POWER(1-[.AJ104];1.1)" office:value-type="float" office:value="1" calcext:value-type="float">
            <text:p>1,00</text:p>
          </table:table-cell>
          <table:table-cell table:style-name="ce10" table:formula="of:=1-POWER(1-[.AK104];1.1)" office:value-type="float" office:value="1" calcext:value-type="float">
            <text:p>1,00</text:p>
          </table:table-cell>
          <table:table-cell table:style-name="ce10" table:formula="of:=1-POWER(1-[.AL104];1.1)" office:value-type="float" office:value="1" calcext:value-type="float">
            <text:p>1,00</text:p>
          </table:table-cell>
          <table:table-cell table:style-name="ce10" table:formula="of:=1-POWER(1-[.AM104];1.1)" office:value-type="float" office:value="1" calcext:value-type="float">
            <text:p>1,00</text:p>
          </table:table-cell>
          <table:table-cell table:style-name="ce10" table:formula="of:=1-POWER(1-[.AN104];1.1)" office:value-type="float" office:value="1" calcext:value-type="float">
            <text:p>1,00</text:p>
          </table:table-cell>
          <table:table-cell table:style-name="ce10" table:formula="of:=1-POWER(1-[.AO104];1.1)" office:value-type="float" office:value="1" calcext:value-type="float">
            <text:p>1,00</text:p>
          </table:table-cell>
          <table:table-cell table:style-name="ce10" table:formula="of:=1-POWER(1-[.AP104];1.1)" office:value-type="float" office:value="1" calcext:value-type="float">
            <text:p>1,00</text:p>
          </table:table-cell>
          <table:table-cell table:style-name="ce10" table:formula="of:=1-POWER(1-[.AQ104];1.1)" office:value-type="float" office:value="1" calcext:value-type="float">
            <text:p>1,00</text:p>
          </table:table-cell>
          <table:table-cell table:style-name="ce10" table:formula="of:=1-POWER(1-[.AR104];1.1)" office:value-type="float" office:value="1" calcext:value-type="float">
            <text:p>1,00</text:p>
          </table:table-cell>
          <table:table-cell table:style-name="ce10" table:formula="of:=1-POWER(1-[.AS104];1.1)" office:value-type="float" office:value="1" calcext:value-type="float">
            <text:p>1,00</text:p>
          </table:table-cell>
          <table:table-cell table:style-name="ce10" table:formula="of:=1-POWER(1-[.AT104];1.1)" office:value-type="float" office:value="1" calcext:value-type="float">
            <text:p>1,00</text:p>
          </table:table-cell>
          <table:table-cell table:style-name="ce10" table:formula="of:=1-POWER(1-[.AU104];1.1)" office:value-type="float" office:value="1" calcext:value-type="float">
            <text:p>1,00</text:p>
          </table:table-cell>
          <table:table-cell table:style-name="ce10" table:formula="of:=1-POWER(1-[.AV104];1.1)" office:value-type="float" office:value="1" calcext:value-type="float">
            <text:p>1,00</text:p>
          </table:table-cell>
          <table:table-cell table:style-name="ce10" table:formula="of:=1-POWER(1-[.AW104];1.1)" office:value-type="float" office:value="1" calcext:value-type="float">
            <text:p>1,00</text:p>
          </table:table-cell>
          <table:table-cell table:style-name="ce10" table:formula="of:=1-POWER(1-[.AX104];1.1)" office:value-type="float" office:value="1" calcext:value-type="float">
            <text:p>1,00</text:p>
          </table:table-cell>
          <table:table-cell table:style-name="ce10" table:formula="of:=1-POWER(1-[.AY104];1.1)" office:value-type="float" office:value="1" calcext:value-type="float">
            <text:p>1,00</text:p>
          </table:table-cell>
          <table:table-cell table:style-name="ce10" table:formula="of:=1-POWER(1-[.AZ104];1.1)" office:value-type="float" office:value="1" calcext:value-type="float">
            <text:p>1,00</text:p>
          </table:table-cell>
          <table:table-cell table:style-name="ce10" table:formula="of:=1-POWER(1-[.BA104];1.1)" office:value-type="float" office:value="1" calcext:value-type="float">
            <text:p>1,00</text:p>
          </table:table-cell>
          <table:table-cell table:style-name="ce10" table:formula="of:=1-POWER(1-[.BB104];1.1)" office:value-type="float" office:value="1" calcext:value-type="float">
            <text:p>1,00</text:p>
          </table:table-cell>
          <table:table-cell table:style-name="ce10" table:formula="of:=1-POWER(1-[.BC104];1.1)" office:value-type="float" office:value="1" calcext:value-type="float">
            <text:p>1,00</text:p>
          </table:table-cell>
          <table:table-cell table:style-name="ce10" table:formula="of:=1-POWER(1-[.BD104];1.1)" office:value-type="float" office:value="1" calcext:value-type="float">
            <text:p>1,00</text:p>
          </table:table-cell>
          <table:table-cell table:style-name="ce10" table:formula="of:=1-POWER(1-[.BE104];1.1)" office:value-type="float" office:value="1" calcext:value-type="float">
            <text:p>1,00</text:p>
          </table:table-cell>
          <table:table-cell table:style-name="ce10" table:formula="of:=1-POWER(1-[.BF104];1.1)" office:value-type="float" office:value="1" calcext:value-type="float">
            <text:p>1,00</text:p>
          </table:table-cell>
          <table:table-cell table:style-name="ce10" table:formula="of:=1-POWER(1-[.BG104];1.1)" office:value-type="float" office:value="1" calcext:value-type="float">
            <text:p>1,00</text:p>
          </table:table-cell>
          <table:table-cell table:style-name="ce10" table:formula="of:=1-POWER(1-[.BH104];1.1)" office:value-type="float" office:value="1" calcext:value-type="float">
            <text:p>1,00</text:p>
          </table:table-cell>
          <table:table-cell table:style-name="ce10" table:formula="of:=1-POWER(1-[.BI104];1.1)" office:value-type="float" office:value="1" calcext:value-type="float">
            <text:p>1,00</text:p>
          </table:table-cell>
          <table:table-cell table:style-name="ce10" table:formula="of:=1-POWER(1-[.BJ104];1.1)" office:value-type="float" office:value="1" calcext:value-type="float">
            <text:p>1,00</text:p>
          </table:table-cell>
          <table:table-cell table:style-name="ce10" table:formula="of:=1-POWER(1-[.BK104];1.1)" office:value-type="float" office:value="1" calcext:value-type="float">
            <text:p>1,00</text:p>
          </table:table-cell>
          <table:table-cell table:style-name="ce10" table:formula="of:=1-POWER(1-[.BL104];1.1)" office:value-type="float" office:value="1" calcext:value-type="float">
            <text:p>1,00</text:p>
          </table:table-cell>
          <table:table-cell table:style-name="ce10" table:formula="of:=1-POWER(1-[.BM104];1.1)" office:value-type="float" office:value="1" calcext:value-type="float">
            <text:p>1,00</text:p>
          </table:table-cell>
          <table:table-cell table:style-name="ce10" table:formula="of:=1-POWER(1-[.BN104];1.1)" office:value-type="float" office:value="1" calcext:value-type="float">
            <text:p>1,00</text:p>
          </table:table-cell>
          <table:table-cell table:style-name="ce10" table:formula="of:=1-POWER(1-[.BO104];1.1)" office:value-type="float" office:value="1" calcext:value-type="float">
            <text:p>1,00</text:p>
          </table:table-cell>
          <table:table-cell table:style-name="ce10" table:formula="of:=1-POWER(1-[.BP104];1.1)" office:value-type="float" office:value="1" calcext:value-type="float">
            <text:p>1,00</text:p>
          </table:table-cell>
          <table:table-cell table:style-name="ce10" table:formula="of:=1-POWER(1-[.BQ104];1.1)" office:value-type="float" office:value="1" calcext:value-type="float">
            <text:p>1,00</text:p>
          </table:table-cell>
          <table:table-cell table:style-name="ce10" table:formula="of:=1-POWER(1-[.BR104];1.1)" office:value-type="float" office:value="1" calcext:value-type="float">
            <text:p>1,00</text:p>
          </table:table-cell>
          <table:table-cell table:style-name="ce10" table:formula="of:=1-POWER(1-[.BS104];1.1)" office:value-type="float" office:value="1" calcext:value-type="float">
            <text:p>1,00</text:p>
          </table:table-cell>
          <table:table-cell table:style-name="ce10" table:formula="of:=1-POWER(1-[.BT104];1.1)" office:value-type="float" office:value="1" calcext:value-type="float">
            <text:p>1,00</text:p>
          </table:table-cell>
          <table:table-cell table:style-name="ce10" table:formula="of:=1-POWER(1-[.BU104];1.1)" office:value-type="float" office:value="1" calcext:value-type="float">
            <text:p>1,00</text:p>
          </table:table-cell>
          <table:table-cell table:style-name="ce10" table:formula="of:=1-POWER(1-[.BV104];1.1)" office:value-type="float" office:value="1" calcext:value-type="float">
            <text:p>1,00</text:p>
          </table:table-cell>
          <table:table-cell table:style-name="ce10" table:formula="of:=1-POWER(1-[.BW104];1.1)" office:value-type="float" office:value="1" calcext:value-type="float">
            <text:p>1,00</text:p>
          </table:table-cell>
          <table:table-cell table:style-name="ce10" table:formula="of:=1-POWER(1-[.BX104];1.1)" office:value-type="float" office:value="1" calcext:value-type="float">
            <text:p>1,00</text:p>
          </table:table-cell>
          <table:table-cell table:style-name="ce10" table:formula="of:=1-POWER(1-[.BY104];1.1)" office:value-type="float" office:value="1" calcext:value-type="float">
            <text:p>1,00</text:p>
          </table:table-cell>
          <table:table-cell table:style-name="ce10" table:formula="of:=1-POWER(1-[.BZ104];1.1)" office:value-type="float" office:value="1" calcext:value-type="float">
            <text:p>1,00</text:p>
          </table:table-cell>
          <table:table-cell table:style-name="ce10" table:formula="of:=1-POWER(1-[.CA104];1.1)" office:value-type="float" office:value="1" calcext:value-type="float">
            <text:p>1,00</text:p>
          </table:table-cell>
          <table:table-cell table:style-name="ce10" table:formula="of:=1-POWER(1-[.CB104];1.1)" office:value-type="float" office:value="1" calcext:value-type="float">
            <text:p>1,00</text:p>
          </table:table-cell>
          <table:table-cell table:style-name="ce10" table:formula="of:=1-POWER(1-[.CC104];1.1)" office:value-type="float" office:value="1" calcext:value-type="float">
            <text:p>1,00</text:p>
          </table:table-cell>
          <table:table-cell table:style-name="ce10" table:formula="of:=1-POWER(1-[.CD104];1.1)" office:value-type="float" office:value="1" calcext:value-type="float">
            <text:p>1,00</text:p>
          </table:table-cell>
          <table:table-cell table:style-name="ce10" table:formula="of:=1-POWER(1-[.CE104];1.1)" office:value-type="float" office:value="1" calcext:value-type="float">
            <text:p>1,00</text:p>
          </table:table-cell>
          <table:table-cell table:style-name="ce10" table:formula="of:=1-POWER(1-[.CF104];1.1)" office:value-type="float" office:value="1" calcext:value-type="float">
            <text:p>1,00</text:p>
          </table:table-cell>
          <table:table-cell table:style-name="ce10" table:formula="of:=1-POWER(1-[.CG104];1.1)" office:value-type="float" office:value="1" calcext:value-type="float">
            <text:p>1,00</text:p>
          </table:table-cell>
          <table:table-cell table:style-name="ce10" table:formula="of:=1-POWER(1-[.CH104];1.1)" office:value-type="float" office:value="1" calcext:value-type="float">
            <text:p>1,00</text:p>
          </table:table-cell>
          <table:table-cell table:style-name="ce10" table:formula="of:=1-POWER(1-[.CI104];1.1)" office:value-type="float" office:value="1" calcext:value-type="float">
            <text:p>1,00</text:p>
          </table:table-cell>
          <table:table-cell table:style-name="ce10" table:formula="of:=1-POWER(1-[.CJ104];1.1)" office:value-type="float" office:value="1" calcext:value-type="float">
            <text:p>1,00</text:p>
          </table:table-cell>
          <table:table-cell table:style-name="ce10" table:formula="of:=1-POWER(1-[.CK104];1.1)" office:value-type="float" office:value="1" calcext:value-type="float">
            <text:p>1,00</text:p>
          </table:table-cell>
          <table:table-cell table:style-name="ce10" table:formula="of:=1-POWER(1-[.CL104];1.1)" office:value-type="float" office:value="1" calcext:value-type="float">
            <text:p>1,00</text:p>
          </table:table-cell>
          <table:table-cell table:style-name="ce10" table:formula="of:=1-POWER(1-[.CM104];1.1)" office:value-type="float" office:value="1" calcext:value-type="float">
            <text:p>1,00</text:p>
          </table:table-cell>
          <table:table-cell table:style-name="ce10" table:formula="of:=1-POWER(1-[.CN104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04]+0.1" office:value-type="float" office:value="0.9" calcext:value-type="float">
            <text:p>0,90</text:p>
          </table:table-cell>
          <table:table-cell table:style-name="ce10" table:formula="of:=1-POWER(1-[.A105];1.1)" office:value-type="float" office:value="0.920567176527572" calcext:value-type="float">
            <text:p>0,92</text:p>
          </table:table-cell>
          <table:table-cell table:style-name="ce10" table:formula="of:=1-POWER(1-[.B105];1.1)" office:value-type="float" office:value="0.938340499813852" calcext:value-type="float">
            <text:p>0,94</text:p>
          </table:table-cell>
          <table:table-cell table:style-name="ce10" table:formula="of:=1-POWER(1-[.C105];1.1)" office:value-type="float" office:value="0.953334061968571" calcext:value-type="float">
            <text:p>0,95</text:p>
          </table:table-cell>
          <table:table-cell table:style-name="ce10" table:formula="of:=1-POWER(1-[.D105];1.1)" office:value-type="float" office:value="0.965652115013422" calcext:value-type="float">
            <text:p>0,97</text:p>
          </table:table-cell>
          <table:table-cell table:style-name="ce10" table:formula="of:=1-POWER(1-[.E105];1.1)" office:value-type="float" office:value="0.975481720022664" calcext:value-type="float">
            <text:p>0,98</text:p>
          </table:table-cell>
          <table:table-cell table:style-name="ce10" table:formula="of:=1-POWER(1-[.F105];1.1)" office:value-type="float" office:value="0.983078494478149" calcext:value-type="float">
            <text:p>0,98</text:p>
          </table:table-cell>
          <table:table-cell table:style-name="ce10" table:formula="of:=1-POWER(1-[.G105];1.1)" office:value-type="float" office:value="0.988746622182153" calcext:value-type="float">
            <text:p>0,99</text:p>
          </table:table-cell>
          <table:table-cell table:style-name="ce10" table:formula="of:=1-POWER(1-[.H105];1.1)" office:value-type="float" office:value="0.992815257792914" calcext:value-type="float">
            <text:p>0,99</text:p>
          </table:table-cell>
          <table:table-cell table:style-name="ce10" table:formula="of:=1-POWER(1-[.I105];1.1)" office:value-type="float" office:value="0.99561416479809" calcext:value-type="float">
            <text:p>1,00</text:p>
          </table:table-cell>
          <table:table-cell table:style-name="ce10" table:formula="of:=1-POWER(1-[.J105];1.1)" office:value-type="float" office:value="0.997451659009991" calcext:value-type="float">
            <text:p>1,00</text:p>
          </table:table-cell>
          <table:table-cell table:style-name="ce10" table:formula="of:=1-POWER(1-[.K105];1.1)" office:value-type="float" office:value="0.998597563216955" calcext:value-type="float">
            <text:p>1,00</text:p>
          </table:table-cell>
          <table:table-cell table:style-name="ce10" table:formula="of:=1-POWER(1-[.L105];1.1)" office:value-type="float" office:value="0.999272937704508" calcext:value-type="float">
            <text:p>1,00</text:p>
          </table:table-cell>
          <table:table-cell table:style-name="ce10" table:formula="of:=1-POWER(1-[.M105];1.1)" office:value-type="float" office:value="0.999647037322201" calcext:value-type="float">
            <text:p>1,00</text:p>
          </table:table-cell>
          <table:table-cell table:style-name="ce10" table:formula="of:=1-POWER(1-[.N105];1.1)" office:value-type="float" office:value="0.999840595101108" calcext:value-type="float">
            <text:p>1,00</text:p>
          </table:table-cell>
          <table:table-cell table:style-name="ce10" table:formula="of:=1-POWER(1-[.O105];1.1)" office:value-type="float" office:value="0.999933510689304" calcext:value-type="float">
            <text:p>1,00</text:p>
          </table:table-cell>
          <table:table-cell table:style-name="ce10" table:formula="of:=1-POWER(1-[.P105];1.1)" office:value-type="float" office:value="0.99997458869238" calcext:value-type="float">
            <text:p>1,00</text:p>
          </table:table-cell>
          <table:table-cell table:style-name="ce10" table:formula="of:=1-POWER(1-[.Q105];1.1)" office:value-type="float" office:value="0.999991178758438" calcext:value-type="float">
            <text:p>1,00</text:p>
          </table:table-cell>
          <table:table-cell table:style-name="ce10" table:formula="of:=1-POWER(1-[.R105];1.1)" office:value-type="float" office:value="0.999997245246862" calcext:value-type="float">
            <text:p>1,00</text:p>
          </table:table-cell>
          <table:table-cell table:style-name="ce10" table:formula="of:=1-POWER(1-[.S105];1.1)" office:value-type="float" office:value="0.999999234243036" calcext:value-type="float">
            <text:p>1,00</text:p>
          </table:table-cell>
          <table:table-cell table:style-name="ce10" table:formula="of:=1-POWER(1-[.T105];1.1)" office:value-type="float" office:value="0.99999981271627" calcext:value-type="float">
            <text:p>1,00</text:p>
          </table:table-cell>
          <table:table-cell table:style-name="ce10" table:formula="of:=1-POWER(1-[.U105];1.1)" office:value-type="float" office:value="0.999999960212188" calcext:value-type="float">
            <text:p>1,00</text:p>
          </table:table-cell>
          <table:table-cell table:style-name="ce10" table:formula="of:=1-POWER(1-[.V105];1.1)" office:value-type="float" office:value="0.999999992760225" calcext:value-type="float">
            <text:p>1,00</text:p>
          </table:table-cell>
          <table:table-cell table:style-name="ce10" table:formula="of:=1-POWER(1-[.W105];1.1)" office:value-type="float" office:value="0.999999998889042" calcext:value-type="float">
            <text:p>1,00</text:p>
          </table:table-cell>
          <table:table-cell table:style-name="ce10" table:formula="of:=1-POWER(1-[.X105];1.1)" office:value-type="float" office:value="0.999999999858659" calcext:value-type="float">
            <text:p>1,00</text:p>
          </table:table-cell>
          <table:table-cell table:style-name="ce10" table:formula="of:=1-POWER(1-[.Y105];1.1)" office:value-type="float" office:value="0.999999999985368" calcext:value-type="float">
            <text:p>1,00</text:p>
          </table:table-cell>
          <table:table-cell table:style-name="ce10" table:formula="of:=1-POWER(1-[.Z105];1.1)" office:value-type="float" office:value="0.999999999998793" calcext:value-type="float">
            <text:p>1,00</text:p>
          </table:table-cell>
          <table:table-cell table:style-name="ce10" table:formula="of:=1-POWER(1-[.AA105];1.1)" office:value-type="float" office:value="0.999999999999922" calcext:value-type="float">
            <text:p>1,00</text:p>
          </table:table-cell>
          <table:table-cell table:style-name="ce10" table:formula="of:=1-POWER(1-[.AB105];1.1)" office:value-type="float" office:value="0.999999999999996" calcext:value-type="float">
            <text:p>1,00</text:p>
          </table:table-cell>
          <table:table-cell table:style-name="ce10" table:formula="of:=1-POWER(1-[.AC105];1.1)" office:value-type="float" office:value="1" calcext:value-type="float">
            <text:p>1,00</text:p>
          </table:table-cell>
          <table:table-cell table:style-name="ce10" table:formula="of:=1-POWER(1-[.AD105];1.1)" office:value-type="float" office:value="1" calcext:value-type="float">
            <text:p>1,00</text:p>
          </table:table-cell>
          <table:table-cell table:style-name="ce10" table:formula="of:=1-POWER(1-[.AE105];1.1)" office:value-type="float" office:value="1" calcext:value-type="float">
            <text:p>1,00</text:p>
          </table:table-cell>
          <table:table-cell table:style-name="ce10" table:formula="of:=1-POWER(1-[.AF105];1.1)" office:value-type="float" office:value="1" calcext:value-type="float">
            <text:p>1,00</text:p>
          </table:table-cell>
          <table:table-cell table:style-name="ce10" table:formula="of:=1-POWER(1-[.AG105];1.1)" office:value-type="float" office:value="1" calcext:value-type="float">
            <text:p>1,00</text:p>
          </table:table-cell>
          <table:table-cell table:style-name="ce10" table:formula="of:=1-POWER(1-[.AH105];1.1)" office:value-type="float" office:value="1" calcext:value-type="float">
            <text:p>1,00</text:p>
          </table:table-cell>
          <table:table-cell table:style-name="ce10" table:formula="of:=1-POWER(1-[.AI105];1.1)" office:value-type="float" office:value="1" calcext:value-type="float">
            <text:p>1,00</text:p>
          </table:table-cell>
          <table:table-cell table:style-name="ce10" table:formula="of:=1-POWER(1-[.AJ105];1.1)" office:value-type="float" office:value="1" calcext:value-type="float">
            <text:p>1,00</text:p>
          </table:table-cell>
          <table:table-cell table:style-name="ce10" table:formula="of:=1-POWER(1-[.AK105];1.1)" office:value-type="float" office:value="1" calcext:value-type="float">
            <text:p>1,00</text:p>
          </table:table-cell>
          <table:table-cell table:style-name="ce10" table:formula="of:=1-POWER(1-[.AL105];1.1)" office:value-type="float" office:value="1" calcext:value-type="float">
            <text:p>1,00</text:p>
          </table:table-cell>
          <table:table-cell table:style-name="ce10" table:formula="of:=1-POWER(1-[.AM105];1.1)" office:value-type="float" office:value="1" calcext:value-type="float">
            <text:p>1,00</text:p>
          </table:table-cell>
          <table:table-cell table:style-name="ce10" table:formula="of:=1-POWER(1-[.AN105];1.1)" office:value-type="float" office:value="1" calcext:value-type="float">
            <text:p>1,00</text:p>
          </table:table-cell>
          <table:table-cell table:style-name="ce10" table:formula="of:=1-POWER(1-[.AO105];1.1)" office:value-type="float" office:value="1" calcext:value-type="float">
            <text:p>1,00</text:p>
          </table:table-cell>
          <table:table-cell table:style-name="ce10" table:formula="of:=1-POWER(1-[.AP105];1.1)" office:value-type="float" office:value="1" calcext:value-type="float">
            <text:p>1,00</text:p>
          </table:table-cell>
          <table:table-cell table:style-name="ce10" table:formula="of:=1-POWER(1-[.AQ105];1.1)" office:value-type="float" office:value="1" calcext:value-type="float">
            <text:p>1,00</text:p>
          </table:table-cell>
          <table:table-cell table:style-name="ce10" table:formula="of:=1-POWER(1-[.AR105];1.1)" office:value-type="float" office:value="1" calcext:value-type="float">
            <text:p>1,00</text:p>
          </table:table-cell>
          <table:table-cell table:style-name="ce10" table:formula="of:=1-POWER(1-[.AS105];1.1)" office:value-type="float" office:value="1" calcext:value-type="float">
            <text:p>1,00</text:p>
          </table:table-cell>
          <table:table-cell table:style-name="ce10" table:formula="of:=1-POWER(1-[.AT105];1.1)" office:value-type="float" office:value="1" calcext:value-type="float">
            <text:p>1,00</text:p>
          </table:table-cell>
          <table:table-cell table:style-name="ce10" table:formula="of:=1-POWER(1-[.AU105];1.1)" office:value-type="float" office:value="1" calcext:value-type="float">
            <text:p>1,00</text:p>
          </table:table-cell>
          <table:table-cell table:style-name="ce10" table:formula="of:=1-POWER(1-[.AV105];1.1)" office:value-type="float" office:value="1" calcext:value-type="float">
            <text:p>1,00</text:p>
          </table:table-cell>
          <table:table-cell table:style-name="ce10" table:formula="of:=1-POWER(1-[.AW105];1.1)" office:value-type="float" office:value="1" calcext:value-type="float">
            <text:p>1,00</text:p>
          </table:table-cell>
          <table:table-cell table:style-name="ce10" table:formula="of:=1-POWER(1-[.AX105];1.1)" office:value-type="float" office:value="1" calcext:value-type="float">
            <text:p>1,00</text:p>
          </table:table-cell>
          <table:table-cell table:style-name="ce10" table:formula="of:=1-POWER(1-[.AY105];1.1)" office:value-type="float" office:value="1" calcext:value-type="float">
            <text:p>1,00</text:p>
          </table:table-cell>
          <table:table-cell table:style-name="ce10" table:formula="of:=1-POWER(1-[.AZ105];1.1)" office:value-type="float" office:value="1" calcext:value-type="float">
            <text:p>1,00</text:p>
          </table:table-cell>
          <table:table-cell table:style-name="ce10" table:formula="of:=1-POWER(1-[.BA105];1.1)" office:value-type="float" office:value="1" calcext:value-type="float">
            <text:p>1,00</text:p>
          </table:table-cell>
          <table:table-cell table:style-name="ce10" table:formula="of:=1-POWER(1-[.BB105];1.1)" office:value-type="float" office:value="1" calcext:value-type="float">
            <text:p>1,00</text:p>
          </table:table-cell>
          <table:table-cell table:style-name="ce10" table:formula="of:=1-POWER(1-[.BC105];1.1)" office:value-type="float" office:value="1" calcext:value-type="float">
            <text:p>1,00</text:p>
          </table:table-cell>
          <table:table-cell table:style-name="ce10" table:formula="of:=1-POWER(1-[.BD105];1.1)" office:value-type="float" office:value="1" calcext:value-type="float">
            <text:p>1,00</text:p>
          </table:table-cell>
          <table:table-cell table:style-name="ce10" table:formula="of:=1-POWER(1-[.BE105];1.1)" office:value-type="float" office:value="1" calcext:value-type="float">
            <text:p>1,00</text:p>
          </table:table-cell>
          <table:table-cell table:style-name="ce10" table:formula="of:=1-POWER(1-[.BF105];1.1)" office:value-type="float" office:value="1" calcext:value-type="float">
            <text:p>1,00</text:p>
          </table:table-cell>
          <table:table-cell table:style-name="ce10" table:formula="of:=1-POWER(1-[.BG105];1.1)" office:value-type="float" office:value="1" calcext:value-type="float">
            <text:p>1,00</text:p>
          </table:table-cell>
          <table:table-cell table:style-name="ce10" table:formula="of:=1-POWER(1-[.BH105];1.1)" office:value-type="float" office:value="1" calcext:value-type="float">
            <text:p>1,00</text:p>
          </table:table-cell>
          <table:table-cell table:style-name="ce10" table:formula="of:=1-POWER(1-[.BI105];1.1)" office:value-type="float" office:value="1" calcext:value-type="float">
            <text:p>1,00</text:p>
          </table:table-cell>
          <table:table-cell table:style-name="ce10" table:formula="of:=1-POWER(1-[.BJ105];1.1)" office:value-type="float" office:value="1" calcext:value-type="float">
            <text:p>1,00</text:p>
          </table:table-cell>
          <table:table-cell table:style-name="ce10" table:formula="of:=1-POWER(1-[.BK105];1.1)" office:value-type="float" office:value="1" calcext:value-type="float">
            <text:p>1,00</text:p>
          </table:table-cell>
          <table:table-cell table:style-name="ce10" table:formula="of:=1-POWER(1-[.BL105];1.1)" office:value-type="float" office:value="1" calcext:value-type="float">
            <text:p>1,00</text:p>
          </table:table-cell>
          <table:table-cell table:style-name="ce10" table:formula="of:=1-POWER(1-[.BM105];1.1)" office:value-type="float" office:value="1" calcext:value-type="float">
            <text:p>1,00</text:p>
          </table:table-cell>
          <table:table-cell table:style-name="ce10" table:formula="of:=1-POWER(1-[.BN105];1.1)" office:value-type="float" office:value="1" calcext:value-type="float">
            <text:p>1,00</text:p>
          </table:table-cell>
          <table:table-cell table:style-name="ce10" table:formula="of:=1-POWER(1-[.BO105];1.1)" office:value-type="float" office:value="1" calcext:value-type="float">
            <text:p>1,00</text:p>
          </table:table-cell>
          <table:table-cell table:style-name="ce10" table:formula="of:=1-POWER(1-[.BP105];1.1)" office:value-type="float" office:value="1" calcext:value-type="float">
            <text:p>1,00</text:p>
          </table:table-cell>
          <table:table-cell table:style-name="ce10" table:formula="of:=1-POWER(1-[.BQ105];1.1)" office:value-type="float" office:value="1" calcext:value-type="float">
            <text:p>1,00</text:p>
          </table:table-cell>
          <table:table-cell table:style-name="ce10" table:formula="of:=1-POWER(1-[.BR105];1.1)" office:value-type="float" office:value="1" calcext:value-type="float">
            <text:p>1,00</text:p>
          </table:table-cell>
          <table:table-cell table:style-name="ce10" table:formula="of:=1-POWER(1-[.BS105];1.1)" office:value-type="float" office:value="1" calcext:value-type="float">
            <text:p>1,00</text:p>
          </table:table-cell>
          <table:table-cell table:style-name="ce10" table:formula="of:=1-POWER(1-[.BT105];1.1)" office:value-type="float" office:value="1" calcext:value-type="float">
            <text:p>1,00</text:p>
          </table:table-cell>
          <table:table-cell table:style-name="ce10" table:formula="of:=1-POWER(1-[.BU105];1.1)" office:value-type="float" office:value="1" calcext:value-type="float">
            <text:p>1,00</text:p>
          </table:table-cell>
          <table:table-cell table:style-name="ce10" table:formula="of:=1-POWER(1-[.BV105];1.1)" office:value-type="float" office:value="1" calcext:value-type="float">
            <text:p>1,00</text:p>
          </table:table-cell>
          <table:table-cell table:style-name="ce10" table:formula="of:=1-POWER(1-[.BW105];1.1)" office:value-type="float" office:value="1" calcext:value-type="float">
            <text:p>1,00</text:p>
          </table:table-cell>
          <table:table-cell table:style-name="ce10" table:formula="of:=1-POWER(1-[.BX105];1.1)" office:value-type="float" office:value="1" calcext:value-type="float">
            <text:p>1,00</text:p>
          </table:table-cell>
          <table:table-cell table:style-name="ce10" table:formula="of:=1-POWER(1-[.BY105];1.1)" office:value-type="float" office:value="1" calcext:value-type="float">
            <text:p>1,00</text:p>
          </table:table-cell>
          <table:table-cell table:style-name="ce10" table:formula="of:=1-POWER(1-[.BZ105];1.1)" office:value-type="float" office:value="1" calcext:value-type="float">
            <text:p>1,00</text:p>
          </table:table-cell>
          <table:table-cell table:style-name="ce10" table:formula="of:=1-POWER(1-[.CA105];1.1)" office:value-type="float" office:value="1" calcext:value-type="float">
            <text:p>1,00</text:p>
          </table:table-cell>
          <table:table-cell table:style-name="ce10" table:formula="of:=1-POWER(1-[.CB105];1.1)" office:value-type="float" office:value="1" calcext:value-type="float">
            <text:p>1,00</text:p>
          </table:table-cell>
          <table:table-cell table:style-name="ce10" table:formula="of:=1-POWER(1-[.CC105];1.1)" office:value-type="float" office:value="1" calcext:value-type="float">
            <text:p>1,00</text:p>
          </table:table-cell>
          <table:table-cell table:style-name="ce10" table:formula="of:=1-POWER(1-[.CD105];1.1)" office:value-type="float" office:value="1" calcext:value-type="float">
            <text:p>1,00</text:p>
          </table:table-cell>
          <table:table-cell table:style-name="ce10" table:formula="of:=1-POWER(1-[.CE105];1.1)" office:value-type="float" office:value="1" calcext:value-type="float">
            <text:p>1,00</text:p>
          </table:table-cell>
          <table:table-cell table:style-name="ce10" table:formula="of:=1-POWER(1-[.CF105];1.1)" office:value-type="float" office:value="1" calcext:value-type="float">
            <text:p>1,00</text:p>
          </table:table-cell>
          <table:table-cell table:style-name="ce10" table:formula="of:=1-POWER(1-[.CG105];1.1)" office:value-type="float" office:value="1" calcext:value-type="float">
            <text:p>1,00</text:p>
          </table:table-cell>
          <table:table-cell table:style-name="ce10" table:formula="of:=1-POWER(1-[.CH105];1.1)" office:value-type="float" office:value="1" calcext:value-type="float">
            <text:p>1,00</text:p>
          </table:table-cell>
          <table:table-cell table:style-name="ce10" table:formula="of:=1-POWER(1-[.CI105];1.1)" office:value-type="float" office:value="1" calcext:value-type="float">
            <text:p>1,00</text:p>
          </table:table-cell>
          <table:table-cell table:style-name="ce10" table:formula="of:=1-POWER(1-[.CJ105];1.1)" office:value-type="float" office:value="1" calcext:value-type="float">
            <text:p>1,00</text:p>
          </table:table-cell>
          <table:table-cell table:style-name="ce10" table:formula="of:=1-POWER(1-[.CK105];1.1)" office:value-type="float" office:value="1" calcext:value-type="float">
            <text:p>1,00</text:p>
          </table:table-cell>
          <table:table-cell table:style-name="ce10" table:formula="of:=1-POWER(1-[.CL105];1.1)" office:value-type="float" office:value="1" calcext:value-type="float">
            <text:p>1,00</text:p>
          </table:table-cell>
          <table:table-cell table:style-name="ce10" table:formula="of:=1-POWER(1-[.CM105];1.1)" office:value-type="float" office:value="1" calcext:value-type="float">
            <text:p>1,00</text:p>
          </table:table-cell>
          <table:table-cell table:style-name="ce10" table:formula="of:=1-POWER(1-[.CN105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05]+0.1" office:value-type="float" office:value="1" calcext:value-type="float">
            <text:p>1,00</text:p>
          </table:table-cell>
          <table:table-cell table:style-name="ce10" table:formula="of:=1-POWER(1-[.A106];1.1)" office:value-type="float" office:value="1" calcext:value-type="float">
            <text:p>1,00</text:p>
          </table:table-cell>
          <table:table-cell table:style-name="ce10" table:formula="of:=1-POWER(1-[.B106];1.1)" office:value-type="float" office:value="1" calcext:value-type="float">
            <text:p>1,00</text:p>
          </table:table-cell>
          <table:table-cell table:style-name="ce10" table:formula="of:=1-POWER(1-[.C106];1.1)" office:value-type="float" office:value="1" calcext:value-type="float">
            <text:p>1,00</text:p>
          </table:table-cell>
          <table:table-cell table:style-name="ce10" table:formula="of:=1-POWER(1-[.D106];1.1)" office:value-type="float" office:value="1" calcext:value-type="float">
            <text:p>1,00</text:p>
          </table:table-cell>
          <table:table-cell table:style-name="ce10" table:formula="of:=1-POWER(1-[.E106];1.1)" office:value-type="float" office:value="1" calcext:value-type="float">
            <text:p>1,00</text:p>
          </table:table-cell>
          <table:table-cell table:style-name="ce10" table:formula="of:=1-POWER(1-[.F106];1.1)" office:value-type="float" office:value="1" calcext:value-type="float">
            <text:p>1,00</text:p>
          </table:table-cell>
          <table:table-cell table:style-name="ce10" table:formula="of:=1-POWER(1-[.G106];1.1)" office:value-type="float" office:value="1" calcext:value-type="float">
            <text:p>1,00</text:p>
          </table:table-cell>
          <table:table-cell table:style-name="ce10" table:formula="of:=1-POWER(1-[.H106];1.1)" office:value-type="float" office:value="1" calcext:value-type="float">
            <text:p>1,00</text:p>
          </table:table-cell>
          <table:table-cell table:style-name="ce10" table:formula="of:=1-POWER(1-[.I106];1.1)" office:value-type="float" office:value="1" calcext:value-type="float">
            <text:p>1,00</text:p>
          </table:table-cell>
          <table:table-cell table:style-name="ce10" table:formula="of:=1-POWER(1-[.J106];1.1)" office:value-type="float" office:value="1" calcext:value-type="float">
            <text:p>1,00</text:p>
          </table:table-cell>
          <table:table-cell table:style-name="ce10" table:formula="of:=1-POWER(1-[.K106];1.1)" office:value-type="float" office:value="1" calcext:value-type="float">
            <text:p>1,00</text:p>
          </table:table-cell>
          <table:table-cell table:style-name="ce10" table:formula="of:=1-POWER(1-[.L106];1.1)" office:value-type="float" office:value="1" calcext:value-type="float">
            <text:p>1,00</text:p>
          </table:table-cell>
          <table:table-cell table:style-name="ce10" table:formula="of:=1-POWER(1-[.M106];1.1)" office:value-type="float" office:value="1" calcext:value-type="float">
            <text:p>1,00</text:p>
          </table:table-cell>
          <table:table-cell table:style-name="ce10" table:formula="of:=1-POWER(1-[.N106];1.1)" office:value-type="float" office:value="1" calcext:value-type="float">
            <text:p>1,00</text:p>
          </table:table-cell>
          <table:table-cell table:style-name="ce10" table:formula="of:=1-POWER(1-[.O106];1.1)" office:value-type="float" office:value="1" calcext:value-type="float">
            <text:p>1,00</text:p>
          </table:table-cell>
          <table:table-cell table:style-name="ce10" table:formula="of:=1-POWER(1-[.P106];1.1)" office:value-type="float" office:value="1" calcext:value-type="float">
            <text:p>1,00</text:p>
          </table:table-cell>
          <table:table-cell table:style-name="ce10" table:formula="of:=1-POWER(1-[.Q106];1.1)" office:value-type="float" office:value="1" calcext:value-type="float">
            <text:p>1,00</text:p>
          </table:table-cell>
          <table:table-cell table:style-name="ce10" table:formula="of:=1-POWER(1-[.R106];1.1)" office:value-type="float" office:value="1" calcext:value-type="float">
            <text:p>1,00</text:p>
          </table:table-cell>
          <table:table-cell table:style-name="ce10" table:formula="of:=1-POWER(1-[.S106];1.1)" office:value-type="float" office:value="1" calcext:value-type="float">
            <text:p>1,00</text:p>
          </table:table-cell>
          <table:table-cell table:style-name="ce10" table:formula="of:=1-POWER(1-[.T106];1.1)" office:value-type="float" office:value="1" calcext:value-type="float">
            <text:p>1,00</text:p>
          </table:table-cell>
          <table:table-cell table:style-name="ce10" table:formula="of:=1-POWER(1-[.U106];1.1)" office:value-type="float" office:value="1" calcext:value-type="float">
            <text:p>1,00</text:p>
          </table:table-cell>
          <table:table-cell table:style-name="ce10" table:formula="of:=1-POWER(1-[.V106];1.1)" office:value-type="float" office:value="1" calcext:value-type="float">
            <text:p>1,00</text:p>
          </table:table-cell>
          <table:table-cell table:style-name="ce10" table:formula="of:=1-POWER(1-[.W106];1.1)" office:value-type="float" office:value="1" calcext:value-type="float">
            <text:p>1,00</text:p>
          </table:table-cell>
          <table:table-cell table:style-name="ce10" table:formula="of:=1-POWER(1-[.X106];1.1)" office:value-type="float" office:value="1" calcext:value-type="float">
            <text:p>1,00</text:p>
          </table:table-cell>
          <table:table-cell table:style-name="ce10" table:formula="of:=1-POWER(1-[.Y106];1.1)" office:value-type="float" office:value="1" calcext:value-type="float">
            <text:p>1,00</text:p>
          </table:table-cell>
          <table:table-cell table:style-name="ce10" table:formula="of:=1-POWER(1-[.Z106];1.1)" office:value-type="float" office:value="1" calcext:value-type="float">
            <text:p>1,00</text:p>
          </table:table-cell>
          <table:table-cell table:style-name="ce10" table:formula="of:=1-POWER(1-[.AA106];1.1)" office:value-type="float" office:value="1" calcext:value-type="float">
            <text:p>1,00</text:p>
          </table:table-cell>
          <table:table-cell table:style-name="ce10" table:formula="of:=1-POWER(1-[.AB106];1.1)" office:value-type="float" office:value="1" calcext:value-type="float">
            <text:p>1,00</text:p>
          </table:table-cell>
          <table:table-cell table:style-name="ce10" table:formula="of:=1-POWER(1-[.AC106];1.1)" office:value-type="float" office:value="1" calcext:value-type="float">
            <text:p>1,00</text:p>
          </table:table-cell>
          <table:table-cell table:style-name="ce10" table:formula="of:=1-POWER(1-[.AD106];1.1)" office:value-type="float" office:value="1" calcext:value-type="float">
            <text:p>1,00</text:p>
          </table:table-cell>
          <table:table-cell table:style-name="ce10" table:formula="of:=1-POWER(1-[.AE106];1.1)" office:value-type="float" office:value="1" calcext:value-type="float">
            <text:p>1,00</text:p>
          </table:table-cell>
          <table:table-cell table:style-name="ce10" table:formula="of:=1-POWER(1-[.AF106];1.1)" office:value-type="float" office:value="1" calcext:value-type="float">
            <text:p>1,00</text:p>
          </table:table-cell>
          <table:table-cell table:style-name="ce10" table:formula="of:=1-POWER(1-[.AG106];1.1)" office:value-type="float" office:value="1" calcext:value-type="float">
            <text:p>1,00</text:p>
          </table:table-cell>
          <table:table-cell table:style-name="ce10" table:formula="of:=1-POWER(1-[.AH106];1.1)" office:value-type="float" office:value="1" calcext:value-type="float">
            <text:p>1,00</text:p>
          </table:table-cell>
          <table:table-cell table:style-name="ce10" table:formula="of:=1-POWER(1-[.AI106];1.1)" office:value-type="float" office:value="1" calcext:value-type="float">
            <text:p>1,00</text:p>
          </table:table-cell>
          <table:table-cell table:style-name="ce10" table:formula="of:=1-POWER(1-[.AJ106];1.1)" office:value-type="float" office:value="1" calcext:value-type="float">
            <text:p>1,00</text:p>
          </table:table-cell>
          <table:table-cell table:style-name="ce10" table:formula="of:=1-POWER(1-[.AK106];1.1)" office:value-type="float" office:value="1" calcext:value-type="float">
            <text:p>1,00</text:p>
          </table:table-cell>
          <table:table-cell table:style-name="ce10" table:formula="of:=1-POWER(1-[.AL106];1.1)" office:value-type="float" office:value="1" calcext:value-type="float">
            <text:p>1,00</text:p>
          </table:table-cell>
          <table:table-cell table:style-name="ce10" table:formula="of:=1-POWER(1-[.AM106];1.1)" office:value-type="float" office:value="1" calcext:value-type="float">
            <text:p>1,00</text:p>
          </table:table-cell>
          <table:table-cell table:style-name="ce10" table:formula="of:=1-POWER(1-[.AN106];1.1)" office:value-type="float" office:value="1" calcext:value-type="float">
            <text:p>1,00</text:p>
          </table:table-cell>
          <table:table-cell table:style-name="ce10" table:formula="of:=1-POWER(1-[.AO106];1.1)" office:value-type="float" office:value="1" calcext:value-type="float">
            <text:p>1,00</text:p>
          </table:table-cell>
          <table:table-cell table:style-name="ce10" table:formula="of:=1-POWER(1-[.AP106];1.1)" office:value-type="float" office:value="1" calcext:value-type="float">
            <text:p>1,00</text:p>
          </table:table-cell>
          <table:table-cell table:style-name="ce10" table:formula="of:=1-POWER(1-[.AQ106];1.1)" office:value-type="float" office:value="1" calcext:value-type="float">
            <text:p>1,00</text:p>
          </table:table-cell>
          <table:table-cell table:style-name="ce10" table:formula="of:=1-POWER(1-[.AR106];1.1)" office:value-type="float" office:value="1" calcext:value-type="float">
            <text:p>1,00</text:p>
          </table:table-cell>
          <table:table-cell table:style-name="ce10" table:formula="of:=1-POWER(1-[.AS106];1.1)" office:value-type="float" office:value="1" calcext:value-type="float">
            <text:p>1,00</text:p>
          </table:table-cell>
          <table:table-cell table:style-name="ce10" table:formula="of:=1-POWER(1-[.AT106];1.1)" office:value-type="float" office:value="1" calcext:value-type="float">
            <text:p>1,00</text:p>
          </table:table-cell>
          <table:table-cell table:style-name="ce10" table:formula="of:=1-POWER(1-[.AU106];1.1)" office:value-type="float" office:value="1" calcext:value-type="float">
            <text:p>1,00</text:p>
          </table:table-cell>
          <table:table-cell table:style-name="ce10" table:formula="of:=1-POWER(1-[.AV106];1.1)" office:value-type="float" office:value="1" calcext:value-type="float">
            <text:p>1,00</text:p>
          </table:table-cell>
          <table:table-cell table:style-name="ce10" table:formula="of:=1-POWER(1-[.AW106];1.1)" office:value-type="float" office:value="1" calcext:value-type="float">
            <text:p>1,00</text:p>
          </table:table-cell>
          <table:table-cell table:style-name="ce10" table:formula="of:=1-POWER(1-[.AX106];1.1)" office:value-type="float" office:value="1" calcext:value-type="float">
            <text:p>1,00</text:p>
          </table:table-cell>
          <table:table-cell table:style-name="ce10" table:formula="of:=1-POWER(1-[.AY106];1.1)" office:value-type="float" office:value="1" calcext:value-type="float">
            <text:p>1,00</text:p>
          </table:table-cell>
          <table:table-cell table:style-name="ce10" table:formula="of:=1-POWER(1-[.AZ106];1.1)" office:value-type="float" office:value="1" calcext:value-type="float">
            <text:p>1,00</text:p>
          </table:table-cell>
          <table:table-cell table:style-name="ce10" table:formula="of:=1-POWER(1-[.BA106];1.1)" office:value-type="float" office:value="1" calcext:value-type="float">
            <text:p>1,00</text:p>
          </table:table-cell>
          <table:table-cell table:style-name="ce10" table:formula="of:=1-POWER(1-[.BB106];1.1)" office:value-type="float" office:value="1" calcext:value-type="float">
            <text:p>1,00</text:p>
          </table:table-cell>
          <table:table-cell table:style-name="ce10" table:formula="of:=1-POWER(1-[.BC106];1.1)" office:value-type="float" office:value="1" calcext:value-type="float">
            <text:p>1,00</text:p>
          </table:table-cell>
          <table:table-cell table:style-name="ce10" table:formula="of:=1-POWER(1-[.BD106];1.1)" office:value-type="float" office:value="1" calcext:value-type="float">
            <text:p>1,00</text:p>
          </table:table-cell>
          <table:table-cell table:style-name="ce10" table:formula="of:=1-POWER(1-[.BE106];1.1)" office:value-type="float" office:value="1" calcext:value-type="float">
            <text:p>1,00</text:p>
          </table:table-cell>
          <table:table-cell table:style-name="ce10" table:formula="of:=1-POWER(1-[.BF106];1.1)" office:value-type="float" office:value="1" calcext:value-type="float">
            <text:p>1,00</text:p>
          </table:table-cell>
          <table:table-cell table:style-name="ce10" table:formula="of:=1-POWER(1-[.BG106];1.1)" office:value-type="float" office:value="1" calcext:value-type="float">
            <text:p>1,00</text:p>
          </table:table-cell>
          <table:table-cell table:style-name="ce10" table:formula="of:=1-POWER(1-[.BH106];1.1)" office:value-type="float" office:value="1" calcext:value-type="float">
            <text:p>1,00</text:p>
          </table:table-cell>
          <table:table-cell table:style-name="ce10" table:formula="of:=1-POWER(1-[.BI106];1.1)" office:value-type="float" office:value="1" calcext:value-type="float">
            <text:p>1,00</text:p>
          </table:table-cell>
          <table:table-cell table:style-name="ce10" table:formula="of:=1-POWER(1-[.BJ106];1.1)" office:value-type="float" office:value="1" calcext:value-type="float">
            <text:p>1,00</text:p>
          </table:table-cell>
          <table:table-cell table:style-name="ce10" table:formula="of:=1-POWER(1-[.BK106];1.1)" office:value-type="float" office:value="1" calcext:value-type="float">
            <text:p>1,00</text:p>
          </table:table-cell>
          <table:table-cell table:style-name="ce10" table:formula="of:=1-POWER(1-[.BL106];1.1)" office:value-type="float" office:value="1" calcext:value-type="float">
            <text:p>1,00</text:p>
          </table:table-cell>
          <table:table-cell table:style-name="ce10" table:formula="of:=1-POWER(1-[.BM106];1.1)" office:value-type="float" office:value="1" calcext:value-type="float">
            <text:p>1,00</text:p>
          </table:table-cell>
          <table:table-cell table:style-name="ce10" table:formula="of:=1-POWER(1-[.BN106];1.1)" office:value-type="float" office:value="1" calcext:value-type="float">
            <text:p>1,00</text:p>
          </table:table-cell>
          <table:table-cell table:style-name="ce10" table:formula="of:=1-POWER(1-[.BO106];1.1)" office:value-type="float" office:value="1" calcext:value-type="float">
            <text:p>1,00</text:p>
          </table:table-cell>
          <table:table-cell table:style-name="ce10" table:formula="of:=1-POWER(1-[.BP106];1.1)" office:value-type="float" office:value="1" calcext:value-type="float">
            <text:p>1,00</text:p>
          </table:table-cell>
          <table:table-cell table:style-name="ce10" table:formula="of:=1-POWER(1-[.BQ106];1.1)" office:value-type="float" office:value="1" calcext:value-type="float">
            <text:p>1,00</text:p>
          </table:table-cell>
          <table:table-cell table:style-name="ce10" table:formula="of:=1-POWER(1-[.BR106];1.1)" office:value-type="float" office:value="1" calcext:value-type="float">
            <text:p>1,00</text:p>
          </table:table-cell>
          <table:table-cell table:style-name="ce10" table:formula="of:=1-POWER(1-[.BS106];1.1)" office:value-type="float" office:value="1" calcext:value-type="float">
            <text:p>1,00</text:p>
          </table:table-cell>
          <table:table-cell table:style-name="ce10" table:formula="of:=1-POWER(1-[.BT106];1.1)" office:value-type="float" office:value="1" calcext:value-type="float">
            <text:p>1,00</text:p>
          </table:table-cell>
          <table:table-cell table:style-name="ce10" table:formula="of:=1-POWER(1-[.BU106];1.1)" office:value-type="float" office:value="1" calcext:value-type="float">
            <text:p>1,00</text:p>
          </table:table-cell>
          <table:table-cell table:style-name="ce10" table:formula="of:=1-POWER(1-[.BV106];1.1)" office:value-type="float" office:value="1" calcext:value-type="float">
            <text:p>1,00</text:p>
          </table:table-cell>
          <table:table-cell table:style-name="ce10" table:formula="of:=1-POWER(1-[.BW106];1.1)" office:value-type="float" office:value="1" calcext:value-type="float">
            <text:p>1,00</text:p>
          </table:table-cell>
          <table:table-cell table:style-name="ce10" table:formula="of:=1-POWER(1-[.BX106];1.1)" office:value-type="float" office:value="1" calcext:value-type="float">
            <text:p>1,00</text:p>
          </table:table-cell>
          <table:table-cell table:style-name="ce10" table:formula="of:=1-POWER(1-[.BY106];1.1)" office:value-type="float" office:value="1" calcext:value-type="float">
            <text:p>1,00</text:p>
          </table:table-cell>
          <table:table-cell table:style-name="ce10" table:formula="of:=1-POWER(1-[.BZ106];1.1)" office:value-type="float" office:value="1" calcext:value-type="float">
            <text:p>1,00</text:p>
          </table:table-cell>
          <table:table-cell table:style-name="ce10" table:formula="of:=1-POWER(1-[.CA106];1.1)" office:value-type="float" office:value="1" calcext:value-type="float">
            <text:p>1,00</text:p>
          </table:table-cell>
          <table:table-cell table:style-name="ce10" table:formula="of:=1-POWER(1-[.CB106];1.1)" office:value-type="float" office:value="1" calcext:value-type="float">
            <text:p>1,00</text:p>
          </table:table-cell>
          <table:table-cell table:style-name="ce10" table:formula="of:=1-POWER(1-[.CC106];1.1)" office:value-type="float" office:value="1" calcext:value-type="float">
            <text:p>1,00</text:p>
          </table:table-cell>
          <table:table-cell table:style-name="ce10" table:formula="of:=1-POWER(1-[.CD106];1.1)" office:value-type="float" office:value="1" calcext:value-type="float">
            <text:p>1,00</text:p>
          </table:table-cell>
          <table:table-cell table:style-name="ce10" table:formula="of:=1-POWER(1-[.CE106];1.1)" office:value-type="float" office:value="1" calcext:value-type="float">
            <text:p>1,00</text:p>
          </table:table-cell>
          <table:table-cell table:style-name="ce10" table:formula="of:=1-POWER(1-[.CF106];1.1)" office:value-type="float" office:value="1" calcext:value-type="float">
            <text:p>1,00</text:p>
          </table:table-cell>
          <table:table-cell table:style-name="ce10" table:formula="of:=1-POWER(1-[.CG106];1.1)" office:value-type="float" office:value="1" calcext:value-type="float">
            <text:p>1,00</text:p>
          </table:table-cell>
          <table:table-cell table:style-name="ce10" table:formula="of:=1-POWER(1-[.CH106];1.1)" office:value-type="float" office:value="1" calcext:value-type="float">
            <text:p>1,00</text:p>
          </table:table-cell>
          <table:table-cell table:style-name="ce10" table:formula="of:=1-POWER(1-[.CI106];1.1)" office:value-type="float" office:value="1" calcext:value-type="float">
            <text:p>1,00</text:p>
          </table:table-cell>
          <table:table-cell table:style-name="ce10" table:formula="of:=1-POWER(1-[.CJ106];1.1)" office:value-type="float" office:value="1" calcext:value-type="float">
            <text:p>1,00</text:p>
          </table:table-cell>
          <table:table-cell table:style-name="ce10" table:formula="of:=1-POWER(1-[.CK106];1.1)" office:value-type="float" office:value="1" calcext:value-type="float">
            <text:p>1,00</text:p>
          </table:table-cell>
          <table:table-cell table:style-name="ce10" table:formula="of:=1-POWER(1-[.CL106];1.1)" office:value-type="float" office:value="1" calcext:value-type="float">
            <text:p>1,00</text:p>
          </table:table-cell>
          <table:table-cell table:style-name="ce10" table:formula="of:=1-POWER(1-[.CM106];1.1)" office:value-type="float" office:value="1" calcext:value-type="float">
            <text:p>1,00</text:p>
          </table:table-cell>
          <table:table-cell table:style-name="ce10" table:formula="of:=1-POWER(1-[.CN106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96]&lt;1;(1+(59*(1-[.A96])))*[.$A$39]+[.$A$111];0)" office:value-type="float" office:value="700" calcext:value-type="float">
            <text:p>700</text:p>
          </table:table-cell>
          <table:table-cell table:style-name="ce11" table:formula="of:=IF([.B96]&lt;1;(1+(59*(1-[.B96])))*[.$A$39]+[.$A$111];0)" office:value-type="float" office:value="700" calcext:value-type="float">
            <text:p>700</text:p>
          </table:table-cell>
          <table:table-cell table:style-name="ce11" table:formula="of:=IF([.C96]&lt;1;(1+(59*(1-[.C96])))*[.$A$39]+[.$A$111];0)" office:value-type="float" office:value="700" calcext:value-type="float">
            <text:p>700</text:p>
          </table:table-cell>
          <table:table-cell table:style-name="ce11" table:formula="of:=IF([.D96]&lt;1;(1+(59*(1-[.D96])))*[.$A$39]+[.$A$111];0)" office:value-type="float" office:value="700" calcext:value-type="float">
            <text:p>700</text:p>
          </table:table-cell>
          <table:table-cell table:style-name="ce11" table:formula="of:=IF([.E96]&lt;1;(1+(59*(1-[.E96])))*[.$A$39]+[.$A$111];0)" office:value-type="float" office:value="700" calcext:value-type="float">
            <text:p>700</text:p>
          </table:table-cell>
          <table:table-cell table:style-name="ce11" table:formula="of:=IF([.F96]&lt;1;(1+(59*(1-[.F96])))*[.$A$39]+[.$A$111];0)" office:value-type="float" office:value="700" calcext:value-type="float">
            <text:p>700</text:p>
          </table:table-cell>
          <table:table-cell table:style-name="ce11" table:formula="of:=IF([.G96]&lt;1;(1+(59*(1-[.G96])))*[.$A$39]+[.$A$111];0)" office:value-type="float" office:value="700" calcext:value-type="float">
            <text:p>700</text:p>
          </table:table-cell>
          <table:table-cell table:style-name="ce11" table:formula="of:=IF([.H96]&lt;1;(1+(59*(1-[.H96])))*[.$A$39]+[.$A$111];0)" office:value-type="float" office:value="700" calcext:value-type="float">
            <text:p>700</text:p>
          </table:table-cell>
          <table:table-cell table:style-name="ce11" table:formula="of:=IF([.I96]&lt;1;(1+(59*(1-[.I96])))*[.$A$39]+[.$A$111];0)" office:value-type="float" office:value="700" calcext:value-type="float">
            <text:p>700</text:p>
          </table:table-cell>
          <table:table-cell table:style-name="ce11" table:formula="of:=IF([.J96]&lt;1;(1+(59*(1-[.J96])))*[.$A$39]+[.$A$111];0)" office:value-type="float" office:value="700" calcext:value-type="float">
            <text:p>700</text:p>
          </table:table-cell>
          <table:table-cell table:style-name="ce11" table:formula="of:=IF([.K96]&lt;1;(1+(59*(1-[.K96])))*[.$A$39]+[.$A$111];0)" office:value-type="float" office:value="700" calcext:value-type="float">
            <text:p>700</text:p>
          </table:table-cell>
          <table:table-cell table:style-name="ce11" table:formula="of:=IF([.L96]&lt;1;(1+(59*(1-[.L96])))*[.$A$39]+[.$A$111];0)" office:value-type="float" office:value="700" calcext:value-type="float">
            <text:p>700</text:p>
          </table:table-cell>
          <table:table-cell table:style-name="ce11" table:formula="of:=IF([.M96]&lt;1;(1+(59*(1-[.M96])))*[.$A$39]+[.$A$111];0)" office:value-type="float" office:value="700" calcext:value-type="float">
            <text:p>700</text:p>
          </table:table-cell>
          <table:table-cell table:style-name="ce11" table:formula="of:=IF([.N96]&lt;1;(1+(59*(1-[.N96])))*[.$A$39]+[.$A$111];0)" office:value-type="float" office:value="700" calcext:value-type="float">
            <text:p>700</text:p>
          </table:table-cell>
          <table:table-cell table:style-name="ce11" table:formula="of:=IF([.O96]&lt;1;(1+(59*(1-[.O96])))*[.$A$39]+[.$A$111];0)" office:value-type="float" office:value="700" calcext:value-type="float">
            <text:p>700</text:p>
          </table:table-cell>
          <table:table-cell table:style-name="ce11" table:formula="of:=IF([.P96]&lt;1;(1+(59*(1-[.P96])))*[.$A$39]+[.$A$111];0)" office:value-type="float" office:value="700" calcext:value-type="float">
            <text:p>700</text:p>
          </table:table-cell>
          <table:table-cell table:style-name="ce11" table:formula="of:=IF([.Q96]&lt;1;(1+(59*(1-[.Q96])))*[.$A$39]+[.$A$111];0)" office:value-type="float" office:value="700" calcext:value-type="float">
            <text:p>700</text:p>
          </table:table-cell>
          <table:table-cell table:style-name="ce11" table:formula="of:=IF([.R96]&lt;1;(1+(59*(1-[.R96])))*[.$A$39]+[.$A$111];0)" office:value-type="float" office:value="700" calcext:value-type="float">
            <text:p>700</text:p>
          </table:table-cell>
          <table:table-cell table:style-name="ce11" table:formula="of:=IF([.S96]&lt;1;(1+(59*(1-[.S96])))*[.$A$39]+[.$A$111];0)" office:value-type="float" office:value="700" calcext:value-type="float">
            <text:p>700</text:p>
          </table:table-cell>
          <table:table-cell table:style-name="ce11" table:formula="of:=IF([.T96]&lt;1;(1+(59*(1-[.T96])))*[.$A$39]+[.$A$111];0)" office:value-type="float" office:value="700" calcext:value-type="float">
            <text:p>700</text:p>
          </table:table-cell>
          <table:table-cell table:style-name="ce11" table:formula="of:=IF([.U96]&lt;1;(1+(59*(1-[.U96])))*[.$A$39]+[.$A$111];0)" office:value-type="float" office:value="700" calcext:value-type="float">
            <text:p>700</text:p>
          </table:table-cell>
          <table:table-cell table:style-name="ce11" table:formula="of:=IF([.V96]&lt;1;(1+(59*(1-[.V96])))*[.$A$39]+[.$A$111];0)" office:value-type="float" office:value="700" calcext:value-type="float">
            <text:p>700</text:p>
          </table:table-cell>
          <table:table-cell table:style-name="ce11" table:formula="of:=IF([.W96]&lt;1;(1+(59*(1-[.W96])))*[.$A$39]+[.$A$111];0)" office:value-type="float" office:value="700" calcext:value-type="float">
            <text:p>700</text:p>
          </table:table-cell>
          <table:table-cell table:style-name="ce11" table:formula="of:=IF([.X96]&lt;1;(1+(59*(1-[.X96])))*[.$A$39]+[.$A$111];0)" office:value-type="float" office:value="700" calcext:value-type="float">
            <text:p>700</text:p>
          </table:table-cell>
          <table:table-cell table:style-name="ce11" table:formula="of:=IF([.Y96]&lt;1;(1+(59*(1-[.Y96])))*[.$A$39]+[.$A$111];0)" office:value-type="float" office:value="700" calcext:value-type="float">
            <text:p>700</text:p>
          </table:table-cell>
          <table:table-cell table:style-name="ce11" table:formula="of:=IF([.Z96]&lt;1;(1+(59*(1-[.Z96])))*[.$A$39]+[.$A$111];0)" office:value-type="float" office:value="700" calcext:value-type="float">
            <text:p>700</text:p>
          </table:table-cell>
          <table:table-cell table:style-name="ce11" table:formula="of:=IF([.AA96]&lt;1;(1+(59*(1-[.AA96])))*[.$A$39]+[.$A$111];0)" office:value-type="float" office:value="700" calcext:value-type="float">
            <text:p>700</text:p>
          </table:table-cell>
          <table:table-cell table:style-name="ce11" table:formula="of:=IF([.AB96]&lt;1;(1+(59*(1-[.AB96])))*[.$A$39]+[.$A$111];0)" office:value-type="float" office:value="700" calcext:value-type="float">
            <text:p>700</text:p>
          </table:table-cell>
          <table:table-cell table:style-name="ce11" table:formula="of:=IF([.AC96]&lt;1;(1+(59*(1-[.AC96])))*[.$A$39]+[.$A$111];0)" office:value-type="float" office:value="700" calcext:value-type="float">
            <text:p>700</text:p>
          </table:table-cell>
          <table:table-cell table:style-name="ce11" table:formula="of:=IF([.AD96]&lt;1;(1+(59*(1-[.AD96])))*[.$A$39]+[.$A$111];0)" office:value-type="float" office:value="700" calcext:value-type="float">
            <text:p>700</text:p>
          </table:table-cell>
          <table:table-cell table:style-name="ce11" table:formula="of:=IF([.AE96]&lt;1;(1+(59*(1-[.AE96])))*[.$A$39]+[.$A$111];0)" office:value-type="float" office:value="700" calcext:value-type="float">
            <text:p>700</text:p>
          </table:table-cell>
          <table:table-cell table:style-name="ce11" table:formula="of:=IF([.AF96]&lt;1;(1+(59*(1-[.AF96])))*[.$A$39]+[.$A$111];0)" office:value-type="float" office:value="700" calcext:value-type="float">
            <text:p>700</text:p>
          </table:table-cell>
          <table:table-cell table:style-name="ce11" table:formula="of:=IF([.AG96]&lt;1;(1+(59*(1-[.AG96])))*[.$A$39]+[.$A$111];0)" office:value-type="float" office:value="700" calcext:value-type="float">
            <text:p>700</text:p>
          </table:table-cell>
          <table:table-cell table:style-name="ce11" table:formula="of:=IF([.AH96]&lt;1;(1+(59*(1-[.AH96])))*[.$A$39]+[.$A$111];0)" office:value-type="float" office:value="700" calcext:value-type="float">
            <text:p>700</text:p>
          </table:table-cell>
          <table:table-cell table:style-name="ce11" table:formula="of:=IF([.AI96]&lt;1;(1+(59*(1-[.AI96])))*[.$A$39]+[.$A$111];0)" office:value-type="float" office:value="700" calcext:value-type="float">
            <text:p>700</text:p>
          </table:table-cell>
          <table:table-cell table:style-name="ce11" table:formula="of:=IF([.AJ96]&lt;1;(1+(59*(1-[.AJ96])))*[.$A$39]+[.$A$111];0)" office:value-type="float" office:value="700" calcext:value-type="float">
            <text:p>700</text:p>
          </table:table-cell>
          <table:table-cell table:style-name="ce11" table:formula="of:=IF([.AK96]&lt;1;(1+(59*(1-[.AK96])))*[.$A$39]+[.$A$111];0)" office:value-type="float" office:value="700" calcext:value-type="float">
            <text:p>700</text:p>
          </table:table-cell>
          <table:table-cell table:style-name="ce11" table:formula="of:=IF([.AL96]&lt;1;(1+(59*(1-[.AL96])))*[.$A$39]+[.$A$111];0)" office:value-type="float" office:value="700" calcext:value-type="float">
            <text:p>700</text:p>
          </table:table-cell>
          <table:table-cell table:style-name="ce11" table:formula="of:=IF([.AM96]&lt;1;(1+(59*(1-[.AM96])))*[.$A$39]+[.$A$111];0)" office:value-type="float" office:value="700" calcext:value-type="float">
            <text:p>700</text:p>
          </table:table-cell>
          <table:table-cell table:style-name="ce11" table:formula="of:=IF([.AN96]&lt;1;(1+(59*(1-[.AN96])))*[.$A$39]+[.$A$111];0)" office:value-type="float" office:value="700" calcext:value-type="float">
            <text:p>700</text:p>
          </table:table-cell>
          <table:table-cell table:style-name="ce11" table:formula="of:=IF([.AO96]&lt;1;(1+(59*(1-[.AO96])))*[.$A$39]+[.$A$111];0)" office:value-type="float" office:value="700" calcext:value-type="float">
            <text:p>700</text:p>
          </table:table-cell>
          <table:table-cell table:style-name="ce11" table:formula="of:=IF([.AP96]&lt;1;(1+(59*(1-[.AP96])))*[.$A$39]+[.$A$111];0)" office:value-type="float" office:value="700" calcext:value-type="float">
            <text:p>700</text:p>
          </table:table-cell>
          <table:table-cell table:style-name="ce11" table:formula="of:=IF([.AQ96]&lt;1;(1+(59*(1-[.AQ96])))*[.$A$39]+[.$A$111];0)" office:value-type="float" office:value="700" calcext:value-type="float">
            <text:p>700</text:p>
          </table:table-cell>
          <table:table-cell table:style-name="ce11" table:formula="of:=IF([.AR96]&lt;1;(1+(59*(1-[.AR96])))*[.$A$39]+[.$A$111];0)" office:value-type="float" office:value="700" calcext:value-type="float">
            <text:p>700</text:p>
          </table:table-cell>
          <table:table-cell table:style-name="ce11" table:formula="of:=IF([.AS96]&lt;1;(1+(59*(1-[.AS96])))*[.$A$39]+[.$A$111];0)" office:value-type="float" office:value="700" calcext:value-type="float">
            <text:p>700</text:p>
          </table:table-cell>
          <table:table-cell table:style-name="ce11" table:formula="of:=IF([.AT96]&lt;1;(1+(59*(1-[.AT96])))*[.$A$39]+[.$A$111];0)" office:value-type="float" office:value="700" calcext:value-type="float">
            <text:p>700</text:p>
          </table:table-cell>
          <table:table-cell table:style-name="ce11" table:formula="of:=IF([.AU96]&lt;1;(1+(59*(1-[.AU96])))*[.$A$39]+[.$A$111];0)" office:value-type="float" office:value="700" calcext:value-type="float">
            <text:p>700</text:p>
          </table:table-cell>
          <table:table-cell table:style-name="ce11" table:formula="of:=IF([.AV96]&lt;1;(1+(59*(1-[.AV96])))*[.$A$39]+[.$A$111];0)" office:value-type="float" office:value="700" calcext:value-type="float">
            <text:p>700</text:p>
          </table:table-cell>
          <table:table-cell table:style-name="ce11" table:formula="of:=IF([.AW96]&lt;1;(1+(59*(1-[.AW96])))*[.$A$39]+[.$A$111];0)" office:value-type="float" office:value="700" calcext:value-type="float">
            <text:p>700</text:p>
          </table:table-cell>
          <table:table-cell table:style-name="ce11" table:formula="of:=IF([.AX96]&lt;1;(1+(59*(1-[.AX96])))*[.$A$39]+[.$A$111];0)" office:value-type="float" office:value="700" calcext:value-type="float">
            <text:p>700</text:p>
          </table:table-cell>
          <table:table-cell table:style-name="ce11" table:formula="of:=IF([.AY96]&lt;1;(1+(59*(1-[.AY96])))*[.$A$39]+[.$A$111];0)" office:value-type="float" office:value="700" calcext:value-type="float">
            <text:p>700</text:p>
          </table:table-cell>
          <table:table-cell table:style-name="ce11" table:formula="of:=IF([.AZ96]&lt;1;(1+(59*(1-[.AZ96])))*[.$A$39]+[.$A$111];0)" office:value-type="float" office:value="700" calcext:value-type="float">
            <text:p>700</text:p>
          </table:table-cell>
          <table:table-cell table:style-name="ce11" table:formula="of:=IF([.BA96]&lt;1;(1+(59*(1-[.BA96])))*[.$A$39]+[.$A$111];0)" office:value-type="float" office:value="700" calcext:value-type="float">
            <text:p>700</text:p>
          </table:table-cell>
          <table:table-cell table:style-name="ce11" table:formula="of:=IF([.BB96]&lt;1;(1+(59*(1-[.BB96])))*[.$A$39]+[.$A$111];0)" office:value-type="float" office:value="700" calcext:value-type="float">
            <text:p>700</text:p>
          </table:table-cell>
          <table:table-cell table:style-name="ce11" table:formula="of:=IF([.BC96]&lt;1;(1+(59*(1-[.BC96])))*[.$A$39]+[.$A$111];0)" office:value-type="float" office:value="700" calcext:value-type="float">
            <text:p>700</text:p>
          </table:table-cell>
          <table:table-cell table:style-name="ce11" table:formula="of:=IF([.BD96]&lt;1;(1+(59*(1-[.BD96])))*[.$A$39]+[.$A$111];0)" office:value-type="float" office:value="700" calcext:value-type="float">
            <text:p>700</text:p>
          </table:table-cell>
          <table:table-cell table:style-name="ce11" table:formula="of:=IF([.BE96]&lt;1;(1+(59*(1-[.BE96])))*[.$A$39]+[.$A$111];0)" office:value-type="float" office:value="700" calcext:value-type="float">
            <text:p>700</text:p>
          </table:table-cell>
          <table:table-cell table:style-name="ce11" table:formula="of:=IF([.BF96]&lt;1;(1+(59*(1-[.BF96])))*[.$A$39]+[.$A$111];0)" office:value-type="float" office:value="700" calcext:value-type="float">
            <text:p>700</text:p>
          </table:table-cell>
          <table:table-cell table:style-name="ce11" table:formula="of:=IF([.BG96]&lt;1;(1+(59*(1-[.BG96])))*[.$A$39]+[.$A$111];0)" office:value-type="float" office:value="700" calcext:value-type="float">
            <text:p>700</text:p>
          </table:table-cell>
          <table:table-cell table:style-name="ce11" table:formula="of:=IF([.BH96]&lt;1;(1+(59*(1-[.BH96])))*[.$A$39]+[.$A$111];0)" office:value-type="float" office:value="700" calcext:value-type="float">
            <text:p>700</text:p>
          </table:table-cell>
          <table:table-cell table:style-name="ce11" table:formula="of:=IF([.BI96]&lt;1;(1+(59*(1-[.BI96])))*[.$A$39]+[.$A$111];0)" office:value-type="float" office:value="700" calcext:value-type="float">
            <text:p>700</text:p>
          </table:table-cell>
          <table:table-cell table:style-name="ce11" table:formula="of:=IF([.BJ96]&lt;1;(1+(59*(1-[.BJ96])))*[.$A$39]+[.$A$111];0)" office:value-type="float" office:value="700" calcext:value-type="float">
            <text:p>700</text:p>
          </table:table-cell>
          <table:table-cell table:style-name="ce11" table:formula="of:=IF([.BK96]&lt;1;(1+(59*(1-[.BK96])))*[.$A$39]+[.$A$111];0)" office:value-type="float" office:value="700" calcext:value-type="float">
            <text:p>700</text:p>
          </table:table-cell>
          <table:table-cell table:style-name="ce11" table:formula="of:=IF([.BL96]&lt;1;(1+(59*(1-[.BL96])))*[.$A$39]+[.$A$111];0)" office:value-type="float" office:value="700" calcext:value-type="float">
            <text:p>700</text:p>
          </table:table-cell>
          <table:table-cell table:style-name="ce11" table:formula="of:=IF([.BM96]&lt;1;(1+(59*(1-[.BM96])))*[.$A$39]+[.$A$111];0)" office:value-type="float" office:value="700" calcext:value-type="float">
            <text:p>700</text:p>
          </table:table-cell>
          <table:table-cell table:style-name="ce11" table:formula="of:=IF([.BN96]&lt;1;(1+(59*(1-[.BN96])))*[.$A$39]+[.$A$111];0)" office:value-type="float" office:value="700" calcext:value-type="float">
            <text:p>700</text:p>
          </table:table-cell>
          <table:table-cell table:style-name="ce11" table:formula="of:=IF([.BO96]&lt;1;(1+(59*(1-[.BO96])))*[.$A$39]+[.$A$111];0)" office:value-type="float" office:value="700" calcext:value-type="float">
            <text:p>700</text:p>
          </table:table-cell>
          <table:table-cell table:style-name="ce11" table:formula="of:=IF([.BP96]&lt;1;(1+(59*(1-[.BP96])))*[.$A$39]+[.$A$111];0)" office:value-type="float" office:value="700" calcext:value-type="float">
            <text:p>700</text:p>
          </table:table-cell>
          <table:table-cell table:style-name="ce11" table:formula="of:=IF([.BQ96]&lt;1;(1+(59*(1-[.BQ96])))*[.$A$39]+[.$A$111];0)" office:value-type="float" office:value="700" calcext:value-type="float">
            <text:p>700</text:p>
          </table:table-cell>
          <table:table-cell table:style-name="ce11" table:formula="of:=IF([.BR96]&lt;1;(1+(59*(1-[.BR96])))*[.$A$39]+[.$A$111];0)" office:value-type="float" office:value="700" calcext:value-type="float">
            <text:p>700</text:p>
          </table:table-cell>
          <table:table-cell table:style-name="ce11" table:formula="of:=IF([.BS96]&lt;1;(1+(59*(1-[.BS96])))*[.$A$39]+[.$A$111];0)" office:value-type="float" office:value="700" calcext:value-type="float">
            <text:p>700</text:p>
          </table:table-cell>
          <table:table-cell table:style-name="ce11" table:formula="of:=IF([.BT96]&lt;1;(1+(59*(1-[.BT96])))*[.$A$39]+[.$A$111];0)" office:value-type="float" office:value="700" calcext:value-type="float">
            <text:p>700</text:p>
          </table:table-cell>
          <table:table-cell table:style-name="ce11" table:formula="of:=IF([.BU96]&lt;1;(1+(59*(1-[.BU96])))*[.$A$39]+[.$A$111];0)" office:value-type="float" office:value="700" calcext:value-type="float">
            <text:p>700</text:p>
          </table:table-cell>
          <table:table-cell table:style-name="ce11" table:formula="of:=IF([.BV96]&lt;1;(1+(59*(1-[.BV96])))*[.$A$39]+[.$A$111];0)" office:value-type="float" office:value="700" calcext:value-type="float">
            <text:p>700</text:p>
          </table:table-cell>
          <table:table-cell table:style-name="ce11" table:formula="of:=IF([.BW96]&lt;1;(1+(59*(1-[.BW96])))*[.$A$39]+[.$A$111];0)" office:value-type="float" office:value="700" calcext:value-type="float">
            <text:p>700</text:p>
          </table:table-cell>
          <table:table-cell table:style-name="ce11" table:formula="of:=IF([.BX96]&lt;1;(1+(59*(1-[.BX96])))*[.$A$39]+[.$A$111];0)" office:value-type="float" office:value="700" calcext:value-type="float">
            <text:p>700</text:p>
          </table:table-cell>
          <table:table-cell table:style-name="ce11" table:formula="of:=IF([.BY96]&lt;1;(1+(59*(1-[.BY96])))*[.$A$39]+[.$A$111];0)" office:value-type="float" office:value="700" calcext:value-type="float">
            <text:p>700</text:p>
          </table:table-cell>
          <table:table-cell table:style-name="ce11" table:formula="of:=IF([.BZ96]&lt;1;(1+(59*(1-[.BZ96])))*[.$A$39]+[.$A$111];0)" office:value-type="float" office:value="700" calcext:value-type="float">
            <text:p>700</text:p>
          </table:table-cell>
          <table:table-cell table:style-name="ce11" table:formula="of:=IF([.CA96]&lt;1;(1+(59*(1-[.CA96])))*[.$A$39]+[.$A$111];0)" office:value-type="float" office:value="700" calcext:value-type="float">
            <text:p>700</text:p>
          </table:table-cell>
          <table:table-cell table:style-name="ce11" table:formula="of:=IF([.CB96]&lt;1;(1+(59*(1-[.CB96])))*[.$A$39]+[.$A$111];0)" office:value-type="float" office:value="700" calcext:value-type="float">
            <text:p>700</text:p>
          </table:table-cell>
          <table:table-cell table:style-name="ce11" table:formula="of:=IF([.CC96]&lt;1;(1+(59*(1-[.CC96])))*[.$A$39]+[.$A$111];0)" office:value-type="float" office:value="700" calcext:value-type="float">
            <text:p>700</text:p>
          </table:table-cell>
          <table:table-cell table:style-name="ce11" table:formula="of:=IF([.CD96]&lt;1;(1+(59*(1-[.CD96])))*[.$A$39]+[.$A$111];0)" office:value-type="float" office:value="700" calcext:value-type="float">
            <text:p>700</text:p>
          </table:table-cell>
          <table:table-cell table:style-name="ce11" table:formula="of:=IF([.CE96]&lt;1;(1+(59*(1-[.CE96])))*[.$A$39]+[.$A$111];0)" office:value-type="float" office:value="700" calcext:value-type="float">
            <text:p>700</text:p>
          </table:table-cell>
          <table:table-cell table:style-name="ce11" table:formula="of:=IF([.CF96]&lt;1;(1+(59*(1-[.CF96])))*[.$A$39]+[.$A$111];0)" office:value-type="float" office:value="700" calcext:value-type="float">
            <text:p>700</text:p>
          </table:table-cell>
          <table:table-cell table:style-name="ce11" table:formula="of:=IF([.CG96]&lt;1;(1+(59*(1-[.CG96])))*[.$A$39]+[.$A$111];0)" office:value-type="float" office:value="700" calcext:value-type="float">
            <text:p>700</text:p>
          </table:table-cell>
          <table:table-cell table:style-name="ce11" table:formula="of:=IF([.CH96]&lt;1;(1+(59*(1-[.CH96])))*[.$A$39]+[.$A$111];0)" office:value-type="float" office:value="700" calcext:value-type="float">
            <text:p>700</text:p>
          </table:table-cell>
          <table:table-cell table:style-name="ce11" table:formula="of:=IF([.CI96]&lt;1;(1+(59*(1-[.CI96])))*[.$A$39]+[.$A$111];0)" office:value-type="float" office:value="700" calcext:value-type="float">
            <text:p>700</text:p>
          </table:table-cell>
          <table:table-cell table:style-name="ce11" table:formula="of:=IF([.CJ96]&lt;1;(1+(59*(1-[.CJ96])))*[.$A$39]+[.$A$111];0)" office:value-type="float" office:value="700" calcext:value-type="float">
            <text:p>700</text:p>
          </table:table-cell>
          <table:table-cell table:style-name="ce11" table:formula="of:=IF([.CK96]&lt;1;(1+(59*(1-[.CK96])))*[.$A$39]+[.$A$111];0)" office:value-type="float" office:value="700" calcext:value-type="float">
            <text:p>700</text:p>
          </table:table-cell>
          <table:table-cell table:style-name="ce11" table:formula="of:=IF([.CL96]&lt;1;(1+(59*(1-[.CL96])))*[.$A$39]+[.$A$111];0)" office:value-type="float" office:value="700" calcext:value-type="float">
            <text:p>700</text:p>
          </table:table-cell>
          <table:table-cell table:style-name="ce11" table:formula="of:=IF([.CM96]&lt;1;(1+(59*(1-[.CM96])))*[.$A$39]+[.$A$111];0)" office:value-type="float" office:value="700" calcext:value-type="float">
            <text:p>700</text:p>
          </table:table-cell>
          <table:table-cell table:style-name="ce11" table:formula="of:=IF([.CN96]&lt;1;(1+(59*(1-[.CN96])))*[.$A$39]+[.$A$111];0)" office:value-type="float" office:value="700" calcext:value-type="float">
            <text:p>7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97]&lt;1;(1+(59*(1-[.A97])))*[.$A$39]+[.$A$111];0)" office:value-type="float" office:value="641" calcext:value-type="float">
            <text:p>641</text:p>
          </table:table-cell>
          <table:table-cell table:style-name="ce11" table:formula="of:=IF([.B97]&lt;1;(1+(59*(1-[.B97])))*[.$A$39]+[.$A$111];0)" office:value-type="float" office:value="635.4347261075" calcext:value-type="float">
            <text:p>635</text:p>
          </table:table-cell>
          <table:table-cell table:style-name="ce11" table:formula="of:=IF([.C97]&lt;1;(1+(59*(1-[.C97])))*[.$A$39]+[.$A$111];0)" office:value-type="float" office:value="629.380270303573" calcext:value-type="float">
            <text:p>629</text:p>
          </table:table-cell>
          <table:table-cell table:style-name="ce11" table:formula="of:=IF([.D97]&lt;1;(1+(59*(1-[.D97])))*[.$A$39]+[.$A$111];0)" office:value-type="float" office:value="622.800915324581" calcext:value-type="float">
            <text:p>623</text:p>
          </table:table-cell>
          <table:table-cell table:style-name="ce11" table:formula="of:=IF([.E97]&lt;1;(1+(59*(1-[.E97])))*[.$A$39]+[.$A$111];0)" office:value-type="float" office:value="615.659847921387" calcext:value-type="float">
            <text:p>616</text:p>
          </table:table-cell>
          <table:table-cell table:style-name="ce11" table:formula="of:=IF([.F97]&lt;1;(1+(59*(1-[.F97])))*[.$A$39]+[.$A$111];0)" office:value-type="float" office:value="607.91947782047" calcext:value-type="float">
            <text:p>608</text:p>
          </table:table-cell>
          <table:table-cell table:style-name="ce11" table:formula="of:=IF([.G97]&lt;1;(1+(59*(1-[.G97])))*[.$A$39]+[.$A$111];0)" office:value-type="float" office:value="599.541851322231" calcext:value-type="float">
            <text:p>600</text:p>
          </table:table-cell>
          <table:table-cell table:style-name="ce11" table:formula="of:=IF([.H97]&lt;1;(1+(59*(1-[.H97])))*[.$A$39]+[.$A$111];0)" office:value-type="float" office:value="590.489174438785" calcext:value-type="float">
            <text:p>590</text:p>
          </table:table-cell>
          <table:table-cell table:style-name="ce11" table:formula="of:=IF([.I97]&lt;1;(1+(59*(1-[.I97])))*[.$A$39]+[.$A$111];0)" office:value-type="float" office:value="580.724461084827" calcext:value-type="float">
            <text:p>581</text:p>
          </table:table-cell>
          <table:table-cell table:style-name="ce11" table:formula="of:=IF([.J97]&lt;1;(1+(59*(1-[.J97])))*[.$A$39]+[.$A$111];0)" office:value-type="float" office:value="570.212321872949" calcext:value-type="float">
            <text:p>570</text:p>
          </table:table-cell>
          <table:table-cell table:style-name="ce11" table:formula="of:=IF([.K97]&lt;1;(1+(59*(1-[.K97])))*[.$A$39]+[.$A$111];0)" office:value-type="float" office:value="558.919908273072" calcext:value-type="float">
            <text:p>559</text:p>
          </table:table-cell>
          <table:table-cell table:style-name="ce11" table:formula="of:=IF([.L97]&lt;1;(1+(59*(1-[.L97])))*[.$A$39]+[.$A$111];0)" office:value-type="float" office:value="546.818024959437" calcext:value-type="float">
            <text:p>547</text:p>
          </table:table-cell>
          <table:table-cell table:style-name="ce11" table:formula="of:=IF([.M97]&lt;1;(1+(59*(1-[.M97])))*[.$A$39]+[.$A$111];0)" office:value-type="float" office:value="533.88241971175" calcext:value-type="float">
            <text:p>534</text:p>
          </table:table-cell>
          <table:table-cell table:style-name="ce11" table:formula="of:=IF([.N97]&lt;1;(1+(59*(1-[.N97])))*[.$A$39]+[.$A$111];0)" office:value-type="float" office:value="520.095254827045" calcext:value-type="float">
            <text:p>520</text:p>
          </table:table-cell>
          <table:table-cell table:style-name="ce11" table:formula="of:=IF([.O97]&lt;1;(1+(59*(1-[.O97])))*[.$A$39]+[.$A$111];0)" office:value-type="float" office:value="505.446756161195" calcext:value-type="float">
            <text:p>505</text:p>
          </table:table-cell>
          <table:table-cell table:style-name="ce11" table:formula="of:=IF([.P97]&lt;1;(1+(59*(1-[.P97])))*[.$A$39]+[.$A$111];0)" office:value-type="float" office:value="489.937025165989" calcext:value-type="float">
            <text:p>490</text:p>
          </table:table-cell>
          <table:table-cell table:style-name="ce11" table:formula="of:=IF([.Q97]&lt;1;(1+(59*(1-[.Q97])))*[.$A$39]+[.$A$111];0)" office:value-type="float" office:value="473.577985166466" calcext:value-type="float">
            <text:p>474</text:p>
          </table:table-cell>
          <table:table-cell table:style-name="ce11" table:formula="of:=IF([.R97]&lt;1;(1+(59*(1-[.R97])))*[.$A$39]+[.$A$111];0)" office:value-type="float" office:value="456.395415290367" calcext:value-type="float">
            <text:p>456</text:p>
          </table:table-cell>
          <table:table-cell table:style-name="ce11" table:formula="of:=IF([.S97]&lt;1;(1+(59*(1-[.S97])))*[.$A$39]+[.$A$111];0)" office:value-type="float" office:value="438.431003788603" calcext:value-type="float">
            <text:p>438</text:p>
          </table:table-cell>
          <table:table-cell table:style-name="ce11" table:formula="of:=IF([.T97]&lt;1;(1+(59*(1-[.T97])))*[.$A$39]+[.$A$111];0)" office:value-type="float" office:value="419.744327200512" calcext:value-type="float">
            <text:p>420</text:p>
          </table:table-cell>
          <table:table-cell table:style-name="ce11" table:formula="of:=IF([.U97]&lt;1;(1+(59*(1-[.U97])))*[.$A$39]+[.$A$111];0)" office:value-type="float" office:value="400.414633682825" calcext:value-type="float">
            <text:p>400</text:p>
          </table:table-cell>
          <table:table-cell table:style-name="ce11" table:formula="of:=IF([.V97]&lt;1;(1+(59*(1-[.V97])))*[.$A$39]+[.$A$111];0)" office:value-type="float" office:value="380.54227934018" calcext:value-type="float">
            <text:p>381</text:p>
          </table:table-cell>
          <table:table-cell table:style-name="ce11" table:formula="of:=IF([.W97]&lt;1;(1+(59*(1-[.W97])))*[.$A$39]+[.$A$111];0)" office:value-type="float" office:value="360.249638030706" calcext:value-type="float">
            <text:p>360</text:p>
          </table:table-cell>
          <table:table-cell table:style-name="ce11" table:formula="of:=IF([.X97]&lt;1;(1+(59*(1-[.X97])))*[.$A$39]+[.$A$111];0)" office:value-type="float" office:value="339.68128148869" calcext:value-type="float">
            <text:p>340</text:p>
          </table:table-cell>
          <table:table-cell table:style-name="ce11" table:formula="of:=IF([.Y97]&lt;1;(1+(59*(1-[.Y97])))*[.$A$39]+[.$A$111];0)" office:value-type="float" office:value="319.003212588796" calcext:value-type="float">
            <text:p>319</text:p>
          </table:table-cell>
          <table:table-cell table:style-name="ce11" table:formula="of:=IF([.Z97]&lt;1;(1+(59*(1-[.Z97])))*[.$A$39]+[.$A$111];0)" office:value-type="float" office:value="298.400936267654" calcext:value-type="float">
            <text:p>298</text:p>
          </table:table-cell>
          <table:table-cell table:style-name="ce11" table:formula="of:=IF([.AA97]&lt;1;(1+(59*(1-[.AA97])))*[.$A$39]+[.$A$111];0)" office:value-type="float" office:value="278.076177004558" calcext:value-type="float">
            <text:p>278</text:p>
          </table:table-cell>
          <table:table-cell table:style-name="ce11" table:formula="of:=IF([.AB97]&lt;1;(1+(59*(1-[.AB97])))*[.$A$39]+[.$A$111];0)" office:value-type="float" office:value="258.242106006549" calcext:value-type="float">
            <text:p>258</text:p>
          </table:table-cell>
          <table:table-cell table:style-name="ce11" table:formula="of:=IF([.AC97]&lt;1;(1+(59*(1-[.AC97])))*[.$A$39]+[.$A$111];0)" office:value-type="float" office:value="239.117031470012" calcext:value-type="float">
            <text:p>239</text:p>
          </table:table-cell>
          <table:table-cell table:style-name="ce11" table:formula="of:=IF([.AD97]&lt;1;(1+(59*(1-[.AD97])))*[.$A$39]+[.$A$111];0)" office:value-type="float" office:value="220.916634818584" calcext:value-type="float">
            <text:p>221</text:p>
          </table:table-cell>
          <table:table-cell table:style-name="ce11" table:formula="of:=IF([.AE97]&lt;1;(1+(59*(1-[.AE97])))*[.$A$39]+[.$A$111];0)" office:value-type="float" office:value="203.845002892381" calcext:value-type="float">
            <text:p>204</text:p>
          </table:table-cell>
          <table:table-cell table:style-name="ce11" table:formula="of:=IF([.AF97]&lt;1;(1+(59*(1-[.AF97])))*[.$A$39]+[.$A$111];0)" office:value-type="float" office:value="188.084901370287" calcext:value-type="float">
            <text:p>188</text:p>
          </table:table-cell>
          <table:table-cell table:style-name="ce11" table:formula="of:=IF([.AG97]&lt;1;(1+(59*(1-[.AG97])))*[.$A$39]+[.$A$111];0)" office:value-type="float" office:value="173.787939187067" calcext:value-type="float">
            <text:p>174</text:p>
          </table:table-cell>
          <table:table-cell table:style-name="ce11" table:formula="of:=IF([.AH97]&lt;1;(1+(59*(1-[.AH97])))*[.$A$39]+[.$A$111];0)" office:value-type="float" office:value="161.065457542288" calcext:value-type="float">
            <text:p>161</text:p>
          </table:table-cell>
          <table:table-cell table:style-name="ce11" table:formula="of:=IF([.AI97]&lt;1;(1+(59*(1-[.AI97])))*[.$A$39]+[.$A$111];0)" office:value-type="float" office:value="149.981100957383" calcext:value-type="float">
            <text:p>150</text:p>
          </table:table-cell>
          <table:table-cell table:style-name="ce11" table:formula="of:=IF([.AJ97]&lt;1;(1+(59*(1-[.AJ97])))*[.$A$39]+[.$A$111];0)" office:value-type="float" office:value="140.546047505114" calcext:value-type="float">
            <text:p>141</text:p>
          </table:table-cell>
          <table:table-cell table:style-name="ce11" table:formula="of:=IF([.AK97]&lt;1;(1+(59*(1-[.AK97])))*[.$A$39]+[.$A$111];0)" office:value-type="float" office:value="132.717750416462" calcext:value-type="float">
            <text:p>133</text:p>
          </table:table-cell>
          <table:table-cell table:style-name="ce11" table:formula="of:=IF([.AL97]&lt;1;(1+(59*(1-[.AL97])))*[.$A$39]+[.$A$111];0)" office:value-type="float" office:value="126.4027496024" calcext:value-type="float">
            <text:p>126</text:p>
          </table:table-cell>
          <table:table-cell table:style-name="ce11" table:formula="of:=IF([.AM97]&lt;1;(1+(59*(1-[.AM97])))*[.$A$39]+[.$A$111];0)" office:value-type="float" office:value="121.463655319273" calcext:value-type="float">
            <text:p>121</text:p>
          </table:table-cell>
          <table:table-cell table:style-name="ce11" table:formula="of:=IF([.AN97]&lt;1;(1+(59*(1-[.AN97])))*[.$A$39]+[.$A$111];0)" office:value-type="float" office:value="117.729835119299" calcext:value-type="float">
            <text:p>118</text:p>
          </table:table-cell>
          <table:table-cell table:style-name="ce11" table:formula="of:=IF([.AO97]&lt;1;(1+(59*(1-[.AO97])))*[.$A$39]+[.$A$111];0)" office:value-type="float" office:value="115.01074212038" calcext:value-type="float">
            <text:p>115</text:p>
          </table:table-cell>
          <table:table-cell table:style-name="ce11" table:formula="of:=IF([.AP97]&lt;1;(1+(59*(1-[.AP97])))*[.$A$39]+[.$A$111];0)" office:value-type="float" office:value="113.110334203817" calcext:value-type="float">
            <text:p>113</text:p>
          </table:table-cell>
          <table:table-cell table:style-name="ce11" table:formula="of:=IF([.AQ97]&lt;1;(1+(59*(1-[.AQ97])))*[.$A$39]+[.$A$111];0)" office:value-type="float" office:value="111.840782855179" calcext:value-type="float">
            <text:p>112</text:p>
          </table:table-cell>
          <table:table-cell table:style-name="ce11" table:formula="of:=IF([.AR97]&lt;1;(1+(59*(1-[.AR97])))*[.$A$39]+[.$A$111];0)" office:value-type="float" office:value="111.033754982121" calcext:value-type="float">
            <text:p>111</text:p>
          </table:table-cell>
          <table:table-cell table:style-name="ce11" table:formula="of:=IF([.AS97]&lt;1;(1+(59*(1-[.AS97])))*[.$A$39]+[.$A$111];0)" office:value-type="float" office:value="110.54799194656" calcext:value-type="float">
            <text:p>111</text:p>
          </table:table-cell>
          <table:table-cell table:style-name="ce11" table:formula="of:=IF([.AT97]&lt;1;(1+(59*(1-[.AT97])))*[.$A$39]+[.$A$111];0)" office:value-type="float" office:value="110.272625448127" calcext:value-type="float">
            <text:p>110</text:p>
          </table:table-cell>
          <table:table-cell table:style-name="ce11" table:formula="of:=IF([.AU97]&lt;1;(1+(59*(1-[.AU97])))*[.$A$39]+[.$A$111];0)" office:value-type="float" office:value="110.126484652097" calcext:value-type="float">
            <text:p>110</text:p>
          </table:table-cell>
          <table:table-cell table:style-name="ce11" table:formula="of:=IF([.AV97]&lt;1;(1+(59*(1-[.AV97])))*[.$A$39]+[.$A$111];0)" office:value-type="float" office:value="110.054344601993" calcext:value-type="float">
            <text:p>110</text:p>
          </table:table-cell>
          <table:table-cell table:style-name="ce11" table:formula="of:=IF([.AW97]&lt;1;(1+(59*(1-[.AW97])))*[.$A$39]+[.$A$111];0)" office:value-type="float" office:value="110.02145788199" calcext:value-type="float">
            <text:p>110</text:p>
          </table:table-cell>
          <table:table-cell table:style-name="ce11" table:formula="of:=IF([.AX97]&lt;1;(1+(59*(1-[.AX97])))*[.$A$39]+[.$A$111];0)" office:value-type="float" office:value="110.007720765049" calcext:value-type="float">
            <text:p>110</text:p>
          </table:table-cell>
          <table:table-cell table:style-name="ce11" table:formula="of:=IF([.AY97]&lt;1;(1+(59*(1-[.AY97])))*[.$A$39]+[.$A$111];0)" office:value-type="float" office:value="110.002508078753" calcext:value-type="float">
            <text:p>110</text:p>
          </table:table-cell>
          <table:table-cell table:style-name="ce11" table:formula="of:=IF([.AZ97]&lt;1;(1+(59*(1-[.AZ97])))*[.$A$39]+[.$A$111];0)" office:value-type="float" office:value="110.000728098414" calcext:value-type="float">
            <text:p>110</text:p>
          </table:table-cell>
          <table:table-cell table:style-name="ce11" table:formula="of:=IF([.BA97]&lt;1;(1+(59*(1-[.BA97])))*[.$A$39]+[.$A$111];0)" office:value-type="float" office:value="110.000186777214" calcext:value-type="float">
            <text:p>110</text:p>
          </table:table-cell>
          <table:table-cell table:style-name="ce11" table:formula="of:=IF([.BB97]&lt;1;(1+(59*(1-[.BB97])))*[.$A$39]+[.$A$111];0)" office:value-type="float" office:value="110.000041818753" calcext:value-type="float">
            <text:p>110</text:p>
          </table:table-cell>
          <table:table-cell table:style-name="ce11" table:formula="of:=IF([.BC97]&lt;1;(1+(59*(1-[.BC97])))*[.$A$39]+[.$A$111];0)" office:value-type="float" office:value="110.000008061632" calcext:value-type="float">
            <text:p>110</text:p>
          </table:table-cell>
          <table:table-cell table:style-name="ce11" table:formula="of:=IF([.BD97]&lt;1;(1+(59*(1-[.BD97])))*[.$A$39]+[.$A$111];0)" office:value-type="float" office:value="110.000001318196" calcext:value-type="float">
            <text:p>110</text:p>
          </table:table-cell>
          <table:table-cell table:style-name="ce11" table:formula="of:=IF([.BE97]&lt;1;(1+(59*(1-[.BE97])))*[.$A$39]+[.$A$111];0)" office:value-type="float" office:value="110.000000179843" calcext:value-type="float">
            <text:p>110</text:p>
          </table:table-cell>
          <table:table-cell table:style-name="ce11" table:formula="of:=IF([.BF97]&lt;1;(1+(59*(1-[.BF97])))*[.$A$39]+[.$A$111];0)" office:value-type="float" office:value="110.000000020105" calcext:value-type="float">
            <text:p>110</text:p>
          </table:table-cell>
          <table:table-cell table:style-name="ce11" table:formula="of:=IF([.BG97]&lt;1;(1+(59*(1-[.BG97])))*[.$A$39]+[.$A$111];0)" office:value-type="float" office:value="110.000000001805" calcext:value-type="float">
            <text:p>110</text:p>
          </table:table-cell>
          <table:table-cell table:style-name="ce11" table:formula="of:=IF([.BH97]&lt;1;(1+(59*(1-[.BH97])))*[.$A$39]+[.$A$111];0)" office:value-type="float" office:value="110.000000000127" calcext:value-type="float">
            <text:p>110</text:p>
          </table:table-cell>
          <table:table-cell table:style-name="ce11" table:formula="of:=IF([.BI97]&lt;1;(1+(59*(1-[.BI97])))*[.$A$39]+[.$A$111];0)" office:value-type="float" office:value="110.000000000007" calcext:value-type="float">
            <text:p>110</text:p>
          </table:table-cell>
          <table:table-cell table:style-name="ce11" table:formula="of:=IF([.BJ97]&lt;1;(1+(59*(1-[.BJ97])))*[.$A$39]+[.$A$111];0)" office:value-type="float" office:value="0" calcext:value-type="float">
            <text:p>0</text:p>
          </table:table-cell>
          <table:table-cell table:style-name="ce11" table:formula="of:=IF([.BK97]&lt;1;(1+(59*(1-[.BK97])))*[.$A$39]+[.$A$111];0)" office:value-type="float" office:value="0" calcext:value-type="float">
            <text:p>0</text:p>
          </table:table-cell>
          <table:table-cell table:style-name="ce11" table:formula="of:=IF([.BL97]&lt;1;(1+(59*(1-[.BL97])))*[.$A$39]+[.$A$111];0)" office:value-type="float" office:value="0" calcext:value-type="float">
            <text:p>0</text:p>
          </table:table-cell>
          <table:table-cell table:style-name="ce11" table:formula="of:=IF([.BM97]&lt;1;(1+(59*(1-[.BM97])))*[.$A$39]+[.$A$111];0)" office:value-type="float" office:value="0" calcext:value-type="float">
            <text:p>0</text:p>
          </table:table-cell>
          <table:table-cell table:style-name="ce11" table:formula="of:=IF([.BN97]&lt;1;(1+(59*(1-[.BN97])))*[.$A$39]+[.$A$111];0)" office:value-type="float" office:value="0" calcext:value-type="float">
            <text:p>0</text:p>
          </table:table-cell>
          <table:table-cell table:style-name="ce11" table:formula="of:=IF([.BO97]&lt;1;(1+(59*(1-[.BO97])))*[.$A$39]+[.$A$111];0)" office:value-type="float" office:value="0" calcext:value-type="float">
            <text:p>0</text:p>
          </table:table-cell>
          <table:table-cell table:style-name="ce11" table:formula="of:=IF([.BP97]&lt;1;(1+(59*(1-[.BP97])))*[.$A$39]+[.$A$111];0)" office:value-type="float" office:value="0" calcext:value-type="float">
            <text:p>0</text:p>
          </table:table-cell>
          <table:table-cell table:style-name="ce11" table:formula="of:=IF([.BQ97]&lt;1;(1+(59*(1-[.BQ97])))*[.$A$39]+[.$A$111];0)" office:value-type="float" office:value="0" calcext:value-type="float">
            <text:p>0</text:p>
          </table:table-cell>
          <table:table-cell table:style-name="ce11" table:formula="of:=IF([.BR97]&lt;1;(1+(59*(1-[.BR97])))*[.$A$39]+[.$A$111];0)" office:value-type="float" office:value="0" calcext:value-type="float">
            <text:p>0</text:p>
          </table:table-cell>
          <table:table-cell table:style-name="ce11" table:formula="of:=IF([.BS97]&lt;1;(1+(59*(1-[.BS97])))*[.$A$39]+[.$A$111];0)" office:value-type="float" office:value="0" calcext:value-type="float">
            <text:p>0</text:p>
          </table:table-cell>
          <table:table-cell table:style-name="ce11" table:formula="of:=IF([.BT97]&lt;1;(1+(59*(1-[.BT97])))*[.$A$39]+[.$A$111];0)" office:value-type="float" office:value="0" calcext:value-type="float">
            <text:p>0</text:p>
          </table:table-cell>
          <table:table-cell table:style-name="ce11" table:formula="of:=IF([.BU97]&lt;1;(1+(59*(1-[.BU97])))*[.$A$39]+[.$A$111];0)" office:value-type="float" office:value="0" calcext:value-type="float">
            <text:p>0</text:p>
          </table:table-cell>
          <table:table-cell table:style-name="ce11" table:formula="of:=IF([.BV97]&lt;1;(1+(59*(1-[.BV97])))*[.$A$39]+[.$A$111];0)" office:value-type="float" office:value="0" calcext:value-type="float">
            <text:p>0</text:p>
          </table:table-cell>
          <table:table-cell table:style-name="ce11" table:formula="of:=IF([.BW97]&lt;1;(1+(59*(1-[.BW97])))*[.$A$39]+[.$A$111];0)" office:value-type="float" office:value="0" calcext:value-type="float">
            <text:p>0</text:p>
          </table:table-cell>
          <table:table-cell table:style-name="ce11" table:formula="of:=IF([.BX97]&lt;1;(1+(59*(1-[.BX97])))*[.$A$39]+[.$A$111];0)" office:value-type="float" office:value="0" calcext:value-type="float">
            <text:p>0</text:p>
          </table:table-cell>
          <table:table-cell table:style-name="ce11" table:formula="of:=IF([.BY97]&lt;1;(1+(59*(1-[.BY97])))*[.$A$39]+[.$A$111];0)" office:value-type="float" office:value="0" calcext:value-type="float">
            <text:p>0</text:p>
          </table:table-cell>
          <table:table-cell table:style-name="ce11" table:formula="of:=IF([.BZ97]&lt;1;(1+(59*(1-[.BZ97])))*[.$A$39]+[.$A$111];0)" office:value-type="float" office:value="0" calcext:value-type="float">
            <text:p>0</text:p>
          </table:table-cell>
          <table:table-cell table:style-name="ce11" table:formula="of:=IF([.CA97]&lt;1;(1+(59*(1-[.CA97])))*[.$A$39]+[.$A$111];0)" office:value-type="float" office:value="0" calcext:value-type="float">
            <text:p>0</text:p>
          </table:table-cell>
          <table:table-cell table:style-name="ce11" table:formula="of:=IF([.CB97]&lt;1;(1+(59*(1-[.CB97])))*[.$A$39]+[.$A$111];0)" office:value-type="float" office:value="0" calcext:value-type="float">
            <text:p>0</text:p>
          </table:table-cell>
          <table:table-cell table:style-name="ce11" table:formula="of:=IF([.CC97]&lt;1;(1+(59*(1-[.CC97])))*[.$A$39]+[.$A$111];0)" office:value-type="float" office:value="0" calcext:value-type="float">
            <text:p>0</text:p>
          </table:table-cell>
          <table:table-cell table:style-name="ce11" table:formula="of:=IF([.CD97]&lt;1;(1+(59*(1-[.CD97])))*[.$A$39]+[.$A$111];0)" office:value-type="float" office:value="0" calcext:value-type="float">
            <text:p>0</text:p>
          </table:table-cell>
          <table:table-cell table:style-name="ce11" table:formula="of:=IF([.CE97]&lt;1;(1+(59*(1-[.CE97])))*[.$A$39]+[.$A$111];0)" office:value-type="float" office:value="0" calcext:value-type="float">
            <text:p>0</text:p>
          </table:table-cell>
          <table:table-cell table:style-name="ce11" table:formula="of:=IF([.CF97]&lt;1;(1+(59*(1-[.CF97])))*[.$A$39]+[.$A$111];0)" office:value-type="float" office:value="0" calcext:value-type="float">
            <text:p>0</text:p>
          </table:table-cell>
          <table:table-cell table:style-name="ce11" table:formula="of:=IF([.CG97]&lt;1;(1+(59*(1-[.CG97])))*[.$A$39]+[.$A$111];0)" office:value-type="float" office:value="0" calcext:value-type="float">
            <text:p>0</text:p>
          </table:table-cell>
          <table:table-cell table:style-name="ce11" table:formula="of:=IF([.CH97]&lt;1;(1+(59*(1-[.CH97])))*[.$A$39]+[.$A$111];0)" office:value-type="float" office:value="0" calcext:value-type="float">
            <text:p>0</text:p>
          </table:table-cell>
          <table:table-cell table:style-name="ce11" table:formula="of:=IF([.CI97]&lt;1;(1+(59*(1-[.CI97])))*[.$A$39]+[.$A$111];0)" office:value-type="float" office:value="0" calcext:value-type="float">
            <text:p>0</text:p>
          </table:table-cell>
          <table:table-cell table:style-name="ce11" table:formula="of:=IF([.CJ97]&lt;1;(1+(59*(1-[.CJ97])))*[.$A$39]+[.$A$111];0)" office:value-type="float" office:value="0" calcext:value-type="float">
            <text:p>0</text:p>
          </table:table-cell>
          <table:table-cell table:style-name="ce11" table:formula="of:=IF([.CK97]&lt;1;(1+(59*(1-[.CK97])))*[.$A$39]+[.$A$111];0)" office:value-type="float" office:value="0" calcext:value-type="float">
            <text:p>0</text:p>
          </table:table-cell>
          <table:table-cell table:style-name="ce11" table:formula="of:=IF([.CL97]&lt;1;(1+(59*(1-[.CL97])))*[.$A$39]+[.$A$111];0)" office:value-type="float" office:value="0" calcext:value-type="float">
            <text:p>0</text:p>
          </table:table-cell>
          <table:table-cell table:style-name="ce11" table:formula="of:=IF([.CM97]&lt;1;(1+(59*(1-[.CM97])))*[.$A$39]+[.$A$111];0)" office:value-type="float" office:value="0" calcext:value-type="float">
            <text:p>0</text:p>
          </table:table-cell>
          <table:table-cell table:style-name="ce11" table:formula="of:=IF([.CN97]&lt;1;(1+(59*(1-[.CN97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98]&lt;1;(1+(59*(1-[.A98])))*[.$A$39]+[.$A$111];0)" office:value-type="float" office:value="582" calcext:value-type="float">
            <text:p>582</text:p>
          </table:table-cell>
          <table:table-cell table:style-name="ce11" table:formula="of:=IF([.B98]&lt;1;(1+(59*(1-[.B98])))*[.$A$39]+[.$A$111];0)" office:value-type="float" office:value="571.584266752262" calcext:value-type="float">
            <text:p>572</text:p>
          </table:table-cell>
          <table:table-cell table:style-name="ce11" table:formula="of:=IF([.C98]&lt;1;(1+(59*(1-[.C98])))*[.$A$39]+[.$A$111];0)" office:value-type="float" office:value="560.392236514944" calcext:value-type="float">
            <text:p>560</text:p>
          </table:table-cell>
          <table:table-cell table:style-name="ce11" table:formula="of:=IF([.D98]&lt;1;(1+(59*(1-[.D98])))*[.$A$39]+[.$A$111];0)" office:value-type="float" office:value="548.394184428795" calcext:value-type="float">
            <text:p>548</text:p>
          </table:table-cell>
          <table:table-cell table:style-name="ce11" table:formula="of:=IF([.E98]&lt;1;(1+(59*(1-[.E98])))*[.$A$39]+[.$A$111];0)" office:value-type="float" office:value="535.5651555938" calcext:value-type="float">
            <text:p>536</text:p>
          </table:table-cell>
          <table:table-cell table:style-name="ce11" table:formula="of:=IF([.F98]&lt;1;(1+(59*(1-[.F98])))*[.$A$39]+[.$A$111];0)" office:value-type="float" office:value="521.886413550456" calcext:value-type="float">
            <text:p>522</text:p>
          </table:table-cell>
          <table:table-cell table:style-name="ce11" table:formula="of:=IF([.G98]&lt;1;(1+(59*(1-[.G98])))*[.$A$39]+[.$A$111];0)" office:value-type="float" office:value="507.347067410401" calcext:value-type="float">
            <text:p>507</text:p>
          </table:table-cell>
          <table:table-cell table:style-name="ce11" table:formula="of:=IF([.H98]&lt;1;(1+(59*(1-[.H98])))*[.$A$39]+[.$A$111];0)" office:value-type="float" office:value="491.94586453961" calcext:value-type="float">
            <text:p>492</text:p>
          </table:table-cell>
          <table:table-cell table:style-name="ce11" table:formula="of:=IF([.I98]&lt;1;(1+(59*(1-[.I98])))*[.$A$39]+[.$A$111];0)" office:value-type="float" office:value="475.693122024291" calcext:value-type="float">
            <text:p>476</text:p>
          </table:table-cell>
          <table:table-cell table:style-name="ce11" table:formula="of:=IF([.J98]&lt;1;(1+(59*(1-[.J98])))*[.$A$39]+[.$A$111];0)" office:value-type="float" office:value="458.612752798975" calcext:value-type="float">
            <text:p>459</text:p>
          </table:table-cell>
          <table:table-cell table:style-name="ce11" table:formula="of:=IF([.K98]&lt;1;(1+(59*(1-[.K98])))*[.$A$39]+[.$A$111];0)" office:value-type="float" office:value="440.744321125341" calcext:value-type="float">
            <text:p>441</text:p>
          </table:table-cell>
          <table:table-cell table:style-name="ce11" table:formula="of:=IF([.L98]&lt;1;(1+(59*(1-[.L98])))*[.$A$39]+[.$A$111];0)" office:value-type="float" office:value="422.145037252981" calcext:value-type="float">
            <text:p>422</text:p>
          </table:table-cell>
          <table:table-cell table:style-name="ce11" table:formula="of:=IF([.M98]&lt;1;(1+(59*(1-[.M98])))*[.$A$39]+[.$A$111];0)" office:value-type="float" office:value="402.891573253271" calcext:value-type="float">
            <text:p>403</text:p>
          </table:table-cell>
          <table:table-cell table:style-name="ce11" table:formula="of:=IF([.N98]&lt;1;(1+(59*(1-[.N98])))*[.$A$39]+[.$A$111];0)" office:value-type="float" office:value="383.081552592613" calcext:value-type="float">
            <text:p>383</text:p>
          </table:table-cell>
          <table:table-cell table:style-name="ce11" table:formula="of:=IF([.O98]&lt;1;(1+(59*(1-[.O98])))*[.$A$39]+[.$A$111];0)" office:value-type="float" office:value="362.834537331527" calcext:value-type="float">
            <text:p>363</text:p>
          </table:table-cell>
          <table:table-cell table:style-name="ce11" table:formula="of:=IF([.P98]&lt;1;(1+(59*(1-[.P98])))*[.$A$39]+[.$A$111];0)" office:value-type="float" office:value="342.292312362949" calcext:value-type="float">
            <text:p>342</text:p>
          </table:table-cell>
          <table:table-cell table:style-name="ce11" table:formula="of:=IF([.Q98]&lt;1;(1+(59*(1-[.Q98])))*[.$A$39]+[.$A$111];0)" office:value-type="float" office:value="321.61825055636" calcext:value-type="float">
            <text:p>322</text:p>
          </table:table-cell>
          <table:table-cell table:style-name="ce11" table:formula="of:=IF([.R98]&lt;1;(1+(59*(1-[.R98])))*[.$A$39]+[.$A$111];0)" office:value-type="float" office:value="300.99554200653" calcext:value-type="float">
            <text:p>301</text:p>
          </table:table-cell>
          <table:table-cell table:style-name="ce11" table:formula="of:=IF([.S98]&lt;1;(1+(59*(1-[.S98])))*[.$A$39]+[.$A$111];0)" office:value-type="float" office:value="280.62409169977" calcext:value-type="float">
            <text:p>281</text:p>
          </table:table-cell>
          <table:table-cell table:style-name="ce11" table:formula="of:=IF([.T98]&lt;1;(1+(59*(1-[.T98])))*[.$A$39]+[.$A$111];0)" office:value-type="float" office:value="260.715940003197" calcext:value-type="float">
            <text:p>261</text:p>
          </table:table-cell>
          <table:table-cell table:style-name="ce11" table:formula="of:=IF([.U98]&lt;1;(1+(59*(1-[.U98])))*[.$A$39]+[.$A$111];0)" office:value-type="float" office:value="241.489145796695" calcext:value-type="float">
            <text:p>241</text:p>
          </table:table-cell>
          <table:table-cell table:style-name="ce11" table:formula="of:=IF([.V98]&lt;1;(1+(59*(1-[.V98])))*[.$A$39]+[.$A$111];0)" office:value-type="float" office:value="223.160196592116" calcext:value-type="float">
            <text:p>223</text:p>
          </table:table-cell>
          <table:table-cell table:style-name="ce11" table:formula="of:=IF([.W98]&lt;1;(1+(59*(1-[.W98])))*[.$A$39]+[.$A$111];0)" office:value-type="float" office:value="205.93517264456" calcext:value-type="float">
            <text:p>206</text:p>
          </table:table-cell>
          <table:table-cell table:style-name="ce11" table:formula="of:=IF([.X98]&lt;1;(1+(59*(1-[.X98])))*[.$A$39]+[.$A$111];0)" office:value-type="float" office:value="190.000084630819" calcext:value-type="float">
            <text:p>190</text:p>
          </table:table-cell>
          <table:table-cell table:style-name="ce11" table:formula="of:=IF([.Y98]&lt;1;(1+(59*(1-[.Y98])))*[.$A$39]+[.$A$111];0)" office:value-type="float" office:value="175.51100921426" calcext:value-type="float">
            <text:p>176</text:p>
          </table:table-cell>
          <table:table-cell table:style-name="ce11" table:formula="of:=IF([.Z98]&lt;1;(1+(59*(1-[.Z98])))*[.$A$39]+[.$A$111];0)" office:value-type="float" office:value="162.584835265909" calcext:value-type="float">
            <text:p>163</text:p>
          </table:table-cell>
          <table:table-cell table:style-name="ce11" table:formula="of:=IF([.AA98]&lt;1;(1+(59*(1-[.AA98])))*[.$A$39]+[.$A$111];0)" office:value-type="float" office:value="151.291567364439" calcext:value-type="float">
            <text:p>151</text:p>
          </table:table-cell>
          <table:table-cell table:style-name="ce11" table:formula="of:=IF([.AB98]&lt;1;(1+(59*(1-[.AB98])))*[.$A$39]+[.$A$111];0)" office:value-type="float" office:value="141.649168461283" calcext:value-type="float">
            <text:p>142</text:p>
          </table:table-cell>
          <table:table-cell table:style-name="ce11" table:formula="of:=IF([.AC98]&lt;1;(1+(59*(1-[.AC98])))*[.$A$39]+[.$A$111];0)" office:value-type="float" office:value="133.621818771534" calcext:value-type="float">
            <text:p>134</text:p>
          </table:table-cell>
          <table:table-cell table:style-name="ce11" table:formula="of:=IF([.AD98]&lt;1;(1+(59*(1-[.AD98])))*[.$A$39]+[.$A$111];0)" office:value-type="float" office:value="127.122196048767" calcext:value-type="float">
            <text:p>127</text:p>
          </table:table-cell>
          <table:table-cell table:style-name="ce11" table:formula="of:=IF([.AE98]&lt;1;(1+(59*(1-[.AE98])))*[.$A$39]+[.$A$111];0)" office:value-type="float" office:value="122.017944962475" calcext:value-type="float">
            <text:p>122</text:p>
          </table:table-cell>
          <table:table-cell table:style-name="ce11" table:formula="of:=IF([.AF98]&lt;1;(1+(59*(1-[.AF98])))*[.$A$39]+[.$A$111];0)" office:value-type="float" office:value="118.141942494645" calcext:value-type="float">
            <text:p>118</text:p>
          </table:table-cell>
          <table:table-cell table:style-name="ce11" table:formula="of:=IF([.AG98]&lt;1;(1+(59*(1-[.AG98])))*[.$A$39]+[.$A$111];0)" office:value-type="float" office:value="115.305369454234" calcext:value-type="float">
            <text:p>115</text:p>
          </table:table-cell>
          <table:table-cell table:style-name="ce11" table:formula="of:=IF([.AH98]&lt;1;(1+(59*(1-[.AH98])))*[.$A$39]+[.$A$111];0)" office:value-type="float" office:value="113.312088972451" calcext:value-type="float">
            <text:p>113</text:p>
          </table:table-cell>
          <table:table-cell table:style-name="ce11" table:formula="of:=IF([.AI98]&lt;1;(1+(59*(1-[.AI98])))*[.$A$39]+[.$A$111];0)" office:value-type="float" office:value="111.972545333265" calcext:value-type="float">
            <text:p>112</text:p>
          </table:table-cell>
          <table:table-cell table:style-name="ce11" table:formula="of:=IF([.AJ98]&lt;1;(1+(59*(1-[.AJ98])))*[.$A$39]+[.$A$111];0)" office:value-type="float" office:value="111.115435574093" calcext:value-type="float">
            <text:p>111</text:p>
          </table:table-cell>
          <table:table-cell table:style-name="ce11" table:formula="of:=IF([.AK98]&lt;1;(1+(59*(1-[.AK98])))*[.$A$39]+[.$A$111];0)" office:value-type="float" office:value="110.595804445195" calcext:value-type="float">
            <text:p>111</text:p>
          </table:table-cell>
          <table:table-cell table:style-name="ce11" table:formula="of:=IF([.AL98]&lt;1;(1+(59*(1-[.AL98])))*[.$A$39]+[.$A$111];0)" office:value-type="float" office:value="110.298902062528" calcext:value-type="float">
            <text:p>110</text:p>
          </table:table-cell>
          <table:table-cell table:style-name="ce11" table:formula="of:=IF([.AM98]&lt;1;(1+(59*(1-[.AM98])))*[.$A$39]+[.$A$111];0)" office:value-type="float" office:value="110.139957637151" calcext:value-type="float">
            <text:p>110</text:p>
          </table:table-cell>
          <table:table-cell table:style-name="ce11" table:formula="of:=IF([.AN98]&lt;1;(1+(59*(1-[.AN98])))*[.$A$39]+[.$A$111];0)" office:value-type="float" office:value="110.060745073359" calcext:value-type="float">
            <text:p>110</text:p>
          </table:table-cell>
          <table:table-cell table:style-name="ce11" table:formula="of:=IF([.AO98]&lt;1;(1+(59*(1-[.AO98])))*[.$A$39]+[.$A$111];0)" office:value-type="float" office:value="110.024253642167" calcext:value-type="float">
            <text:p>110</text:p>
          </table:table-cell>
          <table:table-cell table:style-name="ce11" table:formula="of:=IF([.AP98]&lt;1;(1+(59*(1-[.AP98])))*[.$A$39]+[.$A$111];0)" office:value-type="float" office:value="110.008834245444" calcext:value-type="float">
            <text:p>110</text:p>
          </table:table-cell>
          <table:table-cell table:style-name="ce11" table:formula="of:=IF([.AQ98]&lt;1;(1+(59*(1-[.AQ98])))*[.$A$39]+[.$A$111];0)" office:value-type="float" office:value="110.002908715239" calcext:value-type="float">
            <text:p>110</text:p>
          </table:table-cell>
          <table:table-cell table:style-name="ce11" table:formula="of:=IF([.AR98]&lt;1;(1+(59*(1-[.AR98])))*[.$A$39]+[.$A$111];0)" office:value-type="float" office:value="110.000857010466" calcext:value-type="float">
            <text:p>110</text:p>
          </table:table-cell>
          <table:table-cell table:style-name="ce11" table:formula="of:=IF([.AS98]&lt;1;(1+(59*(1-[.AS98])))*[.$A$39]+[.$A$111];0)" office:value-type="float" office:value="110.000223459868" calcext:value-type="float">
            <text:p>110</text:p>
          </table:table-cell>
          <table:table-cell table:style-name="ce11" table:formula="of:=IF([.AT98]&lt;1;(1+(59*(1-[.AT98])))*[.$A$39]+[.$A$111];0)" office:value-type="float" office:value="110.000050937109" calcext:value-type="float">
            <text:p>110</text:p>
          </table:table-cell>
          <table:table-cell table:style-name="ce11" table:formula="of:=IF([.AU98]&lt;1;(1+(59*(1-[.AU98])))*[.$A$39]+[.$A$111];0)" office:value-type="float" office:value="110.000010015036" calcext:value-type="float">
            <text:p>110</text:p>
          </table:table-cell>
          <table:table-cell table:style-name="ce11" table:formula="of:=IF([.AV98]&lt;1;(1+(59*(1-[.AV98])))*[.$A$39]+[.$A$111];0)" office:value-type="float" office:value="110.000001673526" calcext:value-type="float">
            <text:p>110</text:p>
          </table:table-cell>
          <table:table-cell table:style-name="ce11" table:formula="of:=IF([.AW98]&lt;1;(1+(59*(1-[.AW98])))*[.$A$39]+[.$A$111];0)" office:value-type="float" office:value="110.000000233836" calcext:value-type="float">
            <text:p>110</text:p>
          </table:table-cell>
          <table:table-cell table:style-name="ce11" table:formula="of:=IF([.AX98]&lt;1;(1+(59*(1-[.AX98])))*[.$A$39]+[.$A$111];0)" office:value-type="float" office:value="110.000000026836" calcext:value-type="float">
            <text:p>110</text:p>
          </table:table-cell>
          <table:table-cell table:style-name="ce11" table:formula="of:=IF([.AY98]&lt;1;(1+(59*(1-[.AY98])))*[.$A$39]+[.$A$111];0)" office:value-type="float" office:value="110.00000000248" calcext:value-type="float">
            <text:p>110</text:p>
          </table:table-cell>
          <table:table-cell table:style-name="ce11" table:formula="of:=IF([.AZ98]&lt;1;(1+(59*(1-[.AZ98])))*[.$A$39]+[.$A$111];0)" office:value-type="float" office:value="110.000000000181" calcext:value-type="float">
            <text:p>110</text:p>
          </table:table-cell>
          <table:table-cell table:style-name="ce11" table:formula="of:=IF([.BA98]&lt;1;(1+(59*(1-[.BA98])))*[.$A$39]+[.$A$111];0)" office:value-type="float" office:value="110.00000000001" calcext:value-type="float">
            <text:p>110</text:p>
          </table:table-cell>
          <table:table-cell table:style-name="ce11" table:formula="of:=IF([.BB98]&lt;1;(1+(59*(1-[.BB98])))*[.$A$39]+[.$A$111];0)" office:value-type="float" office:value="0" calcext:value-type="float">
            <text:p>0</text:p>
          </table:table-cell>
          <table:table-cell table:style-name="ce11" table:formula="of:=IF([.BC98]&lt;1;(1+(59*(1-[.BC98])))*[.$A$39]+[.$A$111];0)" office:value-type="float" office:value="0" calcext:value-type="float">
            <text:p>0</text:p>
          </table:table-cell>
          <table:table-cell table:style-name="ce11" table:formula="of:=IF([.BD98]&lt;1;(1+(59*(1-[.BD98])))*[.$A$39]+[.$A$111];0)" office:value-type="float" office:value="0" calcext:value-type="float">
            <text:p>0</text:p>
          </table:table-cell>
          <table:table-cell table:style-name="ce11" table:formula="of:=IF([.BE98]&lt;1;(1+(59*(1-[.BE98])))*[.$A$39]+[.$A$111];0)" office:value-type="float" office:value="0" calcext:value-type="float">
            <text:p>0</text:p>
          </table:table-cell>
          <table:table-cell table:style-name="ce11" table:formula="of:=IF([.BF98]&lt;1;(1+(59*(1-[.BF98])))*[.$A$39]+[.$A$111];0)" office:value-type="float" office:value="0" calcext:value-type="float">
            <text:p>0</text:p>
          </table:table-cell>
          <table:table-cell table:style-name="ce11" table:formula="of:=IF([.BG98]&lt;1;(1+(59*(1-[.BG98])))*[.$A$39]+[.$A$111];0)" office:value-type="float" office:value="0" calcext:value-type="float">
            <text:p>0</text:p>
          </table:table-cell>
          <table:table-cell table:style-name="ce11" table:formula="of:=IF([.BH98]&lt;1;(1+(59*(1-[.BH98])))*[.$A$39]+[.$A$111];0)" office:value-type="float" office:value="0" calcext:value-type="float">
            <text:p>0</text:p>
          </table:table-cell>
          <table:table-cell table:style-name="ce11" table:formula="of:=IF([.BI98]&lt;1;(1+(59*(1-[.BI98])))*[.$A$39]+[.$A$111];0)" office:value-type="float" office:value="0" calcext:value-type="float">
            <text:p>0</text:p>
          </table:table-cell>
          <table:table-cell table:style-name="ce11" table:formula="of:=IF([.BJ98]&lt;1;(1+(59*(1-[.BJ98])))*[.$A$39]+[.$A$111];0)" office:value-type="float" office:value="0" calcext:value-type="float">
            <text:p>0</text:p>
          </table:table-cell>
          <table:table-cell table:style-name="ce11" table:formula="of:=IF([.BK98]&lt;1;(1+(59*(1-[.BK98])))*[.$A$39]+[.$A$111];0)" office:value-type="float" office:value="0" calcext:value-type="float">
            <text:p>0</text:p>
          </table:table-cell>
          <table:table-cell table:style-name="ce11" table:formula="of:=IF([.BL98]&lt;1;(1+(59*(1-[.BL98])))*[.$A$39]+[.$A$111];0)" office:value-type="float" office:value="0" calcext:value-type="float">
            <text:p>0</text:p>
          </table:table-cell>
          <table:table-cell table:style-name="ce11" table:formula="of:=IF([.BM98]&lt;1;(1+(59*(1-[.BM98])))*[.$A$39]+[.$A$111];0)" office:value-type="float" office:value="0" calcext:value-type="float">
            <text:p>0</text:p>
          </table:table-cell>
          <table:table-cell table:style-name="ce11" table:formula="of:=IF([.BN98]&lt;1;(1+(59*(1-[.BN98])))*[.$A$39]+[.$A$111];0)" office:value-type="float" office:value="0" calcext:value-type="float">
            <text:p>0</text:p>
          </table:table-cell>
          <table:table-cell table:style-name="ce11" table:formula="of:=IF([.BO98]&lt;1;(1+(59*(1-[.BO98])))*[.$A$39]+[.$A$111];0)" office:value-type="float" office:value="0" calcext:value-type="float">
            <text:p>0</text:p>
          </table:table-cell>
          <table:table-cell table:style-name="ce11" table:formula="of:=IF([.BP98]&lt;1;(1+(59*(1-[.BP98])))*[.$A$39]+[.$A$111];0)" office:value-type="float" office:value="0" calcext:value-type="float">
            <text:p>0</text:p>
          </table:table-cell>
          <table:table-cell table:style-name="ce11" table:formula="of:=IF([.BQ98]&lt;1;(1+(59*(1-[.BQ98])))*[.$A$39]+[.$A$111];0)" office:value-type="float" office:value="0" calcext:value-type="float">
            <text:p>0</text:p>
          </table:table-cell>
          <table:table-cell table:style-name="ce11" table:formula="of:=IF([.BR98]&lt;1;(1+(59*(1-[.BR98])))*[.$A$39]+[.$A$111];0)" office:value-type="float" office:value="0" calcext:value-type="float">
            <text:p>0</text:p>
          </table:table-cell>
          <table:table-cell table:style-name="ce11" table:formula="of:=IF([.BS98]&lt;1;(1+(59*(1-[.BS98])))*[.$A$39]+[.$A$111];0)" office:value-type="float" office:value="0" calcext:value-type="float">
            <text:p>0</text:p>
          </table:table-cell>
          <table:table-cell table:style-name="ce11" table:formula="of:=IF([.BT98]&lt;1;(1+(59*(1-[.BT98])))*[.$A$39]+[.$A$111];0)" office:value-type="float" office:value="0" calcext:value-type="float">
            <text:p>0</text:p>
          </table:table-cell>
          <table:table-cell table:style-name="ce11" table:formula="of:=IF([.BU98]&lt;1;(1+(59*(1-[.BU98])))*[.$A$39]+[.$A$111];0)" office:value-type="float" office:value="0" calcext:value-type="float">
            <text:p>0</text:p>
          </table:table-cell>
          <table:table-cell table:style-name="ce11" table:formula="of:=IF([.BV98]&lt;1;(1+(59*(1-[.BV98])))*[.$A$39]+[.$A$111];0)" office:value-type="float" office:value="0" calcext:value-type="float">
            <text:p>0</text:p>
          </table:table-cell>
          <table:table-cell table:style-name="ce11" table:formula="of:=IF([.BW98]&lt;1;(1+(59*(1-[.BW98])))*[.$A$39]+[.$A$111];0)" office:value-type="float" office:value="0" calcext:value-type="float">
            <text:p>0</text:p>
          </table:table-cell>
          <table:table-cell table:style-name="ce11" table:formula="of:=IF([.BX98]&lt;1;(1+(59*(1-[.BX98])))*[.$A$39]+[.$A$111];0)" office:value-type="float" office:value="0" calcext:value-type="float">
            <text:p>0</text:p>
          </table:table-cell>
          <table:table-cell table:style-name="ce11" table:formula="of:=IF([.BY98]&lt;1;(1+(59*(1-[.BY98])))*[.$A$39]+[.$A$111];0)" office:value-type="float" office:value="0" calcext:value-type="float">
            <text:p>0</text:p>
          </table:table-cell>
          <table:table-cell table:style-name="ce11" table:formula="of:=IF([.BZ98]&lt;1;(1+(59*(1-[.BZ98])))*[.$A$39]+[.$A$111];0)" office:value-type="float" office:value="0" calcext:value-type="float">
            <text:p>0</text:p>
          </table:table-cell>
          <table:table-cell table:style-name="ce11" table:formula="of:=IF([.CA98]&lt;1;(1+(59*(1-[.CA98])))*[.$A$39]+[.$A$111];0)" office:value-type="float" office:value="0" calcext:value-type="float">
            <text:p>0</text:p>
          </table:table-cell>
          <table:table-cell table:style-name="ce11" table:formula="of:=IF([.CB98]&lt;1;(1+(59*(1-[.CB98])))*[.$A$39]+[.$A$111];0)" office:value-type="float" office:value="0" calcext:value-type="float">
            <text:p>0</text:p>
          </table:table-cell>
          <table:table-cell table:style-name="ce11" table:formula="of:=IF([.CC98]&lt;1;(1+(59*(1-[.CC98])))*[.$A$39]+[.$A$111];0)" office:value-type="float" office:value="0" calcext:value-type="float">
            <text:p>0</text:p>
          </table:table-cell>
          <table:table-cell table:style-name="ce11" table:formula="of:=IF([.CD98]&lt;1;(1+(59*(1-[.CD98])))*[.$A$39]+[.$A$111];0)" office:value-type="float" office:value="0" calcext:value-type="float">
            <text:p>0</text:p>
          </table:table-cell>
          <table:table-cell table:style-name="ce11" table:formula="of:=IF([.CE98]&lt;1;(1+(59*(1-[.CE98])))*[.$A$39]+[.$A$111];0)" office:value-type="float" office:value="0" calcext:value-type="float">
            <text:p>0</text:p>
          </table:table-cell>
          <table:table-cell table:style-name="ce11" table:formula="of:=IF([.CF98]&lt;1;(1+(59*(1-[.CF98])))*[.$A$39]+[.$A$111];0)" office:value-type="float" office:value="0" calcext:value-type="float">
            <text:p>0</text:p>
          </table:table-cell>
          <table:table-cell table:style-name="ce11" table:formula="of:=IF([.CG98]&lt;1;(1+(59*(1-[.CG98])))*[.$A$39]+[.$A$111];0)" office:value-type="float" office:value="0" calcext:value-type="float">
            <text:p>0</text:p>
          </table:table-cell>
          <table:table-cell table:style-name="ce11" table:formula="of:=IF([.CH98]&lt;1;(1+(59*(1-[.CH98])))*[.$A$39]+[.$A$111];0)" office:value-type="float" office:value="0" calcext:value-type="float">
            <text:p>0</text:p>
          </table:table-cell>
          <table:table-cell table:style-name="ce11" table:formula="of:=IF([.CI98]&lt;1;(1+(59*(1-[.CI98])))*[.$A$39]+[.$A$111];0)" office:value-type="float" office:value="0" calcext:value-type="float">
            <text:p>0</text:p>
          </table:table-cell>
          <table:table-cell table:style-name="ce11" table:formula="of:=IF([.CJ98]&lt;1;(1+(59*(1-[.CJ98])))*[.$A$39]+[.$A$111];0)" office:value-type="float" office:value="0" calcext:value-type="float">
            <text:p>0</text:p>
          </table:table-cell>
          <table:table-cell table:style-name="ce11" table:formula="of:=IF([.CK98]&lt;1;(1+(59*(1-[.CK98])))*[.$A$39]+[.$A$111];0)" office:value-type="float" office:value="0" calcext:value-type="float">
            <text:p>0</text:p>
          </table:table-cell>
          <table:table-cell table:style-name="ce11" table:formula="of:=IF([.CL98]&lt;1;(1+(59*(1-[.CL98])))*[.$A$39]+[.$A$111];0)" office:value-type="float" office:value="0" calcext:value-type="float">
            <text:p>0</text:p>
          </table:table-cell>
          <table:table-cell table:style-name="ce11" table:formula="of:=IF([.CM98]&lt;1;(1+(59*(1-[.CM98])))*[.$A$39]+[.$A$111];0)" office:value-type="float" office:value="0" calcext:value-type="float">
            <text:p>0</text:p>
          </table:table-cell>
          <table:table-cell table:style-name="ce11" table:formula="of:=IF([.CN98]&lt;1;(1+(59*(1-[.CN98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11" table:formula="of:=IF([.A99]&lt;1;(1+(59*(1-[.A99])))*[.$A$39]+[.$A$111];0)" office:value-type="float" office:value="523" calcext:value-type="float">
            <text:p>523</text:p>
          </table:table-cell>
          <table:table-cell table:style-name="ce11" table:formula="of:=IF([.B99]&lt;1;(1+(59*(1-[.B99])))*[.$A$39]+[.$A$111];0)" office:value-type="float" office:value="508.528932284485" calcext:value-type="float">
            <text:p>509</text:p>
          </table:table-cell>
          <table:table-cell table:style-name="ce11" table:formula="of:=IF([.C99]&lt;1;(1+(59*(1-[.C99])))*[.$A$39]+[.$A$111];0)" office:value-type="float" office:value="493.19571149377" calcext:value-type="float">
            <text:p>493</text:p>
          </table:table-cell>
          <table:table-cell table:style-name="ce11" table:formula="of:=IF([.D99]&lt;1;(1+(59*(1-[.D99])))*[.$A$39]+[.$A$111];0)" office:value-type="float" office:value="477.009666343124" calcext:value-type="float">
            <text:p>477</text:p>
          </table:table-cell>
          <table:table-cell table:style-name="ce11" table:formula="of:=IF([.E99]&lt;1;(1+(59*(1-[.E99])))*[.$A$39]+[.$A$111];0)" office:value-type="float" office:value="459.99355900773" calcext:value-type="float">
            <text:p>460</text:p>
          </table:table-cell>
          <table:table-cell table:style-name="ce11" table:formula="of:=IF([.F99]&lt;1;(1+(59*(1-[.F99])))*[.$A$39]+[.$A$111];0)" office:value-type="float" office:value="442.185641217068" calcext:value-type="float">
            <text:p>442</text:p>
          </table:table-cell>
          <table:table-cell table:style-name="ce11" table:formula="of:=IF([.G99]&lt;1;(1+(59*(1-[.G99])))*[.$A$39]+[.$A$111];0)" office:value-type="float" office:value="423.641657647608" calcext:value-type="float">
            <text:p>424</text:p>
          </table:table-cell>
          <table:table-cell table:style-name="ce11" table:formula="of:=IF([.H99]&lt;1;(1+(59*(1-[.H99])))*[.$A$39]+[.$A$111];0)" office:value-type="float" office:value="404.436680889133" calcext:value-type="float">
            <text:p>404</text:p>
          </table:table-cell>
          <table:table-cell table:style-name="ce11" table:formula="of:=IF([.I99]&lt;1;(1+(59*(1-[.I99])))*[.$A$39]+[.$A$111];0)" office:value-type="float" office:value="384.666632889249" calcext:value-type="float">
            <text:p>385</text:p>
          </table:table-cell>
          <table:table-cell table:style-name="ce11" table:formula="of:=IF([.J99]&lt;1;(1+(59*(1-[.J99])))*[.$A$39]+[.$A$111];0)" office:value-type="float" office:value="364.449318931653" calcext:value-type="float">
            <text:p>364</text:p>
          </table:table-cell>
          <table:table-cell table:style-name="ce11" table:formula="of:=IF([.K99]&lt;1;(1+(59*(1-[.K99])))*[.$A$39]+[.$A$111];0)" office:value-type="float" office:value="343.924775242654" calcext:value-type="float">
            <text:p>344</text:p>
          </table:table-cell>
          <table:table-cell table:style-name="ce11" table:formula="of:=IF([.L99]&lt;1;(1+(59*(1-[.L99])))*[.$A$39]+[.$A$111];0)" office:value-type="float" office:value="323.25471486579" calcext:value-type="float">
            <text:p>323</text:p>
          </table:table-cell>
          <table:table-cell table:style-name="ce11" table:formula="of:=IF([.M99]&lt;1;(1+(59*(1-[.M99])))*[.$A$39]+[.$A$111];0)" office:value-type="float" office:value="302.620854357186" calcext:value-type="float">
            <text:p>303</text:p>
          </table:table-cell>
          <table:table-cell table:style-name="ce11" table:formula="of:=IF([.N99]&lt;1;(1+(59*(1-[.N99])))*[.$A$39]+[.$A$111];0)" office:value-type="float" office:value="282.221922980814" calcext:value-type="float">
            <text:p>282</text:p>
          </table:table-cell>
          <table:table-cell table:style-name="ce11" table:formula="of:=IF([.O99]&lt;1;(1+(59*(1-[.O99])))*[.$A$39]+[.$A$111];0)" office:value-type="float" office:value="262.269203630998" calcext:value-type="float">
            <text:p>262</text:p>
          </table:table-cell>
          <table:table-cell table:style-name="ce11" table:formula="of:=IF([.P99]&lt;1;(1+(59*(1-[.P99])))*[.$A$39]+[.$A$111];0)" office:value-type="float" office:value="242.980537144666" calcext:value-type="float">
            <text:p>243</text:p>
          </table:table-cell>
          <table:table-cell table:style-name="ce11" table:formula="of:=IF([.Q99]&lt;1;(1+(59*(1-[.Q99])))*[.$A$39]+[.$A$111];0)" office:value-type="float" office:value="224.572843053767" calcext:value-type="float">
            <text:p>225</text:p>
          </table:table-cell>
          <table:table-cell table:style-name="ce11" table:formula="of:=IF([.R99]&lt;1;(1+(59*(1-[.R99])))*[.$A$39]+[.$A$111];0)" office:value-type="float" office:value="207.253369660144" calcext:value-type="float">
            <text:p>207</text:p>
          </table:table-cell>
          <table:table-cell table:style-name="ce11" table:formula="of:=IF([.S99]&lt;1;(1+(59*(1-[.S99])))*[.$A$39]+[.$A$111];0)" office:value-type="float" office:value="191.210077028665" calcext:value-type="float">
            <text:p>191</text:p>
          </table:table-cell>
          <table:table-cell table:style-name="ce11" table:formula="of:=IF([.T99]&lt;1;(1+(59*(1-[.T99])))*[.$A$39]+[.$A$111];0)" office:value-type="float" office:value="176.601761170389" calcext:value-type="float">
            <text:p>177</text:p>
          </table:table-cell>
          <table:table-cell table:style-name="ce11" table:formula="of:=IF([.U99]&lt;1;(1+(59*(1-[.U99])))*[.$A$39]+[.$A$111];0)" office:value-type="float" office:value="163.548718710153" calcext:value-type="float">
            <text:p>164</text:p>
          </table:table-cell>
          <table:table-cell table:style-name="ce11" table:formula="of:=IF([.V99]&lt;1;(1+(59*(1-[.V99])))*[.$A$39]+[.$A$111];0)" office:value-type="float" office:value="152.124891074426" calcext:value-type="float">
            <text:p>152</text:p>
          </table:table-cell>
          <table:table-cell table:style-name="ce11" table:formula="of:=IF([.W99]&lt;1;(1+(59*(1-[.W99])))*[.$A$39]+[.$A$111];0)" office:value-type="float" office:value="142.352471911089" calcext:value-type="float">
            <text:p>142</text:p>
          </table:table-cell>
          <table:table-cell table:style-name="ce11" table:formula="of:=IF([.X99]&lt;1;(1+(59*(1-[.X99])))*[.$A$39]+[.$A$111];0)" office:value-type="float" office:value="134.199868971779" calcext:value-type="float">
            <text:p>134</text:p>
          </table:table-cell>
          <table:table-cell table:style-name="ce11" table:formula="of:=IF([.Y99]&lt;1;(1+(59*(1-[.Y99])))*[.$A$39]+[.$A$111];0)" office:value-type="float" office:value="127.583653410174" calcext:value-type="float">
            <text:p>128</text:p>
          </table:table-cell>
          <table:table-cell table:style-name="ce11" table:formula="of:=IF([.Z99]&lt;1;(1+(59*(1-[.Z99])))*[.$A$39]+[.$A$111];0)" office:value-type="float" office:value="122.374704160528" calcext:value-type="float">
            <text:p>122</text:p>
          </table:table-cell>
          <table:table-cell table:style-name="ce11" table:formula="of:=IF([.AA99]&lt;1;(1+(59*(1-[.AA99])))*[.$A$39]+[.$A$111];0)" office:value-type="float" office:value="118.408201415038" calcext:value-type="float">
            <text:p>118</text:p>
          </table:table-cell>
          <table:table-cell table:style-name="ce11" table:formula="of:=IF([.AB99]&lt;1;(1+(59*(1-[.AB99])))*[.$A$39]+[.$A$111];0)" office:value-type="float" office:value="115.49652510572" calcext:value-type="float">
            <text:p>115</text:p>
          </table:table-cell>
          <table:table-cell table:style-name="ce11" table:formula="of:=IF([.AC99]&lt;1;(1+(59*(1-[.AC99])))*[.$A$39]+[.$A$111];0)" office:value-type="float" office:value="113.443593159222" calcext:value-type="float">
            <text:p>113</text:p>
          </table:table-cell>
          <table:table-cell table:style-name="ce11" table:formula="of:=IF([.AD99]&lt;1;(1+(59*(1-[.AD99])))*[.$A$39]+[.$A$111];0)" office:value-type="float" office:value="112.058864753824" calcext:value-type="float">
            <text:p>112</text:p>
          </table:table-cell>
          <table:table-cell table:style-name="ce11" table:formula="of:=IF([.AE99]&lt;1;(1+(59*(1-[.AE99])))*[.$A$39]+[.$A$111];0)" office:value-type="float" office:value="111.16924467204" calcext:value-type="float">
            <text:p>111</text:p>
          </table:table-cell>
          <table:table-cell table:style-name="ce11" table:formula="of:=IF([.AF99]&lt;1;(1+(59*(1-[.AF99])))*[.$A$39]+[.$A$111];0)" office:value-type="float" office:value="110.627495677327" calcext:value-type="float">
            <text:p>111</text:p>
          </table:table-cell>
          <table:table-cell table:style-name="ce11" table:formula="of:=IF([.AG99]&lt;1;(1+(59*(1-[.AG99])))*[.$A$39]+[.$A$111];0)" office:value-type="float" office:value="110.316436528275" calcext:value-type="float">
            <text:p>110</text:p>
          </table:table-cell>
          <table:table-cell table:style-name="ce11" table:formula="of:=IF([.AH99]&lt;1;(1+(59*(1-[.AH99])))*[.$A$39]+[.$A$111];0)" office:value-type="float" office:value="110.149015028787" calcext:value-type="float">
            <text:p>110</text:p>
          </table:table-cell>
          <table:table-cell table:style-name="ce11" table:formula="of:=IF([.AI99]&lt;1;(1+(59*(1-[.AI99])))*[.$A$39]+[.$A$111];0)" office:value-type="float" office:value="110.065083046973" calcext:value-type="float">
            <text:p>110</text:p>
          </table:table-cell>
          <table:table-cell table:style-name="ce11" table:formula="of:=IF([.AJ99]&lt;1;(1+(59*(1-[.AJ99])))*[.$A$39]+[.$A$111];0)" office:value-type="float" office:value="110.026165525627" calcext:value-type="float">
            <text:p>110</text:p>
          </table:table-cell>
          <table:table-cell table:style-name="ce11" table:formula="of:=IF([.AK99]&lt;1;(1+(59*(1-[.AK99])))*[.$A$39]+[.$A$111];0)" office:value-type="float" office:value="110.009603227307" calcext:value-type="float">
            <text:p>110</text:p>
          </table:table-cell>
          <table:table-cell table:style-name="ce11" table:formula="of:=IF([.AL99]&lt;1;(1+(59*(1-[.AL99])))*[.$A$39]+[.$A$111];0)" office:value-type="float" office:value="110.003188406813" calcext:value-type="float">
            <text:p>110</text:p>
          </table:table-cell>
          <table:table-cell table:style-name="ce11" table:formula="of:=IF([.AM99]&lt;1;(1+(59*(1-[.AM99])))*[.$A$39]+[.$A$111];0)" office:value-type="float" office:value="110.000948081997" calcext:value-type="float">
            <text:p>110</text:p>
          </table:table-cell>
          <table:table-cell table:style-name="ce11" table:formula="of:=IF([.AN99]&lt;1;(1+(59*(1-[.AN99])))*[.$A$39]+[.$A$111];0)" office:value-type="float" office:value="110.000249715379" calcext:value-type="float">
            <text:p>110</text:p>
          </table:table-cell>
          <table:table-cell table:style-name="ce11" table:formula="of:=IF([.AO99]&lt;1;(1+(59*(1-[.AO99])))*[.$A$39]+[.$A$111];0)" office:value-type="float" office:value="110.000057557857" calcext:value-type="float">
            <text:p>110</text:p>
          </table:table-cell>
          <table:table-cell table:style-name="ce11" table:formula="of:=IF([.AP99]&lt;1;(1+(59*(1-[.AP99])))*[.$A$39]+[.$A$111];0)" office:value-type="float" office:value="110.000011455917" calcext:value-type="float">
            <text:p>110</text:p>
          </table:table-cell>
          <table:table-cell table:style-name="ce11" table:formula="of:=IF([.AQ99]&lt;1;(1+(59*(1-[.AQ99])))*[.$A$39]+[.$A$111];0)" office:value-type="float" office:value="110.000001940205" calcext:value-type="float">
            <text:p>110</text:p>
          </table:table-cell>
          <table:table-cell table:style-name="ce11" table:formula="of:=IF([.AR99]&lt;1;(1+(59*(1-[.AR99])))*[.$A$39]+[.$A$111];0)" office:value-type="float" office:value="110.000000275136" calcext:value-type="float">
            <text:p>110</text:p>
          </table:table-cell>
          <table:table-cell table:style-name="ce11" table:formula="of:=IF([.AS99]&lt;1;(1+(59*(1-[.AS99])))*[.$A$39]+[.$A$111];0)" office:value-type="float" office:value="110.000000032093" calcext:value-type="float">
            <text:p>110</text:p>
          </table:table-cell>
          <table:table-cell table:style-name="ce11" table:formula="of:=IF([.AT99]&lt;1;(1+(59*(1-[.AT99])))*[.$A$39]+[.$A$111];0)" office:value-type="float" office:value="110.00000000302" calcext:value-type="float">
            <text:p>110</text:p>
          </table:table-cell>
          <table:table-cell table:style-name="ce11" table:formula="of:=IF([.AU99]&lt;1;(1+(59*(1-[.AU99])))*[.$A$39]+[.$A$111];0)" office:value-type="float" office:value="110.000000000224" calcext:value-type="float">
            <text:p>110</text:p>
          </table:table-cell>
          <table:table-cell table:style-name="ce11" table:formula="of:=IF([.AV99]&lt;1;(1+(59*(1-[.AV99])))*[.$A$39]+[.$A$111];0)" office:value-type="float" office:value="110.000000000013" calcext:value-type="float">
            <text:p>110</text:p>
          </table:table-cell>
          <table:table-cell table:style-name="ce11" table:formula="of:=IF([.AW99]&lt;1;(1+(59*(1-[.AW99])))*[.$A$39]+[.$A$111];0)" office:value-type="float" office:value="0" calcext:value-type="float">
            <text:p>0</text:p>
          </table:table-cell>
          <table:table-cell table:style-name="ce11" table:formula="of:=IF([.AX99]&lt;1;(1+(59*(1-[.AX99])))*[.$A$39]+[.$A$111];0)" office:value-type="float" office:value="0" calcext:value-type="float">
            <text:p>0</text:p>
          </table:table-cell>
          <table:table-cell table:style-name="ce11" table:formula="of:=IF([.AY99]&lt;1;(1+(59*(1-[.AY99])))*[.$A$39]+[.$A$111];0)" office:value-type="float" office:value="0" calcext:value-type="float">
            <text:p>0</text:p>
          </table:table-cell>
          <table:table-cell table:style-name="ce11" table:formula="of:=IF([.AZ99]&lt;1;(1+(59*(1-[.AZ99])))*[.$A$39]+[.$A$111];0)" office:value-type="float" office:value="0" calcext:value-type="float">
            <text:p>0</text:p>
          </table:table-cell>
          <table:table-cell table:style-name="ce11" table:formula="of:=IF([.BA99]&lt;1;(1+(59*(1-[.BA99])))*[.$A$39]+[.$A$111];0)" office:value-type="float" office:value="0" calcext:value-type="float">
            <text:p>0</text:p>
          </table:table-cell>
          <table:table-cell table:style-name="ce11" table:formula="of:=IF([.BB99]&lt;1;(1+(59*(1-[.BB99])))*[.$A$39]+[.$A$111];0)" office:value-type="float" office:value="0" calcext:value-type="float">
            <text:p>0</text:p>
          </table:table-cell>
          <table:table-cell table:style-name="ce11" table:formula="of:=IF([.BC99]&lt;1;(1+(59*(1-[.BC99])))*[.$A$39]+[.$A$111];0)" office:value-type="float" office:value="0" calcext:value-type="float">
            <text:p>0</text:p>
          </table:table-cell>
          <table:table-cell table:style-name="ce11" table:formula="of:=IF([.BD99]&lt;1;(1+(59*(1-[.BD99])))*[.$A$39]+[.$A$111];0)" office:value-type="float" office:value="0" calcext:value-type="float">
            <text:p>0</text:p>
          </table:table-cell>
          <table:table-cell table:style-name="ce11" table:formula="of:=IF([.BE99]&lt;1;(1+(59*(1-[.BE99])))*[.$A$39]+[.$A$111];0)" office:value-type="float" office:value="0" calcext:value-type="float">
            <text:p>0</text:p>
          </table:table-cell>
          <table:table-cell table:style-name="ce11" table:formula="of:=IF([.BF99]&lt;1;(1+(59*(1-[.BF99])))*[.$A$39]+[.$A$111];0)" office:value-type="float" office:value="0" calcext:value-type="float">
            <text:p>0</text:p>
          </table:table-cell>
          <table:table-cell table:style-name="ce11" table:formula="of:=IF([.BG99]&lt;1;(1+(59*(1-[.BG99])))*[.$A$39]+[.$A$111];0)" office:value-type="float" office:value="0" calcext:value-type="float">
            <text:p>0</text:p>
          </table:table-cell>
          <table:table-cell table:style-name="ce11" table:formula="of:=IF([.BH99]&lt;1;(1+(59*(1-[.BH99])))*[.$A$39]+[.$A$111];0)" office:value-type="float" office:value="0" calcext:value-type="float">
            <text:p>0</text:p>
          </table:table-cell>
          <table:table-cell table:style-name="ce11" table:formula="of:=IF([.BI99]&lt;1;(1+(59*(1-[.BI99])))*[.$A$39]+[.$A$111];0)" office:value-type="float" office:value="0" calcext:value-type="float">
            <text:p>0</text:p>
          </table:table-cell>
          <table:table-cell table:style-name="ce11" table:formula="of:=IF([.BJ99]&lt;1;(1+(59*(1-[.BJ99])))*[.$A$39]+[.$A$111];0)" office:value-type="float" office:value="0" calcext:value-type="float">
            <text:p>0</text:p>
          </table:table-cell>
          <table:table-cell table:style-name="ce11" table:formula="of:=IF([.BK99]&lt;1;(1+(59*(1-[.BK99])))*[.$A$39]+[.$A$111];0)" office:value-type="float" office:value="0" calcext:value-type="float">
            <text:p>0</text:p>
          </table:table-cell>
          <table:table-cell table:style-name="ce11" table:formula="of:=IF([.BL99]&lt;1;(1+(59*(1-[.BL99])))*[.$A$39]+[.$A$111];0)" office:value-type="float" office:value="0" calcext:value-type="float">
            <text:p>0</text:p>
          </table:table-cell>
          <table:table-cell table:style-name="ce11" table:formula="of:=IF([.BM99]&lt;1;(1+(59*(1-[.BM99])))*[.$A$39]+[.$A$111];0)" office:value-type="float" office:value="0" calcext:value-type="float">
            <text:p>0</text:p>
          </table:table-cell>
          <table:table-cell table:style-name="ce11" table:formula="of:=IF([.BN99]&lt;1;(1+(59*(1-[.BN99])))*[.$A$39]+[.$A$111];0)" office:value-type="float" office:value="0" calcext:value-type="float">
            <text:p>0</text:p>
          </table:table-cell>
          <table:table-cell table:style-name="ce11" table:formula="of:=IF([.BO99]&lt;1;(1+(59*(1-[.BO99])))*[.$A$39]+[.$A$111];0)" office:value-type="float" office:value="0" calcext:value-type="float">
            <text:p>0</text:p>
          </table:table-cell>
          <table:table-cell table:style-name="ce11" table:formula="of:=IF([.BP99]&lt;1;(1+(59*(1-[.BP99])))*[.$A$39]+[.$A$111];0)" office:value-type="float" office:value="0" calcext:value-type="float">
            <text:p>0</text:p>
          </table:table-cell>
          <table:table-cell table:style-name="ce11" table:formula="of:=IF([.BQ99]&lt;1;(1+(59*(1-[.BQ99])))*[.$A$39]+[.$A$111];0)" office:value-type="float" office:value="0" calcext:value-type="float">
            <text:p>0</text:p>
          </table:table-cell>
          <table:table-cell table:style-name="ce11" table:formula="of:=IF([.BR99]&lt;1;(1+(59*(1-[.BR99])))*[.$A$39]+[.$A$111];0)" office:value-type="float" office:value="0" calcext:value-type="float">
            <text:p>0</text:p>
          </table:table-cell>
          <table:table-cell table:style-name="ce11" table:formula="of:=IF([.BS99]&lt;1;(1+(59*(1-[.BS99])))*[.$A$39]+[.$A$111];0)" office:value-type="float" office:value="0" calcext:value-type="float">
            <text:p>0</text:p>
          </table:table-cell>
          <table:table-cell table:style-name="ce11" table:formula="of:=IF([.BT99]&lt;1;(1+(59*(1-[.BT99])))*[.$A$39]+[.$A$111];0)" office:value-type="float" office:value="0" calcext:value-type="float">
            <text:p>0</text:p>
          </table:table-cell>
          <table:table-cell table:style-name="ce11" table:formula="of:=IF([.BU99]&lt;1;(1+(59*(1-[.BU99])))*[.$A$39]+[.$A$111];0)" office:value-type="float" office:value="0" calcext:value-type="float">
            <text:p>0</text:p>
          </table:table-cell>
          <table:table-cell table:style-name="ce11" table:formula="of:=IF([.BV99]&lt;1;(1+(59*(1-[.BV99])))*[.$A$39]+[.$A$111];0)" office:value-type="float" office:value="0" calcext:value-type="float">
            <text:p>0</text:p>
          </table:table-cell>
          <table:table-cell table:style-name="ce11" table:formula="of:=IF([.BW99]&lt;1;(1+(59*(1-[.BW99])))*[.$A$39]+[.$A$111];0)" office:value-type="float" office:value="0" calcext:value-type="float">
            <text:p>0</text:p>
          </table:table-cell>
          <table:table-cell table:style-name="ce11" table:formula="of:=IF([.BX99]&lt;1;(1+(59*(1-[.BX99])))*[.$A$39]+[.$A$111];0)" office:value-type="float" office:value="0" calcext:value-type="float">
            <text:p>0</text:p>
          </table:table-cell>
          <table:table-cell table:style-name="ce11" table:formula="of:=IF([.BY99]&lt;1;(1+(59*(1-[.BY99])))*[.$A$39]+[.$A$111];0)" office:value-type="float" office:value="0" calcext:value-type="float">
            <text:p>0</text:p>
          </table:table-cell>
          <table:table-cell table:style-name="ce11" table:formula="of:=IF([.BZ99]&lt;1;(1+(59*(1-[.BZ99])))*[.$A$39]+[.$A$111];0)" office:value-type="float" office:value="0" calcext:value-type="float">
            <text:p>0</text:p>
          </table:table-cell>
          <table:table-cell table:style-name="ce11" table:formula="of:=IF([.CA99]&lt;1;(1+(59*(1-[.CA99])))*[.$A$39]+[.$A$111];0)" office:value-type="float" office:value="0" calcext:value-type="float">
            <text:p>0</text:p>
          </table:table-cell>
          <table:table-cell table:style-name="ce11" table:formula="of:=IF([.CB99]&lt;1;(1+(59*(1-[.CB99])))*[.$A$39]+[.$A$111];0)" office:value-type="float" office:value="0" calcext:value-type="float">
            <text:p>0</text:p>
          </table:table-cell>
          <table:table-cell table:style-name="ce11" table:formula="of:=IF([.CC99]&lt;1;(1+(59*(1-[.CC99])))*[.$A$39]+[.$A$111];0)" office:value-type="float" office:value="0" calcext:value-type="float">
            <text:p>0</text:p>
          </table:table-cell>
          <table:table-cell table:style-name="ce11" table:formula="of:=IF([.CD99]&lt;1;(1+(59*(1-[.CD99])))*[.$A$39]+[.$A$111];0)" office:value-type="float" office:value="0" calcext:value-type="float">
            <text:p>0</text:p>
          </table:table-cell>
          <table:table-cell table:style-name="ce11" table:formula="of:=IF([.CE99]&lt;1;(1+(59*(1-[.CE99])))*[.$A$39]+[.$A$111];0)" office:value-type="float" office:value="0" calcext:value-type="float">
            <text:p>0</text:p>
          </table:table-cell>
          <table:table-cell table:style-name="ce11" table:formula="of:=IF([.CF99]&lt;1;(1+(59*(1-[.CF99])))*[.$A$39]+[.$A$111];0)" office:value-type="float" office:value="0" calcext:value-type="float">
            <text:p>0</text:p>
          </table:table-cell>
          <table:table-cell table:style-name="ce11" table:formula="of:=IF([.CG99]&lt;1;(1+(59*(1-[.CG99])))*[.$A$39]+[.$A$111];0)" office:value-type="float" office:value="0" calcext:value-type="float">
            <text:p>0</text:p>
          </table:table-cell>
          <table:table-cell table:style-name="ce11" table:formula="of:=IF([.CH99]&lt;1;(1+(59*(1-[.CH99])))*[.$A$39]+[.$A$111];0)" office:value-type="float" office:value="0" calcext:value-type="float">
            <text:p>0</text:p>
          </table:table-cell>
          <table:table-cell table:style-name="ce11" table:formula="of:=IF([.CI99]&lt;1;(1+(59*(1-[.CI99])))*[.$A$39]+[.$A$111];0)" office:value-type="float" office:value="0" calcext:value-type="float">
            <text:p>0</text:p>
          </table:table-cell>
          <table:table-cell table:style-name="ce11" table:formula="of:=IF([.CJ99]&lt;1;(1+(59*(1-[.CJ99])))*[.$A$39]+[.$A$111];0)" office:value-type="float" office:value="0" calcext:value-type="float">
            <text:p>0</text:p>
          </table:table-cell>
          <table:table-cell table:style-name="ce11" table:formula="of:=IF([.CK99]&lt;1;(1+(59*(1-[.CK99])))*[.$A$39]+[.$A$111];0)" office:value-type="float" office:value="0" calcext:value-type="float">
            <text:p>0</text:p>
          </table:table-cell>
          <table:table-cell table:style-name="ce11" table:formula="of:=IF([.CL99]&lt;1;(1+(59*(1-[.CL99])))*[.$A$39]+[.$A$111];0)" office:value-type="float" office:value="0" calcext:value-type="float">
            <text:p>0</text:p>
          </table:table-cell>
          <table:table-cell table:style-name="ce11" table:formula="of:=IF([.CM99]&lt;1;(1+(59*(1-[.CM99])))*[.$A$39]+[.$A$111];0)" office:value-type="float" office:value="0" calcext:value-type="float">
            <text:p>0</text:p>
          </table:table-cell>
          <table:table-cell table:style-name="ce11" table:formula="of:=IF([.CN99]&lt;1;(1+(59*(1-[.CN99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110]/100" office:value-type="float" office:value="100" calcext:value-type="float">
            <text:p>100,00</text:p>
          </table:table-cell>
          <table:table-cell table:style-name="ce11" table:formula="of:=IF([.A100]&lt;1;(1+(59*(1-[.A100])))*[.$A$39]+[.$A$111];0)" office:value-type="float" office:value="464" calcext:value-type="float">
            <text:p>464</text:p>
          </table:table-cell>
          <table:table-cell table:style-name="ce11" table:formula="of:=IF([.B100]&lt;1;(1+(59*(1-[.B100])))*[.$A$39]+[.$A$111];0)" office:value-type="float" office:value="446.370876643009" calcext:value-type="float">
            <text:p>446</text:p>
          </table:table-cell>
          <table:table-cell table:style-name="ce11" table:formula="of:=IF([.C100]&lt;1;(1+(59*(1-[.C100])))*[.$A$39]+[.$A$111];0)" office:value-type="float" office:value="427.99114362068" calcext:value-type="float">
            <text:p>428</text:p>
          </table:table-cell>
          <table:table-cell table:style-name="ce11" table:formula="of:=IF([.D100]&lt;1;(1+(59*(1-[.D100])))*[.$A$39]+[.$A$111];0)" office:value-type="float" office:value="408.931255328624" calcext:value-type="float">
            <text:p>409</text:p>
          </table:table-cell>
          <table:table-cell table:style-name="ce11" table:formula="of:=IF([.E100]&lt;1;(1+(59*(1-[.E100])))*[.$A$39]+[.$A$111];0)" office:value-type="float" office:value="389.282200273472" calcext:value-type="float">
            <text:p>389</text:p>
          </table:table-cell>
          <table:table-cell table:style-name="ce11" table:formula="of:=IF([.F100]&lt;1;(1+(59*(1-[.F100])))*[.$A$39]+[.$A$111];0)" office:value-type="float" office:value="369.156664628801" calcext:value-type="float">
            <text:p>369</text:p>
          </table:table-cell>
          <table:table-cell table:style-name="ce11" table:formula="of:=IF([.G100]&lt;1;(1+(59*(1-[.G100])))*[.$A$39]+[.$A$111];0)" office:value-type="float" office:value="348.68955726825" calcext:value-type="float">
            <text:p>349</text:p>
          </table:table-cell>
          <table:table-cell table:style-name="ce11" table:formula="of:=IF([.H100]&lt;1;(1+(59*(1-[.H100])))*[.$A$39]+[.$A$111];0)" office:value-type="float" office:value="328.037683675861" calcext:value-type="float">
            <text:p>328</text:p>
          </table:table-cell>
          <table:table-cell table:style-name="ce11" table:formula="of:=IF([.I100]&lt;1;(1+(59*(1-[.I100])))*[.$A$39]+[.$A$111];0)" office:value-type="float" office:value="307.378350144949" calcext:value-type="float">
            <text:p>307</text:p>
          </table:table-cell>
          <table:table-cell table:style-name="ce11" table:formula="of:=IF([.J100]&lt;1;(1+(59*(1-[.J100])))*[.$A$39]+[.$A$111];0)" office:value-type="float" office:value="286.906693256887" calcext:value-type="float">
            <text:p>287</text:p>
          </table:table-cell>
          <table:table-cell table:style-name="ce11" table:formula="of:=IF([.K100]&lt;1;(1+(59*(1-[.K100])))*[.$A$39]+[.$A$111];0)" office:value-type="float" office:value="266.831569983511" calcext:value-type="float">
            <text:p>267</text:p>
          </table:table-cell>
          <table:table-cell table:style-name="ce11" table:formula="of:=IF([.L100]&lt;1;(1+(59*(1-[.L100])))*[.$A$39]+[.$A$111];0)" office:value-type="float" office:value="247.369917644902" calcext:value-type="float">
            <text:p>247</text:p>
          </table:table-cell>
          <table:table-cell table:style-name="ce11" table:formula="of:=IF([.M100]&lt;1;(1+(59*(1-[.M100])))*[.$A$39]+[.$A$111];0)" office:value-type="float" office:value="228.739605175177" calcext:value-type="float">
            <text:p>229</text:p>
          </table:table-cell>
          <table:table-cell table:style-name="ce11" table:formula="of:=IF([.N100]&lt;1;(1+(59*(1-[.N100])))*[.$A$39]+[.$A$111];0)" office:value-type="float" office:value="211.150948466177" calcext:value-type="float">
            <text:p>211</text:p>
          </table:table-cell>
          <table:table-cell table:style-name="ce11" table:formula="of:=IF([.O100]&lt;1;(1+(59*(1-[.O100])))*[.$A$39]+[.$A$111];0)" office:value-type="float" office:value="194.79724726284" calcext:value-type="float">
            <text:p>195</text:p>
          </table:table-cell>
          <table:table-cell table:style-name="ce11" table:formula="of:=IF([.P100]&lt;1;(1+(59*(1-[.P100])))*[.$A$39]+[.$A$111];0)" office:value-type="float" office:value="179.844904588523" calcext:value-type="float">
            <text:p>180</text:p>
          </table:table-cell>
          <table:table-cell table:style-name="ce11" table:formula="of:=IF([.Q100]&lt;1;(1+(59*(1-[.Q100])))*[.$A$39]+[.$A$111];0)" office:value-type="float" office:value="166.423886872819" calcext:value-type="float">
            <text:p>166</text:p>
          </table:table-cell>
          <table:table-cell table:style-name="ce11" table:formula="of:=IF([.R100]&lt;1;(1+(59*(1-[.R100])))*[.$A$39]+[.$A$111];0)" office:value-type="float" office:value="154.619438316141" calcext:value-type="float">
            <text:p>155</text:p>
          </table:table-cell>
          <table:table-cell table:style-name="ce11" table:formula="of:=IF([.S100]&lt;1;(1+(59*(1-[.S100])))*[.$A$39]+[.$A$111];0)" office:value-type="float" office:value="144.466033648772" calcext:value-type="float">
            <text:p>144</text:p>
          </table:table-cell>
          <table:table-cell table:style-name="ce11" table:formula="of:=IF([.T100]&lt;1;(1+(59*(1-[.T100])))*[.$A$39]+[.$A$111];0)" office:value-type="float" office:value="135.944495928647" calcext:value-type="float">
            <text:p>136</text:p>
          </table:table-cell>
          <table:table-cell table:style-name="ce11" table:formula="of:=IF([.U100]&lt;1;(1+(59*(1-[.U100])))*[.$A$39]+[.$A$111];0)" office:value-type="float" office:value="128.982987416011" calcext:value-type="float">
            <text:p>129</text:p>
          </table:table-cell>
          <table:table-cell table:style-name="ce11" table:formula="of:=IF([.V100]&lt;1;(1+(59*(1-[.V100])))*[.$A$39]+[.$A$111];0)" office:value-type="float" office:value="123.46219306681" calcext:value-type="float">
            <text:p>123</text:p>
          </table:table-cell>
          <table:table-cell table:style-name="ce11" table:formula="of:=IF([.W100]&lt;1;(1+(59*(1-[.W100])))*[.$A$39]+[.$A$111];0)" office:value-type="float" office:value="119.224486401291" calcext:value-type="float">
            <text:p>119</text:p>
          </table:table-cell>
          <table:table-cell table:style-name="ce11" table:formula="of:=IF([.X100]&lt;1;(1+(59*(1-[.X100])))*[.$A$39]+[.$A$111];0)" office:value-type="float" office:value="116.086269980504" calcext:value-type="float">
            <text:p>116</text:p>
          </table:table-cell>
          <table:table-cell table:style-name="ce11" table:formula="of:=IF([.Y100]&lt;1;(1+(59*(1-[.Y100])))*[.$A$39]+[.$A$111];0)" office:value-type="float" office:value="113.852131759591" calcext:value-type="float">
            <text:p>114</text:p>
          </table:table-cell>
          <table:table-cell table:style-name="ce11" table:formula="of:=IF([.Z100]&lt;1;(1+(59*(1-[.Z100])))*[.$A$39]+[.$A$111];0)" office:value-type="float" office:value="112.329088792827" calcext:value-type="float">
            <text:p>112</text:p>
          </table:table-cell>
          <table:table-cell table:style-name="ce11" table:formula="of:=IF([.AA100]&lt;1;(1+(59*(1-[.AA100])))*[.$A$39]+[.$A$111];0)" office:value-type="float" office:value="111.339119854103" calcext:value-type="float">
            <text:p>111</text:p>
          </table:table-cell>
          <table:table-cell table:style-name="ce11" table:formula="of:=IF([.AB100]&lt;1;(1+(59*(1-[.AB100])))*[.$A$39]+[.$A$111];0)" office:value-type="float" office:value="110.728477584258" calcext:value-type="float">
            <text:p>111</text:p>
          </table:table-cell>
          <table:table-cell table:style-name="ce11" table:formula="of:=IF([.AC100]&lt;1;(1+(59*(1-[.AC100])))*[.$A$39]+[.$A$111];0)" office:value-type="float" office:value="110.372883023074" calcext:value-type="float">
            <text:p>110</text:p>
          </table:table-cell>
          <table:table-cell table:style-name="ce11" table:formula="of:=IF([.AD100]&lt;1;(1+(59*(1-[.AD100])))*[.$A$39]+[.$A$111];0)" office:value-type="float" office:value="110.178502651196" calcext:value-type="float">
            <text:p>110</text:p>
          </table:table-cell>
          <table:table-cell table:style-name="ce11" table:formula="of:=IF([.AE100]&lt;1;(1+(59*(1-[.AE100])))*[.$A$39]+[.$A$111];0)" office:value-type="float" office:value="110.079382347316" calcext:value-type="float">
            <text:p>110</text:p>
          </table:table-cell>
          <table:table-cell table:style-name="ce11" table:formula="of:=IF([.AF100]&lt;1;(1+(59*(1-[.AF100])))*[.$A$39]+[.$A$111];0)" office:value-type="float" office:value="110.03255450748" calcext:value-type="float">
            <text:p>110</text:p>
          </table:table-cell>
          <table:table-cell table:style-name="ce11" table:formula="of:=IF([.AG100]&lt;1;(1+(59*(1-[.AG100])))*[.$A$39]+[.$A$111];0)" office:value-type="float" office:value="110.0122120069" calcext:value-type="float">
            <text:p>110</text:p>
          </table:table-cell>
          <table:table-cell table:style-name="ce11" table:formula="of:=IF([.AH100]&lt;1;(1+(59*(1-[.AH100])))*[.$A$39]+[.$A$111];0)" office:value-type="float" office:value="110.004153177992" calcext:value-type="float">
            <text:p>110</text:p>
          </table:table-cell>
          <table:table-cell table:style-name="ce11" table:formula="of:=IF([.AI100]&lt;1;(1+(59*(1-[.AI100])))*[.$A$39]+[.$A$111];0)" office:value-type="float" office:value="110.001268041295" calcext:value-type="float">
            <text:p>110</text:p>
          </table:table-cell>
          <table:table-cell table:style-name="ce11" table:formula="of:=IF([.AJ100]&lt;1;(1+(59*(1-[.AJ100])))*[.$A$39]+[.$A$111];0)" office:value-type="float" office:value="110.000343844068" calcext:value-type="float">
            <text:p>110</text:p>
          </table:table-cell>
          <table:table-cell table:style-name="ce11" table:formula="of:=IF([.AK100]&lt;1;(1+(59*(1-[.AK100])))*[.$A$39]+[.$A$111];0)" office:value-type="float" office:value="110.000081829988" calcext:value-type="float">
            <text:p>110</text:p>
          </table:table-cell>
          <table:table-cell table:style-name="ce11" table:formula="of:=IF([.AL100]&lt;1;(1+(59*(1-[.AL100])))*[.$A$39]+[.$A$111];0)" office:value-type="float" office:value="110.000016870134" calcext:value-type="float">
            <text:p>110</text:p>
          </table:table-cell>
          <table:table-cell table:style-name="ce11" table:formula="of:=IF([.AM100]&lt;1;(1+(59*(1-[.AM100])))*[.$A$39]+[.$A$111];0)" office:value-type="float" office:value="110.000002969923" calcext:value-type="float">
            <text:p>110</text:p>
          </table:table-cell>
          <table:table-cell table:style-name="ce11" table:formula="of:=IF([.AN100]&lt;1;(1+(59*(1-[.AN100])))*[.$A$39]+[.$A$111];0)" office:value-type="float" office:value="110.000000439475" calcext:value-type="float">
            <text:p>110</text:p>
          </table:table-cell>
          <table:table-cell table:style-name="ce11" table:formula="of:=IF([.AO100]&lt;1;(1+(59*(1-[.AO100])))*[.$A$39]+[.$A$111];0)" office:value-type="float" office:value="110.000000053721" calcext:value-type="float">
            <text:p>110</text:p>
          </table:table-cell>
          <table:table-cell table:style-name="ce11" table:formula="of:=IF([.AP100]&lt;1;(1+(59*(1-[.AP100])))*[.$A$39]+[.$A$111];0)" office:value-type="float" office:value="110.000000005322" calcext:value-type="float">
            <text:p>110</text:p>
          </table:table-cell>
          <table:table-cell table:style-name="ce11" table:formula="of:=IF([.AQ100]&lt;1;(1+(59*(1-[.AQ100])))*[.$A$39]+[.$A$111];0)" office:value-type="float" office:value="110.000000000418" calcext:value-type="float">
            <text:p>110</text:p>
          </table:table-cell>
          <table:table-cell table:style-name="ce11" table:formula="of:=IF([.AR100]&lt;1;(1+(59*(1-[.AR100])))*[.$A$39]+[.$A$111];0)" office:value-type="float" office:value="110.000000000025" calcext:value-type="float">
            <text:p>110</text:p>
          </table:table-cell>
          <table:table-cell table:style-name="ce11" table:formula="of:=IF([.AS100]&lt;1;(1+(59*(1-[.AS100])))*[.$A$39]+[.$A$111];0)" office:value-type="float" office:value="0" calcext:value-type="float">
            <text:p>0</text:p>
          </table:table-cell>
          <table:table-cell table:style-name="ce11" table:formula="of:=IF([.AT100]&lt;1;(1+(59*(1-[.AT100])))*[.$A$39]+[.$A$111];0)" office:value-type="float" office:value="0" calcext:value-type="float">
            <text:p>0</text:p>
          </table:table-cell>
          <table:table-cell table:style-name="ce11" table:formula="of:=IF([.AU100]&lt;1;(1+(59*(1-[.AU100])))*[.$A$39]+[.$A$111];0)" office:value-type="float" office:value="0" calcext:value-type="float">
            <text:p>0</text:p>
          </table:table-cell>
          <table:table-cell table:style-name="ce11" table:formula="of:=IF([.AV100]&lt;1;(1+(59*(1-[.AV100])))*[.$A$39]+[.$A$111];0)" office:value-type="float" office:value="0" calcext:value-type="float">
            <text:p>0</text:p>
          </table:table-cell>
          <table:table-cell table:style-name="ce11" table:formula="of:=IF([.AW100]&lt;1;(1+(59*(1-[.AW100])))*[.$A$39]+[.$A$111];0)" office:value-type="float" office:value="0" calcext:value-type="float">
            <text:p>0</text:p>
          </table:table-cell>
          <table:table-cell table:style-name="ce11" table:formula="of:=IF([.AX100]&lt;1;(1+(59*(1-[.AX100])))*[.$A$39]+[.$A$111];0)" office:value-type="float" office:value="0" calcext:value-type="float">
            <text:p>0</text:p>
          </table:table-cell>
          <table:table-cell table:style-name="ce11" table:formula="of:=IF([.AY100]&lt;1;(1+(59*(1-[.AY100])))*[.$A$39]+[.$A$111];0)" office:value-type="float" office:value="0" calcext:value-type="float">
            <text:p>0</text:p>
          </table:table-cell>
          <table:table-cell table:style-name="ce11" table:formula="of:=IF([.AZ100]&lt;1;(1+(59*(1-[.AZ100])))*[.$A$39]+[.$A$111];0)" office:value-type="float" office:value="0" calcext:value-type="float">
            <text:p>0</text:p>
          </table:table-cell>
          <table:table-cell table:style-name="ce11" table:formula="of:=IF([.BA100]&lt;1;(1+(59*(1-[.BA100])))*[.$A$39]+[.$A$111];0)" office:value-type="float" office:value="0" calcext:value-type="float">
            <text:p>0</text:p>
          </table:table-cell>
          <table:table-cell table:style-name="ce11" table:formula="of:=IF([.BB100]&lt;1;(1+(59*(1-[.BB100])))*[.$A$39]+[.$A$111];0)" office:value-type="float" office:value="0" calcext:value-type="float">
            <text:p>0</text:p>
          </table:table-cell>
          <table:table-cell table:style-name="ce11" table:formula="of:=IF([.BC100]&lt;1;(1+(59*(1-[.BC100])))*[.$A$39]+[.$A$111];0)" office:value-type="float" office:value="0" calcext:value-type="float">
            <text:p>0</text:p>
          </table:table-cell>
          <table:table-cell table:style-name="ce11" table:formula="of:=IF([.BD100]&lt;1;(1+(59*(1-[.BD100])))*[.$A$39]+[.$A$111];0)" office:value-type="float" office:value="0" calcext:value-type="float">
            <text:p>0</text:p>
          </table:table-cell>
          <table:table-cell table:style-name="ce11" table:formula="of:=IF([.BE100]&lt;1;(1+(59*(1-[.BE100])))*[.$A$39]+[.$A$111];0)" office:value-type="float" office:value="0" calcext:value-type="float">
            <text:p>0</text:p>
          </table:table-cell>
          <table:table-cell table:style-name="ce11" table:formula="of:=IF([.BF100]&lt;1;(1+(59*(1-[.BF100])))*[.$A$39]+[.$A$111];0)" office:value-type="float" office:value="0" calcext:value-type="float">
            <text:p>0</text:p>
          </table:table-cell>
          <table:table-cell table:style-name="ce11" table:formula="of:=IF([.BG100]&lt;1;(1+(59*(1-[.BG100])))*[.$A$39]+[.$A$111];0)" office:value-type="float" office:value="0" calcext:value-type="float">
            <text:p>0</text:p>
          </table:table-cell>
          <table:table-cell table:style-name="ce11" table:formula="of:=IF([.BH100]&lt;1;(1+(59*(1-[.BH100])))*[.$A$39]+[.$A$111];0)" office:value-type="float" office:value="0" calcext:value-type="float">
            <text:p>0</text:p>
          </table:table-cell>
          <table:table-cell table:style-name="ce11" table:formula="of:=IF([.BI100]&lt;1;(1+(59*(1-[.BI100])))*[.$A$39]+[.$A$111];0)" office:value-type="float" office:value="0" calcext:value-type="float">
            <text:p>0</text:p>
          </table:table-cell>
          <table:table-cell table:style-name="ce11" table:formula="of:=IF([.BJ100]&lt;1;(1+(59*(1-[.BJ100])))*[.$A$39]+[.$A$111];0)" office:value-type="float" office:value="0" calcext:value-type="float">
            <text:p>0</text:p>
          </table:table-cell>
          <table:table-cell table:style-name="ce11" table:formula="of:=IF([.BK100]&lt;1;(1+(59*(1-[.BK100])))*[.$A$39]+[.$A$111];0)" office:value-type="float" office:value="0" calcext:value-type="float">
            <text:p>0</text:p>
          </table:table-cell>
          <table:table-cell table:style-name="ce11" table:formula="of:=IF([.BL100]&lt;1;(1+(59*(1-[.BL100])))*[.$A$39]+[.$A$111];0)" office:value-type="float" office:value="0" calcext:value-type="float">
            <text:p>0</text:p>
          </table:table-cell>
          <table:table-cell table:style-name="ce11" table:formula="of:=IF([.BM100]&lt;1;(1+(59*(1-[.BM100])))*[.$A$39]+[.$A$111];0)" office:value-type="float" office:value="0" calcext:value-type="float">
            <text:p>0</text:p>
          </table:table-cell>
          <table:table-cell table:style-name="ce11" table:formula="of:=IF([.BN100]&lt;1;(1+(59*(1-[.BN100])))*[.$A$39]+[.$A$111];0)" office:value-type="float" office:value="0" calcext:value-type="float">
            <text:p>0</text:p>
          </table:table-cell>
          <table:table-cell table:style-name="ce11" table:formula="of:=IF([.BO100]&lt;1;(1+(59*(1-[.BO100])))*[.$A$39]+[.$A$111];0)" office:value-type="float" office:value="0" calcext:value-type="float">
            <text:p>0</text:p>
          </table:table-cell>
          <table:table-cell table:style-name="ce11" table:formula="of:=IF([.BP100]&lt;1;(1+(59*(1-[.BP100])))*[.$A$39]+[.$A$111];0)" office:value-type="float" office:value="0" calcext:value-type="float">
            <text:p>0</text:p>
          </table:table-cell>
          <table:table-cell table:style-name="ce11" table:formula="of:=IF([.BQ100]&lt;1;(1+(59*(1-[.BQ100])))*[.$A$39]+[.$A$111];0)" office:value-type="float" office:value="0" calcext:value-type="float">
            <text:p>0</text:p>
          </table:table-cell>
          <table:table-cell table:style-name="ce11" table:formula="of:=IF([.BR100]&lt;1;(1+(59*(1-[.BR100])))*[.$A$39]+[.$A$111];0)" office:value-type="float" office:value="0" calcext:value-type="float">
            <text:p>0</text:p>
          </table:table-cell>
          <table:table-cell table:style-name="ce11" table:formula="of:=IF([.BS100]&lt;1;(1+(59*(1-[.BS100])))*[.$A$39]+[.$A$111];0)" office:value-type="float" office:value="0" calcext:value-type="float">
            <text:p>0</text:p>
          </table:table-cell>
          <table:table-cell table:style-name="ce11" table:formula="of:=IF([.BT100]&lt;1;(1+(59*(1-[.BT100])))*[.$A$39]+[.$A$111];0)" office:value-type="float" office:value="0" calcext:value-type="float">
            <text:p>0</text:p>
          </table:table-cell>
          <table:table-cell table:style-name="ce11" table:formula="of:=IF([.BU100]&lt;1;(1+(59*(1-[.BU100])))*[.$A$39]+[.$A$111];0)" office:value-type="float" office:value="0" calcext:value-type="float">
            <text:p>0</text:p>
          </table:table-cell>
          <table:table-cell table:style-name="ce11" table:formula="of:=IF([.BV100]&lt;1;(1+(59*(1-[.BV100])))*[.$A$39]+[.$A$111];0)" office:value-type="float" office:value="0" calcext:value-type="float">
            <text:p>0</text:p>
          </table:table-cell>
          <table:table-cell table:style-name="ce11" table:formula="of:=IF([.BW100]&lt;1;(1+(59*(1-[.BW100])))*[.$A$39]+[.$A$111];0)" office:value-type="float" office:value="0" calcext:value-type="float">
            <text:p>0</text:p>
          </table:table-cell>
          <table:table-cell table:style-name="ce11" table:formula="of:=IF([.BX100]&lt;1;(1+(59*(1-[.BX100])))*[.$A$39]+[.$A$111];0)" office:value-type="float" office:value="0" calcext:value-type="float">
            <text:p>0</text:p>
          </table:table-cell>
          <table:table-cell table:style-name="ce11" table:formula="of:=IF([.BY100]&lt;1;(1+(59*(1-[.BY100])))*[.$A$39]+[.$A$111];0)" office:value-type="float" office:value="0" calcext:value-type="float">
            <text:p>0</text:p>
          </table:table-cell>
          <table:table-cell table:style-name="ce11" table:formula="of:=IF([.BZ100]&lt;1;(1+(59*(1-[.BZ100])))*[.$A$39]+[.$A$111];0)" office:value-type="float" office:value="0" calcext:value-type="float">
            <text:p>0</text:p>
          </table:table-cell>
          <table:table-cell table:style-name="ce11" table:formula="of:=IF([.CA100]&lt;1;(1+(59*(1-[.CA100])))*[.$A$39]+[.$A$111];0)" office:value-type="float" office:value="0" calcext:value-type="float">
            <text:p>0</text:p>
          </table:table-cell>
          <table:table-cell table:style-name="ce11" table:formula="of:=IF([.CB100]&lt;1;(1+(59*(1-[.CB100])))*[.$A$39]+[.$A$111];0)" office:value-type="float" office:value="0" calcext:value-type="float">
            <text:p>0</text:p>
          </table:table-cell>
          <table:table-cell table:style-name="ce11" table:formula="of:=IF([.CC100]&lt;1;(1+(59*(1-[.CC100])))*[.$A$39]+[.$A$111];0)" office:value-type="float" office:value="0" calcext:value-type="float">
            <text:p>0</text:p>
          </table:table-cell>
          <table:table-cell table:style-name="ce11" table:formula="of:=IF([.CD100]&lt;1;(1+(59*(1-[.CD100])))*[.$A$39]+[.$A$111];0)" office:value-type="float" office:value="0" calcext:value-type="float">
            <text:p>0</text:p>
          </table:table-cell>
          <table:table-cell table:style-name="ce11" table:formula="of:=IF([.CE100]&lt;1;(1+(59*(1-[.CE100])))*[.$A$39]+[.$A$111];0)" office:value-type="float" office:value="0" calcext:value-type="float">
            <text:p>0</text:p>
          </table:table-cell>
          <table:table-cell table:style-name="ce11" table:formula="of:=IF([.CF100]&lt;1;(1+(59*(1-[.CF100])))*[.$A$39]+[.$A$111];0)" office:value-type="float" office:value="0" calcext:value-type="float">
            <text:p>0</text:p>
          </table:table-cell>
          <table:table-cell table:style-name="ce11" table:formula="of:=IF([.CG100]&lt;1;(1+(59*(1-[.CG100])))*[.$A$39]+[.$A$111];0)" office:value-type="float" office:value="0" calcext:value-type="float">
            <text:p>0</text:p>
          </table:table-cell>
          <table:table-cell table:style-name="ce11" table:formula="of:=IF([.CH100]&lt;1;(1+(59*(1-[.CH100])))*[.$A$39]+[.$A$111];0)" office:value-type="float" office:value="0" calcext:value-type="float">
            <text:p>0</text:p>
          </table:table-cell>
          <table:table-cell table:style-name="ce11" table:formula="of:=IF([.CI100]&lt;1;(1+(59*(1-[.CI100])))*[.$A$39]+[.$A$111];0)" office:value-type="float" office:value="0" calcext:value-type="float">
            <text:p>0</text:p>
          </table:table-cell>
          <table:table-cell table:style-name="ce11" table:formula="of:=IF([.CJ100]&lt;1;(1+(59*(1-[.CJ100])))*[.$A$39]+[.$A$111];0)" office:value-type="float" office:value="0" calcext:value-type="float">
            <text:p>0</text:p>
          </table:table-cell>
          <table:table-cell table:style-name="ce11" table:formula="of:=IF([.CK100]&lt;1;(1+(59*(1-[.CK100])))*[.$A$39]+[.$A$111];0)" office:value-type="float" office:value="0" calcext:value-type="float">
            <text:p>0</text:p>
          </table:table-cell>
          <table:table-cell table:style-name="ce11" table:formula="of:=IF([.CL100]&lt;1;(1+(59*(1-[.CL100])))*[.$A$39]+[.$A$111];0)" office:value-type="float" office:value="0" calcext:value-type="float">
            <text:p>0</text:p>
          </table:table-cell>
          <table:table-cell table:style-name="ce11" table:formula="of:=IF([.CM100]&lt;1;(1+(59*(1-[.CM100])))*[.$A$39]+[.$A$111];0)" office:value-type="float" office:value="0" calcext:value-type="float">
            <text:p>0</text:p>
          </table:table-cell>
          <table:table-cell table:style-name="ce11" table:formula="of:=IF([.CN100]&lt;1;(1+(59*(1-[.CN100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1]&lt;1;(1+(59*(1-[.A101])))*[.$A$39]+[.$A$111];0)" office:value-type="float" office:value="405" calcext:value-type="float">
            <text:p>405</text:p>
          </table:table-cell>
          <table:table-cell table:style-name="ce11" table:formula="of:=IF([.B101]&lt;1;(1+(59*(1-[.B101])))*[.$A$39]+[.$A$111];0)" office:value-type="float" office:value="385.244732503358" calcext:value-type="float">
            <text:p>385</text:p>
          </table:table-cell>
          <table:table-cell table:style-name="ce11" table:formula="of:=IF([.C101]&lt;1;(1+(59*(1-[.C101])))*[.$A$39]+[.$A$111];0)" office:value-type="float" office:value="365.03848323582" calcext:value-type="float">
            <text:p>365</text:p>
          </table:table-cell>
          <table:table-cell table:style-name="ce11" table:formula="of:=IF([.D101]&lt;1;(1+(59*(1-[.D101])))*[.$A$39]+[.$A$111];0)" office:value-type="float" office:value="344.520649029947" calcext:value-type="float">
            <text:p>345</text:p>
          </table:table-cell>
          <table:table-cell table:style-name="ce11" table:formula="of:=IF([.E101]&lt;1;(1+(59*(1-[.E101])))*[.$A$39]+[.$A$111];0)" office:value-type="float" office:value="323.852334221637" calcext:value-type="float">
            <text:p>324</text:p>
          </table:table-cell>
          <table:table-cell table:style-name="ce11" table:formula="of:=IF([.F101]&lt;1;(1+(59*(1-[.F101])))*[.$A$39]+[.$A$111];0)" office:value-type="float" office:value="303.214712616088" calcext:value-type="float">
            <text:p>303</text:p>
          </table:table-cell>
          <table:table-cell table:style-name="ce11" table:formula="of:=IF([.G101]&lt;1;(1+(59*(1-[.G101])))*[.$A$39]+[.$A$111];0)" office:value-type="float" office:value="282.806077170067" calcext:value-type="float">
            <text:p>283</text:p>
          </table:table-cell>
          <table:table-cell table:style-name="ce11" table:formula="of:=IF([.H101]&lt;1;(1+(59*(1-[.H101])))*[.$A$39]+[.$A$111];0)" office:value-type="float" office:value="262.837424781884" calcext:value-type="float">
            <text:p>263</text:p>
          </table:table-cell>
          <table:table-cell table:style-name="ce11" table:formula="of:=IF([.I101]&lt;1;(1+(59*(1-[.I101])))*[.$A$39]+[.$A$111];0)" office:value-type="float" office:value="243.526504934384" calcext:value-type="float">
            <text:p>244</text:p>
          </table:table-cell>
          <table:table-cell table:style-name="ce11" table:formula="of:=IF([.J101]&lt;1;(1+(59*(1-[.J101])))*[.$A$39]+[.$A$111];0)" office:value-type="float" office:value="225.090381178122" calcext:value-type="float">
            <text:p>225</text:p>
          </table:table-cell>
          <table:table-cell table:style-name="ce11" table:formula="of:=IF([.K101]&lt;1;(1+(59*(1-[.K101])))*[.$A$39]+[.$A$111];0)" office:value-type="float" office:value="207.736713229212" calcext:value-type="float">
            <text:p>208</text:p>
          </table:table-cell>
          <table:table-cell table:style-name="ce11" table:formula="of:=IF([.L101]&lt;1;(1+(59*(1-[.L101])))*[.$A$39]+[.$A$111];0)" office:value-type="float" office:value="191.654157465392" calcext:value-type="float">
            <text:p>192</text:p>
          </table:table-cell>
          <table:table-cell table:style-name="ce11" table:formula="of:=IF([.M101]&lt;1;(1+(59*(1-[.M101])))*[.$A$39]+[.$A$111];0)" office:value-type="float" office:value="177.002488211488" calcext:value-type="float">
            <text:p>177</text:p>
          </table:table-cell>
          <table:table-cell table:style-name="ce11" table:formula="of:=IF([.N101]&lt;1;(1+(59*(1-[.N101])))*[.$A$39]+[.$A$111];0)" office:value-type="float" office:value="163.903234107801" calcext:value-type="float">
            <text:p>164</text:p>
          </table:table-cell>
          <table:table-cell table:style-name="ce11" table:formula="of:=IF([.O101]&lt;1;(1+(59*(1-[.O101])))*[.$A$39]+[.$A$111];0)" office:value-type="float" office:value="152.43176567727" calcext:value-type="float">
            <text:p>152</text:p>
          </table:table-cell>
          <table:table-cell table:style-name="ce11" table:formula="of:=IF([.P101]&lt;1;(1+(59*(1-[.P101])))*[.$A$39]+[.$A$111];0)" office:value-type="float" office:value="142.611818252834" calcext:value-type="float">
            <text:p>143</text:p>
          </table:table-cell>
          <table:table-cell table:style-name="ce11" table:formula="of:=IF([.Q101]&lt;1;(1+(59*(1-[.Q101])))*[.$A$39]+[.$A$111];0)" office:value-type="float" office:value="134.413346407139" calcext:value-type="float">
            <text:p>134</text:p>
          </table:table-cell>
          <table:table-cell table:style-name="ce11" table:formula="of:=IF([.R101]&lt;1;(1+(59*(1-[.R101])))*[.$A$39]+[.$A$111];0)" office:value-type="float" office:value="127.754352721987" calcext:value-type="float">
            <text:p>128</text:p>
          </table:table-cell>
          <table:table-cell table:style-name="ce11" table:formula="of:=IF([.S101]&lt;1;(1+(59*(1-[.S101])))*[.$A$39]+[.$A$111];0)" office:value-type="float" office:value="122.506912943321" calcext:value-type="float">
            <text:p>123</text:p>
          </table:table-cell>
          <table:table-cell table:style-name="ce11" table:formula="of:=IF([.T101]&lt;1;(1+(59*(1-[.T101])))*[.$A$39]+[.$A$111];0)" office:value-type="float" office:value="118.507068668042" calcext:value-type="float">
            <text:p>119</text:p>
          </table:table-cell>
          <table:table-cell table:style-name="ce11" table:formula="of:=IF([.U101]&lt;1;(1+(59*(1-[.U101])))*[.$A$39]+[.$A$111];0)" office:value-type="float" office:value="115.567660316567" calcext:value-type="float">
            <text:p>116</text:p>
          </table:table-cell>
          <table:table-cell table:style-name="ce11" table:formula="of:=IF([.V101]&lt;1;(1+(59*(1-[.V101])))*[.$A$39]+[.$A$111];0)" office:value-type="float" office:value="113.49264787715" calcext:value-type="float">
            <text:p>113</text:p>
          </table:table-cell>
          <table:table-cell table:style-name="ce11" table:formula="of:=IF([.W101]&lt;1;(1+(59*(1-[.W101])))*[.$A$39]+[.$A$111];0)" office:value-type="float" office:value="112.091149498716" calcext:value-type="float">
            <text:p>112</text:p>
          </table:table-cell>
          <table:table-cell table:style-name="ce11" table:formula="of:=IF([.X101]&lt;1;(1+(59*(1-[.X101])))*[.$A$39]+[.$A$111];0)" office:value-type="float" office:value="111.18942863349" calcext:value-type="float">
            <text:p>111</text:p>
          </table:table-cell>
          <table:table-cell table:style-name="ce11" table:formula="of:=IF([.Y101]&lt;1;(1+(59*(1-[.Y101])))*[.$A$39]+[.$A$111];0)" office:value-type="float" office:value="110.639421193744" calcext:value-type="float">
            <text:p>111</text:p>
          </table:table-cell>
          <table:table-cell table:style-name="ce11" table:formula="of:=IF([.Z101]&lt;1;(1+(59*(1-[.Z101])))*[.$A$39]+[.$A$111];0)" office:value-type="float" office:value="110.323058021115" calcext:value-type="float">
            <text:p>110</text:p>
          </table:table-cell>
          <table:table-cell table:style-name="ce11" table:formula="of:=IF([.AA101]&lt;1;(1+(59*(1-[.AA101])))*[.$A$39]+[.$A$111];0)" office:value-type="float" office:value="110.152448578853" calcext:value-type="float">
            <text:p>110</text:p>
          </table:table-cell>
          <table:table-cell table:style-name="ce11" table:formula="of:=IF([.AB101]&lt;1;(1+(59*(1-[.AB101])))*[.$A$39]+[.$A$111];0)" office:value-type="float" office:value="110.066734516304" calcext:value-type="float">
            <text:p>110</text:p>
          </table:table-cell>
          <table:table-cell table:style-name="ce11" table:formula="of:=IF([.AC101]&lt;1;(1+(59*(1-[.AC101])))*[.$A$39]+[.$A$111];0)" office:value-type="float" office:value="110.026896784759" calcext:value-type="float">
            <text:p>110</text:p>
          </table:table-cell>
          <table:table-cell table:style-name="ce11" table:formula="of:=IF([.AD101]&lt;1;(1+(59*(1-[.AD101])))*[.$A$39]+[.$A$111];0)" office:value-type="float" office:value="110.009898860481" calcext:value-type="float">
            <text:p>110</text:p>
          </table:table-cell>
          <table:table-cell table:style-name="ce11" table:formula="of:=IF([.AE101]&lt;1;(1+(59*(1-[.AE101])))*[.$A$39]+[.$A$111];0)" office:value-type="float" office:value="110.003296541309" calcext:value-type="float">
            <text:p>110</text:p>
          </table:table-cell>
          <table:table-cell table:style-name="ce11" table:formula="of:=IF([.AF101]&lt;1;(1+(59*(1-[.AF101])))*[.$A$39]+[.$A$111];0)" office:value-type="float" office:value="110.000983510891" calcext:value-type="float">
            <text:p>110</text:p>
          </table:table-cell>
          <table:table-cell table:style-name="ce11" table:formula="of:=IF([.AG101]&lt;1;(1+(59*(1-[.AG101])))*[.$A$39]+[.$A$111];0)" office:value-type="float" office:value="110.000259999127" calcext:value-type="float">
            <text:p>110</text:p>
          </table:table-cell>
          <table:table-cell table:style-name="ce11" table:formula="of:=IF([.AH101]&lt;1;(1+(59*(1-[.AH101])))*[.$A$39]+[.$A$111];0)" office:value-type="float" office:value="110.000060170536" calcext:value-type="float">
            <text:p>110</text:p>
          </table:table-cell>
          <table:table-cell table:style-name="ce11" table:formula="of:=IF([.AI101]&lt;1;(1+(59*(1-[.AI101])))*[.$A$39]+[.$A$111];0)" office:value-type="float" office:value="110.000012029209" calcext:value-type="float">
            <text:p>110</text:p>
          </table:table-cell>
          <table:table-cell table:style-name="ce11" table:formula="of:=IF([.AJ101]&lt;1;(1+(59*(1-[.AJ101])))*[.$A$39]+[.$A$111];0)" office:value-type="float" office:value="110.000002047272" calcext:value-type="float">
            <text:p>110</text:p>
          </table:table-cell>
          <table:table-cell table:style-name="ce11" table:formula="of:=IF([.AK101]&lt;1;(1+(59*(1-[.AK101])))*[.$A$39]+[.$A$111];0)" office:value-type="float" office:value="110.000000291882" calcext:value-type="float">
            <text:p>110</text:p>
          </table:table-cell>
          <table:table-cell table:style-name="ce11" table:formula="of:=IF([.AL101]&lt;1;(1+(59*(1-[.AL101])))*[.$A$39]+[.$A$111];0)" office:value-type="float" office:value="110.000000034249" calcext:value-type="float">
            <text:p>110</text:p>
          </table:table-cell>
          <table:table-cell table:style-name="ce11" table:formula="of:=IF([.AM101]&lt;1;(1+(59*(1-[.AM101])))*[.$A$39]+[.$A$111];0)" office:value-type="float" office:value="110.000000003244" calcext:value-type="float">
            <text:p>110</text:p>
          </table:table-cell>
          <table:table-cell table:style-name="ce11" table:formula="of:=IF([.AN101]&lt;1;(1+(59*(1-[.AN101])))*[.$A$39]+[.$A$111];0)" office:value-type="float" office:value="110.000000000243" calcext:value-type="float">
            <text:p>110</text:p>
          </table:table-cell>
          <table:table-cell table:style-name="ce11" table:formula="of:=IF([.AO101]&lt;1;(1+(59*(1-[.AO101])))*[.$A$39]+[.$A$111];0)" office:value-type="float" office:value="110.000000000014" calcext:value-type="float">
            <text:p>110</text:p>
          </table:table-cell>
          <table:table-cell table:style-name="ce11" table:formula="of:=IF([.AP101]&lt;1;(1+(59*(1-[.AP101])))*[.$A$39]+[.$A$111];0)" office:value-type="float" office:value="0" calcext:value-type="float">
            <text:p>0</text:p>
          </table:table-cell>
          <table:table-cell table:style-name="ce11" table:formula="of:=IF([.AQ101]&lt;1;(1+(59*(1-[.AQ101])))*[.$A$39]+[.$A$111];0)" office:value-type="float" office:value="0" calcext:value-type="float">
            <text:p>0</text:p>
          </table:table-cell>
          <table:table-cell table:style-name="ce11" table:formula="of:=IF([.AR101]&lt;1;(1+(59*(1-[.AR101])))*[.$A$39]+[.$A$111];0)" office:value-type="float" office:value="0" calcext:value-type="float">
            <text:p>0</text:p>
          </table:table-cell>
          <table:table-cell table:style-name="ce11" table:formula="of:=IF([.AS101]&lt;1;(1+(59*(1-[.AS101])))*[.$A$39]+[.$A$111];0)" office:value-type="float" office:value="0" calcext:value-type="float">
            <text:p>0</text:p>
          </table:table-cell>
          <table:table-cell table:style-name="ce11" table:formula="of:=IF([.AT101]&lt;1;(1+(59*(1-[.AT101])))*[.$A$39]+[.$A$111];0)" office:value-type="float" office:value="0" calcext:value-type="float">
            <text:p>0</text:p>
          </table:table-cell>
          <table:table-cell table:style-name="ce11" table:formula="of:=IF([.AU101]&lt;1;(1+(59*(1-[.AU101])))*[.$A$39]+[.$A$111];0)" office:value-type="float" office:value="0" calcext:value-type="float">
            <text:p>0</text:p>
          </table:table-cell>
          <table:table-cell table:style-name="ce11" table:formula="of:=IF([.AV101]&lt;1;(1+(59*(1-[.AV101])))*[.$A$39]+[.$A$111];0)" office:value-type="float" office:value="0" calcext:value-type="float">
            <text:p>0</text:p>
          </table:table-cell>
          <table:table-cell table:style-name="ce11" table:formula="of:=IF([.AW101]&lt;1;(1+(59*(1-[.AW101])))*[.$A$39]+[.$A$111];0)" office:value-type="float" office:value="0" calcext:value-type="float">
            <text:p>0</text:p>
          </table:table-cell>
          <table:table-cell table:style-name="ce11" table:formula="of:=IF([.AX101]&lt;1;(1+(59*(1-[.AX101])))*[.$A$39]+[.$A$111];0)" office:value-type="float" office:value="0" calcext:value-type="float">
            <text:p>0</text:p>
          </table:table-cell>
          <table:table-cell table:style-name="ce11" table:formula="of:=IF([.AY101]&lt;1;(1+(59*(1-[.AY101])))*[.$A$39]+[.$A$111];0)" office:value-type="float" office:value="0" calcext:value-type="float">
            <text:p>0</text:p>
          </table:table-cell>
          <table:table-cell table:style-name="ce11" table:formula="of:=IF([.AZ101]&lt;1;(1+(59*(1-[.AZ101])))*[.$A$39]+[.$A$111];0)" office:value-type="float" office:value="0" calcext:value-type="float">
            <text:p>0</text:p>
          </table:table-cell>
          <table:table-cell table:style-name="ce11" table:formula="of:=IF([.BA101]&lt;1;(1+(59*(1-[.BA101])))*[.$A$39]+[.$A$111];0)" office:value-type="float" office:value="0" calcext:value-type="float">
            <text:p>0</text:p>
          </table:table-cell>
          <table:table-cell table:style-name="ce11" table:formula="of:=IF([.BB101]&lt;1;(1+(59*(1-[.BB101])))*[.$A$39]+[.$A$111];0)" office:value-type="float" office:value="0" calcext:value-type="float">
            <text:p>0</text:p>
          </table:table-cell>
          <table:table-cell table:style-name="ce11" table:formula="of:=IF([.BC101]&lt;1;(1+(59*(1-[.BC101])))*[.$A$39]+[.$A$111];0)" office:value-type="float" office:value="0" calcext:value-type="float">
            <text:p>0</text:p>
          </table:table-cell>
          <table:table-cell table:style-name="ce11" table:formula="of:=IF([.BD101]&lt;1;(1+(59*(1-[.BD101])))*[.$A$39]+[.$A$111];0)" office:value-type="float" office:value="0" calcext:value-type="float">
            <text:p>0</text:p>
          </table:table-cell>
          <table:table-cell table:style-name="ce11" table:formula="of:=IF([.BE101]&lt;1;(1+(59*(1-[.BE101])))*[.$A$39]+[.$A$111];0)" office:value-type="float" office:value="0" calcext:value-type="float">
            <text:p>0</text:p>
          </table:table-cell>
          <table:table-cell table:style-name="ce11" table:formula="of:=IF([.BF101]&lt;1;(1+(59*(1-[.BF101])))*[.$A$39]+[.$A$111];0)" office:value-type="float" office:value="0" calcext:value-type="float">
            <text:p>0</text:p>
          </table:table-cell>
          <table:table-cell table:style-name="ce11" table:formula="of:=IF([.BG101]&lt;1;(1+(59*(1-[.BG101])))*[.$A$39]+[.$A$111];0)" office:value-type="float" office:value="0" calcext:value-type="float">
            <text:p>0</text:p>
          </table:table-cell>
          <table:table-cell table:style-name="ce11" table:formula="of:=IF([.BH101]&lt;1;(1+(59*(1-[.BH101])))*[.$A$39]+[.$A$111];0)" office:value-type="float" office:value="0" calcext:value-type="float">
            <text:p>0</text:p>
          </table:table-cell>
          <table:table-cell table:style-name="ce11" table:formula="of:=IF([.BI101]&lt;1;(1+(59*(1-[.BI101])))*[.$A$39]+[.$A$111];0)" office:value-type="float" office:value="0" calcext:value-type="float">
            <text:p>0</text:p>
          </table:table-cell>
          <table:table-cell table:style-name="ce11" table:formula="of:=IF([.BJ101]&lt;1;(1+(59*(1-[.BJ101])))*[.$A$39]+[.$A$111];0)" office:value-type="float" office:value="0" calcext:value-type="float">
            <text:p>0</text:p>
          </table:table-cell>
          <table:table-cell table:style-name="ce11" table:formula="of:=IF([.BK101]&lt;1;(1+(59*(1-[.BK101])))*[.$A$39]+[.$A$111];0)" office:value-type="float" office:value="0" calcext:value-type="float">
            <text:p>0</text:p>
          </table:table-cell>
          <table:table-cell table:style-name="ce11" table:formula="of:=IF([.BL101]&lt;1;(1+(59*(1-[.BL101])))*[.$A$39]+[.$A$111];0)" office:value-type="float" office:value="0" calcext:value-type="float">
            <text:p>0</text:p>
          </table:table-cell>
          <table:table-cell table:style-name="ce11" table:formula="of:=IF([.BM101]&lt;1;(1+(59*(1-[.BM101])))*[.$A$39]+[.$A$111];0)" office:value-type="float" office:value="0" calcext:value-type="float">
            <text:p>0</text:p>
          </table:table-cell>
          <table:table-cell table:style-name="ce11" table:formula="of:=IF([.BN101]&lt;1;(1+(59*(1-[.BN101])))*[.$A$39]+[.$A$111];0)" office:value-type="float" office:value="0" calcext:value-type="float">
            <text:p>0</text:p>
          </table:table-cell>
          <table:table-cell table:style-name="ce11" table:formula="of:=IF([.BO101]&lt;1;(1+(59*(1-[.BO101])))*[.$A$39]+[.$A$111];0)" office:value-type="float" office:value="0" calcext:value-type="float">
            <text:p>0</text:p>
          </table:table-cell>
          <table:table-cell table:style-name="ce11" table:formula="of:=IF([.BP101]&lt;1;(1+(59*(1-[.BP101])))*[.$A$39]+[.$A$111];0)" office:value-type="float" office:value="0" calcext:value-type="float">
            <text:p>0</text:p>
          </table:table-cell>
          <table:table-cell table:style-name="ce11" table:formula="of:=IF([.BQ101]&lt;1;(1+(59*(1-[.BQ101])))*[.$A$39]+[.$A$111];0)" office:value-type="float" office:value="0" calcext:value-type="float">
            <text:p>0</text:p>
          </table:table-cell>
          <table:table-cell table:style-name="ce11" table:formula="of:=IF([.BR101]&lt;1;(1+(59*(1-[.BR101])))*[.$A$39]+[.$A$111];0)" office:value-type="float" office:value="0" calcext:value-type="float">
            <text:p>0</text:p>
          </table:table-cell>
          <table:table-cell table:style-name="ce11" table:formula="of:=IF([.BS101]&lt;1;(1+(59*(1-[.BS101])))*[.$A$39]+[.$A$111];0)" office:value-type="float" office:value="0" calcext:value-type="float">
            <text:p>0</text:p>
          </table:table-cell>
          <table:table-cell table:style-name="ce11" table:formula="of:=IF([.BT101]&lt;1;(1+(59*(1-[.BT101])))*[.$A$39]+[.$A$111];0)" office:value-type="float" office:value="0" calcext:value-type="float">
            <text:p>0</text:p>
          </table:table-cell>
          <table:table-cell table:style-name="ce11" table:formula="of:=IF([.BU101]&lt;1;(1+(59*(1-[.BU101])))*[.$A$39]+[.$A$111];0)" office:value-type="float" office:value="0" calcext:value-type="float">
            <text:p>0</text:p>
          </table:table-cell>
          <table:table-cell table:style-name="ce11" table:formula="of:=IF([.BV101]&lt;1;(1+(59*(1-[.BV101])))*[.$A$39]+[.$A$111];0)" office:value-type="float" office:value="0" calcext:value-type="float">
            <text:p>0</text:p>
          </table:table-cell>
          <table:table-cell table:style-name="ce11" table:formula="of:=IF([.BW101]&lt;1;(1+(59*(1-[.BW101])))*[.$A$39]+[.$A$111];0)" office:value-type="float" office:value="0" calcext:value-type="float">
            <text:p>0</text:p>
          </table:table-cell>
          <table:table-cell table:style-name="ce11" table:formula="of:=IF([.BX101]&lt;1;(1+(59*(1-[.BX101])))*[.$A$39]+[.$A$111];0)" office:value-type="float" office:value="0" calcext:value-type="float">
            <text:p>0</text:p>
          </table:table-cell>
          <table:table-cell table:style-name="ce11" table:formula="of:=IF([.BY101]&lt;1;(1+(59*(1-[.BY101])))*[.$A$39]+[.$A$111];0)" office:value-type="float" office:value="0" calcext:value-type="float">
            <text:p>0</text:p>
          </table:table-cell>
          <table:table-cell table:style-name="ce11" table:formula="of:=IF([.BZ101]&lt;1;(1+(59*(1-[.BZ101])))*[.$A$39]+[.$A$111];0)" office:value-type="float" office:value="0" calcext:value-type="float">
            <text:p>0</text:p>
          </table:table-cell>
          <table:table-cell table:style-name="ce11" table:formula="of:=IF([.CA101]&lt;1;(1+(59*(1-[.CA101])))*[.$A$39]+[.$A$111];0)" office:value-type="float" office:value="0" calcext:value-type="float">
            <text:p>0</text:p>
          </table:table-cell>
          <table:table-cell table:style-name="ce11" table:formula="of:=IF([.CB101]&lt;1;(1+(59*(1-[.CB101])))*[.$A$39]+[.$A$111];0)" office:value-type="float" office:value="0" calcext:value-type="float">
            <text:p>0</text:p>
          </table:table-cell>
          <table:table-cell table:style-name="ce11" table:formula="of:=IF([.CC101]&lt;1;(1+(59*(1-[.CC101])))*[.$A$39]+[.$A$111];0)" office:value-type="float" office:value="0" calcext:value-type="float">
            <text:p>0</text:p>
          </table:table-cell>
          <table:table-cell table:style-name="ce11" table:formula="of:=IF([.CD101]&lt;1;(1+(59*(1-[.CD101])))*[.$A$39]+[.$A$111];0)" office:value-type="float" office:value="0" calcext:value-type="float">
            <text:p>0</text:p>
          </table:table-cell>
          <table:table-cell table:style-name="ce11" table:formula="of:=IF([.CE101]&lt;1;(1+(59*(1-[.CE101])))*[.$A$39]+[.$A$111];0)" office:value-type="float" office:value="0" calcext:value-type="float">
            <text:p>0</text:p>
          </table:table-cell>
          <table:table-cell table:style-name="ce11" table:formula="of:=IF([.CF101]&lt;1;(1+(59*(1-[.CF101])))*[.$A$39]+[.$A$111];0)" office:value-type="float" office:value="0" calcext:value-type="float">
            <text:p>0</text:p>
          </table:table-cell>
          <table:table-cell table:style-name="ce11" table:formula="of:=IF([.CG101]&lt;1;(1+(59*(1-[.CG101])))*[.$A$39]+[.$A$111];0)" office:value-type="float" office:value="0" calcext:value-type="float">
            <text:p>0</text:p>
          </table:table-cell>
          <table:table-cell table:style-name="ce11" table:formula="of:=IF([.CH101]&lt;1;(1+(59*(1-[.CH101])))*[.$A$39]+[.$A$111];0)" office:value-type="float" office:value="0" calcext:value-type="float">
            <text:p>0</text:p>
          </table:table-cell>
          <table:table-cell table:style-name="ce11" table:formula="of:=IF([.CI101]&lt;1;(1+(59*(1-[.CI101])))*[.$A$39]+[.$A$111];0)" office:value-type="float" office:value="0" calcext:value-type="float">
            <text:p>0</text:p>
          </table:table-cell>
          <table:table-cell table:style-name="ce11" table:formula="of:=IF([.CJ101]&lt;1;(1+(59*(1-[.CJ101])))*[.$A$39]+[.$A$111];0)" office:value-type="float" office:value="0" calcext:value-type="float">
            <text:p>0</text:p>
          </table:table-cell>
          <table:table-cell table:style-name="ce11" table:formula="of:=IF([.CK101]&lt;1;(1+(59*(1-[.CK101])))*[.$A$39]+[.$A$111];0)" office:value-type="float" office:value="0" calcext:value-type="float">
            <text:p>0</text:p>
          </table:table-cell>
          <table:table-cell table:style-name="ce11" table:formula="of:=IF([.CL101]&lt;1;(1+(59*(1-[.CL101])))*[.$A$39]+[.$A$111];0)" office:value-type="float" office:value="0" calcext:value-type="float">
            <text:p>0</text:p>
          </table:table-cell>
          <table:table-cell table:style-name="ce11" table:formula="of:=IF([.CM101]&lt;1;(1+(59*(1-[.CM101])))*[.$A$39]+[.$A$111];0)" office:value-type="float" office:value="0" calcext:value-type="float">
            <text:p>0</text:p>
          </table:table-cell>
          <table:table-cell table:style-name="ce11" table:formula="of:=IF([.CN101]&lt;1;(1+(59*(1-[.CN101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2]&lt;1;(1+(59*(1-[.A102])))*[.$A$39]+[.$A$111];0)" office:value-type="float" office:value="346" calcext:value-type="float">
            <text:p>346</text:p>
          </table:table-cell>
          <table:table-cell table:style-name="ce11" table:formula="of:=IF([.B102]&lt;1;(1+(59*(1-[.B102])))*[.$A$39]+[.$A$111];0)" office:value-type="float" office:value="325.336674627093" calcext:value-type="float">
            <text:p>325</text:p>
          </table:table-cell>
          <table:table-cell table:style-name="ce11" table:formula="of:=IF([.C102]&lt;1;(1+(59*(1-[.C102])))*[.$A$39]+[.$A$111];0)" office:value-type="float" office:value="304.690428579593" calcext:value-type="float">
            <text:p>305</text:p>
          </table:table-cell>
          <table:table-cell table:style-name="ce11" table:formula="of:=IF([.D102]&lt;1;(1+(59*(1-[.D102])))*[.$A$39]+[.$A$111];0)" office:value-type="float" office:value="284.258455361348" calcext:value-type="float">
            <text:p>284</text:p>
          </table:table-cell>
          <table:table-cell table:style-name="ce11" table:formula="of:=IF([.E102]&lt;1;(1+(59*(1-[.E102])))*[.$A$39]+[.$A$111];0)" office:value-type="float" office:value="264.251020147675" calcext:value-type="float">
            <text:p>264</text:p>
          </table:table-cell>
          <table:table-cell table:style-name="ce11" table:formula="of:=IF([.F102]&lt;1;(1+(59*(1-[.F102])))*[.$A$39]+[.$A$111];0)" office:value-type="float" office:value="244.885618685801" calcext:value-type="float">
            <text:p>245</text:p>
          </table:table-cell>
          <table:table-cell table:style-name="ce11" table:formula="of:=IF([.G102]&lt;1;(1+(59*(1-[.G102])))*[.$A$39]+[.$A$111];0)" office:value-type="float" office:value="226.379640668172" calcext:value-type="float">
            <text:p>226</text:p>
          </table:table-cell>
          <table:table-cell table:style-name="ce11" table:formula="of:=IF([.H102]&lt;1;(1+(59*(1-[.H102])))*[.$A$39]+[.$A$111];0)" office:value-type="float" office:value="208.9417327836" calcext:value-type="float">
            <text:p>209</text:p>
          </table:table-cell>
          <table:table-cell table:style-name="ce11" table:formula="of:=IF([.I102]&lt;1;(1+(59*(1-[.I102])))*[.$A$39]+[.$A$111];0)" office:value-type="float" office:value="192.762244851605" calcext:value-type="float">
            <text:p>193</text:p>
          </table:table-cell>
          <table:table-cell table:style-name="ce11" table:formula="of:=IF([.J102]&lt;1;(1+(59*(1-[.J102])))*[.$A$39]+[.$A$111];0)" office:value-type="float" office:value="178.003346785065" calcext:value-type="float">
            <text:p>178</text:p>
          </table:table-cell>
          <table:table-cell table:style-name="ce11" table:formula="of:=IF([.K102]&lt;1;(1+(59*(1-[.K102])))*[.$A$39]+[.$A$111];0)" office:value-type="float" office:value="164.789598077997" calcext:value-type="float">
            <text:p>165</text:p>
          </table:table-cell>
          <table:table-cell table:style-name="ce11" table:formula="of:=IF([.L102]&lt;1;(1+(59*(1-[.L102])))*[.$A$39]+[.$A$111];0)" office:value-type="float" office:value="153.199898345586" calcext:value-type="float">
            <text:p>153</text:p>
          </table:table-cell>
          <table:table-cell table:style-name="ce11" table:formula="of:=IF([.M102]&lt;1;(1+(59*(1-[.M102])))*[.$A$39]+[.$A$111];0)" office:value-type="float" office:value="143.261803701943" calcext:value-type="float">
            <text:p>143</text:p>
          </table:table-cell>
          <table:table-cell table:style-name="ce11" table:formula="of:=IF([.N102]&lt;1;(1+(59*(1-[.N102])))*[.$A$39]+[.$A$111];0)" office:value-type="float" office:value="134.949116711731" calcext:value-type="float">
            <text:p>135</text:p>
          </table:table-cell>
          <table:table-cell table:style-name="ce11" table:formula="of:=IF([.O102]&lt;1;(1+(59*(1-[.O102])))*[.$A$39]+[.$A$111];0)" office:value-type="float" office:value="128.183416683343" calcext:value-type="float">
            <text:p>128</text:p>
          </table:table-cell>
          <table:table-cell table:style-name="ce11" table:formula="of:=IF([.P102]&lt;1;(1+(59*(1-[.P102])))*[.$A$39]+[.$A$111];0)" office:value-type="float" office:value="122.839787580188" calcext:value-type="float">
            <text:p>123</text:p>
          </table:table-cell>
          <table:table-cell table:style-name="ce11" table:formula="of:=IF([.Q102]&lt;1;(1+(59*(1-[.Q102])))*[.$A$39]+[.$A$111];0)" office:value-type="float" office:value="118.756457045602" calcext:value-type="float">
            <text:p>119</text:p>
          </table:table-cell>
          <table:table-cell table:style-name="ce11" table:formula="of:=IF([.R102]&lt;1;(1+(59*(1-[.R102])))*[.$A$39]+[.$A$111];0)" office:value-type="float" office:value="115.747461391713" calcext:value-type="float">
            <text:p>116</text:p>
          </table:table-cell>
          <table:table-cell table:style-name="ce11" table:formula="of:=IF([.S102]&lt;1;(1+(59*(1-[.S102])))*[.$A$39]+[.$A$111];0)" office:value-type="float" office:value="113.616916374445" calcext:value-type="float">
            <text:p>114</text:p>
          </table:table-cell>
          <table:table-cell table:style-name="ce11" table:formula="of:=IF([.T102]&lt;1;(1+(59*(1-[.T102])))*[.$A$39]+[.$A$111];0)" office:value-type="float" office:value="112.173137035552" calcext:value-type="float">
            <text:p>112</text:p>
          </table:table-cell>
          <table:table-cell table:style-name="ce11" table:formula="of:=IF([.U102]&lt;1;(1+(59*(1-[.U102])))*[.$A$39]+[.$A$111];0)" office:value-type="float" office:value="111.240825252732" calcext:value-type="float">
            <text:p>111</text:p>
          </table:table-cell>
          <table:table-cell table:style-name="ce11" table:formula="of:=IF([.V102]&lt;1;(1+(59*(1-[.V102])))*[.$A$39]+[.$A$111];0)" office:value-type="float" office:value="110.669879187128" calcext:value-type="float">
            <text:p>111</text:p>
          </table:table-cell>
          <table:table-cell table:style-name="ce11" table:formula="of:=IF([.W102]&lt;1;(1+(59*(1-[.W102])))*[.$A$39]+[.$A$111];0)" office:value-type="float" office:value="110.34002506472" calcext:value-type="float">
            <text:p>110</text:p>
          </table:table-cell>
          <table:table-cell table:style-name="ce11" table:formula="of:=IF([.X102]&lt;1;(1+(59*(1-[.X102])))*[.$A$39]+[.$A$111];0)" office:value-type="float" office:value="110.161278629392" calcext:value-type="float">
            <text:p>110</text:p>
          </table:table-cell>
          <table:table-cell table:style-name="ce11" table:formula="of:=IF([.Y102]&lt;1;(1+(59*(1-[.Y102])))*[.$A$39]+[.$A$111];0)" office:value-type="float" office:value="110.070998521551" calcext:value-type="float">
            <text:p>110</text:p>
          </table:table-cell>
          <table:table-cell table:style-name="ce11" table:formula="of:=IF([.Z102]&lt;1;(1+(59*(1-[.Z102])))*[.$A$39]+[.$A$111];0)" office:value-type="float" office:value="110.028793140376" calcext:value-type="float">
            <text:p>110</text:p>
          </table:table-cell>
          <table:table-cell table:style-name="ce11" table:formula="of:=IF([.AA102]&lt;1;(1+(59*(1-[.AA102])))*[.$A$39]+[.$A$111];0)" office:value-type="float" office:value="110.010669221633" calcext:value-type="float">
            <text:p>110</text:p>
          </table:table-cell>
          <table:table-cell table:style-name="ce11" table:formula="of:=IF([.AB102]&lt;1;(1+(59*(1-[.AB102])))*[.$A$39]+[.$A$111];0)" office:value-type="float" office:value="110.003579816862" calcext:value-type="float">
            <text:p>110</text:p>
          </table:table-cell>
          <table:table-cell table:style-name="ce11" table:formula="of:=IF([.AC102]&lt;1;(1+(59*(1-[.AC102])))*[.$A$39]+[.$A$111];0)" office:value-type="float" office:value="110.001076866059" calcext:value-type="float">
            <text:p>110</text:p>
          </table:table-cell>
          <table:table-cell table:style-name="ce11" table:formula="of:=IF([.AD102]&lt;1;(1+(59*(1-[.AD102])))*[.$A$39]+[.$A$111];0)" office:value-type="float" office:value="110.000287271576" calcext:value-type="float">
            <text:p>110</text:p>
          </table:table-cell>
          <table:table-cell table:style-name="ce11" table:formula="of:=IF([.AE102]&lt;1;(1+(59*(1-[.AE102])))*[.$A$39]+[.$A$111];0)" office:value-type="float" office:value="110.000067148563" calcext:value-type="float">
            <text:p>110</text:p>
          </table:table-cell>
          <table:table-cell table:style-name="ce11" table:formula="of:=IF([.AF102]&lt;1;(1+(59*(1-[.AF102])))*[.$A$39]+[.$A$111];0)" office:value-type="float" office:value="110.000013572354" calcext:value-type="float">
            <text:p>110</text:p>
          </table:table-cell>
          <table:table-cell table:style-name="ce11" table:formula="of:=IF([.AG102]&lt;1;(1+(59*(1-[.AG102])))*[.$A$39]+[.$A$111];0)" office:value-type="float" office:value="110.000002337952" calcext:value-type="float">
            <text:p>110</text:p>
          </table:table-cell>
          <table:table-cell table:style-name="ce11" table:formula="of:=IF([.AH102]&lt;1;(1+(59*(1-[.AH102])))*[.$A$39]+[.$A$111];0)" office:value-type="float" office:value="110.00000033778" calcext:value-type="float">
            <text:p>110</text:p>
          </table:table-cell>
          <table:table-cell table:style-name="ce11" table:formula="of:=IF([.AI102]&lt;1;(1+(59*(1-[.AI102])))*[.$A$39]+[.$A$111];0)" office:value-type="float" office:value="110.000000040217" calcext:value-type="float">
            <text:p>110</text:p>
          </table:table-cell>
          <table:table-cell table:style-name="ce11" table:formula="of:=IF([.AJ102]&lt;1;(1+(59*(1-[.AJ102])))*[.$A$39]+[.$A$111];0)" office:value-type="float" office:value="110.000000003871" calcext:value-type="float">
            <text:p>110</text:p>
          </table:table-cell>
          <table:table-cell table:style-name="ce11" table:formula="of:=IF([.AK102]&lt;1;(1+(59*(1-[.AK102])))*[.$A$39]+[.$A$111];0)" office:value-type="float" office:value="110.000000000295" calcext:value-type="float">
            <text:p>110</text:p>
          </table:table-cell>
          <table:table-cell table:style-name="ce11" table:formula="of:=IF([.AL102]&lt;1;(1+(59*(1-[.AL102])))*[.$A$39]+[.$A$111];0)" office:value-type="float" office:value="110.000000000017" calcext:value-type="float">
            <text:p>110</text:p>
          </table:table-cell>
          <table:table-cell table:style-name="ce11" table:formula="of:=IF([.AM102]&lt;1;(1+(59*(1-[.AM102])))*[.$A$39]+[.$A$111];0)" office:value-type="float" office:value="0" calcext:value-type="float">
            <text:p>0</text:p>
          </table:table-cell>
          <table:table-cell table:style-name="ce11" table:formula="of:=IF([.AN102]&lt;1;(1+(59*(1-[.AN102])))*[.$A$39]+[.$A$111];0)" office:value-type="float" office:value="0" calcext:value-type="float">
            <text:p>0</text:p>
          </table:table-cell>
          <table:table-cell table:style-name="ce11" table:formula="of:=IF([.AO102]&lt;1;(1+(59*(1-[.AO102])))*[.$A$39]+[.$A$111];0)" office:value-type="float" office:value="0" calcext:value-type="float">
            <text:p>0</text:p>
          </table:table-cell>
          <table:table-cell table:style-name="ce11" table:formula="of:=IF([.AP102]&lt;1;(1+(59*(1-[.AP102])))*[.$A$39]+[.$A$111];0)" office:value-type="float" office:value="0" calcext:value-type="float">
            <text:p>0</text:p>
          </table:table-cell>
          <table:table-cell table:style-name="ce11" table:formula="of:=IF([.AQ102]&lt;1;(1+(59*(1-[.AQ102])))*[.$A$39]+[.$A$111];0)" office:value-type="float" office:value="0" calcext:value-type="float">
            <text:p>0</text:p>
          </table:table-cell>
          <table:table-cell table:style-name="ce11" table:formula="of:=IF([.AR102]&lt;1;(1+(59*(1-[.AR102])))*[.$A$39]+[.$A$111];0)" office:value-type="float" office:value="0" calcext:value-type="float">
            <text:p>0</text:p>
          </table:table-cell>
          <table:table-cell table:style-name="ce11" table:formula="of:=IF([.AS102]&lt;1;(1+(59*(1-[.AS102])))*[.$A$39]+[.$A$111];0)" office:value-type="float" office:value="0" calcext:value-type="float">
            <text:p>0</text:p>
          </table:table-cell>
          <table:table-cell table:style-name="ce11" table:formula="of:=IF([.AT102]&lt;1;(1+(59*(1-[.AT102])))*[.$A$39]+[.$A$111];0)" office:value-type="float" office:value="0" calcext:value-type="float">
            <text:p>0</text:p>
          </table:table-cell>
          <table:table-cell table:style-name="ce11" table:formula="of:=IF([.AU102]&lt;1;(1+(59*(1-[.AU102])))*[.$A$39]+[.$A$111];0)" office:value-type="float" office:value="0" calcext:value-type="float">
            <text:p>0</text:p>
          </table:table-cell>
          <table:table-cell table:style-name="ce11" table:formula="of:=IF([.AV102]&lt;1;(1+(59*(1-[.AV102])))*[.$A$39]+[.$A$111];0)" office:value-type="float" office:value="0" calcext:value-type="float">
            <text:p>0</text:p>
          </table:table-cell>
          <table:table-cell table:style-name="ce11" table:formula="of:=IF([.AW102]&lt;1;(1+(59*(1-[.AW102])))*[.$A$39]+[.$A$111];0)" office:value-type="float" office:value="0" calcext:value-type="float">
            <text:p>0</text:p>
          </table:table-cell>
          <table:table-cell table:style-name="ce11" table:formula="of:=IF([.AX102]&lt;1;(1+(59*(1-[.AX102])))*[.$A$39]+[.$A$111];0)" office:value-type="float" office:value="0" calcext:value-type="float">
            <text:p>0</text:p>
          </table:table-cell>
          <table:table-cell table:style-name="ce11" table:formula="of:=IF([.AY102]&lt;1;(1+(59*(1-[.AY102])))*[.$A$39]+[.$A$111];0)" office:value-type="float" office:value="0" calcext:value-type="float">
            <text:p>0</text:p>
          </table:table-cell>
          <table:table-cell table:style-name="ce11" table:formula="of:=IF([.AZ102]&lt;1;(1+(59*(1-[.AZ102])))*[.$A$39]+[.$A$111];0)" office:value-type="float" office:value="0" calcext:value-type="float">
            <text:p>0</text:p>
          </table:table-cell>
          <table:table-cell table:style-name="ce11" table:formula="of:=IF([.BA102]&lt;1;(1+(59*(1-[.BA102])))*[.$A$39]+[.$A$111];0)" office:value-type="float" office:value="0" calcext:value-type="float">
            <text:p>0</text:p>
          </table:table-cell>
          <table:table-cell table:style-name="ce11" table:formula="of:=IF([.BB102]&lt;1;(1+(59*(1-[.BB102])))*[.$A$39]+[.$A$111];0)" office:value-type="float" office:value="0" calcext:value-type="float">
            <text:p>0</text:p>
          </table:table-cell>
          <table:table-cell table:style-name="ce11" table:formula="of:=IF([.BC102]&lt;1;(1+(59*(1-[.BC102])))*[.$A$39]+[.$A$111];0)" office:value-type="float" office:value="0" calcext:value-type="float">
            <text:p>0</text:p>
          </table:table-cell>
          <table:table-cell table:style-name="ce11" table:formula="of:=IF([.BD102]&lt;1;(1+(59*(1-[.BD102])))*[.$A$39]+[.$A$111];0)" office:value-type="float" office:value="0" calcext:value-type="float">
            <text:p>0</text:p>
          </table:table-cell>
          <table:table-cell table:style-name="ce11" table:formula="of:=IF([.BE102]&lt;1;(1+(59*(1-[.BE102])))*[.$A$39]+[.$A$111];0)" office:value-type="float" office:value="0" calcext:value-type="float">
            <text:p>0</text:p>
          </table:table-cell>
          <table:table-cell table:style-name="ce11" table:formula="of:=IF([.BF102]&lt;1;(1+(59*(1-[.BF102])))*[.$A$39]+[.$A$111];0)" office:value-type="float" office:value="0" calcext:value-type="float">
            <text:p>0</text:p>
          </table:table-cell>
          <table:table-cell table:style-name="ce11" table:formula="of:=IF([.BG102]&lt;1;(1+(59*(1-[.BG102])))*[.$A$39]+[.$A$111];0)" office:value-type="float" office:value="0" calcext:value-type="float">
            <text:p>0</text:p>
          </table:table-cell>
          <table:table-cell table:style-name="ce11" table:formula="of:=IF([.BH102]&lt;1;(1+(59*(1-[.BH102])))*[.$A$39]+[.$A$111];0)" office:value-type="float" office:value="0" calcext:value-type="float">
            <text:p>0</text:p>
          </table:table-cell>
          <table:table-cell table:style-name="ce11" table:formula="of:=IF([.BI102]&lt;1;(1+(59*(1-[.BI102])))*[.$A$39]+[.$A$111];0)" office:value-type="float" office:value="0" calcext:value-type="float">
            <text:p>0</text:p>
          </table:table-cell>
          <table:table-cell table:style-name="ce11" table:formula="of:=IF([.BJ102]&lt;1;(1+(59*(1-[.BJ102])))*[.$A$39]+[.$A$111];0)" office:value-type="float" office:value="0" calcext:value-type="float">
            <text:p>0</text:p>
          </table:table-cell>
          <table:table-cell table:style-name="ce11" table:formula="of:=IF([.BK102]&lt;1;(1+(59*(1-[.BK102])))*[.$A$39]+[.$A$111];0)" office:value-type="float" office:value="0" calcext:value-type="float">
            <text:p>0</text:p>
          </table:table-cell>
          <table:table-cell table:style-name="ce11" table:formula="of:=IF([.BL102]&lt;1;(1+(59*(1-[.BL102])))*[.$A$39]+[.$A$111];0)" office:value-type="float" office:value="0" calcext:value-type="float">
            <text:p>0</text:p>
          </table:table-cell>
          <table:table-cell table:style-name="ce11" table:formula="of:=IF([.BM102]&lt;1;(1+(59*(1-[.BM102])))*[.$A$39]+[.$A$111];0)" office:value-type="float" office:value="0" calcext:value-type="float">
            <text:p>0</text:p>
          </table:table-cell>
          <table:table-cell table:style-name="ce11" table:formula="of:=IF([.BN102]&lt;1;(1+(59*(1-[.BN102])))*[.$A$39]+[.$A$111];0)" office:value-type="float" office:value="0" calcext:value-type="float">
            <text:p>0</text:p>
          </table:table-cell>
          <table:table-cell table:style-name="ce11" table:formula="of:=IF([.BO102]&lt;1;(1+(59*(1-[.BO102])))*[.$A$39]+[.$A$111];0)" office:value-type="float" office:value="0" calcext:value-type="float">
            <text:p>0</text:p>
          </table:table-cell>
          <table:table-cell table:style-name="ce11" table:formula="of:=IF([.BP102]&lt;1;(1+(59*(1-[.BP102])))*[.$A$39]+[.$A$111];0)" office:value-type="float" office:value="0" calcext:value-type="float">
            <text:p>0</text:p>
          </table:table-cell>
          <table:table-cell table:style-name="ce11" table:formula="of:=IF([.BQ102]&lt;1;(1+(59*(1-[.BQ102])))*[.$A$39]+[.$A$111];0)" office:value-type="float" office:value="0" calcext:value-type="float">
            <text:p>0</text:p>
          </table:table-cell>
          <table:table-cell table:style-name="ce11" table:formula="of:=IF([.BR102]&lt;1;(1+(59*(1-[.BR102])))*[.$A$39]+[.$A$111];0)" office:value-type="float" office:value="0" calcext:value-type="float">
            <text:p>0</text:p>
          </table:table-cell>
          <table:table-cell table:style-name="ce11" table:formula="of:=IF([.BS102]&lt;1;(1+(59*(1-[.BS102])))*[.$A$39]+[.$A$111];0)" office:value-type="float" office:value="0" calcext:value-type="float">
            <text:p>0</text:p>
          </table:table-cell>
          <table:table-cell table:style-name="ce11" table:formula="of:=IF([.BT102]&lt;1;(1+(59*(1-[.BT102])))*[.$A$39]+[.$A$111];0)" office:value-type="float" office:value="0" calcext:value-type="float">
            <text:p>0</text:p>
          </table:table-cell>
          <table:table-cell table:style-name="ce11" table:formula="of:=IF([.BU102]&lt;1;(1+(59*(1-[.BU102])))*[.$A$39]+[.$A$111];0)" office:value-type="float" office:value="0" calcext:value-type="float">
            <text:p>0</text:p>
          </table:table-cell>
          <table:table-cell table:style-name="ce11" table:formula="of:=IF([.BV102]&lt;1;(1+(59*(1-[.BV102])))*[.$A$39]+[.$A$111];0)" office:value-type="float" office:value="0" calcext:value-type="float">
            <text:p>0</text:p>
          </table:table-cell>
          <table:table-cell table:style-name="ce11" table:formula="of:=IF([.BW102]&lt;1;(1+(59*(1-[.BW102])))*[.$A$39]+[.$A$111];0)" office:value-type="float" office:value="0" calcext:value-type="float">
            <text:p>0</text:p>
          </table:table-cell>
          <table:table-cell table:style-name="ce11" table:formula="of:=IF([.BX102]&lt;1;(1+(59*(1-[.BX102])))*[.$A$39]+[.$A$111];0)" office:value-type="float" office:value="0" calcext:value-type="float">
            <text:p>0</text:p>
          </table:table-cell>
          <table:table-cell table:style-name="ce11" table:formula="of:=IF([.BY102]&lt;1;(1+(59*(1-[.BY102])))*[.$A$39]+[.$A$111];0)" office:value-type="float" office:value="0" calcext:value-type="float">
            <text:p>0</text:p>
          </table:table-cell>
          <table:table-cell table:style-name="ce11" table:formula="of:=IF([.BZ102]&lt;1;(1+(59*(1-[.BZ102])))*[.$A$39]+[.$A$111];0)" office:value-type="float" office:value="0" calcext:value-type="float">
            <text:p>0</text:p>
          </table:table-cell>
          <table:table-cell table:style-name="ce11" table:formula="of:=IF([.CA102]&lt;1;(1+(59*(1-[.CA102])))*[.$A$39]+[.$A$111];0)" office:value-type="float" office:value="0" calcext:value-type="float">
            <text:p>0</text:p>
          </table:table-cell>
          <table:table-cell table:style-name="ce11" table:formula="of:=IF([.CB102]&lt;1;(1+(59*(1-[.CB102])))*[.$A$39]+[.$A$111];0)" office:value-type="float" office:value="0" calcext:value-type="float">
            <text:p>0</text:p>
          </table:table-cell>
          <table:table-cell table:style-name="ce11" table:formula="of:=IF([.CC102]&lt;1;(1+(59*(1-[.CC102])))*[.$A$39]+[.$A$111];0)" office:value-type="float" office:value="0" calcext:value-type="float">
            <text:p>0</text:p>
          </table:table-cell>
          <table:table-cell table:style-name="ce11" table:formula="of:=IF([.CD102]&lt;1;(1+(59*(1-[.CD102])))*[.$A$39]+[.$A$111];0)" office:value-type="float" office:value="0" calcext:value-type="float">
            <text:p>0</text:p>
          </table:table-cell>
          <table:table-cell table:style-name="ce11" table:formula="of:=IF([.CE102]&lt;1;(1+(59*(1-[.CE102])))*[.$A$39]+[.$A$111];0)" office:value-type="float" office:value="0" calcext:value-type="float">
            <text:p>0</text:p>
          </table:table-cell>
          <table:table-cell table:style-name="ce11" table:formula="of:=IF([.CF102]&lt;1;(1+(59*(1-[.CF102])))*[.$A$39]+[.$A$111];0)" office:value-type="float" office:value="0" calcext:value-type="float">
            <text:p>0</text:p>
          </table:table-cell>
          <table:table-cell table:style-name="ce11" table:formula="of:=IF([.CG102]&lt;1;(1+(59*(1-[.CG102])))*[.$A$39]+[.$A$111];0)" office:value-type="float" office:value="0" calcext:value-type="float">
            <text:p>0</text:p>
          </table:table-cell>
          <table:table-cell table:style-name="ce11" table:formula="of:=IF([.CH102]&lt;1;(1+(59*(1-[.CH102])))*[.$A$39]+[.$A$111];0)" office:value-type="float" office:value="0" calcext:value-type="float">
            <text:p>0</text:p>
          </table:table-cell>
          <table:table-cell table:style-name="ce11" table:formula="of:=IF([.CI102]&lt;1;(1+(59*(1-[.CI102])))*[.$A$39]+[.$A$111];0)" office:value-type="float" office:value="0" calcext:value-type="float">
            <text:p>0</text:p>
          </table:table-cell>
          <table:table-cell table:style-name="ce11" table:formula="of:=IF([.CJ102]&lt;1;(1+(59*(1-[.CJ102])))*[.$A$39]+[.$A$111];0)" office:value-type="float" office:value="0" calcext:value-type="float">
            <text:p>0</text:p>
          </table:table-cell>
          <table:table-cell table:style-name="ce11" table:formula="of:=IF([.CK102]&lt;1;(1+(59*(1-[.CK102])))*[.$A$39]+[.$A$111];0)" office:value-type="float" office:value="0" calcext:value-type="float">
            <text:p>0</text:p>
          </table:table-cell>
          <table:table-cell table:style-name="ce11" table:formula="of:=IF([.CL102]&lt;1;(1+(59*(1-[.CL102])))*[.$A$39]+[.$A$111];0)" office:value-type="float" office:value="0" calcext:value-type="float">
            <text:p>0</text:p>
          </table:table-cell>
          <table:table-cell table:style-name="ce11" table:formula="of:=IF([.CM102]&lt;1;(1+(59*(1-[.CM102])))*[.$A$39]+[.$A$111];0)" office:value-type="float" office:value="0" calcext:value-type="float">
            <text:p>0</text:p>
          </table:table-cell>
          <table:table-cell table:style-name="ce11" table:formula="of:=IF([.CN102]&lt;1;(1+(59*(1-[.CN102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3]&lt;1;(1+(59*(1-[.A103])))*[.$A$39]+[.$A$111];0)" office:value-type="float" office:value="287" calcext:value-type="float">
            <text:p>287</text:p>
          </table:table-cell>
          <table:table-cell table:style-name="ce11" table:formula="of:=IF([.B103]&lt;1;(1+(59*(1-[.B103])))*[.$A$39]+[.$A$111];0)" office:value-type="float" office:value="266.922562650043" calcext:value-type="float">
            <text:p>267</text:p>
          </table:table-cell>
          <table:table-cell table:style-name="ce11" table:formula="of:=IF([.C103]&lt;1;(1+(59*(1-[.C103])))*[.$A$39]+[.$A$111];0)" office:value-type="float" office:value="247.457591443122" calcext:value-type="float">
            <text:p>247</text:p>
          </table:table-cell>
          <table:table-cell table:style-name="ce11" table:formula="of:=IF([.D103]&lt;1;(1+(59*(1-[.D103])))*[.$A$39]+[.$A$111];0)" office:value-type="float" office:value="228.822969516959" calcext:value-type="float">
            <text:p>229</text:p>
          </table:table-cell>
          <table:table-cell table:style-name="ce11" table:formula="of:=IF([.E103]&lt;1;(1+(59*(1-[.E103])))*[.$A$39]+[.$A$111];0)" office:value-type="float" office:value="211.229068533961" calcext:value-type="float">
            <text:p>211</text:p>
          </table:table-cell>
          <table:table-cell table:style-name="ce11" table:formula="of:=IF([.F103]&lt;1;(1+(59*(1-[.F103])))*[.$A$39]+[.$A$111];0)" office:value-type="float" office:value="194.869288947115" calcext:value-type="float">
            <text:p>195</text:p>
          </table:table-cell>
          <table:table-cell table:style-name="ce11" table:formula="of:=IF([.G103]&lt;1;(1+(59*(1-[.G103])))*[.$A$39]+[.$A$111];0)" office:value-type="float" office:value="179.910179750824" calcext:value-type="float">
            <text:p>180</text:p>
          </table:table-cell>
          <table:table-cell table:style-name="ce11" table:formula="of:=IF([.H103]&lt;1;(1+(59*(1-[.H103])))*[.$A$39]+[.$A$111];0)" office:value-type="float" office:value="166.481895048179" calcext:value-type="float">
            <text:p>166</text:p>
          </table:table-cell>
          <table:table-cell table:style-name="ce11" table:formula="of:=IF([.I103]&lt;1;(1+(59*(1-[.I103])))*[.$A$39]+[.$A$111];0)" office:value-type="float" office:value="154.669900414526" calcext:value-type="float">
            <text:p>155</text:p>
          </table:table-cell>
          <table:table-cell table:style-name="ce11" table:formula="of:=IF([.J103]&lt;1;(1+(59*(1-[.J103])))*[.$A$39]+[.$A$111];0)" office:value-type="float" office:value="144.508913152367" calcext:value-type="float">
            <text:p>145</text:p>
          </table:table-cell>
          <table:table-cell table:style-name="ce11" table:formula="of:=IF([.K103]&lt;1;(1+(59*(1-[.K103])))*[.$A$39]+[.$A$111];0)" office:value-type="float" office:value="135.980003696213" calcext:value-type="float">
            <text:p>136</text:p>
          </table:table-cell>
          <table:table-cell table:style-name="ce11" table:formula="of:=IF([.L103]&lt;1;(1+(59*(1-[.L103])))*[.$A$39]+[.$A$111];0)" office:value-type="float" office:value="129.011567604042" calcext:value-type="float">
            <text:p>129</text:p>
          </table:table-cell>
          <table:table-cell table:style-name="ce11" table:formula="of:=IF([.M103]&lt;1;(1+(59*(1-[.M103])))*[.$A$39]+[.$A$111];0)" office:value-type="float" office:value="123.484489823706" calcext:value-type="float">
            <text:p>123</text:p>
          </table:table-cell>
          <table:table-cell table:style-name="ce11" table:formula="of:=IF([.N103]&lt;1;(1+(59*(1-[.N103])))*[.$A$39]+[.$A$111];0)" office:value-type="float" office:value="119.241293653218" calcext:value-type="float">
            <text:p>119</text:p>
          </table:table-cell>
          <table:table-cell table:style-name="ce11" table:formula="of:=IF([.O103]&lt;1;(1+(59*(1-[.O103])))*[.$A$39]+[.$A$111];0)" office:value-type="float" office:value="116.09846936599" calcext:value-type="float">
            <text:p>116</text:p>
          </table:table-cell>
          <table:table-cell table:style-name="ce11" table:formula="of:=IF([.P103]&lt;1;(1+(59*(1-[.P103])))*[.$A$39]+[.$A$111];0)" office:value-type="float" office:value="113.860625990386" calcext:value-type="float">
            <text:p>114</text:p>
          </table:table-cell>
          <table:table-cell table:style-name="ce11" table:formula="of:=IF([.Q103]&lt;1;(1+(59*(1-[.Q103])))*[.$A$39]+[.$A$111];0)" office:value-type="float" office:value="112.334738806548" calcext:value-type="float">
            <text:p>112</text:p>
          </table:table-cell>
          <table:table-cell table:style-name="ce11" table:formula="of:=IF([.R103]&lt;1;(1+(59*(1-[.R103])))*[.$A$39]+[.$A$111];0)" office:value-type="float" office:value="111.342693637494" calcext:value-type="float">
            <text:p>111</text:p>
          </table:table-cell>
          <table:table-cell table:style-name="ce11" table:formula="of:=IF([.S103]&lt;1;(1+(59*(1-[.S103])))*[.$A$39]+[.$A$111];0)" office:value-type="float" office:value="110.730616410757" calcext:value-type="float">
            <text:p>111</text:p>
          </table:table-cell>
          <table:table-cell table:style-name="ce11" table:formula="of:=IF([.T103]&lt;1;(1+(59*(1-[.T103])))*[.$A$39]+[.$A$111];0)" office:value-type="float" office:value="110.374087471903" calcext:value-type="float">
            <text:p>110</text:p>
          </table:table-cell>
          <table:table-cell table:style-name="ce11" table:formula="of:=IF([.U103]&lt;1;(1+(59*(1-[.U103])))*[.$A$39]+[.$A$111];0)" office:value-type="float" office:value="110.179136992756" calcext:value-type="float">
            <text:p>110</text:p>
          </table:table-cell>
          <table:table-cell table:style-name="ce11" table:formula="of:=IF([.V103]&lt;1;(1+(59*(1-[.V103])))*[.$A$39]+[.$A$111];0)" office:value-type="float" office:value="110.079692711926" calcext:value-type="float">
            <text:p>110</text:p>
          </table:table-cell>
          <table:table-cell table:style-name="ce11" table:formula="of:=IF([.W103]&lt;1;(1+(59*(1-[.W103])))*[.$A$39]+[.$A$111];0)" office:value-type="float" office:value="110.032694542566" calcext:value-type="float">
            <text:p>110</text:p>
          </table:table-cell>
          <table:table-cell table:style-name="ce11" table:formula="of:=IF([.X103]&lt;1;(1+(59*(1-[.X103])))*[.$A$39]+[.$A$111];0)" office:value-type="float" office:value="110.012269803027" calcext:value-type="float">
            <text:p>110</text:p>
          </table:table-cell>
          <table:table-cell table:style-name="ce11" table:formula="of:=IF([.Y103]&lt;1;(1+(59*(1-[.Y103])))*[.$A$39]+[.$A$111];0)" office:value-type="float" office:value="110.004174804556" calcext:value-type="float">
            <text:p>110</text:p>
          </table:table-cell>
          <table:table-cell table:style-name="ce11" table:formula="of:=IF([.Z103]&lt;1;(1+(59*(1-[.Z103])))*[.$A$39]+[.$A$111];0)" office:value-type="float" office:value="110.001275306468" calcext:value-type="float">
            <text:p>110</text:p>
          </table:table-cell>
          <table:table-cell table:style-name="ce11" table:formula="of:=IF([.AA103]&lt;1;(1+(59*(1-[.AA103])))*[.$A$39]+[.$A$111];0)" office:value-type="float" office:value="110.000346011727" calcext:value-type="float">
            <text:p>110</text:p>
          </table:table-cell>
          <table:table-cell table:style-name="ce11" table:formula="of:=IF([.AB103]&lt;1;(1+(59*(1-[.AB103])))*[.$A$39]+[.$A$111];0)" office:value-type="float" office:value="110.000082397626" calcext:value-type="float">
            <text:p>110</text:p>
          </table:table-cell>
          <table:table-cell table:style-name="ce11" table:formula="of:=IF([.AC103]&lt;1;(1+(59*(1-[.AC103])))*[.$A$39]+[.$A$111];0)" office:value-type="float" office:value="110.000016998906" calcext:value-type="float">
            <text:p>110</text:p>
          </table:table-cell>
          <table:table-cell table:style-name="ce11" table:formula="of:=IF([.AD103]&lt;1;(1+(59*(1-[.AD103])))*[.$A$39]+[.$A$111];0)" office:value-type="float" office:value="110.000002994869" calcext:value-type="float">
            <text:p>110</text:p>
          </table:table-cell>
          <table:table-cell table:style-name="ce11" table:formula="of:=IF([.AE103]&lt;1;(1+(59*(1-[.AE103])))*[.$A$39]+[.$A$111];0)" office:value-type="float" office:value="110.000000443538" calcext:value-type="float">
            <text:p>110</text:p>
          </table:table-cell>
          <table:table-cell table:style-name="ce11" table:formula="of:=IF([.AF103]&lt;1;(1+(59*(1-[.AF103])))*[.$A$39]+[.$A$111];0)" office:value-type="float" office:value="110.000000054267" calcext:value-type="float">
            <text:p>110</text:p>
          </table:table-cell>
          <table:table-cell table:style-name="ce11" table:formula="of:=IF([.AG103]&lt;1;(1+(59*(1-[.AG103])))*[.$A$39]+[.$A$111];0)" office:value-type="float" office:value="110.000000005382" calcext:value-type="float">
            <text:p>110</text:p>
          </table:table-cell>
          <table:table-cell table:style-name="ce11" table:formula="of:=IF([.AH103]&lt;1;(1+(59*(1-[.AH103])))*[.$A$39]+[.$A$111];0)" office:value-type="float" office:value="110.000000000424" calcext:value-type="float">
            <text:p>110</text:p>
          </table:table-cell>
          <table:table-cell table:style-name="ce11" table:formula="of:=IF([.AI103]&lt;1;(1+(59*(1-[.AI103])))*[.$A$39]+[.$A$111];0)" office:value-type="float" office:value="110.000000000026" calcext:value-type="float">
            <text:p>110</text:p>
          </table:table-cell>
          <table:table-cell table:style-name="ce11" table:formula="of:=IF([.AJ103]&lt;1;(1+(59*(1-[.AJ103])))*[.$A$39]+[.$A$111];0)" office:value-type="float" office:value="0" calcext:value-type="float">
            <text:p>0</text:p>
          </table:table-cell>
          <table:table-cell table:style-name="ce11" table:formula="of:=IF([.AK103]&lt;1;(1+(59*(1-[.AK103])))*[.$A$39]+[.$A$111];0)" office:value-type="float" office:value="0" calcext:value-type="float">
            <text:p>0</text:p>
          </table:table-cell>
          <table:table-cell table:style-name="ce11" table:formula="of:=IF([.AL103]&lt;1;(1+(59*(1-[.AL103])))*[.$A$39]+[.$A$111];0)" office:value-type="float" office:value="0" calcext:value-type="float">
            <text:p>0</text:p>
          </table:table-cell>
          <table:table-cell table:style-name="ce11" table:formula="of:=IF([.AM103]&lt;1;(1+(59*(1-[.AM103])))*[.$A$39]+[.$A$111];0)" office:value-type="float" office:value="0" calcext:value-type="float">
            <text:p>0</text:p>
          </table:table-cell>
          <table:table-cell table:style-name="ce11" table:formula="of:=IF([.AN103]&lt;1;(1+(59*(1-[.AN103])))*[.$A$39]+[.$A$111];0)" office:value-type="float" office:value="0" calcext:value-type="float">
            <text:p>0</text:p>
          </table:table-cell>
          <table:table-cell table:style-name="ce11" table:formula="of:=IF([.AO103]&lt;1;(1+(59*(1-[.AO103])))*[.$A$39]+[.$A$111];0)" office:value-type="float" office:value="0" calcext:value-type="float">
            <text:p>0</text:p>
          </table:table-cell>
          <table:table-cell table:style-name="ce11" table:formula="of:=IF([.AP103]&lt;1;(1+(59*(1-[.AP103])))*[.$A$39]+[.$A$111];0)" office:value-type="float" office:value="0" calcext:value-type="float">
            <text:p>0</text:p>
          </table:table-cell>
          <table:table-cell table:style-name="ce11" table:formula="of:=IF([.AQ103]&lt;1;(1+(59*(1-[.AQ103])))*[.$A$39]+[.$A$111];0)" office:value-type="float" office:value="0" calcext:value-type="float">
            <text:p>0</text:p>
          </table:table-cell>
          <table:table-cell table:style-name="ce11" table:formula="of:=IF([.AR103]&lt;1;(1+(59*(1-[.AR103])))*[.$A$39]+[.$A$111];0)" office:value-type="float" office:value="0" calcext:value-type="float">
            <text:p>0</text:p>
          </table:table-cell>
          <table:table-cell table:style-name="ce11" table:formula="of:=IF([.AS103]&lt;1;(1+(59*(1-[.AS103])))*[.$A$39]+[.$A$111];0)" office:value-type="float" office:value="0" calcext:value-type="float">
            <text:p>0</text:p>
          </table:table-cell>
          <table:table-cell table:style-name="ce11" table:formula="of:=IF([.AT103]&lt;1;(1+(59*(1-[.AT103])))*[.$A$39]+[.$A$111];0)" office:value-type="float" office:value="0" calcext:value-type="float">
            <text:p>0</text:p>
          </table:table-cell>
          <table:table-cell table:style-name="ce11" table:formula="of:=IF([.AU103]&lt;1;(1+(59*(1-[.AU103])))*[.$A$39]+[.$A$111];0)" office:value-type="float" office:value="0" calcext:value-type="float">
            <text:p>0</text:p>
          </table:table-cell>
          <table:table-cell table:style-name="ce11" table:formula="of:=IF([.AV103]&lt;1;(1+(59*(1-[.AV103])))*[.$A$39]+[.$A$111];0)" office:value-type="float" office:value="0" calcext:value-type="float">
            <text:p>0</text:p>
          </table:table-cell>
          <table:table-cell table:style-name="ce11" table:formula="of:=IF([.AW103]&lt;1;(1+(59*(1-[.AW103])))*[.$A$39]+[.$A$111];0)" office:value-type="float" office:value="0" calcext:value-type="float">
            <text:p>0</text:p>
          </table:table-cell>
          <table:table-cell table:style-name="ce11" table:formula="of:=IF([.AX103]&lt;1;(1+(59*(1-[.AX103])))*[.$A$39]+[.$A$111];0)" office:value-type="float" office:value="0" calcext:value-type="float">
            <text:p>0</text:p>
          </table:table-cell>
          <table:table-cell table:style-name="ce11" table:formula="of:=IF([.AY103]&lt;1;(1+(59*(1-[.AY103])))*[.$A$39]+[.$A$111];0)" office:value-type="float" office:value="0" calcext:value-type="float">
            <text:p>0</text:p>
          </table:table-cell>
          <table:table-cell table:style-name="ce11" table:formula="of:=IF([.AZ103]&lt;1;(1+(59*(1-[.AZ103])))*[.$A$39]+[.$A$111];0)" office:value-type="float" office:value="0" calcext:value-type="float">
            <text:p>0</text:p>
          </table:table-cell>
          <table:table-cell table:style-name="ce11" table:formula="of:=IF([.BA103]&lt;1;(1+(59*(1-[.BA103])))*[.$A$39]+[.$A$111];0)" office:value-type="float" office:value="0" calcext:value-type="float">
            <text:p>0</text:p>
          </table:table-cell>
          <table:table-cell table:style-name="ce11" table:formula="of:=IF([.BB103]&lt;1;(1+(59*(1-[.BB103])))*[.$A$39]+[.$A$111];0)" office:value-type="float" office:value="0" calcext:value-type="float">
            <text:p>0</text:p>
          </table:table-cell>
          <table:table-cell table:style-name="ce11" table:formula="of:=IF([.BC103]&lt;1;(1+(59*(1-[.BC103])))*[.$A$39]+[.$A$111];0)" office:value-type="float" office:value="0" calcext:value-type="float">
            <text:p>0</text:p>
          </table:table-cell>
          <table:table-cell table:style-name="ce11" table:formula="of:=IF([.BD103]&lt;1;(1+(59*(1-[.BD103])))*[.$A$39]+[.$A$111];0)" office:value-type="float" office:value="0" calcext:value-type="float">
            <text:p>0</text:p>
          </table:table-cell>
          <table:table-cell table:style-name="ce11" table:formula="of:=IF([.BE103]&lt;1;(1+(59*(1-[.BE103])))*[.$A$39]+[.$A$111];0)" office:value-type="float" office:value="0" calcext:value-type="float">
            <text:p>0</text:p>
          </table:table-cell>
          <table:table-cell table:style-name="ce11" table:formula="of:=IF([.BF103]&lt;1;(1+(59*(1-[.BF103])))*[.$A$39]+[.$A$111];0)" office:value-type="float" office:value="0" calcext:value-type="float">
            <text:p>0</text:p>
          </table:table-cell>
          <table:table-cell table:style-name="ce11" table:formula="of:=IF([.BG103]&lt;1;(1+(59*(1-[.BG103])))*[.$A$39]+[.$A$111];0)" office:value-type="float" office:value="0" calcext:value-type="float">
            <text:p>0</text:p>
          </table:table-cell>
          <table:table-cell table:style-name="ce11" table:formula="of:=IF([.BH103]&lt;1;(1+(59*(1-[.BH103])))*[.$A$39]+[.$A$111];0)" office:value-type="float" office:value="0" calcext:value-type="float">
            <text:p>0</text:p>
          </table:table-cell>
          <table:table-cell table:style-name="ce11" table:formula="of:=IF([.BI103]&lt;1;(1+(59*(1-[.BI103])))*[.$A$39]+[.$A$111];0)" office:value-type="float" office:value="0" calcext:value-type="float">
            <text:p>0</text:p>
          </table:table-cell>
          <table:table-cell table:style-name="ce11" table:formula="of:=IF([.BJ103]&lt;1;(1+(59*(1-[.BJ103])))*[.$A$39]+[.$A$111];0)" office:value-type="float" office:value="0" calcext:value-type="float">
            <text:p>0</text:p>
          </table:table-cell>
          <table:table-cell table:style-name="ce11" table:formula="of:=IF([.BK103]&lt;1;(1+(59*(1-[.BK103])))*[.$A$39]+[.$A$111];0)" office:value-type="float" office:value="0" calcext:value-type="float">
            <text:p>0</text:p>
          </table:table-cell>
          <table:table-cell table:style-name="ce11" table:formula="of:=IF([.BL103]&lt;1;(1+(59*(1-[.BL103])))*[.$A$39]+[.$A$111];0)" office:value-type="float" office:value="0" calcext:value-type="float">
            <text:p>0</text:p>
          </table:table-cell>
          <table:table-cell table:style-name="ce11" table:formula="of:=IF([.BM103]&lt;1;(1+(59*(1-[.BM103])))*[.$A$39]+[.$A$111];0)" office:value-type="float" office:value="0" calcext:value-type="float">
            <text:p>0</text:p>
          </table:table-cell>
          <table:table-cell table:style-name="ce11" table:formula="of:=IF([.BN103]&lt;1;(1+(59*(1-[.BN103])))*[.$A$39]+[.$A$111];0)" office:value-type="float" office:value="0" calcext:value-type="float">
            <text:p>0</text:p>
          </table:table-cell>
          <table:table-cell table:style-name="ce11" table:formula="of:=IF([.BO103]&lt;1;(1+(59*(1-[.BO103])))*[.$A$39]+[.$A$111];0)" office:value-type="float" office:value="0" calcext:value-type="float">
            <text:p>0</text:p>
          </table:table-cell>
          <table:table-cell table:style-name="ce11" table:formula="of:=IF([.BP103]&lt;1;(1+(59*(1-[.BP103])))*[.$A$39]+[.$A$111];0)" office:value-type="float" office:value="0" calcext:value-type="float">
            <text:p>0</text:p>
          </table:table-cell>
          <table:table-cell table:style-name="ce11" table:formula="of:=IF([.BQ103]&lt;1;(1+(59*(1-[.BQ103])))*[.$A$39]+[.$A$111];0)" office:value-type="float" office:value="0" calcext:value-type="float">
            <text:p>0</text:p>
          </table:table-cell>
          <table:table-cell table:style-name="ce11" table:formula="of:=IF([.BR103]&lt;1;(1+(59*(1-[.BR103])))*[.$A$39]+[.$A$111];0)" office:value-type="float" office:value="0" calcext:value-type="float">
            <text:p>0</text:p>
          </table:table-cell>
          <table:table-cell table:style-name="ce11" table:formula="of:=IF([.BS103]&lt;1;(1+(59*(1-[.BS103])))*[.$A$39]+[.$A$111];0)" office:value-type="float" office:value="0" calcext:value-type="float">
            <text:p>0</text:p>
          </table:table-cell>
          <table:table-cell table:style-name="ce11" table:formula="of:=IF([.BT103]&lt;1;(1+(59*(1-[.BT103])))*[.$A$39]+[.$A$111];0)" office:value-type="float" office:value="0" calcext:value-type="float">
            <text:p>0</text:p>
          </table:table-cell>
          <table:table-cell table:style-name="ce11" table:formula="of:=IF([.BU103]&lt;1;(1+(59*(1-[.BU103])))*[.$A$39]+[.$A$111];0)" office:value-type="float" office:value="0" calcext:value-type="float">
            <text:p>0</text:p>
          </table:table-cell>
          <table:table-cell table:style-name="ce11" table:formula="of:=IF([.BV103]&lt;1;(1+(59*(1-[.BV103])))*[.$A$39]+[.$A$111];0)" office:value-type="float" office:value="0" calcext:value-type="float">
            <text:p>0</text:p>
          </table:table-cell>
          <table:table-cell table:style-name="ce11" table:formula="of:=IF([.BW103]&lt;1;(1+(59*(1-[.BW103])))*[.$A$39]+[.$A$111];0)" office:value-type="float" office:value="0" calcext:value-type="float">
            <text:p>0</text:p>
          </table:table-cell>
          <table:table-cell table:style-name="ce11" table:formula="of:=IF([.BX103]&lt;1;(1+(59*(1-[.BX103])))*[.$A$39]+[.$A$111];0)" office:value-type="float" office:value="0" calcext:value-type="float">
            <text:p>0</text:p>
          </table:table-cell>
          <table:table-cell table:style-name="ce11" table:formula="of:=IF([.BY103]&lt;1;(1+(59*(1-[.BY103])))*[.$A$39]+[.$A$111];0)" office:value-type="float" office:value="0" calcext:value-type="float">
            <text:p>0</text:p>
          </table:table-cell>
          <table:table-cell table:style-name="ce11" table:formula="of:=IF([.BZ103]&lt;1;(1+(59*(1-[.BZ103])))*[.$A$39]+[.$A$111];0)" office:value-type="float" office:value="0" calcext:value-type="float">
            <text:p>0</text:p>
          </table:table-cell>
          <table:table-cell table:style-name="ce11" table:formula="of:=IF([.CA103]&lt;1;(1+(59*(1-[.CA103])))*[.$A$39]+[.$A$111];0)" office:value-type="float" office:value="0" calcext:value-type="float">
            <text:p>0</text:p>
          </table:table-cell>
          <table:table-cell table:style-name="ce11" table:formula="of:=IF([.CB103]&lt;1;(1+(59*(1-[.CB103])))*[.$A$39]+[.$A$111];0)" office:value-type="float" office:value="0" calcext:value-type="float">
            <text:p>0</text:p>
          </table:table-cell>
          <table:table-cell table:style-name="ce11" table:formula="of:=IF([.CC103]&lt;1;(1+(59*(1-[.CC103])))*[.$A$39]+[.$A$111];0)" office:value-type="float" office:value="0" calcext:value-type="float">
            <text:p>0</text:p>
          </table:table-cell>
          <table:table-cell table:style-name="ce11" table:formula="of:=IF([.CD103]&lt;1;(1+(59*(1-[.CD103])))*[.$A$39]+[.$A$111];0)" office:value-type="float" office:value="0" calcext:value-type="float">
            <text:p>0</text:p>
          </table:table-cell>
          <table:table-cell table:style-name="ce11" table:formula="of:=IF([.CE103]&lt;1;(1+(59*(1-[.CE103])))*[.$A$39]+[.$A$111];0)" office:value-type="float" office:value="0" calcext:value-type="float">
            <text:p>0</text:p>
          </table:table-cell>
          <table:table-cell table:style-name="ce11" table:formula="of:=IF([.CF103]&lt;1;(1+(59*(1-[.CF103])))*[.$A$39]+[.$A$111];0)" office:value-type="float" office:value="0" calcext:value-type="float">
            <text:p>0</text:p>
          </table:table-cell>
          <table:table-cell table:style-name="ce11" table:formula="of:=IF([.CG103]&lt;1;(1+(59*(1-[.CG103])))*[.$A$39]+[.$A$111];0)" office:value-type="float" office:value="0" calcext:value-type="float">
            <text:p>0</text:p>
          </table:table-cell>
          <table:table-cell table:style-name="ce11" table:formula="of:=IF([.CH103]&lt;1;(1+(59*(1-[.CH103])))*[.$A$39]+[.$A$111];0)" office:value-type="float" office:value="0" calcext:value-type="float">
            <text:p>0</text:p>
          </table:table-cell>
          <table:table-cell table:style-name="ce11" table:formula="of:=IF([.CI103]&lt;1;(1+(59*(1-[.CI103])))*[.$A$39]+[.$A$111];0)" office:value-type="float" office:value="0" calcext:value-type="float">
            <text:p>0</text:p>
          </table:table-cell>
          <table:table-cell table:style-name="ce11" table:formula="of:=IF([.CJ103]&lt;1;(1+(59*(1-[.CJ103])))*[.$A$39]+[.$A$111];0)" office:value-type="float" office:value="0" calcext:value-type="float">
            <text:p>0</text:p>
          </table:table-cell>
          <table:table-cell table:style-name="ce11" table:formula="of:=IF([.CK103]&lt;1;(1+(59*(1-[.CK103])))*[.$A$39]+[.$A$111];0)" office:value-type="float" office:value="0" calcext:value-type="float">
            <text:p>0</text:p>
          </table:table-cell>
          <table:table-cell table:style-name="ce11" table:formula="of:=IF([.CL103]&lt;1;(1+(59*(1-[.CL103])))*[.$A$39]+[.$A$111];0)" office:value-type="float" office:value="0" calcext:value-type="float">
            <text:p>0</text:p>
          </table:table-cell>
          <table:table-cell table:style-name="ce11" table:formula="of:=IF([.CM103]&lt;1;(1+(59*(1-[.CM103])))*[.$A$39]+[.$A$111];0)" office:value-type="float" office:value="0" calcext:value-type="float">
            <text:p>0</text:p>
          </table:table-cell>
          <table:table-cell table:style-name="ce11" table:formula="of:=IF([.CN103]&lt;1;(1+(59*(1-[.CN103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4]&lt;1;(1+(59*(1-[.A104])))*[.$A$39]+[.$A$111];0)" office:value-type="float" office:value="228" calcext:value-type="float">
            <text:p>228</text:p>
          </table:table-cell>
          <table:table-cell table:style-name="ce11" table:formula="of:=IF([.B104]&lt;1;(1+(59*(1-[.B104])))*[.$A$39]+[.$A$111];0)" office:value-type="float" office:value="210.458110857453" calcext:value-type="float">
            <text:p>210</text:p>
          </table:table-cell>
          <table:table-cell table:style-name="ce11" table:formula="of:=IF([.C104]&lt;1;(1+(59*(1-[.C104])))*[.$A$39]+[.$A$111];0)" office:value-type="float" office:value="194.158562043172" calcext:value-type="float">
            <text:p>194</text:p>
          </table:table-cell>
          <table:table-cell table:style-name="ce11" table:formula="of:=IF([.D104]&lt;1;(1+(59*(1-[.D104])))*[.$A$39]+[.$A$111];0)" office:value-type="float" office:value="179.266450932711" calcext:value-type="float">
            <text:p>179</text:p>
          </table:table-cell>
          <table:table-cell table:style-name="ce11" table:formula="of:=IF([.E104]&lt;1;(1+(59*(1-[.E104])))*[.$A$39]+[.$A$111];0)" office:value-type="float" office:value="165.91006900788" calcext:value-type="float">
            <text:p>166</text:p>
          </table:table-cell>
          <table:table-cell table:style-name="ce11" table:formula="of:=IF([.F104]&lt;1;(1+(59*(1-[.F104])))*[.$A$39]+[.$A$111];0)" office:value-type="float" office:value="154.172688221051" calcext:value-type="float">
            <text:p>154</text:p>
          </table:table-cell>
          <table:table-cell table:style-name="ce11" table:formula="of:=IF([.G104]&lt;1;(1+(59*(1-[.G104])))*[.$A$39]+[.$A$111];0)" office:value-type="float" office:value="144.086625705642" calcext:value-type="float">
            <text:p>144</text:p>
          </table:table-cell>
          <table:table-cell table:style-name="ce11" table:formula="of:=IF([.H104]&lt;1;(1+(59*(1-[.H104])))*[.$A$39]+[.$A$111];0)" office:value-type="float" office:value="135.630507867971" calcext:value-type="float">
            <text:p>136</text:p>
          </table:table-cell>
          <table:table-cell table:style-name="ce11" table:formula="of:=IF([.I104]&lt;1;(1+(59*(1-[.I104])))*[.$A$39]+[.$A$111];0)" office:value-type="float" office:value="128.730429314506" calcext:value-type="float">
            <text:p>129</text:p>
          </table:table-cell>
          <table:table-cell table:style-name="ce11" table:formula="of:=IF([.J104]&lt;1;(1+(59*(1-[.J104])))*[.$A$39]+[.$A$111];0)" office:value-type="float" office:value="123.265306954036" calcext:value-type="float">
            <text:p>123</text:p>
          </table:table-cell>
          <table:table-cell table:style-name="ce11" table:formula="of:=IF([.K104]&lt;1;(1+(59*(1-[.K104])))*[.$A$39]+[.$A$111];0)" office:value-type="float" office:value="119.076195314056" calcext:value-type="float">
            <text:p>119</text:p>
          </table:table-cell>
          <table:table-cell table:style-name="ce11" table:formula="of:=IF([.L104]&lt;1;(1+(59*(1-[.L104])))*[.$A$39]+[.$A$111];0)" office:value-type="float" office:value="115.978731020338" calcext:value-type="float">
            <text:p>116</text:p>
          </table:table-cell>
          <table:table-cell table:style-name="ce11" table:formula="of:=IF([.M104]&lt;1;(1+(59*(1-[.M104])))*[.$A$39]+[.$A$111];0)" office:value-type="float" office:value="113.777328153275" calcext:value-type="float">
            <text:p>114</text:p>
          </table:table-cell>
          <table:table-cell table:style-name="ce11" table:formula="of:=IF([.N104]&lt;1;(1+(59*(1-[.N104])))*[.$A$39]+[.$A$111];0)" office:value-type="float" office:value="112.279386574399" calcext:value-type="float">
            <text:p>112</text:p>
          </table:table-cell>
          <table:table-cell table:style-name="ce11" table:formula="of:=IF([.O104]&lt;1;(1+(59*(1-[.O104])))*[.$A$39]+[.$A$111];0)" office:value-type="float" office:value="111.307719450711" calcext:value-type="float">
            <text:p>111</text:p>
          </table:table-cell>
          <table:table-cell table:style-name="ce11" table:formula="of:=IF([.P104]&lt;1;(1+(59*(1-[.P104])))*[.$A$39]+[.$A$111];0)" office:value-type="float" office:value="110.709709862661" calcext:value-type="float">
            <text:p>111</text:p>
          </table:table-cell>
          <table:table-cell table:style-name="ce11" table:formula="of:=IF([.Q104]&lt;1;(1+(59*(1-[.Q104])))*[.$A$39]+[.$A$111];0)" office:value-type="float" office:value="110.362329523989" calcext:value-type="float">
            <text:p>110</text:p>
          </table:table-cell>
          <table:table-cell table:style-name="ce11" table:formula="of:=IF([.R104]&lt;1;(1+(59*(1-[.R104])))*[.$A$39]+[.$A$111];0)" office:value-type="float" office:value="110.172953316618" calcext:value-type="float">
            <text:p>110</text:p>
          </table:table-cell>
          <table:table-cell table:style-name="ce11" table:formula="of:=IF([.S104]&lt;1;(1+(59*(1-[.S104])))*[.$A$39]+[.$A$111];0)" office:value-type="float" office:value="110.076671963082" calcext:value-type="float">
            <text:p>110</text:p>
          </table:table-cell>
          <table:table-cell table:style-name="ce11" table:formula="of:=IF([.T104]&lt;1;(1+(59*(1-[.T104])))*[.$A$39]+[.$A$111];0)" office:value-type="float" office:value="110.03133394235" calcext:value-type="float">
            <text:p>110</text:p>
          </table:table-cell>
          <table:table-cell table:style-name="ce11" table:formula="of:=IF([.U104]&lt;1;(1+(59*(1-[.U104])))*[.$A$39]+[.$A$111];0)" office:value-type="float" office:value="110.01170931105" calcext:value-type="float">
            <text:p>110</text:p>
          </table:table-cell>
          <table:table-cell table:style-name="ce11" table:formula="of:=IF([.V104]&lt;1;(1+(59*(1-[.V104])))*[.$A$39]+[.$A$111];0)" office:value-type="float" office:value="110.003965512069" calcext:value-type="float">
            <text:p>110</text:p>
          </table:table-cell>
          <table:table-cell table:style-name="ce11" table:formula="of:=IF([.W104]&lt;1;(1+(59*(1-[.W104])))*[.$A$39]+[.$A$111];0)" office:value-type="float" office:value="110.00120515804" calcext:value-type="float">
            <text:p>110</text:p>
          </table:table-cell>
          <table:table-cell table:style-name="ce11" table:formula="of:=IF([.X104]&lt;1;(1+(59*(1-[.X104])))*[.$A$39]+[.$A$111];0)" office:value-type="float" office:value="110.00032513461" calcext:value-type="float">
            <text:p>110</text:p>
          </table:table-cell>
          <table:table-cell table:style-name="ce11" table:formula="of:=IF([.Y104]&lt;1;(1+(59*(1-[.Y104])))*[.$A$39]+[.$A$111];0)" office:value-type="float" office:value="110.000076945694" calcext:value-type="float">
            <text:p>110</text:p>
          </table:table-cell>
          <table:table-cell table:style-name="ce11" table:formula="of:=IF([.Z104]&lt;1;(1+(59*(1-[.Z104])))*[.$A$39]+[.$A$111];0)" office:value-type="float" office:value="110.000015765856" calcext:value-type="float">
            <text:p>110</text:p>
          </table:table-cell>
          <table:table-cell table:style-name="ce11" table:formula="of:=IF([.AA104]&lt;1;(1+(59*(1-[.AA104])))*[.$A$39]+[.$A$111];0)" office:value-type="float" office:value="110.000002756793" calcext:value-type="float">
            <text:p>110</text:p>
          </table:table-cell>
          <table:table-cell table:style-name="ce11" table:formula="of:=IF([.AB104]&lt;1;(1+(59*(1-[.AB104])))*[.$A$39]+[.$A$111];0)" office:value-type="float" office:value="110.000000404911" calcext:value-type="float">
            <text:p>110</text:p>
          </table:table-cell>
          <table:table-cell table:style-name="ce11" table:formula="of:=IF([.AC104]&lt;1;(1+(59*(1-[.AC104])))*[.$A$39]+[.$A$111];0)" office:value-type="float" office:value="110.000000049092" calcext:value-type="float">
            <text:p>110</text:p>
          </table:table-cell>
          <table:table-cell table:style-name="ce11" table:formula="of:=IF([.AD104]&lt;1;(1+(59*(1-[.AD104])))*[.$A$39]+[.$A$111];0)" office:value-type="float" office:value="110.00000000482" calcext:value-type="float">
            <text:p>110</text:p>
          </table:table-cell>
          <table:table-cell table:style-name="ce11" table:formula="of:=IF([.AE104]&lt;1;(1+(59*(1-[.AE104])))*[.$A$39]+[.$A$111];0)" office:value-type="float" office:value="110.000000000375" calcext:value-type="float">
            <text:p>110</text:p>
          </table:table-cell>
          <table:table-cell table:style-name="ce11" table:formula="of:=IF([.AF104]&lt;1;(1+(59*(1-[.AF104])))*[.$A$39]+[.$A$111];0)" office:value-type="float" office:value="110.000000000023" calcext:value-type="float">
            <text:p>110</text:p>
          </table:table-cell>
          <table:table-cell table:style-name="ce11" table:formula="of:=IF([.AG104]&lt;1;(1+(59*(1-[.AG104])))*[.$A$39]+[.$A$111];0)" office:value-type="float" office:value="0" calcext:value-type="float">
            <text:p>0</text:p>
          </table:table-cell>
          <table:table-cell table:style-name="ce11" table:formula="of:=IF([.AH104]&lt;1;(1+(59*(1-[.AH104])))*[.$A$39]+[.$A$111];0)" office:value-type="float" office:value="0" calcext:value-type="float">
            <text:p>0</text:p>
          </table:table-cell>
          <table:table-cell table:style-name="ce11" table:formula="of:=IF([.AI104]&lt;1;(1+(59*(1-[.AI104])))*[.$A$39]+[.$A$111];0)" office:value-type="float" office:value="0" calcext:value-type="float">
            <text:p>0</text:p>
          </table:table-cell>
          <table:table-cell table:style-name="ce11" table:formula="of:=IF([.AJ104]&lt;1;(1+(59*(1-[.AJ104])))*[.$A$39]+[.$A$111];0)" office:value-type="float" office:value="0" calcext:value-type="float">
            <text:p>0</text:p>
          </table:table-cell>
          <table:table-cell table:style-name="ce11" table:formula="of:=IF([.AK104]&lt;1;(1+(59*(1-[.AK104])))*[.$A$39]+[.$A$111];0)" office:value-type="float" office:value="0" calcext:value-type="float">
            <text:p>0</text:p>
          </table:table-cell>
          <table:table-cell table:style-name="ce11" table:formula="of:=IF([.AL104]&lt;1;(1+(59*(1-[.AL104])))*[.$A$39]+[.$A$111];0)" office:value-type="float" office:value="0" calcext:value-type="float">
            <text:p>0</text:p>
          </table:table-cell>
          <table:table-cell table:style-name="ce11" table:formula="of:=IF([.AM104]&lt;1;(1+(59*(1-[.AM104])))*[.$A$39]+[.$A$111];0)" office:value-type="float" office:value="0" calcext:value-type="float">
            <text:p>0</text:p>
          </table:table-cell>
          <table:table-cell table:style-name="ce11" table:formula="of:=IF([.AN104]&lt;1;(1+(59*(1-[.AN104])))*[.$A$39]+[.$A$111];0)" office:value-type="float" office:value="0" calcext:value-type="float">
            <text:p>0</text:p>
          </table:table-cell>
          <table:table-cell table:style-name="ce11" table:formula="of:=IF([.AO104]&lt;1;(1+(59*(1-[.AO104])))*[.$A$39]+[.$A$111];0)" office:value-type="float" office:value="0" calcext:value-type="float">
            <text:p>0</text:p>
          </table:table-cell>
          <table:table-cell table:style-name="ce11" table:formula="of:=IF([.AP104]&lt;1;(1+(59*(1-[.AP104])))*[.$A$39]+[.$A$111];0)" office:value-type="float" office:value="0" calcext:value-type="float">
            <text:p>0</text:p>
          </table:table-cell>
          <table:table-cell table:style-name="ce11" table:formula="of:=IF([.AQ104]&lt;1;(1+(59*(1-[.AQ104])))*[.$A$39]+[.$A$111];0)" office:value-type="float" office:value="0" calcext:value-type="float">
            <text:p>0</text:p>
          </table:table-cell>
          <table:table-cell table:style-name="ce11" table:formula="of:=IF([.AR104]&lt;1;(1+(59*(1-[.AR104])))*[.$A$39]+[.$A$111];0)" office:value-type="float" office:value="0" calcext:value-type="float">
            <text:p>0</text:p>
          </table:table-cell>
          <table:table-cell table:style-name="ce11" table:formula="of:=IF([.AS104]&lt;1;(1+(59*(1-[.AS104])))*[.$A$39]+[.$A$111];0)" office:value-type="float" office:value="0" calcext:value-type="float">
            <text:p>0</text:p>
          </table:table-cell>
          <table:table-cell table:style-name="ce11" table:formula="of:=IF([.AT104]&lt;1;(1+(59*(1-[.AT104])))*[.$A$39]+[.$A$111];0)" office:value-type="float" office:value="0" calcext:value-type="float">
            <text:p>0</text:p>
          </table:table-cell>
          <table:table-cell table:style-name="ce11" table:formula="of:=IF([.AU104]&lt;1;(1+(59*(1-[.AU104])))*[.$A$39]+[.$A$111];0)" office:value-type="float" office:value="0" calcext:value-type="float">
            <text:p>0</text:p>
          </table:table-cell>
          <table:table-cell table:style-name="ce11" table:formula="of:=IF([.AV104]&lt;1;(1+(59*(1-[.AV104])))*[.$A$39]+[.$A$111];0)" office:value-type="float" office:value="0" calcext:value-type="float">
            <text:p>0</text:p>
          </table:table-cell>
          <table:table-cell table:style-name="ce11" table:formula="of:=IF([.AW104]&lt;1;(1+(59*(1-[.AW104])))*[.$A$39]+[.$A$111];0)" office:value-type="float" office:value="0" calcext:value-type="float">
            <text:p>0</text:p>
          </table:table-cell>
          <table:table-cell table:style-name="ce11" table:formula="of:=IF([.AX104]&lt;1;(1+(59*(1-[.AX104])))*[.$A$39]+[.$A$111];0)" office:value-type="float" office:value="0" calcext:value-type="float">
            <text:p>0</text:p>
          </table:table-cell>
          <table:table-cell table:style-name="ce11" table:formula="of:=IF([.AY104]&lt;1;(1+(59*(1-[.AY104])))*[.$A$39]+[.$A$111];0)" office:value-type="float" office:value="0" calcext:value-type="float">
            <text:p>0</text:p>
          </table:table-cell>
          <table:table-cell table:style-name="ce11" table:formula="of:=IF([.AZ104]&lt;1;(1+(59*(1-[.AZ104])))*[.$A$39]+[.$A$111];0)" office:value-type="float" office:value="0" calcext:value-type="float">
            <text:p>0</text:p>
          </table:table-cell>
          <table:table-cell table:style-name="ce11" table:formula="of:=IF([.BA104]&lt;1;(1+(59*(1-[.BA104])))*[.$A$39]+[.$A$111];0)" office:value-type="float" office:value="0" calcext:value-type="float">
            <text:p>0</text:p>
          </table:table-cell>
          <table:table-cell table:style-name="ce11" table:formula="of:=IF([.BB104]&lt;1;(1+(59*(1-[.BB104])))*[.$A$39]+[.$A$111];0)" office:value-type="float" office:value="0" calcext:value-type="float">
            <text:p>0</text:p>
          </table:table-cell>
          <table:table-cell table:style-name="ce11" table:formula="of:=IF([.BC104]&lt;1;(1+(59*(1-[.BC104])))*[.$A$39]+[.$A$111];0)" office:value-type="float" office:value="0" calcext:value-type="float">
            <text:p>0</text:p>
          </table:table-cell>
          <table:table-cell table:style-name="ce11" table:formula="of:=IF([.BD104]&lt;1;(1+(59*(1-[.BD104])))*[.$A$39]+[.$A$111];0)" office:value-type="float" office:value="0" calcext:value-type="float">
            <text:p>0</text:p>
          </table:table-cell>
          <table:table-cell table:style-name="ce11" table:formula="of:=IF([.BE104]&lt;1;(1+(59*(1-[.BE104])))*[.$A$39]+[.$A$111];0)" office:value-type="float" office:value="0" calcext:value-type="float">
            <text:p>0</text:p>
          </table:table-cell>
          <table:table-cell table:style-name="ce11" table:formula="of:=IF([.BF104]&lt;1;(1+(59*(1-[.BF104])))*[.$A$39]+[.$A$111];0)" office:value-type="float" office:value="0" calcext:value-type="float">
            <text:p>0</text:p>
          </table:table-cell>
          <table:table-cell table:style-name="ce11" table:formula="of:=IF([.BG104]&lt;1;(1+(59*(1-[.BG104])))*[.$A$39]+[.$A$111];0)" office:value-type="float" office:value="0" calcext:value-type="float">
            <text:p>0</text:p>
          </table:table-cell>
          <table:table-cell table:style-name="ce11" table:formula="of:=IF([.BH104]&lt;1;(1+(59*(1-[.BH104])))*[.$A$39]+[.$A$111];0)" office:value-type="float" office:value="0" calcext:value-type="float">
            <text:p>0</text:p>
          </table:table-cell>
          <table:table-cell table:style-name="ce11" table:formula="of:=IF([.BI104]&lt;1;(1+(59*(1-[.BI104])))*[.$A$39]+[.$A$111];0)" office:value-type="float" office:value="0" calcext:value-type="float">
            <text:p>0</text:p>
          </table:table-cell>
          <table:table-cell table:style-name="ce11" table:formula="of:=IF([.BJ104]&lt;1;(1+(59*(1-[.BJ104])))*[.$A$39]+[.$A$111];0)" office:value-type="float" office:value="0" calcext:value-type="float">
            <text:p>0</text:p>
          </table:table-cell>
          <table:table-cell table:style-name="ce11" table:formula="of:=IF([.BK104]&lt;1;(1+(59*(1-[.BK104])))*[.$A$39]+[.$A$111];0)" office:value-type="float" office:value="0" calcext:value-type="float">
            <text:p>0</text:p>
          </table:table-cell>
          <table:table-cell table:style-name="ce11" table:formula="of:=IF([.BL104]&lt;1;(1+(59*(1-[.BL104])))*[.$A$39]+[.$A$111];0)" office:value-type="float" office:value="0" calcext:value-type="float">
            <text:p>0</text:p>
          </table:table-cell>
          <table:table-cell table:style-name="ce11" table:formula="of:=IF([.BM104]&lt;1;(1+(59*(1-[.BM104])))*[.$A$39]+[.$A$111];0)" office:value-type="float" office:value="0" calcext:value-type="float">
            <text:p>0</text:p>
          </table:table-cell>
          <table:table-cell table:style-name="ce11" table:formula="of:=IF([.BN104]&lt;1;(1+(59*(1-[.BN104])))*[.$A$39]+[.$A$111];0)" office:value-type="float" office:value="0" calcext:value-type="float">
            <text:p>0</text:p>
          </table:table-cell>
          <table:table-cell table:style-name="ce11" table:formula="of:=IF([.BO104]&lt;1;(1+(59*(1-[.BO104])))*[.$A$39]+[.$A$111];0)" office:value-type="float" office:value="0" calcext:value-type="float">
            <text:p>0</text:p>
          </table:table-cell>
          <table:table-cell table:style-name="ce11" table:formula="of:=IF([.BP104]&lt;1;(1+(59*(1-[.BP104])))*[.$A$39]+[.$A$111];0)" office:value-type="float" office:value="0" calcext:value-type="float">
            <text:p>0</text:p>
          </table:table-cell>
          <table:table-cell table:style-name="ce11" table:formula="of:=IF([.BQ104]&lt;1;(1+(59*(1-[.BQ104])))*[.$A$39]+[.$A$111];0)" office:value-type="float" office:value="0" calcext:value-type="float">
            <text:p>0</text:p>
          </table:table-cell>
          <table:table-cell table:style-name="ce11" table:formula="of:=IF([.BR104]&lt;1;(1+(59*(1-[.BR104])))*[.$A$39]+[.$A$111];0)" office:value-type="float" office:value="0" calcext:value-type="float">
            <text:p>0</text:p>
          </table:table-cell>
          <table:table-cell table:style-name="ce11" table:formula="of:=IF([.BS104]&lt;1;(1+(59*(1-[.BS104])))*[.$A$39]+[.$A$111];0)" office:value-type="float" office:value="0" calcext:value-type="float">
            <text:p>0</text:p>
          </table:table-cell>
          <table:table-cell table:style-name="ce11" table:formula="of:=IF([.BT104]&lt;1;(1+(59*(1-[.BT104])))*[.$A$39]+[.$A$111];0)" office:value-type="float" office:value="0" calcext:value-type="float">
            <text:p>0</text:p>
          </table:table-cell>
          <table:table-cell table:style-name="ce11" table:formula="of:=IF([.BU104]&lt;1;(1+(59*(1-[.BU104])))*[.$A$39]+[.$A$111];0)" office:value-type="float" office:value="0" calcext:value-type="float">
            <text:p>0</text:p>
          </table:table-cell>
          <table:table-cell table:style-name="ce11" table:formula="of:=IF([.BV104]&lt;1;(1+(59*(1-[.BV104])))*[.$A$39]+[.$A$111];0)" office:value-type="float" office:value="0" calcext:value-type="float">
            <text:p>0</text:p>
          </table:table-cell>
          <table:table-cell table:style-name="ce11" table:formula="of:=IF([.BW104]&lt;1;(1+(59*(1-[.BW104])))*[.$A$39]+[.$A$111];0)" office:value-type="float" office:value="0" calcext:value-type="float">
            <text:p>0</text:p>
          </table:table-cell>
          <table:table-cell table:style-name="ce11" table:formula="of:=IF([.BX104]&lt;1;(1+(59*(1-[.BX104])))*[.$A$39]+[.$A$111];0)" office:value-type="float" office:value="0" calcext:value-type="float">
            <text:p>0</text:p>
          </table:table-cell>
          <table:table-cell table:style-name="ce11" table:formula="of:=IF([.BY104]&lt;1;(1+(59*(1-[.BY104])))*[.$A$39]+[.$A$111];0)" office:value-type="float" office:value="0" calcext:value-type="float">
            <text:p>0</text:p>
          </table:table-cell>
          <table:table-cell table:style-name="ce11" table:formula="of:=IF([.BZ104]&lt;1;(1+(59*(1-[.BZ104])))*[.$A$39]+[.$A$111];0)" office:value-type="float" office:value="0" calcext:value-type="float">
            <text:p>0</text:p>
          </table:table-cell>
          <table:table-cell table:style-name="ce11" table:formula="of:=IF([.CA104]&lt;1;(1+(59*(1-[.CA104])))*[.$A$39]+[.$A$111];0)" office:value-type="float" office:value="0" calcext:value-type="float">
            <text:p>0</text:p>
          </table:table-cell>
          <table:table-cell table:style-name="ce11" table:formula="of:=IF([.CB104]&lt;1;(1+(59*(1-[.CB104])))*[.$A$39]+[.$A$111];0)" office:value-type="float" office:value="0" calcext:value-type="float">
            <text:p>0</text:p>
          </table:table-cell>
          <table:table-cell table:style-name="ce11" table:formula="of:=IF([.CC104]&lt;1;(1+(59*(1-[.CC104])))*[.$A$39]+[.$A$111];0)" office:value-type="float" office:value="0" calcext:value-type="float">
            <text:p>0</text:p>
          </table:table-cell>
          <table:table-cell table:style-name="ce11" table:formula="of:=IF([.CD104]&lt;1;(1+(59*(1-[.CD104])))*[.$A$39]+[.$A$111];0)" office:value-type="float" office:value="0" calcext:value-type="float">
            <text:p>0</text:p>
          </table:table-cell>
          <table:table-cell table:style-name="ce11" table:formula="of:=IF([.CE104]&lt;1;(1+(59*(1-[.CE104])))*[.$A$39]+[.$A$111];0)" office:value-type="float" office:value="0" calcext:value-type="float">
            <text:p>0</text:p>
          </table:table-cell>
          <table:table-cell table:style-name="ce11" table:formula="of:=IF([.CF104]&lt;1;(1+(59*(1-[.CF104])))*[.$A$39]+[.$A$111];0)" office:value-type="float" office:value="0" calcext:value-type="float">
            <text:p>0</text:p>
          </table:table-cell>
          <table:table-cell table:style-name="ce11" table:formula="of:=IF([.CG104]&lt;1;(1+(59*(1-[.CG104])))*[.$A$39]+[.$A$111];0)" office:value-type="float" office:value="0" calcext:value-type="float">
            <text:p>0</text:p>
          </table:table-cell>
          <table:table-cell table:style-name="ce11" table:formula="of:=IF([.CH104]&lt;1;(1+(59*(1-[.CH104])))*[.$A$39]+[.$A$111];0)" office:value-type="float" office:value="0" calcext:value-type="float">
            <text:p>0</text:p>
          </table:table-cell>
          <table:table-cell table:style-name="ce11" table:formula="of:=IF([.CI104]&lt;1;(1+(59*(1-[.CI104])))*[.$A$39]+[.$A$111];0)" office:value-type="float" office:value="0" calcext:value-type="float">
            <text:p>0</text:p>
          </table:table-cell>
          <table:table-cell table:style-name="ce11" table:formula="of:=IF([.CJ104]&lt;1;(1+(59*(1-[.CJ104])))*[.$A$39]+[.$A$111];0)" office:value-type="float" office:value="0" calcext:value-type="float">
            <text:p>0</text:p>
          </table:table-cell>
          <table:table-cell table:style-name="ce11" table:formula="of:=IF([.CK104]&lt;1;(1+(59*(1-[.CK104])))*[.$A$39]+[.$A$111];0)" office:value-type="float" office:value="0" calcext:value-type="float">
            <text:p>0</text:p>
          </table:table-cell>
          <table:table-cell table:style-name="ce11" table:formula="of:=IF([.CL104]&lt;1;(1+(59*(1-[.CL104])))*[.$A$39]+[.$A$111];0)" office:value-type="float" office:value="0" calcext:value-type="float">
            <text:p>0</text:p>
          </table:table-cell>
          <table:table-cell table:style-name="ce11" table:formula="of:=IF([.CM104]&lt;1;(1+(59*(1-[.CM104])))*[.$A$39]+[.$A$111];0)" office:value-type="float" office:value="0" calcext:value-type="float">
            <text:p>0</text:p>
          </table:table-cell>
          <table:table-cell table:style-name="ce11" table:formula="of:=IF([.CN104]&lt;1;(1+(59*(1-[.CN104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5]&lt;1;(1+(59*(1-[.A105])))*[.$A$39]+[.$A$111];0)" office:value-type="float" office:value="169" calcext:value-type="float">
            <text:p>169</text:p>
          </table:table-cell>
          <table:table-cell table:style-name="ce11" table:formula="of:=IF([.B105]&lt;1;(1+(59*(1-[.B105])))*[.$A$39]+[.$A$111];0)" office:value-type="float" office:value="156.865365848733" calcext:value-type="float">
            <text:p>157</text:p>
          </table:table-cell>
          <table:table-cell table:style-name="ce11" table:formula="of:=IF([.C105]&lt;1;(1+(59*(1-[.C105])))*[.$A$39]+[.$A$111];0)" office:value-type="float" office:value="146.379105109827" calcext:value-type="float">
            <text:p>146</text:p>
          </table:table-cell>
          <table:table-cell table:style-name="ce11" table:formula="of:=IF([.D105]&lt;1;(1+(59*(1-[.D105])))*[.$A$39]+[.$A$111];0)" office:value-type="float" office:value="137.532903438543" calcext:value-type="float">
            <text:p>138</text:p>
          </table:table-cell>
          <table:table-cell table:style-name="ce11" table:formula="of:=IF([.E105]&lt;1;(1+(59*(1-[.E105])))*[.$A$39]+[.$A$111];0)" office:value-type="float" office:value="130.265252142081" calcext:value-type="float">
            <text:p>130</text:p>
          </table:table-cell>
          <table:table-cell table:style-name="ce11" table:formula="of:=IF([.F105]&lt;1;(1+(59*(1-[.F105])))*[.$A$39]+[.$A$111];0)" office:value-type="float" office:value="124.465785186628" calcext:value-type="float">
            <text:p>124</text:p>
          </table:table-cell>
          <table:table-cell table:style-name="ce11" table:formula="of:=IF([.G105]&lt;1;(1+(59*(1-[.G105])))*[.$A$39]+[.$A$111];0)" office:value-type="float" office:value="119.983688257892" calcext:value-type="float">
            <text:p>120</text:p>
          </table:table-cell>
          <table:table-cell table:style-name="ce11" table:formula="of:=IF([.H105]&lt;1;(1+(59*(1-[.H105])))*[.$A$39]+[.$A$111];0)" office:value-type="float" office:value="116.63949291253" calcext:value-type="float">
            <text:p>117</text:p>
          </table:table-cell>
          <table:table-cell table:style-name="ce11" table:formula="of:=IF([.I105]&lt;1;(1+(59*(1-[.I105])))*[.$A$39]+[.$A$111];0)" office:value-type="float" office:value="114.238997902181" calcext:value-type="float">
            <text:p>114</text:p>
          </table:table-cell>
          <table:table-cell table:style-name="ce11" table:formula="of:=IF([.J105]&lt;1;(1+(59*(1-[.J105])))*[.$A$39]+[.$A$111];0)" office:value-type="float" office:value="112.587642769127" calcext:value-type="float">
            <text:p>113</text:p>
          </table:table-cell>
          <table:table-cell table:style-name="ce11" table:formula="of:=IF([.K105]&lt;1;(1+(59*(1-[.K105])))*[.$A$39]+[.$A$111];0)" office:value-type="float" office:value="111.503521184105" calcext:value-type="float">
            <text:p>112</text:p>
          </table:table-cell>
          <table:table-cell table:style-name="ce11" table:formula="of:=IF([.L105]&lt;1;(1+(59*(1-[.L105])))*[.$A$39]+[.$A$111];0)" office:value-type="float" office:value="110.827437701996" calcext:value-type="float">
            <text:p>111</text:p>
          </table:table-cell>
          <table:table-cell table:style-name="ce11" table:formula="of:=IF([.M105]&lt;1;(1+(59*(1-[.M105])))*[.$A$39]+[.$A$111];0)" office:value-type="float" office:value="110.42896675434" calcext:value-type="float">
            <text:p>110</text:p>
          </table:table-cell>
          <table:table-cell table:style-name="ce11" table:formula="of:=IF([.N105]&lt;1;(1+(59*(1-[.N105])))*[.$A$39]+[.$A$111];0)" office:value-type="float" office:value="110.208247979902" calcext:value-type="float">
            <text:p>110</text:p>
          </table:table-cell>
          <table:table-cell table:style-name="ce11" table:formula="of:=IF([.O105]&lt;1;(1+(59*(1-[.O105])))*[.$A$39]+[.$A$111];0)" office:value-type="float" office:value="110.094048890346" calcext:value-type="float">
            <text:p>110</text:p>
          </table:table-cell>
          <table:table-cell table:style-name="ce11" table:formula="of:=IF([.P105]&lt;1;(1+(59*(1-[.P105])))*[.$A$39]+[.$A$111];0)" office:value-type="float" office:value="110.039228693311" calcext:value-type="float">
            <text:p>110</text:p>
          </table:table-cell>
          <table:table-cell table:style-name="ce11" table:formula="of:=IF([.Q105]&lt;1;(1+(59*(1-[.Q105])))*[.$A$39]+[.$A$111];0)" office:value-type="float" office:value="110.014992671496" calcext:value-type="float">
            <text:p>110</text:p>
          </table:table-cell>
          <table:table-cell table:style-name="ce11" table:formula="of:=IF([.R105]&lt;1;(1+(59*(1-[.R105])))*[.$A$39]+[.$A$111];0)" office:value-type="float" office:value="110.005204532522" calcext:value-type="float">
            <text:p>110</text:p>
          </table:table-cell>
          <table:table-cell table:style-name="ce11" table:formula="of:=IF([.S105]&lt;1;(1+(59*(1-[.S105])))*[.$A$39]+[.$A$111];0)" office:value-type="float" office:value="110.001625304352" calcext:value-type="float">
            <text:p>110</text:p>
          </table:table-cell>
          <table:table-cell table:style-name="ce11" table:formula="of:=IF([.T105]&lt;1;(1+(59*(1-[.T105])))*[.$A$39]+[.$A$111];0)" office:value-type="float" office:value="110.000451796609" calcext:value-type="float">
            <text:p>110</text:p>
          </table:table-cell>
          <table:table-cell table:style-name="ce11" table:formula="of:=IF([.U105]&lt;1;(1+(59*(1-[.U105])))*[.$A$39]+[.$A$111];0)" office:value-type="float" office:value="110.000110497401" calcext:value-type="float">
            <text:p>110</text:p>
          </table:table-cell>
          <table:table-cell table:style-name="ce11" table:formula="of:=IF([.V105]&lt;1;(1+(59*(1-[.V105])))*[.$A$39]+[.$A$111];0)" office:value-type="float" office:value="110.000023474809" calcext:value-type="float">
            <text:p>110</text:p>
          </table:table-cell>
          <table:table-cell table:style-name="ce11" table:formula="of:=IF([.W105]&lt;1;(1+(59*(1-[.W105])))*[.$A$39]+[.$A$111];0)" office:value-type="float" office:value="110.000004271467" calcext:value-type="float">
            <text:p>110</text:p>
          </table:table-cell>
          <table:table-cell table:style-name="ce11" table:formula="of:=IF([.X105]&lt;1;(1+(59*(1-[.X105])))*[.$A$39]+[.$A$111];0)" office:value-type="float" office:value="110.000000655465" calcext:value-type="float">
            <text:p>110</text:p>
          </table:table-cell>
          <table:table-cell table:style-name="ce11" table:formula="of:=IF([.Y105]&lt;1;(1+(59*(1-[.Y105])))*[.$A$39]+[.$A$111];0)" office:value-type="float" office:value="110.000000083391" calcext:value-type="float">
            <text:p>110</text:p>
          </table:table-cell>
          <table:table-cell table:style-name="ce11" table:formula="of:=IF([.Z105]&lt;1;(1+(59*(1-[.Z105])))*[.$A$39]+[.$A$111];0)" office:value-type="float" office:value="110.000000008633" calcext:value-type="float">
            <text:p>110</text:p>
          </table:table-cell>
          <table:table-cell table:style-name="ce11" table:formula="of:=IF([.AA105]&lt;1;(1+(59*(1-[.AA105])))*[.$A$39]+[.$A$111];0)" office:value-type="float" office:value="110.000000000712" calcext:value-type="float">
            <text:p>110</text:p>
          </table:table-cell>
          <table:table-cell table:style-name="ce11" table:formula="of:=IF([.AB105]&lt;1;(1+(59*(1-[.AB105])))*[.$A$39]+[.$A$111];0)" office:value-type="float" office:value="110.000000000046" calcext:value-type="float">
            <text:p>110</text:p>
          </table:table-cell>
          <table:table-cell table:style-name="ce11" table:formula="of:=IF([.AC105]&lt;1;(1+(59*(1-[.AC105])))*[.$A$39]+[.$A$111];0)" office:value-type="float" office:value="110.000000000002" calcext:value-type="float">
            <text:p>110</text:p>
          </table:table-cell>
          <table:table-cell table:style-name="ce11" table:formula="of:=IF([.AD105]&lt;1;(1+(59*(1-[.AD105])))*[.$A$39]+[.$A$111];0)" office:value-type="float" office:value="0" calcext:value-type="float">
            <text:p>0</text:p>
          </table:table-cell>
          <table:table-cell table:style-name="ce11" table:formula="of:=IF([.AE105]&lt;1;(1+(59*(1-[.AE105])))*[.$A$39]+[.$A$111];0)" office:value-type="float" office:value="0" calcext:value-type="float">
            <text:p>0</text:p>
          </table:table-cell>
          <table:table-cell table:style-name="ce11" table:formula="of:=IF([.AF105]&lt;1;(1+(59*(1-[.AF105])))*[.$A$39]+[.$A$111];0)" office:value-type="float" office:value="0" calcext:value-type="float">
            <text:p>0</text:p>
          </table:table-cell>
          <table:table-cell table:style-name="ce11" table:formula="of:=IF([.AG105]&lt;1;(1+(59*(1-[.AG105])))*[.$A$39]+[.$A$111];0)" office:value-type="float" office:value="0" calcext:value-type="float">
            <text:p>0</text:p>
          </table:table-cell>
          <table:table-cell table:style-name="ce11" table:formula="of:=IF([.AH105]&lt;1;(1+(59*(1-[.AH105])))*[.$A$39]+[.$A$111];0)" office:value-type="float" office:value="0" calcext:value-type="float">
            <text:p>0</text:p>
          </table:table-cell>
          <table:table-cell table:style-name="ce11" table:formula="of:=IF([.AI105]&lt;1;(1+(59*(1-[.AI105])))*[.$A$39]+[.$A$111];0)" office:value-type="float" office:value="0" calcext:value-type="float">
            <text:p>0</text:p>
          </table:table-cell>
          <table:table-cell table:style-name="ce11" table:formula="of:=IF([.AJ105]&lt;1;(1+(59*(1-[.AJ105])))*[.$A$39]+[.$A$111];0)" office:value-type="float" office:value="0" calcext:value-type="float">
            <text:p>0</text:p>
          </table:table-cell>
          <table:table-cell table:style-name="ce11" table:formula="of:=IF([.AK105]&lt;1;(1+(59*(1-[.AK105])))*[.$A$39]+[.$A$111];0)" office:value-type="float" office:value="0" calcext:value-type="float">
            <text:p>0</text:p>
          </table:table-cell>
          <table:table-cell table:style-name="ce11" table:formula="of:=IF([.AL105]&lt;1;(1+(59*(1-[.AL105])))*[.$A$39]+[.$A$111];0)" office:value-type="float" office:value="0" calcext:value-type="float">
            <text:p>0</text:p>
          </table:table-cell>
          <table:table-cell table:style-name="ce11" table:formula="of:=IF([.AM105]&lt;1;(1+(59*(1-[.AM105])))*[.$A$39]+[.$A$111];0)" office:value-type="float" office:value="0" calcext:value-type="float">
            <text:p>0</text:p>
          </table:table-cell>
          <table:table-cell table:style-name="ce11" table:formula="of:=IF([.AN105]&lt;1;(1+(59*(1-[.AN105])))*[.$A$39]+[.$A$111];0)" office:value-type="float" office:value="0" calcext:value-type="float">
            <text:p>0</text:p>
          </table:table-cell>
          <table:table-cell table:style-name="ce11" table:formula="of:=IF([.AO105]&lt;1;(1+(59*(1-[.AO105])))*[.$A$39]+[.$A$111];0)" office:value-type="float" office:value="0" calcext:value-type="float">
            <text:p>0</text:p>
          </table:table-cell>
          <table:table-cell table:style-name="ce11" table:formula="of:=IF([.AP105]&lt;1;(1+(59*(1-[.AP105])))*[.$A$39]+[.$A$111];0)" office:value-type="float" office:value="0" calcext:value-type="float">
            <text:p>0</text:p>
          </table:table-cell>
          <table:table-cell table:style-name="ce11" table:formula="of:=IF([.AQ105]&lt;1;(1+(59*(1-[.AQ105])))*[.$A$39]+[.$A$111];0)" office:value-type="float" office:value="0" calcext:value-type="float">
            <text:p>0</text:p>
          </table:table-cell>
          <table:table-cell table:style-name="ce11" table:formula="of:=IF([.AR105]&lt;1;(1+(59*(1-[.AR105])))*[.$A$39]+[.$A$111];0)" office:value-type="float" office:value="0" calcext:value-type="float">
            <text:p>0</text:p>
          </table:table-cell>
          <table:table-cell table:style-name="ce11" table:formula="of:=IF([.AS105]&lt;1;(1+(59*(1-[.AS105])))*[.$A$39]+[.$A$111];0)" office:value-type="float" office:value="0" calcext:value-type="float">
            <text:p>0</text:p>
          </table:table-cell>
          <table:table-cell table:style-name="ce11" table:formula="of:=IF([.AT105]&lt;1;(1+(59*(1-[.AT105])))*[.$A$39]+[.$A$111];0)" office:value-type="float" office:value="0" calcext:value-type="float">
            <text:p>0</text:p>
          </table:table-cell>
          <table:table-cell table:style-name="ce11" table:formula="of:=IF([.AU105]&lt;1;(1+(59*(1-[.AU105])))*[.$A$39]+[.$A$111];0)" office:value-type="float" office:value="0" calcext:value-type="float">
            <text:p>0</text:p>
          </table:table-cell>
          <table:table-cell table:style-name="ce11" table:formula="of:=IF([.AV105]&lt;1;(1+(59*(1-[.AV105])))*[.$A$39]+[.$A$111];0)" office:value-type="float" office:value="0" calcext:value-type="float">
            <text:p>0</text:p>
          </table:table-cell>
          <table:table-cell table:style-name="ce11" table:formula="of:=IF([.AW105]&lt;1;(1+(59*(1-[.AW105])))*[.$A$39]+[.$A$111];0)" office:value-type="float" office:value="0" calcext:value-type="float">
            <text:p>0</text:p>
          </table:table-cell>
          <table:table-cell table:style-name="ce11" table:formula="of:=IF([.AX105]&lt;1;(1+(59*(1-[.AX105])))*[.$A$39]+[.$A$111];0)" office:value-type="float" office:value="0" calcext:value-type="float">
            <text:p>0</text:p>
          </table:table-cell>
          <table:table-cell table:style-name="ce11" table:formula="of:=IF([.AY105]&lt;1;(1+(59*(1-[.AY105])))*[.$A$39]+[.$A$111];0)" office:value-type="float" office:value="0" calcext:value-type="float">
            <text:p>0</text:p>
          </table:table-cell>
          <table:table-cell table:style-name="ce11" table:formula="of:=IF([.AZ105]&lt;1;(1+(59*(1-[.AZ105])))*[.$A$39]+[.$A$111];0)" office:value-type="float" office:value="0" calcext:value-type="float">
            <text:p>0</text:p>
          </table:table-cell>
          <table:table-cell table:style-name="ce11" table:formula="of:=IF([.BA105]&lt;1;(1+(59*(1-[.BA105])))*[.$A$39]+[.$A$111];0)" office:value-type="float" office:value="0" calcext:value-type="float">
            <text:p>0</text:p>
          </table:table-cell>
          <table:table-cell table:style-name="ce11" table:formula="of:=IF([.BB105]&lt;1;(1+(59*(1-[.BB105])))*[.$A$39]+[.$A$111];0)" office:value-type="float" office:value="0" calcext:value-type="float">
            <text:p>0</text:p>
          </table:table-cell>
          <table:table-cell table:style-name="ce11" table:formula="of:=IF([.BC105]&lt;1;(1+(59*(1-[.BC105])))*[.$A$39]+[.$A$111];0)" office:value-type="float" office:value="0" calcext:value-type="float">
            <text:p>0</text:p>
          </table:table-cell>
          <table:table-cell table:style-name="ce11" table:formula="of:=IF([.BD105]&lt;1;(1+(59*(1-[.BD105])))*[.$A$39]+[.$A$111];0)" office:value-type="float" office:value="0" calcext:value-type="float">
            <text:p>0</text:p>
          </table:table-cell>
          <table:table-cell table:style-name="ce11" table:formula="of:=IF([.BE105]&lt;1;(1+(59*(1-[.BE105])))*[.$A$39]+[.$A$111];0)" office:value-type="float" office:value="0" calcext:value-type="float">
            <text:p>0</text:p>
          </table:table-cell>
          <table:table-cell table:style-name="ce11" table:formula="of:=IF([.BF105]&lt;1;(1+(59*(1-[.BF105])))*[.$A$39]+[.$A$111];0)" office:value-type="float" office:value="0" calcext:value-type="float">
            <text:p>0</text:p>
          </table:table-cell>
          <table:table-cell table:style-name="ce11" table:formula="of:=IF([.BG105]&lt;1;(1+(59*(1-[.BG105])))*[.$A$39]+[.$A$111];0)" office:value-type="float" office:value="0" calcext:value-type="float">
            <text:p>0</text:p>
          </table:table-cell>
          <table:table-cell table:style-name="ce11" table:formula="of:=IF([.BH105]&lt;1;(1+(59*(1-[.BH105])))*[.$A$39]+[.$A$111];0)" office:value-type="float" office:value="0" calcext:value-type="float">
            <text:p>0</text:p>
          </table:table-cell>
          <table:table-cell table:style-name="ce11" table:formula="of:=IF([.BI105]&lt;1;(1+(59*(1-[.BI105])))*[.$A$39]+[.$A$111];0)" office:value-type="float" office:value="0" calcext:value-type="float">
            <text:p>0</text:p>
          </table:table-cell>
          <table:table-cell table:style-name="ce11" table:formula="of:=IF([.BJ105]&lt;1;(1+(59*(1-[.BJ105])))*[.$A$39]+[.$A$111];0)" office:value-type="float" office:value="0" calcext:value-type="float">
            <text:p>0</text:p>
          </table:table-cell>
          <table:table-cell table:style-name="ce11" table:formula="of:=IF([.BK105]&lt;1;(1+(59*(1-[.BK105])))*[.$A$39]+[.$A$111];0)" office:value-type="float" office:value="0" calcext:value-type="float">
            <text:p>0</text:p>
          </table:table-cell>
          <table:table-cell table:style-name="ce11" table:formula="of:=IF([.BL105]&lt;1;(1+(59*(1-[.BL105])))*[.$A$39]+[.$A$111];0)" office:value-type="float" office:value="0" calcext:value-type="float">
            <text:p>0</text:p>
          </table:table-cell>
          <table:table-cell table:style-name="ce11" table:formula="of:=IF([.BM105]&lt;1;(1+(59*(1-[.BM105])))*[.$A$39]+[.$A$111];0)" office:value-type="float" office:value="0" calcext:value-type="float">
            <text:p>0</text:p>
          </table:table-cell>
          <table:table-cell table:style-name="ce11" table:formula="of:=IF([.BN105]&lt;1;(1+(59*(1-[.BN105])))*[.$A$39]+[.$A$111];0)" office:value-type="float" office:value="0" calcext:value-type="float">
            <text:p>0</text:p>
          </table:table-cell>
          <table:table-cell table:style-name="ce11" table:formula="of:=IF([.BO105]&lt;1;(1+(59*(1-[.BO105])))*[.$A$39]+[.$A$111];0)" office:value-type="float" office:value="0" calcext:value-type="float">
            <text:p>0</text:p>
          </table:table-cell>
          <table:table-cell table:style-name="ce11" table:formula="of:=IF([.BP105]&lt;1;(1+(59*(1-[.BP105])))*[.$A$39]+[.$A$111];0)" office:value-type="float" office:value="0" calcext:value-type="float">
            <text:p>0</text:p>
          </table:table-cell>
          <table:table-cell table:style-name="ce11" table:formula="of:=IF([.BQ105]&lt;1;(1+(59*(1-[.BQ105])))*[.$A$39]+[.$A$111];0)" office:value-type="float" office:value="0" calcext:value-type="float">
            <text:p>0</text:p>
          </table:table-cell>
          <table:table-cell table:style-name="ce11" table:formula="of:=IF([.BR105]&lt;1;(1+(59*(1-[.BR105])))*[.$A$39]+[.$A$111];0)" office:value-type="float" office:value="0" calcext:value-type="float">
            <text:p>0</text:p>
          </table:table-cell>
          <table:table-cell table:style-name="ce11" table:formula="of:=IF([.BS105]&lt;1;(1+(59*(1-[.BS105])))*[.$A$39]+[.$A$111];0)" office:value-type="float" office:value="0" calcext:value-type="float">
            <text:p>0</text:p>
          </table:table-cell>
          <table:table-cell table:style-name="ce11" table:formula="of:=IF([.BT105]&lt;1;(1+(59*(1-[.BT105])))*[.$A$39]+[.$A$111];0)" office:value-type="float" office:value="0" calcext:value-type="float">
            <text:p>0</text:p>
          </table:table-cell>
          <table:table-cell table:style-name="ce11" table:formula="of:=IF([.BU105]&lt;1;(1+(59*(1-[.BU105])))*[.$A$39]+[.$A$111];0)" office:value-type="float" office:value="0" calcext:value-type="float">
            <text:p>0</text:p>
          </table:table-cell>
          <table:table-cell table:style-name="ce11" table:formula="of:=IF([.BV105]&lt;1;(1+(59*(1-[.BV105])))*[.$A$39]+[.$A$111];0)" office:value-type="float" office:value="0" calcext:value-type="float">
            <text:p>0</text:p>
          </table:table-cell>
          <table:table-cell table:style-name="ce11" table:formula="of:=IF([.BW105]&lt;1;(1+(59*(1-[.BW105])))*[.$A$39]+[.$A$111];0)" office:value-type="float" office:value="0" calcext:value-type="float">
            <text:p>0</text:p>
          </table:table-cell>
          <table:table-cell table:style-name="ce11" table:formula="of:=IF([.BX105]&lt;1;(1+(59*(1-[.BX105])))*[.$A$39]+[.$A$111];0)" office:value-type="float" office:value="0" calcext:value-type="float">
            <text:p>0</text:p>
          </table:table-cell>
          <table:table-cell table:style-name="ce11" table:formula="of:=IF([.BY105]&lt;1;(1+(59*(1-[.BY105])))*[.$A$39]+[.$A$111];0)" office:value-type="float" office:value="0" calcext:value-type="float">
            <text:p>0</text:p>
          </table:table-cell>
          <table:table-cell table:style-name="ce11" table:formula="of:=IF([.BZ105]&lt;1;(1+(59*(1-[.BZ105])))*[.$A$39]+[.$A$111];0)" office:value-type="float" office:value="0" calcext:value-type="float">
            <text:p>0</text:p>
          </table:table-cell>
          <table:table-cell table:style-name="ce11" table:formula="of:=IF([.CA105]&lt;1;(1+(59*(1-[.CA105])))*[.$A$39]+[.$A$111];0)" office:value-type="float" office:value="0" calcext:value-type="float">
            <text:p>0</text:p>
          </table:table-cell>
          <table:table-cell table:style-name="ce11" table:formula="of:=IF([.CB105]&lt;1;(1+(59*(1-[.CB105])))*[.$A$39]+[.$A$111];0)" office:value-type="float" office:value="0" calcext:value-type="float">
            <text:p>0</text:p>
          </table:table-cell>
          <table:table-cell table:style-name="ce11" table:formula="of:=IF([.CC105]&lt;1;(1+(59*(1-[.CC105])))*[.$A$39]+[.$A$111];0)" office:value-type="float" office:value="0" calcext:value-type="float">
            <text:p>0</text:p>
          </table:table-cell>
          <table:table-cell table:style-name="ce11" table:formula="of:=IF([.CD105]&lt;1;(1+(59*(1-[.CD105])))*[.$A$39]+[.$A$111];0)" office:value-type="float" office:value="0" calcext:value-type="float">
            <text:p>0</text:p>
          </table:table-cell>
          <table:table-cell table:style-name="ce11" table:formula="of:=IF([.CE105]&lt;1;(1+(59*(1-[.CE105])))*[.$A$39]+[.$A$111];0)" office:value-type="float" office:value="0" calcext:value-type="float">
            <text:p>0</text:p>
          </table:table-cell>
          <table:table-cell table:style-name="ce11" table:formula="of:=IF([.CF105]&lt;1;(1+(59*(1-[.CF105])))*[.$A$39]+[.$A$111];0)" office:value-type="float" office:value="0" calcext:value-type="float">
            <text:p>0</text:p>
          </table:table-cell>
          <table:table-cell table:style-name="ce11" table:formula="of:=IF([.CG105]&lt;1;(1+(59*(1-[.CG105])))*[.$A$39]+[.$A$111];0)" office:value-type="float" office:value="0" calcext:value-type="float">
            <text:p>0</text:p>
          </table:table-cell>
          <table:table-cell table:style-name="ce11" table:formula="of:=IF([.CH105]&lt;1;(1+(59*(1-[.CH105])))*[.$A$39]+[.$A$111];0)" office:value-type="float" office:value="0" calcext:value-type="float">
            <text:p>0</text:p>
          </table:table-cell>
          <table:table-cell table:style-name="ce11" table:formula="of:=IF([.CI105]&lt;1;(1+(59*(1-[.CI105])))*[.$A$39]+[.$A$111];0)" office:value-type="float" office:value="0" calcext:value-type="float">
            <text:p>0</text:p>
          </table:table-cell>
          <table:table-cell table:style-name="ce11" table:formula="of:=IF([.CJ105]&lt;1;(1+(59*(1-[.CJ105])))*[.$A$39]+[.$A$111];0)" office:value-type="float" office:value="0" calcext:value-type="float">
            <text:p>0</text:p>
          </table:table-cell>
          <table:table-cell table:style-name="ce11" table:formula="of:=IF([.CK105]&lt;1;(1+(59*(1-[.CK105])))*[.$A$39]+[.$A$111];0)" office:value-type="float" office:value="0" calcext:value-type="float">
            <text:p>0</text:p>
          </table:table-cell>
          <table:table-cell table:style-name="ce11" table:formula="of:=IF([.CL105]&lt;1;(1+(59*(1-[.CL105])))*[.$A$39]+[.$A$111];0)" office:value-type="float" office:value="0" calcext:value-type="float">
            <text:p>0</text:p>
          </table:table-cell>
          <table:table-cell table:style-name="ce11" table:formula="of:=IF([.CM105]&lt;1;(1+(59*(1-[.CM105])))*[.$A$39]+[.$A$111];0)" office:value-type="float" office:value="0" calcext:value-type="float">
            <text:p>0</text:p>
          </table:table-cell>
          <table:table-cell table:style-name="ce11" table:formula="of:=IF([.CN105]&lt;1;(1+(59*(1-[.CN105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6]&lt;1;(1+(59*(1-[.A106])))*[.$A$39]+[.$A$111];0)" office:value-type="float" office:value="0" calcext:value-type="float">
            <text:p>0</text:p>
          </table:table-cell>
          <table:table-cell table:style-name="ce11" table:formula="of:=IF([.B106]&lt;1;(1+(59*(1-[.B106])))*[.$A$39]+[.$A$111];0)" office:value-type="float" office:value="0" calcext:value-type="float">
            <text:p>0</text:p>
          </table:table-cell>
          <table:table-cell table:style-name="ce11" table:formula="of:=IF([.C106]&lt;1;(1+(59*(1-[.C106])))*[.$A$39]+[.$A$111];0)" office:value-type="float" office:value="0" calcext:value-type="float">
            <text:p>0</text:p>
          </table:table-cell>
          <table:table-cell table:style-name="ce11" table:formula="of:=IF([.D106]&lt;1;(1+(59*(1-[.D106])))*[.$A$39]+[.$A$111];0)" office:value-type="float" office:value="0" calcext:value-type="float">
            <text:p>0</text:p>
          </table:table-cell>
          <table:table-cell table:style-name="ce11" table:formula="of:=IF([.E106]&lt;1;(1+(59*(1-[.E106])))*[.$A$39]+[.$A$111];0)" office:value-type="float" office:value="0" calcext:value-type="float">
            <text:p>0</text:p>
          </table:table-cell>
          <table:table-cell table:style-name="ce11" table:formula="of:=IF([.F106]&lt;1;(1+(59*(1-[.F106])))*[.$A$39]+[.$A$111];0)" office:value-type="float" office:value="0" calcext:value-type="float">
            <text:p>0</text:p>
          </table:table-cell>
          <table:table-cell table:style-name="ce11" table:formula="of:=IF([.G106]&lt;1;(1+(59*(1-[.G106])))*[.$A$39]+[.$A$111];0)" office:value-type="float" office:value="0" calcext:value-type="float">
            <text:p>0</text:p>
          </table:table-cell>
          <table:table-cell table:style-name="ce11" table:formula="of:=IF([.H106]&lt;1;(1+(59*(1-[.H106])))*[.$A$39]+[.$A$111];0)" office:value-type="float" office:value="0" calcext:value-type="float">
            <text:p>0</text:p>
          </table:table-cell>
          <table:table-cell table:style-name="ce11" table:formula="of:=IF([.I106]&lt;1;(1+(59*(1-[.I106])))*[.$A$39]+[.$A$111];0)" office:value-type="float" office:value="0" calcext:value-type="float">
            <text:p>0</text:p>
          </table:table-cell>
          <table:table-cell table:style-name="ce11" table:formula="of:=IF([.J106]&lt;1;(1+(59*(1-[.J106])))*[.$A$39]+[.$A$111];0)" office:value-type="float" office:value="0" calcext:value-type="float">
            <text:p>0</text:p>
          </table:table-cell>
          <table:table-cell table:style-name="ce11" table:formula="of:=IF([.K106]&lt;1;(1+(59*(1-[.K106])))*[.$A$39]+[.$A$111];0)" office:value-type="float" office:value="0" calcext:value-type="float">
            <text:p>0</text:p>
          </table:table-cell>
          <table:table-cell table:style-name="ce11" table:formula="of:=IF([.L106]&lt;1;(1+(59*(1-[.L106])))*[.$A$39]+[.$A$111];0)" office:value-type="float" office:value="0" calcext:value-type="float">
            <text:p>0</text:p>
          </table:table-cell>
          <table:table-cell table:style-name="ce11" table:formula="of:=IF([.M106]&lt;1;(1+(59*(1-[.M106])))*[.$A$39]+[.$A$111];0)" office:value-type="float" office:value="0" calcext:value-type="float">
            <text:p>0</text:p>
          </table:table-cell>
          <table:table-cell table:style-name="ce11" table:formula="of:=IF([.N106]&lt;1;(1+(59*(1-[.N106])))*[.$A$39]+[.$A$111];0)" office:value-type="float" office:value="0" calcext:value-type="float">
            <text:p>0</text:p>
          </table:table-cell>
          <table:table-cell table:style-name="ce11" table:formula="of:=IF([.O106]&lt;1;(1+(59*(1-[.O106])))*[.$A$39]+[.$A$111];0)" office:value-type="float" office:value="0" calcext:value-type="float">
            <text:p>0</text:p>
          </table:table-cell>
          <table:table-cell table:style-name="ce11" table:formula="of:=IF([.P106]&lt;1;(1+(59*(1-[.P106])))*[.$A$39]+[.$A$111];0)" office:value-type="float" office:value="0" calcext:value-type="float">
            <text:p>0</text:p>
          </table:table-cell>
          <table:table-cell table:style-name="ce11" table:formula="of:=IF([.Q106]&lt;1;(1+(59*(1-[.Q106])))*[.$A$39]+[.$A$111];0)" office:value-type="float" office:value="0" calcext:value-type="float">
            <text:p>0</text:p>
          </table:table-cell>
          <table:table-cell table:style-name="ce11" table:formula="of:=IF([.R106]&lt;1;(1+(59*(1-[.R106])))*[.$A$39]+[.$A$111];0)" office:value-type="float" office:value="0" calcext:value-type="float">
            <text:p>0</text:p>
          </table:table-cell>
          <table:table-cell table:style-name="ce11" table:formula="of:=IF([.S106]&lt;1;(1+(59*(1-[.S106])))*[.$A$39]+[.$A$111];0)" office:value-type="float" office:value="0" calcext:value-type="float">
            <text:p>0</text:p>
          </table:table-cell>
          <table:table-cell table:style-name="ce11" table:formula="of:=IF([.T106]&lt;1;(1+(59*(1-[.T106])))*[.$A$39]+[.$A$111];0)" office:value-type="float" office:value="0" calcext:value-type="float">
            <text:p>0</text:p>
          </table:table-cell>
          <table:table-cell table:style-name="ce11" table:formula="of:=IF([.U106]&lt;1;(1+(59*(1-[.U106])))*[.$A$39]+[.$A$111];0)" office:value-type="float" office:value="0" calcext:value-type="float">
            <text:p>0</text:p>
          </table:table-cell>
          <table:table-cell table:style-name="ce11" table:formula="of:=IF([.V106]&lt;1;(1+(59*(1-[.V106])))*[.$A$39]+[.$A$111];0)" office:value-type="float" office:value="0" calcext:value-type="float">
            <text:p>0</text:p>
          </table:table-cell>
          <table:table-cell table:style-name="ce11" table:formula="of:=IF([.W106]&lt;1;(1+(59*(1-[.W106])))*[.$A$39]+[.$A$111];0)" office:value-type="float" office:value="0" calcext:value-type="float">
            <text:p>0</text:p>
          </table:table-cell>
          <table:table-cell table:style-name="ce11" table:formula="of:=IF([.X106]&lt;1;(1+(59*(1-[.X106])))*[.$A$39]+[.$A$111];0)" office:value-type="float" office:value="0" calcext:value-type="float">
            <text:p>0</text:p>
          </table:table-cell>
          <table:table-cell table:style-name="ce11" table:formula="of:=IF([.Y106]&lt;1;(1+(59*(1-[.Y106])))*[.$A$39]+[.$A$111];0)" office:value-type="float" office:value="0" calcext:value-type="float">
            <text:p>0</text:p>
          </table:table-cell>
          <table:table-cell table:style-name="ce11" table:formula="of:=IF([.Z106]&lt;1;(1+(59*(1-[.Z106])))*[.$A$39]+[.$A$111];0)" office:value-type="float" office:value="0" calcext:value-type="float">
            <text:p>0</text:p>
          </table:table-cell>
          <table:table-cell table:style-name="ce11" table:formula="of:=IF([.AA106]&lt;1;(1+(59*(1-[.AA106])))*[.$A$39]+[.$A$111];0)" office:value-type="float" office:value="0" calcext:value-type="float">
            <text:p>0</text:p>
          </table:table-cell>
          <table:table-cell table:style-name="ce11" table:formula="of:=IF([.AB106]&lt;1;(1+(59*(1-[.AB106])))*[.$A$39]+[.$A$111];0)" office:value-type="float" office:value="0" calcext:value-type="float">
            <text:p>0</text:p>
          </table:table-cell>
          <table:table-cell table:style-name="ce11" table:formula="of:=IF([.AC106]&lt;1;(1+(59*(1-[.AC106])))*[.$A$39]+[.$A$111];0)" office:value-type="float" office:value="0" calcext:value-type="float">
            <text:p>0</text:p>
          </table:table-cell>
          <table:table-cell table:style-name="ce11" table:formula="of:=IF([.AD106]&lt;1;(1+(59*(1-[.AD106])))*[.$A$39]+[.$A$111];0)" office:value-type="float" office:value="0" calcext:value-type="float">
            <text:p>0</text:p>
          </table:table-cell>
          <table:table-cell table:style-name="ce11" table:formula="of:=IF([.AE106]&lt;1;(1+(59*(1-[.AE106])))*[.$A$39]+[.$A$111];0)" office:value-type="float" office:value="0" calcext:value-type="float">
            <text:p>0</text:p>
          </table:table-cell>
          <table:table-cell table:style-name="ce11" table:formula="of:=IF([.AF106]&lt;1;(1+(59*(1-[.AF106])))*[.$A$39]+[.$A$111];0)" office:value-type="float" office:value="0" calcext:value-type="float">
            <text:p>0</text:p>
          </table:table-cell>
          <table:table-cell table:style-name="ce11" table:formula="of:=IF([.AG106]&lt;1;(1+(59*(1-[.AG106])))*[.$A$39]+[.$A$111];0)" office:value-type="float" office:value="0" calcext:value-type="float">
            <text:p>0</text:p>
          </table:table-cell>
          <table:table-cell table:style-name="ce11" table:formula="of:=IF([.AH106]&lt;1;(1+(59*(1-[.AH106])))*[.$A$39]+[.$A$111];0)" office:value-type="float" office:value="0" calcext:value-type="float">
            <text:p>0</text:p>
          </table:table-cell>
          <table:table-cell table:style-name="ce11" table:formula="of:=IF([.AI106]&lt;1;(1+(59*(1-[.AI106])))*[.$A$39]+[.$A$111];0)" office:value-type="float" office:value="0" calcext:value-type="float">
            <text:p>0</text:p>
          </table:table-cell>
          <table:table-cell table:style-name="ce11" table:formula="of:=IF([.AJ106]&lt;1;(1+(59*(1-[.AJ106])))*[.$A$39]+[.$A$111];0)" office:value-type="float" office:value="0" calcext:value-type="float">
            <text:p>0</text:p>
          </table:table-cell>
          <table:table-cell table:style-name="ce11" table:formula="of:=IF([.AK106]&lt;1;(1+(59*(1-[.AK106])))*[.$A$39]+[.$A$111];0)" office:value-type="float" office:value="0" calcext:value-type="float">
            <text:p>0</text:p>
          </table:table-cell>
          <table:table-cell table:style-name="ce11" table:formula="of:=IF([.AL106]&lt;1;(1+(59*(1-[.AL106])))*[.$A$39]+[.$A$111];0)" office:value-type="float" office:value="0" calcext:value-type="float">
            <text:p>0</text:p>
          </table:table-cell>
          <table:table-cell table:style-name="ce11" table:formula="of:=IF([.AM106]&lt;1;(1+(59*(1-[.AM106])))*[.$A$39]+[.$A$111];0)" office:value-type="float" office:value="0" calcext:value-type="float">
            <text:p>0</text:p>
          </table:table-cell>
          <table:table-cell table:style-name="ce11" table:formula="of:=IF([.AN106]&lt;1;(1+(59*(1-[.AN106])))*[.$A$39]+[.$A$111];0)" office:value-type="float" office:value="0" calcext:value-type="float">
            <text:p>0</text:p>
          </table:table-cell>
          <table:table-cell table:style-name="ce11" table:formula="of:=IF([.AO106]&lt;1;(1+(59*(1-[.AO106])))*[.$A$39]+[.$A$111];0)" office:value-type="float" office:value="0" calcext:value-type="float">
            <text:p>0</text:p>
          </table:table-cell>
          <table:table-cell table:style-name="ce11" table:formula="of:=IF([.AP106]&lt;1;(1+(59*(1-[.AP106])))*[.$A$39]+[.$A$111];0)" office:value-type="float" office:value="0" calcext:value-type="float">
            <text:p>0</text:p>
          </table:table-cell>
          <table:table-cell table:style-name="ce11" table:formula="of:=IF([.AQ106]&lt;1;(1+(59*(1-[.AQ106])))*[.$A$39]+[.$A$111];0)" office:value-type="float" office:value="0" calcext:value-type="float">
            <text:p>0</text:p>
          </table:table-cell>
          <table:table-cell table:style-name="ce11" table:formula="of:=IF([.AR106]&lt;1;(1+(59*(1-[.AR106])))*[.$A$39]+[.$A$111];0)" office:value-type="float" office:value="0" calcext:value-type="float">
            <text:p>0</text:p>
          </table:table-cell>
          <table:table-cell table:style-name="ce11" table:formula="of:=IF([.AS106]&lt;1;(1+(59*(1-[.AS106])))*[.$A$39]+[.$A$111];0)" office:value-type="float" office:value="0" calcext:value-type="float">
            <text:p>0</text:p>
          </table:table-cell>
          <table:table-cell table:style-name="ce11" table:formula="of:=IF([.AT106]&lt;1;(1+(59*(1-[.AT106])))*[.$A$39]+[.$A$111];0)" office:value-type="float" office:value="0" calcext:value-type="float">
            <text:p>0</text:p>
          </table:table-cell>
          <table:table-cell table:style-name="ce11" table:formula="of:=IF([.AU106]&lt;1;(1+(59*(1-[.AU106])))*[.$A$39]+[.$A$111];0)" office:value-type="float" office:value="0" calcext:value-type="float">
            <text:p>0</text:p>
          </table:table-cell>
          <table:table-cell table:style-name="ce11" table:formula="of:=IF([.AV106]&lt;1;(1+(59*(1-[.AV106])))*[.$A$39]+[.$A$111];0)" office:value-type="float" office:value="0" calcext:value-type="float">
            <text:p>0</text:p>
          </table:table-cell>
          <table:table-cell table:style-name="ce11" table:formula="of:=IF([.AW106]&lt;1;(1+(59*(1-[.AW106])))*[.$A$39]+[.$A$111];0)" office:value-type="float" office:value="0" calcext:value-type="float">
            <text:p>0</text:p>
          </table:table-cell>
          <table:table-cell table:style-name="ce11" table:formula="of:=IF([.AX106]&lt;1;(1+(59*(1-[.AX106])))*[.$A$39]+[.$A$111];0)" office:value-type="float" office:value="0" calcext:value-type="float">
            <text:p>0</text:p>
          </table:table-cell>
          <table:table-cell table:style-name="ce11" table:formula="of:=IF([.AY106]&lt;1;(1+(59*(1-[.AY106])))*[.$A$39]+[.$A$111];0)" office:value-type="float" office:value="0" calcext:value-type="float">
            <text:p>0</text:p>
          </table:table-cell>
          <table:table-cell table:style-name="ce11" table:formula="of:=IF([.AZ106]&lt;1;(1+(59*(1-[.AZ106])))*[.$A$39]+[.$A$111];0)" office:value-type="float" office:value="0" calcext:value-type="float">
            <text:p>0</text:p>
          </table:table-cell>
          <table:table-cell table:style-name="ce11" table:formula="of:=IF([.BA106]&lt;1;(1+(59*(1-[.BA106])))*[.$A$39]+[.$A$111];0)" office:value-type="float" office:value="0" calcext:value-type="float">
            <text:p>0</text:p>
          </table:table-cell>
          <table:table-cell table:style-name="ce11" table:formula="of:=IF([.BB106]&lt;1;(1+(59*(1-[.BB106])))*[.$A$39]+[.$A$111];0)" office:value-type="float" office:value="0" calcext:value-type="float">
            <text:p>0</text:p>
          </table:table-cell>
          <table:table-cell table:style-name="ce11" table:formula="of:=IF([.BC106]&lt;1;(1+(59*(1-[.BC106])))*[.$A$39]+[.$A$111];0)" office:value-type="float" office:value="0" calcext:value-type="float">
            <text:p>0</text:p>
          </table:table-cell>
          <table:table-cell table:style-name="ce11" table:formula="of:=IF([.BD106]&lt;1;(1+(59*(1-[.BD106])))*[.$A$39]+[.$A$111];0)" office:value-type="float" office:value="0" calcext:value-type="float">
            <text:p>0</text:p>
          </table:table-cell>
          <table:table-cell table:style-name="ce11" table:formula="of:=IF([.BE106]&lt;1;(1+(59*(1-[.BE106])))*[.$A$39]+[.$A$111];0)" office:value-type="float" office:value="0" calcext:value-type="float">
            <text:p>0</text:p>
          </table:table-cell>
          <table:table-cell table:style-name="ce11" table:formula="of:=IF([.BF106]&lt;1;(1+(59*(1-[.BF106])))*[.$A$39]+[.$A$111];0)" office:value-type="float" office:value="0" calcext:value-type="float">
            <text:p>0</text:p>
          </table:table-cell>
          <table:table-cell table:style-name="ce11" table:formula="of:=IF([.BG106]&lt;1;(1+(59*(1-[.BG106])))*[.$A$39]+[.$A$111];0)" office:value-type="float" office:value="0" calcext:value-type="float">
            <text:p>0</text:p>
          </table:table-cell>
          <table:table-cell table:style-name="ce11" table:formula="of:=IF([.BH106]&lt;1;(1+(59*(1-[.BH106])))*[.$A$39]+[.$A$111];0)" office:value-type="float" office:value="0" calcext:value-type="float">
            <text:p>0</text:p>
          </table:table-cell>
          <table:table-cell table:style-name="ce11" table:formula="of:=IF([.BI106]&lt;1;(1+(59*(1-[.BI106])))*[.$A$39]+[.$A$111];0)" office:value-type="float" office:value="0" calcext:value-type="float">
            <text:p>0</text:p>
          </table:table-cell>
          <table:table-cell table:style-name="ce11" table:formula="of:=IF([.BJ106]&lt;1;(1+(59*(1-[.BJ106])))*[.$A$39]+[.$A$111];0)" office:value-type="float" office:value="0" calcext:value-type="float">
            <text:p>0</text:p>
          </table:table-cell>
          <table:table-cell table:style-name="ce11" table:formula="of:=IF([.BK106]&lt;1;(1+(59*(1-[.BK106])))*[.$A$39]+[.$A$111];0)" office:value-type="float" office:value="0" calcext:value-type="float">
            <text:p>0</text:p>
          </table:table-cell>
          <table:table-cell table:style-name="ce11" table:formula="of:=IF([.BL106]&lt;1;(1+(59*(1-[.BL106])))*[.$A$39]+[.$A$111];0)" office:value-type="float" office:value="0" calcext:value-type="float">
            <text:p>0</text:p>
          </table:table-cell>
          <table:table-cell table:style-name="ce11" table:formula="of:=IF([.BM106]&lt;1;(1+(59*(1-[.BM106])))*[.$A$39]+[.$A$111];0)" office:value-type="float" office:value="0" calcext:value-type="float">
            <text:p>0</text:p>
          </table:table-cell>
          <table:table-cell table:style-name="ce11" table:formula="of:=IF([.BN106]&lt;1;(1+(59*(1-[.BN106])))*[.$A$39]+[.$A$111];0)" office:value-type="float" office:value="0" calcext:value-type="float">
            <text:p>0</text:p>
          </table:table-cell>
          <table:table-cell table:style-name="ce11" table:formula="of:=IF([.BO106]&lt;1;(1+(59*(1-[.BO106])))*[.$A$39]+[.$A$111];0)" office:value-type="float" office:value="0" calcext:value-type="float">
            <text:p>0</text:p>
          </table:table-cell>
          <table:table-cell table:style-name="ce11" table:formula="of:=IF([.BP106]&lt;1;(1+(59*(1-[.BP106])))*[.$A$39]+[.$A$111];0)" office:value-type="float" office:value="0" calcext:value-type="float">
            <text:p>0</text:p>
          </table:table-cell>
          <table:table-cell table:style-name="ce11" table:formula="of:=IF([.BQ106]&lt;1;(1+(59*(1-[.BQ106])))*[.$A$39]+[.$A$111];0)" office:value-type="float" office:value="0" calcext:value-type="float">
            <text:p>0</text:p>
          </table:table-cell>
          <table:table-cell table:style-name="ce11" table:formula="of:=IF([.BR106]&lt;1;(1+(59*(1-[.BR106])))*[.$A$39]+[.$A$111];0)" office:value-type="float" office:value="0" calcext:value-type="float">
            <text:p>0</text:p>
          </table:table-cell>
          <table:table-cell table:style-name="ce11" table:formula="of:=IF([.BS106]&lt;1;(1+(59*(1-[.BS106])))*[.$A$39]+[.$A$111];0)" office:value-type="float" office:value="0" calcext:value-type="float">
            <text:p>0</text:p>
          </table:table-cell>
          <table:table-cell table:style-name="ce11" table:formula="of:=IF([.BT106]&lt;1;(1+(59*(1-[.BT106])))*[.$A$39]+[.$A$111];0)" office:value-type="float" office:value="0" calcext:value-type="float">
            <text:p>0</text:p>
          </table:table-cell>
          <table:table-cell table:style-name="ce11" table:formula="of:=IF([.BU106]&lt;1;(1+(59*(1-[.BU106])))*[.$A$39]+[.$A$111];0)" office:value-type="float" office:value="0" calcext:value-type="float">
            <text:p>0</text:p>
          </table:table-cell>
          <table:table-cell table:style-name="ce11" table:formula="of:=IF([.BV106]&lt;1;(1+(59*(1-[.BV106])))*[.$A$39]+[.$A$111];0)" office:value-type="float" office:value="0" calcext:value-type="float">
            <text:p>0</text:p>
          </table:table-cell>
          <table:table-cell table:style-name="ce11" table:formula="of:=IF([.BW106]&lt;1;(1+(59*(1-[.BW106])))*[.$A$39]+[.$A$111];0)" office:value-type="float" office:value="0" calcext:value-type="float">
            <text:p>0</text:p>
          </table:table-cell>
          <table:table-cell table:style-name="ce11" table:formula="of:=IF([.BX106]&lt;1;(1+(59*(1-[.BX106])))*[.$A$39]+[.$A$111];0)" office:value-type="float" office:value="0" calcext:value-type="float">
            <text:p>0</text:p>
          </table:table-cell>
          <table:table-cell table:style-name="ce11" table:formula="of:=IF([.BY106]&lt;1;(1+(59*(1-[.BY106])))*[.$A$39]+[.$A$111];0)" office:value-type="float" office:value="0" calcext:value-type="float">
            <text:p>0</text:p>
          </table:table-cell>
          <table:table-cell table:style-name="ce11" table:formula="of:=IF([.BZ106]&lt;1;(1+(59*(1-[.BZ106])))*[.$A$39]+[.$A$111];0)" office:value-type="float" office:value="0" calcext:value-type="float">
            <text:p>0</text:p>
          </table:table-cell>
          <table:table-cell table:style-name="ce11" table:formula="of:=IF([.CA106]&lt;1;(1+(59*(1-[.CA106])))*[.$A$39]+[.$A$111];0)" office:value-type="float" office:value="0" calcext:value-type="float">
            <text:p>0</text:p>
          </table:table-cell>
          <table:table-cell table:style-name="ce11" table:formula="of:=IF([.CB106]&lt;1;(1+(59*(1-[.CB106])))*[.$A$39]+[.$A$111];0)" office:value-type="float" office:value="0" calcext:value-type="float">
            <text:p>0</text:p>
          </table:table-cell>
          <table:table-cell table:style-name="ce11" table:formula="of:=IF([.CC106]&lt;1;(1+(59*(1-[.CC106])))*[.$A$39]+[.$A$111];0)" office:value-type="float" office:value="0" calcext:value-type="float">
            <text:p>0</text:p>
          </table:table-cell>
          <table:table-cell table:style-name="ce11" table:formula="of:=IF([.CD106]&lt;1;(1+(59*(1-[.CD106])))*[.$A$39]+[.$A$111];0)" office:value-type="float" office:value="0" calcext:value-type="float">
            <text:p>0</text:p>
          </table:table-cell>
          <table:table-cell table:style-name="ce11" table:formula="of:=IF([.CE106]&lt;1;(1+(59*(1-[.CE106])))*[.$A$39]+[.$A$111];0)" office:value-type="float" office:value="0" calcext:value-type="float">
            <text:p>0</text:p>
          </table:table-cell>
          <table:table-cell table:style-name="ce11" table:formula="of:=IF([.CF106]&lt;1;(1+(59*(1-[.CF106])))*[.$A$39]+[.$A$111];0)" office:value-type="float" office:value="0" calcext:value-type="float">
            <text:p>0</text:p>
          </table:table-cell>
          <table:table-cell table:style-name="ce11" table:formula="of:=IF([.CG106]&lt;1;(1+(59*(1-[.CG106])))*[.$A$39]+[.$A$111];0)" office:value-type="float" office:value="0" calcext:value-type="float">
            <text:p>0</text:p>
          </table:table-cell>
          <table:table-cell table:style-name="ce11" table:formula="of:=IF([.CH106]&lt;1;(1+(59*(1-[.CH106])))*[.$A$39]+[.$A$111];0)" office:value-type="float" office:value="0" calcext:value-type="float">
            <text:p>0</text:p>
          </table:table-cell>
          <table:table-cell table:style-name="ce11" table:formula="of:=IF([.CI106]&lt;1;(1+(59*(1-[.CI106])))*[.$A$39]+[.$A$111];0)" office:value-type="float" office:value="0" calcext:value-type="float">
            <text:p>0</text:p>
          </table:table-cell>
          <table:table-cell table:style-name="ce11" table:formula="of:=IF([.CJ106]&lt;1;(1+(59*(1-[.CJ106])))*[.$A$39]+[.$A$111];0)" office:value-type="float" office:value="0" calcext:value-type="float">
            <text:p>0</text:p>
          </table:table-cell>
          <table:table-cell table:style-name="ce11" table:formula="of:=IF([.CK106]&lt;1;(1+(59*(1-[.CK106])))*[.$A$39]+[.$A$111];0)" office:value-type="float" office:value="0" calcext:value-type="float">
            <text:p>0</text:p>
          </table:table-cell>
          <table:table-cell table:style-name="ce11" table:formula="of:=IF([.CL106]&lt;1;(1+(59*(1-[.CL106])))*[.$A$39]+[.$A$111];0)" office:value-type="float" office:value="0" calcext:value-type="float">
            <text:p>0</text:p>
          </table:table-cell>
          <table:table-cell table:style-name="ce11" table:formula="of:=IF([.CM106]&lt;1;(1+(59*(1-[.CM106])))*[.$A$39]+[.$A$111];0)" office:value-type="float" office:value="0" calcext:value-type="float">
            <text:p>0</text:p>
          </table:table-cell>
          <table:table-cell table:style-name="ce11" table:formula="of:=IF([.CN106]&lt;1;(1+(59*(1-[.CN106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119];1.1)" office:value-type="float" office:value="0" calcext:value-type="float">
            <text:p>0,00</text:p>
          </table:table-cell>
          <table:table-cell table:style-name="ce10" table:formula="of:=1-POWER(1-[.B119];1.1)" office:value-type="float" office:value="0" calcext:value-type="float">
            <text:p>0,00</text:p>
          </table:table-cell>
          <table:table-cell table:style-name="ce10" table:formula="of:=1-POWER(1-[.C119];1.1)" office:value-type="float" office:value="0" calcext:value-type="float">
            <text:p>0,00</text:p>
          </table:table-cell>
          <table:table-cell table:style-name="ce10" table:formula="of:=1-POWER(1-[.D119];1.1)" office:value-type="float" office:value="0" calcext:value-type="float">
            <text:p>0,00</text:p>
          </table:table-cell>
          <table:table-cell table:style-name="ce10" table:formula="of:=1-POWER(1-[.E119];1.1)" office:value-type="float" office:value="0" calcext:value-type="float">
            <text:p>0,00</text:p>
          </table:table-cell>
          <table:table-cell table:style-name="ce10" table:formula="of:=1-POWER(1-[.F119];1.1)" office:value-type="float" office:value="0" calcext:value-type="float">
            <text:p>0,00</text:p>
          </table:table-cell>
          <table:table-cell table:style-name="ce10" table:formula="of:=1-POWER(1-[.G119];1.1)" office:value-type="float" office:value="0" calcext:value-type="float">
            <text:p>0,00</text:p>
          </table:table-cell>
          <table:table-cell table:style-name="ce10" table:formula="of:=1-POWER(1-[.H119];1.1)" office:value-type="float" office:value="0" calcext:value-type="float">
            <text:p>0,00</text:p>
          </table:table-cell>
          <table:table-cell table:style-name="ce10" table:formula="of:=1-POWER(1-[.I119];1.1)" office:value-type="float" office:value="0" calcext:value-type="float">
            <text:p>0,00</text:p>
          </table:table-cell>
          <table:table-cell table:style-name="ce10" table:formula="of:=1-POWER(1-[.J119];1.1)" office:value-type="float" office:value="0" calcext:value-type="float">
            <text:p>0,00</text:p>
          </table:table-cell>
          <table:table-cell table:style-name="ce10" table:formula="of:=1-POWER(1-[.K119];1.1)" office:value-type="float" office:value="0" calcext:value-type="float">
            <text:p>0,00</text:p>
          </table:table-cell>
          <table:table-cell table:style-name="ce10" table:formula="of:=1-POWER(1-[.L119];1.1)" office:value-type="float" office:value="0" calcext:value-type="float">
            <text:p>0,00</text:p>
          </table:table-cell>
          <table:table-cell table:style-name="ce10" table:formula="of:=1-POWER(1-[.M119];1.1)" office:value-type="float" office:value="0" calcext:value-type="float">
            <text:p>0,00</text:p>
          </table:table-cell>
          <table:table-cell table:style-name="ce10" table:formula="of:=1-POWER(1-[.N119];1.1)" office:value-type="float" office:value="0" calcext:value-type="float">
            <text:p>0,00</text:p>
          </table:table-cell>
          <table:table-cell table:style-name="ce10" table:formula="of:=1-POWER(1-[.O119];1.1)" office:value-type="float" office:value="0" calcext:value-type="float">
            <text:p>0,00</text:p>
          </table:table-cell>
          <table:table-cell table:style-name="ce10" table:formula="of:=1-POWER(1-[.P119];1.1)" office:value-type="float" office:value="0" calcext:value-type="float">
            <text:p>0,00</text:p>
          </table:table-cell>
          <table:table-cell table:style-name="ce10" table:formula="of:=1-POWER(1-[.Q119];1.1)" office:value-type="float" office:value="0" calcext:value-type="float">
            <text:p>0,00</text:p>
          </table:table-cell>
          <table:table-cell table:style-name="ce10" table:formula="of:=1-POWER(1-[.R119];1.1)" office:value-type="float" office:value="0" calcext:value-type="float">
            <text:p>0,00</text:p>
          </table:table-cell>
          <table:table-cell table:style-name="ce10" table:formula="of:=1-POWER(1-[.S119];1.1)" office:value-type="float" office:value="0" calcext:value-type="float">
            <text:p>0,00</text:p>
          </table:table-cell>
          <table:table-cell table:style-name="ce10" table:formula="of:=1-POWER(1-[.T119];1.1)" office:value-type="float" office:value="0" calcext:value-type="float">
            <text:p>0,00</text:p>
          </table:table-cell>
          <table:table-cell table:style-name="ce10" table:formula="of:=1-POWER(1-[.U119];1.1)" office:value-type="float" office:value="0" calcext:value-type="float">
            <text:p>0,00</text:p>
          </table:table-cell>
          <table:table-cell table:style-name="ce10" table:formula="of:=1-POWER(1-[.V119];1.1)" office:value-type="float" office:value="0" calcext:value-type="float">
            <text:p>0,00</text:p>
          </table:table-cell>
          <table:table-cell table:style-name="ce10" table:formula="of:=1-POWER(1-[.W119];1.1)" office:value-type="float" office:value="0" calcext:value-type="float">
            <text:p>0,00</text:p>
          </table:table-cell>
          <table:table-cell table:style-name="ce10" table:formula="of:=1-POWER(1-[.X119];1.1)" office:value-type="float" office:value="0" calcext:value-type="float">
            <text:p>0,00</text:p>
          </table:table-cell>
          <table:table-cell table:style-name="ce10" table:formula="of:=1-POWER(1-[.Y119];1.1)" office:value-type="float" office:value="0" calcext:value-type="float">
            <text:p>0,00</text:p>
          </table:table-cell>
          <table:table-cell table:style-name="ce10" table:formula="of:=1-POWER(1-[.Z119];1.1)" office:value-type="float" office:value="0" calcext:value-type="float">
            <text:p>0,00</text:p>
          </table:table-cell>
          <table:table-cell table:style-name="ce10" table:formula="of:=1-POWER(1-[.AA119];1.1)" office:value-type="float" office:value="0" calcext:value-type="float">
            <text:p>0,00</text:p>
          </table:table-cell>
          <table:table-cell table:style-name="ce10" table:formula="of:=1-POWER(1-[.AB119];1.1)" office:value-type="float" office:value="0" calcext:value-type="float">
            <text:p>0,00</text:p>
          </table:table-cell>
          <table:table-cell table:style-name="ce10" table:formula="of:=1-POWER(1-[.AC119];1.1)" office:value-type="float" office:value="0" calcext:value-type="float">
            <text:p>0,00</text:p>
          </table:table-cell>
          <table:table-cell table:style-name="ce10" table:formula="of:=1-POWER(1-[.AD119];1.1)" office:value-type="float" office:value="0" calcext:value-type="float">
            <text:p>0,00</text:p>
          </table:table-cell>
          <table:table-cell table:style-name="ce10" table:formula="of:=1-POWER(1-[.AE119];1.1)" office:value-type="float" office:value="0" calcext:value-type="float">
            <text:p>0,00</text:p>
          </table:table-cell>
          <table:table-cell table:style-name="ce10" table:formula="of:=1-POWER(1-[.AF119];1.1)" office:value-type="float" office:value="0" calcext:value-type="float">
            <text:p>0,00</text:p>
          </table:table-cell>
          <table:table-cell table:style-name="ce10" table:formula="of:=1-POWER(1-[.AG119];1.1)" office:value-type="float" office:value="0" calcext:value-type="float">
            <text:p>0,00</text:p>
          </table:table-cell>
          <table:table-cell table:style-name="ce10" table:formula="of:=1-POWER(1-[.AH119];1.1)" office:value-type="float" office:value="0" calcext:value-type="float">
            <text:p>0,00</text:p>
          </table:table-cell>
          <table:table-cell table:style-name="ce10" table:formula="of:=1-POWER(1-[.AI119];1.1)" office:value-type="float" office:value="0" calcext:value-type="float">
            <text:p>0,00</text:p>
          </table:table-cell>
          <table:table-cell table:style-name="ce10" table:formula="of:=1-POWER(1-[.AJ119];1.1)" office:value-type="float" office:value="0" calcext:value-type="float">
            <text:p>0,00</text:p>
          </table:table-cell>
          <table:table-cell table:style-name="ce10" table:formula="of:=1-POWER(1-[.AK119];1.1)" office:value-type="float" office:value="0" calcext:value-type="float">
            <text:p>0,00</text:p>
          </table:table-cell>
          <table:table-cell table:style-name="ce10" table:formula="of:=1-POWER(1-[.AL119];1.1)" office:value-type="float" office:value="0" calcext:value-type="float">
            <text:p>0,00</text:p>
          </table:table-cell>
          <table:table-cell table:style-name="ce10" table:formula="of:=1-POWER(1-[.AM119];1.1)" office:value-type="float" office:value="0" calcext:value-type="float">
            <text:p>0,00</text:p>
          </table:table-cell>
          <table:table-cell table:style-name="ce10" table:formula="of:=1-POWER(1-[.AN119];1.1)" office:value-type="float" office:value="0" calcext:value-type="float">
            <text:p>0,00</text:p>
          </table:table-cell>
          <table:table-cell table:style-name="ce10" table:formula="of:=1-POWER(1-[.AO119];1.1)" office:value-type="float" office:value="0" calcext:value-type="float">
            <text:p>0,00</text:p>
          </table:table-cell>
          <table:table-cell table:style-name="ce10" table:formula="of:=1-POWER(1-[.AP119];1.1)" office:value-type="float" office:value="0" calcext:value-type="float">
            <text:p>0,00</text:p>
          </table:table-cell>
          <table:table-cell table:style-name="ce10" table:formula="of:=1-POWER(1-[.AQ119];1.1)" office:value-type="float" office:value="0" calcext:value-type="float">
            <text:p>0,00</text:p>
          </table:table-cell>
          <table:table-cell table:style-name="ce10" table:formula="of:=1-POWER(1-[.AR119];1.1)" office:value-type="float" office:value="0" calcext:value-type="float">
            <text:p>0,00</text:p>
          </table:table-cell>
          <table:table-cell table:style-name="ce10" table:formula="of:=1-POWER(1-[.AS119];1.1)" office:value-type="float" office:value="0" calcext:value-type="float">
            <text:p>0,00</text:p>
          </table:table-cell>
          <table:table-cell table:style-name="ce10" table:formula="of:=1-POWER(1-[.AT119];1.1)" office:value-type="float" office:value="0" calcext:value-type="float">
            <text:p>0,00</text:p>
          </table:table-cell>
          <table:table-cell table:style-name="ce10" table:formula="of:=1-POWER(1-[.AU119];1.1)" office:value-type="float" office:value="0" calcext:value-type="float">
            <text:p>0,00</text:p>
          </table:table-cell>
          <table:table-cell table:style-name="ce10" table:formula="of:=1-POWER(1-[.AV119];1.1)" office:value-type="float" office:value="0" calcext:value-type="float">
            <text:p>0,00</text:p>
          </table:table-cell>
          <table:table-cell table:style-name="ce10" table:formula="of:=1-POWER(1-[.AW119];1.1)" office:value-type="float" office:value="0" calcext:value-type="float">
            <text:p>0,00</text:p>
          </table:table-cell>
          <table:table-cell table:style-name="ce10" table:formula="of:=1-POWER(1-[.AX119];1.1)" office:value-type="float" office:value="0" calcext:value-type="float">
            <text:p>0,00</text:p>
          </table:table-cell>
          <table:table-cell table:style-name="ce10" table:formula="of:=1-POWER(1-[.AY119];1.1)" office:value-type="float" office:value="0" calcext:value-type="float">
            <text:p>0,00</text:p>
          </table:table-cell>
          <table:table-cell table:style-name="ce10" table:formula="of:=1-POWER(1-[.AZ119];1.1)" office:value-type="float" office:value="0" calcext:value-type="float">
            <text:p>0,00</text:p>
          </table:table-cell>
          <table:table-cell table:style-name="ce10" table:formula="of:=1-POWER(1-[.BA119];1.1)" office:value-type="float" office:value="0" calcext:value-type="float">
            <text:p>0,00</text:p>
          </table:table-cell>
          <table:table-cell table:style-name="ce10" table:formula="of:=1-POWER(1-[.BB119];1.1)" office:value-type="float" office:value="0" calcext:value-type="float">
            <text:p>0,00</text:p>
          </table:table-cell>
          <table:table-cell table:style-name="ce10" table:formula="of:=1-POWER(1-[.BC119];1.1)" office:value-type="float" office:value="0" calcext:value-type="float">
            <text:p>0,00</text:p>
          </table:table-cell>
          <table:table-cell table:style-name="ce10" table:formula="of:=1-POWER(1-[.BD119];1.1)" office:value-type="float" office:value="0" calcext:value-type="float">
            <text:p>0,00</text:p>
          </table:table-cell>
          <table:table-cell table:style-name="ce10" table:formula="of:=1-POWER(1-[.BE119];1.1)" office:value-type="float" office:value="0" calcext:value-type="float">
            <text:p>0,00</text:p>
          </table:table-cell>
          <table:table-cell table:style-name="ce10" table:formula="of:=1-POWER(1-[.BF119];1.1)" office:value-type="float" office:value="0" calcext:value-type="float">
            <text:p>0,00</text:p>
          </table:table-cell>
          <table:table-cell table:style-name="ce10" table:formula="of:=1-POWER(1-[.BG119];1.1)" office:value-type="float" office:value="0" calcext:value-type="float">
            <text:p>0,00</text:p>
          </table:table-cell>
          <table:table-cell table:style-name="ce10" table:formula="of:=1-POWER(1-[.BH119];1.1)" office:value-type="float" office:value="0" calcext:value-type="float">
            <text:p>0,00</text:p>
          </table:table-cell>
          <table:table-cell table:style-name="ce10" table:formula="of:=1-POWER(1-[.BI119];1.1)" office:value-type="float" office:value="0" calcext:value-type="float">
            <text:p>0,00</text:p>
          </table:table-cell>
          <table:table-cell table:style-name="ce10" table:formula="of:=1-POWER(1-[.BJ119];1.1)" office:value-type="float" office:value="0" calcext:value-type="float">
            <text:p>0,00</text:p>
          </table:table-cell>
          <table:table-cell table:style-name="ce10" table:formula="of:=1-POWER(1-[.BK119];1.1)" office:value-type="float" office:value="0" calcext:value-type="float">
            <text:p>0,00</text:p>
          </table:table-cell>
          <table:table-cell table:style-name="ce10" table:formula="of:=1-POWER(1-[.BL119];1.1)" office:value-type="float" office:value="0" calcext:value-type="float">
            <text:p>0,00</text:p>
          </table:table-cell>
          <table:table-cell table:style-name="ce10" table:formula="of:=1-POWER(1-[.BM119];1.1)" office:value-type="float" office:value="0" calcext:value-type="float">
            <text:p>0,00</text:p>
          </table:table-cell>
          <table:table-cell table:style-name="ce10" table:formula="of:=1-POWER(1-[.BN119];1.1)" office:value-type="float" office:value="0" calcext:value-type="float">
            <text:p>0,00</text:p>
          </table:table-cell>
          <table:table-cell table:style-name="ce10" table:formula="of:=1-POWER(1-[.BO119];1.1)" office:value-type="float" office:value="0" calcext:value-type="float">
            <text:p>0,00</text:p>
          </table:table-cell>
          <table:table-cell table:style-name="ce10" table:formula="of:=1-POWER(1-[.BP119];1.1)" office:value-type="float" office:value="0" calcext:value-type="float">
            <text:p>0,00</text:p>
          </table:table-cell>
          <table:table-cell table:style-name="ce10" table:formula="of:=1-POWER(1-[.BQ119];1.1)" office:value-type="float" office:value="0" calcext:value-type="float">
            <text:p>0,00</text:p>
          </table:table-cell>
          <table:table-cell table:style-name="ce10" table:formula="of:=1-POWER(1-[.BR119];1.1)" office:value-type="float" office:value="0" calcext:value-type="float">
            <text:p>0,00</text:p>
          </table:table-cell>
          <table:table-cell table:style-name="ce10" table:formula="of:=1-POWER(1-[.BS119];1.1)" office:value-type="float" office:value="0" calcext:value-type="float">
            <text:p>0,00</text:p>
          </table:table-cell>
          <table:table-cell table:style-name="ce10" table:formula="of:=1-POWER(1-[.BT119];1.1)" office:value-type="float" office:value="0" calcext:value-type="float">
            <text:p>0,00</text:p>
          </table:table-cell>
          <table:table-cell table:style-name="ce10" table:formula="of:=1-POWER(1-[.BU119];1.1)" office:value-type="float" office:value="0" calcext:value-type="float">
            <text:p>0,00</text:p>
          </table:table-cell>
          <table:table-cell table:style-name="ce10" table:formula="of:=1-POWER(1-[.BV119];1.1)" office:value-type="float" office:value="0" calcext:value-type="float">
            <text:p>0,00</text:p>
          </table:table-cell>
          <table:table-cell table:style-name="ce10" table:formula="of:=1-POWER(1-[.BW119];1.1)" office:value-type="float" office:value="0" calcext:value-type="float">
            <text:p>0,00</text:p>
          </table:table-cell>
          <table:table-cell table:style-name="ce10" table:formula="of:=1-POWER(1-[.BX119];1.1)" office:value-type="float" office:value="0" calcext:value-type="float">
            <text:p>0,00</text:p>
          </table:table-cell>
          <table:table-cell table:style-name="ce10" table:formula="of:=1-POWER(1-[.BY119];1.1)" office:value-type="float" office:value="0" calcext:value-type="float">
            <text:p>0,00</text:p>
          </table:table-cell>
          <table:table-cell table:style-name="ce10" table:formula="of:=1-POWER(1-[.BZ119];1.1)" office:value-type="float" office:value="0" calcext:value-type="float">
            <text:p>0,00</text:p>
          </table:table-cell>
          <table:table-cell table:style-name="ce10" table:formula="of:=1-POWER(1-[.CA119];1.1)" office:value-type="float" office:value="0" calcext:value-type="float">
            <text:p>0,00</text:p>
          </table:table-cell>
          <table:table-cell table:style-name="ce10" table:formula="of:=1-POWER(1-[.CB119];1.1)" office:value-type="float" office:value="0" calcext:value-type="float">
            <text:p>0,00</text:p>
          </table:table-cell>
          <table:table-cell table:style-name="ce10" table:formula="of:=1-POWER(1-[.CC119];1.1)" office:value-type="float" office:value="0" calcext:value-type="float">
            <text:p>0,00</text:p>
          </table:table-cell>
          <table:table-cell table:style-name="ce10" table:formula="of:=1-POWER(1-[.CD119];1.1)" office:value-type="float" office:value="0" calcext:value-type="float">
            <text:p>0,00</text:p>
          </table:table-cell>
          <table:table-cell table:style-name="ce10" table:formula="of:=1-POWER(1-[.CE119];1.1)" office:value-type="float" office:value="0" calcext:value-type="float">
            <text:p>0,00</text:p>
          </table:table-cell>
          <table:table-cell table:style-name="ce10" table:formula="of:=1-POWER(1-[.CF119];1.1)" office:value-type="float" office:value="0" calcext:value-type="float">
            <text:p>0,00</text:p>
          </table:table-cell>
          <table:table-cell table:style-name="ce10" table:formula="of:=1-POWER(1-[.CG119];1.1)" office:value-type="float" office:value="0" calcext:value-type="float">
            <text:p>0,00</text:p>
          </table:table-cell>
          <table:table-cell table:style-name="ce10" table:formula="of:=1-POWER(1-[.CH119];1.1)" office:value-type="float" office:value="0" calcext:value-type="float">
            <text:p>0,00</text:p>
          </table:table-cell>
          <table:table-cell table:style-name="ce10" table:formula="of:=1-POWER(1-[.CI119];1.1)" office:value-type="float" office:value="0" calcext:value-type="float">
            <text:p>0,00</text:p>
          </table:table-cell>
          <table:table-cell table:style-name="ce10" table:formula="of:=1-POWER(1-[.CJ119];1.1)" office:value-type="float" office:value="0" calcext:value-type="float">
            <text:p>0,00</text:p>
          </table:table-cell>
          <table:table-cell table:style-name="ce10" table:formula="of:=1-POWER(1-[.CK119];1.1)" office:value-type="float" office:value="0" calcext:value-type="float">
            <text:p>0,00</text:p>
          </table:table-cell>
          <table:table-cell table:style-name="ce10" table:formula="of:=1-POWER(1-[.CL119];1.1)" office:value-type="float" office:value="0" calcext:value-type="float">
            <text:p>0,00</text:p>
          </table:table-cell>
          <table:table-cell table:style-name="ce10" table:formula="of:=1-POWER(1-[.CM119];1.1)" office:value-type="float" office:value="0" calcext:value-type="float">
            <text:p>0,00</text:p>
          </table:table-cell>
          <table:table-cell table:style-name="ce10" table:formula="of:=1-POWER(1-[.CN119];1.1)" office:value-type="float" office:value="0" calcext:value-type="float">
            <text:p>0,00</text:p>
          </table:table-cell>
          <table:table-cell table:style-name="ce19" table:number-columns-repeated="931"/>
        </table:table-row>
        <table:table-row table:style-name="ro1">
          <table:table-cell table:formula="of:=[.A119]+0.1" office:value-type="float" office:value="0.1" calcext:value-type="float">
            <text:p>0,10</text:p>
          </table:table-cell>
          <table:table-cell table:style-name="ce10" table:formula="of:=1-POWER(1-[.A120];1.1)" office:value-type="float" office:value="0.109432667614407" calcext:value-type="float">
            <text:p>0,11</text:p>
          </table:table-cell>
          <table:table-cell table:style-name="ce10" table:formula="of:=1-POWER(1-[.B120];1.1)" office:value-type="float" office:value="0.119694457112589" calcext:value-type="float">
            <text:p>0,12</text:p>
          </table:table-cell>
          <table:table-cell table:style-name="ce10" table:formula="of:=1-POWER(1-[.C120];1.1)" office:value-type="float" office:value="0.130845906229524" calcext:value-type="float">
            <text:p>0,13</text:p>
          </table:table-cell>
          <table:table-cell table:style-name="ce10" table:formula="of:=1-POWER(1-[.D120];1.1)" office:value-type="float" office:value="0.142949410302733" calcext:value-type="float">
            <text:p>0,14</text:p>
          </table:table-cell>
          <table:table-cell table:style-name="ce10" table:formula="of:=1-POWER(1-[.E120];1.1)" office:value-type="float" office:value="0.156068681660221" calcext:value-type="float">
            <text:p>0,16</text:p>
          </table:table-cell>
          <table:table-cell table:style-name="ce10" table:formula="of:=1-POWER(1-[.F120];1.1)" office:value-type="float" office:value="0.170268048606388" calcext:value-type="float">
            <text:p>0,17</text:p>
          </table:table-cell>
          <table:table-cell table:style-name="ce10" table:formula="of:=1-POWER(1-[.G120];1.1)" office:value-type="float" office:value="0.185611568747822" calcext:value-type="float">
            <text:p>0,19</text:p>
          </table:table-cell>
          <table:table-cell table:style-name="ce10" table:formula="of:=1-POWER(1-[.H120];1.1)" office:value-type="float" office:value="0.202161930364701" calcext:value-type="float">
            <text:p>0,20</text:p>
          </table:table-cell>
          <table:table-cell table:style-name="ce10" table:formula="of:=1-POWER(1-[.I120];1.1)" office:value-type="float" office:value="0.219979115469577" calcext:value-type="float">
            <text:p>0,22</text:p>
          </table:table-cell>
          <table:table-cell table:style-name="ce10" table:formula="of:=1-POWER(1-[.J120];1.1)" office:value-type="float" office:value="0.239118799537166" calcext:value-type="float">
            <text:p>0,24</text:p>
          </table:table-cell>
          <table:table-cell table:style-name="ce10" table:formula="of:=1-POWER(1-[.K120];1.1)" office:value-type="float" office:value="0.259630466170446" calcext:value-type="float">
            <text:p>0,26</text:p>
          </table:table-cell>
          <table:table-cell table:style-name="ce10" table:formula="of:=1-POWER(1-[.L120];1.1)" office:value-type="float" office:value="0.281555220827542" calcext:value-type="float">
            <text:p>0,28</text:p>
          </table:table-cell>
          <table:table-cell table:style-name="ce10" table:formula="of:=1-POWER(1-[.M120];1.1)" office:value-type="float" office:value="0.304923296903314" calcext:value-type="float">
            <text:p>0,30</text:p>
          </table:table-cell>
          <table:table-cell table:style-name="ce10" table:formula="of:=1-POWER(1-[.N120];1.1)" office:value-type="float" office:value="0.329751260743737" calcext:value-type="float">
            <text:p>0,33</text:p>
          </table:table-cell>
          <table:table-cell table:style-name="ce10" table:formula="of:=1-POWER(1-[.O120];1.1)" office:value-type="float" office:value="0.356038940396628" calcext:value-type="float">
            <text:p>0,36</text:p>
          </table:table-cell>
          <table:table-cell table:style-name="ce10" table:formula="of:=1-POWER(1-[.P120];1.1)" office:value-type="float" office:value="0.383766126836498" calcext:value-type="float">
            <text:p>0,38</text:p>
          </table:table-cell>
          <table:table-cell table:style-name="ce10" table:formula="of:=1-POWER(1-[.Q120];1.1)" office:value-type="float" office:value="0.412889126626496" calcext:value-type="float">
            <text:p>0,41</text:p>
          </table:table-cell>
          <table:table-cell table:style-name="ce10" table:formula="of:=1-POWER(1-[.R120];1.1)" office:value-type="float" office:value="0.443337281714232" calcext:value-type="float">
            <text:p>0,44</text:p>
          </table:table-cell>
          <table:table-cell table:style-name="ce10" table:formula="of:=1-POWER(1-[.S120];1.1)" office:value-type="float" office:value="0.475009614914387" calcext:value-type="float">
            <text:p>0,48</text:p>
          </table:table-cell>
          <table:table-cell table:style-name="ce10" table:formula="of:=1-POWER(1-[.T120];1.1)" office:value-type="float" office:value="0.507771807317245" calcext:value-type="float">
            <text:p>0,51</text:p>
          </table:table-cell>
          <table:table-cell table:style-name="ce10" table:formula="of:=1-POWER(1-[.U120];1.1)" office:value-type="float" office:value="0.541453763830203" calcext:value-type="float">
            <text:p>0,54</text:p>
          </table:table-cell>
          <table:table-cell table:style-name="ce10" table:formula="of:=1-POWER(1-[.V120];1.1)" office:value-type="float" office:value="0.575848071134396" calcext:value-type="float">
            <text:p>0,58</text:p>
          </table:table-cell>
          <table:table-cell table:style-name="ce10" table:formula="of:=1-POWER(1-[.W120];1.1)" office:value-type="float" office:value="0.610709692392051" calcext:value-type="float">
            <text:p>0,61</text:p>
          </table:table-cell>
          <table:table-cell table:style-name="ce10" table:formula="of:=1-POWER(1-[.X120];1.1)" office:value-type="float" office:value="0.645757266798651" calcext:value-type="float">
            <text:p>0,65</text:p>
          </table:table-cell>
          <table:table-cell table:style-name="ce10" table:formula="of:=1-POWER(1-[.Y120];1.1)" office:value-type="float" office:value="0.680676379207367" calcext:value-type="float">
            <text:p>0,68</text:p>
          </table:table-cell>
          <table:table-cell table:style-name="ce10" table:formula="of:=1-POWER(1-[.Z120];1.1)" office:value-type="float" office:value="0.715125123721089" calcext:value-type="float">
            <text:p>0,72</text:p>
          </table:table-cell>
          <table:table-cell table:style-name="ce10" table:formula="of:=1-POWER(1-[.AA120];1.1)" office:value-type="float" office:value="0.748742193209238" calcext:value-type="float">
            <text:p>0,75</text:p>
          </table:table-cell>
          <table:table-cell table:style-name="ce10" table:formula="of:=1-POWER(1-[.AB120];1.1)" office:value-type="float" office:value="0.781157573779641" calcext:value-type="float">
            <text:p>0,78</text:p>
          </table:table-cell>
          <table:table-cell table:style-name="ce10" table:formula="of:=1-POWER(1-[.AC120];1.1)" office:value-type="float" office:value="0.812005703697316" calcext:value-type="float">
            <text:p>0,81</text:p>
          </table:table-cell>
          <table:table-cell table:style-name="ce10" table:formula="of:=1-POWER(1-[.AD120];1.1)" office:value-type="float" office:value="0.840940673063761" calcext:value-type="float">
            <text:p>0,84</text:p>
          </table:table-cell>
          <table:table-cell table:style-name="ce10" table:formula="of:=1-POWER(1-[.AE120];1.1)" office:value-type="float" office:value="0.867652709541887" calcext:value-type="float">
            <text:p>0,87</text:p>
          </table:table-cell>
          <table:table-cell table:style-name="ce10" table:formula="of:=1-POWER(1-[.AF120];1.1)" office:value-type="float" office:value="0.891884848835479" calcext:value-type="float">
            <text:p>0,89</text:p>
          </table:table-cell>
          <table:table-cell table:style-name="ce10" table:formula="of:=1-POWER(1-[.AG120];1.1)" office:value-type="float" office:value="0.913448377046969" calcext:value-type="float">
            <text:p>0,91</text:p>
          </table:table-cell>
          <table:table-cell table:style-name="ce10" table:formula="of:=1-POWER(1-[.AH120];1.1)" office:value-type="float" office:value="0.93223542210613" calcext:value-type="float">
            <text:p>0,93</text:p>
          </table:table-cell>
          <table:table-cell table:style-name="ce10" table:formula="of:=1-POWER(1-[.AI120];1.1)" office:value-type="float" office:value="0.948227038126926" calcext:value-type="float">
            <text:p>0,95</text:p>
          </table:table-cell>
          <table:table-cell table:style-name="ce10" table:formula="of:=1-POWER(1-[.AJ120];1.1)" office:value-type="float" office:value="0.961495338277183" calcext:value-type="float">
            <text:p>0,96</text:p>
          </table:table-cell>
          <table:table-cell table:style-name="ce10" table:formula="of:=1-POWER(1-[.AK120];1.1)" office:value-type="float" office:value="0.972198729487457" calcext:value-type="float">
            <text:p>0,97</text:p>
          </table:table-cell>
          <table:table-cell table:style-name="ce10" table:formula="of:=1-POWER(1-[.AL120];1.1)" office:value-type="float" office:value="0.980570075730046" calcext:value-type="float">
            <text:p>0,98</text:p>
          </table:table-cell>
          <table:table-cell table:style-name="ce10" table:formula="of:=1-POWER(1-[.AM120];1.1)" office:value-type="float" office:value="0.986898584543561" calcext:value-type="float">
            <text:p>0,99</text:p>
          </table:table-cell>
          <table:table-cell table:style-name="ce10" table:formula="of:=1-POWER(1-[.AN120];1.1)" office:value-type="float" office:value="0.991507216745118" calcext:value-type="float">
            <text:p>0,99</text:p>
          </table:table-cell>
          <table:table-cell table:style-name="ce10" table:formula="of:=1-POWER(1-[.AO120];1.1)" office:value-type="float" office:value="0.994728247112174" calcext:value-type="float">
            <text:p>0,99</text:p>
          </table:table-cell>
          <table:table-cell table:style-name="ce10" table:formula="of:=1-POWER(1-[.AP120];1.1)" office:value-type="float" office:value="0.996880029059019" calcext:value-type="float">
            <text:p>1,00</text:p>
          </table:table-cell>
          <table:table-cell table:style-name="ce10" table:formula="of:=1-POWER(1-[.AQ120];1.1)" office:value-type="float" office:value="0.99824787291166" calcext:value-type="float">
            <text:p>1,00</text:p>
          </table:table-cell>
          <table:table-cell table:style-name="ce10" table:formula="of:=1-POWER(1-[.AR120];1.1)" office:value-type="float" office:value="0.999071200090577" calcext:value-type="float">
            <text:p>1,00</text:p>
          </table:table-cell>
          <table:table-cell table:style-name="ce10" table:formula="of:=1-POWER(1-[.AS120];1.1)" office:value-type="float" office:value="0.999537922969275" calcext:value-type="float">
            <text:p>1,00</text:p>
          </table:table-cell>
          <table:table-cell table:style-name="ce10" table:formula="of:=1-POWER(1-[.AT120];1.1)" office:value-type="float" office:value="0.999785619233734" calcext:value-type="float">
            <text:p>1,00</text:p>
          </table:table-cell>
          <table:table-cell table:style-name="ce10" table:formula="of:=1-POWER(1-[.AU120];1.1)" office:value-type="float" office:value="0.999907890505097" calcext:value-type="float">
            <text:p>1,00</text:p>
          </table:table-cell>
          <table:table-cell table:style-name="ce10" table:formula="of:=1-POWER(1-[.AV120];1.1)" office:value-type="float" office:value="0.999963630708492" calcext:value-type="float">
            <text:p>1,00</text:p>
          </table:table-cell>
          <table:table-cell table:style-name="ce10" table:formula="of:=1-POWER(1-[.AW120];1.1)" office:value-type="float" office:value="0.999986913957545" calcext:value-type="float">
            <text:p>1,00</text:p>
          </table:table-cell>
          <table:table-cell table:style-name="ce10" table:formula="of:=1-POWER(1-[.AX120];1.1)" office:value-type="float" office:value="0.999995749019063" calcext:value-type="float">
            <text:p>1,00</text:p>
          </table:table-cell>
          <table:table-cell table:style-name="ce10" table:formula="of:=1-POWER(1-[.AY120];1.1)" office:value-type="float" office:value="0.999998765934892" calcext:value-type="float">
            <text:p>1,00</text:p>
          </table:table-cell>
          <table:table-cell table:style-name="ce10" table:formula="of:=1-POWER(1-[.AZ120];1.1)" office:value-type="float" office:value="0.999999683428452" calcext:value-type="float">
            <text:p>1,00</text:p>
          </table:table-cell>
          <table:table-cell table:style-name="ce10" table:formula="of:=1-POWER(1-[.BA120];1.1)" office:value-type="float" office:value="0.999999929120757" calcext:value-type="float">
            <text:p>1,00</text:p>
          </table:table-cell>
          <table:table-cell table:style-name="ce10" table:formula="of:=1-POWER(1-[.BB120];1.1)" office:value-type="float" office:value="0.999999986336216" calcext:value-type="float">
            <text:p>1,00</text:p>
          </table:table-cell>
          <table:table-cell table:style-name="ce10" table:formula="of:=1-POWER(1-[.BC120];1.1)" office:value-type="float" office:value="0.999999997765769" calcext:value-type="float">
            <text:p>1,00</text:p>
          </table:table-cell>
          <table:table-cell table:style-name="ce10" table:formula="of:=1-POWER(1-[.BD120];1.1)" office:value-type="float" office:value="0.999999999695182" calcext:value-type="float">
            <text:p>1,00</text:p>
          </table:table-cell>
          <table:table-cell table:style-name="ce10" table:formula="of:=1-POWER(1-[.BE120];1.1)" office:value-type="float" office:value="0.999999999965924" calcext:value-type="float">
            <text:p>1,00</text:p>
          </table:table-cell>
          <table:table-cell table:style-name="ce10" table:formula="of:=1-POWER(1-[.BF120];1.1)" office:value-type="float" office:value="0.99999999999694" calcext:value-type="float">
            <text:p>1,00</text:p>
          </table:table-cell>
          <table:table-cell table:style-name="ce10" table:formula="of:=1-POWER(1-[.BG120];1.1)" office:value-type="float" office:value="0.999999999999784" calcext:value-type="float">
            <text:p>1,00</text:p>
          </table:table-cell>
          <table:table-cell table:style-name="ce10" table:formula="of:=1-POWER(1-[.BH120];1.1)" office:value-type="float" office:value="0.999999999999988" calcext:value-type="float">
            <text:p>1,00</text:p>
          </table:table-cell>
          <table:table-cell table:style-name="ce10" table:formula="of:=1-POWER(1-[.BI120];1.1)" office:value-type="float" office:value="1" calcext:value-type="float">
            <text:p>1,00</text:p>
          </table:table-cell>
          <table:table-cell table:style-name="ce10" table:formula="of:=1-POWER(1-[.BJ120];1.1)" office:value-type="float" office:value="1" calcext:value-type="float">
            <text:p>1,00</text:p>
          </table:table-cell>
          <table:table-cell table:style-name="ce10" table:formula="of:=1-POWER(1-[.BK120];1.1)" office:value-type="float" office:value="1" calcext:value-type="float">
            <text:p>1,00</text:p>
          </table:table-cell>
          <table:table-cell table:style-name="ce10" table:formula="of:=1-POWER(1-[.BL120];1.1)" office:value-type="float" office:value="1" calcext:value-type="float">
            <text:p>1,00</text:p>
          </table:table-cell>
          <table:table-cell table:style-name="ce10" table:formula="of:=1-POWER(1-[.BM120];1.1)" office:value-type="float" office:value="1" calcext:value-type="float">
            <text:p>1,00</text:p>
          </table:table-cell>
          <table:table-cell table:style-name="ce10" table:formula="of:=1-POWER(1-[.BN120];1.1)" office:value-type="float" office:value="1" calcext:value-type="float">
            <text:p>1,00</text:p>
          </table:table-cell>
          <table:table-cell table:style-name="ce10" table:formula="of:=1-POWER(1-[.BO120];1.1)" office:value-type="float" office:value="1" calcext:value-type="float">
            <text:p>1,00</text:p>
          </table:table-cell>
          <table:table-cell table:style-name="ce10" table:formula="of:=1-POWER(1-[.BP120];1.1)" office:value-type="float" office:value="1" calcext:value-type="float">
            <text:p>1,00</text:p>
          </table:table-cell>
          <table:table-cell table:style-name="ce10" table:formula="of:=1-POWER(1-[.BQ120];1.1)" office:value-type="float" office:value="1" calcext:value-type="float">
            <text:p>1,00</text:p>
          </table:table-cell>
          <table:table-cell table:style-name="ce10" table:formula="of:=1-POWER(1-[.BR120];1.1)" office:value-type="float" office:value="1" calcext:value-type="float">
            <text:p>1,00</text:p>
          </table:table-cell>
          <table:table-cell table:style-name="ce10" table:formula="of:=1-POWER(1-[.BS120];1.1)" office:value-type="float" office:value="1" calcext:value-type="float">
            <text:p>1,00</text:p>
          </table:table-cell>
          <table:table-cell table:style-name="ce10" table:formula="of:=1-POWER(1-[.BT120];1.1)" office:value-type="float" office:value="1" calcext:value-type="float">
            <text:p>1,00</text:p>
          </table:table-cell>
          <table:table-cell table:style-name="ce10" table:formula="of:=1-POWER(1-[.BU120];1.1)" office:value-type="float" office:value="1" calcext:value-type="float">
            <text:p>1,00</text:p>
          </table:table-cell>
          <table:table-cell table:style-name="ce10" table:formula="of:=1-POWER(1-[.BV120];1.1)" office:value-type="float" office:value="1" calcext:value-type="float">
            <text:p>1,00</text:p>
          </table:table-cell>
          <table:table-cell table:style-name="ce10" table:formula="of:=1-POWER(1-[.BW120];1.1)" office:value-type="float" office:value="1" calcext:value-type="float">
            <text:p>1,00</text:p>
          </table:table-cell>
          <table:table-cell table:style-name="ce10" table:formula="of:=1-POWER(1-[.BX120];1.1)" office:value-type="float" office:value="1" calcext:value-type="float">
            <text:p>1,00</text:p>
          </table:table-cell>
          <table:table-cell table:style-name="ce10" table:formula="of:=1-POWER(1-[.BY120];1.1)" office:value-type="float" office:value="1" calcext:value-type="float">
            <text:p>1,00</text:p>
          </table:table-cell>
          <table:table-cell table:style-name="ce10" table:formula="of:=1-POWER(1-[.BZ120];1.1)" office:value-type="float" office:value="1" calcext:value-type="float">
            <text:p>1,00</text:p>
          </table:table-cell>
          <table:table-cell table:style-name="ce10" table:formula="of:=1-POWER(1-[.CA120];1.1)" office:value-type="float" office:value="1" calcext:value-type="float">
            <text:p>1,00</text:p>
          </table:table-cell>
          <table:table-cell table:style-name="ce10" table:formula="of:=1-POWER(1-[.CB120];1.1)" office:value-type="float" office:value="1" calcext:value-type="float">
            <text:p>1,00</text:p>
          </table:table-cell>
          <table:table-cell table:style-name="ce10" table:formula="of:=1-POWER(1-[.CC120];1.1)" office:value-type="float" office:value="1" calcext:value-type="float">
            <text:p>1,00</text:p>
          </table:table-cell>
          <table:table-cell table:style-name="ce10" table:formula="of:=1-POWER(1-[.CD120];1.1)" office:value-type="float" office:value="1" calcext:value-type="float">
            <text:p>1,00</text:p>
          </table:table-cell>
          <table:table-cell table:style-name="ce10" table:formula="of:=1-POWER(1-[.CE120];1.1)" office:value-type="float" office:value="1" calcext:value-type="float">
            <text:p>1,00</text:p>
          </table:table-cell>
          <table:table-cell table:style-name="ce10" table:formula="of:=1-POWER(1-[.CF120];1.1)" office:value-type="float" office:value="1" calcext:value-type="float">
            <text:p>1,00</text:p>
          </table:table-cell>
          <table:table-cell table:style-name="ce10" table:formula="of:=1-POWER(1-[.CG120];1.1)" office:value-type="float" office:value="1" calcext:value-type="float">
            <text:p>1,00</text:p>
          </table:table-cell>
          <table:table-cell table:style-name="ce10" table:formula="of:=1-POWER(1-[.CH120];1.1)" office:value-type="float" office:value="1" calcext:value-type="float">
            <text:p>1,00</text:p>
          </table:table-cell>
          <table:table-cell table:style-name="ce10" table:formula="of:=1-POWER(1-[.CI120];1.1)" office:value-type="float" office:value="1" calcext:value-type="float">
            <text:p>1,00</text:p>
          </table:table-cell>
          <table:table-cell table:style-name="ce10" table:formula="of:=1-POWER(1-[.CJ120];1.1)" office:value-type="float" office:value="1" calcext:value-type="float">
            <text:p>1,00</text:p>
          </table:table-cell>
          <table:table-cell table:style-name="ce10" table:formula="of:=1-POWER(1-[.CK120];1.1)" office:value-type="float" office:value="1" calcext:value-type="float">
            <text:p>1,00</text:p>
          </table:table-cell>
          <table:table-cell table:style-name="ce10" table:formula="of:=1-POWER(1-[.CL120];1.1)" office:value-type="float" office:value="1" calcext:value-type="float">
            <text:p>1,00</text:p>
          </table:table-cell>
          <table:table-cell table:style-name="ce10" table:formula="of:=1-POWER(1-[.CM120];1.1)" office:value-type="float" office:value="1" calcext:value-type="float">
            <text:p>1,00</text:p>
          </table:table-cell>
          <table:table-cell table:style-name="ce10" table:formula="of:=1-POWER(1-[.CN120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0]+0.1" office:value-type="float" office:value="0.2" calcext:value-type="float">
            <text:p>0,20</text:p>
          </table:table-cell>
          <table:table-cell table:style-name="ce10" table:formula="of:=1-POWER(1-[.A121];1.1)" office:value-type="float" office:value="0.217653785165657" calcext:value-type="float">
            <text:p>0,22</text:p>
          </table:table-cell>
          <table:table-cell table:style-name="ce10" table:formula="of:=1-POWER(1-[.B121];1.1)" office:value-type="float" office:value="0.236623327940772" calcext:value-type="float">
            <text:p>0,24</text:p>
          </table:table-cell>
          <table:table-cell table:style-name="ce10" table:formula="of:=1-POWER(1-[.C121];1.1)" office:value-type="float" office:value="0.25695900944272" calcext:value-type="float">
            <text:p>0,26</text:p>
          </table:table-cell>
          <table:table-cell table:style-name="ce10" table:formula="of:=1-POWER(1-[.D121];1.1)" office:value-type="float" office:value="0.278703126112204" calcext:value-type="float">
            <text:p>0,28</text:p>
          </table:table-cell>
          <table:table-cell table:style-name="ce10" table:formula="of:=1-POWER(1-[.E121];1.1)" office:value-type="float" office:value="0.301887434660244" calcext:value-type="float">
            <text:p>0,30</text:p>
          </table:table-cell>
          <table:table-cell table:style-name="ce10" table:formula="of:=1-POWER(1-[.F121];1.1)" office:value-type="float" office:value="0.326530394219659" calcext:value-type="float">
            <text:p>0,33</text:p>
          </table:table-cell>
          <table:table-cell table:style-name="ce10" table:formula="of:=1-POWER(1-[.G121];1.1)" office:value-type="float" office:value="0.352634127898967" calcext:value-type="float">
            <text:p>0,35</text:p>
          </table:table-cell>
          <table:table-cell table:style-name="ce10" table:formula="of:=1-POWER(1-[.H121];1.1)" office:value-type="float" office:value="0.380181149111371" calcext:value-type="float">
            <text:p>0,38</text:p>
          </table:table-cell>
          <table:table-cell table:style-name="ce10" table:formula="of:=1-POWER(1-[.I121];1.1)" office:value-type="float" office:value="0.409130927459364" calcext:value-type="float">
            <text:p>0,41</text:p>
          </table:table-cell>
          <table:table-cell table:style-name="ce10" table:formula="of:=1-POWER(1-[.J121];1.1)" office:value-type="float" office:value="0.439416404872304" calcext:value-type="float">
            <text:p>0,44</text:p>
          </table:table-cell>
          <table:table-cell table:style-name="ce10" table:formula="of:=1-POWER(1-[.K121];1.1)" office:value-type="float" office:value="0.470940614825456" calcext:value-type="float">
            <text:p>0,47</text:p>
          </table:table-cell>
          <table:table-cell table:style-name="ce10" table:formula="of:=1-POWER(1-[.L121];1.1)" office:value-type="float" office:value="0.503573604655472" calcext:value-type="float">
            <text:p>0,50</text:p>
          </table:table-cell>
          <table:table-cell table:style-name="ce10" table:formula="of:=1-POWER(1-[.M121];1.1)" office:value-type="float" office:value="0.537149910859978" calcext:value-type="float">
            <text:p>0,54</text:p>
          </table:table-cell>
          <table:table-cell table:style-name="ce10" table:formula="of:=1-POWER(1-[.N121];1.1)" office:value-type="float" office:value="0.571466885878767" calcext:value-type="float">
            <text:p>0,57</text:p>
          </table:table-cell>
          <table:table-cell table:style-name="ce10" table:formula="of:=1-POWER(1-[.O121];1.1)" office:value-type="float" office:value="0.606284216333984" calcext:value-type="float">
            <text:p>0,61</text:p>
          </table:table-cell>
          <table:table-cell table:style-name="ce10" table:formula="of:=1-POWER(1-[.P121];1.1)" office:value-type="float" office:value="0.641324999057017" calcext:value-type="float">
            <text:p>0,64</text:p>
          </table:table-cell>
          <table:table-cell table:style-name="ce10" table:formula="of:=1-POWER(1-[.Q121];1.1)" office:value-type="float" office:value="0.676278742361814" calcext:value-type="float">
            <text:p>0,68</text:p>
          </table:table-cell>
          <table:table-cell table:style-name="ce10" table:formula="of:=1-POWER(1-[.R121];1.1)" office:value-type="float" office:value="0.710806624237677" calcext:value-type="float">
            <text:p>0,71</text:p>
          </table:table-cell>
          <table:table-cell table:style-name="ce10" table:formula="of:=1-POWER(1-[.S121];1.1)" office:value-type="float" office:value="0.744549254231869" calcext:value-type="float">
            <text:p>0,74</text:p>
          </table:table-cell>
          <table:table-cell table:style-name="ce10" table:formula="of:=1-POWER(1-[.T121];1.1)" office:value-type="float" office:value="0.777137041022551" calcext:value-type="float">
            <text:p>0,78</text:p>
          </table:table-cell>
          <table:table-cell table:style-name="ce10" table:formula="of:=1-POWER(1-[.U121];1.1)" office:value-type="float" office:value="0.808203056623532" calcext:value-type="float">
            <text:p>0,81</text:p>
          </table:table-cell>
          <table:table-cell table:style-name="ce10" table:formula="of:=1-POWER(1-[.V121];1.1)" office:value-type="float" office:value="0.837398012466847" calcext:value-type="float">
            <text:p>0,84</text:p>
          </table:table-cell>
          <table:table-cell table:style-name="ce10" table:formula="of:=1-POWER(1-[.W121];1.1)" office:value-type="float" office:value="0.864406636218951" calcext:value-type="float">
            <text:p>0,86</text:p>
          </table:table-cell>
          <table:table-cell table:style-name="ce10" table:formula="of:=1-POWER(1-[.X121];1.1)" office:value-type="float" office:value="0.888964391162271" calcext:value-type="float">
            <text:p>0,89</text:p>
          </table:table-cell>
          <table:table-cell table:style-name="ce10" table:formula="of:=1-POWER(1-[.Y121];1.1)" office:value-type="float" office:value="0.910873160566255" calcext:value-type="float">
            <text:p>0,91</text:p>
          </table:table-cell>
          <table:table-cell table:style-name="ce10" table:formula="of:=1-POWER(1-[.Z121];1.1)" office:value-type="float" office:value="0.930014292602645" calcext:value-type="float">
            <text:p>0,93</text:p>
          </table:table-cell>
          <table:table-cell table:style-name="ce10" table:formula="of:=1-POWER(1-[.AA121];1.1)" office:value-type="float" office:value="0.946357341591046" calcext:value-type="float">
            <text:p>0,95</text:p>
          </table:table-cell>
          <table:table-cell table:style-name="ce10" table:formula="of:=1-POWER(1-[.AB121];1.1)" office:value-type="float" office:value="0.959963019031299" calcext:value-type="float">
            <text:p>0,96</text:p>
          </table:table-cell>
          <table:table-cell table:style-name="ce10" table:formula="of:=1-POWER(1-[.AC121];1.1)" office:value-type="float" office:value="0.970979328730903" calcext:value-type="float">
            <text:p>0,97</text:p>
          </table:table-cell>
          <table:table-cell table:style-name="ce10" table:formula="of:=1-POWER(1-[.AD121];1.1)" office:value-type="float" office:value="0.979630601758517" calcext:value-type="float">
            <text:p>0,98</text:p>
          </table:table-cell>
          <table:table-cell table:style-name="ce10" table:formula="of:=1-POWER(1-[.AE121];1.1)" office:value-type="float" office:value="0.986200097466703" calcext:value-type="float">
            <text:p>0,99</text:p>
          </table:table-cell>
          <table:table-cell table:style-name="ce10" table:formula="of:=1-POWER(1-[.AF121];1.1)" office:value-type="float" office:value="0.991007848382655" calcext:value-type="float">
            <text:p>0,99</text:p>
          </table:table-cell>
          <table:table-cell table:style-name="ce10" table:formula="of:=1-POWER(1-[.AG121];1.1)" office:value-type="float" office:value="0.994386289877201" calcext:value-type="float">
            <text:p>0,99</text:p>
          </table:table-cell>
          <table:table-cell table:style-name="ce10" table:formula="of:=1-POWER(1-[.AH121];1.1)" office:value-type="float" office:value="0.996656702824975" calcext:value-type="float">
            <text:p>1,00</text:p>
          </table:table-cell>
          <table:table-cell table:style-name="ce10" table:formula="of:=1-POWER(1-[.AI121];1.1)" office:value-type="float" office:value="0.99810943123035" calcext:value-type="float">
            <text:p>1,00</text:p>
          </table:table-cell>
          <table:table-cell table:style-name="ce10" table:formula="of:=1-POWER(1-[.AJ121];1.1)" office:value-type="float" office:value="0.998990161957297" calcext:value-type="float">
            <text:p>1,00</text:p>
          </table:table-cell>
          <table:table-cell table:style-name="ce10" table:formula="of:=1-POWER(1-[.AK121];1.1)" office:value-type="float" office:value="0.999493386334698" calcext:value-type="float">
            <text:p>1,00</text:p>
          </table:table-cell>
          <table:table-cell table:style-name="ce10" table:formula="of:=1-POWER(1-[.AL121];1.1)" office:value-type="float" office:value="0.999762783665846" calcext:value-type="float">
            <text:p>1,00</text:p>
          </table:table-cell>
          <table:table-cell table:style-name="ce10" table:formula="of:=1-POWER(1-[.AM121];1.1)" office:value-type="float" office:value="0.999897042248545" calcext:value-type="float">
            <text:p>1,00</text:p>
          </table:table-cell>
          <table:table-cell table:style-name="ce10" table:formula="of:=1-POWER(1-[.AN121];1.1)" office:value-type="float" office:value="0.99995889213192" calcext:value-type="float">
            <text:p>1,00</text:p>
          </table:table-cell>
          <table:table-cell table:style-name="ce10" table:formula="of:=1-POWER(1-[.AO121];1.1)" office:value-type="float" office:value="0.999985026702637" calcext:value-type="float">
            <text:p>1,00</text:p>
          </table:table-cell>
          <table:table-cell table:style-name="ce10" table:formula="of:=1-POWER(1-[.AP121];1.1)" office:value-type="float" office:value="0.999995069974172" calcext:value-type="float">
            <text:p>1,00</text:p>
          </table:table-cell>
          <table:table-cell table:style-name="ce10" table:formula="of:=1-POWER(1-[.AQ121];1.1)" office:value-type="float" office:value="0.999998547439888" calcext:value-type="float">
            <text:p>1,00</text:p>
          </table:table-cell>
          <table:table-cell table:style-name="ce10" table:formula="of:=1-POWER(1-[.AR121];1.1)" office:value-type="float" office:value="0.999999621254462" calcext:value-type="float">
            <text:p>1,00</text:p>
          </table:table-cell>
          <table:table-cell table:style-name="ce10" table:formula="of:=1-POWER(1-[.AS121];1.1)" office:value-type="float" office:value="0.999999913665917" calcext:value-type="float">
            <text:p>1,00</text:p>
          </table:table-cell>
          <table:table-cell table:style-name="ce10" table:formula="of:=1-POWER(1-[.AT121];1.1)" office:value-type="float" office:value="0.999999983025363" calcext:value-type="float">
            <text:p>1,00</text:p>
          </table:table-cell>
          <table:table-cell table:style-name="ce10" table:formula="of:=1-POWER(1-[.AU121];1.1)" office:value-type="float" office:value="0.999999997163515" calcext:value-type="float">
            <text:p>1,00</text:p>
          </table:table-cell>
          <table:table-cell table:style-name="ce10" table:formula="of:=1-POWER(1-[.AV121];1.1)" office:value-type="float" office:value="0.999999999603669" calcext:value-type="float">
            <text:p>1,00</text:p>
          </table:table-cell>
          <table:table-cell table:style-name="ce10" table:formula="of:=1-POWER(1-[.AW121];1.1)" office:value-type="float" office:value="0.999999999954515" calcext:value-type="float">
            <text:p>1,00</text:p>
          </table:table-cell>
          <table:table-cell table:style-name="ce10" table:formula="of:=1-POWER(1-[.AX121];1.1)" office:value-type="float" office:value="0.999999999995796" calcext:value-type="float">
            <text:p>1,00</text:p>
          </table:table-cell>
          <table:table-cell table:style-name="ce10" table:formula="of:=1-POWER(1-[.AY121];1.1)" office:value-type="float" office:value="0.999999999999694" calcext:value-type="float">
            <text:p>1,00</text:p>
          </table:table-cell>
          <table:table-cell table:style-name="ce10" table:formula="of:=1-POWER(1-[.AZ121];1.1)" office:value-type="float" office:value="0.999999999999983" calcext:value-type="float">
            <text:p>1,00</text:p>
          </table:table-cell>
          <table:table-cell table:style-name="ce10" table:formula="of:=1-POWER(1-[.BA121];1.1)" office:value-type="float" office:value="0.999999999999999" calcext:value-type="float">
            <text:p>1,00</text:p>
          </table:table-cell>
          <table:table-cell table:style-name="ce10" table:formula="of:=1-POWER(1-[.BB121];1.1)" office:value-type="float" office:value="1" calcext:value-type="float">
            <text:p>1,00</text:p>
          </table:table-cell>
          <table:table-cell table:style-name="ce10" table:formula="of:=1-POWER(1-[.BC121];1.1)" office:value-type="float" office:value="1" calcext:value-type="float">
            <text:p>1,00</text:p>
          </table:table-cell>
          <table:table-cell table:style-name="ce10" table:formula="of:=1-POWER(1-[.BD121];1.1)" office:value-type="float" office:value="1" calcext:value-type="float">
            <text:p>1,00</text:p>
          </table:table-cell>
          <table:table-cell table:style-name="ce10" table:formula="of:=1-POWER(1-[.BE121];1.1)" office:value-type="float" office:value="1" calcext:value-type="float">
            <text:p>1,00</text:p>
          </table:table-cell>
          <table:table-cell table:style-name="ce10" table:formula="of:=1-POWER(1-[.BF121];1.1)" office:value-type="float" office:value="1" calcext:value-type="float">
            <text:p>1,00</text:p>
          </table:table-cell>
          <table:table-cell table:style-name="ce10" table:formula="of:=1-POWER(1-[.BG121];1.1)" office:value-type="float" office:value="1" calcext:value-type="float">
            <text:p>1,00</text:p>
          </table:table-cell>
          <table:table-cell table:style-name="ce10" table:formula="of:=1-POWER(1-[.BH121];1.1)" office:value-type="float" office:value="1" calcext:value-type="float">
            <text:p>1,00</text:p>
          </table:table-cell>
          <table:table-cell table:style-name="ce10" table:formula="of:=1-POWER(1-[.BI121];1.1)" office:value-type="float" office:value="1" calcext:value-type="float">
            <text:p>1,00</text:p>
          </table:table-cell>
          <table:table-cell table:style-name="ce10" table:formula="of:=1-POWER(1-[.BJ121];1.1)" office:value-type="float" office:value="1" calcext:value-type="float">
            <text:p>1,00</text:p>
          </table:table-cell>
          <table:table-cell table:style-name="ce10" table:formula="of:=1-POWER(1-[.BK121];1.1)" office:value-type="float" office:value="1" calcext:value-type="float">
            <text:p>1,00</text:p>
          </table:table-cell>
          <table:table-cell table:style-name="ce10" table:formula="of:=1-POWER(1-[.BL121];1.1)" office:value-type="float" office:value="1" calcext:value-type="float">
            <text:p>1,00</text:p>
          </table:table-cell>
          <table:table-cell table:style-name="ce10" table:formula="of:=1-POWER(1-[.BM121];1.1)" office:value-type="float" office:value="1" calcext:value-type="float">
            <text:p>1,00</text:p>
          </table:table-cell>
          <table:table-cell table:style-name="ce10" table:formula="of:=1-POWER(1-[.BN121];1.1)" office:value-type="float" office:value="1" calcext:value-type="float">
            <text:p>1,00</text:p>
          </table:table-cell>
          <table:table-cell table:style-name="ce10" table:formula="of:=1-POWER(1-[.BO121];1.1)" office:value-type="float" office:value="1" calcext:value-type="float">
            <text:p>1,00</text:p>
          </table:table-cell>
          <table:table-cell table:style-name="ce10" table:formula="of:=1-POWER(1-[.BP121];1.1)" office:value-type="float" office:value="1" calcext:value-type="float">
            <text:p>1,00</text:p>
          </table:table-cell>
          <table:table-cell table:style-name="ce10" table:formula="of:=1-POWER(1-[.BQ121];1.1)" office:value-type="float" office:value="1" calcext:value-type="float">
            <text:p>1,00</text:p>
          </table:table-cell>
          <table:table-cell table:style-name="ce10" table:formula="of:=1-POWER(1-[.BR121];1.1)" office:value-type="float" office:value="1" calcext:value-type="float">
            <text:p>1,00</text:p>
          </table:table-cell>
          <table:table-cell table:style-name="ce10" table:formula="of:=1-POWER(1-[.BS121];1.1)" office:value-type="float" office:value="1" calcext:value-type="float">
            <text:p>1,00</text:p>
          </table:table-cell>
          <table:table-cell table:style-name="ce10" table:formula="of:=1-POWER(1-[.BT121];1.1)" office:value-type="float" office:value="1" calcext:value-type="float">
            <text:p>1,00</text:p>
          </table:table-cell>
          <table:table-cell table:style-name="ce10" table:formula="of:=1-POWER(1-[.BU121];1.1)" office:value-type="float" office:value="1" calcext:value-type="float">
            <text:p>1,00</text:p>
          </table:table-cell>
          <table:table-cell table:style-name="ce10" table:formula="of:=1-POWER(1-[.BV121];1.1)" office:value-type="float" office:value="1" calcext:value-type="float">
            <text:p>1,00</text:p>
          </table:table-cell>
          <table:table-cell table:style-name="ce10" table:formula="of:=1-POWER(1-[.BW121];1.1)" office:value-type="float" office:value="1" calcext:value-type="float">
            <text:p>1,00</text:p>
          </table:table-cell>
          <table:table-cell table:style-name="ce10" table:formula="of:=1-POWER(1-[.BX121];1.1)" office:value-type="float" office:value="1" calcext:value-type="float">
            <text:p>1,00</text:p>
          </table:table-cell>
          <table:table-cell table:style-name="ce10" table:formula="of:=1-POWER(1-[.BY121];1.1)" office:value-type="float" office:value="1" calcext:value-type="float">
            <text:p>1,00</text:p>
          </table:table-cell>
          <table:table-cell table:style-name="ce10" table:formula="of:=1-POWER(1-[.BZ121];1.1)" office:value-type="float" office:value="1" calcext:value-type="float">
            <text:p>1,00</text:p>
          </table:table-cell>
          <table:table-cell table:style-name="ce10" table:formula="of:=1-POWER(1-[.CA121];1.1)" office:value-type="float" office:value="1" calcext:value-type="float">
            <text:p>1,00</text:p>
          </table:table-cell>
          <table:table-cell table:style-name="ce10" table:formula="of:=1-POWER(1-[.CB121];1.1)" office:value-type="float" office:value="1" calcext:value-type="float">
            <text:p>1,00</text:p>
          </table:table-cell>
          <table:table-cell table:style-name="ce10" table:formula="of:=1-POWER(1-[.CC121];1.1)" office:value-type="float" office:value="1" calcext:value-type="float">
            <text:p>1,00</text:p>
          </table:table-cell>
          <table:table-cell table:style-name="ce10" table:formula="of:=1-POWER(1-[.CD121];1.1)" office:value-type="float" office:value="1" calcext:value-type="float">
            <text:p>1,00</text:p>
          </table:table-cell>
          <table:table-cell table:style-name="ce10" table:formula="of:=1-POWER(1-[.CE121];1.1)" office:value-type="float" office:value="1" calcext:value-type="float">
            <text:p>1,00</text:p>
          </table:table-cell>
          <table:table-cell table:style-name="ce10" table:formula="of:=1-POWER(1-[.CF121];1.1)" office:value-type="float" office:value="1" calcext:value-type="float">
            <text:p>1,00</text:p>
          </table:table-cell>
          <table:table-cell table:style-name="ce10" table:formula="of:=1-POWER(1-[.CG121];1.1)" office:value-type="float" office:value="1" calcext:value-type="float">
            <text:p>1,00</text:p>
          </table:table-cell>
          <table:table-cell table:style-name="ce10" table:formula="of:=1-POWER(1-[.CH121];1.1)" office:value-type="float" office:value="1" calcext:value-type="float">
            <text:p>1,00</text:p>
          </table:table-cell>
          <table:table-cell table:style-name="ce10" table:formula="of:=1-POWER(1-[.CI121];1.1)" office:value-type="float" office:value="1" calcext:value-type="float">
            <text:p>1,00</text:p>
          </table:table-cell>
          <table:table-cell table:style-name="ce10" table:formula="of:=1-POWER(1-[.CJ121];1.1)" office:value-type="float" office:value="1" calcext:value-type="float">
            <text:p>1,00</text:p>
          </table:table-cell>
          <table:table-cell table:style-name="ce10" table:formula="of:=1-POWER(1-[.CK121];1.1)" office:value-type="float" office:value="1" calcext:value-type="float">
            <text:p>1,00</text:p>
          </table:table-cell>
          <table:table-cell table:style-name="ce10" table:formula="of:=1-POWER(1-[.CL121];1.1)" office:value-type="float" office:value="1" calcext:value-type="float">
            <text:p>1,00</text:p>
          </table:table-cell>
          <table:table-cell table:style-name="ce10" table:formula="of:=1-POWER(1-[.CM121];1.1)" office:value-type="float" office:value="1" calcext:value-type="float">
            <text:p>1,00</text:p>
          </table:table-cell>
          <table:table-cell table:style-name="ce10" table:formula="of:=1-POWER(1-[.CN121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style-name="ce2" table:formula="of:=[.A121]+0.1" office:value-type="float" office:value="0.3" calcext:value-type="float">
            <text:p>0,30</text:p>
          </table:table-cell>
          <table:table-cell table:style-name="ce10" table:formula="of:=1-POWER(1-[.A122];1.1)" office:value-type="float" office:value="0.324527233416128" calcext:value-type="float">
            <text:p>0,32</text:p>
          </table:table-cell>
          <table:table-cell table:style-name="ce10" table:formula="of:=1-POWER(1-[.B122];1.1)" office:value-type="float" office:value="0.350515743230899" calcext:value-type="float">
            <text:p>0,35</text:p>
          </table:table-cell>
          <table:table-cell table:style-name="ce10" table:formula="of:=1-POWER(1-[.C122];1.1)" office:value-type="float" office:value="0.377949718062502" calcext:value-type="float">
            <text:p>0,38</text:p>
          </table:table-cell>
          <table:table-cell table:style-name="ce10" table:formula="of:=1-POWER(1-[.D122];1.1)" office:value-type="float" office:value="0.406790577953001" calcext:value-type="float">
            <text:p>0,41</text:p>
          </table:table-cell>
          <table:table-cell table:style-name="ce10" table:formula="of:=1-POWER(1-[.E122];1.1)" office:value-type="float" office:value="0.436973489462597" calcext:value-type="float">
            <text:p>0,44</text:p>
          </table:table-cell>
          <table:table-cell table:style-name="ce10" table:formula="of:=1-POWER(1-[.F122];1.1)" office:value-type="float" office:value="0.4684039700888" calcext:value-type="float">
            <text:p>0,47</text:p>
          </table:table-cell>
          <table:table-cell table:style-name="ce10" table:formula="of:=1-POWER(1-[.G122];1.1)" office:value-type="float" office:value="0.500954778154012" calcext:value-type="float">
            <text:p>0,50</text:p>
          </table:table-cell>
          <table:table-cell table:style-name="ce10" table:formula="of:=1-POWER(1-[.H122];1.1)" office:value-type="float" office:value="0.534463334086018" calcext:value-type="float">
            <text:p>0,53</text:p>
          </table:table-cell>
          <table:table-cell table:style-name="ce10" table:formula="of:=1-POWER(1-[.I122];1.1)" office:value-type="float" office:value="0.568729967912452" calcext:value-type="float">
            <text:p>0,57</text:p>
          </table:table-cell>
          <table:table-cell table:style-name="ce10" table:formula="of:=1-POWER(1-[.J122];1.1)" office:value-type="float" office:value="0.603517330097196" calcext:value-type="float">
            <text:p>0,60</text:p>
          </table:table-cell>
          <table:table-cell table:style-name="ce10" table:formula="of:=1-POWER(1-[.K122];1.1)" office:value-type="float" office:value="0.638551330735949" calcext:value-type="float">
            <text:p>0,64</text:p>
          </table:table-cell>
          <table:table-cell table:style-name="ce10" table:formula="of:=1-POWER(1-[.L122];1.1)" office:value-type="float" office:value="0.673523975665786" calcext:value-type="float">
            <text:p>0,67</text:p>
          </table:table-cell>
          <table:table-cell table:style-name="ce10" table:formula="of:=1-POWER(1-[.M122];1.1)" office:value-type="float" office:value="0.708098435625739" calcext:value-type="float">
            <text:p>0,71</text:p>
          </table:table-cell>
          <table:table-cell table:style-name="ce10" table:formula="of:=1-POWER(1-[.N122];1.1)" office:value-type="float" office:value="0.741916604015258" calcext:value-type="float">
            <text:p>0,74</text:p>
          </table:table-cell>
          <table:table-cell table:style-name="ce10" table:formula="of:=1-POWER(1-[.O122];1.1)" office:value-type="float" office:value="0.774609259076837" calcext:value-type="float">
            <text:p>0,77</text:p>
          </table:table-cell>
          <table:table-cell table:style-name="ce10" table:formula="of:=1-POWER(1-[.P122];1.1)" office:value-type="float" office:value="0.805808740586836" calcext:value-type="float">
            <text:p>0,81</text:p>
          </table:table-cell>
          <table:table-cell table:style-name="ce10" table:formula="of:=1-POWER(1-[.Q122];1.1)" office:value-type="float" office:value="0.835163780237043" calcext:value-type="float">
            <text:p>0,84</text:p>
          </table:table-cell>
          <table:table-cell table:style-name="ce10" table:formula="of:=1-POWER(1-[.R122];1.1)" office:value-type="float" office:value="0.862355801646331" calcext:value-type="float">
            <text:p>0,86</text:p>
          </table:table-cell>
          <table:table-cell table:style-name="ce10" table:formula="of:=1-POWER(1-[.S122];1.1)" office:value-type="float" office:value="0.887115659033238" calcext:value-type="float">
            <text:p>0,89</text:p>
          </table:table-cell>
          <table:table-cell table:style-name="ce10" table:formula="of:=1-POWER(1-[.T122];1.1)" office:value-type="float" office:value="0.909239459813301" calcext:value-type="float">
            <text:p>0,91</text:p>
          </table:table-cell>
          <table:table-cell table:style-name="ce10" table:formula="of:=1-POWER(1-[.U122];1.1)" office:value-type="float" office:value="0.928601879534872" calcext:value-type="float">
            <text:p>0,93</text:p>
          </table:table-cell>
          <table:table-cell table:style-name="ce10" table:formula="of:=1-POWER(1-[.V122];1.1)" office:value-type="float" office:value="0.945165301845611" calcext:value-type="float">
            <text:p>0,95</text:p>
          </table:table-cell>
          <table:table-cell table:style-name="ce10" table:formula="of:=1-POWER(1-[.W122];1.1)" office:value-type="float" office:value="0.958983272929188" calcext:value-type="float">
            <text:p>0,96</text:p>
          </table:table-cell>
          <table:table-cell table:style-name="ce10" table:formula="of:=1-POWER(1-[.X122];1.1)" office:value-type="float" office:value="0.970197197609875" calcext:value-type="float">
            <text:p>0,97</text:p>
          </table:table-cell>
          <table:table-cell table:style-name="ce10" table:formula="of:=1-POWER(1-[.Y122];1.1)" office:value-type="float" office:value="0.979025925151647" calcext:value-type="float">
            <text:p>0,98</text:p>
          </table:table-cell>
          <table:table-cell table:style-name="ce10" table:formula="of:=1-POWER(1-[.Z122];1.1)" office:value-type="float" office:value="0.985748811160953" calcext:value-type="float">
            <text:p>0,99</text:p>
          </table:table-cell>
          <table:table-cell table:style-name="ce10" table:formula="of:=1-POWER(1-[.AA122];1.1)" office:value-type="float" office:value="0.990683855753017" calcext:value-type="float">
            <text:p>0,99</text:p>
          </table:table-cell>
          <table:table-cell table:style-name="ce10" table:formula="of:=1-POWER(1-[.AB122];1.1)" office:value-type="float" office:value="0.994163401425047" calcext:value-type="float">
            <text:p>0,99</text:p>
          </table:table-cell>
          <table:table-cell table:style-name="ce10" table:formula="of:=1-POWER(1-[.AC122];1.1)" office:value-type="float" office:value="0.996510398722333" calcext:value-type="float">
            <text:p>1,00</text:p>
          </table:table-cell>
          <table:table-cell table:style-name="ce10" table:formula="of:=1-POWER(1-[.AD122];1.1)" office:value-type="float" office:value="0.998018229369424" calcext:value-type="float">
            <text:p>1,00</text:p>
          </table:table-cell>
          <table:table-cell table:style-name="ce10" table:formula="of:=1-POWER(1-[.AE122];1.1)" office:value-type="float" office:value="0.99893644800453" calcext:value-type="float">
            <text:p>1,00</text:p>
          </table:table-cell>
          <table:table-cell table:style-name="ce10" table:formula="of:=1-POWER(1-[.AF122];1.1)" office:value-type="float" office:value="0.999463666901229" calcext:value-type="float">
            <text:p>1,00</text:p>
          </table:table-cell>
          <table:table-cell table:style-name="ce10" table:formula="of:=1-POWER(1-[.AG122];1.1)" office:value-type="float" office:value="0.999747432154599" calcext:value-type="float">
            <text:p>1,00</text:p>
          </table:table-cell>
          <table:table-cell table:style-name="ce10" table:formula="of:=1-POWER(1-[.AH122];1.1)" office:value-type="float" office:value="0.999889689750894" calcext:value-type="float">
            <text:p>1,00</text:p>
          </table:table-cell>
          <table:table-cell table:style-name="ce10" table:formula="of:=1-POWER(1-[.AI122];1.1)" office:value-type="float" office:value="0.99995565165148" calcext:value-type="float">
            <text:p>1,00</text:p>
          </table:table-cell>
          <table:table-cell table:style-name="ce10" table:formula="of:=1-POWER(1-[.AJ122];1.1)" office:value-type="float" office:value="0.999983723343547" calcext:value-type="float">
            <text:p>1,00</text:p>
          </table:table-cell>
          <table:table-cell table:style-name="ce10" table:formula="of:=1-POWER(1-[.AK122];1.1)" office:value-type="float" office:value="0.999994595920657" calcext:value-type="float">
            <text:p>1,00</text:p>
          </table:table-cell>
          <table:table-cell table:style-name="ce10" table:formula="of:=1-POWER(1-[.AL122];1.1)" office:value-type="float" office:value="0.99999839308136" calcext:value-type="float">
            <text:p>1,00</text:p>
          </table:table-cell>
          <table:table-cell table:style-name="ce10" table:formula="of:=1-POWER(1-[.AM122];1.1)" office:value-type="float" office:value="0.999999576753596" calcext:value-type="float">
            <text:p>1,00</text:p>
          </table:table-cell>
          <table:table-cell table:style-name="ce10" table:formula="of:=1-POWER(1-[.AN122];1.1)" office:value-type="float" office:value="0.99999990244431" calcext:value-type="float">
            <text:p>1,00</text:p>
          </table:table-cell>
          <table:table-cell table:style-name="ce10" table:formula="of:=1-POWER(1-[.AO122];1.1)" office:value-type="float" office:value="0.999999980583191" calcext:value-type="float">
            <text:p>1,00</text:p>
          </table:table-cell>
          <table:table-cell table:style-name="ce10" table:formula="of:=1-POWER(1-[.AP122];1.1)" office:value-type="float" office:value="0.999999996711517" calcext:value-type="float">
            <text:p>1,00</text:p>
          </table:table-cell>
          <table:table-cell table:style-name="ce10" table:formula="of:=1-POWER(1-[.AQ122];1.1)" office:value-type="float" office:value="0.999999999533668" calcext:value-type="float">
            <text:p>1,00</text:p>
          </table:table-cell>
          <table:table-cell table:style-name="ce10" table:formula="of:=1-POWER(1-[.AR122];1.1)" office:value-type="float" office:value="0.999999999945604" calcext:value-type="float">
            <text:p>1,00</text:p>
          </table:table-cell>
          <table:table-cell table:style-name="ce10" table:formula="of:=1-POWER(1-[.AS122];1.1)" office:value-type="float" office:value="0.999999999994882" calcext:value-type="float">
            <text:p>1,00</text:p>
          </table:table-cell>
          <table:table-cell table:style-name="ce10" table:formula="of:=1-POWER(1-[.AT122];1.1)" office:value-type="float" office:value="0.99999999999962" calcext:value-type="float">
            <text:p>1,00</text:p>
          </table:table-cell>
          <table:table-cell table:style-name="ce10" table:formula="of:=1-POWER(1-[.AU122];1.1)" office:value-type="float" office:value="0.999999999999978" calcext:value-type="float">
            <text:p>1,00</text:p>
          </table:table-cell>
          <table:table-cell table:style-name="ce10" table:formula="of:=1-POWER(1-[.AV122];1.1)" office:value-type="float" office:value="0.999999999999999" calcext:value-type="float">
            <text:p>1,00</text:p>
          </table:table-cell>
          <table:table-cell table:style-name="ce10" table:formula="of:=1-POWER(1-[.AW122];1.1)" office:value-type="float" office:value="1" calcext:value-type="float">
            <text:p>1,00</text:p>
          </table:table-cell>
          <table:table-cell table:style-name="ce10" table:formula="of:=1-POWER(1-[.AX122];1.1)" office:value-type="float" office:value="1" calcext:value-type="float">
            <text:p>1,00</text:p>
          </table:table-cell>
          <table:table-cell table:style-name="ce10" table:formula="of:=1-POWER(1-[.AY122];1.1)" office:value-type="float" office:value="1" calcext:value-type="float">
            <text:p>1,00</text:p>
          </table:table-cell>
          <table:table-cell table:style-name="ce10" table:formula="of:=1-POWER(1-[.AZ122];1.1)" office:value-type="float" office:value="1" calcext:value-type="float">
            <text:p>1,00</text:p>
          </table:table-cell>
          <table:table-cell table:style-name="ce10" table:formula="of:=1-POWER(1-[.BA122];1.1)" office:value-type="float" office:value="1" calcext:value-type="float">
            <text:p>1,00</text:p>
          </table:table-cell>
          <table:table-cell table:style-name="ce10" table:formula="of:=1-POWER(1-[.BB122];1.1)" office:value-type="float" office:value="1" calcext:value-type="float">
            <text:p>1,00</text:p>
          </table:table-cell>
          <table:table-cell table:style-name="ce10" table:formula="of:=1-POWER(1-[.BC122];1.1)" office:value-type="float" office:value="1" calcext:value-type="float">
            <text:p>1,00</text:p>
          </table:table-cell>
          <table:table-cell table:style-name="ce10" table:formula="of:=1-POWER(1-[.BD122];1.1)" office:value-type="float" office:value="1" calcext:value-type="float">
            <text:p>1,00</text:p>
          </table:table-cell>
          <table:table-cell table:style-name="ce10" table:formula="of:=1-POWER(1-[.BE122];1.1)" office:value-type="float" office:value="1" calcext:value-type="float">
            <text:p>1,00</text:p>
          </table:table-cell>
          <table:table-cell table:style-name="ce10" table:formula="of:=1-POWER(1-[.BF122];1.1)" office:value-type="float" office:value="1" calcext:value-type="float">
            <text:p>1,00</text:p>
          </table:table-cell>
          <table:table-cell table:style-name="ce10" table:formula="of:=1-POWER(1-[.BG122];1.1)" office:value-type="float" office:value="1" calcext:value-type="float">
            <text:p>1,00</text:p>
          </table:table-cell>
          <table:table-cell table:style-name="ce10" table:formula="of:=1-POWER(1-[.BH122];1.1)" office:value-type="float" office:value="1" calcext:value-type="float">
            <text:p>1,00</text:p>
          </table:table-cell>
          <table:table-cell table:style-name="ce10" table:formula="of:=1-POWER(1-[.BI122];1.1)" office:value-type="float" office:value="1" calcext:value-type="float">
            <text:p>1,00</text:p>
          </table:table-cell>
          <table:table-cell table:style-name="ce10" table:formula="of:=1-POWER(1-[.BJ122];1.1)" office:value-type="float" office:value="1" calcext:value-type="float">
            <text:p>1,00</text:p>
          </table:table-cell>
          <table:table-cell table:style-name="ce10" table:formula="of:=1-POWER(1-[.BK122];1.1)" office:value-type="float" office:value="1" calcext:value-type="float">
            <text:p>1,00</text:p>
          </table:table-cell>
          <table:table-cell table:style-name="ce10" table:formula="of:=1-POWER(1-[.BL122];1.1)" office:value-type="float" office:value="1" calcext:value-type="float">
            <text:p>1,00</text:p>
          </table:table-cell>
          <table:table-cell table:style-name="ce10" table:formula="of:=1-POWER(1-[.BM122];1.1)" office:value-type="float" office:value="1" calcext:value-type="float">
            <text:p>1,00</text:p>
          </table:table-cell>
          <table:table-cell table:style-name="ce10" table:formula="of:=1-POWER(1-[.BN122];1.1)" office:value-type="float" office:value="1" calcext:value-type="float">
            <text:p>1,00</text:p>
          </table:table-cell>
          <table:table-cell table:style-name="ce10" table:formula="of:=1-POWER(1-[.BO122];1.1)" office:value-type="float" office:value="1" calcext:value-type="float">
            <text:p>1,00</text:p>
          </table:table-cell>
          <table:table-cell table:style-name="ce10" table:formula="of:=1-POWER(1-[.BP122];1.1)" office:value-type="float" office:value="1" calcext:value-type="float">
            <text:p>1,00</text:p>
          </table:table-cell>
          <table:table-cell table:style-name="ce10" table:formula="of:=1-POWER(1-[.BQ122];1.1)" office:value-type="float" office:value="1" calcext:value-type="float">
            <text:p>1,00</text:p>
          </table:table-cell>
          <table:table-cell table:style-name="ce10" table:formula="of:=1-POWER(1-[.BR122];1.1)" office:value-type="float" office:value="1" calcext:value-type="float">
            <text:p>1,00</text:p>
          </table:table-cell>
          <table:table-cell table:style-name="ce10" table:formula="of:=1-POWER(1-[.BS122];1.1)" office:value-type="float" office:value="1" calcext:value-type="float">
            <text:p>1,00</text:p>
          </table:table-cell>
          <table:table-cell table:style-name="ce10" table:formula="of:=1-POWER(1-[.BT122];1.1)" office:value-type="float" office:value="1" calcext:value-type="float">
            <text:p>1,00</text:p>
          </table:table-cell>
          <table:table-cell table:style-name="ce10" table:formula="of:=1-POWER(1-[.BU122];1.1)" office:value-type="float" office:value="1" calcext:value-type="float">
            <text:p>1,00</text:p>
          </table:table-cell>
          <table:table-cell table:style-name="ce10" table:formula="of:=1-POWER(1-[.BV122];1.1)" office:value-type="float" office:value="1" calcext:value-type="float">
            <text:p>1,00</text:p>
          </table:table-cell>
          <table:table-cell table:style-name="ce10" table:formula="of:=1-POWER(1-[.BW122];1.1)" office:value-type="float" office:value="1" calcext:value-type="float">
            <text:p>1,00</text:p>
          </table:table-cell>
          <table:table-cell table:style-name="ce10" table:formula="of:=1-POWER(1-[.BX122];1.1)" office:value-type="float" office:value="1" calcext:value-type="float">
            <text:p>1,00</text:p>
          </table:table-cell>
          <table:table-cell table:style-name="ce10" table:formula="of:=1-POWER(1-[.BY122];1.1)" office:value-type="float" office:value="1" calcext:value-type="float">
            <text:p>1,00</text:p>
          </table:table-cell>
          <table:table-cell table:style-name="ce10" table:formula="of:=1-POWER(1-[.BZ122];1.1)" office:value-type="float" office:value="1" calcext:value-type="float">
            <text:p>1,00</text:p>
          </table:table-cell>
          <table:table-cell table:style-name="ce10" table:formula="of:=1-POWER(1-[.CA122];1.1)" office:value-type="float" office:value="1" calcext:value-type="float">
            <text:p>1,00</text:p>
          </table:table-cell>
          <table:table-cell table:style-name="ce10" table:formula="of:=1-POWER(1-[.CB122];1.1)" office:value-type="float" office:value="1" calcext:value-type="float">
            <text:p>1,00</text:p>
          </table:table-cell>
          <table:table-cell table:style-name="ce10" table:formula="of:=1-POWER(1-[.CC122];1.1)" office:value-type="float" office:value="1" calcext:value-type="float">
            <text:p>1,00</text:p>
          </table:table-cell>
          <table:table-cell table:style-name="ce10" table:formula="of:=1-POWER(1-[.CD122];1.1)" office:value-type="float" office:value="1" calcext:value-type="float">
            <text:p>1,00</text:p>
          </table:table-cell>
          <table:table-cell table:style-name="ce10" table:formula="of:=1-POWER(1-[.CE122];1.1)" office:value-type="float" office:value="1" calcext:value-type="float">
            <text:p>1,00</text:p>
          </table:table-cell>
          <table:table-cell table:style-name="ce10" table:formula="of:=1-POWER(1-[.CF122];1.1)" office:value-type="float" office:value="1" calcext:value-type="float">
            <text:p>1,00</text:p>
          </table:table-cell>
          <table:table-cell table:style-name="ce10" table:formula="of:=1-POWER(1-[.CG122];1.1)" office:value-type="float" office:value="1" calcext:value-type="float">
            <text:p>1,00</text:p>
          </table:table-cell>
          <table:table-cell table:style-name="ce10" table:formula="of:=1-POWER(1-[.CH122];1.1)" office:value-type="float" office:value="1" calcext:value-type="float">
            <text:p>1,00</text:p>
          </table:table-cell>
          <table:table-cell table:style-name="ce10" table:formula="of:=1-POWER(1-[.CI122];1.1)" office:value-type="float" office:value="1" calcext:value-type="float">
            <text:p>1,00</text:p>
          </table:table-cell>
          <table:table-cell table:style-name="ce10" table:formula="of:=1-POWER(1-[.CJ122];1.1)" office:value-type="float" office:value="1" calcext:value-type="float">
            <text:p>1,00</text:p>
          </table:table-cell>
          <table:table-cell table:style-name="ce10" table:formula="of:=1-POWER(1-[.CK122];1.1)" office:value-type="float" office:value="1" calcext:value-type="float">
            <text:p>1,00</text:p>
          </table:table-cell>
          <table:table-cell table:style-name="ce10" table:formula="of:=1-POWER(1-[.CL122];1.1)" office:value-type="float" office:value="1" calcext:value-type="float">
            <text:p>1,00</text:p>
          </table:table-cell>
          <table:table-cell table:style-name="ce10" table:formula="of:=1-POWER(1-[.CM122];1.1)" office:value-type="float" office:value="1" calcext:value-type="float">
            <text:p>1,00</text:p>
          </table:table-cell>
          <table:table-cell table:style-name="ce10" table:formula="of:=1-POWER(1-[.CN122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2]+0.1" office:value-type="float" office:value="0.4" calcext:value-type="float">
            <text:p>0,40</text:p>
          </table:table-cell>
          <table:table-cell table:style-name="ce10" table:formula="of:=1-POWER(1-[.A123];1.1)" office:value-type="float" office:value="0.429879870096594" calcext:value-type="float">
            <text:p>0,43</text:p>
          </table:table-cell>
          <table:table-cell table:style-name="ce10" table:formula="of:=1-POWER(1-[.B123];1.1)" office:value-type="float" office:value="0.46103195996495" calcext:value-type="float">
            <text:p>0,46</text:p>
          </table:table-cell>
          <table:table-cell table:style-name="ce10" table:formula="of:=1-POWER(1-[.C123];1.1)" office:value-type="float" office:value="0.493336855375214" calcext:value-type="float">
            <text:p>0,49</text:p>
          </table:table-cell>
          <table:table-cell table:style-name="ce10" table:formula="of:=1-POWER(1-[.D123];1.1)" office:value-type="float" office:value="0.526640338519538" calcext:value-type="float">
            <text:p>0,53</text:p>
          </table:table-cell>
          <table:table-cell table:style-name="ce10" table:formula="of:=1-POWER(1-[.E123];1.1)" office:value-type="float" office:value="0.560751415883387" calcext:value-type="float">
            <text:p>0,56</text:p>
          </table:table-cell>
          <table:table-cell table:style-name="ce10" table:formula="of:=1-POWER(1-[.F123];1.1)" office:value-type="float" office:value="0.595441428358898" calcext:value-type="float">
            <text:p>0,60</text:p>
          </table:table-cell>
          <table:table-cell table:style-name="ce10" table:formula="of:=1-POWER(1-[.G123];1.1)" office:value-type="float" office:value="0.630444603939218" calcext:value-type="float">
            <text:p>0,63</text:p>
          </table:table-cell>
          <table:table-cell table:style-name="ce10" table:formula="of:=1-POWER(1-[.H123];1.1)" office:value-type="float" office:value="0.665460423483137" calcext:value-type="float">
            <text:p>0,67</text:p>
          </table:table-cell>
          <table:table-cell table:style-name="ce10" table:formula="of:=1-POWER(1-[.I123];1.1)" office:value-type="float" office:value="0.700158147022226" calcext:value-type="float">
            <text:p>0,70</text:p>
          </table:table-cell>
          <table:table-cell table:style-name="ce10" table:formula="of:=1-POWER(1-[.J123];1.1)" office:value-type="float" office:value="0.734183779688965" calcext:value-type="float">
            <text:p>0,73</text:p>
          </table:table-cell>
          <table:table-cell table:style-name="ce10" table:formula="of:=1-POWER(1-[.K123];1.1)" office:value-type="float" office:value="0.767169631110336" calcext:value-type="float">
            <text:p>0,77</text:p>
          </table:table-cell>
          <table:table-cell table:style-name="ce10" table:formula="of:=1-POWER(1-[.L123];1.1)" office:value-type="float" office:value="0.79874643190648" calcext:value-type="float">
            <text:p>0,80</text:p>
          </table:table-cell>
          <table:table-cell table:style-name="ce10" table:formula="of:=1-POWER(1-[.M123];1.1)" office:value-type="float" office:value="0.828557714464107" calcext:value-type="float">
            <text:p>0,83</text:p>
          </table:table-cell>
          <table:table-cell table:style-name="ce10" table:formula="of:=1-POWER(1-[.N123];1.1)" office:value-type="float" office:value="0.856275852096881" calcext:value-type="float">
            <text:p>0,86</text:p>
          </table:table-cell>
          <table:table-cell table:style-name="ce10" table:formula="of:=1-POWER(1-[.O123];1.1)" office:value-type="float" office:value="0.881618805782164" calcext:value-type="float">
            <text:p>0,88</text:p>
          </table:table-cell>
          <table:table-cell table:style-name="ce10" table:formula="of:=1-POWER(1-[.P123];1.1)" office:value-type="float" office:value="0.9043662934359" calcext:value-type="float">
            <text:p>0,90</text:p>
          </table:table-cell>
          <table:table-cell table:style-name="ce10" table:formula="of:=1-POWER(1-[.Q123];1.1)" office:value-type="float" office:value="0.924373833362473" calcext:value-type="float">
            <text:p>0,92</text:p>
          </table:table-cell>
          <table:table-cell table:style-name="ce10" table:formula="of:=1-POWER(1-[.R123];1.1)" office:value-type="float" office:value="0.941582993815641" calcext:value-type="float">
            <text:p>0,94</text:p>
          </table:table-cell>
          <table:table-cell table:style-name="ce10" table:formula="of:=1-POWER(1-[.S123];1.1)" office:value-type="float" office:value="0.95602627808704" calcext:value-type="float">
            <text:p>0,96</text:p>
          </table:table-cell>
          <table:table-cell table:style-name="ce10" table:formula="of:=1-POWER(1-[.T123];1.1)" office:value-type="float" office:value="0.967825445057609" calcext:value-type="float">
            <text:p>0,97</text:p>
          </table:table-cell>
          <table:table-cell table:style-name="ce10" table:formula="of:=1-POWER(1-[.U123];1.1)" office:value-type="float" office:value="0.977182723615576" calcext:value-type="float">
            <text:p>0,98</text:p>
          </table:table-cell>
          <table:table-cell table:style-name="ce10" table:formula="of:=1-POWER(1-[.V123];1.1)" office:value-type="float" office:value="0.984365277285948" calcext:value-type="float">
            <text:p>0,98</text:p>
          </table:table-cell>
          <table:table-cell table:style-name="ce10" table:formula="of:=1-POWER(1-[.W123];1.1)" office:value-type="float" office:value="0.989684288168637" calcext:value-type="float">
            <text:p>0,99</text:p>
          </table:table-cell>
          <table:table-cell table:style-name="ce10" table:formula="of:=1-POWER(1-[.X123];1.1)" office:value-type="float" office:value="0.993470963119338" calcext:value-type="float">
            <text:p>0,99</text:p>
          </table:table-cell>
          <table:table-cell table:style-name="ce10" table:formula="of:=1-POWER(1-[.Y123];1.1)" office:value-type="float" office:value="0.996052391876565" calcext:value-type="float">
            <text:p>1,00</text:p>
          </table:table-cell>
          <table:table-cell table:style-name="ce10" table:formula="of:=1-POWER(1-[.Z123];1.1)" office:value-type="float" office:value="0.997730305332029" calcext:value-type="float">
            <text:p>1,00</text:p>
          </table:table-cell>
          <table:table-cell table:style-name="ce10" table:formula="of:=1-POWER(1-[.AA123];1.1)" office:value-type="float" office:value="0.998765292230071" calcext:value-type="float">
            <text:p>1,00</text:p>
          </table:table-cell>
          <table:table-cell table:style-name="ce10" table:formula="of:=1-POWER(1-[.AB123];1.1)" office:value-type="float" office:value="0.999367994876146" calcext:value-type="float">
            <text:p>1,00</text:p>
          </table:table-cell>
          <table:table-cell table:style-name="ce10" table:formula="of:=1-POWER(1-[.AC123];1.1)" office:value-type="float" office:value="0.999697453133566" calcext:value-type="float">
            <text:p>1,00</text:p>
          </table:table-cell>
          <table:table-cell table:style-name="ce10" table:formula="of:=1-POWER(1-[.AD123];1.1)" office:value-type="float" office:value="0.999865453648618" calcext:value-type="float">
            <text:p>1,00</text:p>
          </table:table-cell>
          <table:table-cell table:style-name="ce10" table:formula="of:=1-POWER(1-[.AE123];1.1)" office:value-type="float" office:value="0.999944822868679" calcext:value-type="float">
            <text:p>1,00</text:p>
          </table:table-cell>
          <table:table-cell table:style-name="ce10" table:formula="of:=1-POWER(1-[.AF123];1.1)" office:value-type="float" office:value="0.99997930168322" calcext:value-type="float">
            <text:p>1,00</text:p>
          </table:table-cell>
          <table:table-cell table:style-name="ce10" table:formula="of:=1-POWER(1-[.AG123];1.1)" office:value-type="float" office:value="0.999992960715269" calcext:value-type="float">
            <text:p>1,00</text:p>
          </table:table-cell>
          <table:table-cell table:style-name="ce10" table:formula="of:=1-POWER(1-[.AH123];1.1)" office:value-type="float" office:value="0.999997850777465" calcext:value-type="float">
            <text:p>1,00</text:p>
          </table:table-cell>
          <table:table-cell table:style-name="ce10" table:formula="of:=1-POWER(1-[.AI123];1.1)" office:value-type="float" office:value="0.999999417213445" calcext:value-type="float">
            <text:p>1,00</text:p>
          </table:table-cell>
          <table:table-cell table:style-name="ce10" table:formula="of:=1-POWER(1-[.AJ123];1.1)" office:value-type="float" office:value="0.999999861305105" calcext:value-type="float">
            <text:p>1,00</text:p>
          </table:table-cell>
          <table:table-cell table:style-name="ce10" table:formula="of:=1-POWER(1-[.AK123];1.1)" office:value-type="float" office:value="0.999999971406552" calcext:value-type="float">
            <text:p>1,00</text:p>
          </table:table-cell>
          <table:table-cell table:style-name="ce10" table:formula="of:=1-POWER(1-[.AL123];1.1)" office:value-type="float" office:value="0.999999994966232" calcext:value-type="float">
            <text:p>1,00</text:p>
          </table:table-cell>
          <table:table-cell table:style-name="ce10" table:formula="of:=1-POWER(1-[.AM123];1.1)" office:value-type="float" office:value="0.999999999255127" calcext:value-type="float">
            <text:p>1,00</text:p>
          </table:table-cell>
          <table:table-cell table:style-name="ce10" table:formula="of:=1-POWER(1-[.AN123];1.1)" office:value-type="float" office:value="0.999999999908948" calcext:value-type="float">
            <text:p>1,00</text:p>
          </table:table-cell>
          <table:table-cell table:style-name="ce10" table:formula="of:=1-POWER(1-[.AO123];1.1)" office:value-type="float" office:value="0.99999999999098" calcext:value-type="float">
            <text:p>1,00</text:p>
          </table:table-cell>
          <table:table-cell table:style-name="ce10" table:formula="of:=1-POWER(1-[.AP123];1.1)" office:value-type="float" office:value="0.999999999999291" calcext:value-type="float">
            <text:p>1,00</text:p>
          </table:table-cell>
          <table:table-cell table:style-name="ce10" table:formula="of:=1-POWER(1-[.AQ123];1.1)" office:value-type="float" office:value="0.999999999999957" calcext:value-type="float">
            <text:p>1,00</text:p>
          </table:table-cell>
          <table:table-cell table:style-name="ce10" table:formula="of:=1-POWER(1-[.AR123];1.1)" office:value-type="float" office:value="0.999999999999998" calcext:value-type="float">
            <text:p>1,00</text:p>
          </table:table-cell>
          <table:table-cell table:style-name="ce10" table:formula="of:=1-POWER(1-[.AS123];1.1)" office:value-type="float" office:value="1" calcext:value-type="float">
            <text:p>1,00</text:p>
          </table:table-cell>
          <table:table-cell table:style-name="ce10" table:formula="of:=1-POWER(1-[.AT123];1.1)" office:value-type="float" office:value="1" calcext:value-type="float">
            <text:p>1,00</text:p>
          </table:table-cell>
          <table:table-cell table:style-name="ce10" table:formula="of:=1-POWER(1-[.AU123];1.1)" office:value-type="float" office:value="1" calcext:value-type="float">
            <text:p>1,00</text:p>
          </table:table-cell>
          <table:table-cell table:style-name="ce10" table:formula="of:=1-POWER(1-[.AV123];1.1)" office:value-type="float" office:value="1" calcext:value-type="float">
            <text:p>1,00</text:p>
          </table:table-cell>
          <table:table-cell table:style-name="ce10" table:formula="of:=1-POWER(1-[.AW123];1.1)" office:value-type="float" office:value="1" calcext:value-type="float">
            <text:p>1,00</text:p>
          </table:table-cell>
          <table:table-cell table:style-name="ce10" table:formula="of:=1-POWER(1-[.AX123];1.1)" office:value-type="float" office:value="1" calcext:value-type="float">
            <text:p>1,00</text:p>
          </table:table-cell>
          <table:table-cell table:style-name="ce10" table:formula="of:=1-POWER(1-[.AY123];1.1)" office:value-type="float" office:value="1" calcext:value-type="float">
            <text:p>1,00</text:p>
          </table:table-cell>
          <table:table-cell table:style-name="ce10" table:formula="of:=1-POWER(1-[.AZ123];1.1)" office:value-type="float" office:value="1" calcext:value-type="float">
            <text:p>1,00</text:p>
          </table:table-cell>
          <table:table-cell table:style-name="ce10" table:formula="of:=1-POWER(1-[.BA123];1.1)" office:value-type="float" office:value="1" calcext:value-type="float">
            <text:p>1,00</text:p>
          </table:table-cell>
          <table:table-cell table:style-name="ce10" table:formula="of:=1-POWER(1-[.BB123];1.1)" office:value-type="float" office:value="1" calcext:value-type="float">
            <text:p>1,00</text:p>
          </table:table-cell>
          <table:table-cell table:style-name="ce10" table:formula="of:=1-POWER(1-[.BC123];1.1)" office:value-type="float" office:value="1" calcext:value-type="float">
            <text:p>1,00</text:p>
          </table:table-cell>
          <table:table-cell table:style-name="ce10" table:formula="of:=1-POWER(1-[.BD123];1.1)" office:value-type="float" office:value="1" calcext:value-type="float">
            <text:p>1,00</text:p>
          </table:table-cell>
          <table:table-cell table:style-name="ce10" table:formula="of:=1-POWER(1-[.BE123];1.1)" office:value-type="float" office:value="1" calcext:value-type="float">
            <text:p>1,00</text:p>
          </table:table-cell>
          <table:table-cell table:style-name="ce10" table:formula="of:=1-POWER(1-[.BF123];1.1)" office:value-type="float" office:value="1" calcext:value-type="float">
            <text:p>1,00</text:p>
          </table:table-cell>
          <table:table-cell table:style-name="ce10" table:formula="of:=1-POWER(1-[.BG123];1.1)" office:value-type="float" office:value="1" calcext:value-type="float">
            <text:p>1,00</text:p>
          </table:table-cell>
          <table:table-cell table:style-name="ce10" table:formula="of:=1-POWER(1-[.BH123];1.1)" office:value-type="float" office:value="1" calcext:value-type="float">
            <text:p>1,00</text:p>
          </table:table-cell>
          <table:table-cell table:style-name="ce10" table:formula="of:=1-POWER(1-[.BI123];1.1)" office:value-type="float" office:value="1" calcext:value-type="float">
            <text:p>1,00</text:p>
          </table:table-cell>
          <table:table-cell table:style-name="ce10" table:formula="of:=1-POWER(1-[.BJ123];1.1)" office:value-type="float" office:value="1" calcext:value-type="float">
            <text:p>1,00</text:p>
          </table:table-cell>
          <table:table-cell table:style-name="ce10" table:formula="of:=1-POWER(1-[.BK123];1.1)" office:value-type="float" office:value="1" calcext:value-type="float">
            <text:p>1,00</text:p>
          </table:table-cell>
          <table:table-cell table:style-name="ce10" table:formula="of:=1-POWER(1-[.BL123];1.1)" office:value-type="float" office:value="1" calcext:value-type="float">
            <text:p>1,00</text:p>
          </table:table-cell>
          <table:table-cell table:style-name="ce10" table:formula="of:=1-POWER(1-[.BM123];1.1)" office:value-type="float" office:value="1" calcext:value-type="float">
            <text:p>1,00</text:p>
          </table:table-cell>
          <table:table-cell table:style-name="ce10" table:formula="of:=1-POWER(1-[.BN123];1.1)" office:value-type="float" office:value="1" calcext:value-type="float">
            <text:p>1,00</text:p>
          </table:table-cell>
          <table:table-cell table:style-name="ce10" table:formula="of:=1-POWER(1-[.BO123];1.1)" office:value-type="float" office:value="1" calcext:value-type="float">
            <text:p>1,00</text:p>
          </table:table-cell>
          <table:table-cell table:style-name="ce10" table:formula="of:=1-POWER(1-[.BP123];1.1)" office:value-type="float" office:value="1" calcext:value-type="float">
            <text:p>1,00</text:p>
          </table:table-cell>
          <table:table-cell table:style-name="ce10" table:formula="of:=1-POWER(1-[.BQ123];1.1)" office:value-type="float" office:value="1" calcext:value-type="float">
            <text:p>1,00</text:p>
          </table:table-cell>
          <table:table-cell table:style-name="ce10" table:formula="of:=1-POWER(1-[.BR123];1.1)" office:value-type="float" office:value="1" calcext:value-type="float">
            <text:p>1,00</text:p>
          </table:table-cell>
          <table:table-cell table:style-name="ce10" table:formula="of:=1-POWER(1-[.BS123];1.1)" office:value-type="float" office:value="1" calcext:value-type="float">
            <text:p>1,00</text:p>
          </table:table-cell>
          <table:table-cell table:style-name="ce10" table:formula="of:=1-POWER(1-[.BT123];1.1)" office:value-type="float" office:value="1" calcext:value-type="float">
            <text:p>1,00</text:p>
          </table:table-cell>
          <table:table-cell table:style-name="ce10" table:formula="of:=1-POWER(1-[.BU123];1.1)" office:value-type="float" office:value="1" calcext:value-type="float">
            <text:p>1,00</text:p>
          </table:table-cell>
          <table:table-cell table:style-name="ce10" table:formula="of:=1-POWER(1-[.BV123];1.1)" office:value-type="float" office:value="1" calcext:value-type="float">
            <text:p>1,00</text:p>
          </table:table-cell>
          <table:table-cell table:style-name="ce10" table:formula="of:=1-POWER(1-[.BW123];1.1)" office:value-type="float" office:value="1" calcext:value-type="float">
            <text:p>1,00</text:p>
          </table:table-cell>
          <table:table-cell table:style-name="ce10" table:formula="of:=1-POWER(1-[.BX123];1.1)" office:value-type="float" office:value="1" calcext:value-type="float">
            <text:p>1,00</text:p>
          </table:table-cell>
          <table:table-cell table:style-name="ce10" table:formula="of:=1-POWER(1-[.BY123];1.1)" office:value-type="float" office:value="1" calcext:value-type="float">
            <text:p>1,00</text:p>
          </table:table-cell>
          <table:table-cell table:style-name="ce10" table:formula="of:=1-POWER(1-[.BZ123];1.1)" office:value-type="float" office:value="1" calcext:value-type="float">
            <text:p>1,00</text:p>
          </table:table-cell>
          <table:table-cell table:style-name="ce10" table:formula="of:=1-POWER(1-[.CA123];1.1)" office:value-type="float" office:value="1" calcext:value-type="float">
            <text:p>1,00</text:p>
          </table:table-cell>
          <table:table-cell table:style-name="ce10" table:formula="of:=1-POWER(1-[.CB123];1.1)" office:value-type="float" office:value="1" calcext:value-type="float">
            <text:p>1,00</text:p>
          </table:table-cell>
          <table:table-cell table:style-name="ce10" table:formula="of:=1-POWER(1-[.CC123];1.1)" office:value-type="float" office:value="1" calcext:value-type="float">
            <text:p>1,00</text:p>
          </table:table-cell>
          <table:table-cell table:style-name="ce10" table:formula="of:=1-POWER(1-[.CD123];1.1)" office:value-type="float" office:value="1" calcext:value-type="float">
            <text:p>1,00</text:p>
          </table:table-cell>
          <table:table-cell table:style-name="ce10" table:formula="of:=1-POWER(1-[.CE123];1.1)" office:value-type="float" office:value="1" calcext:value-type="float">
            <text:p>1,00</text:p>
          </table:table-cell>
          <table:table-cell table:style-name="ce10" table:formula="of:=1-POWER(1-[.CF123];1.1)" office:value-type="float" office:value="1" calcext:value-type="float">
            <text:p>1,00</text:p>
          </table:table-cell>
          <table:table-cell table:style-name="ce10" table:formula="of:=1-POWER(1-[.CG123];1.1)" office:value-type="float" office:value="1" calcext:value-type="float">
            <text:p>1,00</text:p>
          </table:table-cell>
          <table:table-cell table:style-name="ce10" table:formula="of:=1-POWER(1-[.CH123];1.1)" office:value-type="float" office:value="1" calcext:value-type="float">
            <text:p>1,00</text:p>
          </table:table-cell>
          <table:table-cell table:style-name="ce10" table:formula="of:=1-POWER(1-[.CI123];1.1)" office:value-type="float" office:value="1" calcext:value-type="float">
            <text:p>1,00</text:p>
          </table:table-cell>
          <table:table-cell table:style-name="ce10" table:formula="of:=1-POWER(1-[.CJ123];1.1)" office:value-type="float" office:value="1" calcext:value-type="float">
            <text:p>1,00</text:p>
          </table:table-cell>
          <table:table-cell table:style-name="ce10" table:formula="of:=1-POWER(1-[.CK123];1.1)" office:value-type="float" office:value="1" calcext:value-type="float">
            <text:p>1,00</text:p>
          </table:table-cell>
          <table:table-cell table:style-name="ce10" table:formula="of:=1-POWER(1-[.CL123];1.1)" office:value-type="float" office:value="1" calcext:value-type="float">
            <text:p>1,00</text:p>
          </table:table-cell>
          <table:table-cell table:style-name="ce10" table:formula="of:=1-POWER(1-[.CM123];1.1)" office:value-type="float" office:value="1" calcext:value-type="float">
            <text:p>1,00</text:p>
          </table:table-cell>
          <table:table-cell table:style-name="ce10" table:formula="of:=1-POWER(1-[.CN123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3]+0.1" office:value-type="float" office:value="0.5" calcext:value-type="float">
            <text:p>0,50</text:p>
          </table:table-cell>
          <table:table-cell table:style-name="ce10" table:formula="of:=1-POWER(1-[.A124];1.1)" office:value-type="float" office:value="0.533483504231596" calcext:value-type="float">
            <text:p>0,53</text:p>
          </table:table-cell>
          <table:table-cell table:style-name="ce10" table:formula="of:=1-POWER(1-[.B124];1.1)" office:value-type="float" office:value="0.567731384346067" calcext:value-type="float">
            <text:p>0,57</text:p>
          </table:table-cell>
          <table:table-cell table:style-name="ce10" table:formula="of:=1-POWER(1-[.C124];1.1)" office:value-type="float" office:value="0.602507374525513" calcext:value-type="float">
            <text:p>0,60</text:p>
          </table:table-cell>
          <table:table-cell table:style-name="ce10" table:formula="of:=1-POWER(1-[.D124];1.1)" office:value-type="float" office:value="0.637538416573497" calcext:value-type="float">
            <text:p>0,64</text:p>
          </table:table-cell>
          <table:table-cell table:style-name="ce10" table:formula="of:=1-POWER(1-[.E124];1.1)" office:value-type="float" office:value="0.672517436243918" calcext:value-type="float">
            <text:p>0,67</text:p>
          </table:table-cell>
          <table:table-cell table:style-name="ce10" table:formula="of:=1-POWER(1-[.F124];1.1)" office:value-type="float" office:value="0.707108343779547" calcext:value-type="float">
            <text:p>0,71</text:p>
          </table:table-cell>
          <table:table-cell table:style-name="ce10" table:formula="of:=1-POWER(1-[.G124];1.1)" office:value-type="float" office:value="0.740953517318841" calcext:value-type="float">
            <text:p>0,74</text:p>
          </table:table-cell>
          <table:table-cell table:style-name="ce10" table:formula="of:=1-POWER(1-[.H124];1.1)" office:value-type="float" office:value="0.773683889941722" calcext:value-type="float">
            <text:p>0,77</text:p>
          </table:table-cell>
          <table:table-cell table:style-name="ce10" table:formula="of:=1-POWER(1-[.I124];1.1)" office:value-type="float" office:value="0.804931557325217" calcext:value-type="float">
            <text:p>0,80</text:p>
          </table:table-cell>
          <table:table-cell table:style-name="ce10" table:formula="of:=1-POWER(1-[.J124];1.1)" office:value-type="float" office:value="0.834344553848792" calcext:value-type="float">
            <text:p>0,83</text:p>
          </table:table-cell>
          <table:table-cell table:style-name="ce10" table:formula="of:=1-POWER(1-[.K124];1.1)" office:value-type="float" office:value="0.861603122940014" calcext:value-type="float">
            <text:p>0,86</text:p>
          </table:table-cell>
          <table:table-cell table:style-name="ce10" table:formula="of:=1-POWER(1-[.L124];1.1)" office:value-type="float" office:value="0.886436460658496" calcext:value-type="float">
            <text:p>0,89</text:p>
          </table:table-cell>
          <table:table-cell table:style-name="ce10" table:formula="of:=1-POWER(1-[.M124];1.1)" office:value-type="float" office:value="0.908638586257964" calcext:value-type="float">
            <text:p>0,91</text:p>
          </table:table-cell>
          <table:table-cell table:style-name="ce10" table:formula="of:=1-POWER(1-[.N124];1.1)" office:value-type="float" office:value="0.928081753089373" calcext:value-type="float">
            <text:p>0,93</text:p>
          </table:table-cell>
          <table:table-cell table:style-name="ce10" table:formula="of:=1-POWER(1-[.O124];1.1)" office:value-type="float" office:value="0.944725731774858" calcext:value-type="float">
            <text:p>0,94</text:p>
          </table:table-cell>
          <table:table-cell table:style-name="ce10" table:formula="of:=1-POWER(1-[.P124];1.1)" office:value-type="float" office:value="0.95862144676756" calcext:value-type="float">
            <text:p>0,96</text:p>
          </table:table-cell>
          <table:table-cell table:style-name="ce10" table:formula="of:=1-POWER(1-[.Q124];1.1)" office:value-type="float" office:value="0.969907876742396" calcext:value-type="float">
            <text:p>0,97</text:p>
          </table:table-cell>
          <table:table-cell table:style-name="ce10" table:formula="of:=1-POWER(1-[.R124];1.1)" office:value-type="float" office:value="0.978801842468947" calcext:value-type="float">
            <text:p>0,98</text:p>
          </table:table-cell>
          <table:table-cell table:style-name="ce10" table:formula="of:=1-POWER(1-[.S124];1.1)" office:value-type="float" office:value="0.985581239545692" calcext:value-type="float">
            <text:p>0,99</text:p>
          </table:table-cell>
          <table:table-cell table:style-name="ce10" table:formula="of:=1-POWER(1-[.T124];1.1)" office:value-type="float" office:value="0.990563287599038" calcext:value-type="float">
            <text:p>0,99</text:p>
          </table:table-cell>
          <table:table-cell table:style-name="ce10" table:formula="of:=1-POWER(1-[.U124];1.1)" office:value-type="float" office:value="0.994080257835339" calcext:value-type="float">
            <text:p>0,99</text:p>
          </table:table-cell>
          <table:table-cell table:style-name="ce10" table:formula="of:=1-POWER(1-[.V124];1.1)" office:value-type="float" office:value="0.996455678815735" calcext:value-type="float">
            <text:p>1,00</text:p>
          </table:table-cell>
          <table:table-cell table:style-name="ce10" table:formula="of:=1-POWER(1-[.W124];1.1)" office:value-type="float" office:value="0.997984019265271" calcext:value-type="float">
            <text:p>1,00</text:p>
          </table:table-cell>
          <table:table-cell table:style-name="ce10" table:formula="of:=1-POWER(1-[.X124];1.1)" office:value-type="float" office:value="0.99891623526484" calcext:value-type="float">
            <text:p>1,00</text:p>
          </table:table-cell>
          <table:table-cell table:style-name="ce10" table:formula="of:=1-POWER(1-[.Y124];1.1)" office:value-type="float" office:value="0.999452444032008" calcext:value-type="float">
            <text:p>1,00</text:p>
          </table:table-cell>
          <table:table-cell table:style-name="ce10" table:formula="of:=1-POWER(1-[.Z124];1.1)" office:value-type="float" office:value="0.999741612578215" calcext:value-type="float">
            <text:p>1,00</text:p>
          </table:table-cell>
          <table:table-cell table:style-name="ce10" table:formula="of:=1-POWER(1-[.AA124];1.1)" office:value-type="float" office:value="0.999886890650333" calcext:value-type="float">
            <text:p>1,00</text:p>
          </table:table-cell>
          <table:table-cell table:style-name="ce10" table:formula="of:=1-POWER(1-[.AB124];1.1)" office:value-type="float" office:value="0.999954412229222" calcext:value-type="float">
            <text:p>1,00</text:p>
          </table:table-cell>
          <table:table-cell table:style-name="ce10" table:formula="of:=1-POWER(1-[.AC124];1.1)" office:value-type="float" office:value="0.999983222270371" calcext:value-type="float">
            <text:p>1,00</text:p>
          </table:table-cell>
          <table:table-cell table:style-name="ce10" table:formula="of:=1-POWER(1-[.AD124];1.1)" office:value-type="float" office:value="0.999994412641849" calcext:value-type="float">
            <text:p>1,00</text:p>
          </table:table-cell>
          <table:table-cell table:style-name="ce10" table:formula="of:=1-POWER(1-[.AE124];1.1)" office:value-type="float" office:value="0.999998333032389" calcext:value-type="float">
            <text:p>1,00</text:p>
          </table:table-cell>
          <table:table-cell table:style-name="ce10" table:formula="of:=1-POWER(1-[.AF124];1.1)" office:value-type="float" office:value="0.999999559323514" calcext:value-type="float">
            <text:p>1,00</text:p>
          </table:table-cell>
          <table:table-cell table:style-name="ce10" table:formula="of:=1-POWER(1-[.AG124];1.1)" office:value-type="float" office:value="0.999999898016041" calcext:value-type="float">
            <text:p>1,00</text:p>
          </table:table-cell>
          <table:table-cell table:style-name="ce10" table:formula="of:=1-POWER(1-[.AH124];1.1)" office:value-type="float" office:value="0.99999997961151" calcext:value-type="float">
            <text:p>1,00</text:p>
          </table:table-cell>
          <table:table-cell table:style-name="ce10" table:formula="of:=1-POWER(1-[.AI124];1.1)" office:value-type="float" office:value="0.999999996530047" calcext:value-type="float">
            <text:p>1,00</text:p>
          </table:table-cell>
          <table:table-cell table:style-name="ce10" table:formula="of:=1-POWER(1-[.AJ124];1.1)" office:value-type="float" office:value="0.999999999505284" calcext:value-type="float">
            <text:p>1,00</text:p>
          </table:table-cell>
          <table:table-cell table:style-name="ce10" table:formula="of:=1-POWER(1-[.AK124];1.1)" office:value-type="float" office:value="0.999999999941951" calcext:value-type="float">
            <text:p>1,00</text:p>
          </table:table-cell>
          <table:table-cell table:style-name="ce10" table:formula="of:=1-POWER(1-[.AL124];1.1)" office:value-type="float" office:value="0.999999999994502" calcext:value-type="float">
            <text:p>1,00</text:p>
          </table:table-cell>
          <table:table-cell table:style-name="ce10" table:formula="of:=1-POWER(1-[.AM124];1.1)" office:value-type="float" office:value="0.999999999999589" calcext:value-type="float">
            <text:p>1,00</text:p>
          </table:table-cell>
          <table:table-cell table:style-name="ce10" table:formula="of:=1-POWER(1-[.AN124];1.1)" office:value-type="float" office:value="0.999999999999976" calcext:value-type="float">
            <text:p>1,00</text:p>
          </table:table-cell>
          <table:table-cell table:style-name="ce10" table:formula="of:=1-POWER(1-[.AO124];1.1)" office:value-type="float" office:value="0.999999999999999" calcext:value-type="float">
            <text:p>1,00</text:p>
          </table:table-cell>
          <table:table-cell table:style-name="ce10" table:formula="of:=1-POWER(1-[.AP124];1.1)" office:value-type="float" office:value="1" calcext:value-type="float">
            <text:p>1,00</text:p>
          </table:table-cell>
          <table:table-cell table:style-name="ce10" table:formula="of:=1-POWER(1-[.AQ124];1.1)" office:value-type="float" office:value="1" calcext:value-type="float">
            <text:p>1,00</text:p>
          </table:table-cell>
          <table:table-cell table:style-name="ce10" table:formula="of:=1-POWER(1-[.AR124];1.1)" office:value-type="float" office:value="1" calcext:value-type="float">
            <text:p>1,00</text:p>
          </table:table-cell>
          <table:table-cell table:style-name="ce10" table:formula="of:=1-POWER(1-[.AS124];1.1)" office:value-type="float" office:value="1" calcext:value-type="float">
            <text:p>1,00</text:p>
          </table:table-cell>
          <table:table-cell table:style-name="ce10" table:formula="of:=1-POWER(1-[.AT124];1.1)" office:value-type="float" office:value="1" calcext:value-type="float">
            <text:p>1,00</text:p>
          </table:table-cell>
          <table:table-cell table:style-name="ce10" table:formula="of:=1-POWER(1-[.AU124];1.1)" office:value-type="float" office:value="1" calcext:value-type="float">
            <text:p>1,00</text:p>
          </table:table-cell>
          <table:table-cell table:style-name="ce10" table:formula="of:=1-POWER(1-[.AV124];1.1)" office:value-type="float" office:value="1" calcext:value-type="float">
            <text:p>1,00</text:p>
          </table:table-cell>
          <table:table-cell table:style-name="ce10" table:formula="of:=1-POWER(1-[.AW124];1.1)" office:value-type="float" office:value="1" calcext:value-type="float">
            <text:p>1,00</text:p>
          </table:table-cell>
          <table:table-cell table:style-name="ce10" table:formula="of:=1-POWER(1-[.AX124];1.1)" office:value-type="float" office:value="1" calcext:value-type="float">
            <text:p>1,00</text:p>
          </table:table-cell>
          <table:table-cell table:style-name="ce10" table:formula="of:=1-POWER(1-[.AY124];1.1)" office:value-type="float" office:value="1" calcext:value-type="float">
            <text:p>1,00</text:p>
          </table:table-cell>
          <table:table-cell table:style-name="ce10" table:formula="of:=1-POWER(1-[.AZ124];1.1)" office:value-type="float" office:value="1" calcext:value-type="float">
            <text:p>1,00</text:p>
          </table:table-cell>
          <table:table-cell table:style-name="ce10" table:formula="of:=1-POWER(1-[.BA124];1.1)" office:value-type="float" office:value="1" calcext:value-type="float">
            <text:p>1,00</text:p>
          </table:table-cell>
          <table:table-cell table:style-name="ce10" table:formula="of:=1-POWER(1-[.BB124];1.1)" office:value-type="float" office:value="1" calcext:value-type="float">
            <text:p>1,00</text:p>
          </table:table-cell>
          <table:table-cell table:style-name="ce10" table:formula="of:=1-POWER(1-[.BC124];1.1)" office:value-type="float" office:value="1" calcext:value-type="float">
            <text:p>1,00</text:p>
          </table:table-cell>
          <table:table-cell table:style-name="ce10" table:formula="of:=1-POWER(1-[.BD124];1.1)" office:value-type="float" office:value="1" calcext:value-type="float">
            <text:p>1,00</text:p>
          </table:table-cell>
          <table:table-cell table:style-name="ce10" table:formula="of:=1-POWER(1-[.BE124];1.1)" office:value-type="float" office:value="1" calcext:value-type="float">
            <text:p>1,00</text:p>
          </table:table-cell>
          <table:table-cell table:style-name="ce10" table:formula="of:=1-POWER(1-[.BF124];1.1)" office:value-type="float" office:value="1" calcext:value-type="float">
            <text:p>1,00</text:p>
          </table:table-cell>
          <table:table-cell table:style-name="ce10" table:formula="of:=1-POWER(1-[.BG124];1.1)" office:value-type="float" office:value="1" calcext:value-type="float">
            <text:p>1,00</text:p>
          </table:table-cell>
          <table:table-cell table:style-name="ce10" table:formula="of:=1-POWER(1-[.BH124];1.1)" office:value-type="float" office:value="1" calcext:value-type="float">
            <text:p>1,00</text:p>
          </table:table-cell>
          <table:table-cell table:style-name="ce10" table:formula="of:=1-POWER(1-[.BI124];1.1)" office:value-type="float" office:value="1" calcext:value-type="float">
            <text:p>1,00</text:p>
          </table:table-cell>
          <table:table-cell table:style-name="ce10" table:formula="of:=1-POWER(1-[.BJ124];1.1)" office:value-type="float" office:value="1" calcext:value-type="float">
            <text:p>1,00</text:p>
          </table:table-cell>
          <table:table-cell table:style-name="ce10" table:formula="of:=1-POWER(1-[.BK124];1.1)" office:value-type="float" office:value="1" calcext:value-type="float">
            <text:p>1,00</text:p>
          </table:table-cell>
          <table:table-cell table:style-name="ce10" table:formula="of:=1-POWER(1-[.BL124];1.1)" office:value-type="float" office:value="1" calcext:value-type="float">
            <text:p>1,00</text:p>
          </table:table-cell>
          <table:table-cell table:style-name="ce10" table:formula="of:=1-POWER(1-[.BM124];1.1)" office:value-type="float" office:value="1" calcext:value-type="float">
            <text:p>1,00</text:p>
          </table:table-cell>
          <table:table-cell table:style-name="ce10" table:formula="of:=1-POWER(1-[.BN124];1.1)" office:value-type="float" office:value="1" calcext:value-type="float">
            <text:p>1,00</text:p>
          </table:table-cell>
          <table:table-cell table:style-name="ce10" table:formula="of:=1-POWER(1-[.BO124];1.1)" office:value-type="float" office:value="1" calcext:value-type="float">
            <text:p>1,00</text:p>
          </table:table-cell>
          <table:table-cell table:style-name="ce10" table:formula="of:=1-POWER(1-[.BP124];1.1)" office:value-type="float" office:value="1" calcext:value-type="float">
            <text:p>1,00</text:p>
          </table:table-cell>
          <table:table-cell table:style-name="ce10" table:formula="of:=1-POWER(1-[.BQ124];1.1)" office:value-type="float" office:value="1" calcext:value-type="float">
            <text:p>1,00</text:p>
          </table:table-cell>
          <table:table-cell table:style-name="ce10" table:formula="of:=1-POWER(1-[.BR124];1.1)" office:value-type="float" office:value="1" calcext:value-type="float">
            <text:p>1,00</text:p>
          </table:table-cell>
          <table:table-cell table:style-name="ce10" table:formula="of:=1-POWER(1-[.BS124];1.1)" office:value-type="float" office:value="1" calcext:value-type="float">
            <text:p>1,00</text:p>
          </table:table-cell>
          <table:table-cell table:style-name="ce10" table:formula="of:=1-POWER(1-[.BT124];1.1)" office:value-type="float" office:value="1" calcext:value-type="float">
            <text:p>1,00</text:p>
          </table:table-cell>
          <table:table-cell table:style-name="ce10" table:formula="of:=1-POWER(1-[.BU124];1.1)" office:value-type="float" office:value="1" calcext:value-type="float">
            <text:p>1,00</text:p>
          </table:table-cell>
          <table:table-cell table:style-name="ce10" table:formula="of:=1-POWER(1-[.BV124];1.1)" office:value-type="float" office:value="1" calcext:value-type="float">
            <text:p>1,00</text:p>
          </table:table-cell>
          <table:table-cell table:style-name="ce10" table:formula="of:=1-POWER(1-[.BW124];1.1)" office:value-type="float" office:value="1" calcext:value-type="float">
            <text:p>1,00</text:p>
          </table:table-cell>
          <table:table-cell table:style-name="ce10" table:formula="of:=1-POWER(1-[.BX124];1.1)" office:value-type="float" office:value="1" calcext:value-type="float">
            <text:p>1,00</text:p>
          </table:table-cell>
          <table:table-cell table:style-name="ce10" table:formula="of:=1-POWER(1-[.BY124];1.1)" office:value-type="float" office:value="1" calcext:value-type="float">
            <text:p>1,00</text:p>
          </table:table-cell>
          <table:table-cell table:style-name="ce10" table:formula="of:=1-POWER(1-[.BZ124];1.1)" office:value-type="float" office:value="1" calcext:value-type="float">
            <text:p>1,00</text:p>
          </table:table-cell>
          <table:table-cell table:style-name="ce10" table:formula="of:=1-POWER(1-[.CA124];1.1)" office:value-type="float" office:value="1" calcext:value-type="float">
            <text:p>1,00</text:p>
          </table:table-cell>
          <table:table-cell table:style-name="ce10" table:formula="of:=1-POWER(1-[.CB124];1.1)" office:value-type="float" office:value="1" calcext:value-type="float">
            <text:p>1,00</text:p>
          </table:table-cell>
          <table:table-cell table:style-name="ce10" table:formula="of:=1-POWER(1-[.CC124];1.1)" office:value-type="float" office:value="1" calcext:value-type="float">
            <text:p>1,00</text:p>
          </table:table-cell>
          <table:table-cell table:style-name="ce10" table:formula="of:=1-POWER(1-[.CD124];1.1)" office:value-type="float" office:value="1" calcext:value-type="float">
            <text:p>1,00</text:p>
          </table:table-cell>
          <table:table-cell table:style-name="ce10" table:formula="of:=1-POWER(1-[.CE124];1.1)" office:value-type="float" office:value="1" calcext:value-type="float">
            <text:p>1,00</text:p>
          </table:table-cell>
          <table:table-cell table:style-name="ce10" table:formula="of:=1-POWER(1-[.CF124];1.1)" office:value-type="float" office:value="1" calcext:value-type="float">
            <text:p>1,00</text:p>
          </table:table-cell>
          <table:table-cell table:style-name="ce10" table:formula="of:=1-POWER(1-[.CG124];1.1)" office:value-type="float" office:value="1" calcext:value-type="float">
            <text:p>1,00</text:p>
          </table:table-cell>
          <table:table-cell table:style-name="ce10" table:formula="of:=1-POWER(1-[.CH124];1.1)" office:value-type="float" office:value="1" calcext:value-type="float">
            <text:p>1,00</text:p>
          </table:table-cell>
          <table:table-cell table:style-name="ce10" table:formula="of:=1-POWER(1-[.CI124];1.1)" office:value-type="float" office:value="1" calcext:value-type="float">
            <text:p>1,00</text:p>
          </table:table-cell>
          <table:table-cell table:style-name="ce10" table:formula="of:=1-POWER(1-[.CJ124];1.1)" office:value-type="float" office:value="1" calcext:value-type="float">
            <text:p>1,00</text:p>
          </table:table-cell>
          <table:table-cell table:style-name="ce10" table:formula="of:=1-POWER(1-[.CK124];1.1)" office:value-type="float" office:value="1" calcext:value-type="float">
            <text:p>1,00</text:p>
          </table:table-cell>
          <table:table-cell table:style-name="ce10" table:formula="of:=1-POWER(1-[.CL124];1.1)" office:value-type="float" office:value="1" calcext:value-type="float">
            <text:p>1,00</text:p>
          </table:table-cell>
          <table:table-cell table:style-name="ce10" table:formula="of:=1-POWER(1-[.CM124];1.1)" office:value-type="float" office:value="1" calcext:value-type="float">
            <text:p>1,00</text:p>
          </table:table-cell>
          <table:table-cell table:style-name="ce10" table:formula="of:=1-POWER(1-[.CN124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4]+0.1" office:value-type="float" office:value="0.6" calcext:value-type="float">
            <text:p>0,60</text:p>
          </table:table-cell>
          <table:table-cell table:style-name="ce10" table:formula="of:=1-POWER(1-[.A125];1.1)" office:value-type="float" office:value="0.635022585377808" calcext:value-type="float">
            <text:p>0,64</text:p>
          </table:table-cell>
          <table:table-cell table:style-name="ce10" table:formula="of:=1-POWER(1-[.B125];1.1)" office:value-type="float" office:value="0.670016222746452" calcext:value-type="float">
            <text:p>0,67</text:p>
          </table:table-cell>
          <table:table-cell table:style-name="ce10" table:formula="of:=1-POWER(1-[.C125];1.1)" office:value-type="float" office:value="0.704646685828224" calcext:value-type="float">
            <text:p>0,70</text:p>
          </table:table-cell>
          <table:table-cell table:style-name="ce10" table:formula="of:=1-POWER(1-[.D125];1.1)" office:value-type="float" office:value="0.738557592970043" calcext:value-type="float">
            <text:p>0,74</text:p>
          </table:table-cell>
          <table:table-cell table:style-name="ce10" table:formula="of:=1-POWER(1-[.E125];1.1)" office:value-type="float" office:value="0.771380307312202" calcext:value-type="float">
            <text:p>0,77</text:p>
          </table:table-cell>
          <table:table-cell table:style-name="ce10" table:formula="of:=1-POWER(1-[.F125];1.1)" office:value-type="float" office:value="0.80274637174886" calcext:value-type="float">
            <text:p>0,80</text:p>
          </table:table-cell>
          <table:table-cell table:style-name="ce10" table:formula="of:=1-POWER(1-[.G125];1.1)" office:value-type="float" office:value="0.832302147824406" calcext:value-type="float">
            <text:p>0,83</text:p>
          </table:table-cell>
          <table:table-cell table:style-name="ce10" table:formula="of:=1-POWER(1-[.H125];1.1)" office:value-type="float" office:value="0.859725008726094" calcext:value-type="float">
            <text:p>0,86</text:p>
          </table:table-cell>
          <table:table-cell table:style-name="ce10" table:formula="of:=1-POWER(1-[.I125];1.1)" office:value-type="float" office:value="0.884740090194805" calcext:value-type="float">
            <text:p>0,88</text:p>
          </table:table-cell>
          <table:table-cell table:style-name="ce10" table:formula="of:=1-POWER(1-[.J125];1.1)" office:value-type="float" office:value="0.907136274444074" calcext:value-type="float">
            <text:p>0,91</text:p>
          </table:table-cell>
          <table:table-cell table:style-name="ce10" table:formula="of:=1-POWER(1-[.K125];1.1)" office:value-type="float" office:value="0.926779833312567" calcext:value-type="float">
            <text:p>0,93</text:p>
          </table:table-cell>
          <table:table-cell table:style-name="ce10" table:formula="of:=1-POWER(1-[.L125];1.1)" office:value-type="float" office:value="0.943624061522131" calcext:value-type="float">
            <text:p>0,94</text:p>
          </table:table-cell>
          <table:table-cell table:style-name="ce10" table:formula="of:=1-POWER(1-[.M125];1.1)" office:value-type="float" office:value="0.95771336150554" calcext:value-type="float">
            <text:p>0,96</text:p>
          </table:table-cell>
          <table:table-cell table:style-name="ce10" table:formula="of:=1-POWER(1-[.N125];1.1)" office:value-type="float" office:value="0.96918064968925" calcext:value-type="float">
            <text:p>0,97</text:p>
          </table:table-cell>
          <table:table-cell table:style-name="ce10" table:formula="of:=1-POWER(1-[.O125];1.1)" office:value-type="float" office:value="0.978237648169173" calcext:value-type="float">
            <text:p>0,98</text:p>
          </table:table-cell>
          <table:table-cell table:style-name="ce10" table:formula="of:=1-POWER(1-[.P125];1.1)" office:value-type="float" office:value="0.985158547380335" calcext:value-type="float">
            <text:p>0,99</text:p>
          </table:table-cell>
          <table:table-cell table:style-name="ce10" table:formula="of:=1-POWER(1-[.Q125];1.1)" office:value-type="float" office:value="0.990258540014045" calcext:value-type="float">
            <text:p>0,99</text:p>
          </table:table-cell>
          <table:table-cell table:style-name="ce10" table:formula="of:=1-POWER(1-[.R125];1.1)" office:value-type="float" office:value="0.993869633263653" calcext:value-type="float">
            <text:p>0,99</text:p>
          </table:table-cell>
          <table:table-cell table:style-name="ce10" table:formula="of:=1-POWER(1-[.S125];1.1)" office:value-type="float" office:value="0.996316716888895" calcext:value-type="float">
            <text:p>1,00</text:p>
          </table:table-cell>
          <table:table-cell table:style-name="ce10" table:formula="of:=1-POWER(1-[.T125];1.1)" office:value-type="float" office:value="0.997896906351302" calcext:value-type="float">
            <text:p>1,00</text:p>
          </table:table-cell>
          <table:table-cell table:style-name="ce10" table:formula="of:=1-POWER(1-[.U125];1.1)" office:value-type="float" office:value="0.998864611547241" calcext:value-type="float">
            <text:p>1,00</text:p>
          </table:table-cell>
          <table:table-cell table:style-name="ce10" table:formula="of:=1-POWER(1-[.V125];1.1)" office:value-type="float" office:value="0.999423686330983" calcext:value-type="float">
            <text:p>1,00</text:p>
          </table:table-cell>
          <table:table-cell table:style-name="ce10" table:formula="of:=1-POWER(1-[.W125];1.1)" office:value-type="float" office:value="0.99972664639086" calcext:value-type="float">
            <text:p>1,00</text:p>
          </table:table-cell>
          <table:table-cell table:style-name="ce10" table:formula="of:=1-POWER(1-[.X125];1.1)" office:value-type="float" office:value="0.999879663522795" calcext:value-type="float">
            <text:p>1,00</text:p>
          </table:table-cell>
          <table:table-cell table:style-name="ce10" table:formula="of:=1-POWER(1-[.Y125];1.1)" office:value-type="float" office:value="0.99995119806716" calcext:value-type="float">
            <text:p>1,00</text:p>
          </table:table-cell>
          <table:table-cell table:style-name="ce10" table:formula="of:=1-POWER(1-[.Z125];1.1)" office:value-type="float" office:value="0.999981916573504" calcext:value-type="float">
            <text:p>1,00</text:p>
          </table:table-cell>
          <table:table-cell table:style-name="ce10" table:formula="of:=1-POWER(1-[.AA125];1.1)" office:value-type="float" office:value="0.999993932513793" calcext:value-type="float">
            <text:p>1,00</text:p>
          </table:table-cell>
          <table:table-cell table:style-name="ce10" table:formula="of:=1-POWER(1-[.AB125];1.1)" office:value-type="float" office:value="0.999998174803289" calcext:value-type="float">
            <text:p>1,00</text:p>
          </table:table-cell>
          <table:table-cell table:style-name="ce10" table:formula="of:=1-POWER(1-[.AC125];1.1)" office:value-type="float" office:value="0.999999513099024" calcext:value-type="float">
            <text:p>1,00</text:p>
          </table:table-cell>
          <table:table-cell table:style-name="ce10" table:formula="of:=1-POWER(1-[.AD125];1.1)" office:value-type="float" office:value="0.999999886188877" calcext:value-type="float">
            <text:p>1,00</text:p>
          </table:table-cell>
          <table:table-cell table:style-name="ce10" table:formula="of:=1-POWER(1-[.AE125];1.1)" office:value-type="float" office:value="0.999999976996009" calcext:value-type="float">
            <text:p>1,00</text:p>
          </table:table-cell>
          <table:table-cell table:style-name="ce10" table:formula="of:=1-POWER(1-[.AF125];1.1)" office:value-type="float" office:value="0.99999999603737" calcext:value-type="float">
            <text:p>1,00</text:p>
          </table:table-cell>
          <table:table-cell table:style-name="ce10" table:formula="of:=1-POWER(1-[.AG125];1.1)" office:value-type="float" office:value="0.999999999427492" calcext:value-type="float">
            <text:p>1,00</text:p>
          </table:table-cell>
          <table:table-cell table:style-name="ce10" table:formula="of:=1-POWER(1-[.AH125];1.1)" office:value-type="float" office:value="0.999999999931835" calcext:value-type="float">
            <text:p>1,00</text:p>
          </table:table-cell>
          <table:table-cell table:style-name="ce10" table:formula="of:=1-POWER(1-[.AI125];1.1)" office:value-type="float" office:value="0.99999999999344" calcext:value-type="float">
            <text:p>1,00</text:p>
          </table:table-cell>
          <table:table-cell table:style-name="ce10" table:formula="of:=1-POWER(1-[.AJ125];1.1)" office:value-type="float" office:value="0.9999999999995" calcext:value-type="float">
            <text:p>1,00</text:p>
          </table:table-cell>
          <table:table-cell table:style-name="ce10" table:formula="of:=1-POWER(1-[.AK125];1.1)" office:value-type="float" office:value="0.999999999999971" calcext:value-type="float">
            <text:p>1,00</text:p>
          </table:table-cell>
          <table:table-cell table:style-name="ce10" table:formula="of:=1-POWER(1-[.AL125];1.1)" office:value-type="float" office:value="0.999999999999999" calcext:value-type="float">
            <text:p>1,00</text:p>
          </table:table-cell>
          <table:table-cell table:style-name="ce10" table:formula="of:=1-POWER(1-[.AM125];1.1)" office:value-type="float" office:value="1" calcext:value-type="float">
            <text:p>1,00</text:p>
          </table:table-cell>
          <table:table-cell table:style-name="ce10" table:formula="of:=1-POWER(1-[.AN125];1.1)" office:value-type="float" office:value="1" calcext:value-type="float">
            <text:p>1,00</text:p>
          </table:table-cell>
          <table:table-cell table:style-name="ce10" table:formula="of:=1-POWER(1-[.AO125];1.1)" office:value-type="float" office:value="1" calcext:value-type="float">
            <text:p>1,00</text:p>
          </table:table-cell>
          <table:table-cell table:style-name="ce10" table:formula="of:=1-POWER(1-[.AP125];1.1)" office:value-type="float" office:value="1" calcext:value-type="float">
            <text:p>1,00</text:p>
          </table:table-cell>
          <table:table-cell table:style-name="ce10" table:formula="of:=1-POWER(1-[.AQ125];1.1)" office:value-type="float" office:value="1" calcext:value-type="float">
            <text:p>1,00</text:p>
          </table:table-cell>
          <table:table-cell table:style-name="ce10" table:formula="of:=1-POWER(1-[.AR125];1.1)" office:value-type="float" office:value="1" calcext:value-type="float">
            <text:p>1,00</text:p>
          </table:table-cell>
          <table:table-cell table:style-name="ce10" table:formula="of:=1-POWER(1-[.AS125];1.1)" office:value-type="float" office:value="1" calcext:value-type="float">
            <text:p>1,00</text:p>
          </table:table-cell>
          <table:table-cell table:style-name="ce10" table:formula="of:=1-POWER(1-[.AT125];1.1)" office:value-type="float" office:value="1" calcext:value-type="float">
            <text:p>1,00</text:p>
          </table:table-cell>
          <table:table-cell table:style-name="ce10" table:formula="of:=1-POWER(1-[.AU125];1.1)" office:value-type="float" office:value="1" calcext:value-type="float">
            <text:p>1,00</text:p>
          </table:table-cell>
          <table:table-cell table:style-name="ce10" table:formula="of:=1-POWER(1-[.AV125];1.1)" office:value-type="float" office:value="1" calcext:value-type="float">
            <text:p>1,00</text:p>
          </table:table-cell>
          <table:table-cell table:style-name="ce10" table:formula="of:=1-POWER(1-[.AW125];1.1)" office:value-type="float" office:value="1" calcext:value-type="float">
            <text:p>1,00</text:p>
          </table:table-cell>
          <table:table-cell table:style-name="ce10" table:formula="of:=1-POWER(1-[.AX125];1.1)" office:value-type="float" office:value="1" calcext:value-type="float">
            <text:p>1,00</text:p>
          </table:table-cell>
          <table:table-cell table:style-name="ce10" table:formula="of:=1-POWER(1-[.AY125];1.1)" office:value-type="float" office:value="1" calcext:value-type="float">
            <text:p>1,00</text:p>
          </table:table-cell>
          <table:table-cell table:style-name="ce10" table:formula="of:=1-POWER(1-[.AZ125];1.1)" office:value-type="float" office:value="1" calcext:value-type="float">
            <text:p>1,00</text:p>
          </table:table-cell>
          <table:table-cell table:style-name="ce10" table:formula="of:=1-POWER(1-[.BA125];1.1)" office:value-type="float" office:value="1" calcext:value-type="float">
            <text:p>1,00</text:p>
          </table:table-cell>
          <table:table-cell table:style-name="ce10" table:formula="of:=1-POWER(1-[.BB125];1.1)" office:value-type="float" office:value="1" calcext:value-type="float">
            <text:p>1,00</text:p>
          </table:table-cell>
          <table:table-cell table:style-name="ce10" table:formula="of:=1-POWER(1-[.BC125];1.1)" office:value-type="float" office:value="1" calcext:value-type="float">
            <text:p>1,00</text:p>
          </table:table-cell>
          <table:table-cell table:style-name="ce10" table:formula="of:=1-POWER(1-[.BD125];1.1)" office:value-type="float" office:value="1" calcext:value-type="float">
            <text:p>1,00</text:p>
          </table:table-cell>
          <table:table-cell table:style-name="ce10" table:formula="of:=1-POWER(1-[.BE125];1.1)" office:value-type="float" office:value="1" calcext:value-type="float">
            <text:p>1,00</text:p>
          </table:table-cell>
          <table:table-cell table:style-name="ce10" table:formula="of:=1-POWER(1-[.BF125];1.1)" office:value-type="float" office:value="1" calcext:value-type="float">
            <text:p>1,00</text:p>
          </table:table-cell>
          <table:table-cell table:style-name="ce10" table:formula="of:=1-POWER(1-[.BG125];1.1)" office:value-type="float" office:value="1" calcext:value-type="float">
            <text:p>1,00</text:p>
          </table:table-cell>
          <table:table-cell table:style-name="ce10" table:formula="of:=1-POWER(1-[.BH125];1.1)" office:value-type="float" office:value="1" calcext:value-type="float">
            <text:p>1,00</text:p>
          </table:table-cell>
          <table:table-cell table:style-name="ce10" table:formula="of:=1-POWER(1-[.BI125];1.1)" office:value-type="float" office:value="1" calcext:value-type="float">
            <text:p>1,00</text:p>
          </table:table-cell>
          <table:table-cell table:style-name="ce10" table:formula="of:=1-POWER(1-[.BJ125];1.1)" office:value-type="float" office:value="1" calcext:value-type="float">
            <text:p>1,00</text:p>
          </table:table-cell>
          <table:table-cell table:style-name="ce10" table:formula="of:=1-POWER(1-[.BK125];1.1)" office:value-type="float" office:value="1" calcext:value-type="float">
            <text:p>1,00</text:p>
          </table:table-cell>
          <table:table-cell table:style-name="ce10" table:formula="of:=1-POWER(1-[.BL125];1.1)" office:value-type="float" office:value="1" calcext:value-type="float">
            <text:p>1,00</text:p>
          </table:table-cell>
          <table:table-cell table:style-name="ce10" table:formula="of:=1-POWER(1-[.BM125];1.1)" office:value-type="float" office:value="1" calcext:value-type="float">
            <text:p>1,00</text:p>
          </table:table-cell>
          <table:table-cell table:style-name="ce10" table:formula="of:=1-POWER(1-[.BN125];1.1)" office:value-type="float" office:value="1" calcext:value-type="float">
            <text:p>1,00</text:p>
          </table:table-cell>
          <table:table-cell table:style-name="ce10" table:formula="of:=1-POWER(1-[.BO125];1.1)" office:value-type="float" office:value="1" calcext:value-type="float">
            <text:p>1,00</text:p>
          </table:table-cell>
          <table:table-cell table:style-name="ce10" table:formula="of:=1-POWER(1-[.BP125];1.1)" office:value-type="float" office:value="1" calcext:value-type="float">
            <text:p>1,00</text:p>
          </table:table-cell>
          <table:table-cell table:style-name="ce10" table:formula="of:=1-POWER(1-[.BQ125];1.1)" office:value-type="float" office:value="1" calcext:value-type="float">
            <text:p>1,00</text:p>
          </table:table-cell>
          <table:table-cell table:style-name="ce10" table:formula="of:=1-POWER(1-[.BR125];1.1)" office:value-type="float" office:value="1" calcext:value-type="float">
            <text:p>1,00</text:p>
          </table:table-cell>
          <table:table-cell table:style-name="ce10" table:formula="of:=1-POWER(1-[.BS125];1.1)" office:value-type="float" office:value="1" calcext:value-type="float">
            <text:p>1,00</text:p>
          </table:table-cell>
          <table:table-cell table:style-name="ce10" table:formula="of:=1-POWER(1-[.BT125];1.1)" office:value-type="float" office:value="1" calcext:value-type="float">
            <text:p>1,00</text:p>
          </table:table-cell>
          <table:table-cell table:style-name="ce10" table:formula="of:=1-POWER(1-[.BU125];1.1)" office:value-type="float" office:value="1" calcext:value-type="float">
            <text:p>1,00</text:p>
          </table:table-cell>
          <table:table-cell table:style-name="ce10" table:formula="of:=1-POWER(1-[.BV125];1.1)" office:value-type="float" office:value="1" calcext:value-type="float">
            <text:p>1,00</text:p>
          </table:table-cell>
          <table:table-cell table:style-name="ce10" table:formula="of:=1-POWER(1-[.BW125];1.1)" office:value-type="float" office:value="1" calcext:value-type="float">
            <text:p>1,00</text:p>
          </table:table-cell>
          <table:table-cell table:style-name="ce10" table:formula="of:=1-POWER(1-[.BX125];1.1)" office:value-type="float" office:value="1" calcext:value-type="float">
            <text:p>1,00</text:p>
          </table:table-cell>
          <table:table-cell table:style-name="ce10" table:formula="of:=1-POWER(1-[.BY125];1.1)" office:value-type="float" office:value="1" calcext:value-type="float">
            <text:p>1,00</text:p>
          </table:table-cell>
          <table:table-cell table:style-name="ce10" table:formula="of:=1-POWER(1-[.BZ125];1.1)" office:value-type="float" office:value="1" calcext:value-type="float">
            <text:p>1,00</text:p>
          </table:table-cell>
          <table:table-cell table:style-name="ce10" table:formula="of:=1-POWER(1-[.CA125];1.1)" office:value-type="float" office:value="1" calcext:value-type="float">
            <text:p>1,00</text:p>
          </table:table-cell>
          <table:table-cell table:style-name="ce10" table:formula="of:=1-POWER(1-[.CB125];1.1)" office:value-type="float" office:value="1" calcext:value-type="float">
            <text:p>1,00</text:p>
          </table:table-cell>
          <table:table-cell table:style-name="ce10" table:formula="of:=1-POWER(1-[.CC125];1.1)" office:value-type="float" office:value="1" calcext:value-type="float">
            <text:p>1,00</text:p>
          </table:table-cell>
          <table:table-cell table:style-name="ce10" table:formula="of:=1-POWER(1-[.CD125];1.1)" office:value-type="float" office:value="1" calcext:value-type="float">
            <text:p>1,00</text:p>
          </table:table-cell>
          <table:table-cell table:style-name="ce10" table:formula="of:=1-POWER(1-[.CE125];1.1)" office:value-type="float" office:value="1" calcext:value-type="float">
            <text:p>1,00</text:p>
          </table:table-cell>
          <table:table-cell table:style-name="ce10" table:formula="of:=1-POWER(1-[.CF125];1.1)" office:value-type="float" office:value="1" calcext:value-type="float">
            <text:p>1,00</text:p>
          </table:table-cell>
          <table:table-cell table:style-name="ce10" table:formula="of:=1-POWER(1-[.CG125];1.1)" office:value-type="float" office:value="1" calcext:value-type="float">
            <text:p>1,00</text:p>
          </table:table-cell>
          <table:table-cell table:style-name="ce10" table:formula="of:=1-POWER(1-[.CH125];1.1)" office:value-type="float" office:value="1" calcext:value-type="float">
            <text:p>1,00</text:p>
          </table:table-cell>
          <table:table-cell table:style-name="ce10" table:formula="of:=1-POWER(1-[.CI125];1.1)" office:value-type="float" office:value="1" calcext:value-type="float">
            <text:p>1,00</text:p>
          </table:table-cell>
          <table:table-cell table:style-name="ce10" table:formula="of:=1-POWER(1-[.CJ125];1.1)" office:value-type="float" office:value="1" calcext:value-type="float">
            <text:p>1,00</text:p>
          </table:table-cell>
          <table:table-cell table:style-name="ce10" table:formula="of:=1-POWER(1-[.CK125];1.1)" office:value-type="float" office:value="1" calcext:value-type="float">
            <text:p>1,00</text:p>
          </table:table-cell>
          <table:table-cell table:style-name="ce10" table:formula="of:=1-POWER(1-[.CL125];1.1)" office:value-type="float" office:value="1" calcext:value-type="float">
            <text:p>1,00</text:p>
          </table:table-cell>
          <table:table-cell table:style-name="ce10" table:formula="of:=1-POWER(1-[.CM125];1.1)" office:value-type="float" office:value="1" calcext:value-type="float">
            <text:p>1,00</text:p>
          </table:table-cell>
          <table:table-cell table:style-name="ce10" table:formula="of:=1-POWER(1-[.CN125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5]+0.1" office:value-type="float" office:value="0.7" calcext:value-type="float">
            <text:p>0,70</text:p>
          </table:table-cell>
          <table:table-cell table:style-name="ce10" table:formula="of:=1-POWER(1-[.A126];1.1)" office:value-type="float" office:value="0.734029554830436" calcext:value-type="float">
            <text:p>0,73</text:p>
          </table:table-cell>
          <table:table-cell table:style-name="ce10" table:formula="of:=1-POWER(1-[.B126];1.1)" office:value-type="float" office:value="0.767021031452335" calcext:value-type="float">
            <text:p>0,77</text:p>
          </table:table-cell>
          <table:table-cell table:style-name="ce10" table:formula="of:=1-POWER(1-[.C126];1.1)" office:value-type="float" office:value="0.798605136411934" calcext:value-type="float">
            <text:p>0,80</text:p>
          </table:table-cell>
          <table:table-cell table:style-name="ce10" table:formula="of:=1-POWER(1-[.D126];1.1)" office:value-type="float" office:value="0.828425307569558" calcext:value-type="float">
            <text:p>0,83</text:p>
          </table:table-cell>
          <table:table-cell table:style-name="ce10" table:formula="of:=1-POWER(1-[.E126];1.1)" office:value-type="float" office:value="0.856153747547263" calcext:value-type="float">
            <text:p>0,86</text:p>
          </table:table-cell>
          <table:table-cell table:style-name="ce10" table:formula="of:=1-POWER(1-[.F126];1.1)" office:value-type="float" office:value="0.881508169913857" calcext:value-type="float">
            <text:p>0,88</text:p>
          </table:table-cell>
          <table:table-cell table:style-name="ce10" table:formula="of:=1-POWER(1-[.G126];1.1)" office:value-type="float" office:value="0.904267974494612" calcext:value-type="float">
            <text:p>0,90</text:p>
          </table:table-cell>
          <table:table-cell table:style-name="ce10" table:formula="of:=1-POWER(1-[.H126];1.1)" office:value-type="float" office:value="0.92428830438216" calcext:value-type="float">
            <text:p>0,92</text:p>
          </table:table-cell>
          <table:table-cell table:style-name="ce10" table:formula="of:=1-POWER(1-[.I126];1.1)" office:value-type="float" office:value="0.941510316690904" calcext:value-type="float">
            <text:p>0,94</text:p>
          </table:table-cell>
          <table:table-cell table:style-name="ce10" table:formula="of:=1-POWER(1-[.J126];1.1)" office:value-type="float" office:value="0.955966095430148" calcext:value-type="float">
            <text:p>0,96</text:p>
          </table:table-cell>
          <table:table-cell table:style-name="ce10" table:formula="of:=1-POWER(1-[.K126];1.1)" office:value-type="float" office:value="0.967777004060946" calcext:value-type="float">
            <text:p>0,97</text:p>
          </table:table-cell>
          <table:table-cell table:style-name="ce10" table:formula="of:=1-POWER(1-[.L126];1.1)" office:value-type="float" office:value="0.977144932502193" calcext:value-type="float">
            <text:p>0,98</text:p>
          </table:table-cell>
          <table:table-cell table:style-name="ce10" table:formula="of:=1-POWER(1-[.M126];1.1)" office:value-type="float" office:value="0.984336790418275" calcext:value-type="float">
            <text:p>0,98</text:p>
          </table:table-cell>
          <table:table-cell table:style-name="ce10" table:formula="of:=1-POWER(1-[.N126];1.1)" office:value-type="float" office:value="0.989663611244084" calcext:value-type="float">
            <text:p>0,99</text:p>
          </table:table-cell>
          <table:table-cell table:style-name="ce10" table:formula="of:=1-POWER(1-[.O126];1.1)" office:value-type="float" office:value="0.993456566117991" calcext:value-type="float">
            <text:p>0,99</text:p>
          </table:table-cell>
          <table:table-cell table:style-name="ce10" table:formula="of:=1-POWER(1-[.P126];1.1)" office:value-type="float" office:value="0.996042815582122" calcext:value-type="float">
            <text:p>1,00</text:p>
          </table:table-cell>
          <table:table-cell table:style-name="ce10" table:formula="of:=1-POWER(1-[.Q126];1.1)" office:value-type="float" office:value="0.997724248072043" calcext:value-type="float">
            <text:p>1,00</text:p>
          </table:table-cell>
          <table:table-cell table:style-name="ce10" table:formula="of:=1-POWER(1-[.R126];1.1)" office:value-type="float" office:value="0.998761667100411" calcext:value-type="float">
            <text:p>1,00</text:p>
          </table:table-cell>
          <table:table-cell table:style-name="ce10" table:formula="of:=1-POWER(1-[.S126];1.1)" office:value-type="float" office:value="0.999365953437453" calcext:value-type="float">
            <text:p>1,00</text:p>
          </table:table-cell>
          <table:table-cell table:style-name="ce10" table:formula="of:=1-POWER(1-[.T126];1.1)" office:value-type="float" office:value="0.99969637797838" calcext:value-type="float">
            <text:p>1,00</text:p>
          </table:table-cell>
          <table:table-cell table:style-name="ce10" table:formula="of:=1-POWER(1-[.U126];1.1)" office:value-type="float" office:value="0.999864927606904" calcext:value-type="float">
            <text:p>1,00</text:p>
          </table:table-cell>
          <table:table-cell table:style-name="ce10" table:formula="of:=1-POWER(1-[.V126];1.1)" office:value-type="float" office:value="0.999944585521074" calcext:value-type="float">
            <text:p>1,00</text:p>
          </table:table-cell>
          <table:table-cell table:style-name="ce10" table:formula="of:=1-POWER(1-[.W126];1.1)" office:value-type="float" office:value="0.999979203723683" calcext:value-type="float">
            <text:p>1,00</text:p>
          </table:table-cell>
          <table:table-cell table:style-name="ce10" table:formula="of:=1-POWER(1-[.X126];1.1)" office:value-type="float" office:value="0.999992924060074" calcext:value-type="float">
            <text:p>1,00</text:p>
          </table:table-cell>
          <table:table-cell table:style-name="ce10" table:formula="of:=1-POWER(1-[.Y126];1.1)" office:value-type="float" office:value="0.999997838463613" calcext:value-type="float">
            <text:p>1,00</text:p>
          </table:table-cell>
          <table:table-cell table:style-name="ce10" table:formula="of:=1-POWER(1-[.Z126];1.1)" office:value-type="float" office:value="0.999999413539446" calcext:value-type="float">
            <text:p>1,00</text:p>
          </table:table-cell>
          <table:table-cell table:style-name="ce10" table:formula="of:=1-POWER(1-[.AA126];1.1)" office:value-type="float" office:value="0.999999860343007" calcext:value-type="float">
            <text:p>1,00</text:p>
          </table:table-cell>
          <table:table-cell table:style-name="ce10" table:formula="of:=1-POWER(1-[.AB126];1.1)" office:value-type="float" office:value="0.999999971188295" calcext:value-type="float">
            <text:p>1,00</text:p>
          </table:table-cell>
          <table:table-cell table:style-name="ce10" table:formula="of:=1-POWER(1-[.AC126];1.1)" office:value-type="float" office:value="0.999999994923951" calcext:value-type="float">
            <text:p>1,00</text:p>
          </table:table-cell>
          <table:table-cell table:style-name="ce10" table:formula="of:=1-POWER(1-[.AD126];1.1)" office:value-type="float" office:value="0.999999999248241" calcext:value-type="float">
            <text:p>1,00</text:p>
          </table:table-cell>
          <table:table-cell table:style-name="ce10" table:formula="of:=1-POWER(1-[.AE126];1.1)" office:value-type="float" office:value="0.999999999908022" calcext:value-type="float">
            <text:p>1,00</text:p>
          </table:table-cell>
          <table:table-cell table:style-name="ce10" table:formula="of:=1-POWER(1-[.AF126];1.1)" office:value-type="float" office:value="0.999999999990879" calcext:value-type="float">
            <text:p>1,00</text:p>
          </table:table-cell>
          <table:table-cell table:style-name="ce10" table:formula="of:=1-POWER(1-[.AG126];1.1)" office:value-type="float" office:value="0.999999999999282" calcext:value-type="float">
            <text:p>1,00</text:p>
          </table:table-cell>
          <table:table-cell table:style-name="ce10" table:formula="of:=1-POWER(1-[.AH126];1.1)" office:value-type="float" office:value="0.999999999999956" calcext:value-type="float">
            <text:p>1,00</text:p>
          </table:table-cell>
          <table:table-cell table:style-name="ce10" table:formula="of:=1-POWER(1-[.AI126];1.1)" office:value-type="float" office:value="0.999999999999998" calcext:value-type="float">
            <text:p>1,00</text:p>
          </table:table-cell>
          <table:table-cell table:style-name="ce10" table:formula="of:=1-POWER(1-[.AJ126];1.1)" office:value-type="float" office:value="1" calcext:value-type="float">
            <text:p>1,00</text:p>
          </table:table-cell>
          <table:table-cell table:style-name="ce10" table:formula="of:=1-POWER(1-[.AK126];1.1)" office:value-type="float" office:value="1" calcext:value-type="float">
            <text:p>1,00</text:p>
          </table:table-cell>
          <table:table-cell table:style-name="ce10" table:formula="of:=1-POWER(1-[.AL126];1.1)" office:value-type="float" office:value="1" calcext:value-type="float">
            <text:p>1,00</text:p>
          </table:table-cell>
          <table:table-cell table:style-name="ce10" table:formula="of:=1-POWER(1-[.AM126];1.1)" office:value-type="float" office:value="1" calcext:value-type="float">
            <text:p>1,00</text:p>
          </table:table-cell>
          <table:table-cell table:style-name="ce10" table:formula="of:=1-POWER(1-[.AN126];1.1)" office:value-type="float" office:value="1" calcext:value-type="float">
            <text:p>1,00</text:p>
          </table:table-cell>
          <table:table-cell table:style-name="ce10" table:formula="of:=1-POWER(1-[.AO126];1.1)" office:value-type="float" office:value="1" calcext:value-type="float">
            <text:p>1,00</text:p>
          </table:table-cell>
          <table:table-cell table:style-name="ce10" table:formula="of:=1-POWER(1-[.AP126];1.1)" office:value-type="float" office:value="1" calcext:value-type="float">
            <text:p>1,00</text:p>
          </table:table-cell>
          <table:table-cell table:style-name="ce10" table:formula="of:=1-POWER(1-[.AQ126];1.1)" office:value-type="float" office:value="1" calcext:value-type="float">
            <text:p>1,00</text:p>
          </table:table-cell>
          <table:table-cell table:style-name="ce10" table:formula="of:=1-POWER(1-[.AR126];1.1)" office:value-type="float" office:value="1" calcext:value-type="float">
            <text:p>1,00</text:p>
          </table:table-cell>
          <table:table-cell table:style-name="ce10" table:formula="of:=1-POWER(1-[.AS126];1.1)" office:value-type="float" office:value="1" calcext:value-type="float">
            <text:p>1,00</text:p>
          </table:table-cell>
          <table:table-cell table:style-name="ce10" table:formula="of:=1-POWER(1-[.AT126];1.1)" office:value-type="float" office:value="1" calcext:value-type="float">
            <text:p>1,00</text:p>
          </table:table-cell>
          <table:table-cell table:style-name="ce10" table:formula="of:=1-POWER(1-[.AU126];1.1)" office:value-type="float" office:value="1" calcext:value-type="float">
            <text:p>1,00</text:p>
          </table:table-cell>
          <table:table-cell table:style-name="ce10" table:formula="of:=1-POWER(1-[.AV126];1.1)" office:value-type="float" office:value="1" calcext:value-type="float">
            <text:p>1,00</text:p>
          </table:table-cell>
          <table:table-cell table:style-name="ce10" table:formula="of:=1-POWER(1-[.AW126];1.1)" office:value-type="float" office:value="1" calcext:value-type="float">
            <text:p>1,00</text:p>
          </table:table-cell>
          <table:table-cell table:style-name="ce10" table:formula="of:=1-POWER(1-[.AX126];1.1)" office:value-type="float" office:value="1" calcext:value-type="float">
            <text:p>1,00</text:p>
          </table:table-cell>
          <table:table-cell table:style-name="ce10" table:formula="of:=1-POWER(1-[.AY126];1.1)" office:value-type="float" office:value="1" calcext:value-type="float">
            <text:p>1,00</text:p>
          </table:table-cell>
          <table:table-cell table:style-name="ce10" table:formula="of:=1-POWER(1-[.AZ126];1.1)" office:value-type="float" office:value="1" calcext:value-type="float">
            <text:p>1,00</text:p>
          </table:table-cell>
          <table:table-cell table:style-name="ce10" table:formula="of:=1-POWER(1-[.BA126];1.1)" office:value-type="float" office:value="1" calcext:value-type="float">
            <text:p>1,00</text:p>
          </table:table-cell>
          <table:table-cell table:style-name="ce10" table:formula="of:=1-POWER(1-[.BB126];1.1)" office:value-type="float" office:value="1" calcext:value-type="float">
            <text:p>1,00</text:p>
          </table:table-cell>
          <table:table-cell table:style-name="ce10" table:formula="of:=1-POWER(1-[.BC126];1.1)" office:value-type="float" office:value="1" calcext:value-type="float">
            <text:p>1,00</text:p>
          </table:table-cell>
          <table:table-cell table:style-name="ce10" table:formula="of:=1-POWER(1-[.BD126];1.1)" office:value-type="float" office:value="1" calcext:value-type="float">
            <text:p>1,00</text:p>
          </table:table-cell>
          <table:table-cell table:style-name="ce10" table:formula="of:=1-POWER(1-[.BE126];1.1)" office:value-type="float" office:value="1" calcext:value-type="float">
            <text:p>1,00</text:p>
          </table:table-cell>
          <table:table-cell table:style-name="ce10" table:formula="of:=1-POWER(1-[.BF126];1.1)" office:value-type="float" office:value="1" calcext:value-type="float">
            <text:p>1,00</text:p>
          </table:table-cell>
          <table:table-cell table:style-name="ce10" table:formula="of:=1-POWER(1-[.BG126];1.1)" office:value-type="float" office:value="1" calcext:value-type="float">
            <text:p>1,00</text:p>
          </table:table-cell>
          <table:table-cell table:style-name="ce10" table:formula="of:=1-POWER(1-[.BH126];1.1)" office:value-type="float" office:value="1" calcext:value-type="float">
            <text:p>1,00</text:p>
          </table:table-cell>
          <table:table-cell table:style-name="ce10" table:formula="of:=1-POWER(1-[.BI126];1.1)" office:value-type="float" office:value="1" calcext:value-type="float">
            <text:p>1,00</text:p>
          </table:table-cell>
          <table:table-cell table:style-name="ce10" table:formula="of:=1-POWER(1-[.BJ126];1.1)" office:value-type="float" office:value="1" calcext:value-type="float">
            <text:p>1,00</text:p>
          </table:table-cell>
          <table:table-cell table:style-name="ce10" table:formula="of:=1-POWER(1-[.BK126];1.1)" office:value-type="float" office:value="1" calcext:value-type="float">
            <text:p>1,00</text:p>
          </table:table-cell>
          <table:table-cell table:style-name="ce10" table:formula="of:=1-POWER(1-[.BL126];1.1)" office:value-type="float" office:value="1" calcext:value-type="float">
            <text:p>1,00</text:p>
          </table:table-cell>
          <table:table-cell table:style-name="ce10" table:formula="of:=1-POWER(1-[.BM126];1.1)" office:value-type="float" office:value="1" calcext:value-type="float">
            <text:p>1,00</text:p>
          </table:table-cell>
          <table:table-cell table:style-name="ce10" table:formula="of:=1-POWER(1-[.BN126];1.1)" office:value-type="float" office:value="1" calcext:value-type="float">
            <text:p>1,00</text:p>
          </table:table-cell>
          <table:table-cell table:style-name="ce10" table:formula="of:=1-POWER(1-[.BO126];1.1)" office:value-type="float" office:value="1" calcext:value-type="float">
            <text:p>1,00</text:p>
          </table:table-cell>
          <table:table-cell table:style-name="ce10" table:formula="of:=1-POWER(1-[.BP126];1.1)" office:value-type="float" office:value="1" calcext:value-type="float">
            <text:p>1,00</text:p>
          </table:table-cell>
          <table:table-cell table:style-name="ce10" table:formula="of:=1-POWER(1-[.BQ126];1.1)" office:value-type="float" office:value="1" calcext:value-type="float">
            <text:p>1,00</text:p>
          </table:table-cell>
          <table:table-cell table:style-name="ce10" table:formula="of:=1-POWER(1-[.BR126];1.1)" office:value-type="float" office:value="1" calcext:value-type="float">
            <text:p>1,00</text:p>
          </table:table-cell>
          <table:table-cell table:style-name="ce10" table:formula="of:=1-POWER(1-[.BS126];1.1)" office:value-type="float" office:value="1" calcext:value-type="float">
            <text:p>1,00</text:p>
          </table:table-cell>
          <table:table-cell table:style-name="ce10" table:formula="of:=1-POWER(1-[.BT126];1.1)" office:value-type="float" office:value="1" calcext:value-type="float">
            <text:p>1,00</text:p>
          </table:table-cell>
          <table:table-cell table:style-name="ce10" table:formula="of:=1-POWER(1-[.BU126];1.1)" office:value-type="float" office:value="1" calcext:value-type="float">
            <text:p>1,00</text:p>
          </table:table-cell>
          <table:table-cell table:style-name="ce10" table:formula="of:=1-POWER(1-[.BV126];1.1)" office:value-type="float" office:value="1" calcext:value-type="float">
            <text:p>1,00</text:p>
          </table:table-cell>
          <table:table-cell table:style-name="ce10" table:formula="of:=1-POWER(1-[.BW126];1.1)" office:value-type="float" office:value="1" calcext:value-type="float">
            <text:p>1,00</text:p>
          </table:table-cell>
          <table:table-cell table:style-name="ce10" table:formula="of:=1-POWER(1-[.BX126];1.1)" office:value-type="float" office:value="1" calcext:value-type="float">
            <text:p>1,00</text:p>
          </table:table-cell>
          <table:table-cell table:style-name="ce10" table:formula="of:=1-POWER(1-[.BY126];1.1)" office:value-type="float" office:value="1" calcext:value-type="float">
            <text:p>1,00</text:p>
          </table:table-cell>
          <table:table-cell table:style-name="ce10" table:formula="of:=1-POWER(1-[.BZ126];1.1)" office:value-type="float" office:value="1" calcext:value-type="float">
            <text:p>1,00</text:p>
          </table:table-cell>
          <table:table-cell table:style-name="ce10" table:formula="of:=1-POWER(1-[.CA126];1.1)" office:value-type="float" office:value="1" calcext:value-type="float">
            <text:p>1,00</text:p>
          </table:table-cell>
          <table:table-cell table:style-name="ce10" table:formula="of:=1-POWER(1-[.CB126];1.1)" office:value-type="float" office:value="1" calcext:value-type="float">
            <text:p>1,00</text:p>
          </table:table-cell>
          <table:table-cell table:style-name="ce10" table:formula="of:=1-POWER(1-[.CC126];1.1)" office:value-type="float" office:value="1" calcext:value-type="float">
            <text:p>1,00</text:p>
          </table:table-cell>
          <table:table-cell table:style-name="ce10" table:formula="of:=1-POWER(1-[.CD126];1.1)" office:value-type="float" office:value="1" calcext:value-type="float">
            <text:p>1,00</text:p>
          </table:table-cell>
          <table:table-cell table:style-name="ce10" table:formula="of:=1-POWER(1-[.CE126];1.1)" office:value-type="float" office:value="1" calcext:value-type="float">
            <text:p>1,00</text:p>
          </table:table-cell>
          <table:table-cell table:style-name="ce10" table:formula="of:=1-POWER(1-[.CF126];1.1)" office:value-type="float" office:value="1" calcext:value-type="float">
            <text:p>1,00</text:p>
          </table:table-cell>
          <table:table-cell table:style-name="ce10" table:formula="of:=1-POWER(1-[.CG126];1.1)" office:value-type="float" office:value="1" calcext:value-type="float">
            <text:p>1,00</text:p>
          </table:table-cell>
          <table:table-cell table:style-name="ce10" table:formula="of:=1-POWER(1-[.CH126];1.1)" office:value-type="float" office:value="1" calcext:value-type="float">
            <text:p>1,00</text:p>
          </table:table-cell>
          <table:table-cell table:style-name="ce10" table:formula="of:=1-POWER(1-[.CI126];1.1)" office:value-type="float" office:value="1" calcext:value-type="float">
            <text:p>1,00</text:p>
          </table:table-cell>
          <table:table-cell table:style-name="ce10" table:formula="of:=1-POWER(1-[.CJ126];1.1)" office:value-type="float" office:value="1" calcext:value-type="float">
            <text:p>1,00</text:p>
          </table:table-cell>
          <table:table-cell table:style-name="ce10" table:formula="of:=1-POWER(1-[.CK126];1.1)" office:value-type="float" office:value="1" calcext:value-type="float">
            <text:p>1,00</text:p>
          </table:table-cell>
          <table:table-cell table:style-name="ce10" table:formula="of:=1-POWER(1-[.CL126];1.1)" office:value-type="float" office:value="1" calcext:value-type="float">
            <text:p>1,00</text:p>
          </table:table-cell>
          <table:table-cell table:style-name="ce10" table:formula="of:=1-POWER(1-[.CM126];1.1)" office:value-type="float" office:value="1" calcext:value-type="float">
            <text:p>1,00</text:p>
          </table:table-cell>
          <table:table-cell table:style-name="ce10" table:formula="of:=1-POWER(1-[.CN126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6]+0.1" office:value-type="float" office:value="0.8" calcext:value-type="float">
            <text:p>0,80</text:p>
          </table:table-cell>
          <table:table-cell table:style-name="ce10" table:formula="of:=1-POWER(1-[.A127];1.1)" office:value-type="float" office:value="0.829732015495843" calcext:value-type="float">
            <text:p>0,83</text:p>
          </table:table-cell>
          <table:table-cell table:style-name="ce10" table:formula="of:=1-POWER(1-[.B127];1.1)" office:value-type="float" office:value="0.857358369418353" calcext:value-type="float">
            <text:p>0,86</text:p>
          </table:table-cell>
          <table:table-cell table:style-name="ce10" table:formula="of:=1-POWER(1-[.C127];1.1)" office:value-type="float" office:value="0.882599235707269" calcext:value-type="float">
            <text:p>0,88</text:p>
          </table:table-cell>
          <table:table-cell table:style-name="ce10" table:formula="of:=1-POWER(1-[.D127];1.1)" office:value-type="float" office:value="0.905237171173085" calcext:value-type="float">
            <text:p>0,91</text:p>
          </table:table-cell>
          <table:table-cell table:style-name="ce10" table:formula="of:=1-POWER(1-[.E127];1.1)" office:value-type="float" office:value="0.925131036913472" calcext:value-type="float">
            <text:p>0,93</text:p>
          </table:table-cell>
          <table:table-cell table:style-name="ce10" table:formula="of:=1-POWER(1-[.F127];1.1)" office:value-type="float" office:value="0.94222605812603" calcext:value-type="float">
            <text:p>0,94</text:p>
          </table:table-cell>
          <table:table-cell table:style-name="ce10" table:formula="of:=1-POWER(1-[.G127];1.1)" office:value-type="float" office:value="0.956558461240727" calcext:value-type="float">
            <text:p>0,96</text:p>
          </table:table-cell>
          <table:table-cell table:style-name="ce10" table:formula="of:=1-POWER(1-[.H127];1.1)" office:value-type="float" office:value="0.96825350963643" calcext:value-type="float">
            <text:p>0,97</text:p>
          </table:table-cell>
          <table:table-cell table:style-name="ce10" table:formula="of:=1-POWER(1-[.I127];1.1)" office:value-type="float" office:value="0.977516428891464" calcext:value-type="float">
            <text:p>0,98</text:p>
          </table:table-cell>
          <table:table-cell table:style-name="ce10" table:formula="of:=1-POWER(1-[.J127];1.1)" office:value-type="float" office:value="0.98461661811177" calcext:value-type="float">
            <text:p>0,98</text:p>
          </table:table-cell>
          <table:table-cell table:style-name="ce10" table:formula="of:=1-POWER(1-[.K127];1.1)" office:value-type="float" office:value="0.989866557592647" calcext:value-type="float">
            <text:p>0,99</text:p>
          </table:table-cell>
          <table:table-cell table:style-name="ce10" table:formula="of:=1-POWER(1-[.L127];1.1)" office:value-type="float" office:value="0.993597748892754" calcext:value-type="float">
            <text:p>0,99</text:p>
          </table:table-cell>
          <table:table-cell table:style-name="ce10" table:formula="of:=1-POWER(1-[.M127];1.1)" office:value-type="float" office:value="0.996136632924748" calcext:value-type="float">
            <text:p>1,00</text:p>
          </table:table-cell>
          <table:table-cell table:style-name="ce10" table:formula="of:=1-POWER(1-[.N127];1.1)" office:value-type="float" office:value="0.997783526354726" calcext:value-type="float">
            <text:p>1,00</text:p>
          </table:table-cell>
          <table:table-cell table:style-name="ce10" table:formula="of:=1-POWER(1-[.O127];1.1)" office:value-type="float" office:value="0.998797101927693" calcext:value-type="float">
            <text:p>1,00</text:p>
          </table:table-cell>
          <table:table-cell table:style-name="ce10" table:formula="of:=1-POWER(1-[.P127];1.1)" office:value-type="float" office:value="0.99938588216273" calcext:value-type="float">
            <text:p>1,00</text:p>
          </table:table-cell>
          <table:table-cell table:style-name="ce10" table:formula="of:=1-POWER(1-[.Q127];1.1)" office:value-type="float" office:value="0.999706858785394" calcext:value-type="float">
            <text:p>1,00</text:p>
          </table:table-cell>
          <table:table-cell table:style-name="ce10" table:formula="of:=1-POWER(1-[.R127];1.1)" office:value-type="float" office:value="0.9998700475202" calcext:value-type="float">
            <text:p>1,00</text:p>
          </table:table-cell>
          <table:table-cell table:style-name="ce10" table:formula="of:=1-POWER(1-[.S127];1.1)" office:value-type="float" office:value="0.999946891623135" calcext:value-type="float">
            <text:p>1,00</text:p>
          </table:table-cell>
          <table:table-cell table:style-name="ce10" table:formula="of:=1-POWER(1-[.T127];1.1)" office:value-type="float" office:value="0.999980153710085" calcext:value-type="float">
            <text:p>1,00</text:p>
          </table:table-cell>
          <table:table-cell table:style-name="ce10" table:formula="of:=1-POWER(1-[.U127];1.1)" office:value-type="float" office:value="0.999993278793103" calcext:value-type="float">
            <text:p>1,00</text:p>
          </table:table-cell>
          <table:table-cell table:style-name="ce10" table:formula="of:=1-POWER(1-[.V127];1.1)" office:value-type="float" office:value="0.999997957359254" calcext:value-type="float">
            <text:p>1,00</text:p>
          </table:table-cell>
          <table:table-cell table:style-name="ce10" table:formula="of:=1-POWER(1-[.W127];1.1)" office:value-type="float" office:value="0.99999944892439" calcext:value-type="float">
            <text:p>1,00</text:p>
          </table:table-cell>
          <table:table-cell table:style-name="ce10" table:formula="of:=1-POWER(1-[.X127];1.1)" office:value-type="float" office:value="0.99999986958357" calcext:value-type="float">
            <text:p>1,00</text:p>
          </table:table-cell>
          <table:table-cell table:style-name="ce10" table:formula="of:=1-POWER(1-[.Y127];1.1)" office:value-type="float" office:value="0.99999997327821" calcext:value-type="float">
            <text:p>1,00</text:p>
          </table:table-cell>
          <table:table-cell table:style-name="ce10" table:formula="of:=1-POWER(1-[.Z127];1.1)" office:value-type="float" office:value="0.99999999532747" calcext:value-type="float">
            <text:p>1,00</text:p>
          </table:table-cell>
          <table:table-cell table:style-name="ce10" table:formula="of:=1-POWER(1-[.AA127];1.1)" office:value-type="float" office:value="0.999999999313711" calcext:value-type="float">
            <text:p>1,00</text:p>
          </table:table-cell>
          <table:table-cell table:style-name="ce10" table:formula="of:=1-POWER(1-[.AB127];1.1)" office:value-type="float" office:value="0.999999999916793" calcext:value-type="float">
            <text:p>1,00</text:p>
          </table:table-cell>
          <table:table-cell table:style-name="ce10" table:formula="of:=1-POWER(1-[.AC127];1.1)" office:value-type="float" office:value="0.999999999991831" calcext:value-type="float">
            <text:p>1,00</text:p>
          </table:table-cell>
          <table:table-cell table:style-name="ce10" table:formula="of:=1-POWER(1-[.AD127];1.1)" office:value-type="float" office:value="0.999999999999364" calcext:value-type="float">
            <text:p>1,00</text:p>
          </table:table-cell>
          <table:table-cell table:style-name="ce10" table:formula="of:=1-POWER(1-[.AE127];1.1)" office:value-type="float" office:value="0.999999999999962" calcext:value-type="float">
            <text:p>1,00</text:p>
          </table:table-cell>
          <table:table-cell table:style-name="ce10" table:formula="of:=1-POWER(1-[.AF127];1.1)" office:value-type="float" office:value="0.999999999999998" calcext:value-type="float">
            <text:p>1,00</text:p>
          </table:table-cell>
          <table:table-cell table:style-name="ce10" table:formula="of:=1-POWER(1-[.AG127];1.1)" office:value-type="float" office:value="1" calcext:value-type="float">
            <text:p>1,00</text:p>
          </table:table-cell>
          <table:table-cell table:style-name="ce10" table:formula="of:=1-POWER(1-[.AH127];1.1)" office:value-type="float" office:value="1" calcext:value-type="float">
            <text:p>1,00</text:p>
          </table:table-cell>
          <table:table-cell table:style-name="ce10" table:formula="of:=1-POWER(1-[.AI127];1.1)" office:value-type="float" office:value="1" calcext:value-type="float">
            <text:p>1,00</text:p>
          </table:table-cell>
          <table:table-cell table:style-name="ce10" table:formula="of:=1-POWER(1-[.AJ127];1.1)" office:value-type="float" office:value="1" calcext:value-type="float">
            <text:p>1,00</text:p>
          </table:table-cell>
          <table:table-cell table:style-name="ce10" table:formula="of:=1-POWER(1-[.AK127];1.1)" office:value-type="float" office:value="1" calcext:value-type="float">
            <text:p>1,00</text:p>
          </table:table-cell>
          <table:table-cell table:style-name="ce10" table:formula="of:=1-POWER(1-[.AL127];1.1)" office:value-type="float" office:value="1" calcext:value-type="float">
            <text:p>1,00</text:p>
          </table:table-cell>
          <table:table-cell table:style-name="ce10" table:formula="of:=1-POWER(1-[.AM127];1.1)" office:value-type="float" office:value="1" calcext:value-type="float">
            <text:p>1,00</text:p>
          </table:table-cell>
          <table:table-cell table:style-name="ce10" table:formula="of:=1-POWER(1-[.AN127];1.1)" office:value-type="float" office:value="1" calcext:value-type="float">
            <text:p>1,00</text:p>
          </table:table-cell>
          <table:table-cell table:style-name="ce10" table:formula="of:=1-POWER(1-[.AO127];1.1)" office:value-type="float" office:value="1" calcext:value-type="float">
            <text:p>1,00</text:p>
          </table:table-cell>
          <table:table-cell table:style-name="ce10" table:formula="of:=1-POWER(1-[.AP127];1.1)" office:value-type="float" office:value="1" calcext:value-type="float">
            <text:p>1,00</text:p>
          </table:table-cell>
          <table:table-cell table:style-name="ce10" table:formula="of:=1-POWER(1-[.AQ127];1.1)" office:value-type="float" office:value="1" calcext:value-type="float">
            <text:p>1,00</text:p>
          </table:table-cell>
          <table:table-cell table:style-name="ce10" table:formula="of:=1-POWER(1-[.AR127];1.1)" office:value-type="float" office:value="1" calcext:value-type="float">
            <text:p>1,00</text:p>
          </table:table-cell>
          <table:table-cell table:style-name="ce10" table:formula="of:=1-POWER(1-[.AS127];1.1)" office:value-type="float" office:value="1" calcext:value-type="float">
            <text:p>1,00</text:p>
          </table:table-cell>
          <table:table-cell table:style-name="ce10" table:formula="of:=1-POWER(1-[.AT127];1.1)" office:value-type="float" office:value="1" calcext:value-type="float">
            <text:p>1,00</text:p>
          </table:table-cell>
          <table:table-cell table:style-name="ce10" table:formula="of:=1-POWER(1-[.AU127];1.1)" office:value-type="float" office:value="1" calcext:value-type="float">
            <text:p>1,00</text:p>
          </table:table-cell>
          <table:table-cell table:style-name="ce10" table:formula="of:=1-POWER(1-[.AV127];1.1)" office:value-type="float" office:value="1" calcext:value-type="float">
            <text:p>1,00</text:p>
          </table:table-cell>
          <table:table-cell table:style-name="ce10" table:formula="of:=1-POWER(1-[.AW127];1.1)" office:value-type="float" office:value="1" calcext:value-type="float">
            <text:p>1,00</text:p>
          </table:table-cell>
          <table:table-cell table:style-name="ce10" table:formula="of:=1-POWER(1-[.AX127];1.1)" office:value-type="float" office:value="1" calcext:value-type="float">
            <text:p>1,00</text:p>
          </table:table-cell>
          <table:table-cell table:style-name="ce10" table:formula="of:=1-POWER(1-[.AY127];1.1)" office:value-type="float" office:value="1" calcext:value-type="float">
            <text:p>1,00</text:p>
          </table:table-cell>
          <table:table-cell table:style-name="ce10" table:formula="of:=1-POWER(1-[.AZ127];1.1)" office:value-type="float" office:value="1" calcext:value-type="float">
            <text:p>1,00</text:p>
          </table:table-cell>
          <table:table-cell table:style-name="ce10" table:formula="of:=1-POWER(1-[.BA127];1.1)" office:value-type="float" office:value="1" calcext:value-type="float">
            <text:p>1,00</text:p>
          </table:table-cell>
          <table:table-cell table:style-name="ce10" table:formula="of:=1-POWER(1-[.BB127];1.1)" office:value-type="float" office:value="1" calcext:value-type="float">
            <text:p>1,00</text:p>
          </table:table-cell>
          <table:table-cell table:style-name="ce10" table:formula="of:=1-POWER(1-[.BC127];1.1)" office:value-type="float" office:value="1" calcext:value-type="float">
            <text:p>1,00</text:p>
          </table:table-cell>
          <table:table-cell table:style-name="ce10" table:formula="of:=1-POWER(1-[.BD127];1.1)" office:value-type="float" office:value="1" calcext:value-type="float">
            <text:p>1,00</text:p>
          </table:table-cell>
          <table:table-cell table:style-name="ce10" table:formula="of:=1-POWER(1-[.BE127];1.1)" office:value-type="float" office:value="1" calcext:value-type="float">
            <text:p>1,00</text:p>
          </table:table-cell>
          <table:table-cell table:style-name="ce10" table:formula="of:=1-POWER(1-[.BF127];1.1)" office:value-type="float" office:value="1" calcext:value-type="float">
            <text:p>1,00</text:p>
          </table:table-cell>
          <table:table-cell table:style-name="ce10" table:formula="of:=1-POWER(1-[.BG127];1.1)" office:value-type="float" office:value="1" calcext:value-type="float">
            <text:p>1,00</text:p>
          </table:table-cell>
          <table:table-cell table:style-name="ce10" table:formula="of:=1-POWER(1-[.BH127];1.1)" office:value-type="float" office:value="1" calcext:value-type="float">
            <text:p>1,00</text:p>
          </table:table-cell>
          <table:table-cell table:style-name="ce10" table:formula="of:=1-POWER(1-[.BI127];1.1)" office:value-type="float" office:value="1" calcext:value-type="float">
            <text:p>1,00</text:p>
          </table:table-cell>
          <table:table-cell table:style-name="ce10" table:formula="of:=1-POWER(1-[.BJ127];1.1)" office:value-type="float" office:value="1" calcext:value-type="float">
            <text:p>1,00</text:p>
          </table:table-cell>
          <table:table-cell table:style-name="ce10" table:formula="of:=1-POWER(1-[.BK127];1.1)" office:value-type="float" office:value="1" calcext:value-type="float">
            <text:p>1,00</text:p>
          </table:table-cell>
          <table:table-cell table:style-name="ce10" table:formula="of:=1-POWER(1-[.BL127];1.1)" office:value-type="float" office:value="1" calcext:value-type="float">
            <text:p>1,00</text:p>
          </table:table-cell>
          <table:table-cell table:style-name="ce10" table:formula="of:=1-POWER(1-[.BM127];1.1)" office:value-type="float" office:value="1" calcext:value-type="float">
            <text:p>1,00</text:p>
          </table:table-cell>
          <table:table-cell table:style-name="ce10" table:formula="of:=1-POWER(1-[.BN127];1.1)" office:value-type="float" office:value="1" calcext:value-type="float">
            <text:p>1,00</text:p>
          </table:table-cell>
          <table:table-cell table:style-name="ce10" table:formula="of:=1-POWER(1-[.BO127];1.1)" office:value-type="float" office:value="1" calcext:value-type="float">
            <text:p>1,00</text:p>
          </table:table-cell>
          <table:table-cell table:style-name="ce10" table:formula="of:=1-POWER(1-[.BP127];1.1)" office:value-type="float" office:value="1" calcext:value-type="float">
            <text:p>1,00</text:p>
          </table:table-cell>
          <table:table-cell table:style-name="ce10" table:formula="of:=1-POWER(1-[.BQ127];1.1)" office:value-type="float" office:value="1" calcext:value-type="float">
            <text:p>1,00</text:p>
          </table:table-cell>
          <table:table-cell table:style-name="ce10" table:formula="of:=1-POWER(1-[.BR127];1.1)" office:value-type="float" office:value="1" calcext:value-type="float">
            <text:p>1,00</text:p>
          </table:table-cell>
          <table:table-cell table:style-name="ce10" table:formula="of:=1-POWER(1-[.BS127];1.1)" office:value-type="float" office:value="1" calcext:value-type="float">
            <text:p>1,00</text:p>
          </table:table-cell>
          <table:table-cell table:style-name="ce10" table:formula="of:=1-POWER(1-[.BT127];1.1)" office:value-type="float" office:value="1" calcext:value-type="float">
            <text:p>1,00</text:p>
          </table:table-cell>
          <table:table-cell table:style-name="ce10" table:formula="of:=1-POWER(1-[.BU127];1.1)" office:value-type="float" office:value="1" calcext:value-type="float">
            <text:p>1,00</text:p>
          </table:table-cell>
          <table:table-cell table:style-name="ce10" table:formula="of:=1-POWER(1-[.BV127];1.1)" office:value-type="float" office:value="1" calcext:value-type="float">
            <text:p>1,00</text:p>
          </table:table-cell>
          <table:table-cell table:style-name="ce10" table:formula="of:=1-POWER(1-[.BW127];1.1)" office:value-type="float" office:value="1" calcext:value-type="float">
            <text:p>1,00</text:p>
          </table:table-cell>
          <table:table-cell table:style-name="ce10" table:formula="of:=1-POWER(1-[.BX127];1.1)" office:value-type="float" office:value="1" calcext:value-type="float">
            <text:p>1,00</text:p>
          </table:table-cell>
          <table:table-cell table:style-name="ce10" table:formula="of:=1-POWER(1-[.BY127];1.1)" office:value-type="float" office:value="1" calcext:value-type="float">
            <text:p>1,00</text:p>
          </table:table-cell>
          <table:table-cell table:style-name="ce10" table:formula="of:=1-POWER(1-[.BZ127];1.1)" office:value-type="float" office:value="1" calcext:value-type="float">
            <text:p>1,00</text:p>
          </table:table-cell>
          <table:table-cell table:style-name="ce10" table:formula="of:=1-POWER(1-[.CA127];1.1)" office:value-type="float" office:value="1" calcext:value-type="float">
            <text:p>1,00</text:p>
          </table:table-cell>
          <table:table-cell table:style-name="ce10" table:formula="of:=1-POWER(1-[.CB127];1.1)" office:value-type="float" office:value="1" calcext:value-type="float">
            <text:p>1,00</text:p>
          </table:table-cell>
          <table:table-cell table:style-name="ce10" table:formula="of:=1-POWER(1-[.CC127];1.1)" office:value-type="float" office:value="1" calcext:value-type="float">
            <text:p>1,00</text:p>
          </table:table-cell>
          <table:table-cell table:style-name="ce10" table:formula="of:=1-POWER(1-[.CD127];1.1)" office:value-type="float" office:value="1" calcext:value-type="float">
            <text:p>1,00</text:p>
          </table:table-cell>
          <table:table-cell table:style-name="ce10" table:formula="of:=1-POWER(1-[.CE127];1.1)" office:value-type="float" office:value="1" calcext:value-type="float">
            <text:p>1,00</text:p>
          </table:table-cell>
          <table:table-cell table:style-name="ce10" table:formula="of:=1-POWER(1-[.CF127];1.1)" office:value-type="float" office:value="1" calcext:value-type="float">
            <text:p>1,00</text:p>
          </table:table-cell>
          <table:table-cell table:style-name="ce10" table:formula="of:=1-POWER(1-[.CG127];1.1)" office:value-type="float" office:value="1" calcext:value-type="float">
            <text:p>1,00</text:p>
          </table:table-cell>
          <table:table-cell table:style-name="ce10" table:formula="of:=1-POWER(1-[.CH127];1.1)" office:value-type="float" office:value="1" calcext:value-type="float">
            <text:p>1,00</text:p>
          </table:table-cell>
          <table:table-cell table:style-name="ce10" table:formula="of:=1-POWER(1-[.CI127];1.1)" office:value-type="float" office:value="1" calcext:value-type="float">
            <text:p>1,00</text:p>
          </table:table-cell>
          <table:table-cell table:style-name="ce10" table:formula="of:=1-POWER(1-[.CJ127];1.1)" office:value-type="float" office:value="1" calcext:value-type="float">
            <text:p>1,00</text:p>
          </table:table-cell>
          <table:table-cell table:style-name="ce10" table:formula="of:=1-POWER(1-[.CK127];1.1)" office:value-type="float" office:value="1" calcext:value-type="float">
            <text:p>1,00</text:p>
          </table:table-cell>
          <table:table-cell table:style-name="ce10" table:formula="of:=1-POWER(1-[.CL127];1.1)" office:value-type="float" office:value="1" calcext:value-type="float">
            <text:p>1,00</text:p>
          </table:table-cell>
          <table:table-cell table:style-name="ce10" table:formula="of:=1-POWER(1-[.CM127];1.1)" office:value-type="float" office:value="1" calcext:value-type="float">
            <text:p>1,00</text:p>
          </table:table-cell>
          <table:table-cell table:style-name="ce10" table:formula="of:=1-POWER(1-[.CN127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7]+0.1" office:value-type="float" office:value="0.9" calcext:value-type="float">
            <text:p>0,90</text:p>
          </table:table-cell>
          <table:table-cell table:style-name="ce10" table:formula="of:=1-POWER(1-[.A128];1.1)" office:value-type="float" office:value="0.920567176527572" calcext:value-type="float">
            <text:p>0,92</text:p>
          </table:table-cell>
          <table:table-cell table:style-name="ce10" table:formula="of:=1-POWER(1-[.B128];1.1)" office:value-type="float" office:value="0.938340499813852" calcext:value-type="float">
            <text:p>0,94</text:p>
          </table:table-cell>
          <table:table-cell table:style-name="ce10" table:formula="of:=1-POWER(1-[.C128];1.1)" office:value-type="float" office:value="0.953334061968571" calcext:value-type="float">
            <text:p>0,95</text:p>
          </table:table-cell>
          <table:table-cell table:style-name="ce10" table:formula="of:=1-POWER(1-[.D128];1.1)" office:value-type="float" office:value="0.965652115013422" calcext:value-type="float">
            <text:p>0,97</text:p>
          </table:table-cell>
          <table:table-cell table:style-name="ce10" table:formula="of:=1-POWER(1-[.E128];1.1)" office:value-type="float" office:value="0.975481720022664" calcext:value-type="float">
            <text:p>0,98</text:p>
          </table:table-cell>
          <table:table-cell table:style-name="ce10" table:formula="of:=1-POWER(1-[.F128];1.1)" office:value-type="float" office:value="0.983078494478149" calcext:value-type="float">
            <text:p>0,98</text:p>
          </table:table-cell>
          <table:table-cell table:style-name="ce10" table:formula="of:=1-POWER(1-[.G128];1.1)" office:value-type="float" office:value="0.988746622182153" calcext:value-type="float">
            <text:p>0,99</text:p>
          </table:table-cell>
          <table:table-cell table:style-name="ce10" table:formula="of:=1-POWER(1-[.H128];1.1)" office:value-type="float" office:value="0.992815257792914" calcext:value-type="float">
            <text:p>0,99</text:p>
          </table:table-cell>
          <table:table-cell table:style-name="ce10" table:formula="of:=1-POWER(1-[.I128];1.1)" office:value-type="float" office:value="0.99561416479809" calcext:value-type="float">
            <text:p>1,00</text:p>
          </table:table-cell>
          <table:table-cell table:style-name="ce10" table:formula="of:=1-POWER(1-[.J128];1.1)" office:value-type="float" office:value="0.997451659009991" calcext:value-type="float">
            <text:p>1,00</text:p>
          </table:table-cell>
          <table:table-cell table:style-name="ce10" table:formula="of:=1-POWER(1-[.K128];1.1)" office:value-type="float" office:value="0.998597563216955" calcext:value-type="float">
            <text:p>1,00</text:p>
          </table:table-cell>
          <table:table-cell table:style-name="ce10" table:formula="of:=1-POWER(1-[.L128];1.1)" office:value-type="float" office:value="0.999272937704508" calcext:value-type="float">
            <text:p>1,00</text:p>
          </table:table-cell>
          <table:table-cell table:style-name="ce10" table:formula="of:=1-POWER(1-[.M128];1.1)" office:value-type="float" office:value="0.999647037322201" calcext:value-type="float">
            <text:p>1,00</text:p>
          </table:table-cell>
          <table:table-cell table:style-name="ce10" table:formula="of:=1-POWER(1-[.N128];1.1)" office:value-type="float" office:value="0.999840595101108" calcext:value-type="float">
            <text:p>1,00</text:p>
          </table:table-cell>
          <table:table-cell table:style-name="ce10" table:formula="of:=1-POWER(1-[.O128];1.1)" office:value-type="float" office:value="0.999933510689304" calcext:value-type="float">
            <text:p>1,00</text:p>
          </table:table-cell>
          <table:table-cell table:style-name="ce10" table:formula="of:=1-POWER(1-[.P128];1.1)" office:value-type="float" office:value="0.99997458869238" calcext:value-type="float">
            <text:p>1,00</text:p>
          </table:table-cell>
          <table:table-cell table:style-name="ce10" table:formula="of:=1-POWER(1-[.Q128];1.1)" office:value-type="float" office:value="0.999991178758438" calcext:value-type="float">
            <text:p>1,00</text:p>
          </table:table-cell>
          <table:table-cell table:style-name="ce10" table:formula="of:=1-POWER(1-[.R128];1.1)" office:value-type="float" office:value="0.999997245246862" calcext:value-type="float">
            <text:p>1,00</text:p>
          </table:table-cell>
          <table:table-cell table:style-name="ce10" table:formula="of:=1-POWER(1-[.S128];1.1)" office:value-type="float" office:value="0.999999234243036" calcext:value-type="float">
            <text:p>1,00</text:p>
          </table:table-cell>
          <table:table-cell table:style-name="ce10" table:formula="of:=1-POWER(1-[.T128];1.1)" office:value-type="float" office:value="0.99999981271627" calcext:value-type="float">
            <text:p>1,00</text:p>
          </table:table-cell>
          <table:table-cell table:style-name="ce10" table:formula="of:=1-POWER(1-[.U128];1.1)" office:value-type="float" office:value="0.999999960212188" calcext:value-type="float">
            <text:p>1,00</text:p>
          </table:table-cell>
          <table:table-cell table:style-name="ce10" table:formula="of:=1-POWER(1-[.V128];1.1)" office:value-type="float" office:value="0.999999992760225" calcext:value-type="float">
            <text:p>1,00</text:p>
          </table:table-cell>
          <table:table-cell table:style-name="ce10" table:formula="of:=1-POWER(1-[.W128];1.1)" office:value-type="float" office:value="0.999999998889042" calcext:value-type="float">
            <text:p>1,00</text:p>
          </table:table-cell>
          <table:table-cell table:style-name="ce10" table:formula="of:=1-POWER(1-[.X128];1.1)" office:value-type="float" office:value="0.999999999858659" calcext:value-type="float">
            <text:p>1,00</text:p>
          </table:table-cell>
          <table:table-cell table:style-name="ce10" table:formula="of:=1-POWER(1-[.Y128];1.1)" office:value-type="float" office:value="0.999999999985368" calcext:value-type="float">
            <text:p>1,00</text:p>
          </table:table-cell>
          <table:table-cell table:style-name="ce10" table:formula="of:=1-POWER(1-[.Z128];1.1)" office:value-type="float" office:value="0.999999999998793" calcext:value-type="float">
            <text:p>1,00</text:p>
          </table:table-cell>
          <table:table-cell table:style-name="ce10" table:formula="of:=1-POWER(1-[.AA128];1.1)" office:value-type="float" office:value="0.999999999999922" calcext:value-type="float">
            <text:p>1,00</text:p>
          </table:table-cell>
          <table:table-cell table:style-name="ce10" table:formula="of:=1-POWER(1-[.AB128];1.1)" office:value-type="float" office:value="0.999999999999996" calcext:value-type="float">
            <text:p>1,00</text:p>
          </table:table-cell>
          <table:table-cell table:style-name="ce10" table:formula="of:=1-POWER(1-[.AC128];1.1)" office:value-type="float" office:value="1" calcext:value-type="float">
            <text:p>1,00</text:p>
          </table:table-cell>
          <table:table-cell table:style-name="ce10" table:formula="of:=1-POWER(1-[.AD128];1.1)" office:value-type="float" office:value="1" calcext:value-type="float">
            <text:p>1,00</text:p>
          </table:table-cell>
          <table:table-cell table:style-name="ce10" table:formula="of:=1-POWER(1-[.AE128];1.1)" office:value-type="float" office:value="1" calcext:value-type="float">
            <text:p>1,00</text:p>
          </table:table-cell>
          <table:table-cell table:style-name="ce10" table:formula="of:=1-POWER(1-[.AF128];1.1)" office:value-type="float" office:value="1" calcext:value-type="float">
            <text:p>1,00</text:p>
          </table:table-cell>
          <table:table-cell table:style-name="ce10" table:formula="of:=1-POWER(1-[.AG128];1.1)" office:value-type="float" office:value="1" calcext:value-type="float">
            <text:p>1,00</text:p>
          </table:table-cell>
          <table:table-cell table:style-name="ce10" table:formula="of:=1-POWER(1-[.AH128];1.1)" office:value-type="float" office:value="1" calcext:value-type="float">
            <text:p>1,00</text:p>
          </table:table-cell>
          <table:table-cell table:style-name="ce10" table:formula="of:=1-POWER(1-[.AI128];1.1)" office:value-type="float" office:value="1" calcext:value-type="float">
            <text:p>1,00</text:p>
          </table:table-cell>
          <table:table-cell table:style-name="ce10" table:formula="of:=1-POWER(1-[.AJ128];1.1)" office:value-type="float" office:value="1" calcext:value-type="float">
            <text:p>1,00</text:p>
          </table:table-cell>
          <table:table-cell table:style-name="ce10" table:formula="of:=1-POWER(1-[.AK128];1.1)" office:value-type="float" office:value="1" calcext:value-type="float">
            <text:p>1,00</text:p>
          </table:table-cell>
          <table:table-cell table:style-name="ce10" table:formula="of:=1-POWER(1-[.AL128];1.1)" office:value-type="float" office:value="1" calcext:value-type="float">
            <text:p>1,00</text:p>
          </table:table-cell>
          <table:table-cell table:style-name="ce10" table:formula="of:=1-POWER(1-[.AM128];1.1)" office:value-type="float" office:value="1" calcext:value-type="float">
            <text:p>1,00</text:p>
          </table:table-cell>
          <table:table-cell table:style-name="ce10" table:formula="of:=1-POWER(1-[.AN128];1.1)" office:value-type="float" office:value="1" calcext:value-type="float">
            <text:p>1,00</text:p>
          </table:table-cell>
          <table:table-cell table:style-name="ce10" table:formula="of:=1-POWER(1-[.AO128];1.1)" office:value-type="float" office:value="1" calcext:value-type="float">
            <text:p>1,00</text:p>
          </table:table-cell>
          <table:table-cell table:style-name="ce10" table:formula="of:=1-POWER(1-[.AP128];1.1)" office:value-type="float" office:value="1" calcext:value-type="float">
            <text:p>1,00</text:p>
          </table:table-cell>
          <table:table-cell table:style-name="ce10" table:formula="of:=1-POWER(1-[.AQ128];1.1)" office:value-type="float" office:value="1" calcext:value-type="float">
            <text:p>1,00</text:p>
          </table:table-cell>
          <table:table-cell table:style-name="ce10" table:formula="of:=1-POWER(1-[.AR128];1.1)" office:value-type="float" office:value="1" calcext:value-type="float">
            <text:p>1,00</text:p>
          </table:table-cell>
          <table:table-cell table:style-name="ce10" table:formula="of:=1-POWER(1-[.AS128];1.1)" office:value-type="float" office:value="1" calcext:value-type="float">
            <text:p>1,00</text:p>
          </table:table-cell>
          <table:table-cell table:style-name="ce10" table:formula="of:=1-POWER(1-[.AT128];1.1)" office:value-type="float" office:value="1" calcext:value-type="float">
            <text:p>1,00</text:p>
          </table:table-cell>
          <table:table-cell table:style-name="ce10" table:formula="of:=1-POWER(1-[.AU128];1.1)" office:value-type="float" office:value="1" calcext:value-type="float">
            <text:p>1,00</text:p>
          </table:table-cell>
          <table:table-cell table:style-name="ce10" table:formula="of:=1-POWER(1-[.AV128];1.1)" office:value-type="float" office:value="1" calcext:value-type="float">
            <text:p>1,00</text:p>
          </table:table-cell>
          <table:table-cell table:style-name="ce10" table:formula="of:=1-POWER(1-[.AW128];1.1)" office:value-type="float" office:value="1" calcext:value-type="float">
            <text:p>1,00</text:p>
          </table:table-cell>
          <table:table-cell table:style-name="ce10" table:formula="of:=1-POWER(1-[.AX128];1.1)" office:value-type="float" office:value="1" calcext:value-type="float">
            <text:p>1,00</text:p>
          </table:table-cell>
          <table:table-cell table:style-name="ce10" table:formula="of:=1-POWER(1-[.AY128];1.1)" office:value-type="float" office:value="1" calcext:value-type="float">
            <text:p>1,00</text:p>
          </table:table-cell>
          <table:table-cell table:style-name="ce10" table:formula="of:=1-POWER(1-[.AZ128];1.1)" office:value-type="float" office:value="1" calcext:value-type="float">
            <text:p>1,00</text:p>
          </table:table-cell>
          <table:table-cell table:style-name="ce10" table:formula="of:=1-POWER(1-[.BA128];1.1)" office:value-type="float" office:value="1" calcext:value-type="float">
            <text:p>1,00</text:p>
          </table:table-cell>
          <table:table-cell table:style-name="ce10" table:formula="of:=1-POWER(1-[.BB128];1.1)" office:value-type="float" office:value="1" calcext:value-type="float">
            <text:p>1,00</text:p>
          </table:table-cell>
          <table:table-cell table:style-name="ce10" table:formula="of:=1-POWER(1-[.BC128];1.1)" office:value-type="float" office:value="1" calcext:value-type="float">
            <text:p>1,00</text:p>
          </table:table-cell>
          <table:table-cell table:style-name="ce10" table:formula="of:=1-POWER(1-[.BD128];1.1)" office:value-type="float" office:value="1" calcext:value-type="float">
            <text:p>1,00</text:p>
          </table:table-cell>
          <table:table-cell table:style-name="ce10" table:formula="of:=1-POWER(1-[.BE128];1.1)" office:value-type="float" office:value="1" calcext:value-type="float">
            <text:p>1,00</text:p>
          </table:table-cell>
          <table:table-cell table:style-name="ce10" table:formula="of:=1-POWER(1-[.BF128];1.1)" office:value-type="float" office:value="1" calcext:value-type="float">
            <text:p>1,00</text:p>
          </table:table-cell>
          <table:table-cell table:style-name="ce10" table:formula="of:=1-POWER(1-[.BG128];1.1)" office:value-type="float" office:value="1" calcext:value-type="float">
            <text:p>1,00</text:p>
          </table:table-cell>
          <table:table-cell table:style-name="ce10" table:formula="of:=1-POWER(1-[.BH128];1.1)" office:value-type="float" office:value="1" calcext:value-type="float">
            <text:p>1,00</text:p>
          </table:table-cell>
          <table:table-cell table:style-name="ce10" table:formula="of:=1-POWER(1-[.BI128];1.1)" office:value-type="float" office:value="1" calcext:value-type="float">
            <text:p>1,00</text:p>
          </table:table-cell>
          <table:table-cell table:style-name="ce10" table:formula="of:=1-POWER(1-[.BJ128];1.1)" office:value-type="float" office:value="1" calcext:value-type="float">
            <text:p>1,00</text:p>
          </table:table-cell>
          <table:table-cell table:style-name="ce10" table:formula="of:=1-POWER(1-[.BK128];1.1)" office:value-type="float" office:value="1" calcext:value-type="float">
            <text:p>1,00</text:p>
          </table:table-cell>
          <table:table-cell table:style-name="ce10" table:formula="of:=1-POWER(1-[.BL128];1.1)" office:value-type="float" office:value="1" calcext:value-type="float">
            <text:p>1,00</text:p>
          </table:table-cell>
          <table:table-cell table:style-name="ce10" table:formula="of:=1-POWER(1-[.BM128];1.1)" office:value-type="float" office:value="1" calcext:value-type="float">
            <text:p>1,00</text:p>
          </table:table-cell>
          <table:table-cell table:style-name="ce10" table:formula="of:=1-POWER(1-[.BN128];1.1)" office:value-type="float" office:value="1" calcext:value-type="float">
            <text:p>1,00</text:p>
          </table:table-cell>
          <table:table-cell table:style-name="ce10" table:formula="of:=1-POWER(1-[.BO128];1.1)" office:value-type="float" office:value="1" calcext:value-type="float">
            <text:p>1,00</text:p>
          </table:table-cell>
          <table:table-cell table:style-name="ce10" table:formula="of:=1-POWER(1-[.BP128];1.1)" office:value-type="float" office:value="1" calcext:value-type="float">
            <text:p>1,00</text:p>
          </table:table-cell>
          <table:table-cell table:style-name="ce10" table:formula="of:=1-POWER(1-[.BQ128];1.1)" office:value-type="float" office:value="1" calcext:value-type="float">
            <text:p>1,00</text:p>
          </table:table-cell>
          <table:table-cell table:style-name="ce10" table:formula="of:=1-POWER(1-[.BR128];1.1)" office:value-type="float" office:value="1" calcext:value-type="float">
            <text:p>1,00</text:p>
          </table:table-cell>
          <table:table-cell table:style-name="ce10" table:formula="of:=1-POWER(1-[.BS128];1.1)" office:value-type="float" office:value="1" calcext:value-type="float">
            <text:p>1,00</text:p>
          </table:table-cell>
          <table:table-cell table:style-name="ce10" table:formula="of:=1-POWER(1-[.BT128];1.1)" office:value-type="float" office:value="1" calcext:value-type="float">
            <text:p>1,00</text:p>
          </table:table-cell>
          <table:table-cell table:style-name="ce10" table:formula="of:=1-POWER(1-[.BU128];1.1)" office:value-type="float" office:value="1" calcext:value-type="float">
            <text:p>1,00</text:p>
          </table:table-cell>
          <table:table-cell table:style-name="ce10" table:formula="of:=1-POWER(1-[.BV128];1.1)" office:value-type="float" office:value="1" calcext:value-type="float">
            <text:p>1,00</text:p>
          </table:table-cell>
          <table:table-cell table:style-name="ce10" table:formula="of:=1-POWER(1-[.BW128];1.1)" office:value-type="float" office:value="1" calcext:value-type="float">
            <text:p>1,00</text:p>
          </table:table-cell>
          <table:table-cell table:style-name="ce10" table:formula="of:=1-POWER(1-[.BX128];1.1)" office:value-type="float" office:value="1" calcext:value-type="float">
            <text:p>1,00</text:p>
          </table:table-cell>
          <table:table-cell table:style-name="ce10" table:formula="of:=1-POWER(1-[.BY128];1.1)" office:value-type="float" office:value="1" calcext:value-type="float">
            <text:p>1,00</text:p>
          </table:table-cell>
          <table:table-cell table:style-name="ce10" table:formula="of:=1-POWER(1-[.BZ128];1.1)" office:value-type="float" office:value="1" calcext:value-type="float">
            <text:p>1,00</text:p>
          </table:table-cell>
          <table:table-cell table:style-name="ce10" table:formula="of:=1-POWER(1-[.CA128];1.1)" office:value-type="float" office:value="1" calcext:value-type="float">
            <text:p>1,00</text:p>
          </table:table-cell>
          <table:table-cell table:style-name="ce10" table:formula="of:=1-POWER(1-[.CB128];1.1)" office:value-type="float" office:value="1" calcext:value-type="float">
            <text:p>1,00</text:p>
          </table:table-cell>
          <table:table-cell table:style-name="ce10" table:formula="of:=1-POWER(1-[.CC128];1.1)" office:value-type="float" office:value="1" calcext:value-type="float">
            <text:p>1,00</text:p>
          </table:table-cell>
          <table:table-cell table:style-name="ce10" table:formula="of:=1-POWER(1-[.CD128];1.1)" office:value-type="float" office:value="1" calcext:value-type="float">
            <text:p>1,00</text:p>
          </table:table-cell>
          <table:table-cell table:style-name="ce10" table:formula="of:=1-POWER(1-[.CE128];1.1)" office:value-type="float" office:value="1" calcext:value-type="float">
            <text:p>1,00</text:p>
          </table:table-cell>
          <table:table-cell table:style-name="ce10" table:formula="of:=1-POWER(1-[.CF128];1.1)" office:value-type="float" office:value="1" calcext:value-type="float">
            <text:p>1,00</text:p>
          </table:table-cell>
          <table:table-cell table:style-name="ce10" table:formula="of:=1-POWER(1-[.CG128];1.1)" office:value-type="float" office:value="1" calcext:value-type="float">
            <text:p>1,00</text:p>
          </table:table-cell>
          <table:table-cell table:style-name="ce10" table:formula="of:=1-POWER(1-[.CH128];1.1)" office:value-type="float" office:value="1" calcext:value-type="float">
            <text:p>1,00</text:p>
          </table:table-cell>
          <table:table-cell table:style-name="ce10" table:formula="of:=1-POWER(1-[.CI128];1.1)" office:value-type="float" office:value="1" calcext:value-type="float">
            <text:p>1,00</text:p>
          </table:table-cell>
          <table:table-cell table:style-name="ce10" table:formula="of:=1-POWER(1-[.CJ128];1.1)" office:value-type="float" office:value="1" calcext:value-type="float">
            <text:p>1,00</text:p>
          </table:table-cell>
          <table:table-cell table:style-name="ce10" table:formula="of:=1-POWER(1-[.CK128];1.1)" office:value-type="float" office:value="1" calcext:value-type="float">
            <text:p>1,00</text:p>
          </table:table-cell>
          <table:table-cell table:style-name="ce10" table:formula="of:=1-POWER(1-[.CL128];1.1)" office:value-type="float" office:value="1" calcext:value-type="float">
            <text:p>1,00</text:p>
          </table:table-cell>
          <table:table-cell table:style-name="ce10" table:formula="of:=1-POWER(1-[.CM128];1.1)" office:value-type="float" office:value="1" calcext:value-type="float">
            <text:p>1,00</text:p>
          </table:table-cell>
          <table:table-cell table:style-name="ce10" table:formula="of:=1-POWER(1-[.CN128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table:formula="of:=[.A128]+0.1" office:value-type="float" office:value="1" calcext:value-type="float">
            <text:p>1,00</text:p>
          </table:table-cell>
          <table:table-cell table:style-name="ce10" table:formula="of:=1-POWER(1-[.A129];1.1)" office:value-type="float" office:value="1" calcext:value-type="float">
            <text:p>1,00</text:p>
          </table:table-cell>
          <table:table-cell table:style-name="ce10" table:formula="of:=1-POWER(1-[.B129];1.1)" office:value-type="float" office:value="1" calcext:value-type="float">
            <text:p>1,00</text:p>
          </table:table-cell>
          <table:table-cell table:style-name="ce10" table:formula="of:=1-POWER(1-[.C129];1.1)" office:value-type="float" office:value="1" calcext:value-type="float">
            <text:p>1,00</text:p>
          </table:table-cell>
          <table:table-cell table:style-name="ce10" table:formula="of:=1-POWER(1-[.D129];1.1)" office:value-type="float" office:value="1" calcext:value-type="float">
            <text:p>1,00</text:p>
          </table:table-cell>
          <table:table-cell table:style-name="ce10" table:formula="of:=1-POWER(1-[.E129];1.1)" office:value-type="float" office:value="1" calcext:value-type="float">
            <text:p>1,00</text:p>
          </table:table-cell>
          <table:table-cell table:style-name="ce10" table:formula="of:=1-POWER(1-[.F129];1.1)" office:value-type="float" office:value="1" calcext:value-type="float">
            <text:p>1,00</text:p>
          </table:table-cell>
          <table:table-cell table:style-name="ce10" table:formula="of:=1-POWER(1-[.G129];1.1)" office:value-type="float" office:value="1" calcext:value-type="float">
            <text:p>1,00</text:p>
          </table:table-cell>
          <table:table-cell table:style-name="ce10" table:formula="of:=1-POWER(1-[.H129];1.1)" office:value-type="float" office:value="1" calcext:value-type="float">
            <text:p>1,00</text:p>
          </table:table-cell>
          <table:table-cell table:style-name="ce10" table:formula="of:=1-POWER(1-[.I129];1.1)" office:value-type="float" office:value="1" calcext:value-type="float">
            <text:p>1,00</text:p>
          </table:table-cell>
          <table:table-cell table:style-name="ce10" table:formula="of:=1-POWER(1-[.J129];1.1)" office:value-type="float" office:value="1" calcext:value-type="float">
            <text:p>1,00</text:p>
          </table:table-cell>
          <table:table-cell table:style-name="ce10" table:formula="of:=1-POWER(1-[.K129];1.1)" office:value-type="float" office:value="1" calcext:value-type="float">
            <text:p>1,00</text:p>
          </table:table-cell>
          <table:table-cell table:style-name="ce10" table:formula="of:=1-POWER(1-[.L129];1.1)" office:value-type="float" office:value="1" calcext:value-type="float">
            <text:p>1,00</text:p>
          </table:table-cell>
          <table:table-cell table:style-name="ce10" table:formula="of:=1-POWER(1-[.M129];1.1)" office:value-type="float" office:value="1" calcext:value-type="float">
            <text:p>1,00</text:p>
          </table:table-cell>
          <table:table-cell table:style-name="ce10" table:formula="of:=1-POWER(1-[.N129];1.1)" office:value-type="float" office:value="1" calcext:value-type="float">
            <text:p>1,00</text:p>
          </table:table-cell>
          <table:table-cell table:style-name="ce10" table:formula="of:=1-POWER(1-[.O129];1.1)" office:value-type="float" office:value="1" calcext:value-type="float">
            <text:p>1,00</text:p>
          </table:table-cell>
          <table:table-cell table:style-name="ce10" table:formula="of:=1-POWER(1-[.P129];1.1)" office:value-type="float" office:value="1" calcext:value-type="float">
            <text:p>1,00</text:p>
          </table:table-cell>
          <table:table-cell table:style-name="ce10" table:formula="of:=1-POWER(1-[.Q129];1.1)" office:value-type="float" office:value="1" calcext:value-type="float">
            <text:p>1,00</text:p>
          </table:table-cell>
          <table:table-cell table:style-name="ce10" table:formula="of:=1-POWER(1-[.R129];1.1)" office:value-type="float" office:value="1" calcext:value-type="float">
            <text:p>1,00</text:p>
          </table:table-cell>
          <table:table-cell table:style-name="ce10" table:formula="of:=1-POWER(1-[.S129];1.1)" office:value-type="float" office:value="1" calcext:value-type="float">
            <text:p>1,00</text:p>
          </table:table-cell>
          <table:table-cell table:style-name="ce10" table:formula="of:=1-POWER(1-[.T129];1.1)" office:value-type="float" office:value="1" calcext:value-type="float">
            <text:p>1,00</text:p>
          </table:table-cell>
          <table:table-cell table:style-name="ce10" table:formula="of:=1-POWER(1-[.U129];1.1)" office:value-type="float" office:value="1" calcext:value-type="float">
            <text:p>1,00</text:p>
          </table:table-cell>
          <table:table-cell table:style-name="ce10" table:formula="of:=1-POWER(1-[.V129];1.1)" office:value-type="float" office:value="1" calcext:value-type="float">
            <text:p>1,00</text:p>
          </table:table-cell>
          <table:table-cell table:style-name="ce10" table:formula="of:=1-POWER(1-[.W129];1.1)" office:value-type="float" office:value="1" calcext:value-type="float">
            <text:p>1,00</text:p>
          </table:table-cell>
          <table:table-cell table:style-name="ce10" table:formula="of:=1-POWER(1-[.X129];1.1)" office:value-type="float" office:value="1" calcext:value-type="float">
            <text:p>1,00</text:p>
          </table:table-cell>
          <table:table-cell table:style-name="ce10" table:formula="of:=1-POWER(1-[.Y129];1.1)" office:value-type="float" office:value="1" calcext:value-type="float">
            <text:p>1,00</text:p>
          </table:table-cell>
          <table:table-cell table:style-name="ce10" table:formula="of:=1-POWER(1-[.Z129];1.1)" office:value-type="float" office:value="1" calcext:value-type="float">
            <text:p>1,00</text:p>
          </table:table-cell>
          <table:table-cell table:style-name="ce10" table:formula="of:=1-POWER(1-[.AA129];1.1)" office:value-type="float" office:value="1" calcext:value-type="float">
            <text:p>1,00</text:p>
          </table:table-cell>
          <table:table-cell table:style-name="ce10" table:formula="of:=1-POWER(1-[.AB129];1.1)" office:value-type="float" office:value="1" calcext:value-type="float">
            <text:p>1,00</text:p>
          </table:table-cell>
          <table:table-cell table:style-name="ce10" table:formula="of:=1-POWER(1-[.AC129];1.1)" office:value-type="float" office:value="1" calcext:value-type="float">
            <text:p>1,00</text:p>
          </table:table-cell>
          <table:table-cell table:style-name="ce10" table:formula="of:=1-POWER(1-[.AD129];1.1)" office:value-type="float" office:value="1" calcext:value-type="float">
            <text:p>1,00</text:p>
          </table:table-cell>
          <table:table-cell table:style-name="ce10" table:formula="of:=1-POWER(1-[.AE129];1.1)" office:value-type="float" office:value="1" calcext:value-type="float">
            <text:p>1,00</text:p>
          </table:table-cell>
          <table:table-cell table:style-name="ce10" table:formula="of:=1-POWER(1-[.AF129];1.1)" office:value-type="float" office:value="1" calcext:value-type="float">
            <text:p>1,00</text:p>
          </table:table-cell>
          <table:table-cell table:style-name="ce10" table:formula="of:=1-POWER(1-[.AG129];1.1)" office:value-type="float" office:value="1" calcext:value-type="float">
            <text:p>1,00</text:p>
          </table:table-cell>
          <table:table-cell table:style-name="ce10" table:formula="of:=1-POWER(1-[.AH129];1.1)" office:value-type="float" office:value="1" calcext:value-type="float">
            <text:p>1,00</text:p>
          </table:table-cell>
          <table:table-cell table:style-name="ce10" table:formula="of:=1-POWER(1-[.AI129];1.1)" office:value-type="float" office:value="1" calcext:value-type="float">
            <text:p>1,00</text:p>
          </table:table-cell>
          <table:table-cell table:style-name="ce10" table:formula="of:=1-POWER(1-[.AJ129];1.1)" office:value-type="float" office:value="1" calcext:value-type="float">
            <text:p>1,00</text:p>
          </table:table-cell>
          <table:table-cell table:style-name="ce10" table:formula="of:=1-POWER(1-[.AK129];1.1)" office:value-type="float" office:value="1" calcext:value-type="float">
            <text:p>1,00</text:p>
          </table:table-cell>
          <table:table-cell table:style-name="ce10" table:formula="of:=1-POWER(1-[.AL129];1.1)" office:value-type="float" office:value="1" calcext:value-type="float">
            <text:p>1,00</text:p>
          </table:table-cell>
          <table:table-cell table:style-name="ce10" table:formula="of:=1-POWER(1-[.AM129];1.1)" office:value-type="float" office:value="1" calcext:value-type="float">
            <text:p>1,00</text:p>
          </table:table-cell>
          <table:table-cell table:style-name="ce10" table:formula="of:=1-POWER(1-[.AN129];1.1)" office:value-type="float" office:value="1" calcext:value-type="float">
            <text:p>1,00</text:p>
          </table:table-cell>
          <table:table-cell table:style-name="ce10" table:formula="of:=1-POWER(1-[.AO129];1.1)" office:value-type="float" office:value="1" calcext:value-type="float">
            <text:p>1,00</text:p>
          </table:table-cell>
          <table:table-cell table:style-name="ce10" table:formula="of:=1-POWER(1-[.AP129];1.1)" office:value-type="float" office:value="1" calcext:value-type="float">
            <text:p>1,00</text:p>
          </table:table-cell>
          <table:table-cell table:style-name="ce10" table:formula="of:=1-POWER(1-[.AQ129];1.1)" office:value-type="float" office:value="1" calcext:value-type="float">
            <text:p>1,00</text:p>
          </table:table-cell>
          <table:table-cell table:style-name="ce10" table:formula="of:=1-POWER(1-[.AR129];1.1)" office:value-type="float" office:value="1" calcext:value-type="float">
            <text:p>1,00</text:p>
          </table:table-cell>
          <table:table-cell table:style-name="ce10" table:formula="of:=1-POWER(1-[.AS129];1.1)" office:value-type="float" office:value="1" calcext:value-type="float">
            <text:p>1,00</text:p>
          </table:table-cell>
          <table:table-cell table:style-name="ce10" table:formula="of:=1-POWER(1-[.AT129];1.1)" office:value-type="float" office:value="1" calcext:value-type="float">
            <text:p>1,00</text:p>
          </table:table-cell>
          <table:table-cell table:style-name="ce10" table:formula="of:=1-POWER(1-[.AU129];1.1)" office:value-type="float" office:value="1" calcext:value-type="float">
            <text:p>1,00</text:p>
          </table:table-cell>
          <table:table-cell table:style-name="ce10" table:formula="of:=1-POWER(1-[.AV129];1.1)" office:value-type="float" office:value="1" calcext:value-type="float">
            <text:p>1,00</text:p>
          </table:table-cell>
          <table:table-cell table:style-name="ce10" table:formula="of:=1-POWER(1-[.AW129];1.1)" office:value-type="float" office:value="1" calcext:value-type="float">
            <text:p>1,00</text:p>
          </table:table-cell>
          <table:table-cell table:style-name="ce10" table:formula="of:=1-POWER(1-[.AX129];1.1)" office:value-type="float" office:value="1" calcext:value-type="float">
            <text:p>1,00</text:p>
          </table:table-cell>
          <table:table-cell table:style-name="ce10" table:formula="of:=1-POWER(1-[.AY129];1.1)" office:value-type="float" office:value="1" calcext:value-type="float">
            <text:p>1,00</text:p>
          </table:table-cell>
          <table:table-cell table:style-name="ce10" table:formula="of:=1-POWER(1-[.AZ129];1.1)" office:value-type="float" office:value="1" calcext:value-type="float">
            <text:p>1,00</text:p>
          </table:table-cell>
          <table:table-cell table:style-name="ce10" table:formula="of:=1-POWER(1-[.BA129];1.1)" office:value-type="float" office:value="1" calcext:value-type="float">
            <text:p>1,00</text:p>
          </table:table-cell>
          <table:table-cell table:style-name="ce10" table:formula="of:=1-POWER(1-[.BB129];1.1)" office:value-type="float" office:value="1" calcext:value-type="float">
            <text:p>1,00</text:p>
          </table:table-cell>
          <table:table-cell table:style-name="ce10" table:formula="of:=1-POWER(1-[.BC129];1.1)" office:value-type="float" office:value="1" calcext:value-type="float">
            <text:p>1,00</text:p>
          </table:table-cell>
          <table:table-cell table:style-name="ce10" table:formula="of:=1-POWER(1-[.BD129];1.1)" office:value-type="float" office:value="1" calcext:value-type="float">
            <text:p>1,00</text:p>
          </table:table-cell>
          <table:table-cell table:style-name="ce10" table:formula="of:=1-POWER(1-[.BE129];1.1)" office:value-type="float" office:value="1" calcext:value-type="float">
            <text:p>1,00</text:p>
          </table:table-cell>
          <table:table-cell table:style-name="ce10" table:formula="of:=1-POWER(1-[.BF129];1.1)" office:value-type="float" office:value="1" calcext:value-type="float">
            <text:p>1,00</text:p>
          </table:table-cell>
          <table:table-cell table:style-name="ce10" table:formula="of:=1-POWER(1-[.BG129];1.1)" office:value-type="float" office:value="1" calcext:value-type="float">
            <text:p>1,00</text:p>
          </table:table-cell>
          <table:table-cell table:style-name="ce10" table:formula="of:=1-POWER(1-[.BH129];1.1)" office:value-type="float" office:value="1" calcext:value-type="float">
            <text:p>1,00</text:p>
          </table:table-cell>
          <table:table-cell table:style-name="ce10" table:formula="of:=1-POWER(1-[.BI129];1.1)" office:value-type="float" office:value="1" calcext:value-type="float">
            <text:p>1,00</text:p>
          </table:table-cell>
          <table:table-cell table:style-name="ce10" table:formula="of:=1-POWER(1-[.BJ129];1.1)" office:value-type="float" office:value="1" calcext:value-type="float">
            <text:p>1,00</text:p>
          </table:table-cell>
          <table:table-cell table:style-name="ce10" table:formula="of:=1-POWER(1-[.BK129];1.1)" office:value-type="float" office:value="1" calcext:value-type="float">
            <text:p>1,00</text:p>
          </table:table-cell>
          <table:table-cell table:style-name="ce10" table:formula="of:=1-POWER(1-[.BL129];1.1)" office:value-type="float" office:value="1" calcext:value-type="float">
            <text:p>1,00</text:p>
          </table:table-cell>
          <table:table-cell table:style-name="ce10" table:formula="of:=1-POWER(1-[.BM129];1.1)" office:value-type="float" office:value="1" calcext:value-type="float">
            <text:p>1,00</text:p>
          </table:table-cell>
          <table:table-cell table:style-name="ce10" table:formula="of:=1-POWER(1-[.BN129];1.1)" office:value-type="float" office:value="1" calcext:value-type="float">
            <text:p>1,00</text:p>
          </table:table-cell>
          <table:table-cell table:style-name="ce10" table:formula="of:=1-POWER(1-[.BO129];1.1)" office:value-type="float" office:value="1" calcext:value-type="float">
            <text:p>1,00</text:p>
          </table:table-cell>
          <table:table-cell table:style-name="ce10" table:formula="of:=1-POWER(1-[.BP129];1.1)" office:value-type="float" office:value="1" calcext:value-type="float">
            <text:p>1,00</text:p>
          </table:table-cell>
          <table:table-cell table:style-name="ce10" table:formula="of:=1-POWER(1-[.BQ129];1.1)" office:value-type="float" office:value="1" calcext:value-type="float">
            <text:p>1,00</text:p>
          </table:table-cell>
          <table:table-cell table:style-name="ce10" table:formula="of:=1-POWER(1-[.BR129];1.1)" office:value-type="float" office:value="1" calcext:value-type="float">
            <text:p>1,00</text:p>
          </table:table-cell>
          <table:table-cell table:style-name="ce10" table:formula="of:=1-POWER(1-[.BS129];1.1)" office:value-type="float" office:value="1" calcext:value-type="float">
            <text:p>1,00</text:p>
          </table:table-cell>
          <table:table-cell table:style-name="ce10" table:formula="of:=1-POWER(1-[.BT129];1.1)" office:value-type="float" office:value="1" calcext:value-type="float">
            <text:p>1,00</text:p>
          </table:table-cell>
          <table:table-cell table:style-name="ce10" table:formula="of:=1-POWER(1-[.BU129];1.1)" office:value-type="float" office:value="1" calcext:value-type="float">
            <text:p>1,00</text:p>
          </table:table-cell>
          <table:table-cell table:style-name="ce10" table:formula="of:=1-POWER(1-[.BV129];1.1)" office:value-type="float" office:value="1" calcext:value-type="float">
            <text:p>1,00</text:p>
          </table:table-cell>
          <table:table-cell table:style-name="ce10" table:formula="of:=1-POWER(1-[.BW129];1.1)" office:value-type="float" office:value="1" calcext:value-type="float">
            <text:p>1,00</text:p>
          </table:table-cell>
          <table:table-cell table:style-name="ce10" table:formula="of:=1-POWER(1-[.BX129];1.1)" office:value-type="float" office:value="1" calcext:value-type="float">
            <text:p>1,00</text:p>
          </table:table-cell>
          <table:table-cell table:style-name="ce10" table:formula="of:=1-POWER(1-[.BY129];1.1)" office:value-type="float" office:value="1" calcext:value-type="float">
            <text:p>1,00</text:p>
          </table:table-cell>
          <table:table-cell table:style-name="ce10" table:formula="of:=1-POWER(1-[.BZ129];1.1)" office:value-type="float" office:value="1" calcext:value-type="float">
            <text:p>1,00</text:p>
          </table:table-cell>
          <table:table-cell table:style-name="ce10" table:formula="of:=1-POWER(1-[.CA129];1.1)" office:value-type="float" office:value="1" calcext:value-type="float">
            <text:p>1,00</text:p>
          </table:table-cell>
          <table:table-cell table:style-name="ce10" table:formula="of:=1-POWER(1-[.CB129];1.1)" office:value-type="float" office:value="1" calcext:value-type="float">
            <text:p>1,00</text:p>
          </table:table-cell>
          <table:table-cell table:style-name="ce10" table:formula="of:=1-POWER(1-[.CC129];1.1)" office:value-type="float" office:value="1" calcext:value-type="float">
            <text:p>1,00</text:p>
          </table:table-cell>
          <table:table-cell table:style-name="ce10" table:formula="of:=1-POWER(1-[.CD129];1.1)" office:value-type="float" office:value="1" calcext:value-type="float">
            <text:p>1,00</text:p>
          </table:table-cell>
          <table:table-cell table:style-name="ce10" table:formula="of:=1-POWER(1-[.CE129];1.1)" office:value-type="float" office:value="1" calcext:value-type="float">
            <text:p>1,00</text:p>
          </table:table-cell>
          <table:table-cell table:style-name="ce10" table:formula="of:=1-POWER(1-[.CF129];1.1)" office:value-type="float" office:value="1" calcext:value-type="float">
            <text:p>1,00</text:p>
          </table:table-cell>
          <table:table-cell table:style-name="ce10" table:formula="of:=1-POWER(1-[.CG129];1.1)" office:value-type="float" office:value="1" calcext:value-type="float">
            <text:p>1,00</text:p>
          </table:table-cell>
          <table:table-cell table:style-name="ce10" table:formula="of:=1-POWER(1-[.CH129];1.1)" office:value-type="float" office:value="1" calcext:value-type="float">
            <text:p>1,00</text:p>
          </table:table-cell>
          <table:table-cell table:style-name="ce10" table:formula="of:=1-POWER(1-[.CI129];1.1)" office:value-type="float" office:value="1" calcext:value-type="float">
            <text:p>1,00</text:p>
          </table:table-cell>
          <table:table-cell table:style-name="ce10" table:formula="of:=1-POWER(1-[.CJ129];1.1)" office:value-type="float" office:value="1" calcext:value-type="float">
            <text:p>1,00</text:p>
          </table:table-cell>
          <table:table-cell table:style-name="ce10" table:formula="of:=1-POWER(1-[.CK129];1.1)" office:value-type="float" office:value="1" calcext:value-type="float">
            <text:p>1,00</text:p>
          </table:table-cell>
          <table:table-cell table:style-name="ce10" table:formula="of:=1-POWER(1-[.CL129];1.1)" office:value-type="float" office:value="1" calcext:value-type="float">
            <text:p>1,00</text:p>
          </table:table-cell>
          <table:table-cell table:style-name="ce10" table:formula="of:=1-POWER(1-[.CM129];1.1)" office:value-type="float" office:value="1" calcext:value-type="float">
            <text:p>1,00</text:p>
          </table:table-cell>
          <table:table-cell table:style-name="ce10" table:formula="of:=1-POWER(1-[.CN129];1.1)" office:value-type="float" office:value="1" calcext:value-type="float">
            <text:p>1,00</text:p>
          </table:table-cell>
          <table:table-cell table:style-name="ce19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119]&lt;1;(1+(59*(1-[.A119])))*[.$A$39]+[.$A$134];0)" office:value-type="float" office:value="1600" calcext:value-type="float">
            <text:p>1600</text:p>
          </table:table-cell>
          <table:table-cell table:style-name="ce11" table:formula="of:=IF([.B119]&lt;1;(1+(59*(1-[.B119])))*[.$A$39]+[.$A$134];0)" office:value-type="float" office:value="1600" calcext:value-type="float">
            <text:p>1600</text:p>
          </table:table-cell>
          <table:table-cell table:style-name="ce11" table:formula="of:=IF([.C119]&lt;1;(1+(59*(1-[.C119])))*[.$A$39]+[.$A$134];0)" office:value-type="float" office:value="1600" calcext:value-type="float">
            <text:p>1600</text:p>
          </table:table-cell>
          <table:table-cell table:style-name="ce11" table:formula="of:=IF([.D119]&lt;1;(1+(59*(1-[.D119])))*[.$A$39]+[.$A$134];0)" office:value-type="float" office:value="1600" calcext:value-type="float">
            <text:p>1600</text:p>
          </table:table-cell>
          <table:table-cell table:style-name="ce11" table:formula="of:=IF([.E119]&lt;1;(1+(59*(1-[.E119])))*[.$A$39]+[.$A$134];0)" office:value-type="float" office:value="1600" calcext:value-type="float">
            <text:p>1600</text:p>
          </table:table-cell>
          <table:table-cell table:style-name="ce11" table:formula="of:=IF([.F119]&lt;1;(1+(59*(1-[.F119])))*[.$A$39]+[.$A$134];0)" office:value-type="float" office:value="1600" calcext:value-type="float">
            <text:p>1600</text:p>
          </table:table-cell>
          <table:table-cell table:style-name="ce11" table:formula="of:=IF([.G119]&lt;1;(1+(59*(1-[.G119])))*[.$A$39]+[.$A$134];0)" office:value-type="float" office:value="1600" calcext:value-type="float">
            <text:p>1600</text:p>
          </table:table-cell>
          <table:table-cell table:style-name="ce11" table:formula="of:=IF([.H119]&lt;1;(1+(59*(1-[.H119])))*[.$A$39]+[.$A$134];0)" office:value-type="float" office:value="1600" calcext:value-type="float">
            <text:p>1600</text:p>
          </table:table-cell>
          <table:table-cell table:style-name="ce11" table:formula="of:=IF([.I119]&lt;1;(1+(59*(1-[.I119])))*[.$A$39]+[.$A$134];0)" office:value-type="float" office:value="1600" calcext:value-type="float">
            <text:p>1600</text:p>
          </table:table-cell>
          <table:table-cell table:style-name="ce11" table:formula="of:=IF([.J119]&lt;1;(1+(59*(1-[.J119])))*[.$A$39]+[.$A$134];0)" office:value-type="float" office:value="1600" calcext:value-type="float">
            <text:p>1600</text:p>
          </table:table-cell>
          <table:table-cell table:style-name="ce11" table:formula="of:=IF([.K119]&lt;1;(1+(59*(1-[.K119])))*[.$A$39]+[.$A$134];0)" office:value-type="float" office:value="1600" calcext:value-type="float">
            <text:p>1600</text:p>
          </table:table-cell>
          <table:table-cell table:style-name="ce11" table:formula="of:=IF([.L119]&lt;1;(1+(59*(1-[.L119])))*[.$A$39]+[.$A$134];0)" office:value-type="float" office:value="1600" calcext:value-type="float">
            <text:p>1600</text:p>
          </table:table-cell>
          <table:table-cell table:style-name="ce11" table:formula="of:=IF([.M119]&lt;1;(1+(59*(1-[.M119])))*[.$A$39]+[.$A$134];0)" office:value-type="float" office:value="1600" calcext:value-type="float">
            <text:p>1600</text:p>
          </table:table-cell>
          <table:table-cell table:style-name="ce11" table:formula="of:=IF([.N119]&lt;1;(1+(59*(1-[.N119])))*[.$A$39]+[.$A$134];0)" office:value-type="float" office:value="1600" calcext:value-type="float">
            <text:p>1600</text:p>
          </table:table-cell>
          <table:table-cell table:style-name="ce11" table:formula="of:=IF([.O119]&lt;1;(1+(59*(1-[.O119])))*[.$A$39]+[.$A$134];0)" office:value-type="float" office:value="1600" calcext:value-type="float">
            <text:p>1600</text:p>
          </table:table-cell>
          <table:table-cell table:style-name="ce11" table:formula="of:=IF([.P119]&lt;1;(1+(59*(1-[.P119])))*[.$A$39]+[.$A$134];0)" office:value-type="float" office:value="1600" calcext:value-type="float">
            <text:p>1600</text:p>
          </table:table-cell>
          <table:table-cell table:style-name="ce11" table:formula="of:=IF([.Q119]&lt;1;(1+(59*(1-[.Q119])))*[.$A$39]+[.$A$134];0)" office:value-type="float" office:value="1600" calcext:value-type="float">
            <text:p>1600</text:p>
          </table:table-cell>
          <table:table-cell table:style-name="ce11" table:formula="of:=IF([.R119]&lt;1;(1+(59*(1-[.R119])))*[.$A$39]+[.$A$134];0)" office:value-type="float" office:value="1600" calcext:value-type="float">
            <text:p>1600</text:p>
          </table:table-cell>
          <table:table-cell table:style-name="ce11" table:formula="of:=IF([.S119]&lt;1;(1+(59*(1-[.S119])))*[.$A$39]+[.$A$134];0)" office:value-type="float" office:value="1600" calcext:value-type="float">
            <text:p>1600</text:p>
          </table:table-cell>
          <table:table-cell table:style-name="ce11" table:formula="of:=IF([.T119]&lt;1;(1+(59*(1-[.T119])))*[.$A$39]+[.$A$134];0)" office:value-type="float" office:value="1600" calcext:value-type="float">
            <text:p>1600</text:p>
          </table:table-cell>
          <table:table-cell table:style-name="ce11" table:formula="of:=IF([.U119]&lt;1;(1+(59*(1-[.U119])))*[.$A$39]+[.$A$134];0)" office:value-type="float" office:value="1600" calcext:value-type="float">
            <text:p>1600</text:p>
          </table:table-cell>
          <table:table-cell table:style-name="ce11" table:formula="of:=IF([.V119]&lt;1;(1+(59*(1-[.V119])))*[.$A$39]+[.$A$134];0)" office:value-type="float" office:value="1600" calcext:value-type="float">
            <text:p>1600</text:p>
          </table:table-cell>
          <table:table-cell table:style-name="ce11" table:formula="of:=IF([.W119]&lt;1;(1+(59*(1-[.W119])))*[.$A$39]+[.$A$134];0)" office:value-type="float" office:value="1600" calcext:value-type="float">
            <text:p>1600</text:p>
          </table:table-cell>
          <table:table-cell table:style-name="ce11" table:formula="of:=IF([.X119]&lt;1;(1+(59*(1-[.X119])))*[.$A$39]+[.$A$134];0)" office:value-type="float" office:value="1600" calcext:value-type="float">
            <text:p>1600</text:p>
          </table:table-cell>
          <table:table-cell table:style-name="ce11" table:formula="of:=IF([.Y119]&lt;1;(1+(59*(1-[.Y119])))*[.$A$39]+[.$A$134];0)" office:value-type="float" office:value="1600" calcext:value-type="float">
            <text:p>1600</text:p>
          </table:table-cell>
          <table:table-cell table:style-name="ce11" table:formula="of:=IF([.Z119]&lt;1;(1+(59*(1-[.Z119])))*[.$A$39]+[.$A$134];0)" office:value-type="float" office:value="1600" calcext:value-type="float">
            <text:p>1600</text:p>
          </table:table-cell>
          <table:table-cell table:style-name="ce11" table:formula="of:=IF([.AA119]&lt;1;(1+(59*(1-[.AA119])))*[.$A$39]+[.$A$134];0)" office:value-type="float" office:value="1600" calcext:value-type="float">
            <text:p>1600</text:p>
          </table:table-cell>
          <table:table-cell table:style-name="ce11" table:formula="of:=IF([.AB119]&lt;1;(1+(59*(1-[.AB119])))*[.$A$39]+[.$A$134];0)" office:value-type="float" office:value="1600" calcext:value-type="float">
            <text:p>1600</text:p>
          </table:table-cell>
          <table:table-cell table:style-name="ce11" table:formula="of:=IF([.AC119]&lt;1;(1+(59*(1-[.AC119])))*[.$A$39]+[.$A$134];0)" office:value-type="float" office:value="1600" calcext:value-type="float">
            <text:p>1600</text:p>
          </table:table-cell>
          <table:table-cell table:style-name="ce11" table:formula="of:=IF([.AD119]&lt;1;(1+(59*(1-[.AD119])))*[.$A$39]+[.$A$134];0)" office:value-type="float" office:value="1600" calcext:value-type="float">
            <text:p>1600</text:p>
          </table:table-cell>
          <table:table-cell table:style-name="ce11" table:formula="of:=IF([.AE119]&lt;1;(1+(59*(1-[.AE119])))*[.$A$39]+[.$A$134];0)" office:value-type="float" office:value="1600" calcext:value-type="float">
            <text:p>1600</text:p>
          </table:table-cell>
          <table:table-cell table:style-name="ce11" table:formula="of:=IF([.AF119]&lt;1;(1+(59*(1-[.AF119])))*[.$A$39]+[.$A$134];0)" office:value-type="float" office:value="1600" calcext:value-type="float">
            <text:p>1600</text:p>
          </table:table-cell>
          <table:table-cell table:style-name="ce11" table:formula="of:=IF([.AG119]&lt;1;(1+(59*(1-[.AG119])))*[.$A$39]+[.$A$134];0)" office:value-type="float" office:value="1600" calcext:value-type="float">
            <text:p>1600</text:p>
          </table:table-cell>
          <table:table-cell table:style-name="ce11" table:formula="of:=IF([.AH119]&lt;1;(1+(59*(1-[.AH119])))*[.$A$39]+[.$A$134];0)" office:value-type="float" office:value="1600" calcext:value-type="float">
            <text:p>1600</text:p>
          </table:table-cell>
          <table:table-cell table:style-name="ce11" table:formula="of:=IF([.AI119]&lt;1;(1+(59*(1-[.AI119])))*[.$A$39]+[.$A$134];0)" office:value-type="float" office:value="1600" calcext:value-type="float">
            <text:p>1600</text:p>
          </table:table-cell>
          <table:table-cell table:style-name="ce11" table:formula="of:=IF([.AJ119]&lt;1;(1+(59*(1-[.AJ119])))*[.$A$39]+[.$A$134];0)" office:value-type="float" office:value="1600" calcext:value-type="float">
            <text:p>1600</text:p>
          </table:table-cell>
          <table:table-cell table:style-name="ce11" table:formula="of:=IF([.AK119]&lt;1;(1+(59*(1-[.AK119])))*[.$A$39]+[.$A$134];0)" office:value-type="float" office:value="1600" calcext:value-type="float">
            <text:p>1600</text:p>
          </table:table-cell>
          <table:table-cell table:style-name="ce11" table:formula="of:=IF([.AL119]&lt;1;(1+(59*(1-[.AL119])))*[.$A$39]+[.$A$134];0)" office:value-type="float" office:value="1600" calcext:value-type="float">
            <text:p>1600</text:p>
          </table:table-cell>
          <table:table-cell table:style-name="ce11" table:formula="of:=IF([.AM119]&lt;1;(1+(59*(1-[.AM119])))*[.$A$39]+[.$A$134];0)" office:value-type="float" office:value="1600" calcext:value-type="float">
            <text:p>1600</text:p>
          </table:table-cell>
          <table:table-cell table:style-name="ce11" table:formula="of:=IF([.AN119]&lt;1;(1+(59*(1-[.AN119])))*[.$A$39]+[.$A$134];0)" office:value-type="float" office:value="1600" calcext:value-type="float">
            <text:p>1600</text:p>
          </table:table-cell>
          <table:table-cell table:style-name="ce11" table:formula="of:=IF([.AO119]&lt;1;(1+(59*(1-[.AO119])))*[.$A$39]+[.$A$134];0)" office:value-type="float" office:value="1600" calcext:value-type="float">
            <text:p>1600</text:p>
          </table:table-cell>
          <table:table-cell table:style-name="ce11" table:formula="of:=IF([.AP119]&lt;1;(1+(59*(1-[.AP119])))*[.$A$39]+[.$A$134];0)" office:value-type="float" office:value="1600" calcext:value-type="float">
            <text:p>1600</text:p>
          </table:table-cell>
          <table:table-cell table:style-name="ce11" table:formula="of:=IF([.AQ119]&lt;1;(1+(59*(1-[.AQ119])))*[.$A$39]+[.$A$134];0)" office:value-type="float" office:value="1600" calcext:value-type="float">
            <text:p>1600</text:p>
          </table:table-cell>
          <table:table-cell table:style-name="ce11" table:formula="of:=IF([.AR119]&lt;1;(1+(59*(1-[.AR119])))*[.$A$39]+[.$A$134];0)" office:value-type="float" office:value="1600" calcext:value-type="float">
            <text:p>1600</text:p>
          </table:table-cell>
          <table:table-cell table:style-name="ce11" table:formula="of:=IF([.AS119]&lt;1;(1+(59*(1-[.AS119])))*[.$A$39]+[.$A$134];0)" office:value-type="float" office:value="1600" calcext:value-type="float">
            <text:p>1600</text:p>
          </table:table-cell>
          <table:table-cell table:style-name="ce11" table:formula="of:=IF([.AT119]&lt;1;(1+(59*(1-[.AT119])))*[.$A$39]+[.$A$134];0)" office:value-type="float" office:value="1600" calcext:value-type="float">
            <text:p>1600</text:p>
          </table:table-cell>
          <table:table-cell table:style-name="ce11" table:formula="of:=IF([.AU119]&lt;1;(1+(59*(1-[.AU119])))*[.$A$39]+[.$A$134];0)" office:value-type="float" office:value="1600" calcext:value-type="float">
            <text:p>1600</text:p>
          </table:table-cell>
          <table:table-cell table:style-name="ce11" table:formula="of:=IF([.AV119]&lt;1;(1+(59*(1-[.AV119])))*[.$A$39]+[.$A$134];0)" office:value-type="float" office:value="1600" calcext:value-type="float">
            <text:p>1600</text:p>
          </table:table-cell>
          <table:table-cell table:style-name="ce11" table:formula="of:=IF([.AW119]&lt;1;(1+(59*(1-[.AW119])))*[.$A$39]+[.$A$134];0)" office:value-type="float" office:value="1600" calcext:value-type="float">
            <text:p>1600</text:p>
          </table:table-cell>
          <table:table-cell table:style-name="ce11" table:formula="of:=IF([.AX119]&lt;1;(1+(59*(1-[.AX119])))*[.$A$39]+[.$A$134];0)" office:value-type="float" office:value="1600" calcext:value-type="float">
            <text:p>1600</text:p>
          </table:table-cell>
          <table:table-cell table:style-name="ce11" table:formula="of:=IF([.AY119]&lt;1;(1+(59*(1-[.AY119])))*[.$A$39]+[.$A$134];0)" office:value-type="float" office:value="1600" calcext:value-type="float">
            <text:p>1600</text:p>
          </table:table-cell>
          <table:table-cell table:style-name="ce11" table:formula="of:=IF([.AZ119]&lt;1;(1+(59*(1-[.AZ119])))*[.$A$39]+[.$A$134];0)" office:value-type="float" office:value="1600" calcext:value-type="float">
            <text:p>1600</text:p>
          </table:table-cell>
          <table:table-cell table:style-name="ce11" table:formula="of:=IF([.BA119]&lt;1;(1+(59*(1-[.BA119])))*[.$A$39]+[.$A$134];0)" office:value-type="float" office:value="1600" calcext:value-type="float">
            <text:p>1600</text:p>
          </table:table-cell>
          <table:table-cell table:style-name="ce11" table:formula="of:=IF([.BB119]&lt;1;(1+(59*(1-[.BB119])))*[.$A$39]+[.$A$134];0)" office:value-type="float" office:value="1600" calcext:value-type="float">
            <text:p>1600</text:p>
          </table:table-cell>
          <table:table-cell table:style-name="ce11" table:formula="of:=IF([.BC119]&lt;1;(1+(59*(1-[.BC119])))*[.$A$39]+[.$A$134];0)" office:value-type="float" office:value="1600" calcext:value-type="float">
            <text:p>1600</text:p>
          </table:table-cell>
          <table:table-cell table:style-name="ce11" table:formula="of:=IF([.BD119]&lt;1;(1+(59*(1-[.BD119])))*[.$A$39]+[.$A$134];0)" office:value-type="float" office:value="1600" calcext:value-type="float">
            <text:p>1600</text:p>
          </table:table-cell>
          <table:table-cell table:style-name="ce11" table:formula="of:=IF([.BE119]&lt;1;(1+(59*(1-[.BE119])))*[.$A$39]+[.$A$134];0)" office:value-type="float" office:value="1600" calcext:value-type="float">
            <text:p>1600</text:p>
          </table:table-cell>
          <table:table-cell table:style-name="ce11" table:formula="of:=IF([.BF119]&lt;1;(1+(59*(1-[.BF119])))*[.$A$39]+[.$A$134];0)" office:value-type="float" office:value="1600" calcext:value-type="float">
            <text:p>1600</text:p>
          </table:table-cell>
          <table:table-cell table:style-name="ce11" table:formula="of:=IF([.BG119]&lt;1;(1+(59*(1-[.BG119])))*[.$A$39]+[.$A$134];0)" office:value-type="float" office:value="1600" calcext:value-type="float">
            <text:p>1600</text:p>
          </table:table-cell>
          <table:table-cell table:style-name="ce11" table:formula="of:=IF([.BH119]&lt;1;(1+(59*(1-[.BH119])))*[.$A$39]+[.$A$134];0)" office:value-type="float" office:value="1600" calcext:value-type="float">
            <text:p>1600</text:p>
          </table:table-cell>
          <table:table-cell table:style-name="ce11" table:formula="of:=IF([.BI119]&lt;1;(1+(59*(1-[.BI119])))*[.$A$39]+[.$A$134];0)" office:value-type="float" office:value="1600" calcext:value-type="float">
            <text:p>1600</text:p>
          </table:table-cell>
          <table:table-cell table:style-name="ce11" table:formula="of:=IF([.BJ119]&lt;1;(1+(59*(1-[.BJ119])))*[.$A$39]+[.$A$134];0)" office:value-type="float" office:value="1600" calcext:value-type="float">
            <text:p>1600</text:p>
          </table:table-cell>
          <table:table-cell table:style-name="ce11" table:formula="of:=IF([.BK119]&lt;1;(1+(59*(1-[.BK119])))*[.$A$39]+[.$A$134];0)" office:value-type="float" office:value="1600" calcext:value-type="float">
            <text:p>1600</text:p>
          </table:table-cell>
          <table:table-cell table:style-name="ce11" table:formula="of:=IF([.BL119]&lt;1;(1+(59*(1-[.BL119])))*[.$A$39]+[.$A$134];0)" office:value-type="float" office:value="1600" calcext:value-type="float">
            <text:p>1600</text:p>
          </table:table-cell>
          <table:table-cell table:style-name="ce11" table:formula="of:=IF([.BM119]&lt;1;(1+(59*(1-[.BM119])))*[.$A$39]+[.$A$134];0)" office:value-type="float" office:value="1600" calcext:value-type="float">
            <text:p>1600</text:p>
          </table:table-cell>
          <table:table-cell table:style-name="ce11" table:formula="of:=IF([.BN119]&lt;1;(1+(59*(1-[.BN119])))*[.$A$39]+[.$A$134];0)" office:value-type="float" office:value="1600" calcext:value-type="float">
            <text:p>1600</text:p>
          </table:table-cell>
          <table:table-cell table:style-name="ce11" table:formula="of:=IF([.BO119]&lt;1;(1+(59*(1-[.BO119])))*[.$A$39]+[.$A$134];0)" office:value-type="float" office:value="1600" calcext:value-type="float">
            <text:p>1600</text:p>
          </table:table-cell>
          <table:table-cell table:style-name="ce11" table:formula="of:=IF([.BP119]&lt;1;(1+(59*(1-[.BP119])))*[.$A$39]+[.$A$134];0)" office:value-type="float" office:value="1600" calcext:value-type="float">
            <text:p>1600</text:p>
          </table:table-cell>
          <table:table-cell table:style-name="ce11" table:formula="of:=IF([.BQ119]&lt;1;(1+(59*(1-[.BQ119])))*[.$A$39]+[.$A$134];0)" office:value-type="float" office:value="1600" calcext:value-type="float">
            <text:p>1600</text:p>
          </table:table-cell>
          <table:table-cell table:style-name="ce11" table:formula="of:=IF([.BR119]&lt;1;(1+(59*(1-[.BR119])))*[.$A$39]+[.$A$134];0)" office:value-type="float" office:value="1600" calcext:value-type="float">
            <text:p>1600</text:p>
          </table:table-cell>
          <table:table-cell table:style-name="ce11" table:formula="of:=IF([.BS119]&lt;1;(1+(59*(1-[.BS119])))*[.$A$39]+[.$A$134];0)" office:value-type="float" office:value="1600" calcext:value-type="float">
            <text:p>1600</text:p>
          </table:table-cell>
          <table:table-cell table:style-name="ce11" table:formula="of:=IF([.BT119]&lt;1;(1+(59*(1-[.BT119])))*[.$A$39]+[.$A$134];0)" office:value-type="float" office:value="1600" calcext:value-type="float">
            <text:p>1600</text:p>
          </table:table-cell>
          <table:table-cell table:style-name="ce11" table:formula="of:=IF([.BU119]&lt;1;(1+(59*(1-[.BU119])))*[.$A$39]+[.$A$134];0)" office:value-type="float" office:value="1600" calcext:value-type="float">
            <text:p>1600</text:p>
          </table:table-cell>
          <table:table-cell table:style-name="ce11" table:formula="of:=IF([.BV119]&lt;1;(1+(59*(1-[.BV119])))*[.$A$39]+[.$A$134];0)" office:value-type="float" office:value="1600" calcext:value-type="float">
            <text:p>1600</text:p>
          </table:table-cell>
          <table:table-cell table:style-name="ce11" table:formula="of:=IF([.BW119]&lt;1;(1+(59*(1-[.BW119])))*[.$A$39]+[.$A$134];0)" office:value-type="float" office:value="1600" calcext:value-type="float">
            <text:p>1600</text:p>
          </table:table-cell>
          <table:table-cell table:style-name="ce11" table:formula="of:=IF([.BX119]&lt;1;(1+(59*(1-[.BX119])))*[.$A$39]+[.$A$134];0)" office:value-type="float" office:value="1600" calcext:value-type="float">
            <text:p>1600</text:p>
          </table:table-cell>
          <table:table-cell table:style-name="ce11" table:formula="of:=IF([.BY119]&lt;1;(1+(59*(1-[.BY119])))*[.$A$39]+[.$A$134];0)" office:value-type="float" office:value="1600" calcext:value-type="float">
            <text:p>1600</text:p>
          </table:table-cell>
          <table:table-cell table:style-name="ce11" table:formula="of:=IF([.BZ119]&lt;1;(1+(59*(1-[.BZ119])))*[.$A$39]+[.$A$134];0)" office:value-type="float" office:value="1600" calcext:value-type="float">
            <text:p>1600</text:p>
          </table:table-cell>
          <table:table-cell table:style-name="ce11" table:formula="of:=IF([.CA119]&lt;1;(1+(59*(1-[.CA119])))*[.$A$39]+[.$A$134];0)" office:value-type="float" office:value="1600" calcext:value-type="float">
            <text:p>1600</text:p>
          </table:table-cell>
          <table:table-cell table:style-name="ce11" table:formula="of:=IF([.CB119]&lt;1;(1+(59*(1-[.CB119])))*[.$A$39]+[.$A$134];0)" office:value-type="float" office:value="1600" calcext:value-type="float">
            <text:p>1600</text:p>
          </table:table-cell>
          <table:table-cell table:style-name="ce11" table:formula="of:=IF([.CC119]&lt;1;(1+(59*(1-[.CC119])))*[.$A$39]+[.$A$134];0)" office:value-type="float" office:value="1600" calcext:value-type="float">
            <text:p>1600</text:p>
          </table:table-cell>
          <table:table-cell table:style-name="ce11" table:formula="of:=IF([.CD119]&lt;1;(1+(59*(1-[.CD119])))*[.$A$39]+[.$A$134];0)" office:value-type="float" office:value="1600" calcext:value-type="float">
            <text:p>1600</text:p>
          </table:table-cell>
          <table:table-cell table:style-name="ce11" table:formula="of:=IF([.CE119]&lt;1;(1+(59*(1-[.CE119])))*[.$A$39]+[.$A$134];0)" office:value-type="float" office:value="1600" calcext:value-type="float">
            <text:p>1600</text:p>
          </table:table-cell>
          <table:table-cell table:style-name="ce11" table:formula="of:=IF([.CF119]&lt;1;(1+(59*(1-[.CF119])))*[.$A$39]+[.$A$134];0)" office:value-type="float" office:value="1600" calcext:value-type="float">
            <text:p>1600</text:p>
          </table:table-cell>
          <table:table-cell table:style-name="ce11" table:formula="of:=IF([.CG119]&lt;1;(1+(59*(1-[.CG119])))*[.$A$39]+[.$A$134];0)" office:value-type="float" office:value="1600" calcext:value-type="float">
            <text:p>1600</text:p>
          </table:table-cell>
          <table:table-cell table:style-name="ce11" table:formula="of:=IF([.CH119]&lt;1;(1+(59*(1-[.CH119])))*[.$A$39]+[.$A$134];0)" office:value-type="float" office:value="1600" calcext:value-type="float">
            <text:p>1600</text:p>
          </table:table-cell>
          <table:table-cell table:style-name="ce11" table:formula="of:=IF([.CI119]&lt;1;(1+(59*(1-[.CI119])))*[.$A$39]+[.$A$134];0)" office:value-type="float" office:value="1600" calcext:value-type="float">
            <text:p>1600</text:p>
          </table:table-cell>
          <table:table-cell table:style-name="ce11" table:formula="of:=IF([.CJ119]&lt;1;(1+(59*(1-[.CJ119])))*[.$A$39]+[.$A$134];0)" office:value-type="float" office:value="1600" calcext:value-type="float">
            <text:p>1600</text:p>
          </table:table-cell>
          <table:table-cell table:style-name="ce11" table:formula="of:=IF([.CK119]&lt;1;(1+(59*(1-[.CK119])))*[.$A$39]+[.$A$134];0)" office:value-type="float" office:value="1600" calcext:value-type="float">
            <text:p>1600</text:p>
          </table:table-cell>
          <table:table-cell table:style-name="ce11" table:formula="of:=IF([.CL119]&lt;1;(1+(59*(1-[.CL119])))*[.$A$39]+[.$A$134];0)" office:value-type="float" office:value="1600" calcext:value-type="float">
            <text:p>1600</text:p>
          </table:table-cell>
          <table:table-cell table:style-name="ce11" table:formula="of:=IF([.CM119]&lt;1;(1+(59*(1-[.CM119])))*[.$A$39]+[.$A$134];0)" office:value-type="float" office:value="1600" calcext:value-type="float">
            <text:p>1600</text:p>
          </table:table-cell>
          <table:table-cell table:style-name="ce11" table:formula="of:=IF([.CN119]&lt;1;(1+(59*(1-[.CN119])))*[.$A$39]+[.$A$134];0)" office:value-type="float" office:value="1600" calcext:value-type="float">
            <text:p>16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120]&lt;1;(1+(59*(1-[.A120])))*[.$A$39]+[.$A$134];0)" office:value-type="float" office:value="1541" calcext:value-type="float">
            <text:p>1541</text:p>
          </table:table-cell>
          <table:table-cell table:style-name="ce11" table:formula="of:=IF([.B120]&lt;1;(1+(59*(1-[.B120])))*[.$A$39]+[.$A$134];0)" office:value-type="float" office:value="1535.4347261075" calcext:value-type="float">
            <text:p>1535</text:p>
          </table:table-cell>
          <table:table-cell table:style-name="ce11" table:formula="of:=IF([.C120]&lt;1;(1+(59*(1-[.C120])))*[.$A$39]+[.$A$134];0)" office:value-type="float" office:value="1529.38027030357" calcext:value-type="float">
            <text:p>1529</text:p>
          </table:table-cell>
          <table:table-cell table:style-name="ce11" table:formula="of:=IF([.D120]&lt;1;(1+(59*(1-[.D120])))*[.$A$39]+[.$A$134];0)" office:value-type="float" office:value="1522.80091532458" calcext:value-type="float">
            <text:p>1523</text:p>
          </table:table-cell>
          <table:table-cell table:style-name="ce11" table:formula="of:=IF([.E120]&lt;1;(1+(59*(1-[.E120])))*[.$A$39]+[.$A$134];0)" office:value-type="float" office:value="1515.65984792139" calcext:value-type="float">
            <text:p>1516</text:p>
          </table:table-cell>
          <table:table-cell table:style-name="ce11" table:formula="of:=IF([.F120]&lt;1;(1+(59*(1-[.F120])))*[.$A$39]+[.$A$134];0)" office:value-type="float" office:value="1507.91947782047" calcext:value-type="float">
            <text:p>1508</text:p>
          </table:table-cell>
          <table:table-cell table:style-name="ce11" table:formula="of:=IF([.G120]&lt;1;(1+(59*(1-[.G120])))*[.$A$39]+[.$A$134];0)" office:value-type="float" office:value="1499.54185132223" calcext:value-type="float">
            <text:p>1500</text:p>
          </table:table-cell>
          <table:table-cell table:style-name="ce11" table:formula="of:=IF([.H120]&lt;1;(1+(59*(1-[.H120])))*[.$A$39]+[.$A$134];0)" office:value-type="float" office:value="1490.48917443878" calcext:value-type="float">
            <text:p>1490</text:p>
          </table:table-cell>
          <table:table-cell table:style-name="ce11" table:formula="of:=IF([.I120]&lt;1;(1+(59*(1-[.I120])))*[.$A$39]+[.$A$134];0)" office:value-type="float" office:value="1480.72446108483" calcext:value-type="float">
            <text:p>1481</text:p>
          </table:table-cell>
          <table:table-cell table:style-name="ce11" table:formula="of:=IF([.J120]&lt;1;(1+(59*(1-[.J120])))*[.$A$39]+[.$A$134];0)" office:value-type="float" office:value="1470.21232187295" calcext:value-type="float">
            <text:p>1470</text:p>
          </table:table-cell>
          <table:table-cell table:style-name="ce11" table:formula="of:=IF([.K120]&lt;1;(1+(59*(1-[.K120])))*[.$A$39]+[.$A$134];0)" office:value-type="float" office:value="1458.91990827307" calcext:value-type="float">
            <text:p>1459</text:p>
          </table:table-cell>
          <table:table-cell table:style-name="ce11" table:formula="of:=IF([.L120]&lt;1;(1+(59*(1-[.L120])))*[.$A$39]+[.$A$134];0)" office:value-type="float" office:value="1446.81802495944" calcext:value-type="float">
            <text:p>1447</text:p>
          </table:table-cell>
          <table:table-cell table:style-name="ce11" table:formula="of:=IF([.M120]&lt;1;(1+(59*(1-[.M120])))*[.$A$39]+[.$A$134];0)" office:value-type="float" office:value="1433.88241971175" calcext:value-type="float">
            <text:p>1434</text:p>
          </table:table-cell>
          <table:table-cell table:style-name="ce11" table:formula="of:=IF([.N120]&lt;1;(1+(59*(1-[.N120])))*[.$A$39]+[.$A$134];0)" office:value-type="float" office:value="1420.09525482704" calcext:value-type="float">
            <text:p>1420</text:p>
          </table:table-cell>
          <table:table-cell table:style-name="ce11" table:formula="of:=IF([.O120]&lt;1;(1+(59*(1-[.O120])))*[.$A$39]+[.$A$134];0)" office:value-type="float" office:value="1405.4467561612" calcext:value-type="float">
            <text:p>1405</text:p>
          </table:table-cell>
          <table:table-cell table:style-name="ce11" table:formula="of:=IF([.P120]&lt;1;(1+(59*(1-[.P120])))*[.$A$39]+[.$A$134];0)" office:value-type="float" office:value="1389.93702516599" calcext:value-type="float">
            <text:p>1390</text:p>
          </table:table-cell>
          <table:table-cell table:style-name="ce11" table:formula="of:=IF([.Q120]&lt;1;(1+(59*(1-[.Q120])))*[.$A$39]+[.$A$134];0)" office:value-type="float" office:value="1373.57798516647" calcext:value-type="float">
            <text:p>1374</text:p>
          </table:table-cell>
          <table:table-cell table:style-name="ce11" table:formula="of:=IF([.R120]&lt;1;(1+(59*(1-[.R120])))*[.$A$39]+[.$A$134];0)" office:value-type="float" office:value="1356.39541529037" calcext:value-type="float">
            <text:p>1356</text:p>
          </table:table-cell>
          <table:table-cell table:style-name="ce11" table:formula="of:=IF([.S120]&lt;1;(1+(59*(1-[.S120])))*[.$A$39]+[.$A$134];0)" office:value-type="float" office:value="1338.4310037886" calcext:value-type="float">
            <text:p>1338</text:p>
          </table:table-cell>
          <table:table-cell table:style-name="ce11" table:formula="of:=IF([.T120]&lt;1;(1+(59*(1-[.T120])))*[.$A$39]+[.$A$134];0)" office:value-type="float" office:value="1319.74432720051" calcext:value-type="float">
            <text:p>1320</text:p>
          </table:table-cell>
          <table:table-cell table:style-name="ce11" table:formula="of:=IF([.U120]&lt;1;(1+(59*(1-[.U120])))*[.$A$39]+[.$A$134];0)" office:value-type="float" office:value="1300.41463368283" calcext:value-type="float">
            <text:p>1300</text:p>
          </table:table-cell>
          <table:table-cell table:style-name="ce11" table:formula="of:=IF([.V120]&lt;1;(1+(59*(1-[.V120])))*[.$A$39]+[.$A$134];0)" office:value-type="float" office:value="1280.54227934018" calcext:value-type="float">
            <text:p>1281</text:p>
          </table:table-cell>
          <table:table-cell table:style-name="ce11" table:formula="of:=IF([.W120]&lt;1;(1+(59*(1-[.W120])))*[.$A$39]+[.$A$134];0)" office:value-type="float" office:value="1260.24963803071" calcext:value-type="float">
            <text:p>1260</text:p>
          </table:table-cell>
          <table:table-cell table:style-name="ce11" table:formula="of:=IF([.X120]&lt;1;(1+(59*(1-[.X120])))*[.$A$39]+[.$A$134];0)" office:value-type="float" office:value="1239.68128148869" calcext:value-type="float">
            <text:p>1240</text:p>
          </table:table-cell>
          <table:table-cell table:style-name="ce11" table:formula="of:=IF([.Y120]&lt;1;(1+(59*(1-[.Y120])))*[.$A$39]+[.$A$134];0)" office:value-type="float" office:value="1219.0032125888" calcext:value-type="float">
            <text:p>1219</text:p>
          </table:table-cell>
          <table:table-cell table:style-name="ce11" table:formula="of:=IF([.Z120]&lt;1;(1+(59*(1-[.Z120])))*[.$A$39]+[.$A$134];0)" office:value-type="float" office:value="1198.40093626765" calcext:value-type="float">
            <text:p>1198</text:p>
          </table:table-cell>
          <table:table-cell table:style-name="ce11" table:formula="of:=IF([.AA120]&lt;1;(1+(59*(1-[.AA120])))*[.$A$39]+[.$A$134];0)" office:value-type="float" office:value="1178.07617700456" calcext:value-type="float">
            <text:p>1178</text:p>
          </table:table-cell>
          <table:table-cell table:style-name="ce11" table:formula="of:=IF([.AB120]&lt;1;(1+(59*(1-[.AB120])))*[.$A$39]+[.$A$134];0)" office:value-type="float" office:value="1158.24210600655" calcext:value-type="float">
            <text:p>1158</text:p>
          </table:table-cell>
          <table:table-cell table:style-name="ce11" table:formula="of:=IF([.AC120]&lt;1;(1+(59*(1-[.AC120])))*[.$A$39]+[.$A$134];0)" office:value-type="float" office:value="1139.11703147001" calcext:value-type="float">
            <text:p>1139</text:p>
          </table:table-cell>
          <table:table-cell table:style-name="ce11" table:formula="of:=IF([.AD120]&lt;1;(1+(59*(1-[.AD120])))*[.$A$39]+[.$A$134];0)" office:value-type="float" office:value="1120.91663481858" calcext:value-type="float">
            <text:p>1121</text:p>
          </table:table-cell>
          <table:table-cell table:style-name="ce11" table:formula="of:=IF([.AE120]&lt;1;(1+(59*(1-[.AE120])))*[.$A$39]+[.$A$134];0)" office:value-type="float" office:value="1103.84500289238" calcext:value-type="float">
            <text:p>1104</text:p>
          </table:table-cell>
          <table:table-cell table:style-name="ce11" table:formula="of:=IF([.AF120]&lt;1;(1+(59*(1-[.AF120])))*[.$A$39]+[.$A$134];0)" office:value-type="float" office:value="1088.08490137029" calcext:value-type="float">
            <text:p>1088</text:p>
          </table:table-cell>
          <table:table-cell table:style-name="ce11" table:formula="of:=IF([.AG120]&lt;1;(1+(59*(1-[.AG120])))*[.$A$39]+[.$A$134];0)" office:value-type="float" office:value="1073.78793918707" calcext:value-type="float">
            <text:p>1074</text:p>
          </table:table-cell>
          <table:table-cell table:style-name="ce11" table:formula="of:=IF([.AH120]&lt;1;(1+(59*(1-[.AH120])))*[.$A$39]+[.$A$134];0)" office:value-type="float" office:value="1061.06545754229" calcext:value-type="float">
            <text:p>1061</text:p>
          </table:table-cell>
          <table:table-cell table:style-name="ce11" table:formula="of:=IF([.AI120]&lt;1;(1+(59*(1-[.AI120])))*[.$A$39]+[.$A$134];0)" office:value-type="float" office:value="1049.98110095738" calcext:value-type="float">
            <text:p>1050</text:p>
          </table:table-cell>
          <table:table-cell table:style-name="ce11" table:formula="of:=IF([.AJ120]&lt;1;(1+(59*(1-[.AJ120])))*[.$A$39]+[.$A$134];0)" office:value-type="float" office:value="1040.54604750511" calcext:value-type="float">
            <text:p>1041</text:p>
          </table:table-cell>
          <table:table-cell table:style-name="ce11" table:formula="of:=IF([.AK120]&lt;1;(1+(59*(1-[.AK120])))*[.$A$39]+[.$A$134];0)" office:value-type="float" office:value="1032.71775041646" calcext:value-type="float">
            <text:p>1033</text:p>
          </table:table-cell>
          <table:table-cell table:style-name="ce11" table:formula="of:=IF([.AL120]&lt;1;(1+(59*(1-[.AL120])))*[.$A$39]+[.$A$134];0)" office:value-type="float" office:value="1026.4027496024" calcext:value-type="float">
            <text:p>1026</text:p>
          </table:table-cell>
          <table:table-cell table:style-name="ce11" table:formula="of:=IF([.AM120]&lt;1;(1+(59*(1-[.AM120])))*[.$A$39]+[.$A$134];0)" office:value-type="float" office:value="1021.46365531927" calcext:value-type="float">
            <text:p>1021</text:p>
          </table:table-cell>
          <table:table-cell table:style-name="ce11" table:formula="of:=IF([.AN120]&lt;1;(1+(59*(1-[.AN120])))*[.$A$39]+[.$A$134];0)" office:value-type="float" office:value="1017.7298351193" calcext:value-type="float">
            <text:p>1018</text:p>
          </table:table-cell>
          <table:table-cell table:style-name="ce11" table:formula="of:=IF([.AO120]&lt;1;(1+(59*(1-[.AO120])))*[.$A$39]+[.$A$134];0)" office:value-type="float" office:value="1015.01074212038" calcext:value-type="float">
            <text:p>1015</text:p>
          </table:table-cell>
          <table:table-cell table:style-name="ce11" table:formula="of:=IF([.AP120]&lt;1;(1+(59*(1-[.AP120])))*[.$A$39]+[.$A$134];0)" office:value-type="float" office:value="1013.11033420382" calcext:value-type="float">
            <text:p>1013</text:p>
          </table:table-cell>
          <table:table-cell table:style-name="ce11" table:formula="of:=IF([.AQ120]&lt;1;(1+(59*(1-[.AQ120])))*[.$A$39]+[.$A$134];0)" office:value-type="float" office:value="1011.84078285518" calcext:value-type="float">
            <text:p>1012</text:p>
          </table:table-cell>
          <table:table-cell table:style-name="ce11" table:formula="of:=IF([.AR120]&lt;1;(1+(59*(1-[.AR120])))*[.$A$39]+[.$A$134];0)" office:value-type="float" office:value="1011.03375498212" calcext:value-type="float">
            <text:p>1011</text:p>
          </table:table-cell>
          <table:table-cell table:style-name="ce11" table:formula="of:=IF([.AS120]&lt;1;(1+(59*(1-[.AS120])))*[.$A$39]+[.$A$134];0)" office:value-type="float" office:value="1010.54799194656" calcext:value-type="float">
            <text:p>1011</text:p>
          </table:table-cell>
          <table:table-cell table:style-name="ce11" table:formula="of:=IF([.AT120]&lt;1;(1+(59*(1-[.AT120])))*[.$A$39]+[.$A$134];0)" office:value-type="float" office:value="1010.27262544813" calcext:value-type="float">
            <text:p>1010</text:p>
          </table:table-cell>
          <table:table-cell table:style-name="ce11" table:formula="of:=IF([.AU120]&lt;1;(1+(59*(1-[.AU120])))*[.$A$39]+[.$A$134];0)" office:value-type="float" office:value="1010.1264846521" calcext:value-type="float">
            <text:p>1010</text:p>
          </table:table-cell>
          <table:table-cell table:style-name="ce11" table:formula="of:=IF([.AV120]&lt;1;(1+(59*(1-[.AV120])))*[.$A$39]+[.$A$134];0)" office:value-type="float" office:value="1010.05434460199" calcext:value-type="float">
            <text:p>1010</text:p>
          </table:table-cell>
          <table:table-cell table:style-name="ce11" table:formula="of:=IF([.AW120]&lt;1;(1+(59*(1-[.AW120])))*[.$A$39]+[.$A$134];0)" office:value-type="float" office:value="1010.02145788199" calcext:value-type="float">
            <text:p>1010</text:p>
          </table:table-cell>
          <table:table-cell table:style-name="ce11" table:formula="of:=IF([.AX120]&lt;1;(1+(59*(1-[.AX120])))*[.$A$39]+[.$A$134];0)" office:value-type="float" office:value="1010.00772076505" calcext:value-type="float">
            <text:p>1010</text:p>
          </table:table-cell>
          <table:table-cell table:style-name="ce11" table:formula="of:=IF([.AY120]&lt;1;(1+(59*(1-[.AY120])))*[.$A$39]+[.$A$134];0)" office:value-type="float" office:value="1010.00250807875" calcext:value-type="float">
            <text:p>1010</text:p>
          </table:table-cell>
          <table:table-cell table:style-name="ce11" table:formula="of:=IF([.AZ120]&lt;1;(1+(59*(1-[.AZ120])))*[.$A$39]+[.$A$134];0)" office:value-type="float" office:value="1010.00072809841" calcext:value-type="float">
            <text:p>1010</text:p>
          </table:table-cell>
          <table:table-cell table:style-name="ce11" table:formula="of:=IF([.BA120]&lt;1;(1+(59*(1-[.BA120])))*[.$A$39]+[.$A$134];0)" office:value-type="float" office:value="1010.00018677721" calcext:value-type="float">
            <text:p>1010</text:p>
          </table:table-cell>
          <table:table-cell table:style-name="ce11" table:formula="of:=IF([.BB120]&lt;1;(1+(59*(1-[.BB120])))*[.$A$39]+[.$A$134];0)" office:value-type="float" office:value="1010.00004181875" calcext:value-type="float">
            <text:p>1010</text:p>
          </table:table-cell>
          <table:table-cell table:style-name="ce11" table:formula="of:=IF([.BC120]&lt;1;(1+(59*(1-[.BC120])))*[.$A$39]+[.$A$134];0)" office:value-type="float" office:value="1010.00000806163" calcext:value-type="float">
            <text:p>1010</text:p>
          </table:table-cell>
          <table:table-cell table:style-name="ce11" table:formula="of:=IF([.BD120]&lt;1;(1+(59*(1-[.BD120])))*[.$A$39]+[.$A$134];0)" office:value-type="float" office:value="1010.0000013182" calcext:value-type="float">
            <text:p>1010</text:p>
          </table:table-cell>
          <table:table-cell table:style-name="ce11" table:formula="of:=IF([.BE120]&lt;1;(1+(59*(1-[.BE120])))*[.$A$39]+[.$A$134];0)" office:value-type="float" office:value="1010.00000017984" calcext:value-type="float">
            <text:p>1010</text:p>
          </table:table-cell>
          <table:table-cell table:style-name="ce11" table:formula="of:=IF([.BF120]&lt;1;(1+(59*(1-[.BF120])))*[.$A$39]+[.$A$134];0)" office:value-type="float" office:value="1010.0000000201" calcext:value-type="float">
            <text:p>1010</text:p>
          </table:table-cell>
          <table:table-cell table:style-name="ce11" table:formula="of:=IF([.BG120]&lt;1;(1+(59*(1-[.BG120])))*[.$A$39]+[.$A$134];0)" office:value-type="float" office:value="1010.00000000181" calcext:value-type="float">
            <text:p>1010</text:p>
          </table:table-cell>
          <table:table-cell table:style-name="ce11" table:formula="of:=IF([.BH120]&lt;1;(1+(59*(1-[.BH120])))*[.$A$39]+[.$A$134];0)" office:value-type="float" office:value="1010.00000000013" calcext:value-type="float">
            <text:p>1010</text:p>
          </table:table-cell>
          <table:table-cell table:style-name="ce11" table:formula="of:=IF([.BI120]&lt;1;(1+(59*(1-[.BI120])))*[.$A$39]+[.$A$134];0)" office:value-type="float" office:value="1010.00000000001" calcext:value-type="float">
            <text:p>1010</text:p>
          </table:table-cell>
          <table:table-cell table:style-name="ce11" table:formula="of:=IF([.BJ120]&lt;1;(1+(59*(1-[.BJ120])))*[.$A$39]+[.$A$134];0)" office:value-type="float" office:value="0" calcext:value-type="float">
            <text:p>0</text:p>
          </table:table-cell>
          <table:table-cell table:style-name="ce11" table:formula="of:=IF([.BK120]&lt;1;(1+(59*(1-[.BK120])))*[.$A$39]+[.$A$134];0)" office:value-type="float" office:value="0" calcext:value-type="float">
            <text:p>0</text:p>
          </table:table-cell>
          <table:table-cell table:style-name="ce11" table:formula="of:=IF([.BL120]&lt;1;(1+(59*(1-[.BL120])))*[.$A$39]+[.$A$134];0)" office:value-type="float" office:value="0" calcext:value-type="float">
            <text:p>0</text:p>
          </table:table-cell>
          <table:table-cell table:style-name="ce11" table:formula="of:=IF([.BM120]&lt;1;(1+(59*(1-[.BM120])))*[.$A$39]+[.$A$134];0)" office:value-type="float" office:value="0" calcext:value-type="float">
            <text:p>0</text:p>
          </table:table-cell>
          <table:table-cell table:style-name="ce11" table:formula="of:=IF([.BN120]&lt;1;(1+(59*(1-[.BN120])))*[.$A$39]+[.$A$134];0)" office:value-type="float" office:value="0" calcext:value-type="float">
            <text:p>0</text:p>
          </table:table-cell>
          <table:table-cell table:style-name="ce11" table:formula="of:=IF([.BO120]&lt;1;(1+(59*(1-[.BO120])))*[.$A$39]+[.$A$134];0)" office:value-type="float" office:value="0" calcext:value-type="float">
            <text:p>0</text:p>
          </table:table-cell>
          <table:table-cell table:style-name="ce11" table:formula="of:=IF([.BP120]&lt;1;(1+(59*(1-[.BP120])))*[.$A$39]+[.$A$134];0)" office:value-type="float" office:value="0" calcext:value-type="float">
            <text:p>0</text:p>
          </table:table-cell>
          <table:table-cell table:style-name="ce11" table:formula="of:=IF([.BQ120]&lt;1;(1+(59*(1-[.BQ120])))*[.$A$39]+[.$A$134];0)" office:value-type="float" office:value="0" calcext:value-type="float">
            <text:p>0</text:p>
          </table:table-cell>
          <table:table-cell table:style-name="ce11" table:formula="of:=IF([.BR120]&lt;1;(1+(59*(1-[.BR120])))*[.$A$39]+[.$A$134];0)" office:value-type="float" office:value="0" calcext:value-type="float">
            <text:p>0</text:p>
          </table:table-cell>
          <table:table-cell table:style-name="ce11" table:formula="of:=IF([.BS120]&lt;1;(1+(59*(1-[.BS120])))*[.$A$39]+[.$A$134];0)" office:value-type="float" office:value="0" calcext:value-type="float">
            <text:p>0</text:p>
          </table:table-cell>
          <table:table-cell table:style-name="ce11" table:formula="of:=IF([.BT120]&lt;1;(1+(59*(1-[.BT120])))*[.$A$39]+[.$A$134];0)" office:value-type="float" office:value="0" calcext:value-type="float">
            <text:p>0</text:p>
          </table:table-cell>
          <table:table-cell table:style-name="ce11" table:formula="of:=IF([.BU120]&lt;1;(1+(59*(1-[.BU120])))*[.$A$39]+[.$A$134];0)" office:value-type="float" office:value="0" calcext:value-type="float">
            <text:p>0</text:p>
          </table:table-cell>
          <table:table-cell table:style-name="ce11" table:formula="of:=IF([.BV120]&lt;1;(1+(59*(1-[.BV120])))*[.$A$39]+[.$A$134];0)" office:value-type="float" office:value="0" calcext:value-type="float">
            <text:p>0</text:p>
          </table:table-cell>
          <table:table-cell table:style-name="ce11" table:formula="of:=IF([.BW120]&lt;1;(1+(59*(1-[.BW120])))*[.$A$39]+[.$A$134];0)" office:value-type="float" office:value="0" calcext:value-type="float">
            <text:p>0</text:p>
          </table:table-cell>
          <table:table-cell table:style-name="ce11" table:formula="of:=IF([.BX120]&lt;1;(1+(59*(1-[.BX120])))*[.$A$39]+[.$A$134];0)" office:value-type="float" office:value="0" calcext:value-type="float">
            <text:p>0</text:p>
          </table:table-cell>
          <table:table-cell table:style-name="ce11" table:formula="of:=IF([.BY120]&lt;1;(1+(59*(1-[.BY120])))*[.$A$39]+[.$A$134];0)" office:value-type="float" office:value="0" calcext:value-type="float">
            <text:p>0</text:p>
          </table:table-cell>
          <table:table-cell table:style-name="ce11" table:formula="of:=IF([.BZ120]&lt;1;(1+(59*(1-[.BZ120])))*[.$A$39]+[.$A$134];0)" office:value-type="float" office:value="0" calcext:value-type="float">
            <text:p>0</text:p>
          </table:table-cell>
          <table:table-cell table:style-name="ce11" table:formula="of:=IF([.CA120]&lt;1;(1+(59*(1-[.CA120])))*[.$A$39]+[.$A$134];0)" office:value-type="float" office:value="0" calcext:value-type="float">
            <text:p>0</text:p>
          </table:table-cell>
          <table:table-cell table:style-name="ce11" table:formula="of:=IF([.CB120]&lt;1;(1+(59*(1-[.CB120])))*[.$A$39]+[.$A$134];0)" office:value-type="float" office:value="0" calcext:value-type="float">
            <text:p>0</text:p>
          </table:table-cell>
          <table:table-cell table:style-name="ce11" table:formula="of:=IF([.CC120]&lt;1;(1+(59*(1-[.CC120])))*[.$A$39]+[.$A$134];0)" office:value-type="float" office:value="0" calcext:value-type="float">
            <text:p>0</text:p>
          </table:table-cell>
          <table:table-cell table:style-name="ce11" table:formula="of:=IF([.CD120]&lt;1;(1+(59*(1-[.CD120])))*[.$A$39]+[.$A$134];0)" office:value-type="float" office:value="0" calcext:value-type="float">
            <text:p>0</text:p>
          </table:table-cell>
          <table:table-cell table:style-name="ce11" table:formula="of:=IF([.CE120]&lt;1;(1+(59*(1-[.CE120])))*[.$A$39]+[.$A$134];0)" office:value-type="float" office:value="0" calcext:value-type="float">
            <text:p>0</text:p>
          </table:table-cell>
          <table:table-cell table:style-name="ce11" table:formula="of:=IF([.CF120]&lt;1;(1+(59*(1-[.CF120])))*[.$A$39]+[.$A$134];0)" office:value-type="float" office:value="0" calcext:value-type="float">
            <text:p>0</text:p>
          </table:table-cell>
          <table:table-cell table:style-name="ce11" table:formula="of:=IF([.CG120]&lt;1;(1+(59*(1-[.CG120])))*[.$A$39]+[.$A$134];0)" office:value-type="float" office:value="0" calcext:value-type="float">
            <text:p>0</text:p>
          </table:table-cell>
          <table:table-cell table:style-name="ce11" table:formula="of:=IF([.CH120]&lt;1;(1+(59*(1-[.CH120])))*[.$A$39]+[.$A$134];0)" office:value-type="float" office:value="0" calcext:value-type="float">
            <text:p>0</text:p>
          </table:table-cell>
          <table:table-cell table:style-name="ce11" table:formula="of:=IF([.CI120]&lt;1;(1+(59*(1-[.CI120])))*[.$A$39]+[.$A$134];0)" office:value-type="float" office:value="0" calcext:value-type="float">
            <text:p>0</text:p>
          </table:table-cell>
          <table:table-cell table:style-name="ce11" table:formula="of:=IF([.CJ120]&lt;1;(1+(59*(1-[.CJ120])))*[.$A$39]+[.$A$134];0)" office:value-type="float" office:value="0" calcext:value-type="float">
            <text:p>0</text:p>
          </table:table-cell>
          <table:table-cell table:style-name="ce11" table:formula="of:=IF([.CK120]&lt;1;(1+(59*(1-[.CK120])))*[.$A$39]+[.$A$134];0)" office:value-type="float" office:value="0" calcext:value-type="float">
            <text:p>0</text:p>
          </table:table-cell>
          <table:table-cell table:style-name="ce11" table:formula="of:=IF([.CL120]&lt;1;(1+(59*(1-[.CL120])))*[.$A$39]+[.$A$134];0)" office:value-type="float" office:value="0" calcext:value-type="float">
            <text:p>0</text:p>
          </table:table-cell>
          <table:table-cell table:style-name="ce11" table:formula="of:=IF([.CM120]&lt;1;(1+(59*(1-[.CM120])))*[.$A$39]+[.$A$134];0)" office:value-type="float" office:value="0" calcext:value-type="float">
            <text:p>0</text:p>
          </table:table-cell>
          <table:table-cell table:style-name="ce11" table:formula="of:=IF([.CN120]&lt;1;(1+(59*(1-[.CN120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121]&lt;1;(1+(59*(1-[.A121])))*[.$A$39]+[.$A$134];0)" office:value-type="float" office:value="1482" calcext:value-type="float">
            <text:p>1482</text:p>
          </table:table-cell>
          <table:table-cell table:style-name="ce11" table:formula="of:=IF([.B121]&lt;1;(1+(59*(1-[.B121])))*[.$A$39]+[.$A$134];0)" office:value-type="float" office:value="1471.58426675226" calcext:value-type="float">
            <text:p>1472</text:p>
          </table:table-cell>
          <table:table-cell table:style-name="ce11" table:formula="of:=IF([.C121]&lt;1;(1+(59*(1-[.C121])))*[.$A$39]+[.$A$134];0)" office:value-type="float" office:value="1460.39223651494" calcext:value-type="float">
            <text:p>1460</text:p>
          </table:table-cell>
          <table:table-cell table:style-name="ce11" table:formula="of:=IF([.D121]&lt;1;(1+(59*(1-[.D121])))*[.$A$39]+[.$A$134];0)" office:value-type="float" office:value="1448.39418442879" calcext:value-type="float">
            <text:p>1448</text:p>
          </table:table-cell>
          <table:table-cell table:style-name="ce11" table:formula="of:=IF([.E121]&lt;1;(1+(59*(1-[.E121])))*[.$A$39]+[.$A$134];0)" office:value-type="float" office:value="1435.5651555938" calcext:value-type="float">
            <text:p>1436</text:p>
          </table:table-cell>
          <table:table-cell table:style-name="ce11" table:formula="of:=IF([.F121]&lt;1;(1+(59*(1-[.F121])))*[.$A$39]+[.$A$134];0)" office:value-type="float" office:value="1421.88641355046" calcext:value-type="float">
            <text:p>1422</text:p>
          </table:table-cell>
          <table:table-cell table:style-name="ce11" table:formula="of:=IF([.G121]&lt;1;(1+(59*(1-[.G121])))*[.$A$39]+[.$A$134];0)" office:value-type="float" office:value="1407.3470674104" calcext:value-type="float">
            <text:p>1407</text:p>
          </table:table-cell>
          <table:table-cell table:style-name="ce11" table:formula="of:=IF([.H121]&lt;1;(1+(59*(1-[.H121])))*[.$A$39]+[.$A$134];0)" office:value-type="float" office:value="1391.94586453961" calcext:value-type="float">
            <text:p>1392</text:p>
          </table:table-cell>
          <table:table-cell table:style-name="ce11" table:formula="of:=IF([.I121]&lt;1;(1+(59*(1-[.I121])))*[.$A$39]+[.$A$134];0)" office:value-type="float" office:value="1375.69312202429" calcext:value-type="float">
            <text:p>1376</text:p>
          </table:table-cell>
          <table:table-cell table:style-name="ce11" table:formula="of:=IF([.J121]&lt;1;(1+(59*(1-[.J121])))*[.$A$39]+[.$A$134];0)" office:value-type="float" office:value="1358.61275279898" calcext:value-type="float">
            <text:p>1359</text:p>
          </table:table-cell>
          <table:table-cell table:style-name="ce11" table:formula="of:=IF([.K121]&lt;1;(1+(59*(1-[.K121])))*[.$A$39]+[.$A$134];0)" office:value-type="float" office:value="1340.74432112534" calcext:value-type="float">
            <text:p>1341</text:p>
          </table:table-cell>
          <table:table-cell table:style-name="ce11" table:formula="of:=IF([.L121]&lt;1;(1+(59*(1-[.L121])))*[.$A$39]+[.$A$134];0)" office:value-type="float" office:value="1322.14503725298" calcext:value-type="float">
            <text:p>1322</text:p>
          </table:table-cell>
          <table:table-cell table:style-name="ce11" table:formula="of:=IF([.M121]&lt;1;(1+(59*(1-[.M121])))*[.$A$39]+[.$A$134];0)" office:value-type="float" office:value="1302.89157325327" calcext:value-type="float">
            <text:p>1303</text:p>
          </table:table-cell>
          <table:table-cell table:style-name="ce11" table:formula="of:=IF([.N121]&lt;1;(1+(59*(1-[.N121])))*[.$A$39]+[.$A$134];0)" office:value-type="float" office:value="1283.08155259261" calcext:value-type="float">
            <text:p>1283</text:p>
          </table:table-cell>
          <table:table-cell table:style-name="ce11" table:formula="of:=IF([.O121]&lt;1;(1+(59*(1-[.O121])))*[.$A$39]+[.$A$134];0)" office:value-type="float" office:value="1262.83453733153" calcext:value-type="float">
            <text:p>1263</text:p>
          </table:table-cell>
          <table:table-cell table:style-name="ce11" table:formula="of:=IF([.P121]&lt;1;(1+(59*(1-[.P121])))*[.$A$39]+[.$A$134];0)" office:value-type="float" office:value="1242.29231236295" calcext:value-type="float">
            <text:p>1242</text:p>
          </table:table-cell>
          <table:table-cell table:style-name="ce11" table:formula="of:=IF([.Q121]&lt;1;(1+(59*(1-[.Q121])))*[.$A$39]+[.$A$134];0)" office:value-type="float" office:value="1221.61825055636" calcext:value-type="float">
            <text:p>1222</text:p>
          </table:table-cell>
          <table:table-cell table:style-name="ce11" table:formula="of:=IF([.R121]&lt;1;(1+(59*(1-[.R121])))*[.$A$39]+[.$A$134];0)" office:value-type="float" office:value="1200.99554200653" calcext:value-type="float">
            <text:p>1201</text:p>
          </table:table-cell>
          <table:table-cell table:style-name="ce11" table:formula="of:=IF([.S121]&lt;1;(1+(59*(1-[.S121])))*[.$A$39]+[.$A$134];0)" office:value-type="float" office:value="1180.62409169977" calcext:value-type="float">
            <text:p>1181</text:p>
          </table:table-cell>
          <table:table-cell table:style-name="ce11" table:formula="of:=IF([.T121]&lt;1;(1+(59*(1-[.T121])))*[.$A$39]+[.$A$134];0)" office:value-type="float" office:value="1160.7159400032" calcext:value-type="float">
            <text:p>1161</text:p>
          </table:table-cell>
          <table:table-cell table:style-name="ce11" table:formula="of:=IF([.U121]&lt;1;(1+(59*(1-[.U121])))*[.$A$39]+[.$A$134];0)" office:value-type="float" office:value="1141.48914579669" calcext:value-type="float">
            <text:p>1141</text:p>
          </table:table-cell>
          <table:table-cell table:style-name="ce11" table:formula="of:=IF([.V121]&lt;1;(1+(59*(1-[.V121])))*[.$A$39]+[.$A$134];0)" office:value-type="float" office:value="1123.16019659212" calcext:value-type="float">
            <text:p>1123</text:p>
          </table:table-cell>
          <table:table-cell table:style-name="ce11" table:formula="of:=IF([.W121]&lt;1;(1+(59*(1-[.W121])))*[.$A$39]+[.$A$134];0)" office:value-type="float" office:value="1105.93517264456" calcext:value-type="float">
            <text:p>1106</text:p>
          </table:table-cell>
          <table:table-cell table:style-name="ce11" table:formula="of:=IF([.X121]&lt;1;(1+(59*(1-[.X121])))*[.$A$39]+[.$A$134];0)" office:value-type="float" office:value="1090.00008463082" calcext:value-type="float">
            <text:p>1090</text:p>
          </table:table-cell>
          <table:table-cell table:style-name="ce11" table:formula="of:=IF([.Y121]&lt;1;(1+(59*(1-[.Y121])))*[.$A$39]+[.$A$134];0)" office:value-type="float" office:value="1075.51100921426" calcext:value-type="float">
            <text:p>1076</text:p>
          </table:table-cell>
          <table:table-cell table:style-name="ce11" table:formula="of:=IF([.Z121]&lt;1;(1+(59*(1-[.Z121])))*[.$A$39]+[.$A$134];0)" office:value-type="float" office:value="1062.58483526591" calcext:value-type="float">
            <text:p>1063</text:p>
          </table:table-cell>
          <table:table-cell table:style-name="ce11" table:formula="of:=IF([.AA121]&lt;1;(1+(59*(1-[.AA121])))*[.$A$39]+[.$A$134];0)" office:value-type="float" office:value="1051.29156736444" calcext:value-type="float">
            <text:p>1051</text:p>
          </table:table-cell>
          <table:table-cell table:style-name="ce11" table:formula="of:=IF([.AB121]&lt;1;(1+(59*(1-[.AB121])))*[.$A$39]+[.$A$134];0)" office:value-type="float" office:value="1041.64916846128" calcext:value-type="float">
            <text:p>1042</text:p>
          </table:table-cell>
          <table:table-cell table:style-name="ce11" table:formula="of:=IF([.AC121]&lt;1;(1+(59*(1-[.AC121])))*[.$A$39]+[.$A$134];0)" office:value-type="float" office:value="1033.62181877153" calcext:value-type="float">
            <text:p>1034</text:p>
          </table:table-cell>
          <table:table-cell table:style-name="ce11" table:formula="of:=IF([.AD121]&lt;1;(1+(59*(1-[.AD121])))*[.$A$39]+[.$A$134];0)" office:value-type="float" office:value="1027.12219604877" calcext:value-type="float">
            <text:p>1027</text:p>
          </table:table-cell>
          <table:table-cell table:style-name="ce11" table:formula="of:=IF([.AE121]&lt;1;(1+(59*(1-[.AE121])))*[.$A$39]+[.$A$134];0)" office:value-type="float" office:value="1022.01794496247" calcext:value-type="float">
            <text:p>1022</text:p>
          </table:table-cell>
          <table:table-cell table:style-name="ce11" table:formula="of:=IF([.AF121]&lt;1;(1+(59*(1-[.AF121])))*[.$A$39]+[.$A$134];0)" office:value-type="float" office:value="1018.14194249465" calcext:value-type="float">
            <text:p>1018</text:p>
          </table:table-cell>
          <table:table-cell table:style-name="ce11" table:formula="of:=IF([.AG121]&lt;1;(1+(59*(1-[.AG121])))*[.$A$39]+[.$A$134];0)" office:value-type="float" office:value="1015.30536945423" calcext:value-type="float">
            <text:p>1015</text:p>
          </table:table-cell>
          <table:table-cell table:style-name="ce11" table:formula="of:=IF([.AH121]&lt;1;(1+(59*(1-[.AH121])))*[.$A$39]+[.$A$134];0)" office:value-type="float" office:value="1013.31208897245" calcext:value-type="float">
            <text:p>1013</text:p>
          </table:table-cell>
          <table:table-cell table:style-name="ce11" table:formula="of:=IF([.AI121]&lt;1;(1+(59*(1-[.AI121])))*[.$A$39]+[.$A$134];0)" office:value-type="float" office:value="1011.97254533326" calcext:value-type="float">
            <text:p>1012</text:p>
          </table:table-cell>
          <table:table-cell table:style-name="ce11" table:formula="of:=IF([.AJ121]&lt;1;(1+(59*(1-[.AJ121])))*[.$A$39]+[.$A$134];0)" office:value-type="float" office:value="1011.11543557409" calcext:value-type="float">
            <text:p>1011</text:p>
          </table:table-cell>
          <table:table-cell table:style-name="ce11" table:formula="of:=IF([.AK121]&lt;1;(1+(59*(1-[.AK121])))*[.$A$39]+[.$A$134];0)" office:value-type="float" office:value="1010.59580444519" calcext:value-type="float">
            <text:p>1011</text:p>
          </table:table-cell>
          <table:table-cell table:style-name="ce11" table:formula="of:=IF([.AL121]&lt;1;(1+(59*(1-[.AL121])))*[.$A$39]+[.$A$134];0)" office:value-type="float" office:value="1010.29890206253" calcext:value-type="float">
            <text:p>1010</text:p>
          </table:table-cell>
          <table:table-cell table:style-name="ce11" table:formula="of:=IF([.AM121]&lt;1;(1+(59*(1-[.AM121])))*[.$A$39]+[.$A$134];0)" office:value-type="float" office:value="1010.13995763715" calcext:value-type="float">
            <text:p>1010</text:p>
          </table:table-cell>
          <table:table-cell table:style-name="ce11" table:formula="of:=IF([.AN121]&lt;1;(1+(59*(1-[.AN121])))*[.$A$39]+[.$A$134];0)" office:value-type="float" office:value="1010.06074507336" calcext:value-type="float">
            <text:p>1010</text:p>
          </table:table-cell>
          <table:table-cell table:style-name="ce11" table:formula="of:=IF([.AO121]&lt;1;(1+(59*(1-[.AO121])))*[.$A$39]+[.$A$134];0)" office:value-type="float" office:value="1010.02425364217" calcext:value-type="float">
            <text:p>1010</text:p>
          </table:table-cell>
          <table:table-cell table:style-name="ce11" table:formula="of:=IF([.AP121]&lt;1;(1+(59*(1-[.AP121])))*[.$A$39]+[.$A$134];0)" office:value-type="float" office:value="1010.00883424544" calcext:value-type="float">
            <text:p>1010</text:p>
          </table:table-cell>
          <table:table-cell table:style-name="ce11" table:formula="of:=IF([.AQ121]&lt;1;(1+(59*(1-[.AQ121])))*[.$A$39]+[.$A$134];0)" office:value-type="float" office:value="1010.00290871524" calcext:value-type="float">
            <text:p>1010</text:p>
          </table:table-cell>
          <table:table-cell table:style-name="ce11" table:formula="of:=IF([.AR121]&lt;1;(1+(59*(1-[.AR121])))*[.$A$39]+[.$A$134];0)" office:value-type="float" office:value="1010.00085701047" calcext:value-type="float">
            <text:p>1010</text:p>
          </table:table-cell>
          <table:table-cell table:style-name="ce11" table:formula="of:=IF([.AS121]&lt;1;(1+(59*(1-[.AS121])))*[.$A$39]+[.$A$134];0)" office:value-type="float" office:value="1010.00022345987" calcext:value-type="float">
            <text:p>1010</text:p>
          </table:table-cell>
          <table:table-cell table:style-name="ce11" table:formula="of:=IF([.AT121]&lt;1;(1+(59*(1-[.AT121])))*[.$A$39]+[.$A$134];0)" office:value-type="float" office:value="1010.00005093711" calcext:value-type="float">
            <text:p>1010</text:p>
          </table:table-cell>
          <table:table-cell table:style-name="ce11" table:formula="of:=IF([.AU121]&lt;1;(1+(59*(1-[.AU121])))*[.$A$39]+[.$A$134];0)" office:value-type="float" office:value="1010.00001001504" calcext:value-type="float">
            <text:p>1010</text:p>
          </table:table-cell>
          <table:table-cell table:style-name="ce11" table:formula="of:=IF([.AV121]&lt;1;(1+(59*(1-[.AV121])))*[.$A$39]+[.$A$134];0)" office:value-type="float" office:value="1010.00000167353" calcext:value-type="float">
            <text:p>1010</text:p>
          </table:table-cell>
          <table:table-cell table:style-name="ce11" table:formula="of:=IF([.AW121]&lt;1;(1+(59*(1-[.AW121])))*[.$A$39]+[.$A$134];0)" office:value-type="float" office:value="1010.00000023384" calcext:value-type="float">
            <text:p>1010</text:p>
          </table:table-cell>
          <table:table-cell table:style-name="ce11" table:formula="of:=IF([.AX121]&lt;1;(1+(59*(1-[.AX121])))*[.$A$39]+[.$A$134];0)" office:value-type="float" office:value="1010.00000002684" calcext:value-type="float">
            <text:p>1010</text:p>
          </table:table-cell>
          <table:table-cell table:style-name="ce11" table:formula="of:=IF([.AY121]&lt;1;(1+(59*(1-[.AY121])))*[.$A$39]+[.$A$134];0)" office:value-type="float" office:value="1010.00000000248" calcext:value-type="float">
            <text:p>1010</text:p>
          </table:table-cell>
          <table:table-cell table:style-name="ce11" table:formula="of:=IF([.AZ121]&lt;1;(1+(59*(1-[.AZ121])))*[.$A$39]+[.$A$134];0)" office:value-type="float" office:value="1010.00000000018" calcext:value-type="float">
            <text:p>1010</text:p>
          </table:table-cell>
          <table:table-cell table:style-name="ce11" table:formula="of:=IF([.BA121]&lt;1;(1+(59*(1-[.BA121])))*[.$A$39]+[.$A$134];0)" office:value-type="float" office:value="1010.00000000001" calcext:value-type="float">
            <text:p>1010</text:p>
          </table:table-cell>
          <table:table-cell table:style-name="ce11" table:formula="of:=IF([.BB121]&lt;1;(1+(59*(1-[.BB121])))*[.$A$39]+[.$A$134];0)" office:value-type="float" office:value="0" calcext:value-type="float">
            <text:p>0</text:p>
          </table:table-cell>
          <table:table-cell table:style-name="ce11" table:formula="of:=IF([.BC121]&lt;1;(1+(59*(1-[.BC121])))*[.$A$39]+[.$A$134];0)" office:value-type="float" office:value="0" calcext:value-type="float">
            <text:p>0</text:p>
          </table:table-cell>
          <table:table-cell table:style-name="ce11" table:formula="of:=IF([.BD121]&lt;1;(1+(59*(1-[.BD121])))*[.$A$39]+[.$A$134];0)" office:value-type="float" office:value="0" calcext:value-type="float">
            <text:p>0</text:p>
          </table:table-cell>
          <table:table-cell table:style-name="ce11" table:formula="of:=IF([.BE121]&lt;1;(1+(59*(1-[.BE121])))*[.$A$39]+[.$A$134];0)" office:value-type="float" office:value="0" calcext:value-type="float">
            <text:p>0</text:p>
          </table:table-cell>
          <table:table-cell table:style-name="ce11" table:formula="of:=IF([.BF121]&lt;1;(1+(59*(1-[.BF121])))*[.$A$39]+[.$A$134];0)" office:value-type="float" office:value="0" calcext:value-type="float">
            <text:p>0</text:p>
          </table:table-cell>
          <table:table-cell table:style-name="ce11" table:formula="of:=IF([.BG121]&lt;1;(1+(59*(1-[.BG121])))*[.$A$39]+[.$A$134];0)" office:value-type="float" office:value="0" calcext:value-type="float">
            <text:p>0</text:p>
          </table:table-cell>
          <table:table-cell table:style-name="ce11" table:formula="of:=IF([.BH121]&lt;1;(1+(59*(1-[.BH121])))*[.$A$39]+[.$A$134];0)" office:value-type="float" office:value="0" calcext:value-type="float">
            <text:p>0</text:p>
          </table:table-cell>
          <table:table-cell table:style-name="ce11" table:formula="of:=IF([.BI121]&lt;1;(1+(59*(1-[.BI121])))*[.$A$39]+[.$A$134];0)" office:value-type="float" office:value="0" calcext:value-type="float">
            <text:p>0</text:p>
          </table:table-cell>
          <table:table-cell table:style-name="ce11" table:formula="of:=IF([.BJ121]&lt;1;(1+(59*(1-[.BJ121])))*[.$A$39]+[.$A$134];0)" office:value-type="float" office:value="0" calcext:value-type="float">
            <text:p>0</text:p>
          </table:table-cell>
          <table:table-cell table:style-name="ce11" table:formula="of:=IF([.BK121]&lt;1;(1+(59*(1-[.BK121])))*[.$A$39]+[.$A$134];0)" office:value-type="float" office:value="0" calcext:value-type="float">
            <text:p>0</text:p>
          </table:table-cell>
          <table:table-cell table:style-name="ce11" table:formula="of:=IF([.BL121]&lt;1;(1+(59*(1-[.BL121])))*[.$A$39]+[.$A$134];0)" office:value-type="float" office:value="0" calcext:value-type="float">
            <text:p>0</text:p>
          </table:table-cell>
          <table:table-cell table:style-name="ce11" table:formula="of:=IF([.BM121]&lt;1;(1+(59*(1-[.BM121])))*[.$A$39]+[.$A$134];0)" office:value-type="float" office:value="0" calcext:value-type="float">
            <text:p>0</text:p>
          </table:table-cell>
          <table:table-cell table:style-name="ce11" table:formula="of:=IF([.BN121]&lt;1;(1+(59*(1-[.BN121])))*[.$A$39]+[.$A$134];0)" office:value-type="float" office:value="0" calcext:value-type="float">
            <text:p>0</text:p>
          </table:table-cell>
          <table:table-cell table:style-name="ce11" table:formula="of:=IF([.BO121]&lt;1;(1+(59*(1-[.BO121])))*[.$A$39]+[.$A$134];0)" office:value-type="float" office:value="0" calcext:value-type="float">
            <text:p>0</text:p>
          </table:table-cell>
          <table:table-cell table:style-name="ce11" table:formula="of:=IF([.BP121]&lt;1;(1+(59*(1-[.BP121])))*[.$A$39]+[.$A$134];0)" office:value-type="float" office:value="0" calcext:value-type="float">
            <text:p>0</text:p>
          </table:table-cell>
          <table:table-cell table:style-name="ce11" table:formula="of:=IF([.BQ121]&lt;1;(1+(59*(1-[.BQ121])))*[.$A$39]+[.$A$134];0)" office:value-type="float" office:value="0" calcext:value-type="float">
            <text:p>0</text:p>
          </table:table-cell>
          <table:table-cell table:style-name="ce11" table:formula="of:=IF([.BR121]&lt;1;(1+(59*(1-[.BR121])))*[.$A$39]+[.$A$134];0)" office:value-type="float" office:value="0" calcext:value-type="float">
            <text:p>0</text:p>
          </table:table-cell>
          <table:table-cell table:style-name="ce11" table:formula="of:=IF([.BS121]&lt;1;(1+(59*(1-[.BS121])))*[.$A$39]+[.$A$134];0)" office:value-type="float" office:value="0" calcext:value-type="float">
            <text:p>0</text:p>
          </table:table-cell>
          <table:table-cell table:style-name="ce11" table:formula="of:=IF([.BT121]&lt;1;(1+(59*(1-[.BT121])))*[.$A$39]+[.$A$134];0)" office:value-type="float" office:value="0" calcext:value-type="float">
            <text:p>0</text:p>
          </table:table-cell>
          <table:table-cell table:style-name="ce11" table:formula="of:=IF([.BU121]&lt;1;(1+(59*(1-[.BU121])))*[.$A$39]+[.$A$134];0)" office:value-type="float" office:value="0" calcext:value-type="float">
            <text:p>0</text:p>
          </table:table-cell>
          <table:table-cell table:style-name="ce11" table:formula="of:=IF([.BV121]&lt;1;(1+(59*(1-[.BV121])))*[.$A$39]+[.$A$134];0)" office:value-type="float" office:value="0" calcext:value-type="float">
            <text:p>0</text:p>
          </table:table-cell>
          <table:table-cell table:style-name="ce11" table:formula="of:=IF([.BW121]&lt;1;(1+(59*(1-[.BW121])))*[.$A$39]+[.$A$134];0)" office:value-type="float" office:value="0" calcext:value-type="float">
            <text:p>0</text:p>
          </table:table-cell>
          <table:table-cell table:style-name="ce11" table:formula="of:=IF([.BX121]&lt;1;(1+(59*(1-[.BX121])))*[.$A$39]+[.$A$134];0)" office:value-type="float" office:value="0" calcext:value-type="float">
            <text:p>0</text:p>
          </table:table-cell>
          <table:table-cell table:style-name="ce11" table:formula="of:=IF([.BY121]&lt;1;(1+(59*(1-[.BY121])))*[.$A$39]+[.$A$134];0)" office:value-type="float" office:value="0" calcext:value-type="float">
            <text:p>0</text:p>
          </table:table-cell>
          <table:table-cell table:style-name="ce11" table:formula="of:=IF([.BZ121]&lt;1;(1+(59*(1-[.BZ121])))*[.$A$39]+[.$A$134];0)" office:value-type="float" office:value="0" calcext:value-type="float">
            <text:p>0</text:p>
          </table:table-cell>
          <table:table-cell table:style-name="ce11" table:formula="of:=IF([.CA121]&lt;1;(1+(59*(1-[.CA121])))*[.$A$39]+[.$A$134];0)" office:value-type="float" office:value="0" calcext:value-type="float">
            <text:p>0</text:p>
          </table:table-cell>
          <table:table-cell table:style-name="ce11" table:formula="of:=IF([.CB121]&lt;1;(1+(59*(1-[.CB121])))*[.$A$39]+[.$A$134];0)" office:value-type="float" office:value="0" calcext:value-type="float">
            <text:p>0</text:p>
          </table:table-cell>
          <table:table-cell table:style-name="ce11" table:formula="of:=IF([.CC121]&lt;1;(1+(59*(1-[.CC121])))*[.$A$39]+[.$A$134];0)" office:value-type="float" office:value="0" calcext:value-type="float">
            <text:p>0</text:p>
          </table:table-cell>
          <table:table-cell table:style-name="ce11" table:formula="of:=IF([.CD121]&lt;1;(1+(59*(1-[.CD121])))*[.$A$39]+[.$A$134];0)" office:value-type="float" office:value="0" calcext:value-type="float">
            <text:p>0</text:p>
          </table:table-cell>
          <table:table-cell table:style-name="ce11" table:formula="of:=IF([.CE121]&lt;1;(1+(59*(1-[.CE121])))*[.$A$39]+[.$A$134];0)" office:value-type="float" office:value="0" calcext:value-type="float">
            <text:p>0</text:p>
          </table:table-cell>
          <table:table-cell table:style-name="ce11" table:formula="of:=IF([.CF121]&lt;1;(1+(59*(1-[.CF121])))*[.$A$39]+[.$A$134];0)" office:value-type="float" office:value="0" calcext:value-type="float">
            <text:p>0</text:p>
          </table:table-cell>
          <table:table-cell table:style-name="ce11" table:formula="of:=IF([.CG121]&lt;1;(1+(59*(1-[.CG121])))*[.$A$39]+[.$A$134];0)" office:value-type="float" office:value="0" calcext:value-type="float">
            <text:p>0</text:p>
          </table:table-cell>
          <table:table-cell table:style-name="ce11" table:formula="of:=IF([.CH121]&lt;1;(1+(59*(1-[.CH121])))*[.$A$39]+[.$A$134];0)" office:value-type="float" office:value="0" calcext:value-type="float">
            <text:p>0</text:p>
          </table:table-cell>
          <table:table-cell table:style-name="ce11" table:formula="of:=IF([.CI121]&lt;1;(1+(59*(1-[.CI121])))*[.$A$39]+[.$A$134];0)" office:value-type="float" office:value="0" calcext:value-type="float">
            <text:p>0</text:p>
          </table:table-cell>
          <table:table-cell table:style-name="ce11" table:formula="of:=IF([.CJ121]&lt;1;(1+(59*(1-[.CJ121])))*[.$A$39]+[.$A$134];0)" office:value-type="float" office:value="0" calcext:value-type="float">
            <text:p>0</text:p>
          </table:table-cell>
          <table:table-cell table:style-name="ce11" table:formula="of:=IF([.CK121]&lt;1;(1+(59*(1-[.CK121])))*[.$A$39]+[.$A$134];0)" office:value-type="float" office:value="0" calcext:value-type="float">
            <text:p>0</text:p>
          </table:table-cell>
          <table:table-cell table:style-name="ce11" table:formula="of:=IF([.CL121]&lt;1;(1+(59*(1-[.CL121])))*[.$A$39]+[.$A$134];0)" office:value-type="float" office:value="0" calcext:value-type="float">
            <text:p>0</text:p>
          </table:table-cell>
          <table:table-cell table:style-name="ce11" table:formula="of:=IF([.CM121]&lt;1;(1+(59*(1-[.CM121])))*[.$A$39]+[.$A$134];0)" office:value-type="float" office:value="0" calcext:value-type="float">
            <text:p>0</text:p>
          </table:table-cell>
          <table:table-cell table:style-name="ce11" table:formula="of:=IF([.CN121]&lt;1;(1+(59*(1-[.CN121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0" calcext:value-type="float">
            <text:p>100000</text:p>
          </table:table-cell>
          <table:table-cell table:style-name="ce11" table:formula="of:=IF([.A122]&lt;1;(1+(59*(1-[.A122])))*[.$A$39]+[.$A$134];0)" office:value-type="float" office:value="1423" calcext:value-type="float">
            <text:p>1423</text:p>
          </table:table-cell>
          <table:table-cell table:style-name="ce11" table:formula="of:=IF([.B122]&lt;1;(1+(59*(1-[.B122])))*[.$A$39]+[.$A$134];0)" office:value-type="float" office:value="1408.52893228448" calcext:value-type="float">
            <text:p>1409</text:p>
          </table:table-cell>
          <table:table-cell table:style-name="ce11" table:formula="of:=IF([.C122]&lt;1;(1+(59*(1-[.C122])))*[.$A$39]+[.$A$134];0)" office:value-type="float" office:value="1393.19571149377" calcext:value-type="float">
            <text:p>1393</text:p>
          </table:table-cell>
          <table:table-cell table:style-name="ce11" table:formula="of:=IF([.D122]&lt;1;(1+(59*(1-[.D122])))*[.$A$39]+[.$A$134];0)" office:value-type="float" office:value="1377.00966634312" calcext:value-type="float">
            <text:p>1377</text:p>
          </table:table-cell>
          <table:table-cell table:style-name="ce11" table:formula="of:=IF([.E122]&lt;1;(1+(59*(1-[.E122])))*[.$A$39]+[.$A$134];0)" office:value-type="float" office:value="1359.99355900773" calcext:value-type="float">
            <text:p>1360</text:p>
          </table:table-cell>
          <table:table-cell table:style-name="ce11" table:formula="of:=IF([.F122]&lt;1;(1+(59*(1-[.F122])))*[.$A$39]+[.$A$134];0)" office:value-type="float" office:value="1342.18564121707" calcext:value-type="float">
            <text:p>1342</text:p>
          </table:table-cell>
          <table:table-cell table:style-name="ce11" table:formula="of:=IF([.G122]&lt;1;(1+(59*(1-[.G122])))*[.$A$39]+[.$A$134];0)" office:value-type="float" office:value="1323.64165764761" calcext:value-type="float">
            <text:p>1324</text:p>
          </table:table-cell>
          <table:table-cell table:style-name="ce11" table:formula="of:=IF([.H122]&lt;1;(1+(59*(1-[.H122])))*[.$A$39]+[.$A$134];0)" office:value-type="float" office:value="1304.43668088913" calcext:value-type="float">
            <text:p>1304</text:p>
          </table:table-cell>
          <table:table-cell table:style-name="ce11" table:formula="of:=IF([.I122]&lt;1;(1+(59*(1-[.I122])))*[.$A$39]+[.$A$134];0)" office:value-type="float" office:value="1284.66663288925" calcext:value-type="float">
            <text:p>1285</text:p>
          </table:table-cell>
          <table:table-cell table:style-name="ce11" table:formula="of:=IF([.J122]&lt;1;(1+(59*(1-[.J122])))*[.$A$39]+[.$A$134];0)" office:value-type="float" office:value="1264.44931893165" calcext:value-type="float">
            <text:p>1264</text:p>
          </table:table-cell>
          <table:table-cell table:style-name="ce11" table:formula="of:=IF([.K122]&lt;1;(1+(59*(1-[.K122])))*[.$A$39]+[.$A$134];0)" office:value-type="float" office:value="1243.92477524265" calcext:value-type="float">
            <text:p>1244</text:p>
          </table:table-cell>
          <table:table-cell table:style-name="ce11" table:formula="of:=IF([.L122]&lt;1;(1+(59*(1-[.L122])))*[.$A$39]+[.$A$134];0)" office:value-type="float" office:value="1223.25471486579" calcext:value-type="float">
            <text:p>1223</text:p>
          </table:table-cell>
          <table:table-cell table:style-name="ce11" table:formula="of:=IF([.M122]&lt;1;(1+(59*(1-[.M122])))*[.$A$39]+[.$A$134];0)" office:value-type="float" office:value="1202.62085435719" calcext:value-type="float">
            <text:p>1203</text:p>
          </table:table-cell>
          <table:table-cell table:style-name="ce11" table:formula="of:=IF([.N122]&lt;1;(1+(59*(1-[.N122])))*[.$A$39]+[.$A$134];0)" office:value-type="float" office:value="1182.22192298081" calcext:value-type="float">
            <text:p>1182</text:p>
          </table:table-cell>
          <table:table-cell table:style-name="ce11" table:formula="of:=IF([.O122]&lt;1;(1+(59*(1-[.O122])))*[.$A$39]+[.$A$134];0)" office:value-type="float" office:value="1162.269203631" calcext:value-type="float">
            <text:p>1162</text:p>
          </table:table-cell>
          <table:table-cell table:style-name="ce11" table:formula="of:=IF([.P122]&lt;1;(1+(59*(1-[.P122])))*[.$A$39]+[.$A$134];0)" office:value-type="float" office:value="1142.98053714467" calcext:value-type="float">
            <text:p>1143</text:p>
          </table:table-cell>
          <table:table-cell table:style-name="ce11" table:formula="of:=IF([.Q122]&lt;1;(1+(59*(1-[.Q122])))*[.$A$39]+[.$A$134];0)" office:value-type="float" office:value="1124.57284305377" calcext:value-type="float">
            <text:p>1125</text:p>
          </table:table-cell>
          <table:table-cell table:style-name="ce11" table:formula="of:=IF([.R122]&lt;1;(1+(59*(1-[.R122])))*[.$A$39]+[.$A$134];0)" office:value-type="float" office:value="1107.25336966014" calcext:value-type="float">
            <text:p>1107</text:p>
          </table:table-cell>
          <table:table-cell table:style-name="ce11" table:formula="of:=IF([.S122]&lt;1;(1+(59*(1-[.S122])))*[.$A$39]+[.$A$134];0)" office:value-type="float" office:value="1091.21007702866" calcext:value-type="float">
            <text:p>1091</text:p>
          </table:table-cell>
          <table:table-cell table:style-name="ce11" table:formula="of:=IF([.T122]&lt;1;(1+(59*(1-[.T122])))*[.$A$39]+[.$A$134];0)" office:value-type="float" office:value="1076.60176117039" calcext:value-type="float">
            <text:p>1077</text:p>
          </table:table-cell>
          <table:table-cell table:style-name="ce11" table:formula="of:=IF([.U122]&lt;1;(1+(59*(1-[.U122])))*[.$A$39]+[.$A$134];0)" office:value-type="float" office:value="1063.54871871015" calcext:value-type="float">
            <text:p>1064</text:p>
          </table:table-cell>
          <table:table-cell table:style-name="ce11" table:formula="of:=IF([.V122]&lt;1;(1+(59*(1-[.V122])))*[.$A$39]+[.$A$134];0)" office:value-type="float" office:value="1052.12489107443" calcext:value-type="float">
            <text:p>1052</text:p>
          </table:table-cell>
          <table:table-cell table:style-name="ce11" table:formula="of:=IF([.W122]&lt;1;(1+(59*(1-[.W122])))*[.$A$39]+[.$A$134];0)" office:value-type="float" office:value="1042.35247191109" calcext:value-type="float">
            <text:p>1042</text:p>
          </table:table-cell>
          <table:table-cell table:style-name="ce11" table:formula="of:=IF([.X122]&lt;1;(1+(59*(1-[.X122])))*[.$A$39]+[.$A$134];0)" office:value-type="float" office:value="1034.19986897178" calcext:value-type="float">
            <text:p>1034</text:p>
          </table:table-cell>
          <table:table-cell table:style-name="ce11" table:formula="of:=IF([.Y122]&lt;1;(1+(59*(1-[.Y122])))*[.$A$39]+[.$A$134];0)" office:value-type="float" office:value="1027.58365341017" calcext:value-type="float">
            <text:p>1028</text:p>
          </table:table-cell>
          <table:table-cell table:style-name="ce11" table:formula="of:=IF([.Z122]&lt;1;(1+(59*(1-[.Z122])))*[.$A$39]+[.$A$134];0)" office:value-type="float" office:value="1022.37470416053" calcext:value-type="float">
            <text:p>1022</text:p>
          </table:table-cell>
          <table:table-cell table:style-name="ce11" table:formula="of:=IF([.AA122]&lt;1;(1+(59*(1-[.AA122])))*[.$A$39]+[.$A$134];0)" office:value-type="float" office:value="1018.40820141504" calcext:value-type="float">
            <text:p>1018</text:p>
          </table:table-cell>
          <table:table-cell table:style-name="ce11" table:formula="of:=IF([.AB122]&lt;1;(1+(59*(1-[.AB122])))*[.$A$39]+[.$A$134];0)" office:value-type="float" office:value="1015.49652510572" calcext:value-type="float">
            <text:p>1015</text:p>
          </table:table-cell>
          <table:table-cell table:style-name="ce11" table:formula="of:=IF([.AC122]&lt;1;(1+(59*(1-[.AC122])))*[.$A$39]+[.$A$134];0)" office:value-type="float" office:value="1013.44359315922" calcext:value-type="float">
            <text:p>1013</text:p>
          </table:table-cell>
          <table:table-cell table:style-name="ce11" table:formula="of:=IF([.AD122]&lt;1;(1+(59*(1-[.AD122])))*[.$A$39]+[.$A$134];0)" office:value-type="float" office:value="1012.05886475382" calcext:value-type="float">
            <text:p>1012</text:p>
          </table:table-cell>
          <table:table-cell table:style-name="ce11" table:formula="of:=IF([.AE122]&lt;1;(1+(59*(1-[.AE122])))*[.$A$39]+[.$A$134];0)" office:value-type="float" office:value="1011.16924467204" calcext:value-type="float">
            <text:p>1011</text:p>
          </table:table-cell>
          <table:table-cell table:style-name="ce11" table:formula="of:=IF([.AF122]&lt;1;(1+(59*(1-[.AF122])))*[.$A$39]+[.$A$134];0)" office:value-type="float" office:value="1010.62749567733" calcext:value-type="float">
            <text:p>1011</text:p>
          </table:table-cell>
          <table:table-cell table:style-name="ce11" table:formula="of:=IF([.AG122]&lt;1;(1+(59*(1-[.AG122])))*[.$A$39]+[.$A$134];0)" office:value-type="float" office:value="1010.31643652828" calcext:value-type="float">
            <text:p>1010</text:p>
          </table:table-cell>
          <table:table-cell table:style-name="ce11" table:formula="of:=IF([.AH122]&lt;1;(1+(59*(1-[.AH122])))*[.$A$39]+[.$A$134];0)" office:value-type="float" office:value="1010.14901502879" calcext:value-type="float">
            <text:p>1010</text:p>
          </table:table-cell>
          <table:table-cell table:style-name="ce11" table:formula="of:=IF([.AI122]&lt;1;(1+(59*(1-[.AI122])))*[.$A$39]+[.$A$134];0)" office:value-type="float" office:value="1010.06508304697" calcext:value-type="float">
            <text:p>1010</text:p>
          </table:table-cell>
          <table:table-cell table:style-name="ce11" table:formula="of:=IF([.AJ122]&lt;1;(1+(59*(1-[.AJ122])))*[.$A$39]+[.$A$134];0)" office:value-type="float" office:value="1010.02616552563" calcext:value-type="float">
            <text:p>1010</text:p>
          </table:table-cell>
          <table:table-cell table:style-name="ce11" table:formula="of:=IF([.AK122]&lt;1;(1+(59*(1-[.AK122])))*[.$A$39]+[.$A$134];0)" office:value-type="float" office:value="1010.00960322731" calcext:value-type="float">
            <text:p>1010</text:p>
          </table:table-cell>
          <table:table-cell table:style-name="ce11" table:formula="of:=IF([.AL122]&lt;1;(1+(59*(1-[.AL122])))*[.$A$39]+[.$A$134];0)" office:value-type="float" office:value="1010.00318840681" calcext:value-type="float">
            <text:p>1010</text:p>
          </table:table-cell>
          <table:table-cell table:style-name="ce11" table:formula="of:=IF([.AM122]&lt;1;(1+(59*(1-[.AM122])))*[.$A$39]+[.$A$134];0)" office:value-type="float" office:value="1010.000948082" calcext:value-type="float">
            <text:p>1010</text:p>
          </table:table-cell>
          <table:table-cell table:style-name="ce11" table:formula="of:=IF([.AN122]&lt;1;(1+(59*(1-[.AN122])))*[.$A$39]+[.$A$134];0)" office:value-type="float" office:value="1010.00024971538" calcext:value-type="float">
            <text:p>1010</text:p>
          </table:table-cell>
          <table:table-cell table:style-name="ce11" table:formula="of:=IF([.AO122]&lt;1;(1+(59*(1-[.AO122])))*[.$A$39]+[.$A$134];0)" office:value-type="float" office:value="1010.00005755786" calcext:value-type="float">
            <text:p>1010</text:p>
          </table:table-cell>
          <table:table-cell table:style-name="ce11" table:formula="of:=IF([.AP122]&lt;1;(1+(59*(1-[.AP122])))*[.$A$39]+[.$A$134];0)" office:value-type="float" office:value="1010.00001145592" calcext:value-type="float">
            <text:p>1010</text:p>
          </table:table-cell>
          <table:table-cell table:style-name="ce11" table:formula="of:=IF([.AQ122]&lt;1;(1+(59*(1-[.AQ122])))*[.$A$39]+[.$A$134];0)" office:value-type="float" office:value="1010.00000194021" calcext:value-type="float">
            <text:p>1010</text:p>
          </table:table-cell>
          <table:table-cell table:style-name="ce11" table:formula="of:=IF([.AR122]&lt;1;(1+(59*(1-[.AR122])))*[.$A$39]+[.$A$134];0)" office:value-type="float" office:value="1010.00000027514" calcext:value-type="float">
            <text:p>1010</text:p>
          </table:table-cell>
          <table:table-cell table:style-name="ce11" table:formula="of:=IF([.AS122]&lt;1;(1+(59*(1-[.AS122])))*[.$A$39]+[.$A$134];0)" office:value-type="float" office:value="1010.00000003209" calcext:value-type="float">
            <text:p>1010</text:p>
          </table:table-cell>
          <table:table-cell table:style-name="ce11" table:formula="of:=IF([.AT122]&lt;1;(1+(59*(1-[.AT122])))*[.$A$39]+[.$A$134];0)" office:value-type="float" office:value="1010.00000000302" calcext:value-type="float">
            <text:p>1010</text:p>
          </table:table-cell>
          <table:table-cell table:style-name="ce11" table:formula="of:=IF([.AU122]&lt;1;(1+(59*(1-[.AU122])))*[.$A$39]+[.$A$134];0)" office:value-type="float" office:value="1010.00000000022" calcext:value-type="float">
            <text:p>1010</text:p>
          </table:table-cell>
          <table:table-cell table:style-name="ce11" table:formula="of:=IF([.AV122]&lt;1;(1+(59*(1-[.AV122])))*[.$A$39]+[.$A$134];0)" office:value-type="float" office:value="1010.00000000001" calcext:value-type="float">
            <text:p>1010</text:p>
          </table:table-cell>
          <table:table-cell table:style-name="ce11" table:formula="of:=IF([.AW122]&lt;1;(1+(59*(1-[.AW122])))*[.$A$39]+[.$A$134];0)" office:value-type="float" office:value="0" calcext:value-type="float">
            <text:p>0</text:p>
          </table:table-cell>
          <table:table-cell table:style-name="ce11" table:formula="of:=IF([.AX122]&lt;1;(1+(59*(1-[.AX122])))*[.$A$39]+[.$A$134];0)" office:value-type="float" office:value="0" calcext:value-type="float">
            <text:p>0</text:p>
          </table:table-cell>
          <table:table-cell table:style-name="ce11" table:formula="of:=IF([.AY122]&lt;1;(1+(59*(1-[.AY122])))*[.$A$39]+[.$A$134];0)" office:value-type="float" office:value="0" calcext:value-type="float">
            <text:p>0</text:p>
          </table:table-cell>
          <table:table-cell table:style-name="ce11" table:formula="of:=IF([.AZ122]&lt;1;(1+(59*(1-[.AZ122])))*[.$A$39]+[.$A$134];0)" office:value-type="float" office:value="0" calcext:value-type="float">
            <text:p>0</text:p>
          </table:table-cell>
          <table:table-cell table:style-name="ce11" table:formula="of:=IF([.BA122]&lt;1;(1+(59*(1-[.BA122])))*[.$A$39]+[.$A$134];0)" office:value-type="float" office:value="0" calcext:value-type="float">
            <text:p>0</text:p>
          </table:table-cell>
          <table:table-cell table:style-name="ce11" table:formula="of:=IF([.BB122]&lt;1;(1+(59*(1-[.BB122])))*[.$A$39]+[.$A$134];0)" office:value-type="float" office:value="0" calcext:value-type="float">
            <text:p>0</text:p>
          </table:table-cell>
          <table:table-cell table:style-name="ce11" table:formula="of:=IF([.BC122]&lt;1;(1+(59*(1-[.BC122])))*[.$A$39]+[.$A$134];0)" office:value-type="float" office:value="0" calcext:value-type="float">
            <text:p>0</text:p>
          </table:table-cell>
          <table:table-cell table:style-name="ce11" table:formula="of:=IF([.BD122]&lt;1;(1+(59*(1-[.BD122])))*[.$A$39]+[.$A$134];0)" office:value-type="float" office:value="0" calcext:value-type="float">
            <text:p>0</text:p>
          </table:table-cell>
          <table:table-cell table:style-name="ce11" table:formula="of:=IF([.BE122]&lt;1;(1+(59*(1-[.BE122])))*[.$A$39]+[.$A$134];0)" office:value-type="float" office:value="0" calcext:value-type="float">
            <text:p>0</text:p>
          </table:table-cell>
          <table:table-cell table:style-name="ce11" table:formula="of:=IF([.BF122]&lt;1;(1+(59*(1-[.BF122])))*[.$A$39]+[.$A$134];0)" office:value-type="float" office:value="0" calcext:value-type="float">
            <text:p>0</text:p>
          </table:table-cell>
          <table:table-cell table:style-name="ce11" table:formula="of:=IF([.BG122]&lt;1;(1+(59*(1-[.BG122])))*[.$A$39]+[.$A$134];0)" office:value-type="float" office:value="0" calcext:value-type="float">
            <text:p>0</text:p>
          </table:table-cell>
          <table:table-cell table:style-name="ce11" table:formula="of:=IF([.BH122]&lt;1;(1+(59*(1-[.BH122])))*[.$A$39]+[.$A$134];0)" office:value-type="float" office:value="0" calcext:value-type="float">
            <text:p>0</text:p>
          </table:table-cell>
          <table:table-cell table:style-name="ce11" table:formula="of:=IF([.BI122]&lt;1;(1+(59*(1-[.BI122])))*[.$A$39]+[.$A$134];0)" office:value-type="float" office:value="0" calcext:value-type="float">
            <text:p>0</text:p>
          </table:table-cell>
          <table:table-cell table:style-name="ce11" table:formula="of:=IF([.BJ122]&lt;1;(1+(59*(1-[.BJ122])))*[.$A$39]+[.$A$134];0)" office:value-type="float" office:value="0" calcext:value-type="float">
            <text:p>0</text:p>
          </table:table-cell>
          <table:table-cell table:style-name="ce11" table:formula="of:=IF([.BK122]&lt;1;(1+(59*(1-[.BK122])))*[.$A$39]+[.$A$134];0)" office:value-type="float" office:value="0" calcext:value-type="float">
            <text:p>0</text:p>
          </table:table-cell>
          <table:table-cell table:style-name="ce11" table:formula="of:=IF([.BL122]&lt;1;(1+(59*(1-[.BL122])))*[.$A$39]+[.$A$134];0)" office:value-type="float" office:value="0" calcext:value-type="float">
            <text:p>0</text:p>
          </table:table-cell>
          <table:table-cell table:style-name="ce11" table:formula="of:=IF([.BM122]&lt;1;(1+(59*(1-[.BM122])))*[.$A$39]+[.$A$134];0)" office:value-type="float" office:value="0" calcext:value-type="float">
            <text:p>0</text:p>
          </table:table-cell>
          <table:table-cell table:style-name="ce11" table:formula="of:=IF([.BN122]&lt;1;(1+(59*(1-[.BN122])))*[.$A$39]+[.$A$134];0)" office:value-type="float" office:value="0" calcext:value-type="float">
            <text:p>0</text:p>
          </table:table-cell>
          <table:table-cell table:style-name="ce11" table:formula="of:=IF([.BO122]&lt;1;(1+(59*(1-[.BO122])))*[.$A$39]+[.$A$134];0)" office:value-type="float" office:value="0" calcext:value-type="float">
            <text:p>0</text:p>
          </table:table-cell>
          <table:table-cell table:style-name="ce11" table:formula="of:=IF([.BP122]&lt;1;(1+(59*(1-[.BP122])))*[.$A$39]+[.$A$134];0)" office:value-type="float" office:value="0" calcext:value-type="float">
            <text:p>0</text:p>
          </table:table-cell>
          <table:table-cell table:style-name="ce11" table:formula="of:=IF([.BQ122]&lt;1;(1+(59*(1-[.BQ122])))*[.$A$39]+[.$A$134];0)" office:value-type="float" office:value="0" calcext:value-type="float">
            <text:p>0</text:p>
          </table:table-cell>
          <table:table-cell table:style-name="ce11" table:formula="of:=IF([.BR122]&lt;1;(1+(59*(1-[.BR122])))*[.$A$39]+[.$A$134];0)" office:value-type="float" office:value="0" calcext:value-type="float">
            <text:p>0</text:p>
          </table:table-cell>
          <table:table-cell table:style-name="ce11" table:formula="of:=IF([.BS122]&lt;1;(1+(59*(1-[.BS122])))*[.$A$39]+[.$A$134];0)" office:value-type="float" office:value="0" calcext:value-type="float">
            <text:p>0</text:p>
          </table:table-cell>
          <table:table-cell table:style-name="ce11" table:formula="of:=IF([.BT122]&lt;1;(1+(59*(1-[.BT122])))*[.$A$39]+[.$A$134];0)" office:value-type="float" office:value="0" calcext:value-type="float">
            <text:p>0</text:p>
          </table:table-cell>
          <table:table-cell table:style-name="ce11" table:formula="of:=IF([.BU122]&lt;1;(1+(59*(1-[.BU122])))*[.$A$39]+[.$A$134];0)" office:value-type="float" office:value="0" calcext:value-type="float">
            <text:p>0</text:p>
          </table:table-cell>
          <table:table-cell table:style-name="ce11" table:formula="of:=IF([.BV122]&lt;1;(1+(59*(1-[.BV122])))*[.$A$39]+[.$A$134];0)" office:value-type="float" office:value="0" calcext:value-type="float">
            <text:p>0</text:p>
          </table:table-cell>
          <table:table-cell table:style-name="ce11" table:formula="of:=IF([.BW122]&lt;1;(1+(59*(1-[.BW122])))*[.$A$39]+[.$A$134];0)" office:value-type="float" office:value="0" calcext:value-type="float">
            <text:p>0</text:p>
          </table:table-cell>
          <table:table-cell table:style-name="ce11" table:formula="of:=IF([.BX122]&lt;1;(1+(59*(1-[.BX122])))*[.$A$39]+[.$A$134];0)" office:value-type="float" office:value="0" calcext:value-type="float">
            <text:p>0</text:p>
          </table:table-cell>
          <table:table-cell table:style-name="ce11" table:formula="of:=IF([.BY122]&lt;1;(1+(59*(1-[.BY122])))*[.$A$39]+[.$A$134];0)" office:value-type="float" office:value="0" calcext:value-type="float">
            <text:p>0</text:p>
          </table:table-cell>
          <table:table-cell table:style-name="ce11" table:formula="of:=IF([.BZ122]&lt;1;(1+(59*(1-[.BZ122])))*[.$A$39]+[.$A$134];0)" office:value-type="float" office:value="0" calcext:value-type="float">
            <text:p>0</text:p>
          </table:table-cell>
          <table:table-cell table:style-name="ce11" table:formula="of:=IF([.CA122]&lt;1;(1+(59*(1-[.CA122])))*[.$A$39]+[.$A$134];0)" office:value-type="float" office:value="0" calcext:value-type="float">
            <text:p>0</text:p>
          </table:table-cell>
          <table:table-cell table:style-name="ce11" table:formula="of:=IF([.CB122]&lt;1;(1+(59*(1-[.CB122])))*[.$A$39]+[.$A$134];0)" office:value-type="float" office:value="0" calcext:value-type="float">
            <text:p>0</text:p>
          </table:table-cell>
          <table:table-cell table:style-name="ce11" table:formula="of:=IF([.CC122]&lt;1;(1+(59*(1-[.CC122])))*[.$A$39]+[.$A$134];0)" office:value-type="float" office:value="0" calcext:value-type="float">
            <text:p>0</text:p>
          </table:table-cell>
          <table:table-cell table:style-name="ce11" table:formula="of:=IF([.CD122]&lt;1;(1+(59*(1-[.CD122])))*[.$A$39]+[.$A$134];0)" office:value-type="float" office:value="0" calcext:value-type="float">
            <text:p>0</text:p>
          </table:table-cell>
          <table:table-cell table:style-name="ce11" table:formula="of:=IF([.CE122]&lt;1;(1+(59*(1-[.CE122])))*[.$A$39]+[.$A$134];0)" office:value-type="float" office:value="0" calcext:value-type="float">
            <text:p>0</text:p>
          </table:table-cell>
          <table:table-cell table:style-name="ce11" table:formula="of:=IF([.CF122]&lt;1;(1+(59*(1-[.CF122])))*[.$A$39]+[.$A$134];0)" office:value-type="float" office:value="0" calcext:value-type="float">
            <text:p>0</text:p>
          </table:table-cell>
          <table:table-cell table:style-name="ce11" table:formula="of:=IF([.CG122]&lt;1;(1+(59*(1-[.CG122])))*[.$A$39]+[.$A$134];0)" office:value-type="float" office:value="0" calcext:value-type="float">
            <text:p>0</text:p>
          </table:table-cell>
          <table:table-cell table:style-name="ce11" table:formula="of:=IF([.CH122]&lt;1;(1+(59*(1-[.CH122])))*[.$A$39]+[.$A$134];0)" office:value-type="float" office:value="0" calcext:value-type="float">
            <text:p>0</text:p>
          </table:table-cell>
          <table:table-cell table:style-name="ce11" table:formula="of:=IF([.CI122]&lt;1;(1+(59*(1-[.CI122])))*[.$A$39]+[.$A$134];0)" office:value-type="float" office:value="0" calcext:value-type="float">
            <text:p>0</text:p>
          </table:table-cell>
          <table:table-cell table:style-name="ce11" table:formula="of:=IF([.CJ122]&lt;1;(1+(59*(1-[.CJ122])))*[.$A$39]+[.$A$134];0)" office:value-type="float" office:value="0" calcext:value-type="float">
            <text:p>0</text:p>
          </table:table-cell>
          <table:table-cell table:style-name="ce11" table:formula="of:=IF([.CK122]&lt;1;(1+(59*(1-[.CK122])))*[.$A$39]+[.$A$134];0)" office:value-type="float" office:value="0" calcext:value-type="float">
            <text:p>0</text:p>
          </table:table-cell>
          <table:table-cell table:style-name="ce11" table:formula="of:=IF([.CL122]&lt;1;(1+(59*(1-[.CL122])))*[.$A$39]+[.$A$134];0)" office:value-type="float" office:value="0" calcext:value-type="float">
            <text:p>0</text:p>
          </table:table-cell>
          <table:table-cell table:style-name="ce11" table:formula="of:=IF([.CM122]&lt;1;(1+(59*(1-[.CM122])))*[.$A$39]+[.$A$134];0)" office:value-type="float" office:value="0" calcext:value-type="float">
            <text:p>0</text:p>
          </table:table-cell>
          <table:table-cell table:style-name="ce11" table:formula="of:=IF([.CN122]&lt;1;(1+(59*(1-[.CN122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133]/100" office:value-type="float" office:value="1000" calcext:value-type="float">
            <text:p>1000,00</text:p>
          </table:table-cell>
          <table:table-cell table:style-name="ce11" table:formula="of:=IF([.A123]&lt;1;(1+(59*(1-[.A123])))*[.$A$39]+[.$A$134];0)" office:value-type="float" office:value="1364" calcext:value-type="float">
            <text:p>1364</text:p>
          </table:table-cell>
          <table:table-cell table:style-name="ce11" table:formula="of:=IF([.B123]&lt;1;(1+(59*(1-[.B123])))*[.$A$39]+[.$A$134];0)" office:value-type="float" office:value="1346.37087664301" calcext:value-type="float">
            <text:p>1346</text:p>
          </table:table-cell>
          <table:table-cell table:style-name="ce11" table:formula="of:=IF([.C123]&lt;1;(1+(59*(1-[.C123])))*[.$A$39]+[.$A$134];0)" office:value-type="float" office:value="1327.99114362068" calcext:value-type="float">
            <text:p>1328</text:p>
          </table:table-cell>
          <table:table-cell table:style-name="ce11" table:formula="of:=IF([.D123]&lt;1;(1+(59*(1-[.D123])))*[.$A$39]+[.$A$134];0)" office:value-type="float" office:value="1308.93125532862" calcext:value-type="float">
            <text:p>1309</text:p>
          </table:table-cell>
          <table:table-cell table:style-name="ce11" table:formula="of:=IF([.E123]&lt;1;(1+(59*(1-[.E123])))*[.$A$39]+[.$A$134];0)" office:value-type="float" office:value="1289.28220027347" calcext:value-type="float">
            <text:p>1289</text:p>
          </table:table-cell>
          <table:table-cell table:style-name="ce11" table:formula="of:=IF([.F123]&lt;1;(1+(59*(1-[.F123])))*[.$A$39]+[.$A$134];0)" office:value-type="float" office:value="1269.1566646288" calcext:value-type="float">
            <text:p>1269</text:p>
          </table:table-cell>
          <table:table-cell table:style-name="ce11" table:formula="of:=IF([.G123]&lt;1;(1+(59*(1-[.G123])))*[.$A$39]+[.$A$134];0)" office:value-type="float" office:value="1248.68955726825" calcext:value-type="float">
            <text:p>1249</text:p>
          </table:table-cell>
          <table:table-cell table:style-name="ce11" table:formula="of:=IF([.H123]&lt;1;(1+(59*(1-[.H123])))*[.$A$39]+[.$A$134];0)" office:value-type="float" office:value="1228.03768367586" calcext:value-type="float">
            <text:p>1228</text:p>
          </table:table-cell>
          <table:table-cell table:style-name="ce11" table:formula="of:=IF([.I123]&lt;1;(1+(59*(1-[.I123])))*[.$A$39]+[.$A$134];0)" office:value-type="float" office:value="1207.37835014495" calcext:value-type="float">
            <text:p>1207</text:p>
          </table:table-cell>
          <table:table-cell table:style-name="ce11" table:formula="of:=IF([.J123]&lt;1;(1+(59*(1-[.J123])))*[.$A$39]+[.$A$134];0)" office:value-type="float" office:value="1186.90669325689" calcext:value-type="float">
            <text:p>1187</text:p>
          </table:table-cell>
          <table:table-cell table:style-name="ce11" table:formula="of:=IF([.K123]&lt;1;(1+(59*(1-[.K123])))*[.$A$39]+[.$A$134];0)" office:value-type="float" office:value="1166.83156998351" calcext:value-type="float">
            <text:p>1167</text:p>
          </table:table-cell>
          <table:table-cell table:style-name="ce11" table:formula="of:=IF([.L123]&lt;1;(1+(59*(1-[.L123])))*[.$A$39]+[.$A$134];0)" office:value-type="float" office:value="1147.3699176449" calcext:value-type="float">
            <text:p>1147</text:p>
          </table:table-cell>
          <table:table-cell table:style-name="ce11" table:formula="of:=IF([.M123]&lt;1;(1+(59*(1-[.M123])))*[.$A$39]+[.$A$134];0)" office:value-type="float" office:value="1128.73960517518" calcext:value-type="float">
            <text:p>1129</text:p>
          </table:table-cell>
          <table:table-cell table:style-name="ce11" table:formula="of:=IF([.N123]&lt;1;(1+(59*(1-[.N123])))*[.$A$39]+[.$A$134];0)" office:value-type="float" office:value="1111.15094846618" calcext:value-type="float">
            <text:p>1111</text:p>
          </table:table-cell>
          <table:table-cell table:style-name="ce11" table:formula="of:=IF([.O123]&lt;1;(1+(59*(1-[.O123])))*[.$A$39]+[.$A$134];0)" office:value-type="float" office:value="1094.79724726284" calcext:value-type="float">
            <text:p>1095</text:p>
          </table:table-cell>
          <table:table-cell table:style-name="ce11" table:formula="of:=IF([.P123]&lt;1;(1+(59*(1-[.P123])))*[.$A$39]+[.$A$134];0)" office:value-type="float" office:value="1079.84490458852" calcext:value-type="float">
            <text:p>1080</text:p>
          </table:table-cell>
          <table:table-cell table:style-name="ce11" table:formula="of:=IF([.Q123]&lt;1;(1+(59*(1-[.Q123])))*[.$A$39]+[.$A$134];0)" office:value-type="float" office:value="1066.42388687282" calcext:value-type="float">
            <text:p>1066</text:p>
          </table:table-cell>
          <table:table-cell table:style-name="ce11" table:formula="of:=IF([.R123]&lt;1;(1+(59*(1-[.R123])))*[.$A$39]+[.$A$134];0)" office:value-type="float" office:value="1054.61943831614" calcext:value-type="float">
            <text:p>1055</text:p>
          </table:table-cell>
          <table:table-cell table:style-name="ce11" table:formula="of:=IF([.S123]&lt;1;(1+(59*(1-[.S123])))*[.$A$39]+[.$A$134];0)" office:value-type="float" office:value="1044.46603364877" calcext:value-type="float">
            <text:p>1044</text:p>
          </table:table-cell>
          <table:table-cell table:style-name="ce11" table:formula="of:=IF([.T123]&lt;1;(1+(59*(1-[.T123])))*[.$A$39]+[.$A$134];0)" office:value-type="float" office:value="1035.94449592865" calcext:value-type="float">
            <text:p>1036</text:p>
          </table:table-cell>
          <table:table-cell table:style-name="ce11" table:formula="of:=IF([.U123]&lt;1;(1+(59*(1-[.U123])))*[.$A$39]+[.$A$134];0)" office:value-type="float" office:value="1028.98298741601" calcext:value-type="float">
            <text:p>1029</text:p>
          </table:table-cell>
          <table:table-cell table:style-name="ce11" table:formula="of:=IF([.V123]&lt;1;(1+(59*(1-[.V123])))*[.$A$39]+[.$A$134];0)" office:value-type="float" office:value="1023.46219306681" calcext:value-type="float">
            <text:p>1023</text:p>
          </table:table-cell>
          <table:table-cell table:style-name="ce11" table:formula="of:=IF([.W123]&lt;1;(1+(59*(1-[.W123])))*[.$A$39]+[.$A$134];0)" office:value-type="float" office:value="1019.22448640129" calcext:value-type="float">
            <text:p>1019</text:p>
          </table:table-cell>
          <table:table-cell table:style-name="ce11" table:formula="of:=IF([.X123]&lt;1;(1+(59*(1-[.X123])))*[.$A$39]+[.$A$134];0)" office:value-type="float" office:value="1016.0862699805" calcext:value-type="float">
            <text:p>1016</text:p>
          </table:table-cell>
          <table:table-cell table:style-name="ce11" table:formula="of:=IF([.Y123]&lt;1;(1+(59*(1-[.Y123])))*[.$A$39]+[.$A$134];0)" office:value-type="float" office:value="1013.85213175959" calcext:value-type="float">
            <text:p>1014</text:p>
          </table:table-cell>
          <table:table-cell table:style-name="ce11" table:formula="of:=IF([.Z123]&lt;1;(1+(59*(1-[.Z123])))*[.$A$39]+[.$A$134];0)" office:value-type="float" office:value="1012.32908879283" calcext:value-type="float">
            <text:p>1012</text:p>
          </table:table-cell>
          <table:table-cell table:style-name="ce11" table:formula="of:=IF([.AA123]&lt;1;(1+(59*(1-[.AA123])))*[.$A$39]+[.$A$134];0)" office:value-type="float" office:value="1011.3391198541" calcext:value-type="float">
            <text:p>1011</text:p>
          </table:table-cell>
          <table:table-cell table:style-name="ce11" table:formula="of:=IF([.AB123]&lt;1;(1+(59*(1-[.AB123])))*[.$A$39]+[.$A$134];0)" office:value-type="float" office:value="1010.72847758426" calcext:value-type="float">
            <text:p>1011</text:p>
          </table:table-cell>
          <table:table-cell table:style-name="ce11" table:formula="of:=IF([.AC123]&lt;1;(1+(59*(1-[.AC123])))*[.$A$39]+[.$A$134];0)" office:value-type="float" office:value="1010.37288302307" calcext:value-type="float">
            <text:p>1010</text:p>
          </table:table-cell>
          <table:table-cell table:style-name="ce11" table:formula="of:=IF([.AD123]&lt;1;(1+(59*(1-[.AD123])))*[.$A$39]+[.$A$134];0)" office:value-type="float" office:value="1010.1785026512" calcext:value-type="float">
            <text:p>1010</text:p>
          </table:table-cell>
          <table:table-cell table:style-name="ce11" table:formula="of:=IF([.AE123]&lt;1;(1+(59*(1-[.AE123])))*[.$A$39]+[.$A$134];0)" office:value-type="float" office:value="1010.07938234732" calcext:value-type="float">
            <text:p>1010</text:p>
          </table:table-cell>
          <table:table-cell table:style-name="ce11" table:formula="of:=IF([.AF123]&lt;1;(1+(59*(1-[.AF123])))*[.$A$39]+[.$A$134];0)" office:value-type="float" office:value="1010.03255450748" calcext:value-type="float">
            <text:p>1010</text:p>
          </table:table-cell>
          <table:table-cell table:style-name="ce11" table:formula="of:=IF([.AG123]&lt;1;(1+(59*(1-[.AG123])))*[.$A$39]+[.$A$134];0)" office:value-type="float" office:value="1010.0122120069" calcext:value-type="float">
            <text:p>1010</text:p>
          </table:table-cell>
          <table:table-cell table:style-name="ce11" table:formula="of:=IF([.AH123]&lt;1;(1+(59*(1-[.AH123])))*[.$A$39]+[.$A$134];0)" office:value-type="float" office:value="1010.00415317799" calcext:value-type="float">
            <text:p>1010</text:p>
          </table:table-cell>
          <table:table-cell table:style-name="ce11" table:formula="of:=IF([.AI123]&lt;1;(1+(59*(1-[.AI123])))*[.$A$39]+[.$A$134];0)" office:value-type="float" office:value="1010.0012680413" calcext:value-type="float">
            <text:p>1010</text:p>
          </table:table-cell>
          <table:table-cell table:style-name="ce11" table:formula="of:=IF([.AJ123]&lt;1;(1+(59*(1-[.AJ123])))*[.$A$39]+[.$A$134];0)" office:value-type="float" office:value="1010.00034384407" calcext:value-type="float">
            <text:p>1010</text:p>
          </table:table-cell>
          <table:table-cell table:style-name="ce11" table:formula="of:=IF([.AK123]&lt;1;(1+(59*(1-[.AK123])))*[.$A$39]+[.$A$134];0)" office:value-type="float" office:value="1010.00008182999" calcext:value-type="float">
            <text:p>1010</text:p>
          </table:table-cell>
          <table:table-cell table:style-name="ce11" table:formula="of:=IF([.AL123]&lt;1;(1+(59*(1-[.AL123])))*[.$A$39]+[.$A$134];0)" office:value-type="float" office:value="1010.00001687013" calcext:value-type="float">
            <text:p>1010</text:p>
          </table:table-cell>
          <table:table-cell table:style-name="ce11" table:formula="of:=IF([.AM123]&lt;1;(1+(59*(1-[.AM123])))*[.$A$39]+[.$A$134];0)" office:value-type="float" office:value="1010.00000296992" calcext:value-type="float">
            <text:p>1010</text:p>
          </table:table-cell>
          <table:table-cell table:style-name="ce11" table:formula="of:=IF([.AN123]&lt;1;(1+(59*(1-[.AN123])))*[.$A$39]+[.$A$134];0)" office:value-type="float" office:value="1010.00000043948" calcext:value-type="float">
            <text:p>1010</text:p>
          </table:table-cell>
          <table:table-cell table:style-name="ce11" table:formula="of:=IF([.AO123]&lt;1;(1+(59*(1-[.AO123])))*[.$A$39]+[.$A$134];0)" office:value-type="float" office:value="1010.00000005372" calcext:value-type="float">
            <text:p>1010</text:p>
          </table:table-cell>
          <table:table-cell table:style-name="ce11" table:formula="of:=IF([.AP123]&lt;1;(1+(59*(1-[.AP123])))*[.$A$39]+[.$A$134];0)" office:value-type="float" office:value="1010.00000000532" calcext:value-type="float">
            <text:p>1010</text:p>
          </table:table-cell>
          <table:table-cell table:style-name="ce11" table:formula="of:=IF([.AQ123]&lt;1;(1+(59*(1-[.AQ123])))*[.$A$39]+[.$A$134];0)" office:value-type="float" office:value="1010.00000000042" calcext:value-type="float">
            <text:p>1010</text:p>
          </table:table-cell>
          <table:table-cell table:style-name="ce11" table:formula="of:=IF([.AR123]&lt;1;(1+(59*(1-[.AR123])))*[.$A$39]+[.$A$134];0)" office:value-type="float" office:value="1010.00000000003" calcext:value-type="float">
            <text:p>1010</text:p>
          </table:table-cell>
          <table:table-cell table:style-name="ce11" table:formula="of:=IF([.AS123]&lt;1;(1+(59*(1-[.AS123])))*[.$A$39]+[.$A$134];0)" office:value-type="float" office:value="0" calcext:value-type="float">
            <text:p>0</text:p>
          </table:table-cell>
          <table:table-cell table:style-name="ce11" table:formula="of:=IF([.AT123]&lt;1;(1+(59*(1-[.AT123])))*[.$A$39]+[.$A$134];0)" office:value-type="float" office:value="0" calcext:value-type="float">
            <text:p>0</text:p>
          </table:table-cell>
          <table:table-cell table:style-name="ce11" table:formula="of:=IF([.AU123]&lt;1;(1+(59*(1-[.AU123])))*[.$A$39]+[.$A$134];0)" office:value-type="float" office:value="0" calcext:value-type="float">
            <text:p>0</text:p>
          </table:table-cell>
          <table:table-cell table:style-name="ce11" table:formula="of:=IF([.AV123]&lt;1;(1+(59*(1-[.AV123])))*[.$A$39]+[.$A$134];0)" office:value-type="float" office:value="0" calcext:value-type="float">
            <text:p>0</text:p>
          </table:table-cell>
          <table:table-cell table:style-name="ce11" table:formula="of:=IF([.AW123]&lt;1;(1+(59*(1-[.AW123])))*[.$A$39]+[.$A$134];0)" office:value-type="float" office:value="0" calcext:value-type="float">
            <text:p>0</text:p>
          </table:table-cell>
          <table:table-cell table:style-name="ce11" table:formula="of:=IF([.AX123]&lt;1;(1+(59*(1-[.AX123])))*[.$A$39]+[.$A$134];0)" office:value-type="float" office:value="0" calcext:value-type="float">
            <text:p>0</text:p>
          </table:table-cell>
          <table:table-cell table:style-name="ce11" table:formula="of:=IF([.AY123]&lt;1;(1+(59*(1-[.AY123])))*[.$A$39]+[.$A$134];0)" office:value-type="float" office:value="0" calcext:value-type="float">
            <text:p>0</text:p>
          </table:table-cell>
          <table:table-cell table:style-name="ce11" table:formula="of:=IF([.AZ123]&lt;1;(1+(59*(1-[.AZ123])))*[.$A$39]+[.$A$134];0)" office:value-type="float" office:value="0" calcext:value-type="float">
            <text:p>0</text:p>
          </table:table-cell>
          <table:table-cell table:style-name="ce11" table:formula="of:=IF([.BA123]&lt;1;(1+(59*(1-[.BA123])))*[.$A$39]+[.$A$134];0)" office:value-type="float" office:value="0" calcext:value-type="float">
            <text:p>0</text:p>
          </table:table-cell>
          <table:table-cell table:style-name="ce11" table:formula="of:=IF([.BB123]&lt;1;(1+(59*(1-[.BB123])))*[.$A$39]+[.$A$134];0)" office:value-type="float" office:value="0" calcext:value-type="float">
            <text:p>0</text:p>
          </table:table-cell>
          <table:table-cell table:style-name="ce11" table:formula="of:=IF([.BC123]&lt;1;(1+(59*(1-[.BC123])))*[.$A$39]+[.$A$134];0)" office:value-type="float" office:value="0" calcext:value-type="float">
            <text:p>0</text:p>
          </table:table-cell>
          <table:table-cell table:style-name="ce11" table:formula="of:=IF([.BD123]&lt;1;(1+(59*(1-[.BD123])))*[.$A$39]+[.$A$134];0)" office:value-type="float" office:value="0" calcext:value-type="float">
            <text:p>0</text:p>
          </table:table-cell>
          <table:table-cell table:style-name="ce11" table:formula="of:=IF([.BE123]&lt;1;(1+(59*(1-[.BE123])))*[.$A$39]+[.$A$134];0)" office:value-type="float" office:value="0" calcext:value-type="float">
            <text:p>0</text:p>
          </table:table-cell>
          <table:table-cell table:style-name="ce11" table:formula="of:=IF([.BF123]&lt;1;(1+(59*(1-[.BF123])))*[.$A$39]+[.$A$134];0)" office:value-type="float" office:value="0" calcext:value-type="float">
            <text:p>0</text:p>
          </table:table-cell>
          <table:table-cell table:style-name="ce11" table:formula="of:=IF([.BG123]&lt;1;(1+(59*(1-[.BG123])))*[.$A$39]+[.$A$134];0)" office:value-type="float" office:value="0" calcext:value-type="float">
            <text:p>0</text:p>
          </table:table-cell>
          <table:table-cell table:style-name="ce11" table:formula="of:=IF([.BH123]&lt;1;(1+(59*(1-[.BH123])))*[.$A$39]+[.$A$134];0)" office:value-type="float" office:value="0" calcext:value-type="float">
            <text:p>0</text:p>
          </table:table-cell>
          <table:table-cell table:style-name="ce11" table:formula="of:=IF([.BI123]&lt;1;(1+(59*(1-[.BI123])))*[.$A$39]+[.$A$134];0)" office:value-type="float" office:value="0" calcext:value-type="float">
            <text:p>0</text:p>
          </table:table-cell>
          <table:table-cell table:style-name="ce11" table:formula="of:=IF([.BJ123]&lt;1;(1+(59*(1-[.BJ123])))*[.$A$39]+[.$A$134];0)" office:value-type="float" office:value="0" calcext:value-type="float">
            <text:p>0</text:p>
          </table:table-cell>
          <table:table-cell table:style-name="ce11" table:formula="of:=IF([.BK123]&lt;1;(1+(59*(1-[.BK123])))*[.$A$39]+[.$A$134];0)" office:value-type="float" office:value="0" calcext:value-type="float">
            <text:p>0</text:p>
          </table:table-cell>
          <table:table-cell table:style-name="ce11" table:formula="of:=IF([.BL123]&lt;1;(1+(59*(1-[.BL123])))*[.$A$39]+[.$A$134];0)" office:value-type="float" office:value="0" calcext:value-type="float">
            <text:p>0</text:p>
          </table:table-cell>
          <table:table-cell table:style-name="ce11" table:formula="of:=IF([.BM123]&lt;1;(1+(59*(1-[.BM123])))*[.$A$39]+[.$A$134];0)" office:value-type="float" office:value="0" calcext:value-type="float">
            <text:p>0</text:p>
          </table:table-cell>
          <table:table-cell table:style-name="ce11" table:formula="of:=IF([.BN123]&lt;1;(1+(59*(1-[.BN123])))*[.$A$39]+[.$A$134];0)" office:value-type="float" office:value="0" calcext:value-type="float">
            <text:p>0</text:p>
          </table:table-cell>
          <table:table-cell table:style-name="ce11" table:formula="of:=IF([.BO123]&lt;1;(1+(59*(1-[.BO123])))*[.$A$39]+[.$A$134];0)" office:value-type="float" office:value="0" calcext:value-type="float">
            <text:p>0</text:p>
          </table:table-cell>
          <table:table-cell table:style-name="ce11" table:formula="of:=IF([.BP123]&lt;1;(1+(59*(1-[.BP123])))*[.$A$39]+[.$A$134];0)" office:value-type="float" office:value="0" calcext:value-type="float">
            <text:p>0</text:p>
          </table:table-cell>
          <table:table-cell table:style-name="ce11" table:formula="of:=IF([.BQ123]&lt;1;(1+(59*(1-[.BQ123])))*[.$A$39]+[.$A$134];0)" office:value-type="float" office:value="0" calcext:value-type="float">
            <text:p>0</text:p>
          </table:table-cell>
          <table:table-cell table:style-name="ce11" table:formula="of:=IF([.BR123]&lt;1;(1+(59*(1-[.BR123])))*[.$A$39]+[.$A$134];0)" office:value-type="float" office:value="0" calcext:value-type="float">
            <text:p>0</text:p>
          </table:table-cell>
          <table:table-cell table:style-name="ce11" table:formula="of:=IF([.BS123]&lt;1;(1+(59*(1-[.BS123])))*[.$A$39]+[.$A$134];0)" office:value-type="float" office:value="0" calcext:value-type="float">
            <text:p>0</text:p>
          </table:table-cell>
          <table:table-cell table:style-name="ce11" table:formula="of:=IF([.BT123]&lt;1;(1+(59*(1-[.BT123])))*[.$A$39]+[.$A$134];0)" office:value-type="float" office:value="0" calcext:value-type="float">
            <text:p>0</text:p>
          </table:table-cell>
          <table:table-cell table:style-name="ce11" table:formula="of:=IF([.BU123]&lt;1;(1+(59*(1-[.BU123])))*[.$A$39]+[.$A$134];0)" office:value-type="float" office:value="0" calcext:value-type="float">
            <text:p>0</text:p>
          </table:table-cell>
          <table:table-cell table:style-name="ce11" table:formula="of:=IF([.BV123]&lt;1;(1+(59*(1-[.BV123])))*[.$A$39]+[.$A$134];0)" office:value-type="float" office:value="0" calcext:value-type="float">
            <text:p>0</text:p>
          </table:table-cell>
          <table:table-cell table:style-name="ce11" table:formula="of:=IF([.BW123]&lt;1;(1+(59*(1-[.BW123])))*[.$A$39]+[.$A$134];0)" office:value-type="float" office:value="0" calcext:value-type="float">
            <text:p>0</text:p>
          </table:table-cell>
          <table:table-cell table:style-name="ce11" table:formula="of:=IF([.BX123]&lt;1;(1+(59*(1-[.BX123])))*[.$A$39]+[.$A$134];0)" office:value-type="float" office:value="0" calcext:value-type="float">
            <text:p>0</text:p>
          </table:table-cell>
          <table:table-cell table:style-name="ce11" table:formula="of:=IF([.BY123]&lt;1;(1+(59*(1-[.BY123])))*[.$A$39]+[.$A$134];0)" office:value-type="float" office:value="0" calcext:value-type="float">
            <text:p>0</text:p>
          </table:table-cell>
          <table:table-cell table:style-name="ce11" table:formula="of:=IF([.BZ123]&lt;1;(1+(59*(1-[.BZ123])))*[.$A$39]+[.$A$134];0)" office:value-type="float" office:value="0" calcext:value-type="float">
            <text:p>0</text:p>
          </table:table-cell>
          <table:table-cell table:style-name="ce11" table:formula="of:=IF([.CA123]&lt;1;(1+(59*(1-[.CA123])))*[.$A$39]+[.$A$134];0)" office:value-type="float" office:value="0" calcext:value-type="float">
            <text:p>0</text:p>
          </table:table-cell>
          <table:table-cell table:style-name="ce11" table:formula="of:=IF([.CB123]&lt;1;(1+(59*(1-[.CB123])))*[.$A$39]+[.$A$134];0)" office:value-type="float" office:value="0" calcext:value-type="float">
            <text:p>0</text:p>
          </table:table-cell>
          <table:table-cell table:style-name="ce11" table:formula="of:=IF([.CC123]&lt;1;(1+(59*(1-[.CC123])))*[.$A$39]+[.$A$134];0)" office:value-type="float" office:value="0" calcext:value-type="float">
            <text:p>0</text:p>
          </table:table-cell>
          <table:table-cell table:style-name="ce11" table:formula="of:=IF([.CD123]&lt;1;(1+(59*(1-[.CD123])))*[.$A$39]+[.$A$134];0)" office:value-type="float" office:value="0" calcext:value-type="float">
            <text:p>0</text:p>
          </table:table-cell>
          <table:table-cell table:style-name="ce11" table:formula="of:=IF([.CE123]&lt;1;(1+(59*(1-[.CE123])))*[.$A$39]+[.$A$134];0)" office:value-type="float" office:value="0" calcext:value-type="float">
            <text:p>0</text:p>
          </table:table-cell>
          <table:table-cell table:style-name="ce11" table:formula="of:=IF([.CF123]&lt;1;(1+(59*(1-[.CF123])))*[.$A$39]+[.$A$134];0)" office:value-type="float" office:value="0" calcext:value-type="float">
            <text:p>0</text:p>
          </table:table-cell>
          <table:table-cell table:style-name="ce11" table:formula="of:=IF([.CG123]&lt;1;(1+(59*(1-[.CG123])))*[.$A$39]+[.$A$134];0)" office:value-type="float" office:value="0" calcext:value-type="float">
            <text:p>0</text:p>
          </table:table-cell>
          <table:table-cell table:style-name="ce11" table:formula="of:=IF([.CH123]&lt;1;(1+(59*(1-[.CH123])))*[.$A$39]+[.$A$134];0)" office:value-type="float" office:value="0" calcext:value-type="float">
            <text:p>0</text:p>
          </table:table-cell>
          <table:table-cell table:style-name="ce11" table:formula="of:=IF([.CI123]&lt;1;(1+(59*(1-[.CI123])))*[.$A$39]+[.$A$134];0)" office:value-type="float" office:value="0" calcext:value-type="float">
            <text:p>0</text:p>
          </table:table-cell>
          <table:table-cell table:style-name="ce11" table:formula="of:=IF([.CJ123]&lt;1;(1+(59*(1-[.CJ123])))*[.$A$39]+[.$A$134];0)" office:value-type="float" office:value="0" calcext:value-type="float">
            <text:p>0</text:p>
          </table:table-cell>
          <table:table-cell table:style-name="ce11" table:formula="of:=IF([.CK123]&lt;1;(1+(59*(1-[.CK123])))*[.$A$39]+[.$A$134];0)" office:value-type="float" office:value="0" calcext:value-type="float">
            <text:p>0</text:p>
          </table:table-cell>
          <table:table-cell table:style-name="ce11" table:formula="of:=IF([.CL123]&lt;1;(1+(59*(1-[.CL123])))*[.$A$39]+[.$A$134];0)" office:value-type="float" office:value="0" calcext:value-type="float">
            <text:p>0</text:p>
          </table:table-cell>
          <table:table-cell table:style-name="ce11" table:formula="of:=IF([.CM123]&lt;1;(1+(59*(1-[.CM123])))*[.$A$39]+[.$A$134];0)" office:value-type="float" office:value="0" calcext:value-type="float">
            <text:p>0</text:p>
          </table:table-cell>
          <table:table-cell table:style-name="ce11" table:formula="of:=IF([.CN123]&lt;1;(1+(59*(1-[.CN123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4]&lt;1;(1+(59*(1-[.A124])))*[.$A$39]+[.$A$134];0)" office:value-type="float" office:value="1305" calcext:value-type="float">
            <text:p>1305</text:p>
          </table:table-cell>
          <table:table-cell table:style-name="ce11" table:formula="of:=IF([.B124]&lt;1;(1+(59*(1-[.B124])))*[.$A$39]+[.$A$134];0)" office:value-type="float" office:value="1285.24473250336" calcext:value-type="float">
            <text:p>1285</text:p>
          </table:table-cell>
          <table:table-cell table:style-name="ce11" table:formula="of:=IF([.C124]&lt;1;(1+(59*(1-[.C124])))*[.$A$39]+[.$A$134];0)" office:value-type="float" office:value="1265.03848323582" calcext:value-type="float">
            <text:p>1265</text:p>
          </table:table-cell>
          <table:table-cell table:style-name="ce11" table:formula="of:=IF([.D124]&lt;1;(1+(59*(1-[.D124])))*[.$A$39]+[.$A$134];0)" office:value-type="float" office:value="1244.52064902995" calcext:value-type="float">
            <text:p>1245</text:p>
          </table:table-cell>
          <table:table-cell table:style-name="ce11" table:formula="of:=IF([.E124]&lt;1;(1+(59*(1-[.E124])))*[.$A$39]+[.$A$134];0)" office:value-type="float" office:value="1223.85233422164" calcext:value-type="float">
            <text:p>1224</text:p>
          </table:table-cell>
          <table:table-cell table:style-name="ce11" table:formula="of:=IF([.F124]&lt;1;(1+(59*(1-[.F124])))*[.$A$39]+[.$A$134];0)" office:value-type="float" office:value="1203.21471261609" calcext:value-type="float">
            <text:p>1203</text:p>
          </table:table-cell>
          <table:table-cell table:style-name="ce11" table:formula="of:=IF([.G124]&lt;1;(1+(59*(1-[.G124])))*[.$A$39]+[.$A$134];0)" office:value-type="float" office:value="1182.80607717007" calcext:value-type="float">
            <text:p>1183</text:p>
          </table:table-cell>
          <table:table-cell table:style-name="ce11" table:formula="of:=IF([.H124]&lt;1;(1+(59*(1-[.H124])))*[.$A$39]+[.$A$134];0)" office:value-type="float" office:value="1162.83742478188" calcext:value-type="float">
            <text:p>1163</text:p>
          </table:table-cell>
          <table:table-cell table:style-name="ce11" table:formula="of:=IF([.I124]&lt;1;(1+(59*(1-[.I124])))*[.$A$39]+[.$A$134];0)" office:value-type="float" office:value="1143.52650493438" calcext:value-type="float">
            <text:p>1144</text:p>
          </table:table-cell>
          <table:table-cell table:style-name="ce11" table:formula="of:=IF([.J124]&lt;1;(1+(59*(1-[.J124])))*[.$A$39]+[.$A$134];0)" office:value-type="float" office:value="1125.09038117812" calcext:value-type="float">
            <text:p>1125</text:p>
          </table:table-cell>
          <table:table-cell table:style-name="ce11" table:formula="of:=IF([.K124]&lt;1;(1+(59*(1-[.K124])))*[.$A$39]+[.$A$134];0)" office:value-type="float" office:value="1107.73671322921" calcext:value-type="float">
            <text:p>1108</text:p>
          </table:table-cell>
          <table:table-cell table:style-name="ce11" table:formula="of:=IF([.L124]&lt;1;(1+(59*(1-[.L124])))*[.$A$39]+[.$A$134];0)" office:value-type="float" office:value="1091.65415746539" calcext:value-type="float">
            <text:p>1092</text:p>
          </table:table-cell>
          <table:table-cell table:style-name="ce11" table:formula="of:=IF([.M124]&lt;1;(1+(59*(1-[.M124])))*[.$A$39]+[.$A$134];0)" office:value-type="float" office:value="1077.00248821149" calcext:value-type="float">
            <text:p>1077</text:p>
          </table:table-cell>
          <table:table-cell table:style-name="ce11" table:formula="of:=IF([.N124]&lt;1;(1+(59*(1-[.N124])))*[.$A$39]+[.$A$134];0)" office:value-type="float" office:value="1063.9032341078" calcext:value-type="float">
            <text:p>1064</text:p>
          </table:table-cell>
          <table:table-cell table:style-name="ce11" table:formula="of:=IF([.O124]&lt;1;(1+(59*(1-[.O124])))*[.$A$39]+[.$A$134];0)" office:value-type="float" office:value="1052.43176567727" calcext:value-type="float">
            <text:p>1052</text:p>
          </table:table-cell>
          <table:table-cell table:style-name="ce11" table:formula="of:=IF([.P124]&lt;1;(1+(59*(1-[.P124])))*[.$A$39]+[.$A$134];0)" office:value-type="float" office:value="1042.61181825283" calcext:value-type="float">
            <text:p>1043</text:p>
          </table:table-cell>
          <table:table-cell table:style-name="ce11" table:formula="of:=IF([.Q124]&lt;1;(1+(59*(1-[.Q124])))*[.$A$39]+[.$A$134];0)" office:value-type="float" office:value="1034.41334640714" calcext:value-type="float">
            <text:p>1034</text:p>
          </table:table-cell>
          <table:table-cell table:style-name="ce11" table:formula="of:=IF([.R124]&lt;1;(1+(59*(1-[.R124])))*[.$A$39]+[.$A$134];0)" office:value-type="float" office:value="1027.75435272199" calcext:value-type="float">
            <text:p>1028</text:p>
          </table:table-cell>
          <table:table-cell table:style-name="ce11" table:formula="of:=IF([.S124]&lt;1;(1+(59*(1-[.S124])))*[.$A$39]+[.$A$134];0)" office:value-type="float" office:value="1022.50691294332" calcext:value-type="float">
            <text:p>1023</text:p>
          </table:table-cell>
          <table:table-cell table:style-name="ce11" table:formula="of:=IF([.T124]&lt;1;(1+(59*(1-[.T124])))*[.$A$39]+[.$A$134];0)" office:value-type="float" office:value="1018.50706866804" calcext:value-type="float">
            <text:p>1019</text:p>
          </table:table-cell>
          <table:table-cell table:style-name="ce11" table:formula="of:=IF([.U124]&lt;1;(1+(59*(1-[.U124])))*[.$A$39]+[.$A$134];0)" office:value-type="float" office:value="1015.56766031657" calcext:value-type="float">
            <text:p>1016</text:p>
          </table:table-cell>
          <table:table-cell table:style-name="ce11" table:formula="of:=IF([.V124]&lt;1;(1+(59*(1-[.V124])))*[.$A$39]+[.$A$134];0)" office:value-type="float" office:value="1013.49264787715" calcext:value-type="float">
            <text:p>1013</text:p>
          </table:table-cell>
          <table:table-cell table:style-name="ce11" table:formula="of:=IF([.W124]&lt;1;(1+(59*(1-[.W124])))*[.$A$39]+[.$A$134];0)" office:value-type="float" office:value="1012.09114949872" calcext:value-type="float">
            <text:p>1012</text:p>
          </table:table-cell>
          <table:table-cell table:style-name="ce11" table:formula="of:=IF([.X124]&lt;1;(1+(59*(1-[.X124])))*[.$A$39]+[.$A$134];0)" office:value-type="float" office:value="1011.18942863349" calcext:value-type="float">
            <text:p>1011</text:p>
          </table:table-cell>
          <table:table-cell table:style-name="ce11" table:formula="of:=IF([.Y124]&lt;1;(1+(59*(1-[.Y124])))*[.$A$39]+[.$A$134];0)" office:value-type="float" office:value="1010.63942119374" calcext:value-type="float">
            <text:p>1011</text:p>
          </table:table-cell>
          <table:table-cell table:style-name="ce11" table:formula="of:=IF([.Z124]&lt;1;(1+(59*(1-[.Z124])))*[.$A$39]+[.$A$134];0)" office:value-type="float" office:value="1010.32305802112" calcext:value-type="float">
            <text:p>1010</text:p>
          </table:table-cell>
          <table:table-cell table:style-name="ce11" table:formula="of:=IF([.AA124]&lt;1;(1+(59*(1-[.AA124])))*[.$A$39]+[.$A$134];0)" office:value-type="float" office:value="1010.15244857885" calcext:value-type="float">
            <text:p>1010</text:p>
          </table:table-cell>
          <table:table-cell table:style-name="ce11" table:formula="of:=IF([.AB124]&lt;1;(1+(59*(1-[.AB124])))*[.$A$39]+[.$A$134];0)" office:value-type="float" office:value="1010.0667345163" calcext:value-type="float">
            <text:p>1010</text:p>
          </table:table-cell>
          <table:table-cell table:style-name="ce11" table:formula="of:=IF([.AC124]&lt;1;(1+(59*(1-[.AC124])))*[.$A$39]+[.$A$134];0)" office:value-type="float" office:value="1010.02689678476" calcext:value-type="float">
            <text:p>1010</text:p>
          </table:table-cell>
          <table:table-cell table:style-name="ce11" table:formula="of:=IF([.AD124]&lt;1;(1+(59*(1-[.AD124])))*[.$A$39]+[.$A$134];0)" office:value-type="float" office:value="1010.00989886048" calcext:value-type="float">
            <text:p>1010</text:p>
          </table:table-cell>
          <table:table-cell table:style-name="ce11" table:formula="of:=IF([.AE124]&lt;1;(1+(59*(1-[.AE124])))*[.$A$39]+[.$A$134];0)" office:value-type="float" office:value="1010.00329654131" calcext:value-type="float">
            <text:p>1010</text:p>
          </table:table-cell>
          <table:table-cell table:style-name="ce11" table:formula="of:=IF([.AF124]&lt;1;(1+(59*(1-[.AF124])))*[.$A$39]+[.$A$134];0)" office:value-type="float" office:value="1010.00098351089" calcext:value-type="float">
            <text:p>1010</text:p>
          </table:table-cell>
          <table:table-cell table:style-name="ce11" table:formula="of:=IF([.AG124]&lt;1;(1+(59*(1-[.AG124])))*[.$A$39]+[.$A$134];0)" office:value-type="float" office:value="1010.00025999913" calcext:value-type="float">
            <text:p>1010</text:p>
          </table:table-cell>
          <table:table-cell table:style-name="ce11" table:formula="of:=IF([.AH124]&lt;1;(1+(59*(1-[.AH124])))*[.$A$39]+[.$A$134];0)" office:value-type="float" office:value="1010.00006017054" calcext:value-type="float">
            <text:p>1010</text:p>
          </table:table-cell>
          <table:table-cell table:style-name="ce11" table:formula="of:=IF([.AI124]&lt;1;(1+(59*(1-[.AI124])))*[.$A$39]+[.$A$134];0)" office:value-type="float" office:value="1010.00001202921" calcext:value-type="float">
            <text:p>1010</text:p>
          </table:table-cell>
          <table:table-cell table:style-name="ce11" table:formula="of:=IF([.AJ124]&lt;1;(1+(59*(1-[.AJ124])))*[.$A$39]+[.$A$134];0)" office:value-type="float" office:value="1010.00000204727" calcext:value-type="float">
            <text:p>1010</text:p>
          </table:table-cell>
          <table:table-cell table:style-name="ce11" table:formula="of:=IF([.AK124]&lt;1;(1+(59*(1-[.AK124])))*[.$A$39]+[.$A$134];0)" office:value-type="float" office:value="1010.00000029188" calcext:value-type="float">
            <text:p>1010</text:p>
          </table:table-cell>
          <table:table-cell table:style-name="ce11" table:formula="of:=IF([.AL124]&lt;1;(1+(59*(1-[.AL124])))*[.$A$39]+[.$A$134];0)" office:value-type="float" office:value="1010.00000003425" calcext:value-type="float">
            <text:p>1010</text:p>
          </table:table-cell>
          <table:table-cell table:style-name="ce11" table:formula="of:=IF([.AM124]&lt;1;(1+(59*(1-[.AM124])))*[.$A$39]+[.$A$134];0)" office:value-type="float" office:value="1010.00000000324" calcext:value-type="float">
            <text:p>1010</text:p>
          </table:table-cell>
          <table:table-cell table:style-name="ce11" table:formula="of:=IF([.AN124]&lt;1;(1+(59*(1-[.AN124])))*[.$A$39]+[.$A$134];0)" office:value-type="float" office:value="1010.00000000024" calcext:value-type="float">
            <text:p>1010</text:p>
          </table:table-cell>
          <table:table-cell table:style-name="ce11" table:formula="of:=IF([.AO124]&lt;1;(1+(59*(1-[.AO124])))*[.$A$39]+[.$A$134];0)" office:value-type="float" office:value="1010.00000000001" calcext:value-type="float">
            <text:p>1010</text:p>
          </table:table-cell>
          <table:table-cell table:style-name="ce11" table:formula="of:=IF([.AP124]&lt;1;(1+(59*(1-[.AP124])))*[.$A$39]+[.$A$134];0)" office:value-type="float" office:value="0" calcext:value-type="float">
            <text:p>0</text:p>
          </table:table-cell>
          <table:table-cell table:style-name="ce11" table:formula="of:=IF([.AQ124]&lt;1;(1+(59*(1-[.AQ124])))*[.$A$39]+[.$A$134];0)" office:value-type="float" office:value="0" calcext:value-type="float">
            <text:p>0</text:p>
          </table:table-cell>
          <table:table-cell table:style-name="ce11" table:formula="of:=IF([.AR124]&lt;1;(1+(59*(1-[.AR124])))*[.$A$39]+[.$A$134];0)" office:value-type="float" office:value="0" calcext:value-type="float">
            <text:p>0</text:p>
          </table:table-cell>
          <table:table-cell table:style-name="ce11" table:formula="of:=IF([.AS124]&lt;1;(1+(59*(1-[.AS124])))*[.$A$39]+[.$A$134];0)" office:value-type="float" office:value="0" calcext:value-type="float">
            <text:p>0</text:p>
          </table:table-cell>
          <table:table-cell table:style-name="ce11" table:formula="of:=IF([.AT124]&lt;1;(1+(59*(1-[.AT124])))*[.$A$39]+[.$A$134];0)" office:value-type="float" office:value="0" calcext:value-type="float">
            <text:p>0</text:p>
          </table:table-cell>
          <table:table-cell table:style-name="ce11" table:formula="of:=IF([.AU124]&lt;1;(1+(59*(1-[.AU124])))*[.$A$39]+[.$A$134];0)" office:value-type="float" office:value="0" calcext:value-type="float">
            <text:p>0</text:p>
          </table:table-cell>
          <table:table-cell table:style-name="ce11" table:formula="of:=IF([.AV124]&lt;1;(1+(59*(1-[.AV124])))*[.$A$39]+[.$A$134];0)" office:value-type="float" office:value="0" calcext:value-type="float">
            <text:p>0</text:p>
          </table:table-cell>
          <table:table-cell table:style-name="ce11" table:formula="of:=IF([.AW124]&lt;1;(1+(59*(1-[.AW124])))*[.$A$39]+[.$A$134];0)" office:value-type="float" office:value="0" calcext:value-type="float">
            <text:p>0</text:p>
          </table:table-cell>
          <table:table-cell table:style-name="ce11" table:formula="of:=IF([.AX124]&lt;1;(1+(59*(1-[.AX124])))*[.$A$39]+[.$A$134];0)" office:value-type="float" office:value="0" calcext:value-type="float">
            <text:p>0</text:p>
          </table:table-cell>
          <table:table-cell table:style-name="ce11" table:formula="of:=IF([.AY124]&lt;1;(1+(59*(1-[.AY124])))*[.$A$39]+[.$A$134];0)" office:value-type="float" office:value="0" calcext:value-type="float">
            <text:p>0</text:p>
          </table:table-cell>
          <table:table-cell table:style-name="ce11" table:formula="of:=IF([.AZ124]&lt;1;(1+(59*(1-[.AZ124])))*[.$A$39]+[.$A$134];0)" office:value-type="float" office:value="0" calcext:value-type="float">
            <text:p>0</text:p>
          </table:table-cell>
          <table:table-cell table:style-name="ce11" table:formula="of:=IF([.BA124]&lt;1;(1+(59*(1-[.BA124])))*[.$A$39]+[.$A$134];0)" office:value-type="float" office:value="0" calcext:value-type="float">
            <text:p>0</text:p>
          </table:table-cell>
          <table:table-cell table:style-name="ce11" table:formula="of:=IF([.BB124]&lt;1;(1+(59*(1-[.BB124])))*[.$A$39]+[.$A$134];0)" office:value-type="float" office:value="0" calcext:value-type="float">
            <text:p>0</text:p>
          </table:table-cell>
          <table:table-cell table:style-name="ce11" table:formula="of:=IF([.BC124]&lt;1;(1+(59*(1-[.BC124])))*[.$A$39]+[.$A$134];0)" office:value-type="float" office:value="0" calcext:value-type="float">
            <text:p>0</text:p>
          </table:table-cell>
          <table:table-cell table:style-name="ce11" table:formula="of:=IF([.BD124]&lt;1;(1+(59*(1-[.BD124])))*[.$A$39]+[.$A$134];0)" office:value-type="float" office:value="0" calcext:value-type="float">
            <text:p>0</text:p>
          </table:table-cell>
          <table:table-cell table:style-name="ce11" table:formula="of:=IF([.BE124]&lt;1;(1+(59*(1-[.BE124])))*[.$A$39]+[.$A$134];0)" office:value-type="float" office:value="0" calcext:value-type="float">
            <text:p>0</text:p>
          </table:table-cell>
          <table:table-cell table:style-name="ce11" table:formula="of:=IF([.BF124]&lt;1;(1+(59*(1-[.BF124])))*[.$A$39]+[.$A$134];0)" office:value-type="float" office:value="0" calcext:value-type="float">
            <text:p>0</text:p>
          </table:table-cell>
          <table:table-cell table:style-name="ce11" table:formula="of:=IF([.BG124]&lt;1;(1+(59*(1-[.BG124])))*[.$A$39]+[.$A$134];0)" office:value-type="float" office:value="0" calcext:value-type="float">
            <text:p>0</text:p>
          </table:table-cell>
          <table:table-cell table:style-name="ce11" table:formula="of:=IF([.BH124]&lt;1;(1+(59*(1-[.BH124])))*[.$A$39]+[.$A$134];0)" office:value-type="float" office:value="0" calcext:value-type="float">
            <text:p>0</text:p>
          </table:table-cell>
          <table:table-cell table:style-name="ce11" table:formula="of:=IF([.BI124]&lt;1;(1+(59*(1-[.BI124])))*[.$A$39]+[.$A$134];0)" office:value-type="float" office:value="0" calcext:value-type="float">
            <text:p>0</text:p>
          </table:table-cell>
          <table:table-cell table:style-name="ce11" table:formula="of:=IF([.BJ124]&lt;1;(1+(59*(1-[.BJ124])))*[.$A$39]+[.$A$134];0)" office:value-type="float" office:value="0" calcext:value-type="float">
            <text:p>0</text:p>
          </table:table-cell>
          <table:table-cell table:style-name="ce11" table:formula="of:=IF([.BK124]&lt;1;(1+(59*(1-[.BK124])))*[.$A$39]+[.$A$134];0)" office:value-type="float" office:value="0" calcext:value-type="float">
            <text:p>0</text:p>
          </table:table-cell>
          <table:table-cell table:style-name="ce11" table:formula="of:=IF([.BL124]&lt;1;(1+(59*(1-[.BL124])))*[.$A$39]+[.$A$134];0)" office:value-type="float" office:value="0" calcext:value-type="float">
            <text:p>0</text:p>
          </table:table-cell>
          <table:table-cell table:style-name="ce11" table:formula="of:=IF([.BM124]&lt;1;(1+(59*(1-[.BM124])))*[.$A$39]+[.$A$134];0)" office:value-type="float" office:value="0" calcext:value-type="float">
            <text:p>0</text:p>
          </table:table-cell>
          <table:table-cell table:style-name="ce11" table:formula="of:=IF([.BN124]&lt;1;(1+(59*(1-[.BN124])))*[.$A$39]+[.$A$134];0)" office:value-type="float" office:value="0" calcext:value-type="float">
            <text:p>0</text:p>
          </table:table-cell>
          <table:table-cell table:style-name="ce11" table:formula="of:=IF([.BO124]&lt;1;(1+(59*(1-[.BO124])))*[.$A$39]+[.$A$134];0)" office:value-type="float" office:value="0" calcext:value-type="float">
            <text:p>0</text:p>
          </table:table-cell>
          <table:table-cell table:style-name="ce11" table:formula="of:=IF([.BP124]&lt;1;(1+(59*(1-[.BP124])))*[.$A$39]+[.$A$134];0)" office:value-type="float" office:value="0" calcext:value-type="float">
            <text:p>0</text:p>
          </table:table-cell>
          <table:table-cell table:style-name="ce11" table:formula="of:=IF([.BQ124]&lt;1;(1+(59*(1-[.BQ124])))*[.$A$39]+[.$A$134];0)" office:value-type="float" office:value="0" calcext:value-type="float">
            <text:p>0</text:p>
          </table:table-cell>
          <table:table-cell table:style-name="ce11" table:formula="of:=IF([.BR124]&lt;1;(1+(59*(1-[.BR124])))*[.$A$39]+[.$A$134];0)" office:value-type="float" office:value="0" calcext:value-type="float">
            <text:p>0</text:p>
          </table:table-cell>
          <table:table-cell table:style-name="ce11" table:formula="of:=IF([.BS124]&lt;1;(1+(59*(1-[.BS124])))*[.$A$39]+[.$A$134];0)" office:value-type="float" office:value="0" calcext:value-type="float">
            <text:p>0</text:p>
          </table:table-cell>
          <table:table-cell table:style-name="ce11" table:formula="of:=IF([.BT124]&lt;1;(1+(59*(1-[.BT124])))*[.$A$39]+[.$A$134];0)" office:value-type="float" office:value="0" calcext:value-type="float">
            <text:p>0</text:p>
          </table:table-cell>
          <table:table-cell table:style-name="ce11" table:formula="of:=IF([.BU124]&lt;1;(1+(59*(1-[.BU124])))*[.$A$39]+[.$A$134];0)" office:value-type="float" office:value="0" calcext:value-type="float">
            <text:p>0</text:p>
          </table:table-cell>
          <table:table-cell table:style-name="ce11" table:formula="of:=IF([.BV124]&lt;1;(1+(59*(1-[.BV124])))*[.$A$39]+[.$A$134];0)" office:value-type="float" office:value="0" calcext:value-type="float">
            <text:p>0</text:p>
          </table:table-cell>
          <table:table-cell table:style-name="ce11" table:formula="of:=IF([.BW124]&lt;1;(1+(59*(1-[.BW124])))*[.$A$39]+[.$A$134];0)" office:value-type="float" office:value="0" calcext:value-type="float">
            <text:p>0</text:p>
          </table:table-cell>
          <table:table-cell table:style-name="ce11" table:formula="of:=IF([.BX124]&lt;1;(1+(59*(1-[.BX124])))*[.$A$39]+[.$A$134];0)" office:value-type="float" office:value="0" calcext:value-type="float">
            <text:p>0</text:p>
          </table:table-cell>
          <table:table-cell table:style-name="ce11" table:formula="of:=IF([.BY124]&lt;1;(1+(59*(1-[.BY124])))*[.$A$39]+[.$A$134];0)" office:value-type="float" office:value="0" calcext:value-type="float">
            <text:p>0</text:p>
          </table:table-cell>
          <table:table-cell table:style-name="ce11" table:formula="of:=IF([.BZ124]&lt;1;(1+(59*(1-[.BZ124])))*[.$A$39]+[.$A$134];0)" office:value-type="float" office:value="0" calcext:value-type="float">
            <text:p>0</text:p>
          </table:table-cell>
          <table:table-cell table:style-name="ce11" table:formula="of:=IF([.CA124]&lt;1;(1+(59*(1-[.CA124])))*[.$A$39]+[.$A$134];0)" office:value-type="float" office:value="0" calcext:value-type="float">
            <text:p>0</text:p>
          </table:table-cell>
          <table:table-cell table:style-name="ce11" table:formula="of:=IF([.CB124]&lt;1;(1+(59*(1-[.CB124])))*[.$A$39]+[.$A$134];0)" office:value-type="float" office:value="0" calcext:value-type="float">
            <text:p>0</text:p>
          </table:table-cell>
          <table:table-cell table:style-name="ce11" table:formula="of:=IF([.CC124]&lt;1;(1+(59*(1-[.CC124])))*[.$A$39]+[.$A$134];0)" office:value-type="float" office:value="0" calcext:value-type="float">
            <text:p>0</text:p>
          </table:table-cell>
          <table:table-cell table:style-name="ce11" table:formula="of:=IF([.CD124]&lt;1;(1+(59*(1-[.CD124])))*[.$A$39]+[.$A$134];0)" office:value-type="float" office:value="0" calcext:value-type="float">
            <text:p>0</text:p>
          </table:table-cell>
          <table:table-cell table:style-name="ce11" table:formula="of:=IF([.CE124]&lt;1;(1+(59*(1-[.CE124])))*[.$A$39]+[.$A$134];0)" office:value-type="float" office:value="0" calcext:value-type="float">
            <text:p>0</text:p>
          </table:table-cell>
          <table:table-cell table:style-name="ce11" table:formula="of:=IF([.CF124]&lt;1;(1+(59*(1-[.CF124])))*[.$A$39]+[.$A$134];0)" office:value-type="float" office:value="0" calcext:value-type="float">
            <text:p>0</text:p>
          </table:table-cell>
          <table:table-cell table:style-name="ce11" table:formula="of:=IF([.CG124]&lt;1;(1+(59*(1-[.CG124])))*[.$A$39]+[.$A$134];0)" office:value-type="float" office:value="0" calcext:value-type="float">
            <text:p>0</text:p>
          </table:table-cell>
          <table:table-cell table:style-name="ce11" table:formula="of:=IF([.CH124]&lt;1;(1+(59*(1-[.CH124])))*[.$A$39]+[.$A$134];0)" office:value-type="float" office:value="0" calcext:value-type="float">
            <text:p>0</text:p>
          </table:table-cell>
          <table:table-cell table:style-name="ce11" table:formula="of:=IF([.CI124]&lt;1;(1+(59*(1-[.CI124])))*[.$A$39]+[.$A$134];0)" office:value-type="float" office:value="0" calcext:value-type="float">
            <text:p>0</text:p>
          </table:table-cell>
          <table:table-cell table:style-name="ce11" table:formula="of:=IF([.CJ124]&lt;1;(1+(59*(1-[.CJ124])))*[.$A$39]+[.$A$134];0)" office:value-type="float" office:value="0" calcext:value-type="float">
            <text:p>0</text:p>
          </table:table-cell>
          <table:table-cell table:style-name="ce11" table:formula="of:=IF([.CK124]&lt;1;(1+(59*(1-[.CK124])))*[.$A$39]+[.$A$134];0)" office:value-type="float" office:value="0" calcext:value-type="float">
            <text:p>0</text:p>
          </table:table-cell>
          <table:table-cell table:style-name="ce11" table:formula="of:=IF([.CL124]&lt;1;(1+(59*(1-[.CL124])))*[.$A$39]+[.$A$134];0)" office:value-type="float" office:value="0" calcext:value-type="float">
            <text:p>0</text:p>
          </table:table-cell>
          <table:table-cell table:style-name="ce11" table:formula="of:=IF([.CM124]&lt;1;(1+(59*(1-[.CM124])))*[.$A$39]+[.$A$134];0)" office:value-type="float" office:value="0" calcext:value-type="float">
            <text:p>0</text:p>
          </table:table-cell>
          <table:table-cell table:style-name="ce11" table:formula="of:=IF([.CN124]&lt;1;(1+(59*(1-[.CN124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5]&lt;1;(1+(59*(1-[.A125])))*[.$A$39]+[.$A$134];0)" office:value-type="float" office:value="1246" calcext:value-type="float">
            <text:p>1246</text:p>
          </table:table-cell>
          <table:table-cell table:style-name="ce11" table:formula="of:=IF([.B125]&lt;1;(1+(59*(1-[.B125])))*[.$A$39]+[.$A$134];0)" office:value-type="float" office:value="1225.33667462709" calcext:value-type="float">
            <text:p>1225</text:p>
          </table:table-cell>
          <table:table-cell table:style-name="ce11" table:formula="of:=IF([.C125]&lt;1;(1+(59*(1-[.C125])))*[.$A$39]+[.$A$134];0)" office:value-type="float" office:value="1204.69042857959" calcext:value-type="float">
            <text:p>1205</text:p>
          </table:table-cell>
          <table:table-cell table:style-name="ce11" table:formula="of:=IF([.D125]&lt;1;(1+(59*(1-[.D125])))*[.$A$39]+[.$A$134];0)" office:value-type="float" office:value="1184.25845536135" calcext:value-type="float">
            <text:p>1184</text:p>
          </table:table-cell>
          <table:table-cell table:style-name="ce11" table:formula="of:=IF([.E125]&lt;1;(1+(59*(1-[.E125])))*[.$A$39]+[.$A$134];0)" office:value-type="float" office:value="1164.25102014767" calcext:value-type="float">
            <text:p>1164</text:p>
          </table:table-cell>
          <table:table-cell table:style-name="ce11" table:formula="of:=IF([.F125]&lt;1;(1+(59*(1-[.F125])))*[.$A$39]+[.$A$134];0)" office:value-type="float" office:value="1144.8856186858" calcext:value-type="float">
            <text:p>1145</text:p>
          </table:table-cell>
          <table:table-cell table:style-name="ce11" table:formula="of:=IF([.G125]&lt;1;(1+(59*(1-[.G125])))*[.$A$39]+[.$A$134];0)" office:value-type="float" office:value="1126.37964066817" calcext:value-type="float">
            <text:p>1126</text:p>
          </table:table-cell>
          <table:table-cell table:style-name="ce11" table:formula="of:=IF([.H125]&lt;1;(1+(59*(1-[.H125])))*[.$A$39]+[.$A$134];0)" office:value-type="float" office:value="1108.9417327836" calcext:value-type="float">
            <text:p>1109</text:p>
          </table:table-cell>
          <table:table-cell table:style-name="ce11" table:formula="of:=IF([.I125]&lt;1;(1+(59*(1-[.I125])))*[.$A$39]+[.$A$134];0)" office:value-type="float" office:value="1092.7622448516" calcext:value-type="float">
            <text:p>1093</text:p>
          </table:table-cell>
          <table:table-cell table:style-name="ce11" table:formula="of:=IF([.J125]&lt;1;(1+(59*(1-[.J125])))*[.$A$39]+[.$A$134];0)" office:value-type="float" office:value="1078.00334678507" calcext:value-type="float">
            <text:p>1078</text:p>
          </table:table-cell>
          <table:table-cell table:style-name="ce11" table:formula="of:=IF([.K125]&lt;1;(1+(59*(1-[.K125])))*[.$A$39]+[.$A$134];0)" office:value-type="float" office:value="1064.789598078" calcext:value-type="float">
            <text:p>1065</text:p>
          </table:table-cell>
          <table:table-cell table:style-name="ce11" table:formula="of:=IF([.L125]&lt;1;(1+(59*(1-[.L125])))*[.$A$39]+[.$A$134];0)" office:value-type="float" office:value="1053.19989834559" calcext:value-type="float">
            <text:p>1053</text:p>
          </table:table-cell>
          <table:table-cell table:style-name="ce11" table:formula="of:=IF([.M125]&lt;1;(1+(59*(1-[.M125])))*[.$A$39]+[.$A$134];0)" office:value-type="float" office:value="1043.26180370194" calcext:value-type="float">
            <text:p>1043</text:p>
          </table:table-cell>
          <table:table-cell table:style-name="ce11" table:formula="of:=IF([.N125]&lt;1;(1+(59*(1-[.N125])))*[.$A$39]+[.$A$134];0)" office:value-type="float" office:value="1034.94911671173" calcext:value-type="float">
            <text:p>1035</text:p>
          </table:table-cell>
          <table:table-cell table:style-name="ce11" table:formula="of:=IF([.O125]&lt;1;(1+(59*(1-[.O125])))*[.$A$39]+[.$A$134];0)" office:value-type="float" office:value="1028.18341668334" calcext:value-type="float">
            <text:p>1028</text:p>
          </table:table-cell>
          <table:table-cell table:style-name="ce11" table:formula="of:=IF([.P125]&lt;1;(1+(59*(1-[.P125])))*[.$A$39]+[.$A$134];0)" office:value-type="float" office:value="1022.83978758019" calcext:value-type="float">
            <text:p>1023</text:p>
          </table:table-cell>
          <table:table-cell table:style-name="ce11" table:formula="of:=IF([.Q125]&lt;1;(1+(59*(1-[.Q125])))*[.$A$39]+[.$A$134];0)" office:value-type="float" office:value="1018.7564570456" calcext:value-type="float">
            <text:p>1019</text:p>
          </table:table-cell>
          <table:table-cell table:style-name="ce11" table:formula="of:=IF([.R125]&lt;1;(1+(59*(1-[.R125])))*[.$A$39]+[.$A$134];0)" office:value-type="float" office:value="1015.74746139171" calcext:value-type="float">
            <text:p>1016</text:p>
          </table:table-cell>
          <table:table-cell table:style-name="ce11" table:formula="of:=IF([.S125]&lt;1;(1+(59*(1-[.S125])))*[.$A$39]+[.$A$134];0)" office:value-type="float" office:value="1013.61691637444" calcext:value-type="float">
            <text:p>1014</text:p>
          </table:table-cell>
          <table:table-cell table:style-name="ce11" table:formula="of:=IF([.T125]&lt;1;(1+(59*(1-[.T125])))*[.$A$39]+[.$A$134];0)" office:value-type="float" office:value="1012.17313703555" calcext:value-type="float">
            <text:p>1012</text:p>
          </table:table-cell>
          <table:table-cell table:style-name="ce11" table:formula="of:=IF([.U125]&lt;1;(1+(59*(1-[.U125])))*[.$A$39]+[.$A$134];0)" office:value-type="float" office:value="1011.24082525273" calcext:value-type="float">
            <text:p>1011</text:p>
          </table:table-cell>
          <table:table-cell table:style-name="ce11" table:formula="of:=IF([.V125]&lt;1;(1+(59*(1-[.V125])))*[.$A$39]+[.$A$134];0)" office:value-type="float" office:value="1010.66987918713" calcext:value-type="float">
            <text:p>1011</text:p>
          </table:table-cell>
          <table:table-cell table:style-name="ce11" table:formula="of:=IF([.W125]&lt;1;(1+(59*(1-[.W125])))*[.$A$39]+[.$A$134];0)" office:value-type="float" office:value="1010.34002506472" calcext:value-type="float">
            <text:p>1010</text:p>
          </table:table-cell>
          <table:table-cell table:style-name="ce11" table:formula="of:=IF([.X125]&lt;1;(1+(59*(1-[.X125])))*[.$A$39]+[.$A$134];0)" office:value-type="float" office:value="1010.16127862939" calcext:value-type="float">
            <text:p>1010</text:p>
          </table:table-cell>
          <table:table-cell table:style-name="ce11" table:formula="of:=IF([.Y125]&lt;1;(1+(59*(1-[.Y125])))*[.$A$39]+[.$A$134];0)" office:value-type="float" office:value="1010.07099852155" calcext:value-type="float">
            <text:p>1010</text:p>
          </table:table-cell>
          <table:table-cell table:style-name="ce11" table:formula="of:=IF([.Z125]&lt;1;(1+(59*(1-[.Z125])))*[.$A$39]+[.$A$134];0)" office:value-type="float" office:value="1010.02879314038" calcext:value-type="float">
            <text:p>1010</text:p>
          </table:table-cell>
          <table:table-cell table:style-name="ce11" table:formula="of:=IF([.AA125]&lt;1;(1+(59*(1-[.AA125])))*[.$A$39]+[.$A$134];0)" office:value-type="float" office:value="1010.01066922163" calcext:value-type="float">
            <text:p>1010</text:p>
          </table:table-cell>
          <table:table-cell table:style-name="ce11" table:formula="of:=IF([.AB125]&lt;1;(1+(59*(1-[.AB125])))*[.$A$39]+[.$A$134];0)" office:value-type="float" office:value="1010.00357981686" calcext:value-type="float">
            <text:p>1010</text:p>
          </table:table-cell>
          <table:table-cell table:style-name="ce11" table:formula="of:=IF([.AC125]&lt;1;(1+(59*(1-[.AC125])))*[.$A$39]+[.$A$134];0)" office:value-type="float" office:value="1010.00107686606" calcext:value-type="float">
            <text:p>1010</text:p>
          </table:table-cell>
          <table:table-cell table:style-name="ce11" table:formula="of:=IF([.AD125]&lt;1;(1+(59*(1-[.AD125])))*[.$A$39]+[.$A$134];0)" office:value-type="float" office:value="1010.00028727158" calcext:value-type="float">
            <text:p>1010</text:p>
          </table:table-cell>
          <table:table-cell table:style-name="ce11" table:formula="of:=IF([.AE125]&lt;1;(1+(59*(1-[.AE125])))*[.$A$39]+[.$A$134];0)" office:value-type="float" office:value="1010.00006714856" calcext:value-type="float">
            <text:p>1010</text:p>
          </table:table-cell>
          <table:table-cell table:style-name="ce11" table:formula="of:=IF([.AF125]&lt;1;(1+(59*(1-[.AF125])))*[.$A$39]+[.$A$134];0)" office:value-type="float" office:value="1010.00001357235" calcext:value-type="float">
            <text:p>1010</text:p>
          </table:table-cell>
          <table:table-cell table:style-name="ce11" table:formula="of:=IF([.AG125]&lt;1;(1+(59*(1-[.AG125])))*[.$A$39]+[.$A$134];0)" office:value-type="float" office:value="1010.00000233795" calcext:value-type="float">
            <text:p>1010</text:p>
          </table:table-cell>
          <table:table-cell table:style-name="ce11" table:formula="of:=IF([.AH125]&lt;1;(1+(59*(1-[.AH125])))*[.$A$39]+[.$A$134];0)" office:value-type="float" office:value="1010.00000033778" calcext:value-type="float">
            <text:p>1010</text:p>
          </table:table-cell>
          <table:table-cell table:style-name="ce11" table:formula="of:=IF([.AI125]&lt;1;(1+(59*(1-[.AI125])))*[.$A$39]+[.$A$134];0)" office:value-type="float" office:value="1010.00000004022" calcext:value-type="float">
            <text:p>1010</text:p>
          </table:table-cell>
          <table:table-cell table:style-name="ce11" table:formula="of:=IF([.AJ125]&lt;1;(1+(59*(1-[.AJ125])))*[.$A$39]+[.$A$134];0)" office:value-type="float" office:value="1010.00000000387" calcext:value-type="float">
            <text:p>1010</text:p>
          </table:table-cell>
          <table:table-cell table:style-name="ce11" table:formula="of:=IF([.AK125]&lt;1;(1+(59*(1-[.AK125])))*[.$A$39]+[.$A$134];0)" office:value-type="float" office:value="1010.00000000029" calcext:value-type="float">
            <text:p>1010</text:p>
          </table:table-cell>
          <table:table-cell table:style-name="ce11" table:formula="of:=IF([.AL125]&lt;1;(1+(59*(1-[.AL125])))*[.$A$39]+[.$A$134];0)" office:value-type="float" office:value="1010.00000000002" calcext:value-type="float">
            <text:p>1010</text:p>
          </table:table-cell>
          <table:table-cell table:style-name="ce11" table:formula="of:=IF([.AM125]&lt;1;(1+(59*(1-[.AM125])))*[.$A$39]+[.$A$134];0)" office:value-type="float" office:value="0" calcext:value-type="float">
            <text:p>0</text:p>
          </table:table-cell>
          <table:table-cell table:style-name="ce11" table:formula="of:=IF([.AN125]&lt;1;(1+(59*(1-[.AN125])))*[.$A$39]+[.$A$134];0)" office:value-type="float" office:value="0" calcext:value-type="float">
            <text:p>0</text:p>
          </table:table-cell>
          <table:table-cell table:style-name="ce11" table:formula="of:=IF([.AO125]&lt;1;(1+(59*(1-[.AO125])))*[.$A$39]+[.$A$134];0)" office:value-type="float" office:value="0" calcext:value-type="float">
            <text:p>0</text:p>
          </table:table-cell>
          <table:table-cell table:style-name="ce11" table:formula="of:=IF([.AP125]&lt;1;(1+(59*(1-[.AP125])))*[.$A$39]+[.$A$134];0)" office:value-type="float" office:value="0" calcext:value-type="float">
            <text:p>0</text:p>
          </table:table-cell>
          <table:table-cell table:style-name="ce11" table:formula="of:=IF([.AQ125]&lt;1;(1+(59*(1-[.AQ125])))*[.$A$39]+[.$A$134];0)" office:value-type="float" office:value="0" calcext:value-type="float">
            <text:p>0</text:p>
          </table:table-cell>
          <table:table-cell table:style-name="ce11" table:formula="of:=IF([.AR125]&lt;1;(1+(59*(1-[.AR125])))*[.$A$39]+[.$A$134];0)" office:value-type="float" office:value="0" calcext:value-type="float">
            <text:p>0</text:p>
          </table:table-cell>
          <table:table-cell table:style-name="ce11" table:formula="of:=IF([.AS125]&lt;1;(1+(59*(1-[.AS125])))*[.$A$39]+[.$A$134];0)" office:value-type="float" office:value="0" calcext:value-type="float">
            <text:p>0</text:p>
          </table:table-cell>
          <table:table-cell table:style-name="ce11" table:formula="of:=IF([.AT125]&lt;1;(1+(59*(1-[.AT125])))*[.$A$39]+[.$A$134];0)" office:value-type="float" office:value="0" calcext:value-type="float">
            <text:p>0</text:p>
          </table:table-cell>
          <table:table-cell table:style-name="ce11" table:formula="of:=IF([.AU125]&lt;1;(1+(59*(1-[.AU125])))*[.$A$39]+[.$A$134];0)" office:value-type="float" office:value="0" calcext:value-type="float">
            <text:p>0</text:p>
          </table:table-cell>
          <table:table-cell table:style-name="ce11" table:formula="of:=IF([.AV125]&lt;1;(1+(59*(1-[.AV125])))*[.$A$39]+[.$A$134];0)" office:value-type="float" office:value="0" calcext:value-type="float">
            <text:p>0</text:p>
          </table:table-cell>
          <table:table-cell table:style-name="ce11" table:formula="of:=IF([.AW125]&lt;1;(1+(59*(1-[.AW125])))*[.$A$39]+[.$A$134];0)" office:value-type="float" office:value="0" calcext:value-type="float">
            <text:p>0</text:p>
          </table:table-cell>
          <table:table-cell table:style-name="ce11" table:formula="of:=IF([.AX125]&lt;1;(1+(59*(1-[.AX125])))*[.$A$39]+[.$A$134];0)" office:value-type="float" office:value="0" calcext:value-type="float">
            <text:p>0</text:p>
          </table:table-cell>
          <table:table-cell table:style-name="ce11" table:formula="of:=IF([.AY125]&lt;1;(1+(59*(1-[.AY125])))*[.$A$39]+[.$A$134];0)" office:value-type="float" office:value="0" calcext:value-type="float">
            <text:p>0</text:p>
          </table:table-cell>
          <table:table-cell table:style-name="ce11" table:formula="of:=IF([.AZ125]&lt;1;(1+(59*(1-[.AZ125])))*[.$A$39]+[.$A$134];0)" office:value-type="float" office:value="0" calcext:value-type="float">
            <text:p>0</text:p>
          </table:table-cell>
          <table:table-cell table:style-name="ce11" table:formula="of:=IF([.BA125]&lt;1;(1+(59*(1-[.BA125])))*[.$A$39]+[.$A$134];0)" office:value-type="float" office:value="0" calcext:value-type="float">
            <text:p>0</text:p>
          </table:table-cell>
          <table:table-cell table:style-name="ce11" table:formula="of:=IF([.BB125]&lt;1;(1+(59*(1-[.BB125])))*[.$A$39]+[.$A$134];0)" office:value-type="float" office:value="0" calcext:value-type="float">
            <text:p>0</text:p>
          </table:table-cell>
          <table:table-cell table:style-name="ce11" table:formula="of:=IF([.BC125]&lt;1;(1+(59*(1-[.BC125])))*[.$A$39]+[.$A$134];0)" office:value-type="float" office:value="0" calcext:value-type="float">
            <text:p>0</text:p>
          </table:table-cell>
          <table:table-cell table:style-name="ce11" table:formula="of:=IF([.BD125]&lt;1;(1+(59*(1-[.BD125])))*[.$A$39]+[.$A$134];0)" office:value-type="float" office:value="0" calcext:value-type="float">
            <text:p>0</text:p>
          </table:table-cell>
          <table:table-cell table:style-name="ce11" table:formula="of:=IF([.BE125]&lt;1;(1+(59*(1-[.BE125])))*[.$A$39]+[.$A$134];0)" office:value-type="float" office:value="0" calcext:value-type="float">
            <text:p>0</text:p>
          </table:table-cell>
          <table:table-cell table:style-name="ce11" table:formula="of:=IF([.BF125]&lt;1;(1+(59*(1-[.BF125])))*[.$A$39]+[.$A$134];0)" office:value-type="float" office:value="0" calcext:value-type="float">
            <text:p>0</text:p>
          </table:table-cell>
          <table:table-cell table:style-name="ce11" table:formula="of:=IF([.BG125]&lt;1;(1+(59*(1-[.BG125])))*[.$A$39]+[.$A$134];0)" office:value-type="float" office:value="0" calcext:value-type="float">
            <text:p>0</text:p>
          </table:table-cell>
          <table:table-cell table:style-name="ce11" table:formula="of:=IF([.BH125]&lt;1;(1+(59*(1-[.BH125])))*[.$A$39]+[.$A$134];0)" office:value-type="float" office:value="0" calcext:value-type="float">
            <text:p>0</text:p>
          </table:table-cell>
          <table:table-cell table:style-name="ce11" table:formula="of:=IF([.BI125]&lt;1;(1+(59*(1-[.BI125])))*[.$A$39]+[.$A$134];0)" office:value-type="float" office:value="0" calcext:value-type="float">
            <text:p>0</text:p>
          </table:table-cell>
          <table:table-cell table:style-name="ce11" table:formula="of:=IF([.BJ125]&lt;1;(1+(59*(1-[.BJ125])))*[.$A$39]+[.$A$134];0)" office:value-type="float" office:value="0" calcext:value-type="float">
            <text:p>0</text:p>
          </table:table-cell>
          <table:table-cell table:style-name="ce11" table:formula="of:=IF([.BK125]&lt;1;(1+(59*(1-[.BK125])))*[.$A$39]+[.$A$134];0)" office:value-type="float" office:value="0" calcext:value-type="float">
            <text:p>0</text:p>
          </table:table-cell>
          <table:table-cell table:style-name="ce11" table:formula="of:=IF([.BL125]&lt;1;(1+(59*(1-[.BL125])))*[.$A$39]+[.$A$134];0)" office:value-type="float" office:value="0" calcext:value-type="float">
            <text:p>0</text:p>
          </table:table-cell>
          <table:table-cell table:style-name="ce11" table:formula="of:=IF([.BM125]&lt;1;(1+(59*(1-[.BM125])))*[.$A$39]+[.$A$134];0)" office:value-type="float" office:value="0" calcext:value-type="float">
            <text:p>0</text:p>
          </table:table-cell>
          <table:table-cell table:style-name="ce11" table:formula="of:=IF([.BN125]&lt;1;(1+(59*(1-[.BN125])))*[.$A$39]+[.$A$134];0)" office:value-type="float" office:value="0" calcext:value-type="float">
            <text:p>0</text:p>
          </table:table-cell>
          <table:table-cell table:style-name="ce11" table:formula="of:=IF([.BO125]&lt;1;(1+(59*(1-[.BO125])))*[.$A$39]+[.$A$134];0)" office:value-type="float" office:value="0" calcext:value-type="float">
            <text:p>0</text:p>
          </table:table-cell>
          <table:table-cell table:style-name="ce11" table:formula="of:=IF([.BP125]&lt;1;(1+(59*(1-[.BP125])))*[.$A$39]+[.$A$134];0)" office:value-type="float" office:value="0" calcext:value-type="float">
            <text:p>0</text:p>
          </table:table-cell>
          <table:table-cell table:style-name="ce11" table:formula="of:=IF([.BQ125]&lt;1;(1+(59*(1-[.BQ125])))*[.$A$39]+[.$A$134];0)" office:value-type="float" office:value="0" calcext:value-type="float">
            <text:p>0</text:p>
          </table:table-cell>
          <table:table-cell table:style-name="ce11" table:formula="of:=IF([.BR125]&lt;1;(1+(59*(1-[.BR125])))*[.$A$39]+[.$A$134];0)" office:value-type="float" office:value="0" calcext:value-type="float">
            <text:p>0</text:p>
          </table:table-cell>
          <table:table-cell table:style-name="ce11" table:formula="of:=IF([.BS125]&lt;1;(1+(59*(1-[.BS125])))*[.$A$39]+[.$A$134];0)" office:value-type="float" office:value="0" calcext:value-type="float">
            <text:p>0</text:p>
          </table:table-cell>
          <table:table-cell table:style-name="ce11" table:formula="of:=IF([.BT125]&lt;1;(1+(59*(1-[.BT125])))*[.$A$39]+[.$A$134];0)" office:value-type="float" office:value="0" calcext:value-type="float">
            <text:p>0</text:p>
          </table:table-cell>
          <table:table-cell table:style-name="ce11" table:formula="of:=IF([.BU125]&lt;1;(1+(59*(1-[.BU125])))*[.$A$39]+[.$A$134];0)" office:value-type="float" office:value="0" calcext:value-type="float">
            <text:p>0</text:p>
          </table:table-cell>
          <table:table-cell table:style-name="ce11" table:formula="of:=IF([.BV125]&lt;1;(1+(59*(1-[.BV125])))*[.$A$39]+[.$A$134];0)" office:value-type="float" office:value="0" calcext:value-type="float">
            <text:p>0</text:p>
          </table:table-cell>
          <table:table-cell table:style-name="ce11" table:formula="of:=IF([.BW125]&lt;1;(1+(59*(1-[.BW125])))*[.$A$39]+[.$A$134];0)" office:value-type="float" office:value="0" calcext:value-type="float">
            <text:p>0</text:p>
          </table:table-cell>
          <table:table-cell table:style-name="ce11" table:formula="of:=IF([.BX125]&lt;1;(1+(59*(1-[.BX125])))*[.$A$39]+[.$A$134];0)" office:value-type="float" office:value="0" calcext:value-type="float">
            <text:p>0</text:p>
          </table:table-cell>
          <table:table-cell table:style-name="ce11" table:formula="of:=IF([.BY125]&lt;1;(1+(59*(1-[.BY125])))*[.$A$39]+[.$A$134];0)" office:value-type="float" office:value="0" calcext:value-type="float">
            <text:p>0</text:p>
          </table:table-cell>
          <table:table-cell table:style-name="ce11" table:formula="of:=IF([.BZ125]&lt;1;(1+(59*(1-[.BZ125])))*[.$A$39]+[.$A$134];0)" office:value-type="float" office:value="0" calcext:value-type="float">
            <text:p>0</text:p>
          </table:table-cell>
          <table:table-cell table:style-name="ce11" table:formula="of:=IF([.CA125]&lt;1;(1+(59*(1-[.CA125])))*[.$A$39]+[.$A$134];0)" office:value-type="float" office:value="0" calcext:value-type="float">
            <text:p>0</text:p>
          </table:table-cell>
          <table:table-cell table:style-name="ce11" table:formula="of:=IF([.CB125]&lt;1;(1+(59*(1-[.CB125])))*[.$A$39]+[.$A$134];0)" office:value-type="float" office:value="0" calcext:value-type="float">
            <text:p>0</text:p>
          </table:table-cell>
          <table:table-cell table:style-name="ce11" table:formula="of:=IF([.CC125]&lt;1;(1+(59*(1-[.CC125])))*[.$A$39]+[.$A$134];0)" office:value-type="float" office:value="0" calcext:value-type="float">
            <text:p>0</text:p>
          </table:table-cell>
          <table:table-cell table:style-name="ce11" table:formula="of:=IF([.CD125]&lt;1;(1+(59*(1-[.CD125])))*[.$A$39]+[.$A$134];0)" office:value-type="float" office:value="0" calcext:value-type="float">
            <text:p>0</text:p>
          </table:table-cell>
          <table:table-cell table:style-name="ce11" table:formula="of:=IF([.CE125]&lt;1;(1+(59*(1-[.CE125])))*[.$A$39]+[.$A$134];0)" office:value-type="float" office:value="0" calcext:value-type="float">
            <text:p>0</text:p>
          </table:table-cell>
          <table:table-cell table:style-name="ce11" table:formula="of:=IF([.CF125]&lt;1;(1+(59*(1-[.CF125])))*[.$A$39]+[.$A$134];0)" office:value-type="float" office:value="0" calcext:value-type="float">
            <text:p>0</text:p>
          </table:table-cell>
          <table:table-cell table:style-name="ce11" table:formula="of:=IF([.CG125]&lt;1;(1+(59*(1-[.CG125])))*[.$A$39]+[.$A$134];0)" office:value-type="float" office:value="0" calcext:value-type="float">
            <text:p>0</text:p>
          </table:table-cell>
          <table:table-cell table:style-name="ce11" table:formula="of:=IF([.CH125]&lt;1;(1+(59*(1-[.CH125])))*[.$A$39]+[.$A$134];0)" office:value-type="float" office:value="0" calcext:value-type="float">
            <text:p>0</text:p>
          </table:table-cell>
          <table:table-cell table:style-name="ce11" table:formula="of:=IF([.CI125]&lt;1;(1+(59*(1-[.CI125])))*[.$A$39]+[.$A$134];0)" office:value-type="float" office:value="0" calcext:value-type="float">
            <text:p>0</text:p>
          </table:table-cell>
          <table:table-cell table:style-name="ce11" table:formula="of:=IF([.CJ125]&lt;1;(1+(59*(1-[.CJ125])))*[.$A$39]+[.$A$134];0)" office:value-type="float" office:value="0" calcext:value-type="float">
            <text:p>0</text:p>
          </table:table-cell>
          <table:table-cell table:style-name="ce11" table:formula="of:=IF([.CK125]&lt;1;(1+(59*(1-[.CK125])))*[.$A$39]+[.$A$134];0)" office:value-type="float" office:value="0" calcext:value-type="float">
            <text:p>0</text:p>
          </table:table-cell>
          <table:table-cell table:style-name="ce11" table:formula="of:=IF([.CL125]&lt;1;(1+(59*(1-[.CL125])))*[.$A$39]+[.$A$134];0)" office:value-type="float" office:value="0" calcext:value-type="float">
            <text:p>0</text:p>
          </table:table-cell>
          <table:table-cell table:style-name="ce11" table:formula="of:=IF([.CM125]&lt;1;(1+(59*(1-[.CM125])))*[.$A$39]+[.$A$134];0)" office:value-type="float" office:value="0" calcext:value-type="float">
            <text:p>0</text:p>
          </table:table-cell>
          <table:table-cell table:style-name="ce11" table:formula="of:=IF([.CN125]&lt;1;(1+(59*(1-[.CN125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6]&lt;1;(1+(59*(1-[.A126])))*[.$A$39]+[.$A$134];0)" office:value-type="float" office:value="1187" calcext:value-type="float">
            <text:p>1187</text:p>
          </table:table-cell>
          <table:table-cell table:style-name="ce11" table:formula="of:=IF([.B126]&lt;1;(1+(59*(1-[.B126])))*[.$A$39]+[.$A$134];0)" office:value-type="float" office:value="1166.92256265004" calcext:value-type="float">
            <text:p>1167</text:p>
          </table:table-cell>
          <table:table-cell table:style-name="ce11" table:formula="of:=IF([.C126]&lt;1;(1+(59*(1-[.C126])))*[.$A$39]+[.$A$134];0)" office:value-type="float" office:value="1147.45759144312" calcext:value-type="float">
            <text:p>1147</text:p>
          </table:table-cell>
          <table:table-cell table:style-name="ce11" table:formula="of:=IF([.D126]&lt;1;(1+(59*(1-[.D126])))*[.$A$39]+[.$A$134];0)" office:value-type="float" office:value="1128.82296951696" calcext:value-type="float">
            <text:p>1129</text:p>
          </table:table-cell>
          <table:table-cell table:style-name="ce11" table:formula="of:=IF([.E126]&lt;1;(1+(59*(1-[.E126])))*[.$A$39]+[.$A$134];0)" office:value-type="float" office:value="1111.22906853396" calcext:value-type="float">
            <text:p>1111</text:p>
          </table:table-cell>
          <table:table-cell table:style-name="ce11" table:formula="of:=IF([.F126]&lt;1;(1+(59*(1-[.F126])))*[.$A$39]+[.$A$134];0)" office:value-type="float" office:value="1094.86928894712" calcext:value-type="float">
            <text:p>1095</text:p>
          </table:table-cell>
          <table:table-cell table:style-name="ce11" table:formula="of:=IF([.G126]&lt;1;(1+(59*(1-[.G126])))*[.$A$39]+[.$A$134];0)" office:value-type="float" office:value="1079.91017975082" calcext:value-type="float">
            <text:p>1080</text:p>
          </table:table-cell>
          <table:table-cell table:style-name="ce11" table:formula="of:=IF([.H126]&lt;1;(1+(59*(1-[.H126])))*[.$A$39]+[.$A$134];0)" office:value-type="float" office:value="1066.48189504818" calcext:value-type="float">
            <text:p>1066</text:p>
          </table:table-cell>
          <table:table-cell table:style-name="ce11" table:formula="of:=IF([.I126]&lt;1;(1+(59*(1-[.I126])))*[.$A$39]+[.$A$134];0)" office:value-type="float" office:value="1054.66990041453" calcext:value-type="float">
            <text:p>1055</text:p>
          </table:table-cell>
          <table:table-cell table:style-name="ce11" table:formula="of:=IF([.J126]&lt;1;(1+(59*(1-[.J126])))*[.$A$39]+[.$A$134];0)" office:value-type="float" office:value="1044.50891315237" calcext:value-type="float">
            <text:p>1045</text:p>
          </table:table-cell>
          <table:table-cell table:style-name="ce11" table:formula="of:=IF([.K126]&lt;1;(1+(59*(1-[.K126])))*[.$A$39]+[.$A$134];0)" office:value-type="float" office:value="1035.98000369621" calcext:value-type="float">
            <text:p>1036</text:p>
          </table:table-cell>
          <table:table-cell table:style-name="ce11" table:formula="of:=IF([.L126]&lt;1;(1+(59*(1-[.L126])))*[.$A$39]+[.$A$134];0)" office:value-type="float" office:value="1029.01156760404" calcext:value-type="float">
            <text:p>1029</text:p>
          </table:table-cell>
          <table:table-cell table:style-name="ce11" table:formula="of:=IF([.M126]&lt;1;(1+(59*(1-[.M126])))*[.$A$39]+[.$A$134];0)" office:value-type="float" office:value="1023.48448982371" calcext:value-type="float">
            <text:p>1023</text:p>
          </table:table-cell>
          <table:table-cell table:style-name="ce11" table:formula="of:=IF([.N126]&lt;1;(1+(59*(1-[.N126])))*[.$A$39]+[.$A$134];0)" office:value-type="float" office:value="1019.24129365322" calcext:value-type="float">
            <text:p>1019</text:p>
          </table:table-cell>
          <table:table-cell table:style-name="ce11" table:formula="of:=IF([.O126]&lt;1;(1+(59*(1-[.O126])))*[.$A$39]+[.$A$134];0)" office:value-type="float" office:value="1016.09846936599" calcext:value-type="float">
            <text:p>1016</text:p>
          </table:table-cell>
          <table:table-cell table:style-name="ce11" table:formula="of:=IF([.P126]&lt;1;(1+(59*(1-[.P126])))*[.$A$39]+[.$A$134];0)" office:value-type="float" office:value="1013.86062599039" calcext:value-type="float">
            <text:p>1014</text:p>
          </table:table-cell>
          <table:table-cell table:style-name="ce11" table:formula="of:=IF([.Q126]&lt;1;(1+(59*(1-[.Q126])))*[.$A$39]+[.$A$134];0)" office:value-type="float" office:value="1012.33473880655" calcext:value-type="float">
            <text:p>1012</text:p>
          </table:table-cell>
          <table:table-cell table:style-name="ce11" table:formula="of:=IF([.R126]&lt;1;(1+(59*(1-[.R126])))*[.$A$39]+[.$A$134];0)" office:value-type="float" office:value="1011.34269363749" calcext:value-type="float">
            <text:p>1011</text:p>
          </table:table-cell>
          <table:table-cell table:style-name="ce11" table:formula="of:=IF([.S126]&lt;1;(1+(59*(1-[.S126])))*[.$A$39]+[.$A$134];0)" office:value-type="float" office:value="1010.73061641076" calcext:value-type="float">
            <text:p>1011</text:p>
          </table:table-cell>
          <table:table-cell table:style-name="ce11" table:formula="of:=IF([.T126]&lt;1;(1+(59*(1-[.T126])))*[.$A$39]+[.$A$134];0)" office:value-type="float" office:value="1010.3740874719" calcext:value-type="float">
            <text:p>1010</text:p>
          </table:table-cell>
          <table:table-cell table:style-name="ce11" table:formula="of:=IF([.U126]&lt;1;(1+(59*(1-[.U126])))*[.$A$39]+[.$A$134];0)" office:value-type="float" office:value="1010.17913699276" calcext:value-type="float">
            <text:p>1010</text:p>
          </table:table-cell>
          <table:table-cell table:style-name="ce11" table:formula="of:=IF([.V126]&lt;1;(1+(59*(1-[.V126])))*[.$A$39]+[.$A$134];0)" office:value-type="float" office:value="1010.07969271193" calcext:value-type="float">
            <text:p>1010</text:p>
          </table:table-cell>
          <table:table-cell table:style-name="ce11" table:formula="of:=IF([.W126]&lt;1;(1+(59*(1-[.W126])))*[.$A$39]+[.$A$134];0)" office:value-type="float" office:value="1010.03269454257" calcext:value-type="float">
            <text:p>1010</text:p>
          </table:table-cell>
          <table:table-cell table:style-name="ce11" table:formula="of:=IF([.X126]&lt;1;(1+(59*(1-[.X126])))*[.$A$39]+[.$A$134];0)" office:value-type="float" office:value="1010.01226980303" calcext:value-type="float">
            <text:p>1010</text:p>
          </table:table-cell>
          <table:table-cell table:style-name="ce11" table:formula="of:=IF([.Y126]&lt;1;(1+(59*(1-[.Y126])))*[.$A$39]+[.$A$134];0)" office:value-type="float" office:value="1010.00417480456" calcext:value-type="float">
            <text:p>1010</text:p>
          </table:table-cell>
          <table:table-cell table:style-name="ce11" table:formula="of:=IF([.Z126]&lt;1;(1+(59*(1-[.Z126])))*[.$A$39]+[.$A$134];0)" office:value-type="float" office:value="1010.00127530647" calcext:value-type="float">
            <text:p>1010</text:p>
          </table:table-cell>
          <table:table-cell table:style-name="ce11" table:formula="of:=IF([.AA126]&lt;1;(1+(59*(1-[.AA126])))*[.$A$39]+[.$A$134];0)" office:value-type="float" office:value="1010.00034601173" calcext:value-type="float">
            <text:p>1010</text:p>
          </table:table-cell>
          <table:table-cell table:style-name="ce11" table:formula="of:=IF([.AB126]&lt;1;(1+(59*(1-[.AB126])))*[.$A$39]+[.$A$134];0)" office:value-type="float" office:value="1010.00008239763" calcext:value-type="float">
            <text:p>1010</text:p>
          </table:table-cell>
          <table:table-cell table:style-name="ce11" table:formula="of:=IF([.AC126]&lt;1;(1+(59*(1-[.AC126])))*[.$A$39]+[.$A$134];0)" office:value-type="float" office:value="1010.00001699891" calcext:value-type="float">
            <text:p>1010</text:p>
          </table:table-cell>
          <table:table-cell table:style-name="ce11" table:formula="of:=IF([.AD126]&lt;1;(1+(59*(1-[.AD126])))*[.$A$39]+[.$A$134];0)" office:value-type="float" office:value="1010.00000299487" calcext:value-type="float">
            <text:p>1010</text:p>
          </table:table-cell>
          <table:table-cell table:style-name="ce11" table:formula="of:=IF([.AE126]&lt;1;(1+(59*(1-[.AE126])))*[.$A$39]+[.$A$134];0)" office:value-type="float" office:value="1010.00000044354" calcext:value-type="float">
            <text:p>1010</text:p>
          </table:table-cell>
          <table:table-cell table:style-name="ce11" table:formula="of:=IF([.AF126]&lt;1;(1+(59*(1-[.AF126])))*[.$A$39]+[.$A$134];0)" office:value-type="float" office:value="1010.00000005427" calcext:value-type="float">
            <text:p>1010</text:p>
          </table:table-cell>
          <table:table-cell table:style-name="ce11" table:formula="of:=IF([.AG126]&lt;1;(1+(59*(1-[.AG126])))*[.$A$39]+[.$A$134];0)" office:value-type="float" office:value="1010.00000000538" calcext:value-type="float">
            <text:p>1010</text:p>
          </table:table-cell>
          <table:table-cell table:style-name="ce11" table:formula="of:=IF([.AH126]&lt;1;(1+(59*(1-[.AH126])))*[.$A$39]+[.$A$134];0)" office:value-type="float" office:value="1010.00000000042" calcext:value-type="float">
            <text:p>1010</text:p>
          </table:table-cell>
          <table:table-cell table:style-name="ce11" table:formula="of:=IF([.AI126]&lt;1;(1+(59*(1-[.AI126])))*[.$A$39]+[.$A$134];0)" office:value-type="float" office:value="1010.00000000003" calcext:value-type="float">
            <text:p>1010</text:p>
          </table:table-cell>
          <table:table-cell table:style-name="ce11" table:formula="of:=IF([.AJ126]&lt;1;(1+(59*(1-[.AJ126])))*[.$A$39]+[.$A$134];0)" office:value-type="float" office:value="0" calcext:value-type="float">
            <text:p>0</text:p>
          </table:table-cell>
          <table:table-cell table:style-name="ce11" table:formula="of:=IF([.AK126]&lt;1;(1+(59*(1-[.AK126])))*[.$A$39]+[.$A$134];0)" office:value-type="float" office:value="0" calcext:value-type="float">
            <text:p>0</text:p>
          </table:table-cell>
          <table:table-cell table:style-name="ce11" table:formula="of:=IF([.AL126]&lt;1;(1+(59*(1-[.AL126])))*[.$A$39]+[.$A$134];0)" office:value-type="float" office:value="0" calcext:value-type="float">
            <text:p>0</text:p>
          </table:table-cell>
          <table:table-cell table:style-name="ce11" table:formula="of:=IF([.AM126]&lt;1;(1+(59*(1-[.AM126])))*[.$A$39]+[.$A$134];0)" office:value-type="float" office:value="0" calcext:value-type="float">
            <text:p>0</text:p>
          </table:table-cell>
          <table:table-cell table:style-name="ce11" table:formula="of:=IF([.AN126]&lt;1;(1+(59*(1-[.AN126])))*[.$A$39]+[.$A$134];0)" office:value-type="float" office:value="0" calcext:value-type="float">
            <text:p>0</text:p>
          </table:table-cell>
          <table:table-cell table:style-name="ce11" table:formula="of:=IF([.AO126]&lt;1;(1+(59*(1-[.AO126])))*[.$A$39]+[.$A$134];0)" office:value-type="float" office:value="0" calcext:value-type="float">
            <text:p>0</text:p>
          </table:table-cell>
          <table:table-cell table:style-name="ce11" table:formula="of:=IF([.AP126]&lt;1;(1+(59*(1-[.AP126])))*[.$A$39]+[.$A$134];0)" office:value-type="float" office:value="0" calcext:value-type="float">
            <text:p>0</text:p>
          </table:table-cell>
          <table:table-cell table:style-name="ce11" table:formula="of:=IF([.AQ126]&lt;1;(1+(59*(1-[.AQ126])))*[.$A$39]+[.$A$134];0)" office:value-type="float" office:value="0" calcext:value-type="float">
            <text:p>0</text:p>
          </table:table-cell>
          <table:table-cell table:style-name="ce11" table:formula="of:=IF([.AR126]&lt;1;(1+(59*(1-[.AR126])))*[.$A$39]+[.$A$134];0)" office:value-type="float" office:value="0" calcext:value-type="float">
            <text:p>0</text:p>
          </table:table-cell>
          <table:table-cell table:style-name="ce11" table:formula="of:=IF([.AS126]&lt;1;(1+(59*(1-[.AS126])))*[.$A$39]+[.$A$134];0)" office:value-type="float" office:value="0" calcext:value-type="float">
            <text:p>0</text:p>
          </table:table-cell>
          <table:table-cell table:style-name="ce11" table:formula="of:=IF([.AT126]&lt;1;(1+(59*(1-[.AT126])))*[.$A$39]+[.$A$134];0)" office:value-type="float" office:value="0" calcext:value-type="float">
            <text:p>0</text:p>
          </table:table-cell>
          <table:table-cell table:style-name="ce11" table:formula="of:=IF([.AU126]&lt;1;(1+(59*(1-[.AU126])))*[.$A$39]+[.$A$134];0)" office:value-type="float" office:value="0" calcext:value-type="float">
            <text:p>0</text:p>
          </table:table-cell>
          <table:table-cell table:style-name="ce11" table:formula="of:=IF([.AV126]&lt;1;(1+(59*(1-[.AV126])))*[.$A$39]+[.$A$134];0)" office:value-type="float" office:value="0" calcext:value-type="float">
            <text:p>0</text:p>
          </table:table-cell>
          <table:table-cell table:style-name="ce11" table:formula="of:=IF([.AW126]&lt;1;(1+(59*(1-[.AW126])))*[.$A$39]+[.$A$134];0)" office:value-type="float" office:value="0" calcext:value-type="float">
            <text:p>0</text:p>
          </table:table-cell>
          <table:table-cell table:style-name="ce11" table:formula="of:=IF([.AX126]&lt;1;(1+(59*(1-[.AX126])))*[.$A$39]+[.$A$134];0)" office:value-type="float" office:value="0" calcext:value-type="float">
            <text:p>0</text:p>
          </table:table-cell>
          <table:table-cell table:style-name="ce11" table:formula="of:=IF([.AY126]&lt;1;(1+(59*(1-[.AY126])))*[.$A$39]+[.$A$134];0)" office:value-type="float" office:value="0" calcext:value-type="float">
            <text:p>0</text:p>
          </table:table-cell>
          <table:table-cell table:style-name="ce11" table:formula="of:=IF([.AZ126]&lt;1;(1+(59*(1-[.AZ126])))*[.$A$39]+[.$A$134];0)" office:value-type="float" office:value="0" calcext:value-type="float">
            <text:p>0</text:p>
          </table:table-cell>
          <table:table-cell table:style-name="ce11" table:formula="of:=IF([.BA126]&lt;1;(1+(59*(1-[.BA126])))*[.$A$39]+[.$A$134];0)" office:value-type="float" office:value="0" calcext:value-type="float">
            <text:p>0</text:p>
          </table:table-cell>
          <table:table-cell table:style-name="ce11" table:formula="of:=IF([.BB126]&lt;1;(1+(59*(1-[.BB126])))*[.$A$39]+[.$A$134];0)" office:value-type="float" office:value="0" calcext:value-type="float">
            <text:p>0</text:p>
          </table:table-cell>
          <table:table-cell table:style-name="ce11" table:formula="of:=IF([.BC126]&lt;1;(1+(59*(1-[.BC126])))*[.$A$39]+[.$A$134];0)" office:value-type="float" office:value="0" calcext:value-type="float">
            <text:p>0</text:p>
          </table:table-cell>
          <table:table-cell table:style-name="ce11" table:formula="of:=IF([.BD126]&lt;1;(1+(59*(1-[.BD126])))*[.$A$39]+[.$A$134];0)" office:value-type="float" office:value="0" calcext:value-type="float">
            <text:p>0</text:p>
          </table:table-cell>
          <table:table-cell table:style-name="ce11" table:formula="of:=IF([.BE126]&lt;1;(1+(59*(1-[.BE126])))*[.$A$39]+[.$A$134];0)" office:value-type="float" office:value="0" calcext:value-type="float">
            <text:p>0</text:p>
          </table:table-cell>
          <table:table-cell table:style-name="ce11" table:formula="of:=IF([.BF126]&lt;1;(1+(59*(1-[.BF126])))*[.$A$39]+[.$A$134];0)" office:value-type="float" office:value="0" calcext:value-type="float">
            <text:p>0</text:p>
          </table:table-cell>
          <table:table-cell table:style-name="ce11" table:formula="of:=IF([.BG126]&lt;1;(1+(59*(1-[.BG126])))*[.$A$39]+[.$A$134];0)" office:value-type="float" office:value="0" calcext:value-type="float">
            <text:p>0</text:p>
          </table:table-cell>
          <table:table-cell table:style-name="ce11" table:formula="of:=IF([.BH126]&lt;1;(1+(59*(1-[.BH126])))*[.$A$39]+[.$A$134];0)" office:value-type="float" office:value="0" calcext:value-type="float">
            <text:p>0</text:p>
          </table:table-cell>
          <table:table-cell table:style-name="ce11" table:formula="of:=IF([.BI126]&lt;1;(1+(59*(1-[.BI126])))*[.$A$39]+[.$A$134];0)" office:value-type="float" office:value="0" calcext:value-type="float">
            <text:p>0</text:p>
          </table:table-cell>
          <table:table-cell table:style-name="ce11" table:formula="of:=IF([.BJ126]&lt;1;(1+(59*(1-[.BJ126])))*[.$A$39]+[.$A$134];0)" office:value-type="float" office:value="0" calcext:value-type="float">
            <text:p>0</text:p>
          </table:table-cell>
          <table:table-cell table:style-name="ce11" table:formula="of:=IF([.BK126]&lt;1;(1+(59*(1-[.BK126])))*[.$A$39]+[.$A$134];0)" office:value-type="float" office:value="0" calcext:value-type="float">
            <text:p>0</text:p>
          </table:table-cell>
          <table:table-cell table:style-name="ce11" table:formula="of:=IF([.BL126]&lt;1;(1+(59*(1-[.BL126])))*[.$A$39]+[.$A$134];0)" office:value-type="float" office:value="0" calcext:value-type="float">
            <text:p>0</text:p>
          </table:table-cell>
          <table:table-cell table:style-name="ce11" table:formula="of:=IF([.BM126]&lt;1;(1+(59*(1-[.BM126])))*[.$A$39]+[.$A$134];0)" office:value-type="float" office:value="0" calcext:value-type="float">
            <text:p>0</text:p>
          </table:table-cell>
          <table:table-cell table:style-name="ce11" table:formula="of:=IF([.BN126]&lt;1;(1+(59*(1-[.BN126])))*[.$A$39]+[.$A$134];0)" office:value-type="float" office:value="0" calcext:value-type="float">
            <text:p>0</text:p>
          </table:table-cell>
          <table:table-cell table:style-name="ce11" table:formula="of:=IF([.BO126]&lt;1;(1+(59*(1-[.BO126])))*[.$A$39]+[.$A$134];0)" office:value-type="float" office:value="0" calcext:value-type="float">
            <text:p>0</text:p>
          </table:table-cell>
          <table:table-cell table:style-name="ce11" table:formula="of:=IF([.BP126]&lt;1;(1+(59*(1-[.BP126])))*[.$A$39]+[.$A$134];0)" office:value-type="float" office:value="0" calcext:value-type="float">
            <text:p>0</text:p>
          </table:table-cell>
          <table:table-cell table:style-name="ce11" table:formula="of:=IF([.BQ126]&lt;1;(1+(59*(1-[.BQ126])))*[.$A$39]+[.$A$134];0)" office:value-type="float" office:value="0" calcext:value-type="float">
            <text:p>0</text:p>
          </table:table-cell>
          <table:table-cell table:style-name="ce11" table:formula="of:=IF([.BR126]&lt;1;(1+(59*(1-[.BR126])))*[.$A$39]+[.$A$134];0)" office:value-type="float" office:value="0" calcext:value-type="float">
            <text:p>0</text:p>
          </table:table-cell>
          <table:table-cell table:style-name="ce11" table:formula="of:=IF([.BS126]&lt;1;(1+(59*(1-[.BS126])))*[.$A$39]+[.$A$134];0)" office:value-type="float" office:value="0" calcext:value-type="float">
            <text:p>0</text:p>
          </table:table-cell>
          <table:table-cell table:style-name="ce11" table:formula="of:=IF([.BT126]&lt;1;(1+(59*(1-[.BT126])))*[.$A$39]+[.$A$134];0)" office:value-type="float" office:value="0" calcext:value-type="float">
            <text:p>0</text:p>
          </table:table-cell>
          <table:table-cell table:style-name="ce11" table:formula="of:=IF([.BU126]&lt;1;(1+(59*(1-[.BU126])))*[.$A$39]+[.$A$134];0)" office:value-type="float" office:value="0" calcext:value-type="float">
            <text:p>0</text:p>
          </table:table-cell>
          <table:table-cell table:style-name="ce11" table:formula="of:=IF([.BV126]&lt;1;(1+(59*(1-[.BV126])))*[.$A$39]+[.$A$134];0)" office:value-type="float" office:value="0" calcext:value-type="float">
            <text:p>0</text:p>
          </table:table-cell>
          <table:table-cell table:style-name="ce11" table:formula="of:=IF([.BW126]&lt;1;(1+(59*(1-[.BW126])))*[.$A$39]+[.$A$134];0)" office:value-type="float" office:value="0" calcext:value-type="float">
            <text:p>0</text:p>
          </table:table-cell>
          <table:table-cell table:style-name="ce11" table:formula="of:=IF([.BX126]&lt;1;(1+(59*(1-[.BX126])))*[.$A$39]+[.$A$134];0)" office:value-type="float" office:value="0" calcext:value-type="float">
            <text:p>0</text:p>
          </table:table-cell>
          <table:table-cell table:style-name="ce11" table:formula="of:=IF([.BY126]&lt;1;(1+(59*(1-[.BY126])))*[.$A$39]+[.$A$134];0)" office:value-type="float" office:value="0" calcext:value-type="float">
            <text:p>0</text:p>
          </table:table-cell>
          <table:table-cell table:style-name="ce11" table:formula="of:=IF([.BZ126]&lt;1;(1+(59*(1-[.BZ126])))*[.$A$39]+[.$A$134];0)" office:value-type="float" office:value="0" calcext:value-type="float">
            <text:p>0</text:p>
          </table:table-cell>
          <table:table-cell table:style-name="ce11" table:formula="of:=IF([.CA126]&lt;1;(1+(59*(1-[.CA126])))*[.$A$39]+[.$A$134];0)" office:value-type="float" office:value="0" calcext:value-type="float">
            <text:p>0</text:p>
          </table:table-cell>
          <table:table-cell table:style-name="ce11" table:formula="of:=IF([.CB126]&lt;1;(1+(59*(1-[.CB126])))*[.$A$39]+[.$A$134];0)" office:value-type="float" office:value="0" calcext:value-type="float">
            <text:p>0</text:p>
          </table:table-cell>
          <table:table-cell table:style-name="ce11" table:formula="of:=IF([.CC126]&lt;1;(1+(59*(1-[.CC126])))*[.$A$39]+[.$A$134];0)" office:value-type="float" office:value="0" calcext:value-type="float">
            <text:p>0</text:p>
          </table:table-cell>
          <table:table-cell table:style-name="ce11" table:formula="of:=IF([.CD126]&lt;1;(1+(59*(1-[.CD126])))*[.$A$39]+[.$A$134];0)" office:value-type="float" office:value="0" calcext:value-type="float">
            <text:p>0</text:p>
          </table:table-cell>
          <table:table-cell table:style-name="ce11" table:formula="of:=IF([.CE126]&lt;1;(1+(59*(1-[.CE126])))*[.$A$39]+[.$A$134];0)" office:value-type="float" office:value="0" calcext:value-type="float">
            <text:p>0</text:p>
          </table:table-cell>
          <table:table-cell table:style-name="ce11" table:formula="of:=IF([.CF126]&lt;1;(1+(59*(1-[.CF126])))*[.$A$39]+[.$A$134];0)" office:value-type="float" office:value="0" calcext:value-type="float">
            <text:p>0</text:p>
          </table:table-cell>
          <table:table-cell table:style-name="ce11" table:formula="of:=IF([.CG126]&lt;1;(1+(59*(1-[.CG126])))*[.$A$39]+[.$A$134];0)" office:value-type="float" office:value="0" calcext:value-type="float">
            <text:p>0</text:p>
          </table:table-cell>
          <table:table-cell table:style-name="ce11" table:formula="of:=IF([.CH126]&lt;1;(1+(59*(1-[.CH126])))*[.$A$39]+[.$A$134];0)" office:value-type="float" office:value="0" calcext:value-type="float">
            <text:p>0</text:p>
          </table:table-cell>
          <table:table-cell table:style-name="ce11" table:formula="of:=IF([.CI126]&lt;1;(1+(59*(1-[.CI126])))*[.$A$39]+[.$A$134];0)" office:value-type="float" office:value="0" calcext:value-type="float">
            <text:p>0</text:p>
          </table:table-cell>
          <table:table-cell table:style-name="ce11" table:formula="of:=IF([.CJ126]&lt;1;(1+(59*(1-[.CJ126])))*[.$A$39]+[.$A$134];0)" office:value-type="float" office:value="0" calcext:value-type="float">
            <text:p>0</text:p>
          </table:table-cell>
          <table:table-cell table:style-name="ce11" table:formula="of:=IF([.CK126]&lt;1;(1+(59*(1-[.CK126])))*[.$A$39]+[.$A$134];0)" office:value-type="float" office:value="0" calcext:value-type="float">
            <text:p>0</text:p>
          </table:table-cell>
          <table:table-cell table:style-name="ce11" table:formula="of:=IF([.CL126]&lt;1;(1+(59*(1-[.CL126])))*[.$A$39]+[.$A$134];0)" office:value-type="float" office:value="0" calcext:value-type="float">
            <text:p>0</text:p>
          </table:table-cell>
          <table:table-cell table:style-name="ce11" table:formula="of:=IF([.CM126]&lt;1;(1+(59*(1-[.CM126])))*[.$A$39]+[.$A$134];0)" office:value-type="float" office:value="0" calcext:value-type="float">
            <text:p>0</text:p>
          </table:table-cell>
          <table:table-cell table:style-name="ce11" table:formula="of:=IF([.CN126]&lt;1;(1+(59*(1-[.CN126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7]&lt;1;(1+(59*(1-[.A127])))*[.$A$39]+[.$A$134];0)" office:value-type="float" office:value="1128" calcext:value-type="float">
            <text:p>1128</text:p>
          </table:table-cell>
          <table:table-cell table:style-name="ce11" table:formula="of:=IF([.B127]&lt;1;(1+(59*(1-[.B127])))*[.$A$39]+[.$A$134];0)" office:value-type="float" office:value="1110.45811085745" calcext:value-type="float">
            <text:p>1110</text:p>
          </table:table-cell>
          <table:table-cell table:style-name="ce11" table:formula="of:=IF([.C127]&lt;1;(1+(59*(1-[.C127])))*[.$A$39]+[.$A$134];0)" office:value-type="float" office:value="1094.15856204317" calcext:value-type="float">
            <text:p>1094</text:p>
          </table:table-cell>
          <table:table-cell table:style-name="ce11" table:formula="of:=IF([.D127]&lt;1;(1+(59*(1-[.D127])))*[.$A$39]+[.$A$134];0)" office:value-type="float" office:value="1079.26645093271" calcext:value-type="float">
            <text:p>1079</text:p>
          </table:table-cell>
          <table:table-cell table:style-name="ce11" table:formula="of:=IF([.E127]&lt;1;(1+(59*(1-[.E127])))*[.$A$39]+[.$A$134];0)" office:value-type="float" office:value="1065.91006900788" calcext:value-type="float">
            <text:p>1066</text:p>
          </table:table-cell>
          <table:table-cell table:style-name="ce11" table:formula="of:=IF([.F127]&lt;1;(1+(59*(1-[.F127])))*[.$A$39]+[.$A$134];0)" office:value-type="float" office:value="1054.17268822105" calcext:value-type="float">
            <text:p>1054</text:p>
          </table:table-cell>
          <table:table-cell table:style-name="ce11" table:formula="of:=IF([.G127]&lt;1;(1+(59*(1-[.G127])))*[.$A$39]+[.$A$134];0)" office:value-type="float" office:value="1044.08662570564" calcext:value-type="float">
            <text:p>1044</text:p>
          </table:table-cell>
          <table:table-cell table:style-name="ce11" table:formula="of:=IF([.H127]&lt;1;(1+(59*(1-[.H127])))*[.$A$39]+[.$A$134];0)" office:value-type="float" office:value="1035.63050786797" calcext:value-type="float">
            <text:p>1036</text:p>
          </table:table-cell>
          <table:table-cell table:style-name="ce11" table:formula="of:=IF([.I127]&lt;1;(1+(59*(1-[.I127])))*[.$A$39]+[.$A$134];0)" office:value-type="float" office:value="1028.73042931451" calcext:value-type="float">
            <text:p>1029</text:p>
          </table:table-cell>
          <table:table-cell table:style-name="ce11" table:formula="of:=IF([.J127]&lt;1;(1+(59*(1-[.J127])))*[.$A$39]+[.$A$134];0)" office:value-type="float" office:value="1023.26530695404" calcext:value-type="float">
            <text:p>1023</text:p>
          </table:table-cell>
          <table:table-cell table:style-name="ce11" table:formula="of:=IF([.K127]&lt;1;(1+(59*(1-[.K127])))*[.$A$39]+[.$A$134];0)" office:value-type="float" office:value="1019.07619531406" calcext:value-type="float">
            <text:p>1019</text:p>
          </table:table-cell>
          <table:table-cell table:style-name="ce11" table:formula="of:=IF([.L127]&lt;1;(1+(59*(1-[.L127])))*[.$A$39]+[.$A$134];0)" office:value-type="float" office:value="1015.97873102034" calcext:value-type="float">
            <text:p>1016</text:p>
          </table:table-cell>
          <table:table-cell table:style-name="ce11" table:formula="of:=IF([.M127]&lt;1;(1+(59*(1-[.M127])))*[.$A$39]+[.$A$134];0)" office:value-type="float" office:value="1013.77732815328" calcext:value-type="float">
            <text:p>1014</text:p>
          </table:table-cell>
          <table:table-cell table:style-name="ce11" table:formula="of:=IF([.N127]&lt;1;(1+(59*(1-[.N127])))*[.$A$39]+[.$A$134];0)" office:value-type="float" office:value="1012.2793865744" calcext:value-type="float">
            <text:p>1012</text:p>
          </table:table-cell>
          <table:table-cell table:style-name="ce11" table:formula="of:=IF([.O127]&lt;1;(1+(59*(1-[.O127])))*[.$A$39]+[.$A$134];0)" office:value-type="float" office:value="1011.30771945071" calcext:value-type="float">
            <text:p>1011</text:p>
          </table:table-cell>
          <table:table-cell table:style-name="ce11" table:formula="of:=IF([.P127]&lt;1;(1+(59*(1-[.P127])))*[.$A$39]+[.$A$134];0)" office:value-type="float" office:value="1010.70970986266" calcext:value-type="float">
            <text:p>1011</text:p>
          </table:table-cell>
          <table:table-cell table:style-name="ce11" table:formula="of:=IF([.Q127]&lt;1;(1+(59*(1-[.Q127])))*[.$A$39]+[.$A$134];0)" office:value-type="float" office:value="1010.36232952399" calcext:value-type="float">
            <text:p>1010</text:p>
          </table:table-cell>
          <table:table-cell table:style-name="ce11" table:formula="of:=IF([.R127]&lt;1;(1+(59*(1-[.R127])))*[.$A$39]+[.$A$134];0)" office:value-type="float" office:value="1010.17295331662" calcext:value-type="float">
            <text:p>1010</text:p>
          </table:table-cell>
          <table:table-cell table:style-name="ce11" table:formula="of:=IF([.S127]&lt;1;(1+(59*(1-[.S127])))*[.$A$39]+[.$A$134];0)" office:value-type="float" office:value="1010.07667196308" calcext:value-type="float">
            <text:p>1010</text:p>
          </table:table-cell>
          <table:table-cell table:style-name="ce11" table:formula="of:=IF([.T127]&lt;1;(1+(59*(1-[.T127])))*[.$A$39]+[.$A$134];0)" office:value-type="float" office:value="1010.03133394235" calcext:value-type="float">
            <text:p>1010</text:p>
          </table:table-cell>
          <table:table-cell table:style-name="ce11" table:formula="of:=IF([.U127]&lt;1;(1+(59*(1-[.U127])))*[.$A$39]+[.$A$134];0)" office:value-type="float" office:value="1010.01170931105" calcext:value-type="float">
            <text:p>1010</text:p>
          </table:table-cell>
          <table:table-cell table:style-name="ce11" table:formula="of:=IF([.V127]&lt;1;(1+(59*(1-[.V127])))*[.$A$39]+[.$A$134];0)" office:value-type="float" office:value="1010.00396551207" calcext:value-type="float">
            <text:p>1010</text:p>
          </table:table-cell>
          <table:table-cell table:style-name="ce11" table:formula="of:=IF([.W127]&lt;1;(1+(59*(1-[.W127])))*[.$A$39]+[.$A$134];0)" office:value-type="float" office:value="1010.00120515804" calcext:value-type="float">
            <text:p>1010</text:p>
          </table:table-cell>
          <table:table-cell table:style-name="ce11" table:formula="of:=IF([.X127]&lt;1;(1+(59*(1-[.X127])))*[.$A$39]+[.$A$134];0)" office:value-type="float" office:value="1010.00032513461" calcext:value-type="float">
            <text:p>1010</text:p>
          </table:table-cell>
          <table:table-cell table:style-name="ce11" table:formula="of:=IF([.Y127]&lt;1;(1+(59*(1-[.Y127])))*[.$A$39]+[.$A$134];0)" office:value-type="float" office:value="1010.00007694569" calcext:value-type="float">
            <text:p>1010</text:p>
          </table:table-cell>
          <table:table-cell table:style-name="ce11" table:formula="of:=IF([.Z127]&lt;1;(1+(59*(1-[.Z127])))*[.$A$39]+[.$A$134];0)" office:value-type="float" office:value="1010.00001576586" calcext:value-type="float">
            <text:p>1010</text:p>
          </table:table-cell>
          <table:table-cell table:style-name="ce11" table:formula="of:=IF([.AA127]&lt;1;(1+(59*(1-[.AA127])))*[.$A$39]+[.$A$134];0)" office:value-type="float" office:value="1010.00000275679" calcext:value-type="float">
            <text:p>1010</text:p>
          </table:table-cell>
          <table:table-cell table:style-name="ce11" table:formula="of:=IF([.AB127]&lt;1;(1+(59*(1-[.AB127])))*[.$A$39]+[.$A$134];0)" office:value-type="float" office:value="1010.00000040491" calcext:value-type="float">
            <text:p>1010</text:p>
          </table:table-cell>
          <table:table-cell table:style-name="ce11" table:formula="of:=IF([.AC127]&lt;1;(1+(59*(1-[.AC127])))*[.$A$39]+[.$A$134];0)" office:value-type="float" office:value="1010.00000004909" calcext:value-type="float">
            <text:p>1010</text:p>
          </table:table-cell>
          <table:table-cell table:style-name="ce11" table:formula="of:=IF([.AD127]&lt;1;(1+(59*(1-[.AD127])))*[.$A$39]+[.$A$134];0)" office:value-type="float" office:value="1010.00000000482" calcext:value-type="float">
            <text:p>1010</text:p>
          </table:table-cell>
          <table:table-cell table:style-name="ce11" table:formula="of:=IF([.AE127]&lt;1;(1+(59*(1-[.AE127])))*[.$A$39]+[.$A$134];0)" office:value-type="float" office:value="1010.00000000038" calcext:value-type="float">
            <text:p>1010</text:p>
          </table:table-cell>
          <table:table-cell table:style-name="ce11" table:formula="of:=IF([.AF127]&lt;1;(1+(59*(1-[.AF127])))*[.$A$39]+[.$A$134];0)" office:value-type="float" office:value="1010.00000000002" calcext:value-type="float">
            <text:p>1010</text:p>
          </table:table-cell>
          <table:table-cell table:style-name="ce11" table:formula="of:=IF([.AG127]&lt;1;(1+(59*(1-[.AG127])))*[.$A$39]+[.$A$134];0)" office:value-type="float" office:value="0" calcext:value-type="float">
            <text:p>0</text:p>
          </table:table-cell>
          <table:table-cell table:style-name="ce11" table:formula="of:=IF([.AH127]&lt;1;(1+(59*(1-[.AH127])))*[.$A$39]+[.$A$134];0)" office:value-type="float" office:value="0" calcext:value-type="float">
            <text:p>0</text:p>
          </table:table-cell>
          <table:table-cell table:style-name="ce11" table:formula="of:=IF([.AI127]&lt;1;(1+(59*(1-[.AI127])))*[.$A$39]+[.$A$134];0)" office:value-type="float" office:value="0" calcext:value-type="float">
            <text:p>0</text:p>
          </table:table-cell>
          <table:table-cell table:style-name="ce11" table:formula="of:=IF([.AJ127]&lt;1;(1+(59*(1-[.AJ127])))*[.$A$39]+[.$A$134];0)" office:value-type="float" office:value="0" calcext:value-type="float">
            <text:p>0</text:p>
          </table:table-cell>
          <table:table-cell table:style-name="ce11" table:formula="of:=IF([.AK127]&lt;1;(1+(59*(1-[.AK127])))*[.$A$39]+[.$A$134];0)" office:value-type="float" office:value="0" calcext:value-type="float">
            <text:p>0</text:p>
          </table:table-cell>
          <table:table-cell table:style-name="ce11" table:formula="of:=IF([.AL127]&lt;1;(1+(59*(1-[.AL127])))*[.$A$39]+[.$A$134];0)" office:value-type="float" office:value="0" calcext:value-type="float">
            <text:p>0</text:p>
          </table:table-cell>
          <table:table-cell table:style-name="ce11" table:formula="of:=IF([.AM127]&lt;1;(1+(59*(1-[.AM127])))*[.$A$39]+[.$A$134];0)" office:value-type="float" office:value="0" calcext:value-type="float">
            <text:p>0</text:p>
          </table:table-cell>
          <table:table-cell table:style-name="ce11" table:formula="of:=IF([.AN127]&lt;1;(1+(59*(1-[.AN127])))*[.$A$39]+[.$A$134];0)" office:value-type="float" office:value="0" calcext:value-type="float">
            <text:p>0</text:p>
          </table:table-cell>
          <table:table-cell table:style-name="ce11" table:formula="of:=IF([.AO127]&lt;1;(1+(59*(1-[.AO127])))*[.$A$39]+[.$A$134];0)" office:value-type="float" office:value="0" calcext:value-type="float">
            <text:p>0</text:p>
          </table:table-cell>
          <table:table-cell table:style-name="ce11" table:formula="of:=IF([.AP127]&lt;1;(1+(59*(1-[.AP127])))*[.$A$39]+[.$A$134];0)" office:value-type="float" office:value="0" calcext:value-type="float">
            <text:p>0</text:p>
          </table:table-cell>
          <table:table-cell table:style-name="ce11" table:formula="of:=IF([.AQ127]&lt;1;(1+(59*(1-[.AQ127])))*[.$A$39]+[.$A$134];0)" office:value-type="float" office:value="0" calcext:value-type="float">
            <text:p>0</text:p>
          </table:table-cell>
          <table:table-cell table:style-name="ce11" table:formula="of:=IF([.AR127]&lt;1;(1+(59*(1-[.AR127])))*[.$A$39]+[.$A$134];0)" office:value-type="float" office:value="0" calcext:value-type="float">
            <text:p>0</text:p>
          </table:table-cell>
          <table:table-cell table:style-name="ce11" table:formula="of:=IF([.AS127]&lt;1;(1+(59*(1-[.AS127])))*[.$A$39]+[.$A$134];0)" office:value-type="float" office:value="0" calcext:value-type="float">
            <text:p>0</text:p>
          </table:table-cell>
          <table:table-cell table:style-name="ce11" table:formula="of:=IF([.AT127]&lt;1;(1+(59*(1-[.AT127])))*[.$A$39]+[.$A$134];0)" office:value-type="float" office:value="0" calcext:value-type="float">
            <text:p>0</text:p>
          </table:table-cell>
          <table:table-cell table:style-name="ce11" table:formula="of:=IF([.AU127]&lt;1;(1+(59*(1-[.AU127])))*[.$A$39]+[.$A$134];0)" office:value-type="float" office:value="0" calcext:value-type="float">
            <text:p>0</text:p>
          </table:table-cell>
          <table:table-cell table:style-name="ce11" table:formula="of:=IF([.AV127]&lt;1;(1+(59*(1-[.AV127])))*[.$A$39]+[.$A$134];0)" office:value-type="float" office:value="0" calcext:value-type="float">
            <text:p>0</text:p>
          </table:table-cell>
          <table:table-cell table:style-name="ce11" table:formula="of:=IF([.AW127]&lt;1;(1+(59*(1-[.AW127])))*[.$A$39]+[.$A$134];0)" office:value-type="float" office:value="0" calcext:value-type="float">
            <text:p>0</text:p>
          </table:table-cell>
          <table:table-cell table:style-name="ce11" table:formula="of:=IF([.AX127]&lt;1;(1+(59*(1-[.AX127])))*[.$A$39]+[.$A$134];0)" office:value-type="float" office:value="0" calcext:value-type="float">
            <text:p>0</text:p>
          </table:table-cell>
          <table:table-cell table:style-name="ce11" table:formula="of:=IF([.AY127]&lt;1;(1+(59*(1-[.AY127])))*[.$A$39]+[.$A$134];0)" office:value-type="float" office:value="0" calcext:value-type="float">
            <text:p>0</text:p>
          </table:table-cell>
          <table:table-cell table:style-name="ce11" table:formula="of:=IF([.AZ127]&lt;1;(1+(59*(1-[.AZ127])))*[.$A$39]+[.$A$134];0)" office:value-type="float" office:value="0" calcext:value-type="float">
            <text:p>0</text:p>
          </table:table-cell>
          <table:table-cell table:style-name="ce11" table:formula="of:=IF([.BA127]&lt;1;(1+(59*(1-[.BA127])))*[.$A$39]+[.$A$134];0)" office:value-type="float" office:value="0" calcext:value-type="float">
            <text:p>0</text:p>
          </table:table-cell>
          <table:table-cell table:style-name="ce11" table:formula="of:=IF([.BB127]&lt;1;(1+(59*(1-[.BB127])))*[.$A$39]+[.$A$134];0)" office:value-type="float" office:value="0" calcext:value-type="float">
            <text:p>0</text:p>
          </table:table-cell>
          <table:table-cell table:style-name="ce11" table:formula="of:=IF([.BC127]&lt;1;(1+(59*(1-[.BC127])))*[.$A$39]+[.$A$134];0)" office:value-type="float" office:value="0" calcext:value-type="float">
            <text:p>0</text:p>
          </table:table-cell>
          <table:table-cell table:style-name="ce11" table:formula="of:=IF([.BD127]&lt;1;(1+(59*(1-[.BD127])))*[.$A$39]+[.$A$134];0)" office:value-type="float" office:value="0" calcext:value-type="float">
            <text:p>0</text:p>
          </table:table-cell>
          <table:table-cell table:style-name="ce11" table:formula="of:=IF([.BE127]&lt;1;(1+(59*(1-[.BE127])))*[.$A$39]+[.$A$134];0)" office:value-type="float" office:value="0" calcext:value-type="float">
            <text:p>0</text:p>
          </table:table-cell>
          <table:table-cell table:style-name="ce11" table:formula="of:=IF([.BF127]&lt;1;(1+(59*(1-[.BF127])))*[.$A$39]+[.$A$134];0)" office:value-type="float" office:value="0" calcext:value-type="float">
            <text:p>0</text:p>
          </table:table-cell>
          <table:table-cell table:style-name="ce11" table:formula="of:=IF([.BG127]&lt;1;(1+(59*(1-[.BG127])))*[.$A$39]+[.$A$134];0)" office:value-type="float" office:value="0" calcext:value-type="float">
            <text:p>0</text:p>
          </table:table-cell>
          <table:table-cell table:style-name="ce11" table:formula="of:=IF([.BH127]&lt;1;(1+(59*(1-[.BH127])))*[.$A$39]+[.$A$134];0)" office:value-type="float" office:value="0" calcext:value-type="float">
            <text:p>0</text:p>
          </table:table-cell>
          <table:table-cell table:style-name="ce11" table:formula="of:=IF([.BI127]&lt;1;(1+(59*(1-[.BI127])))*[.$A$39]+[.$A$134];0)" office:value-type="float" office:value="0" calcext:value-type="float">
            <text:p>0</text:p>
          </table:table-cell>
          <table:table-cell table:style-name="ce11" table:formula="of:=IF([.BJ127]&lt;1;(1+(59*(1-[.BJ127])))*[.$A$39]+[.$A$134];0)" office:value-type="float" office:value="0" calcext:value-type="float">
            <text:p>0</text:p>
          </table:table-cell>
          <table:table-cell table:style-name="ce11" table:formula="of:=IF([.BK127]&lt;1;(1+(59*(1-[.BK127])))*[.$A$39]+[.$A$134];0)" office:value-type="float" office:value="0" calcext:value-type="float">
            <text:p>0</text:p>
          </table:table-cell>
          <table:table-cell table:style-name="ce11" table:formula="of:=IF([.BL127]&lt;1;(1+(59*(1-[.BL127])))*[.$A$39]+[.$A$134];0)" office:value-type="float" office:value="0" calcext:value-type="float">
            <text:p>0</text:p>
          </table:table-cell>
          <table:table-cell table:style-name="ce11" table:formula="of:=IF([.BM127]&lt;1;(1+(59*(1-[.BM127])))*[.$A$39]+[.$A$134];0)" office:value-type="float" office:value="0" calcext:value-type="float">
            <text:p>0</text:p>
          </table:table-cell>
          <table:table-cell table:style-name="ce11" table:formula="of:=IF([.BN127]&lt;1;(1+(59*(1-[.BN127])))*[.$A$39]+[.$A$134];0)" office:value-type="float" office:value="0" calcext:value-type="float">
            <text:p>0</text:p>
          </table:table-cell>
          <table:table-cell table:style-name="ce11" table:formula="of:=IF([.BO127]&lt;1;(1+(59*(1-[.BO127])))*[.$A$39]+[.$A$134];0)" office:value-type="float" office:value="0" calcext:value-type="float">
            <text:p>0</text:p>
          </table:table-cell>
          <table:table-cell table:style-name="ce11" table:formula="of:=IF([.BP127]&lt;1;(1+(59*(1-[.BP127])))*[.$A$39]+[.$A$134];0)" office:value-type="float" office:value="0" calcext:value-type="float">
            <text:p>0</text:p>
          </table:table-cell>
          <table:table-cell table:style-name="ce11" table:formula="of:=IF([.BQ127]&lt;1;(1+(59*(1-[.BQ127])))*[.$A$39]+[.$A$134];0)" office:value-type="float" office:value="0" calcext:value-type="float">
            <text:p>0</text:p>
          </table:table-cell>
          <table:table-cell table:style-name="ce11" table:formula="of:=IF([.BR127]&lt;1;(1+(59*(1-[.BR127])))*[.$A$39]+[.$A$134];0)" office:value-type="float" office:value="0" calcext:value-type="float">
            <text:p>0</text:p>
          </table:table-cell>
          <table:table-cell table:style-name="ce11" table:formula="of:=IF([.BS127]&lt;1;(1+(59*(1-[.BS127])))*[.$A$39]+[.$A$134];0)" office:value-type="float" office:value="0" calcext:value-type="float">
            <text:p>0</text:p>
          </table:table-cell>
          <table:table-cell table:style-name="ce11" table:formula="of:=IF([.BT127]&lt;1;(1+(59*(1-[.BT127])))*[.$A$39]+[.$A$134];0)" office:value-type="float" office:value="0" calcext:value-type="float">
            <text:p>0</text:p>
          </table:table-cell>
          <table:table-cell table:style-name="ce11" table:formula="of:=IF([.BU127]&lt;1;(1+(59*(1-[.BU127])))*[.$A$39]+[.$A$134];0)" office:value-type="float" office:value="0" calcext:value-type="float">
            <text:p>0</text:p>
          </table:table-cell>
          <table:table-cell table:style-name="ce11" table:formula="of:=IF([.BV127]&lt;1;(1+(59*(1-[.BV127])))*[.$A$39]+[.$A$134];0)" office:value-type="float" office:value="0" calcext:value-type="float">
            <text:p>0</text:p>
          </table:table-cell>
          <table:table-cell table:style-name="ce11" table:formula="of:=IF([.BW127]&lt;1;(1+(59*(1-[.BW127])))*[.$A$39]+[.$A$134];0)" office:value-type="float" office:value="0" calcext:value-type="float">
            <text:p>0</text:p>
          </table:table-cell>
          <table:table-cell table:style-name="ce11" table:formula="of:=IF([.BX127]&lt;1;(1+(59*(1-[.BX127])))*[.$A$39]+[.$A$134];0)" office:value-type="float" office:value="0" calcext:value-type="float">
            <text:p>0</text:p>
          </table:table-cell>
          <table:table-cell table:style-name="ce11" table:formula="of:=IF([.BY127]&lt;1;(1+(59*(1-[.BY127])))*[.$A$39]+[.$A$134];0)" office:value-type="float" office:value="0" calcext:value-type="float">
            <text:p>0</text:p>
          </table:table-cell>
          <table:table-cell table:style-name="ce11" table:formula="of:=IF([.BZ127]&lt;1;(1+(59*(1-[.BZ127])))*[.$A$39]+[.$A$134];0)" office:value-type="float" office:value="0" calcext:value-type="float">
            <text:p>0</text:p>
          </table:table-cell>
          <table:table-cell table:style-name="ce11" table:formula="of:=IF([.CA127]&lt;1;(1+(59*(1-[.CA127])))*[.$A$39]+[.$A$134];0)" office:value-type="float" office:value="0" calcext:value-type="float">
            <text:p>0</text:p>
          </table:table-cell>
          <table:table-cell table:style-name="ce11" table:formula="of:=IF([.CB127]&lt;1;(1+(59*(1-[.CB127])))*[.$A$39]+[.$A$134];0)" office:value-type="float" office:value="0" calcext:value-type="float">
            <text:p>0</text:p>
          </table:table-cell>
          <table:table-cell table:style-name="ce11" table:formula="of:=IF([.CC127]&lt;1;(1+(59*(1-[.CC127])))*[.$A$39]+[.$A$134];0)" office:value-type="float" office:value="0" calcext:value-type="float">
            <text:p>0</text:p>
          </table:table-cell>
          <table:table-cell table:style-name="ce11" table:formula="of:=IF([.CD127]&lt;1;(1+(59*(1-[.CD127])))*[.$A$39]+[.$A$134];0)" office:value-type="float" office:value="0" calcext:value-type="float">
            <text:p>0</text:p>
          </table:table-cell>
          <table:table-cell table:style-name="ce11" table:formula="of:=IF([.CE127]&lt;1;(1+(59*(1-[.CE127])))*[.$A$39]+[.$A$134];0)" office:value-type="float" office:value="0" calcext:value-type="float">
            <text:p>0</text:p>
          </table:table-cell>
          <table:table-cell table:style-name="ce11" table:formula="of:=IF([.CF127]&lt;1;(1+(59*(1-[.CF127])))*[.$A$39]+[.$A$134];0)" office:value-type="float" office:value="0" calcext:value-type="float">
            <text:p>0</text:p>
          </table:table-cell>
          <table:table-cell table:style-name="ce11" table:formula="of:=IF([.CG127]&lt;1;(1+(59*(1-[.CG127])))*[.$A$39]+[.$A$134];0)" office:value-type="float" office:value="0" calcext:value-type="float">
            <text:p>0</text:p>
          </table:table-cell>
          <table:table-cell table:style-name="ce11" table:formula="of:=IF([.CH127]&lt;1;(1+(59*(1-[.CH127])))*[.$A$39]+[.$A$134];0)" office:value-type="float" office:value="0" calcext:value-type="float">
            <text:p>0</text:p>
          </table:table-cell>
          <table:table-cell table:style-name="ce11" table:formula="of:=IF([.CI127]&lt;1;(1+(59*(1-[.CI127])))*[.$A$39]+[.$A$134];0)" office:value-type="float" office:value="0" calcext:value-type="float">
            <text:p>0</text:p>
          </table:table-cell>
          <table:table-cell table:style-name="ce11" table:formula="of:=IF([.CJ127]&lt;1;(1+(59*(1-[.CJ127])))*[.$A$39]+[.$A$134];0)" office:value-type="float" office:value="0" calcext:value-type="float">
            <text:p>0</text:p>
          </table:table-cell>
          <table:table-cell table:style-name="ce11" table:formula="of:=IF([.CK127]&lt;1;(1+(59*(1-[.CK127])))*[.$A$39]+[.$A$134];0)" office:value-type="float" office:value="0" calcext:value-type="float">
            <text:p>0</text:p>
          </table:table-cell>
          <table:table-cell table:style-name="ce11" table:formula="of:=IF([.CL127]&lt;1;(1+(59*(1-[.CL127])))*[.$A$39]+[.$A$134];0)" office:value-type="float" office:value="0" calcext:value-type="float">
            <text:p>0</text:p>
          </table:table-cell>
          <table:table-cell table:style-name="ce11" table:formula="of:=IF([.CM127]&lt;1;(1+(59*(1-[.CM127])))*[.$A$39]+[.$A$134];0)" office:value-type="float" office:value="0" calcext:value-type="float">
            <text:p>0</text:p>
          </table:table-cell>
          <table:table-cell table:style-name="ce11" table:formula="of:=IF([.CN127]&lt;1;(1+(59*(1-[.CN127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8]&lt;1;(1+(59*(1-[.A128])))*[.$A$39]+[.$A$134];0)" office:value-type="float" office:value="1069" calcext:value-type="float">
            <text:p>1069</text:p>
          </table:table-cell>
          <table:table-cell table:style-name="ce11" table:formula="of:=IF([.B128]&lt;1;(1+(59*(1-[.B128])))*[.$A$39]+[.$A$134];0)" office:value-type="float" office:value="1056.86536584873" calcext:value-type="float">
            <text:p>1057</text:p>
          </table:table-cell>
          <table:table-cell table:style-name="ce11" table:formula="of:=IF([.C128]&lt;1;(1+(59*(1-[.C128])))*[.$A$39]+[.$A$134];0)" office:value-type="float" office:value="1046.37910510983" calcext:value-type="float">
            <text:p>1046</text:p>
          </table:table-cell>
          <table:table-cell table:style-name="ce11" table:formula="of:=IF([.D128]&lt;1;(1+(59*(1-[.D128])))*[.$A$39]+[.$A$134];0)" office:value-type="float" office:value="1037.53290343854" calcext:value-type="float">
            <text:p>1038</text:p>
          </table:table-cell>
          <table:table-cell table:style-name="ce11" table:formula="of:=IF([.E128]&lt;1;(1+(59*(1-[.E128])))*[.$A$39]+[.$A$134];0)" office:value-type="float" office:value="1030.26525214208" calcext:value-type="float">
            <text:p>1030</text:p>
          </table:table-cell>
          <table:table-cell table:style-name="ce11" table:formula="of:=IF([.F128]&lt;1;(1+(59*(1-[.F128])))*[.$A$39]+[.$A$134];0)" office:value-type="float" office:value="1024.46578518663" calcext:value-type="float">
            <text:p>1024</text:p>
          </table:table-cell>
          <table:table-cell table:style-name="ce11" table:formula="of:=IF([.G128]&lt;1;(1+(59*(1-[.G128])))*[.$A$39]+[.$A$134];0)" office:value-type="float" office:value="1019.98368825789" calcext:value-type="float">
            <text:p>1020</text:p>
          </table:table-cell>
          <table:table-cell table:style-name="ce11" table:formula="of:=IF([.H128]&lt;1;(1+(59*(1-[.H128])))*[.$A$39]+[.$A$134];0)" office:value-type="float" office:value="1016.63949291253" calcext:value-type="float">
            <text:p>1017</text:p>
          </table:table-cell>
          <table:table-cell table:style-name="ce11" table:formula="of:=IF([.I128]&lt;1;(1+(59*(1-[.I128])))*[.$A$39]+[.$A$134];0)" office:value-type="float" office:value="1014.23899790218" calcext:value-type="float">
            <text:p>1014</text:p>
          </table:table-cell>
          <table:table-cell table:style-name="ce11" table:formula="of:=IF([.J128]&lt;1;(1+(59*(1-[.J128])))*[.$A$39]+[.$A$134];0)" office:value-type="float" office:value="1012.58764276913" calcext:value-type="float">
            <text:p>1013</text:p>
          </table:table-cell>
          <table:table-cell table:style-name="ce11" table:formula="of:=IF([.K128]&lt;1;(1+(59*(1-[.K128])))*[.$A$39]+[.$A$134];0)" office:value-type="float" office:value="1011.50352118411" calcext:value-type="float">
            <text:p>1012</text:p>
          </table:table-cell>
          <table:table-cell table:style-name="ce11" table:formula="of:=IF([.L128]&lt;1;(1+(59*(1-[.L128])))*[.$A$39]+[.$A$134];0)" office:value-type="float" office:value="1010.827437702" calcext:value-type="float">
            <text:p>1011</text:p>
          </table:table-cell>
          <table:table-cell table:style-name="ce11" table:formula="of:=IF([.M128]&lt;1;(1+(59*(1-[.M128])))*[.$A$39]+[.$A$134];0)" office:value-type="float" office:value="1010.42896675434" calcext:value-type="float">
            <text:p>1010</text:p>
          </table:table-cell>
          <table:table-cell table:style-name="ce11" table:formula="of:=IF([.N128]&lt;1;(1+(59*(1-[.N128])))*[.$A$39]+[.$A$134];0)" office:value-type="float" office:value="1010.2082479799" calcext:value-type="float">
            <text:p>1010</text:p>
          </table:table-cell>
          <table:table-cell table:style-name="ce11" table:formula="of:=IF([.O128]&lt;1;(1+(59*(1-[.O128])))*[.$A$39]+[.$A$134];0)" office:value-type="float" office:value="1010.09404889035" calcext:value-type="float">
            <text:p>1010</text:p>
          </table:table-cell>
          <table:table-cell table:style-name="ce11" table:formula="of:=IF([.P128]&lt;1;(1+(59*(1-[.P128])))*[.$A$39]+[.$A$134];0)" office:value-type="float" office:value="1010.03922869331" calcext:value-type="float">
            <text:p>1010</text:p>
          </table:table-cell>
          <table:table-cell table:style-name="ce11" table:formula="of:=IF([.Q128]&lt;1;(1+(59*(1-[.Q128])))*[.$A$39]+[.$A$134];0)" office:value-type="float" office:value="1010.0149926715" calcext:value-type="float">
            <text:p>1010</text:p>
          </table:table-cell>
          <table:table-cell table:style-name="ce11" table:formula="of:=IF([.R128]&lt;1;(1+(59*(1-[.R128])))*[.$A$39]+[.$A$134];0)" office:value-type="float" office:value="1010.00520453252" calcext:value-type="float">
            <text:p>1010</text:p>
          </table:table-cell>
          <table:table-cell table:style-name="ce11" table:formula="of:=IF([.S128]&lt;1;(1+(59*(1-[.S128])))*[.$A$39]+[.$A$134];0)" office:value-type="float" office:value="1010.00162530435" calcext:value-type="float">
            <text:p>1010</text:p>
          </table:table-cell>
          <table:table-cell table:style-name="ce11" table:formula="of:=IF([.T128]&lt;1;(1+(59*(1-[.T128])))*[.$A$39]+[.$A$134];0)" office:value-type="float" office:value="1010.00045179661" calcext:value-type="float">
            <text:p>1010</text:p>
          </table:table-cell>
          <table:table-cell table:style-name="ce11" table:formula="of:=IF([.U128]&lt;1;(1+(59*(1-[.U128])))*[.$A$39]+[.$A$134];0)" office:value-type="float" office:value="1010.0001104974" calcext:value-type="float">
            <text:p>1010</text:p>
          </table:table-cell>
          <table:table-cell table:style-name="ce11" table:formula="of:=IF([.V128]&lt;1;(1+(59*(1-[.V128])))*[.$A$39]+[.$A$134];0)" office:value-type="float" office:value="1010.00002347481" calcext:value-type="float">
            <text:p>1010</text:p>
          </table:table-cell>
          <table:table-cell table:style-name="ce11" table:formula="of:=IF([.W128]&lt;1;(1+(59*(1-[.W128])))*[.$A$39]+[.$A$134];0)" office:value-type="float" office:value="1010.00000427147" calcext:value-type="float">
            <text:p>1010</text:p>
          </table:table-cell>
          <table:table-cell table:style-name="ce11" table:formula="of:=IF([.X128]&lt;1;(1+(59*(1-[.X128])))*[.$A$39]+[.$A$134];0)" office:value-type="float" office:value="1010.00000065547" calcext:value-type="float">
            <text:p>1010</text:p>
          </table:table-cell>
          <table:table-cell table:style-name="ce11" table:formula="of:=IF([.Y128]&lt;1;(1+(59*(1-[.Y128])))*[.$A$39]+[.$A$134];0)" office:value-type="float" office:value="1010.00000008339" calcext:value-type="float">
            <text:p>1010</text:p>
          </table:table-cell>
          <table:table-cell table:style-name="ce11" table:formula="of:=IF([.Z128]&lt;1;(1+(59*(1-[.Z128])))*[.$A$39]+[.$A$134];0)" office:value-type="float" office:value="1010.00000000863" calcext:value-type="float">
            <text:p>1010</text:p>
          </table:table-cell>
          <table:table-cell table:style-name="ce11" table:formula="of:=IF([.AA128]&lt;1;(1+(59*(1-[.AA128])))*[.$A$39]+[.$A$134];0)" office:value-type="float" office:value="1010.00000000071" calcext:value-type="float">
            <text:p>1010</text:p>
          </table:table-cell>
          <table:table-cell table:style-name="ce11" table:formula="of:=IF([.AB128]&lt;1;(1+(59*(1-[.AB128])))*[.$A$39]+[.$A$134];0)" office:value-type="float" office:value="1010.00000000005" calcext:value-type="float">
            <text:p>1010</text:p>
          </table:table-cell>
          <table:table-cell table:style-name="ce11" table:formula="of:=IF([.AC128]&lt;1;(1+(59*(1-[.AC128])))*[.$A$39]+[.$A$134];0)" office:value-type="float" office:value="1010" calcext:value-type="float">
            <text:p>1010</text:p>
          </table:table-cell>
          <table:table-cell table:style-name="ce11" table:formula="of:=IF([.AD128]&lt;1;(1+(59*(1-[.AD128])))*[.$A$39]+[.$A$134];0)" office:value-type="float" office:value="0" calcext:value-type="float">
            <text:p>0</text:p>
          </table:table-cell>
          <table:table-cell table:style-name="ce11" table:formula="of:=IF([.AE128]&lt;1;(1+(59*(1-[.AE128])))*[.$A$39]+[.$A$134];0)" office:value-type="float" office:value="0" calcext:value-type="float">
            <text:p>0</text:p>
          </table:table-cell>
          <table:table-cell table:style-name="ce11" table:formula="of:=IF([.AF128]&lt;1;(1+(59*(1-[.AF128])))*[.$A$39]+[.$A$134];0)" office:value-type="float" office:value="0" calcext:value-type="float">
            <text:p>0</text:p>
          </table:table-cell>
          <table:table-cell table:style-name="ce11" table:formula="of:=IF([.AG128]&lt;1;(1+(59*(1-[.AG128])))*[.$A$39]+[.$A$134];0)" office:value-type="float" office:value="0" calcext:value-type="float">
            <text:p>0</text:p>
          </table:table-cell>
          <table:table-cell table:style-name="ce11" table:formula="of:=IF([.AH128]&lt;1;(1+(59*(1-[.AH128])))*[.$A$39]+[.$A$134];0)" office:value-type="float" office:value="0" calcext:value-type="float">
            <text:p>0</text:p>
          </table:table-cell>
          <table:table-cell table:style-name="ce11" table:formula="of:=IF([.AI128]&lt;1;(1+(59*(1-[.AI128])))*[.$A$39]+[.$A$134];0)" office:value-type="float" office:value="0" calcext:value-type="float">
            <text:p>0</text:p>
          </table:table-cell>
          <table:table-cell table:style-name="ce11" table:formula="of:=IF([.AJ128]&lt;1;(1+(59*(1-[.AJ128])))*[.$A$39]+[.$A$134];0)" office:value-type="float" office:value="0" calcext:value-type="float">
            <text:p>0</text:p>
          </table:table-cell>
          <table:table-cell table:style-name="ce11" table:formula="of:=IF([.AK128]&lt;1;(1+(59*(1-[.AK128])))*[.$A$39]+[.$A$134];0)" office:value-type="float" office:value="0" calcext:value-type="float">
            <text:p>0</text:p>
          </table:table-cell>
          <table:table-cell table:style-name="ce11" table:formula="of:=IF([.AL128]&lt;1;(1+(59*(1-[.AL128])))*[.$A$39]+[.$A$134];0)" office:value-type="float" office:value="0" calcext:value-type="float">
            <text:p>0</text:p>
          </table:table-cell>
          <table:table-cell table:style-name="ce11" table:formula="of:=IF([.AM128]&lt;1;(1+(59*(1-[.AM128])))*[.$A$39]+[.$A$134];0)" office:value-type="float" office:value="0" calcext:value-type="float">
            <text:p>0</text:p>
          </table:table-cell>
          <table:table-cell table:style-name="ce11" table:formula="of:=IF([.AN128]&lt;1;(1+(59*(1-[.AN128])))*[.$A$39]+[.$A$134];0)" office:value-type="float" office:value="0" calcext:value-type="float">
            <text:p>0</text:p>
          </table:table-cell>
          <table:table-cell table:style-name="ce11" table:formula="of:=IF([.AO128]&lt;1;(1+(59*(1-[.AO128])))*[.$A$39]+[.$A$134];0)" office:value-type="float" office:value="0" calcext:value-type="float">
            <text:p>0</text:p>
          </table:table-cell>
          <table:table-cell table:style-name="ce11" table:formula="of:=IF([.AP128]&lt;1;(1+(59*(1-[.AP128])))*[.$A$39]+[.$A$134];0)" office:value-type="float" office:value="0" calcext:value-type="float">
            <text:p>0</text:p>
          </table:table-cell>
          <table:table-cell table:style-name="ce11" table:formula="of:=IF([.AQ128]&lt;1;(1+(59*(1-[.AQ128])))*[.$A$39]+[.$A$134];0)" office:value-type="float" office:value="0" calcext:value-type="float">
            <text:p>0</text:p>
          </table:table-cell>
          <table:table-cell table:style-name="ce11" table:formula="of:=IF([.AR128]&lt;1;(1+(59*(1-[.AR128])))*[.$A$39]+[.$A$134];0)" office:value-type="float" office:value="0" calcext:value-type="float">
            <text:p>0</text:p>
          </table:table-cell>
          <table:table-cell table:style-name="ce11" table:formula="of:=IF([.AS128]&lt;1;(1+(59*(1-[.AS128])))*[.$A$39]+[.$A$134];0)" office:value-type="float" office:value="0" calcext:value-type="float">
            <text:p>0</text:p>
          </table:table-cell>
          <table:table-cell table:style-name="ce11" table:formula="of:=IF([.AT128]&lt;1;(1+(59*(1-[.AT128])))*[.$A$39]+[.$A$134];0)" office:value-type="float" office:value="0" calcext:value-type="float">
            <text:p>0</text:p>
          </table:table-cell>
          <table:table-cell table:style-name="ce11" table:formula="of:=IF([.AU128]&lt;1;(1+(59*(1-[.AU128])))*[.$A$39]+[.$A$134];0)" office:value-type="float" office:value="0" calcext:value-type="float">
            <text:p>0</text:p>
          </table:table-cell>
          <table:table-cell table:style-name="ce11" table:formula="of:=IF([.AV128]&lt;1;(1+(59*(1-[.AV128])))*[.$A$39]+[.$A$134];0)" office:value-type="float" office:value="0" calcext:value-type="float">
            <text:p>0</text:p>
          </table:table-cell>
          <table:table-cell table:style-name="ce11" table:formula="of:=IF([.AW128]&lt;1;(1+(59*(1-[.AW128])))*[.$A$39]+[.$A$134];0)" office:value-type="float" office:value="0" calcext:value-type="float">
            <text:p>0</text:p>
          </table:table-cell>
          <table:table-cell table:style-name="ce11" table:formula="of:=IF([.AX128]&lt;1;(1+(59*(1-[.AX128])))*[.$A$39]+[.$A$134];0)" office:value-type="float" office:value="0" calcext:value-type="float">
            <text:p>0</text:p>
          </table:table-cell>
          <table:table-cell table:style-name="ce11" table:formula="of:=IF([.AY128]&lt;1;(1+(59*(1-[.AY128])))*[.$A$39]+[.$A$134];0)" office:value-type="float" office:value="0" calcext:value-type="float">
            <text:p>0</text:p>
          </table:table-cell>
          <table:table-cell table:style-name="ce11" table:formula="of:=IF([.AZ128]&lt;1;(1+(59*(1-[.AZ128])))*[.$A$39]+[.$A$134];0)" office:value-type="float" office:value="0" calcext:value-type="float">
            <text:p>0</text:p>
          </table:table-cell>
          <table:table-cell table:style-name="ce11" table:formula="of:=IF([.BA128]&lt;1;(1+(59*(1-[.BA128])))*[.$A$39]+[.$A$134];0)" office:value-type="float" office:value="0" calcext:value-type="float">
            <text:p>0</text:p>
          </table:table-cell>
          <table:table-cell table:style-name="ce11" table:formula="of:=IF([.BB128]&lt;1;(1+(59*(1-[.BB128])))*[.$A$39]+[.$A$134];0)" office:value-type="float" office:value="0" calcext:value-type="float">
            <text:p>0</text:p>
          </table:table-cell>
          <table:table-cell table:style-name="ce11" table:formula="of:=IF([.BC128]&lt;1;(1+(59*(1-[.BC128])))*[.$A$39]+[.$A$134];0)" office:value-type="float" office:value="0" calcext:value-type="float">
            <text:p>0</text:p>
          </table:table-cell>
          <table:table-cell table:style-name="ce11" table:formula="of:=IF([.BD128]&lt;1;(1+(59*(1-[.BD128])))*[.$A$39]+[.$A$134];0)" office:value-type="float" office:value="0" calcext:value-type="float">
            <text:p>0</text:p>
          </table:table-cell>
          <table:table-cell table:style-name="ce11" table:formula="of:=IF([.BE128]&lt;1;(1+(59*(1-[.BE128])))*[.$A$39]+[.$A$134];0)" office:value-type="float" office:value="0" calcext:value-type="float">
            <text:p>0</text:p>
          </table:table-cell>
          <table:table-cell table:style-name="ce11" table:formula="of:=IF([.BF128]&lt;1;(1+(59*(1-[.BF128])))*[.$A$39]+[.$A$134];0)" office:value-type="float" office:value="0" calcext:value-type="float">
            <text:p>0</text:p>
          </table:table-cell>
          <table:table-cell table:style-name="ce11" table:formula="of:=IF([.BG128]&lt;1;(1+(59*(1-[.BG128])))*[.$A$39]+[.$A$134];0)" office:value-type="float" office:value="0" calcext:value-type="float">
            <text:p>0</text:p>
          </table:table-cell>
          <table:table-cell table:style-name="ce11" table:formula="of:=IF([.BH128]&lt;1;(1+(59*(1-[.BH128])))*[.$A$39]+[.$A$134];0)" office:value-type="float" office:value="0" calcext:value-type="float">
            <text:p>0</text:p>
          </table:table-cell>
          <table:table-cell table:style-name="ce11" table:formula="of:=IF([.BI128]&lt;1;(1+(59*(1-[.BI128])))*[.$A$39]+[.$A$134];0)" office:value-type="float" office:value="0" calcext:value-type="float">
            <text:p>0</text:p>
          </table:table-cell>
          <table:table-cell table:style-name="ce11" table:formula="of:=IF([.BJ128]&lt;1;(1+(59*(1-[.BJ128])))*[.$A$39]+[.$A$134];0)" office:value-type="float" office:value="0" calcext:value-type="float">
            <text:p>0</text:p>
          </table:table-cell>
          <table:table-cell table:style-name="ce11" table:formula="of:=IF([.BK128]&lt;1;(1+(59*(1-[.BK128])))*[.$A$39]+[.$A$134];0)" office:value-type="float" office:value="0" calcext:value-type="float">
            <text:p>0</text:p>
          </table:table-cell>
          <table:table-cell table:style-name="ce11" table:formula="of:=IF([.BL128]&lt;1;(1+(59*(1-[.BL128])))*[.$A$39]+[.$A$134];0)" office:value-type="float" office:value="0" calcext:value-type="float">
            <text:p>0</text:p>
          </table:table-cell>
          <table:table-cell table:style-name="ce11" table:formula="of:=IF([.BM128]&lt;1;(1+(59*(1-[.BM128])))*[.$A$39]+[.$A$134];0)" office:value-type="float" office:value="0" calcext:value-type="float">
            <text:p>0</text:p>
          </table:table-cell>
          <table:table-cell table:style-name="ce11" table:formula="of:=IF([.BN128]&lt;1;(1+(59*(1-[.BN128])))*[.$A$39]+[.$A$134];0)" office:value-type="float" office:value="0" calcext:value-type="float">
            <text:p>0</text:p>
          </table:table-cell>
          <table:table-cell table:style-name="ce11" table:formula="of:=IF([.BO128]&lt;1;(1+(59*(1-[.BO128])))*[.$A$39]+[.$A$134];0)" office:value-type="float" office:value="0" calcext:value-type="float">
            <text:p>0</text:p>
          </table:table-cell>
          <table:table-cell table:style-name="ce11" table:formula="of:=IF([.BP128]&lt;1;(1+(59*(1-[.BP128])))*[.$A$39]+[.$A$134];0)" office:value-type="float" office:value="0" calcext:value-type="float">
            <text:p>0</text:p>
          </table:table-cell>
          <table:table-cell table:style-name="ce11" table:formula="of:=IF([.BQ128]&lt;1;(1+(59*(1-[.BQ128])))*[.$A$39]+[.$A$134];0)" office:value-type="float" office:value="0" calcext:value-type="float">
            <text:p>0</text:p>
          </table:table-cell>
          <table:table-cell table:style-name="ce11" table:formula="of:=IF([.BR128]&lt;1;(1+(59*(1-[.BR128])))*[.$A$39]+[.$A$134];0)" office:value-type="float" office:value="0" calcext:value-type="float">
            <text:p>0</text:p>
          </table:table-cell>
          <table:table-cell table:style-name="ce11" table:formula="of:=IF([.BS128]&lt;1;(1+(59*(1-[.BS128])))*[.$A$39]+[.$A$134];0)" office:value-type="float" office:value="0" calcext:value-type="float">
            <text:p>0</text:p>
          </table:table-cell>
          <table:table-cell table:style-name="ce11" table:formula="of:=IF([.BT128]&lt;1;(1+(59*(1-[.BT128])))*[.$A$39]+[.$A$134];0)" office:value-type="float" office:value="0" calcext:value-type="float">
            <text:p>0</text:p>
          </table:table-cell>
          <table:table-cell table:style-name="ce11" table:formula="of:=IF([.BU128]&lt;1;(1+(59*(1-[.BU128])))*[.$A$39]+[.$A$134];0)" office:value-type="float" office:value="0" calcext:value-type="float">
            <text:p>0</text:p>
          </table:table-cell>
          <table:table-cell table:style-name="ce11" table:formula="of:=IF([.BV128]&lt;1;(1+(59*(1-[.BV128])))*[.$A$39]+[.$A$134];0)" office:value-type="float" office:value="0" calcext:value-type="float">
            <text:p>0</text:p>
          </table:table-cell>
          <table:table-cell table:style-name="ce11" table:formula="of:=IF([.BW128]&lt;1;(1+(59*(1-[.BW128])))*[.$A$39]+[.$A$134];0)" office:value-type="float" office:value="0" calcext:value-type="float">
            <text:p>0</text:p>
          </table:table-cell>
          <table:table-cell table:style-name="ce11" table:formula="of:=IF([.BX128]&lt;1;(1+(59*(1-[.BX128])))*[.$A$39]+[.$A$134];0)" office:value-type="float" office:value="0" calcext:value-type="float">
            <text:p>0</text:p>
          </table:table-cell>
          <table:table-cell table:style-name="ce11" table:formula="of:=IF([.BY128]&lt;1;(1+(59*(1-[.BY128])))*[.$A$39]+[.$A$134];0)" office:value-type="float" office:value="0" calcext:value-type="float">
            <text:p>0</text:p>
          </table:table-cell>
          <table:table-cell table:style-name="ce11" table:formula="of:=IF([.BZ128]&lt;1;(1+(59*(1-[.BZ128])))*[.$A$39]+[.$A$134];0)" office:value-type="float" office:value="0" calcext:value-type="float">
            <text:p>0</text:p>
          </table:table-cell>
          <table:table-cell table:style-name="ce11" table:formula="of:=IF([.CA128]&lt;1;(1+(59*(1-[.CA128])))*[.$A$39]+[.$A$134];0)" office:value-type="float" office:value="0" calcext:value-type="float">
            <text:p>0</text:p>
          </table:table-cell>
          <table:table-cell table:style-name="ce11" table:formula="of:=IF([.CB128]&lt;1;(1+(59*(1-[.CB128])))*[.$A$39]+[.$A$134];0)" office:value-type="float" office:value="0" calcext:value-type="float">
            <text:p>0</text:p>
          </table:table-cell>
          <table:table-cell table:style-name="ce11" table:formula="of:=IF([.CC128]&lt;1;(1+(59*(1-[.CC128])))*[.$A$39]+[.$A$134];0)" office:value-type="float" office:value="0" calcext:value-type="float">
            <text:p>0</text:p>
          </table:table-cell>
          <table:table-cell table:style-name="ce11" table:formula="of:=IF([.CD128]&lt;1;(1+(59*(1-[.CD128])))*[.$A$39]+[.$A$134];0)" office:value-type="float" office:value="0" calcext:value-type="float">
            <text:p>0</text:p>
          </table:table-cell>
          <table:table-cell table:style-name="ce11" table:formula="of:=IF([.CE128]&lt;1;(1+(59*(1-[.CE128])))*[.$A$39]+[.$A$134];0)" office:value-type="float" office:value="0" calcext:value-type="float">
            <text:p>0</text:p>
          </table:table-cell>
          <table:table-cell table:style-name="ce11" table:formula="of:=IF([.CF128]&lt;1;(1+(59*(1-[.CF128])))*[.$A$39]+[.$A$134];0)" office:value-type="float" office:value="0" calcext:value-type="float">
            <text:p>0</text:p>
          </table:table-cell>
          <table:table-cell table:style-name="ce11" table:formula="of:=IF([.CG128]&lt;1;(1+(59*(1-[.CG128])))*[.$A$39]+[.$A$134];0)" office:value-type="float" office:value="0" calcext:value-type="float">
            <text:p>0</text:p>
          </table:table-cell>
          <table:table-cell table:style-name="ce11" table:formula="of:=IF([.CH128]&lt;1;(1+(59*(1-[.CH128])))*[.$A$39]+[.$A$134];0)" office:value-type="float" office:value="0" calcext:value-type="float">
            <text:p>0</text:p>
          </table:table-cell>
          <table:table-cell table:style-name="ce11" table:formula="of:=IF([.CI128]&lt;1;(1+(59*(1-[.CI128])))*[.$A$39]+[.$A$134];0)" office:value-type="float" office:value="0" calcext:value-type="float">
            <text:p>0</text:p>
          </table:table-cell>
          <table:table-cell table:style-name="ce11" table:formula="of:=IF([.CJ128]&lt;1;(1+(59*(1-[.CJ128])))*[.$A$39]+[.$A$134];0)" office:value-type="float" office:value="0" calcext:value-type="float">
            <text:p>0</text:p>
          </table:table-cell>
          <table:table-cell table:style-name="ce11" table:formula="of:=IF([.CK128]&lt;1;(1+(59*(1-[.CK128])))*[.$A$39]+[.$A$134];0)" office:value-type="float" office:value="0" calcext:value-type="float">
            <text:p>0</text:p>
          </table:table-cell>
          <table:table-cell table:style-name="ce11" table:formula="of:=IF([.CL128]&lt;1;(1+(59*(1-[.CL128])))*[.$A$39]+[.$A$134];0)" office:value-type="float" office:value="0" calcext:value-type="float">
            <text:p>0</text:p>
          </table:table-cell>
          <table:table-cell table:style-name="ce11" table:formula="of:=IF([.CM128]&lt;1;(1+(59*(1-[.CM128])))*[.$A$39]+[.$A$134];0)" office:value-type="float" office:value="0" calcext:value-type="float">
            <text:p>0</text:p>
          </table:table-cell>
          <table:table-cell table:style-name="ce11" table:formula="of:=IF([.CN128]&lt;1;(1+(59*(1-[.CN128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9]&lt;1;(1+(59*(1-[.A129])))*[.$A$39]+[.$A$134];0)" office:value-type="float" office:value="0" calcext:value-type="float">
            <text:p>0</text:p>
          </table:table-cell>
          <table:table-cell table:style-name="ce11" table:formula="of:=IF([.B129]&lt;1;(1+(59*(1-[.B129])))*[.$A$39]+[.$A$134];0)" office:value-type="float" office:value="0" calcext:value-type="float">
            <text:p>0</text:p>
          </table:table-cell>
          <table:table-cell table:style-name="ce11" table:formula="of:=IF([.C129]&lt;1;(1+(59*(1-[.C129])))*[.$A$39]+[.$A$134];0)" office:value-type="float" office:value="0" calcext:value-type="float">
            <text:p>0</text:p>
          </table:table-cell>
          <table:table-cell table:style-name="ce11" table:formula="of:=IF([.D129]&lt;1;(1+(59*(1-[.D129])))*[.$A$39]+[.$A$134];0)" office:value-type="float" office:value="0" calcext:value-type="float">
            <text:p>0</text:p>
          </table:table-cell>
          <table:table-cell table:style-name="ce11" table:formula="of:=IF([.E129]&lt;1;(1+(59*(1-[.E129])))*[.$A$39]+[.$A$134];0)" office:value-type="float" office:value="0" calcext:value-type="float">
            <text:p>0</text:p>
          </table:table-cell>
          <table:table-cell table:style-name="ce11" table:formula="of:=IF([.F129]&lt;1;(1+(59*(1-[.F129])))*[.$A$39]+[.$A$134];0)" office:value-type="float" office:value="0" calcext:value-type="float">
            <text:p>0</text:p>
          </table:table-cell>
          <table:table-cell table:style-name="ce11" table:formula="of:=IF([.G129]&lt;1;(1+(59*(1-[.G129])))*[.$A$39]+[.$A$134];0)" office:value-type="float" office:value="0" calcext:value-type="float">
            <text:p>0</text:p>
          </table:table-cell>
          <table:table-cell table:style-name="ce11" table:formula="of:=IF([.H129]&lt;1;(1+(59*(1-[.H129])))*[.$A$39]+[.$A$134];0)" office:value-type="float" office:value="0" calcext:value-type="float">
            <text:p>0</text:p>
          </table:table-cell>
          <table:table-cell table:style-name="ce11" table:formula="of:=IF([.I129]&lt;1;(1+(59*(1-[.I129])))*[.$A$39]+[.$A$134];0)" office:value-type="float" office:value="0" calcext:value-type="float">
            <text:p>0</text:p>
          </table:table-cell>
          <table:table-cell table:style-name="ce11" table:formula="of:=IF([.J129]&lt;1;(1+(59*(1-[.J129])))*[.$A$39]+[.$A$134];0)" office:value-type="float" office:value="0" calcext:value-type="float">
            <text:p>0</text:p>
          </table:table-cell>
          <table:table-cell table:style-name="ce11" table:formula="of:=IF([.K129]&lt;1;(1+(59*(1-[.K129])))*[.$A$39]+[.$A$134];0)" office:value-type="float" office:value="0" calcext:value-type="float">
            <text:p>0</text:p>
          </table:table-cell>
          <table:table-cell table:style-name="ce11" table:formula="of:=IF([.L129]&lt;1;(1+(59*(1-[.L129])))*[.$A$39]+[.$A$134];0)" office:value-type="float" office:value="0" calcext:value-type="float">
            <text:p>0</text:p>
          </table:table-cell>
          <table:table-cell table:style-name="ce11" table:formula="of:=IF([.M129]&lt;1;(1+(59*(1-[.M129])))*[.$A$39]+[.$A$134];0)" office:value-type="float" office:value="0" calcext:value-type="float">
            <text:p>0</text:p>
          </table:table-cell>
          <table:table-cell table:style-name="ce11" table:formula="of:=IF([.N129]&lt;1;(1+(59*(1-[.N129])))*[.$A$39]+[.$A$134];0)" office:value-type="float" office:value="0" calcext:value-type="float">
            <text:p>0</text:p>
          </table:table-cell>
          <table:table-cell table:style-name="ce11" table:formula="of:=IF([.O129]&lt;1;(1+(59*(1-[.O129])))*[.$A$39]+[.$A$134];0)" office:value-type="float" office:value="0" calcext:value-type="float">
            <text:p>0</text:p>
          </table:table-cell>
          <table:table-cell table:style-name="ce11" table:formula="of:=IF([.P129]&lt;1;(1+(59*(1-[.P129])))*[.$A$39]+[.$A$134];0)" office:value-type="float" office:value="0" calcext:value-type="float">
            <text:p>0</text:p>
          </table:table-cell>
          <table:table-cell table:style-name="ce11" table:formula="of:=IF([.Q129]&lt;1;(1+(59*(1-[.Q129])))*[.$A$39]+[.$A$134];0)" office:value-type="float" office:value="0" calcext:value-type="float">
            <text:p>0</text:p>
          </table:table-cell>
          <table:table-cell table:style-name="ce11" table:formula="of:=IF([.R129]&lt;1;(1+(59*(1-[.R129])))*[.$A$39]+[.$A$134];0)" office:value-type="float" office:value="0" calcext:value-type="float">
            <text:p>0</text:p>
          </table:table-cell>
          <table:table-cell table:style-name="ce11" table:formula="of:=IF([.S129]&lt;1;(1+(59*(1-[.S129])))*[.$A$39]+[.$A$134];0)" office:value-type="float" office:value="0" calcext:value-type="float">
            <text:p>0</text:p>
          </table:table-cell>
          <table:table-cell table:style-name="ce11" table:formula="of:=IF([.T129]&lt;1;(1+(59*(1-[.T129])))*[.$A$39]+[.$A$134];0)" office:value-type="float" office:value="0" calcext:value-type="float">
            <text:p>0</text:p>
          </table:table-cell>
          <table:table-cell table:style-name="ce11" table:formula="of:=IF([.U129]&lt;1;(1+(59*(1-[.U129])))*[.$A$39]+[.$A$134];0)" office:value-type="float" office:value="0" calcext:value-type="float">
            <text:p>0</text:p>
          </table:table-cell>
          <table:table-cell table:style-name="ce11" table:formula="of:=IF([.V129]&lt;1;(1+(59*(1-[.V129])))*[.$A$39]+[.$A$134];0)" office:value-type="float" office:value="0" calcext:value-type="float">
            <text:p>0</text:p>
          </table:table-cell>
          <table:table-cell table:style-name="ce11" table:formula="of:=IF([.W129]&lt;1;(1+(59*(1-[.W129])))*[.$A$39]+[.$A$134];0)" office:value-type="float" office:value="0" calcext:value-type="float">
            <text:p>0</text:p>
          </table:table-cell>
          <table:table-cell table:style-name="ce11" table:formula="of:=IF([.X129]&lt;1;(1+(59*(1-[.X129])))*[.$A$39]+[.$A$134];0)" office:value-type="float" office:value="0" calcext:value-type="float">
            <text:p>0</text:p>
          </table:table-cell>
          <table:table-cell table:style-name="ce11" table:formula="of:=IF([.Y129]&lt;1;(1+(59*(1-[.Y129])))*[.$A$39]+[.$A$134];0)" office:value-type="float" office:value="0" calcext:value-type="float">
            <text:p>0</text:p>
          </table:table-cell>
          <table:table-cell table:style-name="ce11" table:formula="of:=IF([.Z129]&lt;1;(1+(59*(1-[.Z129])))*[.$A$39]+[.$A$134];0)" office:value-type="float" office:value="0" calcext:value-type="float">
            <text:p>0</text:p>
          </table:table-cell>
          <table:table-cell table:style-name="ce11" table:formula="of:=IF([.AA129]&lt;1;(1+(59*(1-[.AA129])))*[.$A$39]+[.$A$134];0)" office:value-type="float" office:value="0" calcext:value-type="float">
            <text:p>0</text:p>
          </table:table-cell>
          <table:table-cell table:style-name="ce11" table:formula="of:=IF([.AB129]&lt;1;(1+(59*(1-[.AB129])))*[.$A$39]+[.$A$134];0)" office:value-type="float" office:value="0" calcext:value-type="float">
            <text:p>0</text:p>
          </table:table-cell>
          <table:table-cell table:style-name="ce11" table:formula="of:=IF([.AC129]&lt;1;(1+(59*(1-[.AC129])))*[.$A$39]+[.$A$134];0)" office:value-type="float" office:value="0" calcext:value-type="float">
            <text:p>0</text:p>
          </table:table-cell>
          <table:table-cell table:style-name="ce11" table:formula="of:=IF([.AD129]&lt;1;(1+(59*(1-[.AD129])))*[.$A$39]+[.$A$134];0)" office:value-type="float" office:value="0" calcext:value-type="float">
            <text:p>0</text:p>
          </table:table-cell>
          <table:table-cell table:style-name="ce11" table:formula="of:=IF([.AE129]&lt;1;(1+(59*(1-[.AE129])))*[.$A$39]+[.$A$134];0)" office:value-type="float" office:value="0" calcext:value-type="float">
            <text:p>0</text:p>
          </table:table-cell>
          <table:table-cell table:style-name="ce11" table:formula="of:=IF([.AF129]&lt;1;(1+(59*(1-[.AF129])))*[.$A$39]+[.$A$134];0)" office:value-type="float" office:value="0" calcext:value-type="float">
            <text:p>0</text:p>
          </table:table-cell>
          <table:table-cell table:style-name="ce11" table:formula="of:=IF([.AG129]&lt;1;(1+(59*(1-[.AG129])))*[.$A$39]+[.$A$134];0)" office:value-type="float" office:value="0" calcext:value-type="float">
            <text:p>0</text:p>
          </table:table-cell>
          <table:table-cell table:style-name="ce11" table:formula="of:=IF([.AH129]&lt;1;(1+(59*(1-[.AH129])))*[.$A$39]+[.$A$134];0)" office:value-type="float" office:value="0" calcext:value-type="float">
            <text:p>0</text:p>
          </table:table-cell>
          <table:table-cell table:style-name="ce11" table:formula="of:=IF([.AI129]&lt;1;(1+(59*(1-[.AI129])))*[.$A$39]+[.$A$134];0)" office:value-type="float" office:value="0" calcext:value-type="float">
            <text:p>0</text:p>
          </table:table-cell>
          <table:table-cell table:style-name="ce11" table:formula="of:=IF([.AJ129]&lt;1;(1+(59*(1-[.AJ129])))*[.$A$39]+[.$A$134];0)" office:value-type="float" office:value="0" calcext:value-type="float">
            <text:p>0</text:p>
          </table:table-cell>
          <table:table-cell table:style-name="ce11" table:formula="of:=IF([.AK129]&lt;1;(1+(59*(1-[.AK129])))*[.$A$39]+[.$A$134];0)" office:value-type="float" office:value="0" calcext:value-type="float">
            <text:p>0</text:p>
          </table:table-cell>
          <table:table-cell table:style-name="ce11" table:formula="of:=IF([.AL129]&lt;1;(1+(59*(1-[.AL129])))*[.$A$39]+[.$A$134];0)" office:value-type="float" office:value="0" calcext:value-type="float">
            <text:p>0</text:p>
          </table:table-cell>
          <table:table-cell table:style-name="ce11" table:formula="of:=IF([.AM129]&lt;1;(1+(59*(1-[.AM129])))*[.$A$39]+[.$A$134];0)" office:value-type="float" office:value="0" calcext:value-type="float">
            <text:p>0</text:p>
          </table:table-cell>
          <table:table-cell table:style-name="ce11" table:formula="of:=IF([.AN129]&lt;1;(1+(59*(1-[.AN129])))*[.$A$39]+[.$A$134];0)" office:value-type="float" office:value="0" calcext:value-type="float">
            <text:p>0</text:p>
          </table:table-cell>
          <table:table-cell table:style-name="ce11" table:formula="of:=IF([.AO129]&lt;1;(1+(59*(1-[.AO129])))*[.$A$39]+[.$A$134];0)" office:value-type="float" office:value="0" calcext:value-type="float">
            <text:p>0</text:p>
          </table:table-cell>
          <table:table-cell table:style-name="ce11" table:formula="of:=IF([.AP129]&lt;1;(1+(59*(1-[.AP129])))*[.$A$39]+[.$A$134];0)" office:value-type="float" office:value="0" calcext:value-type="float">
            <text:p>0</text:p>
          </table:table-cell>
          <table:table-cell table:style-name="ce11" table:formula="of:=IF([.AQ129]&lt;1;(1+(59*(1-[.AQ129])))*[.$A$39]+[.$A$134];0)" office:value-type="float" office:value="0" calcext:value-type="float">
            <text:p>0</text:p>
          </table:table-cell>
          <table:table-cell table:style-name="ce11" table:formula="of:=IF([.AR129]&lt;1;(1+(59*(1-[.AR129])))*[.$A$39]+[.$A$134];0)" office:value-type="float" office:value="0" calcext:value-type="float">
            <text:p>0</text:p>
          </table:table-cell>
          <table:table-cell table:style-name="ce11" table:formula="of:=IF([.AS129]&lt;1;(1+(59*(1-[.AS129])))*[.$A$39]+[.$A$134];0)" office:value-type="float" office:value="0" calcext:value-type="float">
            <text:p>0</text:p>
          </table:table-cell>
          <table:table-cell table:style-name="ce11" table:formula="of:=IF([.AT129]&lt;1;(1+(59*(1-[.AT129])))*[.$A$39]+[.$A$134];0)" office:value-type="float" office:value="0" calcext:value-type="float">
            <text:p>0</text:p>
          </table:table-cell>
          <table:table-cell table:style-name="ce11" table:formula="of:=IF([.AU129]&lt;1;(1+(59*(1-[.AU129])))*[.$A$39]+[.$A$134];0)" office:value-type="float" office:value="0" calcext:value-type="float">
            <text:p>0</text:p>
          </table:table-cell>
          <table:table-cell table:style-name="ce11" table:formula="of:=IF([.AV129]&lt;1;(1+(59*(1-[.AV129])))*[.$A$39]+[.$A$134];0)" office:value-type="float" office:value="0" calcext:value-type="float">
            <text:p>0</text:p>
          </table:table-cell>
          <table:table-cell table:style-name="ce11" table:formula="of:=IF([.AW129]&lt;1;(1+(59*(1-[.AW129])))*[.$A$39]+[.$A$134];0)" office:value-type="float" office:value="0" calcext:value-type="float">
            <text:p>0</text:p>
          </table:table-cell>
          <table:table-cell table:style-name="ce11" table:formula="of:=IF([.AX129]&lt;1;(1+(59*(1-[.AX129])))*[.$A$39]+[.$A$134];0)" office:value-type="float" office:value="0" calcext:value-type="float">
            <text:p>0</text:p>
          </table:table-cell>
          <table:table-cell table:style-name="ce11" table:formula="of:=IF([.AY129]&lt;1;(1+(59*(1-[.AY129])))*[.$A$39]+[.$A$134];0)" office:value-type="float" office:value="0" calcext:value-type="float">
            <text:p>0</text:p>
          </table:table-cell>
          <table:table-cell table:style-name="ce11" table:formula="of:=IF([.AZ129]&lt;1;(1+(59*(1-[.AZ129])))*[.$A$39]+[.$A$134];0)" office:value-type="float" office:value="0" calcext:value-type="float">
            <text:p>0</text:p>
          </table:table-cell>
          <table:table-cell table:style-name="ce11" table:formula="of:=IF([.BA129]&lt;1;(1+(59*(1-[.BA129])))*[.$A$39]+[.$A$134];0)" office:value-type="float" office:value="0" calcext:value-type="float">
            <text:p>0</text:p>
          </table:table-cell>
          <table:table-cell table:style-name="ce11" table:formula="of:=IF([.BB129]&lt;1;(1+(59*(1-[.BB129])))*[.$A$39]+[.$A$134];0)" office:value-type="float" office:value="0" calcext:value-type="float">
            <text:p>0</text:p>
          </table:table-cell>
          <table:table-cell table:style-name="ce11" table:formula="of:=IF([.BC129]&lt;1;(1+(59*(1-[.BC129])))*[.$A$39]+[.$A$134];0)" office:value-type="float" office:value="0" calcext:value-type="float">
            <text:p>0</text:p>
          </table:table-cell>
          <table:table-cell table:style-name="ce11" table:formula="of:=IF([.BD129]&lt;1;(1+(59*(1-[.BD129])))*[.$A$39]+[.$A$134];0)" office:value-type="float" office:value="0" calcext:value-type="float">
            <text:p>0</text:p>
          </table:table-cell>
          <table:table-cell table:style-name="ce11" table:formula="of:=IF([.BE129]&lt;1;(1+(59*(1-[.BE129])))*[.$A$39]+[.$A$134];0)" office:value-type="float" office:value="0" calcext:value-type="float">
            <text:p>0</text:p>
          </table:table-cell>
          <table:table-cell table:style-name="ce11" table:formula="of:=IF([.BF129]&lt;1;(1+(59*(1-[.BF129])))*[.$A$39]+[.$A$134];0)" office:value-type="float" office:value="0" calcext:value-type="float">
            <text:p>0</text:p>
          </table:table-cell>
          <table:table-cell table:style-name="ce11" table:formula="of:=IF([.BG129]&lt;1;(1+(59*(1-[.BG129])))*[.$A$39]+[.$A$134];0)" office:value-type="float" office:value="0" calcext:value-type="float">
            <text:p>0</text:p>
          </table:table-cell>
          <table:table-cell table:style-name="ce11" table:formula="of:=IF([.BH129]&lt;1;(1+(59*(1-[.BH129])))*[.$A$39]+[.$A$134];0)" office:value-type="float" office:value="0" calcext:value-type="float">
            <text:p>0</text:p>
          </table:table-cell>
          <table:table-cell table:style-name="ce11" table:formula="of:=IF([.BI129]&lt;1;(1+(59*(1-[.BI129])))*[.$A$39]+[.$A$134];0)" office:value-type="float" office:value="0" calcext:value-type="float">
            <text:p>0</text:p>
          </table:table-cell>
          <table:table-cell table:style-name="ce11" table:formula="of:=IF([.BJ129]&lt;1;(1+(59*(1-[.BJ129])))*[.$A$39]+[.$A$134];0)" office:value-type="float" office:value="0" calcext:value-type="float">
            <text:p>0</text:p>
          </table:table-cell>
          <table:table-cell table:style-name="ce11" table:formula="of:=IF([.BK129]&lt;1;(1+(59*(1-[.BK129])))*[.$A$39]+[.$A$134];0)" office:value-type="float" office:value="0" calcext:value-type="float">
            <text:p>0</text:p>
          </table:table-cell>
          <table:table-cell table:style-name="ce11" table:formula="of:=IF([.BL129]&lt;1;(1+(59*(1-[.BL129])))*[.$A$39]+[.$A$134];0)" office:value-type="float" office:value="0" calcext:value-type="float">
            <text:p>0</text:p>
          </table:table-cell>
          <table:table-cell table:style-name="ce11" table:formula="of:=IF([.BM129]&lt;1;(1+(59*(1-[.BM129])))*[.$A$39]+[.$A$134];0)" office:value-type="float" office:value="0" calcext:value-type="float">
            <text:p>0</text:p>
          </table:table-cell>
          <table:table-cell table:style-name="ce11" table:formula="of:=IF([.BN129]&lt;1;(1+(59*(1-[.BN129])))*[.$A$39]+[.$A$134];0)" office:value-type="float" office:value="0" calcext:value-type="float">
            <text:p>0</text:p>
          </table:table-cell>
          <table:table-cell table:style-name="ce11" table:formula="of:=IF([.BO129]&lt;1;(1+(59*(1-[.BO129])))*[.$A$39]+[.$A$134];0)" office:value-type="float" office:value="0" calcext:value-type="float">
            <text:p>0</text:p>
          </table:table-cell>
          <table:table-cell table:style-name="ce11" table:formula="of:=IF([.BP129]&lt;1;(1+(59*(1-[.BP129])))*[.$A$39]+[.$A$134];0)" office:value-type="float" office:value="0" calcext:value-type="float">
            <text:p>0</text:p>
          </table:table-cell>
          <table:table-cell table:style-name="ce11" table:formula="of:=IF([.BQ129]&lt;1;(1+(59*(1-[.BQ129])))*[.$A$39]+[.$A$134];0)" office:value-type="float" office:value="0" calcext:value-type="float">
            <text:p>0</text:p>
          </table:table-cell>
          <table:table-cell table:style-name="ce11" table:formula="of:=IF([.BR129]&lt;1;(1+(59*(1-[.BR129])))*[.$A$39]+[.$A$134];0)" office:value-type="float" office:value="0" calcext:value-type="float">
            <text:p>0</text:p>
          </table:table-cell>
          <table:table-cell table:style-name="ce11" table:formula="of:=IF([.BS129]&lt;1;(1+(59*(1-[.BS129])))*[.$A$39]+[.$A$134];0)" office:value-type="float" office:value="0" calcext:value-type="float">
            <text:p>0</text:p>
          </table:table-cell>
          <table:table-cell table:style-name="ce11" table:formula="of:=IF([.BT129]&lt;1;(1+(59*(1-[.BT129])))*[.$A$39]+[.$A$134];0)" office:value-type="float" office:value="0" calcext:value-type="float">
            <text:p>0</text:p>
          </table:table-cell>
          <table:table-cell table:style-name="ce11" table:formula="of:=IF([.BU129]&lt;1;(1+(59*(1-[.BU129])))*[.$A$39]+[.$A$134];0)" office:value-type="float" office:value="0" calcext:value-type="float">
            <text:p>0</text:p>
          </table:table-cell>
          <table:table-cell table:style-name="ce11" table:formula="of:=IF([.BV129]&lt;1;(1+(59*(1-[.BV129])))*[.$A$39]+[.$A$134];0)" office:value-type="float" office:value="0" calcext:value-type="float">
            <text:p>0</text:p>
          </table:table-cell>
          <table:table-cell table:style-name="ce11" table:formula="of:=IF([.BW129]&lt;1;(1+(59*(1-[.BW129])))*[.$A$39]+[.$A$134];0)" office:value-type="float" office:value="0" calcext:value-type="float">
            <text:p>0</text:p>
          </table:table-cell>
          <table:table-cell table:style-name="ce11" table:formula="of:=IF([.BX129]&lt;1;(1+(59*(1-[.BX129])))*[.$A$39]+[.$A$134];0)" office:value-type="float" office:value="0" calcext:value-type="float">
            <text:p>0</text:p>
          </table:table-cell>
          <table:table-cell table:style-name="ce11" table:formula="of:=IF([.BY129]&lt;1;(1+(59*(1-[.BY129])))*[.$A$39]+[.$A$134];0)" office:value-type="float" office:value="0" calcext:value-type="float">
            <text:p>0</text:p>
          </table:table-cell>
          <table:table-cell table:style-name="ce11" table:formula="of:=IF([.BZ129]&lt;1;(1+(59*(1-[.BZ129])))*[.$A$39]+[.$A$134];0)" office:value-type="float" office:value="0" calcext:value-type="float">
            <text:p>0</text:p>
          </table:table-cell>
          <table:table-cell table:style-name="ce11" table:formula="of:=IF([.CA129]&lt;1;(1+(59*(1-[.CA129])))*[.$A$39]+[.$A$134];0)" office:value-type="float" office:value="0" calcext:value-type="float">
            <text:p>0</text:p>
          </table:table-cell>
          <table:table-cell table:style-name="ce11" table:formula="of:=IF([.CB129]&lt;1;(1+(59*(1-[.CB129])))*[.$A$39]+[.$A$134];0)" office:value-type="float" office:value="0" calcext:value-type="float">
            <text:p>0</text:p>
          </table:table-cell>
          <table:table-cell table:style-name="ce11" table:formula="of:=IF([.CC129]&lt;1;(1+(59*(1-[.CC129])))*[.$A$39]+[.$A$134];0)" office:value-type="float" office:value="0" calcext:value-type="float">
            <text:p>0</text:p>
          </table:table-cell>
          <table:table-cell table:style-name="ce11" table:formula="of:=IF([.CD129]&lt;1;(1+(59*(1-[.CD129])))*[.$A$39]+[.$A$134];0)" office:value-type="float" office:value="0" calcext:value-type="float">
            <text:p>0</text:p>
          </table:table-cell>
          <table:table-cell table:style-name="ce11" table:formula="of:=IF([.CE129]&lt;1;(1+(59*(1-[.CE129])))*[.$A$39]+[.$A$134];0)" office:value-type="float" office:value="0" calcext:value-type="float">
            <text:p>0</text:p>
          </table:table-cell>
          <table:table-cell table:style-name="ce11" table:formula="of:=IF([.CF129]&lt;1;(1+(59*(1-[.CF129])))*[.$A$39]+[.$A$134];0)" office:value-type="float" office:value="0" calcext:value-type="float">
            <text:p>0</text:p>
          </table:table-cell>
          <table:table-cell table:style-name="ce11" table:formula="of:=IF([.CG129]&lt;1;(1+(59*(1-[.CG129])))*[.$A$39]+[.$A$134];0)" office:value-type="float" office:value="0" calcext:value-type="float">
            <text:p>0</text:p>
          </table:table-cell>
          <table:table-cell table:style-name="ce11" table:formula="of:=IF([.CH129]&lt;1;(1+(59*(1-[.CH129])))*[.$A$39]+[.$A$134];0)" office:value-type="float" office:value="0" calcext:value-type="float">
            <text:p>0</text:p>
          </table:table-cell>
          <table:table-cell table:style-name="ce11" table:formula="of:=IF([.CI129]&lt;1;(1+(59*(1-[.CI129])))*[.$A$39]+[.$A$134];0)" office:value-type="float" office:value="0" calcext:value-type="float">
            <text:p>0</text:p>
          </table:table-cell>
          <table:table-cell table:style-name="ce11" table:formula="of:=IF([.CJ129]&lt;1;(1+(59*(1-[.CJ129])))*[.$A$39]+[.$A$134];0)" office:value-type="float" office:value="0" calcext:value-type="float">
            <text:p>0</text:p>
          </table:table-cell>
          <table:table-cell table:style-name="ce11" table:formula="of:=IF([.CK129]&lt;1;(1+(59*(1-[.CK129])))*[.$A$39]+[.$A$134];0)" office:value-type="float" office:value="0" calcext:value-type="float">
            <text:p>0</text:p>
          </table:table-cell>
          <table:table-cell table:style-name="ce11" table:formula="of:=IF([.CL129]&lt;1;(1+(59*(1-[.CL129])))*[.$A$39]+[.$A$134];0)" office:value-type="float" office:value="0" calcext:value-type="float">
            <text:p>0</text:p>
          </table:table-cell>
          <table:table-cell table:style-name="ce11" table:formula="of:=IF([.CM129]&lt;1;(1+(59*(1-[.CM129])))*[.$A$39]+[.$A$134];0)" office:value-type="float" office:value="0" calcext:value-type="float">
            <text:p>0</text:p>
          </table:table-cell>
          <table:table-cell table:style-name="ce11" table:formula="of:=IF([.CN129]&lt;1;(1+(59*(1-[.CN129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" table:style-name="ta1">
        <table:shapes>
          <draw:frame draw:z-index="0" draw:style-name="gr1" draw:text-style-name="P1" svg:width="16.356cm" svg:height="7.73cm" svg:x="0cm" svg:y="0cm">
            <draw:object draw:notify-on-update-of-ranges="Daten.A3:Daten.A13 Daten.B2:Daten.B2 Daten.B3:Daten.B13 Daten.C2:Daten.C2 Daten.C3:Daten.C13 Daten.D2:Daten.D2 Daten.D3:Daten.D13 Daten.E2:Daten.E2 Daten.E3:Daten.E13 Daten.F2:Daten.F2 Daten.F3:Daten.F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7.705cm">
            <draw:object draw:notify-on-update-of-ranges="Daten.A3:Daten.A13 Daten.H2:Daten.H2 Daten.H3:Daten.H13 Daten.I2:Daten.I2 Daten.I3:Daten.I13 Daten.J2:Daten.J2 Daten.J3:Daten.J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55cm" svg:y="16.495cm">
            <draw:object draw:notify-on-update-of-ranges="Daten.A2:Daten.A2 Daten.L2:Daten.U2 Daten.A3:Daten.A3 Daten.L3:Daten.U3 Daten.A4:Daten.A4 Daten.L4:Daten.U4 Daten.A5:Daten.A5 Daten.L5:Daten.U5 Daten.A6:Daten.A6 Daten.L6:Daten.U6 Daten.A7:Daten.A7 Daten.L7:Daten.U7 Daten.A8:Daten.A8 Daten.L8:Daten.U8 Daten.A9:Daten.A9 Daten.L9:Daten.U9 Daten.A10:Daten.A10 Daten.L10:Daten.U10 Daten.A11:Daten.A11 Daten.L11:Daten.U11 Daten.A12:Daten.A12 Daten.L12:Daten.U12 Daten.A13:Daten.A13 Daten.L13:Daten.U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cm" svg:y="25.368cm">
            <draw:object draw:notify-on-update-of-ranges="Daten.C16:Daten.K16 Daten.A17:Daten.A17 Daten.C17:Daten.K17 Daten.A18:Daten.A18 Daten.C18:Daten.K18 Daten.A19:Daten.A19 Daten.C19:Daten.K19 Daten.A20:Daten.A20 Daten.C20:Daten.K20 Daten.A21:Daten.A21 Daten.C21:Daten.K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.001cm" svg:y="34.77cm">
            <draw:object draw:notify-on-update-of-ranges="Daten.W2:Daten.W2 Daten.X2:Daten.AI2 Daten.W3:Daten.W3 Daten.X3:Daten.AI3 Daten.W4:Daten.W4 Daten.X4:Daten.AI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0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.00.0000</text:date>, <text:time style:data-style-name="N2" text:time-value="07:49:43.7049772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4-12-03T08:23:49.370510540</meta:creation-date>
    <dc:date>2015-03-19T09:32:50.281863078</dc:date>
    <dc:creator>Alexander Schilling</dc:creator>
    <meta:editing-duration>PT3H27M7S</meta:editing-duration>
    <meta:editing-cycles>12</meta:editing-cycles>
    <meta:generator>LibreOffice/4.2.7.2$Linux_X86_64 LibreOffice_project/420m0$Build-2</meta:generator>
    <meta:printed-by>Alexander Schilling</meta:printed-by>
    <meta:print-date>2014-12-03T11:59:01.914267348</meta:print-date>
    <meta:document-statistic meta:table-count="2" meta:cell-count="105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357cm" svg:height="7.731cm" xlink:href=".." xlink:type="simple" chart:class="chart:line" chart:style-name="ch1">
        <chart:title svg:x="6.97cm" svg:y="0.29cm" chart:style-name="ch2">
          <text:p>Load Limit</text:p>
        </chart:title>
        <chart:legend svg:x="3.044cm" svg:y="2.144cm" style:legend-expansion="custom" chartooo:width="1.795cm" chartooo:height="2.59cm" style:legend-expansion-aspect-ratio="0.693050193050193" chart:style-name="ch3"/>
        <chart:plot-area chart:style-name="ch4" table:cell-range-address="Daten.A2:Daten.F13" chart:data-source-has-labels="both" svg:x="1.338cm" svg:y="1.249cm" svg:width="14.692cm" svg:height="5.347cm">
          <chartooo:coordinate-region svg:x="2.25cm" svg:y="1.448cm" svg:width="13.448cm" svg:height="4.501cm"/>
          <chart:axis chart:dimension="x" chart:name="primary-x" chart:style-name="ch5" chartooo:axis-type="auto">
            <chartooo:date-scale/>
            <chart:title svg:x="8.124cm" svg:y="6.75cm" chart:style-name="ch6">
              <text:p>Priority</text:p>
            </chart:title>
            <chart:categories table:cell-range-address="Daten.A3:Daten.A13"/>
          </chart:axis>
          <chart:axis chart:dimension="y" chart:name="primary-y" chart:style-name="ch7">
            <chart:title svg:x="0.451cm" svg:y="4.773cm" chart:style-name="ch8">
              <text:p>Short Load</text:p>
            </chart:title>
            <chart:grid chart:style-name="ch9" chart:class="major"/>
          </chart:axis>
          <chart:series chart:style-name="ch10" chart:values-cell-range-address="Daten.B3:Daten.B13" chart:label-cell-address="Daten.B2:Daten.B2" chart:class="chart:line">
            <chart:data-point chart:repeated="11"/>
          </chart:series>
          <chart:series chart:style-name="ch11" chart:values-cell-range-address="Daten.C3:Daten.C13" chart:label-cell-address="Daten.C2:Daten.C2" chart:class="chart:line">
            <chart:data-point chart:repeated="11"/>
          </chart:series>
          <chart:series chart:style-name="ch12" chart:values-cell-range-address="Daten.D3:Daten.D13" chart:label-cell-address="Daten.D2:Daten.D2" chart:class="chart:line">
            <chart:data-point chart:repeated="11"/>
          </chart:series>
          <chart:series chart:style-name="ch13" chart:values-cell-range-address="Daten.E3:Daten.E13" chart:label-cell-address="Daten.E2:Daten.E2" chart:class="chart:line">
            <chart:data-point chart:repeated="11"/>
          </chart:series>
          <chart:series chart:style-name="ch14" chart:values-cell-range-address="Daten.F3:Daten.F13" chart:label-cell-address="Daten.F2:Daten.F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0</text:p>
                <draw:g>
                  <svg:desc>Daten.B2:Daten.B2</svg:desc>
                </draw:g>
              </table:table-cell>
              <table:table-cell office:value-type="string">
                <text:p>0,50</text:p>
                <draw:g>
                  <svg:desc>Daten.C2:Daten.C2</svg:desc>
                </draw:g>
              </table:table-cell>
              <table:table-cell office:value-type="string">
                <text:p>0,80</text:p>
                <draw:g>
                  <svg:desc>Daten.D2:Daten.D2</svg:desc>
                </draw:g>
              </table:table-cell>
              <table:table-cell office:value-type="string">
                <text:p>1,00</text:p>
                <draw:g>
                  <svg:desc>Daten.E2:Daten.E2</svg:desc>
                </draw:g>
              </table:table-cell>
              <table:table-cell office:value-type="string">
                <text:p>1,50</text:p>
                <draw:g>
                  <svg:desc>Daten.F2:Daten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aten.A3:Daten.A13</svg:desc>
                </draw:g>
              </table:table-cell>
              <table:table-cell office:value-type="float" office:value="0.16">
                <text:p>0.16</text:p>
                <draw:g>
                  <svg:desc>Daten.B3:Daten.B13</svg:desc>
                </draw:g>
              </table:table-cell>
              <table:table-cell office:value-type="float" office:value="0.4">
                <text:p>0.4</text:p>
                <draw:g>
                  <svg:desc>Daten.C3:Daten.C13</svg:desc>
                </draw:g>
              </table:table-cell>
              <table:table-cell office:value-type="float" office:value="0.64">
                <text:p>0.64</text:p>
                <draw:g>
                  <svg:desc>Daten.D3:Daten.D13</svg:desc>
                </draw:g>
              </table:table-cell>
              <table:table-cell office:value-type="float" office:value="0.8">
                <text:p>0.8</text:p>
                <draw:g>
                  <svg:desc>Daten.E3:Daten.E13</svg:desc>
                </draw:g>
              </table:table-cell>
              <table:table-cell office:value-type="float" office:value="1.2">
                <text:p>1.2</text:p>
                <draw:g>
                  <svg:desc>Daten.F3:Daten.F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6239763190752">
                <text:p>0.16239763190752</text:p>
              </table:table-cell>
              <table:table-cell office:value-type="float" office:value="0.405994079768799">
                <text:p>0.405994079768799</text:p>
              </table:table-cell>
              <table:table-cell office:value-type="float" office:value="0.649590527630078">
                <text:p>0.649590527630078</text:p>
              </table:table-cell>
              <table:table-cell office:value-type="float" office:value="0.811988159537598">
                <text:p>0.811988159537598</text:p>
              </table:table-cell>
              <table:table-cell office:value-type="float" office:value="1.2179822393064">
                <text:p>1.217982239306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70625692245299">
                <text:p>0.170625692245299</text:p>
              </table:table-cell>
              <table:table-cell office:value-type="float" office:value="0.426564230613247">
                <text:p>0.426564230613247</text:p>
              </table:table-cell>
              <table:table-cell office:value-type="float" office:value="0.682502768981195">
                <text:p>0.682502768981195</text:p>
              </table:table-cell>
              <table:table-cell office:value-type="float" office:value="0.853128461226493">
                <text:p>0.853128461226493</text:p>
              </table:table-cell>
              <table:table-cell office:value-type="float" office:value="1.27969269183974">
                <text:p>1.2796926918397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86532416285965">
                <text:p>0.186532416285965</text:p>
              </table:table-cell>
              <table:table-cell office:value-type="float" office:value="0.466331040714912">
                <text:p>0.466331040714912</text:p>
              </table:table-cell>
              <table:table-cell office:value-type="float" office:value="0.746129665143859">
                <text:p>0.746129665143859</text:p>
              </table:table-cell>
              <table:table-cell office:value-type="float" office:value="0.932662081429824">
                <text:p>0.932662081429824</text:p>
              </table:table-cell>
              <table:table-cell office:value-type="float" office:value="1.39899312214474">
                <text:p>1.398993122144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12433861997908">
                <text:p>0.212433861997908</text:p>
              </table:table-cell>
              <table:table-cell office:value-type="float" office:value="0.53108465499477">
                <text:p>0.53108465499477</text:p>
              </table:table-cell>
              <table:table-cell office:value-type="float" office:value="0.849735447991633">
                <text:p>0.849735447991633</text:p>
              </table:table-cell>
              <table:table-cell office:value-type="float" office:value="1.06216930998954">
                <text:p>1.06216930998954</text:p>
              </table:table-cell>
              <table:table-cell office:value-type="float" office:value="1.59325396498431">
                <text:p>1.5932539649843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51223652221793">
                <text:p>0.251223652221793</text:p>
              </table:table-cell>
              <table:table-cell office:value-type="float" office:value="0.628059130554482">
                <text:p>0.628059130554482</text:p>
              </table:table-cell>
              <table:table-cell office:value-type="float" office:value="1.00489460888717">
                <text:p>1.00489460888717</text:p>
              </table:table-cell>
              <table:table-cell office:value-type="float" office:value="1.25611826110896">
                <text:p>1.25611826110896</text:p>
              </table:table-cell>
              <table:table-cell office:value-type="float" office:value="1.88417739166344">
                <text:p>1.884177391663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306507662440173">
                <text:p>0.306507662440173</text:p>
              </table:table-cell>
              <table:table-cell office:value-type="float" office:value="0.766269156100433">
                <text:p>0.766269156100433</text:p>
              </table:table-cell>
              <table:table-cell office:value-type="float" office:value="1.22603064976069">
                <text:p>1.22603064976069</text:p>
              </table:table-cell>
              <table:table-cell office:value-type="float" office:value="1.53253831220087">
                <text:p>1.53253831220087</text:p>
              </table:table-cell>
              <table:table-cell office:value-type="float" office:value="2.2988074683013">
                <text:p>2.298807468301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382769245353274">
                <text:p>0.382769245353274</text:p>
              </table:table-cell>
              <table:table-cell office:value-type="float" office:value="0.956923113383184">
                <text:p>0.956923113383184</text:p>
              </table:table-cell>
              <table:table-cell office:value-type="float" office:value="1.53107698141309">
                <text:p>1.53107698141309</text:p>
              </table:table-cell>
              <table:table-cell office:value-type="float" office:value="1.91384622676637">
                <text:p>1.91384622676637</text:p>
              </table:table-cell>
              <table:table-cell office:value-type="float" office:value="2.87076934014955">
                <text:p>2.8707693401495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485571828555565">
                <text:p>0.485571828555565</text:p>
              </table:table-cell>
              <table:table-cell office:value-type="float" office:value="1.21392957138891">
                <text:p>1.21392957138891</text:p>
              </table:table-cell>
              <table:table-cell office:value-type="float" office:value="1.94228731422226">
                <text:p>1.94228731422226</text:p>
              </table:table-cell>
              <table:table-cell office:value-type="float" office:value="2.42785914277783">
                <text:p>2.42785914277783</text:p>
              </table:table-cell>
              <table:table-cell office:value-type="float" office:value="3.64178871416674">
                <text:p>3.6417887141667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621807243108123">
                <text:p>0.621807243108123</text:p>
              </table:table-cell>
              <table:table-cell office:value-type="float" office:value="1.55451810777031">
                <text:p>1.55451810777031</text:p>
              </table:table-cell>
              <table:table-cell office:value-type="float" office:value="2.48722897243249">
                <text:p>2.48722897243249</text:p>
              </table:table-cell>
              <table:table-cell office:value-type="float" office:value="3.10903621554061">
                <text:p>3.10903621554061</text:p>
              </table:table-cell>
              <table:table-cell office:value-type="float" office:value="4.66355432331092">
                <text:p>4.66355432331092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Sleep Interval (load too high)</text:p>
        </chart:title>
        <chart:legend svg:x="11.914cm" svg:y="2.068cm" style:legend-expansion="custom" chartooo:width="1.504cm" chartooo:height="1.594cm" style:legend-expansion-aspect-ratio="0.943538268506901" chart:style-name="ch3"/>
        <chart:plot-area chart:style-name="ch4" table:cell-range-address="Daten.A3:Daten.A13 Daten.H2:Daten.J13" chart:data-source-has-labels="both" svg:x="1.331cm" svg:y="1.301cm" svg:width="14.349cm" svg:height="6.538cm">
          <chartooo:coordinate-region svg:x="2.323cm" svg:y="1.5cm" svg:width="13.025cm" svg:height="5.692cm"/>
          <chart:axis chart:dimension="x" chart:name="primary-x" chart:style-name="ch5" chartooo:axis-type="auto">
            <chartooo:date-scale/>
            <chart:title svg:x="7.945cm" svg:y="8.019cm" chart:style-name="ch6">
              <text:p>Priority</text:p>
            </chart:title>
            <chart:categories table:cell-range-address="Daten.A3:Daten.A13"/>
          </chart:axis>
          <chart:axis chart:dimension="y" chart:name="primary-y" chart:style-name="ch7">
            <chart:title svg:x="0.451cm" svg:y="6.016cm" chart:style-name="ch8">
              <text:p>Timeout in seconds</text:p>
            </chart:title>
            <chart:grid chart:style-name="ch9" chart:class="major"/>
          </chart:axis>
          <chart:series chart:style-name="ch10" chart:values-cell-range-address="Daten.H3:Daten.H13" chart:label-cell-address="Daten.H2:Daten.H2" chart:class="chart:line">
            <chart:data-point chart:repeated="11"/>
          </chart:series>
          <chart:series chart:style-name="ch11" chart:values-cell-range-address="Daten.I3:Daten.I13" chart:label-cell-address="Daten.I2:Daten.I2" chart:class="chart:line">
            <chart:data-point chart:repeated="11"/>
          </chart:series>
          <chart:series chart:style-name="ch12" chart:values-cell-range-address="Daten.J3:Daten.J13" chart:label-cell-address="Daten.J2:Daten.J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Daten.H2:Daten.H2</svg:desc>
                </draw:g>
              </table:table-cell>
              <table:table-cell office:value-type="string">
                <text:p>10</text:p>
                <draw:g>
                  <svg:desc>Daten.I2:Daten.I2</svg:desc>
                </draw:g>
              </table:table-cell>
              <table:table-cell office:value-type="string">
                <text:p>30</text:p>
                <draw:g>
                  <svg:desc>Daten.J2:Daten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aten.A3:Daten.A13</svg:desc>
                </draw:g>
              </table:table-cell>
              <table:table-cell office:value-type="float" office:value="300">
                <text:p>300</text:p>
                <draw:g>
                  <svg:desc>Daten.H3:Daten.H13</svg:desc>
                </draw:g>
              </table:table-cell>
              <table:table-cell office:value-type="float" office:value="600">
                <text:p>600</text:p>
                <draw:g>
                  <svg:desc>Daten.I3:Daten.I13</svg:desc>
                </draw:g>
              </table:table-cell>
              <table:table-cell office:value-type="float" office:value="1800">
                <text:p>1800</text:p>
                <draw:g>
                  <svg:desc>Daten.J3:Daten.J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70.5">
                <text:p>270.5</text:p>
              </table:table-cell>
              <table:table-cell office:value-type="float" office:value="541">
                <text:p>54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482">
                <text:p>48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1.5">
                <text:p>211.5</text:p>
              </table:table-cell>
              <table:table-cell office:value-type="float" office:value="423">
                <text:p>42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364">
                <text:p>36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52.5">
                <text:p>152.5</text:p>
              </table:table-cell>
              <table:table-cell office:value-type="float" office:value="305">
                <text:p>30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187">
                <text:p>18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69.0000000000001">
                <text:p>69.00000000000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Priority Bubble Up</text:p>
        </chart:title>
        <chart:plot-area chart:style-name="ch3" table:cell-range-address="Daten.A2:Daten.A13 Daten.L2:Daten.U13" chart:data-source-has-labels="row" svg:x="1.331cm" svg:y="1.301cm" svg:width="14.349cm" svg:height="6.538cm">
          <chartooo:coordinate-region svg:x="2.243cm" svg:y="1.5cm" svg:width="13.25cm" svg:height="5.692cm"/>
          <chart:axis chart:dimension="x" chart:name="primary-x" chart:style-name="ch4" chartooo:axis-type="auto">
            <chartooo:date-scale/>
            <chart:title svg:x="7.138cm" svg:y="8.019cm" chart:style-name="ch5">
              <text:p>Number of Retries</text:p>
            </chart:title>
            <chart:categories table:cell-range-address="Daten.A2:Daten.A2 Daten.L2:Daten.U2"/>
          </chart:axis>
          <chart:axis chart:dimension="y" chart:name="primary-y" chart:style-name="ch6">
            <chart:title svg:x="0.451cm" svg:y="5.13cm" chart:style-name="ch7">
              <text:p>Priority</text:p>
            </chart:title>
            <chart:grid chart:style-name="ch8" chart:class="major"/>
          </chart:axis>
          <chart:series chart:style-name="ch9" chart:values-cell-range-address="Daten.A3:Daten.A3 Daten.L3:Daten.U3" chart:class="chart:line">
            <chart:data-point chart:repeated="11"/>
          </chart:series>
          <chart:series chart:style-name="ch10" chart:values-cell-range-address="Daten.A4:Daten.A4 Daten.L4:Daten.U4" chart:class="chart:line">
            <chart:data-point chart:repeated="11"/>
          </chart:series>
          <chart:series chart:style-name="ch11" chart:values-cell-range-address="Daten.A5:Daten.A5 Daten.L5:Daten.U5" chart:class="chart:line">
            <chart:data-point chart:repeated="11"/>
          </chart:series>
          <chart:series chart:style-name="ch12" chart:values-cell-range-address="Daten.A6:Daten.A6 Daten.L6:Daten.U6" chart:class="chart:line">
            <chart:data-point chart:repeated="11"/>
          </chart:series>
          <chart:series chart:style-name="ch13" chart:values-cell-range-address="Daten.A7:Daten.A7 Daten.L7:Daten.U7" chart:class="chart:line">
            <chart:data-point chart:repeated="11"/>
          </chart:series>
          <chart:series chart:style-name="ch14" chart:values-cell-range-address="Daten.A8:Daten.A8 Daten.L8:Daten.U8" chart:class="chart:line">
            <chart:data-point chart:repeated="11"/>
          </chart:series>
          <chart:series chart:style-name="ch15" chart:values-cell-range-address="Daten.A9:Daten.A9 Daten.L9:Daten.U9" chart:class="chart:line">
            <chart:data-point chart:repeated="11"/>
          </chart:series>
          <chart:series chart:style-name="ch16" chart:values-cell-range-address="Daten.A10:Daten.A10 Daten.L10:Daten.U10" chart:class="chart:line">
            <chart:data-point chart:repeated="11"/>
          </chart:series>
          <chart:series chart:style-name="ch17" chart:values-cell-range-address="Daten.A11:Daten.A11 Daten.L11:Daten.U11" chart:class="chart:line">
            <chart:data-point chart:repeated="11"/>
          </chart:series>
          <chart:series chart:style-name="ch18" chart:values-cell-range-address="Daten.A12:Daten.A12 Daten.L12:Daten.U12" chart:class="chart:line">
            <chart:data-point chart:repeated="11"/>
          </chart:series>
          <chart:series chart:style-name="ch19" chart:values-cell-range-address="Daten.A13:Daten.A13 Daten.L13:Daten.U13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en.A2:Daten.A2 Daten.L2:Daten.U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3 Zeile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Daten.A3:Daten.A3 Daten.L3:Daten.U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 Zeile 4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Daten.A4:Daten.A4 Daten.L4:Daten.U4</svg:desc>
                </draw:g>
              </table:table-cell>
              <table:table-cell office:value-type="float" office:value="0.109432667614407">
                <text:p>0.109432667614407</text:p>
              </table:table-cell>
              <table:table-cell office:value-type="float" office:value="0.119694457112589">
                <text:p>0.119694457112589</text:p>
              </table:table-cell>
              <table:table-cell office:value-type="float" office:value="0.130845906229524">
                <text:p>0.130845906229524</text:p>
              </table:table-cell>
              <table:table-cell office:value-type="float" office:value="0.142949410302733">
                <text:p>0.142949410302733</text:p>
              </table:table-cell>
              <table:table-cell office:value-type="float" office:value="0.156068681660221">
                <text:p>0.156068681660221</text:p>
              </table:table-cell>
              <table:table-cell office:value-type="float" office:value="0.170268048606388">
                <text:p>0.170268048606388</text:p>
              </table:table-cell>
              <table:table-cell office:value-type="float" office:value="0.185611568747822">
                <text:p>0.185611568747822</text:p>
              </table:table-cell>
              <table:table-cell office:value-type="float" office:value="0.202161930364701">
                <text:p>0.202161930364701</text:p>
              </table:table-cell>
              <table:table-cell office:value-type="float" office:value="0.219979115469577">
                <text:p>0.219979115469577</text:p>
              </table:table-cell>
              <table:table-cell office:value-type="float" office:value="0.239118799537166">
                <text:p>0.239118799537166</text:p>
              </table:table-cell>
            </table:table-row>
            <table:table-row>
              <table:table-cell office:value-type="string">
                <text:p>Zeile 5 Zeile 5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Daten.A5:Daten.A5 Daten.L5:Daten.U5</svg:desc>
                </draw:g>
              </table:table-cell>
              <table:table-cell office:value-type="float" office:value="0.217653785165657">
                <text:p>0.217653785165657</text:p>
              </table:table-cell>
              <table:table-cell office:value-type="float" office:value="0.236623327940772">
                <text:p>0.236623327940772</text:p>
              </table:table-cell>
              <table:table-cell office:value-type="float" office:value="0.25695900944272">
                <text:p>0.25695900944272</text:p>
              </table:table-cell>
              <table:table-cell office:value-type="float" office:value="0.278703126112204">
                <text:p>0.278703126112204</text:p>
              </table:table-cell>
              <table:table-cell office:value-type="float" office:value="0.301887434660244">
                <text:p>0.301887434660244</text:p>
              </table:table-cell>
              <table:table-cell office:value-type="float" office:value="0.326530394219659">
                <text:p>0.326530394219659</text:p>
              </table:table-cell>
              <table:table-cell office:value-type="float" office:value="0.352634127898967">
                <text:p>0.352634127898967</text:p>
              </table:table-cell>
              <table:table-cell office:value-type="float" office:value="0.380181149111371">
                <text:p>0.380181149111371</text:p>
              </table:table-cell>
              <table:table-cell office:value-type="float" office:value="0.409130927459364">
                <text:p>0.409130927459364</text:p>
              </table:table-cell>
              <table:table-cell office:value-type="float" office:value="0.439416404872304">
                <text:p>0.439416404872304</text:p>
              </table:table-cell>
            </table:table-row>
            <table:table-row>
              <table:table-cell office:value-type="string">
                <text:p>Zeile 6 Zeile 6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Daten.A6:Daten.A6 Daten.L6:Daten.U6</svg:desc>
                </draw:g>
              </table:table-cell>
              <table:table-cell office:value-type="float" office:value="0.324527233416128">
                <text:p>0.324527233416128</text:p>
              </table:table-cell>
              <table:table-cell office:value-type="float" office:value="0.350515743230899">
                <text:p>0.350515743230899</text:p>
              </table:table-cell>
              <table:table-cell office:value-type="float" office:value="0.377949718062502">
                <text:p>0.377949718062502</text:p>
              </table:table-cell>
              <table:table-cell office:value-type="float" office:value="0.406790577953001">
                <text:p>0.406790577953001</text:p>
              </table:table-cell>
              <table:table-cell office:value-type="float" office:value="0.436973489462597">
                <text:p>0.436973489462597</text:p>
              </table:table-cell>
              <table:table-cell office:value-type="float" office:value="0.4684039700888">
                <text:p>0.4684039700888</text:p>
              </table:table-cell>
              <table:table-cell office:value-type="float" office:value="0.500954778154012">
                <text:p>0.500954778154012</text:p>
              </table:table-cell>
              <table:table-cell office:value-type="float" office:value="0.534463334086018">
                <text:p>0.534463334086018</text:p>
              </table:table-cell>
              <table:table-cell office:value-type="float" office:value="0.568729967912452">
                <text:p>0.568729967912452</text:p>
              </table:table-cell>
              <table:table-cell office:value-type="float" office:value="0.603517330097196">
                <text:p>0.603517330097196</text:p>
              </table:table-cell>
            </table:table-row>
            <table:table-row>
              <table:table-cell office:value-type="string">
                <text:p>Zeile 7 Zeile 7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Daten.A7:Daten.A7 Daten.L7:Daten.U7</svg:desc>
                </draw:g>
              </table:table-cell>
              <table:table-cell office:value-type="float" office:value="0.429879870096594">
                <text:p>0.429879870096594</text:p>
              </table:table-cell>
              <table:table-cell office:value-type="float" office:value="0.46103195996495">
                <text:p>0.46103195996495</text:p>
              </table:table-cell>
              <table:table-cell office:value-type="float" office:value="0.493336855375214">
                <text:p>0.493336855375214</text:p>
              </table:table-cell>
              <table:table-cell office:value-type="float" office:value="0.526640338519538">
                <text:p>0.526640338519538</text:p>
              </table:table-cell>
              <table:table-cell office:value-type="float" office:value="0.560751415883387">
                <text:p>0.560751415883387</text:p>
              </table:table-cell>
              <table:table-cell office:value-type="float" office:value="0.595441428358898">
                <text:p>0.595441428358898</text:p>
              </table:table-cell>
              <table:table-cell office:value-type="float" office:value="0.630444603939218">
                <text:p>0.630444603939218</text:p>
              </table:table-cell>
              <table:table-cell office:value-type="float" office:value="0.665460423483137">
                <text:p>0.665460423483137</text:p>
              </table:table-cell>
              <table:table-cell office:value-type="float" office:value="0.700158147022226">
                <text:p>0.700158147022226</text:p>
              </table:table-cell>
              <table:table-cell office:value-type="float" office:value="0.734183779688965">
                <text:p>0.734183779688965</text:p>
              </table:table-cell>
            </table:table-row>
            <table:table-row>
              <table:table-cell office:value-type="string">
                <text:p>Zeile 8 Zeile 8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Daten.A8:Daten.A8 Daten.L8:Daten.U8</svg:desc>
                </draw:g>
              </table:table-cell>
              <table:table-cell office:value-type="float" office:value="0.533483504231596">
                <text:p>0.533483504231596</text:p>
              </table:table-cell>
              <table:table-cell office:value-type="float" office:value="0.567731384346067">
                <text:p>0.567731384346067</text:p>
              </table:table-cell>
              <table:table-cell office:value-type="float" office:value="0.602507374525513">
                <text:p>0.602507374525513</text:p>
              </table:table-cell>
              <table:table-cell office:value-type="float" office:value="0.637538416573497">
                <text:p>0.637538416573497</text:p>
              </table:table-cell>
              <table:table-cell office:value-type="float" office:value="0.672517436243918">
                <text:p>0.672517436243918</text:p>
              </table:table-cell>
              <table:table-cell office:value-type="float" office:value="0.707108343779547">
                <text:p>0.707108343779547</text:p>
              </table:table-cell>
              <table:table-cell office:value-type="float" office:value="0.740953517318841">
                <text:p>0.740953517318841</text:p>
              </table:table-cell>
              <table:table-cell office:value-type="float" office:value="0.773683889941722">
                <text:p>0.773683889941722</text:p>
              </table:table-cell>
              <table:table-cell office:value-type="float" office:value="0.804931557325217">
                <text:p>0.804931557325217</text:p>
              </table:table-cell>
              <table:table-cell office:value-type="float" office:value="0.834344553848792">
                <text:p>0.834344553848792</text:p>
              </table:table-cell>
            </table:table-row>
            <table:table-row>
              <table:table-cell office:value-type="string">
                <text:p>Zeile 9 Zeile 9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Daten.A9:Daten.A9 Daten.L9:Daten.U9</svg:desc>
                </draw:g>
              </table:table-cell>
              <table:table-cell office:value-type="float" office:value="0.635022585377808">
                <text:p>0.635022585377808</text:p>
              </table:table-cell>
              <table:table-cell office:value-type="float" office:value="0.670016222746452">
                <text:p>0.670016222746452</text:p>
              </table:table-cell>
              <table:table-cell office:value-type="float" office:value="0.704646685828224">
                <text:p>0.704646685828224</text:p>
              </table:table-cell>
              <table:table-cell office:value-type="float" office:value="0.738557592970043">
                <text:p>0.738557592970043</text:p>
              </table:table-cell>
              <table:table-cell office:value-type="float" office:value="0.771380307312202">
                <text:p>0.771380307312202</text:p>
              </table:table-cell>
              <table:table-cell office:value-type="float" office:value="0.80274637174886">
                <text:p>0.80274637174886</text:p>
              </table:table-cell>
              <table:table-cell office:value-type="float" office:value="0.832302147824406">
                <text:p>0.832302147824406</text:p>
              </table:table-cell>
              <table:table-cell office:value-type="float" office:value="0.859725008726094">
                <text:p>0.859725008726094</text:p>
              </table:table-cell>
              <table:table-cell office:value-type="float" office:value="0.884740090194805">
                <text:p>0.884740090194805</text:p>
              </table:table-cell>
              <table:table-cell office:value-type="float" office:value="0.907136274444074">
                <text:p>0.907136274444074</text:p>
              </table:table-cell>
            </table:table-row>
            <table:table-row>
              <table:table-cell office:value-type="string">
                <text:p>Zeile 10 Zeile 10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Daten.A10:Daten.A10 Daten.L10:Daten.U10</svg:desc>
                </draw:g>
              </table:table-cell>
              <table:table-cell office:value-type="float" office:value="0.734029554830436">
                <text:p>0.734029554830436</text:p>
              </table:table-cell>
              <table:table-cell office:value-type="float" office:value="0.767021031452335">
                <text:p>0.767021031452335</text:p>
              </table:table-cell>
              <table:table-cell office:value-type="float" office:value="0.798605136411934">
                <text:p>0.798605136411934</text:p>
              </table:table-cell>
              <table:table-cell office:value-type="float" office:value="0.828425307569558">
                <text:p>0.828425307569558</text:p>
              </table:table-cell>
              <table:table-cell office:value-type="float" office:value="0.856153747547263">
                <text:p>0.856153747547263</text:p>
              </table:table-cell>
              <table:table-cell office:value-type="float" office:value="0.881508169913857">
                <text:p>0.881508169913857</text:p>
              </table:table-cell>
              <table:table-cell office:value-type="float" office:value="0.904267974494612">
                <text:p>0.904267974494612</text:p>
              </table:table-cell>
              <table:table-cell office:value-type="float" office:value="0.92428830438216">
                <text:p>0.92428830438216</text:p>
              </table:table-cell>
              <table:table-cell office:value-type="float" office:value="0.941510316690904">
                <text:p>0.941510316690904</text:p>
              </table:table-cell>
              <table:table-cell office:value-type="float" office:value="0.955966095430148">
                <text:p>0.955966095430148</text:p>
              </table:table-cell>
            </table:table-row>
            <table:table-row>
              <table:table-cell office:value-type="string">
                <text:p>Zeile 11 Zeile 11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Daten.A11:Daten.A11 Daten.L11:Daten.U11</svg:desc>
                </draw:g>
              </table:table-cell>
              <table:table-cell office:value-type="float" office:value="0.829732015495843">
                <text:p>0.829732015495843</text:p>
              </table:table-cell>
              <table:table-cell office:value-type="float" office:value="0.857358369418353">
                <text:p>0.857358369418353</text:p>
              </table:table-cell>
              <table:table-cell office:value-type="float" office:value="0.882599235707269">
                <text:p>0.882599235707269</text:p>
              </table:table-cell>
              <table:table-cell office:value-type="float" office:value="0.905237171173085">
                <text:p>0.905237171173085</text:p>
              </table:table-cell>
              <table:table-cell office:value-type="float" office:value="0.925131036913472">
                <text:p>0.925131036913472</text:p>
              </table:table-cell>
              <table:table-cell office:value-type="float" office:value="0.94222605812603">
                <text:p>0.94222605812603</text:p>
              </table:table-cell>
              <table:table-cell office:value-type="float" office:value="0.956558461240727">
                <text:p>0.956558461240727</text:p>
              </table:table-cell>
              <table:table-cell office:value-type="float" office:value="0.96825350963643">
                <text:p>0.96825350963643</text:p>
              </table:table-cell>
              <table:table-cell office:value-type="float" office:value="0.977516428891464">
                <text:p>0.977516428891464</text:p>
              </table:table-cell>
              <table:table-cell office:value-type="float" office:value="0.98461661811177">
                <text:p>0.98461661811177</text:p>
              </table:table-cell>
            </table:table-row>
            <table:table-row>
              <table:table-cell office:value-type="string">
                <text:p>Zeile 12 Zeile 12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Daten.A12:Daten.A12 Daten.L12:Daten.U12</svg:desc>
                </draw:g>
              </table:table-cell>
              <table:table-cell office:value-type="float" office:value="0.920567176527572">
                <text:p>0.920567176527572</text:p>
              </table:table-cell>
              <table:table-cell office:value-type="float" office:value="0.938340499813852">
                <text:p>0.938340499813852</text:p>
              </table:table-cell>
              <table:table-cell office:value-type="float" office:value="0.953334061968571">
                <text:p>0.953334061968571</text:p>
              </table:table-cell>
              <table:table-cell office:value-type="float" office:value="0.965652115013422">
                <text:p>0.965652115013422</text:p>
              </table:table-cell>
              <table:table-cell office:value-type="float" office:value="0.975481720022664">
                <text:p>0.975481720022664</text:p>
              </table:table-cell>
              <table:table-cell office:value-type="float" office:value="0.983078494478149">
                <text:p>0.983078494478149</text:p>
              </table:table-cell>
              <table:table-cell office:value-type="float" office:value="0.988746622182153">
                <text:p>0.988746622182153</text:p>
              </table:table-cell>
              <table:table-cell office:value-type="float" office:value="0.992815257792914">
                <text:p>0.992815257792914</text:p>
              </table:table-cell>
              <table:table-cell office:value-type="float" office:value="0.99561416479809">
                <text:p>0.99561416479809</text:p>
              </table:table-cell>
              <table:table-cell office:value-type="float" office:value="0.997451659009991">
                <text:p>0.997451659009991</text:p>
              </table:table-cell>
            </table:table-row>
            <table:table-row>
              <table:table-cell office:value-type="string">
                <text:p>Zeile 13 Zeil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Daten.A13:Daten.A13 Daten.L13:Daten.U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0.6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Time till bubbling to prio 1.0 (WAIT=10)</text:p>
        </chart:title>
        <chart:legend svg:x="2.61cm" svg:y="4.428cm" style:legend-expansion="custom" chartooo:width="2.43cm" chartooo:height="2.59cm" style:legend-expansion-aspect-ratio="0.938223938223938" chart:style-name="ch3"/>
        <chart:plot-area chart:style-name="ch4" table:cell-range-address="Daten.C16:Daten.K21 Daten.A17:Daten.A21" chart:data-source-has-labels="both" svg:x="1.331cm" svg:y="1.301cm" svg:width="14.349cm" svg:height="6.538cm">
          <chartooo:coordinate-region svg:x="2.138cm" svg:y="1.301cm" svg:width="13.302cm" svg:height="5.891cm"/>
          <chart:axis chart:dimension="x" chart:name="primary-x" chart:style-name="ch5" chartooo:axis-type="auto">
            <chartooo:date-scale/>
            <chart:title svg:x="7.575cm" svg:y="8.019cm" chart:style-name="ch6">
              <text:p>Start Priority</text:p>
            </chart:title>
            <chart:categories table:cell-range-address="Daten.C16:Daten.K16"/>
          </chart:axis>
          <chart:axis chart:dimension="y" chart:name="primary-y" chart:style-name="ch7">
            <chart:title svg:x="0.451cm" svg:y="5.196cm" chart:style-name="ch8">
              <text:p>Minutes</text:p>
            </chart:title>
            <chart:grid chart:style-name="ch9" chart:class="major"/>
          </chart:axis>
          <chart:series chart:style-name="ch10" chart:values-cell-range-address="Daten.C17:Daten.K17" chart:label-cell-address="Daten.A17:Daten.A17" chart:class="chart:line">
            <chart:data-point chart:repeated="9"/>
          </chart:series>
          <chart:series chart:style-name="ch11" chart:values-cell-range-address="Daten.C18:Daten.K18" chart:label-cell-address="Daten.A18:Daten.A18" chart:class="chart:line">
            <chart:data-point chart:repeated="9"/>
          </chart:series>
          <chart:series chart:style-name="ch12" chart:values-cell-range-address="Daten.C19:Daten.K19" chart:label-cell-address="Daten.A19:Daten.A19" chart:class="chart:line">
            <chart:data-point chart:repeated="9"/>
          </chart:series>
          <chart:series chart:style-name="ch13" chart:values-cell-range-address="Daten.C20:Daten.K20" chart:label-cell-address="Daten.A20:Daten.A20" chart:class="chart:line">
            <chart:data-point chart:repeated="9"/>
          </chart:series>
          <chart:series chart:style-name="ch14" chart:values-cell-range-address="Daten.C21:Daten.K21" chart:label-cell-address="Daten.A21:Daten.A2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Daten.C16:Daten.K16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en.A17:Daten.A17</svg:desc>
                </draw:g>
              </table:table-cell>
              <table:table-cell office:value-type="float" office:value="197.811820852723">
                <text:p>197.811820852723</text:p>
                <draw:g>
                  <svg:desc>Daten.C17:Daten.K17</svg:desc>
                </draw:g>
              </table:table-cell>
              <table:table-cell office:value-type="float" office:value="129.778788209334">
                <text:p>129.778788209334</text:p>
              </table:table-cell>
              <table:table-cell office:value-type="float" office:value="92.0329475614306">
                <text:p>92.0329475614306</text:p>
              </table:table-cell>
              <table:table-cell office:value-type="float" office:value="66.7269771558627">
                <text:p>66.7269771558627</text:p>
              </table:table-cell>
              <table:table-cell office:value-type="float" office:value="48.3869519377492">
                <text:p>48.3869519377492</text:p>
              </table:table-cell>
              <table:table-cell office:value-type="float" office:value="34.4259041975188">
                <text:p>34.4259041975188</text:p>
              </table:table-cell>
              <table:table-cell office:value-type="float" office:value="23.5773441497569">
                <text:p>23.5773441497569</text:p>
              </table:table-cell>
              <table:table-cell office:value-type="float" office:value="15.1244735178205">
                <text:p>15.1244735178205</text:p>
              </table:table-cell>
              <table:table-cell office:value-type="float" office:value="8.6847016344741">
                <text:p>8.6847016344741</text:p>
              </table:table-cell>
            </table:table-row>
            <table:table-row>
              <table:table-cell office:value-type="string">
                <text:p>1000</text:p>
                <draw:g>
                  <svg:desc>Daten.A18:Daten.A18</svg:desc>
                </draw:g>
              </table:table-cell>
              <table:table-cell office:value-type="float" office:value="207.97848751939">
                <text:p>207.97848751939</text:p>
                <draw:g>
                  <svg:desc>Daten.C18:Daten.K18</svg:desc>
                </draw:g>
              </table:table-cell>
              <table:table-cell office:value-type="float" office:value="138.612121542667">
                <text:p>138.612121542667</text:p>
              </table:table-cell>
              <table:table-cell office:value-type="float" office:value="100.032947561431">
                <text:p>100.032947561431</text:p>
              </table:table-cell>
              <table:table-cell office:value-type="float" office:value="74.0603104891961">
                <text:p>74.0603104891961</text:p>
              </table:table-cell>
              <table:table-cell office:value-type="float" office:value="55.2202852710825">
                <text:p>55.2202852710825</text:p>
              </table:table-cell>
              <table:table-cell office:value-type="float" office:value="40.7592375308522">
                <text:p>40.7592375308522</text:p>
              </table:table-cell>
              <table:table-cell office:value-type="float" office:value="29.4106774830903">
                <text:p>29.4106774830903</text:p>
              </table:table-cell>
              <table:table-cell office:value-type="float" office:value="20.4578068511539">
                <text:p>20.4578068511539</text:p>
              </table:table-cell>
              <table:table-cell office:value-type="float" office:value="13.5180349678074">
                <text:p>13.5180349678074</text:p>
              </table:table-cell>
            </table:table-row>
            <table:table-row>
              <table:table-cell office:value-type="string">
                <text:p>5000</text:p>
                <draw:g>
                  <svg:desc>Daten.A19:Daten.A19</svg:desc>
                </draw:g>
              </table:table-cell>
              <table:table-cell office:value-type="float" office:value="248.645154186057">
                <text:p>248.645154186057</text:p>
                <draw:g>
                  <svg:desc>Daten.C19:Daten.K19</svg:desc>
                </draw:g>
              </table:table-cell>
              <table:table-cell office:value-type="float" office:value="173.945454876001">
                <text:p>173.945454876001</text:p>
              </table:table-cell>
              <table:table-cell office:value-type="float" office:value="132.032947561431">
                <text:p>132.032947561431</text:p>
              </table:table-cell>
              <table:table-cell office:value-type="float" office:value="103.393643822529">
                <text:p>103.393643822529</text:p>
              </table:table-cell>
              <table:table-cell office:value-type="float" office:value="82.5536186044158">
                <text:p>82.5536186044158</text:p>
              </table:table-cell>
              <table:table-cell office:value-type="float" office:value="66.0925708641855">
                <text:p>66.0925708641855</text:p>
              </table:table-cell>
              <table:table-cell office:value-type="float" office:value="52.7440108164236">
                <text:p>52.7440108164236</text:p>
              </table:table-cell>
              <table:table-cell office:value-type="float" office:value="41.7911401844872">
                <text:p>41.7911401844872</text:p>
              </table:table-cell>
              <table:table-cell office:value-type="float" office:value="32.8513683011408">
                <text:p>32.8513683011408</text:p>
              </table:table-cell>
            </table:table-row>
            <table:table-row>
              <table:table-cell office:value-type="string">
                <text:p>10000</text:p>
                <draw:g>
                  <svg:desc>Daten.A20:Daten.A20</svg:desc>
                </draw:g>
              </table:table-cell>
              <table:table-cell office:value-type="float" office:value="299.47848751939">
                <text:p>299.47848751939</text:p>
                <draw:g>
                  <svg:desc>Daten.C20:Daten.K20</svg:desc>
                </draw:g>
              </table:table-cell>
              <table:table-cell office:value-type="float" office:value="218.112121542668">
                <text:p>218.112121542668</text:p>
              </table:table-cell>
              <table:table-cell office:value-type="float" office:value="172.032947561431">
                <text:p>172.032947561431</text:p>
              </table:table-cell>
              <table:table-cell office:value-type="float" office:value="140.060310489196">
                <text:p>140.060310489196</text:p>
              </table:table-cell>
              <table:table-cell office:value-type="float" office:value="116.720285271082">
                <text:p>116.720285271082</text:p>
              </table:table-cell>
              <table:table-cell office:value-type="float" office:value="97.7592375308522">
                <text:p>97.7592375308522</text:p>
              </table:table-cell>
              <table:table-cell office:value-type="float" office:value="81.9106774830902">
                <text:p>81.9106774830902</text:p>
              </table:table-cell>
              <table:table-cell office:value-type="float" office:value="68.4578068511539">
                <text:p>68.4578068511539</text:p>
              </table:table-cell>
              <table:table-cell office:value-type="float" office:value="57.0180349678074">
                <text:p>57.0180349678074</text:p>
              </table:table-cell>
            </table:table-row>
            <table:table-row>
              <table:table-cell office:value-type="string">
                <text:p>100000</text:p>
                <draw:g>
                  <svg:desc>Daten.A21:Daten.A21</svg:desc>
                </draw:g>
              </table:table-cell>
              <table:table-cell office:value-type="float" office:value="1214.47848751939">
                <text:p>1214.47848751939</text:p>
                <draw:g>
                  <svg:desc>Daten.C21:Daten.K21</svg:desc>
                </draw:g>
              </table:table-cell>
              <table:table-cell office:value-type="float" office:value="1013.11212154267">
                <text:p>1013.11212154267</text:p>
              </table:table-cell>
              <table:table-cell office:value-type="float" office:value="892.032947561431">
                <text:p>892.032947561431</text:p>
              </table:table-cell>
              <table:table-cell office:value-type="float" office:value="800.060310489196">
                <text:p>800.060310489196</text:p>
              </table:table-cell>
              <table:table-cell office:value-type="float" office:value="731.720285271082">
                <text:p>731.720285271082</text:p>
              </table:table-cell>
              <table:table-cell office:value-type="float" office:value="667.759237530852">
                <text:p>667.759237530852</text:p>
              </table:table-cell>
              <table:table-cell office:value-type="float" office:value="606.91067748309">
                <text:p>606.91067748309</text:p>
              </table:table-cell>
              <table:table-cell office:value-type="float" office:value="548.457806851154">
                <text:p>548.457806851154</text:p>
              </table:table-cell>
              <table:table-cell office:value-type="float" office:value="492.018034967807">
                <text:p>492.018034967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6" chart:maximum="6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Retry Timeout (process failed)</text:p>
        </chart:title>
        <chart:legend svg:x="2.335cm" svg:y="1.516cm" style:legend-expansion="custom" chartooo:width="2.43cm" chartooo:height="1.512cm" style:legend-expansion-aspect-ratio="1.60714285714286" chart:style-name="ch3"/>
        <chart:plot-area chart:style-name="ch4" table:cell-range-address="Daten.W2:Daten.AI4" chart:data-source-has-labels="both" svg:x="1.331cm" svg:y="1.301cm" svg:width="14.349cm" svg:height="6.538cm">
          <chartooo:coordinate-region svg:x="2.323cm" svg:y="1.501cm" svg:width="13.17cm" svg:height="5.691cm"/>
          <chart:axis chart:dimension="x" chart:name="primary-x" chart:style-name="ch5" chartooo:axis-type="auto">
            <chartooo:date-scale/>
            <chart:title svg:x="7.27cm" svg:y="8.019cm" chart:style-name="ch6">
              <text:p>Number of Retry</text:p>
            </chart:title>
            <chart:categories table:cell-range-address="Daten.X2:Daten.AI2"/>
          </chart:axis>
          <chart:axis chart:dimension="y" chart:name="primary-y" chart:style-name="ch7">
            <chart:title svg:x="0.451cm" svg:y="5.262cm" chart:style-name="ch8">
              <text:p>Seconds</text:p>
            </chart:title>
            <chart:grid chart:style-name="ch9" chart:class="major"/>
          </chart:axis>
          <chart:series chart:style-name="ch10" chart:values-cell-range-address="Daten.X3:Daten.AI3" chart:label-cell-address="Daten.W3:Daten.W3" chart:class="chart:line">
            <chart:data-point chart:repeated="12"/>
          </chart:series>
          <chart:series chart:style-name="ch11" chart:values-cell-range-address="Daten.X4:Daten.AI4" chart:label-cell-address="Daten.W4:Daten.W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aten.X2:Daten.A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WAIT</text:p>
                <draw:g>
                  <svg:desc>Daten.W3:Daten.W3</svg:desc>
                </draw:g>
              </table:table-cell>
              <table:table-cell office:value-type="float" office:value="1">
                <text:p>1</text:p>
                <draw:g>
                  <svg:desc>Daten.X3:Daten.AI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216">
                <text:p>216</text:p>
              </table:table-cell>
              <table:table-cell office:value-type="float" office:value="343">
                <text:p>343</text:p>
              </table:table-cell>
              <table:table-cell office:value-type="float" office:value="512">
                <text:p>512</text:p>
              </table:table-cell>
              <table:table-cell office:value-type="float" office:value="729">
                <text:p>729</text:p>
              </table:table-cell>
              <table:table-cell office:value-type="float" office:value="1000">
                <text:p>1000</text:p>
              </table:table-cell>
              <table:table-cell office:value-type="float" office:value="1331">
                <text:p>1331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TOTAL</text:p>
                <draw:g>
                  <svg:desc>Daten.W4:Daten.W4</svg:desc>
                </draw:g>
              </table:table-cell>
              <table:table-cell office:value-type="float" office:value="1">
                <text:p>1</text:p>
                <draw:g>
                  <svg:desc>Daten.X4:Daten.AI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225">
                <text:p>225</text:p>
              </table:table-cell>
              <table:table-cell office:value-type="float" office:value="441">
                <text:p>441</text:p>
              </table:table-cell>
              <table:table-cell office:value-type="float" office:value="784">
                <text:p>784</text:p>
              </table:table-cell>
              <table:table-cell office:value-type="float" office:value="1296">
                <text:p>1296</text:p>
              </table:table-cell>
              <table:table-cell office:value-type="float" office:value="2025">
                <text:p>2025</text:p>
              </table:table-cell>
              <table:table-cell office:value-type="float" office:value="3025">
                <text:p>3025</text:p>
              </table:table-cell>
              <table:table-cell office:value-type="float" office:value="4356">
                <text:p>4356</text:p>
              </table:table-cell>
              <table:table-cell office:value-type="float" office:value="6084">
                <text:p>60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